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7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9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2.678cm"/>
    </style:style>
    <style:style style:name="co6" style:family="table-column">
      <style:table-column-properties fo:break-before="auto" style:column-width="3.358cm"/>
    </style:style>
    <style:style style:name="co7" style:family="table-column">
      <style:table-column-properties fo:break-before="auto" style:column-width="3.925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2.972cm"/>
    </style:style>
    <style:style style:name="co10" style:family="table-column">
      <style:table-column-properties fo:break-before="auto" style:column-width="2.536cm"/>
    </style:style>
    <style:style style:name="co11" style:family="table-column">
      <style:table-column-properties fo:break-before="auto" style:column-width="4.034cm"/>
    </style:style>
    <style:style style:name="co12" style:family="table-column">
      <style:table-column-properties fo:break-before="auto" style:column-width="2.468cm"/>
    </style:style>
    <style:style style:name="co13" style:family="table-column">
      <style:table-column-properties fo:break-before="auto" style:column-width="3.602cm"/>
    </style:style>
    <style:style style:name="co14" style:family="table-column">
      <style:table-column-properties fo:break-before="auto" style:column-width="5.032cm"/>
    </style:style>
    <style:style style:name="co15" style:family="table-column">
      <style:table-column-properties fo:break-before="auto" style:column-width="3.806cm"/>
    </style:style>
    <style:style style:name="co16" style:family="table-column">
      <style:table-column-properties fo:break-before="auto" style:column-width="4.533cm"/>
    </style:style>
    <style:style style:name="co17" style:family="table-column">
      <style:table-column-properties fo:break-before="auto" style:column-width="1.72cm"/>
    </style:style>
    <style:style style:name="co18" style:family="table-column">
      <style:table-column-properties fo:break-before="auto" style:column-width="3.1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"/>
    <style:style style:name="ce7" style:family="table-cell" style:parent-style-name="Default" style:data-style-name="N0"/>
    <style:style style:name="ce8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Liberation Sans" style:font-name-asian="Droid Sans Fallback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Max and Min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Prob[i]</text:p>
          </table:table-cell>
          <table:covered-table-cell/>
          <table:table-cell table:style-name="ce1" office:value-type="string" calcext:value-type="string" table:number-columns-spanned="2" table:number-rows-spanned="1">
            <text:p>Hn</text:p>
          </table:table-cell>
          <table:covered-table-cell/>
          <table:table-cell table:style-name="ce1" office:value-type="string" calcext:value-type="string" table:number-columns-spanned="2" table:number-rows-spanned="1">
            <text:p>Ps</text:p>
          </table:table-cell>
          <table:covered-table-cell/>
          <table:table-cell table:style-name="ce1" office:value-type="string" calcext:value-type="string" table:number-columns-spanned="2" table:number-rows-spanned="1">
            <text:p>Hs</text:p>
          </table:table-cell>
          <table:covered-table-cell/>
          <table:table-cell table:style-name="ce1" office:value-type="string" calcext:value-type="string" table:number-columns-spanned="2" table:number-rows-spanned="1">
            <text:p>psi</text:p>
          </table:table-cell>
          <table:covered-table-cell/>
          <table:table-cell table:style-name="ce1" office:value-type="string" calcext:value-type="string" table:number-columns-spanned="2" table:number-rows-spanned="1">
            <text:p>psiMax</text:p>
          </table:table-cell>
          <table:covered-table-cell/>
          <table:table-cell table:style-name="ce1" office:value-type="string" calcext:value-type="string" table:number-columns-spanned="2" table:number-rows-spanned="1">
            <text:p>thresh</text:p>
          </table:table-cell>
          <table:covered-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in.bmp</text:p>
          </table:table-cell>
          <table:table-cell office:value-type="float" office:value="0" calcext:value-type="float">
            <text:p>0</text:p>
          </table:table-cell>
          <table:table-cell office:value-type="float" office:value="0.310855" calcext:value-type="float">
            <text:p>0.310855</text:p>
          </table:table-cell>
          <table:table-cell office:value-type="float" office:value="0" calcext:value-type="float">
            <text:p>0</text:p>
          </table:table-cell>
          <table:table-cell office:value-type="float" office:value="3.2646" calcext:value-type="float">
            <text:p>3.2646</text:p>
          </table:table-cell>
          <table:table-cell office:value-type="float" office:value="0" calcext:value-type="float">
            <text:p>0</text:p>
          </table:table-cell>
          <table:table-cell office:value-type="float" office:value="0.866776" calcext:value-type="float">
            <text:p>0.866776</text:p>
          </table:table-cell>
          <table:table-cell office:value-type="float" office:value="0" calcext:value-type="float">
            <text:p>0</text:p>
          </table:table-cell>
          <table:table-cell office:value-type="float" office:value="2.99606" calcext:value-type="float">
            <text:p>2.9960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5.79483" calcext:value-type="float">
            <text:p>5.79483</text:p>
          </table:table-cell>
          <table:table-cell office:value-type="float" office:value="3.28349" calcext:value-type="float">
            <text:p>3.28349</text:p>
          </table:table-cell>
          <table:table-cell office:value-type="float" office:value="5.79483" calcext:value-type="float">
            <text:p>5.79483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berries320x213.bmp</text:p>
          </table:table-cell>
          <table:table-cell office:value-type="float" office:value="0" calcext:value-type="float">
            <text:p>0</text:p>
          </table:table-cell>
          <table:table-cell office:value-type="float" office:value="0.131294" calcext:value-type="float">
            <text:p>0.131294</text:p>
          </table:table-cell>
          <table:table-cell office:value-type="float" office:value="0" calcext:value-type="float">
            <text:p>0</text:p>
          </table:table-cell>
          <table:table-cell office:value-type="float" office:value="4.83255" calcext:value-type="float">
            <text:p>4.83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83255" calcext:value-type="float">
            <text:p>4.8325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8.73093" calcext:value-type="float">
            <text:p>8.73093</text:p>
          </table:table-cell>
          <table:table-cell office:value-type="float" office:value="5.11533" calcext:value-type="float">
            <text:p>5.11533</text:p>
          </table:table-cell>
          <table:table-cell office:value-type="float" office:value="8.73083" calcext:value-type="float">
            <text:p>8.73083</text:p>
          </table:table-cell>
          <table:table-cell office:value-type="float" office:value="5" calcext:value-type="float">
            <text:p>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bill540x839.bmp</text:p>
          </table:table-cell>
          <table:table-cell office:value-type="float" office:value="0" calcext:value-type="float">
            <text:p>0</text:p>
          </table:table-cell>
          <table:table-cell office:value-type="float" office:value="0.0210236" calcext:value-type="float">
            <text:p>0.0210236</text:p>
          </table:table-cell>
          <table:table-cell office:value-type="float" office:value="0" calcext:value-type="float">
            <text:p>0</text:p>
          </table:table-cell>
          <table:table-cell office:value-type="float" office:value="4.9711" calcext:value-type="float">
            <text:p>4.97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9711" calcext:value-type="float">
            <text:p>4.9711</text:p>
          </table:table-cell>
          <table:table-cell office:value-type="float" office:value="0" calcext:value-type="float">
            <text:p>0</text:p>
          </table:table-cell>
          <table:table-cell office:value-type="float" office:value="8.76795" calcext:value-type="float">
            <text:p>8.76795</text:p>
          </table:table-cell>
          <table:table-cell office:value-type="float" office:value="4.97367" calcext:value-type="float">
            <text:p>4.97367</text:p>
          </table:table-cell>
          <table:table-cell office:value-type="float" office:value="8.76795" calcext:value-type="float">
            <text:p>8.76795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lueberries320x213.bmp</text:p>
          </table:table-cell>
          <table:table-cell office:value-type="float" office:value="0" calcext:value-type="float">
            <text:p>0</text:p>
          </table:table-cell>
          <table:table-cell office:value-type="float" office:value="0.0832306" calcext:value-type="float">
            <text:p>0.0832306</text:p>
          </table:table-cell>
          <table:table-cell office:value-type="float" office:value="0" calcext:value-type="float">
            <text:p>0</text:p>
          </table:table-cell>
          <table:table-cell office:value-type="float" office:value="5.15749" calcext:value-type="float">
            <text:p>5.157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15749" calcext:value-type="float">
            <text:p>5.15749</text:p>
          </table:table-cell>
          <table:table-cell office:value-type="float" office:value="0" calcext:value-type="float">
            <text:p>0</text:p>
          </table:table-cell>
          <table:table-cell office:value-type="float" office:value="9.09985" calcext:value-type="float">
            <text:p>9.09985</text:p>
          </table:table-cell>
          <table:table-cell office:value-type="float" office:value="5.15187" calcext:value-type="float">
            <text:p>5.15187</text:p>
          </table:table-cell>
          <table:table-cell office:value-type="float" office:value="9.09985" calcext:value-type="float">
            <text:p>9.09985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cameraman128x128.bmp</text:p>
          </table:table-cell>
          <table:table-cell office:value-type="float" office:value="0" calcext:value-type="float">
            <text:p>0</text:p>
          </table:table-cell>
          <table:table-cell office:value-type="float" office:value="0.0257568" calcext:value-type="float">
            <text:p>0.0257568</text:p>
          </table:table-cell>
          <table:table-cell office:value-type="float" office:value="0" calcext:value-type="float">
            <text:p>0</text:p>
          </table:table-cell>
          <table:table-cell office:value-type="float" office:value="4.82395" calcext:value-type="float">
            <text:p>4.82395</text:p>
          </table:table-cell>
          <table:table-cell office:value-type="float" office:value="0" calcext:value-type="float">
            <text:p>0</text:p>
          </table:table-cell>
          <table:table-cell office:value-type="float" office:value="0.999939" calcext:value-type="float">
            <text:p>0.999939</text:p>
          </table:table-cell>
          <table:table-cell office:value-type="float" office:value="0" calcext:value-type="float">
            <text:p>0</text:p>
          </table:table-cell>
          <table:table-cell office:value-type="float" office:value="4.82336" calcext:value-type="float">
            <text:p>4.82336</text:p>
          </table:table-cell>
          <table:table-cell office:value-type="float" office:value="0" calcext:value-type="float">
            <text:p>0</text:p>
          </table:table-cell>
          <table:table-cell office:value-type="float" office:value="8.4442" calcext:value-type="float">
            <text:p>8.4442</text:p>
          </table:table-cell>
          <table:table-cell office:value-type="float" office:value="4.8236" calcext:value-type="float">
            <text:p>4.8236</text:p>
          </table:table-cell>
          <table:table-cell office:value-type="float" office:value="8.4442" calcext:value-type="float">
            <text:p>8.4442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hills640x400.bmp</text:p>
          </table:table-cell>
          <table:table-cell office:value-type="float" office:value="0" calcext:value-type="float">
            <text:p>0</text:p>
          </table:table-cell>
          <table:table-cell office:value-type="float" office:value="0.0118047" calcext:value-type="float">
            <text:p>0.0118047</text:p>
          </table:table-cell>
          <table:table-cell office:value-type="float" office:value="0" calcext:value-type="float">
            <text:p>0</text:p>
          </table:table-cell>
          <table:table-cell office:value-type="float" office:value="5.16125" calcext:value-type="float">
            <text:p>5.16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16125" calcext:value-type="float">
            <text:p>5.16125</text:p>
          </table:table-cell>
          <table:table-cell office:value-type="float" office:value="0" calcext:value-type="float">
            <text:p>0</text:p>
          </table:table-cell>
          <table:table-cell office:value-type="float" office:value="9.19722" calcext:value-type="float">
            <text:p>9.19722</text:p>
          </table:table-cell>
          <table:table-cell office:value-type="float" office:value="5.15984" calcext:value-type="float">
            <text:p>5.15984</text:p>
          </table:table-cell>
          <table:table-cell office:value-type="float" office:value="9.19722" calcext:value-type="float">
            <text:p>9.19722</text:p>
          </table:table-cell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lena128x128.bmp</text:p>
          </table:table-cell>
          <table:table-cell office:value-type="float" office:value="0" calcext:value-type="float">
            <text:p>0</text:p>
          </table:table-cell>
          <table:table-cell office:value-type="float" office:value="0.0215454" calcext:value-type="float">
            <text:p>0.0215454</text:p>
          </table:table-cell>
          <table:table-cell office:value-type="float" office:value="0" calcext:value-type="float">
            <text:p>0</text:p>
          </table:table-cell>
          <table:table-cell office:value-type="float" office:value="4.72594" calcext:value-type="float">
            <text:p>4.725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07237" calcext:value-type="float">
            <text:p>8.07237</text:p>
          </table:table-cell>
          <table:table-cell office:value-type="float" office:value="0" calcext:value-type="float">
            <text:p>0</text:p>
          </table:table-cell>
          <table:table-cell office:value-type="float" office:value="8.07237" calcext:value-type="float">
            <text:p>8.07237</text:p>
          </table:table-cell>
          <table:table-cell office:value-type="float" office:value="4.72558" calcext:value-type="float">
            <text:p>4.72558</text:p>
          </table:table-cell>
          <table:table-cell office:value-type="float" office:value="8.07237" calcext:value-type="float">
            <text:p>8.07237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black.bm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.bm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sult</text:p>
          </table:table-cell>
          <table:table-cell table:formula="of:=MIN([.B3:.B11])" office:value-type="float" office:value="0" calcext:value-type="float">
            <text:p>0</text:p>
          </table:table-cell>
          <table:table-cell table:formula="of:=MAX([.C3:.C11])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MAX([.E3:.E11])" office:value-type="float" office:value="5.16125" calcext:value-type="float">
            <text:p>5.16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[.I3:.I11])" office:value-type="float" office:value="8.07237" calcext:value-type="float">
            <text:p>8.07237</text:p>
          </table:table-cell>
          <table:table-cell office:value-type="float" office:value="0" calcext:value-type="float">
            <text:p>0</text:p>
          </table:table-cell>
          <table:table-cell table:formula="of:=MAX([.K3:.K11])" office:value-type="float" office:value="9.19722" calcext:value-type="float">
            <text:p>9.19722</text:p>
          </table:table-cell>
          <table:table-cell table:formula="of:=MIN([.L3:.L11])" office:value-type="float" office:value="0" calcext:value-type="float">
            <text:p>0</text:p>
          </table:table-cell>
          <table:table-cell table:formula="of:=MAX([.M3:.M11])" office:value-type="float" office:value="9.19722" calcext:value-type="float">
            <text:p>9.19722</text:p>
          </table:table-cell>
          <table:table-cell table:formula="of:=MIN([.N3:.N11])" office:value-type="float" office:value="0" calcext:value-type="float">
            <text:p>0</text:p>
          </table:table-cell>
          <table:table-cell table:formula="of:=MAX([.O3:.O11])" office:value-type="float" office:value="192" calcext:value-type="float">
            <text:p>192</text:p>
          </table:table-cell>
        </table:table-row>
      </table:table>
      <table:table table:name="Log" table:style-name="ta1"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number-columns-repeated="2" table:default-cell-style-name="ce2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</text:p>
          </table:table-cell>
          <table:table-cell table:style-name="ce2" office:value-type="string" calcext:value-type="string">
            <text:p>Fraction</text:p>
          </table:table-cell>
          <table:table-cell table:style-name="ce4" office:value-type="string" calcext:value-type="string">
            <text:p>Fraction in Int</text:p>
          </table:table-cell>
          <table:table-cell/>
          <table:table-cell table:style-name="ce4" office:value-type="string" calcext:value-type="string">
            <text:p>Fraction</text:p>
          </table:table-cell>
          <table:table-cell table:style-name="ce4" office:value-type="string" calcext:value-type="string">
            <text:p>Log(X) Actual</text:p>
          </table:table-cell>
          <table:table-cell table:style-name="ce5" office:value-type="string" calcext:value-type="string">
            <text:p>Fixed Log(X)</text:p>
          </table:table-cell>
          <table:table-cell table:style-name="ce5" office:value-type="string" calcext:value-type="string">
            <text:p>Int Rep</text:p>
          </table:table-cell>
          <table:table-cell table:style-name="ce5" office:value-type="string" calcext:value-type="string">
            <text:p>Actual</text:p>
          </table:table-cell>
          <table:table-cell table:style-name="ce4" office:value-type="string" calcext:value-type="string">
            <text:p>Fixed Point</text:p>
          </table:table-cell>
          <table:table-cell table:style-name="ce4" office:value-type="string" calcext:value-type="string">
            <text:p>Err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000000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0048828125" calcext:value-type="float">
            <text:p>0.0004882813</text:p>
          </table:table-cell>
          <table:table-cell table:formula="of:=LOG([.E2];10)" office:value-type="float" office:value="-3.31132995230379" calcext:value-type="float">
            <text:p>-3.3113299523</text:p>
          </table:table-cell>
          <table:table-cell office:value-type="string" calcext:value-type="string">
            <text:p>11100.10110000010</text:p>
          </table:table-cell>
          <table:table-cell table:style-name="ce6" office:value-type="float" office:value="-6781" calcext:value-type="float">
            <text:p>-6781</text:p>
          </table:table-cell>
          <table:table-cell table:style-name="ce7" office:value-type="float" office:value="58754" calcext:value-type="float">
            <text:p>58754</text:p>
          </table:table-cell>
          <table:table-cell office:value-type="float" office:value="-3.31103515625" calcext:value-type="float">
            <text:p>-3.3110351563</text:p>
          </table:table-cell>
          <table:table-cell table:formula="of:=[.J2]-[.F2]" office:value-type="float" office:value="0.000294796053792901" calcext:value-type="float">
            <text:p>0.00029479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0000000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009765625" calcext:value-type="float">
            <text:p>0.0009765625</text:p>
          </table:table-cell>
          <table:table-cell table:formula="of:=LOG([.E3];10)" office:value-type="float" office:value="-3.01029995663981" calcext:value-type="float">
            <text:p>-3.0102999566</text:p>
          </table:table-cell>
          <table:table-cell office:value-type="string" calcext:value-type="string">
            <text:p>11100.11111101011</text:p>
          </table:table-cell>
          <table:table-cell table:style-name="ce6" office:value-type="float" office:value="-6165" calcext:value-type="float">
            <text:p>-6165</text:p>
          </table:table-cell>
          <table:table-cell table:style-name="ce7" office:value-type="float" office:value="59371" calcext:value-type="float">
            <text:p>59371</text:p>
          </table:table-cell>
          <table:table-cell office:value-type="float" office:value="-3.01025390625" calcext:value-type="float">
            <text:p>-3.0102539063</text:p>
          </table:table-cell>
          <table:table-cell table:formula="of:=[.J3]-[.F3]" office:value-type="float" office:value="0.0000460503898116471" calcext:value-type="float">
            <text:p>4.60503898116471E-0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0000001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001953125" calcext:value-type="float">
            <text:p>0.001953125</text:p>
          </table:table-cell>
          <table:table-cell table:formula="of:=LOG([.E4];10)" office:value-type="float" office:value="-2.70926996097583" calcext:value-type="float">
            <text:p>-2.709269961</text:p>
          </table:table-cell>
          <table:table-cell office:value-type="string" calcext:value-type="string">
            <text:p>11101.01001010100</text:p>
          </table:table-cell>
          <table:table-cell table:style-name="ce6" office:value-type="float" office:value="-5548" calcext:value-type="float">
            <text:p>-5548</text:p>
          </table:table-cell>
          <table:table-cell table:style-name="ce7" office:value-type="float" office:value="59988" calcext:value-type="float">
            <text:p>59988</text:p>
          </table:table-cell>
          <table:table-cell office:value-type="float" office:value="-3.3115234375" calcext:value-type="float">
            <text:p>-3.3115234375</text:p>
          </table:table-cell>
          <table:table-cell table:formula="of:=[.J4]-[.F4]" office:value-type="float" office:value="-0.60225347652417" calcext:value-type="float">
            <text:p>-0.60225347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000001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00390625" calcext:value-type="float">
            <text:p>0.00390625</text:p>
          </table:table-cell>
          <table:table-cell table:formula="of:=LOG([.E5];10)" office:value-type="float" office:value="-2.40823996531185" calcext:value-type="float">
            <text:p>-2.4082399653</text:p>
          </table:table-cell>
          <table:table-cell office:value-type="string" calcext:value-type="string">
            <text:p>11101.10010111100</text:p>
          </table:table-cell>
          <table:table-cell table:style-name="ce6" office:value-type="float" office:value="-4932" calcext:value-type="float">
            <text:p>-4932</text:p>
          </table:table-cell>
          <table:table-cell table:style-name="ce7" office:value-type="float" office:value="60604" calcext:value-type="float">
            <text:p>60604</text:p>
          </table:table-cell>
          <table:table-cell office:value-type="float" office:value="-2.408203125" calcext:value-type="float">
            <text:p>-2.408203125</text:p>
          </table:table-cell>
          <table:table-cell table:formula="of:=[.J5]-[.F5]" office:value-type="float" office:value="0.00003684031184914" calcext:value-type="float">
            <text:p>3.684031184914E-0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00001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0078125" calcext:value-type="float">
            <text:p>0.0078125</text:p>
          </table:table-cell>
          <table:table-cell table:formula="of:=LOG([.E6];10)" office:value-type="float" office:value="-2.10720996964787" calcext:value-type="float">
            <text:p>-2.1072099696</text:p>
          </table:table-cell>
          <table:table-cell office:value-type="string" calcext:value-type="string">
            <text:p>11101.11100100101</text:p>
          </table:table-cell>
          <table:table-cell table:style-name="ce6" office:value-type="float" office:value="-4315" calcext:value-type="float">
            <text:p>-4315</text:p>
          </table:table-cell>
          <table:table-cell table:style-name="ce7" office:value-type="float" office:value="61221" calcext:value-type="float">
            <text:p>61221</text:p>
          </table:table-cell>
          <table:table-cell office:value-type="float" office:value="-2.10693359375" calcext:value-type="float">
            <text:p>-2.1069335938</text:p>
          </table:table-cell>
          <table:table-cell table:formula="of:=[.J6]-[.F6]" office:value-type="float" office:value="0.000276375897867887" calcext:value-type="float">
            <text:p>0.00027637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00010000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.015625" calcext:value-type="float">
            <text:p>0.015625</text:p>
          </table:table-cell>
          <table:table-cell table:formula="of:=LOG([.E7];10)" office:value-type="float" office:value="-1.80617997398389" calcext:value-type="float">
            <text:p>-1.806179974</text:p>
          </table:table-cell>
          <table:table-cell office:value-type="string" calcext:value-type="string">
            <text:p>11110.00110001101</text:p>
          </table:table-cell>
          <table:table-cell table:style-name="ce6" office:value-type="float" office:value="-3699" calcext:value-type="float">
            <text:p>-3699</text:p>
          </table:table-cell>
          <table:table-cell table:style-name="ce7" office:value-type="float" office:value="61837" calcext:value-type="float">
            <text:p>61837</text:p>
          </table:table-cell>
          <table:table-cell office:value-type="float" office:value="-1.80615234375" calcext:value-type="float">
            <text:p>-1.8061523438</text:p>
          </table:table-cell>
          <table:table-cell table:formula="of:=[.J7]-[.F7]" office:value-type="float" office:value="0.000027630233886855" calcext:value-type="float">
            <text:p>2.7630233886855E-0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00100000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.03125" calcext:value-type="float">
            <text:p>0.03125</text:p>
          </table:table-cell>
          <table:table-cell table:formula="of:=LOG([.E8];10)" office:value-type="float" office:value="-1.50514997831991" calcext:value-type="float">
            <text:p>-1.5051499783</text:p>
          </table:table-cell>
          <table:table-cell office:value-type="string" calcext:value-type="string">
            <text:p>11110.01111110110</text:p>
          </table:table-cell>
          <table:table-cell table:style-name="ce6" office:value-type="float" office:value="-3082" calcext:value-type="float">
            <text:p>-3082</text:p>
          </table:table-cell>
          <table:table-cell table:style-name="ce7" office:value-type="float" office:value="62454" calcext:value-type="float">
            <text:p>62454</text:p>
          </table:table-cell>
          <table:table-cell office:value-type="float" office:value="-1.5048828125" calcext:value-type="float">
            <text:p>-1.5048828125</text:p>
          </table:table-cell>
          <table:table-cell table:formula="of:=[.J8]-[.F8]" office:value-type="float" office:value="0.000267165819905824" calcext:value-type="float">
            <text:p>0.00026716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010000000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0.0625" calcext:value-type="float">
            <text:p>0.0625</text:p>
          </table:table-cell>
          <table:table-cell table:formula="of:=LOG([.E9];10)" office:value-type="float" office:value="-1.20411998265592" calcext:value-type="float">
            <text:p>-1.2041199827</text:p>
          </table:table-cell>
          <table:table-cell office:value-type="string" calcext:value-type="string">
            <text:p>11110.11001011110</text:p>
          </table:table-cell>
          <table:table-cell table:style-name="ce6" office:value-type="float" office:value="-2466" calcext:value-type="float">
            <text:p>-2466</text:p>
          </table:table-cell>
          <table:table-cell table:style-name="ce7" office:value-type="float" office:value="63070" calcext:value-type="float">
            <text:p>63070</text:p>
          </table:table-cell>
          <table:table-cell office:value-type="float" office:value="-1.2041015625" calcext:value-type="float">
            <text:p>-1.2041015625</text:p>
          </table:table-cell>
          <table:table-cell table:formula="of:=[.J9]-[.F9]" office:value-type="float" office:value="0.00001842015592457" calcext:value-type="float">
            <text:p>1.842015592457E-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100000000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0.125" calcext:value-type="float">
            <text:p>0.125</text:p>
          </table:table-cell>
          <table:table-cell table:formula="of:=LOG([.E10];10)" office:value-type="float" office:value="-0.903089986991943" calcext:value-type="float">
            <text:p>-0.903089987</text:p>
          </table:table-cell>
          <table:table-cell office:value-type="string" calcext:value-type="string">
            <text:p>11111.00011000111</text:p>
          </table:table-cell>
          <table:table-cell table:style-name="ce6" office:value-type="float" office:value="-1849" calcext:value-type="float">
            <text:p>-1849</text:p>
          </table:table-cell>
          <table:table-cell table:style-name="ce7" office:value-type="float" office:value="63687" calcext:value-type="float">
            <text:p>63687</text:p>
          </table:table-cell>
          <table:table-cell office:value-type="float" office:value="-0.90283203125" calcext:value-type="float">
            <text:p>-0.9028320313</text:p>
          </table:table-cell>
          <table:table-cell table:formula="of:=[.J10]-[.F10]" office:value-type="float" office:value="0.000257955741943428" calcext:value-type="float">
            <text:p>0.00025795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100000000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0.25" calcext:value-type="float">
            <text:p>0.25</text:p>
          </table:table-cell>
          <table:table-cell table:formula="of:=LOG([.E11];10)" office:value-type="float" office:value="-0.602059991327962" calcext:value-type="float">
            <text:p>-0.6020599913</text:p>
          </table:table-cell>
          <table:table-cell office:value-type="string" calcext:value-type="string">
            <text:p>11111.01100101111</text:p>
          </table:table-cell>
          <table:table-cell table:style-name="ce6" office:value-type="float" office:value="-1233" calcext:value-type="float">
            <text:p>-1233</text:p>
          </table:table-cell>
          <table:table-cell table:style-name="ce7" office:value-type="float" office:value="64303" calcext:value-type="float">
            <text:p>64303</text:p>
          </table:table-cell>
          <table:table-cell office:value-type="float" office:value="-0.60205078125" calcext:value-type="float">
            <text:p>-0.6020507813</text:p>
          </table:table-cell>
          <table:table-cell table:formula="of:=[.J11]-[.F11]" office:value-type="float" office:value="0.00000921007796228501" calcext:value-type="float">
            <text:p>9.21007796228501E-0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0000000000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LOG([.E12];10)" office:value-type="float" office:value="-0.301029995663981" calcext:value-type="float">
            <text:p>-0.3010299957</text:p>
          </table:table-cell>
          <table:table-cell office:value-type="string" calcext:value-type="string">
            <text:p>11111.10110011000</text:p>
          </table:table-cell>
          <table:table-cell table:style-name="ce6" office:value-type="float" office:value="-616" calcext:value-type="float">
            <text:p>-616</text:p>
          </table:table-cell>
          <table:table-cell table:style-name="ce7" office:value-type="float" office:value="64920" calcext:value-type="float">
            <text:p>64920</text:p>
          </table:table-cell>
          <table:table-cell office:value-type="float" office:value="-0.30078125" calcext:value-type="float">
            <text:p>-0.30078125</text:p>
          </table:table-cell>
          <table:table-cell table:formula="of:=[.J12]-[.F12]" office:value-type="float" office:value="0.000248745663981142" calcext:value-type="float">
            <text:p>0.00024874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1111111111</text:p>
          </table:table-cell>
          <table:table-cell office:value-type="float" office:value="2047" calcext:value-type="float">
            <text:p>2047</text:p>
          </table:table-cell>
          <table:table-cell/>
          <table:table-cell office:value-type="float" office:value="0.999511718" calcext:value-type="float">
            <text:p>0.999511718</text:p>
          </table:table-cell>
          <table:table-cell table:formula="of:=LOG([.E13];10)" office:value-type="float" office:value="-0.000212109967167445" calcext:value-type="float">
            <text:p>-0.00021211</text:p>
          </table:table-cell>
          <table:table-cell office:value-type="string" calcext:value-type="string">
            <text:p>11111.11111111111</text:p>
          </table:table-cell>
          <table:table-cell table:style-name="ce6" office:value-type="float" office:value="-1" calcext:value-type="float">
            <text:p>-1</text:p>
          </table:table-cell>
          <table:table-cell table:style-name="ce8" office:value-type="float" office:value="65535" calcext:value-type="float">
            <text:p>65535</text:p>
          </table:table-cell>
          <table:table-cell office:value-type="float" office:value="-0.0004882125" calcext:value-type="float">
            <text:p>-0.0004882125</text:p>
          </table:table-cell>
          <table:table-cell table:formula="of:=[.J13]-[.F13]" office:value-type="float" office:value="-0.000276102532832555" calcext:value-type="float">
            <text:p>-0.0002761025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http://baseconvert.com/</text:p>
          </table:table-cell>
          <table:table-cell table:number-columns-repeated="7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table:number-columns-repeated="6"/>
          <table:table-cell table:style-name="Default"/>
          <table:table-cell table:number-columns-repeated="4"/>
        </table:table-row>
        <table:table-row table:style-name="ro1" table:number-rows-repeated="104854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3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np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0.000488281" calcext:value-type="float">
            <text:p>0.000488281</text:p>
          </table:table-cell>
          <table:table-cell office:value-type="float" office:value="-3.31152" calcext:value-type="float">
            <text:p>-3.31152</text:p>
          </table:table-cell>
          <table:table-cell table:formula="of:=LOG([.A2];10)" office:value-type="float" office:value="-3.31133017466262" calcext:value-type="float">
            <text:p>-3.3113301747</text:p>
          </table:table-cell>
          <table:table-cell table:formula="of:=ABS([.C2]-[.B2])" office:value-type="float" office:value="0.000189825337375105" calcext:value-type="float">
            <text:p>0.0001898253</text:p>
          </table:table-cell>
        </table:table-row>
        <table:table-row table:style-name="ro1">
          <table:table-cell office:value-type="float" office:value="0.000976562" calcext:value-type="float">
            <text:p>0.000976562</text:p>
          </table:table-cell>
          <table:table-cell office:value-type="float" office:value="-3.01025" calcext:value-type="float">
            <text:p>-3.01025</text:p>
          </table:table-cell>
          <table:table-cell table:formula="of:=LOG([.A3];10)" office:value-type="float" office:value="-3.01030017899864" calcext:value-type="float">
            <text:p>-3.010300179</text:p>
          </table:table-cell>
          <table:table-cell table:formula="of:=ABS([.C3]-[.B3])" office:value-type="float" office:value="0.0000501789986433465" calcext:value-type="float">
            <text:p>0.000050179</text:p>
          </table:table-cell>
        </table:table-row>
        <table:table-row table:style-name="ro1">
          <table:table-cell office:value-type="float" office:value="0.00146484" calcext:value-type="float">
            <text:p>0.00146484</text:p>
          </table:table-cell>
          <table:table-cell office:value-type="float" office:value="-2.83398" calcext:value-type="float">
            <text:p>-2.83398</text:p>
          </table:table-cell>
          <table:table-cell table:formula="of:=LOG([.A4];10)" office:value-type="float" office:value="-2.83420980937943" calcext:value-type="float">
            <text:p>-2.8342098094</text:p>
          </table:table-cell>
          <table:table-cell table:formula="of:=ABS([.C4]-[.B4])" office:value-type="float" office:value="0.000229809379427071" calcext:value-type="float">
            <text:p>0.0002298094</text:p>
          </table:table-cell>
        </table:table-row>
        <table:table-row table:style-name="ro1">
          <table:table-cell office:value-type="float" office:value="0.00195312" calcext:value-type="float">
            <text:p>0.00195312</text:p>
          </table:table-cell>
          <table:table-cell office:value-type="float" office:value="-2.70898" calcext:value-type="float">
            <text:p>-2.70898</text:p>
          </table:table-cell>
          <table:table-cell table:formula="of:=LOG([.A5];10)" office:value-type="float" office:value="-2.70927107277113" calcext:value-type="float">
            <text:p>-2.7092710728</text:p>
          </table:table-cell>
          <table:table-cell table:formula="of:=ABS([.C5]-[.B5])" office:value-type="float" office:value="0.000291072771127165" calcext:value-type="float">
            <text:p>0.0002910728</text:p>
          </table:table-cell>
        </table:table-row>
        <table:table-row table:style-name="ro1">
          <table:table-cell office:value-type="float" office:value="0.00244141" calcext:value-type="float">
            <text:p>0.00244141</text:p>
          </table:table-cell>
          <table:table-cell office:value-type="float" office:value="-2.62061" calcext:value-type="float">
            <text:p>-2.62061</text:p>
          </table:table-cell>
          <table:table-cell table:formula="of:=LOG([.A6];10)" office:value-type="float" office:value="-2.61235928089196" calcext:value-type="float">
            <text:p>-2.6123592809</text:p>
          </table:table-cell>
          <table:table-cell table:formula="of:=ABS([.C6]-[.B6])" office:value-type="float" office:value="0.00825071910803787" calcext:value-type="float">
            <text:p>0.0082507191</text:p>
          </table:table-cell>
        </table:table-row>
        <table:table-row table:style-name="ro1">
          <table:table-cell office:value-type="float" office:value="0.00292969" calcext:value-type="float">
            <text:p>0.00292969</text:p>
          </table:table-cell>
          <table:table-cell office:value-type="float" office:value="-2.53271" calcext:value-type="float">
            <text:p>-2.53271</text:p>
          </table:table-cell>
          <table:table-cell table:formula="of:=LOG([.A7];10)" office:value-type="float" office:value="-2.53317833132235" calcext:value-type="float">
            <text:p>-2.5331783313</text:p>
          </table:table-cell>
          <table:table-cell table:formula="of:=ABS([.C7]-[.B7])" office:value-type="float" office:value="0.000468331322349691" calcext:value-type="float">
            <text:p>0.0004683313</text:p>
          </table:table-cell>
        </table:table-row>
        <table:table-row table:style-name="ro1">
          <table:table-cell office:value-type="float" office:value="0.00341797" calcext:value-type="float">
            <text:p>0.00341797</text:p>
          </table:table-cell>
          <table:table-cell office:value-type="float" office:value="-2.47021" calcext:value-type="float">
            <text:p>-2.47021</text:p>
          </table:table-cell>
          <table:table-cell table:formula="of:=LOG([.A8];10)" office:value-type="float" office:value="-2.46623175346187" calcext:value-type="float">
            <text:p>-2.4662317535</text:p>
          </table:table-cell>
          <table:table-cell table:formula="of:=ABS([.C8]-[.B8])" office:value-type="float" office:value="0.00397824653813084" calcext:value-type="float">
            <text:p>0.0039782465</text:p>
          </table:table-cell>
        </table:table-row>
        <table:table-row table:style-name="ro1">
          <table:table-cell office:value-type="float" office:value="0.00390625" calcext:value-type="float">
            <text:p>0.00390625</text:p>
          </table:table-cell>
          <table:table-cell office:value-type="float" office:value="-2.4082" calcext:value-type="float">
            <text:p>-2.4082</text:p>
          </table:table-cell>
          <table:table-cell table:formula="of:=LOG([.A9];10)" office:value-type="float" office:value="-2.40823996531185" calcext:value-type="float">
            <text:p>-2.4082399653</text:p>
          </table:table-cell>
          <table:table-cell table:formula="of:=ABS([.C9]-[.B9])" office:value-type="float" office:value="0.0000399653118492438" calcext:value-type="float">
            <text:p>3.99653118492438E-005</text:p>
          </table:table-cell>
        </table:table-row>
        <table:table-row table:style-name="ro1">
          <table:table-cell office:value-type="float" office:value="0.00439453" calcext:value-type="float">
            <text:p>0.00439453</text:p>
          </table:table-cell>
          <table:table-cell office:value-type="float" office:value="-2.36426" calcext:value-type="float">
            <text:p>-2.36426</text:p>
          </table:table-cell>
          <table:table-cell table:formula="of:=LOG([.A10];10)" office:value-type="float" office:value="-2.35708756639714" calcext:value-type="float">
            <text:p>-2.3570875664</text:p>
          </table:table-cell>
          <table:table-cell table:formula="of:=ABS([.C10]-[.B10])" office:value-type="float" office:value="0.00717243360286135" calcext:value-type="float">
            <text:p>0.0071724336</text:p>
          </table:table-cell>
        </table:table-row>
        <table:table-row table:style-name="ro1">
          <table:table-cell office:value-type="float" office:value="0.00488281" calcext:value-type="float">
            <text:p>0.00488281</text:p>
          </table:table-cell>
          <table:table-cell office:value-type="float" office:value="-2.31982" calcext:value-type="float">
            <text:p>-2.31982</text:p>
          </table:table-cell>
          <table:table-cell table:formula="of:=LOG([.A11];10)" office:value-type="float" office:value="-2.31133017466262" calcext:value-type="float">
            <text:p>-2.3113301747</text:p>
          </table:table-cell>
          <table:table-cell table:formula="of:=ABS([.C11]-[.B11])" office:value-type="float" office:value="0.0084898253373753" calcext:value-type="float">
            <text:p>0.0084898253</text:p>
          </table:table-cell>
        </table:table-row>
        <table:table-row table:style-name="ro1">
          <table:table-cell office:value-type="float" office:value="0.00537109" calcext:value-type="float">
            <text:p>0.00537109</text:p>
          </table:table-cell>
          <table:table-cell office:value-type="float" office:value="-2.27588" calcext:value-type="float">
            <text:p>-2.27588</text:p>
          </table:table-cell>
          <table:table-cell table:formula="of:=LOG([.A12];10)" office:value-type="float" office:value="-2.26993757036218" calcext:value-type="float">
            <text:p>-2.2699375704</text:p>
          </table:table-cell>
          <table:table-cell table:formula="of:=ABS([.C12]-[.B12])" office:value-type="float" office:value="0.00594242963781522" calcext:value-type="float">
            <text:p>0.0059424296</text:p>
          </table:table-cell>
        </table:table-row>
        <table:table-row table:style-name="ro1">
          <table:table-cell office:value-type="float" office:value="0.00585938" calcext:value-type="float">
            <text:p>0.00585938</text:p>
          </table:table-cell>
          <table:table-cell office:value-type="float" office:value="-2.23193" calcext:value-type="float">
            <text:p>-2.23193</text:p>
          </table:table-cell>
          <table:table-cell table:formula="of:=LOG([.A13];10)" office:value-type="float" office:value="-2.23214833565837" calcext:value-type="float">
            <text:p>-2.2321483357</text:p>
          </table:table-cell>
          <table:table-cell table:formula="of:=ABS([.C13]-[.B13])" office:value-type="float" office:value="0.000218335658368041" calcext:value-type="float">
            <text:p>0.0002183357</text:p>
          </table:table-cell>
        </table:table-row>
        <table:table-row table:style-name="ro1">
          <table:table-cell office:value-type="float" office:value="0.00634766" calcext:value-type="float">
            <text:p>0.00634766</text:p>
          </table:table-cell>
          <table:table-cell office:value-type="float" office:value="-2.20068" calcext:value-type="float">
            <text:p>-2.20068</text:p>
          </table:table-cell>
          <table:table-cell table:formula="of:=LOG([.A14];10)" office:value-type="float" office:value="-2.19738634342922" calcext:value-type="float">
            <text:p>-2.1973863434</text:p>
          </table:table-cell>
          <table:table-cell table:formula="of:=ABS([.C14]-[.B14])" office:value-type="float" office:value="0.00329365657078506" calcext:value-type="float">
            <text:p>0.0032936566</text:p>
          </table:table-cell>
        </table:table-row>
        <table:table-row table:style-name="ro1">
          <table:table-cell office:value-type="float" office:value="0.00683594" calcext:value-type="float">
            <text:p>0.00683594</text:p>
          </table:table-cell>
          <table:table-cell office:value-type="float" office:value="-2.16943" calcext:value-type="float">
            <text:p>-2.16943</text:p>
          </table:table-cell>
          <table:table-cell table:formula="of:=LOG([.A15];10)" office:value-type="float" office:value="-2.16520175779789" calcext:value-type="float">
            <text:p>-2.1652017578</text:p>
          </table:table-cell>
          <table:table-cell table:formula="of:=ABS([.C15]-[.B15])" office:value-type="float" office:value="0.00422824220211249" calcext:value-type="float">
            <text:p>0.0042282422</text:p>
          </table:table-cell>
        </table:table-row>
        <table:table-row table:style-name="ro1">
          <table:table-cell office:value-type="float" office:value="0.00732422" calcext:value-type="float">
            <text:p>0.00732422</text:p>
          </table:table-cell>
          <table:table-cell office:value-type="float" office:value="-2.13818" calcext:value-type="float">
            <text:p>-2.13818</text:p>
          </table:table-cell>
          <table:table-cell table:formula="of:=LOG([.A16];10)" office:value-type="float" office:value="-2.13523861912853" calcext:value-type="float">
            <text:p>-2.1352386191</text:p>
          </table:table-cell>
          <table:table-cell table:formula="of:=ABS([.C16]-[.B16])" office:value-type="float" office:value="0.00294138087147378" calcext:value-type="float">
            <text:p>0.0029413809</text:p>
          </table:table-cell>
        </table:table-row>
        <table:table-row table:style-name="ro1">
          <table:table-cell office:value-type="float" office:value="0.0078125" calcext:value-type="float">
            <text:p>0.0078125</text:p>
          </table:table-cell>
          <table:table-cell office:value-type="float" office:value="-2.10693" calcext:value-type="float">
            <text:p>-2.10693</text:p>
          </table:table-cell>
          <table:table-cell table:formula="of:=LOG([.A17];10)" office:value-type="float" office:value="-2.10720996964787" calcext:value-type="float">
            <text:p>-2.1072099696</text:p>
          </table:table-cell>
          <table:table-cell table:formula="of:=ABS([.C17]-[.B17])" office:value-type="float" office:value="0.000279969647867695" calcext:value-type="float">
            <text:p>0.0002799696</text:p>
          </table:table-cell>
        </table:table-row>
        <table:table-row table:style-name="ro1">
          <table:table-cell office:value-type="float" office:value="0.00830078" calcext:value-type="float">
            <text:p>0.00830078</text:p>
          </table:table-cell>
          <table:table-cell office:value-type="float" office:value="-2.08496" calcext:value-type="float">
            <text:p>-2.08496</text:p>
          </table:table-cell>
          <table:table-cell table:formula="of:=LOG([.A18];10)" office:value-type="float" office:value="-2.08088109632516" calcext:value-type="float">
            <text:p>-2.0808810963</text:p>
          </table:table-cell>
          <table:table-cell table:formula="of:=ABS([.C18]-[.B18])" office:value-type="float" office:value="0.00407890367483654" calcext:value-type="float">
            <text:p>0.0040789037</text:p>
          </table:table-cell>
        </table:table-row>
        <table:table-row table:style-name="ro1">
          <table:table-cell office:value-type="float" office:value="0.00878906" calcext:value-type="float">
            <text:p>0.00878906</text:p>
          </table:table-cell>
          <table:table-cell office:value-type="float" office:value="-2.06299" calcext:value-type="float">
            <text:p>-2.06299</text:p>
          </table:table-cell>
          <table:table-cell table:formula="of:=LOG([.A19];10)" office:value-type="float" office:value="-2.05605757073316" calcext:value-type="float">
            <text:p>-2.0560575707</text:p>
          </table:table-cell>
          <table:table-cell table:formula="of:=ABS([.C19]-[.B19])" office:value-type="float" office:value="0.0069324292668429" calcext:value-type="float">
            <text:p>0.0069324293</text:p>
          </table:table-cell>
        </table:table-row>
        <table:table-row table:style-name="ro1">
          <table:table-cell office:value-type="float" office:value="0.00927734" calcext:value-type="float">
            <text:p>0.00927734</text:p>
          </table:table-cell>
          <table:table-cell office:value-type="float" office:value="-2.04102" calcext:value-type="float">
            <text:p>-2.04102</text:p>
          </table:table-cell>
          <table:table-cell table:formula="of:=LOG([.A20];10)" office:value-type="float" office:value="-2.0325765268974" calcext:value-type="float">
            <text:p>-2.0325765269</text:p>
          </table:table-cell>
          <table:table-cell table:formula="of:=ABS([.C20]-[.B20])" office:value-type="float" office:value="0.00844347310259952" calcext:value-type="float">
            <text:p>0.0084434731</text:p>
          </table:table-cell>
        </table:table-row>
        <table:table-row table:style-name="ro1">
          <table:table-cell office:value-type="float" office:value="0.00976562" calcext:value-type="float">
            <text:p>0.00976562</text:p>
          </table:table-cell>
          <table:table-cell office:value-type="float" office:value="-2.01855" calcext:value-type="float">
            <text:p>-2.01855</text:p>
          </table:table-cell>
          <table:table-cell table:formula="of:=LOG([.A21];10)" office:value-type="float" office:value="-2.01030017899864" calcext:value-type="float">
            <text:p>-2.010300179</text:p>
          </table:table-cell>
          <table:table-cell table:formula="of:=ABS([.C21]-[.B21])" office:value-type="float" office:value="0.00824982100135641" calcext:value-type="float">
            <text:p>0.008249821</text:p>
          </table:table-cell>
        </table:table-row>
        <table:table-row table:style-name="ro1">
          <table:table-cell office:value-type="float" office:value="0.0102539" calcext:value-type="float">
            <text:p>0.0102539</text:p>
          </table:table-cell>
          <table:table-cell office:value-type="float" office:value="-1.99658" calcext:value-type="float">
            <text:p>-1.99658</text:p>
          </table:table-cell>
          <table:table-cell table:formula="of:=LOG([.A22];10)" office:value-type="float" office:value="-1.98911092228278" calcext:value-type="float">
            <text:p>-1.9891109223</text:p>
          </table:table-cell>
          <table:table-cell table:formula="of:=ABS([.C22]-[.B22])" office:value-type="float" office:value="0.00746907771721883" calcext:value-type="float">
            <text:p>0.0074690777</text:p>
          </table:table-cell>
        </table:table-row>
        <table:table-row table:style-name="ro1">
          <table:table-cell office:value-type="float" office:value="0.0107422" calcext:value-type="float">
            <text:p>0.0107422</text:p>
          </table:table-cell>
          <table:table-cell office:value-type="float" office:value="-1.97461" calcext:value-type="float">
            <text:p>-1.97461</text:p>
          </table:table-cell>
          <table:table-cell table:formula="of:=LOG([.A23];10)" office:value-type="float" office:value="-1.96890676612103" calcext:value-type="float">
            <text:p>-1.9689067661</text:p>
          </table:table-cell>
          <table:table-cell table:formula="of:=ABS([.C23]-[.B23])" office:value-type="float" office:value="0.00570323387897109" calcext:value-type="float">
            <text:p>0.0057032339</text:p>
          </table:table-cell>
        </table:table-row>
        <table:table-row table:style-name="ro1">
          <table:table-cell office:value-type="float" office:value="0.0112305" calcext:value-type="float">
            <text:p>0.0112305</text:p>
          </table:table-cell>
          <table:table-cell office:value-type="float" office:value="-1.95264" calcext:value-type="float">
            <text:p>-1.95264</text:p>
          </table:table-cell>
          <table:table-cell table:formula="of:=LOG([.A24];10)" office:value-type="float" office:value="-1.94960090781628" calcext:value-type="float">
            <text:p>-1.9496009078</text:p>
          </table:table-cell>
          <table:table-cell table:formula="of:=ABS([.C24]-[.B24])" office:value-type="float" office:value="0.00303909218372045" calcext:value-type="float">
            <text:p>0.0030390922</text:p>
          </table:table-cell>
        </table:table-row>
        <table:table-row table:style-name="ro1">
          <table:table-cell office:value-type="float" office:value="0.0117188" calcext:value-type="float">
            <text:p>0.0117188</text:p>
          </table:table-cell>
          <table:table-cell office:value-type="float" office:value="-1.93066" calcext:value-type="float">
            <text:p>-1.93066</text:p>
          </table:table-cell>
          <table:table-cell table:formula="of:=LOG([.A25];10)" office:value-type="float" office:value="-1.93111685760635" calcext:value-type="float">
            <text:p>-1.9311168576</text:p>
          </table:table-cell>
          <table:table-cell table:formula="of:=ABS([.C25]-[.B25])" office:value-type="float" office:value="0.000456857606350392" calcext:value-type="float">
            <text:p>0.0004568576</text:p>
          </table:table-cell>
        </table:table-row>
        <table:table-row table:style-name="ro1">
          <table:table-cell office:value-type="float" office:value="0.012207" calcext:value-type="float">
            <text:p>0.012207</text:p>
          </table:table-cell>
          <table:table-cell office:value-type="float" office:value="-1.91504" calcext:value-type="float">
            <text:p>-1.91504</text:p>
          </table:table-cell>
          <table:table-cell table:formula="of:=LOG([.A26];10)" office:value-type="float" office:value="-1.91339105542705" calcext:value-type="float">
            <text:p>-1.9133910554</text:p>
          </table:table-cell>
          <table:table-cell table:formula="of:=ABS([.C26]-[.B26])" office:value-type="float" office:value="0.00164894457294795" calcext:value-type="float">
            <text:p>0.0016489446</text:p>
          </table:table-cell>
        </table:table-row>
        <table:table-row table:style-name="ro1">
          <table:table-cell office:value-type="float" office:value="0.0126953" calcext:value-type="float">
            <text:p>0.0126953</text:p>
          </table:table-cell>
          <table:table-cell office:value-type="float" office:value="-1.89941" calcext:value-type="float">
            <text:p>-1.89941</text:p>
          </table:table-cell>
          <table:table-cell table:formula="of:=LOG([.A27];10)" office:value-type="float" office:value="-1.89635703194621" calcext:value-type="float">
            <text:p>-1.8963570319</text:p>
          </table:table-cell>
          <table:table-cell table:formula="of:=ABS([.C27]-[.B27])" office:value-type="float" office:value="0.0030529680537863" calcext:value-type="float">
            <text:p>0.0030529681</text:p>
          </table:table-cell>
        </table:table-row>
        <table:table-row table:style-name="ro1">
          <table:table-cell office:value-type="float" office:value="0.0131836" calcext:value-type="float">
            <text:p>0.0131836</text:p>
          </table:table-cell>
          <table:table-cell office:value-type="float" office:value="-1.88379" calcext:value-type="float">
            <text:p>-1.88379</text:p>
          </table:table-cell>
          <table:table-cell table:formula="of:=LOG([.A28];10)" office:value-type="float" office:value="-1.8799659822571" calcext:value-type="float">
            <text:p>-1.8799659823</text:p>
          </table:table-cell>
          <table:table-cell table:formula="of:=ABS([.C28]-[.B28])" office:value-type="float" office:value="0.00382401774289987" calcext:value-type="float">
            <text:p>0.0038240177</text:p>
          </table:table-cell>
        </table:table-row>
        <table:table-row table:style-name="ro1">
          <table:table-cell office:value-type="float" office:value="0.0136719" calcext:value-type="float">
            <text:p>0.0136719</text:p>
          </table:table-cell>
          <table:table-cell office:value-type="float" office:value="-1.86816" calcext:value-type="float">
            <text:p>-1.86816</text:p>
          </table:table-cell>
          <table:table-cell table:formula="of:=LOG([.A29];10)" office:value-type="float" office:value="-1.86417112682382" calcext:value-type="float">
            <text:p>-1.8641711268</text:p>
          </table:table-cell>
          <table:table-cell table:formula="of:=ABS([.C29]-[.B29])" office:value-type="float" office:value="0.00398887317618124" calcext:value-type="float">
            <text:p>0.0039888732</text:p>
          </table:table-cell>
        </table:table-row>
        <table:table-row table:style-name="ro1">
          <table:table-cell office:value-type="float" office:value="0.0141602" calcext:value-type="float">
            <text:p>0.0141602</text:p>
          </table:table-cell>
          <table:table-cell office:value-type="float" office:value="-1.85303" calcext:value-type="float">
            <text:p>-1.85303</text:p>
          </table:table-cell>
          <table:table-cell table:formula="of:=LOG([.A30];10)" office:value-type="float" office:value="-1.84893061258672" calcext:value-type="float">
            <text:p>-1.8489306126</text:p>
          </table:table-cell>
          <table:table-cell table:formula="of:=ABS([.C30]-[.B30])" office:value-type="float" office:value="0.00409938741328242" calcext:value-type="float">
            <text:p>0.0040993874</text:p>
          </table:table-cell>
        </table:table-row>
        <table:table-row table:style-name="ro1">
          <table:table-cell office:value-type="float" office:value="0.0146484" calcext:value-type="float">
            <text:p>0.0146484</text:p>
          </table:table-cell>
          <table:table-cell office:value-type="float" office:value="-1.8374" calcext:value-type="float">
            <text:p>-1.8374</text:p>
          </table:table-cell>
          <table:table-cell table:formula="of:=LOG([.A31];10)" office:value-type="float" office:value="-1.83420980937943" calcext:value-type="float">
            <text:p>-1.8342098094</text:p>
          </table:table-cell>
          <table:table-cell table:formula="of:=ABS([.C31]-[.B31])" office:value-type="float" office:value="0.00319019062057291" calcext:value-type="float">
            <text:p>0.0031901906</text:p>
          </table:table-cell>
        </table:table-row>
        <table:table-row table:style-name="ro1">
          <table:table-cell office:value-type="float" office:value="0.0151367" calcext:value-type="float">
            <text:p>0.0151367</text:p>
          </table:table-cell>
          <table:table-cell office:value-type="float" office:value="-1.82178" calcext:value-type="float">
            <text:p>-1.82178</text:p>
          </table:table-cell>
          <table:table-cell table:formula="of:=LOG([.A32];10)" office:value-type="float" office:value="-1.81996879643463" calcext:value-type="float">
            <text:p>-1.8199687964</text:p>
          </table:table-cell>
          <table:table-cell table:formula="of:=ABS([.C32]-[.B32])" office:value-type="float" office:value="0.00181120356536901" calcext:value-type="float">
            <text:p>0.0018112036</text:p>
          </table:table-cell>
        </table:table-row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-1.80615" calcext:value-type="float">
            <text:p>-1.80615</text:p>
          </table:table-cell>
          <table:table-cell table:formula="of:=LOG([.A33];10)" office:value-type="float" office:value="-1.80617997398389" calcext:value-type="float">
            <text:p>-1.806179974</text:p>
          </table:table-cell>
          <table:table-cell table:formula="of:=ABS([.C33]-[.B33])" office:value-type="float" office:value="0.0000299739838867108" calcext:value-type="float">
            <text:p>0.000029974</text:p>
          </table:table-cell>
        </table:table-row>
        <table:table-row table:style-name="ro1">
          <table:table-cell office:value-type="float" office:value="0.0161133" calcext:value-type="float">
            <text:p>0.0161133</text:p>
          </table:table-cell>
          <table:table-cell office:value-type="float" office:value="-1.79492" calcext:value-type="float">
            <text:p>-1.79492</text:p>
          </table:table-cell>
          <table:table-cell table:formula="of:=LOG([.A34];10)" office:value-type="float" office:value="-1.79281550706535" calcext:value-type="float">
            <text:p>-1.7928155071</text:p>
          </table:table-cell>
          <table:table-cell table:formula="of:=ABS([.C34]-[.B34])" office:value-type="float" office:value="0.00210449293465231" calcext:value-type="float">
            <text:p>0.0021044929</text:p>
          </table:table-cell>
        </table:table-row>
        <table:table-row table:style-name="ro1">
          <table:table-cell office:value-type="float" office:value="0.0166016" calcext:value-type="float">
            <text:p>0.0166016</text:p>
          </table:table-cell>
          <table:table-cell office:value-type="float" office:value="-1.78418" calcext:value-type="float">
            <text:p>-1.78418</text:p>
          </table:table-cell>
          <table:table-cell table:formula="of:=LOG([.A35];10)" office:value-type="float" office:value="-1.77985005426805" calcext:value-type="float">
            <text:p>-1.7798500543</text:p>
          </table:table-cell>
          <table:table-cell table:formula="of:=ABS([.C35]-[.B35])" office:value-type="float" office:value="0.00432994573194878" calcext:value-type="float">
            <text:p>0.0043299457</text:p>
          </table:table-cell>
        </table:table-row>
        <table:table-row table:style-name="ro1">
          <table:table-cell office:value-type="float" office:value="0.0170898" calcext:value-type="float">
            <text:p>0.0170898</text:p>
          </table:table-cell>
          <table:table-cell office:value-type="float" office:value="-1.77295" calcext:value-type="float">
            <text:p>-1.77295</text:p>
          </table:table-cell>
          <table:table-cell table:formula="of:=LOG([.A36];10)" office:value-type="float" office:value="-1.76726301974881" calcext:value-type="float">
            <text:p>-1.7672630197</text:p>
          </table:table-cell>
          <table:table-cell table:formula="of:=ABS([.C36]-[.B36])" office:value-type="float" office:value="0.00568698025118586" calcext:value-type="float">
            <text:p>0.0056869803</text:p>
          </table:table-cell>
        </table:table-row>
        <table:table-row table:style-name="ro1">
          <table:table-cell office:value-type="float" office:value="0.0175781" calcext:value-type="float">
            <text:p>0.0175781</text:p>
          </table:table-cell>
          <table:table-cell office:value-type="float" office:value="-1.76221" calcext:value-type="float">
            <text:p>-1.76221</text:p>
          </table:table-cell>
          <table:table-cell table:formula="of:=LOG([.A37];10)" office:value-type="float" office:value="-1.75502806920021" calcext:value-type="float">
            <text:p>-1.7550280692</text:p>
          </table:table-cell>
          <table:table-cell table:formula="of:=ABS([.C37]-[.B37])" office:value-type="float" office:value="0.00718193079979201" calcext:value-type="float">
            <text:p>0.0071819308</text:p>
          </table:table-cell>
        </table:table-row>
        <table:table-row table:style-name="ro1">
          <table:table-cell office:value-type="float" office:value="0.0180664" calcext:value-type="float">
            <text:p>0.0180664</text:p>
          </table:table-cell>
          <table:table-cell office:value-type="float" office:value="-1.75098" calcext:value-type="float">
            <text:p>-1.75098</text:p>
          </table:table-cell>
          <table:table-cell table:formula="of:=LOG([.A38];10)" office:value-type="float" office:value="-1.74312837847924" calcext:value-type="float">
            <text:p>-1.7431283785</text:p>
          </table:table-cell>
          <table:table-cell table:formula="of:=ABS([.C38]-[.B38])" office:value-type="float" office:value="0.00785162152076091" calcext:value-type="float">
            <text:p>0.0078516215</text:p>
          </table:table-cell>
        </table:table-row>
        <table:table-row table:style-name="ro1">
          <table:table-cell office:value-type="float" office:value="0.0185547" calcext:value-type="float">
            <text:p>0.0185547</text:p>
          </table:table-cell>
          <table:table-cell office:value-type="float" office:value="-1.74023" calcext:value-type="float">
            <text:p>-1.74023</text:p>
          </table:table-cell>
          <table:table-cell table:formula="of:=LOG([.A39];10)" office:value-type="float" office:value="-1.73154606310975" calcext:value-type="float">
            <text:p>-1.7315460631</text:p>
          </table:table-cell>
          <table:table-cell table:formula="of:=ABS([.C39]-[.B39])" office:value-type="float" office:value="0.0086839368902536" calcext:value-type="float">
            <text:p>0.0086839369</text:p>
          </table:table-cell>
        </table:table-row>
        <table:table-row table:style-name="ro1">
          <table:table-cell office:value-type="float" office:value="0.019043" calcext:value-type="float">
            <text:p>0.019043</text:p>
          </table:table-cell>
          <table:table-cell office:value-type="float" office:value="-1.729" calcext:value-type="float">
            <text:p>-1.729</text:p>
          </table:table-cell>
          <table:table-cell table:formula="of:=LOG([.A40];10)" office:value-type="float" office:value="-1.7202646325895" calcext:value-type="float">
            <text:p>-1.7202646326</text:p>
          </table:table-cell>
          <table:table-cell table:formula="of:=ABS([.C40]-[.B40])" office:value-type="float" office:value="0.00873536741050196" calcext:value-type="float">
            <text:p>0.0087353674</text:p>
          </table:table-cell>
        </table:table-row>
        <table:table-row table:style-name="ro1">
          <table:table-cell office:value-type="float" office:value="0.0195312" calcext:value-type="float">
            <text:p>0.0195312</text:p>
          </table:table-cell>
          <table:table-cell office:value-type="float" office:value="-1.71777" calcext:value-type="float">
            <text:p>-1.71777</text:p>
          </table:table-cell>
          <table:table-cell table:formula="of:=LOG([.A41];10)" office:value-type="float" office:value="-1.70927107277113" calcext:value-type="float">
            <text:p>-1.7092710728</text:p>
          </table:table-cell>
          <table:table-cell table:formula="of:=ABS([.C41]-[.B41])" office:value-type="float" office:value="0.00849892722887247" calcext:value-type="float">
            <text:p>0.0084989272</text:p>
          </table:table-cell>
        </table:table-row>
        <table:table-row table:style-name="ro1">
          <table:table-cell office:value-type="float" office:value="0.0200195" calcext:value-type="float">
            <text:p>0.0200195</text:p>
          </table:table-cell>
          <table:table-cell office:value-type="float" office:value="-1.70703" calcext:value-type="float">
            <text:p>-1.70703</text:p>
          </table:table-cell>
          <table:table-cell table:formula="of:=LOG([.A42];10)" office:value-type="float" office:value="-1.69854677350768" calcext:value-type="float">
            <text:p>-1.6985467735</text:p>
          </table:table-cell>
          <table:table-cell table:formula="of:=ABS([.C42]-[.B42])" office:value-type="float" office:value="0.00848322649231981" calcext:value-type="float">
            <text:p>0.0084832265</text:p>
          </table:table-cell>
        </table:table-row>
        <table:table-row table:style-name="ro1">
          <table:table-cell office:value-type="float" office:value="0.0205078" calcext:value-type="float">
            <text:p>0.0205078</text:p>
          </table:table-cell>
          <table:table-cell office:value-type="float" office:value="-1.6958" calcext:value-type="float">
            <text:p>-1.6958</text:p>
          </table:table-cell>
          <table:table-cell table:formula="of:=LOG([.A43];10)" office:value-type="float" office:value="-1.6880809266188" calcext:value-type="float">
            <text:p>-1.6880809266</text:p>
          </table:table-cell>
          <table:table-cell table:formula="of:=ABS([.C43]-[.B43])" office:value-type="float" office:value="0.00771907338120004" calcext:value-type="float">
            <text:p>0.0077190734</text:p>
          </table:table-cell>
        </table:table-row>
        <table:table-row table:style-name="ro1">
          <table:table-cell office:value-type="float" office:value="0.0209961" calcext:value-type="float">
            <text:p>0.0209961</text:p>
          </table:table-cell>
          <table:table-cell office:value-type="float" office:value="-1.68506" calcext:value-type="float">
            <text:p>-1.68506</text:p>
          </table:table-cell>
          <table:table-cell table:formula="of:=LOG([.A44];10)" office:value-type="float" office:value="-1.67786136744587" calcext:value-type="float">
            <text:p>-1.6778613674</text:p>
          </table:table-cell>
          <table:table-cell table:formula="of:=ABS([.C44]-[.B44])" office:value-type="float" office:value="0.00719863255413178" calcext:value-type="float">
            <text:p>0.0071986326</text:p>
          </table:table-cell>
        </table:table-row>
        <table:table-row table:style-name="ro1">
          <table:table-cell office:value-type="float" office:value="0.0214844" calcext:value-type="float">
            <text:p>0.0214844</text:p>
          </table:table-cell>
          <table:table-cell office:value-type="float" office:value="-1.67383" calcext:value-type="float">
            <text:p>-1.67383</text:p>
          </table:table-cell>
          <table:table-cell table:formula="of:=LOG([.A45];10)" office:value-type="float" office:value="-1.66787677045705" calcext:value-type="float">
            <text:p>-1.6678767705</text:p>
          </table:table-cell>
          <table:table-cell table:formula="of:=ABS([.C45]-[.B45])" office:value-type="float" office:value="0.0059532295429523" calcext:value-type="float">
            <text:p>0.0059532295</text:p>
          </table:table-cell>
        </table:table-row>
        <table:table-row table:style-name="ro1">
          <table:table-cell office:value-type="float" office:value="0.0219727" calcext:value-type="float">
            <text:p>0.0219727</text:p>
          </table:table-cell>
          <table:table-cell office:value-type="float" office:value="-1.66309" calcext:value-type="float">
            <text:p>-1.66309</text:p>
          </table:table-cell>
          <table:table-cell table:formula="of:=LOG([.A46];10)" office:value-type="float" office:value="-1.65811657380074" calcext:value-type="float">
            <text:p>-1.6581165738</text:p>
          </table:table-cell>
          <table:table-cell table:formula="of:=ABS([.C46]-[.B46])" office:value-type="float" office:value="0.00497342619925822" calcext:value-type="float">
            <text:p>0.0049734262</text:p>
          </table:table-cell>
        </table:table-row>
        <table:table-row table:style-name="ro1">
          <table:table-cell office:value-type="float" office:value="0.0224609" calcext:value-type="float">
            <text:p>0.0224609</text:p>
          </table:table-cell>
          <table:table-cell office:value-type="float" office:value="-1.65186" calcext:value-type="float">
            <text:p>-1.65186</text:p>
          </table:table-cell>
          <table:table-cell table:formula="of:=LOG([.A47];10)" office:value-type="float" office:value="-1.64857284570579" calcext:value-type="float">
            <text:p>-1.6485728457</text:p>
          </table:table-cell>
          <table:table-cell table:formula="of:=ABS([.C47]-[.B47])" office:value-type="float" office:value="0.00328715429421478" calcext:value-type="float">
            <text:p>0.0032871543</text:p>
          </table:table-cell>
        </table:table-row>
        <table:table-row table:style-name="ro1">
          <table:table-cell office:value-type="float" office:value="0.0229492" calcext:value-type="float">
            <text:p>0.0229492</text:p>
          </table:table-cell>
          <table:table-cell office:value-type="float" office:value="-1.64111" calcext:value-type="float">
            <text:p>-1.64111</text:p>
          </table:table-cell>
          <table:table-cell table:formula="of:=LOG([.A48];10)" office:value-type="float" office:value="-1.63923244919605" calcext:value-type="float">
            <text:p>-1.6392324492</text:p>
          </table:table-cell>
          <table:table-cell table:formula="of:=ABS([.C48]-[.B48])" office:value-type="float" office:value="0.00187755080394747" calcext:value-type="float">
            <text:p>0.0018775508</text:p>
          </table:table-cell>
        </table:table-row>
        <table:table-row table:style-name="ro1">
          <table:table-cell office:value-type="float" office:value="0.0234375" calcext:value-type="float">
            <text:p>0.0234375</text:p>
          </table:table-cell>
          <table:table-cell office:value-type="float" office:value="-1.62988" calcext:value-type="float">
            <text:p>-1.62988</text:p>
          </table:table-cell>
          <table:table-cell table:formula="of:=LOG([.A49];10)" office:value-type="float" office:value="-1.63008871492821" calcext:value-type="float">
            <text:p>-1.6300887149</text:p>
          </table:table-cell>
          <table:table-cell table:formula="of:=ABS([.C49]-[.B49])" office:value-type="float" office:value="0.000208714928205733" calcext:value-type="float">
            <text:p>0.0002087149</text:p>
          </table:table-cell>
        </table:table-row>
        <table:table-row table:style-name="ro1">
          <table:table-cell office:value-type="float" office:value="0.0239258" calcext:value-type="float">
            <text:p>0.0239258</text:p>
          </table:table-cell>
          <table:table-cell office:value-type="float" office:value="-1.62207" calcext:value-type="float">
            <text:p>-1.62207</text:p>
          </table:table-cell>
          <table:table-cell table:formula="of:=LOG([.A50];10)" office:value-type="float" office:value="-1.62113353193035" calcext:value-type="float">
            <text:p>-1.6211335319</text:p>
          </table:table-cell>
          <table:table-cell table:formula="of:=ABS([.C50]-[.B50])" office:value-type="float" office:value="0.00093646806965042" calcext:value-type="float">
            <text:p>0.0009364681</text:p>
          </table:table-cell>
        </table:table-row>
        <table:table-row table:style-name="ro1">
          <table:table-cell office:value-type="float" office:value="0.0244141" calcext:value-type="float">
            <text:p>0.0244141</text:p>
          </table:table-cell>
          <table:table-cell office:value-type="float" office:value="-1.61426" calcext:value-type="float">
            <text:p>-1.61426</text:p>
          </table:table-cell>
          <table:table-cell table:formula="of:=LOG([.A51];10)" office:value-type="float" office:value="-1.61235928089196" calcext:value-type="float">
            <text:p>-1.6123592809</text:p>
          </table:table-cell>
          <table:table-cell table:formula="of:=ABS([.C51]-[.B51])" office:value-type="float" office:value="0.0019007191080378" calcext:value-type="float">
            <text:p>0.0019007191</text:p>
          </table:table-cell>
        </table:table-row>
        <table:table-row table:style-name="ro1">
          <table:table-cell office:value-type="float" office:value="0.0249023" calcext:value-type="float">
            <text:p>0.0249023</text:p>
          </table:table-cell>
          <table:table-cell office:value-type="float" office:value="-1.60645" calcext:value-type="float">
            <text:p>-1.60645</text:p>
          </table:table-cell>
          <table:table-cell table:formula="of:=LOG([.A52];10)" office:value-type="float" office:value="-1.60376053920232" calcext:value-type="float">
            <text:p>-1.6037605392</text:p>
          </table:table-cell>
          <table:table-cell table:formula="of:=ABS([.C52]-[.B52])" office:value-type="float" office:value="0.00268946079767751" calcext:value-type="float">
            <text:p>0.0026894608</text:p>
          </table:table-cell>
        </table:table-row>
        <table:table-row table:style-name="ro1">
          <table:table-cell office:value-type="float" office:value="0.0253906" calcext:value-type="float">
            <text:p>0.0253906</text:p>
          </table:table-cell>
          <table:table-cell office:value-type="float" office:value="-1.59863" calcext:value-type="float">
            <text:p>-1.59863</text:p>
          </table:table-cell>
          <table:table-cell table:formula="of:=LOG([.A53];10)" office:value-type="float" office:value="-1.59532703628223" calcext:value-type="float">
            <text:p>-1.5953270363</text:p>
          </table:table-cell>
          <table:table-cell table:formula="of:=ABS([.C53]-[.B53])" office:value-type="float" office:value="0.00330296371776728" calcext:value-type="float">
            <text:p>0.0033029637</text:p>
          </table:table-cell>
        </table:table-row>
        <table:table-row table:style-name="ro1">
          <table:table-cell office:value-type="float" office:value="0.0258789" calcext:value-type="float">
            <text:p>0.0258789</text:p>
          </table:table-cell>
          <table:table-cell office:value-type="float" office:value="-1.59082" calcext:value-type="float">
            <text:p>-1.59082</text:p>
          </table:table-cell>
          <table:table-cell table:formula="of:=LOG([.A54];10)" office:value-type="float" office:value="-1.58705418758923" calcext:value-type="float">
            <text:p>-1.5870541876</text:p>
          </table:table-cell>
          <table:table-cell table:formula="of:=ABS([.C54]-[.B54])" office:value-type="float" office:value="0.0037658124107689" calcext:value-type="float">
            <text:p>0.0037658124</text:p>
          </table:table-cell>
        </table:table-row>
        <table:table-row table:style-name="ro1">
          <table:table-cell office:value-type="float" office:value="0.0263672" calcext:value-type="float">
            <text:p>0.0263672</text:p>
          </table:table-cell>
          <table:table-cell office:value-type="float" office:value="-1.58301" calcext:value-type="float">
            <text:p>-1.58301</text:p>
          </table:table-cell>
          <table:table-cell table:formula="of:=LOG([.A55];10)" office:value-type="float" office:value="-1.57893598659312" calcext:value-type="float">
            <text:p>-1.5789359866</text:p>
          </table:table-cell>
          <table:table-cell table:formula="of:=ABS([.C55]-[.B55])" office:value-type="float" office:value="0.00407401340688129" calcext:value-type="float">
            <text:p>0.0040740134</text:p>
          </table:table-cell>
        </table:table-row>
        <table:table-row table:style-name="ro1">
          <table:table-cell office:value-type="float" office:value="0.0268555" calcext:value-type="float">
            <text:p>0.0268555</text:p>
          </table:table-cell>
          <table:table-cell office:value-type="float" office:value="-1.5752" calcext:value-type="float">
            <text:p>-1.5752</text:p>
          </table:table-cell>
          <table:table-cell table:formula="of:=LOG([.A56];10)" office:value-type="float" office:value="-1.57096675744899" calcext:value-type="float">
            <text:p>-1.5709667574</text:p>
          </table:table-cell>
          <table:table-cell table:formula="of:=ABS([.C56]-[.B56])" office:value-type="float" office:value="0.00423324255100876" calcext:value-type="float">
            <text:p>0.0042332426</text:p>
          </table:table-cell>
        </table:table-row>
        <table:table-row table:style-name="ro1">
          <table:table-cell office:value-type="float" office:value="0.0273438" calcext:value-type="float">
            <text:p>0.0273438</text:p>
          </table:table-cell>
          <table:table-cell office:value-type="float" office:value="-1.56738" calcext:value-type="float">
            <text:p>-1.56738</text:p>
          </table:table-cell>
          <table:table-cell table:formula="of:=LOG([.A57];10)" office:value-type="float" office:value="-1.56314113115984" calcext:value-type="float">
            <text:p>-1.5631411312</text:p>
          </table:table-cell>
          <table:table-cell table:formula="of:=ABS([.C57]-[.B57])" office:value-type="float" office:value="0.00423886884016267" calcext:value-type="float">
            <text:p>0.0042388688</text:p>
          </table:table-cell>
        </table:table-row>
        <table:table-row table:style-name="ro1">
          <table:table-cell office:value-type="float" office:value="0.027832" calcext:value-type="float">
            <text:p>0.027832</text:p>
          </table:table-cell>
          <table:table-cell office:value-type="float" office:value="-1.55957" calcext:value-type="float">
            <text:p>-1.55957</text:p>
          </table:table-cell>
          <table:table-cell table:formula="of:=LOG([.A58];10)" office:value-type="float" office:value="-1.55545558426047" calcext:value-type="float">
            <text:p>-1.5554555843</text:p>
          </table:table-cell>
          <table:table-cell table:formula="of:=ABS([.C58]-[.B58])" office:value-type="float" office:value="0.00411441573953275" calcext:value-type="float">
            <text:p>0.0041144157</text:p>
          </table:table-cell>
        </table:table-row>
        <table:table-row table:style-name="ro1">
          <table:table-cell office:value-type="float" office:value="0.0283203" calcext:value-type="float">
            <text:p>0.0283203</text:p>
          </table:table-cell>
          <table:table-cell office:value-type="float" office:value="-1.55176" calcext:value-type="float">
            <text:p>-1.55176</text:p>
          </table:table-cell>
          <table:table-cell table:formula="of:=LOG([.A59];10)" office:value-type="float" office:value="-1.5479021504295" calcext:value-type="float">
            <text:p>-1.5479021504</text:p>
          </table:table-cell>
          <table:table-cell table:formula="of:=ABS([.C59]-[.B59])" office:value-type="float" office:value="0.00385784957050328" calcext:value-type="float">
            <text:p>0.0038578496</text:p>
          </table:table-cell>
        </table:table-row>
        <table:table-row table:style-name="ro1">
          <table:table-cell office:value-type="float" office:value="0.0288086" calcext:value-type="float">
            <text:p>0.0288086</text:p>
          </table:table-cell>
          <table:table-cell office:value-type="float" office:value="-1.54395" calcext:value-type="float">
            <text:p>-1.54395</text:p>
          </table:table-cell>
          <table:table-cell table:formula="of:=LOG([.A60];10)" office:value-type="float" office:value="-1.54047784644184" calcext:value-type="float">
            <text:p>-1.5404778464</text:p>
          </table:table-cell>
          <table:table-cell table:formula="of:=ABS([.C60]-[.B60])" office:value-type="float" office:value="0.003472153558161" calcext:value-type="float">
            <text:p>0.0034721536</text:p>
          </table:table-cell>
        </table:table-row>
        <table:table-row table:style-name="ro1">
          <table:table-cell office:value-type="float" office:value="0.0292969" calcext:value-type="float">
            <text:p>0.0292969</text:p>
          </table:table-cell>
          <table:table-cell office:value-type="float" office:value="-1.53613" calcext:value-type="float">
            <text:p>-1.53613</text:p>
          </table:table-cell>
          <table:table-cell table:formula="of:=LOG([.A61];10)" office:value-type="float" office:value="-1.53317833132235" calcext:value-type="float">
            <text:p>-1.5331783313</text:p>
          </table:table-cell>
          <table:table-cell table:formula="of:=ABS([.C61]-[.B61])" office:value-type="float" office:value="0.00295166867765051" calcext:value-type="float">
            <text:p>0.0029516687</text:p>
          </table:table-cell>
        </table:table-row>
        <table:table-row table:style-name="ro1">
          <table:table-cell office:value-type="float" office:value="0.0297852" calcext:value-type="float">
            <text:p>0.0297852</text:p>
          </table:table-cell>
          <table:table-cell office:value-type="float" office:value="-1.52832" calcext:value-type="float">
            <text:p>-1.52832</text:p>
          </table:table-cell>
          <table:table-cell table:formula="of:=LOG([.A62];10)" office:value-type="float" office:value="-1.52599947937898" calcext:value-type="float">
            <text:p>-1.5259994794</text:p>
          </table:table-cell>
          <table:table-cell table:formula="of:=ABS([.C62]-[.B62])" office:value-type="float" office:value="0.00232052062102306" calcext:value-type="float">
            <text:p>0.0023205206</text:p>
          </table:table-cell>
        </table:table-row>
        <table:table-row table:style-name="ro1">
          <table:table-cell office:value-type="float" office:value="0.0302734" calcext:value-type="float">
            <text:p>0.0302734</text:p>
          </table:table-cell>
          <table:table-cell office:value-type="float" office:value="-1.52051" calcext:value-type="float">
            <text:p>-1.52051</text:p>
          </table:table-cell>
          <table:table-cell table:formula="of:=LOG([.A63];10)" office:value-type="float" office:value="-1.51893880077065" calcext:value-type="float">
            <text:p>-1.5189388008</text:p>
          </table:table-cell>
          <table:table-cell table:formula="of:=ABS([.C63]-[.B63])" office:value-type="float" office:value="0.00157119922935012" calcext:value-type="float">
            <text:p>0.0015711992</text:p>
          </table:table-cell>
        </table:table-row>
        <table:table-row table:style-name="ro1">
          <table:table-cell office:value-type="float" office:value="0.0307617" calcext:value-type="float">
            <text:p>0.0307617</text:p>
          </table:table-cell>
          <table:table-cell office:value-type="float" office:value="-1.5127" calcext:value-type="float">
            <text:p>-1.5127</text:p>
          </table:table-cell>
          <table:table-cell table:formula="of:=LOG([.A64];10)" office:value-type="float" office:value="-1.51198966756312" calcext:value-type="float">
            <text:p>-1.5119896676</text:p>
          </table:table-cell>
          <table:table-cell table:formula="of:=ABS([.C64]-[.B64])" office:value-type="float" office:value="0.000710332436881123" calcext:value-type="float">
            <text:p>0.0007103324</text:p>
          </table:table-cell>
        </table:table-row>
        <table:table-row table:style-name="ro1">
          <table:table-cell office:value-type="float" office:value="0.03125" calcext:value-type="float">
            <text:p>0.03125</text:p>
          </table:table-cell>
          <table:table-cell office:value-type="float" office:value="-1.50488" calcext:value-type="float">
            <text:p>-1.50488</text:p>
          </table:table-cell>
          <table:table-cell table:formula="of:=LOG([.A65];10)" office:value-type="float" office:value="-1.50514997831991" calcext:value-type="float">
            <text:p>-1.5051499783</text:p>
          </table:table-cell>
          <table:table-cell table:formula="of:=ABS([.C65]-[.B65])" office:value-type="float" office:value="0.000269978319905828" calcext:value-type="float">
            <text:p>0.0002699783</text:p>
          </table:table-cell>
        </table:table-row>
        <table:table-row table:style-name="ro1">
          <table:table-cell office:value-type="float" office:value="0.0317383" calcext:value-type="float">
            <text:p>0.0317383</text:p>
          </table:table-cell>
          <table:table-cell office:value-type="float" office:value="-1.49951" calcext:value-type="float">
            <text:p>-1.49951</text:p>
          </table:table-cell>
          <table:table-cell table:formula="of:=LOG([.A66];10)" office:value-type="float" office:value="-1.4984163390932" calcext:value-type="float">
            <text:p>-1.4984163391</text:p>
          </table:table-cell>
          <table:table-cell table:formula="of:=ABS([.C66]-[.B66])" office:value-type="float" office:value="0.00109366090680374" calcext:value-type="float">
            <text:p>0.0010936609</text:p>
          </table:table-cell>
        </table:table-row>
        <table:table-row table:style-name="ro1">
          <table:table-cell office:value-type="float" office:value="0.0322266" calcext:value-type="float">
            <text:p>0.0322266</text:p>
          </table:table-cell>
          <table:table-cell office:value-type="float" office:value="-1.49365" calcext:value-type="float">
            <text:p>-1.49365</text:p>
          </table:table-cell>
          <table:table-cell table:formula="of:=LOG([.A67];10)" office:value-type="float" office:value="-1.49178551140137" calcext:value-type="float">
            <text:p>-1.4917855114</text:p>
          </table:table-cell>
          <table:table-cell table:formula="of:=ABS([.C67]-[.B67])" office:value-type="float" office:value="0.00186448859863342" calcext:value-type="float">
            <text:p>0.0018644886</text:p>
          </table:table-cell>
        </table:table-row>
        <table:table-row table:style-name="ro1">
          <table:table-cell office:value-type="float" office:value="0.0327148" calcext:value-type="float">
            <text:p>0.0327148</text:p>
          </table:table-cell>
          <table:table-cell office:value-type="float" office:value="-1.48828" calcext:value-type="float">
            <text:p>-1.48828</text:p>
          </table:table-cell>
          <table:table-cell table:formula="of:=LOG([.A68];10)" office:value-type="float" office:value="-1.4852557303912" calcext:value-type="float">
            <text:p>-1.4852557304</text:p>
          </table:table-cell>
          <table:table-cell table:formula="of:=ABS([.C68]-[.B68])" office:value-type="float" office:value="0.00302426960880053" calcext:value-type="float">
            <text:p>0.0030242696</text:p>
          </table:table-cell>
        </table:table-row>
        <table:table-row table:style-name="ro1">
          <table:table-cell office:value-type="float" office:value="0.0332031" calcext:value-type="float">
            <text:p>0.0332031</text:p>
          </table:table-cell>
          <table:table-cell office:value-type="float" office:value="-1.48291" calcext:value-type="float">
            <text:p>-1.48291</text:p>
          </table:table-cell>
          <table:table-cell table:formula="of:=LOG([.A69];10)" office:value-type="float" office:value="-1.47882136659588" calcext:value-type="float">
            <text:p>-1.4788213666</text:p>
          </table:table-cell>
          <table:table-cell table:formula="of:=ABS([.C69]-[.B69])" office:value-type="float" office:value="0.00408863340412191" calcext:value-type="float">
            <text:p>0.0040886334</text:p>
          </table:table-cell>
        </table:table-row>
        <table:table-row table:style-name="ro1">
          <table:table-cell office:value-type="float" office:value="0.0336914" calcext:value-type="float">
            <text:p>0.0336914</text:p>
          </table:table-cell>
          <table:table-cell office:value-type="float" office:value="-1.47754" calcext:value-type="float">
            <text:p>-1.47754</text:p>
          </table:table-cell>
          <table:table-cell table:formula="of:=LOG([.A70];10)" office:value-type="float" office:value="-1.47248094213132" calcext:value-type="float">
            <text:p>-1.4724809421</text:p>
          </table:table-cell>
          <table:table-cell table:formula="of:=ABS([.C70]-[.B70])" office:value-type="float" office:value="0.00505905786868155" calcext:value-type="float">
            <text:p>0.0050590579</text:p>
          </table:table-cell>
        </table:table-row>
        <table:table-row table:style-name="ro1">
          <table:table-cell office:value-type="float" office:value="0.0341797" calcext:value-type="float">
            <text:p>0.0341797</text:p>
          </table:table-cell>
          <table:table-cell office:value-type="float" office:value="-1.47168" calcext:value-type="float">
            <text:p>-1.47168</text:p>
          </table:table-cell>
          <table:table-cell table:formula="of:=LOG([.A71];10)" office:value-type="float" office:value="-1.46623175346187" calcext:value-type="float">
            <text:p>-1.4662317535</text:p>
          </table:table-cell>
          <table:table-cell table:formula="of:=ABS([.C71]-[.B71])" office:value-type="float" office:value="0.00544824653813114" calcext:value-type="float">
            <text:p>0.0054482465</text:p>
          </table:table-cell>
        </table:table-row>
        <table:table-row table:style-name="ro1">
          <table:table-cell office:value-type="float" office:value="0.034668" calcext:value-type="float">
            <text:p>0.034668</text:p>
          </table:table-cell>
          <table:table-cell office:value-type="float" office:value="-1.46631" calcext:value-type="float">
            <text:p>-1.46631</text:p>
          </table:table-cell>
          <table:table-cell table:formula="of:=LOG([.A72];10)" office:value-type="float" office:value="-1.46007121210818" calcext:value-type="float">
            <text:p>-1.4600712121</text:p>
          </table:table-cell>
          <table:table-cell table:formula="of:=ABS([.C72]-[.B72])" office:value-type="float" office:value="0.00623878789182175" calcext:value-type="float">
            <text:p>0.0062387879</text:p>
          </table:table-cell>
        </table:table-row>
        <table:table-row table:style-name="ro1">
          <table:table-cell office:value-type="float" office:value="0.0351562" calcext:value-type="float">
            <text:p>0.0351562</text:p>
          </table:table-cell>
          <table:table-cell office:value-type="float" office:value="-1.46094" calcext:value-type="float">
            <text:p>-1.46094</text:p>
          </table:table-cell>
          <table:table-cell table:formula="of:=LOG([.A73];10)" office:value-type="float" office:value="-1.45399807353623" calcext:value-type="float">
            <text:p>-1.4539980735</text:p>
          </table:table-cell>
          <table:table-cell table:formula="of:=ABS([.C73]-[.B73])" office:value-type="float" office:value="0.00694192646377312" calcext:value-type="float">
            <text:p>0.0069419265</text:p>
          </table:table-cell>
        </table:table-row>
        <table:table-row table:style-name="ro1">
          <table:table-cell office:value-type="float" office:value="0.0356445" calcext:value-type="float">
            <text:p>0.0356445</text:p>
          </table:table-cell>
          <table:table-cell office:value-type="float" office:value="-1.45508" calcext:value-type="float">
            <text:p>-1.45508</text:p>
          </table:table-cell>
          <table:table-cell table:formula="of:=LOG([.A74];10)" office:value-type="float" office:value="-1.44800747293483" calcext:value-type="float">
            <text:p>-1.4480074729</text:p>
          </table:table-cell>
          <table:table-cell table:formula="of:=ABS([.C74]-[.B74])" office:value-type="float" office:value="0.00707252706516948" calcext:value-type="float">
            <text:p>0.0070725271</text:p>
          </table:table-cell>
        </table:table-row>
        <table:table-row table:style-name="ro1">
          <table:table-cell office:value-type="float" office:value="0.0361328" calcext:value-type="float">
            <text:p>0.0361328</text:p>
          </table:table-cell>
          <table:table-cell office:value-type="float" office:value="-1.44971" calcext:value-type="float">
            <text:p>-1.44971</text:p>
          </table:table-cell>
          <table:table-cell table:formula="of:=LOG([.A75];10)" office:value-type="float" office:value="-1.44209838281526" calcext:value-type="float">
            <text:p>-1.4420983828</text:p>
          </table:table-cell>
          <table:table-cell table:formula="of:=ABS([.C75]-[.B75])" office:value-type="float" office:value="0.00761161718474201" calcext:value-type="float">
            <text:p>0.0076116172</text:p>
          </table:table-cell>
        </table:table-row>
        <table:table-row table:style-name="ro1">
          <table:table-cell office:value-type="float" office:value="0.0366211" calcext:value-type="float">
            <text:p>0.0366211</text:p>
          </table:table-cell>
          <table:table-cell office:value-type="float" office:value="-1.44434" calcext:value-type="float">
            <text:p>-1.44434</text:p>
          </table:table-cell>
          <table:table-cell table:formula="of:=LOG([.A76];10)" office:value-type="float" office:value="-1.43626861479251" calcext:value-type="float">
            <text:p>-1.4362686148</text:p>
          </table:table-cell>
          <table:table-cell table:formula="of:=ABS([.C76]-[.B76])" office:value-type="float" office:value="0.00807138520749229" calcext:value-type="float">
            <text:p>0.0080713852</text:p>
          </table:table-cell>
        </table:table-row>
        <table:table-row table:style-name="ro1">
          <table:table-cell office:value-type="float" office:value="0.0371094" calcext:value-type="float">
            <text:p>0.0371094</text:p>
          </table:table-cell>
          <table:table-cell office:value-type="float" office:value="-1.43896" calcext:value-type="float">
            <text:p>-1.43896</text:p>
          </table:table-cell>
          <table:table-cell table:formula="of:=LOG([.A77];10)" office:value-type="float" office:value="-1.43051606744577" calcext:value-type="float">
            <text:p>-1.4305160674</text:p>
          </table:table-cell>
          <table:table-cell table:formula="of:=ABS([.C77]-[.B77])" office:value-type="float" office:value="0.00844393255423492" calcext:value-type="float">
            <text:p>0.0084439326</text:p>
          </table:table-cell>
        </table:table-row>
        <table:table-row table:style-name="ro1">
          <table:table-cell office:value-type="float" office:value="0.0375977" calcext:value-type="float">
            <text:p>0.0375977</text:p>
          </table:table-cell>
          <table:table-cell office:value-type="float" office:value="-1.43311" calcext:value-type="float">
            <text:p>-1.43311</text:p>
          </table:table-cell>
          <table:table-cell table:formula="of:=LOG([.A78];10)" office:value-type="float" office:value="-1.42483872177075" calcext:value-type="float">
            <text:p>-1.4248387218</text:p>
          </table:table-cell>
          <table:table-cell table:formula="of:=ABS([.C78]-[.B78])" office:value-type="float" office:value="0.00827127822924667" calcext:value-type="float">
            <text:p>0.0082712782</text:p>
          </table:table-cell>
        </table:table-row>
        <table:table-row table:style-name="ro1">
          <table:table-cell office:value-type="float" office:value="0.0380859" calcext:value-type="float">
            <text:p>0.0380859</text:p>
          </table:table-cell>
          <table:table-cell office:value-type="float" office:value="-1.42773" calcext:value-type="float">
            <text:p>-1.42773</text:p>
          </table:table-cell>
          <table:table-cell table:formula="of:=LOG([.A79];10)" office:value-type="float" office:value="-1.41923577722655" calcext:value-type="float">
            <text:p>-1.4192357772</text:p>
          </table:table-cell>
          <table:table-cell table:formula="of:=ABS([.C79]-[.B79])" office:value-type="float" office:value="0.00849422277344836" calcext:value-type="float">
            <text:p>0.0084942228</text:p>
          </table:table-cell>
        </table:table-row>
        <table:table-row table:style-name="ro1">
          <table:table-cell office:value-type="float" office:value="0.0385742" calcext:value-type="float">
            <text:p>0.0385742</text:p>
          </table:table-cell>
          <table:table-cell office:value-type="float" office:value="-1.42236" calcext:value-type="float">
            <text:p>-1.42236</text:p>
          </table:table-cell>
          <table:table-cell table:formula="of:=LOG([.A80];10)" office:value-type="float" office:value="-1.41370307211351" calcext:value-type="float">
            <text:p>-1.4137030721</text:p>
          </table:table-cell>
          <table:table-cell table:formula="of:=ABS([.C80]-[.B80])" office:value-type="float" office:value="0.00865692788649453" calcext:value-type="float">
            <text:p>0.0086569279</text:p>
          </table:table-cell>
        </table:table-row>
        <table:table-row table:style-name="ro1">
          <table:table-cell office:value-type="float" office:value="0.0390625" calcext:value-type="float">
            <text:p>0.0390625</text:p>
          </table:table-cell>
          <table:table-cell office:value-type="float" office:value="-1.4165" calcext:value-type="float">
            <text:p>-1.4165</text:p>
          </table:table-cell>
          <table:table-cell table:formula="of:=LOG([.A81];10)" office:value-type="float" office:value="-1.40823996531185" calcext:value-type="float">
            <text:p>-1.4082399653</text:p>
          </table:table-cell>
          <table:table-cell table:formula="of:=ABS([.C81]-[.B81])" office:value-type="float" office:value="0.00826003468815073" calcext:value-type="float">
            <text:p>0.0082600347</text:p>
          </table:table-cell>
        </table:table-row>
        <table:table-row table:style-name="ro1">
          <table:table-cell office:value-type="float" office:value="0.0395508" calcext:value-type="float">
            <text:p>0.0395508</text:p>
          </table:table-cell>
          <table:table-cell office:value-type="float" office:value="-1.41113" calcext:value-type="float">
            <text:p>-1.41113</text:p>
          </table:table-cell>
          <table:table-cell table:formula="of:=LOG([.A82];10)" office:value-type="float" office:value="-1.40284472753744" calcext:value-type="float">
            <text:p>-1.4028447275</text:p>
          </table:table-cell>
          <table:table-cell table:formula="of:=ABS([.C82]-[.B82])" office:value-type="float" office:value="0.00828527246256239" calcext:value-type="float">
            <text:p>0.0082852725</text:p>
          </table:table-cell>
        </table:table-row>
        <table:table-row table:style-name="ro1">
          <table:table-cell office:value-type="float" office:value="0.0400391" calcext:value-type="float">
            <text:p>0.0400391</text:p>
          </table:table-cell>
          <table:table-cell office:value-type="float" office:value="-1.40576" calcext:value-type="float">
            <text:p>-1.40576</text:p>
          </table:table-cell>
          <table:table-cell table:formula="of:=LOG([.A83];10)" office:value-type="float" office:value="-1.39751569316641" calcext:value-type="float">
            <text:p>-1.3975156932</text:p>
          </table:table-cell>
          <table:table-cell table:formula="of:=ABS([.C83]-[.B83])" office:value-type="float" office:value="0.00824430683358934" calcext:value-type="float">
            <text:p>0.0082443068</text:p>
          </table:table-cell>
        </table:table-row>
        <table:table-row table:style-name="ro1">
          <table:table-cell office:value-type="float" office:value="0.0405273" calcext:value-type="float">
            <text:p>0.0405273</text:p>
          </table:table-cell>
          <table:table-cell office:value-type="float" office:value="-1.40039" calcext:value-type="float">
            <text:p>-1.40039</text:p>
          </table:table-cell>
          <table:table-cell table:formula="of:=LOG([.A84];10)" office:value-type="float" office:value="-1.39225232875671" calcext:value-type="float">
            <text:p>-1.3922523288</text:p>
          </table:table-cell>
          <table:table-cell table:formula="of:=ABS([.C84]-[.B84])" office:value-type="float" office:value="0.0081376712432859" calcext:value-type="float">
            <text:p>0.0081376712</text:p>
          </table:table-cell>
        </table:table-row>
        <table:table-row table:style-name="ro1">
          <table:table-cell office:value-type="float" office:value="0.0410156" calcext:value-type="float">
            <text:p>0.0410156</text:p>
          </table:table-cell>
          <table:table-cell office:value-type="float" office:value="-1.39453" calcext:value-type="float">
            <text:p>-1.39453</text:p>
          </table:table-cell>
          <table:table-cell table:formula="of:=LOG([.A85];10)" office:value-type="float" office:value="-1.38705093095482" calcext:value-type="float">
            <text:p>-1.387050931</text:p>
          </table:table-cell>
          <table:table-cell table:formula="of:=ABS([.C85]-[.B85])" office:value-type="float" office:value="0.00747906904518092" calcext:value-type="float">
            <text:p>0.007479069</text:p>
          </table:table-cell>
        </table:table-row>
        <table:table-row table:style-name="ro1">
          <table:table-cell office:value-type="float" office:value="0.0415039" calcext:value-type="float">
            <text:p>0.0415039</text:p>
          </table:table-cell>
          <table:table-cell office:value-type="float" office:value="-1.38916" calcext:value-type="float">
            <text:p>-1.38916</text:p>
          </table:table-cell>
          <table:table-cell table:formula="of:=LOG([.A86];10)" office:value-type="float" office:value="-1.38191109198914" calcext:value-type="float">
            <text:p>-1.381911092</text:p>
          </table:table-cell>
          <table:table-cell table:formula="of:=ABS([.C86]-[.B86])" office:value-type="float" office:value="0.00724890801085509" calcext:value-type="float">
            <text:p>0.007248908</text:p>
          </table:table-cell>
        </table:table-row>
        <table:table-row table:style-name="ro1">
          <table:table-cell office:value-type="float" office:value="0.0419922" calcext:value-type="float">
            <text:p>0.0419922</text:p>
          </table:table-cell>
          <table:table-cell office:value-type="float" office:value="-1.38379" calcext:value-type="float">
            <text:p>-1.38379</text:p>
          </table:table-cell>
          <table:table-cell table:formula="of:=LOG([.A87];10)" office:value-type="float" office:value="-1.37683137178189" calcext:value-type="float">
            <text:p>-1.3768313718</text:p>
          </table:table-cell>
          <table:table-cell table:formula="of:=ABS([.C87]-[.B87])" office:value-type="float" office:value="0.00695862821811311" calcext:value-type="float">
            <text:p>0.0069586282</text:p>
          </table:table-cell>
        </table:table-row>
        <table:table-row table:style-name="ro1">
          <table:table-cell office:value-type="float" office:value="0.0424805" calcext:value-type="float">
            <text:p>0.0424805</text:p>
          </table:table-cell>
          <table:table-cell office:value-type="float" office:value="-1.37842" calcext:value-type="float">
            <text:p>-1.37842</text:p>
          </table:table-cell>
          <table:table-cell table:formula="of:=LOG([.A88];10)" office:value-type="float" office:value="-1.37181038020429" calcext:value-type="float">
            <text:p>-1.3718103802</text:p>
          </table:table-cell>
          <table:table-cell table:formula="of:=ABS([.C88]-[.B88])" office:value-type="float" office:value="0.00660961979570596" calcext:value-type="float">
            <text:p>0.0066096198</text:p>
          </table:table-cell>
        </table:table-row>
        <table:table-row table:style-name="ro1">
          <table:table-cell office:value-type="float" office:value="0.0429688" calcext:value-type="float">
            <text:p>0.0429688</text:p>
          </table:table-cell>
          <table:table-cell office:value-type="float" office:value="-1.37256" calcext:value-type="float">
            <text:p>-1.37256</text:p>
          </table:table-cell>
          <table:table-cell table:formula="of:=LOG([.A89];10)" office:value-type="float" office:value="-1.36684677479307" calcext:value-type="float">
            <text:p>-1.3668467748</text:p>
          </table:table-cell>
          <table:table-cell table:formula="of:=ABS([.C89]-[.B89])" office:value-type="float" office:value="0.0057132252069334" calcext:value-type="float">
            <text:p>0.0057132252</text:p>
          </table:table-cell>
        </table:table-row>
        <table:table-row table:style-name="ro1">
          <table:table-cell office:value-type="float" office:value="0.043457" calcext:value-type="float">
            <text:p>0.043457</text:p>
          </table:table-cell>
          <table:table-cell office:value-type="float" office:value="-1.36719" calcext:value-type="float">
            <text:p>-1.36719</text:p>
          </table:table-cell>
          <table:table-cell table:formula="of:=LOG([.A90];10)" office:value-type="float" office:value="-1.36194025796064" calcext:value-type="float">
            <text:p>-1.361940258</text:p>
          </table:table-cell>
          <table:table-cell table:formula="of:=ABS([.C90]-[.B90])" office:value-type="float" office:value="0.00524974203935735" calcext:value-type="float">
            <text:p>0.005249742</text:p>
          </table:table-cell>
        </table:table-row>
        <table:table-row table:style-name="ro1">
          <table:table-cell office:value-type="float" office:value="0.0439453" calcext:value-type="float">
            <text:p>0.0439453</text:p>
          </table:table-cell>
          <table:table-cell office:value-type="float" office:value="-1.36182" calcext:value-type="float">
            <text:p>-1.36182</text:p>
          </table:table-cell>
          <table:table-cell table:formula="of:=LOG([.A91];10)" office:value-type="float" office:value="-1.35708756639714" calcext:value-type="float">
            <text:p>-1.3570875664</text:p>
          </table:table-cell>
          <table:table-cell table:formula="of:=ABS([.C91]-[.B91])" office:value-type="float" office:value="0.00473243360286157" calcext:value-type="float">
            <text:p>0.0047324336</text:p>
          </table:table-cell>
        </table:table-row>
        <table:table-row table:style-name="ro1">
          <table:table-cell office:value-type="float" office:value="0.0444336" calcext:value-type="float">
            <text:p>0.0444336</text:p>
          </table:table-cell>
          <table:table-cell office:value-type="float" office:value="-1.35596" calcext:value-type="float">
            <text:p>-1.35596</text:p>
          </table:table-cell>
          <table:table-cell table:formula="of:=LOG([.A92];10)" office:value-type="float" office:value="-1.35228849889513" calcext:value-type="float">
            <text:p>-1.3522884989</text:p>
          </table:table-cell>
          <table:table-cell table:formula="of:=ABS([.C92]-[.B92])" office:value-type="float" office:value="0.0036715011048718" calcext:value-type="float">
            <text:p>0.0036715011</text:p>
          </table:table-cell>
        </table:table-row>
        <table:table-row table:style-name="ro1">
          <table:table-cell office:value-type="float" office:value="0.0449219" calcext:value-type="float">
            <text:p>0.0449219</text:p>
          </table:table-cell>
          <table:table-cell office:value-type="float" office:value="-1.35059" calcext:value-type="float">
            <text:p>-1.35059</text:p>
          </table:table-cell>
          <table:table-cell table:formula="of:=LOG([.A93];10)" office:value-type="float" office:value="-1.34754188326398" calcext:value-type="float">
            <text:p>-1.3475418833</text:p>
          </table:table-cell>
          <table:table-cell table:formula="of:=ABS([.C93]-[.B93])" office:value-type="float" office:value="0.00304811673601546" calcext:value-type="float">
            <text:p>0.0030481167</text:p>
          </table:table-cell>
        </table:table-row>
        <table:table-row table:style-name="ro1">
          <table:table-cell office:value-type="float" office:value="0.0454102" calcext:value-type="float">
            <text:p>0.0454102</text:p>
          </table:table-cell>
          <table:table-cell office:value-type="float" office:value="-1.34521" calcext:value-type="float">
            <text:p>-1.34521</text:p>
          </table:table-cell>
          <table:table-cell table:formula="of:=LOG([.A94];10)" office:value-type="float" office:value="-1.34284658533301" calcext:value-type="float">
            <text:p>-1.3428465853</text:p>
          </table:table-cell>
          <table:table-cell table:formula="of:=ABS([.C94]-[.B94])" office:value-type="float" office:value="0.00236341466698975" calcext:value-type="float">
            <text:p>0.0023634147</text:p>
          </table:table-cell>
        </table:table-row>
        <table:table-row table:style-name="ro1">
          <table:table-cell office:value-type="float" office:value="0.0458984" calcext:value-type="float">
            <text:p>0.0458984</text:p>
          </table:table-cell>
          <table:table-cell office:value-type="float" office:value="-1.33984" calcext:value-type="float">
            <text:p>-1.33984</text:p>
          </table:table-cell>
          <table:table-cell table:formula="of:=LOG([.A95];10)" office:value-type="float" office:value="-1.33820245353207" calcext:value-type="float">
            <text:p>-1.3382024535</text:p>
          </table:table-cell>
          <table:table-cell table:formula="of:=ABS([.C95]-[.B95])" office:value-type="float" office:value="0.0016375464679288" calcext:value-type="float">
            <text:p>0.0016375465</text:p>
          </table:table-cell>
        </table:table-row>
        <table:table-row table:style-name="ro1">
          <table:table-cell office:value-type="float" office:value="0.0463867" calcext:value-type="float">
            <text:p>0.0463867</text:p>
          </table:table-cell>
          <table:table-cell office:value-type="float" office:value="-1.33398" calcext:value-type="float">
            <text:p>-1.33398</text:p>
          </table:table-cell>
          <table:table-cell table:formula="of:=LOG([.A96];10)" office:value-type="float" office:value="-1.33360652256138" calcext:value-type="float">
            <text:p>-1.3336065226</text:p>
          </table:table-cell>
          <table:table-cell table:formula="of:=ABS([.C96]-[.B96])" office:value-type="float" office:value="0.000373477438617931" calcext:value-type="float">
            <text:p>0.0003734774</text:p>
          </table:table-cell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-1.32861" calcext:value-type="float">
            <text:p>-1.32861</text:p>
          </table:table-cell>
          <table:table-cell table:formula="of:=LOG([.A97];10)" office:value-type="float" office:value="-1.32905871926422" calcext:value-type="float">
            <text:p>-1.3290587193</text:p>
          </table:table-cell>
          <table:table-cell table:formula="of:=ABS([.C97]-[.B97])" office:value-type="float" office:value="0.000448719264224629" calcext:value-type="float">
            <text:p>0.0004487193</text:p>
          </table:table-cell>
        </table:table-row>
        <table:table-row table:style-name="ro1">
          <table:table-cell office:value-type="float" office:value="0.0473633" calcext:value-type="float">
            <text:p>0.0473633</text:p>
          </table:table-cell>
          <table:table-cell office:value-type="float" office:value="-1.32471" calcext:value-type="float">
            <text:p>-1.32471</text:p>
          </table:table-cell>
          <table:table-cell table:formula="of:=LOG([.A98];10)" office:value-type="float" office:value="-1.32455804611069" calcext:value-type="float">
            <text:p>-1.3245580461</text:p>
          </table:table-cell>
          <table:table-cell table:formula="of:=ABS([.C98]-[.B98])" office:value-type="float" office:value="0.000151953889305556" calcext:value-type="float">
            <text:p>0.0001519539</text:p>
          </table:table-cell>
        </table:table-row>
        <table:table-row table:style-name="ro1">
          <table:table-cell office:value-type="float" office:value="0.0478516" calcext:value-type="float">
            <text:p>0.0478516</text:p>
          </table:table-cell>
          <table:table-cell office:value-type="float" office:value="-1.3208" calcext:value-type="float">
            <text:p>-1.3208</text:p>
          </table:table-cell>
          <table:table-cell table:formula="of:=LOG([.A99];10)" office:value-type="float" office:value="-1.32010353626637" calcext:value-type="float">
            <text:p>-1.3201035363</text:p>
          </table:table-cell>
          <table:table-cell table:formula="of:=ABS([.C99]-[.B99])" office:value-type="float" office:value="0.000696463733631747" calcext:value-type="float">
            <text:p>0.0006964637</text:p>
          </table:table-cell>
        </table:table-row>
        <table:table-row table:style-name="ro1">
          <table:table-cell office:value-type="float" office:value="0.0483398" calcext:value-type="float">
            <text:p>0.0483398</text:p>
          </table:table-cell>
          <table:table-cell office:value-type="float" office:value="-1.31689" calcext:value-type="float">
            <text:p>-1.31689</text:p>
          </table:table-cell>
          <table:table-cell table:formula="of:=LOG([.A100];10)" office:value-type="float" office:value="-1.31569515076486" calcext:value-type="float">
            <text:p>-1.3156951508</text:p>
          </table:table-cell>
          <table:table-cell table:formula="of:=ABS([.C100]-[.B100])" office:value-type="float" office:value="0.00119484923513857" calcext:value-type="float">
            <text:p>0.0011948492</text:p>
          </table:table-cell>
        </table:table-row>
        <table:table-row table:style-name="ro1">
          <table:table-cell office:value-type="float" office:value="0.0488281" calcext:value-type="float">
            <text:p>0.0488281</text:p>
          </table:table-cell>
          <table:table-cell office:value-type="float" office:value="-1.31299" calcext:value-type="float">
            <text:p>-1.31299</text:p>
          </table:table-cell>
          <table:table-cell table:formula="of:=LOG([.A101];10)" office:value-type="float" office:value="-1.31133017466262" calcext:value-type="float">
            <text:p>-1.3113301747</text:p>
          </table:table-cell>
          <table:table-cell table:formula="of:=ABS([.C101]-[.B101])" office:value-type="float" office:value="0.00165982533737541" calcext:value-type="float">
            <text:p>0.0016598253</text:p>
          </table:table-cell>
        </table:table-row>
        <table:table-row table:style-name="ro1">
          <table:table-cell office:value-type="float" office:value="0.0493164" calcext:value-type="float">
            <text:p>0.0493164</text:p>
          </table:table-cell>
          <table:table-cell office:value-type="float" office:value="-1.30908" calcext:value-type="float">
            <text:p>-1.30908</text:p>
          </table:table-cell>
          <table:table-cell table:formula="of:=LOG([.A102];10)" office:value-type="float" office:value="-1.30700863356045" calcext:value-type="float">
            <text:p>-1.3070086336</text:p>
          </table:table-cell>
          <table:table-cell table:formula="of:=ABS([.C102]-[.B102])" office:value-type="float" office:value="0.00207136643954531" calcext:value-type="float">
            <text:p>0.0020713664</text:p>
          </table:table-cell>
        </table:table-row>
        <table:table-row table:style-name="ro1">
          <table:table-cell office:value-type="float" office:value="0.0498047" calcext:value-type="float">
            <text:p>0.0498047</text:p>
          </table:table-cell>
          <table:table-cell office:value-type="float" office:value="-1.30518" calcext:value-type="float">
            <text:p>-1.30518</text:p>
          </table:table-cell>
          <table:table-cell table:formula="of:=LOG([.A103];10)" office:value-type="float" office:value="-1.30272967154249" calcext:value-type="float">
            <text:p>-1.3027296715</text:p>
          </table:table-cell>
          <table:table-cell table:formula="of:=ABS([.C103]-[.B103])" office:value-type="float" office:value="0.00245032845751014" calcext:value-type="float">
            <text:p>0.0024503285</text:p>
          </table:table-cell>
        </table:table-row>
        <table:table-row table:style-name="ro1">
          <table:table-cell office:value-type="float" office:value="0.050293" calcext:value-type="float">
            <text:p>0.050293</text:p>
          </table:table-cell>
          <table:table-cell office:value-type="float" office:value="-1.30127" calcext:value-type="float">
            <text:p>-1.30127</text:p>
          </table:table-cell>
          <table:table-cell table:formula="of:=LOG([.A104];10)" office:value-type="float" office:value="-1.29849245774582" calcext:value-type="float">
            <text:p>-1.2984924577</text:p>
          </table:table-cell>
          <table:table-cell table:formula="of:=ABS([.C104]-[.B104])" office:value-type="float" office:value="0.00277754225417737" calcext:value-type="float">
            <text:p>0.0027775423</text:p>
          </table:table-cell>
        </table:table-row>
        <table:table-row table:style-name="ro1">
          <table:table-cell office:value-type="float" office:value="0.0507812" calcext:value-type="float">
            <text:p>0.0507812</text:p>
          </table:table-cell>
          <table:table-cell office:value-type="float" office:value="-1.29736" calcext:value-type="float">
            <text:p>-1.29736</text:p>
          </table:table-cell>
          <table:table-cell table:formula="of:=LOG([.A105];10)" office:value-type="float" office:value="-1.29429704061825" calcext:value-type="float">
            <text:p>-1.2942970406</text:p>
          </table:table-cell>
          <table:table-cell table:formula="of:=ABS([.C105]-[.B105])" office:value-type="float" office:value="0.00306295938174839" calcext:value-type="float">
            <text:p>0.0030629594</text:p>
          </table:table-cell>
        </table:table-row>
        <table:table-row table:style-name="ro1">
          <table:table-cell office:value-type="float" office:value="0.0512695" calcext:value-type="float">
            <text:p>0.0512695</text:p>
          </table:table-cell>
          <table:table-cell office:value-type="float" office:value="-1.29346" calcext:value-type="float">
            <text:p>-1.29346</text:p>
          </table:table-cell>
          <table:table-cell table:formula="of:=LOG([.A106];10)" office:value-type="float" office:value="-1.29014091794676" calcext:value-type="float">
            <text:p>-1.2901409179</text:p>
          </table:table-cell>
          <table:table-cell table:formula="of:=ABS([.C106]-[.B106])" office:value-type="float" office:value="0.00331908205323739" calcext:value-type="float">
            <text:p>0.0033190821</text:p>
          </table:table-cell>
        </table:table-row>
        <table:table-row table:style-name="ro1">
          <table:table-cell office:value-type="float" office:value="0.0517578" calcext:value-type="float">
            <text:p>0.0517578</text:p>
          </table:table-cell>
          <table:table-cell office:value-type="float" office:value="-1.28955" calcext:value-type="float">
            <text:p>-1.28955</text:p>
          </table:table-cell>
          <table:table-cell table:formula="of:=LOG([.A107];10)" office:value-type="float" office:value="-1.28602419192525" calcext:value-type="float">
            <text:p>-1.2860241919</text:p>
          </table:table-cell>
          <table:table-cell table:formula="of:=ABS([.C107]-[.B107])" office:value-type="float" office:value="0.00352580807475" calcext:value-type="float">
            <text:p>0.0035258081</text:p>
          </table:table-cell>
        </table:table-row>
        <table:table-row table:style-name="ro1">
          <table:table-cell office:value-type="float" office:value="0.0522461" calcext:value-type="float">
            <text:p>0.0522461</text:p>
          </table:table-cell>
          <table:table-cell office:value-type="float" office:value="-1.28564" calcext:value-type="float">
            <text:p>-1.28564</text:p>
          </table:table-cell>
          <table:table-cell table:formula="of:=LOG([.A108];10)" office:value-type="float" office:value="-1.2819461226656" calcext:value-type="float">
            <text:p>-1.2819461227</text:p>
          </table:table-cell>
          <table:table-cell table:formula="of:=ABS([.C108]-[.B108])" office:value-type="float" office:value="0.00369387733439819" calcext:value-type="float">
            <text:p>0.0036938773</text:p>
          </table:table-cell>
        </table:table-row>
        <table:table-row table:style-name="ro1">
          <table:table-cell office:value-type="float" office:value="0.0527344" calcext:value-type="float">
            <text:p>0.0527344</text:p>
          </table:table-cell>
          <table:table-cell office:value-type="float" office:value="-1.28174" calcext:value-type="float">
            <text:p>-1.28174</text:p>
          </table:table-cell>
          <table:table-cell table:formula="of:=LOG([.A109];10)" office:value-type="float" office:value="-1.27790599092914" calcext:value-type="float">
            <text:p>-1.2779059909</text:p>
          </table:table-cell>
          <table:table-cell table:formula="of:=ABS([.C109]-[.B109])" office:value-type="float" office:value="0.0038340090708624" calcext:value-type="float">
            <text:p>0.0038340091</text:p>
          </table:table-cell>
        </table:table-row>
        <table:table-row table:style-name="ro1">
          <table:table-cell office:value-type="float" office:value="0.0532227" calcext:value-type="float">
            <text:p>0.0532227</text:p>
          </table:table-cell>
          <table:table-cell office:value-type="float" office:value="-1.27783" calcext:value-type="float">
            <text:p>-1.27783</text:p>
          </table:table-cell>
          <table:table-cell table:formula="of:=LOG([.A110];10)" office:value-type="float" office:value="-1.27390309736528" calcext:value-type="float">
            <text:p>-1.2739030974</text:p>
          </table:table-cell>
          <table:table-cell table:formula="of:=ABS([.C110]-[.B110])" office:value-type="float" office:value="0.00392690263471662" calcext:value-type="float">
            <text:p>0.0039269026</text:p>
          </table:table-cell>
        </table:table-row>
        <table:table-row table:style-name="ro1">
          <table:table-cell office:value-type="float" office:value="0.0537109" calcext:value-type="float">
            <text:p>0.0537109</text:p>
          </table:table-cell>
          <table:table-cell office:value-type="float" office:value="-1.27393" calcext:value-type="float">
            <text:p>-1.27393</text:p>
          </table:table-cell>
          <table:table-cell table:formula="of:=LOG([.A111];10)" office:value-type="float" office:value="-1.26993757036219" calcext:value-type="float">
            <text:p>-1.2699375704</text:p>
          </table:table-cell>
          <table:table-cell table:formula="of:=ABS([.C111]-[.B111])" office:value-type="float" office:value="0.0039924296378151" calcext:value-type="float">
            <text:p>0.0039924296</text:p>
          </table:table-cell>
        </table:table-row>
        <table:table-row table:style-name="ro1">
          <table:table-cell office:value-type="float" office:value="0.0541992" calcext:value-type="float">
            <text:p>0.0541992</text:p>
          </table:table-cell>
          <table:table-cell office:value-type="float" office:value="-1.27002" calcext:value-type="float">
            <text:p>-1.27002</text:p>
          </table:table-cell>
          <table:table-cell table:formula="of:=LOG([.A112];10)" office:value-type="float" office:value="-1.26600712375958" calcext:value-type="float">
            <text:p>-1.2660071238</text:p>
          </table:table-cell>
          <table:table-cell table:formula="of:=ABS([.C112]-[.B112])" office:value-type="float" office:value="0.00401287624042324" calcext:value-type="float">
            <text:p>0.0040128762</text:p>
          </table:table-cell>
        </table:table-row>
        <table:table-row table:style-name="ro1">
          <table:table-cell office:value-type="float" office:value="0.0546875" calcext:value-type="float">
            <text:p>0.0546875</text:p>
          </table:table-cell>
          <table:table-cell office:value-type="float" office:value="-1.26611" calcext:value-type="float">
            <text:p>-1.26611</text:p>
          </table:table-cell>
          <table:table-cell table:formula="of:=LOG([.A113];10)" office:value-type="float" office:value="-1.26211192963361" calcext:value-type="float">
            <text:p>-1.2621119296</text:p>
          </table:table-cell>
          <table:table-cell table:formula="of:=ABS([.C113]-[.B113])" office:value-type="float" office:value="0.00399807036638866" calcext:value-type="float">
            <text:p>0.0039980704</text:p>
          </table:table-cell>
        </table:table-row>
        <table:table-row table:style-name="ro1">
          <table:table-cell office:value-type="float" office:value="0.0551758" calcext:value-type="float">
            <text:p>0.0551758</text:p>
          </table:table-cell>
          <table:table-cell office:value-type="float" office:value="-1.2627" calcext:value-type="float">
            <text:p>-1.2627</text:p>
          </table:table-cell>
          <table:table-cell table:formula="of:=LOG([.A114];10)" office:value-type="float" office:value="-1.25825136123714" calcext:value-type="float">
            <text:p>-1.2582513612</text:p>
          </table:table-cell>
          <table:table-cell table:formula="of:=ABS([.C114]-[.B114])" office:value-type="float" office:value="0.00444863876285906" calcext:value-type="float">
            <text:p>0.0044486388</text:p>
          </table:table-cell>
        </table:table-row>
        <table:table-row table:style-name="ro1">
          <table:table-cell office:value-type="float" office:value="0.0556641" calcext:value-type="float">
            <text:p>0.0556641</text:p>
          </table:table-cell>
          <table:table-cell office:value-type="float" office:value="-1.25879" calcext:value-type="float">
            <text:p>-1.25879</text:p>
          </table:table-cell>
          <table:table-cell table:formula="of:=LOG([.A115];10)" office:value-type="float" office:value="-1.25442480839008" calcext:value-type="float">
            <text:p>-1.2544248084</text:p>
          </table:table-cell>
          <table:table-cell table:formula="of:=ABS([.C115]-[.B115])" office:value-type="float" office:value="0.00436519160991611" calcext:value-type="float">
            <text:p>0.0043651916</text:p>
          </table:table-cell>
        </table:table-row>
        <table:table-row table:style-name="ro1">
          <table:table-cell office:value-type="float" office:value="0.0561523" calcext:value-type="float">
            <text:p>0.0561523</text:p>
          </table:table-cell>
          <table:table-cell office:value-type="float" office:value="-1.25488" calcext:value-type="float">
            <text:p>-1.25488</text:p>
          </table:table-cell>
          <table:table-cell table:formula="of:=LOG([.A116];10)" office:value-type="float" office:value="-1.25063245032236" calcext:value-type="float">
            <text:p>-1.2506324503</text:p>
          </table:table-cell>
          <table:table-cell table:formula="of:=ABS([.C116]-[.B116])" office:value-type="float" office:value="0.00424754967763819" calcext:value-type="float">
            <text:p>0.0042475497</text:p>
          </table:table-cell>
        </table:table-row>
        <table:table-row table:style-name="ro1">
          <table:table-cell office:value-type="float" office:value="0.0566406" calcext:value-type="float">
            <text:p>0.0566406</text:p>
          </table:table-cell>
          <table:table-cell office:value-type="float" office:value="-1.25098" calcext:value-type="float">
            <text:p>-1.25098</text:p>
          </table:table-cell>
          <table:table-cell table:formula="of:=LOG([.A117];10)" office:value-type="float" office:value="-1.24687215476552" calcext:value-type="float">
            <text:p>-1.2468721548</text:p>
          </table:table-cell>
          <table:table-cell table:formula="of:=ABS([.C117]-[.B117])" office:value-type="float" office:value="0.00410784523448404" calcext:value-type="float">
            <text:p>0.0041078452</text:p>
          </table:table-cell>
        </table:table-row>
        <table:table-row table:style-name="ro1">
          <table:table-cell office:value-type="float" office:value="0.0571289" calcext:value-type="float">
            <text:p>0.0571289</text:p>
          </table:table-cell>
          <table:table-cell office:value-type="float" office:value="-1.24707" calcext:value-type="float">
            <text:p>-1.24707</text:p>
          </table:table-cell>
          <table:table-cell table:formula="of:=LOG([.A118];10)" office:value-type="float" office:value="-1.24314413807019" calcext:value-type="float">
            <text:p>-1.2431441381</text:p>
          </table:table-cell>
          <table:table-cell table:formula="of:=ABS([.C118]-[.B118])" office:value-type="float" office:value="0.00392586192980704" calcext:value-type="float">
            <text:p>0.0039258619</text:p>
          </table:table-cell>
        </table:table-row>
        <table:table-row table:style-name="ro1">
          <table:table-cell office:value-type="float" office:value="0.0576172" calcext:value-type="float">
            <text:p>0.0576172</text:p>
          </table:table-cell>
          <table:table-cell office:value-type="float" office:value="-1.24316" calcext:value-type="float">
            <text:p>-1.24316</text:p>
          </table:table-cell>
          <table:table-cell table:formula="of:=LOG([.A119];10)" office:value-type="float" office:value="-1.23944785077786" calcext:value-type="float">
            <text:p>-1.2394478508</text:p>
          </table:table-cell>
          <table:table-cell table:formula="of:=ABS([.C119]-[.B119])" office:value-type="float" office:value="0.00371214922214214" calcext:value-type="float">
            <text:p>0.0037121492</text:p>
          </table:table-cell>
        </table:table-row>
        <table:table-row table:style-name="ro1">
          <table:table-cell office:value-type="float" office:value="0.0581055" calcext:value-type="float">
            <text:p>0.0581055</text:p>
          </table:table-cell>
          <table:table-cell office:value-type="float" office:value="-1.23926" calcext:value-type="float">
            <text:p>-1.23926</text:p>
          </table:table-cell>
          <table:table-cell table:formula="of:=LOG([.A120];10)" office:value-type="float" office:value="-1.23578275734118" calcext:value-type="float">
            <text:p>-1.2357827573</text:p>
          </table:table-cell>
          <table:table-cell table:formula="of:=ABS([.C120]-[.B120])" office:value-type="float" office:value="0.00347724265881655" calcext:value-type="float">
            <text:p>0.0034772427</text:p>
          </table:table-cell>
        </table:table-row>
        <table:table-row table:style-name="ro1">
          <table:table-cell office:value-type="float" office:value="0.0585938" calcext:value-type="float">
            <text:p>0.0585938</text:p>
          </table:table-cell>
          <table:table-cell office:value-type="float" office:value="-1.23535" calcext:value-type="float">
            <text:p>-1.23535</text:p>
          </table:table-cell>
          <table:table-cell table:formula="of:=LOG([.A121];10)" office:value-type="float" office:value="-1.23214833565837" calcext:value-type="float">
            <text:p>-1.2321483357</text:p>
          </table:table-cell>
          <table:table-cell table:formula="of:=ABS([.C121]-[.B121])" office:value-type="float" office:value="0.00320166434163149" calcext:value-type="float">
            <text:p>0.0032016643</text:p>
          </table:table-cell>
        </table:table-row>
        <table:table-row table:style-name="ro1">
          <table:table-cell office:value-type="float" office:value="0.059082" calcext:value-type="float">
            <text:p>0.059082</text:p>
          </table:table-cell>
          <table:table-cell office:value-type="float" office:value="-1.23145" calcext:value-type="float">
            <text:p>-1.23145</text:p>
          </table:table-cell>
          <table:table-cell table:formula="of:=LOG([.A122];10)" office:value-type="float" office:value="-1.22854481169688" calcext:value-type="float">
            <text:p>-1.2285448117</text:p>
          </table:table-cell>
          <table:table-cell table:formula="of:=ABS([.C122]-[.B122])" office:value-type="float" office:value="0.00290518830311814" calcext:value-type="float">
            <text:p>0.0029051883</text:p>
          </table:table-cell>
        </table:table-row>
        <table:table-row table:style-name="ro1">
          <table:table-cell office:value-type="float" office:value="0.0595703" calcext:value-type="float">
            <text:p>0.0595703</text:p>
          </table:table-cell>
          <table:table-cell office:value-type="float" office:value="-1.22754" calcext:value-type="float">
            <text:p>-1.22754</text:p>
          </table:table-cell>
          <table:table-cell table:formula="of:=LOG([.A123];10)" office:value-type="float" office:value="-1.2249702127597" calcext:value-type="float">
            <text:p>-1.2249702128</text:p>
          </table:table-cell>
          <table:table-cell table:formula="of:=ABS([.C123]-[.B123])" office:value-type="float" office:value="0.00256978724030033" calcext:value-type="float">
            <text:p>0.0025697872</text:p>
          </table:table-cell>
        </table:table-row>
        <table:table-row table:style-name="ro1">
          <table:table-cell office:value-type="float" office:value="0.0600586" calcext:value-type="float">
            <text:p>0.0600586</text:p>
          </table:table-cell>
          <table:table-cell office:value-type="float" office:value="-1.22363" calcext:value-type="float">
            <text:p>-1.22363</text:p>
          </table:table-cell>
          <table:table-cell table:formula="of:=LOG([.A124];10)" office:value-type="float" office:value="-1.22142479566952" calcext:value-type="float">
            <text:p>-1.2214247957</text:p>
          </table:table-cell>
          <table:table-cell table:formula="of:=ABS([.C124]-[.B124])" office:value-type="float" office:value="0.00220520433047544" calcext:value-type="float">
            <text:p>0.0022052043</text:p>
          </table:table-cell>
        </table:table-row>
        <table:table-row table:style-name="ro1">
          <table:table-cell office:value-type="float" office:value="0.0605469" calcext:value-type="float">
            <text:p>0.0605469</text:p>
          </table:table-cell>
          <table:table-cell office:value-type="float" office:value="-1.21973" calcext:value-type="float">
            <text:p>-1.21973</text:p>
          </table:table-cell>
          <table:table-cell table:formula="of:=LOG([.A125];10)" office:value-type="float" office:value="-1.21790808782" calcext:value-type="float">
            <text:p>-1.2179080878</text:p>
          </table:table-cell>
          <table:table-cell table:formula="of:=ABS([.C125]-[.B125])" office:value-type="float" office:value="0.00182191217999761" calcext:value-type="float">
            <text:p>0.0018219122</text:p>
          </table:table-cell>
        </table:table-row>
        <table:table-row table:style-name="ro1">
          <table:table-cell office:value-type="float" office:value="0.0610352" calcext:value-type="float">
            <text:p>0.0610352</text:p>
          </table:table-cell>
          <table:table-cell office:value-type="float" office:value="-1.21582" calcext:value-type="float">
            <text:p>-1.21582</text:p>
          </table:table-cell>
          <table:table-cell table:formula="of:=LOG([.A126];10)" office:value-type="float" office:value="-1.21441962799356" calcext:value-type="float">
            <text:p>-1.214419628</text:p>
          </table:table-cell>
          <table:table-cell table:formula="of:=ABS([.C126]-[.B126])" office:value-type="float" office:value="0.00140037200643639" calcext:value-type="float">
            <text:p>0.001400372</text:p>
          </table:table-cell>
        </table:table-row>
        <table:table-row table:style-name="ro1">
          <table:table-cell office:value-type="float" office:value="0.0615234" calcext:value-type="float">
            <text:p>0.0615234</text:p>
          </table:table-cell>
          <table:table-cell office:value-type="float" office:value="-1.21191" calcext:value-type="float">
            <text:p>-1.21191</text:p>
          </table:table-cell>
          <table:table-cell table:formula="of:=LOG([.A127];10)" office:value-type="float" office:value="-1.21095967189914" calcext:value-type="float">
            <text:p>-1.2109596719</text:p>
          </table:table-cell>
          <table:table-cell table:formula="of:=ABS([.C127]-[.B127])" office:value-type="float" office:value="0.000950328100862041" calcext:value-type="float">
            <text:p>0.0009503281</text:p>
          </table:table-cell>
        </table:table-row>
        <table:table-row table:style-name="ro1">
          <table:table-cell office:value-type="float" office:value="0.0620117" calcext:value-type="float">
            <text:p>0.0620117</text:p>
          </table:table-cell>
          <table:table-cell office:value-type="float" office:value="-1.20801" calcext:value-type="float">
            <text:p>-1.20801</text:p>
          </table:table-cell>
          <table:table-cell table:formula="of:=LOG([.A128];10)" office:value-type="float" office:value="-1.20752636266209" calcext:value-type="float">
            <text:p>-1.2075263627</text:p>
          </table:table-cell>
          <table:table-cell table:formula="of:=ABS([.C128]-[.B128])" office:value-type="float" office:value="0.000483637337906906" calcext:value-type="float">
            <text:p>0.0004836373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-1.2041" calcext:value-type="float">
            <text:p>-1.2041</text:p>
          </table:table-cell>
          <table:table-cell table:formula="of:=LOG([.A129];10)" office:value-type="float" office:value="-1.20411998265592" calcext:value-type="float">
            <text:p>-1.2041199827</text:p>
          </table:table-cell>
          <table:table-cell table:formula="of:=ABS([.C129]-[.B129])" office:value-type="float" office:value="0.0000199826559246219" calcext:value-type="float">
            <text:p>1.99826559246219E-005</text:p>
          </table:table-cell>
        </table:table-row>
        <table:table-row table:style-name="ro1">
          <table:table-cell office:value-type="float" office:value="0.0629883" calcext:value-type="float">
            <text:p>0.0629883</text:p>
          </table:table-cell>
          <table:table-cell office:value-type="float" office:value="-1.20117" calcext:value-type="float">
            <text:p>-1.20117</text:p>
          </table:table-cell>
          <table:table-cell table:formula="of:=LOG([.A130];10)" office:value-type="float" office:value="-1.20074011272621" calcext:value-type="float">
            <text:p>-1.2007401127</text:p>
          </table:table-cell>
          <table:table-cell table:formula="of:=ABS([.C130]-[.B130])" office:value-type="float" office:value="0.000429887273794227" calcext:value-type="float">
            <text:p>0.0004298873</text:p>
          </table:table-cell>
        </table:table-row>
        <table:table-row table:style-name="ro1">
          <table:table-cell office:value-type="float" office:value="0.0634766" calcext:value-type="float">
            <text:p>0.0634766</text:p>
          </table:table-cell>
          <table:table-cell office:value-type="float" office:value="-1.19873" calcext:value-type="float">
            <text:p>-1.19873</text:p>
          </table:table-cell>
          <table:table-cell table:formula="of:=LOG([.A131];10)" office:value-type="float" office:value="-1.19738634342922" calcext:value-type="float">
            <text:p>-1.1973863434</text:p>
          </table:table-cell>
          <table:table-cell table:formula="of:=ABS([.C131]-[.B131])" office:value-type="float" office:value="0.00134365657078495" calcext:value-type="float">
            <text:p>0.0013436566</text:p>
          </table:table-cell>
        </table:table-row>
        <table:table-row table:style-name="ro1">
          <table:table-cell office:value-type="float" office:value="0.0639648" calcext:value-type="float">
            <text:p>0.0639648</text:p>
          </table:table-cell>
          <table:table-cell office:value-type="float" office:value="-1.1958" calcext:value-type="float">
            <text:p>-1.1958</text:p>
          </table:table-cell>
          <table:table-cell table:formula="of:=LOG([.A132];10)" office:value-type="float" office:value="-1.1940589536923" calcext:value-type="float">
            <text:p>-1.1940589537</text:p>
          </table:table-cell>
          <table:table-cell table:formula="of:=ABS([.C132]-[.B132])" office:value-type="float" office:value="0.001741046307705" calcext:value-type="float">
            <text:p>0.0017410463</text:p>
          </table:table-cell>
        </table:table-row>
        <table:table-row table:style-name="ro1">
          <table:table-cell office:value-type="float" office:value="0.0644531" calcext:value-type="float">
            <text:p>0.0644531</text:p>
          </table:table-cell>
          <table:table-cell office:value-type="float" office:value="-1.19287" calcext:value-type="float">
            <text:p>-1.19287</text:p>
          </table:table-cell>
          <table:table-cell table:formula="of:=LOG([.A133];10)" office:value-type="float" office:value="-1.19075618955159" calcext:value-type="float">
            <text:p>-1.1907561896</text:p>
          </table:table-cell>
          <table:table-cell table:formula="of:=ABS([.C133]-[.B133])" office:value-type="float" office:value="0.00211381044840708" calcext:value-type="float">
            <text:p>0.0021138104</text:p>
          </table:table-cell>
        </table:table-row>
        <table:table-row table:style-name="ro1">
          <table:table-cell office:value-type="float" office:value="0.0649414" calcext:value-type="float">
            <text:p>0.0649414</text:p>
          </table:table-cell>
          <table:table-cell office:value-type="float" office:value="-1.19043" calcext:value-type="float">
            <text:p>-1.19043</text:p>
          </table:table-cell>
          <table:table-cell table:formula="of:=LOG([.A134];10)" office:value-type="float" office:value="-1.18747835313347" calcext:value-type="float">
            <text:p>-1.1874783531</text:p>
          </table:table-cell>
          <table:table-cell table:formula="of:=ABS([.C134]-[.B134])" office:value-type="float" office:value="0.00295164686652871" calcext:value-type="float">
            <text:p>0.0029516469</text:p>
          </table:table-cell>
        </table:table-row>
        <table:table-row table:style-name="ro1">
          <table:table-cell office:value-type="float" office:value="0.0654297" calcext:value-type="float">
            <text:p>0.0654297</text:p>
          </table:table-cell>
          <table:table-cell office:value-type="float" office:value="-1.1875" calcext:value-type="float">
            <text:p>-1.1875</text:p>
          </table:table-cell>
          <table:table-cell table:formula="of:=LOG([.A135];10)" office:value-type="float" office:value="-1.1842250709693" calcext:value-type="float">
            <text:p>-1.184225071</text:p>
          </table:table-cell>
          <table:table-cell table:formula="of:=ABS([.C135]-[.B135])" office:value-type="float" office:value="0.00327492903069881" calcext:value-type="float">
            <text:p>0.003274929</text:p>
          </table:table-cell>
        </table:table-row>
        <table:table-row table:style-name="ro1">
          <table:table-cell office:value-type="float" office:value="0.065918" calcext:value-type="float">
            <text:p>0.065918</text:p>
          </table:table-cell>
          <table:table-cell office:value-type="float" office:value="-1.18506" calcext:value-type="float">
            <text:p>-1.18506</text:p>
          </table:table-cell>
          <table:table-cell table:formula="of:=LOG([.A136];10)" office:value-type="float" office:value="-1.18099597792108" calcext:value-type="float">
            <text:p>-1.1809959779</text:p>
          </table:table-cell>
          <table:table-cell table:formula="of:=ABS([.C136]-[.B136])" office:value-type="float" office:value="0.00406402207891854" calcext:value-type="float">
            <text:p>0.0040640221</text:p>
          </table:table-cell>
        </table:table-row>
        <table:table-row table:style-name="ro1">
          <table:table-cell office:value-type="float" office:value="0.0664062" calcext:value-type="float">
            <text:p>0.0664062</text:p>
          </table:table-cell>
          <table:table-cell office:value-type="float" office:value="-1.18213" calcext:value-type="float">
            <text:p>-1.18213</text:p>
          </table:table-cell>
          <table:table-cell table:formula="of:=LOG([.A137];10)" office:value-type="float" office:value="-1.1777913709319" calcext:value-type="float">
            <text:p>-1.1777913709</text:p>
          </table:table-cell>
          <table:table-cell table:formula="of:=ABS([.C137]-[.B137])" office:value-type="float" office:value="0.00433862906810312" calcext:value-type="float">
            <text:p>0.0043386291</text:p>
          </table:table-cell>
        </table:table-row>
        <table:table-row table:style-name="ro1">
          <table:table-cell office:value-type="float" office:value="0.0668945" calcext:value-type="float">
            <text:p>0.0668945</text:p>
          </table:table-cell>
          <table:table-cell office:value-type="float" office:value="-1.1792" calcext:value-type="float">
            <text:p>-1.1792</text:p>
          </table:table-cell>
          <table:table-cell table:formula="of:=LOG([.A138];10)" office:value-type="float" office:value="-1.17460958802953" calcext:value-type="float">
            <text:p>-1.174609588</text:p>
          </table:table-cell>
          <table:table-cell table:formula="of:=ABS([.C138]-[.B138])" office:value-type="float" office:value="0.00459041197047272" calcext:value-type="float">
            <text:p>0.004590412</text:p>
          </table:table-cell>
        </table:table-row>
        <table:table-row table:style-name="ro1">
          <table:table-cell office:value-type="float" office:value="0.0673828" calcext:value-type="float">
            <text:p>0.0673828</text:p>
          </table:table-cell>
          <table:table-cell office:value-type="float" office:value="-1.17676" calcext:value-type="float">
            <text:p>-1.17676</text:p>
          </table:table-cell>
          <table:table-cell table:formula="of:=LOG([.A139];10)" office:value-type="float" office:value="-1.17145094646734" calcext:value-type="float">
            <text:p>-1.1714509465</text:p>
          </table:table-cell>
          <table:table-cell table:formula="of:=ABS([.C139]-[.B139])" office:value-type="float" office:value="0.00530905353266253" calcext:value-type="float">
            <text:p>0.0053090535</text:p>
          </table:table-cell>
        </table:table-row>
        <table:table-row table:style-name="ro1">
          <table:table-cell office:value-type="float" office:value="0.0678711" calcext:value-type="float">
            <text:p>0.0678711</text:p>
          </table:table-cell>
          <table:table-cell office:value-type="float" office:value="-1.17383" calcext:value-type="float">
            <text:p>-1.17383</text:p>
          </table:table-cell>
          <table:table-cell table:formula="of:=LOG([.A140];10)" office:value-type="float" office:value="-1.16831511205711" calcext:value-type="float">
            <text:p>-1.1683151121</text:p>
          </table:table-cell>
          <table:table-cell table:formula="of:=ABS([.C140]-[.B140])" office:value-type="float" office:value="0.00551488794288546" calcext:value-type="float">
            <text:p>0.0055148879</text:p>
          </table:table-cell>
        </table:table-row>
        <table:table-row table:style-name="ro1">
          <table:table-cell office:value-type="float" office:value="0.0683594" calcext:value-type="float">
            <text:p>0.0683594</text:p>
          </table:table-cell>
          <table:table-cell office:value-type="float" office:value="-1.1709" calcext:value-type="float">
            <text:p>-1.1709</text:p>
          </table:table-cell>
          <table:table-cell table:formula="of:=LOG([.A141];10)" office:value-type="float" office:value="-1.16520175779789" calcext:value-type="float">
            <text:p>-1.1652017578</text:p>
          </table:table-cell>
          <table:table-cell table:formula="of:=ABS([.C141]-[.B141])" office:value-type="float" office:value="0.00569824220211235" calcext:value-type="float">
            <text:p>0.0056982422</text:p>
          </table:table-cell>
        </table:table-row>
        <table:table-row table:style-name="ro1">
          <table:table-cell office:value-type="float" office:value="0.0688477" calcext:value-type="float">
            <text:p>0.0688477</text:p>
          </table:table-cell>
          <table:table-cell office:value-type="float" office:value="-1.16846" calcext:value-type="float">
            <text:p>-1.16846</text:p>
          </table:table-cell>
          <table:table-cell table:formula="of:=LOG([.A142];10)" office:value-type="float" office:value="-1.1621105636713" calcext:value-type="float">
            <text:p>-1.1621105637</text:p>
          </table:table-cell>
          <table:table-cell table:formula="of:=ABS([.C142]-[.B142])" office:value-type="float" office:value="0.006349436328702" calcext:value-type="float">
            <text:p>0.0063494363</text:p>
          </table:table-cell>
        </table:table-row>
        <table:table-row table:style-name="ro1">
          <table:table-cell office:value-type="float" office:value="0.0693359" calcext:value-type="float">
            <text:p>0.0693359</text:p>
          </table:table-cell>
          <table:table-cell office:value-type="float" office:value="-1.16553" calcext:value-type="float">
            <text:p>-1.16553</text:p>
          </table:table-cell>
          <table:table-cell table:formula="of:=LOG([.A143];10)" office:value-type="float" office:value="-1.15904184280683" calcext:value-type="float">
            <text:p>-1.1590418428</text:p>
          </table:table-cell>
          <table:table-cell table:formula="of:=ABS([.C143]-[.B143])" office:value-type="float" office:value="0.00648815719317009" calcext:value-type="float">
            <text:p>0.0064881572</text:p>
          </table:table-cell>
        </table:table-row>
        <table:table-row table:style-name="ro1">
          <table:table-cell office:value-type="float" office:value="0.0698242" calcext:value-type="float">
            <text:p>0.0698242</text:p>
          </table:table-cell>
          <table:table-cell office:value-type="float" office:value="-1.1626" calcext:value-type="float">
            <text:p>-1.1626</text:p>
          </table:table-cell>
          <table:table-cell table:formula="of:=LOG([.A144];10)" office:value-type="float" office:value="-1.15599403146048" calcext:value-type="float">
            <text:p>-1.1559940315</text:p>
          </table:table-cell>
          <table:table-cell table:formula="of:=ABS([.C144]-[.B144])" office:value-type="float" office:value="0.00660596853951811" calcext:value-type="float">
            <text:p>0.0066059685</text:p>
          </table:table-cell>
        </table:table-row>
        <table:table-row table:style-name="ro1">
          <table:table-cell office:value-type="float" office:value="0.0703125" calcext:value-type="float">
            <text:p>0.0703125</text:p>
          </table:table-cell>
          <table:table-cell office:value-type="float" office:value="-1.16016" calcext:value-type="float">
            <text:p>-1.16016</text:p>
          </table:table-cell>
          <table:table-cell table:formula="of:=LOG([.A145];10)" office:value-type="float" office:value="-1.15296746020854" calcext:value-type="float">
            <text:p>-1.1529674602</text:p>
          </table:table-cell>
          <table:table-cell table:formula="of:=ABS([.C145]-[.B145])" office:value-type="float" office:value="0.00719253979145673" calcext:value-type="float">
            <text:p>0.0071925398</text:p>
          </table:table-cell>
        </table:table-row>
        <table:table-row table:style-name="ro1">
          <table:table-cell office:value-type="float" office:value="0.0708008" calcext:value-type="float">
            <text:p>0.0708008</text:p>
          </table:table-cell>
          <table:table-cell office:value-type="float" office:value="-1.15723" calcext:value-type="float">
            <text:p>-1.15723</text:p>
          </table:table-cell>
          <table:table-cell table:formula="of:=LOG([.A146];10)" office:value-type="float" office:value="-1.14996183505567" calcext:value-type="float">
            <text:p>-1.1499618351</text:p>
          </table:table-cell>
          <table:table-cell table:formula="of:=ABS([.C146]-[.B146])" office:value-type="float" office:value="0.00726816494432603" calcext:value-type="float">
            <text:p>0.0072681649</text:p>
          </table:table-cell>
        </table:table-row>
        <table:table-row table:style-name="ro1">
          <table:table-cell office:value-type="float" office:value="0.0712891" calcext:value-type="float">
            <text:p>0.0712891</text:p>
          </table:table-cell>
          <table:table-cell office:value-type="float" office:value="-1.1543" calcext:value-type="float">
            <text:p>-1.1543</text:p>
          </table:table-cell>
          <table:table-cell table:formula="of:=LOG([.A147];10)" office:value-type="float" office:value="-1.14697686806862" calcext:value-type="float">
            <text:p>-1.1469768681</text:p>
          </table:table-cell>
          <table:table-cell table:formula="of:=ABS([.C147]-[.B147])" office:value-type="float" office:value="0.00732313193138001" calcext:value-type="float">
            <text:p>0.0073231319</text:p>
          </table:table-cell>
        </table:table-row>
        <table:table-row table:style-name="ro1">
          <table:table-cell office:value-type="float" office:value="0.0717773" calcext:value-type="float">
            <text:p>0.0717773</text:p>
          </table:table-cell>
          <table:table-cell office:value-type="float" office:value="-1.15186" calcext:value-type="float">
            <text:p>-1.15186</text:p>
          </table:table-cell>
          <table:table-cell table:formula="of:=LOG([.A148];10)" office:value-type="float" office:value="-1.14401288226852" calcext:value-type="float">
            <text:p>-1.1440128823</text:p>
          </table:table-cell>
          <table:table-cell table:formula="of:=ABS([.C148]-[.B148])" office:value-type="float" office:value="0.0078471177314754" calcext:value-type="float">
            <text:p>0.0078471177</text:p>
          </table:table-cell>
        </table:table-row>
        <table:table-row table:style-name="ro1">
          <table:table-cell office:value-type="float" office:value="0.0722656" calcext:value-type="float">
            <text:p>0.0722656</text:p>
          </table:table-cell>
          <table:table-cell office:value-type="float" office:value="-1.14893" calcext:value-type="float">
            <text:p>-1.14893</text:p>
          </table:table-cell>
          <table:table-cell table:formula="of:=LOG([.A149];10)" office:value-type="float" office:value="-1.14106838715128" calcext:value-type="float">
            <text:p>-1.1410683872</text:p>
          </table:table-cell>
          <table:table-cell table:formula="of:=ABS([.C149]-[.B149])" office:value-type="float" office:value="0.007861612848723" calcext:value-type="float">
            <text:p>0.0078616128</text:p>
          </table:table-cell>
        </table:table-row>
        <table:table-row table:style-name="ro1">
          <table:table-cell office:value-type="float" office:value="0.0727539" calcext:value-type="float">
            <text:p>0.0727539</text:p>
          </table:table-cell>
          <table:table-cell office:value-type="float" office:value="-1.14648" calcext:value-type="float">
            <text:p>-1.14648</text:p>
          </table:table-cell>
          <table:table-cell table:formula="of:=LOG([.A150];10)" office:value-type="float" office:value="-1.13814372120004" calcext:value-type="float">
            <text:p>-1.1381437212</text:p>
          </table:table-cell>
          <table:table-cell table:formula="of:=ABS([.C150]-[.B150])" office:value-type="float" office:value="0.00833627879996013" calcext:value-type="float">
            <text:p>0.0083362788</text:p>
          </table:table-cell>
        </table:table-row>
        <table:table-row table:style-name="ro1">
          <table:table-cell office:value-type="float" office:value="0.0732422" calcext:value-type="float">
            <text:p>0.0732422</text:p>
          </table:table-cell>
          <table:table-cell office:value-type="float" office:value="-1.14355" calcext:value-type="float">
            <text:p>-1.14355</text:p>
          </table:table-cell>
          <table:table-cell table:formula="of:=LOG([.A151];10)" office:value-type="float" office:value="-1.13523861912853" calcext:value-type="float">
            <text:p>-1.1352386191</text:p>
          </table:table-cell>
          <table:table-cell table:formula="of:=ABS([.C151]-[.B151])" office:value-type="float" office:value="0.00831138087147343" calcext:value-type="float">
            <text:p>0.0083113809</text:p>
          </table:table-cell>
        </table:table-row>
        <table:table-row table:style-name="ro1">
          <table:table-cell office:value-type="float" office:value="0.0737305" calcext:value-type="float">
            <text:p>0.0737305</text:p>
          </table:table-cell>
          <table:table-cell office:value-type="float" office:value="-1.14062" calcext:value-type="float">
            <text:p>-1.14062</text:p>
          </table:table-cell>
          <table:table-cell table:formula="of:=LOG([.A152];10)" office:value-type="float" office:value="-1.13235282093883" calcext:value-type="float">
            <text:p>-1.1323528209</text:p>
          </table:table-cell>
          <table:table-cell table:formula="of:=ABS([.C152]-[.B152])" office:value-type="float" office:value="0.0082671790611708" calcext:value-type="float">
            <text:p>0.0082671791</text:p>
          </table:table-cell>
        </table:table-row>
        <table:table-row table:style-name="ro1">
          <table:table-cell office:value-type="float" office:value="0.0742188" calcext:value-type="float">
            <text:p>0.0742188</text:p>
          </table:table-cell>
          <table:table-cell office:value-type="float" office:value="-1.13818" calcext:value-type="float">
            <text:p>-1.13818</text:p>
          </table:table-cell>
          <table:table-cell table:formula="of:=LOG([.A153];10)" office:value-type="float" office:value="-1.12948607178178" calcext:value-type="float">
            <text:p>-1.1294860718</text:p>
          </table:table-cell>
          <table:table-cell table:formula="of:=ABS([.C153]-[.B153])" office:value-type="float" office:value="0.00869392821821613" calcext:value-type="float">
            <text:p>0.0086939282</text:p>
          </table:table-cell>
        </table:table-row>
        <table:table-row table:style-name="ro1">
          <table:table-cell office:value-type="float" office:value="0.074707" calcext:value-type="float">
            <text:p>0.074707</text:p>
          </table:table-cell>
          <table:table-cell office:value-type="float" office:value="-1.13525" calcext:value-type="float">
            <text:p>-1.13525</text:p>
          </table:table-cell>
          <table:table-cell table:formula="of:=LOG([.A154];10)" office:value-type="float" office:value="-1.1266387031519" calcext:value-type="float">
            <text:p>-1.1266387032</text:p>
          </table:table-cell>
          <table:table-cell table:formula="of:=ABS([.C154]-[.B154])" office:value-type="float" office:value="0.00861129684810225" calcext:value-type="float">
            <text:p>0.0086112968</text:p>
          </table:table-cell>
        </table:table-row>
        <table:table-row table:style-name="ro1">
          <table:table-cell office:value-type="float" office:value="0.0751953" calcext:value-type="float">
            <text:p>0.0751953</text:p>
          </table:table-cell>
          <table:table-cell office:value-type="float" office:value="-1.13232" calcext:value-type="float">
            <text:p>-1.13232</text:p>
          </table:table-cell>
          <table:table-cell table:formula="of:=LOG([.A155];10)" office:value-type="float" office:value="-1.12380930366174" calcext:value-type="float">
            <text:p>-1.1238093037</text:p>
          </table:table-cell>
          <table:table-cell table:formula="of:=ABS([.C155]-[.B155])" office:value-type="float" office:value="0.00851069633825663" calcext:value-type="float">
            <text:p>0.0085106963</text:p>
          </table:table-cell>
        </table:table-row>
        <table:table-row table:style-name="ro1">
          <table:table-cell office:value-type="float" office:value="0.0756836" calcext:value-type="float">
            <text:p>0.0756836</text:p>
          </table:table-cell>
          <table:table-cell office:value-type="float" office:value="-1.12988" calcext:value-type="float">
            <text:p>-1.12988</text:p>
          </table:table-cell>
          <table:table-cell table:formula="of:=LOG([.A156];10)" office:value-type="float" office:value="-1.12099821826918" calcext:value-type="float">
            <text:p>-1.1209982183</text:p>
          </table:table-cell>
          <table:table-cell table:formula="of:=ABS([.C156]-[.B156])" office:value-type="float" office:value="0.00888178173081533" calcext:value-type="float">
            <text:p>0.0088817817</text:p>
          </table:table-cell>
        </table:table-row>
        <table:table-row table:style-name="ro1">
          <table:table-cell office:value-type="float" office:value="0.0761719" calcext:value-type="float">
            <text:p>0.0761719</text:p>
          </table:table-cell>
          <table:table-cell office:value-type="float" office:value="-1.12695" calcext:value-type="float">
            <text:p>-1.12695</text:p>
          </table:table-cell>
          <table:table-cell table:formula="of:=LOG([.A157];10)" office:value-type="float" office:value="-1.11820521141168" calcext:value-type="float">
            <text:p>-1.1182052114</text:p>
          </table:table-cell>
          <table:table-cell table:formula="of:=ABS([.C157]-[.B157])" office:value-type="float" office:value="0.00874478858832117" calcext:value-type="float">
            <text:p>0.0087447886</text:p>
          </table:table-cell>
        </table:table-row>
        <table:table-row table:style-name="ro1">
          <table:table-cell office:value-type="float" office:value="0.0766602" calcext:value-type="float">
            <text:p>0.0766602</text:p>
          </table:table-cell>
          <table:table-cell office:value-type="float" office:value="-1.12402" calcext:value-type="float">
            <text:p>-1.12402</text:p>
          </table:table-cell>
          <table:table-cell table:formula="of:=LOG([.A158];10)" office:value-type="float" office:value="-1.11543005204249" calcext:value-type="float">
            <text:p>-1.115430052</text:p>
          </table:table-cell>
          <table:table-cell table:formula="of:=ABS([.C158]-[.B158])" office:value-type="float" office:value="0.00858994795750734" calcext:value-type="float">
            <text:p>0.008589948</text:p>
          </table:table-cell>
        </table:table-row>
        <table:table-row table:style-name="ro1">
          <table:table-cell office:value-type="float" office:value="0.0771484" calcext:value-type="float">
            <text:p>0.0771484</text:p>
          </table:table-cell>
          <table:table-cell office:value-type="float" office:value="-1.12158" calcext:value-type="float">
            <text:p>-1.12158</text:p>
          </table:table-cell>
          <table:table-cell table:formula="of:=LOG([.A159];10)" office:value-type="float" office:value="-1.11267307644952" calcext:value-type="float">
            <text:p>-1.1126730764</text:p>
          </table:table-cell>
          <table:table-cell table:formula="of:=ABS([.C159]-[.B159])" office:value-type="float" office:value="0.00890692355047551" calcext:value-type="float">
            <text:p>0.0089069236</text:p>
          </table:table-cell>
        </table:table-row>
        <table:table-row table:style-name="ro1">
          <table:table-cell office:value-type="float" office:value="0.0776367" calcext:value-type="float">
            <text:p>0.0776367</text:p>
          </table:table-cell>
          <table:table-cell office:value-type="float" office:value="-1.11865" calcext:value-type="float">
            <text:p>-1.11865</text:p>
          </table:table-cell>
          <table:table-cell table:formula="of:=LOG([.A160];10)" office:value-type="float" office:value="-1.10993293286957" calcext:value-type="float">
            <text:p>-1.1099329329</text:p>
          </table:table-cell>
          <table:table-cell table:formula="of:=ABS([.C160]-[.B160])" office:value-type="float" office:value="0.00871706713043108" calcext:value-type="float">
            <text:p>0.0087170671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-1.11572" calcext:value-type="float">
            <text:p>-1.11572</text:p>
          </table:table-cell>
          <table:table-cell table:formula="of:=LOG([.A161];10)" office:value-type="float" office:value="-1.10720996964787" calcext:value-type="float">
            <text:p>-1.1072099696</text:p>
          </table:table-cell>
          <table:table-cell table:formula="of:=ABS([.C161]-[.B161])" office:value-type="float" office:value="0.00851003035213171" calcext:value-type="float">
            <text:p>0.0085100304</text:p>
          </table:table-cell>
        </table:table-row>
        <table:table-row table:style-name="ro1">
          <table:table-cell office:value-type="float" office:value="0.0786133" calcext:value-type="float">
            <text:p>0.0786133</text:p>
          </table:table-cell>
          <table:table-cell office:value-type="float" office:value="-1.11328" calcext:value-type="float">
            <text:p>-1.11328</text:p>
          </table:table-cell>
          <table:table-cell table:formula="of:=LOG([.A162];10)" office:value-type="float" office:value="-1.10450397268868" calcext:value-type="float">
            <text:p>-1.1045039727</text:p>
          </table:table-cell>
          <table:table-cell table:formula="of:=ABS([.C162]-[.B162])" office:value-type="float" office:value="0.00877602731132443" calcext:value-type="float">
            <text:p>0.0087760273</text:p>
          </table:table-cell>
        </table:table-row>
        <table:table-row table:style-name="ro1">
          <table:table-cell office:value-type="float" office:value="0.0791016" calcext:value-type="float">
            <text:p>0.0791016</text:p>
          </table:table-cell>
          <table:table-cell office:value-type="float" office:value="-1.11035" calcext:value-type="float">
            <text:p>-1.11035</text:p>
          </table:table-cell>
          <table:table-cell table:formula="of:=LOG([.A163];10)" office:value-type="float" office:value="-1.10181473187346" calcext:value-type="float">
            <text:p>-1.1018147319</text:p>
          </table:table-cell>
          <table:table-cell table:formula="of:=ABS([.C163]-[.B163])" office:value-type="float" office:value="0.00853526812654337" calcext:value-type="float">
            <text:p>0.0085352681</text:p>
          </table:table-cell>
        </table:table-row>
        <table:table-row table:style-name="ro1">
          <table:table-cell office:value-type="float" office:value="0.0795898" calcext:value-type="float">
            <text:p>0.0795898</text:p>
          </table:table-cell>
          <table:table-cell office:value-type="float" office:value="-1.10791" calcext:value-type="float">
            <text:p>-1.10791</text:p>
          </table:table-cell>
          <table:table-cell table:formula="of:=LOG([.A164];10)" office:value-type="float" office:value="-1.09914258662865" calcext:value-type="float">
            <text:p>-1.0991425866</text:p>
          </table:table-cell>
          <table:table-cell table:formula="of:=ABS([.C164]-[.B164])" office:value-type="float" office:value="0.00876741337135334" calcext:value-type="float">
            <text:p>0.0087674134</text:p>
          </table:table-cell>
        </table:table-row>
        <table:table-row table:style-name="ro1">
          <table:table-cell office:value-type="float" office:value="0.0800781" calcext:value-type="float">
            <text:p>0.0800781</text:p>
          </table:table-cell>
          <table:table-cell office:value-type="float" office:value="-1.10498" calcext:value-type="float">
            <text:p>-1.10498</text:p>
          </table:table-cell>
          <table:table-cell table:formula="of:=LOG([.A165];10)" office:value-type="float" office:value="-1.09648623984074" calcext:value-type="float">
            <text:p>-1.0964862398</text:p>
          </table:table-cell>
          <table:table-cell table:formula="of:=ABS([.C165]-[.B165])" office:value-type="float" office:value="0.00849376015926495" calcext:value-type="float">
            <text:p>0.0084937602</text:p>
          </table:table-cell>
        </table:table-row>
        <table:table-row table:style-name="ro1">
          <table:table-cell office:value-type="float" office:value="0.0805664" calcext:value-type="float">
            <text:p>0.0805664</text:p>
          </table:table-cell>
          <table:table-cell office:value-type="float" office:value="-1.10205" calcext:value-type="float">
            <text:p>-1.10205</text:p>
          </table:table-cell>
          <table:table-cell table:formula="of:=LOG([.A166];10)" office:value-type="float" office:value="-1.09384604178061" calcext:value-type="float">
            <text:p>-1.0938460418</text:p>
          </table:table-cell>
          <table:table-cell table:formula="of:=ABS([.C166]-[.B166])" office:value-type="float" office:value="0.00820395821938846" calcext:value-type="float">
            <text:p>0.0082039582</text:p>
          </table:table-cell>
        </table:table-row>
        <table:table-row table:style-name="ro1">
          <table:table-cell office:value-type="float" office:value="0.0810547" calcext:value-type="float">
            <text:p>0.0810547</text:p>
          </table:table-cell>
          <table:table-cell office:value-type="float" office:value="-1.09961" calcext:value-type="float">
            <text:p>-1.09961</text:p>
          </table:table-cell>
          <table:table-cell table:formula="of:=LOG([.A167];10)" office:value-type="float" office:value="-1.09122179728821" calcext:value-type="float">
            <text:p>-1.0912217973</text:p>
          </table:table-cell>
          <table:table-cell table:formula="of:=ABS([.C167]-[.B167])" office:value-type="float" office:value="0.00838820271179142" calcext:value-type="float">
            <text:p>0.0083882027</text:p>
          </table:table-cell>
        </table:table-row>
        <table:table-row table:style-name="ro1">
          <table:table-cell office:value-type="float" office:value="0.081543" calcext:value-type="float">
            <text:p>0.081543</text:p>
          </table:table-cell>
          <table:table-cell office:value-type="float" office:value="-1.09668" calcext:value-type="float">
            <text:p>-1.09668</text:p>
          </table:table-cell>
          <table:table-cell table:formula="of:=LOG([.A168];10)" office:value-type="float" office:value="-1.08861331472003" calcext:value-type="float">
            <text:p>-1.0886133147</text:p>
          </table:table-cell>
          <table:table-cell table:formula="of:=ABS([.C168]-[.B168])" office:value-type="float" office:value="0.00806668527996712" calcext:value-type="float">
            <text:p>0.0080666853</text:p>
          </table:table-cell>
        </table:table-row>
        <table:table-row table:style-name="ro1">
          <table:table-cell office:value-type="float" office:value="0.0820312" calcext:value-type="float">
            <text:p>0.0820312</text:p>
          </table:table-cell>
          <table:table-cell office:value-type="float" office:value="-1.09375" calcext:value-type="float">
            <text:p>-1.09375</text:p>
          </table:table-cell>
          <table:table-cell table:formula="of:=LOG([.A169];10)" office:value-type="float" office:value="-1.08602093529084" calcext:value-type="float">
            <text:p>-1.0860209353</text:p>
          </table:table-cell>
          <table:table-cell table:formula="of:=ABS([.C169]-[.B169])" office:value-type="float" office:value="0.0077290647091619" calcext:value-type="float">
            <text:p>0.0077290647</text:p>
          </table:table-cell>
        </table:table-row>
        <table:table-row table:style-name="ro1">
          <table:table-cell office:value-type="float" office:value="0.0825195" calcext:value-type="float">
            <text:p>0.0825195</text:p>
          </table:table-cell>
          <table:table-cell office:value-type="float" office:value="-1.09131" calcext:value-type="float">
            <text:p>-1.09131</text:p>
          </table:table-cell>
          <table:table-cell table:formula="of:=LOG([.A170];10)" office:value-type="float" office:value="-1.0834434121567" calcext:value-type="float">
            <text:p>-1.0834434122</text:p>
          </table:table-cell>
          <table:table-cell table:formula="of:=ABS([.C170]-[.B170])" office:value-type="float" office:value="0.00786658784329997" calcext:value-type="float">
            <text:p>0.0078665878</text:p>
          </table:table-cell>
        </table:table-row>
        <table:table-row table:style-name="ro1">
          <table:table-cell office:value-type="float" office:value="0.0830078" calcext:value-type="float">
            <text:p>0.0830078</text:p>
          </table:table-cell>
          <table:table-cell office:value-type="float" office:value="-1.08838" calcext:value-type="float">
            <text:p>-1.08838</text:p>
          </table:table-cell>
          <table:table-cell table:formula="of:=LOG([.A171];10)" office:value-type="float" office:value="-1.08088109632516" calcext:value-type="float">
            <text:p>-1.0808810963</text:p>
          </table:table-cell>
          <table:table-cell table:formula="of:=ABS([.C171]-[.B171])" office:value-type="float" office:value="0.0074989036748363" calcext:value-type="float">
            <text:p>0.0074989037</text:p>
          </table:table-cell>
        </table:table-row>
        <table:table-row table:style-name="ro1">
          <table:table-cell office:value-type="float" office:value="0.0834961" calcext:value-type="float">
            <text:p>0.0834961</text:p>
          </table:table-cell>
          <table:table-cell office:value-type="float" office:value="-1.08545" calcext:value-type="float">
            <text:p>-1.08545</text:p>
          </table:table-cell>
          <table:table-cell table:formula="of:=LOG([.A172];10)" office:value-type="float" office:value="-1.07833380940305" calcext:value-type="float">
            <text:p>-1.0783338094</text:p>
          </table:table-cell>
          <table:table-cell table:formula="of:=ABS([.C172]-[.B172])" office:value-type="float" office:value="0.00711619059695234" calcext:value-type="float">
            <text:p>0.0071161906</text:p>
          </table:table-cell>
        </table:table-row>
        <table:table-row table:style-name="ro1">
          <table:table-cell office:value-type="float" office:value="0.0839844" calcext:value-type="float">
            <text:p>0.0839844</text:p>
          </table:table-cell>
          <table:table-cell office:value-type="float" office:value="-1.08301" calcext:value-type="float">
            <text:p>-1.08301</text:p>
          </table:table-cell>
          <table:table-cell table:formula="of:=LOG([.A173];10)" office:value-type="float" office:value="-1.07580137611791" calcext:value-type="float">
            <text:p>-1.0758013761</text:p>
          </table:table-cell>
          <table:table-cell table:formula="of:=ABS([.C173]-[.B173])" office:value-type="float" office:value="0.00720862388209387" calcext:value-type="float">
            <text:p>0.0072086239</text:p>
          </table:table-cell>
        </table:table-row>
        <table:table-row table:style-name="ro1">
          <table:table-cell office:value-type="float" office:value="0.0844727" calcext:value-type="float">
            <text:p>0.0844727</text:p>
          </table:table-cell>
          <table:table-cell office:value-type="float" office:value="-1.08008" calcext:value-type="float">
            <text:p>-1.08008</text:p>
          </table:table-cell>
          <table:table-cell table:formula="of:=LOG([.A174];10)" office:value-type="float" office:value="-1.07328362424566" calcext:value-type="float">
            <text:p>-1.0732836242</text:p>
          </table:table-cell>
          <table:table-cell table:formula="of:=ABS([.C174]-[.B174])" office:value-type="float" office:value="0.00679637575434033" calcext:value-type="float">
            <text:p>0.0067963758</text:p>
          </table:table-cell>
        </table:table-row>
        <table:table-row table:style-name="ro1">
          <table:table-cell office:value-type="float" office:value="0.0849609" calcext:value-type="float">
            <text:p>0.0849609</text:p>
          </table:table-cell>
          <table:table-cell office:value-type="float" office:value="-1.07764" calcext:value-type="float">
            <text:p>-1.07764</text:p>
          </table:table-cell>
          <table:table-cell table:formula="of:=LOG([.A175];10)" office:value-type="float" office:value="-1.07078089570983" calcext:value-type="float">
            <text:p>-1.0707808957</text:p>
          </table:table-cell>
          <table:table-cell table:formula="of:=ABS([.C175]-[.B175])" office:value-type="float" office:value="0.00685910429016534" calcext:value-type="float">
            <text:p>0.0068591043</text:p>
          </table:table-cell>
        </table:table-row>
        <table:table-row table:style-name="ro1">
          <table:table-cell office:value-type="float" office:value="0.0854492" calcext:value-type="float">
            <text:p>0.0854492</text:p>
          </table:table-cell>
          <table:table-cell office:value-type="float" office:value="-1.07471" calcext:value-type="float">
            <text:p>-1.07471</text:p>
          </table:table-cell>
          <table:table-cell table:formula="of:=LOG([.A176];10)" office:value-type="float" office:value="-1.06829199891413" calcext:value-type="float">
            <text:p>-1.0682919989</text:p>
          </table:table-cell>
          <table:table-cell table:formula="of:=ABS([.C176]-[.B176])" office:value-type="float" office:value="0.0064180010858732" calcext:value-type="float">
            <text:p>0.0064180011</text:p>
          </table:table-cell>
        </table:table-row>
        <table:table-row table:style-name="ro1">
          <table:table-cell office:value-type="float" office:value="0.0859375" calcext:value-type="float">
            <text:p>0.0859375</text:p>
          </table:table-cell>
          <table:table-cell office:value-type="float" office:value="-1.07178" calcext:value-type="float">
            <text:p>-1.07178</text:p>
          </table:table-cell>
          <table:table-cell table:formula="of:=LOG([.A177];10)" office:value-type="float" office:value="-1.06581728448964" calcext:value-type="float">
            <text:p>-1.0658172845</text:p>
          </table:table-cell>
          <table:table-cell table:formula="of:=ABS([.C177]-[.B177])" office:value-type="float" office:value="0.00596271551035676" calcext:value-type="float">
            <text:p>0.0059627155</text:p>
          </table:table-cell>
        </table:table-row>
        <table:table-row table:style-name="ro1">
          <table:table-cell office:value-type="float" office:value="0.0864258" calcext:value-type="float">
            <text:p>0.0864258</text:p>
          </table:table-cell>
          <table:table-cell office:value-type="float" office:value="-1.06934" calcext:value-type="float">
            <text:p>-1.06934</text:p>
          </table:table-cell>
          <table:table-cell table:formula="of:=LOG([.A178];10)" office:value-type="float" office:value="-1.06335659172218" calcext:value-type="float">
            <text:p>-1.0633565917</text:p>
          </table:table-cell>
          <table:table-cell table:formula="of:=ABS([.C178]-[.B178])" office:value-type="float" office:value="0.00598340827782318" calcext:value-type="float">
            <text:p>0.0059834083</text:p>
          </table:table-cell>
        </table:table-row>
        <table:table-row table:style-name="ro1">
          <table:table-cell office:value-type="float" office:value="0.0869141" calcext:value-type="float">
            <text:p>0.0869141</text:p>
          </table:table-cell>
          <table:table-cell office:value-type="float" office:value="-1.06641" calcext:value-type="float">
            <text:p>-1.06641</text:p>
          </table:table-cell>
          <table:table-cell table:formula="of:=LOG([.A179];10)" office:value-type="float" office:value="-1.06090976261395" calcext:value-type="float">
            <text:p>-1.0609097626</text:p>
          </table:table-cell>
          <table:table-cell table:formula="of:=ABS([.C179]-[.B179])" office:value-type="float" office:value="0.00550023738605043" calcext:value-type="float">
            <text:p>0.0055002374</text:p>
          </table:table-cell>
        </table:table-row>
        <table:table-row table:style-name="ro1">
          <table:table-cell office:value-type="float" office:value="0.0874023" calcext:value-type="float">
            <text:p>0.0874023</text:p>
          </table:table-cell>
          <table:table-cell office:value-type="float" office:value="-1.06348" calcext:value-type="float">
            <text:p>-1.06348</text:p>
          </table:table-cell>
          <table:table-cell table:formula="of:=LOG([.A180];10)" office:value-type="float" office:value="-1.05847713871382" calcext:value-type="float">
            <text:p>-1.0584771387</text:p>
          </table:table-cell>
          <table:table-cell table:formula="of:=ABS([.C180]-[.B180])" office:value-type="float" office:value="0.0050028612861821" calcext:value-type="float">
            <text:p>0.0050028613</text:p>
          </table:table-cell>
        </table:table-row>
        <table:table-row table:style-name="ro1">
          <table:table-cell office:value-type="float" office:value="0.0878906" calcext:value-type="float">
            <text:p>0.0878906</text:p>
          </table:table-cell>
          <table:table-cell office:value-type="float" office:value="-1.06104" calcext:value-type="float">
            <text:p>-1.06104</text:p>
          </table:table-cell>
          <table:table-cell table:formula="of:=LOG([.A181];10)" office:value-type="float" office:value="-1.05605757073316" calcext:value-type="float">
            <text:p>-1.0560575707</text:p>
          </table:table-cell>
          <table:table-cell table:formula="of:=ABS([.C181]-[.B181])" office:value-type="float" office:value="0.00498242926684278" calcext:value-type="float">
            <text:p>0.0049824293</text:p>
          </table:table-cell>
        </table:table-row>
        <table:table-row table:style-name="ro1">
          <table:table-cell office:value-type="float" office:value="0.0883789" calcext:value-type="float">
            <text:p>0.0883789</text:p>
          </table:table-cell>
          <table:table-cell office:value-type="float" office:value="-1.05811" calcext:value-type="float">
            <text:p>-1.05811</text:p>
          </table:table-cell>
          <table:table-cell table:formula="of:=LOG([.A182];10)" office:value-type="float" office:value="-1.05365140814715" calcext:value-type="float">
            <text:p>-1.0536514081</text:p>
          </table:table-cell>
          <table:table-cell table:formula="of:=ABS([.C182]-[.B182])" office:value-type="float" office:value="0.00445859185285258" calcext:value-type="float">
            <text:p>0.0044585919</text:p>
          </table:table-cell>
        </table:table-row>
        <table:table-row table:style-name="ro1">
          <table:table-cell office:value-type="float" office:value="0.0888672" calcext:value-type="float">
            <text:p>0.0888672</text:p>
          </table:table-cell>
          <table:table-cell office:value-type="float" office:value="-1.05518" calcext:value-type="float">
            <text:p>-1.05518</text:p>
          </table:table-cell>
          <table:table-cell table:formula="of:=LOG([.A183];10)" office:value-type="float" office:value="-1.05125850323115" calcext:value-type="float">
            <text:p>-1.0512585032</text:p>
          </table:table-cell>
          <table:table-cell table:formula="of:=ABS([.C183]-[.B183])" office:value-type="float" office:value="0.00392149676885278" calcext:value-type="float">
            <text:p>0.0039214968</text:p>
          </table:table-cell>
        </table:table-row>
        <table:table-row table:style-name="ro1">
          <table:table-cell office:value-type="float" office:value="0.0893555" calcext:value-type="float">
            <text:p>0.0893555</text:p>
          </table:table-cell>
          <table:table-cell office:value-type="float" office:value="-1.05273" calcext:value-type="float">
            <text:p>-1.05273</text:p>
          </table:table-cell>
          <table:table-cell table:formula="of:=LOG([.A184];10)" office:value-type="float" office:value="-1.04887871068898" calcext:value-type="float">
            <text:p>-1.0488787107</text:p>
          </table:table-cell>
          <table:table-cell table:formula="of:=ABS([.C184]-[.B184])" office:value-type="float" office:value="0.00385128931101875" calcext:value-type="float">
            <text:p>0.0038512893</text:p>
          </table:table-cell>
        </table:table-row>
        <table:table-row table:style-name="ro1">
          <table:table-cell office:value-type="float" office:value="0.0898438" calcext:value-type="float">
            <text:p>0.0898438</text:p>
          </table:table-cell>
          <table:table-cell office:value-type="float" office:value="-1.0498" calcext:value-type="float">
            <text:p>-1.0498</text:p>
          </table:table-cell>
          <table:table-cell table:formula="of:=LOG([.A185];10)" office:value-type="float" office:value="-1.0465118876" calcext:value-type="float">
            <text:p>-1.0465118876</text:p>
          </table:table-cell>
          <table:table-cell table:formula="of:=ABS([.C185]-[.B185])" office:value-type="float" office:value="0.0032881123999966" calcext:value-type="float">
            <text:p>0.0032881124</text:p>
          </table:table-cell>
        </table:table-row>
        <table:table-row table:style-name="ro1">
          <table:table-cell office:value-type="float" office:value="0.090332" calcext:value-type="float">
            <text:p>0.090332</text:p>
          </table:table-cell>
          <table:table-cell office:value-type="float" office:value="-1.04688" calcext:value-type="float">
            <text:p>-1.04688</text:p>
          </table:table-cell>
          <table:table-cell table:formula="of:=LOG([.A186];10)" office:value-type="float" office:value="-1.04415837414322" calcext:value-type="float">
            <text:p>-1.0441583741</text:p>
          </table:table-cell>
          <table:table-cell table:formula="of:=ABS([.C186]-[.B186])" office:value-type="float" office:value="0.00272162585677949" calcext:value-type="float">
            <text:p>0.0027216259</text:p>
          </table:table-cell>
        </table:table-row>
        <table:table-row table:style-name="ro1">
          <table:table-cell office:value-type="float" office:value="0.0908203" calcext:value-type="float">
            <text:p>0.0908203</text:p>
          </table:table-cell>
          <table:table-cell office:value-type="float" office:value="-1.04443" calcext:value-type="float">
            <text:p>-1.04443</text:p>
          </table:table-cell>
          <table:table-cell table:formula="of:=LOG([.A187];10)" office:value-type="float" office:value="-1.04181706785975" calcext:value-type="float">
            <text:p>-1.0418170679</text:p>
          </table:table-cell>
          <table:table-cell table:formula="of:=ABS([.C187]-[.B187])" office:value-type="float" office:value="0.00261293214025482" calcext:value-type="float">
            <text:p>0.0026129321</text:p>
          </table:table-cell>
        </table:table-row>
        <table:table-row table:style-name="ro1">
          <table:table-cell office:value-type="float" office:value="0.0913086" calcext:value-type="float">
            <text:p>0.0913086</text:p>
          </table:table-cell>
          <table:table-cell office:value-type="float" office:value="-1.0415" calcext:value-type="float">
            <text:p>-1.0415</text:p>
          </table:table-cell>
          <table:table-cell table:formula="of:=LOG([.A188];10)" office:value-type="float" office:value="-1.03948831604019" calcext:value-type="float">
            <text:p>-1.039488316</text:p>
          </table:table-cell>
          <table:table-cell table:formula="of:=ABS([.C188]-[.B188])" office:value-type="float" office:value="0.00201168395981388" calcext:value-type="float">
            <text:p>0.002011684</text:p>
          </table:table-cell>
        </table:table-row>
        <table:table-row table:style-name="ro1">
          <table:table-cell office:value-type="float" office:value="0.0917969" calcext:value-type="float">
            <text:p>0.0917969</text:p>
          </table:table-cell>
          <table:table-cell office:value-type="float" office:value="-1.03906" calcext:value-type="float">
            <text:p>-1.03906</text:p>
          </table:table-cell>
          <table:table-cell table:formula="of:=LOG([.A189];10)" office:value-type="float" office:value="-1.03717198476419" calcext:value-type="float">
            <text:p>-1.0371719848</text:p>
          </table:table-cell>
          <table:table-cell table:formula="of:=ABS([.C189]-[.B189])" office:value-type="float" office:value="0.00188801523581472" calcext:value-type="float">
            <text:p>0.0018880152</text:p>
          </table:table-cell>
        </table:table-row>
        <table:table-row table:style-name="ro1">
          <table:table-cell office:value-type="float" office:value="0.0922852" calcext:value-type="float">
            <text:p>0.0922852</text:p>
          </table:table-cell>
          <table:table-cell office:value-type="float" office:value="-1.03613" calcext:value-type="float">
            <text:p>-1.03613</text:p>
          </table:table-cell>
          <table:table-cell table:formula="of:=LOG([.A190];10)" office:value-type="float" office:value="-1.03486794224284" calcext:value-type="float">
            <text:p>-1.0348679422</text:p>
          </table:table-cell>
          <table:table-cell table:formula="of:=ABS([.C190]-[.B190])" office:value-type="float" office:value="0.00126205775715671" calcext:value-type="float">
            <text:p>0.0012620578</text:p>
          </table:table-cell>
        </table:table-row>
        <table:table-row table:style-name="ro1">
          <table:table-cell office:value-type="float" office:value="0.0927734" calcext:value-type="float">
            <text:p>0.0927734</text:p>
          </table:table-cell>
          <table:table-cell office:value-type="float" office:value="-1.0332" calcext:value-type="float">
            <text:p>-1.0332</text:p>
          </table:table-cell>
          <table:table-cell table:formula="of:=LOG([.A191];10)" office:value-type="float" office:value="-1.0325765268974" calcext:value-type="float">
            <text:p>-1.0325765269</text:p>
          </table:table-cell>
          <table:table-cell table:formula="of:=ABS([.C191]-[.B191])" office:value-type="float" office:value="0.000623473102599137" calcext:value-type="float">
            <text:p>0.0006234731</text:p>
          </table:table-cell>
        </table:table-row>
        <table:table-row table:style-name="ro1">
          <table:table-cell office:value-type="float" office:value="0.0932617" calcext:value-type="float">
            <text:p>0.0932617</text:p>
          </table:table-cell>
          <table:table-cell office:value-type="float" office:value="-1.03076" calcext:value-type="float">
            <text:p>-1.03076</text:p>
          </table:table-cell>
          <table:table-cell table:formula="of:=LOG([.A192];10)" office:value-type="float" office:value="-1.03029667236973" calcext:value-type="float">
            <text:p>-1.0302966724</text:p>
          </table:table-cell>
          <table:table-cell table:formula="of:=ABS([.C192]-[.B192])" office:value-type="float" office:value="0.000463327630270571" calcext:value-type="float">
            <text:p>0.0004633276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-1.02783" calcext:value-type="float">
            <text:p>-1.02783</text:p>
          </table:table-cell>
          <table:table-cell table:formula="of:=LOG([.A193];10)" office:value-type="float" office:value="-1.02802872360024" calcext:value-type="float">
            <text:p>-1.0280287236</text:p>
          </table:table-cell>
          <table:table-cell table:formula="of:=ABS([.C193]-[.B193])" office:value-type="float" office:value="0.0001987236002432" calcext:value-type="float">
            <text:p>0.0001987236</text:p>
          </table:table-cell>
        </table:table-row>
        <table:table-row table:style-name="ro1">
          <table:table-cell office:value-type="float" office:value="0.0942383" calcext:value-type="float">
            <text:p>0.0942383</text:p>
          </table:table-cell>
          <table:table-cell office:value-type="float" office:value="-1.02588" calcext:value-type="float">
            <text:p>-1.02588</text:p>
          </table:table-cell>
          <table:table-cell table:formula="of:=LOG([.A194];10)" office:value-type="float" office:value="-1.02577255688718" calcext:value-type="float">
            <text:p>-1.0257725569</text:p>
          </table:table-cell>
          <table:table-cell table:formula="of:=ABS([.C194]-[.B194])" office:value-type="float" office:value="0.000107443112822292" calcext:value-type="float">
            <text:p>0.0001074431</text:p>
          </table:table-cell>
        </table:table-row>
        <table:table-row table:style-name="ro1">
          <table:table-cell office:value-type="float" office:value="0.0947266" calcext:value-type="float">
            <text:p>0.0947266</text:p>
          </table:table-cell>
          <table:table-cell office:value-type="float" office:value="-1.02393" calcext:value-type="float">
            <text:p>-1.02393</text:p>
          </table:table-cell>
          <table:table-cell table:formula="of:=LOG([.A195];10)" office:value-type="float" office:value="-1.02352805044671" calcext:value-type="float">
            <text:p>-1.0235280504</text:p>
          </table:table-cell>
          <table:table-cell table:formula="of:=ABS([.C195]-[.B195])" office:value-type="float" office:value="0.00040194955328654" calcext:value-type="float">
            <text:p>0.0004019496</text:p>
          </table:table-cell>
        </table:table-row>
        <table:table-row table:style-name="ro1">
          <table:table-cell office:value-type="float" office:value="0.0952148" calcext:value-type="float">
            <text:p>0.0952148</text:p>
          </table:table-cell>
          <table:table-cell office:value-type="float" office:value="-1.02197" calcext:value-type="float">
            <text:p>-1.02197</text:p>
          </table:table-cell>
          <table:table-cell table:formula="of:=LOG([.A196];10)" office:value-type="float" office:value="-1.02129554049407" calcext:value-type="float">
            <text:p>-1.0212955405</text:p>
          </table:table-cell>
          <table:table-cell table:formula="of:=ABS([.C196]-[.B196])" office:value-type="float" office:value="0.000674459505932479" calcext:value-type="float">
            <text:p>0.0006744595</text:p>
          </table:table-cell>
        </table:table-row>
        <table:table-row table:style-name="ro1">
          <table:table-cell office:value-type="float" office:value="0.0957031" calcext:value-type="float">
            <text:p>0.0957031</text:p>
          </table:table-cell>
          <table:table-cell office:value-type="float" office:value="-1.02002" calcext:value-type="float">
            <text:p>-1.02002</text:p>
          </table:table-cell>
          <table:table-cell table:formula="of:=LOG([.A197];10)" office:value-type="float" office:value="-1.01907399439569" calcext:value-type="float">
            <text:p>-1.0190739944</text:p>
          </table:table-cell>
          <table:table-cell table:formula="of:=ABS([.C197]-[.B197])" office:value-type="float" office:value="0.000946005604313793" calcext:value-type="float">
            <text:p>0.0009460056</text:p>
          </table:table-cell>
        </table:table-row>
        <table:table-row table:style-name="ro1">
          <table:table-cell office:value-type="float" office:value="0.0961914" calcext:value-type="float">
            <text:p>0.0961914</text:p>
          </table:table-cell>
          <table:table-cell office:value-type="float" office:value="-1.01807" calcext:value-type="float">
            <text:p>-1.01807</text:p>
          </table:table-cell>
          <table:table-cell table:formula="of:=LOG([.A198];10)" office:value-type="float" office:value="-1.01686375436032" calcext:value-type="float">
            <text:p>-1.0168637544</text:p>
          </table:table-cell>
          <table:table-cell table:formula="of:=ABS([.C198]-[.B198])" office:value-type="float" office:value="0.00120624563968041" calcext:value-type="float">
            <text:p>0.0012062456</text:p>
          </table:table-cell>
        </table:table-row>
        <table:table-row table:style-name="ro1">
          <table:table-cell office:value-type="float" office:value="0.0966797" calcext:value-type="float">
            <text:p>0.0966797</text:p>
          </table:table-cell>
          <table:table-cell office:value-type="float" office:value="-1.01611" calcext:value-type="float">
            <text:p>-1.01611</text:p>
          </table:table-cell>
          <table:table-cell table:formula="of:=LOG([.A199];10)" office:value-type="float" office:value="-1.01466470589106" calcext:value-type="float">
            <text:p>-1.0146647059</text:p>
          </table:table-cell>
          <table:table-cell table:formula="of:=ABS([.C199]-[.B199])" office:value-type="float" office:value="0.00144529410894023" calcext:value-type="float">
            <text:p>0.0014452941</text:p>
          </table:table-cell>
        </table:table-row>
        <table:table-row table:style-name="ro1">
          <table:table-cell office:value-type="float" office:value="0.097168" calcext:value-type="float">
            <text:p>0.097168</text:p>
          </table:table-cell>
          <table:table-cell office:value-type="float" office:value="-1.01416" calcext:value-type="float">
            <text:p>-1.01416</text:p>
          </table:table-cell>
          <table:table-cell table:formula="of:=LOG([.A200];10)" office:value-type="float" office:value="-1.01247673622151" calcext:value-type="float">
            <text:p>-1.0124767362</text:p>
          </table:table-cell>
          <table:table-cell table:formula="of:=ABS([.C200]-[.B200])" office:value-type="float" office:value="0.00168326377848826" calcext:value-type="float">
            <text:p>0.0016832638</text:p>
          </table:table-cell>
        </table:table-row>
        <table:table-row table:style-name="ro1">
          <table:table-cell office:value-type="float" office:value="0.0976562" calcext:value-type="float">
            <text:p>0.0976562</text:p>
          </table:table-cell>
          <table:table-cell office:value-type="float" office:value="-1.01221" calcext:value-type="float">
            <text:p>-1.01221</text:p>
          </table:table-cell>
          <table:table-cell table:formula="of:=LOG([.A201];10)" office:value-type="float" office:value="-1.01030017899864" calcext:value-type="float">
            <text:p>-1.010300179</text:p>
          </table:table-cell>
          <table:table-cell table:formula="of:=ABS([.C201]-[.B201])" office:value-type="float" office:value="0.00190982100135639" calcext:value-type="float">
            <text:p>0.001909821</text:p>
          </table:table-cell>
        </table:table-row>
        <table:table-row table:style-name="ro1">
          <table:table-cell office:value-type="float" office:value="0.0981445" calcext:value-type="float">
            <text:p>0.0981445</text:p>
          </table:table-cell>
          <table:table-cell office:value-type="float" office:value="-1.01025" calcext:value-type="float">
            <text:p>-1.01025</text:p>
          </table:table-cell>
          <table:table-cell table:formula="of:=LOG([.A202];10)" office:value-type="float" office:value="-1.00813403316615" calcext:value-type="float">
            <text:p>-1.0081340332</text:p>
          </table:table-cell>
          <table:table-cell table:formula="of:=ABS([.C202]-[.B202])" office:value-type="float" office:value="0.00211596683385395" calcext:value-type="float">
            <text:p>0.0021159668</text:p>
          </table:table-cell>
        </table:table-row>
        <table:table-row table:style-name="ro1">
          <table:table-cell office:value-type="float" office:value="0.0986328" calcext:value-type="float">
            <text:p>0.0986328</text:p>
          </table:table-cell>
          <table:table-cell office:value-type="float" office:value="-1.0083" calcext:value-type="float">
            <text:p>-1.0083</text:p>
          </table:table-cell>
          <table:table-cell table:formula="of:=LOG([.A203];10)" office:value-type="float" office:value="-1.00597863789647" calcext:value-type="float">
            <text:p>-1.0059786379</text:p>
          </table:table-cell>
          <table:table-cell table:formula="of:=ABS([.C203]-[.B203])" office:value-type="float" office:value="0.00232136210352651" calcext:value-type="float">
            <text:p>0.0023213621</text:p>
          </table:table-cell>
        </table:table-row>
        <table:table-row table:style-name="ro1">
          <table:table-cell office:value-type="float" office:value="0.0991211" calcext:value-type="float">
            <text:p>0.0991211</text:p>
          </table:table-cell>
          <table:table-cell office:value-type="float" office:value="-1.00635" calcext:value-type="float">
            <text:p>-1.00635</text:p>
          </table:table-cell>
          <table:table-cell table:formula="of:=LOG([.A204];10)" office:value-type="float" office:value="-1.0038338870065" calcext:value-type="float">
            <text:p>-1.003833887</text:p>
          </table:table-cell>
          <table:table-cell table:formula="of:=ABS([.C204]-[.B204])" office:value-type="float" office:value="0.00251611299350452" calcext:value-type="float">
            <text:p>0.002516113</text:p>
          </table:table-cell>
        </table:table-row>
        <table:table-row table:style-name="ro1">
          <table:table-cell office:value-type="float" office:value="0.0996094" calcext:value-type="float">
            <text:p>0.0996094</text:p>
          </table:table-cell>
          <table:table-cell office:value-type="float" office:value="-1.00439" calcext:value-type="float">
            <text:p>-1.00439</text:p>
          </table:table-cell>
          <table:table-cell table:formula="of:=LOG([.A205];10)" office:value-type="float" office:value="-1.00169967587851" calcext:value-type="float">
            <text:p>-1.0016996759</text:p>
          </table:table-cell>
          <table:table-cell table:formula="of:=ABS([.C205]-[.B205])" office:value-type="float" office:value="0.00269032412149128" calcext:value-type="float">
            <text:p>0.0026903241</text:p>
          </table:table-cell>
        </table:table-row>
        <table:table-row table:style-name="ro1">
          <table:table-cell office:value-type="float" office:value="0.100098" calcext:value-type="float">
            <text:p>0.100098</text:p>
          </table:table-cell>
          <table:table-cell office:value-type="float" office:value="-1.00244" calcext:value-type="float">
            <text:p>-1.00244</text:p>
          </table:table-cell>
          <table:table-cell table:formula="of:=LOG([.A206];10)" office:value-type="float" office:value="-0.999574599819793" calcext:value-type="float">
            <text:p>-0.9995745998</text:p>
          </table:table-cell>
          <table:table-cell table:formula="of:=ABS([.C206]-[.B206])" office:value-type="float" office:value="0.00286540018020642" calcext:value-type="float">
            <text:p>0.0028654002</text:p>
          </table:table-cell>
        </table:table-row>
        <table:table-row table:style-name="ro1">
          <table:table-cell office:value-type="float" office:value="0.100586" calcext:value-type="float">
            <text:p>0.100586</text:p>
          </table:table-cell>
          <table:table-cell office:value-type="float" office:value="-1.00049" calcext:value-type="float">
            <text:p>-1.00049</text:p>
          </table:table-cell>
          <table:table-cell table:formula="of:=LOG([.A207];10)" office:value-type="float" office:value="-0.997462462081842" calcext:value-type="float">
            <text:p>-0.9974624621</text:p>
          </table:table-cell>
          <table:table-cell table:formula="of:=ABS([.C207]-[.B207])" office:value-type="float" office:value="0.00302753791815846" calcext:value-type="float">
            <text:p>0.0030275379</text:p>
          </table:table-cell>
        </table:table-row>
        <table:table-row table:style-name="ro1">
          <table:table-cell office:value-type="float" office:value="0.101074" calcext:value-type="float">
            <text:p>0.101074</text:p>
          </table:table-cell>
          <table:table-cell office:value-type="float" office:value="-0.998535" calcext:value-type="float">
            <text:p>-0.998535</text:p>
          </table:table-cell>
          <table:table-cell table:formula="of:=LOG([.A208];10)" office:value-type="float" office:value="-0.995360546770249" calcext:value-type="float">
            <text:p>-0.9953605468</text:p>
          </table:table-cell>
          <table:table-cell table:formula="of:=ABS([.C208]-[.B208])" office:value-type="float" office:value="0.00317445322975063" calcext:value-type="float">
            <text:p>0.0031744532</text:p>
          </table:table-cell>
        </table:table-row>
        <table:table-row table:style-name="ro1">
          <table:table-cell office:value-type="float" office:value="0.101562" calcext:value-type="float">
            <text:p>0.101562</text:p>
          </table:table-cell>
          <table:table-cell office:value-type="float" office:value="-0.996582" calcext:value-type="float">
            <text:p>-0.996582</text:p>
          </table:table-cell>
          <table:table-cell table:formula="of:=LOG([.A209];10)" office:value-type="float" office:value="-0.993268755411436" calcext:value-type="float">
            <text:p>-0.9932687554</text:p>
          </table:table-cell>
          <table:table-cell table:formula="of:=ABS([.C209]-[.B209])" office:value-type="float" office:value="0.00331324458856386" calcext:value-type="float">
            <text:p>0.0033132446</text:p>
          </table:table-cell>
        </table:table-row>
        <table:table-row table:style-name="ro1">
          <table:table-cell office:value-type="float" office:value="0.102051" calcext:value-type="float">
            <text:p>0.102051</text:p>
          </table:table-cell>
          <table:table-cell office:value-type="float" office:value="-0.994629" calcext:value-type="float">
            <text:p>-0.994629</text:p>
          </table:table-cell>
          <table:table-cell table:formula="of:=LOG([.A210];10)" office:value-type="float" office:value="-0.991182735265852" calcext:value-type="float">
            <text:p>-0.9911827353</text:p>
          </table:table-cell>
          <table:table-cell table:formula="of:=ABS([.C210]-[.B210])" office:value-type="float" office:value="0.00344626473414777" calcext:value-type="float">
            <text:p>0.0034462647</text:p>
          </table:table-cell>
        </table:table-row>
        <table:table-row table:style-name="ro1">
          <table:table-cell office:value-type="float" office:value="0.102539" calcext:value-type="float">
            <text:p>0.102539</text:p>
          </table:table-cell>
          <table:table-cell office:value-type="float" office:value="-0.992676" calcext:value-type="float">
            <text:p>-0.992676</text:p>
          </table:table-cell>
          <table:table-cell table:formula="of:=LOG([.A211];10)" office:value-type="float" office:value="-0.989110922282782" calcext:value-type="float">
            <text:p>-0.9891109223</text:p>
          </table:table-cell>
          <table:table-cell table:formula="of:=ABS([.C211]-[.B211])" office:value-type="float" office:value="0.00356507771721837" calcext:value-type="float">
            <text:p>0.0035650777</text:p>
          </table:table-cell>
        </table:table-row>
        <table:table-row table:style-name="ro1">
          <table:table-cell office:value-type="float" office:value="0.103027" calcext:value-type="float">
            <text:p>0.103027</text:p>
          </table:table-cell>
          <table:table-cell office:value-type="float" office:value="-0.990723" calcext:value-type="float">
            <text:p>-0.990723</text:p>
          </table:table-cell>
          <table:table-cell table:formula="of:=LOG([.A212];10)" office:value-type="float" office:value="-0.987048946028969" calcext:value-type="float">
            <text:p>-0.987048946</text:p>
          </table:table-cell>
          <table:table-cell table:formula="of:=ABS([.C212]-[.B212])" office:value-type="float" office:value="0.00367405397103082" calcext:value-type="float">
            <text:p>0.003674054</text:p>
          </table:table-cell>
        </table:table-row>
        <table:table-row table:style-name="ro1">
          <table:table-cell office:value-type="float" office:value="0.103516" calcext:value-type="float">
            <text:p>0.103516</text:p>
          </table:table-cell>
          <table:table-cell office:value-type="float" office:value="-0.98877" calcext:value-type="float">
            <text:p>-0.98877</text:p>
          </table:table-cell>
          <table:table-cell table:formula="of:=LOG([.A213];10)" office:value-type="float" office:value="-0.984992518084674" calcext:value-type="float">
            <text:p>-0.9849925181</text:p>
          </table:table-cell>
          <table:table-cell table:formula="of:=ABS([.C213]-[.B213])" office:value-type="float" office:value="0.00377748191532623" calcext:value-type="float">
            <text:p>0.0037774819</text:p>
          </table:table-cell>
        </table:table-row>
        <table:table-row table:style-name="ro1">
          <table:table-cell office:value-type="float" office:value="0.104004" calcext:value-type="float">
            <text:p>0.104004</text:p>
          </table:table-cell>
          <table:table-cell office:value-type="float" office:value="-0.986816" calcext:value-type="float">
            <text:p>-0.986816</text:p>
          </table:table-cell>
          <table:table-cell table:formula="of:=LOG([.A214];10)" office:value-type="float" office:value="-0.982949957388516" calcext:value-type="float">
            <text:p>-0.9829499574</text:p>
          </table:table-cell>
          <table:table-cell table:formula="of:=ABS([.C214]-[.B214])" office:value-type="float" office:value="0.00386604261148427" calcext:value-type="float">
            <text:p>0.0038660426</text:p>
          </table:table-cell>
        </table:table-row>
        <table:table-row table:style-name="ro1">
          <table:table-cell office:value-type="float" office:value="0.104492" calcext:value-type="float">
            <text:p>0.104492</text:p>
          </table:table-cell>
          <table:table-cell office:value-type="float" office:value="-0.984863" calcext:value-type="float">
            <text:p>-0.984863</text:p>
          </table:table-cell>
          <table:table-cell table:formula="of:=LOG([.A215];10)" office:value-type="float" office:value="-0.980916958250073" calcext:value-type="float">
            <text:p>-0.9809169583</text:p>
          </table:table-cell>
          <table:table-cell table:formula="of:=ABS([.C215]-[.B215])" office:value-type="float" office:value="0.0039460417499273" calcext:value-type="float">
            <text:p>0.0039460417</text:p>
          </table:table-cell>
        </table:table-row>
        <table:table-row table:style-name="ro1">
          <table:table-cell office:value-type="float" office:value="0.10498" calcext:value-type="float">
            <text:p>0.10498</text:p>
          </table:table-cell>
          <table:table-cell office:value-type="float" office:value="-0.98291" calcext:value-type="float">
            <text:p>-0.98291</text:p>
          </table:table-cell>
          <table:table-cell table:formula="of:=LOG([.A216];10)" office:value-type="float" office:value="-0.978893431567878" calcext:value-type="float">
            <text:p>-0.9788934316</text:p>
          </table:table-cell>
          <table:table-cell table:formula="of:=ABS([.C216]-[.B216])" office:value-type="float" office:value="0.00401656843212195" calcext:value-type="float">
            <text:p>0.0040165684</text:p>
          </table:table-cell>
        </table:table-row>
        <table:table-row table:style-name="ro1">
          <table:table-cell office:value-type="float" office:value="0.105469" calcext:value-type="float">
            <text:p>0.105469</text:p>
          </table:table-cell>
          <table:table-cell office:value-type="float" office:value="-0.980957" calcext:value-type="float">
            <text:p>-0.980957</text:p>
          </table:table-cell>
          <table:table-cell table:formula="of:=LOG([.A217];10)" office:value-type="float" office:value="-0.97687517171531" calcext:value-type="float">
            <text:p>-0.9768751717</text:p>
          </table:table-cell>
          <table:table-cell table:formula="of:=ABS([.C217]-[.B217])" office:value-type="float" office:value="0.00408182828468973" calcext:value-type="float">
            <text:p>0.0040818283</text:p>
          </table:table-cell>
        </table:table-row>
        <table:table-row table:style-name="ro1">
          <table:table-cell office:value-type="float" office:value="0.105957" calcext:value-type="float">
            <text:p>0.105957</text:p>
          </table:table-cell>
          <table:table-cell office:value-type="float" office:value="-0.979004" calcext:value-type="float">
            <text:p>-0.979004</text:p>
          </table:table-cell>
          <table:table-cell table:formula="of:=LOG([.A218];10)" office:value-type="float" office:value="-0.974870346542134" calcext:value-type="float">
            <text:p>-0.9748703465</text:p>
          </table:table-cell>
          <table:table-cell table:formula="of:=ABS([.C218]-[.B218])" office:value-type="float" office:value="0.00413365345786576" calcext:value-type="float">
            <text:p>0.0041336535</text:p>
          </table:table-cell>
        </table:table-row>
        <table:table-row table:style-name="ro1">
          <table:table-cell office:value-type="float" office:value="0.106445" calcext:value-type="float">
            <text:p>0.106445</text:p>
          </table:table-cell>
          <table:table-cell office:value-type="float" office:value="-0.977051" calcext:value-type="float">
            <text:p>-0.977051</text:p>
          </table:table-cell>
          <table:table-cell table:formula="of:=LOG([.A219];10)" office:value-type="float" office:value="-0.972874733694034" calcext:value-type="float">
            <text:p>-0.9728747337</text:p>
          </table:table-cell>
          <table:table-cell table:formula="of:=ABS([.C219]-[.B219])" office:value-type="float" office:value="0.0041762663059659" calcext:value-type="float">
            <text:p>0.0041762663</text:p>
          </table:table-cell>
        </table:table-row>
        <table:table-row table:style-name="ro1">
          <table:table-cell office:value-type="float" office:value="0.106934" calcext:value-type="float">
            <text:p>0.106934</text:p>
          </table:table-cell>
          <table:table-cell office:value-type="float" office:value="-0.975098" calcext:value-type="float">
            <text:p>-0.975098</text:p>
          </table:table-cell>
          <table:table-cell table:formula="of:=LOG([.A220];10)" office:value-type="float" office:value="-0.970884187544393" calcext:value-type="float">
            <text:p>-0.9708841875</text:p>
          </table:table-cell>
          <table:table-cell table:formula="of:=ABS([.C220]-[.B220])" office:value-type="float" office:value="0.00421381245560648" calcext:value-type="float">
            <text:p>0.0042138125</text:p>
          </table:table-cell>
        </table:table-row>
        <table:table-row table:style-name="ro1">
          <table:table-cell office:value-type="float" office:value="0.107422" calcext:value-type="float">
            <text:p>0.107422</text:p>
          </table:table-cell>
          <table:table-cell office:value-type="float" office:value="-0.973145" calcext:value-type="float">
            <text:p>-0.973145</text:p>
          </table:table-cell>
          <table:table-cell table:formula="of:=LOG([.A221];10)" office:value-type="float" office:value="-0.968906766121029" calcext:value-type="float">
            <text:p>-0.9689067661</text:p>
          </table:table-cell>
          <table:table-cell table:formula="of:=ABS([.C221]-[.B221])" office:value-type="float" office:value="0.0042382338789706" calcext:value-type="float">
            <text:p>0.0042382339</text:p>
          </table:table-cell>
        </table:table-row>
        <table:table-row table:style-name="ro1">
          <table:table-cell office:value-type="float" office:value="0.10791" calcext:value-type="float">
            <text:p>0.10791</text:p>
          </table:table-cell>
          <table:table-cell office:value-type="float" office:value="-0.971191" calcext:value-type="float">
            <text:p>-0.971191</text:p>
          </table:table-cell>
          <table:table-cell table:formula="of:=LOG([.A222];10)" office:value-type="float" office:value="-0.966938307461826" calcext:value-type="float">
            <text:p>-0.9669383075</text:p>
          </table:table-cell>
          <table:table-cell table:formula="of:=ABS([.C222]-[.B222])" office:value-type="float" office:value="0.00425269253817351" calcext:value-type="float">
            <text:p>0.0042526925</text:p>
          </table:table-cell>
        </table:table-row>
        <table:table-row table:style-name="ro1">
          <table:table-cell office:value-type="float" office:value="0.108398" calcext:value-type="float">
            <text:p>0.108398</text:p>
          </table:table-cell>
          <table:table-cell office:value-type="float" office:value="-0.969238" calcext:value-type="float">
            <text:p>-0.969238</text:p>
          </table:table-cell>
          <table:table-cell table:formula="of:=LOG([.A223];10)" office:value-type="float" office:value="-0.964978730684871" calcext:value-type="float">
            <text:p>-0.9649787307</text:p>
          </table:table-cell>
          <table:table-cell table:formula="of:=ABS([.C223]-[.B223])" office:value-type="float" office:value="0.00425926931512899" calcext:value-type="float">
            <text:p>0.0042592693</text:p>
          </table:table-cell>
        </table:table-row>
        <table:table-row table:style-name="ro1">
          <table:table-cell office:value-type="float" office:value="0.108887" calcext:value-type="float">
            <text:p>0.108887</text:p>
          </table:table-cell>
          <table:table-cell office:value-type="float" office:value="-0.967285" calcext:value-type="float">
            <text:p>-0.967285</text:p>
          </table:table-cell>
          <table:table-cell table:formula="of:=LOG([.A224];10)" office:value-type="float" office:value="-0.963023967491962" calcext:value-type="float">
            <text:p>-0.9630239675</text:p>
          </table:table-cell>
          <table:table-cell table:formula="of:=ABS([.C224]-[.B224])" office:value-type="float" office:value="0.004261032508038" calcext:value-type="float">
            <text:p>0.0042610325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-0.965332" calcext:value-type="float">
            <text:p>-0.965332</text:p>
          </table:table-cell>
          <table:table-cell table:formula="of:=LOG([.A225];10)" office:value-type="float" office:value="-0.96108193396963" calcext:value-type="float">
            <text:p>-0.961081934</text:p>
          </table:table-cell>
          <table:table-cell table:formula="of:=ABS([.C225]-[.B225])" office:value-type="float" office:value="0.0042500660303697" calcext:value-type="float">
            <text:p>0.004250066</text:p>
          </table:table-cell>
        </table:table-row>
        <table:table-row table:style-name="ro1">
          <table:table-cell office:value-type="float" office:value="0.109863" calcext:value-type="float">
            <text:p>0.109863</text:p>
          </table:table-cell>
          <table:table-cell office:value-type="float" office:value="-0.963379" calcext:value-type="float">
            <text:p>-0.963379</text:p>
          </table:table-cell>
          <table:table-cell table:formula="of:=LOG([.A226];10)" office:value-type="float" office:value="-0.959148545987727" calcext:value-type="float">
            <text:p>-0.959148546</text:p>
          </table:table-cell>
          <table:table-cell table:formula="of:=ABS([.C226]-[.B226])" office:value-type="float" office:value="0.00423045401227251" calcext:value-type="float">
            <text:p>0.004230454</text:p>
          </table:table-cell>
        </table:table-row>
        <table:table-row table:style-name="ro1">
          <table:table-cell office:value-type="float" office:value="0.110352" calcext:value-type="float">
            <text:p>0.110352</text:p>
          </table:table-cell>
          <table:table-cell office:value-type="float" office:value="-0.961426" calcext:value-type="float">
            <text:p>-0.961426</text:p>
          </table:table-cell>
          <table:table-cell table:formula="of:=LOG([.A227];10)" office:value-type="float" office:value="-0.957219791355134" calcext:value-type="float">
            <text:p>-0.9572197914</text:p>
          </table:table-cell>
          <table:table-cell table:formula="of:=ABS([.C227]-[.B227])" office:value-type="float" office:value="0.00420620864486632" calcext:value-type="float">
            <text:p>0.0042062086</text:p>
          </table:table-cell>
        </table:table-row>
        <table:table-row table:style-name="ro1">
          <table:table-cell office:value-type="float" office:value="0.11084" calcext:value-type="float">
            <text:p>0.11084</text:p>
          </table:table-cell>
          <table:table-cell office:value-type="float" office:value="-0.959473" calcext:value-type="float">
            <text:p>-0.959473</text:p>
          </table:table-cell>
          <table:table-cell table:formula="of:=LOG([.A228];10)" office:value-type="float" office:value="-0.955303482889806" calcext:value-type="float">
            <text:p>-0.9553034829</text:p>
          </table:table-cell>
          <table:table-cell table:formula="of:=ABS([.C228]-[.B228])" office:value-type="float" office:value="0.0041695171101942" calcext:value-type="float">
            <text:p>0.0041695171</text:p>
          </table:table-cell>
        </table:table-row>
        <table:table-row table:style-name="ro1">
          <table:table-cell office:value-type="float" office:value="0.111328" calcext:value-type="float">
            <text:p>0.111328</text:p>
          </table:table-cell>
          <table:table-cell office:value-type="float" office:value="-0.95752" calcext:value-type="float">
            <text:p>-0.95752</text:p>
          </table:table-cell>
          <table:table-cell table:formula="of:=LOG([.A229];10)" office:value-type="float" office:value="-0.953395592932505" calcext:value-type="float">
            <text:p>-0.9533955929</text:p>
          </table:table-cell>
          <table:table-cell table:formula="of:=ABS([.C229]-[.B229])" office:value-type="float" office:value="0.00412440706749506" calcext:value-type="float">
            <text:p>0.0041244071</text:p>
          </table:table-cell>
        </table:table-row>
        <table:table-row table:style-name="ro1">
          <table:table-cell office:value-type="float" office:value="0.111816" calcext:value-type="float">
            <text:p>0.111816</text:p>
          </table:table-cell>
          <table:table-cell office:value-type="float" office:value="-0.955566" calcext:value-type="float">
            <text:p>-0.955566</text:p>
          </table:table-cell>
          <table:table-cell table:formula="of:=LOG([.A230];10)" office:value-type="float" office:value="-0.951496047840173" calcext:value-type="float">
            <text:p>-0.9514960478</text:p>
          </table:table-cell>
          <table:table-cell table:formula="of:=ABS([.C230]-[.B230])" office:value-type="float" office:value="0.00406995215982697" calcext:value-type="float">
            <text:p>0.0040699522</text:p>
          </table:table-cell>
        </table:table-row>
        <table:table-row table:style-name="ro1">
          <table:table-cell office:value-type="float" office:value="0.112305" calcext:value-type="float">
            <text:p>0.112305</text:p>
          </table:table-cell>
          <table:table-cell office:value-type="float" office:value="-0.953613" calcext:value-type="float">
            <text:p>-0.953613</text:p>
          </table:table-cell>
          <table:table-cell table:formula="of:=LOG([.A231];10)" office:value-type="float" office:value="-0.94960090781628" calcext:value-type="float">
            <text:p>-0.9496009078</text:p>
          </table:table-cell>
          <table:table-cell table:formula="of:=ABS([.C231]-[.B231])" office:value-type="float" office:value="0.00401209218372012" calcext:value-type="float">
            <text:p>0.0040120922</text:p>
          </table:table-cell>
        </table:table-row>
        <table:table-row table:style-name="ro1">
          <table:table-cell office:value-type="float" office:value="0.112793" calcext:value-type="float">
            <text:p>0.112793</text:p>
          </table:table-cell>
          <table:table-cell office:value-type="float" office:value="-0.95166" calcext:value-type="float">
            <text:p>-0.95166</text:p>
          </table:table-cell>
          <table:table-cell table:formula="of:=LOG([.A232];10)" office:value-type="float" office:value="-0.947717852087653" calcext:value-type="float">
            <text:p>-0.9477178521</text:p>
          </table:table-cell>
          <table:table-cell table:formula="of:=ABS([.C232]-[.B232])" office:value-type="float" office:value="0.00394214791234682" calcext:value-type="float">
            <text:p>0.0039421479</text:p>
          </table:table-cell>
        </table:table-row>
        <table:table-row table:style-name="ro1">
          <table:table-cell office:value-type="float" office:value="0.113281" calcext:value-type="float">
            <text:p>0.113281</text:p>
          </table:table-cell>
          <table:table-cell office:value-type="float" office:value="-0.949707" calcext:value-type="float">
            <text:p>-0.949707</text:p>
          </table:table-cell>
          <table:table-cell table:formula="of:=LOG([.A233];10)" office:value-type="float" office:value="-0.945842925856945" calcext:value-type="float">
            <text:p>-0.9458429259</text:p>
          </table:table-cell>
          <table:table-cell table:formula="of:=ABS([.C233]-[.B233])" office:value-type="float" office:value="0.00386407414305445" calcext:value-type="float">
            <text:p>0.0038640741</text:p>
          </table:table-cell>
        </table:table-row>
        <table:table-row table:style-name="ro1">
          <table:table-cell office:value-type="float" office:value="0.11377" calcext:value-type="float">
            <text:p>0.11377</text:p>
          </table:table-cell>
          <table:table-cell office:value-type="float" office:value="-0.947754" calcext:value-type="float">
            <text:p>-0.947754</text:p>
          </table:table-cell>
          <table:table-cell table:formula="of:=LOG([.A234];10)" office:value-type="float" office:value="-0.943972241913638" calcext:value-type="float">
            <text:p>-0.9439722419</text:p>
          </table:table-cell>
          <table:table-cell table:formula="of:=ABS([.C234]-[.B234])" office:value-type="float" office:value="0.00378175808636216" calcext:value-type="float">
            <text:p>0.0037817581</text:p>
          </table:table-cell>
        </table:table-row>
        <table:table-row table:style-name="ro1">
          <table:table-cell office:value-type="float" office:value="0.114258" calcext:value-type="float">
            <text:p>0.114258</text:p>
          </table:table-cell>
          <table:table-cell office:value-type="float" office:value="-0.945801" calcext:value-type="float">
            <text:p>-0.945801</text:p>
          </table:table-cell>
          <table:table-cell table:formula="of:=LOG([.A235];10)" office:value-type="float" office:value="-0.942113382205855" calcext:value-type="float">
            <text:p>-0.9421133822</text:p>
          </table:table-cell>
          <table:table-cell table:formula="of:=ABS([.C235]-[.B235])" office:value-type="float" office:value="0.0036876177941455" calcext:value-type="float">
            <text:p>0.0036876178</text:p>
          </table:table-cell>
        </table:table-row>
        <table:table-row table:style-name="ro1">
          <table:table-cell office:value-type="float" office:value="0.114746" calcext:value-type="float">
            <text:p>0.114746</text:p>
          </table:table-cell>
          <table:table-cell office:value-type="float" office:value="-0.943848" calcext:value-type="float">
            <text:p>-0.943848</text:p>
          </table:table-cell>
          <table:table-cell table:formula="of:=LOG([.A236];10)" office:value-type="float" office:value="-0.940262444860034" calcext:value-type="float">
            <text:p>-0.9402624449</text:p>
          </table:table-cell>
          <table:table-cell table:formula="of:=ABS([.C236]-[.B236])" office:value-type="float" office:value="0.00358555513996606" calcext:value-type="float">
            <text:p>0.0035855551</text:p>
          </table:table-cell>
        </table:table-row>
        <table:table-row table:style-name="ro1">
          <table:table-cell office:value-type="float" office:value="0.115234" calcext:value-type="float">
            <text:p>0.115234</text:p>
          </table:table-cell>
          <table:table-cell office:value-type="float" office:value="-0.941895" calcext:value-type="float">
            <text:p>-0.941895</text:p>
          </table:table-cell>
          <table:table-cell table:formula="of:=LOG([.A237];10)" office:value-type="float" office:value="-0.938419362633283" calcext:value-type="float">
            <text:p>-0.9384193626</text:p>
          </table:table-cell>
          <table:table-cell table:formula="of:=ABS([.C237]-[.B237])" office:value-type="float" office:value="0.00347563736671685" calcext:value-type="float">
            <text:p>0.0034756374</text:p>
          </table:table-cell>
        </table:table-row>
        <table:table-row table:style-name="ro1">
          <table:table-cell office:value-type="float" office:value="0.115723" calcext:value-type="float">
            <text:p>0.115723</text:p>
          </table:table-cell>
          <table:table-cell office:value-type="float" office:value="-0.939941" calcext:value-type="float">
            <text:p>-0.939941</text:p>
          </table:table-cell>
          <table:table-cell table:formula="of:=LOG([.A238];10)" office:value-type="float" office:value="-0.936580316239423" calcext:value-type="float">
            <text:p>-0.9365803162</text:p>
          </table:table-cell>
          <table:table-cell table:formula="of:=ABS([.C238]-[.B238])" office:value-type="float" office:value="0.0033606837605773" calcext:value-type="float">
            <text:p>0.0033606838</text:p>
          </table:table-cell>
        </table:table-row>
        <table:table-row table:style-name="ro1">
          <table:table-cell office:value-type="float" office:value="0.116211" calcext:value-type="float">
            <text:p>0.116211</text:p>
          </table:table-cell>
          <table:table-cell office:value-type="float" office:value="-0.937988" calcext:value-type="float">
            <text:p>-0.937988</text:p>
          </table:table-cell>
          <table:table-cell table:formula="of:=LOG([.A239];10)" office:value-type="float" office:value="-0.934752761677202" calcext:value-type="float">
            <text:p>-0.9347527617</text:p>
          </table:table-cell>
          <table:table-cell table:formula="of:=ABS([.C239]-[.B239])" office:value-type="float" office:value="0.00323523832279748" calcext:value-type="float">
            <text:p>0.0032352383</text:p>
          </table:table-cell>
        </table:table-row>
        <table:table-row table:style-name="ro1">
          <table:table-cell office:value-type="float" office:value="0.116699" calcext:value-type="float">
            <text:p>0.116699</text:p>
          </table:table-cell>
          <table:table-cell office:value-type="float" office:value="-0.936035" calcext:value-type="float">
            <text:p>-0.936035</text:p>
          </table:table-cell>
          <table:table-cell table:formula="of:=LOG([.A240];10)" office:value-type="float" office:value="-0.93293286543143" calcext:value-type="float">
            <text:p>-0.9329328654</text:p>
          </table:table-cell>
          <table:table-cell table:formula="of:=ABS([.C240]-[.B240])" office:value-type="float" office:value="0.00310213456856945" calcext:value-type="float">
            <text:p>0.0031021346</text:p>
          </table:table-cell>
        </table:table-row>
        <table:table-row table:style-name="ro1">
          <table:table-cell office:value-type="float" office:value="0.117188" calcext:value-type="float">
            <text:p>0.117188</text:p>
          </table:table-cell>
          <table:table-cell office:value-type="float" office:value="-0.934082" calcext:value-type="float">
            <text:p>-0.934082</text:p>
          </table:table-cell>
          <table:table-cell table:formula="of:=LOG([.A241];10)" office:value-type="float" office:value="-0.931116857606351" calcext:value-type="float">
            <text:p>-0.9311168576</text:p>
          </table:table-cell>
          <table:table-cell table:formula="of:=ABS([.C241]-[.B241])" office:value-type="float" office:value="0.00296514239364931" calcext:value-type="float">
            <text:p>0.0029651424</text:p>
          </table:table-cell>
        </table:table-row>
        <table:table-row table:style-name="ro1">
          <table:table-cell office:value-type="float" office:value="0.117676" calcext:value-type="float">
            <text:p>0.117676</text:p>
          </table:table-cell>
          <table:table-cell office:value-type="float" office:value="-0.932129" calcext:value-type="float">
            <text:p>-0.932129</text:p>
          </table:table-cell>
          <table:table-cell table:formula="of:=LOG([.A242];10)" office:value-type="float" office:value="-0.929312102410472" calcext:value-type="float">
            <text:p>-0.9293121024</text:p>
          </table:table-cell>
          <table:table-cell table:formula="of:=ABS([.C242]-[.B242])" office:value-type="float" office:value="0.00281689758952786" calcext:value-type="float">
            <text:p>0.0028168976</text:p>
          </table:table-cell>
        </table:table-row>
        <table:table-row table:style-name="ro1">
          <table:table-cell office:value-type="float" office:value="0.118164" calcext:value-type="float">
            <text:p>0.118164</text:p>
          </table:table-cell>
          <table:table-cell office:value-type="float" office:value="-0.930176" calcext:value-type="float">
            <text:p>-0.930176</text:p>
          </table:table-cell>
          <table:table-cell table:formula="of:=LOG([.A243];10)" office:value-type="float" office:value="-0.927514816032901" calcext:value-type="float">
            <text:p>-0.927514816</text:p>
          </table:table-cell>
          <table:table-cell table:formula="of:=ABS([.C243]-[.B243])" office:value-type="float" office:value="0.00266118396709936" calcext:value-type="float">
            <text:p>0.002661184</text:p>
          </table:table-cell>
        </table:table-row>
        <table:table-row table:style-name="ro1">
          <table:table-cell office:value-type="float" office:value="0.118652" calcext:value-type="float">
            <text:p>0.118652</text:p>
          </table:table-cell>
          <table:table-cell office:value-type="float" office:value="-0.928223" calcext:value-type="float">
            <text:p>-0.928223</text:p>
          </table:table-cell>
          <table:table-cell table:formula="of:=LOG([.A244];10)" office:value-type="float" office:value="-0.925724936910247" calcext:value-type="float">
            <text:p>-0.9257249369</text:p>
          </table:table-cell>
          <table:table-cell table:formula="of:=ABS([.C244]-[.B244])" office:value-type="float" office:value="0.00249806308975298" calcext:value-type="float">
            <text:p>0.0024980631</text:p>
          </table:table-cell>
        </table:table-row>
        <table:table-row table:style-name="ro1">
          <table:table-cell office:value-type="float" office:value="0.119141" calcext:value-type="float">
            <text:p>0.119141</text:p>
          </table:table-cell>
          <table:table-cell office:value-type="float" office:value="-0.92627" calcext:value-type="float">
            <text:p>-0.92627</text:p>
          </table:table-cell>
          <table:table-cell table:formula="of:=LOG([.A245];10)" office:value-type="float" office:value="-0.923938759007534" calcext:value-type="float">
            <text:p>-0.923938759</text:p>
          </table:table-cell>
          <table:table-cell table:formula="of:=ABS([.C245]-[.B245])" office:value-type="float" office:value="0.00233124099246595" calcext:value-type="float">
            <text:p>0.002331241</text:p>
          </table:table-cell>
        </table:table-row>
        <table:table-row table:style-name="ro1">
          <table:table-cell office:value-type="float" office:value="0.119629" calcext:value-type="float">
            <text:p>0.119629</text:p>
          </table:table-cell>
          <table:table-cell office:value-type="float" office:value="-0.924316" calcext:value-type="float">
            <text:p>-0.924316</text:p>
          </table:table-cell>
          <table:table-cell table:formula="of:=LOG([.A246];10)" office:value-type="float" office:value="-0.922163527594331" calcext:value-type="float">
            <text:p>-0.9221635276</text:p>
          </table:table-cell>
          <table:table-cell table:formula="of:=ABS([.C246]-[.B246])" office:value-type="float" office:value="0.00215247240566929" calcext:value-type="float">
            <text:p>0.0021524724</text:p>
          </table:table-cell>
        </table:table-row>
        <table:table-row table:style-name="ro1">
          <table:table-cell office:value-type="float" office:value="0.120117" calcext:value-type="float">
            <text:p>0.120117</text:p>
          </table:table-cell>
          <table:table-cell office:value-type="float" office:value="-0.922363" calcext:value-type="float">
            <text:p>-0.922363</text:p>
          </table:table-cell>
          <table:table-cell table:formula="of:=LOG([.A247];10)" office:value-type="float" office:value="-0.920395523124037" calcext:value-type="float">
            <text:p>-0.9203955231</text:p>
          </table:table-cell>
          <table:table-cell table:formula="of:=ABS([.C247]-[.B247])" office:value-type="float" office:value="0.0019674768759631" calcext:value-type="float">
            <text:p>0.0019674769</text:p>
          </table:table-cell>
        </table:table-row>
        <table:table-row table:style-name="ro1">
          <table:table-cell office:value-type="float" office:value="0.120605" calcext:value-type="float">
            <text:p>0.120605</text:p>
          </table:table-cell>
          <table:table-cell office:value-type="float" office:value="-0.92041" calcext:value-type="float">
            <text:p>-0.92041</text:p>
          </table:table-cell>
          <table:table-cell table:formula="of:=LOG([.A248];10)" office:value-type="float" office:value="-0.918634686993572" calcext:value-type="float">
            <text:p>-0.918634687</text:p>
          </table:table-cell>
          <table:table-cell table:formula="of:=ABS([.C248]-[.B248])" office:value-type="float" office:value="0.00177531300642797" calcext:value-type="float">
            <text:p>0.001775313</text:p>
          </table:table-cell>
        </table:table-row>
        <table:table-row table:style-name="ro1">
          <table:table-cell office:value-type="float" office:value="0.121094" calcext:value-type="float">
            <text:p>0.121094</text:p>
          </table:table-cell>
          <table:table-cell office:value-type="float" office:value="-0.918457" calcext:value-type="float">
            <text:p>-0.918457</text:p>
          </table:table-cell>
          <table:table-cell table:formula="of:=LOG([.A249];10)" office:value-type="float" office:value="-0.91687737487054" calcext:value-type="float">
            <text:p>-0.9168773749</text:p>
          </table:table-cell>
          <table:table-cell table:formula="of:=ABS([.C249]-[.B249])" office:value-type="float" office:value="0.00157962512946019" calcext:value-type="float">
            <text:p>0.0015796251</text:p>
          </table:table-cell>
        </table:table-row>
        <table:table-row table:style-name="ro1">
          <table:table-cell office:value-type="float" office:value="0.121582" calcext:value-type="float">
            <text:p>0.121582</text:p>
          </table:table-cell>
          <table:table-cell office:value-type="float" office:value="-0.916504" calcext:value-type="float">
            <text:p>-0.916504</text:p>
          </table:table-cell>
          <table:table-cell table:formula="of:=LOG([.A250];10)" office:value-type="float" office:value="-0.915130716833962" calcext:value-type="float">
            <text:p>-0.9151307168</text:p>
          </table:table-cell>
          <table:table-cell table:formula="of:=ABS([.C250]-[.B250])" office:value-type="float" office:value="0.00137328316603802" calcext:value-type="float">
            <text:p>0.0013732832</text:p>
          </table:table-cell>
        </table:table-row>
        <table:table-row table:style-name="ro1">
          <table:table-cell office:value-type="float" office:value="0.12207" calcext:value-type="float">
            <text:p>0.12207</text:p>
          </table:table-cell>
          <table:table-cell office:value-type="float" office:value="-0.914551" calcext:value-type="float">
            <text:p>-0.914551</text:p>
          </table:table-cell>
          <table:table-cell table:formula="of:=LOG([.A251];10)" office:value-type="float" office:value="-0.913391055427052" calcext:value-type="float">
            <text:p>-0.9133910554</text:p>
          </table:table-cell>
          <table:table-cell table:formula="of:=ABS([.C251]-[.B251])" office:value-type="float" office:value="0.00115994457294788" calcext:value-type="float">
            <text:p>0.0011599446</text:p>
          </table:table-cell>
        </table:table-row>
        <table:table-row table:style-name="ro1">
          <table:table-cell office:value-type="float" office:value="0.122559" calcext:value-type="float">
            <text:p>0.122559</text:p>
          </table:table-cell>
          <table:table-cell office:value-type="float" office:value="-0.912598" calcext:value-type="float">
            <text:p>-0.912598</text:p>
          </table:table-cell>
          <table:table-cell table:formula="of:=LOG([.A252];10)" office:value-type="float" office:value="-0.9116547912514" calcext:value-type="float">
            <text:p>-0.9116547913</text:p>
          </table:table-cell>
          <table:table-cell table:formula="of:=ABS([.C252]-[.B252])" office:value-type="float" office:value="0.000943208748599877" calcext:value-type="float">
            <text:p>0.0009432087</text:p>
          </table:table-cell>
        </table:table-row>
        <table:table-row table:style-name="ro1">
          <table:table-cell office:value-type="float" office:value="0.123047" calcext:value-type="float">
            <text:p>0.123047</text:p>
          </table:table-cell>
          <table:table-cell office:value-type="float" office:value="-0.910645" calcext:value-type="float">
            <text:p>-0.910645</text:p>
          </table:table-cell>
          <table:table-cell table:formula="of:=LOG([.A253];10)" office:value-type="float" office:value="-0.909928970334428" calcext:value-type="float">
            <text:p>-0.9099289703</text:p>
          </table:table-cell>
          <table:table-cell table:formula="of:=ABS([.C253]-[.B253])" office:value-type="float" office:value="0.000716029665571938" calcext:value-type="float">
            <text:p>0.0007160297</text:p>
          </table:table-cell>
        </table:table-row>
        <table:table-row table:style-name="ro1">
          <table:table-cell office:value-type="float" office:value="0.123535" calcext:value-type="float">
            <text:p>0.123535</text:p>
          </table:table-cell>
          <table:table-cell office:value-type="float" office:value="-0.908691" calcext:value-type="float">
            <text:p>-0.908691</text:p>
          </table:table-cell>
          <table:table-cell table:formula="of:=LOG([.A254];10)" office:value-type="float" office:value="-0.908209980433596" calcext:value-type="float">
            <text:p>-0.9082099804</text:p>
          </table:table-cell>
          <table:table-cell table:formula="of:=ABS([.C254]-[.B254])" office:value-type="float" office:value="0.000481019566403784" calcext:value-type="float">
            <text:p>0.0004810196</text:p>
          </table:table-cell>
        </table:table-row>
        <table:table-row table:style-name="ro1">
          <table:table-cell office:value-type="float" office:value="0.124023" calcext:value-type="float">
            <text:p>0.124023</text:p>
          </table:table-cell>
          <table:table-cell office:value-type="float" office:value="-0.906738" calcext:value-type="float">
            <text:p>-0.906738</text:p>
          </table:table-cell>
          <table:table-cell table:formula="of:=LOG([.A255];10)" office:value-type="float" office:value="-0.906497767685989" calcext:value-type="float">
            <text:p>-0.9064977677</text:p>
          </table:table-cell>
          <table:table-cell table:formula="of:=ABS([.C255]-[.B255])" office:value-type="float" office:value="0.000240232314010602" calcext:value-type="float">
            <text:p>0.0002402323</text:p>
          </table:table-cell>
        </table:table-row>
        <table:table-row table:style-name="ro1">
          <table:table-cell office:value-type="float" office:value="0.124512" calcext:value-type="float">
            <text:p>0.124512</text:p>
          </table:table-cell>
          <table:table-cell office:value-type="float" office:value="-0.904785" calcext:value-type="float">
            <text:p>-0.904785</text:p>
          </table:table-cell>
          <table:table-cell table:formula="of:=LOG([.A256];10)" office:value-type="float" office:value="-0.904788790876351" calcext:value-type="float">
            <text:p>-0.9047887909</text:p>
          </table:table-cell>
          <table:table-cell table:formula="of:=ABS([.C256]-[.B256])" office:value-type="float" office:value="0.00000379087635149489" calcext:value-type="float">
            <text:p>3.79087635149489E-006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-0.902832" calcext:value-type="float">
            <text:p>-0.902832</text:p>
          </table:table-cell>
          <table:table-cell table:formula="of:=LOG([.A257];10)" office:value-type="float" office:value="-0.903089986991943" calcext:value-type="float">
            <text:p>-0.903089987</text:p>
          </table:table-cell>
          <table:table-cell table:formula="of:=ABS([.C257]-[.B257])" office:value-type="float" office:value="0.00025798699194346" calcext:value-type="float">
            <text:p>0.000257987</text:p>
          </table:table-cell>
        </table:table-row>
        <table:table-row table:style-name="ro1">
          <table:table-cell office:value-type="float" office:value="0.125488" calcext:value-type="float">
            <text:p>0.125488</text:p>
          </table:table-cell>
          <table:table-cell office:value-type="float" office:value="-0.901367" calcext:value-type="float">
            <text:p>-0.901367</text:p>
          </table:table-cell>
          <table:table-cell table:formula="of:=LOG([.A258];10)" office:value-type="float" office:value="-0.901397802333984" calcext:value-type="float">
            <text:p>-0.9013978023</text:p>
          </table:table-cell>
          <table:table-cell table:formula="of:=ABS([.C258]-[.B258])" office:value-type="float" office:value="0.0000308023339845587" calcext:value-type="float">
            <text:p>3.08023339845587E-005</text:p>
          </table:table-cell>
        </table:table-row>
        <table:table-row table:style-name="ro1">
          <table:table-cell office:value-type="float" office:value="0.125977" calcext:value-type="float">
            <text:p>0.125977</text:p>
          </table:table-cell>
          <table:table-cell office:value-type="float" office:value="-0.899902" calcext:value-type="float">
            <text:p>-0.899902</text:p>
          </table:table-cell>
          <table:table-cell table:formula="of:=LOG([.A259];10)" office:value-type="float" office:value="-0.899708738095679" calcext:value-type="float">
            <text:p>-0.8997087381</text:p>
          </table:table-cell>
          <table:table-cell table:formula="of:=ABS([.C259]-[.B259])" office:value-type="float" office:value="0.000193261904321118" calcext:value-type="float">
            <text:p>0.0001932619</text:p>
          </table:table-cell>
        </table:table-row>
        <table:table-row table:style-name="ro1">
          <table:table-cell office:value-type="float" office:value="0.126465" calcext:value-type="float">
            <text:p>0.126465</text:p>
          </table:table-cell>
          <table:table-cell office:value-type="float" office:value="-0.898926" calcext:value-type="float">
            <text:p>-0.898926</text:p>
          </table:table-cell>
          <table:table-cell table:formula="of:=LOG([.A260];10)" office:value-type="float" office:value="-0.898029651642818" calcext:value-type="float">
            <text:p>-0.8980296516</text:p>
          </table:table-cell>
          <table:table-cell table:formula="of:=ABS([.C260]-[.B260])" office:value-type="float" office:value="0.000896348357182109" calcext:value-type="float">
            <text:p>0.0008963484</text:p>
          </table:table-cell>
        </table:table-row>
        <table:table-row table:style-name="ro1">
          <table:table-cell office:value-type="float" office:value="0.126953" calcext:value-type="float">
            <text:p>0.126953</text:p>
          </table:table-cell>
          <table:table-cell office:value-type="float" office:value="-0.897461" calcext:value-type="float">
            <text:p>-0.897461</text:p>
          </table:table-cell>
          <table:table-cell table:formula="of:=LOG([.A261];10)" office:value-type="float" office:value="-0.896357031946214" calcext:value-type="float">
            <text:p>-0.8963570319</text:p>
          </table:table-cell>
          <table:table-cell table:formula="of:=ABS([.C261]-[.B261])" office:value-type="float" office:value="0.00110396805378599" calcext:value-type="float">
            <text:p>0.0011039681</text:p>
          </table:table-cell>
        </table:table-row>
        <table:table-row table:style-name="ro1">
          <table:table-cell office:value-type="float" office:value="0.127441" calcext:value-type="float">
            <text:p>0.127441</text:p>
          </table:table-cell>
          <table:table-cell office:value-type="float" office:value="-0.895996" calcext:value-type="float">
            <text:p>-0.895996</text:p>
          </table:table-cell>
          <table:table-cell table:formula="of:=LOG([.A262];10)" office:value-type="float" office:value="-0.894690829385377" calcext:value-type="float">
            <text:p>-0.8946908294</text:p>
          </table:table-cell>
          <table:table-cell table:formula="of:=ABS([.C262]-[.B262])" office:value-type="float" office:value="0.00130517061462254" calcext:value-type="float">
            <text:p>0.0013051706</text:p>
          </table:table-cell>
        </table:table-row>
        <table:table-row table:style-name="ro1">
          <table:table-cell office:value-type="float" office:value="0.12793" calcext:value-type="float">
            <text:p>0.12793</text:p>
          </table:table-cell>
          <table:table-cell office:value-type="float" office:value="-0.894531" calcext:value-type="float">
            <text:p>-0.894531</text:p>
          </table:table-cell>
          <table:table-cell table:formula="of:=LOG([.A263];10)" office:value-type="float" office:value="-0.893027600113327" calcext:value-type="float">
            <text:p>-0.8930276001</text:p>
          </table:table-cell>
          <table:table-cell table:formula="of:=ABS([.C263]-[.B263])" office:value-type="float" office:value="0.00150339988667347" calcext:value-type="float">
            <text:p>0.0015033999</text:p>
          </table:table-cell>
        </table:table-row>
        <table:table-row table:style-name="ro1">
          <table:table-cell office:value-type="float" office:value="0.128418" calcext:value-type="float">
            <text:p>0.128418</text:p>
          </table:table-cell>
          <table:table-cell office:value-type="float" office:value="-0.893066" calcext:value-type="float">
            <text:p>-0.893066</text:p>
          </table:table-cell>
          <table:table-cell table:formula="of:=LOG([.A264];10)" office:value-type="float" office:value="-0.89137409813022" calcext:value-type="float">
            <text:p>-0.8913740981</text:p>
          </table:table-cell>
          <table:table-cell table:formula="of:=ABS([.C264]-[.B264])" office:value-type="float" office:value="0.00169190186978019" calcext:value-type="float">
            <text:p>0.0016919019</text:p>
          </table:table-cell>
        </table:table-row>
        <table:table-row table:style-name="ro1">
          <table:table-cell office:value-type="float" office:value="0.128906" calcext:value-type="float">
            <text:p>0.128906</text:p>
          </table:table-cell>
          <table:table-cell office:value-type="float" office:value="-0.891602" calcext:value-type="float">
            <text:p>-0.891602</text:p>
          </table:table-cell>
          <table:table-cell table:formula="of:=LOG([.A265];10)" office:value-type="float" office:value="-0.889726867702865" calcext:value-type="float">
            <text:p>-0.8897268677</text:p>
          </table:table-cell>
          <table:table-cell table:formula="of:=ABS([.C265]-[.B265])" office:value-type="float" office:value="0.0018751322971351" calcext:value-type="float">
            <text:p>0.0018751323</text:p>
          </table:table-cell>
        </table:table-row>
        <table:table-row table:style-name="ro1">
          <table:table-cell office:value-type="float" office:value="0.129395" calcext:value-type="float">
            <text:p>0.129395</text:p>
          </table:table-cell>
          <table:table-cell office:value-type="float" office:value="-0.890625" calcext:value-type="float">
            <text:p>-0.890625</text:p>
          </table:table-cell>
          <table:table-cell table:formula="of:=LOG([.A266];10)" office:value-type="float" office:value="-0.888082505076617" calcext:value-type="float">
            <text:p>-0.8880825051</text:p>
          </table:table-cell>
          <table:table-cell table:formula="of:=ABS([.C266]-[.B266])" office:value-type="float" office:value="0.00254249492338254" calcext:value-type="float">
            <text:p>0.0025424949</text:p>
          </table:table-cell>
        </table:table-row>
        <table:table-row table:style-name="ro1">
          <table:table-cell office:value-type="float" office:value="0.129883" calcext:value-type="float">
            <text:p>0.129883</text:p>
          </table:table-cell>
          <table:table-cell office:value-type="float" office:value="-0.88916" calcext:value-type="float">
            <text:p>-0.88916</text:p>
          </table:table-cell>
          <table:table-cell table:formula="of:=LOG([.A267];10)" office:value-type="float" office:value="-0.886447688721746" calcext:value-type="float">
            <text:p>-0.8864476887</text:p>
          </table:table-cell>
          <table:table-cell table:formula="of:=ABS([.C267]-[.B267])" office:value-type="float" office:value="0.002712311278254" calcext:value-type="float">
            <text:p>0.0027123113</text:p>
          </table:table-cell>
        </table:table-row>
        <table:table-row table:style-name="ro1">
          <table:table-cell office:value-type="float" office:value="0.130371" calcext:value-type="float">
            <text:p>0.130371</text:p>
          </table:table-cell>
          <table:table-cell office:value-type="float" office:value="-0.887695" calcext:value-type="float">
            <text:p>-0.887695</text:p>
          </table:table-cell>
          <table:table-cell table:formula="of:=LOG([.A268];10)" office:value-type="float" office:value="-0.88481900324098" calcext:value-type="float">
            <text:p>-0.8848190032</text:p>
          </table:table-cell>
          <table:table-cell table:formula="of:=ABS([.C268]-[.B268])" office:value-type="float" office:value="0.00287599675901984" calcext:value-type="float">
            <text:p>0.0028759968</text:p>
          </table:table-cell>
        </table:table-row>
        <table:table-row table:style-name="ro1">
          <table:table-cell office:value-type="float" office:value="0.130859" calcext:value-type="float">
            <text:p>0.130859</text:p>
          </table:table-cell>
          <table:table-cell office:value-type="float" office:value="-0.88623" calcext:value-type="float">
            <text:p>-0.88623</text:p>
          </table:table-cell>
          <table:table-cell table:formula="of:=LOG([.A269];10)" office:value-type="float" office:value="-0.883196402822168" calcext:value-type="float">
            <text:p>-0.8831964028</text:p>
          </table:table-cell>
          <table:table-cell table:formula="of:=ABS([.C269]-[.B269])" office:value-type="float" office:value="0.00303359717783169" calcext:value-type="float">
            <text:p>0.0030335972</text:p>
          </table:table-cell>
        </table:table-row>
        <table:table-row table:style-name="ro1">
          <table:table-cell office:value-type="float" office:value="0.131348" calcext:value-type="float">
            <text:p>0.131348</text:p>
          </table:table-cell>
          <table:table-cell office:value-type="float" office:value="-0.884766" calcext:value-type="float">
            <text:p>-0.884766</text:p>
          </table:table-cell>
          <table:table-cell table:formula="of:=LOG([.A270];10)" office:value-type="float" office:value="-0.881576535710622" calcext:value-type="float">
            <text:p>-0.8815765357</text:p>
          </table:table-cell>
          <table:table-cell table:formula="of:=ABS([.C270]-[.B270])" office:value-type="float" office:value="0.00318946428937761" calcext:value-type="float">
            <text:p>0.0031894643</text:p>
          </table:table-cell>
        </table:table-row>
        <table:table-row table:style-name="ro1">
          <table:table-cell office:value-type="float" office:value="0.131836" calcext:value-type="float">
            <text:p>0.131836</text:p>
          </table:table-cell>
          <table:table-cell office:value-type="float" office:value="-0.883789" calcext:value-type="float">
            <text:p>-0.883789</text:p>
          </table:table-cell>
          <table:table-cell table:formula="of:=LOG([.A271];10)" office:value-type="float" office:value="-0.8799659822571" calcext:value-type="float">
            <text:p>-0.8799659823</text:p>
          </table:table-cell>
          <table:table-cell table:formula="of:=ABS([.C271]-[.B271])" office:value-type="float" office:value="0.00382301774289973" calcext:value-type="float">
            <text:p>0.0038230177</text:p>
          </table:table-cell>
        </table:table-row>
        <table:table-row table:style-name="ro1">
          <table:table-cell office:value-type="float" office:value="0.132324" calcext:value-type="float">
            <text:p>0.132324</text:p>
          </table:table-cell>
          <table:table-cell office:value-type="float" office:value="-0.882324" calcext:value-type="float">
            <text:p>-0.882324</text:p>
          </table:table-cell>
          <table:table-cell table:formula="of:=LOG([.A272];10)" office:value-type="float" office:value="-0.878361379378054" calcext:value-type="float">
            <text:p>-0.8783613794</text:p>
          </table:table-cell>
          <table:table-cell table:formula="of:=ABS([.C272]-[.B272])" office:value-type="float" office:value="0.00396262062194586" calcext:value-type="float">
            <text:p>0.0039626206</text:p>
          </table:table-cell>
        </table:table-row>
        <table:table-row table:style-name="ro1">
          <table:table-cell office:value-type="float" office:value="0.132812" calcext:value-type="float">
            <text:p>0.132812</text:p>
          </table:table-cell>
          <table:table-cell office:value-type="float" office:value="-0.880859" calcext:value-type="float">
            <text:p>-0.880859</text:p>
          </table:table-cell>
          <table:table-cell table:formula="of:=LOG([.A273];10)" office:value-type="float" office:value="-0.876762683263663" calcext:value-type="float">
            <text:p>-0.8767626833</text:p>
          </table:table-cell>
          <table:table-cell table:formula="of:=ABS([.C273]-[.B273])" office:value-type="float" office:value="0.00409631673633715" calcext:value-type="float">
            <text:p>0.0040963167</text:p>
          </table:table-cell>
        </table:table-row>
        <table:table-row table:style-name="ro1">
          <table:table-cell office:value-type="float" office:value="0.133301" calcext:value-type="float">
            <text:p>0.133301</text:p>
          </table:table-cell>
          <table:table-cell office:value-type="float" office:value="-0.879395" calcext:value-type="float">
            <text:p>-0.879395</text:p>
          </table:table-cell>
          <table:table-cell table:formula="of:=LOG([.A274];10)" office:value-type="float" office:value="-0.875166592575241" calcext:value-type="float">
            <text:p>-0.8751665926</text:p>
          </table:table-cell>
          <table:table-cell table:formula="of:=ABS([.C274]-[.B274])" office:value-type="float" office:value="0.00422840742475872" calcext:value-type="float">
            <text:p>0.0042284074</text:p>
          </table:table-cell>
        </table:table-row>
        <table:table-row table:style-name="ro1">
          <table:table-cell office:value-type="float" office:value="0.133789" calcext:value-type="float">
            <text:p>0.133789</text:p>
          </table:table-cell>
          <table:table-cell office:value-type="float" office:value="-0.87793" calcext:value-type="float">
            <text:p>-0.87793</text:p>
          </table:table-cell>
          <table:table-cell table:formula="of:=LOG([.A275];10)" office:value-type="float" office:value="-0.873579592365546" calcext:value-type="float">
            <text:p>-0.8735795924</text:p>
          </table:table-cell>
          <table:table-cell table:formula="of:=ABS([.C275]-[.B275])" office:value-type="float" office:value="0.00435040763445382" calcext:value-type="float">
            <text:p>0.0043504076</text:p>
          </table:table-cell>
        </table:table-row>
        <table:table-row table:style-name="ro1">
          <table:table-cell office:value-type="float" office:value="0.134277" calcext:value-type="float">
            <text:p>0.134277</text:p>
          </table:table-cell>
          <table:table-cell office:value-type="float" office:value="-0.876465" calcext:value-type="float">
            <text:p>-0.876465</text:p>
          </table:table-cell>
          <table:table-cell table:formula="of:=LOG([.A276];10)" office:value-type="float" office:value="-0.871998370268827" calcext:value-type="float">
            <text:p>-0.8719983703</text:p>
          </table:table-cell>
          <table:table-cell table:formula="of:=ABS([.C276]-[.B276])" office:value-type="float" office:value="0.00446662973117284" calcext:value-type="float">
            <text:p>0.0044666297</text:p>
          </table:table-cell>
        </table:table-row>
        <table:table-row table:style-name="ro1">
          <table:table-cell office:value-type="float" office:value="0.134766" calcext:value-type="float">
            <text:p>0.134766</text:p>
          </table:table-cell>
          <table:table-cell office:value-type="float" office:value="-0.875488" calcext:value-type="float">
            <text:p>-0.875488</text:p>
          </table:table-cell>
          <table:table-cell table:formula="of:=LOG([.A277];10)" office:value-type="float" office:value="-0.870419661768655" calcext:value-type="float">
            <text:p>-0.8704196618</text:p>
          </table:table-cell>
          <table:table-cell table:formula="of:=ABS([.C277]-[.B277])" office:value-type="float" office:value="0.00506833823134512" calcext:value-type="float">
            <text:p>0.0050683382</text:p>
          </table:table-cell>
        </table:table-row>
        <table:table-row table:style-name="ro1">
          <table:table-cell office:value-type="float" office:value="0.135254" calcext:value-type="float">
            <text:p>0.135254</text:p>
          </table:table-cell>
          <table:table-cell office:value-type="float" office:value="-0.874023" calcext:value-type="float">
            <text:p>-0.874023</text:p>
          </table:table-cell>
          <table:table-cell table:formula="of:=LOG([.A278];10)" office:value-type="float" office:value="-0.868849882212227" calcext:value-type="float">
            <text:p>-0.8688498822</text:p>
          </table:table-cell>
          <table:table-cell table:formula="of:=ABS([.C278]-[.B278])" office:value-type="float" office:value="0.00517311778777319" calcext:value-type="float">
            <text:p>0.0051731178</text:p>
          </table:table-cell>
        </table:table-row>
        <table:table-row table:style-name="ro1">
          <table:table-cell office:value-type="float" office:value="0.135742" calcext:value-type="float">
            <text:p>0.135742</text:p>
          </table:table-cell>
          <table:table-cell office:value-type="float" office:value="-0.872559" calcext:value-type="float">
            <text:p>-0.872559</text:p>
          </table:table-cell>
          <table:table-cell table:formula="of:=LOG([.A279];10)" office:value-type="float" office:value="-0.867285756274912" calcext:value-type="float">
            <text:p>-0.8672857563</text:p>
          </table:table-cell>
          <table:table-cell table:formula="of:=ABS([.C279]-[.B279])" office:value-type="float" office:value="0.0052732437250882" calcext:value-type="float">
            <text:p>0.0052732437</text:p>
          </table:table-cell>
        </table:table-row>
        <table:table-row table:style-name="ro1">
          <table:table-cell office:value-type="float" office:value="0.13623" calcext:value-type="float">
            <text:p>0.13623</text:p>
          </table:table-cell>
          <table:table-cell office:value-type="float" office:value="-0.871094" calcext:value-type="float">
            <text:p>-0.871094</text:p>
          </table:table-cell>
          <table:table-cell table:formula="of:=LOG([.A280];10)" office:value-type="float" office:value="-0.865727243379371" calcext:value-type="float">
            <text:p>-0.8657272434</text:p>
          </table:table-cell>
          <table:table-cell table:formula="of:=ABS([.C280]-[.B280])" office:value-type="float" office:value="0.00536675662062913" calcext:value-type="float">
            <text:p>0.0053667566</text:p>
          </table:table-cell>
        </table:table-row>
        <table:table-row table:style-name="ro1">
          <table:table-cell office:value-type="float" office:value="0.136719" calcext:value-type="float">
            <text:p>0.136719</text:p>
          </table:table-cell>
          <table:table-cell office:value-type="float" office:value="-0.869629" calcext:value-type="float">
            <text:p>-0.869629</text:p>
          </table:table-cell>
          <table:table-cell table:formula="of:=LOG([.A281];10)" office:value-type="float" office:value="-0.864171126823819" calcext:value-type="float">
            <text:p>-0.8641711268</text:p>
          </table:table-cell>
          <table:table-cell table:formula="of:=ABS([.C281]-[.B281])" office:value-type="float" office:value="0.00545787317618129" calcext:value-type="float">
            <text:p>0.0054578732</text:p>
          </table:table-cell>
        </table:table-row>
        <table:table-row table:style-name="ro1">
          <table:table-cell office:value-type="float" office:value="0.137207" calcext:value-type="float">
            <text:p>0.137207</text:p>
          </table:table-cell>
          <table:table-cell office:value-type="float" office:value="-0.868164" calcext:value-type="float">
            <text:p>-0.868164</text:p>
          </table:table-cell>
          <table:table-cell table:formula="of:=LOG([.A282];10)" office:value-type="float" office:value="-0.86262373131277" calcext:value-type="float">
            <text:p>-0.8626237313</text:p>
          </table:table-cell>
          <table:table-cell table:formula="of:=ABS([.C282]-[.B282])" office:value-type="float" office:value="0.00554026868722979" calcext:value-type="float">
            <text:p>0.0055402687</text:p>
          </table:table-cell>
        </table:table-row>
        <table:table-row table:style-name="ro1">
          <table:table-cell office:value-type="float" office:value="0.137695" calcext:value-type="float">
            <text:p>0.137695</text:p>
          </table:table-cell>
          <table:table-cell office:value-type="float" office:value="-0.867188" calcext:value-type="float">
            <text:p>-0.867188</text:p>
          </table:table-cell>
          <table:table-cell table:formula="of:=LOG([.A283];10)" office:value-type="float" office:value="-0.861081829618417" calcext:value-type="float">
            <text:p>-0.8610818296</text:p>
          </table:table-cell>
          <table:table-cell table:formula="of:=ABS([.C283]-[.B283])" office:value-type="float" office:value="0.00610617038158279" calcext:value-type="float">
            <text:p>0.0061061704</text:p>
          </table:table-cell>
        </table:table-row>
        <table:table-row table:style-name="ro1">
          <table:table-cell office:value-type="float" office:value="0.138184" calcext:value-type="float">
            <text:p>0.138184</text:p>
          </table:table-cell>
          <table:table-cell office:value-type="float" office:value="-0.865723" calcext:value-type="float">
            <text:p>-0.865723</text:p>
          </table:table-cell>
          <table:table-cell table:formula="of:=LOG([.A284];10)" office:value-type="float" office:value="-0.859542239986295" calcext:value-type="float">
            <text:p>-0.85954224</text:p>
          </table:table-cell>
          <table:table-cell table:formula="of:=ABS([.C284]-[.B284])" office:value-type="float" office:value="0.00618076001370482" calcext:value-type="float">
            <text:p>0.00618076</text:p>
          </table:table-cell>
        </table:table-row>
        <table:table-row table:style-name="ro1">
          <table:table-cell office:value-type="float" office:value="0.138672" calcext:value-type="float">
            <text:p>0.138672</text:p>
          </table:table-cell>
          <table:table-cell office:value-type="float" office:value="-0.864258" calcext:value-type="float">
            <text:p>-0.864258</text:p>
          </table:table-cell>
          <table:table-cell table:formula="of:=LOG([.A285];10)" office:value-type="float" office:value="-0.858011220780216" calcext:value-type="float">
            <text:p>-0.8580112208</text:p>
          </table:table-cell>
          <table:table-cell table:formula="of:=ABS([.C285]-[.B285])" office:value-type="float" office:value="0.00624677921978423" calcext:value-type="float">
            <text:p>0.0062467792</text:p>
          </table:table-cell>
        </table:table-row>
        <table:table-row table:style-name="ro1">
          <table:table-cell office:value-type="float" office:value="0.13916" calcext:value-type="float">
            <text:p>0.13916</text:p>
          </table:table-cell>
          <table:table-cell office:value-type="float" office:value="-0.862793" calcext:value-type="float">
            <text:p>-0.862793</text:p>
          </table:table-cell>
          <table:table-cell table:formula="of:=LOG([.A286];10)" office:value-type="float" office:value="-0.856485579924449" calcext:value-type="float">
            <text:p>-0.8564855799</text:p>
          </table:table-cell>
          <table:table-cell table:formula="of:=ABS([.C286]-[.B286])" office:value-type="float" office:value="0.00630742007555141" calcext:value-type="float">
            <text:p>0.0063074201</text:p>
          </table:table-cell>
        </table:table-row>
        <table:table-row table:style-name="ro1">
          <table:table-cell office:value-type="float" office:value="0.139648" calcext:value-type="float">
            <text:p>0.139648</text:p>
          </table:table-cell>
          <table:table-cell office:value-type="float" office:value="-0.861328" calcext:value-type="float">
            <text:p>-0.861328</text:p>
          </table:table-cell>
          <table:table-cell table:formula="of:=LOG([.A287];10)" office:value-type="float" office:value="-0.85496527976379" calcext:value-type="float">
            <text:p>-0.8549652798</text:p>
          </table:table-cell>
          <table:table-cell table:formula="of:=ABS([.C287]-[.B287])" office:value-type="float" office:value="0.00636272023621032" calcext:value-type="float">
            <text:p>0.0063627202</text:p>
          </table:table-cell>
        </table:table-row>
        <table:table-row table:style-name="ro1">
          <table:table-cell office:value-type="float" office:value="0.140137" calcext:value-type="float">
            <text:p>0.140137</text:p>
          </table:table-cell>
          <table:table-cell office:value-type="float" office:value="-0.860352" calcext:value-type="float">
            <text:p>-0.860352</text:p>
          </table:table-cell>
          <table:table-cell table:formula="of:=LOG([.A288];10)" office:value-type="float" office:value="-0.853447183955269" calcext:value-type="float">
            <text:p>-0.853447184</text:p>
          </table:table-cell>
          <table:table-cell table:formula="of:=ABS([.C288]-[.B288])" office:value-type="float" office:value="0.00690481604473081" calcext:value-type="float">
            <text:p>0.006904816</text:p>
          </table:table-cell>
        </table:table-row>
        <table:table-row table:style-name="ro1">
          <table:table-cell office:value-type="float" office:value="0.140625" calcext:value-type="float">
            <text:p>0.140625</text:p>
          </table:table-cell>
          <table:table-cell office:value-type="float" office:value="-0.858887" calcext:value-type="float">
            <text:p>-0.858887</text:p>
          </table:table-cell>
          <table:table-cell table:formula="of:=LOG([.A289];10)" office:value-type="float" office:value="-0.851937464544562" calcext:value-type="float">
            <text:p>-0.8519374645</text:p>
          </table:table-cell>
          <table:table-cell table:formula="of:=ABS([.C289]-[.B289])" office:value-type="float" office:value="0.00694953545543775" calcext:value-type="float">
            <text:p>0.0069495355</text:p>
          </table:table-cell>
        </table:table-row>
        <table:table-row table:style-name="ro1">
          <table:table-cell office:value-type="float" office:value="0.141113" calcext:value-type="float">
            <text:p>0.141113</text:p>
          </table:table-cell>
          <table:table-cell office:value-type="float" office:value="-0.857422" calcext:value-type="float">
            <text:p>-0.857422</text:p>
          </table:table-cell>
          <table:table-cell table:formula="of:=LOG([.A290];10)" office:value-type="float" office:value="-0.850432975131573" calcext:value-type="float">
            <text:p>-0.8504329751</text:p>
          </table:table-cell>
          <table:table-cell table:formula="of:=ABS([.C290]-[.B290])" office:value-type="float" office:value="0.00698902486842645" calcext:value-type="float">
            <text:p>0.0069890249</text:p>
          </table:table-cell>
        </table:table-row>
        <table:table-row table:style-name="ro1">
          <table:table-cell office:value-type="float" office:value="0.141602" calcext:value-type="float">
            <text:p>0.141602</text:p>
          </table:table-cell>
          <table:table-cell office:value-type="float" office:value="-0.855957" calcext:value-type="float">
            <text:p>-0.855957</text:p>
          </table:table-cell>
          <table:table-cell table:formula="of:=LOG([.A291];10)" office:value-type="float" office:value="-0.848930612586717" calcext:value-type="float">
            <text:p>-0.8489306126</text:p>
          </table:table-cell>
          <table:table-cell table:formula="of:=ABS([.C291]-[.B291])" office:value-type="float" office:value="0.00702638741328254" calcext:value-type="float">
            <text:p>0.0070263874</text:p>
          </table:table-cell>
        </table:table-row>
        <table:table-row table:style-name="ro1">
          <table:table-cell office:value-type="float" office:value="0.14209" calcext:value-type="float">
            <text:p>0.14209</text:p>
          </table:table-cell>
          <table:table-cell office:value-type="float" office:value="-0.854492" calcext:value-type="float">
            <text:p>-0.854492</text:p>
          </table:table-cell>
          <table:table-cell table:formula="of:=LOG([.A292];10)" office:value-type="float" office:value="-0.84743648574346" calcext:value-type="float">
            <text:p>-0.8474364857</text:p>
          </table:table-cell>
          <table:table-cell table:formula="of:=ABS([.C292]-[.B292])" office:value-type="float" office:value="0.00705551425653961" calcext:value-type="float">
            <text:p>0.0070555143</text:p>
          </table:table-cell>
        </table:table-row>
        <table:table-row table:style-name="ro1">
          <table:table-cell office:value-type="float" office:value="0.142578" calcext:value-type="float">
            <text:p>0.142578</text:p>
          </table:table-cell>
          <table:table-cell office:value-type="float" office:value="-0.853027" calcext:value-type="float">
            <text:p>-0.853027</text:p>
          </table:table-cell>
          <table:table-cell table:formula="of:=LOG([.A293];10)" office:value-type="float" office:value="-0.845947481606868" calcext:value-type="float">
            <text:p>-0.8459474816</text:p>
          </table:table-cell>
          <table:table-cell table:formula="of:=ABS([.C293]-[.B293])" office:value-type="float" office:value="0.0070795183931317" calcext:value-type="float">
            <text:p>0.0070795184</text:p>
          </table:table-cell>
        </table:table-row>
        <table:table-row table:style-name="ro1">
          <table:table-cell office:value-type="float" office:value="0.143066" calcext:value-type="float">
            <text:p>0.143066</text:p>
          </table:table-cell>
          <table:table-cell office:value-type="float" office:value="-0.852051" calcext:value-type="float">
            <text:p>-0.852051</text:p>
          </table:table-cell>
          <table:table-cell table:formula="of:=LOG([.A294];10)" office:value-type="float" office:value="-0.844463565169895" calcext:value-type="float">
            <text:p>-0.8444635652</text:p>
          </table:table-cell>
          <table:table-cell table:formula="of:=ABS([.C294]-[.B294])" office:value-type="float" office:value="0.00758743483010493" calcext:value-type="float">
            <text:p>0.0075874348</text:p>
          </table:table-cell>
        </table:table-row>
        <table:table-row table:style-name="ro1">
          <table:table-cell office:value-type="float" office:value="0.143555" calcext:value-type="float">
            <text:p>0.143555</text:p>
          </table:table-cell>
          <table:table-cell office:value-type="float" office:value="-0.850586" calcext:value-type="float">
            <text:p>-0.850586</text:p>
          </table:table-cell>
          <table:table-cell table:formula="of:=LOG([.A295];10)" office:value-type="float" office:value="-0.842981676489711" calcext:value-type="float">
            <text:p>-0.8429816765</text:p>
          </table:table-cell>
          <table:table-cell table:formula="of:=ABS([.C295]-[.B295])" office:value-type="float" office:value="0.00760432351028895" calcext:value-type="float">
            <text:p>0.0076043235</text:p>
          </table:table-cell>
        </table:table-row>
        <table:table-row table:style-name="ro1">
          <table:table-cell office:value-type="float" office:value="0.144043" calcext:value-type="float">
            <text:p>0.144043</text:p>
          </table:table-cell>
          <table:table-cell office:value-type="float" office:value="-0.849121" calcext:value-type="float">
            <text:p>-0.849121</text:p>
          </table:table-cell>
          <table:table-cell table:formula="of:=LOG([.A296];10)" office:value-type="float" office:value="-0.84150784210582" calcext:value-type="float">
            <text:p>-0.8415078421</text:p>
          </table:table-cell>
          <table:table-cell table:formula="of:=ABS([.C296]-[.B296])" office:value-type="float" office:value="0.00761315789417949" calcext:value-type="float">
            <text:p>0.0076131579</text:p>
          </table:table-cell>
        </table:table-row>
        <table:table-row table:style-name="ro1">
          <table:table-cell office:value-type="float" office:value="0.144531" calcext:value-type="float">
            <text:p>0.144531</text:p>
          </table:table-cell>
          <table:table-cell office:value-type="float" office:value="-0.847656" calcext:value-type="float">
            <text:p>-0.847656</text:p>
          </table:table-cell>
          <table:table-cell table:formula="of:=LOG([.A297];10)" office:value-type="float" office:value="-0.840038992457581" calcext:value-type="float">
            <text:p>-0.8400389925</text:p>
          </table:table-cell>
          <table:table-cell table:formula="of:=ABS([.C297]-[.B297])" office:value-type="float" office:value="0.00761700754241901" calcext:value-type="float">
            <text:p>0.0076170075</text:p>
          </table:table-cell>
        </table:table-row>
        <table:table-row table:style-name="ro1">
          <table:table-cell office:value-type="float" office:value="0.14502" calcext:value-type="float">
            <text:p>0.14502</text:p>
          </table:table-cell>
          <table:table-cell office:value-type="float" office:value="-0.846191" calcext:value-type="float">
            <text:p>-0.846191</text:p>
          </table:table-cell>
          <table:table-cell table:formula="of:=LOG([.A298];10)" office:value-type="float" office:value="-0.838572099208706" calcext:value-type="float">
            <text:p>-0.8385720992</text:p>
          </table:table-cell>
          <table:table-cell table:formula="of:=ABS([.C298]-[.B298])" office:value-type="float" office:value="0.00761890079129401" calcext:value-type="float">
            <text:p>0.0076189008</text:p>
          </table:table-cell>
        </table:table-row>
        <table:table-row table:style-name="ro1">
          <table:table-cell office:value-type="float" office:value="0.145508" calcext:value-type="float">
            <text:p>0.145508</text:p>
          </table:table-cell>
          <table:table-cell office:value-type="float" office:value="-0.845215" calcext:value-type="float">
            <text:p>-0.845215</text:p>
          </table:table-cell>
          <table:table-cell table:formula="of:=LOG([.A299];10)" office:value-type="float" office:value="-0.83711312860011" calcext:value-type="float">
            <text:p>-0.8371131286</text:p>
          </table:table-cell>
          <table:table-cell table:formula="of:=ABS([.C299]-[.B299])" office:value-type="float" office:value="0.00810187139989027" calcext:value-type="float">
            <text:p>0.0081018714</text:p>
          </table:table-cell>
        </table:table-row>
        <table:table-row table:style-name="ro1">
          <table:table-cell office:value-type="float" office:value="0.145996" calcext:value-type="float">
            <text:p>0.145996</text:p>
          </table:table-cell>
          <table:table-cell office:value-type="float" office:value="-0.84375" calcext:value-type="float">
            <text:p>-0.84375</text:p>
          </table:table-cell>
          <table:table-cell table:formula="of:=LOG([.A300];10)" office:value-type="float" office:value="-0.835659042857515" calcext:value-type="float">
            <text:p>-0.8356590429</text:p>
          </table:table-cell>
          <table:table-cell table:formula="of:=ABS([.C300]-[.B300])" office:value-type="float" office:value="0.0080909571424852" calcext:value-type="float">
            <text:p>0.0080909571</text:p>
          </table:table-cell>
        </table:table-row>
        <table:table-row table:style-name="ro1">
          <table:table-cell office:value-type="float" office:value="0.146484" calcext:value-type="float">
            <text:p>0.146484</text:p>
          </table:table-cell>
          <table:table-cell office:value-type="float" office:value="-0.842285" calcext:value-type="float">
            <text:p>-0.842285</text:p>
          </table:table-cell>
          <table:table-cell table:formula="of:=LOG([.A301];10)" office:value-type="float" office:value="-0.834209809379427" calcext:value-type="float">
            <text:p>-0.8342098094</text:p>
          </table:table-cell>
          <table:table-cell table:formula="of:=ABS([.C301]-[.B301])" office:value-type="float" office:value="0.0080751906205726" calcext:value-type="float">
            <text:p>0.0080751906</text:p>
          </table:table-cell>
        </table:table-row>
        <table:table-row table:style-name="ro1">
          <table:table-cell office:value-type="float" office:value="0.146973" calcext:value-type="float">
            <text:p>0.146973</text:p>
          </table:table-cell>
          <table:table-cell office:value-type="float" office:value="-0.84082" calcext:value-type="float">
            <text:p>-0.84082</text:p>
          </table:table-cell>
          <table:table-cell table:formula="of:=LOG([.A302];10)" office:value-type="float" office:value="-0.832762440952615" calcext:value-type="float">
            <text:p>-0.832762441</text:p>
          </table:table-cell>
          <table:table-cell table:formula="of:=ABS([.C302]-[.B302])" office:value-type="float" office:value="0.00805755904738492" calcext:value-type="float">
            <text:p>0.008057559</text:p>
          </table:table-cell>
        </table:table-row>
        <table:table-row table:style-name="ro1">
          <table:table-cell office:value-type="float" office:value="0.147461" calcext:value-type="float">
            <text:p>0.147461</text:p>
          </table:table-cell>
          <table:table-cell office:value-type="float" office:value="-0.839355" calcext:value-type="float">
            <text:p>-0.839355</text:p>
          </table:table-cell>
          <table:table-cell table:formula="of:=LOG([.A303];10)" office:value-type="float" office:value="-0.831322825274848" calcext:value-type="float">
            <text:p>-0.8313228253</text:p>
          </table:table-cell>
          <table:table-cell table:formula="of:=ABS([.C303]-[.B303])" office:value-type="float" office:value="0.00803217472515183" calcext:value-type="float">
            <text:p>0.0080321747</text:p>
          </table:table-cell>
        </table:table-row>
        <table:table-row table:style-name="ro1">
          <table:table-cell office:value-type="float" office:value="0.147949" calcext:value-type="float">
            <text:p>0.147949</text:p>
          </table:table-cell>
          <table:table-cell office:value-type="float" office:value="-0.837891" calcext:value-type="float">
            <text:p>-0.837891</text:p>
          </table:table-cell>
          <table:table-cell table:formula="of:=LOG([.A304];10)" office:value-type="float" office:value="-0.829887965927137" calcext:value-type="float">
            <text:p>-0.8298879659</text:p>
          </table:table-cell>
          <table:table-cell table:formula="of:=ABS([.C304]-[.B304])" office:value-type="float" office:value="0.00800303407286262" calcext:value-type="float">
            <text:p>0.0080030341</text:p>
          </table:table-cell>
        </table:table-row>
        <table:table-row table:style-name="ro1">
          <table:table-cell office:value-type="float" office:value="0.148438" calcext:value-type="float">
            <text:p>0.148438</text:p>
          </table:table-cell>
          <table:table-cell office:value-type="float" office:value="-0.836914" calcext:value-type="float">
            <text:p>-0.836914</text:p>
          </table:table-cell>
          <table:table-cell table:formula="of:=LOG([.A305];10)" office:value-type="float" office:value="-0.828454905810827" calcext:value-type="float">
            <text:p>-0.8284549058</text:p>
          </table:table-cell>
          <table:table-cell table:formula="of:=ABS([.C305]-[.B305])" office:value-type="float" office:value="0.00845909418917268" calcext:value-type="float">
            <text:p>0.0084590942</text:p>
          </table:table-cell>
        </table:table-row>
        <table:table-row table:style-name="ro1">
          <table:table-cell office:value-type="float" office:value="0.148926" calcext:value-type="float">
            <text:p>0.148926</text:p>
          </table:table-cell>
          <table:table-cell office:value-type="float" office:value="-0.835449" calcext:value-type="float">
            <text:p>-0.835449</text:p>
          </table:table-cell>
          <table:table-cell table:formula="of:=LOG([.A306];10)" office:value-type="float" office:value="-0.827029475042958" calcext:value-type="float">
            <text:p>-0.827029475</text:p>
          </table:table-cell>
          <table:table-cell table:formula="of:=ABS([.C306]-[.B306])" office:value-type="float" office:value="0.0084195249570419" calcext:value-type="float">
            <text:p>0.008419525</text:p>
          </table:table-cell>
        </table:table-row>
        <table:table-row table:style-name="ro1">
          <table:table-cell office:value-type="float" office:value="0.149414" calcext:value-type="float">
            <text:p>0.149414</text:p>
          </table:table-cell>
          <table:table-cell office:value-type="float" office:value="-0.833984" calcext:value-type="float">
            <text:p>-0.833984</text:p>
          </table:table-cell>
          <table:table-cell table:formula="of:=LOG([.A307];10)" office:value-type="float" office:value="-0.825608707487917" calcext:value-type="float">
            <text:p>-0.8256087075</text:p>
          </table:table-cell>
          <table:table-cell table:formula="of:=ABS([.C307]-[.B307])" office:value-type="float" office:value="0.00837529251208324" calcext:value-type="float">
            <text:p>0.0083752925</text:p>
          </table:table-cell>
        </table:table-row>
        <table:table-row table:style-name="ro1">
          <table:table-cell office:value-type="float" office:value="0.149902" calcext:value-type="float">
            <text:p>0.149902</text:p>
          </table:table-cell>
          <table:table-cell office:value-type="float" office:value="-0.83252" calcext:value-type="float">
            <text:p>-0.83252</text:p>
          </table:table-cell>
          <table:table-cell table:formula="of:=LOG([.A308];10)" office:value-type="float" office:value="-0.824192572734313" calcext:value-type="float">
            <text:p>-0.8241925727</text:p>
          </table:table-cell>
          <table:table-cell table:formula="of:=ABS([.C308]-[.B308])" office:value-type="float" office:value="0.00832742726568714" calcext:value-type="float">
            <text:p>0.0083274273</text:p>
          </table:table-cell>
        </table:table-row>
        <table:table-row table:style-name="ro1">
          <table:table-cell office:value-type="float" office:value="0.150391" calcext:value-type="float">
            <text:p>0.150391</text:p>
          </table:table-cell>
          <table:table-cell office:value-type="float" office:value="-0.831055" calcext:value-type="float">
            <text:p>-0.831055</text:p>
          </table:table-cell>
          <table:table-cell table:formula="of:=LOG([.A309];10)" office:value-type="float" office:value="-0.822778152888588" calcext:value-type="float">
            <text:p>-0.8227781529</text:p>
          </table:table-cell>
          <table:table-cell table:formula="of:=ABS([.C309]-[.B309])" office:value-type="float" office:value="0.00827684711141186" calcext:value-type="float">
            <text:p>0.0082768471</text:p>
          </table:table-cell>
        </table:table-row>
        <table:table-row table:style-name="ro1">
          <table:table-cell office:value-type="float" office:value="0.150879" calcext:value-type="float">
            <text:p>0.150879</text:p>
          </table:table-cell>
          <table:table-cell office:value-type="float" office:value="-0.830078" calcext:value-type="float">
            <text:p>-0.830078</text:p>
          </table:table-cell>
          <table:table-cell table:formula="of:=LOG([.A310];10)" office:value-type="float" office:value="-0.82137120302616" calcext:value-type="float">
            <text:p>-0.821371203</text:p>
          </table:table-cell>
          <table:table-cell table:formula="of:=ABS([.C310]-[.B310])" office:value-type="float" office:value="0.00870679697383958" calcext:value-type="float">
            <text:p>0.008706797</text:p>
          </table:table-cell>
        </table:table-row>
        <table:table-row table:style-name="ro1">
          <table:table-cell office:value-type="float" office:value="0.151367" calcext:value-type="float">
            <text:p>0.151367</text:p>
          </table:table-cell>
          <table:table-cell office:value-type="float" office:value="-0.828613" calcext:value-type="float">
            <text:p>-0.828613</text:p>
          </table:table-cell>
          <table:table-cell table:formula="of:=LOG([.A311];10)" office:value-type="float" office:value="-0.819968796434631" calcext:value-type="float">
            <text:p>-0.8199687964</text:p>
          </table:table-cell>
          <table:table-cell table:formula="of:=ABS([.C311]-[.B311])" office:value-type="float" office:value="0.00864420356536877" calcext:value-type="float">
            <text:p>0.0086442036</text:p>
          </table:table-cell>
        </table:table-row>
        <table:table-row table:style-name="ro1">
          <table:table-cell office:value-type="float" office:value="0.151855" calcext:value-type="float">
            <text:p>0.151855</text:p>
          </table:table-cell>
          <table:table-cell office:value-type="float" office:value="-0.827148" calcext:value-type="float">
            <text:p>-0.827148</text:p>
          </table:table-cell>
          <table:table-cell table:formula="of:=LOG([.A312];10)" office:value-type="float" office:value="-0.818570903866493" calcext:value-type="float">
            <text:p>-0.8185709039</text:p>
          </table:table-cell>
          <table:table-cell table:formula="of:=ABS([.C312]-[.B312])" office:value-type="float" office:value="0.0085770961335071" calcext:value-type="float">
            <text:p>0.0085770961</text:p>
          </table:table-cell>
        </table:table-row>
        <table:table-row table:style-name="ro1">
          <table:table-cell office:value-type="float" office:value="0.152344" calcext:value-type="float">
            <text:p>0.152344</text:p>
          </table:table-cell>
          <table:table-cell office:value-type="float" office:value="-0.825684" calcext:value-type="float">
            <text:p>-0.825684</text:p>
          </table:table-cell>
          <table:table-cell table:formula="of:=LOG([.A313];10)" office:value-type="float" office:value="-0.817174645597554" calcext:value-type="float">
            <text:p>-0.8171746456</text:p>
          </table:table-cell>
          <table:table-cell table:formula="of:=ABS([.C313]-[.B313])" office:value-type="float" office:value="0.00850935440244549" calcext:value-type="float">
            <text:p>0.0085093544</text:p>
          </table:table-cell>
        </table:table-row>
        <table:table-row table:style-name="ro1">
          <table:table-cell office:value-type="float" office:value="0.152832" calcext:value-type="float">
            <text:p>0.152832</text:p>
          </table:table-cell>
          <table:table-cell office:value-type="float" office:value="-0.824219" calcext:value-type="float">
            <text:p>-0.824219</text:p>
          </table:table-cell>
          <table:table-cell table:formula="of:=LOG([.A314];10)" office:value-type="float" office:value="-0.815785703558781" calcext:value-type="float">
            <text:p>-0.8157857036</text:p>
          </table:table-cell>
          <table:table-cell table:formula="of:=ABS([.C314]-[.B314])" office:value-type="float" office:value="0.00843329644121871" calcext:value-type="float">
            <text:p>0.0084332964</text:p>
          </table:table-cell>
        </table:table-row>
        <table:table-row table:style-name="ro1">
          <table:table-cell office:value-type="float" office:value="0.15332" calcext:value-type="float">
            <text:p>0.15332</text:p>
          </table:table-cell>
          <table:table-cell office:value-type="float" office:value="-0.822754" calcext:value-type="float">
            <text:p>-0.822754</text:p>
          </table:table-cell>
          <table:table-cell table:formula="of:=LOG([.A315];10)" office:value-type="float" office:value="-0.814401189417685" calcext:value-type="float">
            <text:p>-0.8144011894</text:p>
          </table:table-cell>
          <table:table-cell table:formula="of:=ABS([.C315]-[.B315])" office:value-type="float" office:value="0.00835281058231463" calcext:value-type="float">
            <text:p>0.0083528106</text:p>
          </table:table-cell>
        </table:table-row>
        <table:table-row table:style-name="ro1">
          <table:table-cell office:value-type="float" office:value="0.153809" calcext:value-type="float">
            <text:p>0.153809</text:p>
          </table:table-cell>
          <table:table-cell office:value-type="float" office:value="-0.821777" calcext:value-type="float">
            <text:p>-0.821777</text:p>
          </table:table-cell>
          <table:table-cell table:formula="of:=LOG([.A316];10)" office:value-type="float" office:value="-0.81301825142679" calcext:value-type="float">
            <text:p>-0.8130182514</text:p>
          </table:table-cell>
          <table:table-cell table:formula="of:=ABS([.C316]-[.B316])" office:value-type="float" office:value="0.0087587485732098" calcext:value-type="float">
            <text:p>0.0087587486</text:p>
          </table:table-cell>
        </table:table-row>
        <table:table-row table:style-name="ro1">
          <table:table-cell office:value-type="float" office:value="0.154297" calcext:value-type="float">
            <text:p>0.154297</text:p>
          </table:table-cell>
          <table:table-cell office:value-type="float" office:value="-0.820312" calcext:value-type="float">
            <text:p>-0.820312</text:p>
          </table:table-cell>
          <table:table-cell table:formula="of:=LOG([.A317];10)" office:value-type="float" office:value="-0.811642517852028" calcext:value-type="float">
            <text:p>-0.8116425179</text:p>
          </table:table-cell>
          <table:table-cell table:formula="of:=ABS([.C317]-[.B317])" office:value-type="float" office:value="0.00866948214797236" calcext:value-type="float">
            <text:p>0.0086694821</text:p>
          </table:table-cell>
        </table:table-row>
        <table:table-row table:style-name="ro1">
          <table:table-cell office:value-type="float" office:value="0.154785" calcext:value-type="float">
            <text:p>0.154785</text:p>
          </table:table-cell>
          <table:table-cell office:value-type="float" office:value="-0.818848" calcext:value-type="float">
            <text:p>-0.818848</text:p>
          </table:table-cell>
          <table:table-cell table:formula="of:=LOG([.A318];10)" office:value-type="float" office:value="-0.810271128490787" calcext:value-type="float">
            <text:p>-0.8102711285</text:p>
          </table:table-cell>
          <table:table-cell table:formula="of:=ABS([.C318]-[.B318])" office:value-type="float" office:value="0.00857687150921271" calcext:value-type="float">
            <text:p>0.0085768715</text:p>
          </table:table-cell>
        </table:table-row>
        <table:table-row table:style-name="ro1">
          <table:table-cell office:value-type="float" office:value="0.155273" calcext:value-type="float">
            <text:p>0.155273</text:p>
          </table:table-cell>
          <table:table-cell office:value-type="float" office:value="-0.817383" calcext:value-type="float">
            <text:p>-0.817383</text:p>
          </table:table-cell>
          <table:table-cell table:formula="of:=LOG([.A319];10)" office:value-type="float" office:value="-0.808904055993587" calcext:value-type="float">
            <text:p>-0.808904056</text:p>
          </table:table-cell>
          <table:table-cell table:formula="of:=ABS([.C319]-[.B319])" office:value-type="float" office:value="0.00847894400641325" calcext:value-type="float">
            <text:p>0.008478944</text:p>
          </table:table-cell>
        </table:table-row>
        <table:table-row table:style-name="ro1">
          <table:table-cell office:value-type="float" office:value="0.155762" calcext:value-type="float">
            <text:p>0.155762</text:p>
          </table:table-cell>
          <table:table-cell office:value-type="float" office:value="-0.815918" calcext:value-type="float">
            <text:p>-0.815918</text:p>
          </table:table-cell>
          <table:table-cell table:formula="of:=LOG([.A320];10)" office:value-type="float" office:value="-0.807538485066688" calcext:value-type="float">
            <text:p>-0.8075384851</text:p>
          </table:table-cell>
          <table:table-cell table:formula="of:=ABS([.C320]-[.B320])" office:value-type="float" office:value="0.00837951493331179" calcext:value-type="float">
            <text:p>0.0083795149</text:p>
          </table:table-cell>
        </table:table-row>
        <table:table-row table:style-name="ro1">
          <table:table-cell office:value-type="float" office:value="0.15625" calcext:value-type="float">
            <text:p>0.15625</text:p>
          </table:table-cell>
          <table:table-cell office:value-type="float" office:value="-0.814453" calcext:value-type="float">
            <text:p>-0.814453</text:p>
          </table:table-cell>
          <table:table-cell table:formula="of:=LOG([.A321];10)" office:value-type="float" office:value="-0.806179973983887" calcext:value-type="float">
            <text:p>-0.806179974</text:p>
          </table:table-cell>
          <table:table-cell table:formula="of:=ABS([.C321]-[.B321])" office:value-type="float" office:value="0.00827302601611279" calcext:value-type="float">
            <text:p>0.008273026</text:p>
          </table:table-cell>
        </table:table-row>
        <table:table-row table:style-name="ro1">
          <table:table-cell office:value-type="float" office:value="0.156738" calcext:value-type="float">
            <text:p>0.156738</text:p>
          </table:table-cell>
          <table:table-cell office:value-type="float" office:value="-0.813477" calcext:value-type="float">
            <text:p>-0.813477</text:p>
          </table:table-cell>
          <table:table-cell table:formula="of:=LOG([.A322];10)" office:value-type="float" office:value="-0.804825699194391" calcext:value-type="float">
            <text:p>-0.8048256992</text:p>
          </table:table-cell>
          <table:table-cell table:formula="of:=ABS([.C322]-[.B322])" office:value-type="float" office:value="0.0086513008056085" calcext:value-type="float">
            <text:p>0.0086513008</text:p>
          </table:table-cell>
        </table:table-row>
        <table:table-row table:style-name="ro1">
          <table:table-cell office:value-type="float" office:value="0.157227" calcext:value-type="float">
            <text:p>0.157227</text:p>
          </table:table-cell>
          <table:table-cell office:value-type="float" office:value="-0.812012" calcext:value-type="float">
            <text:p>-0.812012</text:p>
          </table:table-cell>
          <table:table-cell table:formula="of:=LOG([.A323];10)" office:value-type="float" office:value="-0.803472872138042" calcext:value-type="float">
            <text:p>-0.8034728721</text:p>
          </table:table-cell>
          <table:table-cell table:formula="of:=ABS([.C323]-[.B323])" office:value-type="float" office:value="0.00853912786195832" calcext:value-type="float">
            <text:p>0.0085391279</text:p>
          </table:table-cell>
        </table:table-row>
        <table:table-row table:style-name="ro1">
          <table:table-cell office:value-type="float" office:value="0.157715" calcext:value-type="float">
            <text:p>0.157715</text:p>
          </table:table-cell>
          <table:table-cell office:value-type="float" office:value="-0.810547" calcext:value-type="float">
            <text:p>-0.810547</text:p>
          </table:table-cell>
          <table:table-cell table:formula="of:=LOG([.A324];10)" office:value-type="float" office:value="-0.802126999712116" calcext:value-type="float">
            <text:p>-0.8021269997</text:p>
          </table:table-cell>
          <table:table-cell table:formula="of:=ABS([.C324]-[.B324])" office:value-type="float" office:value="0.0084200002878837" calcext:value-type="float">
            <text:p>0.0084200003</text:p>
          </table:table-cell>
        </table:table-row>
        <table:table-row table:style-name="ro1">
          <table:table-cell office:value-type="float" office:value="0.158203" calcext:value-type="float">
            <text:p>0.158203</text:p>
          </table:table-cell>
          <table:table-cell office:value-type="float" office:value="-0.809082" calcext:value-type="float">
            <text:p>-0.809082</text:p>
          </table:table-cell>
          <table:table-cell table:formula="of:=LOG([.A325];10)" office:value-type="float" office:value="-0.800785285243574" calcext:value-type="float">
            <text:p>-0.8007852852</text:p>
          </table:table-cell>
          <table:table-cell table:formula="of:=ABS([.C325]-[.B325])" office:value-type="float" office:value="0.00829671475642613" calcext:value-type="float">
            <text:p>0.0082967148</text:p>
          </table:table-cell>
        </table:table-row>
        <table:table-row table:style-name="ro1">
          <table:table-cell office:value-type="float" office:value="0.158691" calcext:value-type="float">
            <text:p>0.158691</text:p>
          </table:table-cell>
          <table:table-cell office:value-type="float" office:value="-0.807617" calcext:value-type="float">
            <text:p>-0.807617</text:p>
          </table:table-cell>
          <table:table-cell table:formula="of:=LOG([.A326];10)" office:value-type="float" office:value="-0.799447703120215" calcext:value-type="float">
            <text:p>-0.7994477031</text:p>
          </table:table-cell>
          <table:table-cell table:formula="of:=ABS([.C326]-[.B326])" office:value-type="float" office:value="0.00816929687978452" calcext:value-type="float">
            <text:p>0.0081692969</text:p>
          </table:table-cell>
        </table:table-row>
        <table:table-row table:style-name="ro1">
          <table:table-cell office:value-type="float" office:value="0.15918" calcext:value-type="float">
            <text:p>0.15918</text:p>
          </table:table-cell>
          <table:table-cell office:value-type="float" office:value="-0.806641" calcext:value-type="float">
            <text:p>-0.806641</text:p>
          </table:table-cell>
          <table:table-cell table:formula="of:=LOG([.A327];10)" office:value-type="float" office:value="-0.798111499634027" calcext:value-type="float">
            <text:p>-0.7981114996</text:p>
          </table:table-cell>
          <table:table-cell table:formula="of:=ABS([.C327]-[.B327])" office:value-type="float" office:value="0.00852950036597289" calcext:value-type="float">
            <text:p>0.0085295004</text:p>
          </table:table-cell>
        </table:table-row>
        <table:table-row table:style-name="ro1">
          <table:table-cell office:value-type="float" office:value="0.159668" calcext:value-type="float">
            <text:p>0.159668</text:p>
          </table:table-cell>
          <table:table-cell office:value-type="float" office:value="-0.805176" calcext:value-type="float">
            <text:p>-0.805176</text:p>
          </table:table-cell>
          <table:table-cell table:formula="of:=LOG([.A328];10)" office:value-type="float" office:value="-0.796782114643984" calcext:value-type="float">
            <text:p>-0.7967821146</text:p>
          </table:table-cell>
          <table:table-cell table:formula="of:=ABS([.C328]-[.B328])" office:value-type="float" office:value="0.00839388535601626" calcext:value-type="float">
            <text:p>0.0083938854</text:p>
          </table:table-cell>
        </table:table-row>
        <table:table-row table:style-name="ro1">
          <table:table-cell office:value-type="float" office:value="0.160156" calcext:value-type="float">
            <text:p>0.160156</text:p>
          </table:table-cell>
          <table:table-cell office:value-type="float" office:value="-0.803711" calcext:value-type="float">
            <text:p>-0.803711</text:p>
          </table:table-cell>
          <table:table-cell table:formula="of:=LOG([.A329];10)" office:value-type="float" office:value="-0.795456786515737" calcext:value-type="float">
            <text:p>-0.7954567865</text:p>
          </table:table-cell>
          <table:table-cell table:formula="of:=ABS([.C329]-[.B329])" office:value-type="float" office:value="0.00825421348426314" calcext:value-type="float">
            <text:p>0.0082542135</text:p>
          </table:table-cell>
        </table:table-row>
        <table:table-row table:style-name="ro1">
          <table:table-cell office:value-type="float" office:value="0.160645" calcext:value-type="float">
            <text:p>0.160645</text:p>
          </table:table-cell>
          <table:table-cell office:value-type="float" office:value="-0.802246" calcext:value-type="float">
            <text:p>-0.802246</text:p>
          </table:table-cell>
          <table:table-cell table:formula="of:=LOG([.A330];10)" office:value-type="float" office:value="-0.79413278711341" calcext:value-type="float">
            <text:p>-0.7941327871</text:p>
          </table:table-cell>
          <table:table-cell table:formula="of:=ABS([.C330]-[.B330])" office:value-type="float" office:value="0.00811321288658951" calcext:value-type="float">
            <text:p>0.0081132129</text:p>
          </table:table-cell>
        </table:table-row>
        <table:table-row table:style-name="ro1">
          <table:table-cell office:value-type="float" office:value="0.161133" calcext:value-type="float">
            <text:p>0.161133</text:p>
          </table:table-cell>
          <table:table-cell office:value-type="float" office:value="-0.800781" calcext:value-type="float">
            <text:p>-0.800781</text:p>
          </table:table-cell>
          <table:table-cell table:formula="of:=LOG([.A331];10)" office:value-type="float" office:value="-0.792815507065348" calcext:value-type="float">
            <text:p>-0.7928155071</text:p>
          </table:table-cell>
          <table:table-cell table:formula="of:=ABS([.C331]-[.B331])" office:value-type="float" office:value="0.00796549293465199" calcext:value-type="float">
            <text:p>0.0079654929</text:p>
          </table:table-cell>
        </table:table-row>
        <table:table-row table:style-name="ro1">
          <table:table-cell office:value-type="float" office:value="0.161621" calcext:value-type="float">
            <text:p>0.161621</text:p>
          </table:table-cell>
          <table:table-cell office:value-type="float" office:value="-0.799316" calcext:value-type="float">
            <text:p>-0.799316</text:p>
          </table:table-cell>
          <table:table-cell table:formula="of:=LOG([.A332];10)" office:value-type="float" office:value="-0.791502210445188" calcext:value-type="float">
            <text:p>-0.7915022104</text:p>
          </table:table-cell>
          <table:table-cell table:formula="of:=ABS([.C332]-[.B332])" office:value-type="float" office:value="0.0078137895548116" calcext:value-type="float">
            <text:p>0.0078137896</text:p>
          </table:table-cell>
        </table:table-row>
        <table:table-row table:style-name="ro1">
          <table:table-cell office:value-type="float" office:value="0.162109" calcext:value-type="float">
            <text:p>0.162109</text:p>
          </table:table-cell>
          <table:table-cell office:value-type="float" office:value="-0.79834" calcext:value-type="float">
            <text:p>-0.79834</text:p>
          </table:table-cell>
          <table:table-cell table:formula="of:=LOG([.A333];10)" office:value-type="float" office:value="-0.790192873233937" calcext:value-type="float">
            <text:p>-0.7901928732</text:p>
          </table:table-cell>
          <table:table-cell table:formula="of:=ABS([.C333]-[.B333])" office:value-type="float" office:value="0.00814712676606288" calcext:value-type="float">
            <text:p>0.0081471268</text:p>
          </table:table-cell>
        </table:table-row>
        <table:table-row table:style-name="ro1">
          <table:table-cell office:value-type="float" office:value="0.162598" calcext:value-type="float">
            <text:p>0.162598</text:p>
          </table:table-cell>
          <table:table-cell office:value-type="float" office:value="-0.796875" calcext:value-type="float">
            <text:p>-0.796875</text:p>
          </table:table-cell>
          <table:table-cell table:formula="of:=LOG([.A334];10)" office:value-type="float" office:value="-0.78888480065035" calcext:value-type="float">
            <text:p>-0.7888848007</text:p>
          </table:table-cell>
          <table:table-cell table:formula="of:=ABS([.C334]-[.B334])" office:value-type="float" office:value="0.00799019934965017" calcext:value-type="float">
            <text:p>0.0079901993</text:p>
          </table:table-cell>
        </table:table-row>
        <table:table-row table:style-name="ro1">
          <table:table-cell office:value-type="float" office:value="0.163086" calcext:value-type="float">
            <text:p>0.163086</text:p>
          </table:table-cell>
          <table:table-cell office:value-type="float" office:value="-0.79541" calcext:value-type="float">
            <text:p>-0.79541</text:p>
          </table:table-cell>
          <table:table-cell table:formula="of:=LOG([.A335];10)" office:value-type="float" office:value="-0.787583319056052" calcext:value-type="float">
            <text:p>-0.7875833191</text:p>
          </table:table-cell>
          <table:table-cell table:formula="of:=ABS([.C335]-[.B335])" office:value-type="float" office:value="0.00782668094394812" calcext:value-type="float">
            <text:p>0.0078266809</text:p>
          </table:table-cell>
        </table:table-row>
        <table:table-row table:style-name="ro1">
          <table:table-cell office:value-type="float" office:value="0.163574" calcext:value-type="float">
            <text:p>0.163574</text:p>
          </table:table-cell>
          <table:table-cell office:value-type="float" office:value="-0.793945" calcext:value-type="float">
            <text:p>-0.793945</text:p>
          </table:table-cell>
          <table:table-cell table:formula="of:=LOG([.A336];10)" office:value-type="float" office:value="-0.786285726055181" calcext:value-type="float">
            <text:p>-0.7862857261</text:p>
          </table:table-cell>
          <table:table-cell table:formula="of:=ABS([.C336]-[.B336])" office:value-type="float" office:value="0.00765927394481936" calcext:value-type="float">
            <text:p>0.0076592739</text:p>
          </table:table-cell>
        </table:table-row>
        <table:table-row table:style-name="ro1">
          <table:table-cell office:value-type="float" office:value="0.164062" calcext:value-type="float">
            <text:p>0.164062</text:p>
          </table:table-cell>
          <table:table-cell office:value-type="float" office:value="-0.79248" calcext:value-type="float">
            <text:p>-0.79248</text:p>
          </table:table-cell>
          <table:table-cell table:formula="of:=LOG([.A337];10)" office:value-type="float" office:value="-0.784991998480101" calcext:value-type="float">
            <text:p>-0.7849919985</text:p>
          </table:table-cell>
          <table:table-cell table:formula="of:=ABS([.C337]-[.B337])" office:value-type="float" office:value="0.00748800151989881" calcext:value-type="float">
            <text:p>0.0074880015</text:p>
          </table:table-cell>
        </table:table-row>
        <table:table-row table:style-name="ro1">
          <table:table-cell office:value-type="float" office:value="0.164551" calcext:value-type="float">
            <text:p>0.164551</text:p>
          </table:table-cell>
          <table:table-cell office:value-type="float" office:value="-0.791504" calcext:value-type="float">
            <text:p>-0.791504</text:p>
          </table:table-cell>
          <table:table-cell table:formula="of:=LOG([.A338];10)" office:value-type="float" office:value="-0.783699474091806" calcext:value-type="float">
            <text:p>-0.7836994741</text:p>
          </table:table-cell>
          <table:table-cell table:formula="of:=ABS([.C338]-[.B338])" office:value-type="float" office:value="0.00780452590819414" calcext:value-type="float">
            <text:p>0.0078045259</text:p>
          </table:table-cell>
        </table:table-row>
        <table:table-row table:style-name="ro1">
          <table:table-cell office:value-type="float" office:value="0.165039" calcext:value-type="float">
            <text:p>0.165039</text:p>
          </table:table-cell>
          <table:table-cell office:value-type="float" office:value="-0.790039" calcext:value-type="float">
            <text:p>-0.790039</text:p>
          </table:table-cell>
          <table:table-cell table:formula="of:=LOG([.A339];10)" office:value-type="float" office:value="-0.782413416492719" calcext:value-type="float">
            <text:p>-0.7824134165</text:p>
          </table:table-cell>
          <table:table-cell table:formula="of:=ABS([.C339]-[.B339])" office:value-type="float" office:value="0.00762558350728104" calcext:value-type="float">
            <text:p>0.0076255835</text:p>
          </table:table-cell>
        </table:table-row>
        <table:table-row table:style-name="ro1">
          <table:table-cell office:value-type="float" office:value="0.165527" calcext:value-type="float">
            <text:p>0.165527</text:p>
          </table:table-cell>
          <table:table-cell office:value-type="float" office:value="-0.788574" calcext:value-type="float">
            <text:p>-0.788574</text:p>
          </table:table-cell>
          <table:table-cell table:formula="of:=LOG([.A340];10)" office:value-type="float" office:value="-0.781131155999333" calcext:value-type="float">
            <text:p>-0.781131156</text:p>
          </table:table-cell>
          <table:table-cell table:formula="of:=ABS([.C340]-[.B340])" office:value-type="float" office:value="0.00744284400066741" calcext:value-type="float">
            <text:p>0.007442844</text:p>
          </table:table-cell>
        </table:table-row>
        <table:table-row table:style-name="ro1">
          <table:table-cell office:value-type="float" office:value="0.166016" calcext:value-type="float">
            <text:p>0.166016</text:p>
          </table:table-cell>
          <table:table-cell office:value-type="float" office:value="-0.787109" calcext:value-type="float">
            <text:p>-0.787109</text:p>
          </table:table-cell>
          <table:table-cell table:formula="of:=LOG([.A341];10)" office:value-type="float" office:value="-0.779850054268051" calcext:value-type="float">
            <text:p>-0.7798500543</text:p>
          </table:table-cell>
          <table:table-cell table:formula="of:=ABS([.C341]-[.B341])" office:value-type="float" office:value="0.00725894573194852" calcext:value-type="float">
            <text:p>0.0072589457</text:p>
          </table:table-cell>
        </table:table-row>
        <table:table-row table:style-name="ro1">
          <table:table-cell office:value-type="float" office:value="0.166504" calcext:value-type="float">
            <text:p>0.166504</text:p>
          </table:table-cell>
          <table:table-cell office:value-type="float" office:value="-0.785645" calcext:value-type="float">
            <text:p>-0.785645</text:p>
          </table:table-cell>
          <table:table-cell table:formula="of:=LOG([.A342];10)" office:value-type="float" office:value="-0.77857532878192" calcext:value-type="float">
            <text:p>-0.7785753288</text:p>
          </table:table-cell>
          <table:table-cell table:formula="of:=ABS([.C342]-[.B342])" office:value-type="float" office:value="0.00706967121808" calcext:value-type="float">
            <text:p>0.0070696712</text:p>
          </table:table-cell>
        </table:table-row>
        <table:table-row table:style-name="ro1">
          <table:table-cell office:value-type="float" office:value="0.166992" calcext:value-type="float">
            <text:p>0.166992</text:p>
          </table:table-cell>
          <table:table-cell office:value-type="float" office:value="-0.78418" calcext:value-type="float">
            <text:p>-0.78418</text:p>
          </table:table-cell>
          <table:table-cell table:formula="of:=LOG([.A343];10)" office:value-type="float" office:value="-0.777304333876824" calcext:value-type="float">
            <text:p>-0.7773043339</text:p>
          </table:table-cell>
          <table:table-cell table:formula="of:=ABS([.C343]-[.B343])" office:value-type="float" office:value="0.00687566612317625" calcext:value-type="float">
            <text:p>0.0068756661</text:p>
          </table:table-cell>
        </table:table-row>
        <table:table-row table:style-name="ro1">
          <table:table-cell office:value-type="float" office:value="0.16748" calcext:value-type="float">
            <text:p>0.16748</text:p>
          </table:table-cell>
          <table:table-cell office:value-type="float" office:value="-0.783203" calcext:value-type="float">
            <text:p>-0.783203</text:p>
          </table:table-cell>
          <table:table-cell table:formula="of:=LOG([.A344];10)" office:value-type="float" office:value="-0.776037047780807" calcext:value-type="float">
            <text:p>-0.7760370478</text:p>
          </table:table-cell>
          <table:table-cell table:formula="of:=ABS([.C344]-[.B344])" office:value-type="float" office:value="0.00716595221919292" calcext:value-type="float">
            <text:p>0.0071659522</text:p>
          </table:table-cell>
        </table:table-row>
        <table:table-row table:style-name="ro1">
          <table:table-cell office:value-type="float" office:value="0.167969" calcext:value-type="float">
            <text:p>0.167969</text:p>
          </table:table-cell>
          <table:table-cell office:value-type="float" office:value="-0.781738" calcext:value-type="float">
            <text:p>-0.781738</text:p>
          </table:table-cell>
          <table:table-cell table:formula="of:=LOG([.A345];10)" office:value-type="float" office:value="-0.774770863340957" calcext:value-type="float">
            <text:p>-0.7747708633</text:p>
          </table:table-cell>
          <table:table-cell table:formula="of:=ABS([.C345]-[.B345])" office:value-type="float" office:value="0.00696713665904292" calcext:value-type="float">
            <text:p>0.0069671367</text:p>
          </table:table-cell>
        </table:table-row>
        <table:table-row table:style-name="ro1">
          <table:table-cell office:value-type="float" office:value="0.168457" calcext:value-type="float">
            <text:p>0.168457</text:p>
          </table:table-cell>
          <table:table-cell office:value-type="float" office:value="-0.780273" calcext:value-type="float">
            <text:p>-0.780273</text:p>
          </table:table-cell>
          <table:table-cell table:formula="of:=LOG([.A346];10)" office:value-type="float" office:value="-0.7735109377953" calcext:value-type="float">
            <text:p>-0.7735109378</text:p>
          </table:table-cell>
          <table:table-cell table:formula="of:=ABS([.C346]-[.B346])" office:value-type="float" office:value="0.0067620622047001" calcext:value-type="float">
            <text:p>0.0067620622</text:p>
          </table:table-cell>
        </table:table-row>
        <table:table-row table:style-name="ro1">
          <table:table-cell office:value-type="float" office:value="0.168945" calcext:value-type="float">
            <text:p>0.168945</text:p>
          </table:table-cell>
          <table:table-cell office:value-type="float" office:value="-0.778809" calcext:value-type="float">
            <text:p>-0.778809</text:p>
          </table:table-cell>
          <table:table-cell table:formula="of:=LOG([.A347];10)" office:value-type="float" office:value="-0.772254656831032" calcext:value-type="float">
            <text:p>-0.7722546568</text:p>
          </table:table-cell>
          <table:table-cell table:formula="of:=ABS([.C347]-[.B347])" office:value-type="float" office:value="0.00655434316896764" calcext:value-type="float">
            <text:p>0.0065543432</text:p>
          </table:table-cell>
        </table:table-row>
        <table:table-row table:style-name="ro1">
          <table:table-cell office:value-type="float" office:value="0.169434" calcext:value-type="float">
            <text:p>0.169434</text:p>
          </table:table-cell>
          <table:table-cell office:value-type="float" office:value="-0.777344" calcext:value-type="float">
            <text:p>-0.777344</text:p>
          </table:table-cell>
          <table:table-cell table:formula="of:=LOG([.A348];10)" office:value-type="float" office:value="-0.770999436208666" calcext:value-type="float">
            <text:p>-0.7709994362</text:p>
          </table:table-cell>
          <table:table-cell table:formula="of:=ABS([.C348]-[.B348])" office:value-type="float" office:value="0.00634456379133352" calcext:value-type="float">
            <text:p>0.0063445638</text:p>
          </table:table-cell>
        </table:table-row>
        <table:table-row table:style-name="ro1">
          <table:table-cell office:value-type="float" office:value="0.169922" calcext:value-type="float">
            <text:p>0.169922</text:p>
          </table:table-cell>
          <table:table-cell office:value-type="float" office:value="-0.776367" calcext:value-type="float">
            <text:p>-0.776367</text:p>
          </table:table-cell>
          <table:table-cell table:formula="of:=LOG([.A349];10)" office:value-type="float" office:value="-0.769750388876332" calcext:value-type="float">
            <text:p>-0.7697503889</text:p>
          </table:table-cell>
          <table:table-cell table:formula="of:=ABS([.C349]-[.B349])" office:value-type="float" office:value="0.0066166111236684" calcext:value-type="float">
            <text:p>0.0066166111</text:p>
          </table:table-cell>
        </table:table-row>
        <table:table-row table:style-name="ro1">
          <table:table-cell office:value-type="float" office:value="0.17041" calcext:value-type="float">
            <text:p>0.17041</text:p>
          </table:table-cell>
          <table:table-cell office:value-type="float" office:value="-0.774902" calcext:value-type="float">
            <text:p>-0.774902</text:p>
          </table:table-cell>
          <table:table-cell table:formula="of:=LOG([.A350];10)" office:value-type="float" office:value="-0.76850492355177" calcext:value-type="float">
            <text:p>-0.7685049236</text:p>
          </table:table-cell>
          <table:table-cell table:formula="of:=ABS([.C350]-[.B350])" office:value-type="float" office:value="0.00639707644822951" calcext:value-type="float">
            <text:p>0.0063970764</text:p>
          </table:table-cell>
        </table:table-row>
        <table:table-row table:style-name="ro1">
          <table:table-cell office:value-type="float" office:value="0.170898" calcext:value-type="float">
            <text:p>0.170898</text:p>
          </table:table-cell>
          <table:table-cell office:value-type="float" office:value="-0.773438" calcext:value-type="float">
            <text:p>-0.773438</text:p>
          </table:table-cell>
          <table:table-cell table:formula="of:=LOG([.A351];10)" office:value-type="float" office:value="-0.767263019748814" calcext:value-type="float">
            <text:p>-0.7672630197</text:p>
          </table:table-cell>
          <table:table-cell table:formula="of:=ABS([.C351]-[.B351])" office:value-type="float" office:value="0.00617498025118568" calcext:value-type="float">
            <text:p>0.0061749803</text:p>
          </table:table-cell>
        </table:table-row>
        <table:table-row table:style-name="ro1">
          <table:table-cell office:value-type="float" office:value="0.171387" calcext:value-type="float">
            <text:p>0.171387</text:p>
          </table:table-cell>
          <table:table-cell office:value-type="float" office:value="-0.771973" calcext:value-type="float">
            <text:p>-0.771973</text:p>
          </table:table-cell>
          <table:table-cell table:formula="of:=LOG([.A352];10)" office:value-type="float" office:value="-0.766022123150173" calcext:value-type="float">
            <text:p>-0.7660221232</text:p>
          </table:table-cell>
          <table:table-cell table:formula="of:=ABS([.C352]-[.B352])" office:value-type="float" office:value="0.00595087684982676" calcext:value-type="float">
            <text:p>0.0059508768</text:p>
          </table:table-cell>
        </table:table-row>
        <table:table-row table:style-name="ro1">
          <table:table-cell office:value-type="float" office:value="0.171875" calcext:value-type="float">
            <text:p>0.171875</text:p>
          </table:table-cell>
          <table:table-cell office:value-type="float" office:value="-0.770508" calcext:value-type="float">
            <text:p>-0.770508</text:p>
          </table:table-cell>
          <table:table-cell table:formula="of:=LOG([.A353];10)" office:value-type="float" office:value="-0.764787288825662" calcext:value-type="float">
            <text:p>-0.7647872888</text:p>
          </table:table-cell>
          <table:table-cell table:formula="of:=ABS([.C353]-[.B353])" office:value-type="float" office:value="0.00572071117433792" calcext:value-type="float">
            <text:p>0.0057207112</text:p>
          </table:table-cell>
        </table:table-row>
        <table:table-row table:style-name="ro1">
          <table:table-cell office:value-type="float" office:value="0.172363" calcext:value-type="float">
            <text:p>0.172363</text:p>
          </table:table-cell>
          <table:table-cell office:value-type="float" office:value="-0.769043" calcext:value-type="float">
            <text:p>-0.769043</text:p>
          </table:table-cell>
          <table:table-cell table:formula="of:=LOG([.A354];10)" office:value-type="float" office:value="-0.763555955567035" calcext:value-type="float">
            <text:p>-0.7635559556</text:p>
          </table:table-cell>
          <table:table-cell table:formula="of:=ABS([.C354]-[.B354])" office:value-type="float" office:value="0.00548704443296522" calcext:value-type="float">
            <text:p>0.0054870444</text:p>
          </table:table-cell>
        </table:table-row>
        <table:table-row table:style-name="ro1">
          <table:table-cell office:value-type="float" office:value="0.172852" calcext:value-type="float">
            <text:p>0.172852</text:p>
          </table:table-cell>
          <table:table-cell office:value-type="float" office:value="-0.768066" calcext:value-type="float">
            <text:p>-0.768066</text:p>
          </table:table-cell>
          <table:table-cell table:formula="of:=LOG([.A355];10)" office:value-type="float" office:value="-0.762325591048165" calcext:value-type="float">
            <text:p>-0.762325591</text:p>
          </table:table-cell>
          <table:table-cell table:formula="of:=ABS([.C355]-[.B355])" office:value-type="float" office:value="0.00574040895183459" calcext:value-type="float">
            <text:p>0.005740409</text:p>
          </table:table-cell>
        </table:table-row>
        <table:table-row table:style-name="ro1">
          <table:table-cell office:value-type="float" office:value="0.17334" calcext:value-type="float">
            <text:p>0.17334</text:p>
          </table:table-cell>
          <table:table-cell office:value-type="float" office:value="-0.766602" calcext:value-type="float">
            <text:p>-0.766602</text:p>
          </table:table-cell>
          <table:table-cell table:formula="of:=LOG([.A356];10)" office:value-type="float" office:value="-0.761101207772159" calcext:value-type="float">
            <text:p>-0.7611012078</text:p>
          </table:table-cell>
          <table:table-cell table:formula="of:=ABS([.C356]-[.B356])" office:value-type="float" office:value="0.00550079222784072" calcext:value-type="float">
            <text:p>0.0055007922</text:p>
          </table:table-cell>
        </table:table-row>
        <table:table-row table:style-name="ro1">
          <table:table-cell office:value-type="float" office:value="0.173828" calcext:value-type="float">
            <text:p>0.173828</text:p>
          </table:table-cell>
          <table:table-cell office:value-type="float" office:value="-0.765137" calcext:value-type="float">
            <text:p>-0.765137</text:p>
          </table:table-cell>
          <table:table-cell table:formula="of:=LOG([.A357];10)" office:value-type="float" office:value="-0.75988026663268" calcext:value-type="float">
            <text:p>-0.7598802666</text:p>
          </table:table-cell>
          <table:table-cell table:formula="of:=ABS([.C357]-[.B357])" office:value-type="float" office:value="0.0052567333673198" calcext:value-type="float">
            <text:p>0.0052567334</text:p>
          </table:table-cell>
        </table:table-row>
        <table:table-row table:style-name="ro1">
          <table:table-cell office:value-type="float" office:value="0.174316" calcext:value-type="float">
            <text:p>0.174316</text:p>
          </table:table-cell>
          <table:table-cell office:value-type="float" office:value="-0.763672" calcext:value-type="float">
            <text:p>-0.763672</text:p>
          </table:table-cell>
          <table:table-cell table:formula="of:=LOG([.A358];10)" office:value-type="float" office:value="-0.758662748330059" calcext:value-type="float">
            <text:p>-0.7586627483</text:p>
          </table:table-cell>
          <table:table-cell table:formula="of:=ABS([.C358]-[.B358])" office:value-type="float" office:value="0.00500925166994082" calcext:value-type="float">
            <text:p>0.0050092517</text:p>
          </table:table-cell>
        </table:table-row>
        <table:table-row table:style-name="ro1">
          <table:table-cell office:value-type="float" office:value="0.174805" calcext:value-type="float">
            <text:p>0.174805</text:p>
          </table:table-cell>
          <table:table-cell office:value-type="float" office:value="-0.762207" calcext:value-type="float">
            <text:p>-0.762207</text:p>
          </table:table-cell>
          <table:table-cell table:formula="of:=LOG([.A359];10)" office:value-type="float" office:value="-0.757446149268243" calcext:value-type="float">
            <text:p>-0.7574461493</text:p>
          </table:table-cell>
          <table:table-cell table:formula="of:=ABS([.C359]-[.B359])" office:value-type="float" office:value="0.00476085073175714" calcext:value-type="float">
            <text:p>0.0047608507</text:p>
          </table:table-cell>
        </table:table-row>
        <table:table-row table:style-name="ro1">
          <table:table-cell office:value-type="float" office:value="0.175293" calcext:value-type="float">
            <text:p>0.175293</text:p>
          </table:table-cell>
          <table:table-cell office:value-type="float" office:value="-0.76123" calcext:value-type="float">
            <text:p>-0.76123</text:p>
          </table:table-cell>
          <table:table-cell table:formula="of:=LOG([.A360];10)" office:value-type="float" office:value="-0.756235426302509" calcext:value-type="float">
            <text:p>-0.7562354263</text:p>
          </table:table-cell>
          <table:table-cell table:formula="of:=ABS([.C360]-[.B360])" office:value-type="float" office:value="0.00499457369749101" calcext:value-type="float">
            <text:p>0.0049945737</text:p>
          </table:table-cell>
        </table:table-row>
        <table:table-row table:style-name="ro1">
          <table:table-cell office:value-type="float" office:value="0.175781" calcext:value-type="float">
            <text:p>0.175781</text:p>
          </table:table-cell>
          <table:table-cell office:value-type="float" office:value="-0.759766" calcext:value-type="float">
            <text:p>-0.759766</text:p>
          </table:table-cell>
          <table:table-cell table:formula="of:=LOG([.A361];10)" office:value-type="float" office:value="-0.755028069200208" calcext:value-type="float">
            <text:p>-0.7550280692</text:p>
          </table:table-cell>
          <table:table-cell table:formula="of:=ABS([.C361]-[.B361])" office:value-type="float" office:value="0.00473793079979179" calcext:value-type="float">
            <text:p>0.0047379308</text:p>
          </table:table-cell>
        </table:table-row>
        <table:table-row table:style-name="ro1">
          <table:table-cell office:value-type="float" office:value="0.17627" calcext:value-type="float">
            <text:p>0.17627</text:p>
          </table:table-cell>
          <table:table-cell office:value-type="float" office:value="-0.758301" calcext:value-type="float">
            <text:p>-0.758301</text:p>
          </table:table-cell>
          <table:table-cell table:formula="of:=LOG([.A362];10)" office:value-type="float" office:value="-0.753821595489137" calcext:value-type="float">
            <text:p>-0.7538215955</text:p>
          </table:table-cell>
          <table:table-cell table:formula="of:=ABS([.C362]-[.B362])" office:value-type="float" office:value="0.00447940451086282" calcext:value-type="float">
            <text:p>0.0044794045</text:p>
          </table:table-cell>
        </table:table-row>
        <table:table-row table:style-name="ro1">
          <table:table-cell office:value-type="float" office:value="0.176758" calcext:value-type="float">
            <text:p>0.176758</text:p>
          </table:table-cell>
          <table:table-cell office:value-type="float" office:value="-0.756836" calcext:value-type="float">
            <text:p>-0.756836</text:p>
          </table:table-cell>
          <table:table-cell table:formula="of:=LOG([.A363];10)" office:value-type="float" office:value="-0.752620921082803" calcext:value-type="float">
            <text:p>-0.7526209211</text:p>
          </table:table-cell>
          <table:table-cell table:formula="of:=ABS([.C363]-[.B363])" office:value-type="float" office:value="0.00421507891719741" calcext:value-type="float">
            <text:p>0.0042150789</text:p>
          </table:table-cell>
        </table:table-row>
        <table:table-row table:style-name="ro1">
          <table:table-cell office:value-type="float" office:value="0.177246" calcext:value-type="float">
            <text:p>0.177246</text:p>
          </table:table-cell>
          <table:table-cell office:value-type="float" office:value="-0.755371" calcext:value-type="float">
            <text:p>-0.755371</text:p>
          </table:table-cell>
          <table:table-cell table:formula="of:=LOG([.A364];10)" office:value-type="float" office:value="-0.751423556977219" calcext:value-type="float">
            <text:p>-0.751423557</text:p>
          </table:table-cell>
          <table:table-cell table:formula="of:=ABS([.C364]-[.B364])" office:value-type="float" office:value="0.00394744302278061" calcext:value-type="float">
            <text:p>0.003947443</text:p>
          </table:table-cell>
        </table:table-row>
        <table:table-row table:style-name="ro1">
          <table:table-cell office:value-type="float" office:value="0.177734" calcext:value-type="float">
            <text:p>0.177734</text:p>
          </table:table-cell>
          <table:table-cell office:value-type="float" office:value="-0.753906" calcext:value-type="float">
            <text:p>-0.753906</text:p>
          </table:table-cell>
          <table:table-cell table:formula="of:=LOG([.A365];10)" office:value-type="float" office:value="-0.750229484969336" calcext:value-type="float">
            <text:p>-0.750229485</text:p>
          </table:table-cell>
          <table:table-cell table:formula="of:=ABS([.C365]-[.B365])" office:value-type="float" office:value="0.00367651503066402" calcext:value-type="float">
            <text:p>0.003676515</text:p>
          </table:table-cell>
        </table:table-row>
        <table:table-row table:style-name="ro1">
          <table:table-cell office:value-type="float" office:value="0.178223" calcext:value-type="float">
            <text:p>0.178223</text:p>
          </table:table-cell>
          <table:table-cell office:value-type="float" office:value="-0.75293" calcext:value-type="float">
            <text:p>-0.75293</text:p>
          </table:table-cell>
          <table:table-cell table:formula="of:=LOG([.A366];10)" office:value-type="float" office:value="-0.749036250195208" calcext:value-type="float">
            <text:p>-0.7490362502</text:p>
          </table:table-cell>
          <table:table-cell table:formula="of:=ABS([.C366]-[.B366])" office:value-type="float" office:value="0.0038937498047924" calcext:value-type="float">
            <text:p>0.0038937498</text:p>
          </table:table-cell>
        </table:table-row>
        <table:table-row table:style-name="ro1">
          <table:table-cell office:value-type="float" office:value="0.178711" calcext:value-type="float">
            <text:p>0.178711</text:p>
          </table:table-cell>
          <table:table-cell office:value-type="float" office:value="-0.751465" calcext:value-type="float">
            <text:p>-0.751465</text:p>
          </table:table-cell>
          <table:table-cell table:formula="of:=LOG([.A367];10)" office:value-type="float" office:value="-0.747848715025" calcext:value-type="float">
            <text:p>-0.747848715</text:p>
          </table:table-cell>
          <table:table-cell table:formula="of:=ABS([.C367]-[.B367])" office:value-type="float" office:value="0.00361628497499988" calcext:value-type="float">
            <text:p>0.003616285</text:p>
          </table:table-cell>
        </table:table-row>
        <table:table-row table:style-name="ro1">
          <table:table-cell office:value-type="float" office:value="0.179199" calcext:value-type="float">
            <text:p>0.179199</text:p>
          </table:table-cell>
          <table:table-cell office:value-type="float" office:value="-0.75" calcext:value-type="float">
            <text:p>-0.75</text:p>
          </table:table-cell>
          <table:table-cell table:formula="of:=LOG([.A368];10)" office:value-type="float" office:value="-0.74666441819897" calcext:value-type="float">
            <text:p>-0.7466644182</text:p>
          </table:table-cell>
          <table:table-cell table:formula="of:=ABS([.C368]-[.B368])" office:value-type="float" office:value="0.00333558180103022" calcext:value-type="float">
            <text:p>0.0033355818</text:p>
          </table:table-cell>
        </table:table-row>
        <table:table-row table:style-name="ro1">
          <table:table-cell office:value-type="float" office:value="0.179688" calcext:value-type="float">
            <text:p>0.179688</text:p>
          </table:table-cell>
          <table:table-cell office:value-type="float" office:value="-0.748535" calcext:value-type="float">
            <text:p>-0.748535</text:p>
          </table:table-cell>
          <table:table-cell table:formula="of:=LOG([.A369];10)" office:value-type="float" office:value="-0.745480925160355" calcext:value-type="float">
            <text:p>-0.7454809252</text:p>
          </table:table-cell>
          <table:table-cell table:formula="of:=ABS([.C369]-[.B369])" office:value-type="float" office:value="0.00305407483964493" calcext:value-type="float">
            <text:p>0.0030540748</text:p>
          </table:table-cell>
        </table:table-row>
        <table:table-row table:style-name="ro1">
          <table:table-cell office:value-type="float" office:value="0.180176" calcext:value-type="float">
            <text:p>0.180176</text:p>
          </table:table-cell>
          <table:table-cell office:value-type="float" office:value="-0.74707" calcext:value-type="float">
            <text:p>-0.74707</text:p>
          </table:table-cell>
          <table:table-cell table:formula="of:=LOG([.A370];10)" office:value-type="float" office:value="-0.744303058871535" calcext:value-type="float">
            <text:p>-0.7443030589</text:p>
          </table:table-cell>
          <table:table-cell table:formula="of:=ABS([.C370]-[.B370])" office:value-type="float" office:value="0.00276694112846454" calcext:value-type="float">
            <text:p>0.0027669411</text:p>
          </table:table-cell>
        </table:table-row>
        <table:table-row table:style-name="ro1">
          <table:table-cell office:value-type="float" office:value="0.180664" calcext:value-type="float">
            <text:p>0.180664</text:p>
          </table:table-cell>
          <table:table-cell office:value-type="float" office:value="-0.745605" calcext:value-type="float">
            <text:p>-0.745605</text:p>
          </table:table-cell>
          <table:table-cell table:formula="of:=LOG([.A371];10)" office:value-type="float" office:value="-0.743128378479239" calcext:value-type="float">
            <text:p>-0.7431283785</text:p>
          </table:table-cell>
          <table:table-cell table:formula="of:=ABS([.C371]-[.B371])" office:value-type="float" office:value="0.00247662152076056" calcext:value-type="float">
            <text:p>0.0024766215</text:p>
          </table:table-cell>
        </table:table-row>
        <table:table-row table:style-name="ro1">
          <table:table-cell office:value-type="float" office:value="0.181152" calcext:value-type="float">
            <text:p>0.181152</text:p>
          </table:table-cell>
          <table:table-cell office:value-type="float" office:value="-0.744629" calcext:value-type="float">
            <text:p>-0.744629</text:p>
          </table:table-cell>
          <table:table-cell table:formula="of:=LOG([.A372];10)" office:value-type="float" office:value="-0.7419568667955" calcext:value-type="float">
            <text:p>-0.7419568668</text:p>
          </table:table-cell>
          <table:table-cell table:formula="of:=ABS([.C372]-[.B372])" office:value-type="float" office:value="0.00267213320449977" calcext:value-type="float">
            <text:p>0.0026721332</text:p>
          </table:table-cell>
        </table:table-row>
        <table:table-row table:style-name="ro1">
          <table:table-cell office:value-type="float" office:value="0.181641" calcext:value-type="float">
            <text:p>0.181641</text:p>
          </table:table-cell>
          <table:table-cell office:value-type="float" office:value="-0.743164" calcext:value-type="float">
            <text:p>-0.743164</text:p>
          </table:table-cell>
          <table:table-cell table:formula="of:=LOG([.A373];10)" office:value-type="float" office:value="-0.740786115814858" calcext:value-type="float">
            <text:p>-0.7407861158</text:p>
          </table:table-cell>
          <table:table-cell table:formula="of:=ABS([.C373]-[.B373])" office:value-type="float" office:value="0.00237788418514151" calcext:value-type="float">
            <text:p>0.0023778842</text:p>
          </table:table-cell>
        </table:table-row>
        <table:table-row table:style-name="ro1">
          <table:table-cell office:value-type="float" office:value="0.182129" calcext:value-type="float">
            <text:p>0.182129</text:p>
          </table:table-cell>
          <table:table-cell office:value-type="float" office:value="-0.741699" calcext:value-type="float">
            <text:p>-0.741699</text:p>
          </table:table-cell>
          <table:table-cell table:formula="of:=LOG([.A374];10)" office:value-type="float" office:value="-0.739620896944116" calcext:value-type="float">
            <text:p>-0.7396208969</text:p>
          </table:table-cell>
          <table:table-cell table:formula="of:=ABS([.C374]-[.B374])" office:value-type="float" office:value="0.00207810305588396" calcext:value-type="float">
            <text:p>0.0020781031</text:p>
          </table:table-cell>
        </table:table-row>
        <table:table-row table:style-name="ro1">
          <table:table-cell office:value-type="float" office:value="0.182617" calcext:value-type="float">
            <text:p>0.182617</text:p>
          </table:table-cell>
          <table:table-cell office:value-type="float" office:value="-0.740234" calcext:value-type="float">
            <text:p>-0.740234</text:p>
          </table:table-cell>
          <table:table-cell table:formula="of:=LOG([.A375];10)" office:value-type="float" office:value="-0.738458796010176" calcext:value-type="float">
            <text:p>-0.738458796</text:p>
          </table:table-cell>
          <table:table-cell table:formula="of:=ABS([.C375]-[.B375])" office:value-type="float" office:value="0.00177520398982434" calcext:value-type="float">
            <text:p>0.001775204</text:p>
          </table:table-cell>
        </table:table-row>
        <table:table-row table:style-name="ro1">
          <table:table-cell office:value-type="float" office:value="0.183105" calcext:value-type="float">
            <text:p>0.183105</text:p>
          </table:table-cell>
          <table:table-cell office:value-type="float" office:value="-0.73877" calcext:value-type="float">
            <text:p>-0.73877</text:p>
          </table:table-cell>
          <table:table-cell table:formula="of:=LOG([.A376];10)" office:value-type="float" office:value="-0.737299796371371" calcext:value-type="float">
            <text:p>-0.7372997964</text:p>
          </table:table-cell>
          <table:table-cell table:formula="of:=ABS([.C376]-[.B376])" office:value-type="float" office:value="0.00147020362862893" calcext:value-type="float">
            <text:p>0.0014702036</text:p>
          </table:table-cell>
        </table:table-row>
        <table:table-row table:style-name="ro1">
          <table:table-cell office:value-type="float" office:value="0.183594" calcext:value-type="float">
            <text:p>0.183594</text:p>
          </table:table-cell>
          <table:table-cell office:value-type="float" office:value="-0.737793" calcext:value-type="float">
            <text:p>-0.737793</text:p>
          </table:table-cell>
          <table:table-cell table:formula="of:=LOG([.A377];10)" office:value-type="float" office:value="-0.736141515996815" calcext:value-type="float">
            <text:p>-0.736141516</text:p>
          </table:table-cell>
          <table:table-cell table:formula="of:=ABS([.C377]-[.B377])" office:value-type="float" office:value="0.00165148400318527" calcext:value-type="float">
            <text:p>0.001651484</text:p>
          </table:table-cell>
        </table:table-row>
        <table:table-row table:style-name="ro1">
          <table:table-cell office:value-type="float" office:value="0.184082" calcext:value-type="float">
            <text:p>0.184082</text:p>
          </table:table-cell>
          <table:table-cell office:value-type="float" office:value="-0.736328" calcext:value-type="float">
            <text:p>-0.736328</text:p>
          </table:table-cell>
          <table:table-cell table:formula="of:=LOG([.A378];10)" office:value-type="float" office:value="-0.734988675824391" calcext:value-type="float">
            <text:p>-0.7349886758</text:p>
          </table:table-cell>
          <table:table-cell table:formula="of:=ABS([.C378]-[.B378])" office:value-type="float" office:value="0.00133932417560934" calcext:value-type="float">
            <text:p>0.0013393242</text:p>
          </table:table-cell>
        </table:table-row>
        <table:table-row table:style-name="ro1">
          <table:table-cell office:value-type="float" office:value="0.18457" calcext:value-type="float">
            <text:p>0.18457</text:p>
          </table:table-cell>
          <table:table-cell office:value-type="float" office:value="-0.734863" calcext:value-type="float">
            <text:p>-0.734863</text:p>
          </table:table-cell>
          <table:table-cell table:formula="of:=LOG([.A379];10)" office:value-type="float" office:value="-0.733838887780599" calcext:value-type="float">
            <text:p>-0.7338388878</text:p>
          </table:table-cell>
          <table:table-cell table:formula="of:=ABS([.C379]-[.B379])" office:value-type="float" office:value="0.00102411221940124" calcext:value-type="float">
            <text:p>0.0010241122</text:p>
          </table:table-cell>
        </table:table-row>
        <table:table-row table:style-name="ro1">
          <table:table-cell office:value-type="float" office:value="0.185059" calcext:value-type="float">
            <text:p>0.185059</text:p>
          </table:table-cell>
          <table:table-cell office:value-type="float" office:value="-0.733398" calcext:value-type="float">
            <text:p>-0.733398</text:p>
          </table:table-cell>
          <table:table-cell table:formula="of:=LOG([.A380];10)" office:value-type="float" office:value="-0.732689788951519" calcext:value-type="float">
            <text:p>-0.732689789</text:p>
          </table:table-cell>
          <table:table-cell table:formula="of:=ABS([.C380]-[.B380])" office:value-type="float" office:value="0.000708211048480734" calcext:value-type="float">
            <text:p>0.000708211</text:p>
          </table:table-cell>
        </table:table-row>
        <table:table-row table:style-name="ro1">
          <table:table-cell office:value-type="float" office:value="0.185547" calcext:value-type="float">
            <text:p>0.185547</text:p>
          </table:table-cell>
          <table:table-cell office:value-type="float" office:value="-0.731934" calcext:value-type="float">
            <text:p>-0.731934</text:p>
          </table:table-cell>
          <table:table-cell table:formula="of:=LOG([.A381];10)" office:value-type="float" office:value="-0.731546063109746" calcext:value-type="float">
            <text:p>-0.7315460631</text:p>
          </table:table-cell>
          <table:table-cell table:formula="of:=ABS([.C381]-[.B381])" office:value-type="float" office:value="0.000387936890253626" calcext:value-type="float">
            <text:p>0.0003879369</text:p>
          </table:table-cell>
        </table:table-row>
        <table:table-row table:style-name="ro1">
          <table:table-cell office:value-type="float" office:value="0.186035" calcext:value-type="float">
            <text:p>0.186035</text:p>
          </table:table-cell>
          <table:table-cell office:value-type="float" office:value="-0.730469" calcext:value-type="float">
            <text:p>-0.730469</text:p>
          </table:table-cell>
          <table:table-cell table:formula="of:=LOG([.A382];10)" office:value-type="float" office:value="-0.730405341390097" calcext:value-type="float">
            <text:p>-0.7304053414</text:p>
          </table:table-cell>
          <table:table-cell table:formula="of:=ABS([.C382]-[.B382])" office:value-type="float" office:value="0.0000636586099033165" calcext:value-type="float">
            <text:p>6.36586099033165E-005</text:p>
          </table:table-cell>
        </table:table-row>
        <table:table-row table:style-name="ro1">
          <table:table-cell office:value-type="float" office:value="0.186523" calcext:value-type="float">
            <text:p>0.186523</text:p>
          </table:table-cell>
          <table:table-cell office:value-type="float" office:value="-0.729492" calcext:value-type="float">
            <text:p>-0.729492</text:p>
          </table:table-cell>
          <table:table-cell table:formula="of:=LOG([.A383];10)" office:value-type="float" office:value="-0.729267608052587" calcext:value-type="float">
            <text:p>-0.7292676081</text:p>
          </table:table-cell>
          <table:table-cell table:formula="of:=ABS([.C383]-[.B383])" office:value-type="float" office:value="0.000224391947412528" calcext:value-type="float">
            <text:p>0.0002243919</text:p>
          </table:table-cell>
        </table:table-row>
        <table:table-row table:style-name="ro1">
          <table:table-cell office:value-type="float" office:value="0.187012" calcext:value-type="float">
            <text:p>0.187012</text:p>
          </table:table-cell>
          <table:table-cell office:value-type="float" office:value="-0.728027" calcext:value-type="float">
            <text:p>-0.728027</text:p>
          </table:table-cell>
          <table:table-cell table:formula="of:=LOG([.A384];10)" office:value-type="float" office:value="-0.728130525193046" calcext:value-type="float">
            <text:p>-0.7281305252</text:p>
          </table:table-cell>
          <table:table-cell table:formula="of:=ABS([.C384]-[.B384])" office:value-type="float" office:value="0.000103525193046461" calcext:value-type="float">
            <text:p>0.0001035252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-0.726562" calcext:value-type="float">
            <text:p>-0.726562</text:p>
          </table:table-cell>
          <table:table-cell table:formula="of:=LOG([.A385];10)" office:value-type="float" office:value="-0.726998727936262" calcext:value-type="float">
            <text:p>-0.7269987279</text:p>
          </table:table-cell>
          <table:table-cell table:formula="of:=ABS([.C385]-[.B385])" office:value-type="float" office:value="0.000436727936262371" calcext:value-type="float">
            <text:p>0.0004367279</text:p>
          </table:table-cell>
        </table:table-row>
        <table:table-row table:style-name="ro1">
          <table:table-cell office:value-type="float" office:value="0.187988" calcext:value-type="float">
            <text:p>0.187988</text:p>
          </table:table-cell>
          <table:table-cell office:value-type="float" office:value="-0.725586" calcext:value-type="float">
            <text:p>-0.725586</text:p>
          </table:table-cell>
          <table:table-cell table:formula="of:=LOG([.A386];10)" office:value-type="float" office:value="-0.725869872545445" calcext:value-type="float">
            <text:p>-0.7258698725</text:p>
          </table:table-cell>
          <table:table-cell table:formula="of:=ABS([.C386]-[.B386])" office:value-type="float" office:value="0.00028387254544493" calcext:value-type="float">
            <text:p>0.0002838725</text:p>
          </table:table-cell>
        </table:table-row>
        <table:table-row table:style-name="ro1">
          <table:table-cell office:value-type="float" office:value="0.188477" calcext:value-type="float">
            <text:p>0.188477</text:p>
          </table:table-cell>
          <table:table-cell office:value-type="float" office:value="-0.724609" calcext:value-type="float">
            <text:p>-0.724609</text:p>
          </table:table-cell>
          <table:table-cell table:formula="of:=LOG([.A387];10)" office:value-type="float" office:value="-0.724741639529955" calcext:value-type="float">
            <text:p>-0.7247416395</text:p>
          </table:table-cell>
          <table:table-cell table:formula="of:=ABS([.C387]-[.B387])" office:value-type="float" office:value="0.000132639529954903" calcext:value-type="float">
            <text:p>0.0001326395</text:p>
          </table:table-cell>
        </table:table-row>
        <table:table-row table:style-name="ro1">
          <table:table-cell office:value-type="float" office:value="0.188965" calcext:value-type="float">
            <text:p>0.188965</text:p>
          </table:table-cell>
          <table:table-cell office:value-type="float" office:value="-0.723633" calcext:value-type="float">
            <text:p>-0.723633</text:p>
          </table:table-cell>
          <table:table-cell table:formula="of:=LOG([.A388];10)" office:value-type="float" office:value="-0.723618628178482" calcext:value-type="float">
            <text:p>-0.7236186282</text:p>
          </table:table-cell>
          <table:table-cell table:formula="of:=ABS([.C388]-[.B388])" office:value-type="float" office:value="0.0000143718215181998" calcext:value-type="float">
            <text:p>1.43718215181998E-005</text:p>
          </table:table-cell>
        </table:table-row>
        <table:table-row table:style-name="ro1">
          <table:table-cell office:value-type="float" office:value="0.189453" calcext:value-type="float">
            <text:p>0.189453</text:p>
          </table:table-cell>
          <table:table-cell office:value-type="float" office:value="-0.722656" calcext:value-type="float">
            <text:p>-0.722656</text:p>
          </table:table-cell>
          <table:table-cell table:formula="of:=LOG([.A389];10)" office:value-type="float" office:value="-0.722498513254493" calcext:value-type="float">
            <text:p>-0.7224985133</text:p>
          </table:table-cell>
          <table:table-cell table:formula="of:=ABS([.C389]-[.B389])" office:value-type="float" office:value="0.000157486745506752" calcext:value-type="float">
            <text:p>0.0001574867</text:p>
          </table:table-cell>
        </table:table-row>
        <table:table-row table:style-name="ro1">
          <table:table-cell office:value-type="float" office:value="0.189941" calcext:value-type="float">
            <text:p>0.189941</text:p>
          </table:table-cell>
          <table:table-cell office:value-type="float" office:value="-0.72168" calcext:value-type="float">
            <text:p>-0.72168</text:p>
          </table:table-cell>
          <table:table-cell table:formula="of:=LOG([.A390];10)" office:value-type="float" office:value="-0.721381279855708" calcext:value-type="float">
            <text:p>-0.7213812799</text:p>
          </table:table-cell>
          <table:table-cell table:formula="of:=ABS([.C390]-[.B390])" office:value-type="float" office:value="0.000298720144291775" calcext:value-type="float">
            <text:p>0.0002987201</text:p>
          </table:table-cell>
        </table:table-row>
        <table:table-row table:style-name="ro1">
          <table:table-cell office:value-type="float" office:value="0.19043" calcext:value-type="float">
            <text:p>0.19043</text:p>
          </table:table-cell>
          <table:table-cell office:value-type="float" office:value="-0.720703" calcext:value-type="float">
            <text:p>-0.720703</text:p>
          </table:table-cell>
          <table:table-cell table:formula="of:=LOG([.A391];10)" office:value-type="float" office:value="-0.720264632589498" calcext:value-type="float">
            <text:p>-0.7202646326</text:p>
          </table:table-cell>
          <table:table-cell table:formula="of:=ABS([.C391]-[.B391])" office:value-type="float" office:value="0.000438367410501961" calcext:value-type="float">
            <text:p>0.0004383674</text:p>
          </table:table-cell>
        </table:table-row>
        <table:table-row table:style-name="ro1">
          <table:table-cell office:value-type="float" office:value="0.190918" calcext:value-type="float">
            <text:p>0.190918</text:p>
          </table:table-cell>
          <table:table-cell office:value-type="float" office:value="-0.719727" calcext:value-type="float">
            <text:p>-0.719727</text:p>
          </table:table-cell>
          <table:table-cell table:formula="of:=LOG([.A392];10)" office:value-type="float" office:value="-0.719153123821367" calcext:value-type="float">
            <text:p>-0.7191531238</text:p>
          </table:table-cell>
          <table:table-cell table:formula="of:=ABS([.C392]-[.B392])" office:value-type="float" office:value="0.000573876178632693" calcext:value-type="float">
            <text:p>0.0005738762</text:p>
          </table:table-cell>
        </table:table-row>
        <table:table-row table:style-name="ro1">
          <table:table-cell office:value-type="float" office:value="0.191406" calcext:value-type="float">
            <text:p>0.191406</text:p>
          </table:table-cell>
          <table:table-cell office:value-type="float" office:value="-0.71875" calcext:value-type="float">
            <text:p>-0.71875</text:p>
          </table:table-cell>
          <table:table-cell table:formula="of:=LOG([.A393];10)" office:value-type="float" office:value="-0.718044452525479" calcext:value-type="float">
            <text:p>-0.7180444525</text:p>
          </table:table-cell>
          <table:table-cell table:formula="of:=ABS([.C393]-[.B393])" office:value-type="float" office:value="0.000705547474521562" calcext:value-type="float">
            <text:p>0.0007055475</text:p>
          </table:table-cell>
        </table:table-row>
        <table:table-row table:style-name="ro1">
          <table:table-cell office:value-type="float" office:value="0.191895" calcext:value-type="float">
            <text:p>0.191895</text:p>
          </table:table-cell>
          <table:table-cell office:value-type="float" office:value="-0.717773" calcext:value-type="float">
            <text:p>-0.717773</text:p>
          </table:table-cell>
          <table:table-cell table:formula="of:=LOG([.A394];10)" office:value-type="float" office:value="-0.716936341057645" calcext:value-type="float">
            <text:p>-0.7169363411</text:p>
          </table:table-cell>
          <table:table-cell table:formula="of:=ABS([.C394]-[.B394])" office:value-type="float" office:value="0.00083665894235474" calcext:value-type="float">
            <text:p>0.0008366589</text:p>
          </table:table-cell>
        </table:table-row>
        <table:table-row table:style-name="ro1">
          <table:table-cell office:value-type="float" office:value="0.192383" calcext:value-type="float">
            <text:p>0.192383</text:p>
          </table:table-cell>
          <table:table-cell office:value-type="float" office:value="-0.716797" calcext:value-type="float">
            <text:p>-0.716797</text:p>
          </table:table-cell>
          <table:table-cell table:formula="of:=LOG([.A395];10)" office:value-type="float" office:value="-0.715833307206646" calcext:value-type="float">
            <text:p>-0.7158333072</text:p>
          </table:table-cell>
          <table:table-cell table:formula="of:=ABS([.C395]-[.B395])" office:value-type="float" office:value="0.000963692793354065" calcext:value-type="float">
            <text:p>0.0009636928</text:p>
          </table:table-cell>
        </table:table-row>
        <table:table-row table:style-name="ro1">
          <table:table-cell office:value-type="float" office:value="0.192871" calcext:value-type="float">
            <text:p>0.192871</text:p>
          </table:table-cell>
          <table:table-cell office:value-type="float" office:value="-0.71582" calcext:value-type="float">
            <text:p>-0.71582</text:p>
          </table:table-cell>
          <table:table-cell table:formula="of:=LOG([.A396];10)" office:value-type="float" office:value="-0.714733067777487" calcext:value-type="float">
            <text:p>-0.7147330678</text:p>
          </table:table-cell>
          <table:table-cell table:formula="of:=ABS([.C396]-[.B396])" office:value-type="float" office:value="0.00108693222251322" calcext:value-type="float">
            <text:p>0.0010869322</text:p>
          </table:table-cell>
        </table:table-row>
        <table:table-row table:style-name="ro1">
          <table:table-cell office:value-type="float" office:value="0.193359" calcext:value-type="float">
            <text:p>0.193359</text:p>
          </table:table-cell>
          <table:table-cell office:value-type="float" office:value="-0.714844" calcext:value-type="float">
            <text:p>-0.714844</text:p>
          </table:table-cell>
          <table:table-cell table:formula="of:=LOG([.A397];10)" office:value-type="float" office:value="-0.713635608647184" calcext:value-type="float">
            <text:p>-0.7136356086</text:p>
          </table:table-cell>
          <table:table-cell table:formula="of:=ABS([.C397]-[.B397])" office:value-type="float" office:value="0.00120839135281625" calcext:value-type="float">
            <text:p>0.0012083914</text:p>
          </table:table-cell>
        </table:table-row>
        <table:table-row table:style-name="ro1">
          <table:table-cell office:value-type="float" office:value="0.193848" calcext:value-type="float">
            <text:p>0.193848</text:p>
          </table:table-cell>
          <table:table-cell office:value-type="float" office:value="-0.713867" calcext:value-type="float">
            <text:p>-0.713867</text:p>
          </table:table-cell>
          <table:table-cell table:formula="of:=LOG([.A398];10)" office:value-type="float" office:value="-0.712538675407065" calcext:value-type="float">
            <text:p>-0.7125386754</text:p>
          </table:table-cell>
          <table:table-cell table:formula="of:=ABS([.C398]-[.B398])" office:value-type="float" office:value="0.00132832459293442" calcext:value-type="float">
            <text:p>0.0013283246</text:p>
          </table:table-cell>
        </table:table-row>
        <table:table-row table:style-name="ro1">
          <table:table-cell office:value-type="float" office:value="0.194336" calcext:value-type="float">
            <text:p>0.194336</text:p>
          </table:table-cell>
          <table:table-cell office:value-type="float" office:value="-0.712891" calcext:value-type="float">
            <text:p>-0.712891</text:p>
          </table:table-cell>
          <table:table-cell table:formula="of:=LOG([.A399];10)" office:value-type="float" office:value="-0.711446740557531" calcext:value-type="float">
            <text:p>-0.7114467406</text:p>
          </table:table-cell>
          <table:table-cell table:formula="of:=ABS([.C399]-[.B399])" office:value-type="float" office:value="0.0014442594424694" calcext:value-type="float">
            <text:p>0.0014442594</text:p>
          </table:table-cell>
        </table:table-row>
        <table:table-row table:style-name="ro1">
          <table:table-cell office:value-type="float" office:value="0.194824" calcext:value-type="float">
            <text:p>0.194824</text:p>
          </table:table-cell>
          <table:table-cell office:value-type="float" office:value="-0.711914" calcext:value-type="float">
            <text:p>-0.711914</text:p>
          </table:table-cell>
          <table:table-cell table:formula="of:=LOG([.A400];10)" office:value-type="float" office:value="-0.710357544246211" calcext:value-type="float">
            <text:p>-0.7103575442</text:p>
          </table:table-cell>
          <table:table-cell table:formula="of:=ABS([.C400]-[.B400])" office:value-type="float" office:value="0.00155645575378927" calcext:value-type="float">
            <text:p>0.0015564558</text:p>
          </table:table-cell>
        </table:table-row>
        <table:table-row table:style-name="ro1">
          <table:table-cell office:value-type="float" office:value="0.195312" calcext:value-type="float">
            <text:p>0.195312</text:p>
          </table:table-cell>
          <table:table-cell office:value-type="float" office:value="-0.710938" calcext:value-type="float">
            <text:p>-0.710938</text:p>
          </table:table-cell>
          <table:table-cell table:formula="of:=LOG([.A401];10)" office:value-type="float" office:value="-0.709271072771127" calcext:value-type="float">
            <text:p>-0.7092710728</text:p>
          </table:table-cell>
          <table:table-cell table:formula="of:=ABS([.C401]-[.B401])" office:value-type="float" office:value="0.00166692722887252" calcext:value-type="float">
            <text:p>0.0016669272</text:p>
          </table:table-cell>
        </table:table-row>
        <table:table-row table:style-name="ro1">
          <table:table-cell office:value-type="float" office:value="0.195801" calcext:value-type="float">
            <text:p>0.195801</text:p>
          </table:table-cell>
          <table:table-cell office:value-type="float" office:value="-0.709961" calcext:value-type="float">
            <text:p>-0.709961</text:p>
          </table:table-cell>
          <table:table-cell table:formula="of:=LOG([.A402];10)" office:value-type="float" office:value="-0.708185094487054" calcext:value-type="float">
            <text:p>-0.7081850945</text:p>
          </table:table-cell>
          <table:table-cell table:formula="of:=ABS([.C402]-[.B402])" office:value-type="float" office:value="0.00177590551294582" calcext:value-type="float">
            <text:p>0.0017759055</text:p>
          </table:table-cell>
        </table:table-row>
        <table:table-row table:style-name="ro1">
          <table:table-cell office:value-type="float" office:value="0.196289" calcext:value-type="float">
            <text:p>0.196289</text:p>
          </table:table-cell>
          <table:table-cell office:value-type="float" office:value="-0.708984" calcext:value-type="float">
            <text:p>-0.708984</text:p>
          </table:table-cell>
          <table:table-cell table:formula="of:=LOG([.A403];10)" office:value-type="float" office:value="-0.707104037502165" calcext:value-type="float">
            <text:p>-0.7071040375</text:p>
          </table:table-cell>
          <table:table-cell table:formula="of:=ABS([.C403]-[.B403])" office:value-type="float" office:value="0.00187996249783484" calcext:value-type="float">
            <text:p>0.0018799625</text:p>
          </table:table-cell>
        </table:table-row>
        <table:table-row table:style-name="ro1">
          <table:table-cell office:value-type="float" office:value="0.196777" calcext:value-type="float">
            <text:p>0.196777</text:p>
          </table:table-cell>
          <table:table-cell office:value-type="float" office:value="-0.708008" calcext:value-type="float">
            <text:p>-0.708008</text:p>
          </table:table-cell>
          <table:table-cell table:formula="of:=LOG([.A404];10)" office:value-type="float" office:value="-0.706025664831622" calcext:value-type="float">
            <text:p>-0.7060256648</text:p>
          </table:table-cell>
          <table:table-cell table:formula="of:=ABS([.C404]-[.B404])" office:value-type="float" office:value="0.00198233516837765" calcext:value-type="float">
            <text:p>0.0019823352</text:p>
          </table:table-cell>
        </table:table-row>
        <table:table-row table:style-name="ro1">
          <table:table-cell office:value-type="float" office:value="0.197266" calcext:value-type="float">
            <text:p>0.197266</text:p>
          </table:table-cell>
          <table:table-cell office:value-type="float" office:value="-0.707031" calcext:value-type="float">
            <text:p>-0.707031</text:p>
          </table:table-cell>
          <table:table-cell table:formula="of:=LOG([.A405];10)" office:value-type="float" office:value="-0.704947761604463" calcext:value-type="float">
            <text:p>-0.7049477616</text:p>
          </table:table-cell>
          <table:table-cell table:formula="of:=ABS([.C405]-[.B405])" office:value-type="float" office:value="0.00208323839553737" calcext:value-type="float">
            <text:p>0.0020832384</text:p>
          </table:table-cell>
        </table:table-row>
        <table:table-row table:style-name="ro1">
          <table:table-cell office:value-type="float" office:value="0.197754" calcext:value-type="float">
            <text:p>0.197754</text:p>
          </table:table-cell>
          <table:table-cell office:value-type="float" office:value="-0.706055" calcext:value-type="float">
            <text:p>-0.706055</text:p>
          </table:table-cell>
          <table:table-cell table:formula="of:=LOG([.A406];10)" office:value-type="float" office:value="-0.703874723201419" calcext:value-type="float">
            <text:p>-0.7038747232</text:p>
          </table:table-cell>
          <table:table-cell table:formula="of:=ABS([.C406]-[.B406])" office:value-type="float" office:value="0.00218027679858102" calcext:value-type="float">
            <text:p>0.0021802768</text:p>
          </table:table-cell>
        </table:table-row>
        <table:table-row table:style-name="ro1">
          <table:table-cell office:value-type="float" office:value="0.198242" calcext:value-type="float">
            <text:p>0.198242</text:p>
          </table:table-cell>
          <table:table-cell office:value-type="float" office:value="-0.705078" calcext:value-type="float">
            <text:p>-0.705078</text:p>
          </table:table-cell>
          <table:table-cell table:formula="of:=LOG([.A407];10)" office:value-type="float" office:value="-0.702804329488077" calcext:value-type="float">
            <text:p>-0.7028043295</text:p>
          </table:table-cell>
          <table:table-cell table:formula="of:=ABS([.C407]-[.B407])" office:value-type="float" office:value="0.0022736705119234" calcext:value-type="float">
            <text:p>0.0022736705</text:p>
          </table:table-cell>
        </table:table-row>
        <table:table-row table:style-name="ro1">
          <table:table-cell office:value-type="float" office:value="0.19873" calcext:value-type="float">
            <text:p>0.19873</text:p>
          </table:table-cell>
          <table:table-cell office:value-type="float" office:value="-0.704102" calcext:value-type="float">
            <text:p>-0.704102</text:p>
          </table:table-cell>
          <table:table-cell table:formula="of:=LOG([.A408];10)" office:value-type="float" office:value="-0.701736567459886" calcext:value-type="float">
            <text:p>-0.7017365675</text:p>
          </table:table-cell>
          <table:table-cell table:formula="of:=ABS([.C408]-[.B408])" office:value-type="float" office:value="0.00236543254011412" calcext:value-type="float">
            <text:p>0.0023654325</text:p>
          </table:table-cell>
        </table:table-row>
        <table:table-row table:style-name="ro1">
          <table:table-cell office:value-type="float" office:value="0.199219" calcext:value-type="float">
            <text:p>0.199219</text:p>
          </table:table-cell>
          <table:table-cell office:value-type="float" office:value="-0.703125" calcext:value-type="float">
            <text:p>-0.703125</text:p>
          </table:table-cell>
          <table:table-cell table:formula="of:=LOG([.A409];10)" office:value-type="float" office:value="-0.700669244217258" calcext:value-type="float">
            <text:p>-0.7006692442</text:p>
          </table:table-cell>
          <table:table-cell table:formula="of:=ABS([.C409]-[.B409])" office:value-type="float" office:value="0.00245575578274182" calcext:value-type="float">
            <text:p>0.0024557558</text:p>
          </table:table-cell>
        </table:table-row>
        <table:table-row table:style-name="ro1">
          <table:table-cell office:value-type="float" office:value="0.199707" calcext:value-type="float">
            <text:p>0.199707</text:p>
          </table:table-cell>
          <table:table-cell office:value-type="float" office:value="-0.702148" calcext:value-type="float">
            <text:p>-0.702148</text:p>
          </table:table-cell>
          <table:table-cell table:formula="of:=LOG([.A410];10)" office:value-type="float" office:value="-0.699606712254517" calcext:value-type="float">
            <text:p>-0.6996067123</text:p>
          </table:table-cell>
          <table:table-cell table:formula="of:=ABS([.C410]-[.B410])" office:value-type="float" office:value="0.00254128774548268" calcext:value-type="float">
            <text:p>0.0025412877</text:p>
          </table:table-cell>
        </table:table-row>
        <table:table-row table:style-name="ro1">
          <table:table-cell office:value-type="float" office:value="0.200195" calcext:value-type="float">
            <text:p>0.200195</text:p>
          </table:table-cell>
          <table:table-cell office:value-type="float" office:value="-0.701172" calcext:value-type="float">
            <text:p>-0.701172</text:p>
          </table:table-cell>
          <table:table-cell table:formula="of:=LOG([.A411];10)" office:value-type="float" office:value="-0.69854677350768" calcext:value-type="float">
            <text:p>-0.6985467735</text:p>
          </table:table-cell>
          <table:table-cell table:formula="of:=ABS([.C411]-[.B411])" office:value-type="float" office:value="0.00262522649231955" calcext:value-type="float">
            <text:p>0.0026252265</text:p>
          </table:table-cell>
        </table:table-row>
        <table:table-row table:style-name="ro1">
          <table:table-cell office:value-type="float" office:value="0.200684" calcext:value-type="float">
            <text:p>0.200684</text:p>
          </table:table-cell>
          <table:table-cell office:value-type="float" office:value="-0.700195" calcext:value-type="float">
            <text:p>-0.700195</text:p>
          </table:table-cell>
          <table:table-cell table:formula="of:=LOG([.A412];10)" office:value-type="float" office:value="-0.697487251272874" calcext:value-type="float">
            <text:p>-0.6974872513</text:p>
          </table:table-cell>
          <table:table-cell table:formula="of:=ABS([.C412]-[.B412])" office:value-type="float" office:value="0.00270774872712587" calcext:value-type="float">
            <text:p>0.0027077487</text:p>
          </table:table-cell>
        </table:table-row>
        <table:table-row table:style-name="ro1">
          <table:table-cell office:value-type="float" office:value="0.201172" calcext:value-type="float">
            <text:p>0.201172</text:p>
          </table:table-cell>
          <table:table-cell office:value-type="float" office:value="-0.699219" calcext:value-type="float">
            <text:p>-0.699219</text:p>
          </table:table-cell>
          <table:table-cell table:formula="of:=LOG([.A413];10)" office:value-type="float" office:value="-0.69643246641786" calcext:value-type="float">
            <text:p>-0.6964324664</text:p>
          </table:table-cell>
          <table:table-cell table:formula="of:=ABS([.C413]-[.B413])" office:value-type="float" office:value="0.00278653358213954" calcext:value-type="float">
            <text:p>0.0027865336</text:p>
          </table:table-cell>
        </table:table-row>
        <table:table-row table:style-name="ro1">
          <table:table-cell office:value-type="float" office:value="0.20166" calcext:value-type="float">
            <text:p>0.20166</text:p>
          </table:table-cell>
          <table:table-cell office:value-type="float" office:value="-0.698242" calcext:value-type="float">
            <text:p>-0.698242</text:p>
          </table:table-cell>
          <table:table-cell table:formula="of:=LOG([.A414];10)" office:value-type="float" office:value="-0.695380237146879" calcext:value-type="float">
            <text:p>-0.6953802371</text:p>
          </table:table-cell>
          <table:table-cell table:formula="of:=ABS([.C414]-[.B414])" office:value-type="float" office:value="0.00286176285312112" calcext:value-type="float">
            <text:p>0.0028617629</text:p>
          </table:table-cell>
        </table:table-row>
        <table:table-row table:style-name="ro1">
          <table:table-cell office:value-type="float" office:value="0.202148" calcext:value-type="float">
            <text:p>0.202148</text:p>
          </table:table-cell>
          <table:table-cell office:value-type="float" office:value="-0.697266" calcext:value-type="float">
            <text:p>-0.697266</text:p>
          </table:table-cell>
          <table:table-cell table:formula="of:=LOG([.A415];10)" office:value-type="float" office:value="-0.694330551106268" calcext:value-type="float">
            <text:p>-0.6943305511</text:p>
          </table:table-cell>
          <table:table-cell table:formula="of:=ABS([.C415]-[.B415])" office:value-type="float" office:value="0.00293544889373176" calcext:value-type="float">
            <text:p>0.0029354489</text:p>
          </table:table-cell>
        </table:table-row>
        <table:table-row table:style-name="ro1">
          <table:table-cell office:value-type="float" office:value="0.202637" calcext:value-type="float">
            <text:p>0.202637</text:p>
          </table:table-cell>
          <table:table-cell office:value-type="float" office:value="-0.696289" calcext:value-type="float">
            <text:p>-0.696289</text:p>
          </table:table-cell>
          <table:table-cell table:formula="of:=LOG([.A416];10)" office:value-type="float" office:value="-0.693281252812308" calcext:value-type="float">
            <text:p>-0.6932812528</text:p>
          </table:table-cell>
          <table:table-cell table:formula="of:=ABS([.C416]-[.B416])" office:value-type="float" office:value="0.00300774718769226" calcext:value-type="float">
            <text:p>0.0030077472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-0.695312" calcext:value-type="float">
            <text:p>-0.695312</text:p>
          </table:table-cell>
          <table:table-cell table:formula="of:=LOG([.A417];10)" office:value-type="float" office:value="-0.69223662167705" calcext:value-type="float">
            <text:p>-0.6922366217</text:p>
          </table:table-cell>
          <table:table-cell table:formula="of:=ABS([.C417]-[.B417])" office:value-type="float" office:value="0.00307537832294957" calcext:value-type="float">
            <text:p>0.0030753783</text:p>
          </table:table-cell>
        </table:table-row>
        <table:table-row table:style-name="ro1">
          <table:table-cell office:value-type="float" office:value="0.203613" calcext:value-type="float">
            <text:p>0.203613</text:p>
          </table:table-cell>
          <table:table-cell office:value-type="float" office:value="-0.694336" calcext:value-type="float">
            <text:p>-0.694336</text:p>
          </table:table-cell>
          <table:table-cell table:formula="of:=LOG([.A418];10)" office:value-type="float" office:value="-0.691194497219231" calcext:value-type="float">
            <text:p>-0.6911944972</text:p>
          </table:table-cell>
          <table:table-cell table:formula="of:=ABS([.C418]-[.B418])" office:value-type="float" office:value="0.0031415027807693" calcext:value-type="float">
            <text:p>0.0031415028</text:p>
          </table:table-cell>
        </table:table-row>
        <table:table-row table:style-name="ro1">
          <table:table-cell office:value-type="float" office:value="0.204102" calcext:value-type="float">
            <text:p>0.204102</text:p>
          </table:table-cell>
          <table:table-cell office:value-type="float" office:value="-0.693359" calcext:value-type="float">
            <text:p>-0.693359</text:p>
          </table:table-cell>
          <table:table-cell table:formula="of:=LOG([.A419];10)" office:value-type="float" office:value="-0.690152739601871" calcext:value-type="float">
            <text:p>-0.6901527396</text:p>
          </table:table-cell>
          <table:table-cell table:formula="of:=ABS([.C419]-[.B419])" office:value-type="float" office:value="0.00320626039812888" calcext:value-type="float">
            <text:p>0.0032062604</text:p>
          </table:table-cell>
        </table:table-row>
        <table:table-row table:style-name="ro1">
          <table:table-cell office:value-type="float" office:value="0.20459" calcext:value-type="float">
            <text:p>0.20459</text:p>
          </table:table-cell>
          <table:table-cell office:value-type="float" office:value="-0.692383" calcext:value-type="float">
            <text:p>-0.692383</text:p>
          </table:table-cell>
          <table:table-cell table:formula="of:=LOG([.A420];10)" office:value-type="float" office:value="-0.689115597656874" calcext:value-type="float">
            <text:p>-0.6891155977</text:p>
          </table:table-cell>
          <table:table-cell table:formula="of:=ABS([.C420]-[.B420])" office:value-type="float" office:value="0.0032674023431255" calcext:value-type="float">
            <text:p>0.0032674023</text:p>
          </table:table-cell>
        </table:table-row>
        <table:table-row table:style-name="ro1">
          <table:table-cell office:value-type="float" office:value="0.205078" calcext:value-type="float">
            <text:p>0.205078</text:p>
          </table:table-cell>
          <table:table-cell office:value-type="float" office:value="-0.691406" calcext:value-type="float">
            <text:p>-0.691406</text:p>
          </table:table-cell>
          <table:table-cell table:formula="of:=LOG([.A421];10)" office:value-type="float" office:value="-0.6880809266188" calcext:value-type="float">
            <text:p>-0.6880809266</text:p>
          </table:table-cell>
          <table:table-cell table:formula="of:=ABS([.C421]-[.B421])" office:value-type="float" office:value="0.00332507338119947" calcext:value-type="float">
            <text:p>0.0033250734</text:p>
          </table:table-cell>
        </table:table-row>
        <table:table-row table:style-name="ro1">
          <table:table-cell office:value-type="float" office:value="0.205566" calcext:value-type="float">
            <text:p>0.205566</text:p>
          </table:table-cell>
          <table:table-cell office:value-type="float" office:value="-0.69043" calcext:value-type="float">
            <text:p>-0.69043</text:p>
          </table:table-cell>
          <table:table-cell table:formula="of:=LOG([.A422];10)" office:value-type="float" office:value="-0.687048714742153" calcext:value-type="float">
            <text:p>-0.6870487147</text:p>
          </table:table-cell>
          <table:table-cell table:formula="of:=ABS([.C422]-[.B422])" office:value-type="float" office:value="0.00338128525784687" calcext:value-type="float">
            <text:p>0.0033812853</text:p>
          </table:table-cell>
        </table:table-row>
        <table:table-row table:style-name="ro1">
          <table:table-cell office:value-type="float" office:value="0.206055" calcext:value-type="float">
            <text:p>0.206055</text:p>
          </table:table-cell>
          <table:table-cell office:value-type="float" office:value="-0.689453" calcext:value-type="float">
            <text:p>-0.689453</text:p>
          </table:table-cell>
          <table:table-cell table:formula="of:=LOG([.A423];10)" office:value-type="float" office:value="-0.686016842696959" calcext:value-type="float">
            <text:p>-0.6860168427</text:p>
          </table:table-cell>
          <table:table-cell table:formula="of:=ABS([.C423]-[.B423])" office:value-type="float" office:value="0.00343615730304103" calcext:value-type="float">
            <text:p>0.0034361573</text:p>
          </table:table-cell>
        </table:table-row>
        <table:table-row table:style-name="ro1">
          <table:table-cell office:value-type="float" office:value="0.206543" calcext:value-type="float">
            <text:p>0.206543</text:p>
          </table:table-cell>
          <table:table-cell office:value-type="float" office:value="-0.688477" calcext:value-type="float">
            <text:p>-0.688477</text:p>
          </table:table-cell>
          <table:table-cell table:formula="of:=LOG([.A424];10)" office:value-type="float" office:value="-0.684989519219898" calcext:value-type="float">
            <text:p>-0.6849895192</text:p>
          </table:table-cell>
          <table:table-cell table:formula="of:=ABS([.C424]-[.B424])" office:value-type="float" office:value="0.00348748078010208" calcext:value-type="float">
            <text:p>0.0034874808</text:p>
          </table:table-cell>
        </table:table-row>
        <table:table-row table:style-name="ro1">
          <table:table-cell office:value-type="float" office:value="0.207031" calcext:value-type="float">
            <text:p>0.207031</text:p>
          </table:table-cell>
          <table:table-cell office:value-type="float" office:value="-0.6875" calcext:value-type="float">
            <text:p>-0.6875</text:p>
          </table:table-cell>
          <table:table-cell table:formula="of:=LOG([.A425];10)" office:value-type="float" office:value="-0.68396462014245" calcext:value-type="float">
            <text:p>-0.6839646201</text:p>
          </table:table-cell>
          <table:table-cell table:formula="of:=ABS([.C425]-[.B425])" office:value-type="float" office:value="0.00353537985755037" calcext:value-type="float">
            <text:p>0.0035353799</text:p>
          </table:table-cell>
        </table:table-row>
        <table:table-row table:style-name="ro1">
          <table:table-cell office:value-type="float" office:value="0.20752" calcext:value-type="float">
            <text:p>0.20752</text:p>
          </table:table-cell>
          <table:table-cell office:value-type="float" office:value="-0.686523" calcext:value-type="float">
            <text:p>-0.686523</text:p>
          </table:table-cell>
          <table:table-cell table:formula="of:=LOG([.A426];10)" office:value-type="float" office:value="-0.682940041259995" calcext:value-type="float">
            <text:p>-0.6829400413</text:p>
          </table:table-cell>
          <table:table-cell table:formula="of:=ABS([.C426]-[.B426])" office:value-type="float" office:value="0.00358295874000492" calcext:value-type="float">
            <text:p>0.0035829587</text:p>
          </table:table-cell>
        </table:table-row>
        <table:table-row table:style-name="ro1">
          <table:table-cell office:value-type="float" office:value="0.208008" calcext:value-type="float">
            <text:p>0.208008</text:p>
          </table:table-cell>
          <table:table-cell office:value-type="float" office:value="-0.685547" calcext:value-type="float">
            <text:p>-0.685547</text:p>
          </table:table-cell>
          <table:table-cell table:formula="of:=LOG([.A427];10)" office:value-type="float" office:value="-0.681919961724535" calcext:value-type="float">
            <text:p>-0.6819199617</text:p>
          </table:table-cell>
          <table:table-cell table:formula="of:=ABS([.C427]-[.B427])" office:value-type="float" office:value="0.0036270382754654" calcext:value-type="float">
            <text:p>0.0036270383</text:p>
          </table:table-cell>
        </table:table-row>
        <table:table-row table:style-name="ro1">
          <table:table-cell office:value-type="float" office:value="0.208496" calcext:value-type="float">
            <text:p>0.208496</text:p>
          </table:table-cell>
          <table:table-cell office:value-type="float" office:value="-0.68457" calcext:value-type="float">
            <text:p>-0.68457</text:p>
          </table:table-cell>
          <table:table-cell table:formula="of:=LOG([.A428];10)" office:value-type="float" office:value="-0.680902272558768" calcext:value-type="float">
            <text:p>-0.6809022726</text:p>
          </table:table-cell>
          <table:table-cell table:formula="of:=ABS([.C428]-[.B428])" office:value-type="float" office:value="0.00366772744123245" calcext:value-type="float">
            <text:p>0.0036677274</text:p>
          </table:table-cell>
        </table:table-row>
        <table:table-row table:style-name="ro1">
          <table:table-cell office:value-type="float" office:value="0.208984" calcext:value-type="float">
            <text:p>0.208984</text:p>
          </table:table-cell>
          <table:table-cell office:value-type="float" office:value="-0.683594" calcext:value-type="float">
            <text:p>-0.683594</text:p>
          </table:table-cell>
          <table:table-cell table:formula="of:=LOG([.A429];10)" office:value-type="float" office:value="-0.679886962586092" calcext:value-type="float">
            <text:p>-0.6798869626</text:p>
          </table:table-cell>
          <table:table-cell table:formula="of:=ABS([.C429]-[.B429])" office:value-type="float" office:value="0.00370703741390843" calcext:value-type="float">
            <text:p>0.0037070374</text:p>
          </table:table-cell>
        </table:table-row>
        <table:table-row table:style-name="ro1">
          <table:table-cell office:value-type="float" office:value="0.209473" calcext:value-type="float">
            <text:p>0.209473</text:p>
          </table:table-cell>
          <table:table-cell office:value-type="float" office:value="-0.682617" calcext:value-type="float">
            <text:p>-0.682617</text:p>
          </table:table-cell>
          <table:table-cell table:formula="of:=LOG([.A430];10)" office:value-type="float" office:value="-0.678871947431273" calcext:value-type="float">
            <text:p>-0.6788719474</text:p>
          </table:table-cell>
          <table:table-cell table:formula="of:=ABS([.C430]-[.B430])" office:value-type="float" office:value="0.00374505256872693" calcext:value-type="float">
            <text:p>0.0037450526</text:p>
          </table:table-cell>
        </table:table-row>
        <table:table-row table:style-name="ro1">
          <table:table-cell office:value-type="float" office:value="0.209961" calcext:value-type="float">
            <text:p>0.209961</text:p>
          </table:table-cell>
          <table:table-cell office:value-type="float" office:value="-0.681641" calcext:value-type="float">
            <text:p>-0.681641</text:p>
          </table:table-cell>
          <table:table-cell table:formula="of:=LOG([.A431];10)" office:value-type="float" office:value="-0.677861367445868" calcext:value-type="float">
            <text:p>-0.6778613674</text:p>
          </table:table-cell>
          <table:table-cell table:formula="of:=ABS([.C431]-[.B431])" office:value-type="float" office:value="0.0037796325541315" calcext:value-type="float">
            <text:p>0.0037796326</text:p>
          </table:table-cell>
        </table:table-row>
        <table:table-row table:style-name="ro1">
          <table:table-cell office:value-type="float" office:value="0.210449" calcext:value-type="float">
            <text:p>0.210449</text:p>
          </table:table-cell>
          <table:table-cell office:value-type="float" office:value="-0.680664" calcext:value-type="float">
            <text:p>-0.680664</text:p>
          </table:table-cell>
          <table:table-cell table:formula="of:=LOG([.A432];10)" office:value-type="float" office:value="-0.676853133567723" calcext:value-type="float">
            <text:p>-0.6768531336</text:p>
          </table:table-cell>
          <table:table-cell table:formula="of:=ABS([.C432]-[.B432])" office:value-type="float" office:value="0.00381086643227713" calcext:value-type="float">
            <text:p>0.0038108664</text:p>
          </table:table-cell>
        </table:table-row>
        <table:table-row table:style-name="ro1">
          <table:table-cell office:value-type="float" office:value="0.210938" calcext:value-type="float">
            <text:p>0.210938</text:p>
          </table:table-cell>
          <table:table-cell office:value-type="float" office:value="-0.679688" calcext:value-type="float">
            <text:p>-0.679688</text:p>
          </table:table-cell>
          <table:table-cell table:formula="of:=LOG([.A433];10)" office:value-type="float" office:value="-0.675845176051329" calcext:value-type="float">
            <text:p>-0.6758451761</text:p>
          </table:table-cell>
          <table:table-cell table:formula="of:=ABS([.C433]-[.B433])" office:value-type="float" office:value="0.00384282394867075" calcext:value-type="float">
            <text:p>0.0038428239</text:p>
          </table:table-cell>
        </table:table-row>
        <table:table-row table:style-name="ro1">
          <table:table-cell office:value-type="float" office:value="0.211426" calcext:value-type="float">
            <text:p>0.211426</text:p>
          </table:table-cell>
          <table:table-cell office:value-type="float" office:value="-0.678711" calcext:value-type="float">
            <text:p>-0.678711</text:p>
          </table:table-cell>
          <table:table-cell table:formula="of:=LOG([.A434];10)" office:value-type="float" office:value="-0.674841606611335" calcext:value-type="float">
            <text:p>-0.6748416066</text:p>
          </table:table-cell>
          <table:table-cell table:formula="of:=ABS([.C434]-[.B434])" office:value-type="float" office:value="0.00386939338866521" calcext:value-type="float">
            <text:p>0.0038693934</text:p>
          </table:table-cell>
        </table:table-row>
        <table:table-row table:style-name="ro1">
          <table:table-cell office:value-type="float" office:value="0.211914" calcext:value-type="float">
            <text:p>0.211914</text:p>
          </table:table-cell>
          <table:table-cell office:value-type="float" office:value="-0.677734" calcext:value-type="float">
            <text:p>-0.677734</text:p>
          </table:table-cell>
          <table:table-cell table:formula="of:=LOG([.A435];10)" office:value-type="float" office:value="-0.673840350878153" calcext:value-type="float">
            <text:p>-0.6738403509</text:p>
          </table:table-cell>
          <table:table-cell table:formula="of:=ABS([.C435]-[.B435])" office:value-type="float" office:value="0.00389364912184686" calcext:value-type="float">
            <text:p>0.0038936491</text:p>
          </table:table-cell>
        </table:table-row>
        <table:table-row table:style-name="ro1">
          <table:table-cell office:value-type="float" office:value="0.212402" calcext:value-type="float">
            <text:p>0.212402</text:p>
          </table:table-cell>
          <table:table-cell office:value-type="float" office:value="-0.676758" calcext:value-type="float">
            <text:p>-0.676758</text:p>
          </table:table-cell>
          <table:table-cell table:formula="of:=LOG([.A436];10)" office:value-type="float" office:value="-0.672841398207921" calcext:value-type="float">
            <text:p>-0.6728413982</text:p>
          </table:table-cell>
          <table:table-cell table:formula="of:=ABS([.C436]-[.B436])" office:value-type="float" office:value="0.00391660179207942" calcext:value-type="float">
            <text:p>0.0039166018</text:p>
          </table:table-cell>
        </table:table-row>
        <table:table-row table:style-name="ro1">
          <table:table-cell office:value-type="float" office:value="0.212891" calcext:value-type="float">
            <text:p>0.212891</text:p>
          </table:table-cell>
          <table:table-cell office:value-type="float" office:value="-0.675781" calcext:value-type="float">
            <text:p>-0.675781</text:p>
          </table:table-cell>
          <table:table-cell table:formula="of:=LOG([.A437];10)" office:value-type="float" office:value="-0.671842698040096" calcext:value-type="float">
            <text:p>-0.671842698</text:p>
          </table:table-cell>
          <table:table-cell table:formula="of:=ABS([.C437]-[.B437])" office:value-type="float" office:value="0.00393830195990374" calcext:value-type="float">
            <text:p>0.003938302</text:p>
          </table:table-cell>
        </table:table-row>
        <table:table-row table:style-name="ro1">
          <table:table-cell office:value-type="float" office:value="0.213379" calcext:value-type="float">
            <text:p>0.213379</text:p>
          </table:table-cell>
          <table:table-cell office:value-type="float" office:value="-0.674805" calcext:value-type="float">
            <text:p>-0.674805</text:p>
          </table:table-cell>
          <table:table-cell table:formula="of:=LOG([.A438];10)" office:value-type="float" office:value="-0.670848324522108" calcext:value-type="float">
            <text:p>-0.6708483245</text:p>
          </table:table-cell>
          <table:table-cell table:formula="of:=ABS([.C438]-[.B438])" office:value-type="float" office:value="0.00395667547789236" calcext:value-type="float">
            <text:p>0.0039566755</text:p>
          </table:table-cell>
        </table:table-row>
        <table:table-row table:style-name="ro1">
          <table:table-cell office:value-type="float" office:value="0.213867" calcext:value-type="float">
            <text:p>0.213867</text:p>
          </table:table-cell>
          <table:table-cell office:value-type="float" office:value="-0.673828" calcext:value-type="float">
            <text:p>-0.673828</text:p>
          </table:table-cell>
          <table:table-cell table:formula="of:=LOG([.A439];10)" office:value-type="float" office:value="-0.669856222551187" calcext:value-type="float">
            <text:p>-0.6698562226</text:p>
          </table:table-cell>
          <table:table-cell table:formula="of:=ABS([.C439]-[.B439])" office:value-type="float" office:value="0.00397177744881294" calcext:value-type="float">
            <text:p>0.0039717774</text:p>
          </table:table-cell>
        </table:table-row>
        <table:table-row table:style-name="ro1">
          <table:table-cell office:value-type="float" office:value="0.214355" calcext:value-type="float">
            <text:p>0.214355</text:p>
          </table:table-cell>
          <table:table-cell office:value-type="float" office:value="-0.672852" calcext:value-type="float">
            <text:p>-0.672852</text:p>
          </table:table-cell>
          <table:table-cell table:formula="of:=LOG([.A440];10)" office:value-type="float" office:value="-0.668866381772739" calcext:value-type="float">
            <text:p>-0.6688663818</text:p>
          </table:table-cell>
          <table:table-cell table:formula="of:=ABS([.C440]-[.B440])" office:value-type="float" office:value="0.00398561822726118" calcext:value-type="float">
            <text:p>0.0039856182</text:p>
          </table:table-cell>
        </table:table-row>
        <table:table-row table:style-name="ro1">
          <table:table-cell office:value-type="float" office:value="0.214844" calcext:value-type="float">
            <text:p>0.214844</text:p>
          </table:table-cell>
          <table:table-cell office:value-type="float" office:value="-0.671875" calcext:value-type="float">
            <text:p>-0.671875</text:p>
          </table:table-cell>
          <table:table-cell table:formula="of:=LOG([.A441];10)" office:value-type="float" office:value="-0.667876770457048" calcext:value-type="float">
            <text:p>-0.6678767705</text:p>
          </table:table-cell>
          <table:table-cell table:formula="of:=ABS([.C441]-[.B441])" office:value-type="float" office:value="0.00399822954295193" calcext:value-type="float">
            <text:p>0.0039982295</text:p>
          </table:table-cell>
        </table:table-row>
        <table:table-row table:style-name="ro1">
          <table:table-cell office:value-type="float" office:value="0.215332" calcext:value-type="float">
            <text:p>0.215332</text:p>
          </table:table-cell>
          <table:table-cell office:value-type="float" office:value="-0.670898" calcext:value-type="float">
            <text:p>-0.670898</text:p>
          </table:table-cell>
          <table:table-cell table:formula="of:=LOG([.A442];10)" office:value-type="float" office:value="-0.666891425862823" calcext:value-type="float">
            <text:p>-0.6668914259</text:p>
          </table:table-cell>
          <table:table-cell table:formula="of:=ABS([.C442]-[.B442])" office:value-type="float" office:value="0.0040065741371772" calcext:value-type="float">
            <text:p>0.0040065741</text:p>
          </table:table-cell>
        </table:table-row>
        <table:table-row table:style-name="ro1">
          <table:table-cell office:value-type="float" office:value="0.21582" calcext:value-type="float">
            <text:p>0.21582</text:p>
          </table:table-cell>
          <table:table-cell office:value-type="float" office:value="-0.669922" calcext:value-type="float">
            <text:p>-0.669922</text:p>
          </table:table-cell>
          <table:table-cell table:formula="of:=LOG([.A443];10)" office:value-type="float" office:value="-0.665908311797845" calcext:value-type="float">
            <text:p>-0.6659083118</text:p>
          </table:table-cell>
          <table:table-cell table:formula="of:=ABS([.C443]-[.B443])" office:value-type="float" office:value="0.00401368820215475" calcext:value-type="float">
            <text:p>0.0040136882</text:p>
          </table:table-cell>
        </table:table-row>
        <table:table-row table:style-name="ro1">
          <table:table-cell office:value-type="float" office:value="0.216309" calcext:value-type="float">
            <text:p>0.216309</text:p>
          </table:table-cell>
          <table:table-cell office:value-type="float" office:value="-0.668945" calcext:value-type="float">
            <text:p>-0.668945</text:p>
          </table:table-cell>
          <table:table-cell table:formula="of:=LOG([.A444];10)" office:value-type="float" office:value="-0.664925410431356" calcext:value-type="float">
            <text:p>-0.6649254104</text:p>
          </table:table-cell>
          <table:table-cell table:formula="of:=ABS([.C444]-[.B444])" office:value-type="float" office:value="0.00401958956864357" calcext:value-type="float">
            <text:p>0.0040195896</text:p>
          </table:table-cell>
        </table:table-row>
        <table:table-row table:style-name="ro1">
          <table:table-cell office:value-type="float" office:value="0.216797" calcext:value-type="float">
            <text:p>0.216797</text:p>
          </table:table-cell>
          <table:table-cell office:value-type="float" office:value="-0.667969" calcext:value-type="float">
            <text:p>-0.667969</text:p>
          </table:table-cell>
          <table:table-cell table:formula="of:=LOG([.A445];10)" office:value-type="float" office:value="-0.66394673178522" calcext:value-type="float">
            <text:p>-0.6639467318</text:p>
          </table:table-cell>
          <table:table-cell table:formula="of:=ABS([.C445]-[.B445])" office:value-type="float" office:value="0.00402226821478002" calcext:value-type="float">
            <text:p>0.0040222682</text:p>
          </table:table-cell>
        </table:table-row>
        <table:table-row table:style-name="ro1">
          <table:table-cell office:value-type="float" office:value="0.217285" calcext:value-type="float">
            <text:p>0.217285</text:p>
          </table:table-cell>
          <table:table-cell office:value-type="float" office:value="-0.666992" calcext:value-type="float">
            <text:p>-0.666992</text:p>
          </table:table-cell>
          <table:table-cell table:formula="of:=LOG([.A446];10)" office:value-type="float" office:value="-0.662970253624624" calcext:value-type="float">
            <text:p>-0.6629702536</text:p>
          </table:table-cell>
          <table:table-cell table:formula="of:=ABS([.C446]-[.B446])" office:value-type="float" office:value="0.00402174637537622" calcext:value-type="float">
            <text:p>0.0040217464</text:p>
          </table:table-cell>
        </table:table-row>
        <table:table-row table:style-name="ro1">
          <table:table-cell office:value-type="float" office:value="0.217773" calcext:value-type="float">
            <text:p>0.217773</text:p>
          </table:table-cell>
          <table:table-cell office:value-type="float" office:value="-0.666016" calcext:value-type="float">
            <text:p>-0.666016</text:p>
          </table:table-cell>
          <table:table-cell table:formula="of:=LOG([.A447];10)" office:value-type="float" office:value="-0.661995966076509" calcext:value-type="float">
            <text:p>-0.6619959661</text:p>
          </table:table-cell>
          <table:table-cell table:formula="of:=ABS([.C447]-[.B447])" office:value-type="float" office:value="0.00402003392349071" calcext:value-type="float">
            <text:p>0.0040200339</text:p>
          </table:table-cell>
        </table:table-row>
        <table:table-row table:style-name="ro1">
          <table:table-cell office:value-type="float" office:value="0.218262" calcext:value-type="float">
            <text:p>0.218262</text:p>
          </table:table-cell>
          <table:table-cell office:value-type="float" office:value="-0.665039" calcext:value-type="float">
            <text:p>-0.665039</text:p>
          </table:table-cell>
          <table:table-cell table:formula="of:=LOG([.A448];10)" office:value-type="float" office:value="-0.661021869544429" calcext:value-type="float">
            <text:p>-0.6610218695</text:p>
          </table:table-cell>
          <table:table-cell table:formula="of:=ABS([.C448]-[.B448])" office:value-type="float" office:value="0.00401713045557139" calcext:value-type="float">
            <text:p>0.0040171305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-0.664062" calcext:value-type="float">
            <text:p>-0.664062</text:p>
          </table:table-cell>
          <table:table-cell table:formula="of:=LOG([.A449];10)" office:value-type="float" office:value="-0.660051938305649" calcext:value-type="float">
            <text:p>-0.6600519383</text:p>
          </table:table-cell>
          <table:table-cell table:formula="of:=ABS([.C449]-[.B449])" office:value-type="float" office:value="0.00401006169435092" calcext:value-type="float">
            <text:p>0.0040100617</text:p>
          </table:table-cell>
        </table:table-row>
        <table:table-row table:style-name="ro1">
          <table:table-cell office:value-type="float" office:value="0.219238" calcext:value-type="float">
            <text:p>0.219238</text:p>
          </table:table-cell>
          <table:table-cell office:value-type="float" office:value="-0.663574" calcext:value-type="float">
            <text:p>-0.663574</text:p>
          </table:table-cell>
          <table:table-cell table:formula="of:=LOG([.A450];10)" office:value-type="float" office:value="-0.659084168435842" calcext:value-type="float">
            <text:p>-0.6590841684</text:p>
          </table:table-cell>
          <table:table-cell table:formula="of:=ABS([.C450]-[.B450])" office:value-type="float" office:value="0.00448983156415805" calcext:value-type="float">
            <text:p>0.0044898316</text:p>
          </table:table-cell>
        </table:table-row>
        <table:table-row table:style-name="ro1">
          <table:table-cell office:value-type="float" office:value="0.219727" calcext:value-type="float">
            <text:p>0.219727</text:p>
          </table:table-cell>
          <table:table-cell office:value-type="float" office:value="-0.662598" calcext:value-type="float">
            <text:p>-0.662598</text:p>
          </table:table-cell>
          <table:table-cell table:formula="of:=LOG([.A451];10)" office:value-type="float" office:value="-0.658116573800742" calcext:value-type="float">
            <text:p>-0.6581165738</text:p>
          </table:table-cell>
          <table:table-cell table:formula="of:=ABS([.C451]-[.B451])" office:value-type="float" office:value="0.00448142619925807" calcext:value-type="float">
            <text:p>0.0044814262</text:p>
          </table:table-cell>
        </table:table-row>
        <table:table-row table:style-name="ro1">
          <table:table-cell office:value-type="float" office:value="0.220215" calcext:value-type="float">
            <text:p>0.220215</text:p>
          </table:table-cell>
          <table:table-cell office:value-type="float" office:value="-0.661621" calcext:value-type="float">
            <text:p>-0.661621</text:p>
          </table:table-cell>
          <table:table-cell table:formula="of:=LOG([.A452];10)" office:value-type="float" office:value="-0.657153102279081" calcext:value-type="float">
            <text:p>-0.6571531023</text:p>
          </table:table-cell>
          <table:table-cell table:formula="of:=ABS([.C452]-[.B452])" office:value-type="float" office:value="0.00446789772091893" calcext:value-type="float">
            <text:p>0.0044678977</text:p>
          </table:table-cell>
        </table:table-row>
        <table:table-row table:style-name="ro1">
          <table:table-cell office:value-type="float" office:value="0.220703" calcext:value-type="float">
            <text:p>0.220703</text:p>
          </table:table-cell>
          <table:table-cell office:value-type="float" office:value="-0.660645" calcext:value-type="float">
            <text:p>-0.660645</text:p>
          </table:table-cell>
          <table:table-cell table:formula="of:=LOG([.A453];10)" office:value-type="float" office:value="-0.656191763464577" calcext:value-type="float">
            <text:p>-0.6561917635</text:p>
          </table:table-cell>
          <table:table-cell table:formula="of:=ABS([.C453]-[.B453])" office:value-type="float" office:value="0.00445323653542329" calcext:value-type="float">
            <text:p>0.0044532365</text:p>
          </table:table-cell>
        </table:table-row>
        <table:table-row table:style-name="ro1">
          <table:table-cell office:value-type="float" office:value="0.221191" calcext:value-type="float">
            <text:p>0.221191</text:p>
          </table:table-cell>
          <table:table-cell office:value-type="float" office:value="-0.659668" calcext:value-type="float">
            <text:p>-0.659668</text:p>
          </table:table-cell>
          <table:table-cell table:formula="of:=LOG([.A454];10)" office:value-type="float" office:value="-0.655232547936305" calcext:value-type="float">
            <text:p>-0.6552325479</text:p>
          </table:table-cell>
          <table:table-cell table:formula="of:=ABS([.C454]-[.B454])" office:value-type="float" office:value="0.00443545206369489" calcext:value-type="float">
            <text:p>0.0044354521</text:p>
          </table:table-cell>
        </table:table-row>
        <table:table-row table:style-name="ro1">
          <table:table-cell office:value-type="float" office:value="0.22168" calcext:value-type="float">
            <text:p>0.22168</text:p>
          </table:table-cell>
          <table:table-cell office:value-type="float" office:value="-0.658691" calcext:value-type="float">
            <text:p>-0.658691</text:p>
          </table:table-cell>
          <table:table-cell table:formula="of:=LOG([.A455];10)" office:value-type="float" office:value="-0.654273487225825" calcext:value-type="float">
            <text:p>-0.6542734872</text:p>
          </table:table-cell>
          <table:table-cell table:formula="of:=ABS([.C455]-[.B455])" office:value-type="float" office:value="0.00441751277417535" calcext:value-type="float">
            <text:p>0.0044175128</text:p>
          </table:table-cell>
        </table:table-row>
        <table:table-row table:style-name="ro1">
          <table:table-cell office:value-type="float" office:value="0.222168" calcext:value-type="float">
            <text:p>0.222168</text:p>
          </table:table-cell>
          <table:table-cell office:value-type="float" office:value="-0.657715" calcext:value-type="float">
            <text:p>-0.657715</text:p>
          </table:table-cell>
          <table:table-cell table:formula="of:=LOG([.A456];10)" office:value-type="float" office:value="-0.65331849455911" calcext:value-type="float">
            <text:p>-0.6533184946</text:p>
          </table:table-cell>
          <table:table-cell table:formula="of:=ABS([.C456]-[.B456])" office:value-type="float" office:value="0.00439650544089032" calcext:value-type="float">
            <text:p>0.0043965054</text:p>
          </table:table-cell>
        </table:table-row>
        <table:table-row table:style-name="ro1">
          <table:table-cell office:value-type="float" office:value="0.222656" calcext:value-type="float">
            <text:p>0.222656</text:p>
          </table:table-cell>
          <table:table-cell office:value-type="float" office:value="-0.656738" calcext:value-type="float">
            <text:p>-0.656738</text:p>
          </table:table-cell>
          <table:table-cell table:formula="of:=LOG([.A457];10)" office:value-type="float" office:value="-0.652365597268524" calcext:value-type="float">
            <text:p>-0.6523655973</text:p>
          </table:table-cell>
          <table:table-cell table:formula="of:=ABS([.C457]-[.B457])" office:value-type="float" office:value="0.0043724027314761" calcext:value-type="float">
            <text:p>0.0043724027</text:p>
          </table:table-cell>
        </table:table-row>
        <table:table-row table:style-name="ro1">
          <table:table-cell office:value-type="float" office:value="0.223145" calcext:value-type="float">
            <text:p>0.223145</text:p>
          </table:table-cell>
          <table:table-cell office:value-type="float" office:value="-0.655762" calcext:value-type="float">
            <text:p>-0.655762</text:p>
          </table:table-cell>
          <table:table-cell table:formula="of:=LOG([.A458];10)" office:value-type="float" office:value="-0.651412839931394" calcext:value-type="float">
            <text:p>-0.6514128399</text:p>
          </table:table-cell>
          <table:table-cell table:formula="of:=ABS([.C458]-[.B458])" office:value-type="float" office:value="0.00434916006860564" calcext:value-type="float">
            <text:p>0.0043491601</text:p>
          </table:table-cell>
        </table:table-row>
        <table:table-row table:style-name="ro1">
          <table:table-cell office:value-type="float" office:value="0.223633" calcext:value-type="float">
            <text:p>0.223633</text:p>
          </table:table-cell>
          <table:table-cell office:value-type="float" office:value="-0.654785" calcext:value-type="float">
            <text:p>-0.654785</text:p>
          </table:table-cell>
          <table:table-cell table:formula="of:=LOG([.A459];10)" office:value-type="float" office:value="-0.650464110175445" calcext:value-type="float">
            <text:p>-0.6504641102</text:p>
          </table:table-cell>
          <table:table-cell table:formula="of:=ABS([.C459]-[.B459])" office:value-type="float" office:value="0.00432088982455448" calcext:value-type="float">
            <text:p>0.0043208898</text:p>
          </table:table-cell>
        </table:table-row>
        <table:table-row table:style-name="ro1">
          <table:table-cell office:value-type="float" office:value="0.224121" calcext:value-type="float">
            <text:p>0.224121</text:p>
          </table:table-cell>
          <table:table-cell office:value-type="float" office:value="-0.653809" calcext:value-type="float">
            <text:p>-0.653809</text:p>
          </table:table-cell>
          <table:table-cell table:formula="of:=LOG([.A460];10)" office:value-type="float" office:value="-0.649517448432235" calcext:value-type="float">
            <text:p>-0.6495174484</text:p>
          </table:table-cell>
          <table:table-cell table:formula="of:=ABS([.C460]-[.B460])" office:value-type="float" office:value="0.00429155156776451" calcext:value-type="float">
            <text:p>0.0042915516</text:p>
          </table:table-cell>
        </table:table-row>
        <table:table-row table:style-name="ro1">
          <table:table-cell office:value-type="float" office:value="0.224609" calcext:value-type="float">
            <text:p>0.224609</text:p>
          </table:table-cell>
          <table:table-cell office:value-type="float" office:value="-0.652832" calcext:value-type="float">
            <text:p>-0.652832</text:p>
          </table:table-cell>
          <table:table-cell table:formula="of:=LOG([.A461];10)" office:value-type="float" office:value="-0.648572845705785" calcext:value-type="float">
            <text:p>-0.6485728457</text:p>
          </table:table-cell>
          <table:table-cell table:formula="of:=ABS([.C461]-[.B461])" office:value-type="float" office:value="0.00425915429421453" calcext:value-type="float">
            <text:p>0.0042591543</text:p>
          </table:table-cell>
        </table:table-row>
        <table:table-row table:style-name="ro1">
          <table:table-cell office:value-type="float" office:value="0.225098" calcext:value-type="float">
            <text:p>0.225098</text:p>
          </table:table-cell>
          <table:table-cell office:value-type="float" office:value="-0.651855" calcext:value-type="float">
            <text:p>-0.651855</text:p>
          </table:table-cell>
          <table:table-cell table:formula="of:=LOG([.A462];10)" office:value-type="float" office:value="-0.647628363697048" calcext:value-type="float">
            <text:p>-0.6476283637</text:p>
          </table:table-cell>
          <table:table-cell table:formula="of:=ABS([.C462]-[.B462])" office:value-type="float" office:value="0.00422663630295217" calcext:value-type="float">
            <text:p>0.0042266363</text:p>
          </table:table-cell>
        </table:table-row>
        <table:table-row table:style-name="ro1">
          <table:table-cell office:value-type="float" office:value="0.225586" calcext:value-type="float">
            <text:p>0.225586</text:p>
          </table:table-cell>
          <table:table-cell office:value-type="float" office:value="-0.650879" calcext:value-type="float">
            <text:p>-0.650879</text:p>
          </table:table-cell>
          <table:table-cell table:formula="of:=LOG([.A463];10)" office:value-type="float" office:value="-0.646687856423672" calcext:value-type="float">
            <text:p>-0.6466878564</text:p>
          </table:table-cell>
          <table:table-cell table:formula="of:=ABS([.C463]-[.B463])" office:value-type="float" office:value="0.00419114357632799" calcext:value-type="float">
            <text:p>0.0041911436</text:p>
          </table:table-cell>
        </table:table-row>
        <table:table-row table:style-name="ro1">
          <table:table-cell office:value-type="float" office:value="0.226074" calcext:value-type="float">
            <text:p>0.226074</text:p>
          </table:table-cell>
          <table:table-cell office:value-type="float" office:value="-0.649902" calcext:value-type="float">
            <text:p>-0.649902</text:p>
          </table:table-cell>
          <table:table-cell table:formula="of:=LOG([.A464];10)" office:value-type="float" office:value="-0.64574938151051" calcext:value-type="float">
            <text:p>-0.6457493815</text:p>
          </table:table-cell>
          <table:table-cell table:formula="of:=ABS([.C464]-[.B464])" office:value-type="float" office:value="0.00415261848949045" calcext:value-type="float">
            <text:p>0.0041526185</text:p>
          </table:table-cell>
        </table:table-row>
        <table:table-row table:style-name="ro1">
          <table:table-cell office:value-type="float" office:value="0.226562" calcext:value-type="float">
            <text:p>0.226562</text:p>
          </table:table-cell>
          <table:table-cell office:value-type="float" office:value="-0.648926" calcext:value-type="float">
            <text:p>-0.648926</text:p>
          </table:table-cell>
          <table:table-cell table:formula="of:=LOG([.A465];10)" office:value-type="float" office:value="-0.644812930192964" calcext:value-type="float">
            <text:p>-0.6448129302</text:p>
          </table:table-cell>
          <table:table-cell table:formula="of:=ABS([.C465]-[.B465])" office:value-type="float" office:value="0.00411306980703563" calcext:value-type="float">
            <text:p>0.0041130698</text:p>
          </table:table-cell>
        </table:table-row>
        <table:table-row table:style-name="ro1">
          <table:table-cell office:value-type="float" office:value="0.227051" calcext:value-type="float">
            <text:p>0.227051</text:p>
          </table:table-cell>
          <table:table-cell office:value-type="float" office:value="-0.647949" calcext:value-type="float">
            <text:p>-0.647949</text:p>
          </table:table-cell>
          <table:table-cell table:formula="of:=LOG([.A466];10)" office:value-type="float" office:value="-0.643876580996992" calcext:value-type="float">
            <text:p>-0.643876581</text:p>
          </table:table-cell>
          <table:table-cell table:formula="of:=ABS([.C466]-[.B466])" office:value-type="float" office:value="0.00407241900300848" calcext:value-type="float">
            <text:p>0.004072419</text:p>
          </table:table-cell>
        </table:table-row>
        <table:table-row table:style-name="ro1">
          <table:table-cell office:value-type="float" office:value="0.227539" calcext:value-type="float">
            <text:p>0.227539</text:p>
          </table:table-cell>
          <table:table-cell office:value-type="float" office:value="-0.646973" calcext:value-type="float">
            <text:p>-0.646973</text:p>
          </table:table-cell>
          <table:table-cell table:formula="of:=LOG([.A467];10)" office:value-type="float" office:value="-0.642944154904997" calcext:value-type="float">
            <text:p>-0.6429441549</text:p>
          </table:table-cell>
          <table:table-cell table:formula="of:=ABS([.C467]-[.B467])" office:value-type="float" office:value="0.00402884509500256" calcext:value-type="float">
            <text:p>0.0040288451</text:p>
          </table:table-cell>
        </table:table-row>
        <table:table-row table:style-name="ro1">
          <table:table-cell office:value-type="float" office:value="0.228027" calcext:value-type="float">
            <text:p>0.228027</text:p>
          </table:table-cell>
          <table:table-cell office:value-type="float" office:value="-0.645996" calcext:value-type="float">
            <text:p>-0.645996</text:p>
          </table:table-cell>
          <table:table-cell table:formula="of:=LOG([.A468];10)" office:value-type="float" office:value="-0.642013726434781" calcext:value-type="float">
            <text:p>-0.6420137264</text:p>
          </table:table-cell>
          <table:table-cell table:formula="of:=ABS([.C468]-[.B468])" office:value-type="float" office:value="0.00398227356521907" calcext:value-type="float">
            <text:p>0.0039822736</text:p>
          </table:table-cell>
        </table:table-row>
        <table:table-row table:style-name="ro1">
          <table:table-cell office:value-type="float" office:value="0.228516" calcext:value-type="float">
            <text:p>0.228516</text:p>
          </table:table-cell>
          <table:table-cell office:value-type="float" office:value="-0.64502" calcext:value-type="float">
            <text:p>-0.64502</text:p>
          </table:table-cell>
          <table:table-cell table:formula="of:=LOG([.A469];10)" office:value-type="float" office:value="-0.641083386541873" calcext:value-type="float">
            <text:p>-0.6410833865</text:p>
          </table:table-cell>
          <table:table-cell table:formula="of:=ABS([.C469]-[.B469])" office:value-type="float" office:value="0.00393661345812679" calcext:value-type="float">
            <text:p>0.0039366135</text:p>
          </table:table-cell>
        </table:table-row>
        <table:table-row table:style-name="ro1">
          <table:table-cell office:value-type="float" office:value="0.229004" calcext:value-type="float">
            <text:p>0.229004</text:p>
          </table:table-cell>
          <table:table-cell office:value-type="float" office:value="-0.644043" calcext:value-type="float">
            <text:p>-0.644043</text:p>
          </table:table-cell>
          <table:table-cell table:formula="of:=LOG([.A470];10)" office:value-type="float" office:value="-0.640156931796549" calcext:value-type="float">
            <text:p>-0.6401569318</text:p>
          </table:table-cell>
          <table:table-cell table:formula="of:=ABS([.C470]-[.B470])" office:value-type="float" office:value="0.00388606820345094" calcext:value-type="float">
            <text:p>0.0038860682</text:p>
          </table:table-cell>
        </table:table-row>
        <table:table-row table:style-name="ro1">
          <table:table-cell office:value-type="float" office:value="0.229492" calcext:value-type="float">
            <text:p>0.229492</text:p>
          </table:table-cell>
          <table:table-cell office:value-type="float" office:value="-0.643066" calcext:value-type="float">
            <text:p>-0.643066</text:p>
          </table:table-cell>
          <table:table-cell table:formula="of:=LOG([.A471];10)" office:value-type="float" office:value="-0.639232449196053" calcext:value-type="float">
            <text:p>-0.6392324492</text:p>
          </table:table-cell>
          <table:table-cell table:formula="of:=ABS([.C471]-[.B471])" office:value-type="float" office:value="0.00383355080394732" calcext:value-type="float">
            <text:p>0.0038335508</text:p>
          </table:table-cell>
        </table:table-row>
        <table:table-row table:style-name="ro1">
          <table:table-cell office:value-type="float" office:value="0.22998" calcext:value-type="float">
            <text:p>0.22998</text:p>
          </table:table-cell>
          <table:table-cell office:value-type="float" office:value="-0.64209" calcext:value-type="float">
            <text:p>-0.64209</text:p>
          </table:table-cell>
          <table:table-cell table:formula="of:=LOG([.A472];10)" office:value-type="float" office:value="-0.638309930362004" calcext:value-type="float">
            <text:p>-0.6383099304</text:p>
          </table:table-cell>
          <table:table-cell table:formula="of:=ABS([.C472]-[.B472])" office:value-type="float" office:value="0.00378006963799593" calcext:value-type="float">
            <text:p>0.0037800696</text:p>
          </table:table-cell>
        </table:table-row>
        <table:table-row table:style-name="ro1">
          <table:table-cell office:value-type="float" office:value="0.230469" calcext:value-type="float">
            <text:p>0.230469</text:p>
          </table:table-cell>
          <table:table-cell office:value-type="float" office:value="-0.641113" calcext:value-type="float">
            <text:p>-0.641113</text:p>
          </table:table-cell>
          <table:table-cell table:formula="of:=LOG([.A473];10)" office:value-type="float" office:value="-0.637387482570862" calcext:value-type="float">
            <text:p>-0.6373874826</text:p>
          </table:table-cell>
          <table:table-cell table:formula="of:=ABS([.C473]-[.B473])" office:value-type="float" office:value="0.00372551742913807" calcext:value-type="float">
            <text:p>0.0037255174</text:p>
          </table:table-cell>
        </table:table-row>
        <table:table-row table:style-name="ro1">
          <table:table-cell office:value-type="float" office:value="0.230957" calcext:value-type="float">
            <text:p>0.230957</text:p>
          </table:table-cell>
          <table:table-cell office:value-type="float" office:value="-0.640137" calcext:value-type="float">
            <text:p>-0.640137</text:p>
          </table:table-cell>
          <table:table-cell table:formula="of:=LOG([.A474];10)" office:value-type="float" office:value="-0.636468870328875" calcext:value-type="float">
            <text:p>-0.6364688703</text:p>
          </table:table-cell>
          <table:table-cell table:formula="of:=ABS([.C474]-[.B474])" office:value-type="float" office:value="0.00366812967112473" calcext:value-type="float">
            <text:p>0.0036681297</text:p>
          </table:table-cell>
        </table:table-row>
        <table:table-row table:style-name="ro1">
          <table:table-cell office:value-type="float" office:value="0.231445" calcext:value-type="float">
            <text:p>0.231445</text:p>
          </table:table-cell>
          <table:table-cell office:value-type="float" office:value="-0.63916" calcext:value-type="float">
            <text:p>-0.63916</text:p>
          </table:table-cell>
          <table:table-cell table:formula="of:=LOG([.A475];10)" office:value-type="float" office:value="-0.635552197019278" calcext:value-type="float">
            <text:p>-0.635552197</text:p>
          </table:table-cell>
          <table:table-cell table:formula="of:=ABS([.C475]-[.B475])" office:value-type="float" office:value="0.00360780298072227" calcext:value-type="float">
            <text:p>0.003607803</text:p>
          </table:table-cell>
        </table:table-row>
        <table:table-row table:style-name="ro1">
          <table:table-cell office:value-type="float" office:value="0.231934" calcext:value-type="float">
            <text:p>0.231934</text:p>
          </table:table-cell>
          <table:table-cell office:value-type="float" office:value="-0.638184" calcext:value-type="float">
            <text:p>-0.638184</text:p>
          </table:table-cell>
          <table:table-cell table:formula="of:=LOG([.A476];10)" office:value-type="float" office:value="-0.634635581978521" calcext:value-type="float">
            <text:p>-0.634635582</text:p>
          </table:table-cell>
          <table:table-cell table:formula="of:=ABS([.C476]-[.B476])" office:value-type="float" office:value="0.00354841802147865" calcext:value-type="float">
            <text:p>0.003548418</text:p>
          </table:table-cell>
        </table:table-row>
        <table:table-row table:style-name="ro1">
          <table:table-cell office:value-type="float" office:value="0.232422" calcext:value-type="float">
            <text:p>0.232422</text:p>
          </table:table-cell>
          <table:table-cell office:value-type="float" office:value="-0.637207" calcext:value-type="float">
            <text:p>-0.637207</text:p>
          </table:table-cell>
          <table:table-cell table:formula="of:=LOG([.A477];10)" office:value-type="float" office:value="-0.633722766013221" calcext:value-type="float">
            <text:p>-0.633722766</text:p>
          </table:table-cell>
          <table:table-cell table:formula="of:=ABS([.C477]-[.B477])" office:value-type="float" office:value="0.00348423398677866" calcext:value-type="float">
            <text:p>0.003484234</text:p>
          </table:table-cell>
        </table:table-row>
        <table:table-row table:style-name="ro1">
          <table:table-cell office:value-type="float" office:value="0.23291" calcext:value-type="float">
            <text:p>0.23291</text:p>
          </table:table-cell>
          <table:table-cell office:value-type="float" office:value="-0.63623" calcext:value-type="float">
            <text:p>-0.63623</text:p>
          </table:table-cell>
          <table:table-cell table:formula="of:=LOG([.A478];10)" office:value-type="float" office:value="-0.632811864614373" calcext:value-type="float">
            <text:p>-0.6328118646</text:p>
          </table:table-cell>
          <table:table-cell table:formula="of:=ABS([.C478]-[.B478])" office:value-type="float" office:value="0.00341813538562741" calcext:value-type="float">
            <text:p>0.0034181354</text:p>
          </table:table-cell>
        </table:table-row>
        <table:table-row table:style-name="ro1">
          <table:table-cell office:value-type="float" office:value="0.233398" calcext:value-type="float">
            <text:p>0.233398</text:p>
          </table:table-cell>
          <table:table-cell office:value-type="float" office:value="-0.635254" calcext:value-type="float">
            <text:p>-0.635254</text:p>
          </table:table-cell>
          <table:table-cell table:formula="of:=LOG([.A479];10)" office:value-type="float" office:value="-0.631902869767449" calcext:value-type="float">
            <text:p>-0.6319028698</text:p>
          </table:table-cell>
          <table:table-cell table:formula="of:=ABS([.C479]-[.B479])" office:value-type="float" office:value="0.00335113023255074" calcext:value-type="float">
            <text:p>0.0033511302</text:p>
          </table:table-cell>
        </table:table-row>
        <table:table-row table:style-name="ro1">
          <table:table-cell office:value-type="float" office:value="0.233887" calcext:value-type="float">
            <text:p>0.233887</text:p>
          </table:table-cell>
          <table:table-cell office:value-type="float" office:value="-0.634277" calcext:value-type="float">
            <text:p>-0.634277</text:p>
          </table:table-cell>
          <table:table-cell table:formula="of:=LOG([.A480];10)" office:value-type="float" office:value="-0.630993916648163" calcext:value-type="float">
            <text:p>-0.6309939166</text:p>
          </table:table-cell>
          <table:table-cell table:formula="of:=ABS([.C480]-[.B480])" office:value-type="float" office:value="0.00328308335183725" calcext:value-type="float">
            <text:p>0.0032830834</text:p>
          </table:table-cell>
        </table:table-row>
        <table:table-row table:style-name="ro1">
          <table:table-cell office:value-type="float" office:value="0.234375" calcext:value-type="float">
            <text:p>0.234375</text:p>
          </table:table-cell>
          <table:table-cell office:value-type="float" office:value="-0.633301" calcext:value-type="float">
            <text:p>-0.633301</text:p>
          </table:table-cell>
          <table:table-cell table:formula="of:=LOG([.A481];10)" office:value-type="float" office:value="-0.630088714928206" calcext:value-type="float">
            <text:p>-0.6300887149</text:p>
          </table:table-cell>
          <table:table-cell table:formula="of:=ABS([.C481]-[.B481])" office:value-type="float" office:value="0.00321228507179405" calcext:value-type="float">
            <text:p>0.0032122851</text:p>
          </table:table-cell>
        </table:table-row>
        <table:table-row table:style-name="ro1">
          <table:table-cell office:value-type="float" office:value="0.234863" calcext:value-type="float">
            <text:p>0.234863</text:p>
          </table:table-cell>
          <table:table-cell office:value-type="float" office:value="-0.632324" calcext:value-type="float">
            <text:p>-0.632324</text:p>
          </table:table-cell>
          <table:table-cell table:formula="of:=LOG([.A482];10)" office:value-type="float" office:value="-0.629185396000172" calcext:value-type="float">
            <text:p>-0.629185396</text:p>
          </table:table-cell>
          <table:table-cell table:formula="of:=ABS([.C482]-[.B482])" office:value-type="float" office:value="0.0031386039998279" calcext:value-type="float">
            <text:p>0.003138604</text:p>
          </table:table-cell>
        </table:table-row>
        <table:table-row table:style-name="ro1">
          <table:table-cell office:value-type="float" office:value="0.235352" calcext:value-type="float">
            <text:p>0.235352</text:p>
          </table:table-cell>
          <table:table-cell office:value-type="float" office:value="-0.631348" calcext:value-type="float">
            <text:p>-0.631348</text:p>
          </table:table-cell>
          <table:table-cell table:formula="of:=LOG([.A483];10)" office:value-type="float" office:value="-0.628282106746491" calcext:value-type="float">
            <text:p>-0.6282821067</text:p>
          </table:table-cell>
          <table:table-cell table:formula="of:=ABS([.C483]-[.B483])" office:value-type="float" office:value="0.00306589325350903" calcext:value-type="float">
            <text:p>0.0030658933</text:p>
          </table:table-cell>
        </table:table-row>
        <table:table-row table:style-name="ro1">
          <table:table-cell office:value-type="float" office:value="0.23584" calcext:value-type="float">
            <text:p>0.23584</text:p>
          </table:table-cell>
          <table:table-cell office:value-type="float" office:value="-0.630371" calcext:value-type="float">
            <text:p>-0.630371</text:p>
          </table:table-cell>
          <table:table-cell table:formula="of:=LOG([.A484];10)" office:value-type="float" office:value="-0.627382533821042" calcext:value-type="float">
            <text:p>-0.6273825338</text:p>
          </table:table-cell>
          <table:table-cell table:formula="of:=ABS([.C484]-[.B484])" office:value-type="float" office:value="0.00298846617895754" calcext:value-type="float">
            <text:p>0.0029884662</text:p>
          </table:table-cell>
        </table:table-row>
        <table:table-row table:style-name="ro1">
          <table:table-cell office:value-type="float" office:value="0.236328" calcext:value-type="float">
            <text:p>0.236328</text:p>
          </table:table-cell>
          <table:table-cell office:value-type="float" office:value="-0.629395" calcext:value-type="float">
            <text:p>-0.629395</text:p>
          </table:table-cell>
          <table:table-cell table:formula="of:=LOG([.A485];10)" office:value-type="float" office:value="-0.626484820368919" calcext:value-type="float">
            <text:p>-0.6264848204</text:p>
          </table:table-cell>
          <table:table-cell table:formula="of:=ABS([.C485]-[.B485])" office:value-type="float" office:value="0.00291017963108053" calcext:value-type="float">
            <text:p>0.0029101796</text:p>
          </table:table-cell>
        </table:table-row>
        <table:table-row table:style-name="ro1">
          <table:table-cell office:value-type="float" office:value="0.236816" calcext:value-type="float">
            <text:p>0.236816</text:p>
          </table:table-cell>
          <table:table-cell office:value-type="float" office:value="-0.628418" calcext:value-type="float">
            <text:p>-0.628418</text:p>
          </table:table-cell>
          <table:table-cell table:formula="of:=LOG([.A486];10)" office:value-type="float" office:value="-0.625588958718682" calcext:value-type="float">
            <text:p>-0.6255889587</text:p>
          </table:table-cell>
          <table:table-cell table:formula="of:=ABS([.C486]-[.B486])" office:value-type="float" office:value="0.00282904128131811" calcext:value-type="float">
            <text:p>0.0028290413</text:p>
          </table:table-cell>
        </table:table-row>
        <table:table-row table:style-name="ro1">
          <table:table-cell office:value-type="float" office:value="0.237305" calcext:value-type="float">
            <text:p>0.237305</text:p>
          </table:table-cell>
          <table:table-cell office:value-type="float" office:value="-0.627441" calcext:value-type="float">
            <text:p>-0.627441</text:p>
          </table:table-cell>
          <table:table-cell table:formula="of:=LOG([.A487];10)" office:value-type="float" office:value="-0.624693111131447" calcext:value-type="float">
            <text:p>-0.6246931111</text:p>
          </table:table-cell>
          <table:table-cell table:formula="of:=ABS([.C487]-[.B487])" office:value-type="float" office:value="0.00274788886855259" calcext:value-type="float">
            <text:p>0.0027478889</text:p>
          </table:table-cell>
        </table:table-row>
        <table:table-row table:style-name="ro1">
          <table:table-cell office:value-type="float" office:value="0.237793" calcext:value-type="float">
            <text:p>0.237793</text:p>
          </table:table-cell>
          <table:table-cell office:value-type="float" office:value="-0.626465" calcext:value-type="float">
            <text:p>-0.626465</text:p>
          </table:table-cell>
          <table:table-cell table:formula="of:=LOG([.A488];10)" office:value-type="float" office:value="-0.623800934015555" calcext:value-type="float">
            <text:p>-0.623800934</text:p>
          </table:table-cell>
          <table:table-cell table:formula="of:=ABS([.C488]-[.B488])" office:value-type="float" office:value="0.0026640659844448" calcext:value-type="float">
            <text:p>0.002664066</text:p>
          </table:table-cell>
        </table:table-row>
        <table:table-row table:style-name="ro1">
          <table:table-cell office:value-type="float" office:value="0.238281" calcext:value-type="float">
            <text:p>0.238281</text:p>
          </table:table-cell>
          <table:table-cell office:value-type="float" office:value="-0.625488" calcext:value-type="float">
            <text:p>-0.625488</text:p>
          </table:table-cell>
          <table:table-cell table:formula="of:=LOG([.A489];10)" office:value-type="float" office:value="-0.622910585954548" calcext:value-type="float">
            <text:p>-0.622910586</text:p>
          </table:table-cell>
          <table:table-cell table:formula="of:=ABS([.C489]-[.B489])" office:value-type="float" office:value="0.00257741404545153" calcext:value-type="float">
            <text:p>0.002577414</text:p>
          </table:table-cell>
        </table:table-row>
        <table:table-row table:style-name="ro1">
          <table:table-cell office:value-type="float" office:value="0.23877" calcext:value-type="float">
            <text:p>0.23877</text:p>
          </table:table-cell>
          <table:table-cell office:value-type="float" office:value="-0.624512" calcext:value-type="float">
            <text:p>-0.624512</text:p>
          </table:table-cell>
          <table:table-cell table:formula="of:=LOG([.A490];10)" office:value-type="float" office:value="-0.622020240578346" calcext:value-type="float">
            <text:p>-0.6220202406</text:p>
          </table:table-cell>
          <table:table-cell table:formula="of:=ABS([.C490]-[.B490])" office:value-type="float" office:value="0.00249175942165414" calcext:value-type="float">
            <text:p>0.0024917594</text:p>
          </table:table-cell>
        </table:table-row>
        <table:table-row table:style-name="ro1">
          <table:table-cell office:value-type="float" office:value="0.239258" calcext:value-type="float">
            <text:p>0.239258</text:p>
          </table:table-cell>
          <table:table-cell office:value-type="float" office:value="-0.623535" calcext:value-type="float">
            <text:p>-0.623535</text:p>
          </table:table-cell>
          <table:table-cell table:formula="of:=LOG([.A491];10)" office:value-type="float" office:value="-0.621133531930349" calcext:value-type="float">
            <text:p>-0.6211335319</text:p>
          </table:table-cell>
          <table:table-cell table:formula="of:=ABS([.C491]-[.B491])" office:value-type="float" office:value="0.00240146806965058" calcext:value-type="float">
            <text:p>0.0024014681</text:p>
          </table:table-cell>
        </table:table-row>
        <table:table-row table:style-name="ro1">
          <table:table-cell office:value-type="float" office:value="0.239746" calcext:value-type="float">
            <text:p>0.239746</text:p>
          </table:table-cell>
          <table:table-cell office:value-type="float" office:value="-0.622559" calcext:value-type="float">
            <text:p>-0.622559</text:p>
          </table:table-cell>
          <table:table-cell table:formula="of:=LOG([.A492];10)" office:value-type="float" office:value="-0.620248630006806" calcext:value-type="float">
            <text:p>-0.62024863</text:p>
          </table:table-cell>
          <table:table-cell table:formula="of:=ABS([.C492]-[.B492])" office:value-type="float" office:value="0.00231036999319401" calcext:value-type="float">
            <text:p>0.00231037</text:p>
          </table:table-cell>
        </table:table-row>
        <table:table-row table:style-name="ro1">
          <table:table-cell office:value-type="float" office:value="0.240234" calcext:value-type="float">
            <text:p>0.240234</text:p>
          </table:table-cell>
          <table:table-cell office:value-type="float" office:value="-0.621582" calcext:value-type="float">
            <text:p>-0.621582</text:p>
          </table:table-cell>
          <table:table-cell table:formula="of:=LOG([.A493];10)" office:value-type="float" office:value="-0.619365527460056" calcext:value-type="float">
            <text:p>-0.6193655275</text:p>
          </table:table-cell>
          <table:table-cell table:formula="of:=ABS([.C493]-[.B493])" office:value-type="float" office:value="0.00221647253994439" calcext:value-type="float">
            <text:p>0.0022164725</text:p>
          </table:table-cell>
        </table:table-row>
        <table:table-row table:style-name="ro1">
          <table:table-cell office:value-type="float" office:value="0.240723" calcext:value-type="float">
            <text:p>0.240723</text:p>
          </table:table-cell>
          <table:table-cell office:value-type="float" office:value="-0.620605" calcext:value-type="float">
            <text:p>-0.620605</text:p>
          </table:table-cell>
          <table:table-cell table:formula="of:=LOG([.A494];10)" office:value-type="float" office:value="-0.618482412858009" calcext:value-type="float">
            <text:p>-0.6184824129</text:p>
          </table:table-cell>
          <table:table-cell table:formula="of:=ABS([.C494]-[.B494])" office:value-type="float" office:value="0.00212258714199054" calcext:value-type="float">
            <text:p>0.0021225871</text:p>
          </table:table-cell>
        </table:table-row>
        <table:table-row table:style-name="ro1">
          <table:table-cell office:value-type="float" office:value="0.241211" calcext:value-type="float">
            <text:p>0.241211</text:p>
          </table:table-cell>
          <table:table-cell office:value-type="float" office:value="-0.619629" calcext:value-type="float">
            <text:p>-0.619629</text:p>
          </table:table-cell>
          <table:table-cell table:formula="of:=LOG([.A495];10)" office:value-type="float" office:value="-0.617602890850417" calcext:value-type="float">
            <text:p>-0.6176028909</text:p>
          </table:table-cell>
          <table:table-cell table:formula="of:=ABS([.C495]-[.B495])" office:value-type="float" office:value="0.00202610914958345" calcext:value-type="float">
            <text:p>0.0020261091</text:p>
          </table:table-cell>
        </table:table-row>
        <table:table-row table:style-name="ro1">
          <table:table-cell office:value-type="float" office:value="0.241699" calcext:value-type="float">
            <text:p>0.241699</text:p>
          </table:table-cell>
          <table:table-cell office:value-type="float" office:value="-0.618652" calcext:value-type="float">
            <text:p>-0.618652</text:p>
          </table:table-cell>
          <table:table-cell table:formula="of:=LOG([.A496];10)" office:value-type="float" office:value="-0.616725146428842" calcext:value-type="float">
            <text:p>-0.6167251464</text:p>
          </table:table-cell>
          <table:table-cell table:formula="of:=ABS([.C496]-[.B496])" office:value-type="float" office:value="0.00192685357115763" calcext:value-type="float">
            <text:p>0.0019268536</text:p>
          </table:table-cell>
        </table:table-row>
        <table:table-row table:style-name="ro1">
          <table:table-cell office:value-type="float" office:value="0.242188" calcext:value-type="float">
            <text:p>0.242188</text:p>
          </table:table-cell>
          <table:table-cell office:value-type="float" office:value="-0.617676" calcext:value-type="float">
            <text:p>-0.617676</text:p>
          </table:table-cell>
          <table:table-cell table:formula="of:=LOG([.A497];10)" office:value-type="float" office:value="-0.615847379206558" calcext:value-type="float">
            <text:p>-0.6158473792</text:p>
          </table:table-cell>
          <table:table-cell table:formula="of:=ABS([.C497]-[.B497])" office:value-type="float" office:value="0.00182862079344148" calcext:value-type="float">
            <text:p>0.0018286208</text:p>
          </table:table-cell>
        </table:table-row>
        <table:table-row table:style-name="ro1">
          <table:table-cell office:value-type="float" office:value="0.242676" calcext:value-type="float">
            <text:p>0.242676</text:p>
          </table:table-cell>
          <table:table-cell office:value-type="float" office:value="-0.616699" calcext:value-type="float">
            <text:p>-0.616699</text:p>
          </table:table-cell>
          <table:table-cell table:formula="of:=LOG([.A498];10)" office:value-type="float" office:value="-0.614973172093921" calcext:value-type="float">
            <text:p>-0.6149731721</text:p>
          </table:table-cell>
          <table:table-cell table:formula="of:=ABS([.C498]-[.B498])" office:value-type="float" office:value="0.00172582790607867" calcext:value-type="float">
            <text:p>0.0017258279</text:p>
          </table:table-cell>
        </table:table-row>
        <table:table-row table:style-name="ro1">
          <table:table-cell office:value-type="float" office:value="0.243164" calcext:value-type="float">
            <text:p>0.243164</text:p>
          </table:table-cell>
          <table:table-cell office:value-type="float" office:value="-0.615723" calcext:value-type="float">
            <text:p>-0.615723</text:p>
          </table:table-cell>
          <table:table-cell table:formula="of:=LOG([.A499];10)" office:value-type="float" office:value="-0.614100721169981" calcext:value-type="float">
            <text:p>-0.6141007212</text:p>
          </table:table-cell>
          <table:table-cell table:formula="of:=ABS([.C499]-[.B499])" office:value-type="float" office:value="0.0016222788300192" calcext:value-type="float">
            <text:p>0.0016222788</text:p>
          </table:table-cell>
        </table:table-row>
        <table:table-row table:style-name="ro1">
          <table:table-cell office:value-type="float" office:value="0.243652" calcext:value-type="float">
            <text:p>0.243652</text:p>
          </table:table-cell>
          <table:table-cell office:value-type="float" office:value="-0.614746" calcext:value-type="float">
            <text:p>-0.614746</text:p>
          </table:table-cell>
          <table:table-cell table:formula="of:=LOG([.A500];10)" office:value-type="float" office:value="-0.61323001939289" calcext:value-type="float">
            <text:p>-0.6132300194</text:p>
          </table:table-cell>
          <table:table-cell table:formula="of:=ABS([.C500]-[.B500])" office:value-type="float" office:value="0.00151598060710989" calcext:value-type="float">
            <text:p>0.0015159806</text:p>
          </table:table-cell>
        </table:table-row>
        <table:table-row table:style-name="ro1">
          <table:table-cell office:value-type="float" office:value="0.244141" calcext:value-type="float">
            <text:p>0.244141</text:p>
          </table:table-cell>
          <table:table-cell office:value-type="float" office:value="-0.61377" calcext:value-type="float">
            <text:p>-0.61377</text:p>
          </table:table-cell>
          <table:table-cell table:formula="of:=LOG([.A501];10)" office:value-type="float" office:value="-0.612359280891962" calcext:value-type="float">
            <text:p>-0.6123592809</text:p>
          </table:table-cell>
          <table:table-cell table:formula="of:=ABS([.C501]-[.B501])" office:value-type="float" office:value="0.00141071910803769" calcext:value-type="float">
            <text:p>0.0014107191</text:p>
          </table:table-cell>
        </table:table-row>
        <table:table-row table:style-name="ro1">
          <table:table-cell office:value-type="float" office:value="0.244629" calcext:value-type="float">
            <text:p>0.244629</text:p>
          </table:table-cell>
          <table:table-cell office:value-type="float" office:value="-0.612793" calcext:value-type="float">
            <text:p>-0.612793</text:p>
          </table:table-cell>
          <table:table-cell table:formula="of:=LOG([.A502];10)" office:value-type="float" office:value="-0.611492060000371" calcext:value-type="float">
            <text:p>-0.61149206</text:p>
          </table:table-cell>
          <table:table-cell table:formula="of:=ABS([.C502]-[.B502])" office:value-type="float" office:value="0.00130093999962932" calcext:value-type="float">
            <text:p>0.00130094</text:p>
          </table:table-cell>
        </table:table-row>
        <table:table-row table:style-name="ro1">
          <table:table-cell office:value-type="float" office:value="0.245117" calcext:value-type="float">
            <text:p>0.245117</text:p>
          </table:table-cell>
          <table:table-cell office:value-type="float" office:value="-0.611816" calcext:value-type="float">
            <text:p>-0.611816</text:p>
          </table:table-cell>
          <table:table-cell table:formula="of:=LOG([.A503];10)" office:value-type="float" office:value="-0.610626567368226" calcext:value-type="float">
            <text:p>-0.6106265674</text:p>
          </table:table-cell>
          <table:table-cell table:formula="of:=ABS([.C503]-[.B503])" office:value-type="float" office:value="0.0011894326317744" calcext:value-type="float">
            <text:p>0.0011894326</text:p>
          </table:table-cell>
        </table:table-row>
        <table:table-row table:style-name="ro1">
          <table:table-cell office:value-type="float" office:value="0.245605" calcext:value-type="float">
            <text:p>0.245605</text:p>
          </table:table-cell>
          <table:table-cell office:value-type="float" office:value="-0.61084" calcext:value-type="float">
            <text:p>-0.61084</text:p>
          </table:table-cell>
          <table:table-cell table:formula="of:=LOG([.A504];10)" office:value-type="float" office:value="-0.609762796120829" calcext:value-type="float">
            <text:p>-0.6097627961</text:p>
          </table:table-cell>
          <table:table-cell table:formula="of:=ABS([.C504]-[.B504])" office:value-type="float" office:value="0.00107720387917121" calcext:value-type="float">
            <text:p>0.0010772039</text:p>
          </table:table-cell>
        </table:table-row>
        <table:table-row table:style-name="ro1">
          <table:table-cell office:value-type="float" office:value="0.246094" calcext:value-type="float">
            <text:p>0.246094</text:p>
          </table:table-cell>
          <table:table-cell office:value-type="float" office:value="-0.609863" calcext:value-type="float">
            <text:p>-0.609863</text:p>
          </table:table-cell>
          <table:table-cell table:formula="of:=LOG([.A505];10)" office:value-type="float" office:value="-0.608898974670447" calcext:value-type="float">
            <text:p>-0.6088989747</text:p>
          </table:table-cell>
          <table:table-cell table:formula="of:=ABS([.C505]-[.B505])" office:value-type="float" office:value="0.000964025329553087" calcext:value-type="float">
            <text:p>0.0009640253</text:p>
          </table:table-cell>
        </table:table-row>
        <table:table-row table:style-name="ro1">
          <table:table-cell office:value-type="float" office:value="0.246582" calcext:value-type="float">
            <text:p>0.246582</text:p>
          </table:table-cell>
          <table:table-cell office:value-type="float" office:value="-0.608887" calcext:value-type="float">
            <text:p>-0.608887</text:p>
          </table:table-cell>
          <table:table-cell table:formula="of:=LOG([.A506];10)" office:value-type="float" office:value="-0.608038629224436" calcext:value-type="float">
            <text:p>-0.6080386292</text:p>
          </table:table-cell>
          <table:table-cell table:formula="of:=ABS([.C506]-[.B506])" office:value-type="float" office:value="0.000848370775563989" calcext:value-type="float">
            <text:p>0.0008483708</text:p>
          </table:table-cell>
        </table:table-row>
        <table:table-row table:style-name="ro1">
          <table:table-cell office:value-type="float" office:value="0.24707" calcext:value-type="float">
            <text:p>0.24707</text:p>
          </table:table-cell>
          <table:table-cell office:value-type="float" office:value="-0.60791" calcext:value-type="float">
            <text:p>-0.60791</text:p>
          </table:table-cell>
          <table:table-cell table:formula="of:=LOG([.A507];10)" office:value-type="float" office:value="-0.607179984769615" calcext:value-type="float">
            <text:p>-0.6071799848</text:p>
          </table:table-cell>
          <table:table-cell table:formula="of:=ABS([.C507]-[.B507])" office:value-type="float" office:value="0.000730015230385184" calcext:value-type="float">
            <text:p>0.0007300152</text:p>
          </table:table-cell>
        </table:table-row>
        <table:table-row table:style-name="ro1">
          <table:table-cell office:value-type="float" office:value="0.247559" calcext:value-type="float">
            <text:p>0.247559</text:p>
          </table:table-cell>
          <table:table-cell office:value-type="float" office:value="-0.606934" calcext:value-type="float">
            <text:p>-0.606934</text:p>
          </table:table-cell>
          <table:table-cell table:formula="of:=LOG([.A508];10)" office:value-type="float" office:value="-0.606321280282661" calcext:value-type="float">
            <text:p>-0.6063212803</text:p>
          </table:table-cell>
          <table:table-cell table:formula="of:=ABS([.C508]-[.B508])" office:value-type="float" office:value="0.000612719717338561" calcext:value-type="float">
            <text:p>0.0006127197</text:p>
          </table:table-cell>
        </table:table-row>
        <table:table-row table:style-name="ro1">
          <table:table-cell office:value-type="float" office:value="0.248047" calcext:value-type="float">
            <text:p>0.248047</text:p>
          </table:table-cell>
          <table:table-cell office:value-type="float" office:value="-0.605957" calcext:value-type="float">
            <text:p>-0.605957</text:p>
          </table:table-cell>
          <table:table-cell table:formula="of:=LOG([.A509];10)" office:value-type="float" office:value="-0.605466021162867" calcext:value-type="float">
            <text:p>-0.6054660212</text:p>
          </table:table-cell>
          <table:table-cell table:formula="of:=ABS([.C509]-[.B509])" office:value-type="float" office:value="0.000490978837132783" calcext:value-type="float">
            <text:p>0.0004909788</text:p>
          </table:table-cell>
        </table:table-row>
        <table:table-row table:style-name="ro1">
          <table:table-cell office:value-type="float" office:value="0.248535" calcext:value-type="float">
            <text:p>0.248535</text:p>
          </table:table-cell>
          <table:table-cell office:value-type="float" office:value="-0.60498" calcext:value-type="float">
            <text:p>-0.60498</text:p>
          </table:table-cell>
          <table:table-cell table:formula="of:=LOG([.A510];10)" office:value-type="float" office:value="-0.604612443000979" calcext:value-type="float">
            <text:p>-0.604612443</text:p>
          </table:table-cell>
          <table:table-cell table:formula="of:=ABS([.C510]-[.B510])" office:value-type="float" office:value="0.000367556999020913" calcext:value-type="float">
            <text:p>0.000367557</text:p>
          </table:table-cell>
        </table:table-row>
        <table:table-row table:style-name="ro1">
          <table:table-cell office:value-type="float" office:value="0.249023" calcext:value-type="float">
            <text:p>0.249023</text:p>
          </table:table-cell>
          <table:table-cell office:value-type="float" office:value="-0.604004" calcext:value-type="float">
            <text:p>-0.604004</text:p>
          </table:table-cell>
          <table:table-cell table:formula="of:=LOG([.A511];10)" office:value-type="float" office:value="-0.603760539202323" calcext:value-type="float">
            <text:p>-0.6037605392</text:p>
          </table:table-cell>
          <table:table-cell table:formula="of:=ABS([.C511]-[.B511])" office:value-type="float" office:value="0.000243460797677342" calcext:value-type="float">
            <text:p>0.0002434608</text:p>
          </table:table-cell>
        </table:table-row>
        <table:table-row table:style-name="ro1">
          <table:table-cell office:value-type="float" office:value="0.249512" calcext:value-type="float">
            <text:p>0.249512</text:p>
          </table:table-cell>
          <table:table-cell office:value-type="float" office:value="-0.603027" calcext:value-type="float">
            <text:p>-0.603027</text:p>
          </table:table-cell>
          <table:table-cell table:formula="of:=LOG([.A512];10)" office:value-type="float" office:value="-0.602908562631936" calcext:value-type="float">
            <text:p>-0.6029085626</text:p>
          </table:table-cell>
          <table:table-cell table:formula="of:=ABS([.C512]-[.B512])" office:value-type="float" office:value="0.000118437368063606" calcext:value-type="float">
            <text:p>0.000118437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602051" calcext:value-type="float">
            <text:p>-0.602051</text:p>
          </table:table-cell>
          <table:table-cell table:formula="of:=LOG([.A513];10)" office:value-type="float" office:value="-0.602059991327962" calcext:value-type="float">
            <text:p>-0.6020599913</text:p>
          </table:table-cell>
          <table:table-cell table:formula="of:=ABS([.C513]-[.B513])" office:value-type="float" office:value="0.00000899132796228219" calcext:value-type="float">
            <text:p>8.99132796228219E-006</text:p>
          </table:table-cell>
        </table:table-row>
        <table:table-row table:style-name="ro1">
          <table:table-cell office:value-type="float" office:value="0.250488" calcext:value-type="float">
            <text:p>0.250488</text:p>
          </table:table-cell>
          <table:table-cell office:value-type="float" office:value="-0.601562" calcext:value-type="float">
            <text:p>-0.601562</text:p>
          </table:table-cell>
          <table:table-cell table:formula="of:=LOG([.A514];10)" office:value-type="float" office:value="-0.601213074821143" calcext:value-type="float">
            <text:p>-0.6012130748</text:p>
          </table:table-cell>
          <table:table-cell table:formula="of:=ABS([.C514]-[.B514])" office:value-type="float" office:value="0.000348925178857318" calcext:value-type="float">
            <text:p>0.0003489252</text:p>
          </table:table-cell>
        </table:table-row>
        <table:table-row table:style-name="ro1">
          <table:table-cell office:value-type="float" office:value="0.250977" calcext:value-type="float">
            <text:p>0.250977</text:p>
          </table:table-cell>
          <table:table-cell office:value-type="float" office:value="-0.600586" calcext:value-type="float">
            <text:p>-0.600586</text:p>
          </table:table-cell>
          <table:table-cell table:formula="of:=LOG([.A515];10)" office:value-type="float" office:value="-0.600366076251092" calcext:value-type="float">
            <text:p>-0.6003660763</text:p>
          </table:table-cell>
          <table:table-cell table:formula="of:=ABS([.C515]-[.B515])" office:value-type="float" office:value="0.000219923748908002" calcext:value-type="float">
            <text:p>0.0002199237</text:p>
          </table:table-cell>
        </table:table-row>
        <table:table-row table:style-name="ro1">
          <table:table-cell office:value-type="float" office:value="0.251465" calcext:value-type="float">
            <text:p>0.251465</text:p>
          </table:table-cell>
          <table:table-cell office:value-type="float" office:value="-0.600098" calcext:value-type="float">
            <text:p>-0.600098</text:p>
          </table:table-cell>
          <table:table-cell table:formula="of:=LOG([.A516];10)" office:value-type="float" office:value="-0.599522453409804" calcext:value-type="float">
            <text:p>-0.5995224534</text:p>
          </table:table-cell>
          <table:table-cell table:formula="of:=ABS([.C516]-[.B516])" office:value-type="float" office:value="0.000575546590195986" calcext:value-type="float">
            <text:p>0.0005755466</text:p>
          </table:table-cell>
        </table:table-row>
        <table:table-row table:style-name="ro1">
          <table:table-cell office:value-type="float" office:value="0.251953" calcext:value-type="float">
            <text:p>0.251953</text:p>
          </table:table-cell>
          <table:table-cell office:value-type="float" office:value="-0.599121" calcext:value-type="float">
            <text:p>-0.599121</text:p>
          </table:table-cell>
          <table:table-cell table:formula="of:=LOG([.A517];10)" office:value-type="float" office:value="-0.598680466140564" calcext:value-type="float">
            <text:p>-0.5986804661</text:p>
          </table:table-cell>
          <table:table-cell table:formula="of:=ABS([.C517]-[.B517])" office:value-type="float" office:value="0.000440533859435877" calcext:value-type="float">
            <text:p>0.0004405339</text:p>
          </table:table-cell>
        </table:table-row>
        <table:table-row table:style-name="ro1">
          <table:table-cell office:value-type="float" office:value="0.252441" calcext:value-type="float">
            <text:p>0.252441</text:p>
          </table:table-cell>
          <table:table-cell office:value-type="float" office:value="-0.598633" calcext:value-type="float">
            <text:p>-0.598633</text:p>
          </table:table-cell>
          <table:table-cell table:formula="of:=LOG([.A518];10)" office:value-type="float" office:value="-0.597840108113719" calcext:value-type="float">
            <text:p>-0.5978401081</text:p>
          </table:table-cell>
          <table:table-cell table:formula="of:=ABS([.C518]-[.B518])" office:value-type="float" office:value="0.000792891886281399" calcext:value-type="float">
            <text:p>0.0007928919</text:p>
          </table:table-cell>
        </table:table-row>
        <table:table-row table:style-name="ro1">
          <table:table-cell office:value-type="float" office:value="0.25293" calcext:value-type="float">
            <text:p>0.25293</text:p>
          </table:table-cell>
          <table:table-cell office:value-type="float" office:value="-0.598145" calcext:value-type="float">
            <text:p>-0.598145</text:p>
          </table:table-cell>
          <table:table-cell table:formula="of:=LOG([.A519];10)" office:value-type="float" office:value="-0.596999655978837" calcext:value-type="float">
            <text:p>-0.596999656</text:p>
          </table:table-cell>
          <table:table-cell table:formula="of:=ABS([.C519]-[.B519])" office:value-type="float" office:value="0.00114534402116329" calcext:value-type="float">
            <text:p>0.001145344</text:p>
          </table:table-cell>
        </table:table-row>
        <table:table-row table:style-name="ro1">
          <table:table-cell office:value-type="float" office:value="0.253418" calcext:value-type="float">
            <text:p>0.253418</text:p>
          </table:table-cell>
          <table:table-cell office:value-type="float" office:value="-0.597168" calcext:value-type="float">
            <text:p>-0.597168</text:p>
          </table:table-cell>
          <table:table-cell table:formula="of:=LOG([.A520];10)" office:value-type="float" office:value="-0.59616254090072" calcext:value-type="float">
            <text:p>-0.5961625409</text:p>
          </table:table-cell>
          <table:table-cell table:formula="of:=ABS([.C520]-[.B520])" office:value-type="float" office:value="0.00100545909927952" calcext:value-type="float">
            <text:p>0.0010054591</text:p>
          </table:table-cell>
        </table:table-row>
        <table:table-row table:style-name="ro1">
          <table:table-cell office:value-type="float" office:value="0.253906" calcext:value-type="float">
            <text:p>0.253906</text:p>
          </table:table-cell>
          <table:table-cell office:value-type="float" office:value="-0.59668" calcext:value-type="float">
            <text:p>-0.59668</text:p>
          </table:table-cell>
          <table:table-cell table:formula="of:=LOG([.A521];10)" office:value-type="float" office:value="-0.595327036282233" calcext:value-type="float">
            <text:p>-0.5953270363</text:p>
          </table:table-cell>
          <table:table-cell table:formula="of:=ABS([.C521]-[.B521])" office:value-type="float" office:value="0.00135296371776727" calcext:value-type="float">
            <text:p>0.0013529637</text:p>
          </table:table-cell>
        </table:table-row>
        <table:table-row table:style-name="ro1">
          <table:table-cell office:value-type="float" office:value="0.254395" calcext:value-type="float">
            <text:p>0.254395</text:p>
          </table:table-cell>
          <table:table-cell office:value-type="float" office:value="-0.595703" calcext:value-type="float">
            <text:p>-0.595703</text:p>
          </table:table-cell>
          <table:table-cell table:formula="of:=LOG([.A522];10)" office:value-type="float" office:value="-0.594491428769492" calcext:value-type="float">
            <text:p>-0.5944914288</text:p>
          </table:table-cell>
          <table:table-cell table:formula="of:=ABS([.C522]-[.B522])" office:value-type="float" office:value="0.00121157123050775" calcext:value-type="float">
            <text:p>0.0012115712</text:p>
          </table:table-cell>
        </table:table-row>
        <table:table-row table:style-name="ro1">
          <table:table-cell office:value-type="float" office:value="0.254883" calcext:value-type="float">
            <text:p>0.254883</text:p>
          </table:table-cell>
          <table:table-cell office:value-type="float" office:value="-0.595215" calcext:value-type="float">
            <text:p>-0.595215</text:p>
          </table:table-cell>
          <table:table-cell table:formula="of:=LOG([.A523];10)" office:value-type="float" office:value="-0.59365912982065" calcext:value-type="float">
            <text:p>-0.5936591298</text:p>
          </table:table-cell>
          <table:table-cell table:formula="of:=ABS([.C523]-[.B523])" office:value-type="float" office:value="0.00155587017934966" calcext:value-type="float">
            <text:p>0.0015558702</text:p>
          </table:table-cell>
        </table:table-row>
        <table:table-row table:style-name="ro1">
          <table:table-cell office:value-type="float" office:value="0.255371" calcext:value-type="float">
            <text:p>0.255371</text:p>
          </table:table-cell>
          <table:table-cell office:value-type="float" office:value="-0.594238" calcext:value-type="float">
            <text:p>-0.594238</text:p>
          </table:table-cell>
          <table:table-cell table:formula="of:=LOG([.A524];10)" office:value-type="float" office:value="-0.592828422871616" calcext:value-type="float">
            <text:p>-0.5928284229</text:p>
          </table:table-cell>
          <table:table-cell table:formula="of:=ABS([.C524]-[.B524])" office:value-type="float" office:value="0.00140957712838385" calcext:value-type="float">
            <text:p>0.0014095771</text:p>
          </table:table-cell>
        </table:table-row>
        <table:table-row table:style-name="ro1">
          <table:table-cell office:value-type="float" office:value="0.255859" calcext:value-type="float">
            <text:p>0.255859</text:p>
          </table:table-cell>
          <table:table-cell office:value-type="float" office:value="-0.59375" calcext:value-type="float">
            <text:p>-0.59375</text:p>
          </table:table-cell>
          <table:table-cell table:formula="of:=LOG([.A525];10)" office:value-type="float" office:value="-0.591999301843743" calcext:value-type="float">
            <text:p>-0.5919993018</text:p>
          </table:table-cell>
          <table:table-cell table:formula="of:=ABS([.C525]-[.B525])" office:value-type="float" office:value="0.00175069815625695" calcext:value-type="float">
            <text:p>0.0017506982</text:p>
          </table:table-cell>
        </table:table-row>
        <table:table-row table:style-name="ro1">
          <table:table-cell office:value-type="float" office:value="0.256348" calcext:value-type="float">
            <text:p>0.256348</text:p>
          </table:table-cell>
          <table:table-cell office:value-type="float" office:value="-0.593262" calcext:value-type="float">
            <text:p>-0.593262</text:p>
          </table:table-cell>
          <table:table-cell table:formula="of:=LOG([.A526];10)" office:value-type="float" office:value="-0.591170066530007" calcext:value-type="float">
            <text:p>-0.5911700665</text:p>
          </table:table-cell>
          <table:table-cell table:formula="of:=ABS([.C526]-[.B526])" office:value-type="float" office:value="0.00209193346999281" calcext:value-type="float">
            <text:p>0.0020919335</text:p>
          </table:table-cell>
        </table:table-row>
        <table:table-row table:style-name="ro1">
          <table:table-cell office:value-type="float" office:value="0.256836" calcext:value-type="float">
            <text:p>0.256836</text:p>
          </table:table-cell>
          <table:table-cell office:value-type="float" office:value="-0.592285" calcext:value-type="float">
            <text:p>-0.592285</text:p>
          </table:table-cell>
          <table:table-cell table:formula="of:=LOG([.A527];10)" office:value-type="float" office:value="-0.590344102466239" calcext:value-type="float">
            <text:p>-0.5903441025</text:p>
          </table:table-cell>
          <table:table-cell table:formula="of:=ABS([.C527]-[.B527])" office:value-type="float" office:value="0.00194089753376137" calcext:value-type="float">
            <text:p>0.0019408975</text:p>
          </table:table-cell>
        </table:table-row>
        <table:table-row table:style-name="ro1">
          <table:table-cell office:value-type="float" office:value="0.257324" calcext:value-type="float">
            <text:p>0.257324</text:p>
          </table:table-cell>
          <table:table-cell office:value-type="float" office:value="-0.591797" calcext:value-type="float">
            <text:p>-0.591797</text:p>
          </table:table-cell>
          <table:table-cell table:formula="of:=LOG([.A528];10)" office:value-type="float" office:value="-0.589519706282917" calcext:value-type="float">
            <text:p>-0.5895197063</text:p>
          </table:table-cell>
          <table:table-cell table:formula="of:=ABS([.C528]-[.B528])" office:value-type="float" office:value="0.00227729371708263" calcext:value-type="float">
            <text:p>0.0022772937</text:p>
          </table:table-cell>
        </table:table-row>
        <table:table-row table:style-name="ro1">
          <table:table-cell office:value-type="float" office:value="0.257812" calcext:value-type="float">
            <text:p>0.257812</text:p>
          </table:table-cell>
          <table:table-cell office:value-type="float" office:value="-0.59082" calcext:value-type="float">
            <text:p>-0.59082</text:p>
          </table:table-cell>
          <table:table-cell table:formula="of:=LOG([.A529];10)" office:value-type="float" office:value="-0.588696872038884" calcext:value-type="float">
            <text:p>-0.588696872</text:p>
          </table:table-cell>
          <table:table-cell table:formula="of:=ABS([.C529]-[.B529])" office:value-type="float" office:value="0.00212312796111624" calcext:value-type="float">
            <text:p>0.002123128</text:p>
          </table:table-cell>
        </table:table-row>
        <table:table-row table:style-name="ro1">
          <table:table-cell office:value-type="float" office:value="0.258301" calcext:value-type="float">
            <text:p>0.258301</text:p>
          </table:table-cell>
          <table:table-cell office:value-type="float" office:value="-0.590332" calcext:value-type="float">
            <text:p>-0.590332</text:p>
          </table:table-cell>
          <table:table-cell table:formula="of:=LOG([.A530];10)" office:value-type="float" office:value="-0.587873912473058" calcext:value-type="float">
            <text:p>-0.5878739125</text:p>
          </table:table-cell>
          <table:table-cell table:formula="of:=ABS([.C530]-[.B530])" office:value-type="float" office:value="0.00245808752694177" calcext:value-type="float">
            <text:p>0.0024580875</text:p>
          </table:table-cell>
        </table:table-row>
        <table:table-row table:style-name="ro1">
          <table:table-cell office:value-type="float" office:value="0.258789" calcext:value-type="float">
            <text:p>0.258789</text:p>
          </table:table-cell>
          <table:table-cell office:value-type="float" office:value="-0.589844" calcext:value-type="float">
            <text:p>-0.589844</text:p>
          </table:table-cell>
          <table:table-cell table:formula="of:=LOG([.A531];10)" office:value-type="float" office:value="-0.587054187589231" calcext:value-type="float">
            <text:p>-0.5870541876</text:p>
          </table:table-cell>
          <table:table-cell table:formula="of:=ABS([.C531]-[.B531])" office:value-type="float" office:value="0.0027898124107687" calcext:value-type="float">
            <text:p>0.0027898124</text:p>
          </table:table-cell>
        </table:table-row>
        <table:table-row table:style-name="ro1">
          <table:table-cell office:value-type="float" office:value="0.259277" calcext:value-type="float">
            <text:p>0.259277</text:p>
          </table:table-cell>
          <table:table-cell office:value-type="float" office:value="-0.588867" calcext:value-type="float">
            <text:p>-0.588867</text:p>
          </table:table-cell>
          <table:table-cell table:formula="of:=LOG([.A532];10)" office:value-type="float" office:value="-0.586236007010493" calcext:value-type="float">
            <text:p>-0.586236007</text:p>
          </table:table-cell>
          <table:table-cell table:formula="of:=ABS([.C532]-[.B532])" office:value-type="float" office:value="0.00263099298950653" calcext:value-type="float">
            <text:p>0.002630993</text:p>
          </table:table-cell>
        </table:table-row>
        <table:table-row table:style-name="ro1">
          <table:table-cell office:value-type="float" office:value="0.259766" calcext:value-type="float">
            <text:p>0.259766</text:p>
          </table:table-cell>
          <table:table-cell office:value-type="float" office:value="-0.588379" calcext:value-type="float">
            <text:p>-0.588379</text:p>
          </table:table-cell>
          <table:table-cell table:formula="of:=LOG([.A533];10)" office:value-type="float" office:value="-0.585417693057765" calcext:value-type="float">
            <text:p>-0.5854176931</text:p>
          </table:table-cell>
          <table:table-cell table:formula="of:=ABS([.C533]-[.B533])" office:value-type="float" office:value="0.00296130694223506" calcext:value-type="float">
            <text:p>0.0029613069</text:p>
          </table:table-cell>
        </table:table-row>
        <table:table-row table:style-name="ro1">
          <table:table-cell office:value-type="float" office:value="0.260254" calcext:value-type="float">
            <text:p>0.260254</text:p>
          </table:table-cell>
          <table:table-cell office:value-type="float" office:value="-0.587402" calcext:value-type="float">
            <text:p>-0.587402</text:p>
          </table:table-cell>
          <table:table-cell table:formula="of:=LOG([.A534];10)" office:value-type="float" office:value="-0.584602586833458" calcext:value-type="float">
            <text:p>-0.5846025868</text:p>
          </table:table-cell>
          <table:table-cell table:formula="of:=ABS([.C534]-[.B534])" office:value-type="float" office:value="0.00279941316654186" calcext:value-type="float">
            <text:p>0.0027994132</text:p>
          </table:table-cell>
        </table:table-row>
        <table:table-row table:style-name="ro1">
          <table:table-cell office:value-type="float" office:value="0.260742" calcext:value-type="float">
            <text:p>0.260742</text:p>
          </table:table-cell>
          <table:table-cell office:value-type="float" office:value="-0.586914" calcext:value-type="float">
            <text:p>-0.586914</text:p>
          </table:table-cell>
          <table:table-cell table:formula="of:=LOG([.A535];10)" office:value-type="float" office:value="-0.583789007576999" calcext:value-type="float">
            <text:p>-0.5837890076</text:p>
          </table:table-cell>
          <table:table-cell table:formula="of:=ABS([.C535]-[.B535])" office:value-type="float" office:value="0.00312499242300102" calcext:value-type="float">
            <text:p>0.0031249924</text:p>
          </table:table-cell>
        </table:table-row>
        <table:table-row table:style-name="ro1">
          <table:table-cell office:value-type="float" office:value="0.26123" calcext:value-type="float">
            <text:p>0.26123</text:p>
          </table:table-cell>
          <table:table-cell office:value-type="float" office:value="-0.586426" calcext:value-type="float">
            <text:p>-0.586426</text:p>
          </table:table-cell>
          <table:table-cell table:formula="of:=LOG([.A536];10)" office:value-type="float" office:value="-0.582976949578035" calcext:value-type="float">
            <text:p>-0.5829769496</text:p>
          </table:table-cell>
          <table:table-cell table:formula="of:=ABS([.C536]-[.B536])" office:value-type="float" office:value="0.00344905042196497" calcext:value-type="float">
            <text:p>0.0034490504</text:p>
          </table:table-cell>
        </table:table-row>
        <table:table-row table:style-name="ro1">
          <table:table-cell office:value-type="float" office:value="0.261719" calcext:value-type="float">
            <text:p>0.261719</text:p>
          </table:table-cell>
          <table:table-cell office:value-type="float" office:value="-0.585449" calcext:value-type="float">
            <text:p>-0.585449</text:p>
          </table:table-cell>
          <table:table-cell table:formula="of:=LOG([.A537];10)" office:value-type="float" office:value="-0.582164747762761" calcext:value-type="float">
            <text:p>-0.5821647478</text:p>
          </table:table-cell>
          <table:table-cell table:formula="of:=ABS([.C537]-[.B537])" office:value-type="float" office:value="0.00328425223723905" calcext:value-type="float">
            <text:p>0.0032842522</text:p>
          </table:table-cell>
        </table:table-row>
        <table:table-row table:style-name="ro1">
          <table:table-cell office:value-type="float" office:value="0.262207" calcext:value-type="float">
            <text:p>0.262207</text:p>
          </table:table-cell>
          <table:table-cell office:value-type="float" office:value="-0.584961" calcext:value-type="float">
            <text:p>-0.584961</text:p>
          </table:table-cell>
          <table:table-cell table:formula="of:=LOG([.A538];10)" office:value-type="float" office:value="-0.581355718363732" calcext:value-type="float">
            <text:p>-0.5813557184</text:p>
          </table:table-cell>
          <table:table-cell table:formula="of:=ABS([.C538]-[.B538])" office:value-type="float" office:value="0.00360528163626805" calcext:value-type="float">
            <text:p>0.0036052816</text:p>
          </table:table-cell>
        </table:table-row>
        <table:table-row table:style-name="ro1">
          <table:table-cell office:value-type="float" office:value="0.262695" calcext:value-type="float">
            <text:p>0.262695</text:p>
          </table:table-cell>
          <table:table-cell office:value-type="float" office:value="-0.583984" calcext:value-type="float">
            <text:p>-0.583984</text:p>
          </table:table-cell>
          <table:table-cell table:formula="of:=LOG([.A539];10)" office:value-type="float" office:value="-0.580548193270552" calcext:value-type="float">
            <text:p>-0.5805481933</text:p>
          </table:table-cell>
          <table:table-cell table:formula="of:=ABS([.C539]-[.B539])" office:value-type="float" office:value="0.00343580672944788" calcext:value-type="float">
            <text:p>0.0034358067</text:p>
          </table:table-cell>
        </table:table-row>
        <table:table-row table:style-name="ro1">
          <table:table-cell office:value-type="float" office:value="0.263184" calcext:value-type="float">
            <text:p>0.263184</text:p>
          </table:table-cell>
          <table:table-cell office:value-type="float" office:value="-0.583496" calcext:value-type="float">
            <text:p>-0.583496</text:p>
          </table:table-cell>
          <table:table-cell table:formula="of:=LOG([.A540];10)" office:value-type="float" office:value="-0.579740516740932" calcext:value-type="float">
            <text:p>-0.5797405167</text:p>
          </table:table-cell>
          <table:table-cell table:formula="of:=ABS([.C540]-[.B540])" office:value-type="float" office:value="0.00375548325906816" calcext:value-type="float">
            <text:p>0.0037554833</text:p>
          </table:table-cell>
        </table:table-row>
        <table:table-row table:style-name="ro1">
          <table:table-cell office:value-type="float" office:value="0.263672" calcext:value-type="float">
            <text:p>0.263672</text:p>
          </table:table-cell>
          <table:table-cell office:value-type="float" office:value="-0.583008" calcext:value-type="float">
            <text:p>-0.583008</text:p>
          </table:table-cell>
          <table:table-cell table:formula="of:=LOG([.A541];10)" office:value-type="float" office:value="-0.578935986593119" calcext:value-type="float">
            <text:p>-0.5789359866</text:p>
          </table:table-cell>
          <table:table-cell table:formula="of:=ABS([.C541]-[.B541])" office:value-type="float" office:value="0.0040720134068809" calcext:value-type="float">
            <text:p>0.0040720134</text:p>
          </table:table-cell>
        </table:table-row>
        <table:table-row table:style-name="ro1">
          <table:table-cell office:value-type="float" office:value="0.26416" calcext:value-type="float">
            <text:p>0.26416</text:p>
          </table:table-cell>
          <table:table-cell office:value-type="float" office:value="-0.582031" calcext:value-type="float">
            <text:p>-0.582031</text:p>
          </table:table-cell>
          <table:table-cell table:formula="of:=LOG([.A542];10)" office:value-type="float" office:value="-0.578132944081281" calcext:value-type="float">
            <text:p>-0.5781329441</text:p>
          </table:table-cell>
          <table:table-cell table:formula="of:=ABS([.C542]-[.B542])" office:value-type="float" office:value="0.0038980559187185" calcext:value-type="float">
            <text:p>0.0038980559</text:p>
          </table:table-cell>
        </table:table-row>
        <table:table-row table:style-name="ro1">
          <table:table-cell office:value-type="float" office:value="0.264648" calcext:value-type="float">
            <text:p>0.264648</text:p>
          </table:table-cell>
          <table:table-cell office:value-type="float" office:value="-0.581543" calcext:value-type="float">
            <text:p>-0.581543</text:p>
          </table:table-cell>
          <table:table-cell table:formula="of:=LOG([.A543];10)" office:value-type="float" office:value="-0.577331383714073" calcext:value-type="float">
            <text:p>-0.5773313837</text:p>
          </table:table-cell>
          <table:table-cell table:formula="of:=ABS([.C543]-[.B543])" office:value-type="float" office:value="0.00421161628592692" calcext:value-type="float">
            <text:p>0.0042116163</text:p>
          </table:table-cell>
        </table:table-row>
        <table:table-row table:style-name="ro1">
          <table:table-cell office:value-type="float" office:value="0.265137" calcext:value-type="float">
            <text:p>0.265137</text:p>
          </table:table-cell>
          <table:table-cell office:value-type="float" office:value="-0.580566" calcext:value-type="float">
            <text:p>-0.580566</text:p>
          </table:table-cell>
          <table:table-cell table:formula="of:=LOG([.A544];10)" office:value-type="float" office:value="-0.576529662027121" calcext:value-type="float">
            <text:p>-0.576529662</text:p>
          </table:table-cell>
          <table:table-cell table:formula="of:=ABS([.C544]-[.B544])" office:value-type="float" office:value="0.00403633797287872" calcext:value-type="float">
            <text:p>0.004036338</text:p>
          </table:table-cell>
        </table:table-row>
        <table:table-row table:style-name="ro1">
          <table:table-cell office:value-type="float" office:value="0.265625" calcext:value-type="float">
            <text:p>0.265625</text:p>
          </table:table-cell>
          <table:table-cell office:value-type="float" office:value="-0.580078" calcext:value-type="float">
            <text:p>-0.580078</text:p>
          </table:table-cell>
          <table:table-cell table:formula="of:=LOG([.A545];10)" office:value-type="float" office:value="-0.575731052605613" calcext:value-type="float">
            <text:p>-0.5757310526</text:p>
          </table:table-cell>
          <table:table-cell table:formula="of:=ABS([.C545]-[.B545])" office:value-type="float" office:value="0.00434694739438679" calcext:value-type="float">
            <text:p>0.0043469474</text:p>
          </table:table-cell>
        </table:table-row>
        <table:table-row table:style-name="ro1">
          <table:table-cell office:value-type="float" office:value="0.266113" calcext:value-type="float">
            <text:p>0.266113</text:p>
          </table:table-cell>
          <table:table-cell office:value-type="float" office:value="-0.579102" calcext:value-type="float">
            <text:p>-0.579102</text:p>
          </table:table-cell>
          <table:table-cell table:formula="of:=LOG([.A546];10)" office:value-type="float" office:value="-0.574933909024864" calcext:value-type="float">
            <text:p>-0.574933909</text:p>
          </table:table-cell>
          <table:table-cell table:formula="of:=ABS([.C546]-[.B546])" office:value-type="float" office:value="0.00416809097513604" calcext:value-type="float">
            <text:p>0.004168091</text:p>
          </table:table-cell>
        </table:table-row>
        <table:table-row table:style-name="ro1">
          <table:table-cell office:value-type="float" office:value="0.266602" calcext:value-type="float">
            <text:p>0.266602</text:p>
          </table:table-cell>
          <table:table-cell office:value-type="float" office:value="-0.578613" calcext:value-type="float">
            <text:p>-0.578613</text:p>
          </table:table-cell>
          <table:table-cell table:formula="of:=LOG([.A547];10)" office:value-type="float" office:value="-0.57413659691126" calcext:value-type="float">
            <text:p>-0.5741365969</text:p>
          </table:table-cell>
          <table:table-cell table:formula="of:=ABS([.C547]-[.B547])" office:value-type="float" office:value="0.00447640308873987" calcext:value-type="float">
            <text:p>0.0044764031</text:p>
          </table:table-cell>
        </table:table-row>
        <table:table-row table:style-name="ro1">
          <table:table-cell office:value-type="float" office:value="0.26709" calcext:value-type="float">
            <text:p>0.26709</text:p>
          </table:table-cell>
          <table:table-cell office:value-type="float" office:value="-0.578125" calcext:value-type="float">
            <text:p>-0.578125</text:p>
          </table:table-cell>
          <table:table-cell table:formula="of:=LOG([.A548];10)" office:value-type="float" office:value="-0.573342371904195" calcext:value-type="float">
            <text:p>-0.5733423719</text:p>
          </table:table-cell>
          <table:table-cell table:formula="of:=ABS([.C548]-[.B548])" office:value-type="float" office:value="0.0047826280958051" calcext:value-type="float">
            <text:p>0.0047826281</text:p>
          </table:table-cell>
        </table:table-row>
        <table:table-row table:style-name="ro1">
          <table:table-cell office:value-type="float" office:value="0.267578" calcext:value-type="float">
            <text:p>0.267578</text:p>
          </table:table-cell>
          <table:table-cell office:value-type="float" office:value="-0.577148" calcext:value-type="float">
            <text:p>-0.577148</text:p>
          </table:table-cell>
          <table:table-cell table:formula="of:=LOG([.A549];10)" office:value-type="float" office:value="-0.572549596701565" calcext:value-type="float">
            <text:p>-0.5725495967</text:p>
          </table:table-cell>
          <table:table-cell table:formula="of:=ABS([.C549]-[.B549])" office:value-type="float" office:value="0.00459840329843486" calcext:value-type="float">
            <text:p>0.0045984033</text:p>
          </table:table-cell>
        </table:table-row>
        <table:table-row table:style-name="ro1">
          <table:table-cell office:value-type="float" office:value="0.268066" calcext:value-type="float">
            <text:p>0.268066</text:p>
          </table:table-cell>
          <table:table-cell office:value-type="float" office:value="-0.57666" calcext:value-type="float">
            <text:p>-0.57666</text:p>
          </table:table-cell>
          <table:table-cell table:formula="of:=LOG([.A550];10)" office:value-type="float" office:value="-0.571758266019972" calcext:value-type="float">
            <text:p>-0.571758266</text:p>
          </table:table-cell>
          <table:table-cell table:formula="of:=ABS([.C550]-[.B550])" office:value-type="float" office:value="0.00490173398002791" calcext:value-type="float">
            <text:p>0.004901734</text:p>
          </table:table-cell>
        </table:table-row>
        <table:table-row table:style-name="ro1">
          <table:table-cell office:value-type="float" office:value="0.268555" calcext:value-type="float">
            <text:p>0.268555</text:p>
          </table:table-cell>
          <table:table-cell office:value-type="float" office:value="-0.575684" calcext:value-type="float">
            <text:p>-0.575684</text:p>
          </table:table-cell>
          <table:table-cell table:formula="of:=LOG([.A551];10)" office:value-type="float" office:value="-0.570966757448992" calcext:value-type="float">
            <text:p>-0.5709667574</text:p>
          </table:table-cell>
          <table:table-cell table:formula="of:=ABS([.C551]-[.B551])" office:value-type="float" office:value="0.00471724255100836" calcext:value-type="float">
            <text:p>0.0047172426</text:p>
          </table:table-cell>
        </table:table-row>
        <table:table-row table:style-name="ro1">
          <table:table-cell office:value-type="float" office:value="0.269043" calcext:value-type="float">
            <text:p>0.269043</text:p>
          </table:table-cell>
          <table:table-cell office:value-type="float" office:value="-0.575195" calcext:value-type="float">
            <text:p>-0.575195</text:p>
          </table:table-cell>
          <table:table-cell table:formula="of:=LOG([.A552];10)" office:value-type="float" office:value="-0.570178303007643" calcext:value-type="float">
            <text:p>-0.570178303</text:p>
          </table:table-cell>
          <table:table-cell table:formula="of:=ABS([.C552]-[.B552])" office:value-type="float" office:value="0.00501669699235718" calcext:value-type="float">
            <text:p>0.005016697</text:p>
          </table:table-cell>
        </table:table-row>
        <table:table-row table:style-name="ro1">
          <table:table-cell office:value-type="float" office:value="0.269531" calcext:value-type="float">
            <text:p>0.269531</text:p>
          </table:table-cell>
          <table:table-cell office:value-type="float" office:value="-0.574707" calcext:value-type="float">
            <text:p>-0.574707</text:p>
          </table:table-cell>
          <table:table-cell table:formula="of:=LOG([.A553];10)" office:value-type="float" office:value="-0.569391277398648" calcext:value-type="float">
            <text:p>-0.5693912774</text:p>
          </table:table-cell>
          <table:table-cell table:formula="of:=ABS([.C553]-[.B553])" office:value-type="float" office:value="0.00531572260135171" calcext:value-type="float">
            <text:p>0.0053157226</text:p>
          </table:table-cell>
        </table:table-row>
        <table:table-row table:style-name="ro1">
          <table:table-cell office:value-type="float" office:value="0.27002" calcext:value-type="float">
            <text:p>0.27002</text:p>
          </table:table-cell>
          <table:table-cell office:value-type="float" office:value="-0.57373" calcext:value-type="float">
            <text:p>-0.57373</text:p>
          </table:table-cell>
          <table:table-cell table:formula="of:=LOG([.A554];10)" office:value-type="float" office:value="-0.568604067070811" calcext:value-type="float">
            <text:p>-0.5686040671</text:p>
          </table:table-cell>
          <table:table-cell table:formula="of:=ABS([.C554]-[.B554])" office:value-type="float" office:value="0.00512593292918873" calcext:value-type="float">
            <text:p>0.0051259329</text:p>
          </table:table-cell>
        </table:table-row>
        <table:table-row table:style-name="ro1">
          <table:table-cell office:value-type="float" office:value="0.270508" calcext:value-type="float">
            <text:p>0.270508</text:p>
          </table:table-cell>
          <table:table-cell office:value-type="float" office:value="-0.573242" calcext:value-type="float">
            <text:p>-0.573242</text:p>
          </table:table-cell>
          <table:table-cell table:formula="of:=LOG([.A555];10)" office:value-type="float" office:value="-0.567819886548246" calcext:value-type="float">
            <text:p>-0.5678198865</text:p>
          </table:table-cell>
          <table:table-cell table:formula="of:=ABS([.C555]-[.B555])" office:value-type="float" office:value="0.00542211345175447" calcext:value-type="float">
            <text:p>0.0054221135</text:p>
          </table:table-cell>
        </table:table-row>
        <table:table-row table:style-name="ro1">
          <table:table-cell office:value-type="float" office:value="0.270996" calcext:value-type="float">
            <text:p>0.270996</text:p>
          </table:table-cell>
          <table:table-cell office:value-type="float" office:value="-0.572266" calcext:value-type="float">
            <text:p>-0.572266</text:p>
          </table:table-cell>
          <table:table-cell table:formula="of:=LOG([.A556];10)" office:value-type="float" office:value="-0.567037119423558" calcext:value-type="float">
            <text:p>-0.5670371194</text:p>
          </table:table-cell>
          <table:table-cell table:formula="of:=ABS([.C556]-[.B556])" office:value-type="float" office:value="0.00522888057644177" calcext:value-type="float">
            <text:p>0.0052288806</text:p>
          </table:table-cell>
        </table:table-row>
        <table:table-row table:style-name="ro1">
          <table:table-cell office:value-type="float" office:value="0.271484" calcext:value-type="float">
            <text:p>0.271484</text:p>
          </table:table-cell>
          <table:table-cell office:value-type="float" office:value="-0.571777" calcext:value-type="float">
            <text:p>-0.571777</text:p>
          </table:table-cell>
          <table:table-cell table:formula="of:=LOG([.A557];10)" office:value-type="float" office:value="-0.566255760610931" calcext:value-type="float">
            <text:p>-0.5662557606</text:p>
          </table:table-cell>
          <table:table-cell table:formula="of:=ABS([.C557]-[.B557])" office:value-type="float" office:value="0.00552123938906923" calcext:value-type="float">
            <text:p>0.0055212394</text:p>
          </table:table-cell>
        </table:table-row>
        <table:table-row table:style-name="ro1">
          <table:table-cell office:value-type="float" office:value="0.271973" calcext:value-type="float">
            <text:p>0.271973</text:p>
          </table:table-cell>
          <table:table-cell office:value-type="float" office:value="-0.571289" calcext:value-type="float">
            <text:p>-0.571289</text:p>
          </table:table-cell>
          <table:table-cell table:formula="of:=LOG([.A558];10)" office:value-type="float" office:value="-0.565474208219612" calcext:value-type="float">
            <text:p>-0.5654742082</text:p>
          </table:table-cell>
          <table:table-cell table:formula="of:=ABS([.C558]-[.B558])" office:value-type="float" office:value="0.00581479178038824" calcext:value-type="float">
            <text:p>0.0058147918</text:p>
          </table:table-cell>
        </table:table-row>
        <table:table-row table:style-name="ro1">
          <table:table-cell office:value-type="float" office:value="0.272461" calcext:value-type="float">
            <text:p>0.272461</text:p>
          </table:table-cell>
          <table:table-cell office:value-type="float" office:value="-0.570312" calcext:value-type="float">
            <text:p>-0.570312</text:p>
          </table:table-cell>
          <table:table-cell table:formula="of:=LOG([.A559];10)" office:value-type="float" office:value="-0.564695653743119" calcext:value-type="float">
            <text:p>-0.5646956537</text:p>
          </table:table-cell>
          <table:table-cell table:formula="of:=ABS([.C559]-[.B559])" office:value-type="float" office:value="0.00561634625688112" calcext:value-type="float">
            <text:p>0.0056163463</text:p>
          </table:table-cell>
        </table:table-row>
        <table:table-row table:style-name="ro1">
          <table:table-cell office:value-type="float" office:value="0.272949" calcext:value-type="float">
            <text:p>0.272949</text:p>
          </table:table-cell>
          <table:table-cell office:value-type="float" office:value="-0.569824" calcext:value-type="float">
            <text:p>-0.569824</text:p>
          </table:table-cell>
          <table:table-cell table:formula="of:=LOG([.A560];10)" office:value-type="float" office:value="-0.563918492474625" calcext:value-type="float">
            <text:p>-0.5639184925</text:p>
          </table:table-cell>
          <table:table-cell table:formula="of:=ABS([.C560]-[.B560])" office:value-type="float" office:value="0.00590550752537467" calcext:value-type="float">
            <text:p>0.0059055075</text:p>
          </table:table-cell>
        </table:table-row>
        <table:table-row table:style-name="ro1">
          <table:table-cell office:value-type="float" office:value="0.273438" calcext:value-type="float">
            <text:p>0.273438</text:p>
          </table:table-cell>
          <table:table-cell office:value-type="float" office:value="-0.568848" calcext:value-type="float">
            <text:p>-0.568848</text:p>
          </table:table-cell>
          <table:table-cell table:formula="of:=LOG([.A561];10)" office:value-type="float" office:value="-0.563141131159838" calcext:value-type="float">
            <text:p>-0.5631411312</text:p>
          </table:table-cell>
          <table:table-cell table:formula="of:=ABS([.C561]-[.B561])" office:value-type="float" office:value="0.00570686884016247" calcext:value-type="float">
            <text:p>0.0057068688</text:p>
          </table:table-cell>
        </table:table-row>
        <table:table-row table:style-name="ro1">
          <table:table-cell office:value-type="float" office:value="0.273926" calcext:value-type="float">
            <text:p>0.273926</text:p>
          </table:table-cell>
          <table:table-cell office:value-type="float" office:value="-0.568359" calcext:value-type="float">
            <text:p>-0.568359</text:p>
          </table:table-cell>
          <table:table-cell table:formula="of:=LOG([.A562];10)" office:value-type="float" office:value="-0.562366744231499" calcext:value-type="float">
            <text:p>-0.5623667442</text:p>
          </table:table-cell>
          <table:table-cell table:formula="of:=ABS([.C562]-[.B562])" office:value-type="float" office:value="0.00599225576850049" calcext:value-type="float">
            <text:p>0.0059922558</text:p>
          </table:table-cell>
        </table:table-row>
        <table:table-row table:style-name="ro1">
          <table:table-cell office:value-type="float" office:value="0.274414" calcext:value-type="float">
            <text:p>0.274414</text:p>
          </table:table-cell>
          <table:table-cell office:value-type="float" office:value="-0.567383" calcext:value-type="float">
            <text:p>-0.567383</text:p>
          </table:table-cell>
          <table:table-cell table:formula="of:=LOG([.A563];10)" office:value-type="float" office:value="-0.561593735648789" calcext:value-type="float">
            <text:p>-0.5615937356</text:p>
          </table:table-cell>
          <table:table-cell table:formula="of:=ABS([.C563]-[.B563])" office:value-type="float" office:value="0.00578926435121108" calcext:value-type="float">
            <text:p>0.0057892644</text:p>
          </table:table-cell>
        </table:table-row>
        <table:table-row table:style-name="ro1">
          <table:table-cell office:value-type="float" office:value="0.274902" calcext:value-type="float">
            <text:p>0.274902</text:p>
          </table:table-cell>
          <table:table-cell office:value-type="float" office:value="-0.566895" calcext:value-type="float">
            <text:p>-0.566895</text:p>
          </table:table-cell>
          <table:table-cell table:formula="of:=LOG([.A564];10)" office:value-type="float" office:value="-0.560822100513737" calcext:value-type="float">
            <text:p>-0.5608221005</text:p>
          </table:table-cell>
          <table:table-cell table:formula="of:=ABS([.C564]-[.B564])" office:value-type="float" office:value="0.00607289948626277" calcext:value-type="float">
            <text:p>0.0060728995</text:p>
          </table:table-cell>
        </table:table-row>
        <table:table-row table:style-name="ro1">
          <table:table-cell office:value-type="float" office:value="0.275391" calcext:value-type="float">
            <text:p>0.275391</text:p>
          </table:table-cell>
          <table:table-cell office:value-type="float" office:value="-0.566406" calcext:value-type="float">
            <text:p>-0.566406</text:p>
          </table:table-cell>
          <table:table-cell table:formula="of:=LOG([.A565];10)" office:value-type="float" office:value="-0.560050256941133" calcext:value-type="float">
            <text:p>-0.5600502569</text:p>
          </table:table-cell>
          <table:table-cell table:formula="of:=ABS([.C565]-[.B565])" office:value-type="float" office:value="0.00635574305886655" calcext:value-type="float">
            <text:p>0.0063557431</text:p>
          </table:table-cell>
        </table:table-row>
        <table:table-row table:style-name="ro1">
          <table:table-cell office:value-type="float" office:value="0.275879" calcext:value-type="float">
            <text:p>0.275879</text:p>
          </table:table-cell>
          <table:table-cell office:value-type="float" office:value="-0.56543" calcext:value-type="float">
            <text:p>-0.56543</text:p>
          </table:table-cell>
          <table:table-cell table:formula="of:=LOG([.A566];10)" office:value-type="float" office:value="-0.559281356901122" calcext:value-type="float">
            <text:p>-0.5592813569</text:p>
          </table:table-cell>
          <table:table-cell table:formula="of:=ABS([.C566]-[.B566])" office:value-type="float" office:value="0.00614864309887797" calcext:value-type="float">
            <text:p>0.0061486431</text:p>
          </table:table-cell>
        </table:table-row>
        <table:table-row table:style-name="ro1">
          <table:table-cell office:value-type="float" office:value="0.276367" calcext:value-type="float">
            <text:p>0.276367</text:p>
          </table:table-cell>
          <table:table-cell office:value-type="float" office:value="-0.564941" calcext:value-type="float">
            <text:p>-0.564941</text:p>
          </table:table-cell>
          <table:table-cell table:formula="of:=LOG([.A567];10)" office:value-type="float" office:value="-0.558513815760641" calcext:value-type="float">
            <text:p>-0.5585138158</text:p>
          </table:table-cell>
          <table:table-cell table:formula="of:=ABS([.C567]-[.B567])" office:value-type="float" office:value="0.00642718423935884" calcext:value-type="float">
            <text:p>0.0064271842</text:p>
          </table:table-cell>
        </table:table-row>
        <table:table-row table:style-name="ro1">
          <table:table-cell office:value-type="float" office:value="0.276855" calcext:value-type="float">
            <text:p>0.276855</text:p>
          </table:table-cell>
          <table:table-cell office:value-type="float" office:value="-0.563965" calcext:value-type="float">
            <text:p>-0.563965</text:p>
          </table:table-cell>
          <table:table-cell table:formula="of:=LOG([.A568];10)" office:value-type="float" office:value="-0.557747628724918" calcext:value-type="float">
            <text:p>-0.5577476287</text:p>
          </table:table-cell>
          <table:table-cell table:formula="of:=ABS([.C568]-[.B568])" office:value-type="float" office:value="0.00621737127508237" calcext:value-type="float">
            <text:p>0.0062173713</text:p>
          </table:table-cell>
        </table:table-row>
        <table:table-row table:style-name="ro1">
          <table:table-cell office:value-type="float" office:value="0.277344" calcext:value-type="float">
            <text:p>0.277344</text:p>
          </table:table-cell>
          <table:table-cell office:value-type="float" office:value="-0.563477" calcext:value-type="float">
            <text:p>-0.563477</text:p>
          </table:table-cell>
          <table:table-cell table:formula="of:=LOG([.A569];10)" office:value-type="float" office:value="-0.556981225116235" calcext:value-type="float">
            <text:p>-0.5569812251</text:p>
          </table:table-cell>
          <table:table-cell table:formula="of:=ABS([.C569]-[.B569])" office:value-type="float" office:value="0.0064957748837654" calcext:value-type="float">
            <text:p>0.0064957749</text:p>
          </table:table-cell>
        </table:table-row>
        <table:table-row table:style-name="ro1">
          <table:table-cell office:value-type="float" office:value="0.277832" calcext:value-type="float">
            <text:p>0.277832</text:p>
          </table:table-cell>
          <table:table-cell office:value-type="float" office:value="-0.562988" calcext:value-type="float">
            <text:p>-0.562988</text:p>
          </table:table-cell>
          <table:table-cell table:formula="of:=LOG([.A570];10)" office:value-type="float" office:value="-0.556217734757313" calcext:value-type="float">
            <text:p>-0.5562177348</text:p>
          </table:table-cell>
          <table:table-cell table:formula="of:=ABS([.C570]-[.B570])" office:value-type="float" office:value="0.00677026524268676" calcext:value-type="float">
            <text:p>0.0067702652</text:p>
          </table:table-cell>
        </table:table-row>
        <table:table-row table:style-name="ro1">
          <table:table-cell office:value-type="float" office:value="0.27832" calcext:value-type="float">
            <text:p>0.27832</text:p>
          </table:table-cell>
          <table:table-cell office:value-type="float" office:value="-0.562012" calcext:value-type="float">
            <text:p>-0.562012</text:p>
          </table:table-cell>
          <table:table-cell table:formula="of:=LOG([.A571];10)" office:value-type="float" office:value="-0.555455584260467" calcext:value-type="float">
            <text:p>-0.5554555843</text:p>
          </table:table-cell>
          <table:table-cell table:formula="of:=ABS([.C571]-[.B571])" office:value-type="float" office:value="0.00655641573953247" calcext:value-type="float">
            <text:p>0.0065564157</text:p>
          </table:table-cell>
        </table:table-row>
        <table:table-row table:style-name="ro1">
          <table:table-cell office:value-type="float" office:value="0.278809" calcext:value-type="float">
            <text:p>0.278809</text:p>
          </table:table-cell>
          <table:table-cell office:value-type="float" office:value="-0.561523" calcext:value-type="float">
            <text:p>-0.561523</text:p>
          </table:table-cell>
          <table:table-cell table:formula="of:=LOG([.A572];10)" office:value-type="float" office:value="-0.554693211251035" calcext:value-type="float">
            <text:p>-0.5546932113</text:p>
          </table:table-cell>
          <table:table-cell table:formula="of:=ABS([.C572]-[.B572])" office:value-type="float" office:value="0.006829788748965" calcext:value-type="float">
            <text:p>0.0068297887</text:p>
          </table:table-cell>
        </table:table-row>
        <table:table-row table:style-name="ro1">
          <table:table-cell office:value-type="float" office:value="0.279297" calcext:value-type="float">
            <text:p>0.279297</text:p>
          </table:table-cell>
          <table:table-cell office:value-type="float" office:value="-0.560547" calcext:value-type="float">
            <text:p>-0.560547</text:p>
          </table:table-cell>
          <table:table-cell table:formula="of:=LOG([.A573];10)" office:value-type="float" office:value="-0.553933729141254" calcext:value-type="float">
            <text:p>-0.5539337291</text:p>
          </table:table-cell>
          <table:table-cell table:formula="of:=ABS([.C573]-[.B573])" office:value-type="float" office:value="0.00661327085874586" calcext:value-type="float">
            <text:p>0.0066132709</text:p>
          </table:table-cell>
        </table:table-row>
        <table:table-row table:style-name="ro1">
          <table:table-cell office:value-type="float" office:value="0.279785" calcext:value-type="float">
            <text:p>0.279785</text:p>
          </table:table-cell>
          <table:table-cell office:value-type="float" office:value="-0.560059" calcext:value-type="float">
            <text:p>-0.560059</text:p>
          </table:table-cell>
          <table:table-cell table:formula="of:=LOG([.A574];10)" office:value-type="float" office:value="-0.553175572874401" calcext:value-type="float">
            <text:p>-0.5531755729</text:p>
          </table:table-cell>
          <table:table-cell table:formula="of:=ABS([.C574]-[.B574])" office:value-type="float" office:value="0.00688342712559853" calcext:value-type="float">
            <text:p>0.0068834271</text:p>
          </table:table-cell>
        </table:table-row>
        <table:table-row table:style-name="ro1">
          <table:table-cell office:value-type="float" office:value="0.280273" calcext:value-type="float">
            <text:p>0.280273</text:p>
          </table:table-cell>
          <table:table-cell office:value-type="float" office:value="-0.55957" calcext:value-type="float">
            <text:p>-0.55957</text:p>
          </table:table-cell>
          <table:table-cell table:formula="of:=LOG([.A575];10)" office:value-type="float" office:value="-0.552418737829442" calcext:value-type="float">
            <text:p>-0.5524187378</text:p>
          </table:table-cell>
          <table:table-cell table:formula="of:=ABS([.C575]-[.B575])" office:value-type="float" office:value="0.00715126217055762" calcext:value-type="float">
            <text:p>0.0071512622</text:p>
          </table:table-cell>
        </table:table-row>
        <table:table-row table:style-name="ro1">
          <table:table-cell office:value-type="float" office:value="0.280762" calcext:value-type="float">
            <text:p>0.280762</text:p>
          </table:table-cell>
          <table:table-cell office:value-type="float" office:value="-0.558594" calcext:value-type="float">
            <text:p>-0.558594</text:p>
          </table:table-cell>
          <table:table-cell table:formula="of:=LOG([.A576];10)" office:value-type="float" office:value="-0.551661672564604" calcext:value-type="float">
            <text:p>-0.5516616726</text:p>
          </table:table-cell>
          <table:table-cell table:formula="of:=ABS([.C576]-[.B576])" office:value-type="float" office:value="0.00693232743539607" calcext:value-type="float">
            <text:p>0.0069323274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office:value-type="float" office:value="-0.558105" calcext:value-type="float">
            <text:p>-0.558105</text:p>
          </table:table-cell>
          <table:table-cell table:formula="of:=LOG([.A577];10)" office:value-type="float" office:value="-0.550907468880581" calcext:value-type="float">
            <text:p>-0.5509074689</text:p>
          </table:table-cell>
          <table:table-cell table:formula="of:=ABS([.C577]-[.B577])" office:value-type="float" office:value="0.0071975311194189" calcext:value-type="float">
            <text:p>0.0071975311</text:p>
          </table:table-cell>
        </table:table-row>
        <table:table-row table:style-name="ro1">
          <table:table-cell office:value-type="float" office:value="0.281738" calcext:value-type="float">
            <text:p>0.281738</text:p>
          </table:table-cell>
          <table:table-cell office:value-type="float" office:value="-0.557129" calcext:value-type="float">
            <text:p>-0.557129</text:p>
          </table:table-cell>
          <table:table-cell table:formula="of:=LOG([.A578];10)" office:value-type="float" office:value="-0.550154572690083" calcext:value-type="float">
            <text:p>-0.5501545727</text:p>
          </table:table-cell>
          <table:table-cell table:formula="of:=ABS([.C578]-[.B578])" office:value-type="float" office:value="0.00697442730991671" calcext:value-type="float">
            <text:p>0.0069744273</text:p>
          </table:table-cell>
        </table:table-row>
        <table:table-row table:style-name="ro1">
          <table:table-cell office:value-type="float" office:value="0.282227" calcext:value-type="float">
            <text:p>0.282227</text:p>
          </table:table-cell>
          <table:table-cell office:value-type="float" office:value="-0.556641" calcext:value-type="float">
            <text:p>-0.556641</text:p>
          </table:table-cell>
          <table:table-cell table:formula="of:=LOG([.A579];10)" office:value-type="float" office:value="-0.549401440652201" calcext:value-type="float">
            <text:p>-0.5494014407</text:p>
          </table:table-cell>
          <table:table-cell table:formula="of:=ABS([.C579]-[.B579])" office:value-type="float" office:value="0.00723955934779852" calcext:value-type="float">
            <text:p>0.0072395593</text:p>
          </table:table-cell>
        </table:table-row>
        <table:table-row table:style-name="ro1">
          <table:table-cell office:value-type="float" office:value="0.282715" calcext:value-type="float">
            <text:p>0.282715</text:p>
          </table:table-cell>
          <table:table-cell office:value-type="float" office:value="-0.556152" calcext:value-type="float">
            <text:p>-0.556152</text:p>
          </table:table-cell>
          <table:table-cell table:formula="of:=LOG([.A580];10)" office:value-type="float" office:value="-0.548651148551839" calcext:value-type="float">
            <text:p>-0.5486511486</text:p>
          </table:table-cell>
          <table:table-cell table:formula="of:=ABS([.C580]-[.B580])" office:value-type="float" office:value="0.00750085144816082" calcext:value-type="float">
            <text:p>0.0075008514</text:p>
          </table:table-cell>
        </table:table-row>
        <table:table-row table:style-name="ro1">
          <table:table-cell office:value-type="float" office:value="0.283203" calcext:value-type="float">
            <text:p>0.283203</text:p>
          </table:table-cell>
          <table:table-cell office:value-type="float" office:value="-0.555176" calcext:value-type="float">
            <text:p>-0.555176</text:p>
          </table:table-cell>
          <table:table-cell table:formula="of:=LOG([.A581];10)" office:value-type="float" office:value="-0.547902150429497" calcext:value-type="float">
            <text:p>-0.5479021504</text:p>
          </table:table-cell>
          <table:table-cell table:formula="of:=ABS([.C581]-[.B581])" office:value-type="float" office:value="0.00727384957050292" calcext:value-type="float">
            <text:p>0.0072738496</text:p>
          </table:table-cell>
        </table:table-row>
        <table:table-row table:style-name="ro1">
          <table:table-cell office:value-type="float" office:value="0.283691" calcext:value-type="float">
            <text:p>0.283691</text:p>
          </table:table-cell>
          <table:table-cell office:value-type="float" office:value="-0.554688" calcext:value-type="float">
            <text:p>-0.554688</text:p>
          </table:table-cell>
          <table:table-cell table:formula="of:=LOG([.A582];10)" office:value-type="float" office:value="-0.547154441829586" calcext:value-type="float">
            <text:p>-0.5471544418</text:p>
          </table:table-cell>
          <table:table-cell table:formula="of:=ABS([.C582]-[.B582])" office:value-type="float" office:value="0.00753355817041423" calcext:value-type="float">
            <text:p>0.0075335582</text:p>
          </table:table-cell>
        </table:table-row>
        <table:table-row table:style-name="ro1">
          <table:table-cell office:value-type="float" office:value="0.28418" calcext:value-type="float">
            <text:p>0.28418</text:p>
          </table:table-cell>
          <table:table-cell office:value-type="float" office:value="-0.553711" calcext:value-type="float">
            <text:p>-0.553711</text:p>
          </table:table-cell>
          <table:table-cell table:formula="of:=LOG([.A583];10)" office:value-type="float" office:value="-0.546406490079479" calcext:value-type="float">
            <text:p>-0.5464064901</text:p>
          </table:table-cell>
          <table:table-cell table:formula="of:=ABS([.C583]-[.B583])" office:value-type="float" office:value="0.0073045099205209" calcext:value-type="float">
            <text:p>0.0073045099</text:p>
          </table:table-cell>
        </table:table-row>
        <table:table-row table:style-name="ro1">
          <table:table-cell office:value-type="float" office:value="0.284668" calcext:value-type="float">
            <text:p>0.284668</text:p>
          </table:table-cell>
          <table:table-cell office:value-type="float" office:value="-0.553223" calcext:value-type="float">
            <text:p>-0.553223</text:p>
          </table:table-cell>
          <table:table-cell table:formula="of:=LOG([.A584];10)" office:value-type="float" office:value="-0.54566134986923" calcext:value-type="float">
            <text:p>-0.5456613499</text:p>
          </table:table-cell>
          <table:table-cell table:formula="of:=ABS([.C584]-[.B584])" office:value-type="float" office:value="0.00756165013077048" calcext:value-type="float">
            <text:p>0.0075616501</text:p>
          </table:table-cell>
        </table:table-row>
        <table:table-row table:style-name="ro1">
          <table:table-cell office:value-type="float" office:value="0.285156" calcext:value-type="float">
            <text:p>0.285156</text:p>
          </table:table-cell>
          <table:table-cell office:value-type="float" office:value="-0.552246" calcext:value-type="float">
            <text:p>-0.552246</text:p>
          </table:table-cell>
          <table:table-cell table:formula="of:=LOG([.A585];10)" office:value-type="float" office:value="-0.544917485942887" calcext:value-type="float">
            <text:p>-0.5449174859</text:p>
          </table:table-cell>
          <table:table-cell table:formula="of:=ABS([.C585]-[.B585])" office:value-type="float" office:value="0.00732851405711277" calcext:value-type="float">
            <text:p>0.0073285141</text:p>
          </table:table-cell>
        </table:table-row>
        <table:table-row table:style-name="ro1">
          <table:table-cell office:value-type="float" office:value="0.285645" calcext:value-type="float">
            <text:p>0.285645</text:p>
          </table:table-cell>
          <table:table-cell office:value-type="float" office:value="-0.551758" calcext:value-type="float">
            <text:p>-0.551758</text:p>
          </table:table-cell>
          <table:table-cell table:formula="of:=LOG([.A586];10)" office:value-type="float" office:value="-0.544173373533817" calcext:value-type="float">
            <text:p>-0.5441733735</text:p>
          </table:table-cell>
          <table:table-cell table:formula="of:=ABS([.C586]-[.B586])" office:value-type="float" office:value="0.00758462646618308" calcext:value-type="float">
            <text:p>0.0075846265</text:p>
          </table:table-cell>
        </table:table-row>
        <table:table-row table:style-name="ro1">
          <table:table-cell office:value-type="float" office:value="0.286133" calcext:value-type="float">
            <text:p>0.286133</text:p>
          </table:table-cell>
          <table:table-cell office:value-type="float" office:value="-0.55127" calcext:value-type="float">
            <text:p>-0.55127</text:p>
          </table:table-cell>
          <table:table-cell table:formula="of:=LOG([.A587];10)" office:value-type="float" office:value="-0.54343205169692" calcext:value-type="float">
            <text:p>-0.5434320517</text:p>
          </table:table-cell>
          <table:table-cell table:formula="of:=ABS([.C587]-[.B587])" office:value-type="float" office:value="0.00783794830307982" calcext:value-type="float">
            <text:p>0.0078379483</text:p>
          </table:table-cell>
        </table:table-row>
        <table:table-row table:style-name="ro1">
          <table:table-cell office:value-type="float" office:value="0.286621" calcext:value-type="float">
            <text:p>0.286621</text:p>
          </table:table-cell>
          <table:table-cell office:value-type="float" office:value="-0.550293" calcext:value-type="float">
            <text:p>-0.550293</text:p>
          </table:table-cell>
          <table:table-cell table:formula="of:=LOG([.A588];10)" office:value-type="float" office:value="-0.54269199310823" calcext:value-type="float">
            <text:p>-0.5426919931</text:p>
          </table:table-cell>
          <table:table-cell table:formula="of:=ABS([.C588]-[.B588])" office:value-type="float" office:value="0.0076010068917699" calcext:value-type="float">
            <text:p>0.0076010069</text:p>
          </table:table-cell>
        </table:table-row>
        <table:table-row table:style-name="ro1">
          <table:table-cell office:value-type="float" office:value="0.287109" calcext:value-type="float">
            <text:p>0.287109</text:p>
          </table:table-cell>
          <table:table-cell office:value-type="float" office:value="-0.549805" calcext:value-type="float">
            <text:p>-0.549805</text:p>
          </table:table-cell>
          <table:table-cell table:formula="of:=LOG([.A589];10)" office:value-type="float" office:value="-0.541953193469797" calcext:value-type="float">
            <text:p>-0.5419531935</text:p>
          </table:table-cell>
          <table:table-cell table:formula="of:=ABS([.C589]-[.B589])" office:value-type="float" office:value="0.00785180653020268" calcext:value-type="float">
            <text:p>0.0078518065</text:p>
          </table:table-cell>
        </table:table-row>
        <table:table-row table:style-name="ro1">
          <table:table-cell office:value-type="float" office:value="0.287598" calcext:value-type="float">
            <text:p>0.287598</text:p>
          </table:table-cell>
          <table:table-cell office:value-type="float" office:value="-0.548828" calcext:value-type="float">
            <text:p>-0.548828</text:p>
          </table:table-cell>
          <table:table-cell table:formula="of:=LOG([.A590];10)" office:value-type="float" office:value="-0.541214138428181" calcext:value-type="float">
            <text:p>-0.5412141384</text:p>
          </table:table-cell>
          <table:table-cell table:formula="of:=ABS([.C590]-[.B590])" office:value-type="float" office:value="0.00761386157181865" calcext:value-type="float">
            <text:p>0.0076138616</text:p>
          </table:table-cell>
        </table:table-row>
        <table:table-row table:style-name="ro1">
          <table:table-cell office:value-type="float" office:value="0.288086" calcext:value-type="float">
            <text:p>0.288086</text:p>
          </table:table-cell>
          <table:table-cell office:value-type="float" office:value="-0.54834" calcext:value-type="float">
            <text:p>-0.54834</text:p>
          </table:table-cell>
          <table:table-cell table:formula="of:=LOG([.A591];10)" office:value-type="float" office:value="-0.540477846441839" calcext:value-type="float">
            <text:p>-0.5404778464</text:p>
          </table:table-cell>
          <table:table-cell table:formula="of:=ABS([.C591]-[.B591])" office:value-type="float" office:value="0.00786215355816078" calcext:value-type="float">
            <text:p>0.0078621536</text:p>
          </table:table-cell>
        </table:table-row>
        <table:table-row table:style-name="ro1">
          <table:table-cell office:value-type="float" office:value="0.288574" calcext:value-type="float">
            <text:p>0.288574</text:p>
          </table:table-cell>
          <table:table-cell office:value-type="float" office:value="-0.547852" calcext:value-type="float">
            <text:p>-0.547852</text:p>
          </table:table-cell>
          <table:table-cell table:formula="of:=LOG([.A592];10)" office:value-type="float" office:value="-0.539742800634046" calcext:value-type="float">
            <text:p>-0.5397428006</text:p>
          </table:table-cell>
          <table:table-cell table:formula="of:=ABS([.C592]-[.B592])" office:value-type="float" office:value="0.00810919936595356" calcext:value-type="float">
            <text:p>0.0081091994</text:p>
          </table:table-cell>
        </table:table-row>
        <table:table-row table:style-name="ro1">
          <table:table-cell office:value-type="float" office:value="0.289062" calcext:value-type="float">
            <text:p>0.289062</text:p>
          </table:table-cell>
          <table:table-cell office:value-type="float" office:value="-0.546875" calcext:value-type="float">
            <text:p>-0.546875</text:p>
          </table:table-cell>
          <table:table-cell table:formula="of:=LOG([.A593];10)" office:value-type="float" office:value="-0.5390089967936" calcext:value-type="float">
            <text:p>-0.5390089968</text:p>
          </table:table-cell>
          <table:table-cell table:formula="of:=ABS([.C593]-[.B593])" office:value-type="float" office:value="0.00786600320640007" calcext:value-type="float">
            <text:p>0.0078660032</text:p>
          </table:table-cell>
        </table:table-row>
        <table:table-row table:style-name="ro1">
          <table:table-cell office:value-type="float" office:value="0.289551" calcext:value-type="float">
            <text:p>0.289551</text:p>
          </table:table-cell>
          <table:table-cell office:value-type="float" office:value="-0.546387" calcext:value-type="float">
            <text:p>-0.546387</text:p>
          </table:table-cell>
          <table:table-cell table:formula="of:=LOG([.A594];10)" office:value-type="float" office:value="-0.538274930838596" calcext:value-type="float">
            <text:p>-0.5382749308</text:p>
          </table:table-cell>
          <table:table-cell table:formula="of:=ABS([.C594]-[.B594])" office:value-type="float" office:value="0.00811206916140439" calcext:value-type="float">
            <text:p>0.0081120692</text:p>
          </table:table-cell>
        </table:table-row>
        <table:table-row table:style-name="ro1">
          <table:table-cell office:value-type="float" office:value="0.290039" calcext:value-type="float">
            <text:p>0.290039</text:p>
          </table:table-cell>
          <table:table-cell office:value-type="float" office:value="-0.54541" calcext:value-type="float">
            <text:p>-0.54541</text:p>
          </table:table-cell>
          <table:table-cell table:formula="of:=LOG([.A595];10)" office:value-type="float" office:value="-0.537543600907953" calcext:value-type="float">
            <text:p>-0.5375436009</text:p>
          </table:table-cell>
          <table:table-cell table:formula="of:=ABS([.C595]-[.B595])" office:value-type="float" office:value="0.00786639909204745" calcext:value-type="float">
            <text:p>0.0078663991</text:p>
          </table:table-cell>
        </table:table-row>
        <table:table-row table:style-name="ro1">
          <table:table-cell office:value-type="float" office:value="0.290527" calcext:value-type="float">
            <text:p>0.290527</text:p>
          </table:table-cell>
          <table:table-cell office:value-type="float" office:value="-0.544922" calcext:value-type="float">
            <text:p>-0.544922</text:p>
          </table:table-cell>
          <table:table-cell table:formula="of:=LOG([.A596];10)" office:value-type="float" office:value="-0.536813500429859" calcext:value-type="float">
            <text:p>-0.5368135004</text:p>
          </table:table-cell>
          <table:table-cell table:formula="of:=ABS([.C596]-[.B596])" office:value-type="float" office:value="0.00810849957014104" calcext:value-type="float">
            <text:p>0.0081084996</text:p>
          </table:table-cell>
        </table:table-row>
        <table:table-row table:style-name="ro1">
          <table:table-cell office:value-type="float" office:value="0.291016" calcext:value-type="float">
            <text:p>0.291016</text:p>
          </table:table-cell>
          <table:table-cell office:value-type="float" office:value="-0.544434" calcext:value-type="float">
            <text:p>-0.544434</text:p>
          </table:table-cell>
          <table:table-cell table:formula="of:=LOG([.A597];10)" office:value-type="float" office:value="-0.536083132936129" calcext:value-type="float">
            <text:p>-0.5360831329</text:p>
          </table:table-cell>
          <table:table-cell table:formula="of:=ABS([.C597]-[.B597])" office:value-type="float" office:value="0.00835086706387145" calcext:value-type="float">
            <text:p>0.0083508671</text:p>
          </table:table-cell>
        </table:table-row>
        <table:table-row table:style-name="ro1">
          <table:table-cell office:value-type="float" office:value="0.291504" calcext:value-type="float">
            <text:p>0.291504</text:p>
          </table:table-cell>
          <table:table-cell office:value-type="float" office:value="-0.543457" calcext:value-type="float">
            <text:p>-0.543457</text:p>
          </table:table-cell>
          <table:table-cell table:formula="of:=LOG([.A598];10)" office:value-type="float" office:value="-0.535355481501849" calcext:value-type="float">
            <text:p>-0.5353554815</text:p>
          </table:table-cell>
          <table:table-cell table:formula="of:=ABS([.C598]-[.B598])" office:value-type="float" office:value="0.00810151849815066" calcext:value-type="float">
            <text:p>0.0081015185</text:p>
          </table:table-cell>
        </table:table-row>
        <table:table-row table:style-name="ro1">
          <table:table-cell office:value-type="float" office:value="0.291992" calcext:value-type="float">
            <text:p>0.291992</text:p>
          </table:table-cell>
          <table:table-cell office:value-type="float" office:value="-0.542969" calcext:value-type="float">
            <text:p>-0.542969</text:p>
          </table:table-cell>
          <table:table-cell table:formula="of:=LOG([.A599];10)" office:value-type="float" office:value="-0.534629047193534" calcext:value-type="float">
            <text:p>-0.5346290472</text:p>
          </table:table-cell>
          <table:table-cell table:formula="of:=ABS([.C599]-[.B599])" office:value-type="float" office:value="0.00833995280646615" calcext:value-type="float">
            <text:p>0.0083399528</text:p>
          </table:table-cell>
        </table:table-row>
        <table:table-row table:style-name="ro1">
          <table:table-cell office:value-type="float" office:value="0.29248" calcext:value-type="float">
            <text:p>0.29248</text:p>
          </table:table-cell>
          <table:table-cell office:value-type="float" office:value="-0.541992" calcext:value-type="float">
            <text:p>-0.541992</text:p>
          </table:table-cell>
          <table:table-cell table:formula="of:=LOG([.A600];10)" office:value-type="float" office:value="-0.533903825946263" calcext:value-type="float">
            <text:p>-0.5339038259</text:p>
          </table:table-cell>
          <table:table-cell table:formula="of:=ABS([.C600]-[.B600])" office:value-type="float" office:value="0.00808817405373752" calcext:value-type="float">
            <text:p>0.0080881741</text:p>
          </table:table-cell>
        </table:table-row>
        <table:table-row table:style-name="ro1">
          <table:table-cell office:value-type="float" office:value="0.292969" calcext:value-type="float">
            <text:p>0.292969</text:p>
          </table:table-cell>
          <table:table-cell office:value-type="float" office:value="-0.541504" calcext:value-type="float">
            <text:p>-0.541504</text:p>
          </table:table-cell>
          <table:table-cell table:formula="of:=LOG([.A601];10)" office:value-type="float" office:value="-0.53317833132235" calcext:value-type="float">
            <text:p>-0.5331783313</text:p>
          </table:table-cell>
          <table:table-cell table:formula="of:=ABS([.C601]-[.B601])" office:value-type="float" office:value="0.00832566867765028" calcext:value-type="float">
            <text:p>0.0083256687</text:p>
          </table:table-cell>
        </table:table-row>
        <table:table-row table:style-name="ro1">
          <table:table-cell office:value-type="float" office:value="0.293457" calcext:value-type="float">
            <text:p>0.293457</text:p>
          </table:table-cell>
          <table:table-cell office:value-type="float" office:value="-0.540527" calcext:value-type="float">
            <text:p>-0.540527</text:p>
          </table:table-cell>
          <table:table-cell table:formula="of:=LOG([.A602];10)" office:value-type="float" office:value="-0.532455526548721" calcext:value-type="float">
            <text:p>-0.5324555265</text:p>
          </table:table-cell>
          <table:table-cell table:formula="of:=ABS([.C602]-[.B602])" office:value-type="float" office:value="0.00807147345127857" calcext:value-type="float">
            <text:p>0.0080714735</text:p>
          </table:table-cell>
        </table:table-row>
        <table:table-row table:style-name="ro1">
          <table:table-cell office:value-type="float" office:value="0.293945" calcext:value-type="float">
            <text:p>0.293945</text:p>
          </table:table-cell>
          <table:table-cell office:value-type="float" office:value="-0.540039" calcext:value-type="float">
            <text:p>-0.540039</text:p>
          </table:table-cell>
          <table:table-cell table:formula="of:=LOG([.A603];10)" office:value-type="float" office:value="-0.531733922754633" calcext:value-type="float">
            <text:p>-0.5317339228</text:p>
          </table:table-cell>
          <table:table-cell table:formula="of:=ABS([.C603]-[.B603])" office:value-type="float" office:value="0.00830507724536666" calcext:value-type="float">
            <text:p>0.0083050772</text:p>
          </table:table-cell>
        </table:table-row>
        <table:table-row table:style-name="ro1">
          <table:table-cell office:value-type="float" office:value="0.294434" calcext:value-type="float">
            <text:p>0.294434</text:p>
          </table:table-cell>
          <table:table-cell office:value-type="float" office:value="-0.539551" calcext:value-type="float">
            <text:p>-0.539551</text:p>
          </table:table-cell>
          <table:table-cell table:formula="of:=LOG([.A604];10)" office:value-type="float" office:value="-0.531012040938501" calcext:value-type="float">
            <text:p>-0.5310120409</text:p>
          </table:table-cell>
          <table:table-cell table:formula="of:=ABS([.C604]-[.B604])" office:value-type="float" office:value="0.0085389590614986" calcext:value-type="float">
            <text:p>0.0085389591</text:p>
          </table:table-cell>
        </table:table-row>
        <table:table-row table:style-name="ro1">
          <table:table-cell office:value-type="float" office:value="0.294922" calcext:value-type="float">
            <text:p>0.294922</text:p>
          </table:table-cell>
          <table:table-cell office:value-type="float" office:value="-0.538574" calcext:value-type="float">
            <text:p>-0.538574</text:p>
          </table:table-cell>
          <table:table-cell table:formula="of:=LOG([.A605];10)" office:value-type="float" office:value="-0.530292829610867" calcext:value-type="float">
            <text:p>-0.5302928296</text:p>
          </table:table-cell>
          <table:table-cell table:formula="of:=ABS([.C605]-[.B605])" office:value-type="float" office:value="0.00828117038913312" calcext:value-type="float">
            <text:p>0.0082811704</text:p>
          </table:table-cell>
        </table:table-row>
        <table:table-row table:style-name="ro1">
          <table:table-cell office:value-type="float" office:value="0.29541" calcext:value-type="float">
            <text:p>0.29541</text:p>
          </table:table-cell>
          <table:table-cell office:value-type="float" office:value="-0.538086" calcext:value-type="float">
            <text:p>-0.538086</text:p>
          </table:table-cell>
          <table:table-cell table:formula="of:=LOG([.A606];10)" office:value-type="float" office:value="-0.529574807360863" calcext:value-type="float">
            <text:p>-0.5295748074</text:p>
          </table:table-cell>
          <table:table-cell table:formula="of:=ABS([.C606]-[.B606])" office:value-type="float" office:value="0.00851119263913691" calcext:value-type="float">
            <text:p>0.0085111926</text:p>
          </table:table-cell>
        </table:table-row>
        <table:table-row table:style-name="ro1">
          <table:table-cell office:value-type="float" office:value="0.295898" calcext:value-type="float">
            <text:p>0.295898</text:p>
          </table:table-cell>
          <table:table-cell office:value-type="float" office:value="-0.537109" calcext:value-type="float">
            <text:p>-0.537109</text:p>
          </table:table-cell>
          <table:table-cell table:formula="of:=LOG([.A607];10)" office:value-type="float" office:value="-0.528857970263156" calcext:value-type="float">
            <text:p>-0.5288579703</text:p>
          </table:table-cell>
          <table:table-cell table:formula="of:=ABS([.C607]-[.B607])" office:value-type="float" office:value="0.00825102973684377" calcext:value-type="float">
            <text:p>0.0082510297</text:p>
          </table:table-cell>
        </table:table-row>
        <table:table-row table:style-name="ro1">
          <table:table-cell office:value-type="float" office:value="0.296387" calcext:value-type="float">
            <text:p>0.296387</text:p>
          </table:table-cell>
          <table:table-cell office:value-type="float" office:value="-0.536621" calcext:value-type="float">
            <text:p>-0.536621</text:p>
          </table:table-cell>
          <table:table-cell table:formula="of:=LOG([.A608];10)" office:value-type="float" office:value="-0.528140849114033" calcext:value-type="float">
            <text:p>-0.5281408491</text:p>
          </table:table-cell>
          <table:table-cell table:formula="of:=ABS([.C608]-[.B608])" office:value-type="float" office:value="0.00848015088596676" calcext:value-type="float">
            <text:p>0.0084801509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-0.536133" calcext:value-type="float">
            <text:p>-0.536133</text:p>
          </table:table-cell>
          <table:table-cell table:formula="of:=LOG([.A609];10)" office:value-type="float" office:value="-0.527426373031058" calcext:value-type="float">
            <text:p>-0.527426373</text:p>
          </table:table-cell>
          <table:table-cell table:formula="of:=ABS([.C609]-[.B609])" office:value-type="float" office:value="0.00870662696894176" calcext:value-type="float">
            <text:p>0.008706627</text:p>
          </table:table-cell>
        </table:table-row>
        <table:table-row table:style-name="ro1">
          <table:table-cell office:value-type="float" office:value="0.297363" calcext:value-type="float">
            <text:p>0.297363</text:p>
          </table:table-cell>
          <table:table-cell office:value-type="float" office:value="-0.535156" calcext:value-type="float">
            <text:p>-0.535156</text:p>
          </table:table-cell>
          <table:table-cell table:formula="of:=LOG([.A610];10)" office:value-type="float" office:value="-0.526713070432395" calcext:value-type="float">
            <text:p>-0.5267130704</text:p>
          </table:table-cell>
          <table:table-cell table:formula="of:=ABS([.C610]-[.B610])" office:value-type="float" office:value="0.00844292956760462" calcext:value-type="float">
            <text:p>0.0084429296</text:p>
          </table:table-cell>
        </table:table-row>
        <table:table-row table:style-name="ro1">
          <table:table-cell office:value-type="float" office:value="0.297852" calcext:value-type="float">
            <text:p>0.297852</text:p>
          </table:table-cell>
          <table:table-cell office:value-type="float" office:value="-0.534668" calcext:value-type="float">
            <text:p>-0.534668</text:p>
          </table:table-cell>
          <table:table-cell table:formula="of:=LOG([.A611];10)" office:value-type="float" office:value="-0.525999479378977" calcext:value-type="float">
            <text:p>-0.5259994794</text:p>
          </table:table-cell>
          <table:table-cell table:formula="of:=ABS([.C611]-[.B611])" office:value-type="float" office:value="0.00866852062102308" calcext:value-type="float">
            <text:p>0.0086685206</text:p>
          </table:table-cell>
        </table:table-row>
        <table:table-row table:style-name="ro1">
          <table:table-cell office:value-type="float" office:value="0.29834" calcext:value-type="float">
            <text:p>0.29834</text:p>
          </table:table-cell>
          <table:table-cell office:value-type="float" office:value="-0.533691" calcext:value-type="float">
            <text:p>-0.533691</text:p>
          </table:table-cell>
          <table:table-cell table:formula="of:=LOG([.A612];10)" office:value-type="float" office:value="-0.52528851460756" calcext:value-type="float">
            <text:p>-0.5252885146</text:p>
          </table:table-cell>
          <table:table-cell table:formula="of:=ABS([.C612]-[.B612])" office:value-type="float" office:value="0.00840248539244015" calcext:value-type="float">
            <text:p>0.0084024854</text:p>
          </table:table-cell>
        </table:table-row>
        <table:table-row table:style-name="ro1">
          <table:table-cell office:value-type="float" office:value="0.298828" calcext:value-type="float">
            <text:p>0.298828</text:p>
          </table:table-cell>
          <table:table-cell office:value-type="float" office:value="-0.533203" calcext:value-type="float">
            <text:p>-0.533203</text:p>
          </table:table-cell>
          <table:table-cell table:formula="of:=LOG([.A613];10)" office:value-type="float" office:value="-0.524578711823936" calcext:value-type="float">
            <text:p>-0.5245787118</text:p>
          </table:table-cell>
          <table:table-cell table:formula="of:=ABS([.C613]-[.B613])" office:value-type="float" office:value="0.00862428817606442" calcext:value-type="float">
            <text:p>0.0086242882</text:p>
          </table:table-cell>
        </table:table-row>
        <table:table-row table:style-name="ro1">
          <table:table-cell office:value-type="float" office:value="0.299316" calcext:value-type="float">
            <text:p>0.299316</text:p>
          </table:table-cell>
          <table:table-cell office:value-type="float" office:value="-0.532715" calcext:value-type="float">
            <text:p>-0.532715</text:p>
          </table:table-cell>
          <table:table-cell table:formula="of:=LOG([.A614];10)" office:value-type="float" office:value="-0.523870067236037" calcext:value-type="float">
            <text:p>-0.5238700672</text:p>
          </table:table-cell>
          <table:table-cell table:formula="of:=ABS([.C614]-[.B614])" office:value-type="float" office:value="0.00884493276396248" calcext:value-type="float">
            <text:p>0.0088449328</text:p>
          </table:table-cell>
        </table:table-row>
        <table:table-row table:style-name="ro1">
          <table:table-cell office:value-type="float" office:value="0.299805" calcext:value-type="float">
            <text:p>0.299805</text:p>
          </table:table-cell>
          <table:table-cell office:value-type="float" office:value="-0.531738" calcext:value-type="float">
            <text:p>-0.531738</text:p>
          </table:table-cell>
          <table:table-cell table:formula="of:=LOG([.A615];10)" office:value-type="float" office:value="-0.523161128478059" calcext:value-type="float">
            <text:p>-0.5231611285</text:p>
          </table:table-cell>
          <table:table-cell table:formula="of:=ABS([.C615]-[.B615])" office:value-type="float" office:value="0.00857687152194053" calcext:value-type="float">
            <text:p>0.0085768715</text:p>
          </table:table-cell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53125" calcext:value-type="float">
            <text:p>-0.53125</text:p>
          </table:table-cell>
          <table:table-cell table:formula="of:=LOG([.A616];10)" office:value-type="float" office:value="-0.522454791333506" calcext:value-type="float">
            <text:p>-0.5224547913</text:p>
          </table:table-cell>
          <table:table-cell table:formula="of:=ABS([.C616]-[.B616])" office:value-type="float" office:value="0.00879520866649419" calcext:value-type="float">
            <text:p>0.0087952087</text:p>
          </table:table-cell>
        </table:table-row>
        <table:table-row table:style-name="ro1">
          <table:table-cell office:value-type="float" office:value="0.300781" calcext:value-type="float">
            <text:p>0.300781</text:p>
          </table:table-cell>
          <table:table-cell office:value-type="float" office:value="-0.530273" calcext:value-type="float">
            <text:p>-0.530273</text:p>
          </table:table-cell>
          <table:table-cell table:formula="of:=LOG([.A617];10)" office:value-type="float" office:value="-0.521749601111555" calcext:value-type="float">
            <text:p>-0.5217496011</text:p>
          </table:table-cell>
          <table:table-cell table:formula="of:=ABS([.C617]-[.B617])" office:value-type="float" office:value="0.00852339888844533" calcext:value-type="float">
            <text:p>0.0085233989</text:p>
          </table:table-cell>
        </table:table-row>
        <table:table-row table:style-name="ro1">
          <table:table-cell office:value-type="float" office:value="0.30127" calcext:value-type="float">
            <text:p>0.30127</text:p>
          </table:table-cell>
          <table:table-cell office:value-type="float" office:value="-0.529785" calcext:value-type="float">
            <text:p>-0.529785</text:p>
          </table:table-cell>
          <table:table-cell table:formula="of:=LOG([.A618];10)" office:value-type="float" office:value="-0.521044112545465" calcext:value-type="float">
            <text:p>-0.5210441125</text:p>
          </table:table-cell>
          <table:table-cell table:formula="of:=ABS([.C618]-[.B618])" office:value-type="float" office:value="0.00874088745453494" calcext:value-type="float">
            <text:p>0.0087408875</text:p>
          </table:table-cell>
        </table:table-row>
        <table:table-row table:style-name="ro1">
          <table:table-cell office:value-type="float" office:value="0.301758" calcext:value-type="float">
            <text:p>0.301758</text:p>
          </table:table-cell>
          <table:table-cell office:value-type="float" office:value="-0.529297" calcext:value-type="float">
            <text:p>-0.529297</text:p>
          </table:table-cell>
          <table:table-cell table:formula="of:=LOG([.A619];10)" office:value-type="float" office:value="-0.520341207362179" calcext:value-type="float">
            <text:p>-0.5203412074</text:p>
          </table:table-cell>
          <table:table-cell table:formula="of:=ABS([.C619]-[.B619])" office:value-type="float" office:value="0.00895579263782087" calcext:value-type="float">
            <text:p>0.0089557926</text:p>
          </table:table-cell>
        </table:table-row>
        <table:table-row table:style-name="ro1">
          <table:table-cell office:value-type="float" office:value="0.302246" calcext:value-type="float">
            <text:p>0.302246</text:p>
          </table:table-cell>
          <table:table-cell office:value-type="float" office:value="-0.52832" calcext:value-type="float">
            <text:p>-0.52832</text:p>
          </table:table-cell>
          <table:table-cell table:formula="of:=LOG([.A620];10)" office:value-type="float" office:value="-0.519639437992162" calcext:value-type="float">
            <text:p>-0.519639438</text:p>
          </table:table-cell>
          <table:table-cell table:formula="of:=ABS([.C620]-[.B620])" office:value-type="float" office:value="0.00868056200783784" calcext:value-type="float">
            <text:p>0.008680562</text:p>
          </table:table-cell>
        </table:table-row>
        <table:table-row table:style-name="ro1">
          <table:table-cell office:value-type="float" office:value="0.302734" calcext:value-type="float">
            <text:p>0.302734</text:p>
          </table:table-cell>
          <table:table-cell office:value-type="float" office:value="-0.527832" calcext:value-type="float">
            <text:p>-0.527832</text:p>
          </table:table-cell>
          <table:table-cell table:formula="of:=LOG([.A621];10)" office:value-type="float" office:value="-0.51893880077065" calcext:value-type="float">
            <text:p>-0.5189388008</text:p>
          </table:table-cell>
          <table:table-cell table:formula="of:=ABS([.C621]-[.B621])" office:value-type="float" office:value="0.00889319922934995" calcext:value-type="float">
            <text:p>0.0088931992</text:p>
          </table:table-cell>
        </table:table-row>
        <table:table-row table:style-name="ro1">
          <table:table-cell office:value-type="float" office:value="0.303223" calcext:value-type="float">
            <text:p>0.303223</text:p>
          </table:table-cell>
          <table:table-cell office:value-type="float" office:value="-0.526855" calcext:value-type="float">
            <text:p>-0.526855</text:p>
          </table:table-cell>
          <table:table-cell table:formula="of:=LOG([.A622];10)" office:value-type="float" office:value="-0.51823785978721" calcext:value-type="float">
            <text:p>-0.5182378598</text:p>
          </table:table-cell>
          <table:table-cell table:formula="of:=ABS([.C622]-[.B622])" office:value-type="float" office:value="0.00861714021279014" calcext:value-type="float">
            <text:p>0.0086171402</text:p>
          </table:table-cell>
        </table:table-row>
        <table:table-row table:style-name="ro1">
          <table:table-cell office:value-type="float" office:value="0.303711" calcext:value-type="float">
            <text:p>0.303711</text:p>
          </table:table-cell>
          <table:table-cell office:value-type="float" office:value="-0.526367" calcext:value-type="float">
            <text:p>-0.526367</text:p>
          </table:table-cell>
          <table:table-cell table:formula="of:=LOG([.A623];10)" office:value-type="float" office:value="-0.517539478240486" calcext:value-type="float">
            <text:p>-0.5175394782</text:p>
          </table:table-cell>
          <table:table-cell table:formula="of:=ABS([.C623]-[.B623])" office:value-type="float" office:value="0.00882752175951429" calcext:value-type="float">
            <text:p>0.0088275218</text:p>
          </table:table-cell>
        </table:table-row>
        <table:table-row table:style-name="ro1">
          <table:table-cell office:value-type="float" office:value="0.304199" calcext:value-type="float">
            <text:p>0.304199</text:p>
          </table:table-cell>
          <table:table-cell office:value-type="float" office:value="-0.525391" calcext:value-type="float">
            <text:p>-0.525391</text:p>
          </table:table-cell>
          <table:table-cell table:formula="of:=LOG([.A624];10)" office:value-type="float" office:value="-0.516842217946386" calcext:value-type="float">
            <text:p>-0.5168422179</text:p>
          </table:table-cell>
          <table:table-cell table:formula="of:=ABS([.C624]-[.B624])" office:value-type="float" office:value="0.00854878205361431" calcext:value-type="float">
            <text:p>0.0085487821</text:p>
          </table:table-cell>
        </table:table-row>
        <table:table-row table:style-name="ro1">
          <table:table-cell office:value-type="float" office:value="0.304688" calcext:value-type="float">
            <text:p>0.304688</text:p>
          </table:table-cell>
          <table:table-cell office:value-type="float" office:value="-0.524902" calcext:value-type="float">
            <text:p>-0.524902</text:p>
          </table:table-cell>
          <table:table-cell table:formula="of:=LOG([.A625];10)" office:value-type="float" office:value="-0.516144649933573" calcext:value-type="float">
            <text:p>-0.5161446499</text:p>
          </table:table-cell>
          <table:table-cell table:formula="of:=ABS([.C625]-[.B625])" office:value-type="float" office:value="0.00875735006642664" calcext:value-type="float">
            <text:p>0.0087573501</text:p>
          </table:table-cell>
        </table:table-row>
        <table:table-row table:style-name="ro1">
          <table:table-cell office:value-type="float" office:value="0.305176" calcext:value-type="float">
            <text:p>0.305176</text:p>
          </table:table-cell>
          <table:table-cell office:value-type="float" office:value="-0.524414" calcext:value-type="float">
            <text:p>-0.524414</text:p>
          </table:table-cell>
          <table:table-cell table:formula="of:=LOG([.A626];10)" office:value-type="float" office:value="-0.515449623657545" calcext:value-type="float">
            <text:p>-0.5154496237</text:p>
          </table:table-cell>
          <table:table-cell table:formula="of:=ABS([.C626]-[.B626])" office:value-type="float" office:value="0.00896437634245517" calcext:value-type="float">
            <text:p>0.0089643763</text:p>
          </table:table-cell>
        </table:table-row>
        <table:table-row table:style-name="ro1">
          <table:table-cell office:value-type="float" office:value="0.305664" calcext:value-type="float">
            <text:p>0.305664</text:p>
          </table:table-cell>
          <table:table-cell office:value-type="float" office:value="-0.523438" calcext:value-type="float">
            <text:p>-0.523438</text:p>
          </table:table-cell>
          <table:table-cell table:formula="of:=LOG([.A627];10)" office:value-type="float" office:value="-0.5147557078948" calcext:value-type="float">
            <text:p>-0.5147557079</text:p>
          </table:table-cell>
          <table:table-cell table:formula="of:=ABS([.C627]-[.B627])" office:value-type="float" office:value="0.00868229210519977" calcext:value-type="float">
            <text:p>0.0086822921</text:p>
          </table:table-cell>
        </table:table-row>
        <table:table-row table:style-name="ro1">
          <table:table-cell office:value-type="float" office:value="0.306152" calcext:value-type="float">
            <text:p>0.306152</text:p>
          </table:table-cell>
          <table:table-cell office:value-type="float" office:value="-0.522949" calcext:value-type="float">
            <text:p>-0.522949</text:p>
          </table:table-cell>
          <table:table-cell table:formula="of:=LOG([.A628];10)" office:value-type="float" office:value="-0.514062899102242" calcext:value-type="float">
            <text:p>-0.5140628991</text:p>
          </table:table-cell>
          <table:table-cell table:formula="of:=ABS([.C628]-[.B628])" office:value-type="float" office:value="0.00888610089775754" calcext:value-type="float">
            <text:p>0.0088861009</text:p>
          </table:table-cell>
        </table:table-row>
        <table:table-row table:style-name="ro1">
          <table:table-cell office:value-type="float" office:value="0.306641" calcext:value-type="float">
            <text:p>0.306641</text:p>
          </table:table-cell>
          <table:table-cell office:value-type="float" office:value="-0.521973" calcext:value-type="float">
            <text:p>-0.521973</text:p>
          </table:table-cell>
          <table:table-cell table:formula="of:=LOG([.A629];10)" office:value-type="float" office:value="-0.513369777455199" calcext:value-type="float">
            <text:p>-0.5133697775</text:p>
          </table:table-cell>
          <table:table-cell table:formula="of:=ABS([.C629]-[.B629])" office:value-type="float" office:value="0.00860322254480139" calcext:value-type="float">
            <text:p>0.0086032225</text:p>
          </table:table-cell>
        </table:table-row>
        <table:table-row table:style-name="ro1">
          <table:table-cell office:value-type="float" office:value="0.307129" calcext:value-type="float">
            <text:p>0.307129</text:p>
          </table:table-cell>
          <table:table-cell office:value-type="float" office:value="-0.521484" calcext:value-type="float">
            <text:p>-0.521484</text:p>
          </table:table-cell>
          <table:table-cell table:formula="of:=LOG([.A630];10)" office:value-type="float" office:value="-0.512679174291707" calcext:value-type="float">
            <text:p>-0.5126791743</text:p>
          </table:table-cell>
          <table:table-cell table:formula="of:=ABS([.C630]-[.B630])" office:value-type="float" office:value="0.00880482570829266" calcext:value-type="float">
            <text:p>0.0088048257</text:p>
          </table:table-cell>
        </table:table-row>
        <table:table-row table:style-name="ro1">
          <table:table-cell office:value-type="float" office:value="0.307617" calcext:value-type="float">
            <text:p>0.307617</text:p>
          </table:table-cell>
          <table:table-cell office:value-type="float" office:value="-0.520996" calcext:value-type="float">
            <text:p>-0.520996</text:p>
          </table:table-cell>
          <table:table-cell table:formula="of:=LOG([.A631];10)" office:value-type="float" office:value="-0.511989667563119" calcext:value-type="float">
            <text:p>-0.5119896676</text:p>
          </table:table-cell>
          <table:table-cell table:formula="of:=ABS([.C631]-[.B631])" office:value-type="float" office:value="0.00900633243688076" calcext:value-type="float">
            <text:p>0.0090063324</text:p>
          </table:table-cell>
        </table:table-row>
        <table:table-row table:style-name="ro1">
          <table:table-cell office:value-type="float" office:value="0.308105" calcext:value-type="float">
            <text:p>0.308105</text:p>
          </table:table-cell>
          <table:table-cell office:value-type="float" office:value="-0.52002" calcext:value-type="float">
            <text:p>-0.52002</text:p>
          </table:table-cell>
          <table:table-cell table:formula="of:=LOG([.A632];10)" office:value-type="float" office:value="-0.511301253793446" calcext:value-type="float">
            <text:p>-0.5113012538</text:p>
          </table:table-cell>
          <table:table-cell table:formula="of:=ABS([.C632]-[.B632])" office:value-type="float" office:value="0.00871874620655388" calcext:value-type="float">
            <text:p>0.0087187462</text:p>
          </table:table-cell>
        </table:table-row>
        <table:table-row table:style-name="ro1">
          <table:table-cell office:value-type="float" office:value="0.308594" calcext:value-type="float">
            <text:p>0.308594</text:p>
          </table:table-cell>
          <table:table-cell office:value-type="float" office:value="-0.519531" calcext:value-type="float">
            <text:p>-0.519531</text:p>
          </table:table-cell>
          <table:table-cell table:formula="of:=LOG([.A633];10)" office:value-type="float" office:value="-0.510612522188046" calcext:value-type="float">
            <text:p>-0.5106125222</text:p>
          </table:table-cell>
          <table:table-cell table:formula="of:=ABS([.C633]-[.B633])" office:value-type="float" office:value="0.00891847781195365" calcext:value-type="float">
            <text:p>0.0089184778</text:p>
          </table:table-cell>
        </table:table-row>
        <table:table-row table:style-name="ro1">
          <table:table-cell office:value-type="float" office:value="0.309082" calcext:value-type="float">
            <text:p>0.309082</text:p>
          </table:table-cell>
          <table:table-cell office:value-type="float" office:value="-0.518555" calcext:value-type="float">
            <text:p>-0.518555</text:p>
          </table:table-cell>
          <table:table-cell table:formula="of:=LOG([.A634];10)" office:value-type="float" office:value="-0.509926286196151" calcext:value-type="float">
            <text:p>-0.5099262862</text:p>
          </table:table-cell>
          <table:table-cell table:formula="of:=ABS([.C634]-[.B634])" office:value-type="float" office:value="0.00862871380384911" calcext:value-type="float">
            <text:p>0.0086287138</text:p>
          </table:table-cell>
        </table:table-row>
        <table:table-row table:style-name="ro1">
          <table:table-cell office:value-type="float" office:value="0.30957" calcext:value-type="float">
            <text:p>0.30957</text:p>
          </table:table-cell>
          <table:table-cell office:value-type="float" office:value="-0.518066" calcext:value-type="float">
            <text:p>-0.518066</text:p>
          </table:table-cell>
          <table:table-cell table:formula="of:=LOG([.A635];10)" office:value-type="float" office:value="-0.509241132826806" calcext:value-type="float">
            <text:p>-0.5092411328</text:p>
          </table:table-cell>
          <table:table-cell table:formula="of:=ABS([.C635]-[.B635])" office:value-type="float" office:value="0.00882486717319408" calcext:value-type="float">
            <text:p>0.0088248672</text:p>
          </table:table-cell>
        </table:table-row>
        <table:table-row table:style-name="ro1">
          <table:table-cell office:value-type="float" office:value="0.310059" calcext:value-type="float">
            <text:p>0.310059</text:p>
          </table:table-cell>
          <table:table-cell office:value-type="float" office:value="-0.517578" calcext:value-type="float">
            <text:p>-0.517578</text:p>
          </table:table-cell>
          <table:table-cell table:formula="of:=LOG([.A636];10)" office:value-type="float" office:value="-0.50855565798383" calcext:value-type="float">
            <text:p>-0.508555658</text:p>
          </table:table-cell>
          <table:table-cell table:formula="of:=ABS([.C636]-[.B636])" office:value-type="float" office:value="0.00902234201617025" calcext:value-type="float">
            <text:p>0.009022342</text:p>
          </table:table-cell>
        </table:table-row>
        <table:table-row table:style-name="ro1">
          <table:table-cell office:value-type="float" office:value="0.310547" calcext:value-type="float">
            <text:p>0.310547</text:p>
          </table:table-cell>
          <table:table-cell office:value-type="float" office:value="-0.516602" calcext:value-type="float">
            <text:p>-0.516602</text:p>
          </table:table-cell>
          <table:table-cell table:formula="of:=LOG([.A637];10)" office:value-type="float" office:value="-0.507872661845057" calcext:value-type="float">
            <text:p>-0.5078726618</text:p>
          </table:table-cell>
          <table:table-cell table:formula="of:=ABS([.C637]-[.B637])" office:value-type="float" office:value="0.00872933815494303" calcext:value-type="float">
            <text:p>0.0087293382</text:p>
          </table:table-cell>
        </table:table-row>
        <table:table-row table:style-name="ro1">
          <table:table-cell office:value-type="float" office:value="0.311035" calcext:value-type="float">
            <text:p>0.311035</text:p>
          </table:table-cell>
          <table:table-cell office:value-type="float" office:value="-0.516113" calcext:value-type="float">
            <text:p>-0.516113</text:p>
          </table:table-cell>
          <table:table-cell table:formula="of:=LOG([.A638];10)" office:value-type="float" office:value="-0.50719073813841" calcext:value-type="float">
            <text:p>-0.5071907381</text:p>
          </table:table-cell>
          <table:table-cell table:formula="of:=ABS([.C638]-[.B638])" office:value-type="float" office:value="0.00892226186159006" calcext:value-type="float">
            <text:p>0.0089222619</text:p>
          </table:table-cell>
        </table:table-row>
        <table:table-row table:style-name="ro1">
          <table:table-cell office:value-type="float" office:value="0.311523" calcext:value-type="float">
            <text:p>0.311523</text:p>
          </table:table-cell>
          <table:table-cell office:value-type="float" office:value="-0.515137" calcext:value-type="float">
            <text:p>-0.515137</text:p>
          </table:table-cell>
          <table:table-cell table:formula="of:=LOG([.A639];10)" office:value-type="float" office:value="-0.506509883501328" calcext:value-type="float">
            <text:p>-0.5065098835</text:p>
          </table:table-cell>
          <table:table-cell table:formula="of:=ABS([.C639]-[.B639])" office:value-type="float" office:value="0.00862711649867165" calcext:value-type="float">
            <text:p>0.0086271165</text:p>
          </table:table-cell>
        </table:table-row>
        <table:table-row table:style-name="ro1">
          <table:table-cell office:value-type="float" office:value="0.312012" calcext:value-type="float">
            <text:p>0.312012</text:p>
          </table:table-cell>
          <table:table-cell office:value-type="float" office:value="-0.514648" calcext:value-type="float">
            <text:p>-0.514648</text:p>
          </table:table-cell>
          <table:table-cell table:formula="of:=LOG([.A640];10)" office:value-type="float" office:value="-0.505828702668853" calcext:value-type="float">
            <text:p>-0.5058287027</text:p>
          </table:table-cell>
          <table:table-cell table:formula="of:=ABS([.C640]-[.B640])" office:value-type="float" office:value="0.00881929733114673" calcext:value-type="float">
            <text:p>0.0088192973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-0.513672" calcext:value-type="float">
            <text:p>-0.513672</text:p>
          </table:table-cell>
          <table:table-cell table:formula="of:=LOG([.A641];10)" office:value-type="float" office:value="-0.505149978319906" calcext:value-type="float">
            <text:p>-0.5051499783</text:p>
          </table:table-cell>
          <table:table-cell table:formula="of:=ABS([.C641]-[.B641])" office:value-type="float" office:value="0.00852202168009408" calcext:value-type="float">
            <text:p>0.0085220217</text:p>
          </table:table-cell>
        </table:table-row>
        <table:table-row table:style-name="ro1">
          <table:table-cell office:value-type="float" office:value="0.312988" calcext:value-type="float">
            <text:p>0.312988</text:p>
          </table:table-cell>
          <table:table-cell office:value-type="float" office:value="-0.513184" calcext:value-type="float">
            <text:p>-0.513184</text:p>
          </table:table-cell>
          <table:table-cell table:formula="of:=LOG([.A642];10)" office:value-type="float" office:value="-0.504472313040411" calcext:value-type="float">
            <text:p>-0.504472313</text:p>
          </table:table-cell>
          <table:table-cell table:formula="of:=ABS([.C642]-[.B642])" office:value-type="float" office:value="0.00871168695958913" calcext:value-type="float">
            <text:p>0.008711687</text:p>
          </table:table-cell>
        </table:table-row>
        <table:table-row table:style-name="ro1">
          <table:table-cell office:value-type="float" office:value="0.313477" calcext:value-type="float">
            <text:p>0.313477</text:p>
          </table:table-cell>
          <table:table-cell office:value-type="float" office:value="-0.512695" calcext:value-type="float">
            <text:p>-0.512695</text:p>
          </table:table-cell>
          <table:table-cell table:formula="of:=LOG([.A643];10)" office:value-type="float" office:value="-0.503794318117207" calcext:value-type="float">
            <text:p>-0.5037943181</text:p>
          </table:table-cell>
          <table:table-cell table:formula="of:=ABS([.C643]-[.B643])" office:value-type="float" office:value="0.00890068188279269" calcext:value-type="float">
            <text:p>0.0089006819</text:p>
          </table:table-cell>
        </table:table-row>
        <table:table-row table:style-name="ro1">
          <table:table-cell office:value-type="float" office:value="0.313965" calcext:value-type="float">
            <text:p>0.313965</text:p>
          </table:table-cell>
          <table:table-cell office:value-type="float" office:value="-0.511719" calcext:value-type="float">
            <text:p>-0.511719</text:p>
          </table:table-cell>
          <table:table-cell table:formula="of:=LOG([.A644];10)" office:value-type="float" office:value="-0.503118763245513" calcext:value-type="float">
            <text:p>-0.5031187632</text:p>
          </table:table-cell>
          <table:table-cell table:formula="of:=ABS([.C644]-[.B644])" office:value-type="float" office:value="0.0086002367544874" calcext:value-type="float">
            <text:p>0.0086002368</text:p>
          </table:table-cell>
        </table:table-row>
        <table:table-row table:style-name="ro1">
          <table:table-cell office:value-type="float" office:value="0.314453" calcext:value-type="float">
            <text:p>0.314453</text:p>
          </table:table-cell>
          <table:table-cell office:value-type="float" office:value="-0.51123" calcext:value-type="float">
            <text:p>-0.51123</text:p>
          </table:table-cell>
          <table:table-cell table:formula="of:=LOG([.A645];10)" office:value-type="float" office:value="-0.502444257582816" calcext:value-type="float">
            <text:p>-0.5024442576</text:p>
          </table:table-cell>
          <table:table-cell table:formula="of:=ABS([.C645]-[.B645])" office:value-type="float" office:value="0.00878574241718444" calcext:value-type="float">
            <text:p>0.0087857424</text:p>
          </table:table-cell>
        </table:table-row>
        <table:table-row table:style-name="ro1">
          <table:table-cell office:value-type="float" office:value="0.314941" calcext:value-type="float">
            <text:p>0.314941</text:p>
          </table:table-cell>
          <table:table-cell office:value-type="float" office:value="-0.510254" calcext:value-type="float">
            <text:p>-0.510254</text:p>
          </table:table-cell>
          <table:table-cell table:formula="of:=LOG([.A646];10)" office:value-type="float" office:value="-0.501770797875102" calcext:value-type="float">
            <text:p>-0.5017707979</text:p>
          </table:table-cell>
          <table:table-cell table:formula="of:=ABS([.C646]-[.B646])" office:value-type="float" office:value="0.00848320212489784" calcext:value-type="float">
            <text:p>0.0084832021</text:p>
          </table:table-cell>
        </table:table-row>
        <table:table-row table:style-name="ro1">
          <table:table-cell office:value-type="float" office:value="0.31543" calcext:value-type="float">
            <text:p>0.31543</text:p>
          </table:table-cell>
          <table:table-cell office:value-type="float" office:value="-0.509766" calcext:value-type="float">
            <text:p>-0.509766</text:p>
          </table:table-cell>
          <table:table-cell table:formula="of:=LOG([.A647];10)" office:value-type="float" office:value="-0.501097004048135" calcext:value-type="float">
            <text:p>-0.501097004</text:p>
          </table:table-cell>
          <table:table-cell table:formula="of:=ABS([.C647]-[.B647])" office:value-type="float" office:value="0.00866899595186488" calcext:value-type="float">
            <text:p>0.008668996</text:p>
          </table:table-cell>
        </table:table-row>
        <table:table-row table:style-name="ro1">
          <table:table-cell office:value-type="float" office:value="0.315918" calcext:value-type="float">
            <text:p>0.315918</text:p>
          </table:table-cell>
          <table:table-cell office:value-type="float" office:value="-0.509277" calcext:value-type="float">
            <text:p>-0.509277</text:p>
          </table:table-cell>
          <table:table-cell table:formula="of:=LOG([.A648];10)" office:value-type="float" office:value="-0.500425628675517" calcext:value-type="float">
            <text:p>-0.5004256287</text:p>
          </table:table-cell>
          <table:table-cell table:formula="of:=ABS([.C648]-[.B648])" office:value-type="float" office:value="0.00885137132448288" calcext:value-type="float">
            <text:p>0.0088513713</text:p>
          </table:table-cell>
        </table:table-row>
        <table:table-row table:style-name="ro1">
          <table:table-cell office:value-type="float" office:value="0.316406" calcext:value-type="float">
            <text:p>0.316406</text:p>
          </table:table-cell>
          <table:table-cell office:value-type="float" office:value="-0.508301" calcext:value-type="float">
            <text:p>-0.508301</text:p>
          </table:table-cell>
          <table:table-cell table:formula="of:=LOG([.A649];10)" office:value-type="float" office:value="-0.499755289579593" calcext:value-type="float">
            <text:p>-0.4997552896</text:p>
          </table:table-cell>
          <table:table-cell table:formula="of:=ABS([.C649]-[.B649])" office:value-type="float" office:value="0.00854571042040736" calcext:value-type="float">
            <text:p>0.0085457104</text:p>
          </table:table-cell>
        </table:table-row>
        <table:table-row table:style-name="ro1">
          <table:table-cell office:value-type="float" office:value="0.316895" calcext:value-type="float">
            <text:p>0.316895</text:p>
          </table:table-cell>
          <table:table-cell office:value-type="float" office:value="-0.507812" calcext:value-type="float">
            <text:p>-0.507812</text:p>
          </table:table-cell>
          <table:table-cell table:formula="of:=LOG([.A650];10)" office:value-type="float" office:value="-0.499084613096037" calcext:value-type="float">
            <text:p>-0.4990846131</text:p>
          </table:table-cell>
          <table:table-cell table:formula="of:=ABS([.C650]-[.B650])" office:value-type="float" office:value="0.00872738690396324" calcext:value-type="float">
            <text:p>0.0087273869</text:p>
          </table:table-cell>
        </table:table-row>
        <table:table-row table:style-name="ro1">
          <table:table-cell office:value-type="float" office:value="0.317383" calcext:value-type="float">
            <text:p>0.317383</text:p>
          </table:table-cell>
          <table:table-cell office:value-type="float" office:value="-0.506836" calcext:value-type="float">
            <text:p>-0.506836</text:p>
          </table:table-cell>
          <table:table-cell table:formula="of:=LOG([.A651];10)" office:value-type="float" office:value="-0.498416339093196" calcext:value-type="float">
            <text:p>-0.4984163391</text:p>
          </table:table-cell>
          <table:table-cell table:formula="of:=ABS([.C651]-[.B651])" office:value-type="float" office:value="0.00841966090680357" calcext:value-type="float">
            <text:p>0.0084196609</text:p>
          </table:table-cell>
        </table:table-row>
        <table:table-row table:style-name="ro1">
          <table:table-cell office:value-type="float" office:value="0.317871" calcext:value-type="float">
            <text:p>0.317871</text:p>
          </table:table-cell>
          <table:table-cell office:value-type="float" office:value="-0.506348" calcext:value-type="float">
            <text:p>-0.506348</text:p>
          </table:table-cell>
          <table:table-cell table:formula="of:=LOG([.A652];10)" office:value-type="float" office:value="-0.497749091822472" calcext:value-type="float">
            <text:p>-0.4977490918</text:p>
          </table:table-cell>
          <table:table-cell table:formula="of:=ABS([.C652]-[.B652])" office:value-type="float" office:value="0.00859890817752806" calcext:value-type="float">
            <text:p>0.0085989082</text:p>
          </table:table-cell>
        </table:table-row>
        <table:table-row table:style-name="ro1">
          <table:table-cell office:value-type="float" office:value="0.318359" calcext:value-type="float">
            <text:p>0.318359</text:p>
          </table:table-cell>
          <table:table-cell office:value-type="float" office:value="-0.505859" calcext:value-type="float">
            <text:p>-0.505859</text:p>
          </table:table-cell>
          <table:table-cell table:formula="of:=LOG([.A653];10)" office:value-type="float" office:value="-0.497082868133773" calcext:value-type="float">
            <text:p>-0.4970828681</text:p>
          </table:table-cell>
          <table:table-cell table:formula="of:=ABS([.C653]-[.B653])" office:value-type="float" office:value="0.00877613186622739" calcext:value-type="float">
            <text:p>0.0087761319</text:p>
          </table:table-cell>
        </table:table-row>
        <table:table-row table:style-name="ro1">
          <table:table-cell office:value-type="float" office:value="0.318848" calcext:value-type="float">
            <text:p>0.318848</text:p>
          </table:table-cell>
          <table:table-cell office:value-type="float" office:value="-0.504883" calcext:value-type="float">
            <text:p>-0.504883</text:p>
          </table:table-cell>
          <table:table-cell table:formula="of:=LOG([.A654];10)" office:value-type="float" office:value="-0.496416302815625" calcext:value-type="float">
            <text:p>-0.4964163028</text:p>
          </table:table-cell>
          <table:table-cell table:formula="of:=ABS([.C654]-[.B654])" office:value-type="float" office:value="0.00846669718437487" calcext:value-type="float">
            <text:p>0.0084666972</text:p>
          </table:table-cell>
        </table:table-row>
        <table:table-row table:style-name="ro1">
          <table:table-cell office:value-type="float" office:value="0.319336" calcext:value-type="float">
            <text:p>0.319336</text:p>
          </table:table-cell>
          <table:table-cell office:value-type="float" office:value="-0.504395" calcext:value-type="float">
            <text:p>-0.504395</text:p>
          </table:table-cell>
          <table:table-cell table:formula="of:=LOG([.A655];10)" office:value-type="float" office:value="-0.495752118980002" calcext:value-type="float">
            <text:p>-0.495752119</text:p>
          </table:table-cell>
          <table:table-cell table:formula="of:=ABS([.C655]-[.B655])" office:value-type="float" office:value="0.00864288101999744" calcext:value-type="float">
            <text:p>0.008642881</text:p>
          </table:table-cell>
        </table:table-row>
        <table:table-row table:style-name="ro1">
          <table:table-cell office:value-type="float" office:value="0.319824" calcext:value-type="float">
            <text:p>0.319824</text:p>
          </table:table-cell>
          <table:table-cell office:value-type="float" office:value="-0.503418" calcext:value-type="float">
            <text:p>-0.503418</text:p>
          </table:table-cell>
          <table:table-cell table:formula="of:=LOG([.A656];10)" office:value-type="float" office:value="-0.495088949356276" calcext:value-type="float">
            <text:p>-0.4950889494</text:p>
          </table:table-cell>
          <table:table-cell table:formula="of:=ABS([.C656]-[.B656])" office:value-type="float" office:value="0.00832905064372364" calcext:value-type="float">
            <text:p>0.0083290506</text:p>
          </table:table-cell>
        </table:table-row>
        <table:table-row table:style-name="ro1">
          <table:table-cell office:value-type="float" office:value="0.320312" calcext:value-type="float">
            <text:p>0.320312</text:p>
          </table:table-cell>
          <table:table-cell office:value-type="float" office:value="-0.50293" calcext:value-type="float">
            <text:p>-0.50293</text:p>
          </table:table-cell>
          <table:table-cell table:formula="of:=LOG([.A657];10)" office:value-type="float" office:value="-0.494426790851756" calcext:value-type="float">
            <text:p>-0.4944267909</text:p>
          </table:table-cell>
          <table:table-cell table:formula="of:=ABS([.C657]-[.B657])" office:value-type="float" office:value="0.00850320914824437" calcext:value-type="float">
            <text:p>0.0085032091</text:p>
          </table:table-cell>
        </table:table-row>
        <table:table-row table:style-name="ro1">
          <table:table-cell office:value-type="float" office:value="0.320801" calcext:value-type="float">
            <text:p>0.320801</text:p>
          </table:table-cell>
          <table:table-cell office:value-type="float" office:value="-0.502441" calcext:value-type="float">
            <text:p>-0.502441</text:p>
          </table:table-cell>
          <table:table-cell table:formula="of:=LOG([.A658];10)" office:value-type="float" office:value="-0.493764286604193" calcext:value-type="float">
            <text:p>-0.4937642866</text:p>
          </table:table-cell>
          <table:table-cell table:formula="of:=ABS([.C658]-[.B658])" office:value-type="float" office:value="0.00867671339580739" calcext:value-type="float">
            <text:p>0.0086767134</text:p>
          </table:table-cell>
        </table:table-row>
        <table:table-row table:style-name="ro1">
          <table:table-cell office:value-type="float" office:value="0.321289" calcext:value-type="float">
            <text:p>0.321289</text:p>
          </table:table-cell>
          <table:table-cell office:value-type="float" office:value="-0.501465" calcext:value-type="float">
            <text:p>-0.501465</text:p>
          </table:table-cell>
          <table:table-cell table:formula="of:=LOG([.A659];10)" office:value-type="float" office:value="-0.493104143172663" calcext:value-type="float">
            <text:p>-0.4931041432</text:p>
          </table:table-cell>
          <table:table-cell table:formula="of:=ABS([.C659]-[.B659])" office:value-type="float" office:value="0.00836085682733695" calcext:value-type="float">
            <text:p>0.0083608568</text:p>
          </table:table-cell>
        </table:table-row>
        <table:table-row table:style-name="ro1">
          <table:table-cell office:value-type="float" office:value="0.321777" calcext:value-type="float">
            <text:p>0.321777</text:p>
          </table:table-cell>
          <table:table-cell office:value-type="float" office:value="-0.500977" calcext:value-type="float">
            <text:p>-0.500977</text:p>
          </table:table-cell>
          <table:table-cell table:formula="of:=LOG([.A660];10)" office:value-type="float" office:value="-0.492445001660434" calcext:value-type="float">
            <text:p>-0.4924450017</text:p>
          </table:table-cell>
          <table:table-cell table:formula="of:=ABS([.C660]-[.B660])" office:value-type="float" office:value="0.00853199833956636" calcext:value-type="float">
            <text:p>0.0085319983</text:p>
          </table:table-cell>
        </table:table-row>
        <table:table-row table:style-name="ro1">
          <table:table-cell office:value-type="float" office:value="0.322266" calcext:value-type="float">
            <text:p>0.322266</text:p>
          </table:table-cell>
          <table:table-cell office:value-type="float" office:value="-0.5" calcext:value-type="float">
            <text:p>-0.5</text:p>
          </table:table-cell>
          <table:table-cell table:formula="of:=LOG([.A661];10)" office:value-type="float" office:value="-0.491785511401367" calcext:value-type="float">
            <text:p>-0.4917855114</text:p>
          </table:table-cell>
          <table:table-cell table:formula="of:=ABS([.C661]-[.B661])" office:value-type="float" office:value="0.00821448859863327" calcext:value-type="float">
            <text:p>0.0082144886</text:p>
          </table:table-cell>
        </table:table-row>
        <table:table-row table:style-name="ro1">
          <table:table-cell office:value-type="float" office:value="0.322754" calcext:value-type="float">
            <text:p>0.322754</text:p>
          </table:table-cell>
          <table:table-cell office:value-type="float" office:value="-0.499512" calcext:value-type="float">
            <text:p>-0.499512</text:p>
          </table:table-cell>
          <table:table-cell table:formula="of:=LOG([.A662];10)" office:value-type="float" office:value="-0.491128366669093" calcext:value-type="float">
            <text:p>-0.4911283667</text:p>
          </table:table-cell>
          <table:table-cell table:formula="of:=ABS([.C662]-[.B662])" office:value-type="float" office:value="0.00838363333090669" calcext:value-type="float">
            <text:p>0.0083836333</text:p>
          </table:table-cell>
        </table:table-row>
        <table:table-row table:style-name="ro1">
          <table:table-cell office:value-type="float" office:value="0.323242" calcext:value-type="float">
            <text:p>0.323242</text:p>
          </table:table-cell>
          <table:table-cell office:value-type="float" office:value="-0.498535" calcext:value-type="float">
            <text:p>-0.498535</text:p>
          </table:table-cell>
          <table:table-cell table:formula="of:=LOG([.A663];10)" office:value-type="float" office:value="-0.490472214781207" calcext:value-type="float">
            <text:p>-0.4904722148</text:p>
          </table:table-cell>
          <table:table-cell table:formula="of:=ABS([.C663]-[.B663])" office:value-type="float" office:value="0.00806278521879278" calcext:value-type="float">
            <text:p>0.0080627852</text:p>
          </table:table-cell>
        </table:table-row>
        <table:table-row table:style-name="ro1">
          <table:table-cell office:value-type="float" office:value="0.32373" calcext:value-type="float">
            <text:p>0.32373</text:p>
          </table:table-cell>
          <table:table-cell office:value-type="float" office:value="-0.498047" calcext:value-type="float">
            <text:p>-0.498047</text:p>
          </table:table-cell>
          <table:table-cell table:formula="of:=LOG([.A664];10)" office:value-type="float" office:value="-0.489817052742164" calcext:value-type="float">
            <text:p>-0.4898170527</text:p>
          </table:table-cell>
          <table:table-cell table:formula="of:=ABS([.C664]-[.B664])" office:value-type="float" office:value="0.00822994725783599" calcext:value-type="float">
            <text:p>0.0082299473</text:p>
          </table:table-cell>
        </table:table-row>
        <table:table-row table:style-name="ro1">
          <table:table-cell office:value-type="float" office:value="0.324219" calcext:value-type="float">
            <text:p>0.324219</text:p>
          </table:table-cell>
          <table:table-cell office:value-type="float" office:value="-0.497559" calcext:value-type="float">
            <text:p>-0.497559</text:p>
          </table:table-cell>
          <table:table-cell table:formula="of:=LOG([.A665];10)" office:value-type="float" office:value="-0.489161538058232" calcext:value-type="float">
            <text:p>-0.4891615381</text:p>
          </table:table-cell>
          <table:table-cell table:formula="of:=ABS([.C665]-[.B665])" office:value-type="float" office:value="0.00839746194176805" calcext:value-type="float">
            <text:p>0.0083974619</text:p>
          </table:table-cell>
        </table:table-row>
        <table:table-row table:style-name="ro1">
          <table:table-cell office:value-type="float" office:value="0.324707" calcext:value-type="float">
            <text:p>0.324707</text:p>
          </table:table-cell>
          <table:table-cell office:value-type="float" office:value="-0.496582" calcext:value-type="float">
            <text:p>-0.496582</text:p>
          </table:table-cell>
          <table:table-cell table:formula="of:=LOG([.A666];10)" office:value-type="float" office:value="-0.488508348797453" calcext:value-type="float">
            <text:p>-0.4885083488</text:p>
          </table:table-cell>
          <table:table-cell table:formula="of:=ABS([.C666]-[.B666])" office:value-type="float" office:value="0.00807365120254727" calcext:value-type="float">
            <text:p>0.0080736512</text:p>
          </table:table-cell>
        </table:table-row>
        <table:table-row table:style-name="ro1">
          <table:table-cell office:value-type="float" office:value="0.325195" calcext:value-type="float">
            <text:p>0.325195</text:p>
          </table:table-cell>
          <table:table-cell office:value-type="float" office:value="-0.496094" calcext:value-type="float">
            <text:p>-0.496094</text:p>
          </table:table-cell>
          <table:table-cell table:formula="of:=LOG([.A667];10)" office:value-type="float" office:value="-0.487856140473735" calcext:value-type="float">
            <text:p>-0.4878561405</text:p>
          </table:table-cell>
          <table:table-cell table:formula="of:=ABS([.C667]-[.B667])" office:value-type="float" office:value="0.00823785952626482" calcext:value-type="float">
            <text:p>0.0082378595</text:p>
          </table:table-cell>
        </table:table-row>
        <table:table-row table:style-name="ro1">
          <table:table-cell office:value-type="float" office:value="0.325684" calcext:value-type="float">
            <text:p>0.325684</text:p>
          </table:table-cell>
          <table:table-cell office:value-type="float" office:value="-0.495117" calcext:value-type="float">
            <text:p>-0.495117</text:p>
          </table:table-cell>
          <table:table-cell table:formula="of:=LOG([.A668];10)" office:value-type="float" office:value="-0.487203576658933" calcext:value-type="float">
            <text:p>-0.4872035767</text:p>
          </table:table-cell>
          <table:table-cell table:formula="of:=ABS([.C668]-[.B668])" office:value-type="float" office:value="0.00791342334106704" calcext:value-type="float">
            <text:p>0.0079134233</text:p>
          </table:table-cell>
        </table:table-row>
        <table:table-row table:style-name="ro1">
          <table:table-cell office:value-type="float" office:value="0.326172" calcext:value-type="float">
            <text:p>0.326172</text:p>
          </table:table-cell>
          <table:table-cell office:value-type="float" office:value="-0.494629" calcext:value-type="float">
            <text:p>-0.494629</text:p>
          </table:table-cell>
          <table:table-cell table:formula="of:=LOG([.A669];10)" office:value-type="float" office:value="-0.486553323392071" calcext:value-type="float">
            <text:p>-0.4865533234</text:p>
          </table:table-cell>
          <table:table-cell table:formula="of:=ABS([.C669]-[.B669])" office:value-type="float" office:value="0.00807567660792924" calcext:value-type="float">
            <text:p>0.0080756766</text:p>
          </table:table-cell>
        </table:table-row>
        <table:table-row table:style-name="ro1">
          <table:table-cell office:value-type="float" office:value="0.32666" calcext:value-type="float">
            <text:p>0.32666</text:p>
          </table:table-cell>
          <table:table-cell office:value-type="float" office:value="-0.494141" calcext:value-type="float">
            <text:p>-0.494141</text:p>
          </table:table-cell>
          <table:table-cell table:formula="of:=LOG([.A670];10)" office:value-type="float" office:value="-0.485904042270301" calcext:value-type="float">
            <text:p>-0.4859040423</text:p>
          </table:table-cell>
          <table:table-cell table:formula="of:=ABS([.C670]-[.B670])" office:value-type="float" office:value="0.00823695772969901" calcext:value-type="float">
            <text:p>0.0082369577</text:p>
          </table:table-cell>
        </table:table-row>
        <table:table-row table:style-name="ro1">
          <table:table-cell office:value-type="float" office:value="0.327148" calcext:value-type="float">
            <text:p>0.327148</text:p>
          </table:table-cell>
          <table:table-cell office:value-type="float" office:value="-0.493164" calcext:value-type="float">
            <text:p>-0.493164</text:p>
          </table:table-cell>
          <table:table-cell table:formula="of:=LOG([.A671];10)" office:value-type="float" office:value="-0.485255730391199" calcext:value-type="float">
            <text:p>-0.4852557304</text:p>
          </table:table-cell>
          <table:table-cell table:formula="of:=ABS([.C671]-[.B671])" office:value-type="float" office:value="0.00790826960880053" calcext:value-type="float">
            <text:p>0.0079082696</text:p>
          </table:table-cell>
        </table:table-row>
        <table:table-row table:style-name="ro1">
          <table:table-cell office:value-type="float" office:value="0.327637" calcext:value-type="float">
            <text:p>0.327637</text:p>
          </table:table-cell>
          <table:table-cell office:value-type="float" office:value="-0.492676" calcext:value-type="float">
            <text:p>-0.492676</text:p>
          </table:table-cell>
          <table:table-cell table:formula="of:=LOG([.A672];10)" office:value-type="float" office:value="-0.484607059327775" calcext:value-type="float">
            <text:p>-0.4846070593</text:p>
          </table:table-cell>
          <table:table-cell table:formula="of:=ABS([.C672]-[.B672])" office:value-type="float" office:value="0.00806894067222458" calcext:value-type="float">
            <text:p>0.0080689407</text:p>
          </table:table-cell>
        </table:table-row>
        <table:table-row table:style-name="ro1">
          <table:table-cell office:value-type="float" office:value="0.328125" calcext:value-type="float">
            <text:p>0.328125</text:p>
          </table:table-cell>
          <table:table-cell office:value-type="float" office:value="-0.491699" calcext:value-type="float">
            <text:p>-0.491699</text:p>
          </table:table-cell>
          <table:table-cell table:formula="of:=LOG([.A673];10)" office:value-type="float" office:value="-0.483960679249968" calcext:value-type="float">
            <text:p>-0.4839606792</text:p>
          </table:table-cell>
          <table:table-cell table:formula="of:=ABS([.C673]-[.B673])" office:value-type="float" office:value="0.00773832075003211" calcext:value-type="float">
            <text:p>0.0077383208</text:p>
          </table:table-cell>
        </table:table-row>
        <table:table-row table:style-name="ro1">
          <table:table-cell office:value-type="float" office:value="0.328613" calcext:value-type="float">
            <text:p>0.328613</text:p>
          </table:table-cell>
          <table:table-cell office:value-type="float" office:value="-0.491211" calcext:value-type="float">
            <text:p>-0.491211</text:p>
          </table:table-cell>
          <table:table-cell table:formula="of:=LOG([.A674];10)" office:value-type="float" office:value="-0.483315259779265" calcext:value-type="float">
            <text:p>-0.4833152598</text:p>
          </table:table-cell>
          <table:table-cell table:formula="of:=ABS([.C674]-[.B674])" office:value-type="float" office:value="0.00789574022073547" calcext:value-type="float">
            <text:p>0.0078957402</text:p>
          </table:table-cell>
        </table:table-row>
        <table:table-row table:style-name="ro1">
          <table:table-cell office:value-type="float" office:value="0.329102" calcext:value-type="float">
            <text:p>0.329102</text:p>
          </table:table-cell>
          <table:table-cell office:value-type="float" office:value="-0.490723" calcext:value-type="float">
            <text:p>-0.490723</text:p>
          </table:table-cell>
          <table:table-cell table:formula="of:=LOG([.A675];10)" office:value-type="float" office:value="-0.482669478427825" calcext:value-type="float">
            <text:p>-0.4826694784</text:p>
          </table:table-cell>
          <table:table-cell table:formula="of:=ABS([.C675]-[.B675])" office:value-type="float" office:value="0.00805352157217526" calcext:value-type="float">
            <text:p>0.0080535216</text:p>
          </table:table-cell>
        </table:table-row>
        <table:table-row table:style-name="ro1">
          <table:table-cell office:value-type="float" office:value="0.32959" calcext:value-type="float">
            <text:p>0.32959</text:p>
          </table:table-cell>
          <table:table-cell office:value-type="float" office:value="-0.489746" calcext:value-type="float">
            <text:p>-0.489746</text:p>
          </table:table-cell>
          <table:table-cell table:formula="of:=LOG([.A676];10)" office:value-type="float" office:value="-0.482025973585063" calcext:value-type="float">
            <text:p>-0.4820259736</text:p>
          </table:table-cell>
          <table:table-cell table:formula="of:=ABS([.C676]-[.B676])" office:value-type="float" office:value="0.00772002641493741" calcext:value-type="float">
            <text:p>0.0077200264</text:p>
          </table:table-cell>
        </table:table-row>
        <table:table-row table:style-name="ro1">
          <table:table-cell office:value-type="float" office:value="0.330078" calcext:value-type="float">
            <text:p>0.330078</text:p>
          </table:table-cell>
          <table:table-cell office:value-type="float" office:value="-0.489258" calcext:value-type="float">
            <text:p>-0.489258</text:p>
          </table:table-cell>
          <table:table-cell table:formula="of:=LOG([.A677];10)" office:value-type="float" office:value="-0.481383420828738" calcext:value-type="float">
            <text:p>-0.4813834208</text:p>
          </table:table-cell>
          <table:table-cell table:formula="of:=ABS([.C677]-[.B677])" office:value-type="float" office:value="0.00787457917126227" calcext:value-type="float">
            <text:p>0.0078745792</text:p>
          </table:table-cell>
        </table:table-row>
        <table:table-row table:style-name="ro1">
          <table:table-cell office:value-type="float" office:value="0.330566" calcext:value-type="float">
            <text:p>0.330566</text:p>
          </table:table-cell>
          <table:table-cell office:value-type="float" office:value="-0.488281" calcext:value-type="float">
            <text:p>-0.488281</text:p>
          </table:table-cell>
          <table:table-cell table:formula="of:=LOG([.A678];10)" office:value-type="float" office:value="-0.480741817345726" calcext:value-type="float">
            <text:p>-0.4807418173</text:p>
          </table:table-cell>
          <table:table-cell table:formula="of:=ABS([.C678]-[.B678])" office:value-type="float" office:value="0.00753918265427439" calcext:value-type="float">
            <text:p>0.0075391827</text:p>
          </table:table-cell>
        </table:table-row>
        <table:table-row table:style-name="ro1">
          <table:table-cell office:value-type="float" office:value="0.331055" calcext:value-type="float">
            <text:p>0.331055</text:p>
          </table:table-cell>
          <table:table-cell office:value-type="float" office:value="-0.487793" calcext:value-type="float">
            <text:p>-0.487793</text:p>
          </table:table-cell>
          <table:table-cell table:formula="of:=LOG([.A679];10)" office:value-type="float" office:value="-0.48009984848343" calcext:value-type="float">
            <text:p>-0.4800998485</text:p>
          </table:table-cell>
          <table:table-cell table:formula="of:=ABS([.C679]-[.B679])" office:value-type="float" office:value="0.00769315151656996" calcext:value-type="float">
            <text:p>0.0076931515</text:p>
          </table:table-cell>
        </table:table-row>
        <table:table-row table:style-name="ro1">
          <table:table-cell office:value-type="float" office:value="0.331543" calcext:value-type="float">
            <text:p>0.331543</text:p>
          </table:table-cell>
          <table:table-cell office:value-type="float" office:value="-0.487305" calcext:value-type="float">
            <text:p>-0.487305</text:p>
          </table:table-cell>
          <table:table-cell table:formula="of:=LOG([.A680];10)" office:value-type="float" office:value="-0.47946013708832" calcext:value-type="float">
            <text:p>-0.4794601371</text:p>
          </table:table-cell>
          <table:table-cell table:formula="of:=ABS([.C680]-[.B680])" office:value-type="float" office:value="0.00784486291167985" calcext:value-type="float">
            <text:p>0.0078448629</text:p>
          </table:table-cell>
        </table:table-row>
        <table:table-row table:style-name="ro1">
          <table:table-cell office:value-type="float" office:value="0.332031" calcext:value-type="float">
            <text:p>0.332031</text:p>
          </table:table-cell>
          <table:table-cell office:value-type="float" office:value="-0.486328" calcext:value-type="float">
            <text:p>-0.486328</text:p>
          </table:table-cell>
          <table:table-cell table:formula="of:=LOG([.A681];10)" office:value-type="float" office:value="-0.478821366595878" calcext:value-type="float">
            <text:p>-0.4788213666</text:p>
          </table:table-cell>
          <table:table-cell table:formula="of:=ABS([.C681]-[.B681])" office:value-type="float" office:value="0.00750663340412189" calcext:value-type="float">
            <text:p>0.0075066334</text:p>
          </table:table-cell>
        </table:table-row>
        <table:table-row table:style-name="ro1">
          <table:table-cell office:value-type="float" office:value="0.33252" calcext:value-type="float">
            <text:p>0.33252</text:p>
          </table:table-cell>
          <table:table-cell office:value-type="float" office:value="-0.48584" calcext:value-type="float">
            <text:p>-0.48584</text:p>
          </table:table-cell>
          <table:table-cell table:formula="of:=LOG([.A682];10)" office:value-type="float" office:value="-0.478182228170143" calcext:value-type="float">
            <text:p>-0.4781822282</text:p>
          </table:table-cell>
          <table:table-cell table:formula="of:=ABS([.C682]-[.B682])" office:value-type="float" office:value="0.00765777182985672" calcext:value-type="float">
            <text:p>0.0076577718</text:p>
          </table:table-cell>
        </table:table-row>
        <table:table-row table:style-name="ro1">
          <table:table-cell office:value-type="float" office:value="0.333008" calcext:value-type="float">
            <text:p>0.333008</text:p>
          </table:table-cell>
          <table:table-cell office:value-type="float" office:value="-0.484863" calcext:value-type="float">
            <text:p>-0.484863</text:p>
          </table:table-cell>
          <table:table-cell table:formula="of:=LOG([.A683];10)" office:value-type="float" office:value="-0.477545333117939" calcext:value-type="float">
            <text:p>-0.4775453331</text:p>
          </table:table-cell>
          <table:table-cell table:formula="of:=ABS([.C683]-[.B683])" office:value-type="float" office:value="0.00731766688206131" calcext:value-type="float">
            <text:p>0.0073176669</text:p>
          </table:table-cell>
        </table:table-row>
        <table:table-row table:style-name="ro1">
          <table:table-cell office:value-type="float" office:value="0.333496" calcext:value-type="float">
            <text:p>0.333496</text:p>
          </table:table-cell>
          <table:table-cell office:value-type="float" office:value="-0.484375" calcext:value-type="float">
            <text:p>-0.484375</text:p>
          </table:table-cell>
          <table:table-cell table:formula="of:=LOG([.A684];10)" office:value-type="float" office:value="-0.476909370707989" calcext:value-type="float">
            <text:p>-0.4769093707</text:p>
          </table:table-cell>
          <table:table-cell table:formula="of:=ABS([.C684]-[.B684])" office:value-type="float" office:value="0.00746562929201139" calcext:value-type="float">
            <text:p>0.0074656293</text:p>
          </table:table-cell>
        </table:table-row>
        <table:table-row table:style-name="ro1">
          <table:table-cell office:value-type="float" office:value="0.333984" calcext:value-type="float">
            <text:p>0.333984</text:p>
          </table:table-cell>
          <table:table-cell office:value-type="float" office:value="-0.483398" calcext:value-type="float">
            <text:p>-0.483398</text:p>
          </table:table-cell>
          <table:table-cell table:formula="of:=LOG([.A685];10)" office:value-type="float" office:value="-0.476274338212843" calcext:value-type="float">
            <text:p>-0.4762743382</text:p>
          </table:table-cell>
          <table:table-cell table:formula="of:=ABS([.C685]-[.B685])" office:value-type="float" office:value="0.0071236617871574" calcext:value-type="float">
            <text:p>0.0071236618</text:p>
          </table:table-cell>
        </table:table-row>
        <table:table-row table:style-name="ro1">
          <table:table-cell office:value-type="float" office:value="0.334473" calcext:value-type="float">
            <text:p>0.334473</text:p>
          </table:table-cell>
          <table:table-cell office:value-type="float" office:value="-0.48291" calcext:value-type="float">
            <text:p>-0.48291</text:p>
          </table:table-cell>
          <table:table-cell table:formula="of:=LOG([.A686];10)" office:value-type="float" office:value="-0.475638934470991" calcext:value-type="float">
            <text:p>-0.4756389345</text:p>
          </table:table-cell>
          <table:table-cell table:formula="of:=ABS([.C686]-[.B686])" office:value-type="float" office:value="0.0072710655290093" calcext:value-type="float">
            <text:p>0.0072710655</text:p>
          </table:table-cell>
        </table:table-row>
        <table:table-row table:style-name="ro1">
          <table:table-cell office:value-type="float" office:value="0.334961" calcext:value-type="float">
            <text:p>0.334961</text:p>
          </table:table-cell>
          <table:table-cell office:value-type="float" office:value="-0.482422" calcext:value-type="float">
            <text:p>-0.482422</text:p>
          </table:table-cell>
          <table:table-cell table:formula="of:=LOG([.A687];10)" office:value-type="float" office:value="-0.47500575556251" calcext:value-type="float">
            <text:p>-0.4750057556</text:p>
          </table:table-cell>
          <table:table-cell table:formula="of:=ABS([.C687]-[.B687])" office:value-type="float" office:value="0.00741624443748989" calcext:value-type="float">
            <text:p>0.0074162444</text:p>
          </table:table-cell>
        </table:table-row>
        <table:table-row table:style-name="ro1">
          <table:table-cell office:value-type="float" office:value="0.335449" calcext:value-type="float">
            <text:p>0.335449</text:p>
          </table:table-cell>
          <table:table-cell office:value-type="float" office:value="-0.481445" calcext:value-type="float">
            <text:p>-0.481445</text:p>
          </table:table-cell>
          <table:table-cell table:formula="of:=LOG([.A688];10)" office:value-type="float" office:value="-0.474373498452381" calcext:value-type="float">
            <text:p>-0.4743734985</text:p>
          </table:table-cell>
          <table:table-cell table:formula="of:=ABS([.C688]-[.B688])" office:value-type="float" office:value="0.00707150154761849" calcext:value-type="float">
            <text:p>0.0070715015</text:p>
          </table:table-cell>
        </table:table-row>
        <table:table-row table:style-name="ro1">
          <table:table-cell office:value-type="float" office:value="0.335938" calcext:value-type="float">
            <text:p>0.335938</text:p>
          </table:table-cell>
          <table:table-cell office:value-type="float" office:value="-0.480957" calcext:value-type="float">
            <text:p>-0.480957</text:p>
          </table:table-cell>
          <table:table-cell table:formula="of:=LOG([.A689];10)" office:value-type="float" office:value="-0.473740867676976" calcext:value-type="float">
            <text:p>-0.4737408677</text:p>
          </table:table-cell>
          <table:table-cell table:formula="of:=ABS([.C689]-[.B689])" office:value-type="float" office:value="0.00721613232302415" calcext:value-type="float">
            <text:p>0.0072161323</text:p>
          </table:table-cell>
        </table:table-row>
        <table:table-row table:style-name="ro1">
          <table:table-cell office:value-type="float" office:value="0.336426" calcext:value-type="float">
            <text:p>0.336426</text:p>
          </table:table-cell>
          <table:table-cell office:value-type="float" office:value="-0.47998" calcext:value-type="float">
            <text:p>-0.47998</text:p>
          </table:table-cell>
          <table:table-cell table:formula="of:=LOG([.A690];10)" office:value-type="float" office:value="-0.473110448010297" calcext:value-type="float">
            <text:p>-0.473110448</text:p>
          </table:table-cell>
          <table:table-cell table:formula="of:=ABS([.C690]-[.B690])" office:value-type="float" office:value="0.00686955198970307" calcext:value-type="float">
            <text:p>0.006869552</text:p>
          </table:table-cell>
        </table:table-row>
        <table:table-row table:style-name="ro1">
          <table:table-cell office:value-type="float" office:value="0.336914" calcext:value-type="float">
            <text:p>0.336914</text:p>
          </table:table-cell>
          <table:table-cell office:value-type="float" office:value="-0.479492" calcext:value-type="float">
            <text:p>-0.479492</text:p>
          </table:table-cell>
          <table:table-cell table:formula="of:=LOG([.A691];10)" office:value-type="float" office:value="-0.472480942131319" calcext:value-type="float">
            <text:p>-0.4724809421</text:p>
          </table:table-cell>
          <table:table-cell table:formula="of:=ABS([.C691]-[.B691])" office:value-type="float" office:value="0.00701105786868128" calcext:value-type="float">
            <text:p>0.0070110579</text:p>
          </table:table-cell>
        </table:table-row>
        <table:table-row table:style-name="ro1">
          <table:table-cell office:value-type="float" office:value="0.337402" calcext:value-type="float">
            <text:p>0.337402</text:p>
          </table:table-cell>
          <table:table-cell office:value-type="float" office:value="-0.479004" calcext:value-type="float">
            <text:p>-0.479004</text:p>
          </table:table-cell>
          <table:table-cell table:formula="of:=LOG([.A692];10)" office:value-type="float" office:value="-0.47185234739482" calcext:value-type="float">
            <text:p>-0.4718523474</text:p>
          </table:table-cell>
          <table:table-cell table:formula="of:=ABS([.C692]-[.B692])" office:value-type="float" office:value="0.00715165260517953" calcext:value-type="float">
            <text:p>0.0071516526</text:p>
          </table:table-cell>
        </table:table-row>
        <table:table-row table:style-name="ro1">
          <table:table-cell office:value-type="float" office:value="0.337891" calcext:value-type="float">
            <text:p>0.337891</text:p>
          </table:table-cell>
          <table:table-cell office:value-type="float" office:value="-0.478027" calcext:value-type="float">
            <text:p>-0.478027</text:p>
          </table:table-cell>
          <table:table-cell table:formula="of:=LOG([.A693];10)" office:value-type="float" office:value="-0.471223375855739" calcext:value-type="float">
            <text:p>-0.4712233759</text:p>
          </table:table-cell>
          <table:table-cell table:formula="of:=ABS([.C693]-[.B693])" office:value-type="float" office:value="0.00680362414426094" calcext:value-type="float">
            <text:p>0.0068036241</text:p>
          </table:table-cell>
        </table:table-row>
        <table:table-row table:style-name="ro1">
          <table:table-cell office:value-type="float" office:value="0.338379" calcext:value-type="float">
            <text:p>0.338379</text:p>
          </table:table-cell>
          <table:table-cell office:value-type="float" office:value="-0.477539" calcext:value-type="float">
            <text:p>-0.477539</text:p>
          </table:table-cell>
          <table:table-cell table:formula="of:=LOG([.A694];10)" office:value-type="float" office:value="-0.470596597367991" calcext:value-type="float">
            <text:p>-0.4705965974</text:p>
          </table:table-cell>
          <table:table-cell table:formula="of:=ABS([.C694]-[.B694])" office:value-type="float" office:value="0.00694240263200924" calcext:value-type="float">
            <text:p>0.0069424026</text:p>
          </table:table-cell>
        </table:table-row>
        <table:table-row table:style-name="ro1">
          <table:table-cell office:value-type="float" office:value="0.338867" calcext:value-type="float">
            <text:p>0.338867</text:p>
          </table:table-cell>
          <table:table-cell office:value-type="float" office:value="-0.476562" calcext:value-type="float">
            <text:p>-0.476562</text:p>
          </table:table-cell>
          <table:table-cell table:formula="of:=LOG([.A695];10)" office:value-type="float" office:value="-0.469970722150274" calcext:value-type="float">
            <text:p>-0.4699707222</text:p>
          </table:table-cell>
          <table:table-cell table:formula="of:=ABS([.C695]-[.B695])" office:value-type="float" office:value="0.00659127784972569" calcext:value-type="float">
            <text:p>0.0065912778</text:p>
          </table:table-cell>
        </table:table-row>
        <table:table-row table:style-name="ro1">
          <table:table-cell office:value-type="float" office:value="0.339355" calcext:value-type="float">
            <text:p>0.339355</text:p>
          </table:table-cell>
          <table:table-cell office:value-type="float" office:value="-0.476074" calcext:value-type="float">
            <text:p>-0.476074</text:p>
          </table:table-cell>
          <table:table-cell table:formula="of:=LOG([.A696];10)" office:value-type="float" office:value="-0.469345747602874" calcext:value-type="float">
            <text:p>-0.4693457476</text:p>
          </table:table-cell>
          <table:table-cell table:formula="of:=ABS([.C696]-[.B696])" office:value-type="float" office:value="0.00672825239712566" calcext:value-type="float">
            <text:p>0.0067282524</text:p>
          </table:table-cell>
        </table:table-row>
        <table:table-row table:style-name="ro1">
          <table:table-cell office:value-type="float" office:value="0.339844" calcext:value-type="float">
            <text:p>0.339844</text:p>
          </table:table-cell>
          <table:table-cell office:value-type="float" office:value="-0.475586" calcext:value-type="float">
            <text:p>-0.475586</text:p>
          </table:table-cell>
          <table:table-cell table:formula="of:=LOG([.A697];10)" office:value-type="float" office:value="-0.46872039321235" calcext:value-type="float">
            <text:p>-0.4687203932</text:p>
          </table:table-cell>
          <table:table-cell table:formula="of:=ABS([.C697]-[.B697])" office:value-type="float" office:value="0.00686560678764964" calcext:value-type="float">
            <text:p>0.0068656068</text:p>
          </table:table-cell>
        </table:table-row>
        <table:table-row table:style-name="ro1">
          <table:table-cell office:value-type="float" office:value="0.340332" calcext:value-type="float">
            <text:p>0.340332</text:p>
          </table:table-cell>
          <table:table-cell office:value-type="float" office:value="-0.474609" calcext:value-type="float">
            <text:p>-0.474609</text:p>
          </table:table-cell>
          <table:table-cell table:formula="of:=LOG([.A698];10)" office:value-type="float" office:value="-0.468097214083615" calcext:value-type="float">
            <text:p>-0.4680972141</text:p>
          </table:table-cell>
          <table:table-cell table:formula="of:=ABS([.C698]-[.B698])" office:value-type="float" office:value="0.00651178591638535" calcext:value-type="float">
            <text:p>0.0065117859</text:p>
          </table:table-cell>
        </table:table-row>
        <table:table-row table:style-name="ro1">
          <table:table-cell office:value-type="float" office:value="0.34082" calcext:value-type="float">
            <text:p>0.34082</text:p>
          </table:table-cell>
          <table:table-cell office:value-type="float" office:value="-0.474121" calcext:value-type="float">
            <text:p>-0.474121</text:p>
          </table:table-cell>
          <table:table-cell table:formula="of:=LOG([.A699];10)" office:value-type="float" office:value="-0.467474927887789" calcext:value-type="float">
            <text:p>-0.4674749279</text:p>
          </table:table-cell>
          <table:table-cell table:formula="of:=ABS([.C699]-[.B699])" office:value-type="float" office:value="0.00664607211221058" calcext:value-type="float">
            <text:p>0.0066460721</text:p>
          </table:table-cell>
        </table:table-row>
        <table:table-row table:style-name="ro1">
          <table:table-cell office:value-type="float" office:value="0.341309" calcext:value-type="float">
            <text:p>0.341309</text:p>
          </table:table-cell>
          <table:table-cell office:value-type="float" office:value="-0.473145" calcext:value-type="float">
            <text:p>-0.473145</text:p>
          </table:table-cell>
          <table:table-cell table:formula="of:=LOG([.A700];10)" office:value-type="float" office:value="-0.466852259629937" calcext:value-type="float">
            <text:p>-0.4668522596</text:p>
          </table:table-cell>
          <table:table-cell table:formula="of:=ABS([.C700]-[.B700])" office:value-type="float" office:value="0.00629274037006261" calcext:value-type="float">
            <text:p>0.0062927404</text:p>
          </table:table-cell>
        </table:table-row>
        <table:table-row table:style-name="ro1">
          <table:table-cell office:value-type="float" office:value="0.341797" calcext:value-type="float">
            <text:p>0.341797</text:p>
          </table:table-cell>
          <table:table-cell office:value-type="float" office:value="-0.472656" calcext:value-type="float">
            <text:p>-0.472656</text:p>
          </table:table-cell>
          <table:table-cell table:formula="of:=LOG([.A701];10)" office:value-type="float" office:value="-0.466231753461869" calcext:value-type="float">
            <text:p>-0.4662317535</text:p>
          </table:table-cell>
          <table:table-cell table:formula="of:=ABS([.C701]-[.B701])" office:value-type="float" office:value="0.00642424653813084" calcext:value-type="float">
            <text:p>0.0064242465</text:p>
          </table:table-cell>
        </table:table-row>
        <table:table-row table:style-name="ro1">
          <table:table-cell office:value-type="float" office:value="0.342285" calcext:value-type="float">
            <text:p>0.342285</text:p>
          </table:table-cell>
          <table:table-cell office:value-type="float" office:value="-0.47168" calcext:value-type="float">
            <text:p>-0.47168</text:p>
          </table:table-cell>
          <table:table-cell table:formula="of:=LOG([.A702];10)" office:value-type="float" office:value="-0.465612132588584" calcext:value-type="float">
            <text:p>-0.4656121326</text:p>
          </table:table-cell>
          <table:table-cell table:formula="of:=ABS([.C702]-[.B702])" office:value-type="float" office:value="0.00606786741141635" calcext:value-type="float">
            <text:p>0.0060678674</text:p>
          </table:table-cell>
        </table:table-row>
        <table:table-row table:style-name="ro1">
          <table:table-cell office:value-type="float" office:value="0.342773" calcext:value-type="float">
            <text:p>0.342773</text:p>
          </table:table-cell>
          <table:table-cell office:value-type="float" office:value="-0.471191" calcext:value-type="float">
            <text:p>-0.471191</text:p>
          </table:table-cell>
          <table:table-cell table:formula="of:=LOG([.A703];10)" office:value-type="float" office:value="-0.464993394487526" calcext:value-type="float">
            <text:p>-0.4649933945</text:p>
          </table:table-cell>
          <table:table-cell table:formula="of:=ABS([.C703]-[.B703])" office:value-type="float" office:value="0.00619760551247356" calcext:value-type="float">
            <text:p>0.0061976055</text:p>
          </table:table-cell>
        </table:table-row>
        <table:table-row table:style-name="ro1">
          <table:table-cell office:value-type="float" office:value="0.343262" calcext:value-type="float">
            <text:p>0.343262</text:p>
          </table:table-cell>
          <table:table-cell office:value-type="float" office:value="-0.470703" calcext:value-type="float">
            <text:p>-0.470703</text:p>
          </table:table-cell>
          <table:table-cell table:formula="of:=LOG([.A704];10)" office:value-type="float" office:value="-0.464374271446815" calcext:value-type="float">
            <text:p>-0.4643742714</text:p>
          </table:table-cell>
          <table:table-cell table:formula="of:=ABS([.C704]-[.B704])" office:value-type="float" office:value="0.00632872855318461" calcext:value-type="float">
            <text:p>0.0063287286</text:p>
          </table:table-cell>
        </table:table-row>
        <table:table-row table:style-name="ro1">
          <table:table-cell office:value-type="float" office:value="0.34375" calcext:value-type="float">
            <text:p>0.34375</text:p>
          </table:table-cell>
          <table:table-cell office:value-type="float" office:value="-0.469727" calcext:value-type="float">
            <text:p>-0.469727</text:p>
          </table:table-cell>
          <table:table-cell table:formula="of:=LOG([.A705];10)" office:value-type="float" office:value="-0.463757293161681" calcext:value-type="float">
            <text:p>-0.4637572932</text:p>
          </table:table-cell>
          <table:table-cell table:formula="of:=ABS([.C705]-[.B705])" office:value-type="float" office:value="0.00596970683831916" calcext:value-type="float">
            <text:p>0.0059697068</text:p>
          </table:table-cell>
        </table:table-row>
        <table:table-row table:style-name="ro1">
          <table:table-cell office:value-type="float" office:value="0.344238" calcext:value-type="float">
            <text:p>0.344238</text:p>
          </table:table-cell>
          <table:table-cell office:value-type="float" office:value="-0.469238" calcext:value-type="float">
            <text:p>-0.469238</text:p>
          </table:table-cell>
          <table:table-cell table:formula="of:=LOG([.A706];10)" office:value-type="float" office:value="-0.463141190140371" calcext:value-type="float">
            <text:p>-0.4631411901</text:p>
          </table:table-cell>
          <table:table-cell table:formula="of:=ABS([.C706]-[.B706])" office:value-type="float" office:value="0.00609680985962863" calcext:value-type="float">
            <text:p>0.0060968099</text:p>
          </table:table-cell>
        </table:table-row>
        <table:table-row table:style-name="ro1">
          <table:table-cell office:value-type="float" office:value="0.344727" calcext:value-type="float">
            <text:p>0.344727</text:p>
          </table:table-cell>
          <table:table-cell office:value-type="float" office:value="-0.468262" calcext:value-type="float">
            <text:p>-0.468262</text:p>
          </table:table-cell>
          <table:table-cell table:formula="of:=LOG([.A707];10)" office:value-type="float" office:value="-0.462524700079739" calcext:value-type="float">
            <text:p>-0.4625247001</text:p>
          </table:table-cell>
          <table:table-cell table:formula="of:=ABS([.C707]-[.B707])" office:value-type="float" office:value="0.00573729992026106" calcext:value-type="float">
            <text:p>0.0057372999</text:p>
          </table:table-cell>
        </table:table-row>
        <table:table-row table:style-name="ro1">
          <table:table-cell office:value-type="float" office:value="0.345215" calcext:value-type="float">
            <text:p>0.345215</text:p>
          </table:table-cell>
          <table:table-cell office:value-type="float" office:value="-0.467773" calcext:value-type="float">
            <text:p>-0.467773</text:p>
          </table:table-cell>
          <table:table-cell table:formula="of:=LOG([.A708];10)" office:value-type="float" office:value="-0.461910341938007" calcext:value-type="float">
            <text:p>-0.4619103419</text:p>
          </table:table-cell>
          <table:table-cell table:formula="of:=ABS([.C708]-[.B708])" office:value-type="float" office:value="0.00586265806199282" calcext:value-type="float">
            <text:p>0.0058626581</text:p>
          </table:table-cell>
        </table:table-row>
        <table:table-row table:style-name="ro1">
          <table:table-cell office:value-type="float" office:value="0.345703" calcext:value-type="float">
            <text:p>0.345703</text:p>
          </table:table-cell>
          <table:table-cell office:value-type="float" office:value="-0.467285" calcext:value-type="float">
            <text:p>-0.467285</text:p>
          </table:table-cell>
          <table:table-cell table:formula="of:=LOG([.A709];10)" office:value-type="float" office:value="-0.461296851647086" calcext:value-type="float">
            <text:p>-0.4612968516</text:p>
          </table:table-cell>
          <table:table-cell table:formula="of:=ABS([.C709]-[.B709])" office:value-type="float" office:value="0.0059881483529145" calcext:value-type="float">
            <text:p>0.0059881484</text:p>
          </table:table-cell>
        </table:table-row>
        <table:table-row table:style-name="ro1">
          <table:table-cell office:value-type="float" office:value="0.346191" calcext:value-type="float">
            <text:p>0.346191</text:p>
          </table:table-cell>
          <table:table-cell office:value-type="float" office:value="-0.466309" calcext:value-type="float">
            <text:p>-0.466309</text:p>
          </table:table-cell>
          <table:table-cell table:formula="of:=LOG([.A710];10)" office:value-type="float" office:value="-0.460684226758556" calcext:value-type="float">
            <text:p>-0.4606842268</text:p>
          </table:table-cell>
          <table:table-cell table:formula="of:=ABS([.C710]-[.B710])" office:value-type="float" office:value="0.00562477324144411" calcext:value-type="float">
            <text:p>0.0056247732</text:p>
          </table:table-cell>
        </table:table-row>
        <table:table-row table:style-name="ro1">
          <table:table-cell office:value-type="float" office:value="0.34668" calcext:value-type="float">
            <text:p>0.34668</text:p>
          </table:table-cell>
          <table:table-cell office:value-type="float" office:value="-0.46582" calcext:value-type="float">
            <text:p>-0.46582</text:p>
          </table:table-cell>
          <table:table-cell table:formula="of:=LOG([.A711];10)" office:value-type="float" office:value="-0.460071212108178" calcext:value-type="float">
            <text:p>-0.4600712121</text:p>
          </table:table-cell>
          <table:table-cell table:formula="of:=ABS([.C711]-[.B711])" office:value-type="float" office:value="0.00574878789182193" calcext:value-type="float">
            <text:p>0.0057487879</text:p>
          </table:table-cell>
        </table:table-row>
        <table:table-row table:style-name="ro1">
          <table:table-cell office:value-type="float" office:value="0.347168" calcext:value-type="float">
            <text:p>0.347168</text:p>
          </table:table-cell>
          <table:table-cell office:value-type="float" office:value="-0.464844" calcext:value-type="float">
            <text:p>-0.464844</text:p>
          </table:table-cell>
          <table:table-cell table:formula="of:=LOG([.A712];10)" office:value-type="float" office:value="-0.459460312481417" calcext:value-type="float">
            <text:p>-0.4594603125</text:p>
          </table:table-cell>
          <table:table-cell table:formula="of:=ABS([.C712]-[.B712])" office:value-type="float" office:value="0.00538368751858298" calcext:value-type="float">
            <text:p>0.0053836875</text:p>
          </table:table-cell>
        </table:table-row>
        <table:table-row table:style-name="ro1">
          <table:table-cell office:value-type="float" office:value="0.347656" calcext:value-type="float">
            <text:p>0.347656</text:p>
          </table:table-cell>
          <table:table-cell office:value-type="float" office:value="-0.464355" calcext:value-type="float">
            <text:p>-0.464355</text:p>
          </table:table-cell>
          <table:table-cell table:formula="of:=LOG([.A713];10)" office:value-type="float" office:value="-0.458850270968699" calcext:value-type="float">
            <text:p>-0.458850271</text:p>
          </table:table-cell>
          <table:table-cell table:formula="of:=ABS([.C713]-[.B713])" office:value-type="float" office:value="0.005504729031301" calcext:value-type="float">
            <text:p>0.005504729</text:p>
          </table:table-cell>
        </table:table-row>
        <table:table-row table:style-name="ro1">
          <table:table-cell office:value-type="float" office:value="0.348145" calcext:value-type="float">
            <text:p>0.348145</text:p>
          </table:table-cell>
          <table:table-cell office:value-type="float" office:value="-0.463867" calcext:value-type="float">
            <text:p>-0.463867</text:p>
          </table:table-cell>
          <table:table-cell table:formula="of:=LOG([.A714];10)" office:value-type="float" office:value="-0.458239837707998" calcext:value-type="float">
            <text:p>-0.4582398377</text:p>
          </table:table-cell>
          <table:table-cell table:formula="of:=ABS([.C714]-[.B714])" office:value-type="float" office:value="0.00562716229200222" calcext:value-type="float">
            <text:p>0.0056271623</text:p>
          </table:table-cell>
        </table:table-row>
        <table:table-row table:style-name="ro1">
          <table:table-cell office:value-type="float" office:value="0.348633" calcext:value-type="float">
            <text:p>0.348633</text:p>
          </table:table-cell>
          <table:table-cell office:value-type="float" office:value="-0.462891" calcext:value-type="float">
            <text:p>-0.462891</text:p>
          </table:table-cell>
          <table:table-cell table:formula="of:=LOG([.A715];10)" office:value-type="float" office:value="-0.45763150695754" calcext:value-type="float">
            <text:p>-0.457631507</text:p>
          </table:table-cell>
          <table:table-cell table:formula="of:=ABS([.C715]-[.B715])" office:value-type="float" office:value="0.00525949304245998" calcext:value-type="float">
            <text:p>0.005259493</text:p>
          </table:table-cell>
        </table:table-row>
        <table:table-row table:style-name="ro1">
          <table:table-cell office:value-type="float" office:value="0.349121" calcext:value-type="float">
            <text:p>0.349121</text:p>
          </table:table-cell>
          <table:table-cell office:value-type="float" office:value="-0.462402" calcext:value-type="float">
            <text:p>-0.462402</text:p>
          </table:table-cell>
          <table:table-cell table:formula="of:=LOG([.A716];10)" office:value-type="float" office:value="-0.457024027124463" calcext:value-type="float">
            <text:p>-0.4570240271</text:p>
          </table:table-cell>
          <table:table-cell table:formula="of:=ABS([.C716]-[.B716])" office:value-type="float" office:value="0.00537797287553682" calcext:value-type="float">
            <text:p>0.0053779729</text:p>
          </table:table-cell>
        </table:table-row>
        <table:table-row table:style-name="ro1">
          <table:table-cell office:value-type="float" office:value="0.349609" calcext:value-type="float">
            <text:p>0.349609</text:p>
          </table:table-cell>
          <table:table-cell office:value-type="float" office:value="-0.461426" calcext:value-type="float">
            <text:p>-0.461426</text:p>
          </table:table-cell>
          <table:table-cell table:formula="of:=LOG([.A717];10)" office:value-type="float" office:value="-0.456417395831609" calcext:value-type="float">
            <text:p>-0.4564173958</text:p>
          </table:table-cell>
          <table:table-cell table:formula="of:=ABS([.C717]-[.B717])" office:value-type="float" office:value="0.00500860416839072" calcext:value-type="float">
            <text:p>0.0050086042</text:p>
          </table:table-cell>
        </table:table-row>
        <table:table-row table:style-name="ro1">
          <table:table-cell office:value-type="float" office:value="0.350098" calcext:value-type="float">
            <text:p>0.350098</text:p>
          </table:table-cell>
          <table:table-cell office:value-type="float" office:value="-0.460938" calcext:value-type="float">
            <text:p>-0.460938</text:p>
          </table:table-cell>
          <table:table-cell table:formula="of:=LOG([.A718];10)" office:value-type="float" office:value="-0.455810370215958" calcext:value-type="float">
            <text:p>-0.4558103702</text:p>
          </table:table-cell>
          <table:table-cell table:formula="of:=ABS([.C718]-[.B718])" office:value-type="float" office:value="0.00512762978404202" calcext:value-type="float">
            <text:p>0.0051276298</text:p>
          </table:table-cell>
        </table:table-row>
        <table:table-row table:style-name="ro1">
          <table:table-cell office:value-type="float" office:value="0.350586" calcext:value-type="float">
            <text:p>0.350586</text:p>
          </table:table-cell>
          <table:table-cell office:value-type="float" office:value="-0.460449" calcext:value-type="float">
            <text:p>-0.460449</text:p>
          </table:table-cell>
          <table:table-cell table:formula="of:=LOG([.A719];10)" office:value-type="float" office:value="-0.455205430638528" calcext:value-type="float">
            <text:p>-0.4552054306</text:p>
          </table:table-cell>
          <table:table-cell table:formula="of:=ABS([.C719]-[.B719])" office:value-type="float" office:value="0.00524356936147202" calcext:value-type="float">
            <text:p>0.0052435694</text:p>
          </table:table-cell>
        </table:table-row>
        <table:table-row table:style-name="ro1">
          <table:table-cell office:value-type="float" office:value="0.351074" calcext:value-type="float">
            <text:p>0.351074</text:p>
          </table:table-cell>
          <table:table-cell office:value-type="float" office:value="-0.459473" calcext:value-type="float">
            <text:p>-0.459473</text:p>
          </table:table-cell>
          <table:table-cell table:formula="of:=LOG([.A720];10)" office:value-type="float" office:value="-0.454601332524511" calcext:value-type="float">
            <text:p>-0.4546013325</text:p>
          </table:table-cell>
          <table:table-cell table:formula="of:=ABS([.C720]-[.B720])" office:value-type="float" office:value="0.00487166747548934" calcext:value-type="float">
            <text:p>0.0048716675</text:p>
          </table:table-cell>
        </table:table-row>
        <table:table-row table:style-name="ro1">
          <table:table-cell office:value-type="float" office:value="0.351562" calcext:value-type="float">
            <text:p>0.351562</text:p>
          </table:table-cell>
          <table:table-cell office:value-type="float" office:value="-0.458984" calcext:value-type="float">
            <text:p>-0.458984</text:p>
          </table:table-cell>
          <table:table-cell table:formula="of:=LOG([.A721];10)" office:value-type="float" office:value="-0.453998073536227" calcext:value-type="float">
            <text:p>-0.4539980735</text:p>
          </table:table-cell>
          <table:table-cell table:formula="of:=ABS([.C721]-[.B721])" office:value-type="float" office:value="0.00498592646377294" calcext:value-type="float">
            <text:p>0.0049859265</text:p>
          </table:table-cell>
        </table:table-row>
        <table:table-row table:style-name="ro1">
          <table:table-cell office:value-type="float" office:value="0.352051" calcext:value-type="float">
            <text:p>0.352051</text:p>
          </table:table-cell>
          <table:table-cell office:value-type="float" office:value="-0.458008" calcext:value-type="float">
            <text:p>-0.458008</text:p>
          </table:table-cell>
          <table:table-cell table:formula="of:=LOG([.A722];10)" office:value-type="float" office:value="-0.453394417731566" calcext:value-type="float">
            <text:p>-0.4533944177</text:p>
          </table:table-cell>
          <table:table-cell table:formula="of:=ABS([.C722]-[.B722])" office:value-type="float" office:value="0.004613582268434" calcext:value-type="float">
            <text:p>0.0046135823</text:p>
          </table:table-cell>
        </table:table-row>
        <table:table-row table:style-name="ro1">
          <table:table-cell office:value-type="float" office:value="0.352539" calcext:value-type="float">
            <text:p>0.352539</text:p>
          </table:table-cell>
          <table:table-cell office:value-type="float" office:value="-0.45752" calcext:value-type="float">
            <text:p>-0.45752</text:p>
          </table:table-cell>
          <table:table-cell table:formula="of:=LOG([.A723];10)" office:value-type="float" office:value="-0.452792831728196" calcext:value-type="float">
            <text:p>-0.4527928317</text:p>
          </table:table-cell>
          <table:table-cell table:formula="of:=ABS([.C723]-[.B723])" office:value-type="float" office:value="0.00472716827180364" calcext:value-type="float">
            <text:p>0.0047271683</text:p>
          </table:table-cell>
        </table:table-row>
        <table:table-row table:style-name="ro1">
          <table:table-cell office:value-type="float" office:value="0.353027" calcext:value-type="float">
            <text:p>0.353027</text:p>
          </table:table-cell>
          <table:table-cell office:value-type="float" office:value="-0.456543" calcext:value-type="float">
            <text:p>-0.456543</text:p>
          </table:table-cell>
          <table:table-cell table:formula="of:=LOG([.A724];10)" office:value-type="float" office:value="-0.452192077890955" calcext:value-type="float">
            <text:p>-0.4521920779</text:p>
          </table:table-cell>
          <table:table-cell table:formula="of:=ABS([.C724]-[.B724])" office:value-type="float" office:value="0.00435092210904459" calcext:value-type="float">
            <text:p>0.0043509221</text:p>
          </table:table-cell>
        </table:table-row>
        <table:table-row table:style-name="ro1">
          <table:table-cell office:value-type="float" office:value="0.353516" calcext:value-type="float">
            <text:p>0.353516</text:p>
          </table:table-cell>
          <table:table-cell office:value-type="float" office:value="-0.456055" calcext:value-type="float">
            <text:p>-0.456055</text:p>
          </table:table-cell>
          <table:table-cell table:formula="of:=LOG([.A725];10)" office:value-type="float" office:value="-0.451590925418821" calcext:value-type="float">
            <text:p>-0.4515909254</text:p>
          </table:table-cell>
          <table:table-cell table:formula="of:=ABS([.C725]-[.B725])" office:value-type="float" office:value="0.00446407458117859" calcext:value-type="float">
            <text:p>0.0044640746</text:p>
          </table:table-cell>
        </table:table-row>
        <table:table-row table:style-name="ro1">
          <table:table-cell office:value-type="float" office:value="0.354004" calcext:value-type="float">
            <text:p>0.354004</text:p>
          </table:table-cell>
          <table:table-cell office:value-type="float" office:value="-0.455566" calcext:value-type="float">
            <text:p>-0.455566</text:p>
          </table:table-cell>
          <table:table-cell table:formula="of:=LOG([.A726];10)" office:value-type="float" office:value="-0.450991830719655" calcext:value-type="float">
            <text:p>-0.4509918307</text:p>
          </table:table-cell>
          <table:table-cell table:formula="of:=ABS([.C726]-[.B726])" office:value-type="float" office:value="0.00457416928034465" calcext:value-type="float">
            <text:p>0.0045741693</text:p>
          </table:table-cell>
        </table:table-row>
        <table:table-row table:style-name="ro1">
          <table:table-cell office:value-type="float" office:value="0.354492" calcext:value-type="float">
            <text:p>0.354492</text:p>
          </table:table-cell>
          <table:table-cell office:value-type="float" office:value="-0.45459" calcext:value-type="float">
            <text:p>-0.45459</text:p>
          </table:table-cell>
          <table:table-cell table:formula="of:=LOG([.A727];10)" office:value-type="float" office:value="-0.450393561313238" calcext:value-type="float">
            <text:p>-0.4503935613</text:p>
          </table:table-cell>
          <table:table-cell table:formula="of:=ABS([.C727]-[.B727])" office:value-type="float" office:value="0.00419643868676189" calcext:value-type="float">
            <text:p>0.0041964387</text:p>
          </table:table-cell>
        </table:table-row>
        <table:table-row table:style-name="ro1">
          <table:table-cell office:value-type="float" office:value="0.35498" calcext:value-type="float">
            <text:p>0.35498</text:p>
          </table:table-cell>
          <table:table-cell office:value-type="float" office:value="-0.454102" calcext:value-type="float">
            <text:p>-0.454102</text:p>
          </table:table-cell>
          <table:table-cell table:formula="of:=LOG([.A728];10)" office:value-type="float" office:value="-0.449796114928907" calcext:value-type="float">
            <text:p>-0.4497961149</text:p>
          </table:table-cell>
          <table:table-cell table:formula="of:=ABS([.C728]-[.B728])" office:value-type="float" office:value="0.00430588507109353" calcext:value-type="float">
            <text:p>0.0043058851</text:p>
          </table:table-cell>
        </table:table-row>
        <table:table-row table:style-name="ro1">
          <table:table-cell office:value-type="float" office:value="0.355469" calcext:value-type="float">
            <text:p>0.355469</text:p>
          </table:table-cell>
          <table:table-cell office:value-type="float" office:value="-0.453125" calcext:value-type="float">
            <text:p>-0.453125</text:p>
          </table:table-cell>
          <table:table-cell table:formula="of:=LOG([.A729];10)" office:value-type="float" office:value="-0.449198267552986" calcext:value-type="float">
            <text:p>-0.4491982676</text:p>
          </table:table-cell>
          <table:table-cell table:formula="of:=ABS([.C729]-[.B729])" office:value-type="float" office:value="0.00392673244701403" calcext:value-type="float">
            <text:p>0.0039267324</text:p>
          </table:table-cell>
        </table:table-row>
        <table:table-row table:style-name="ro1">
          <table:table-cell office:value-type="float" office:value="0.355957" calcext:value-type="float">
            <text:p>0.355957</text:p>
          </table:table-cell>
          <table:table-cell office:value-type="float" office:value="-0.452637" calcext:value-type="float">
            <text:p>-0.452637</text:p>
          </table:table-cell>
          <table:table-cell table:formula="of:=LOG([.A730];10)" office:value-type="float" office:value="-0.448602462113182" calcext:value-type="float">
            <text:p>-0.4486024621</text:p>
          </table:table-cell>
          <table:table-cell table:formula="of:=ABS([.C730]-[.B730])" office:value-type="float" office:value="0.00403453788681785" calcext:value-type="float">
            <text:p>0.0040345379</text:p>
          </table:table-cell>
        </table:table-row>
        <table:table-row table:style-name="ro1">
          <table:table-cell office:value-type="float" office:value="0.356445" calcext:value-type="float">
            <text:p>0.356445</text:p>
          </table:table-cell>
          <table:table-cell office:value-type="float" office:value="-0.452148" calcext:value-type="float">
            <text:p>-0.452148</text:p>
          </table:table-cell>
          <table:table-cell table:formula="of:=LOG([.A731];10)" office:value-type="float" office:value="-0.448007472934831" calcext:value-type="float">
            <text:p>-0.4480074729</text:p>
          </table:table-cell>
          <table:table-cell table:formula="of:=ABS([.C731]-[.B731])" office:value-type="float" office:value="0.00414052706516926" calcext:value-type="float">
            <text:p>0.0041405271</text:p>
          </table:table-cell>
        </table:table-row>
        <table:table-row table:style-name="ro1">
          <table:table-cell office:value-type="float" office:value="0.356934" calcext:value-type="float">
            <text:p>0.356934</text:p>
          </table:table-cell>
          <table:table-cell office:value-type="float" office:value="-0.451172" calcext:value-type="float">
            <text:p>-0.451172</text:p>
          </table:table-cell>
          <table:table-cell table:formula="of:=LOG([.A732];10)" office:value-type="float" office:value="-0.447412081046612" calcext:value-type="float">
            <text:p>-0.447412081</text:p>
          </table:table-cell>
          <table:table-cell table:formula="of:=ABS([.C732]-[.B732])" office:value-type="float" office:value="0.00375991895338779" calcext:value-type="float">
            <text:p>0.003759919</text:p>
          </table:table-cell>
        </table:table-row>
        <table:table-row table:style-name="ro1">
          <table:table-cell office:value-type="float" office:value="0.357422" calcext:value-type="float">
            <text:p>0.357422</text:p>
          </table:table-cell>
          <table:table-cell office:value-type="float" office:value="-0.450684" calcext:value-type="float">
            <text:p>-0.450684</text:p>
          </table:table-cell>
          <table:table-cell table:formula="of:=LOG([.A733];10)" office:value-type="float" office:value="-0.446818719361019" calcext:value-type="float">
            <text:p>-0.4468187194</text:p>
          </table:table-cell>
          <table:table-cell table:formula="of:=ABS([.C733]-[.B733])" office:value-type="float" office:value="0.00386528063898112" calcext:value-type="float">
            <text:p>0.0038652806</text:p>
          </table:table-cell>
        </table:table-row>
        <table:table-row table:style-name="ro1">
          <table:table-cell office:value-type="float" office:value="0.35791" calcext:value-type="float">
            <text:p>0.35791</text:p>
          </table:table-cell>
          <table:table-cell office:value-type="float" office:value="-0.449707" calcext:value-type="float">
            <text:p>-0.449707</text:p>
          </table:table-cell>
          <table:table-cell table:formula="of:=LOG([.A734];10)" office:value-type="float" office:value="-0.446226167259206" calcext:value-type="float">
            <text:p>-0.4462261673</text:p>
          </table:table-cell>
          <table:table-cell table:formula="of:=ABS([.C734]-[.B734])" office:value-type="float" office:value="0.00348083274079386" calcext:value-type="float">
            <text:p>0.0034808327</text:p>
          </table:table-cell>
        </table:table-row>
        <table:table-row table:style-name="ro1">
          <table:table-cell office:value-type="float" office:value="0.358398" calcext:value-type="float">
            <text:p>0.358398</text:p>
          </table:table-cell>
          <table:table-cell office:value-type="float" office:value="-0.449219" calcext:value-type="float">
            <text:p>-0.449219</text:p>
          </table:table-cell>
          <table:table-cell table:formula="of:=LOG([.A735];10)" office:value-type="float" office:value="-0.445634422534989" calcext:value-type="float">
            <text:p>-0.4456344225</text:p>
          </table:table-cell>
          <table:table-cell table:formula="of:=ABS([.C735]-[.B735])" office:value-type="float" office:value="0.00358457746501128" calcext:value-type="float">
            <text:p>0.0035845775</text:p>
          </table:table-cell>
        </table:table-row>
        <table:table-row table:style-name="ro1">
          <table:table-cell office:value-type="float" office:value="0.358887" calcext:value-type="float">
            <text:p>0.358887</text:p>
          </table:table-cell>
          <table:table-cell office:value-type="float" office:value="-0.44873" calcext:value-type="float">
            <text:p>-0.44873</text:p>
          </table:table-cell>
          <table:table-cell table:formula="of:=LOG([.A736];10)" office:value-type="float" office:value="-0.445042272874668" calcext:value-type="float">
            <text:p>-0.4450422729</text:p>
          </table:table-cell>
          <table:table-cell table:formula="of:=ABS([.C736]-[.B736])" office:value-type="float" office:value="0.00368772712533177" calcext:value-type="float">
            <text:p>0.0036877271</text:p>
          </table:table-cell>
        </table:table-row>
        <table:table-row table:style-name="ro1">
          <table:table-cell office:value-type="float" office:value="0.359375" calcext:value-type="float">
            <text:p>0.359375</text:p>
          </table:table-cell>
          <table:table-cell office:value-type="float" office:value="-0.447754" calcext:value-type="float">
            <text:p>-0.447754</text:p>
          </table:table-cell>
          <table:table-cell table:formula="of:=LOG([.A737];10)" office:value-type="float" office:value="-0.444452137966294" calcext:value-type="float">
            <text:p>-0.444452138</text:p>
          </table:table-cell>
          <table:table-cell table:formula="of:=ABS([.C737]-[.B737])" office:value-type="float" office:value="0.00330186203370569" calcext:value-type="float">
            <text:p>0.003301862</text:p>
          </table:table-cell>
        </table:table-row>
        <table:table-row table:style-name="ro1">
          <table:table-cell office:value-type="float" office:value="0.359863" calcext:value-type="float">
            <text:p>0.359863</text:p>
          </table:table-cell>
          <table:table-cell office:value-type="float" office:value="-0.447266" calcext:value-type="float">
            <text:p>-0.447266</text:p>
          </table:table-cell>
          <table:table-cell table:formula="of:=LOG([.A738];10)" office:value-type="float" office:value="-0.443862803866342" calcext:value-type="float">
            <text:p>-0.4438628039</text:p>
          </table:table-cell>
          <table:table-cell table:formula="of:=ABS([.C738]-[.B738])" office:value-type="float" office:value="0.00340319613365814" calcext:value-type="float">
            <text:p>0.0034031961</text:p>
          </table:table-cell>
        </table:table-row>
        <table:table-row table:style-name="ro1">
          <table:table-cell office:value-type="float" office:value="0.360352" calcext:value-type="float">
            <text:p>0.360352</text:p>
          </table:table-cell>
          <table:table-cell office:value-type="float" office:value="-0.446289" calcext:value-type="float">
            <text:p>-0.446289</text:p>
          </table:table-cell>
          <table:table-cell table:formula="of:=LOG([.A739];10)" office:value-type="float" office:value="-0.443273063207554" calcext:value-type="float">
            <text:p>-0.4432730632</text:p>
          </table:table-cell>
          <table:table-cell table:formula="of:=ABS([.C739]-[.B739])" office:value-type="float" office:value="0.00301593679244572" calcext:value-type="float">
            <text:p>0.0030159368</text:p>
          </table:table-cell>
        </table:table-row>
        <table:table-row table:style-name="ro1">
          <table:table-cell office:value-type="float" office:value="0.36084" calcext:value-type="float">
            <text:p>0.36084</text:p>
          </table:table-cell>
          <table:table-cell office:value-type="float" office:value="-0.445801" calcext:value-type="float">
            <text:p>-0.445801</text:p>
          </table:table-cell>
          <table:table-cell table:formula="of:=LOG([.A740];10)" office:value-type="float" office:value="-0.442685325851858" calcext:value-type="float">
            <text:p>-0.4426853259</text:p>
          </table:table-cell>
          <table:table-cell table:formula="of:=ABS([.C740]-[.B740])" office:value-type="float" office:value="0.00311567414814246" calcext:value-type="float">
            <text:p>0.0031156741</text:p>
          </table:table-cell>
        </table:table-row>
        <table:table-row table:style-name="ro1">
          <table:table-cell office:value-type="float" office:value="0.361328" calcext:value-type="float">
            <text:p>0.361328</text:p>
          </table:table-cell>
          <table:table-cell office:value-type="float" office:value="-0.444824" calcext:value-type="float">
            <text:p>-0.444824</text:p>
          </table:table-cell>
          <table:table-cell table:formula="of:=LOG([.A741];10)" office:value-type="float" office:value="-0.442098382815258" calcext:value-type="float">
            <text:p>-0.4420983828</text:p>
          </table:table-cell>
          <table:table-cell table:formula="of:=ABS([.C741]-[.B741])" office:value-type="float" office:value="0.00272561718474168" calcext:value-type="float">
            <text:p>0.0027256172</text:p>
          </table:table-cell>
        </table:table-row>
        <table:table-row table:style-name="ro1">
          <table:table-cell office:value-type="float" office:value="0.361816" calcext:value-type="float">
            <text:p>0.361816</text:p>
          </table:table-cell>
          <table:table-cell office:value-type="float" office:value="-0.444336" calcext:value-type="float">
            <text:p>-0.444336</text:p>
          </table:table-cell>
          <table:table-cell table:formula="of:=LOG([.A742];10)" office:value-type="float" office:value="-0.441512231953631" calcext:value-type="float">
            <text:p>-0.441512232</text:p>
          </table:table-cell>
          <table:table-cell table:formula="of:=ABS([.C742]-[.B742])" office:value-type="float" office:value="0.0028237680463693" calcext:value-type="float">
            <text:p>0.002823768</text:p>
          </table:table-cell>
        </table:table-row>
        <table:table-row table:style-name="ro1">
          <table:table-cell office:value-type="float" office:value="0.362305" calcext:value-type="float">
            <text:p>0.362305</text:p>
          </table:table-cell>
          <table:table-cell office:value-type="float" office:value="-0.443848" calcext:value-type="float">
            <text:p>-0.443848</text:p>
          </table:table-cell>
          <table:table-cell table:formula="of:=LOG([.A743];10)" office:value-type="float" office:value="-0.440925672431304" calcext:value-type="float">
            <text:p>-0.4409256724</text:p>
          </table:table-cell>
          <table:table-cell table:formula="of:=ABS([.C743]-[.B743])" office:value-type="float" office:value="0.00292232756869554" calcext:value-type="float">
            <text:p>0.0029223276</text:p>
          </table:table-cell>
        </table:table-row>
        <table:table-row table:style-name="ro1">
          <table:table-cell office:value-type="float" office:value="0.362793" calcext:value-type="float">
            <text:p>0.362793</text:p>
          </table:table-cell>
          <table:table-cell office:value-type="float" office:value="-0.442871" calcext:value-type="float">
            <text:p>-0.442871</text:p>
          </table:table-cell>
          <table:table-cell table:formula="of:=LOG([.A744];10)" office:value-type="float" office:value="-0.440341101134274" calcext:value-type="float">
            <text:p>-0.4403411011</text:p>
          </table:table-cell>
          <table:table-cell table:formula="of:=ABS([.C744]-[.B744])" office:value-type="float" office:value="0.00252989886572641" calcext:value-type="float">
            <text:p>0.0025298989</text:p>
          </table:table-cell>
        </table:table-row>
        <table:table-row table:style-name="ro1">
          <table:table-cell office:value-type="float" office:value="0.363281" calcext:value-type="float">
            <text:p>0.363281</text:p>
          </table:table-cell>
          <table:table-cell office:value-type="float" office:value="-0.442383" calcext:value-type="float">
            <text:p>-0.442383</text:p>
          </table:table-cell>
          <table:table-cell table:formula="of:=LOG([.A745];10)" office:value-type="float" office:value="-0.439757315627338" calcext:value-type="float">
            <text:p>-0.4397573156</text:p>
          </table:table-cell>
          <table:table-cell table:formula="of:=ABS([.C745]-[.B745])" office:value-type="float" office:value="0.00262568437266175" calcext:value-type="float">
            <text:p>0.0026256844</text:p>
          </table:table-cell>
        </table:table-row>
        <table:table-row table:style-name="ro1">
          <table:table-cell office:value-type="float" office:value="0.36377" calcext:value-type="float">
            <text:p>0.36377</text:p>
          </table:table-cell>
          <table:table-cell office:value-type="float" office:value="-0.441406" calcext:value-type="float">
            <text:p>-0.441406</text:p>
          </table:table-cell>
          <table:table-cell table:formula="of:=LOG([.A746];10)" office:value-type="float" office:value="-0.439173119928072" calcext:value-type="float">
            <text:p>-0.4391731199</text:p>
          </table:table-cell>
          <table:table-cell table:formula="of:=ABS([.C746]-[.B746])" office:value-type="float" office:value="0.00223288007192796" calcext:value-type="float">
            <text:p>0.0022328801</text:p>
          </table:table-cell>
        </table:table-row>
        <table:table-row table:style-name="ro1">
          <table:table-cell office:value-type="float" office:value="0.364258" calcext:value-type="float">
            <text:p>0.364258</text:p>
          </table:table-cell>
          <table:table-cell office:value-type="float" office:value="-0.440918" calcext:value-type="float">
            <text:p>-0.440918</text:p>
          </table:table-cell>
          <table:table-cell table:formula="of:=LOG([.A747];10)" office:value-type="float" office:value="-0.438590901280135" calcext:value-type="float">
            <text:p>-0.4385909013</text:p>
          </table:table-cell>
          <table:table-cell table:formula="of:=ABS([.C747]-[.B747])" office:value-type="float" office:value="0.00232709871986508" calcext:value-type="float">
            <text:p>0.0023270987</text:p>
          </table:table-cell>
        </table:table-row>
        <table:table-row table:style-name="ro1">
          <table:table-cell office:value-type="float" office:value="0.364746" calcext:value-type="float">
            <text:p>0.364746</text:p>
          </table:table-cell>
          <table:table-cell office:value-type="float" office:value="-0.44043" calcext:value-type="float">
            <text:p>-0.44043</text:p>
          </table:table-cell>
          <table:table-cell table:formula="of:=LOG([.A748];10)" office:value-type="float" office:value="-0.4380094621143" calcext:value-type="float">
            <text:p>-0.4380094621</text:p>
          </table:table-cell>
          <table:table-cell table:formula="of:=ABS([.C748]-[.B748])" office:value-type="float" office:value="0.00242053788570035" calcext:value-type="float">
            <text:p>0.0024205379</text:p>
          </table:table-cell>
        </table:table-row>
        <table:table-row table:style-name="ro1">
          <table:table-cell office:value-type="float" office:value="0.365234" calcext:value-type="float">
            <text:p>0.365234</text:p>
          </table:table-cell>
          <table:table-cell office:value-type="float" office:value="-0.439453" calcext:value-type="float">
            <text:p>-0.439453</text:p>
          </table:table-cell>
          <table:table-cell table:formula="of:=LOG([.A749];10)" office:value-type="float" office:value="-0.437428800346194" calcext:value-type="float">
            <text:p>-0.4374288003</text:p>
          </table:table-cell>
          <table:table-cell table:formula="of:=ABS([.C749]-[.B749])" office:value-type="float" office:value="0.00202419965380551" calcext:value-type="float">
            <text:p>0.0020241997</text:p>
          </table:table-cell>
        </table:table-row>
        <table:table-row table:style-name="ro1">
          <table:table-cell office:value-type="float" office:value="0.365723" calcext:value-type="float">
            <text:p>0.365723</text:p>
          </table:table-cell>
          <table:table-cell office:value-type="float" office:value="-0.438965" calcext:value-type="float">
            <text:p>-0.438965</text:p>
          </table:table-cell>
          <table:table-cell table:formula="of:=LOG([.A750];10)" office:value-type="float" office:value="-0.436847726402496" calcext:value-type="float">
            <text:p>-0.4368477264</text:p>
          </table:table-cell>
          <table:table-cell table:formula="of:=ABS([.C750]-[.B750])" office:value-type="float" office:value="0.00211727359750447" calcext:value-type="float">
            <text:p>0.0021172736</text:p>
          </table:table-cell>
        </table:table-row>
        <table:table-row table:style-name="ro1">
          <table:table-cell office:value-type="float" office:value="0.366211" calcext:value-type="float">
            <text:p>0.366211</text:p>
          </table:table-cell>
          <table:table-cell office:value-type="float" office:value="-0.437988" calcext:value-type="float">
            <text:p>-0.437988</text:p>
          </table:table-cell>
          <table:table-cell table:formula="of:=LOG([.A751];10)" office:value-type="float" office:value="-0.436268614792508" calcext:value-type="float">
            <text:p>-0.4362686148</text:p>
          </table:table-cell>
          <table:table-cell table:formula="of:=ABS([.C751]-[.B751])" office:value-type="float" office:value="0.00171938520749221" calcext:value-type="float">
            <text:p>0.0017193852</text:p>
          </table:table-cell>
        </table:table-row>
        <table:table-row table:style-name="ro1">
          <table:table-cell office:value-type="float" office:value="0.366699" calcext:value-type="float">
            <text:p>0.366699</text:p>
          </table:table-cell>
          <table:table-cell office:value-type="float" office:value="-0.4375" calcext:value-type="float">
            <text:p>-0.4375</text:p>
          </table:table-cell>
          <table:table-cell table:formula="of:=LOG([.A752];10)" office:value-type="float" office:value="-0.435690274372842" calcext:value-type="float">
            <text:p>-0.4356902744</text:p>
          </table:table-cell>
          <table:table-cell table:formula="of:=ABS([.C752]-[.B752])" office:value-type="float" office:value="0.00180972562715837" calcext:value-type="float">
            <text:p>0.0018097256</text:p>
          </table:table-cell>
        </table:table-row>
        <table:table-row table:style-name="ro1">
          <table:table-cell office:value-type="float" office:value="0.367188" calcext:value-type="float">
            <text:p>0.367188</text:p>
          </table:table-cell>
          <table:table-cell office:value-type="float" office:value="-0.437012" calcext:value-type="float">
            <text:p>-0.437012</text:p>
          </table:table-cell>
          <table:table-cell table:formula="of:=LOG([.A753];10)" office:value-type="float" office:value="-0.435111520332834" calcext:value-type="float">
            <text:p>-0.4351115203</text:p>
          </table:table-cell>
          <table:table-cell table:formula="of:=ABS([.C753]-[.B753])" office:value-type="float" office:value="0.00190047966716639" calcext:value-type="float">
            <text:p>0.0019004797</text:p>
          </table:table-cell>
        </table:table-row>
        <table:table-row table:style-name="ro1">
          <table:table-cell office:value-type="float" office:value="0.367676" calcext:value-type="float">
            <text:p>0.367676</text:p>
          </table:table-cell>
          <table:table-cell office:value-type="float" office:value="-0.436035" calcext:value-type="float">
            <text:p>-0.436035</text:p>
          </table:table-cell>
          <table:table-cell table:formula="of:=LOG([.A754];10)" office:value-type="float" office:value="-0.434534717718139" calcext:value-type="float">
            <text:p>-0.4345347177</text:p>
          </table:table-cell>
          <table:table-cell table:formula="of:=ABS([.C754]-[.B754])" office:value-type="float" office:value="0.001500282281861" calcext:value-type="float">
            <text:p>0.0015002823</text:p>
          </table:table-cell>
        </table:table-row>
        <table:table-row table:style-name="ro1">
          <table:table-cell office:value-type="float" office:value="0.368164" calcext:value-type="float">
            <text:p>0.368164</text:p>
          </table:table-cell>
          <table:table-cell office:value-type="float" office:value="-0.435547" calcext:value-type="float">
            <text:p>-0.435547</text:p>
          </table:table-cell>
          <table:table-cell table:formula="of:=LOG([.A755];10)" office:value-type="float" office:value="-0.43395868016041" calcext:value-type="float">
            <text:p>-0.4339586802</text:p>
          </table:table-cell>
          <table:table-cell table:formula="of:=ABS([.C755]-[.B755])" office:value-type="float" office:value="0.0015883198395904" calcext:value-type="float">
            <text:p>0.0015883198</text:p>
          </table:table-cell>
        </table:table-row>
        <table:table-row table:style-name="ro1">
          <table:table-cell office:value-type="float" office:value="0.368652" calcext:value-type="float">
            <text:p>0.368652</text:p>
          </table:table-cell>
          <table:table-cell office:value-type="float" office:value="-0.43457" calcext:value-type="float">
            <text:p>-0.43457</text:p>
          </table:table-cell>
          <table:table-cell table:formula="of:=LOG([.A756];10)" office:value-type="float" office:value="-0.433383405632827" calcext:value-type="float">
            <text:p>-0.4333834056</text:p>
          </table:table-cell>
          <table:table-cell table:formula="of:=ABS([.C756]-[.B756])" office:value-type="float" office:value="0.00118659436717283" calcext:value-type="float">
            <text:p>0.0011865944</text:p>
          </table:table-cell>
        </table:table-row>
        <table:table-row table:style-name="ro1">
          <table:table-cell office:value-type="float" office:value="0.369141" calcext:value-type="float">
            <text:p>0.369141</text:p>
          </table:table-cell>
          <table:table-cell office:value-type="float" office:value="-0.434082" calcext:value-type="float">
            <text:p>-0.434082</text:p>
          </table:table-cell>
          <table:table-cell table:formula="of:=LOG([.A757];10)" office:value-type="float" office:value="-0.432807715614766" calcext:value-type="float">
            <text:p>-0.4328077156</text:p>
          </table:table-cell>
          <table:table-cell table:formula="of:=ABS([.C757]-[.B757])" office:value-type="float" office:value="0.00127428438523441" calcext:value-type="float">
            <text:p>0.0012742844</text:p>
          </table:table-cell>
        </table:table-row>
        <table:table-row table:style-name="ro1">
          <table:table-cell office:value-type="float" office:value="0.369629" calcext:value-type="float">
            <text:p>0.369629</text:p>
          </table:table-cell>
          <table:table-cell office:value-type="float" office:value="-0.433594" calcext:value-type="float">
            <text:p>-0.433594</text:p>
          </table:table-cell>
          <table:table-cell table:formula="of:=LOG([.A758];10)" office:value-type="float" office:value="-0.432233962652426" calcext:value-type="float">
            <text:p>-0.4322339627</text:p>
          </table:table-cell>
          <table:table-cell table:formula="of:=ABS([.C758]-[.B758])" office:value-type="float" office:value="0.00136003734757412" calcext:value-type="float">
            <text:p>0.0013600373</text:p>
          </table:table-cell>
        </table:table-row>
        <table:table-row table:style-name="ro1">
          <table:table-cell office:value-type="float" office:value="0.370117" calcext:value-type="float">
            <text:p>0.370117</text:p>
          </table:table-cell>
          <table:table-cell office:value-type="float" office:value="-0.432617" calcext:value-type="float">
            <text:p>-0.432617</text:p>
          </table:table-cell>
          <table:table-cell table:formula="of:=LOG([.A759];10)" office:value-type="float" office:value="-0.431660966683776" calcext:value-type="float">
            <text:p>-0.4316609667</text:p>
          </table:table-cell>
          <table:table-cell table:formula="of:=ABS([.C759]-[.B759])" office:value-type="float" office:value="0.000956033316224347" calcext:value-type="float">
            <text:p>0.0009560333</text:p>
          </table:table-cell>
        </table:table-row>
        <table:table-row table:style-name="ro1">
          <table:table-cell office:value-type="float" office:value="0.370605" calcext:value-type="float">
            <text:p>0.370605</text:p>
          </table:table-cell>
          <table:table-cell office:value-type="float" office:value="-0.432129" calcext:value-type="float">
            <text:p>-0.432129</text:p>
          </table:table-cell>
          <table:table-cell table:formula="of:=LOG([.A760];10)" office:value-type="float" office:value="-0.431088725713934" calcext:value-type="float">
            <text:p>-0.4310887257</text:p>
          </table:table-cell>
          <table:table-cell table:formula="of:=ABS([.C760]-[.B760])" office:value-type="float" office:value="0.00104027428606623" calcext:value-type="float">
            <text:p>0.0010402743</text:p>
          </table:table-cell>
        </table:table-row>
        <table:table-row table:style-name="ro1">
          <table:table-cell office:value-type="float" office:value="0.371094" calcext:value-type="float">
            <text:p>0.371094</text:p>
          </table:table-cell>
          <table:table-cell office:value-type="float" office:value="-0.431152" calcext:value-type="float">
            <text:p>-0.431152</text:p>
          </table:table-cell>
          <table:table-cell table:formula="of:=LOG([.A761];10)" office:value-type="float" office:value="-0.430516067445765" calcext:value-type="float">
            <text:p>-0.4305160674</text:p>
          </table:table-cell>
          <table:table-cell table:formula="of:=ABS([.C761]-[.B761])" office:value-type="float" office:value="0.00063593255423483" calcext:value-type="float">
            <text:p>0.0006359326</text:p>
          </table:table-cell>
        </table:table-row>
        <table:table-row table:style-name="ro1">
          <table:table-cell office:value-type="float" office:value="0.371582" calcext:value-type="float">
            <text:p>0.371582</text:p>
          </table:table-cell>
          <table:table-cell office:value-type="float" office:value="-0.430664" calcext:value-type="float">
            <text:p>-0.430664</text:p>
          </table:table-cell>
          <table:table-cell table:formula="of:=LOG([.A762];10)" office:value-type="float" office:value="-0.429945332057331" calcext:value-type="float">
            <text:p>-0.4299453321</text:p>
          </table:table-cell>
          <table:table-cell table:formula="of:=ABS([.C762]-[.B762])" office:value-type="float" office:value="0.000718667942669282" calcext:value-type="float">
            <text:p>0.0007186679</text:p>
          </table:table-cell>
        </table:table-row>
        <table:table-row table:style-name="ro1">
          <table:table-cell office:value-type="float" office:value="0.37207" calcext:value-type="float">
            <text:p>0.37207</text:p>
          </table:table-cell>
          <table:table-cell office:value-type="float" office:value="-0.429688" calcext:value-type="float">
            <text:p>-0.429688</text:p>
          </table:table-cell>
          <table:table-cell table:formula="of:=LOG([.A763];10)" office:value-type="float" office:value="-0.429375345726115" calcext:value-type="float">
            <text:p>-0.4293753457</text:p>
          </table:table-cell>
          <table:table-cell table:formula="of:=ABS([.C763]-[.B763])" office:value-type="float" office:value="0.000312654273884605" calcext:value-type="float">
            <text:p>0.0003126543</text:p>
          </table:table-cell>
        </table:table-row>
        <table:table-row table:style-name="ro1">
          <table:table-cell office:value-type="float" office:value="0.372559" calcext:value-type="float">
            <text:p>0.372559</text:p>
          </table:table-cell>
          <table:table-cell office:value-type="float" office:value="-0.429199" calcext:value-type="float">
            <text:p>-0.429199</text:p>
          </table:table-cell>
          <table:table-cell table:formula="of:=LOG([.A764];10)" office:value-type="float" office:value="-0.428804940780352" calcext:value-type="float">
            <text:p>-0.4288049408</text:p>
          </table:table-cell>
          <table:table-cell table:formula="of:=ABS([.C764]-[.B764])" office:value-type="float" office:value="0.000394059219648191" calcext:value-type="float">
            <text:p>0.0003940592</text:p>
          </table:table-cell>
        </table:table-row>
        <table:table-row table:style-name="ro1">
          <table:table-cell office:value-type="float" office:value="0.373047" calcext:value-type="float">
            <text:p>0.373047</text:p>
          </table:table-cell>
          <table:table-cell office:value-type="float" office:value="-0.428711" calcext:value-type="float">
            <text:p>-0.428711</text:p>
          </table:table-cell>
          <table:table-cell table:formula="of:=LOG([.A765];10)" office:value-type="float" office:value="-0.428236448205369" calcext:value-type="float">
            <text:p>-0.4282364482</text:p>
          </table:table-cell>
          <table:table-cell table:formula="of:=ABS([.C765]-[.B765])" office:value-type="float" office:value="0.000474551794630684" calcext:value-type="float">
            <text:p>0.0004745518</text:p>
          </table:table-cell>
        </table:table-row>
        <table:table-row table:style-name="ro1">
          <table:table-cell office:value-type="float" office:value="0.373535" calcext:value-type="float">
            <text:p>0.373535</text:p>
          </table:table-cell>
          <table:table-cell office:value-type="float" office:value="-0.427734" calcext:value-type="float">
            <text:p>-0.427734</text:p>
          </table:table-cell>
          <table:table-cell table:formula="of:=LOG([.A766];10)" office:value-type="float" office:value="-0.427668698815879" calcext:value-type="float">
            <text:p>-0.4276686988</text:p>
          </table:table-cell>
          <table:table-cell table:formula="of:=ABS([.C766]-[.B766])" office:value-type="float" office:value="0.0000653011841209028" calcext:value-type="float">
            <text:p>6.53011841209028E-005</text:p>
          </table:table-cell>
        </table:table-row>
        <table:table-row table:style-name="ro1">
          <table:table-cell office:value-type="float" office:value="0.374023" calcext:value-type="float">
            <text:p>0.374023</text:p>
          </table:table-cell>
          <table:table-cell office:value-type="float" office:value="-0.427246" calcext:value-type="float">
            <text:p>-0.427246</text:p>
          </table:table-cell>
          <table:table-cell table:formula="of:=LOG([.A767];10)" office:value-type="float" office:value="-0.427101690671298" calcext:value-type="float">
            <text:p>-0.4271016907</text:p>
          </table:table-cell>
          <table:table-cell table:formula="of:=ABS([.C767]-[.B767])" office:value-type="float" office:value="0.000144309328701964" calcext:value-type="float">
            <text:p>0.0001443093</text:p>
          </table:table-cell>
        </table:table-row>
        <table:table-row table:style-name="ro1">
          <table:table-cell office:value-type="float" office:value="0.374512" calcext:value-type="float">
            <text:p>0.374512</text:p>
          </table:table-cell>
          <table:table-cell office:value-type="float" office:value="-0.42627" calcext:value-type="float">
            <text:p>-0.42627</text:p>
          </table:table-cell>
          <table:table-cell table:formula="of:=LOG([.A768];10)" office:value-type="float" office:value="-0.426534262209405" calcext:value-type="float">
            <text:p>-0.4265342622</text:p>
          </table:table-cell>
          <table:table-cell table:formula="of:=ABS([.C768]-[.B768])" office:value-type="float" office:value="0.000264262209404509" calcext:value-type="float">
            <text:p>0.0002642622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-0.425781" calcext:value-type="float">
            <text:p>-0.425781</text:p>
          </table:table-cell>
          <table:table-cell table:formula="of:=LOG([.A769];10)" office:value-type="float" office:value="-0.425968732272281" calcext:value-type="float">
            <text:p>-0.4259687323</text:p>
          </table:table-cell>
          <table:table-cell table:formula="of:=ABS([.C769]-[.B769])" office:value-type="float" office:value="0.000187732272281138" calcext:value-type="float">
            <text:p>0.0001877323</text:p>
          </table:table-cell>
        </table:table-row>
        <table:table-row table:style-name="ro1">
          <table:table-cell office:value-type="float" office:value="0.375488" calcext:value-type="float">
            <text:p>0.375488</text:p>
          </table:table-cell>
          <table:table-cell office:value-type="float" office:value="-0.425293" calcext:value-type="float">
            <text:p>-0.425293</text:p>
          </table:table-cell>
          <table:table-cell table:formula="of:=LOG([.A770];10)" office:value-type="float" office:value="-0.425403937799781" calcext:value-type="float">
            <text:p>-0.4254039378</text:p>
          </table:table-cell>
          <table:table-cell table:formula="of:=ABS([.C770]-[.B770])" office:value-type="float" office:value="0.000110937799781163" calcext:value-type="float">
            <text:p>0.0001109378</text:p>
          </table:table-cell>
        </table:table-row>
        <table:table-row table:style-name="ro1">
          <table:table-cell office:value-type="float" office:value="0.375977" calcext:value-type="float">
            <text:p>0.375977</text:p>
          </table:table-cell>
          <table:table-cell office:value-type="float" office:value="-0.424805" calcext:value-type="float">
            <text:p>-0.424805</text:p>
          </table:table-cell>
          <table:table-cell table:formula="of:=LOG([.A771];10)" office:value-type="float" office:value="-0.424838721770754" calcext:value-type="float">
            <text:p>-0.4248387218</text:p>
          </table:table-cell>
          <table:table-cell table:formula="of:=ABS([.C771]-[.B771])" office:value-type="float" office:value="0.0000337217707535586" calcext:value-type="float">
            <text:p>3.37217707535586E-005</text:p>
          </table:table-cell>
        </table:table-row>
        <table:table-row table:style-name="ro1">
          <table:table-cell office:value-type="float" office:value="0.376465" calcext:value-type="float">
            <text:p>0.376465</text:p>
          </table:table-cell>
          <table:table-cell office:value-type="float" office:value="-0.424316" calcext:value-type="float">
            <text:p>-0.424316</text:p>
          </table:table-cell>
          <table:table-cell table:formula="of:=LOG([.A772];10)" office:value-type="float" office:value="-0.424275394000949" calcext:value-type="float">
            <text:p>-0.424275394</text:p>
          </table:table-cell>
          <table:table-cell table:formula="of:=ABS([.C772]-[.B772])" office:value-type="float" office:value="0.0000406059990514795" calcext:value-type="float">
            <text:p>0.000040606</text:p>
          </table:table-cell>
        </table:table-row>
        <table:table-row table:style-name="ro1">
          <table:table-cell office:value-type="float" office:value="0.376953" calcext:value-type="float">
            <text:p>0.376953</text:p>
          </table:table-cell>
          <table:table-cell office:value-type="float" office:value="-0.423828" calcext:value-type="float">
            <text:p>-0.423828</text:p>
          </table:table-cell>
          <table:table-cell table:formula="of:=LOG([.A773];10)" office:value-type="float" office:value="-0.423712795982831" calcext:value-type="float">
            <text:p>-0.423712796</text:p>
          </table:table-cell>
          <table:table-cell table:formula="of:=ABS([.C773]-[.B773])" office:value-type="float" office:value="0.000115204017168635" calcext:value-type="float">
            <text:p>0.000115204</text:p>
          </table:table-cell>
        </table:table-row>
        <table:table-row table:style-name="ro1">
          <table:table-cell office:value-type="float" office:value="0.377441" calcext:value-type="float">
            <text:p>0.377441</text:p>
          </table:table-cell>
          <table:table-cell office:value-type="float" office:value="-0.42334" calcext:value-type="float">
            <text:p>-0.42334</text:p>
          </table:table-cell>
          <table:table-cell table:formula="of:=LOG([.A774];10)" office:value-type="float" office:value="-0.423150925828163" calcext:value-type="float">
            <text:p>-0.4231509258</text:p>
          </table:table-cell>
          <table:table-cell table:formula="of:=ABS([.C774]-[.B774])" office:value-type="float" office:value="0.000189074171836612" calcext:value-type="float">
            <text:p>0.0001890742</text:p>
          </table:table-cell>
        </table:table-row>
        <table:table-row table:style-name="ro1">
          <table:table-cell office:value-type="float" office:value="0.37793" calcext:value-type="float">
            <text:p>0.37793</text:p>
          </table:table-cell>
          <table:table-cell office:value-type="float" office:value="-0.422852" calcext:value-type="float">
            <text:p>-0.422852</text:p>
          </table:table-cell>
          <table:table-cell table:formula="of:=LOG([.A775];10)" office:value-type="float" office:value="-0.422588632514501" calcext:value-type="float">
            <text:p>-0.4225886325</text:p>
          </table:table-cell>
          <table:table-cell table:formula="of:=ABS([.C775]-[.B775])" office:value-type="float" office:value="0.000263367485499433" calcext:value-type="float">
            <text:p>0.0002633675</text:p>
          </table:table-cell>
        </table:table-row>
        <table:table-row table:style-name="ro1">
          <table:table-cell office:value-type="float" office:value="0.378418" calcext:value-type="float">
            <text:p>0.378418</text:p>
          </table:table-cell>
          <table:table-cell office:value-type="float" office:value="-0.422363" calcext:value-type="float">
            <text:p>-0.422363</text:p>
          </table:table-cell>
          <table:table-cell table:formula="of:=LOG([.A776];10)" office:value-type="float" office:value="-0.422028213933166" calcext:value-type="float">
            <text:p>-0.4220282139</text:p>
          </table:table-cell>
          <table:table-cell table:formula="of:=ABS([.C776]-[.B776])" office:value-type="float" office:value="0.000334786066834125" calcext:value-type="float">
            <text:p>0.0003347861</text:p>
          </table:table-cell>
        </table:table-row>
        <table:table-row table:style-name="ro1">
          <table:table-cell office:value-type="float" office:value="0.378906" calcext:value-type="float">
            <text:p>0.378906</text:p>
          </table:table-cell>
          <table:table-cell office:value-type="float" office:value="-0.421875" calcext:value-type="float">
            <text:p>-0.421875</text:p>
          </table:table-cell>
          <table:table-cell table:formula="of:=LOG([.A777];10)" office:value-type="float" office:value="-0.421468517590512" calcext:value-type="float">
            <text:p>-0.4214685176</text:p>
          </table:table-cell>
          <table:table-cell table:formula="of:=ABS([.C777]-[.B777])" office:value-type="float" office:value="0.000406482409487929" calcext:value-type="float">
            <text:p>0.0004064824</text:p>
          </table:table-cell>
        </table:table-row>
        <table:table-row table:style-name="ro1">
          <table:table-cell office:value-type="float" office:value="0.379395" calcext:value-type="float">
            <text:p>0.379395</text:p>
          </table:table-cell>
          <table:table-cell office:value-type="float" office:value="-0.421387" calcext:value-type="float">
            <text:p>-0.421387</text:p>
          </table:table-cell>
          <table:table-cell table:formula="of:=LOG([.A778];10)" office:value-type="float" office:value="-0.420908396923155" calcext:value-type="float">
            <text:p>-0.4209083969</text:p>
          </table:table-cell>
          <table:table-cell table:formula="of:=ABS([.C778]-[.B778])" office:value-type="float" office:value="0.000478603076844497" calcext:value-type="float">
            <text:p>0.0004786031</text:p>
          </table:table-cell>
        </table:table-row>
        <table:table-row table:style-name="ro1">
          <table:table-cell office:value-type="float" office:value="0.379883" calcext:value-type="float">
            <text:p>0.379883</text:p>
          </table:table-cell>
          <table:table-cell office:value-type="float" office:value="-0.420898" calcext:value-type="float">
            <text:p>-0.420898</text:p>
          </table:table-cell>
          <table:table-cell table:formula="of:=LOG([.A779];10)" office:value-type="float" office:value="-0.420350140958012" calcext:value-type="float">
            <text:p>-0.420350141</text:p>
          </table:table-cell>
          <table:table-cell table:formula="of:=ABS([.C779]-[.B779])" office:value-type="float" office:value="0.000547859041988175" calcext:value-type="float">
            <text:p>0.000547859</text:p>
          </table:table-cell>
        </table:table-row>
        <table:table-row table:style-name="ro1">
          <table:table-cell office:value-type="float" office:value="0.380371" calcext:value-type="float">
            <text:p>0.380371</text:p>
          </table:table-cell>
          <table:table-cell office:value-type="float" office:value="-0.42041" calcext:value-type="float">
            <text:p>-0.42041</text:p>
          </table:table-cell>
          <table:table-cell table:formula="of:=LOG([.A780];10)" office:value-type="float" office:value="-0.41979260167173" calcext:value-type="float">
            <text:p>-0.4197926017</text:p>
          </table:table-cell>
          <table:table-cell table:formula="of:=ABS([.C780]-[.B780])" office:value-type="float" office:value="0.00061739832826968" calcext:value-type="float">
            <text:p>0.0006173983</text:p>
          </table:table-cell>
        </table:table-row>
        <table:table-row table:style-name="ro1">
          <table:table-cell office:value-type="float" office:value="0.380859" calcext:value-type="float">
            <text:p>0.380859</text:p>
          </table:table-cell>
          <table:table-cell office:value-type="float" office:value="-0.419922" calcext:value-type="float">
            <text:p>-0.419922</text:p>
          </table:table-cell>
          <table:table-cell table:formula="of:=LOG([.A781];10)" office:value-type="float" office:value="-0.419235777226552" calcext:value-type="float">
            <text:p>-0.4192357772</text:p>
          </table:table-cell>
          <table:table-cell table:formula="of:=ABS([.C781]-[.B781])" office:value-type="float" office:value="0.000686222773448431" calcext:value-type="float">
            <text:p>0.0006862228</text:p>
          </table:table-cell>
        </table:table-row>
        <table:table-row table:style-name="ro1">
          <table:table-cell office:value-type="float" office:value="0.381348" calcext:value-type="float">
            <text:p>0.381348</text:p>
          </table:table-cell>
          <table:table-cell office:value-type="float" office:value="-0.419434" calcext:value-type="float">
            <text:p>-0.419434</text:p>
          </table:table-cell>
          <table:table-cell table:formula="of:=LOG([.A782];10)" office:value-type="float" office:value="-0.418678526949953" calcext:value-type="float">
            <text:p>-0.4186785269</text:p>
          </table:table-cell>
          <table:table-cell table:formula="of:=ABS([.C782]-[.B782])" office:value-type="float" office:value="0.000755473050046751" calcext:value-type="float">
            <text:p>0.0007554731</text:p>
          </table:table-cell>
        </table:table-row>
        <table:table-row table:style-name="ro1">
          <table:table-cell office:value-type="float" office:value="0.381836" calcext:value-type="float">
            <text:p>0.381836</text:p>
          </table:table-cell>
          <table:table-cell office:value-type="float" office:value="-0.418945" calcext:value-type="float">
            <text:p>-0.418945</text:p>
          </table:table-cell>
          <table:table-cell table:formula="of:=LOG([.A783];10)" office:value-type="float" office:value="-0.418123128157386" calcext:value-type="float">
            <text:p>-0.4181231282</text:p>
          </table:table-cell>
          <table:table-cell table:formula="of:=ABS([.C783]-[.B783])" office:value-type="float" office:value="0.000821871842613897" calcext:value-type="float">
            <text:p>0.0008218718</text:p>
          </table:table-cell>
        </table:table-row>
        <table:table-row table:style-name="ro1">
          <table:table-cell office:value-type="float" office:value="0.382324" calcext:value-type="float">
            <text:p>0.382324</text:p>
          </table:table-cell>
          <table:table-cell office:value-type="float" office:value="-0.418457" calcext:value-type="float">
            <text:p>-0.418457</text:p>
          </table:table-cell>
          <table:table-cell table:formula="of:=LOG([.A784];10)" office:value-type="float" office:value="-0.417568438731142" calcext:value-type="float">
            <text:p>-0.4175684387</text:p>
          </table:table-cell>
          <table:table-cell table:formula="of:=ABS([.C784]-[.B784])" office:value-type="float" office:value="0.00088856126885839" calcext:value-type="float">
            <text:p>0.0008885613</text:p>
          </table:table-cell>
        </table:table-row>
        <table:table-row table:style-name="ro1">
          <table:table-cell office:value-type="float" office:value="0.382812" calcext:value-type="float">
            <text:p>0.382812</text:p>
          </table:table-cell>
          <table:table-cell office:value-type="float" office:value="-0.417969" calcext:value-type="float">
            <text:p>-0.417969</text:p>
          </table:table-cell>
          <table:table-cell table:formula="of:=LOG([.A785];10)" office:value-type="float" office:value="-0.417014456861497" calcext:value-type="float">
            <text:p>-0.4170144569</text:p>
          </table:table-cell>
          <table:table-cell table:formula="of:=ABS([.C785]-[.B785])" office:value-type="float" office:value="0.000954543138502573" calcext:value-type="float">
            <text:p>0.0009545431</text:p>
          </table:table-cell>
        </table:table-row>
        <table:table-row table:style-name="ro1">
          <table:table-cell office:value-type="float" office:value="0.383301" calcext:value-type="float">
            <text:p>0.383301</text:p>
          </table:table-cell>
          <table:table-cell office:value-type="float" office:value="-0.41748" calcext:value-type="float">
            <text:p>-0.41748</text:p>
          </table:table-cell>
          <table:table-cell table:formula="of:=LOG([.A786];10)" office:value-type="float" office:value="-0.416460047706474" calcext:value-type="float">
            <text:p>-0.4164600477</text:p>
          </table:table-cell>
          <table:table-cell table:formula="of:=ABS([.C786]-[.B786])" office:value-type="float" office:value="0.00101995229352619" calcext:value-type="float">
            <text:p>0.0010199523</text:p>
          </table:table-cell>
        </table:table-row>
        <table:table-row table:style-name="ro1">
          <table:table-cell office:value-type="float" office:value="0.383789" calcext:value-type="float">
            <text:p>0.383789</text:p>
          </table:table-cell>
          <table:table-cell office:value-type="float" office:value="-0.416992" calcext:value-type="float">
            <text:p>-0.416992</text:p>
          </table:table-cell>
          <table:table-cell table:formula="of:=LOG([.A787];10)" office:value-type="float" office:value="-0.415907476989192" calcext:value-type="float">
            <text:p>-0.415907477</text:p>
          </table:table-cell>
          <table:table-cell table:formula="of:=ABS([.C787]-[.B787])" office:value-type="float" office:value="0.00108452301080786" calcext:value-type="float">
            <text:p>0.001084523</text:p>
          </table:table-cell>
        </table:table-row>
        <table:table-row table:style-name="ro1">
          <table:table-cell office:value-type="float" office:value="0.384277" calcext:value-type="float">
            <text:p>0.384277</text:p>
          </table:table-cell>
          <table:table-cell office:value-type="float" office:value="-0.416504" calcext:value-type="float">
            <text:p>-0.416504</text:p>
          </table:table-cell>
          <table:table-cell table:formula="of:=LOG([.A788];10)" office:value-type="float" office:value="-0.415355608437044" calcext:value-type="float">
            <text:p>-0.4153556084</text:p>
          </table:table-cell>
          <table:table-cell table:formula="of:=ABS([.C788]-[.B788])" office:value-type="float" office:value="0.00114839156295626" calcext:value-type="float">
            <text:p>0.0011483916</text:p>
          </table:table-cell>
        </table:table-row>
        <table:table-row table:style-name="ro1">
          <table:table-cell office:value-type="float" office:value="0.384766" calcext:value-type="float">
            <text:p>0.384766</text:p>
          </table:table-cell>
          <table:table-cell office:value-type="float" office:value="-0.416016" calcext:value-type="float">
            <text:p>-0.416016</text:p>
          </table:table-cell>
          <table:table-cell table:formula="of:=LOG([.A789];10)" office:value-type="float" office:value="-0.414803311542665" calcext:value-type="float">
            <text:p>-0.4148033115</text:p>
          </table:table-cell>
          <table:table-cell table:formula="of:=ABS([.C789]-[.B789])" office:value-type="float" office:value="0.00121268845733524" calcext:value-type="float">
            <text:p>0.0012126885</text:p>
          </table:table-cell>
        </table:table-row>
        <table:table-row table:style-name="ro1">
          <table:table-cell office:value-type="float" office:value="0.385254" calcext:value-type="float">
            <text:p>0.385254</text:p>
          </table:table-cell>
          <table:table-cell office:value-type="float" office:value="-0.415527" calcext:value-type="float">
            <text:p>-0.415527</text:p>
          </table:table-cell>
          <table:table-cell table:formula="of:=LOG([.A790];10)" office:value-type="float" office:value="-0.414252843410557" calcext:value-type="float">
            <text:p>-0.4142528434</text:p>
          </table:table-cell>
          <table:table-cell table:formula="of:=ABS([.C790]-[.B790])" office:value-type="float" office:value="0.00127415658944263" calcext:value-type="float">
            <text:p>0.0012741566</text:p>
          </table:table-cell>
        </table:table-row>
        <table:table-row table:style-name="ro1">
          <table:table-cell office:value-type="float" office:value="0.385742" calcext:value-type="float">
            <text:p>0.385742</text:p>
          </table:table-cell>
          <table:table-cell office:value-type="float" office:value="-0.415039" calcext:value-type="float">
            <text:p>-0.415039</text:p>
          </table:table-cell>
          <table:table-cell table:formula="of:=LOG([.A791];10)" office:value-type="float" office:value="-0.413703072113506" calcext:value-type="float">
            <text:p>-0.4137030721</text:p>
          </table:table-cell>
          <table:table-cell table:formula="of:=ABS([.C791]-[.B791])" office:value-type="float" office:value="0.00133592788649439" calcext:value-type="float">
            <text:p>0.0013359279</text:p>
          </table:table-cell>
        </table:table-row>
        <table:table-row table:style-name="ro1">
          <table:table-cell office:value-type="float" office:value="0.38623" calcext:value-type="float">
            <text:p>0.38623</text:p>
          </table:table-cell>
          <table:table-cell office:value-type="float" office:value="-0.414551" calcext:value-type="float">
            <text:p>-0.414551</text:p>
          </table:table-cell>
          <table:table-cell table:formula="of:=LOG([.A792];10)" office:value-type="float" office:value="-0.413153995889499" calcext:value-type="float">
            <text:p>-0.4131539959</text:p>
          </table:table-cell>
          <table:table-cell table:formula="of:=ABS([.C792]-[.B792])" office:value-type="float" office:value="0.00139700411050087" calcext:value-type="float">
            <text:p>0.0013970041</text:p>
          </table:table-cell>
        </table:table-row>
        <table:table-row table:style-name="ro1">
          <table:table-cell office:value-type="float" office:value="0.386719" calcext:value-type="float">
            <text:p>0.386719</text:p>
          </table:table-cell>
          <table:table-cell office:value-type="float" office:value="-0.414062" calcext:value-type="float">
            <text:p>-0.414062</text:p>
          </table:table-cell>
          <table:table-cell table:formula="of:=LOG([.A793];10)" office:value-type="float" office:value="-0.412604489958362" calcext:value-type="float">
            <text:p>-0.41260449</text:p>
          </table:table-cell>
          <table:table-cell table:formula="of:=ABS([.C793]-[.B793])" office:value-type="float" office:value="0.0014575100416383" calcext:value-type="float">
            <text:p>0.00145751</text:p>
          </table:table-cell>
        </table:table-row>
        <table:table-row table:style-name="ro1">
          <table:table-cell office:value-type="float" office:value="0.387207" calcext:value-type="float">
            <text:p>0.387207</text:p>
          </table:table-cell>
          <table:table-cell office:value-type="float" office:value="-0.413574" calcext:value-type="float">
            <text:p>-0.413574</text:p>
          </table:table-cell>
          <table:table-cell table:formula="of:=LOG([.A794];10)" office:value-type="float" office:value="-0.412056800036439" calcext:value-type="float">
            <text:p>-0.4120568</text:p>
          </table:table-cell>
          <table:table-cell table:formula="of:=ABS([.C794]-[.B794])" office:value-type="float" office:value="0.00151719996356103" calcext:value-type="float">
            <text:p>0.0015172</text:p>
          </table:table-cell>
        </table:table-row>
        <table:table-row table:style-name="ro1">
          <table:table-cell office:value-type="float" office:value="0.387695" calcext:value-type="float">
            <text:p>0.387695</text:p>
          </table:table-cell>
          <table:table-cell office:value-type="float" office:value="-0.413086" calcext:value-type="float">
            <text:p>-0.413086</text:p>
          </table:table-cell>
          <table:table-cell table:formula="of:=LOG([.A795];10)" office:value-type="float" office:value="-0.411509799937881" calcext:value-type="float">
            <text:p>-0.4115097999</text:p>
          </table:table-cell>
          <table:table-cell table:formula="of:=ABS([.C795]-[.B795])" office:value-type="float" office:value="0.00157620006211867" calcext:value-type="float">
            <text:p>0.0015762001</text:p>
          </table:table-cell>
        </table:table-row>
        <table:table-row table:style-name="ro1">
          <table:table-cell office:value-type="float" office:value="0.388184" calcext:value-type="float">
            <text:p>0.388184</text:p>
          </table:table-cell>
          <table:table-cell office:value-type="float" office:value="-0.412598" calcext:value-type="float">
            <text:p>-0.412598</text:p>
          </table:table-cell>
          <table:table-cell table:formula="of:=LOG([.A796];10)" office:value-type="float" office:value="-0.410962369140631" calcext:value-type="float">
            <text:p>-0.4109623691</text:p>
          </table:table-cell>
          <table:table-cell table:formula="of:=ABS([.C796]-[.B796])" office:value-type="float" office:value="0.00163563085936874" calcext:value-type="float">
            <text:p>0.0016356309</text:p>
          </table:table-cell>
        </table:table-row>
        <table:table-row table:style-name="ro1">
          <table:table-cell office:value-type="float" office:value="0.388672" calcext:value-type="float">
            <text:p>0.388672</text:p>
          </table:table-cell>
          <table:table-cell office:value-type="float" office:value="-0.412109" calcext:value-type="float">
            <text:p>-0.412109</text:p>
          </table:table-cell>
          <table:table-cell table:formula="of:=LOG([.A797];10)" office:value-type="float" office:value="-0.410416744893549" calcext:value-type="float">
            <text:p>-0.4104167449</text:p>
          </table:table-cell>
          <table:table-cell table:formula="of:=ABS([.C797]-[.B797])" office:value-type="float" office:value="0.00169225510645066" calcext:value-type="float">
            <text:p>0.0016922551</text:p>
          </table:table-cell>
        </table:table-row>
        <table:table-row table:style-name="ro1">
          <table:table-cell office:value-type="float" office:value="0.38916" calcext:value-type="float">
            <text:p>0.38916</text:p>
          </table:table-cell>
          <table:table-cell office:value-type="float" office:value="-0.411621" calcext:value-type="float">
            <text:p>-0.411621</text:p>
          </table:table-cell>
          <table:table-cell table:formula="of:=LOG([.A798];10)" office:value-type="float" office:value="-0.409871805279402" calcext:value-type="float">
            <text:p>-0.4098718053</text:p>
          </table:table-cell>
          <table:table-cell table:formula="of:=ABS([.C798]-[.B798])" office:value-type="float" office:value="0.00174919472059759" calcext:value-type="float">
            <text:p>0.0017491947</text:p>
          </table:table-cell>
        </table:table-row>
        <table:table-row table:style-name="ro1">
          <table:table-cell office:value-type="float" office:value="0.389648" calcext:value-type="float">
            <text:p>0.389648</text:p>
          </table:table-cell>
          <table:table-cell office:value-type="float" office:value="-0.411133" calcext:value-type="float">
            <text:p>-0.411133</text:p>
          </table:table-cell>
          <table:table-cell table:formula="of:=LOG([.A799];10)" office:value-type="float" office:value="-0.409327548582229" calcext:value-type="float">
            <text:p>-0.4093275486</text:p>
          </table:table-cell>
          <table:table-cell table:formula="of:=ABS([.C799]-[.B799])" office:value-type="float" office:value="0.00180545141777055" calcext:value-type="float">
            <text:p>0.0018054514</text:p>
          </table:table-cell>
        </table:table-row>
        <table:table-row table:style-name="ro1">
          <table:table-cell office:value-type="float" office:value="0.390137" calcext:value-type="float">
            <text:p>0.390137</text:p>
          </table:table-cell>
          <table:table-cell office:value-type="float" office:value="-0.410645" calcext:value-type="float">
            <text:p>-0.410645</text:p>
          </table:table-cell>
          <table:table-cell table:formula="of:=LOG([.A800];10)" office:value-type="float" office:value="-0.408782859906533" calcext:value-type="float">
            <text:p>-0.4087828599</text:p>
          </table:table-cell>
          <table:table-cell table:formula="of:=ABS([.C800]-[.B800])" office:value-type="float" office:value="0.00186214009346652" calcext:value-type="float">
            <text:p>0.0018621401</text:p>
          </table:table-cell>
        </table:table-row>
        <table:table-row table:style-name="ro1">
          <table:table-cell office:value-type="float" office:value="0.390625" calcext:value-type="float">
            <text:p>0.390625</text:p>
          </table:table-cell>
          <table:table-cell office:value-type="float" office:value="-0.410156" calcext:value-type="float">
            <text:p>-0.410156</text:p>
          </table:table-cell>
          <table:table-cell table:formula="of:=LOG([.A801];10)" office:value-type="float" office:value="-0.40823996531185" calcext:value-type="float">
            <text:p>-0.4082399653</text:p>
          </table:table-cell>
          <table:table-cell table:formula="of:=ABS([.C801]-[.B801])" office:value-type="float" office:value="0.00191603468815044" calcext:value-type="float">
            <text:p>0.0019160347</text:p>
          </table:table-cell>
        </table:table-row>
        <table:table-row table:style-name="ro1">
          <table:table-cell office:value-type="float" office:value="0.391113" calcext:value-type="float">
            <text:p>0.391113</text:p>
          </table:table-cell>
          <table:table-cell office:value-type="float" office:value="-0.409668" calcext:value-type="float">
            <text:p>-0.409668</text:p>
          </table:table-cell>
          <table:table-cell table:formula="of:=LOG([.A802];10)" office:value-type="float" office:value="-0.407697748521318" calcext:value-type="float">
            <text:p>-0.4076977485</text:p>
          </table:table-cell>
          <table:table-cell table:formula="of:=ABS([.C802]-[.B802])" office:value-type="float" office:value="0.00197025147868229" calcext:value-type="float">
            <text:p>0.0019702515</text:p>
          </table:table-cell>
        </table:table-row>
        <table:table-row table:style-name="ro1">
          <table:table-cell office:value-type="float" office:value="0.391602" calcext:value-type="float">
            <text:p>0.391602</text:p>
          </table:table-cell>
          <table:table-cell office:value-type="float" office:value="-0.40918" calcext:value-type="float">
            <text:p>-0.40918</text:p>
          </table:table-cell>
          <table:table-cell table:formula="of:=LOG([.A803];10)" office:value-type="float" office:value="-0.407155098823073" calcext:value-type="float">
            <text:p>-0.4071550988</text:p>
          </table:table-cell>
          <table:table-cell table:formula="of:=ABS([.C803]-[.B803])" office:value-type="float" office:value="0.00202490117692705" calcext:value-type="float">
            <text:p>0.0020249012</text:p>
          </table:table-cell>
        </table:table-row>
        <table:table-row table:style-name="ro1">
          <table:table-cell office:value-type="float" office:value="0.39209" calcext:value-type="float">
            <text:p>0.39209</text:p>
          </table:table-cell>
          <table:table-cell office:value-type="float" office:value="-0.408691" calcext:value-type="float">
            <text:p>-0.408691</text:p>
          </table:table-cell>
          <table:table-cell table:formula="of:=LOG([.A804];10)" office:value-type="float" office:value="-0.406614233956362" calcext:value-type="float">
            <text:p>-0.406614234</text:p>
          </table:table-cell>
          <table:table-cell table:formula="of:=ABS([.C804]-[.B804])" office:value-type="float" office:value="0.00207676604363816" calcext:value-type="float">
            <text:p>0.002076766</text:p>
          </table:table-cell>
        </table:table-row>
        <table:table-row table:style-name="ro1">
          <table:table-cell office:value-type="float" office:value="0.392578" calcext:value-type="float">
            <text:p>0.392578</text:p>
          </table:table-cell>
          <table:table-cell office:value-type="float" office:value="-0.408203" calcext:value-type="float">
            <text:p>-0.408203</text:p>
          </table:table-cell>
          <table:table-cell table:formula="of:=LOG([.A805];10)" office:value-type="float" office:value="-0.406074041838184" calcext:value-type="float">
            <text:p>-0.4060740418</text:p>
          </table:table-cell>
          <table:table-cell table:formula="of:=ABS([.C805]-[.B805])" office:value-type="float" office:value="0.00212895816181602" calcext:value-type="float">
            <text:p>0.0021289582</text:p>
          </table:table-cell>
        </table:table-row>
        <table:table-row table:style-name="ro1">
          <table:table-cell office:value-type="float" office:value="0.393066" calcext:value-type="float">
            <text:p>0.393066</text:p>
          </table:table-cell>
          <table:table-cell office:value-type="float" office:value="-0.407715" calcext:value-type="float">
            <text:p>-0.407715</text:p>
          </table:table-cell>
          <table:table-cell table:formula="of:=LOG([.A806];10)" office:value-type="float" office:value="-0.405534520797037" calcext:value-type="float">
            <text:p>-0.4055345208</text:p>
          </table:table-cell>
          <table:table-cell table:formula="of:=ABS([.C806]-[.B806])" office:value-type="float" office:value="0.00218047920296272" calcext:value-type="float">
            <text:p>0.0021804792</text:p>
          </table:table-cell>
        </table:table-row>
        <table:table-row table:style-name="ro1">
          <table:table-cell office:value-type="float" office:value="0.393555" calcext:value-type="float">
            <text:p>0.393555</text:p>
          </table:table-cell>
          <table:table-cell office:value-type="float" office:value="-0.407227" calcext:value-type="float">
            <text:p>-0.407227</text:p>
          </table:table-cell>
          <table:table-cell table:formula="of:=LOG([.A807];10)" office:value-type="float" office:value="-0.404994565649623" calcext:value-type="float">
            <text:p>-0.4049945656</text:p>
          </table:table-cell>
          <table:table-cell table:formula="of:=ABS([.C807]-[.B807])" office:value-type="float" office:value="0.00223243435037701" calcext:value-type="float">
            <text:p>0.0022324344</text:p>
          </table:table-cell>
        </table:table-row>
        <table:table-row table:style-name="ro1">
          <table:table-cell office:value-type="float" office:value="0.394043" calcext:value-type="float">
            <text:p>0.394043</text:p>
          </table:table-cell>
          <table:table-cell office:value-type="float" office:value="-0.406738" calcext:value-type="float">
            <text:p>-0.406738</text:p>
          </table:table-cell>
          <table:table-cell table:formula="of:=LOG([.A808];10)" office:value-type="float" office:value="-0.404456383139535" calcext:value-type="float">
            <text:p>-0.4044563831</text:p>
          </table:table-cell>
          <table:table-cell table:formula="of:=ABS([.C808]-[.B808])" office:value-type="float" office:value="0.0022816168604653" calcext:value-type="float">
            <text:p>0.0022816169</text:p>
          </table:table-cell>
        </table:table-row>
        <table:table-row table:style-name="ro1">
          <table:table-cell office:value-type="float" office:value="0.394531" calcext:value-type="float">
            <text:p>0.394531</text:p>
          </table:table-cell>
          <table:table-cell office:value-type="float" office:value="-0.40625" calcext:value-type="float">
            <text:p>-0.40625</text:p>
          </table:table-cell>
          <table:table-cell table:formula="of:=LOG([.A809];10)" office:value-type="float" office:value="-0.403918866725798" calcext:value-type="float">
            <text:p>-0.4039188667</text:p>
          </table:table-cell>
          <table:table-cell table:formula="of:=ABS([.C809]-[.B809])" office:value-type="float" office:value="0.00233113327420248" calcext:value-type="float">
            <text:p>0.0023311333</text:p>
          </table:table-cell>
        </table:table-row>
        <table:table-row table:style-name="ro1">
          <table:table-cell office:value-type="float" office:value="0.39502" calcext:value-type="float">
            <text:p>0.39502</text:p>
          </table:table-cell>
          <table:table-cell office:value-type="float" office:value="-0.405762" calcext:value-type="float">
            <text:p>-0.405762</text:p>
          </table:table-cell>
          <table:table-cell table:formula="of:=LOG([.A810];10)" office:value-type="float" office:value="-0.403380915336199" calcext:value-type="float">
            <text:p>-0.4033809153</text:p>
          </table:table-cell>
          <table:table-cell table:formula="of:=ABS([.C810]-[.B810])" office:value-type="float" office:value="0.00238108466380088" calcext:value-type="float">
            <text:p>0.0023810847</text:p>
          </table:table-cell>
        </table:table-row>
        <table:table-row table:style-name="ro1">
          <table:table-cell office:value-type="float" office:value="0.395508" calcext:value-type="float">
            <text:p>0.395508</text:p>
          </table:table-cell>
          <table:table-cell office:value-type="float" office:value="-0.405273" calcext:value-type="float">
            <text:p>-0.405273</text:p>
          </table:table-cell>
          <table:table-cell table:formula="of:=LOG([.A811];10)" office:value-type="float" office:value="-0.402844727537438" calcext:value-type="float">
            <text:p>-0.4028447275</text:p>
          </table:table-cell>
          <table:table-cell table:formula="of:=ABS([.C811]-[.B811])" office:value-type="float" office:value="0.00242827246256216" calcext:value-type="float">
            <text:p>0.0024282725</text:p>
          </table:table-cell>
        </table:table-row>
        <table:table-row table:style-name="ro1">
          <table:table-cell office:value-type="float" office:value="0.395996" calcext:value-type="float">
            <text:p>0.395996</text:p>
          </table:table-cell>
          <table:table-cell office:value-type="float" office:value="-0.404785" calcext:value-type="float">
            <text:p>-0.404785</text:p>
          </table:table-cell>
          <table:table-cell table:formula="of:=LOG([.A812];10)" office:value-type="float" office:value="-0.402309200909592" calcext:value-type="float">
            <text:p>-0.4023092009</text:p>
          </table:table-cell>
          <table:table-cell table:formula="of:=ABS([.C812]-[.B812])" office:value-type="float" office:value="0.00247579909040802" calcext:value-type="float">
            <text:p>0.0024757991</text:p>
          </table:table-cell>
        </table:table-row>
        <table:table-row table:style-name="ro1">
          <table:table-cell office:value-type="float" office:value="0.396484" calcext:value-type="float">
            <text:p>0.396484</text:p>
          </table:table-cell>
          <table:table-cell office:value-type="float" office:value="-0.404297" calcext:value-type="float">
            <text:p>-0.404297</text:p>
          </table:table-cell>
          <table:table-cell table:formula="of:=LOG([.A813];10)" office:value-type="float" office:value="-0.401774333824095" calcext:value-type="float">
            <text:p>-0.4017743338</text:p>
          </table:table-cell>
          <table:table-cell table:formula="of:=ABS([.C813]-[.B813])" office:value-type="float" office:value="0.00252266617590452" calcext:value-type="float">
            <text:p>0.0025226662</text:p>
          </table:table-cell>
        </table:table-row>
        <table:table-row table:style-name="ro1">
          <table:table-cell office:value-type="float" office:value="0.396973" calcext:value-type="float">
            <text:p>0.396973</text:p>
          </table:table-cell>
          <table:table-cell office:value-type="float" office:value="-0.403809" calcext:value-type="float">
            <text:p>-0.403809</text:p>
          </table:table-cell>
          <table:table-cell table:formula="of:=LOG([.A814];10)" office:value-type="float" office:value="-0.401239030641849" calcext:value-type="float">
            <text:p>-0.4012390306</text:p>
          </table:table-cell>
          <table:table-cell table:formula="of:=ABS([.C814]-[.B814])" office:value-type="float" office:value="0.00256996935815063" calcext:value-type="float">
            <text:p>0.0025699694</text:p>
          </table:table-cell>
        </table:table-row>
        <table:table-row table:style-name="ro1">
          <table:table-cell office:value-type="float" office:value="0.397461" calcext:value-type="float">
            <text:p>0.397461</text:p>
          </table:table-cell>
          <table:table-cell office:value-type="float" office:value="-0.40332" calcext:value-type="float">
            <text:p>-0.40332</text:p>
          </table:table-cell>
          <table:table-cell table:formula="of:=LOG([.A815];10)" office:value-type="float" office:value="-0.40070547912259" calcext:value-type="float">
            <text:p>-0.4007054791</text:p>
          </table:table-cell>
          <table:table-cell table:formula="of:=ABS([.C815]-[.B815])" office:value-type="float" office:value="0.00261452087740976" calcext:value-type="float">
            <text:p>0.0026145209</text:p>
          </table:table-cell>
        </table:table-row>
        <table:table-row table:style-name="ro1">
          <table:table-cell office:value-type="float" office:value="0.397949" calcext:value-type="float">
            <text:p>0.397949</text:p>
          </table:table-cell>
          <table:table-cell office:value-type="float" office:value="-0.402832" calcext:value-type="float">
            <text:p>-0.402832</text:p>
          </table:table-cell>
          <table:table-cell table:formula="of:=LOG([.A816];10)" office:value-type="float" office:value="-0.400172582292628" calcext:value-type="float">
            <text:p>-0.4001725823</text:p>
          </table:table-cell>
          <table:table-cell table:formula="of:=ABS([.C816]-[.B816])" office:value-type="float" office:value="0.00265941770737199" calcext:value-type="float">
            <text:p>0.0026594177</text:p>
          </table:table-cell>
        </table:table-row>
        <table:table-row table:style-name="ro1">
          <table:table-cell office:value-type="float" office:value="0.398438" calcext:value-type="float">
            <text:p>0.398438</text:p>
          </table:table-cell>
          <table:table-cell office:value-type="float" office:value="-0.402344" calcext:value-type="float">
            <text:p>-0.402344</text:p>
          </table:table-cell>
          <table:table-cell table:formula="of:=LOG([.A817];10)" office:value-type="float" office:value="-0.399639248553277" calcext:value-type="float">
            <text:p>-0.3996392486</text:p>
          </table:table-cell>
          <table:table-cell table:formula="of:=ABS([.C817]-[.B817])" office:value-type="float" office:value="0.00270475144672294" calcext:value-type="float">
            <text:p>0.0027047514</text:p>
          </table:table-cell>
        </table:table-row>
        <table:table-row table:style-name="ro1">
          <table:table-cell office:value-type="float" office:value="0.398926" calcext:value-type="float">
            <text:p>0.398926</text:p>
          </table:table-cell>
          <table:table-cell office:value-type="float" office:value="-0.401855" calcext:value-type="float">
            <text:p>-0.401855</text:p>
          </table:table-cell>
          <table:table-cell table:formula="of:=LOG([.A818];10)" office:value-type="float" office:value="-0.3991076576271" calcext:value-type="float">
            <text:p>-0.3991076576</text:p>
          </table:table-cell>
          <table:table-cell table:formula="of:=ABS([.C818]-[.B818])" office:value-type="float" office:value="0.00274734237289964" calcext:value-type="float">
            <text:p>0.0027473424</text:p>
          </table:table-cell>
        </table:table-row>
        <table:table-row table:style-name="ro1">
          <table:table-cell office:value-type="float" office:value="0.399414" calcext:value-type="float">
            <text:p>0.399414</text:p>
          </table:table-cell>
          <table:table-cell office:value-type="float" office:value="-0.401367" calcext:value-type="float">
            <text:p>-0.401367</text:p>
          </table:table-cell>
          <table:table-cell table:formula="of:=LOG([.A819];10)" office:value-type="float" office:value="-0.398576716590536" calcext:value-type="float">
            <text:p>-0.3985767166</text:p>
          </table:table-cell>
          <table:table-cell table:formula="of:=ABS([.C819]-[.B819])" office:value-type="float" office:value="0.0027902834094638" calcext:value-type="float">
            <text:p>0.0027902834</text:p>
          </table:table-cell>
        </table:table-row>
        <table:table-row table:style-name="ro1">
          <table:table-cell office:value-type="float" office:value="0.399902" calcext:value-type="float">
            <text:p>0.399902</text:p>
          </table:table-cell>
          <table:table-cell office:value-type="float" office:value="-0.400879" calcext:value-type="float">
            <text:p>-0.400879</text:p>
          </table:table-cell>
          <table:table-cell table:formula="of:=LOG([.A820];10)" office:value-type="float" office:value="-0.398046423856496" calcext:value-type="float">
            <text:p>-0.3980464239</text:p>
          </table:table-cell>
          <table:table-cell table:formula="of:=ABS([.C820]-[.B820])" office:value-type="float" office:value="0.00283257614350363" calcext:value-type="float">
            <text:p>0.0028325761</text:p>
          </table:table-cell>
        </table:table-row>
        <table:table-row table:style-name="ro1">
          <table:table-cell office:value-type="float" office:value="0.400391" calcext:value-type="float">
            <text:p>0.400391</text:p>
          </table:table-cell>
          <table:table-cell office:value-type="float" office:value="-0.400391" calcext:value-type="float">
            <text:p>-0.400391</text:p>
          </table:table-cell>
          <table:table-cell table:formula="of:=LOG([.A821];10)" office:value-type="float" office:value="-0.397515693166411" calcext:value-type="float">
            <text:p>-0.3975156932</text:p>
          </table:table-cell>
          <table:table-cell table:formula="of:=ABS([.C821]-[.B821])" office:value-type="float" office:value="0.00287530683358927" calcext:value-type="float">
            <text:p>0.0028753068</text:p>
          </table:table-cell>
        </table:table-row>
        <table:table-row table:style-name="ro1">
          <table:table-cell office:value-type="float" office:value="0.400879" calcext:value-type="float">
            <text:p>0.400879</text:p>
          </table:table-cell>
          <table:table-cell office:value-type="float" office:value="-0.399902" calcext:value-type="float">
            <text:p>-0.399902</text:p>
          </table:table-cell>
          <table:table-cell table:formula="of:=LOG([.A822];10)" office:value-type="float" office:value="-0.396986693619759" calcext:value-type="float">
            <text:p>-0.3969866936</text:p>
          </table:table-cell>
          <table:table-cell table:formula="of:=ABS([.C822]-[.B822])" office:value-type="float" office:value="0.00291530638024051" calcext:value-type="float">
            <text:p>0.0029153064</text:p>
          </table:table-cell>
        </table:table-row>
        <table:table-row table:style-name="ro1">
          <table:table-cell office:value-type="float" office:value="0.401367" calcext:value-type="float">
            <text:p>0.401367</text:p>
          </table:table-cell>
          <table:table-cell office:value-type="float" office:value="-0.399414" calcext:value-type="float">
            <text:p>-0.399414</text:p>
          </table:table-cell>
          <table:table-cell table:formula="of:=LOG([.A823];10)" office:value-type="float" office:value="-0.396458337645884" calcext:value-type="float">
            <text:p>-0.3964583376</text:p>
          </table:table-cell>
          <table:table-cell table:formula="of:=ABS([.C823]-[.B823])" office:value-type="float" office:value="0.00295566235411615" calcext:value-type="float">
            <text:p>0.0029556624</text:p>
          </table:table-cell>
        </table:table-row>
        <table:table-row table:style-name="ro1">
          <table:table-cell office:value-type="float" office:value="0.401855" calcext:value-type="float">
            <text:p>0.401855</text:p>
          </table:table-cell>
          <table:table-cell office:value-type="float" office:value="-0.398926" calcext:value-type="float">
            <text:p>-0.398926</text:p>
          </table:table-cell>
          <table:table-cell table:formula="of:=LOG([.A824];10)" office:value-type="float" office:value="-0.395930623680765" calcext:value-type="float">
            <text:p>-0.3959306237</text:p>
          </table:table-cell>
          <table:table-cell table:formula="of:=ABS([.C824]-[.B824])" office:value-type="float" office:value="0.00299537631923513" calcext:value-type="float">
            <text:p>0.0029953763</text:p>
          </table:table-cell>
        </table:table-row>
        <table:table-row table:style-name="ro1">
          <table:table-cell office:value-type="float" office:value="0.402344" calcext:value-type="float">
            <text:p>0.402344</text:p>
          </table:table-cell>
          <table:table-cell office:value-type="float" office:value="-0.398438" calcext:value-type="float">
            <text:p>-0.398438</text:p>
          </table:table-cell>
          <table:table-cell table:formula="of:=LOG([.A825];10)" office:value-type="float" office:value="-0.395402470753879" calcext:value-type="float">
            <text:p>-0.3954024708</text:p>
          </table:table-cell>
          <table:table-cell table:formula="of:=ABS([.C825]-[.B825])" office:value-type="float" office:value="0.00303552924612072" calcext:value-type="float">
            <text:p>0.0030355292</text:p>
          </table:table-cell>
        </table:table-row>
        <table:table-row table:style-name="ro1">
          <table:table-cell office:value-type="float" office:value="0.402832" calcext:value-type="float">
            <text:p>0.402832</text:p>
          </table:table-cell>
          <table:table-cell office:value-type="float" office:value="-0.397949" calcext:value-type="float">
            <text:p>-0.397949</text:p>
          </table:table-cell>
          <table:table-cell table:formula="of:=LOG([.A826];10)" office:value-type="float" office:value="-0.394876037444593" calcext:value-type="float">
            <text:p>-0.3948760374</text:p>
          </table:table-cell>
          <table:table-cell table:formula="of:=ABS([.C826]-[.B826])" office:value-type="float" office:value="0.00307296255540718" calcext:value-type="float">
            <text:p>0.0030729626</text:p>
          </table:table-cell>
        </table:table-row>
        <table:table-row table:style-name="ro1">
          <table:table-cell office:value-type="float" office:value="0.40332" calcext:value-type="float">
            <text:p>0.40332</text:p>
          </table:table-cell>
          <table:table-cell office:value-type="float" office:value="-0.397461" calcext:value-type="float">
            <text:p>-0.397461</text:p>
          </table:table-cell>
          <table:table-cell table:formula="of:=LOG([.A827];10)" office:value-type="float" office:value="-0.394350241482898" calcext:value-type="float">
            <text:p>-0.3943502415</text:p>
          </table:table-cell>
          <table:table-cell table:formula="of:=ABS([.C827]-[.B827])" office:value-type="float" office:value="0.0031107585171023" calcext:value-type="float">
            <text:p>0.0031107585</text:p>
          </table:table-cell>
        </table:table-row>
        <table:table-row table:style-name="ro1">
          <table:table-cell office:value-type="float" office:value="0.403809" calcext:value-type="float">
            <text:p>0.403809</text:p>
          </table:table-cell>
          <table:table-cell office:value-type="float" office:value="-0.396973" calcext:value-type="float">
            <text:p>-0.396973</text:p>
          </table:table-cell>
          <table:table-cell table:formula="of:=LOG([.A828];10)" office:value-type="float" office:value="-0.393824005831262" calcext:value-type="float">
            <text:p>-0.3938240058</text:p>
          </table:table-cell>
          <table:table-cell table:formula="of:=ABS([.C828]-[.B828])" office:value-type="float" office:value="0.00314899416873798" calcext:value-type="float">
            <text:p>0.0031489942</text:p>
          </table:table-cell>
        </table:table-row>
        <table:table-row table:style-name="ro1">
          <table:table-cell office:value-type="float" office:value="0.404297" calcext:value-type="float">
            <text:p>0.404297</text:p>
          </table:table-cell>
          <table:table-cell office:value-type="float" office:value="-0.396484" calcext:value-type="float">
            <text:p>-0.396484</text:p>
          </table:table-cell>
          <table:table-cell table:formula="of:=LOG([.A829];10)" office:value-type="float" office:value="-0.393299481244311" calcext:value-type="float">
            <text:p>-0.3932994812</text:p>
          </table:table-cell>
          <table:table-cell table:formula="of:=ABS([.C829]-[.B829])" office:value-type="float" office:value="0.00318451875568865" calcext:value-type="float">
            <text:p>0.0031845188</text:p>
          </table:table-cell>
        </table:table-row>
        <table:table-row table:style-name="ro1">
          <table:table-cell office:value-type="float" office:value="0.404785" calcext:value-type="float">
            <text:p>0.404785</text:p>
          </table:table-cell>
          <table:table-cell office:value-type="float" office:value="-0.395996" calcext:value-type="float">
            <text:p>-0.395996</text:p>
          </table:table-cell>
          <table:table-cell table:formula="of:=LOG([.A830];10)" office:value-type="float" office:value="-0.392775589394365" calcext:value-type="float">
            <text:p>-0.3927755894</text:p>
          </table:table-cell>
          <table:table-cell table:formula="of:=ABS([.C830]-[.B830])" office:value-type="float" office:value="0.00322041060563477" calcext:value-type="float">
            <text:p>0.0032204106</text:p>
          </table:table-cell>
        </table:table-row>
        <table:table-row table:style-name="ro1">
          <table:table-cell office:value-type="float" office:value="0.405273" calcext:value-type="float">
            <text:p>0.405273</text:p>
          </table:table-cell>
          <table:table-cell office:value-type="float" office:value="-0.395508" calcext:value-type="float">
            <text:p>-0.395508</text:p>
          </table:table-cell>
          <table:table-cell table:formula="of:=LOG([.A831];10)" office:value-type="float" office:value="-0.392252328756714" calcext:value-type="float">
            <text:p>-0.3922523288</text:p>
          </table:table-cell>
          <table:table-cell table:formula="of:=ABS([.C831]-[.B831])" office:value-type="float" office:value="0.0032556712432858" calcext:value-type="float">
            <text:p>0.0032556712</text:p>
          </table:table-cell>
        </table:table-row>
        <table:table-row table:style-name="ro1">
          <table:table-cell office:value-type="float" office:value="0.405762" calcext:value-type="float">
            <text:p>0.405762</text:p>
          </table:table-cell>
          <table:table-cell office:value-type="float" office:value="-0.39502" calcext:value-type="float">
            <text:p>-0.39502</text:p>
          </table:table-cell>
          <table:table-cell table:formula="of:=LOG([.A832];10)" office:value-type="float" office:value="-0.391728627492564" calcext:value-type="float">
            <text:p>-0.3917286275</text:p>
          </table:table-cell>
          <table:table-cell table:formula="of:=ABS([.C832]-[.B832])" office:value-type="float" office:value="0.00329137250743566" calcext:value-type="float">
            <text:p>0.0032913725</text:p>
          </table:table-cell>
        </table:table-row>
        <table:table-row table:style-name="ro1">
          <table:table-cell office:value-type="float" office:value="0.40625" calcext:value-type="float">
            <text:p>0.40625</text:p>
          </table:table-cell>
          <table:table-cell office:value-type="float" office:value="-0.394531" calcext:value-type="float">
            <text:p>-0.394531</text:p>
          </table:table-cell>
          <table:table-cell table:formula="of:=LOG([.A833];10)" office:value-type="float" office:value="-0.391206626013069" calcext:value-type="float">
            <text:p>-0.391206626</text:p>
          </table:table-cell>
          <table:table-cell table:formula="of:=ABS([.C833]-[.B833])" office:value-type="float" office:value="0.00332437398693086" calcext:value-type="float">
            <text:p>0.003324374</text:p>
          </table:table-cell>
        </table:table-row>
        <table:table-row table:style-name="ro1">
          <table:table-cell office:value-type="float" office:value="0.406738" calcext:value-type="float">
            <text:p>0.406738</text:p>
          </table:table-cell>
          <table:table-cell office:value-type="float" office:value="-0.394043" calcext:value-type="float">
            <text:p>-0.394043</text:p>
          </table:table-cell>
          <table:table-cell table:formula="of:=LOG([.A834];10)" office:value-type="float" office:value="-0.390685251201577" calcext:value-type="float">
            <text:p>-0.3906852512</text:p>
          </table:table-cell>
          <table:table-cell table:formula="of:=ABS([.C834]-[.B834])" office:value-type="float" office:value="0.00335774879842293" calcext:value-type="float">
            <text:p>0.0033577488</text:p>
          </table:table-cell>
        </table:table-row>
        <table:table-row table:style-name="ro1">
          <table:table-cell office:value-type="float" office:value="0.407227" calcext:value-type="float">
            <text:p>0.407227</text:p>
          </table:table-cell>
          <table:table-cell office:value-type="float" office:value="-0.393555" calcext:value-type="float">
            <text:p>-0.393555</text:p>
          </table:table-cell>
          <table:table-cell table:formula="of:=LOG([.A835];10)" office:value-type="float" office:value="-0.390163435086142" calcext:value-type="float">
            <text:p>-0.3901634351</text:p>
          </table:table-cell>
          <table:table-cell table:formula="of:=ABS([.C835]-[.B835])" office:value-type="float" office:value="0.00339156491385778" calcext:value-type="float">
            <text:p>0.0033915649</text:p>
          </table:table-cell>
        </table:table-row>
        <table:table-row table:style-name="ro1">
          <table:table-cell office:value-type="float" office:value="0.407715" calcext:value-type="float">
            <text:p>0.407715</text:p>
          </table:table-cell>
          <table:table-cell office:value-type="float" office:value="-0.393066" calcext:value-type="float">
            <text:p>-0.393066</text:p>
          </table:table-cell>
          <table:table-cell table:formula="of:=LOG([.A836];10)" office:value-type="float" office:value="-0.389643310384014" calcext:value-type="float">
            <text:p>-0.3896433104</text:p>
          </table:table-cell>
          <table:table-cell table:formula="of:=ABS([.C836]-[.B836])" office:value-type="float" office:value="0.00342268961598569" calcext:value-type="float">
            <text:p>0.0034226896</text:p>
          </table:table-cell>
        </table:table-row>
        <table:table-row table:style-name="ro1">
          <table:table-cell office:value-type="float" office:value="0.408203" calcext:value-type="float">
            <text:p>0.408203</text:p>
          </table:table-cell>
          <table:table-cell office:value-type="float" office:value="-0.392578" calcext:value-type="float">
            <text:p>-0.392578</text:p>
          </table:table-cell>
          <table:table-cell table:formula="of:=LOG([.A837];10)" office:value-type="float" office:value="-0.389123807854495" calcext:value-type="float">
            <text:p>-0.3891238079</text:p>
          </table:table-cell>
          <table:table-cell table:formula="of:=ABS([.C837]-[.B837])" office:value-type="float" office:value="0.00345419214550507" calcext:value-type="float">
            <text:p>0.0034541921</text:p>
          </table:table-cell>
        </table:table-row>
        <table:table-row table:style-name="ro1">
          <table:table-cell office:value-type="float" office:value="0.408691" calcext:value-type="float">
            <text:p>0.408691</text:p>
          </table:table-cell>
          <table:table-cell office:value-type="float" office:value="-0.39209" calcext:value-type="float">
            <text:p>-0.39209</text:p>
          </table:table-cell>
          <table:table-cell table:formula="of:=LOG([.A838];10)" office:value-type="float" office:value="-0.388604926010878" calcext:value-type="float">
            <text:p>-0.388604926</text:p>
          </table:table-cell>
          <table:table-cell table:formula="of:=ABS([.C838]-[.B838])" office:value-type="float" office:value="0.00348507398912218" calcext:value-type="float">
            <text:p>0.003485074</text:p>
          </table:table-cell>
        </table:table-row>
        <table:table-row table:style-name="ro1">
          <table:table-cell office:value-type="float" office:value="0.40918" calcext:value-type="float">
            <text:p>0.40918</text:p>
          </table:table-cell>
          <table:table-cell office:value-type="float" office:value="-0.391602" calcext:value-type="float">
            <text:p>-0.391602</text:p>
          </table:table-cell>
          <table:table-cell table:formula="of:=LOG([.A839];10)" office:value-type="float" office:value="-0.388085601992893" calcext:value-type="float">
            <text:p>-0.388085602</text:p>
          </table:table-cell>
          <table:table-cell table:formula="of:=ABS([.C839]-[.B839])" office:value-type="float" office:value="0.00351639800710674" calcext:value-type="float">
            <text:p>0.003516398</text:p>
          </table:table-cell>
        </table:table-row>
        <table:table-row table:style-name="ro1">
          <table:table-cell office:value-type="float" office:value="0.409668" calcext:value-type="float">
            <text:p>0.409668</text:p>
          </table:table-cell>
          <table:table-cell office:value-type="float" office:value="-0.391113" calcext:value-type="float">
            <text:p>-0.391113</text:p>
          </table:table-cell>
          <table:table-cell table:formula="of:=LOG([.A840];10)" office:value-type="float" office:value="-0.387567958346552" calcext:value-type="float">
            <text:p>-0.3875679583</text:p>
          </table:table-cell>
          <table:table-cell table:formula="of:=ABS([.C840]-[.B840])" office:value-type="float" office:value="0.00354504165344799" calcext:value-type="float">
            <text:p>0.0035450417</text:p>
          </table:table-cell>
        </table:table-row>
        <table:table-row table:style-name="ro1">
          <table:table-cell office:value-type="float" office:value="0.410156" calcext:value-type="float">
            <text:p>0.410156</text:p>
          </table:table-cell>
          <table:table-cell office:value-type="float" office:value="-0.390625" calcext:value-type="float">
            <text:p>-0.390625</text:p>
          </table:table-cell>
          <table:table-cell table:formula="of:=LOG([.A841];10)" office:value-type="float" office:value="-0.387050930954819" calcext:value-type="float">
            <text:p>-0.387050931</text:p>
          </table:table-cell>
          <table:table-cell table:formula="of:=ABS([.C841]-[.B841])" office:value-type="float" office:value="0.00357406904518076" calcext:value-type="float">
            <text:p>0.003574069</text:p>
          </table:table-cell>
        </table:table-row>
        <table:table-row table:style-name="ro1">
          <table:table-cell office:value-type="float" office:value="0.410645" calcext:value-type="float">
            <text:p>0.410645</text:p>
          </table:table-cell>
          <table:table-cell office:value-type="float" office:value="-0.390137" calcext:value-type="float">
            <text:p>-0.390137</text:p>
          </table:table-cell>
          <table:table-cell table:formula="of:=LOG([.A842];10)" office:value-type="float" office:value="-0.386533460759787" calcext:value-type="float">
            <text:p>-0.3865334608</text:p>
          </table:table-cell>
          <table:table-cell table:formula="of:=ABS([.C842]-[.B842])" office:value-type="float" office:value="0.00360353924021256" calcext:value-type="float">
            <text:p>0.0036035392</text:p>
          </table:table-cell>
        </table:table-row>
        <table:table-row table:style-name="ro1">
          <table:table-cell office:value-type="float" office:value="0.411133" calcext:value-type="float">
            <text:p>0.411133</text:p>
          </table:table-cell>
          <table:table-cell office:value-type="float" office:value="-0.389648" calcext:value-type="float">
            <text:p>-0.389648</text:p>
          </table:table-cell>
          <table:table-cell table:formula="of:=LOG([.A843];10)" office:value-type="float" office:value="-0.386017662741147" calcext:value-type="float">
            <text:p>-0.3860176627</text:p>
          </table:table-cell>
          <table:table-cell table:formula="of:=ABS([.C843]-[.B843])" office:value-type="float" office:value="0.00363033725885281" calcext:value-type="float">
            <text:p>0.0036303373</text:p>
          </table:table-cell>
        </table:table-row>
        <table:table-row table:style-name="ro1">
          <table:table-cell office:value-type="float" office:value="0.411621" calcext:value-type="float">
            <text:p>0.411621</text:p>
          </table:table-cell>
          <table:table-cell office:value-type="float" office:value="-0.38916" calcext:value-type="float">
            <text:p>-0.38916</text:p>
          </table:table-cell>
          <table:table-cell table:formula="of:=LOG([.A844];10)" office:value-type="float" office:value="-0.385502476593108" calcext:value-type="float">
            <text:p>-0.3855024766</text:p>
          </table:table-cell>
          <table:table-cell table:formula="of:=ABS([.C844]-[.B844])" office:value-type="float" office:value="0.00365752340689224" calcext:value-type="float">
            <text:p>0.0036575234</text:p>
          </table:table-cell>
        </table:table-row>
        <table:table-row table:style-name="ro1">
          <table:table-cell office:value-type="float" office:value="0.412109" calcext:value-type="float">
            <text:p>0.412109</text:p>
          </table:table-cell>
          <table:table-cell office:value-type="float" office:value="-0.388672" calcext:value-type="float">
            <text:p>-0.388672</text:p>
          </table:table-cell>
          <table:table-cell table:formula="of:=LOG([.A845];10)" office:value-type="float" office:value="-0.384987900865714" calcext:value-type="float">
            <text:p>-0.3849879009</text:p>
          </table:table-cell>
          <table:table-cell table:formula="of:=ABS([.C845]-[.B845])" office:value-type="float" office:value="0.00368409913428624" calcext:value-type="float">
            <text:p>0.0036840991</text:p>
          </table:table-cell>
        </table:table-row>
        <table:table-row table:style-name="ro1">
          <table:table-cell office:value-type="float" office:value="0.412598" calcext:value-type="float">
            <text:p>0.412598</text:p>
          </table:table-cell>
          <table:table-cell office:value-type="float" office:value="-0.388184" calcext:value-type="float">
            <text:p>-0.388184</text:p>
          </table:table-cell>
          <table:table-cell table:formula="of:=LOG([.A846];10)" office:value-type="float" office:value="-0.384472881527843" calcext:value-type="float">
            <text:p>-0.3844728815</text:p>
          </table:table-cell>
          <table:table-cell table:formula="of:=ABS([.C846]-[.B846])" office:value-type="float" office:value="0.00371111847215705" calcext:value-type="float">
            <text:p>0.0037111185</text:p>
          </table:table-cell>
        </table:table-row>
        <table:table-row table:style-name="ro1">
          <table:table-cell office:value-type="float" office:value="0.413086" calcext:value-type="float">
            <text:p>0.413086</text:p>
          </table:table-cell>
          <table:table-cell office:value-type="float" office:value="-0.387695" calcext:value-type="float">
            <text:p>-0.387695</text:p>
          </table:table-cell>
          <table:table-cell table:formula="of:=LOG([.A847];10)" office:value-type="float" office:value="-0.383959523555917" calcext:value-type="float">
            <text:p>-0.3839595236</text:p>
          </table:table-cell>
          <table:table-cell table:formula="of:=ABS([.C847]-[.B847])" office:value-type="float" office:value="0.00373547644408317" calcext:value-type="float">
            <text:p>0.0037354764</text:p>
          </table:table-cell>
        </table:table-row>
        <table:table-row table:style-name="ro1">
          <table:table-cell office:value-type="float" office:value="0.413574" calcext:value-type="float">
            <text:p>0.413574</text:p>
          </table:table-cell>
          <table:table-cell office:value-type="float" office:value="-0.387207" calcext:value-type="float">
            <text:p>-0.387207</text:p>
          </table:table-cell>
          <table:table-cell table:formula="of:=LOG([.A848];10)" office:value-type="float" office:value="-0.383446771682625" calcext:value-type="float">
            <text:p>-0.3834467717</text:p>
          </table:table-cell>
          <table:table-cell table:formula="of:=ABS([.C848]-[.B848])" office:value-type="float" office:value="0.00376022831737499" calcext:value-type="float">
            <text:p>0.0037602283</text:p>
          </table:table-cell>
        </table:table-row>
        <table:table-row table:style-name="ro1">
          <table:table-cell office:value-type="float" office:value="0.414062" calcext:value-type="float">
            <text:p>0.414062</text:p>
          </table:table-cell>
          <table:table-cell office:value-type="float" office:value="-0.386719" calcext:value-type="float">
            <text:p>-0.386719</text:p>
          </table:table-cell>
          <table:table-cell table:formula="of:=LOG([.A849];10)" office:value-type="float" office:value="-0.382934624478468" calcext:value-type="float">
            <text:p>-0.3829346245</text:p>
          </table:table-cell>
          <table:table-cell table:formula="of:=ABS([.C849]-[.B849])" office:value-type="float" office:value="0.00378437552153155" calcext:value-type="float">
            <text:p>0.0037843755</text:p>
          </table:table-cell>
        </table:table-row>
        <table:table-row table:style-name="ro1">
          <table:table-cell office:value-type="float" office:value="0.414551" calcext:value-type="float">
            <text:p>0.414551</text:p>
          </table:table-cell>
          <table:table-cell office:value-type="float" office:value="-0.38623" calcext:value-type="float">
            <text:p>-0.38623</text:p>
          </table:table-cell>
          <table:table-cell table:formula="of:=LOG([.A850];10)" office:value-type="float" office:value="-0.382422032891552" calcext:value-type="float">
            <text:p>-0.3824220329</text:p>
          </table:table-cell>
          <table:table-cell table:formula="of:=ABS([.C850]-[.B850])" office:value-type="float" office:value="0.00380796710844766" calcext:value-type="float">
            <text:p>0.0038079671</text:p>
          </table:table-cell>
        </table:table-row>
        <table:table-row table:style-name="ro1">
          <table:table-cell office:value-type="float" office:value="0.415039" calcext:value-type="float">
            <text:p>0.415039</text:p>
          </table:table-cell>
          <table:table-cell office:value-type="float" office:value="-0.385742" calcext:value-type="float">
            <text:p>-0.385742</text:p>
          </table:table-cell>
          <table:table-cell table:formula="of:=LOG([.A851];10)" office:value-type="float" office:value="-0.381911091989145" calcext:value-type="float">
            <text:p>-0.381911092</text:p>
          </table:table-cell>
          <table:table-cell table:formula="of:=ABS([.C851]-[.B851])" office:value-type="float" office:value="0.00383090801085506" calcext:value-type="float">
            <text:p>0.003830908</text:p>
          </table:table-cell>
        </table:table-row>
        <table:table-row table:style-name="ro1">
          <table:table-cell office:value-type="float" office:value="0.415527" calcext:value-type="float">
            <text:p>0.415527</text:p>
          </table:table-cell>
          <table:table-cell office:value-type="float" office:value="-0.385254" calcext:value-type="float">
            <text:p>-0.385254</text:p>
          </table:table-cell>
          <table:table-cell table:formula="of:=LOG([.A852];10)" office:value-type="float" office:value="-0.381400751494695" calcext:value-type="float">
            <text:p>-0.3814007515</text:p>
          </table:table-cell>
          <table:table-cell table:formula="of:=ABS([.C852]-[.B852])" office:value-type="float" office:value="0.00385324850530505" calcext:value-type="float">
            <text:p>0.0038532485</text:p>
          </table:table-cell>
        </table:table-row>
        <table:table-row table:style-name="ro1">
          <table:table-cell office:value-type="float" office:value="0.416016" calcext:value-type="float">
            <text:p>0.416016</text:p>
          </table:table-cell>
          <table:table-cell office:value-type="float" office:value="-0.384766" calcext:value-type="float">
            <text:p>-0.384766</text:p>
          </table:table-cell>
          <table:table-cell table:formula="of:=LOG([.A853];10)" office:value-type="float" office:value="-0.380889966060553" calcext:value-type="float">
            <text:p>-0.3808899661</text:p>
          </table:table-cell>
          <table:table-cell table:formula="of:=ABS([.C853]-[.B853])" office:value-type="float" office:value="0.00387603393944663" calcext:value-type="float">
            <text:p>0.0038760339</text:p>
          </table:table-cell>
        </table:table-row>
        <table:table-row table:style-name="ro1">
          <table:table-cell office:value-type="float" office:value="0.416504" calcext:value-type="float">
            <text:p>0.416504</text:p>
          </table:table-cell>
          <table:table-cell office:value-type="float" office:value="-0.384277" calcext:value-type="float">
            <text:p>-0.384277</text:p>
          </table:table-cell>
          <table:table-cell table:formula="of:=LOG([.A854];10)" office:value-type="float" office:value="-0.380380823381837" calcext:value-type="float">
            <text:p>-0.3803808234</text:p>
          </table:table-cell>
          <table:table-cell table:formula="of:=ABS([.C854]-[.B854])" office:value-type="float" office:value="0.00389617661816266" calcext:value-type="float">
            <text:p>0.0038961766</text:p>
          </table:table-cell>
        </table:table-row>
        <table:table-row table:style-name="ro1">
          <table:table-cell office:value-type="float" office:value="0.416992" calcext:value-type="float">
            <text:p>0.416992</text:p>
          </table:table-cell>
          <table:table-cell office:value-type="float" office:value="-0.383789" calcext:value-type="float">
            <text:p>-0.383789</text:p>
          </table:table-cell>
          <table:table-cell table:formula="of:=LOG([.A855];10)" office:value-type="float" office:value="-0.379872276894786" calcext:value-type="float">
            <text:p>-0.3798722769</text:p>
          </table:table-cell>
          <table:table-cell table:formula="of:=ABS([.C855]-[.B855])" office:value-type="float" office:value="0.00391672310521357" calcext:value-type="float">
            <text:p>0.0039167231</text:p>
          </table:table-cell>
        </table:table-row>
        <table:table-row table:style-name="ro1">
          <table:table-cell office:value-type="float" office:value="0.41748" calcext:value-type="float">
            <text:p>0.41748</text:p>
          </table:table-cell>
          <table:table-cell office:value-type="float" office:value="-0.383301" calcext:value-type="float">
            <text:p>-0.383301</text:p>
          </table:table-cell>
          <table:table-cell table:formula="of:=LOG([.A856];10)" office:value-type="float" office:value="-0.379364325204786" calcext:value-type="float">
            <text:p>-0.3793643252</text:p>
          </table:table-cell>
          <table:table-cell table:formula="of:=ABS([.C856]-[.B856])" office:value-type="float" office:value="0.00393667479521387" calcext:value-type="float">
            <text:p>0.0039366748</text:p>
          </table:table-cell>
        </table:table-row>
        <table:table-row table:style-name="ro1">
          <table:table-cell office:value-type="float" office:value="0.417969" calcext:value-type="float">
            <text:p>0.417969</text:p>
          </table:table-cell>
          <table:table-cell office:value-type="float" office:value="-0.382812" calcext:value-type="float">
            <text:p>-0.382812</text:p>
          </table:table-cell>
          <table:table-cell table:formula="of:=LOG([.A857];10)" office:value-type="float" office:value="-0.378855927861794" calcext:value-type="float">
            <text:p>-0.3788559279</text:p>
          </table:table-cell>
          <table:table-cell table:formula="of:=ABS([.C857]-[.B857])" office:value-type="float" office:value="0.00395607213820615" calcext:value-type="float">
            <text:p>0.0039560721</text:p>
          </table:table-cell>
        </table:table-row>
        <table:table-row table:style-name="ro1">
          <table:table-cell office:value-type="float" office:value="0.418457" calcext:value-type="float">
            <text:p>0.418457</text:p>
          </table:table-cell>
          <table:table-cell office:value-type="float" office:value="-0.382324" calcext:value-type="float">
            <text:p>-0.382324</text:p>
          </table:table-cell>
          <table:table-cell table:formula="of:=LOG([.A858];10)" office:value-type="float" office:value="-0.378349162813323" calcext:value-type="float">
            <text:p>-0.3783491628</text:p>
          </table:table-cell>
          <table:table-cell table:formula="of:=ABS([.C858]-[.B858])" office:value-type="float" office:value="0.00397483718667707" calcext:value-type="float">
            <text:p>0.0039748372</text:p>
          </table:table-cell>
        </table:table-row>
        <table:table-row table:style-name="ro1">
          <table:table-cell office:value-type="float" office:value="0.418945" calcext:value-type="float">
            <text:p>0.418945</text:p>
          </table:table-cell>
          <table:table-cell office:value-type="float" office:value="-0.381836" calcext:value-type="float">
            <text:p>-0.381836</text:p>
          </table:table-cell>
          <table:table-cell table:formula="of:=LOG([.A859];10)" office:value-type="float" office:value="-0.377842988404472" calcext:value-type="float">
            <text:p>-0.3778429884</text:p>
          </table:table-cell>
          <table:table-cell table:formula="of:=ABS([.C859]-[.B859])" office:value-type="float" office:value="0.00399301159552756" calcext:value-type="float">
            <text:p>0.0039930116</text:p>
          </table:table-cell>
        </table:table-row>
        <table:table-row table:style-name="ro1">
          <table:table-cell office:value-type="float" office:value="0.419434" calcext:value-type="float">
            <text:p>0.419434</text:p>
          </table:table-cell>
          <table:table-cell office:value-type="float" office:value="-0.381348" calcext:value-type="float">
            <text:p>-0.381348</text:p>
          </table:table-cell>
          <table:table-cell table:formula="of:=LOG([.A860];10)" office:value-type="float" office:value="-0.377336367828972" calcext:value-type="float">
            <text:p>-0.3773363678</text:p>
          </table:table-cell>
          <table:table-cell table:formula="of:=ABS([.C860]-[.B860])" office:value-type="float" office:value="0.00401163217102768" calcext:value-type="float">
            <text:p>0.0040116322</text:p>
          </table:table-cell>
        </table:table-row>
        <table:table-row table:style-name="ro1">
          <table:table-cell office:value-type="float" office:value="0.419922" calcext:value-type="float">
            <text:p>0.419922</text:p>
          </table:table-cell>
          <table:table-cell office:value-type="float" office:value="-0.380859" calcext:value-type="float">
            <text:p>-0.380859</text:p>
          </table:table-cell>
          <table:table-cell table:formula="of:=LOG([.A861];10)" office:value-type="float" office:value="-0.376831371781887" calcext:value-type="float">
            <text:p>-0.3768313718</text:p>
          </table:table-cell>
          <table:table-cell table:formula="of:=ABS([.C861]-[.B861])" office:value-type="float" office:value="0.00402762821811276" calcext:value-type="float">
            <text:p>0.0040276282</text:p>
          </table:table-cell>
        </table:table-row>
        <table:table-row table:style-name="ro1">
          <table:table-cell office:value-type="float" office:value="0.42041" calcext:value-type="float">
            <text:p>0.42041</text:p>
          </table:table-cell>
          <table:table-cell office:value-type="float" office:value="-0.380371" calcext:value-type="float">
            <text:p>-0.380371</text:p>
          </table:table-cell>
          <table:table-cell table:formula="of:=LOG([.A862];10)" office:value-type="float" office:value="-0.376326962260429" calcext:value-type="float">
            <text:p>-0.3763269623</text:p>
          </table:table-cell>
          <table:table-cell table:formula="of:=ABS([.C862]-[.B862])" office:value-type="float" office:value="0.00404403773957129" calcext:value-type="float">
            <text:p>0.0040440377</text:p>
          </table:table-cell>
        </table:table-row>
        <table:table-row table:style-name="ro1">
          <table:table-cell office:value-type="float" office:value="0.420898" calcext:value-type="float">
            <text:p>0.420898</text:p>
          </table:table-cell>
          <table:table-cell office:value-type="float" office:value="-0.379883" calcext:value-type="float">
            <text:p>-0.379883</text:p>
          </table:table-cell>
          <table:table-cell table:formula="of:=LOG([.A863];10)" office:value-type="float" office:value="-0.375823137903742" calcext:value-type="float">
            <text:p>-0.3758231379</text:p>
          </table:table-cell>
          <table:table-cell table:formula="of:=ABS([.C863]-[.B863])" office:value-type="float" office:value="0.00405986209625836" calcext:value-type="float">
            <text:p>0.0040598621</text:p>
          </table:table-cell>
        </table:table-row>
        <table:table-row table:style-name="ro1">
          <table:table-cell office:value-type="float" office:value="0.421387" calcext:value-type="float">
            <text:p>0.421387</text:p>
          </table:table-cell>
          <table:table-cell office:value-type="float" office:value="-0.379395" calcext:value-type="float">
            <text:p>-0.379395</text:p>
          </table:table-cell>
          <table:table-cell table:formula="of:=LOG([.A864];10)" office:value-type="float" office:value="-0.375318866723534" calcext:value-type="float">
            <text:p>-0.3753188667</text:p>
          </table:table-cell>
          <table:table-cell table:formula="of:=ABS([.C864]-[.B864])" office:value-type="float" office:value="0.00407613327646633" calcext:value-type="float">
            <text:p>0.0040761333</text:p>
          </table:table-cell>
        </table:table-row>
        <table:table-row table:style-name="ro1">
          <table:table-cell office:value-type="float" office:value="0.421875" calcext:value-type="float">
            <text:p>0.421875</text:p>
          </table:table-cell>
          <table:table-cell office:value-type="float" office:value="-0.378906" calcext:value-type="float">
            <text:p>-0.378906</text:p>
          </table:table-cell>
          <table:table-cell table:formula="of:=LOG([.A865];10)" office:value-type="float" office:value="-0.3748162098249" calcext:value-type="float">
            <text:p>-0.3748162098</text:p>
          </table:table-cell>
          <table:table-cell table:formula="of:=ABS([.C865]-[.B865])" office:value-type="float" office:value="0.00408979017510014" calcext:value-type="float">
            <text:p>0.0040897902</text:p>
          </table:table-cell>
        </table:table-row>
        <table:table-row table:style-name="ro1">
          <table:table-cell office:value-type="float" office:value="0.422363" calcext:value-type="float">
            <text:p>0.422363</text:p>
          </table:table-cell>
          <table:table-cell office:value-type="float" office:value="-0.378418" calcext:value-type="float">
            <text:p>-0.378418</text:p>
          </table:table-cell>
          <table:table-cell table:formula="of:=LOG([.A866];10)" office:value-type="float" office:value="-0.374314134034013" calcext:value-type="float">
            <text:p>-0.374314134</text:p>
          </table:table-cell>
          <table:table-cell table:formula="of:=ABS([.C866]-[.B866])" office:value-type="float" office:value="0.00410386596598655" calcext:value-type="float">
            <text:p>0.004103866</text:p>
          </table:table-cell>
        </table:table-row>
        <table:table-row table:style-name="ro1">
          <table:table-cell office:value-type="float" office:value="0.422852" calcext:value-type="float">
            <text:p>0.422852</text:p>
          </table:table-cell>
          <table:table-cell office:value-type="float" office:value="-0.37793" calcext:value-type="float">
            <text:p>-0.37793</text:p>
          </table:table-cell>
          <table:table-cell table:formula="of:=LOG([.A867];10)" office:value-type="float" office:value="-0.373811610947354" calcext:value-type="float">
            <text:p>-0.3738116109</text:p>
          </table:table-cell>
          <table:table-cell table:formula="of:=ABS([.C867]-[.B867])" office:value-type="float" office:value="0.0041183890526465" calcext:value-type="float">
            <text:p>0.0041183891</text:p>
          </table:table-cell>
        </table:table-row>
        <table:table-row table:style-name="ro1">
          <table:table-cell office:value-type="float" office:value="0.42334" calcext:value-type="float">
            <text:p>0.42334</text:p>
          </table:table-cell>
          <table:table-cell office:value-type="float" office:value="-0.377441" calcext:value-type="float">
            <text:p>-0.377441</text:p>
          </table:table-cell>
          <table:table-cell table:formula="of:=LOG([.A868];10)" office:value-type="float" office:value="-0.373310694534378" calcext:value-type="float">
            <text:p>-0.3733106945</text:p>
          </table:table-cell>
          <table:table-cell table:formula="of:=ABS([.C868]-[.B868])" office:value-type="float" office:value="0.00413030546562199" calcext:value-type="float">
            <text:p>0.0041303055</text:p>
          </table:table-cell>
        </table:table-row>
        <table:table-row table:style-name="ro1">
          <table:table-cell office:value-type="float" office:value="0.423828" calcext:value-type="float">
            <text:p>0.423828</text:p>
          </table:table-cell>
          <table:table-cell office:value-type="float" office:value="-0.376953" calcext:value-type="float">
            <text:p>-0.376953</text:p>
          </table:table-cell>
          <table:table-cell table:formula="of:=LOG([.A869];10)" office:value-type="float" office:value="-0.372810355214172" calcext:value-type="float">
            <text:p>-0.3728103552</text:p>
          </table:table-cell>
          <table:table-cell table:formula="of:=ABS([.C869]-[.B869])" office:value-type="float" office:value="0.0041426447858281" calcext:value-type="float">
            <text:p>0.0041426448</text:p>
          </table:table-cell>
        </table:table-row>
        <table:table-row table:style-name="ro1">
          <table:table-cell office:value-type="float" office:value="0.424316" calcext:value-type="float">
            <text:p>0.424316</text:p>
          </table:table-cell>
          <table:table-cell office:value-type="float" office:value="-0.376465" calcext:value-type="float">
            <text:p>-0.376465</text:p>
          </table:table-cell>
          <table:table-cell table:formula="of:=LOG([.A870];10)" office:value-type="float" office:value="-0.372310591658558" calcext:value-type="float">
            <text:p>-0.3723105917</text:p>
          </table:table-cell>
          <table:table-cell table:formula="of:=ABS([.C870]-[.B870])" office:value-type="float" office:value="0.00415440834144187" calcext:value-type="float">
            <text:p>0.0041544083</text:p>
          </table:table-cell>
        </table:table-row>
        <table:table-row table:style-name="ro1">
          <table:table-cell office:value-type="float" office:value="0.424805" calcext:value-type="float">
            <text:p>0.424805</text:p>
          </table:table-cell>
          <table:table-cell office:value-type="float" office:value="-0.375977" calcext:value-type="float">
            <text:p>-0.375977</text:p>
          </table:table-cell>
          <table:table-cell table:formula="of:=LOG([.A871];10)" office:value-type="float" office:value="-0.371810380204294" calcext:value-type="float">
            <text:p>-0.3718103802</text:p>
          </table:table-cell>
          <table:table-cell table:formula="of:=ABS([.C871]-[.B871])" office:value-type="float" office:value="0.00416661979570609" calcext:value-type="float">
            <text:p>0.0041666198</text:p>
          </table:table-cell>
        </table:table-row>
        <table:table-row table:style-name="ro1">
          <table:table-cell office:value-type="float" office:value="0.425293" calcext:value-type="float">
            <text:p>0.425293</text:p>
          </table:table-cell>
          <table:table-cell office:value-type="float" office:value="-0.375488" calcext:value-type="float">
            <text:p>-0.375488</text:p>
          </table:table-cell>
          <table:table-cell table:formula="of:=LOG([.A872];10)" office:value-type="float" office:value="-0.371311765384711" calcext:value-type="float">
            <text:p>-0.3713117654</text:p>
          </table:table-cell>
          <table:table-cell table:formula="of:=ABS([.C872]-[.B872])" office:value-type="float" office:value="0.00417623461528893" calcext:value-type="float">
            <text:p>0.0041762346</text:p>
          </table:table-cell>
        </table:table-row>
        <table:table-row table:style-name="ro1">
          <table:table-cell office:value-type="float" office:value="0.425781" calcext:value-type="float">
            <text:p>0.425781</text:p>
          </table:table-cell>
          <table:table-cell office:value-type="float" office:value="-0.375" calcext:value-type="float">
            <text:p>-0.375</text:p>
          </table:table-cell>
          <table:table-cell table:formula="of:=LOG([.A873];10)" office:value-type="float" office:value="-0.370813722369896" calcext:value-type="float">
            <text:p>-0.3708137224</text:p>
          </table:table-cell>
          <table:table-cell table:formula="of:=ABS([.C873]-[.B873])" office:value-type="float" office:value="0.00418627763010432" calcext:value-type="float">
            <text:p>0.0041862776</text:p>
          </table:table-cell>
        </table:table-row>
        <table:table-row table:style-name="ro1">
          <table:table-cell office:value-type="float" office:value="0.42627" calcext:value-type="float">
            <text:p>0.42627</text:p>
          </table:table-cell>
          <table:table-cell office:value-type="float" office:value="-0.374512" calcext:value-type="float">
            <text:p>-0.374512</text:p>
          </table:table-cell>
          <table:table-cell table:formula="of:=LOG([.A874];10)" office:value-type="float" office:value="-0.370315231023798" calcext:value-type="float">
            <text:p>-0.370315231</text:p>
          </table:table-cell>
          <table:table-cell table:formula="of:=ABS([.C874]-[.B874])" office:value-type="float" office:value="0.00419676897620203" calcext:value-type="float">
            <text:p>0.004196769</text:p>
          </table:table-cell>
        </table:table-row>
        <table:table-row table:style-name="ro1">
          <table:table-cell office:value-type="float" office:value="0.426758" calcext:value-type="float">
            <text:p>0.426758</text:p>
          </table:table-cell>
          <table:table-cell office:value-type="float" office:value="-0.374023" calcext:value-type="float">
            <text:p>-0.374023</text:p>
          </table:table-cell>
          <table:table-cell table:formula="of:=LOG([.A875];10)" office:value-type="float" office:value="-0.369818328858126" calcext:value-type="float">
            <text:p>-0.3698183289</text:p>
          </table:table-cell>
          <table:table-cell table:formula="of:=ABS([.C875]-[.B875])" office:value-type="float" office:value="0.00420467114187351" calcext:value-type="float">
            <text:p>0.0042046711</text:p>
          </table:table-cell>
        </table:table-row>
        <table:table-row table:style-name="ro1">
          <table:table-cell office:value-type="float" office:value="0.427246" calcext:value-type="float">
            <text:p>0.427246</text:p>
          </table:table-cell>
          <table:table-cell office:value-type="float" office:value="-0.373535" calcext:value-type="float">
            <text:p>-0.373535</text:p>
          </table:table-cell>
          <table:table-cell table:formula="of:=LOG([.A876];10)" office:value-type="float" office:value="-0.369321994578108" calcext:value-type="float">
            <text:p>-0.3693219946</text:p>
          </table:table-cell>
          <table:table-cell table:formula="of:=ABS([.C876]-[.B876])" office:value-type="float" office:value="0.0042130054218919" calcext:value-type="float">
            <text:p>0.0042130054</text:p>
          </table:table-cell>
        </table:table-row>
        <table:table-row table:style-name="ro1">
          <table:table-cell office:value-type="float" office:value="0.427734" calcext:value-type="float">
            <text:p>0.427734</text:p>
          </table:table-cell>
          <table:table-cell office:value-type="float" office:value="-0.373047" calcext:value-type="float">
            <text:p>-0.373047</text:p>
          </table:table-cell>
          <table:table-cell table:formula="of:=LOG([.A877];10)" office:value-type="float" office:value="-0.368826226887206" calcext:value-type="float">
            <text:p>-0.3688262269</text:p>
          </table:table-cell>
          <table:table-cell table:formula="of:=ABS([.C877]-[.B877])" office:value-type="float" office:value="0.00422077311279406" calcext:value-type="float">
            <text:p>0.0042207731</text:p>
          </table:table-cell>
        </table:table-row>
        <table:table-row table:style-name="ro1">
          <table:table-cell office:value-type="float" office:value="0.428223" calcext:value-type="float">
            <text:p>0.428223</text:p>
          </table:table-cell>
          <table:table-cell office:value-type="float" office:value="-0.372559" calcext:value-type="float">
            <text:p>-0.372559</text:p>
          </table:table-cell>
          <table:table-cell table:formula="of:=LOG([.A878];10)" office:value-type="float" office:value="-0.368330010313816" calcext:value-type="float">
            <text:p>-0.3683300103</text:p>
          </table:table-cell>
          <table:table-cell table:formula="of:=ABS([.C878]-[.B878])" office:value-type="float" office:value="0.00422898968618413" calcext:value-type="float">
            <text:p>0.0042289897</text:p>
          </table:table-cell>
        </table:table-row>
        <table:table-row table:style-name="ro1">
          <table:table-cell office:value-type="float" office:value="0.428711" calcext:value-type="float">
            <text:p>0.428711</text:p>
          </table:table-cell>
          <table:table-cell office:value-type="float" office:value="-0.37207" calcext:value-type="float">
            <text:p>-0.37207</text:p>
          </table:table-cell>
          <table:table-cell table:formula="of:=LOG([.A879];10)" office:value-type="float" office:value="-0.367835373083693" calcext:value-type="float">
            <text:p>-0.3678353731</text:p>
          </table:table-cell>
          <table:table-cell table:formula="of:=ABS([.C879]-[.B879])" office:value-type="float" office:value="0.00423462691630672" calcext:value-type="float">
            <text:p>0.0042346269</text:p>
          </table:table-cell>
        </table:table-row>
        <table:table-row table:style-name="ro1">
          <table:table-cell office:value-type="float" office:value="0.429199" calcext:value-type="float">
            <text:p>0.429199</text:p>
          </table:table-cell>
          <table:table-cell office:value-type="float" office:value="-0.371582" calcext:value-type="float">
            <text:p>-0.371582</text:p>
          </table:table-cell>
          <table:table-cell table:formula="of:=LOG([.A880];10)" office:value-type="float" office:value="-0.367341298576981" calcext:value-type="float">
            <text:p>-0.3673412986</text:p>
          </table:table-cell>
          <table:table-cell table:formula="of:=ABS([.C880]-[.B880])" office:value-type="float" office:value="0.00424070142301913" calcext:value-type="float">
            <text:p>0.0042407014</text:p>
          </table:table-cell>
        </table:table-row>
        <table:table-row table:style-name="ro1">
          <table:table-cell office:value-type="float" office:value="0.429688" calcext:value-type="float">
            <text:p>0.429688</text:p>
          </table:table-cell>
          <table:table-cell office:value-type="float" office:value="-0.371094" calcext:value-type="float">
            <text:p>-0.371094</text:p>
          </table:table-cell>
          <table:table-cell table:formula="of:=LOG([.A881];10)" office:value-type="float" office:value="-0.366846774793067" calcext:value-type="float">
            <text:p>-0.3668467748</text:p>
          </table:table-cell>
          <table:table-cell table:formula="of:=ABS([.C881]-[.B881])" office:value-type="float" office:value="0.0042472252069331" calcext:value-type="float">
            <text:p>0.0042472252</text:p>
          </table:table-cell>
        </table:table-row>
        <table:table-row table:style-name="ro1">
          <table:table-cell office:value-type="float" office:value="0.430176" calcext:value-type="float">
            <text:p>0.430176</text:p>
          </table:table-cell>
          <table:table-cell office:value-type="float" office:value="-0.370605" calcext:value-type="float">
            <text:p>-0.370605</text:p>
          </table:table-cell>
          <table:table-cell table:formula="of:=LOG([.A882];10)" office:value-type="float" office:value="-0.366353823047388" calcext:value-type="float">
            <text:p>-0.366353823</text:p>
          </table:table-cell>
          <table:table-cell table:formula="of:=ABS([.C882]-[.B882])" office:value-type="float" office:value="0.00425117695261168" calcext:value-type="float">
            <text:p>0.004251177</text:p>
          </table:table-cell>
        </table:table-row>
        <table:table-row table:style-name="ro1">
          <table:table-cell office:value-type="float" office:value="0.430664" calcext:value-type="float">
            <text:p>0.430664</text:p>
          </table:table-cell>
          <table:table-cell office:value-type="float" office:value="-0.370117" calcext:value-type="float">
            <text:p>-0.370117</text:p>
          </table:table-cell>
          <table:table-cell table:formula="of:=LOG([.A883];10)" office:value-type="float" office:value="-0.365861430198842" calcext:value-type="float">
            <text:p>-0.3658614302</text:p>
          </table:table-cell>
          <table:table-cell table:formula="of:=ABS([.C883]-[.B883])" office:value-type="float" office:value="0.00425556980115843" calcext:value-type="float">
            <text:p>0.0042555698</text:p>
          </table:table-cell>
        </table:table-row>
        <table:table-row table:style-name="ro1">
          <table:table-cell office:value-type="float" office:value="0.431152" calcext:value-type="float">
            <text:p>0.431152</text:p>
          </table:table-cell>
          <table:table-cell office:value-type="float" office:value="-0.369629" calcext:value-type="float">
            <text:p>-0.369629</text:p>
          </table:table-cell>
          <table:table-cell table:formula="of:=LOG([.A884];10)" office:value-type="float" office:value="-0.365369594981533" calcext:value-type="float">
            <text:p>-0.365369595</text:p>
          </table:table-cell>
          <table:table-cell table:formula="of:=ABS([.C884]-[.B884])" office:value-type="float" office:value="0.00425940501846722" calcext:value-type="float">
            <text:p>0.004259405</text:p>
          </table:table-cell>
        </table:table-row>
        <table:table-row table:style-name="ro1">
          <table:table-cell office:value-type="float" office:value="0.431641" calcext:value-type="float">
            <text:p>0.431641</text:p>
          </table:table-cell>
          <table:table-cell office:value-type="float" office:value="-0.369141" calcext:value-type="float">
            <text:p>-0.369141</text:p>
          </table:table-cell>
          <table:table-cell table:formula="of:=LOG([.A885];10)" office:value-type="float" office:value="-0.364877309985271" calcext:value-type="float">
            <text:p>-0.36487731</text:p>
          </table:table-cell>
          <table:table-cell table:formula="of:=ABS([.C885]-[.B885])" office:value-type="float" office:value="0.00426369001472932" calcext:value-type="float">
            <text:p>0.00426369</text:p>
          </table:table-cell>
        </table:table-row>
        <table:table-row table:style-name="ro1">
          <table:table-cell office:value-type="float" office:value="0.432129" calcext:value-type="float">
            <text:p>0.432129</text:p>
          </table:table-cell>
          <table:table-cell office:value-type="float" office:value="-0.368652" calcext:value-type="float">
            <text:p>-0.368652</text:p>
          </table:table-cell>
          <table:table-cell table:formula="of:=LOG([.A886];10)" office:value-type="float" office:value="-0.364386587386158" calcext:value-type="float">
            <text:p>-0.3643865874</text:p>
          </table:table-cell>
          <table:table-cell table:formula="of:=ABS([.C886]-[.B886])" office:value-type="float" office:value="0.00426541261384184" calcext:value-type="float">
            <text:p>0.0042654126</text:p>
          </table:table-cell>
        </table:table-row>
        <table:table-row table:style-name="ro1">
          <table:table-cell office:value-type="float" office:value="0.432617" calcext:value-type="float">
            <text:p>0.432617</text:p>
          </table:table-cell>
          <table:table-cell office:value-type="float" office:value="-0.368164" calcext:value-type="float">
            <text:p>-0.368164</text:p>
          </table:table-cell>
          <table:table-cell table:formula="of:=LOG([.A887];10)" office:value-type="float" office:value="-0.363896418643737" calcext:value-type="float">
            <text:p>-0.3638964186</text:p>
          </table:table-cell>
          <table:table-cell table:formula="of:=ABS([.C887]-[.B887])" office:value-type="float" office:value="0.00426758135626304" calcext:value-type="float">
            <text:p>0.0042675814</text:p>
          </table:table-cell>
        </table:table-row>
        <table:table-row table:style-name="ro1">
          <table:table-cell office:value-type="float" office:value="0.433105" calcext:value-type="float">
            <text:p>0.433105</text:p>
          </table:table-cell>
          <table:table-cell office:value-type="float" office:value="-0.367676" calcext:value-type="float">
            <text:p>-0.367676</text:p>
          </table:table-cell>
          <table:table-cell table:formula="of:=LOG([.A888];10)" office:value-type="float" office:value="-0.36340680250919" calcext:value-type="float">
            <text:p>-0.3634068025</text:p>
          </table:table-cell>
          <table:table-cell table:formula="of:=ABS([.C888]-[.B888])" office:value-type="float" office:value="0.00426919749081006" calcext:value-type="float">
            <text:p>0.0042691975</text:p>
          </table:table-cell>
        </table:table-row>
        <table:table-row table:style-name="ro1">
          <table:table-cell office:value-type="float" office:value="0.433594" calcext:value-type="float">
            <text:p>0.433594</text:p>
          </table:table-cell>
          <table:table-cell office:value-type="float" office:value="-0.367188" calcext:value-type="float">
            <text:p>-0.367188</text:p>
          </table:table-cell>
          <table:table-cell table:formula="of:=LOG([.A889];10)" office:value-type="float" office:value="-0.362916736121239" calcext:value-type="float">
            <text:p>-0.3629167361</text:p>
          </table:table-cell>
          <table:table-cell table:formula="of:=ABS([.C889]-[.B889])" office:value-type="float" office:value="0.00427126387876126" calcext:value-type="float">
            <text:p>0.0042712639</text:p>
          </table:table-cell>
        </table:table-row>
        <table:table-row table:style-name="ro1">
          <table:table-cell office:value-type="float" office:value="0.434082" calcext:value-type="float">
            <text:p>0.434082</text:p>
          </table:table-cell>
          <table:table-cell office:value-type="float" office:value="-0.366699" calcext:value-type="float">
            <text:p>-0.366699</text:p>
          </table:table-cell>
          <table:table-cell table:formula="of:=LOG([.A890];10)" office:value-type="float" office:value="-0.362428222598875" calcext:value-type="float">
            <text:p>-0.3624282226</text:p>
          </table:table-cell>
          <table:table-cell table:formula="of:=ABS([.C890]-[.B890])" office:value-type="float" office:value="0.00427077740112486" calcext:value-type="float">
            <text:p>0.0042707774</text:p>
          </table:table-cell>
        </table:table-row>
        <table:table-row table:style-name="ro1">
          <table:table-cell office:value-type="float" office:value="0.43457" calcext:value-type="float">
            <text:p>0.43457</text:p>
          </table:table-cell>
          <table:table-cell office:value-type="float" office:value="-0.366211" calcext:value-type="float">
            <text:p>-0.366211</text:p>
          </table:table-cell>
          <table:table-cell table:formula="of:=LOG([.A891];10)" office:value-type="float" office:value="-0.361940257960643" calcext:value-type="float">
            <text:p>-0.361940258</text:p>
          </table:table-cell>
          <table:table-cell table:formula="of:=ABS([.C891]-[.B891])" office:value-type="float" office:value="0.00427074203935746" calcext:value-type="float">
            <text:p>0.004270742</text:p>
          </table:table-cell>
        </table:table-row>
        <table:table-row table:style-name="ro1">
          <table:table-cell office:value-type="float" office:value="0.435059" calcext:value-type="float">
            <text:p>0.435059</text:p>
          </table:table-cell>
          <table:table-cell office:value-type="float" office:value="-0.365723" calcext:value-type="float">
            <text:p>-0.365723</text:p>
          </table:table-cell>
          <table:table-cell table:formula="of:=LOG([.A892];10)" office:value-type="float" office:value="-0.361451842730622" calcext:value-type="float">
            <text:p>-0.3614518427</text:p>
          </table:table-cell>
          <table:table-cell table:formula="of:=ABS([.C892]-[.B892])" office:value-type="float" office:value="0.00427115726937816" calcext:value-type="float">
            <text:p>0.0042711573</text:p>
          </table:table-cell>
        </table:table-row>
        <table:table-row table:style-name="ro1">
          <table:table-cell office:value-type="float" office:value="0.435547" calcext:value-type="float">
            <text:p>0.435547</text:p>
          </table:table-cell>
          <table:table-cell office:value-type="float" office:value="-0.365234" calcext:value-type="float">
            <text:p>-0.365234</text:p>
          </table:table-cell>
          <table:table-cell table:formula="of:=LOG([.A893];10)" office:value-type="float" office:value="-0.360964973287119" calcext:value-type="float">
            <text:p>-0.3609649733</text:p>
          </table:table-cell>
          <table:table-cell table:formula="of:=ABS([.C893]-[.B893])" office:value-type="float" office:value="0.00426902671288082" calcext:value-type="float">
            <text:p>0.0042690267</text:p>
          </table:table-cell>
        </table:table-row>
        <table:table-row table:style-name="ro1">
          <table:table-cell office:value-type="float" office:value="0.436035" calcext:value-type="float">
            <text:p>0.436035</text:p>
          </table:table-cell>
          <table:table-cell office:value-type="float" office:value="-0.364746" calcext:value-type="float">
            <text:p>-0.364746</text:p>
          </table:table-cell>
          <table:table-cell table:formula="of:=LOG([.A894];10)" office:value-type="float" office:value="-0.360478649041517" calcext:value-type="float">
            <text:p>-0.360478649</text:p>
          </table:table-cell>
          <table:table-cell table:formula="of:=ABS([.C894]-[.B894])" office:value-type="float" office:value="0.0042673509584833" calcext:value-type="float">
            <text:p>0.004267351</text:p>
          </table:table-cell>
        </table:table-row>
        <table:table-row table:style-name="ro1">
          <table:table-cell office:value-type="float" office:value="0.436523" calcext:value-type="float">
            <text:p>0.436523</text:p>
          </table:table-cell>
          <table:table-cell office:value-type="float" office:value="-0.364258" calcext:value-type="float">
            <text:p>-0.364258</text:p>
          </table:table-cell>
          <table:table-cell table:formula="of:=LOG([.A895];10)" office:value-type="float" office:value="-0.359992868774151" calcext:value-type="float">
            <text:p>-0.3599928688</text:p>
          </table:table-cell>
          <table:table-cell table:formula="of:=ABS([.C895]-[.B895])" office:value-type="float" office:value="0.00426513122584848" calcext:value-type="float">
            <text:p>0.0042651312</text:p>
          </table:table-cell>
        </table:table-row>
        <table:table-row table:style-name="ro1">
          <table:table-cell office:value-type="float" office:value="0.437012" calcext:value-type="float">
            <text:p>0.437012</text:p>
          </table:table-cell>
          <table:table-cell office:value-type="float" office:value="-0.36377" calcext:value-type="float">
            <text:p>-0.36377</text:p>
          </table:table-cell>
          <table:table-cell table:formula="of:=LOG([.A896];10)" office:value-type="float" office:value="-0.359506637486718" calcext:value-type="float">
            <text:p>-0.3595066375</text:p>
          </table:table-cell>
          <table:table-cell table:formula="of:=ABS([.C896]-[.B896])" office:value-type="float" office:value="0.00426336251328208" calcext:value-type="float">
            <text:p>0.0042633625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-0.363281" calcext:value-type="float">
            <text:p>-0.363281</text:p>
          </table:table-cell>
          <table:table-cell table:formula="of:=LOG([.A897];10)" office:value-type="float" office:value="-0.359021942641668" calcext:value-type="float">
            <text:p>-0.3590219426</text:p>
          </table:table-cell>
          <table:table-cell table:formula="of:=ABS([.C897]-[.B897])" office:value-type="float" office:value="0.00425905735833204" calcext:value-type="float">
            <text:p>0.0042590574</text:p>
          </table:table-cell>
        </table:table-row>
        <table:table-row table:style-name="ro1">
          <table:table-cell office:value-type="float" office:value="0.437988" calcext:value-type="float">
            <text:p>0.437988</text:p>
          </table:table-cell>
          <table:table-cell office:value-type="float" office:value="-0.362793" calcext:value-type="float">
            <text:p>-0.362793</text:p>
          </table:table-cell>
          <table:table-cell table:formula="of:=LOG([.A898];10)" office:value-type="float" office:value="-0.358537788137852" calcext:value-type="float">
            <text:p>-0.3585377881</text:p>
          </table:table-cell>
          <table:table-cell table:formula="of:=ABS([.C898]-[.B898])" office:value-type="float" office:value="0.00425521186214745" calcext:value-type="float">
            <text:p>0.0042552119</text:p>
          </table:table-cell>
        </table:table-row>
        <table:table-row table:style-name="ro1">
          <table:table-cell office:value-type="float" office:value="0.438477" calcext:value-type="float">
            <text:p>0.438477</text:p>
          </table:table-cell>
          <table:table-cell office:value-type="float" office:value="-0.362305" calcext:value-type="float">
            <text:p>-0.362305</text:p>
          </table:table-cell>
          <table:table-cell table:formula="of:=LOG([.A899];10)" office:value-type="float" office:value="-0.358053182309471" calcext:value-type="float">
            <text:p>-0.3580531823</text:p>
          </table:table-cell>
          <table:table-cell table:formula="of:=ABS([.C899]-[.B899])" office:value-type="float" office:value="0.00425181769052868" calcext:value-type="float">
            <text:p>0.0042518177</text:p>
          </table:table-cell>
        </table:table-row>
        <table:table-row table:style-name="ro1">
          <table:table-cell office:value-type="float" office:value="0.438965" calcext:value-type="float">
            <text:p>0.438965</text:p>
          </table:table-cell>
          <table:table-cell office:value-type="float" office:value="-0.361816" calcext:value-type="float">
            <text:p>-0.361816</text:p>
          </table:table-cell>
          <table:table-cell table:formula="of:=LOG([.A900];10)" office:value-type="float" office:value="-0.357570105983012" calcext:value-type="float">
            <text:p>-0.357570106</text:p>
          </table:table-cell>
          <table:table-cell table:formula="of:=ABS([.C900]-[.B900])" office:value-type="float" office:value="0.00424589401698788" calcext:value-type="float">
            <text:p>0.004245894</text:p>
          </table:table-cell>
        </table:table-row>
        <table:table-row table:style-name="ro1">
          <table:table-cell office:value-type="float" office:value="0.439453" calcext:value-type="float">
            <text:p>0.439453</text:p>
          </table:table-cell>
          <table:table-cell office:value-type="float" office:value="-0.361328" calcext:value-type="float">
            <text:p>-0.361328</text:p>
          </table:table-cell>
          <table:table-cell table:formula="of:=LOG([.A901];10)" office:value-type="float" office:value="-0.357087566397138" calcext:value-type="float">
            <text:p>-0.3570875664</text:p>
          </table:table-cell>
          <table:table-cell table:formula="of:=ABS([.C901]-[.B901])" office:value-type="float" office:value="0.00424043360286153" calcext:value-type="float">
            <text:p>0.0042404336</text:p>
          </table:table-cell>
        </table:table-row>
        <table:table-row table:style-name="ro1">
          <table:table-cell office:value-type="float" office:value="0.439941" calcext:value-type="float">
            <text:p>0.439941</text:p>
          </table:table-cell>
          <table:table-cell office:value-type="float" office:value="-0.36084" calcext:value-type="float">
            <text:p>-0.36084</text:p>
          </table:table-cell>
          <table:table-cell table:formula="of:=LOG([.A902];10)" office:value-type="float" office:value="-0.356605562360441" calcext:value-type="float">
            <text:p>-0.3566055624</text:p>
          </table:table-cell>
          <table:table-cell table:formula="of:=ABS([.C902]-[.B902])" office:value-type="float" office:value="0.00423443763955872" calcext:value-type="float">
            <text:p>0.0042344376</text:p>
          </table:table-cell>
        </table:table-row>
        <table:table-row table:style-name="ro1">
          <table:table-cell office:value-type="float" office:value="0.44043" calcext:value-type="float">
            <text:p>0.44043</text:p>
          </table:table-cell>
          <table:table-cell office:value-type="float" office:value="-0.360352" calcext:value-type="float">
            <text:p>-0.360352</text:p>
          </table:table-cell>
          <table:table-cell table:formula="of:=LOG([.A903];10)" office:value-type="float" office:value="-0.3561231066151" calcext:value-type="float">
            <text:p>-0.3561231066</text:p>
          </table:table-cell>
          <table:table-cell table:formula="of:=ABS([.C903]-[.B903])" office:value-type="float" office:value="0.00422889338490012" calcext:value-type="float">
            <text:p>0.0042288934</text:p>
          </table:table-cell>
        </table:table-row>
        <table:table-row table:style-name="ro1">
          <table:table-cell office:value-type="float" office:value="0.440918" calcext:value-type="float">
            <text:p>0.440918</text:p>
          </table:table-cell>
          <table:table-cell office:value-type="float" office:value="-0.359863" calcext:value-type="float">
            <text:p>-0.359863</text:p>
          </table:table-cell>
          <table:table-cell table:formula="of:=LOG([.A904];10)" office:value-type="float" office:value="-0.355642171209727" calcext:value-type="float">
            <text:p>-0.3556421712</text:p>
          </table:table-cell>
          <table:table-cell table:formula="of:=ABS([.C904]-[.B904])" office:value-type="float" office:value="0.00422082879027286" calcext:value-type="float">
            <text:p>0.0042208288</text:p>
          </table:table-cell>
        </table:table-row>
        <table:table-row table:style-name="ro1">
          <table:table-cell office:value-type="float" office:value="0.441406" calcext:value-type="float">
            <text:p>0.441406</text:p>
          </table:table-cell>
          <table:table-cell office:value-type="float" office:value="-0.359375" calcext:value-type="float">
            <text:p>-0.359375</text:p>
          </table:table-cell>
          <table:table-cell table:formula="of:=LOG([.A905];10)" office:value-type="float" office:value="-0.355161767800595" calcext:value-type="float">
            <text:p>-0.3551617678</text:p>
          </table:table-cell>
          <table:table-cell table:formula="of:=ABS([.C905]-[.B905])" office:value-type="float" office:value="0.00421323219940456" calcext:value-type="float">
            <text:p>0.0042132322</text:p>
          </table:table-cell>
        </table:table-row>
        <table:table-row table:style-name="ro1">
          <table:table-cell office:value-type="float" office:value="0.441895" calcext:value-type="float">
            <text:p>0.441895</text:p>
          </table:table-cell>
          <table:table-cell office:value-type="float" office:value="-0.358887" calcext:value-type="float">
            <text:p>-0.358887</text:p>
          </table:table-cell>
          <table:table-cell table:formula="of:=LOG([.A906];10)" office:value-type="float" office:value="-0.354680912410765" calcext:value-type="float">
            <text:p>-0.3546809124</text:p>
          </table:table-cell>
          <table:table-cell table:formula="of:=ABS([.C906]-[.B906])" office:value-type="float" office:value="0.00420608758923502" calcext:value-type="float">
            <text:p>0.0042060876</text:p>
          </table:table-cell>
        </table:table-row>
        <table:table-row table:style-name="ro1">
          <table:table-cell office:value-type="float" office:value="0.442383" calcext:value-type="float">
            <text:p>0.442383</text:p>
          </table:table-cell>
          <table:table-cell office:value-type="float" office:value="-0.358398" calcext:value-type="float">
            <text:p>-0.358398</text:p>
          </table:table-cell>
          <table:table-cell table:formula="of:=LOG([.A907];10)" office:value-type="float" office:value="-0.354201570555186" calcext:value-type="float">
            <text:p>-0.3542015706</text:p>
          </table:table-cell>
          <table:table-cell table:formula="of:=ABS([.C907]-[.B907])" office:value-type="float" office:value="0.0041964294448143" calcext:value-type="float">
            <text:p>0.0041964294</text:p>
          </table:table-cell>
        </table:table-row>
        <table:table-row table:style-name="ro1">
          <table:table-cell office:value-type="float" office:value="0.442871" calcext:value-type="float">
            <text:p>0.442871</text:p>
          </table:table-cell>
          <table:table-cell office:value-type="float" office:value="-0.35791" calcext:value-type="float">
            <text:p>-0.35791</text:p>
          </table:table-cell>
          <table:table-cell table:formula="of:=LOG([.A908];10)" office:value-type="float" office:value="-0.353722757178151" calcext:value-type="float">
            <text:p>-0.3537227572</text:p>
          </table:table-cell>
          <table:table-cell table:formula="of:=ABS([.C908]-[.B908])" office:value-type="float" office:value="0.00418724282184862" calcext:value-type="float">
            <text:p>0.0041872428</text:p>
          </table:table-cell>
        </table:table-row>
        <table:table-row table:style-name="ro1">
          <table:table-cell office:value-type="float" office:value="0.443359" calcext:value-type="float">
            <text:p>0.443359</text:p>
          </table:table-cell>
          <table:table-cell office:value-type="float" office:value="-0.357422" calcext:value-type="float">
            <text:p>-0.357422</text:p>
          </table:table-cell>
          <table:table-cell table:formula="of:=LOG([.A909];10)" office:value-type="float" office:value="-0.353244471115641" calcext:value-type="float">
            <text:p>-0.3532444711</text:p>
          </table:table-cell>
          <table:table-cell table:formula="of:=ABS([.C909]-[.B909])" office:value-type="float" office:value="0.00417752888435896" calcext:value-type="float">
            <text:p>0.0041775289</text:p>
          </table:table-cell>
        </table:table-row>
        <table:table-row table:style-name="ro1">
          <table:table-cell office:value-type="float" office:value="0.443848" calcext:value-type="float">
            <text:p>0.443848</text:p>
          </table:table-cell>
          <table:table-cell office:value-type="float" office:value="-0.356934" calcext:value-type="float">
            <text:p>-0.356934</text:p>
          </table:table-cell>
          <table:table-cell table:formula="of:=LOG([.A910];10)" office:value-type="float" office:value="-0.352765732730674" calcext:value-type="float">
            <text:p>-0.3527657327</text:p>
          </table:table-cell>
          <table:table-cell table:formula="of:=ABS([.C910]-[.B910])" office:value-type="float" office:value="0.00416826726932595" calcext:value-type="float">
            <text:p>0.0041682673</text:p>
          </table:table-cell>
        </table:table-row>
        <table:table-row table:style-name="ro1">
          <table:table-cell office:value-type="float" office:value="0.444336" calcext:value-type="float">
            <text:p>0.444336</text:p>
          </table:table-cell>
          <table:table-cell office:value-type="float" office:value="-0.356445" calcext:value-type="float">
            <text:p>-0.356445</text:p>
          </table:table-cell>
          <table:table-cell table:formula="of:=LOG([.A911];10)" office:value-type="float" office:value="-0.352288498895128" calcext:value-type="float">
            <text:p>-0.3522884989</text:p>
          </table:table-cell>
          <table:table-cell table:formula="of:=ABS([.C911]-[.B911])" office:value-type="float" office:value="0.00415650110487159" calcext:value-type="float">
            <text:p>0.0041565011</text:p>
          </table:table-cell>
        </table:table-row>
        <table:table-row table:style-name="ro1">
          <table:table-cell office:value-type="float" office:value="0.444824" calcext:value-type="float">
            <text:p>0.444824</text:p>
          </table:table-cell>
          <table:table-cell office:value-type="float" office:value="-0.355957" calcext:value-type="float">
            <text:p>-0.355957</text:p>
          </table:table-cell>
          <table:table-cell table:formula="of:=LOG([.A912];10)" office:value-type="float" office:value="-0.351811788902667" calcext:value-type="float">
            <text:p>-0.3518117889</text:p>
          </table:table-cell>
          <table:table-cell table:formula="of:=ABS([.C912]-[.B912])" office:value-type="float" office:value="0.00414521109733273" calcext:value-type="float">
            <text:p>0.0041452111</text:p>
          </table:table-cell>
        </table:table-row>
        <table:table-row table:style-name="ro1">
          <table:table-cell office:value-type="float" office:value="0.445312" calcext:value-type="float">
            <text:p>0.445312</text:p>
          </table:table-cell>
          <table:table-cell office:value-type="float" office:value="-0.355469" calcext:value-type="float">
            <text:p>-0.355469</text:p>
          </table:table-cell>
          <table:table-cell table:formula="of:=LOG([.A913];10)" office:value-type="float" office:value="-0.351335601604543" calcext:value-type="float">
            <text:p>-0.3513356016</text:p>
          </table:table-cell>
          <table:table-cell table:formula="of:=ABS([.C913]-[.B913])" office:value-type="float" office:value="0.00413339839545734" calcext:value-type="float">
            <text:p>0.0041333984</text:p>
          </table:table-cell>
        </table:table-row>
        <table:table-row table:style-name="ro1">
          <table:table-cell office:value-type="float" office:value="0.445801" calcext:value-type="float">
            <text:p>0.445801</text:p>
          </table:table-cell>
          <table:table-cell office:value-type="float" office:value="-0.35498" calcext:value-type="float">
            <text:p>-0.35498</text:p>
          </table:table-cell>
          <table:table-cell table:formula="of:=LOG([.A914];10)" office:value-type="float" office:value="-0.350858961665573" calcext:value-type="float">
            <text:p>-0.3508589617</text:p>
          </table:table-cell>
          <table:table-cell table:formula="of:=ABS([.C914]-[.B914])" office:value-type="float" office:value="0.00412103833442712" calcext:value-type="float">
            <text:p>0.0041210383</text:p>
          </table:table-cell>
        </table:table-row>
        <table:table-row table:style-name="ro1">
          <table:table-cell office:value-type="float" office:value="0.446289" calcext:value-type="float">
            <text:p>0.446289</text:p>
          </table:table-cell>
          <table:table-cell office:value-type="float" office:value="-0.354492" calcext:value-type="float">
            <text:p>-0.354492</text:p>
          </table:table-cell>
          <table:table-cell table:formula="of:=LOG([.A915];10)" office:value-type="float" office:value="-0.3503838173902" calcext:value-type="float">
            <text:p>-0.3503838174</text:p>
          </table:table-cell>
          <table:table-cell table:formula="of:=ABS([.C915]-[.B915])" office:value-type="float" office:value="0.00410818260980023" calcext:value-type="float">
            <text:p>0.0041081826</text:p>
          </table:table-cell>
        </table:table-row>
        <table:table-row table:style-name="ro1">
          <table:table-cell office:value-type="float" office:value="0.446777" calcext:value-type="float">
            <text:p>0.446777</text:p>
          </table:table-cell>
          <table:table-cell office:value-type="float" office:value="-0.354004" calcext:value-type="float">
            <text:p>-0.354004</text:p>
          </table:table-cell>
          <table:table-cell table:formula="of:=LOG([.A916];10)" office:value-type="float" office:value="-0.349909192383173" calcext:value-type="float">
            <text:p>-0.3499091924</text:p>
          </table:table-cell>
          <table:table-cell table:formula="of:=ABS([.C916]-[.B916])" office:value-type="float" office:value="0.00409480761682685" calcext:value-type="float">
            <text:p>0.0040948076</text:p>
          </table:table-cell>
        </table:table-row>
        <table:table-row table:style-name="ro1">
          <table:table-cell office:value-type="float" office:value="0.447266" calcext:value-type="float">
            <text:p>0.447266</text:p>
          </table:table-cell>
          <table:table-cell office:value-type="float" office:value="-0.353516" calcext:value-type="float">
            <text:p>-0.353516</text:p>
          </table:table-cell>
          <table:table-cell table:formula="of:=LOG([.A917];10)" office:value-type="float" office:value="-0.349434114511464" calcext:value-type="float">
            <text:p>-0.3494341145</text:p>
          </table:table-cell>
          <table:table-cell table:formula="of:=ABS([.C917]-[.B917])" office:value-type="float" office:value="0.00408188548853572" calcext:value-type="float">
            <text:p>0.0040818855</text:p>
          </table:table-cell>
        </table:table-row>
        <table:table-row table:style-name="ro1">
          <table:table-cell office:value-type="float" office:value="0.447754" calcext:value-type="float">
            <text:p>0.447754</text:p>
          </table:table-cell>
          <table:table-cell office:value-type="float" office:value="-0.353027" calcext:value-type="float">
            <text:p>-0.353027</text:p>
          </table:table-cell>
          <table:table-cell table:formula="of:=LOG([.A918];10)" office:value-type="float" office:value="-0.348960525701894" calcext:value-type="float">
            <text:p>-0.3489605257</text:p>
          </table:table-cell>
          <table:table-cell table:formula="of:=ABS([.C918]-[.B918])" office:value-type="float" office:value="0.00406647429810558" calcext:value-type="float">
            <text:p>0.0040664743</text:p>
          </table:table-cell>
        </table:table-row>
        <table:table-row table:style-name="ro1">
          <table:table-cell office:value-type="float" office:value="0.448242" calcext:value-type="float">
            <text:p>0.448242</text:p>
          </table:table-cell>
          <table:table-cell office:value-type="float" office:value="-0.352539" calcext:value-type="float">
            <text:p>-0.352539</text:p>
          </table:table-cell>
          <table:table-cell table:formula="of:=LOG([.A919];10)" office:value-type="float" office:value="-0.348487452768254" calcext:value-type="float">
            <text:p>-0.3484874528</text:p>
          </table:table-cell>
          <table:table-cell table:formula="of:=ABS([.C919]-[.B919])" office:value-type="float" office:value="0.00405154723174567" calcext:value-type="float">
            <text:p>0.0040515472</text:p>
          </table:table-cell>
        </table:table-row>
        <table:table-row table:style-name="ro1">
          <table:table-cell office:value-type="float" office:value="0.44873" calcext:value-type="float">
            <text:p>0.44873</text:p>
          </table:table-cell>
          <table:table-cell office:value-type="float" office:value="-0.352051" calcext:value-type="float">
            <text:p>-0.352051</text:p>
          </table:table-cell>
          <table:table-cell table:formula="of:=LOG([.A920];10)" office:value-type="float" office:value="-0.348014894587889" calcext:value-type="float">
            <text:p>-0.3480148946</text:p>
          </table:table-cell>
          <table:table-cell table:formula="of:=ABS([.C920]-[.B920])" office:value-type="float" office:value="0.00403610541211102" calcext:value-type="float">
            <text:p>0.0040361054</text:p>
          </table:table-cell>
        </table:table-row>
        <table:table-row table:style-name="ro1">
          <table:table-cell office:value-type="float" office:value="0.449219" calcext:value-type="float">
            <text:p>0.449219</text:p>
          </table:table-cell>
          <table:table-cell office:value-type="float" office:value="-0.351562" calcext:value-type="float">
            <text:p>-0.351562</text:p>
          </table:table-cell>
          <table:table-cell table:formula="of:=LOG([.A921];10)" office:value-type="float" office:value="-0.347541883263985" calcext:value-type="float">
            <text:p>-0.3475418833</text:p>
          </table:table-cell>
          <table:table-cell table:formula="of:=ABS([.C921]-[.B921])" office:value-type="float" office:value="0.00402011673601521" calcext:value-type="float">
            <text:p>0.0040201167</text:p>
          </table:table-cell>
        </table:table-row>
        <table:table-row table:style-name="ro1">
          <table:table-cell office:value-type="float" office:value="0.449707" calcext:value-type="float">
            <text:p>0.449707</text:p>
          </table:table-cell>
          <table:table-cell office:value-type="float" office:value="-0.351074" calcext:value-type="float">
            <text:p>-0.351074</text:p>
          </table:table-cell>
          <table:table-cell table:formula="of:=LOG([.A922];10)" office:value-type="float" office:value="-0.347070352285932" calcext:value-type="float">
            <text:p>-0.3470703523</text:p>
          </table:table-cell>
          <table:table-cell table:formula="of:=ABS([.C922]-[.B922])" office:value-type="float" office:value="0.00400364771406792" calcext:value-type="float">
            <text:p>0.0040036477</text:p>
          </table:table-cell>
        </table:table-row>
        <table:table-row table:style-name="ro1">
          <table:table-cell office:value-type="float" office:value="0.450195" calcext:value-type="float">
            <text:p>0.450195</text:p>
          </table:table-cell>
          <table:table-cell office:value-type="float" office:value="-0.350586" calcext:value-type="float">
            <text:p>-0.350586</text:p>
          </table:table-cell>
          <table:table-cell table:formula="of:=LOG([.A923];10)" office:value-type="float" office:value="-0.346599332712815" calcext:value-type="float">
            <text:p>-0.3465993327</text:p>
          </table:table-cell>
          <table:table-cell table:formula="of:=ABS([.C923]-[.B923])" office:value-type="float" office:value="0.0039866672871845" calcext:value-type="float">
            <text:p>0.0039866673</text:p>
          </table:table-cell>
        </table:table-row>
        <table:table-row table:style-name="ro1">
          <table:table-cell office:value-type="float" office:value="0.450684" calcext:value-type="float">
            <text:p>0.450684</text:p>
          </table:table-cell>
          <table:table-cell office:value-type="float" office:value="-0.350098" calcext:value-type="float">
            <text:p>-0.350098</text:p>
          </table:table-cell>
          <table:table-cell table:formula="of:=LOG([.A924];10)" office:value-type="float" office:value="-0.346127859801341" calcext:value-type="float">
            <text:p>-0.3461278598</text:p>
          </table:table-cell>
          <table:table-cell table:formula="of:=ABS([.C924]-[.B924])" office:value-type="float" office:value="0.00397014019865854" calcext:value-type="float">
            <text:p>0.0039701402</text:p>
          </table:table-cell>
        </table:table-row>
        <table:table-row table:style-name="ro1">
          <table:table-cell office:value-type="float" office:value="0.451172" calcext:value-type="float">
            <text:p>0.451172</text:p>
          </table:table-cell>
          <table:table-cell office:value-type="float" office:value="-0.349609" calcext:value-type="float">
            <text:p>-0.349609</text:p>
          </table:table-cell>
          <table:table-cell table:formula="of:=LOG([.A925];10)" office:value-type="float" office:value="-0.345657860759691" calcext:value-type="float">
            <text:p>-0.3456578608</text:p>
          </table:table-cell>
          <table:table-cell table:formula="of:=ABS([.C925]-[.B925])" office:value-type="float" office:value="0.00395113924030921" calcext:value-type="float">
            <text:p>0.0039511392</text:p>
          </table:table-cell>
        </table:table-row>
        <table:table-row table:style-name="ro1">
          <table:table-cell office:value-type="float" office:value="0.45166" calcext:value-type="float">
            <text:p>0.45166</text:p>
          </table:table-cell>
          <table:table-cell office:value-type="float" office:value="-0.349121" calcext:value-type="float">
            <text:p>-0.349121</text:p>
          </table:table-cell>
          <table:table-cell table:formula="of:=LOG([.A926];10)" office:value-type="float" office:value="-0.345188369807202" calcext:value-type="float">
            <text:p>-0.3451883698</text:p>
          </table:table-cell>
          <table:table-cell table:formula="of:=ABS([.C926]-[.B926])" office:value-type="float" office:value="0.00393263019279816" calcext:value-type="float">
            <text:p>0.0039326302</text:p>
          </table:table-cell>
        </table:table-row>
        <table:table-row table:style-name="ro1">
          <table:table-cell office:value-type="float" office:value="0.452148" calcext:value-type="float">
            <text:p>0.452148</text:p>
          </table:table-cell>
          <table:table-cell office:value-type="float" office:value="-0.348633" calcext:value-type="float">
            <text:p>-0.348633</text:p>
          </table:table-cell>
          <table:table-cell table:formula="of:=LOG([.A927];10)" office:value-type="float" office:value="-0.344719385846528" calcext:value-type="float">
            <text:p>-0.3447193858</text:p>
          </table:table-cell>
          <table:table-cell table:formula="of:=ABS([.C927]-[.B927])" office:value-type="float" office:value="0.00391361415347158" calcext:value-type="float">
            <text:p>0.0039136142</text:p>
          </table:table-cell>
        </table:table-row>
        <table:table-row table:style-name="ro1">
          <table:table-cell office:value-type="float" office:value="0.452637" calcext:value-type="float">
            <text:p>0.452637</text:p>
          </table:table-cell>
          <table:table-cell office:value-type="float" office:value="-0.348145" calcext:value-type="float">
            <text:p>-0.348145</text:p>
          </table:table-cell>
          <table:table-cell table:formula="of:=LOG([.A928];10)" office:value-type="float" office:value="-0.344249948306498" calcext:value-type="float">
            <text:p>-0.3442499483</text:p>
          </table:table-cell>
          <table:table-cell table:formula="of:=ABS([.C928]-[.B928])" office:value-type="float" office:value="0.00389505169350202" calcext:value-type="float">
            <text:p>0.0038950517</text:p>
          </table:table-cell>
        </table:table-row>
        <table:table-row table:style-name="ro1">
          <table:table-cell office:value-type="float" office:value="0.453125" calcext:value-type="float">
            <text:p>0.453125</text:p>
          </table:table-cell>
          <table:table-cell office:value-type="float" office:value="-0.347656" calcext:value-type="float">
            <text:p>-0.347656</text:p>
          </table:table-cell>
          <table:table-cell table:formula="of:=LOG([.A929];10)" office:value-type="float" office:value="-0.343781976084931" calcext:value-type="float">
            <text:p>-0.3437819761</text:p>
          </table:table-cell>
          <table:table-cell table:formula="of:=ABS([.C929]-[.B929])" office:value-type="float" office:value="0.00387402391506891" calcext:value-type="float">
            <text:p>0.0038740239</text:p>
          </table:table-cell>
        </table:table-row>
        <table:table-row table:style-name="ro1">
          <table:table-cell office:value-type="float" office:value="0.453613" calcext:value-type="float">
            <text:p>0.453613</text:p>
          </table:table-cell>
          <table:table-cell office:value-type="float" office:value="-0.347168" calcext:value-type="float">
            <text:p>-0.347168</text:p>
          </table:table-cell>
          <table:table-cell table:formula="of:=LOG([.A930];10)" office:value-type="float" office:value="-0.343314507582163" calcext:value-type="float">
            <text:p>-0.3433145076</text:p>
          </table:table-cell>
          <table:table-cell table:formula="of:=ABS([.C930]-[.B930])" office:value-type="float" office:value="0.00385349241783667" calcext:value-type="float">
            <text:p>0.0038534924</text:p>
          </table:table-cell>
        </table:table-row>
        <table:table-row table:style-name="ro1">
          <table:table-cell office:value-type="float" office:value="0.454102" calcext:value-type="float">
            <text:p>0.454102</text:p>
          </table:table-cell>
          <table:table-cell office:value-type="float" office:value="-0.34668" calcext:value-type="float">
            <text:p>-0.34668</text:p>
          </table:table-cell>
          <table:table-cell table:formula="of:=LOG([.A931];10)" office:value-type="float" office:value="-0.34284658533301" calcext:value-type="float">
            <text:p>-0.3428465853</text:p>
          </table:table-cell>
          <table:table-cell table:formula="of:=ABS([.C931]-[.B931])" office:value-type="float" office:value="0.00383341466698972" calcext:value-type="float">
            <text:p>0.0038334147</text:p>
          </table:table-cell>
        </table:table-row>
        <table:table-row table:style-name="ro1">
          <table:table-cell office:value-type="float" office:value="0.45459" calcext:value-type="float">
            <text:p>0.45459</text:p>
          </table:table-cell>
          <table:table-cell office:value-type="float" office:value="-0.346191" calcext:value-type="float">
            <text:p>-0.346191</text:p>
          </table:table-cell>
          <table:table-cell table:formula="of:=LOG([.A932];10)" office:value-type="float" office:value="-0.342380122048325" calcext:value-type="float">
            <text:p>-0.342380122</text:p>
          </table:table-cell>
          <table:table-cell table:formula="of:=ABS([.C932]-[.B932])" office:value-type="float" office:value="0.00381087795167445" calcext:value-type="float">
            <text:p>0.003810878</text:p>
          </table:table-cell>
        </table:table-row>
        <table:table-row table:style-name="ro1">
          <table:table-cell office:value-type="float" office:value="0.455078" calcext:value-type="float">
            <text:p>0.455078</text:p>
          </table:table-cell>
          <table:table-cell office:value-type="float" office:value="-0.345703" calcext:value-type="float">
            <text:p>-0.345703</text:p>
          </table:table-cell>
          <table:table-cell table:formula="of:=LOG([.A933];10)" office:value-type="float" office:value="-0.341914159241016" calcext:value-type="float">
            <text:p>-0.3419141592</text:p>
          </table:table-cell>
          <table:table-cell table:formula="of:=ABS([.C933]-[.B933])" office:value-type="float" office:value="0.00378884075898367" calcext:value-type="float">
            <text:p>0.0037888408</text:p>
          </table:table-cell>
        </table:table-row>
        <table:table-row table:style-name="ro1">
          <table:table-cell office:value-type="float" office:value="0.455566" calcext:value-type="float">
            <text:p>0.455566</text:p>
          </table:table-cell>
          <table:table-cell office:value-type="float" office:value="-0.345215" calcext:value-type="float">
            <text:p>-0.345215</text:p>
          </table:table-cell>
          <table:table-cell table:formula="of:=LOG([.A934];10)" office:value-type="float" office:value="-0.34144869583829" calcext:value-type="float">
            <text:p>-0.3414486958</text:p>
          </table:table-cell>
          <table:table-cell table:formula="of:=ABS([.C934]-[.B934])" office:value-type="float" office:value="0.00376630416170998" calcext:value-type="float">
            <text:p>0.0037663042</text:p>
          </table:table-cell>
        </table:table-row>
        <table:table-row table:style-name="ro1">
          <table:table-cell office:value-type="float" office:value="0.456055" calcext:value-type="float">
            <text:p>0.456055</text:p>
          </table:table-cell>
          <table:table-cell office:value-type="float" office:value="-0.344727" calcext:value-type="float">
            <text:p>-0.344727</text:p>
          </table:table-cell>
          <table:table-cell table:formula="of:=LOG([.A935];10)" office:value-type="float" office:value="-0.340982778484435" calcext:value-type="float">
            <text:p>-0.3409827785</text:p>
          </table:table-cell>
          <table:table-cell table:formula="of:=ABS([.C935]-[.B935])" office:value-type="float" office:value="0.00374422151556486" calcext:value-type="float">
            <text:p>0.0037442215</text:p>
          </table:table-cell>
        </table:table-row>
        <table:table-row table:style-name="ro1">
          <table:table-cell office:value-type="float" office:value="0.456543" calcext:value-type="float">
            <text:p>0.456543</text:p>
          </table:table-cell>
          <table:table-cell office:value-type="float" office:value="-0.344238" calcext:value-type="float">
            <text:p>-0.344238</text:p>
          </table:table-cell>
          <table:table-cell table:formula="of:=LOG([.A936];10)" office:value-type="float" office:value="-0.340518311704167" calcext:value-type="float">
            <text:p>-0.3405183117</text:p>
          </table:table-cell>
          <table:table-cell table:formula="of:=ABS([.C936]-[.B936])" office:value-type="float" office:value="0.00371968829583252" calcext:value-type="float">
            <text:p>0.0037196883</text:p>
          </table:table-cell>
        </table:table-row>
        <table:table-row table:style-name="ro1">
          <table:table-cell office:value-type="float" office:value="0.457031" calcext:value-type="float">
            <text:p>0.457031</text:p>
          </table:table-cell>
          <table:table-cell office:value-type="float" office:value="-0.34375" calcext:value-type="float">
            <text:p>-0.34375</text:p>
          </table:table-cell>
          <table:table-cell table:formula="of:=LOG([.A937];10)" office:value-type="float" office:value="-0.340054341128546" calcext:value-type="float">
            <text:p>-0.3400543411</text:p>
          </table:table-cell>
          <table:table-cell table:formula="of:=ABS([.C937]-[.B937])" office:value-type="float" office:value="0.00369565887145362" calcext:value-type="float">
            <text:p>0.0036956589</text:p>
          </table:table-cell>
        </table:table-row>
        <table:table-row table:style-name="ro1">
          <table:table-cell office:value-type="float" office:value="0.45752" calcext:value-type="float">
            <text:p>0.45752</text:p>
          </table:table-cell>
          <table:table-cell office:value-type="float" office:value="-0.343262" calcext:value-type="float">
            <text:p>-0.343262</text:p>
          </table:table-cell>
          <table:table-cell table:formula="of:=LOG([.A938];10)" office:value-type="float" office:value="-0.339589916461384" calcext:value-type="float">
            <text:p>-0.3395899165</text:p>
          </table:table-cell>
          <table:table-cell table:formula="of:=ABS([.C938]-[.B938])" office:value-type="float" office:value="0.00367208353861598" calcext:value-type="float">
            <text:p>0.0036720835</text:p>
          </table:table-cell>
        </table:table-row>
        <table:table-row table:style-name="ro1">
          <table:table-cell office:value-type="float" office:value="0.458008" calcext:value-type="float">
            <text:p>0.458008</text:p>
          </table:table-cell>
          <table:table-cell office:value-type="float" office:value="-0.342773" calcext:value-type="float">
            <text:p>-0.342773</text:p>
          </table:table-cell>
          <table:table-cell table:formula="of:=LOG([.A939];10)" office:value-type="float" office:value="-0.339126936132568" calcext:value-type="float">
            <text:p>-0.3391269361</text:p>
          </table:table-cell>
          <table:table-cell table:formula="of:=ABS([.C939]-[.B939])" office:value-type="float" office:value="0.00364606386743221" calcext:value-type="float">
            <text:p>0.0036460639</text:p>
          </table:table-cell>
        </table:table-row>
        <table:table-row table:style-name="ro1">
          <table:table-cell office:value-type="float" office:value="0.458496" calcext:value-type="float">
            <text:p>0.458496</text:p>
          </table:table-cell>
          <table:table-cell office:value-type="float" office:value="-0.342285" calcext:value-type="float">
            <text:p>-0.342285</text:p>
          </table:table-cell>
          <table:table-cell table:formula="of:=LOG([.A940];10)" office:value-type="float" office:value="-0.338664448839119" calcext:value-type="float">
            <text:p>-0.3386644488</text:p>
          </table:table-cell>
          <table:table-cell table:formula="of:=ABS([.C940]-[.B940])" office:value-type="float" office:value="0.00362055116088106" calcext:value-type="float">
            <text:p>0.0036205512</text:p>
          </table:table-cell>
        </table:table-row>
        <table:table-row table:style-name="ro1">
          <table:table-cell office:value-type="float" office:value="0.458984" calcext:value-type="float">
            <text:p>0.458984</text:p>
          </table:table-cell>
          <table:table-cell office:value-type="float" office:value="-0.341797" calcext:value-type="float">
            <text:p>-0.341797</text:p>
          </table:table-cell>
          <table:table-cell table:formula="of:=LOG([.A941];10)" office:value-type="float" office:value="-0.338202453532071" calcext:value-type="float">
            <text:p>-0.3382024535</text:p>
          </table:table-cell>
          <table:table-cell table:formula="of:=ABS([.C941]-[.B941])" office:value-type="float" office:value="0.00359454646792851" calcext:value-type="float">
            <text:p>0.0035945465</text:p>
          </table:table-cell>
        </table:table-row>
        <table:table-row table:style-name="ro1">
          <table:table-cell office:value-type="float" office:value="0.459473" calcext:value-type="float">
            <text:p>0.459473</text:p>
          </table:table-cell>
          <table:table-cell office:value-type="float" office:value="-0.341309" calcext:value-type="float">
            <text:p>-0.341309</text:p>
          </table:table-cell>
          <table:table-cell table:formula="of:=LOG([.A942];10)" office:value-type="float" office:value="-0.337740003963464" calcext:value-type="float">
            <text:p>-0.337740004</text:p>
          </table:table-cell>
          <table:table-cell table:formula="of:=ABS([.C942]-[.B942])" office:value-type="float" office:value="0.00356899603653588" calcext:value-type="float">
            <text:p>0.003568996</text:p>
          </table:table-cell>
        </table:table-row>
        <table:table-row table:style-name="ro1">
          <table:table-cell office:value-type="float" office:value="0.459961" calcext:value-type="float">
            <text:p>0.459961</text:p>
          </table:table-cell>
          <table:table-cell office:value-type="float" office:value="-0.34082" calcext:value-type="float">
            <text:p>-0.34082</text:p>
          </table:table-cell>
          <table:table-cell table:formula="of:=LOG([.A943];10)" office:value-type="float" office:value="-0.337278990498506" calcext:value-type="float">
            <text:p>-0.3372789905</text:p>
          </table:table-cell>
          <table:table-cell table:formula="of:=ABS([.C943]-[.B943])" office:value-type="float" office:value="0.00354100950149389" calcext:value-type="float">
            <text:p>0.0035410095</text:p>
          </table:table-cell>
        </table:table-row>
        <table:table-row table:style-name="ro1">
          <table:table-cell office:value-type="float" office:value="0.460449" calcext:value-type="float">
            <text:p>0.460449</text:p>
          </table:table-cell>
          <table:table-cell office:value-type="float" office:value="-0.340332" calcext:value-type="float">
            <text:p>-0.340332</text:p>
          </table:table-cell>
          <table:table-cell table:formula="of:=LOG([.A944];10)" office:value-type="float" office:value="-0.336818465890934" calcext:value-type="float">
            <text:p>-0.3368184659</text:p>
          </table:table-cell>
          <table:table-cell table:formula="of:=ABS([.C944]-[.B944])" office:value-type="float" office:value="0.00351353410906641" calcext:value-type="float">
            <text:p>0.0035135341</text:p>
          </table:table-cell>
        </table:table-row>
        <table:table-row table:style-name="ro1">
          <table:table-cell office:value-type="float" office:value="0.460938" calcext:value-type="float">
            <text:p>0.460938</text:p>
          </table:table-cell>
          <table:table-cell office:value-type="float" office:value="-0.339844" calcext:value-type="float">
            <text:p>-0.339844</text:p>
          </table:table-cell>
          <table:table-cell table:formula="of:=LOG([.A945];10)" office:value-type="float" office:value="-0.336357486906881" calcext:value-type="float">
            <text:p>-0.3363574869</text:p>
          </table:table-cell>
          <table:table-cell table:formula="of:=ABS([.C945]-[.B945])" office:value-type="float" office:value="0.00348651309311931" calcext:value-type="float">
            <text:p>0.0034865131</text:p>
          </table:table-cell>
        </table:table-row>
        <table:table-row table:style-name="ro1">
          <table:table-cell office:value-type="float" office:value="0.461426" calcext:value-type="float">
            <text:p>0.461426</text:p>
          </table:table-cell>
          <table:table-cell office:value-type="float" office:value="-0.339355" calcext:value-type="float">
            <text:p>-0.339355</text:p>
          </table:table-cell>
          <table:table-cell table:formula="of:=LOG([.A946];10)" office:value-type="float" office:value="-0.335897937906825" calcext:value-type="float">
            <text:p>-0.3358979379</text:p>
          </table:table-cell>
          <table:table-cell table:formula="of:=ABS([.C946]-[.B946])" office:value-type="float" office:value="0.00345706209317537" calcext:value-type="float">
            <text:p>0.0034570621</text:p>
          </table:table-cell>
        </table:table-row>
        <table:table-row table:style-name="ro1">
          <table:table-cell office:value-type="float" office:value="0.461914" calcext:value-type="float">
            <text:p>0.461914</text:p>
          </table:table-cell>
          <table:table-cell office:value-type="float" office:value="-0.338867" calcext:value-type="float">
            <text:p>-0.338867</text:p>
          </table:table-cell>
          <table:table-cell table:formula="of:=LOG([.A947];10)" office:value-type="float" office:value="-0.335438874664894" calcext:value-type="float">
            <text:p>-0.3354388747</text:p>
          </table:table-cell>
          <table:table-cell table:formula="of:=ABS([.C947]-[.B947])" office:value-type="float" office:value="0.00342812533510589" calcext:value-type="float">
            <text:p>0.0034281253</text:p>
          </table:table-cell>
        </table:table-row>
        <table:table-row table:style-name="ro1">
          <table:table-cell office:value-type="float" office:value="0.462402" calcext:value-type="float">
            <text:p>0.462402</text:p>
          </table:table-cell>
          <table:table-cell office:value-type="float" office:value="-0.338379" calcext:value-type="float">
            <text:p>-0.338379</text:p>
          </table:table-cell>
          <table:table-cell table:formula="of:=LOG([.A948];10)" office:value-type="float" office:value="-0.334980296155249" calcext:value-type="float">
            <text:p>-0.3349802962</text:p>
          </table:table-cell>
          <table:table-cell table:formula="of:=ABS([.C948]-[.B948])" office:value-type="float" office:value="0.00339870384475066" calcext:value-type="float">
            <text:p>0.0033987038</text:p>
          </table:table-cell>
        </table:table-row>
        <table:table-row table:style-name="ro1">
          <table:table-cell office:value-type="float" office:value="0.462891" calcext:value-type="float">
            <text:p>0.462891</text:p>
          </table:table-cell>
          <table:table-cell office:value-type="float" office:value="-0.337891" calcext:value-type="float">
            <text:p>-0.337891</text:p>
          </table:table-cell>
          <table:table-cell table:formula="of:=LOG([.A949];10)" office:value-type="float" office:value="-0.334521263132365" calcext:value-type="float">
            <text:p>-0.3345212631</text:p>
          </table:table-cell>
          <table:table-cell table:formula="of:=ABS([.C949]-[.B949])" office:value-type="float" office:value="0.00336973686763498" calcext:value-type="float">
            <text:p>0.0033697369</text:p>
          </table:table-cell>
        </table:table-row>
        <table:table-row table:style-name="ro1">
          <table:table-cell office:value-type="float" office:value="0.463379" calcext:value-type="float">
            <text:p>0.463379</text:p>
          </table:table-cell>
          <table:table-cell office:value-type="float" office:value="-0.337402" calcext:value-type="float">
            <text:p>-0.337402</text:p>
          </table:table-cell>
          <table:table-cell table:formula="of:=LOG([.A950];10)" office:value-type="float" office:value="-0.334063652010819" calcext:value-type="float">
            <text:p>-0.334063652</text:p>
          </table:table-cell>
          <table:table-cell table:formula="of:=ABS([.C950]-[.B950])" office:value-type="float" office:value="0.00333834798918142" calcext:value-type="float">
            <text:p>0.003338348</text:p>
          </table:table-cell>
        </table:table-row>
        <table:table-row table:style-name="ro1">
          <table:table-cell office:value-type="float" office:value="0.463867" calcext:value-type="float">
            <text:p>0.463867</text:p>
          </table:table-cell>
          <table:table-cell office:value-type="float" office:value="-0.336914" calcext:value-type="float">
            <text:p>-0.336914</text:p>
          </table:table-cell>
          <table:table-cell table:formula="of:=LOG([.A951];10)" office:value-type="float" office:value="-0.333606522561382" calcext:value-type="float">
            <text:p>-0.3336065226</text:p>
          </table:table-cell>
          <table:table-cell table:formula="of:=ABS([.C951]-[.B951])" office:value-type="float" office:value="0.00330747743861803" calcext:value-type="float">
            <text:p>0.0033074774</text:p>
          </table:table-cell>
        </table:table-row>
        <table:table-row table:style-name="ro1">
          <table:table-cell office:value-type="float" office:value="0.464355" calcext:value-type="float">
            <text:p>0.464355</text:p>
          </table:table-cell>
          <table:table-cell office:value-type="float" office:value="-0.336426" calcext:value-type="float">
            <text:p>-0.336426</text:p>
          </table:table-cell>
          <table:table-cell table:formula="of:=LOG([.A952];10)" office:value-type="float" office:value="-0.333149873771125" calcext:value-type="float">
            <text:p>-0.3331498738</text:p>
          </table:table-cell>
          <table:table-cell table:formula="of:=ABS([.C952]-[.B952])" office:value-type="float" office:value="0.00327612622887519" calcext:value-type="float">
            <text:p>0.0032761262</text:p>
          </table:table-cell>
        </table:table-row>
        <table:table-row table:style-name="ro1">
          <table:table-cell office:value-type="float" office:value="0.464844" calcext:value-type="float">
            <text:p>0.464844</text:p>
          </table:table-cell>
          <table:table-cell office:value-type="float" office:value="-0.335938" calcext:value-type="float">
            <text:p>-0.335938</text:p>
          </table:table-cell>
          <table:table-cell table:formula="of:=LOG([.A953];10)" office:value-type="float" office:value="-0.33269277034924" calcext:value-type="float">
            <text:p>-0.3326927703</text:p>
          </table:table-cell>
          <table:table-cell table:formula="of:=ABS([.C953]-[.B953])" office:value-type="float" office:value="0.00324522965075991" calcext:value-type="float">
            <text:p>0.0032452297</text:p>
          </table:table-cell>
        </table:table-row>
        <table:table-row table:style-name="ro1">
          <table:table-cell office:value-type="float" office:value="0.465332" calcext:value-type="float">
            <text:p>0.465332</text:p>
          </table:table-cell>
          <table:table-cell office:value-type="float" office:value="-0.335449" calcext:value-type="float">
            <text:p>-0.335449</text:p>
          </table:table-cell>
          <table:table-cell table:formula="of:=LOG([.A954];10)" office:value-type="float" office:value="-0.332237080831099" calcext:value-type="float">
            <text:p>-0.3322370808</text:p>
          </table:table-cell>
          <table:table-cell table:formula="of:=ABS([.C954]-[.B954])" office:value-type="float" office:value="0.00321191916890079" calcext:value-type="float">
            <text:p>0.0032119192</text:p>
          </table:table-cell>
        </table:table-row>
        <table:table-row table:style-name="ro1">
          <table:table-cell office:value-type="float" office:value="0.46582" calcext:value-type="float">
            <text:p>0.46582</text:p>
          </table:table-cell>
          <table:table-cell office:value-type="float" office:value="-0.334961" calcext:value-type="float">
            <text:p>-0.334961</text:p>
          </table:table-cell>
          <table:table-cell table:formula="of:=LOG([.A955];10)" office:value-type="float" office:value="-0.331781868950392" calcext:value-type="float">
            <text:p>-0.331781869</text:p>
          </table:table-cell>
          <table:table-cell table:formula="of:=ABS([.C955]-[.B955])" office:value-type="float" office:value="0.00317913104960849" calcext:value-type="float">
            <text:p>0.003179131</text:p>
          </table:table-cell>
        </table:table-row>
        <table:table-row table:style-name="ro1">
          <table:table-cell office:value-type="float" office:value="0.466309" calcext:value-type="float">
            <text:p>0.466309</text:p>
          </table:table-cell>
          <table:table-cell office:value-type="float" office:value="-0.334473" calcext:value-type="float">
            <text:p>-0.334473</text:p>
          </table:table-cell>
          <table:table-cell table:formula="of:=LOG([.A956];10)" office:value-type="float" office:value="-0.33132620236104" calcext:value-type="float">
            <text:p>-0.3313262024</text:p>
          </table:table-cell>
          <table:table-cell table:formula="of:=ABS([.C956]-[.B956])" office:value-type="float" office:value="0.00314679763896003" calcext:value-type="float">
            <text:p>0.0031467976</text:p>
          </table:table-cell>
        </table:table-row>
        <table:table-row table:style-name="ro1">
          <table:table-cell office:value-type="float" office:value="0.466797" calcext:value-type="float">
            <text:p>0.466797</text:p>
          </table:table-cell>
          <table:table-cell office:value-type="float" office:value="-0.333984" calcext:value-type="float">
            <text:p>-0.333984</text:p>
          </table:table-cell>
          <table:table-cell table:formula="of:=LOG([.A957];10)" office:value-type="float" office:value="-0.330871943731278" calcext:value-type="float">
            <text:p>-0.3308719437</text:p>
          </table:table-cell>
          <table:table-cell table:formula="of:=ABS([.C957]-[.B957])" office:value-type="float" office:value="0.00311205626872163" calcext:value-type="float">
            <text:p>0.0031120563</text:p>
          </table:table-cell>
        </table:table-row>
        <table:table-row table:style-name="ro1">
          <table:table-cell office:value-type="float" office:value="0.467285" calcext:value-type="float">
            <text:p>0.467285</text:p>
          </table:table-cell>
          <table:table-cell office:value-type="float" office:value="-0.333496" calcext:value-type="float">
            <text:p>-0.333496</text:p>
          </table:table-cell>
          <table:table-cell table:formula="of:=LOG([.A958];10)" office:value-type="float" office:value="-0.330418159745609" calcext:value-type="float">
            <text:p>-0.3304181597</text:p>
          </table:table-cell>
          <table:table-cell table:formula="of:=ABS([.C958]-[.B958])" office:value-type="float" office:value="0.00307784025439056" calcext:value-type="float">
            <text:p>0.0030778403</text:p>
          </table:table-cell>
        </table:table-row>
        <table:table-row table:style-name="ro1">
          <table:table-cell office:value-type="float" office:value="0.467773" calcext:value-type="float">
            <text:p>0.467773</text:p>
          </table:table-cell>
          <table:table-cell office:value-type="float" office:value="-0.333008" calcext:value-type="float">
            <text:p>-0.333008</text:p>
          </table:table-cell>
          <table:table-cell table:formula="of:=LOG([.A959];10)" office:value-type="float" office:value="-0.32996484941318" calcext:value-type="float">
            <text:p>-0.3299648494</text:p>
          </table:table-cell>
          <table:table-cell table:formula="of:=ABS([.C959]-[.B959])" office:value-type="float" office:value="0.00304315058682036" calcext:value-type="float">
            <text:p>0.0030431506</text:p>
          </table:table-cell>
        </table:table-row>
        <table:table-row table:style-name="ro1">
          <table:table-cell office:value-type="float" office:value="0.468262" calcext:value-type="float">
            <text:p>0.468262</text:p>
          </table:table-cell>
          <table:table-cell office:value-type="float" office:value="-0.33252" calcext:value-type="float">
            <text:p>-0.33252</text:p>
          </table:table-cell>
          <table:table-cell table:formula="of:=LOG([.A960];10)" office:value-type="float" office:value="-0.329511084284802" calcext:value-type="float">
            <text:p>-0.3295110843</text:p>
          </table:table-cell>
          <table:table-cell table:formula="of:=ABS([.C960]-[.B960])" office:value-type="float" office:value="0.0030089157151984" calcext:value-type="float">
            <text:p>0.0030089157</text:p>
          </table:table-cell>
        </table:table-row>
        <table:table-row table:style-name="ro1">
          <table:table-cell office:value-type="float" office:value="0.46875" calcext:value-type="float">
            <text:p>0.46875</text:p>
          </table:table-cell>
          <table:table-cell office:value-type="float" office:value="-0.332031" calcext:value-type="float">
            <text:p>-0.332031</text:p>
          </table:table-cell>
          <table:table-cell table:formula="of:=LOG([.A961];10)" office:value-type="float" office:value="-0.329058719264225" calcext:value-type="float">
            <text:p>-0.3290587193</text:p>
          </table:table-cell>
          <table:table-cell table:formula="of:=ABS([.C961]-[.B961])" office:value-type="float" office:value="0.00297228073577532" calcext:value-type="float">
            <text:p>0.0029722807</text:p>
          </table:table-cell>
        </table:table-row>
        <table:table-row table:style-name="ro1">
          <table:table-cell office:value-type="float" office:value="0.469238" calcext:value-type="float">
            <text:p>0.469238</text:p>
          </table:table-cell>
          <table:table-cell office:value-type="float" office:value="-0.331543" calcext:value-type="float">
            <text:p>-0.331543</text:p>
          </table:table-cell>
          <table:table-cell table:formula="of:=LOG([.A962];10)" office:value-type="float" office:value="-0.328606824940863" calcext:value-type="float">
            <text:p>-0.3286068249</text:p>
          </table:table-cell>
          <table:table-cell table:formula="of:=ABS([.C962]-[.B962])" office:value-type="float" office:value="0.00293617505913668" calcext:value-type="float">
            <text:p>0.0029361751</text:p>
          </table:table-cell>
        </table:table-row>
        <table:table-row table:style-name="ro1">
          <table:table-cell office:value-type="float" office:value="0.469727" calcext:value-type="float">
            <text:p>0.469727</text:p>
          </table:table-cell>
          <table:table-cell office:value-type="float" office:value="-0.331055" calcext:value-type="float">
            <text:p>-0.331055</text:p>
          </table:table-cell>
          <table:table-cell table:formula="of:=LOG([.A963];10)" office:value-type="float" office:value="-0.328154475767358" calcext:value-type="float">
            <text:p>-0.3281544758</text:p>
          </table:table-cell>
          <table:table-cell table:formula="of:=ABS([.C963]-[.B963])" office:value-type="float" office:value="0.00290052423264209" calcext:value-type="float">
            <text:p>0.0029005242</text:p>
          </table:table-cell>
        </table:table-row>
        <table:table-row table:style-name="ro1">
          <table:table-cell office:value-type="float" office:value="0.470215" calcext:value-type="float">
            <text:p>0.470215</text:p>
          </table:table-cell>
          <table:table-cell office:value-type="float" office:value="-0.330566" calcext:value-type="float">
            <text:p>-0.330566</text:p>
          </table:table-cell>
          <table:table-cell table:formula="of:=LOG([.A964];10)" office:value-type="float" office:value="-0.327703520865436" calcext:value-type="float">
            <text:p>-0.3277035209</text:p>
          </table:table-cell>
          <table:table-cell table:formula="of:=ABS([.C964]-[.B964])" office:value-type="float" office:value="0.00286247913456394" calcext:value-type="float">
            <text:p>0.0028624791</text:p>
          </table:table-cell>
        </table:table-row>
        <table:table-row table:style-name="ro1">
          <table:table-cell office:value-type="float" office:value="0.470703" calcext:value-type="float">
            <text:p>0.470703</text:p>
          </table:table-cell>
          <table:table-cell office:value-type="float" office:value="-0.330078" calcext:value-type="float">
            <text:p>-0.330078</text:p>
          </table:table-cell>
          <table:table-cell table:formula="of:=LOG([.A965];10)" office:value-type="float" office:value="-0.327253033732292" calcext:value-type="float">
            <text:p>-0.3272530337</text:p>
          </table:table-cell>
          <table:table-cell table:formula="of:=ABS([.C965]-[.B965])" office:value-type="float" office:value="0.00282496626770762" calcext:value-type="float">
            <text:p>0.0028249663</text:p>
          </table:table-cell>
        </table:table-row>
        <table:table-row table:style-name="ro1">
          <table:table-cell office:value-type="float" office:value="0.471191" calcext:value-type="float">
            <text:p>0.471191</text:p>
          </table:table-cell>
          <table:table-cell office:value-type="float" office:value="-0.32959" calcext:value-type="float">
            <text:p>-0.32959</text:p>
          </table:table-cell>
          <table:table-cell table:formula="of:=LOG([.A966];10)" office:value-type="float" office:value="-0.326803013398513" calcext:value-type="float">
            <text:p>-0.3268030134</text:p>
          </table:table-cell>
          <table:table-cell table:formula="of:=ABS([.C966]-[.B966])" office:value-type="float" office:value="0.00278698660148685" calcext:value-type="float">
            <text:p>0.0027869866</text:p>
          </table:table-cell>
        </table:table-row>
        <table:table-row table:style-name="ro1">
          <table:table-cell office:value-type="float" office:value="0.47168" calcext:value-type="float">
            <text:p>0.47168</text:p>
          </table:table-cell>
          <table:table-cell office:value-type="float" office:value="-0.329102" calcext:value-type="float">
            <text:p>-0.329102</text:p>
          </table:table-cell>
          <table:table-cell table:formula="of:=LOG([.A967];10)" office:value-type="float" office:value="-0.326352538157061" calcext:value-type="float">
            <text:p>-0.3263525382</text:p>
          </table:table-cell>
          <table:table-cell table:formula="of:=ABS([.C967]-[.B967])" office:value-type="float" office:value="0.00274946184293873" calcext:value-type="float">
            <text:p>0.0027494618</text:p>
          </table:table-cell>
        </table:table-row>
        <table:table-row table:style-name="ro1">
          <table:table-cell office:value-type="float" office:value="0.472168" calcext:value-type="float">
            <text:p>0.472168</text:p>
          </table:table-cell>
          <table:table-cell office:value-type="float" office:value="-0.328613" calcext:value-type="float">
            <text:p>-0.328613</text:p>
          </table:table-cell>
          <table:table-cell table:formula="of:=LOG([.A968];10)" office:value-type="float" office:value="-0.325903449477414" calcext:value-type="float">
            <text:p>-0.3259034495</text:p>
          </table:table-cell>
          <table:table-cell table:formula="of:=ABS([.C968]-[.B968])" office:value-type="float" office:value="0.00270955052258592" calcext:value-type="float">
            <text:p>0.0027095505</text:p>
          </table:table-cell>
        </table:table-row>
        <table:table-row table:style-name="ro1">
          <table:table-cell office:value-type="float" office:value="0.472656" calcext:value-type="float">
            <text:p>0.472656</text:p>
          </table:table-cell>
          <table:table-cell office:value-type="float" office:value="-0.328125" calcext:value-type="float">
            <text:p>-0.328125</text:p>
          </table:table-cell>
          <table:table-cell table:formula="of:=LOG([.A969];10)" office:value-type="float" office:value="-0.325454824704938" calcext:value-type="float">
            <text:p>-0.3254548247</text:p>
          </table:table-cell>
          <table:table-cell table:formula="of:=ABS([.C969]-[.B969])" office:value-type="float" office:value="0.00267017529506175" calcext:value-type="float">
            <text:p>0.0026701753</text:p>
          </table:table-cell>
        </table:table-row>
        <table:table-row table:style-name="ro1">
          <table:table-cell office:value-type="float" office:value="0.473145" calcext:value-type="float">
            <text:p>0.473145</text:p>
          </table:table-cell>
          <table:table-cell office:value-type="float" office:value="-0.327637" calcext:value-type="float">
            <text:p>-0.327637</text:p>
          </table:table-cell>
          <table:table-cell table:formula="of:=LOG([.A970];10)" office:value-type="float" office:value="-0.325005744992454" calcext:value-type="float">
            <text:p>-0.325005745</text:p>
          </table:table-cell>
          <table:table-cell table:formula="of:=ABS([.C970]-[.B970])" office:value-type="float" office:value="0.00263125500754613" calcext:value-type="float">
            <text:p>0.002631255</text:p>
          </table:table-cell>
        </table:table-row>
        <table:table-row table:style-name="ro1">
          <table:table-cell office:value-type="float" office:value="0.473633" calcext:value-type="float">
            <text:p>0.473633</text:p>
          </table:table-cell>
          <table:table-cell office:value-type="float" office:value="-0.327148" calcext:value-type="float">
            <text:p>-0.327148</text:p>
          </table:table-cell>
          <table:table-cell table:formula="of:=LOG([.A971];10)" office:value-type="float" office:value="-0.324558046110695" calcext:value-type="float">
            <text:p>-0.3245580461</text:p>
          </table:table-cell>
          <table:table-cell table:formula="of:=ABS([.C971]-[.B971])" office:value-type="float" office:value="0.00258995388930539" calcext:value-type="float">
            <text:p>0.0025899539</text:p>
          </table:table-cell>
        </table:table-row>
        <table:table-row table:style-name="ro1">
          <table:table-cell office:value-type="float" office:value="0.474121" calcext:value-type="float">
            <text:p>0.474121</text:p>
          </table:table-cell>
          <table:table-cell office:value-type="float" office:value="-0.32666" calcext:value-type="float">
            <text:p>-0.32666</text:p>
          </table:table-cell>
          <table:table-cell table:formula="of:=LOG([.A972];10)" office:value-type="float" office:value="-0.32411080827071" calcext:value-type="float">
            <text:p>-0.3241108083</text:p>
          </table:table-cell>
          <table:table-cell table:formula="of:=ABS([.C972]-[.B972])" office:value-type="float" office:value="0.00254919172929025" calcext:value-type="float">
            <text:p>0.0025491917</text:p>
          </table:table-cell>
        </table:table-row>
        <table:table-row table:style-name="ro1">
          <table:table-cell office:value-type="float" office:value="0.474609" calcext:value-type="float">
            <text:p>0.474609</text:p>
          </table:table-cell>
          <table:table-cell office:value-type="float" office:value="-0.326172" calcext:value-type="float">
            <text:p>-0.326172</text:p>
          </table:table-cell>
          <table:table-cell table:formula="of:=LOG([.A973];10)" office:value-type="float" office:value="-0.323664030523911" calcext:value-type="float">
            <text:p>-0.3236640305</text:p>
          </table:table-cell>
          <table:table-cell table:formula="of:=ABS([.C973]-[.B973])" office:value-type="float" office:value="0.00250796947608856" calcext:value-type="float">
            <text:p>0.0025079695</text:p>
          </table:table-cell>
        </table:table-row>
        <table:table-row table:style-name="ro1">
          <table:table-cell office:value-type="float" office:value="0.475098" calcext:value-type="float">
            <text:p>0.475098</text:p>
          </table:table-cell>
          <table:table-cell office:value-type="float" office:value="-0.325684" calcext:value-type="float">
            <text:p>-0.325684</text:p>
          </table:table-cell>
          <table:table-cell table:formula="of:=LOG([.A974];10)" office:value-type="float" office:value="-0.323216797808098" calcext:value-type="float">
            <text:p>-0.3232167978</text:p>
          </table:table-cell>
          <table:table-cell table:formula="of:=ABS([.C974]-[.B974])" office:value-type="float" office:value="0.00246720219190166" calcext:value-type="float">
            <text:p>0.0024672022</text:p>
          </table:table-cell>
        </table:table-row>
        <table:table-row table:style-name="ro1">
          <table:table-cell office:value-type="float" office:value="0.475586" calcext:value-type="float">
            <text:p>0.475586</text:p>
          </table:table-cell>
          <table:table-cell office:value-type="float" office:value="-0.325195" calcext:value-type="float">
            <text:p>-0.325195</text:p>
          </table:table-cell>
          <table:table-cell table:formula="of:=LOG([.A975];10)" office:value-type="float" office:value="-0.322770938351574" calcext:value-type="float">
            <text:p>-0.3227709384</text:p>
          </table:table-cell>
          <table:table-cell table:formula="of:=ABS([.C975]-[.B975])" office:value-type="float" office:value="0.00242406164842612" calcext:value-type="float">
            <text:p>0.0024240616</text:p>
          </table:table-cell>
        </table:table-row>
        <table:table-row table:style-name="ro1">
          <table:table-cell office:value-type="float" office:value="0.476074" calcext:value-type="float">
            <text:p>0.476074</text:p>
          </table:table-cell>
          <table:table-cell office:value-type="float" office:value="-0.324707" calcext:value-type="float">
            <text:p>-0.324707</text:p>
          </table:table-cell>
          <table:table-cell table:formula="of:=LOG([.A976];10)" office:value-type="float" office:value="-0.322325536158049" calcext:value-type="float">
            <text:p>-0.3223255362</text:p>
          </table:table-cell>
          <table:table-cell table:formula="of:=ABS([.C976]-[.B976])" office:value-type="float" office:value="0.00238146384195126" calcext:value-type="float">
            <text:p>0.0023814638</text:p>
          </table:table-cell>
        </table:table-row>
        <table:table-row table:style-name="ro1">
          <table:table-cell office:value-type="float" office:value="0.476562" calcext:value-type="float">
            <text:p>0.476562</text:p>
          </table:table-cell>
          <table:table-cell office:value-type="float" office:value="-0.324219" calcext:value-type="float">
            <text:p>-0.324219</text:p>
          </table:table-cell>
          <table:table-cell table:formula="of:=LOG([.A977];10)" office:value-type="float" office:value="-0.321880590290567" calcext:value-type="float">
            <text:p>-0.3218805903</text:p>
          </table:table-cell>
          <table:table-cell table:formula="of:=ABS([.C977]-[.B977])" office:value-type="float" office:value="0.00233840970943272" calcext:value-type="float">
            <text:p>0.0023384097</text:p>
          </table:table-cell>
        </table:table-row>
        <table:table-row table:style-name="ro1">
          <table:table-cell office:value-type="float" office:value="0.477051" calcext:value-type="float">
            <text:p>0.477051</text:p>
          </table:table-cell>
          <table:table-cell office:value-type="float" office:value="-0.32373" calcext:value-type="float">
            <text:p>-0.32373</text:p>
          </table:table-cell>
          <table:table-cell table:formula="of:=LOG([.A978];10)" office:value-type="float" office:value="-0.32143518944082" calcext:value-type="float">
            <text:p>-0.3214351894</text:p>
          </table:table-cell>
          <table:table-cell table:formula="of:=ABS([.C978]-[.B978])" office:value-type="float" office:value="0.00229481055917985" calcext:value-type="float">
            <text:p>0.0022948106</text:p>
          </table:table-cell>
        </table:table-row>
        <table:table-row table:style-name="ro1">
          <table:table-cell office:value-type="float" office:value="0.477539" calcext:value-type="float">
            <text:p>0.477539</text:p>
          </table:table-cell>
          <table:table-cell office:value-type="float" office:value="-0.323242" calcext:value-type="float">
            <text:p>-0.323242</text:p>
          </table:table-cell>
          <table:table-cell table:formula="of:=LOG([.A979];10)" office:value-type="float" office:value="-0.320991154356373" calcext:value-type="float">
            <text:p>-0.3209911544</text:p>
          </table:table-cell>
          <table:table-cell table:formula="of:=ABS([.C979]-[.B979])" office:value-type="float" office:value="0.00225084564362699" calcext:value-type="float">
            <text:p>0.0022508456</text:p>
          </table:table-cell>
        </table:table-row>
        <table:table-row table:style-name="ro1">
          <table:table-cell office:value-type="float" office:value="0.478027" calcext:value-type="float">
            <text:p>0.478027</text:p>
          </table:table-cell>
          <table:table-cell office:value-type="float" office:value="-0.322754" calcext:value-type="float">
            <text:p>-0.322754</text:p>
          </table:table-cell>
          <table:table-cell table:formula="of:=LOG([.A980];10)" office:value-type="float" office:value="-0.320547572802417" calcext:value-type="float">
            <text:p>-0.3205475728</text:p>
          </table:table-cell>
          <table:table-cell table:formula="of:=ABS([.C980]-[.B980])" office:value-type="float" office:value="0.00220642719758252" calcext:value-type="float">
            <text:p>0.0022064272</text:p>
          </table:table-cell>
        </table:table-row>
        <table:table-row table:style-name="ro1">
          <table:table-cell office:value-type="float" office:value="0.478516" calcext:value-type="float">
            <text:p>0.478516</text:p>
          </table:table-cell>
          <table:table-cell office:value-type="float" office:value="-0.322266" calcext:value-type="float">
            <text:p>-0.322266</text:p>
          </table:table-cell>
          <table:table-cell table:formula="of:=LOG([.A981];10)" office:value-type="float" office:value="-0.320103536266368" calcext:value-type="float">
            <text:p>-0.3201035363</text:p>
          </table:table-cell>
          <table:table-cell table:formula="of:=ABS([.C981]-[.B981])" office:value-type="float" office:value="0.00216246373363177" calcext:value-type="float">
            <text:p>0.0021624637</text:p>
          </table:table-cell>
        </table:table-row>
        <table:table-row table:style-name="ro1">
          <table:table-cell office:value-type="float" office:value="0.479004" calcext:value-type="float">
            <text:p>0.479004</text:p>
          </table:table-cell>
          <table:table-cell office:value-type="float" office:value="-0.321777" calcext:value-type="float">
            <text:p>-0.321777</text:p>
          </table:table-cell>
          <table:table-cell table:formula="of:=LOG([.A982];10)" office:value-type="float" office:value="-0.319660859924321" calcext:value-type="float">
            <text:p>-0.3196608599</text:p>
          </table:table-cell>
          <table:table-cell table:formula="of:=ABS([.C982]-[.B982])" office:value-type="float" office:value="0.00211614007567867" calcext:value-type="float">
            <text:p>0.0021161401</text:p>
          </table:table-cell>
        </table:table-row>
        <table:table-row table:style-name="ro1">
          <table:table-cell office:value-type="float" office:value="0.479492" calcext:value-type="float">
            <text:p>0.479492</text:p>
          </table:table-cell>
          <table:table-cell office:value-type="float" office:value="-0.321289" calcext:value-type="float">
            <text:p>-0.321289</text:p>
          </table:table-cell>
          <table:table-cell table:formula="of:=LOG([.A983];10)" office:value-type="float" office:value="-0.319218634342825" calcext:value-type="float">
            <text:p>-0.3192186343</text:p>
          </table:table-cell>
          <table:table-cell table:formula="of:=ABS([.C983]-[.B983])" office:value-type="float" office:value="0.00207036565717522" calcext:value-type="float">
            <text:p>0.0020703657</text:p>
          </table:table-cell>
        </table:table-row>
        <table:table-row table:style-name="ro1">
          <table:table-cell office:value-type="float" office:value="0.47998" calcext:value-type="float">
            <text:p>0.47998</text:p>
          </table:table-cell>
          <table:table-cell office:value-type="float" office:value="-0.320801" calcext:value-type="float">
            <text:p>-0.320801</text:p>
          </table:table-cell>
          <table:table-cell table:formula="of:=LOG([.A984];10)" office:value-type="float" office:value="-0.318776858604828" calcext:value-type="float">
            <text:p>-0.3187768586</text:p>
          </table:table-cell>
          <table:table-cell table:formula="of:=ABS([.C984]-[.B984])" office:value-type="float" office:value="0.00202414139517243" calcext:value-type="float">
            <text:p>0.0020241414</text:p>
          </table:table-cell>
        </table:table-row>
        <table:table-row table:style-name="ro1">
          <table:table-cell office:value-type="float" office:value="0.480469" calcext:value-type="float">
            <text:p>0.480469</text:p>
          </table:table-cell>
          <table:table-cell office:value-type="float" office:value="-0.320312" calcext:value-type="float">
            <text:p>-0.320312</text:p>
          </table:table-cell>
          <table:table-cell table:formula="of:=LOG([.A985];10)" office:value-type="float" office:value="-0.318334627898146" calcext:value-type="float">
            <text:p>-0.3183346279</text:p>
          </table:table-cell>
          <table:table-cell table:formula="of:=ABS([.C985]-[.B985])" office:value-type="float" office:value="0.00197737210185411" calcext:value-type="float">
            <text:p>0.0019773721</text:p>
          </table:table-cell>
        </table:table-row>
        <table:table-row table:style-name="ro1">
          <table:table-cell office:value-type="float" office:value="0.480957" calcext:value-type="float">
            <text:p>0.480957</text:p>
          </table:table-cell>
          <table:table-cell office:value-type="float" office:value="-0.319824" calcext:value-type="float">
            <text:p>-0.319824</text:p>
          </table:table-cell>
          <table:table-cell table:formula="of:=LOG([.A986];10)" office:value-type="float" office:value="-0.317893750024301" calcext:value-type="float">
            <text:p>-0.31789375</text:p>
          </table:table-cell>
          <table:table-cell table:formula="of:=ABS([.C986]-[.B986])" office:value-type="float" office:value="0.00193024997569907" calcext:value-type="float">
            <text:p>0.00193025</text:p>
          </table:table-cell>
        </table:table-row>
        <table:table-row table:style-name="ro1">
          <table:table-cell office:value-type="float" office:value="0.481445" calcext:value-type="float">
            <text:p>0.481445</text:p>
          </table:table-cell>
          <table:table-cell office:value-type="float" office:value="-0.319336" calcext:value-type="float">
            <text:p>-0.319336</text:p>
          </table:table-cell>
          <table:table-cell table:formula="of:=LOG([.A987];10)" office:value-type="float" office:value="-0.317453319257672" calcext:value-type="float">
            <text:p>-0.3174533193</text:p>
          </table:table-cell>
          <table:table-cell table:formula="of:=ABS([.C987]-[.B987])" office:value-type="float" office:value="0.00188268074232817" calcext:value-type="float">
            <text:p>0.0018826807</text:p>
          </table:table-cell>
        </table:table-row>
        <table:table-row table:style-name="ro1">
          <table:table-cell office:value-type="float" office:value="0.481934" calcext:value-type="float">
            <text:p>0.481934</text:p>
          </table:table-cell>
          <table:table-cell office:value-type="float" office:value="-0.318848" calcext:value-type="float">
            <text:p>-0.318848</text:p>
          </table:table-cell>
          <table:table-cell table:formula="of:=LOG([.A988];10)" office:value-type="float" office:value="-0.317012433542103" calcext:value-type="float">
            <text:p>-0.3170124335</text:p>
          </table:table-cell>
          <table:table-cell table:formula="of:=ABS([.C988]-[.B988])" office:value-type="float" office:value="0.0018355664578969" calcext:value-type="float">
            <text:p>0.0018355665</text:p>
          </table:table-cell>
        </table:table-row>
        <table:table-row table:style-name="ro1">
          <table:table-cell office:value-type="float" office:value="0.482422" calcext:value-type="float">
            <text:p>0.482422</text:p>
          </table:table-cell>
          <table:table-cell office:value-type="float" office:value="-0.318359" calcext:value-type="float">
            <text:p>-0.318359</text:p>
          </table:table-cell>
          <table:table-cell table:formula="of:=LOG([.A989];10)" office:value-type="float" office:value="-0.316572895186435" calcext:value-type="float">
            <text:p>-0.3165728952</text:p>
          </table:table-cell>
          <table:table-cell table:formula="of:=ABS([.C989]-[.B989])" office:value-type="float" office:value="0.00178610481356467" calcext:value-type="float">
            <text:p>0.0017861048</text:p>
          </table:table-cell>
        </table:table-row>
        <table:table-row table:style-name="ro1">
          <table:table-cell office:value-type="float" office:value="0.48291" calcext:value-type="float">
            <text:p>0.48291</text:p>
          </table:table-cell>
          <table:table-cell office:value-type="float" office:value="-0.317871" calcext:value-type="float">
            <text:p>-0.317871</text:p>
          </table:table-cell>
          <table:table-cell table:formula="of:=LOG([.A990];10)" office:value-type="float" office:value="-0.31613380122659" calcext:value-type="float">
            <text:p>-0.3161338012</text:p>
          </table:table-cell>
          <table:table-cell table:formula="of:=ABS([.C990]-[.B990])" office:value-type="float" office:value="0.00173719877340989" calcext:value-type="float">
            <text:p>0.0017371988</text:p>
          </table:table-cell>
        </table:table-row>
        <table:table-row table:style-name="ro1">
          <table:table-cell office:value-type="float" office:value="0.483398" calcext:value-type="float">
            <text:p>0.483398</text:p>
          </table:table-cell>
          <table:table-cell office:value-type="float" office:value="-0.317383" calcext:value-type="float">
            <text:p>-0.317383</text:p>
          </table:table-cell>
          <table:table-cell table:formula="of:=LOG([.A991];10)" office:value-type="float" office:value="-0.315695150764861" calcext:value-type="float">
            <text:p>-0.3156951508</text:p>
          </table:table-cell>
          <table:table-cell table:formula="of:=ABS([.C991]-[.B991])" office:value-type="float" office:value="0.00168784923513871" calcext:value-type="float">
            <text:p>0.0016878492</text:p>
          </table:table-cell>
        </table:table-row>
        <table:table-row table:style-name="ro1">
          <table:table-cell office:value-type="float" office:value="0.483887" calcext:value-type="float">
            <text:p>0.483887</text:p>
          </table:table-cell>
          <table:table-cell office:value-type="float" office:value="-0.316895" calcext:value-type="float">
            <text:p>-0.316895</text:p>
          </table:table-cell>
          <table:table-cell table:formula="of:=LOG([.A992];10)" office:value-type="float" office:value="-0.315256045393141" calcext:value-type="float">
            <text:p>-0.3152560454</text:p>
          </table:table-cell>
          <table:table-cell table:formula="of:=ABS([.C992]-[.B992])" office:value-type="float" office:value="0.00163895460685942" calcext:value-type="float">
            <text:p>0.0016389546</text:p>
          </table:table-cell>
        </table:table-row>
        <table:table-row table:style-name="ro1">
          <table:table-cell office:value-type="float" office:value="0.484375" calcext:value-type="float">
            <text:p>0.484375</text:p>
          </table:table-cell>
          <table:table-cell office:value-type="float" office:value="-0.316406" calcext:value-type="float">
            <text:p>-0.316406</text:p>
          </table:table-cell>
          <table:table-cell table:formula="of:=LOG([.A993];10)" office:value-type="float" office:value="-0.314818280149614" calcext:value-type="float">
            <text:p>-0.3148182801</text:p>
          </table:table-cell>
          <table:table-cell table:formula="of:=ABS([.C993]-[.B993])" office:value-type="float" office:value="0.00158771985038553" calcext:value-type="float">
            <text:p>0.0015877199</text:p>
          </table:table-cell>
        </table:table-row>
        <table:table-row table:style-name="ro1">
          <table:table-cell office:value-type="float" office:value="0.484863" calcext:value-type="float">
            <text:p>0.484863</text:p>
          </table:table-cell>
          <table:table-cell office:value-type="float" office:value="-0.315918" calcext:value-type="float">
            <text:p>-0.315918</text:p>
          </table:table-cell>
          <table:table-cell table:formula="of:=LOG([.A994];10)" office:value-type="float" office:value="-0.314380955725526" calcext:value-type="float">
            <text:p>-0.3143809557</text:p>
          </table:table-cell>
          <table:table-cell table:formula="of:=ABS([.C994]-[.B994])" office:value-type="float" office:value="0.0015370442744741" calcext:value-type="float">
            <text:p>0.0015370443</text:p>
          </table:table-cell>
        </table:table-row>
        <table:table-row table:style-name="ro1">
          <table:table-cell office:value-type="float" office:value="0.485352" calcext:value-type="float">
            <text:p>0.485352</text:p>
          </table:table-cell>
          <table:table-cell office:value-type="float" office:value="-0.31543" calcext:value-type="float">
            <text:p>-0.31543</text:p>
          </table:table-cell>
          <table:table-cell table:formula="of:=LOG([.A995];10)" office:value-type="float" office:value="-0.31394317642994" calcext:value-type="float">
            <text:p>-0.3139431764</text:p>
          </table:table-cell>
          <table:table-cell table:formula="of:=ABS([.C995]-[.B995])" office:value-type="float" office:value="0.00148682357005986" calcext:value-type="float">
            <text:p>0.0014868236</text:p>
          </table:table-cell>
        </table:table-row>
        <table:table-row table:style-name="ro1">
          <table:table-cell office:value-type="float" office:value="0.48584" calcext:value-type="float">
            <text:p>0.48584</text:p>
          </table:table-cell>
          <table:table-cell office:value-type="float" office:value="-0.314941" calcext:value-type="float">
            <text:p>-0.314941</text:p>
          </table:table-cell>
          <table:table-cell table:formula="of:=LOG([.A996];10)" office:value-type="float" office:value="-0.313506731885493" calcext:value-type="float">
            <text:p>-0.3135067319</text:p>
          </table:table-cell>
          <table:table-cell table:formula="of:=ABS([.C996]-[.B996])" office:value-type="float" office:value="0.00143426811450709" calcext:value-type="float">
            <text:p>0.0014342681</text:p>
          </table:table-cell>
        </table:table-row>
        <table:table-row table:style-name="ro1">
          <table:table-cell office:value-type="float" office:value="0.486328" calcext:value-type="float">
            <text:p>0.486328</text:p>
          </table:table-cell>
          <table:table-cell office:value-type="float" office:value="-0.314453" calcext:value-type="float">
            <text:p>-0.314453</text:p>
          </table:table-cell>
          <table:table-cell table:formula="of:=LOG([.A997];10)" office:value-type="float" office:value="-0.313070725506" calcext:value-type="float">
            <text:p>-0.3130707255</text:p>
          </table:table-cell>
          <table:table-cell table:formula="of:=ABS([.C997]-[.B997])" office:value-type="float" office:value="0.0013822744940003" calcext:value-type="float">
            <text:p>0.0013822745</text:p>
          </table:table-cell>
        </table:table-row>
        <table:table-row table:style-name="ro1">
          <table:table-cell office:value-type="float" office:value="0.486816" calcext:value-type="float">
            <text:p>0.486816</text:p>
          </table:table-cell>
          <table:table-cell office:value-type="float" office:value="-0.313965" calcext:value-type="float">
            <text:p>-0.313965</text:p>
          </table:table-cell>
          <table:table-cell table:formula="of:=LOG([.A998];10)" office:value-type="float" office:value="-0.312635156412558" calcext:value-type="float">
            <text:p>-0.3126351564</text:p>
          </table:table-cell>
          <table:table-cell table:formula="of:=ABS([.C998]-[.B998])" office:value-type="float" office:value="0.00132984358744159" calcext:value-type="float">
            <text:p>0.0013298436</text:p>
          </table:table-cell>
        </table:table-row>
        <table:table-row table:style-name="ro1">
          <table:table-cell office:value-type="float" office:value="0.487305" calcext:value-type="float">
            <text:p>0.487305</text:p>
          </table:table-cell>
          <table:table-cell office:value-type="float" office:value="-0.313477" calcext:value-type="float">
            <text:p>-0.313477</text:p>
          </table:table-cell>
          <table:table-cell table:formula="of:=LOG([.A999];10)" office:value-type="float" office:value="-0.312199132511032" calcext:value-type="float">
            <text:p>-0.3121991325</text:p>
          </table:table-cell>
          <table:table-cell table:formula="of:=ABS([.C999]-[.B999])" office:value-type="float" office:value="0.00127786748896808" calcext:value-type="float">
            <text:p>0.0012778675</text:p>
          </table:table-cell>
        </table:table-row>
        <table:table-row table:style-name="ro1">
          <table:table-cell office:value-type="float" office:value="0.487793" calcext:value-type="float">
            <text:p>0.487793</text:p>
          </table:table-cell>
          <table:table-cell office:value-type="float" office:value="-0.312988" calcext:value-type="float">
            <text:p>-0.312988</text:p>
          </table:table-cell>
          <table:table-cell table:formula="of:=LOG([.A1000];10)" office:value-type="float" office:value="-0.311764436255142" calcext:value-type="float">
            <text:p>-0.3117644363</text:p>
          </table:table-cell>
          <table:table-cell table:formula="of:=ABS([.C1000]-[.B1000])" office:value-type="float" office:value="0.00122356374485777" calcext:value-type="float">
            <text:p>0.0012235637</text:p>
          </table:table-cell>
        </table:table-row>
        <table:table-row table:style-name="ro1">
          <table:table-cell office:value-type="float" office:value="0.488281" calcext:value-type="float">
            <text:p>0.488281</text:p>
          </table:table-cell>
          <table:table-cell office:value-type="float" office:value="-0.3125" calcext:value-type="float">
            <text:p>-0.3125</text:p>
          </table:table-cell>
          <table:table-cell table:formula="of:=LOG([.A1001];10)" office:value-type="float" office:value="-0.311330174662625" calcext:value-type="float">
            <text:p>-0.3113301747</text:p>
          </table:table-cell>
          <table:table-cell table:formula="of:=ABS([.C1001]-[.B1001])" office:value-type="float" office:value="0.0011698253373752" calcext:value-type="float">
            <text:p>0.0011698253</text:p>
          </table:table-cell>
        </table:table-row>
        <table:table-row table:style-name="ro1">
          <table:table-cell office:value-type="float" office:value="0.48877" calcext:value-type="float">
            <text:p>0.48877</text:p>
          </table:table-cell>
          <table:table-cell office:value-type="float" office:value="-0.312012" calcext:value-type="float">
            <text:p>-0.312012</text:p>
          </table:table-cell>
          <table:table-cell table:formula="of:=LOG([.A1002];10)" office:value-type="float" office:value="-0.310895458318478" calcext:value-type="float">
            <text:p>-0.3108954583</text:p>
          </table:table-cell>
          <table:table-cell table:formula="of:=ABS([.C1002]-[.B1002])" office:value-type="float" office:value="0.00111654168152225" calcext:value-type="float">
            <text:p>0.0011165417</text:p>
          </table:table-cell>
        </table:table-row>
        <table:table-row table:style-name="ro1">
          <table:table-cell office:value-type="float" office:value="0.489258" calcext:value-type="float">
            <text:p>0.489258</text:p>
          </table:table-cell>
          <table:table-cell office:value-type="float" office:value="-0.311523" calcext:value-type="float">
            <text:p>-0.311523</text:p>
          </table:table-cell>
          <table:table-cell table:formula="of:=LOG([.A1003];10)" office:value-type="float" office:value="-0.310462064336389" calcext:value-type="float">
            <text:p>-0.3104620643</text:p>
          </table:table-cell>
          <table:table-cell table:formula="of:=ABS([.C1003]-[.B1003])" office:value-type="float" office:value="0.00106093566361049" calcext:value-type="float">
            <text:p>0.0010609357</text:p>
          </table:table-cell>
        </table:table-row>
        <table:table-row table:style-name="ro1">
          <table:table-cell office:value-type="float" office:value="0.489746" calcext:value-type="float">
            <text:p>0.489746</text:p>
          </table:table-cell>
          <table:table-cell office:value-type="float" office:value="-0.311035" calcext:value-type="float">
            <text:p>-0.311035</text:p>
          </table:table-cell>
          <table:table-cell table:formula="of:=LOG([.A1004];10)" office:value-type="float" office:value="-0.310029102418518" calcext:value-type="float">
            <text:p>-0.3100291024</text:p>
          </table:table-cell>
          <table:table-cell table:formula="of:=ABS([.C1004]-[.B1004])" office:value-type="float" office:value="0.0010058975814819" calcext:value-type="float">
            <text:p>0.0010058976</text:p>
          </table:table-cell>
        </table:table-row>
        <table:table-row table:style-name="ro1">
          <table:table-cell office:value-type="float" office:value="0.490234" calcext:value-type="float">
            <text:p>0.490234</text:p>
          </table:table-cell>
          <table:table-cell office:value-type="float" office:value="-0.310547" calcext:value-type="float">
            <text:p>-0.310547</text:p>
          </table:table-cell>
          <table:table-cell table:formula="of:=LOG([.A1005];10)" office:value-type="float" office:value="-0.309596571704244" calcext:value-type="float">
            <text:p>-0.3095965717</text:p>
          </table:table-cell>
          <table:table-cell table:formula="of:=ABS([.C1005]-[.B1005])" office:value-type="float" office:value="0.000950428295755534" calcext:value-type="float">
            <text:p>0.0009504283</text:p>
          </table:table-cell>
        </table:table-row>
        <table:table-row table:style-name="ro1">
          <table:table-cell office:value-type="float" office:value="0.490723" calcext:value-type="float">
            <text:p>0.490723</text:p>
          </table:table-cell>
          <table:table-cell office:value-type="float" office:value="-0.310059" calcext:value-type="float">
            <text:p>-0.310059</text:p>
          </table:table-cell>
          <table:table-cell table:formula="of:=LOG([.A1006];10)" office:value-type="float" office:value="-0.309163586325188" calcext:value-type="float">
            <text:p>-0.3091635863</text:p>
          </table:table-cell>
          <table:table-cell table:formula="of:=ABS([.C1006]-[.B1006])" office:value-type="float" office:value="0.000895413674812162" calcext:value-type="float">
            <text:p>0.0008954137</text:p>
          </table:table-cell>
        </table:table-row>
        <table:table-row table:style-name="ro1">
          <table:table-cell office:value-type="float" office:value="0.491211" calcext:value-type="float">
            <text:p>0.491211</text:p>
          </table:table-cell>
          <table:table-cell office:value-type="float" office:value="-0.30957" calcext:value-type="float">
            <text:p>-0.30957</text:p>
          </table:table-cell>
          <table:table-cell table:formula="of:=LOG([.A1007];10)" office:value-type="float" office:value="-0.308731916325743" calcext:value-type="float">
            <text:p>-0.3087319163</text:p>
          </table:table-cell>
          <table:table-cell table:formula="of:=ABS([.C1007]-[.B1007])" office:value-type="float" office:value="0.000838083674256751" calcext:value-type="float">
            <text:p>0.0008380837</text:p>
          </table:table-cell>
        </table:table-row>
        <table:table-row table:style-name="ro1">
          <table:table-cell office:value-type="float" office:value="0.491699" calcext:value-type="float">
            <text:p>0.491699</text:p>
          </table:table-cell>
          <table:table-cell office:value-type="float" office:value="-0.309082" calcext:value-type="float">
            <text:p>-0.309082</text:p>
          </table:table-cell>
          <table:table-cell table:formula="of:=LOG([.A1008];10)" office:value-type="float" office:value="-0.308300674961666" calcext:value-type="float">
            <text:p>-0.308300675</text:p>
          </table:table-cell>
          <table:table-cell table:formula="of:=ABS([.C1008]-[.B1008])" office:value-type="float" office:value="0.000781325038334113" calcext:value-type="float">
            <text:p>0.000781325</text:p>
          </table:table-cell>
        </table:table-row>
        <table:table-row table:style-name="ro1">
          <table:table-cell office:value-type="float" office:value="0.492188" calcext:value-type="float">
            <text:p>0.492188</text:p>
          </table:table-cell>
          <table:table-cell office:value-type="float" office:value="-0.308594" calcext:value-type="float">
            <text:p>-0.308594</text:p>
          </table:table-cell>
          <table:table-cell table:formula="of:=LOG([.A1009];10)" office:value-type="float" office:value="-0.307868979006466" calcext:value-type="float">
            <text:p>-0.307868979</text:p>
          </table:table-cell>
          <table:table-cell table:formula="of:=ABS([.C1009]-[.B1009])" office:value-type="float" office:value="0.000725020993534331" calcext:value-type="float">
            <text:p>0.000725021</text:p>
          </table:table-cell>
        </table:table-row>
        <table:table-row table:style-name="ro1">
          <table:table-cell office:value-type="float" office:value="0.492676" calcext:value-type="float">
            <text:p>0.492676</text:p>
          </table:table-cell>
          <table:table-cell office:value-type="float" office:value="-0.308105" calcext:value-type="float">
            <text:p>-0.308105</text:p>
          </table:table-cell>
          <table:table-cell table:formula="of:=LOG([.A1010];10)" office:value-type="float" office:value="-0.307438593238454" calcext:value-type="float">
            <text:p>-0.3074385932</text:p>
          </table:table-cell>
          <table:table-cell table:formula="of:=ABS([.C1010]-[.B1010])" office:value-type="float" office:value="0.000666406761546168" calcext:value-type="float">
            <text:p>0.0006664068</text:p>
          </table:table-cell>
        </table:table-row>
        <table:table-row table:style-name="ro1">
          <table:table-cell office:value-type="float" office:value="0.493164" calcext:value-type="float">
            <text:p>0.493164</text:p>
          </table:table-cell>
          <table:table-cell office:value-type="float" office:value="-0.307617" calcext:value-type="float">
            <text:p>-0.307617</text:p>
          </table:table-cell>
          <table:table-cell table:formula="of:=LOG([.A1011];10)" office:value-type="float" office:value="-0.307008633560455" calcext:value-type="float">
            <text:p>-0.3070086336</text:p>
          </table:table-cell>
          <table:table-cell table:formula="of:=ABS([.C1011]-[.B1011])" office:value-type="float" office:value="0.00060836643954526" calcext:value-type="float">
            <text:p>0.0006083664</text:p>
          </table:table-cell>
        </table:table-row>
        <table:table-row table:style-name="ro1">
          <table:table-cell office:value-type="float" office:value="0.493652" calcext:value-type="float">
            <text:p>0.493652</text:p>
          </table:table-cell>
          <table:table-cell office:value-type="float" office:value="-0.307129" calcext:value-type="float">
            <text:p>-0.307129</text:p>
          </table:table-cell>
          <table:table-cell table:formula="of:=LOG([.A1012];10)" office:value-type="float" office:value="-0.306579099129629" calcext:value-type="float">
            <text:p>-0.3065790991</text:p>
          </table:table-cell>
          <table:table-cell table:formula="of:=ABS([.C1012]-[.B1012])" office:value-type="float" office:value="0.000549900870371434" calcext:value-type="float">
            <text:p>0.0005499009</text:p>
          </table:table-cell>
        </table:table-row>
        <table:table-row table:style-name="ro1">
          <table:table-cell office:value-type="float" office:value="0.494141" calcext:value-type="float">
            <text:p>0.494141</text:p>
          </table:table-cell>
          <table:table-cell office:value-type="float" office:value="-0.306641" calcext:value-type="float">
            <text:p>-0.306641</text:p>
          </table:table-cell>
          <table:table-cell table:formula="of:=LOG([.A1013];10)" office:value-type="float" office:value="-0.306149110216974" calcext:value-type="float">
            <text:p>-0.3061491102</text:p>
          </table:table-cell>
          <table:table-cell table:formula="of:=ABS([.C1013]-[.B1013])" office:value-type="float" office:value="0.000491889783026278" calcext:value-type="float">
            <text:p>0.0004918898</text:p>
          </table:table-cell>
        </table:table-row>
        <table:table-row table:style-name="ro1">
          <table:table-cell office:value-type="float" office:value="0.494629" calcext:value-type="float">
            <text:p>0.494629</text:p>
          </table:table-cell>
          <table:table-cell office:value-type="float" office:value="-0.306152" calcext:value-type="float">
            <text:p>-0.306152</text:p>
          </table:table-cell>
          <table:table-cell table:formula="of:=LOG([.A1014];10)" office:value-type="float" office:value="-0.305720424629068" calcext:value-type="float">
            <text:p>-0.3057204246</text:p>
          </table:table-cell>
          <table:table-cell table:formula="of:=ABS([.C1014]-[.B1014])" office:value-type="float" office:value="0.000431575370932136" calcext:value-type="float">
            <text:p>0.0004315754</text:p>
          </table:table-cell>
        </table:table-row>
        <table:table-row table:style-name="ro1">
          <table:table-cell office:value-type="float" office:value="0.495117" calcext:value-type="float">
            <text:p>0.495117</text:p>
          </table:table-cell>
          <table:table-cell office:value-type="float" office:value="-0.305664" calcext:value-type="float">
            <text:p>-0.305664</text:p>
          </table:table-cell>
          <table:table-cell table:formula="of:=LOG([.A1015];10)" office:value-type="float" office:value="-0.305292161773056" calcext:value-type="float">
            <text:p>-0.3052921618</text:p>
          </table:table-cell>
          <table:table-cell table:formula="of:=ABS([.C1015]-[.B1015])" office:value-type="float" office:value="0.000371838226943533" calcext:value-type="float">
            <text:p>0.0003718382</text:p>
          </table:table-cell>
        </table:table-row>
        <table:table-row table:style-name="ro1">
          <table:table-cell office:value-type="float" office:value="0.495605" calcext:value-type="float">
            <text:p>0.495605</text:p>
          </table:table-cell>
          <table:table-cell office:value-type="float" office:value="-0.305176" calcext:value-type="float">
            <text:p>-0.305176</text:p>
          </table:table-cell>
          <table:table-cell table:formula="of:=LOG([.A1016];10)" office:value-type="float" office:value="-0.304864320816039" calcext:value-type="float">
            <text:p>-0.3048643208</text:p>
          </table:table-cell>
          <table:table-cell table:formula="of:=ABS([.C1016]-[.B1016])" office:value-type="float" office:value="0.000311679183960911" calcext:value-type="float">
            <text:p>0.0003116792</text:p>
          </table:table-cell>
        </table:table-row>
        <table:table-row table:style-name="ro1">
          <table:table-cell office:value-type="float" office:value="0.496094" calcext:value-type="float">
            <text:p>0.496094</text:p>
          </table:table-cell>
          <table:table-cell office:value-type="float" office:value="-0.304688" calcext:value-type="float">
            <text:p>-0.304688</text:p>
          </table:table-cell>
          <table:table-cell table:formula="of:=LOG([.A1017];10)" office:value-type="float" office:value="-0.304436025498886" calcext:value-type="float">
            <text:p>-0.3044360255</text:p>
          </table:table-cell>
          <table:table-cell table:formula="of:=ABS([.C1017]-[.B1017])" office:value-type="float" office:value="0.000251974501113861" calcext:value-type="float">
            <text:p>0.0002519745</text:p>
          </table:table-cell>
        </table:table-row>
        <table:table-row table:style-name="ro1">
          <table:table-cell office:value-type="float" office:value="0.496582" calcext:value-type="float">
            <text:p>0.496582</text:p>
          </table:table-cell>
          <table:table-cell office:value-type="float" office:value="-0.304199" calcext:value-type="float">
            <text:p>-0.304199</text:p>
          </table:table-cell>
          <table:table-cell table:formula="of:=LOG([.A1018];10)" office:value-type="float" office:value="-0.304009026711282" calcext:value-type="float">
            <text:p>-0.3040090267</text:p>
          </table:table-cell>
          <table:table-cell table:formula="of:=ABS([.C1018]-[.B1018])" office:value-type="float" office:value="0.000189973288717726" calcext:value-type="float">
            <text:p>0.0001899733</text:p>
          </table:table-cell>
        </table:table-row>
        <table:table-row table:style-name="ro1">
          <table:table-cell office:value-type="float" office:value="0.49707" calcext:value-type="float">
            <text:p>0.49707</text:p>
          </table:table-cell>
          <table:table-cell office:value-type="float" office:value="-0.303711" calcext:value-type="float">
            <text:p>-0.303711</text:p>
          </table:table-cell>
          <table:table-cell table:formula="of:=LOG([.A1019];10)" office:value-type="float" office:value="-0.303582447336998" calcext:value-type="float">
            <text:p>-0.3035824473</text:p>
          </table:table-cell>
          <table:table-cell table:formula="of:=ABS([.C1019]-[.B1019])" office:value-type="float" office:value="0.000128552663002102" calcext:value-type="float">
            <text:p>0.0001285527</text:p>
          </table:table-cell>
        </table:table-row>
        <table:table-row table:style-name="ro1">
          <table:table-cell office:value-type="float" office:value="0.497559" calcext:value-type="float">
            <text:p>0.497559</text:p>
          </table:table-cell>
          <table:table-cell office:value-type="float" office:value="-0.303223" calcext:value-type="float">
            <text:p>-0.303223</text:p>
          </table:table-cell>
          <table:table-cell table:formula="of:=LOG([.A1020];10)" office:value-type="float" office:value="-0.303155413701821" calcext:value-type="float">
            <text:p>-0.3031554137</text:p>
          </table:table-cell>
          <table:table-cell table:formula="of:=ABS([.C1020]-[.B1020])" office:value-type="float" office:value="0.0000675862981792674" calcext:value-type="float">
            <text:p>6.75862981792674E-005</text:p>
          </table:table-cell>
        </table:table-row>
        <table:table-row table:style-name="ro1">
          <table:table-cell office:value-type="float" office:value="0.498047" calcext:value-type="float">
            <text:p>0.498047</text:p>
          </table:table-cell>
          <table:table-cell office:value-type="float" office:value="-0.302734" calcext:value-type="float">
            <text:p>-0.302734</text:p>
          </table:table-cell>
          <table:table-cell table:formula="of:=LOG([.A1021];10)" office:value-type="float" office:value="-0.30272967154249" calcext:value-type="float">
            <text:p>-0.3027296715</text:p>
          </table:table-cell>
          <table:table-cell table:formula="of:=ABS([.C1021]-[.B1021])" office:value-type="float" office:value="0.00000432845751008326" calcext:value-type="float">
            <text:p>4.32845751008326E-006</text:p>
          </table:table-cell>
        </table:table-row>
        <table:table-row table:style-name="ro1">
          <table:table-cell office:value-type="float" office:value="0.498535" calcext:value-type="float">
            <text:p>0.498535</text:p>
          </table:table-cell>
          <table:table-cell office:value-type="float" office:value="-0.302246" calcext:value-type="float">
            <text:p>-0.302246</text:p>
          </table:table-cell>
          <table:table-cell table:formula="of:=LOG([.A1022];10)" office:value-type="float" office:value="-0.302304346332707" calcext:value-type="float">
            <text:p>-0.3023043463</text:p>
          </table:table-cell>
          <table:table-cell table:formula="of:=ABS([.C1022]-[.B1022])" office:value-type="float" office:value="0.0000583463327066824" calcext:value-type="float">
            <text:p>5.83463327066824E-005</text:p>
          </table:table-cell>
        </table:table-row>
        <table:table-row table:style-name="ro1">
          <table:table-cell office:value-type="float" office:value="0.499023" calcext:value-type="float">
            <text:p>0.499023</text:p>
          </table:table-cell>
          <table:table-cell office:value-type="float" office:value="-0.301758" calcext:value-type="float">
            <text:p>-0.301758</text:p>
          </table:table-cell>
          <table:table-cell table:formula="of:=LOG([.A1023];10)" office:value-type="float" office:value="-0.301879437256593" calcext:value-type="float">
            <text:p>-0.3018794373</text:p>
          </table:table-cell>
          <table:table-cell table:formula="of:=ABS([.C1023]-[.B1023])" office:value-type="float" office:value="0.000121437256592749" calcext:value-type="float">
            <text:p>0.0001214373</text:p>
          </table:table-cell>
        </table:table-row>
        <table:table-row table:style-name="ro1">
          <table:table-cell office:value-type="float" office:value="0.499512" calcext:value-type="float">
            <text:p>0.499512</text:p>
          </table:table-cell>
          <table:table-cell office:value-type="float" office:value="-0.30127" calcext:value-type="float">
            <text:p>-0.30127</text:p>
          </table:table-cell>
          <table:table-cell table:formula="of:=LOG([.A1024];10)" office:value-type="float" office:value="-0.301454074062257" calcext:value-type="float">
            <text:p>-0.3014540741</text:p>
          </table:table-cell>
          <table:table-cell table:formula="of:=ABS([.C1024]-[.B1024])" office:value-type="float" office:value="0.000184074062257455" calcext:value-type="float">
            <text:p>0.000184074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300781" calcext:value-type="float">
            <text:p>-0.300781</text:p>
          </table:table-cell>
          <table:table-cell table:formula="of:=LOG([.A1025];10)" office:value-type="float" office:value="-0.301029995663981" calcext:value-type="float">
            <text:p>-0.3010299957</text:p>
          </table:table-cell>
          <table:table-cell table:formula="of:=ABS([.C1025]-[.B1025])" office:value-type="float" office:value="0.000248995663981177" calcext:value-type="float">
            <text:p>0.0002489957</text:p>
          </table:table-cell>
        </table:table-row>
        <table:table-row table:style-name="ro1">
          <table:table-cell office:value-type="float" office:value="0.500488" calcext:value-type="float">
            <text:p>0.500488</text:p>
          </table:table-cell>
          <table:table-cell office:value-type="float" office:value="-0.300293" calcext:value-type="float">
            <text:p>-0.300293</text:p>
          </table:table-cell>
          <table:table-cell table:formula="of:=LOG([.A1026];10)" office:value-type="float" office:value="-0.300606330964402" calcext:value-type="float">
            <text:p>-0.300606331</text:p>
          </table:table-cell>
          <table:table-cell table:formula="of:=ABS([.C1026]-[.B1026])" office:value-type="float" office:value="0.000313330964402392" calcext:value-type="float">
            <text:p>0.000313331</text:p>
          </table:table-cell>
        </table:table-row>
        <table:table-row table:style-name="ro1">
          <table:table-cell office:value-type="float" office:value="0.500977" calcext:value-type="float">
            <text:p>0.500977</text:p>
          </table:table-cell>
          <table:table-cell office:value-type="float" office:value="-0.300293" calcext:value-type="float">
            <text:p>-0.300293</text:p>
          </table:table-cell>
          <table:table-cell table:formula="of:=LOG([.A1027];10)" office:value-type="float" office:value="-0.300182212261245" calcext:value-type="float">
            <text:p>-0.3001822123</text:p>
          </table:table-cell>
          <table:table-cell table:formula="of:=ABS([.C1027]-[.B1027])" office:value-type="float" office:value="0.00011078773875467" calcext:value-type="float">
            <text:p>0.0001107877</text:p>
          </table:table-cell>
        </table:table-row>
        <table:table-row table:style-name="ro1">
          <table:table-cell office:value-type="float" office:value="0.501465" calcext:value-type="float">
            <text:p>0.501465</text:p>
          </table:table-cell>
          <table:table-cell office:value-type="float" office:value="-0.299805" calcext:value-type="float">
            <text:p>-0.299805</text:p>
          </table:table-cell>
          <table:table-cell table:formula="of:=LOG([.A1028];10)" office:value-type="float" office:value="-0.299759373385957" calcext:value-type="float">
            <text:p>-0.2997593734</text:p>
          </table:table-cell>
          <table:table-cell table:formula="of:=ABS([.C1028]-[.B1028])" office:value-type="float" office:value="0.0000456266140425043" calcext:value-type="float">
            <text:p>4.56266140425043E-005</text:p>
          </table:table-cell>
        </table:table-row>
        <table:table-row table:style-name="ro1">
          <table:table-cell office:value-type="float" office:value="0.501953" calcext:value-type="float">
            <text:p>0.501953</text:p>
          </table:table-cell>
          <table:table-cell office:value-type="float" office:value="-0.299316" calcext:value-type="float">
            <text:p>-0.299316</text:p>
          </table:table-cell>
          <table:table-cell table:formula="of:=LOG([.A1029];10)" office:value-type="float" office:value="-0.299336945795705" calcext:value-type="float">
            <text:p>-0.2993369458</text:p>
          </table:table-cell>
          <table:table-cell table:formula="of:=ABS([.C1029]-[.B1029])" office:value-type="float" office:value="0.0000209457957047188" calcext:value-type="float">
            <text:p>2.09457957047188E-005</text:p>
          </table:table-cell>
        </table:table-row>
        <table:table-row table:style-name="ro1">
          <table:table-cell office:value-type="float" office:value="0.502441" calcext:value-type="float">
            <text:p>0.502441</text:p>
          </table:table-cell>
          <table:table-cell office:value-type="float" office:value="-0.298828" calcext:value-type="float">
            <text:p>-0.298828</text:p>
          </table:table-cell>
          <table:table-cell table:formula="of:=LOG([.A1030];10)" office:value-type="float" office:value="-0.298914928691171" calcext:value-type="float">
            <text:p>-0.2989149287</text:p>
          </table:table-cell>
          <table:table-cell table:formula="of:=ABS([.C1030]-[.B1030])" office:value-type="float" office:value="0.0000869286911707179" calcext:value-type="float">
            <text:p>8.69286911707179E-005</text:p>
          </table:table-cell>
        </table:table-row>
        <table:table-row table:style-name="ro1">
          <table:table-cell office:value-type="float" office:value="0.50293" calcext:value-type="float">
            <text:p>0.50293</text:p>
          </table:table-cell>
          <table:table-cell office:value-type="float" office:value="-0.298828" calcext:value-type="float">
            <text:p>-0.298828</text:p>
          </table:table-cell>
          <table:table-cell table:formula="of:=LOG([.A1031];10)" office:value-type="float" office:value="-0.298492457745823" calcext:value-type="float">
            <text:p>-0.2984924577</text:p>
          </table:table-cell>
          <table:table-cell table:formula="of:=ABS([.C1031]-[.B1031])" office:value-type="float" office:value="0.000335542254177201" calcext:value-type="float">
            <text:p>0.0003355423</text:p>
          </table:table-cell>
        </table:table-row>
        <table:table-row table:style-name="ro1">
          <table:table-cell office:value-type="float" office:value="0.503418" calcext:value-type="float">
            <text:p>0.503418</text:p>
          </table:table-cell>
          <table:table-cell office:value-type="float" office:value="-0.29834" calcext:value-type="float">
            <text:p>-0.29834</text:p>
          </table:table-cell>
          <table:table-cell table:formula="of:=LOG([.A1032];10)" office:value-type="float" office:value="-0.298071260061163" calcext:value-type="float">
            <text:p>-0.2980712601</text:p>
          </table:table-cell>
          <table:table-cell table:formula="of:=ABS([.C1032]-[.B1032])" office:value-type="float" office:value="0.00026873993883697" calcext:value-type="float">
            <text:p>0.0002687399</text:p>
          </table:table-cell>
        </table:table-row>
        <table:table-row table:style-name="ro1">
          <table:table-cell office:value-type="float" office:value="0.503906" calcext:value-type="float">
            <text:p>0.503906</text:p>
          </table:table-cell>
          <table:table-cell office:value-type="float" office:value="-0.297852" calcext:value-type="float">
            <text:p>-0.297852</text:p>
          </table:table-cell>
          <table:table-cell table:formula="of:=LOG([.A1033];10)" office:value-type="float" office:value="-0.297650470476583" calcext:value-type="float">
            <text:p>-0.2976504705</text:p>
          </table:table-cell>
          <table:table-cell table:formula="of:=ABS([.C1033]-[.B1033])" office:value-type="float" office:value="0.000201529523416955" calcext:value-type="float">
            <text:p>0.0002015295</text:p>
          </table:table-cell>
        </table:table-row>
        <table:table-row table:style-name="ro1">
          <table:table-cell office:value-type="float" office:value="0.504395" calcext:value-type="float">
            <text:p>0.504395</text:p>
          </table:table-cell>
          <table:table-cell office:value-type="float" office:value="-0.297852" calcext:value-type="float">
            <text:p>-0.297852</text:p>
          </table:table-cell>
          <table:table-cell table:formula="of:=LOG([.A1034];10)" office:value-type="float" office:value="-0.297229227180582" calcext:value-type="float">
            <text:p>-0.2972292272</text:p>
          </table:table-cell>
          <table:table-cell table:formula="of:=ABS([.C1034]-[.B1034])" office:value-type="float" office:value="0.000622772819417805" calcext:value-type="float">
            <text:p>0.0006227728</text:p>
          </table:table-cell>
        </table:table-row>
        <table:table-row table:style-name="ro1">
          <table:table-cell office:value-type="float" office:value="0.504883" calcext:value-type="float">
            <text:p>0.504883</text:p>
          </table:table-cell>
          <table:table-cell office:value-type="float" office:value="-0.297363" calcext:value-type="float">
            <text:p>-0.297363</text:p>
          </table:table-cell>
          <table:table-cell table:formula="of:=LOG([.A1035];10)" office:value-type="float" office:value="-0.296809252260521" calcext:value-type="float">
            <text:p>-0.2968092523</text:p>
          </table:table-cell>
          <table:table-cell table:formula="of:=ABS([.C1035]-[.B1035])" office:value-type="float" office:value="0.000553747739478749" calcext:value-type="float">
            <text:p>0.0005537477</text:p>
          </table:table-cell>
        </table:table-row>
        <table:table-row table:style-name="ro1">
          <table:table-cell office:value-type="float" office:value="0.505371" calcext:value-type="float">
            <text:p>0.505371</text:p>
          </table:table-cell>
          <table:table-cell office:value-type="float" office:value="-0.296875" calcext:value-type="float">
            <text:p>-0.296875</text:p>
          </table:table-cell>
          <table:table-cell table:formula="of:=LOG([.A1036];10)" office:value-type="float" office:value="-0.296389683075637" calcext:value-type="float">
            <text:p>-0.2963896831</text:p>
          </table:table-cell>
          <table:table-cell table:formula="of:=ABS([.C1036]-[.B1036])" office:value-type="float" office:value="0.000485316924362544" calcext:value-type="float">
            <text:p>0.0004853169</text:p>
          </table:table-cell>
        </table:table-row>
        <table:table-row table:style-name="ro1">
          <table:table-cell office:value-type="float" office:value="0.505859" calcext:value-type="float">
            <text:p>0.505859</text:p>
          </table:table-cell>
          <table:table-cell office:value-type="float" office:value="-0.296875" calcext:value-type="float">
            <text:p>-0.296875</text:p>
          </table:table-cell>
          <table:table-cell table:formula="of:=LOG([.A1037];10)" office:value-type="float" office:value="-0.295970518842731" calcext:value-type="float">
            <text:p>-0.2959705188</text:p>
          </table:table-cell>
          <table:table-cell table:formula="of:=ABS([.C1037]-[.B1037])" office:value-type="float" office:value="0.000904481157268822" calcext:value-type="float">
            <text:p>0.0009044812</text:p>
          </table:table-cell>
        </table:table-row>
        <table:table-row table:style-name="ro1">
          <table:table-cell office:value-type="float" office:value="0.506348" calcext:value-type="float">
            <text:p>0.506348</text:p>
          </table:table-cell>
          <table:table-cell office:value-type="float" office:value="-0.296387" calcext:value-type="float">
            <text:p>-0.296387</text:p>
          </table:table-cell>
          <table:table-cell table:formula="of:=LOG([.A1038];10)" office:value-type="float" office:value="-0.295550901080411" calcext:value-type="float">
            <text:p>-0.2955509011</text:p>
          </table:table-cell>
          <table:table-cell table:formula="of:=ABS([.C1038]-[.B1038])" office:value-type="float" office:value="0.000836098919588746" calcext:value-type="float">
            <text:p>0.0008360989</text:p>
          </table:table-cell>
        </table:table-row>
        <table:table-row table:style-name="ro1">
          <table:table-cell office:value-type="float" office:value="0.506836" calcext:value-type="float">
            <text:p>0.506836</text:p>
          </table:table-cell>
          <table:table-cell office:value-type="float" office:value="-0.295898" calcext:value-type="float">
            <text:p>-0.295898</text:p>
          </table:table-cell>
          <table:table-cell table:formula="of:=LOG([.A1039];10)" office:value-type="float" office:value="-0.295132545236739" calcext:value-type="float">
            <text:p>-0.2951325452</text:p>
          </table:table-cell>
          <table:table-cell table:formula="of:=ABS([.C1039]-[.B1039])" office:value-type="float" office:value="0.000765454763260787" calcext:value-type="float">
            <text:p>0.0007654548</text:p>
          </table:table-cell>
        </table:table-row>
        <table:table-row table:style-name="ro1">
          <table:table-cell office:value-type="float" office:value="0.507324" calcext:value-type="float">
            <text:p>0.507324</text:p>
          </table:table-cell>
          <table:table-cell office:value-type="float" office:value="-0.29541" calcext:value-type="float">
            <text:p>-0.29541</text:p>
          </table:table-cell>
          <table:table-cell table:formula="of:=LOG([.A1040];10)" office:value-type="float" office:value="-0.294714592007414" calcext:value-type="float">
            <text:p>-0.294714592</text:p>
          </table:table-cell>
          <table:table-cell table:formula="of:=ABS([.C1040]-[.B1040])" office:value-type="float" office:value="0.000695407992585606" calcext:value-type="float">
            <text:p>0.000695408</text:p>
          </table:table-cell>
        </table:table-row>
        <table:table-row table:style-name="ro1">
          <table:table-cell office:value-type="float" office:value="0.507812" calcext:value-type="float">
            <text:p>0.507812</text:p>
          </table:table-cell>
          <table:table-cell office:value-type="float" office:value="-0.29541" calcext:value-type="float">
            <text:p>-0.29541</text:p>
          </table:table-cell>
          <table:table-cell table:formula="of:=LOG([.A1041];10)" office:value-type="float" office:value="-0.294297040618252" calcext:value-type="float">
            <text:p>-0.2942970406</text:p>
          </table:table-cell>
          <table:table-cell table:formula="of:=ABS([.C1041]-[.B1041])" office:value-type="float" office:value="0.00111295938174838" calcext:value-type="float">
            <text:p>0.0011129594</text:p>
          </table:table-cell>
        </table:table-row>
        <table:table-row table:style-name="ro1">
          <table:table-cell office:value-type="float" office:value="0.508301" calcext:value-type="float">
            <text:p>0.508301</text:p>
          </table:table-cell>
          <table:table-cell office:value-type="float" office:value="-0.294922" calcext:value-type="float">
            <text:p>-0.294922</text:p>
          </table:table-cell>
          <table:table-cell table:formula="of:=LOG([.A1042];10)" office:value-type="float" office:value="-0.29387903589231" calcext:value-type="float">
            <text:p>-0.2938790359</text:p>
          </table:table-cell>
          <table:table-cell table:formula="of:=ABS([.C1042]-[.B1042])" office:value-type="float" office:value="0.00104296410769023" calcext:value-type="float">
            <text:p>0.0010429641</text:p>
          </table:table-cell>
        </table:table-row>
        <table:table-row table:style-name="ro1">
          <table:table-cell office:value-type="float" office:value="0.508789" calcext:value-type="float">
            <text:p>0.508789</text:p>
          </table:table-cell>
          <table:table-cell office:value-type="float" office:value="-0.294434" calcext:value-type="float">
            <text:p>-0.294434</text:p>
          </table:table-cell>
          <table:table-cell table:formula="of:=LOG([.A1043];10)" office:value-type="float" office:value="-0.293462286689325" calcext:value-type="float">
            <text:p>-0.2934622867</text:p>
          </table:table-cell>
          <table:table-cell table:formula="of:=ABS([.C1043]-[.B1043])" office:value-type="float" office:value="0.000971713310674971" calcext:value-type="float">
            <text:p>0.0009717133</text:p>
          </table:table-cell>
        </table:table-row>
        <table:table-row table:style-name="ro1">
          <table:table-cell office:value-type="float" office:value="0.509277" calcext:value-type="float">
            <text:p>0.509277</text:p>
          </table:table-cell>
          <table:table-cell office:value-type="float" office:value="-0.294434" calcext:value-type="float">
            <text:p>-0.294434</text:p>
          </table:table-cell>
          <table:table-cell table:formula="of:=LOG([.A1044];10)" office:value-type="float" office:value="-0.293045937015727" calcext:value-type="float">
            <text:p>-0.293045937</text:p>
          </table:table-cell>
          <table:table-cell table:formula="of:=ABS([.C1044]-[.B1044])" office:value-type="float" office:value="0.00138806298427324" calcext:value-type="float">
            <text:p>0.001388063</text:p>
          </table:table-cell>
        </table:table-row>
        <table:table-row table:style-name="ro1">
          <table:table-cell office:value-type="float" office:value="0.509766" calcext:value-type="float">
            <text:p>0.509766</text:p>
          </table:table-cell>
          <table:table-cell office:value-type="float" office:value="-0.293945" calcext:value-type="float">
            <text:p>-0.293945</text:p>
          </table:table-cell>
          <table:table-cell table:formula="of:=LOG([.A1045];10)" office:value-type="float" office:value="-0.292629134156669" calcext:value-type="float">
            <text:p>-0.2926291342</text:p>
          </table:table-cell>
          <table:table-cell table:formula="of:=ABS([.C1045]-[.B1045])" office:value-type="float" office:value="0.00131586584333088" calcext:value-type="float">
            <text:p>0.0013158658</text:p>
          </table:table-cell>
        </table:table-row>
        <table:table-row table:style-name="ro1">
          <table:table-cell office:value-type="float" office:value="0.510254" calcext:value-type="float">
            <text:p>0.510254</text:p>
          </table:table-cell>
          <table:table-cell office:value-type="float" office:value="-0.293457" calcext:value-type="float">
            <text:p>-0.293457</text:p>
          </table:table-cell>
          <table:table-cell table:formula="of:=LOG([.A1046];10)" office:value-type="float" office:value="-0.292213582062909" calcext:value-type="float">
            <text:p>-0.2922135821</text:p>
          </table:table-cell>
          <table:table-cell table:formula="of:=ABS([.C1046]-[.B1046])" office:value-type="float" office:value="0.00124341793709104" calcext:value-type="float">
            <text:p>0.0012434179</text:p>
          </table:table-cell>
        </table:table-row>
        <table:table-row table:style-name="ro1">
          <table:table-cell office:value-type="float" office:value="0.510742" calcext:value-type="float">
            <text:p>0.510742</text:p>
          </table:table-cell>
          <table:table-cell office:value-type="float" office:value="-0.292969" calcext:value-type="float">
            <text:p>-0.292969</text:p>
          </table:table-cell>
          <table:table-cell table:formula="of:=LOG([.A1047];10)" office:value-type="float" office:value="-0.291798427207635" calcext:value-type="float">
            <text:p>-0.2917984272</text:p>
          </table:table-cell>
          <table:table-cell table:formula="of:=ABS([.C1047]-[.B1047])" office:value-type="float" office:value="0.00117057279236515" calcext:value-type="float">
            <text:p>0.0011705728</text:p>
          </table:table-cell>
        </table:table-row>
        <table:table-row table:style-name="ro1">
          <table:table-cell office:value-type="float" office:value="0.51123" calcext:value-type="float">
            <text:p>0.51123</text:p>
          </table:table-cell>
          <table:table-cell office:value-type="float" office:value="-0.292969" calcext:value-type="float">
            <text:p>-0.292969</text:p>
          </table:table-cell>
          <table:table-cell table:formula="of:=LOG([.A1048];10)" office:value-type="float" office:value="-0.291383668832108" calcext:value-type="float">
            <text:p>-0.2913836688</text:p>
          </table:table-cell>
          <table:table-cell table:formula="of:=ABS([.C1048]-[.B1048])" office:value-type="float" office:value="0.00158533116789189" calcext:value-type="float">
            <text:p>0.0015853312</text:p>
          </table:table-cell>
        </table:table-row>
        <table:table-row table:style-name="ro1">
          <table:table-cell office:value-type="float" office:value="0.511719" calcext:value-type="float">
            <text:p>0.511719</text:p>
          </table:table-cell>
          <table:table-cell office:value-type="float" office:value="-0.29248" calcext:value-type="float">
            <text:p>-0.29248</text:p>
          </table:table-cell>
          <table:table-cell table:formula="of:=LOG([.A1049];10)" office:value-type="float" office:value="-0.290968457481734" calcext:value-type="float">
            <text:p>-0.2909684575</text:p>
          </table:table-cell>
          <table:table-cell table:formula="of:=ABS([.C1049]-[.B1049])" office:value-type="float" office:value="0.00151154251826618" calcext:value-type="float">
            <text:p>0.0015115425</text:p>
          </table:table-cell>
        </table:table-row>
        <table:table-row table:style-name="ro1">
          <table:table-cell office:value-type="float" office:value="0.512207" calcext:value-type="float">
            <text:p>0.512207</text:p>
          </table:table-cell>
          <table:table-cell office:value-type="float" office:value="-0.291992" calcext:value-type="float">
            <text:p>-0.291992</text:p>
          </table:table-cell>
          <table:table-cell table:formula="of:=LOG([.A1050];10)" office:value-type="float" office:value="-0.290554490606754" calcext:value-type="float">
            <text:p>-0.2905544906</text:p>
          </table:table-cell>
          <table:table-cell table:formula="of:=ABS([.C1050]-[.B1050])" office:value-type="float" office:value="0.00143750939324638" calcext:value-type="float">
            <text:p>0.0014375094</text:p>
          </table:table-cell>
        </table:table-row>
        <table:table-row table:style-name="ro1">
          <table:table-cell office:value-type="float" office:value="0.512695" calcext:value-type="float">
            <text:p>0.512695</text:p>
          </table:table-cell>
          <table:table-cell office:value-type="float" office:value="-0.291992" calcext:value-type="float">
            <text:p>-0.291992</text:p>
          </table:table-cell>
          <table:table-cell table:formula="of:=LOG([.A1051];10)" office:value-type="float" office:value="-0.290140917946763" calcext:value-type="float">
            <text:p>-0.2901409179</text:p>
          </table:table-cell>
          <table:table-cell table:formula="of:=ABS([.C1051]-[.B1051])" office:value-type="float" office:value="0.0018510820532372" calcext:value-type="float">
            <text:p>0.0018510821</text:p>
          </table:table-cell>
        </table:table-row>
        <table:table-row table:style-name="ro1">
          <table:table-cell office:value-type="float" office:value="0.513184" calcext:value-type="float">
            <text:p>0.513184</text:p>
          </table:table-cell>
          <table:table-cell office:value-type="float" office:value="-0.291504" calcext:value-type="float">
            <text:p>-0.291504</text:p>
          </table:table-cell>
          <table:table-cell table:formula="of:=LOG([.A1052];10)" office:value-type="float" office:value="-0.28972689247644" calcext:value-type="float">
            <text:p>-0.2897268925</text:p>
          </table:table-cell>
          <table:table-cell table:formula="of:=ABS([.C1052]-[.B1052])" office:value-type="float" office:value="0.00177710752356031" calcext:value-type="float">
            <text:p>0.0017771075</text:p>
          </table:table-cell>
        </table:table-row>
        <table:table-row table:style-name="ro1">
          <table:table-cell office:value-type="float" office:value="0.513672" calcext:value-type="float">
            <text:p>0.513672</text:p>
          </table:table-cell>
          <table:table-cell office:value-type="float" office:value="-0.291016" calcext:value-type="float">
            <text:p>-0.291016</text:p>
          </table:table-cell>
          <table:table-cell table:formula="of:=LOG([.A1053];10)" office:value-type="float" office:value="-0.289314106802257" calcext:value-type="float">
            <text:p>-0.2893141068</text:p>
          </table:table-cell>
          <table:table-cell table:formula="of:=ABS([.C1053]-[.B1053])" office:value-type="float" office:value="0.00170189319774255" calcext:value-type="float">
            <text:p>0.0017018932</text:p>
          </table:table-cell>
        </table:table-row>
        <table:table-row table:style-name="ro1">
          <table:table-cell office:value-type="float" office:value="0.51416" calcext:value-type="float">
            <text:p>0.51416</text:p>
          </table:table-cell>
          <table:table-cell office:value-type="float" office:value="-0.291016" calcext:value-type="float">
            <text:p>-0.291016</text:p>
          </table:table-cell>
          <table:table-cell table:formula="of:=LOG([.A1054];10)" office:value-type="float" office:value="-0.288901713097656" calcext:value-type="float">
            <text:p>-0.2889017131</text:p>
          </table:table-cell>
          <table:table-cell table:formula="of:=ABS([.C1054]-[.B1054])" office:value-type="float" office:value="0.00211428690234366" calcext:value-type="float">
            <text:p>0.0021142869</text:p>
          </table:table-cell>
        </table:table-row>
        <table:table-row table:style-name="ro1">
          <table:table-cell office:value-type="float" office:value="0.514648" calcext:value-type="float">
            <text:p>0.514648</text:p>
          </table:table-cell>
          <table:table-cell office:value-type="float" office:value="-0.290527" calcext:value-type="float">
            <text:p>-0.290527</text:p>
          </table:table-cell>
          <table:table-cell table:formula="of:=LOG([.A1055];10)" office:value-type="float" office:value="-0.288489710618936" calcext:value-type="float">
            <text:p>-0.2884897106</text:p>
          </table:table-cell>
          <table:table-cell table:formula="of:=ABS([.C1055]-[.B1055])" office:value-type="float" office:value="0.00203728938106373" calcext:value-type="float">
            <text:p>0.0020372894</text:p>
          </table:table-cell>
        </table:table-row>
        <table:table-row table:style-name="ro1">
          <table:table-cell office:value-type="float" office:value="0.515137" calcext:value-type="float">
            <text:p>0.515137</text:p>
          </table:table-cell>
          <table:table-cell office:value-type="float" office:value="-0.290039" calcext:value-type="float">
            <text:p>-0.290039</text:p>
          </table:table-cell>
          <table:table-cell table:formula="of:=LOG([.A1056];10)" office:value-type="float" office:value="-0.288077255557709" calcext:value-type="float">
            <text:p>-0.2880772556</text:p>
          </table:table-cell>
          <table:table-cell table:formula="of:=ABS([.C1056]-[.B1056])" office:value-type="float" office:value="0.00196174444229108" calcext:value-type="float">
            <text:p>0.0019617444</text:p>
          </table:table-cell>
        </table:table-row>
        <table:table-row table:style-name="ro1">
          <table:table-cell office:value-type="float" office:value="0.515625" calcext:value-type="float">
            <text:p>0.515625</text:p>
          </table:table-cell>
          <table:table-cell office:value-type="float" office:value="-0.289551" calcext:value-type="float">
            <text:p>-0.289551</text:p>
          </table:table-cell>
          <table:table-cell table:formula="of:=LOG([.A1057];10)" office:value-type="float" office:value="-0.287666034106" calcext:value-type="float">
            <text:p>-0.2876660341</text:p>
          </table:table-cell>
          <table:table-cell table:formula="of:=ABS([.C1057]-[.B1057])" office:value-type="float" office:value="0.00188496589400033" calcext:value-type="float">
            <text:p>0.0018849659</text:p>
          </table:table-cell>
        </table:table-row>
        <table:table-row table:style-name="ro1">
          <table:table-cell office:value-type="float" office:value="0.516113" calcext:value-type="float">
            <text:p>0.516113</text:p>
          </table:table-cell>
          <table:table-cell office:value-type="float" office:value="-0.289551" calcext:value-type="float">
            <text:p>-0.289551</text:p>
          </table:table-cell>
          <table:table-cell table:formula="of:=LOG([.A1058];10)" office:value-type="float" office:value="-0.287255201660217" calcext:value-type="float">
            <text:p>-0.2872552017</text:p>
          </table:table-cell>
          <table:table-cell table:formula="of:=ABS([.C1058]-[.B1058])" office:value-type="float" office:value="0.00229579833978283" calcext:value-type="float">
            <text:p>0.0022957983</text:p>
          </table:table-cell>
        </table:table-row>
        <table:table-row table:style-name="ro1">
          <table:table-cell office:value-type="float" office:value="0.516602" calcext:value-type="float">
            <text:p>0.516602</text:p>
          </table:table-cell>
          <table:table-cell office:value-type="float" office:value="-0.289062" calcext:value-type="float">
            <text:p>-0.289062</text:p>
          </table:table-cell>
          <table:table-cell table:formula="of:=LOG([.A1059];10)" office:value-type="float" office:value="-0.286843916809077" calcext:value-type="float">
            <text:p>-0.2868439168</text:p>
          </table:table-cell>
          <table:table-cell table:formula="of:=ABS([.C1059]-[.B1059])" office:value-type="float" office:value="0.00221808319092298" calcext:value-type="float">
            <text:p>0.0022180832</text:p>
          </table:table-cell>
        </table:table-row>
        <table:table-row table:style-name="ro1">
          <table:table-cell office:value-type="float" office:value="0.51709" calcext:value-type="float">
            <text:p>0.51709</text:p>
          </table:table-cell>
          <table:table-cell office:value-type="float" office:value="-0.288574" calcext:value-type="float">
            <text:p>-0.288574</text:p>
          </table:table-cell>
          <table:table-cell table:formula="of:=LOG([.A1060];10)" office:value-type="float" office:value="-0.286433860964756" calcext:value-type="float">
            <text:p>-0.286433861</text:p>
          </table:table-cell>
          <table:table-cell table:formula="of:=ABS([.C1060]-[.B1060])" office:value-type="float" office:value="0.00214013903524357" calcext:value-type="float">
            <text:p>0.002140139</text:p>
          </table:table-cell>
        </table:table-row>
        <table:table-row table:style-name="ro1">
          <table:table-cell office:value-type="float" office:value="0.517578" calcext:value-type="float">
            <text:p>0.517578</text:p>
          </table:table-cell>
          <table:table-cell office:value-type="float" office:value="-0.288574" calcext:value-type="float">
            <text:p>-0.288574</text:p>
          </table:table-cell>
          <table:table-cell table:formula="of:=LOG([.A1061];10)" office:value-type="float" office:value="-0.28602419192525" calcext:value-type="float">
            <text:p>-0.2860241919</text:p>
          </table:table-cell>
          <table:table-cell table:formula="of:=ABS([.C1061]-[.B1061])" office:value-type="float" office:value="0.00254980807474992" calcext:value-type="float">
            <text:p>0.0025498081</text:p>
          </table:table-cell>
        </table:table-row>
        <table:table-row table:style-name="ro1">
          <table:table-cell office:value-type="float" office:value="0.518066" calcext:value-type="float">
            <text:p>0.518066</text:p>
          </table:table-cell>
          <table:table-cell office:value-type="float" office:value="-0.288086" calcext:value-type="float">
            <text:p>-0.288086</text:p>
          </table:table-cell>
          <table:table-cell table:formula="of:=LOG([.A1062];10)" office:value-type="float" office:value="-0.285614908961501" calcext:value-type="float">
            <text:p>-0.285614909</text:p>
          </table:table-cell>
          <table:table-cell table:formula="of:=ABS([.C1062]-[.B1062])" office:value-type="float" office:value="0.00247109103849891" calcext:value-type="float">
            <text:p>0.002471091</text:p>
          </table:table-cell>
        </table:table-row>
        <table:table-row table:style-name="ro1">
          <table:table-cell office:value-type="float" office:value="0.518555" calcext:value-type="float">
            <text:p>0.518555</text:p>
          </table:table-cell>
          <table:table-cell office:value-type="float" office:value="-0.287598" calcext:value-type="float">
            <text:p>-0.287598</text:p>
          </table:table-cell>
          <table:table-cell table:formula="of:=LOG([.A1063];10)" office:value-type="float" office:value="-0.2852051738367" calcext:value-type="float">
            <text:p>-0.2852051738</text:p>
          </table:table-cell>
          <table:table-cell table:formula="of:=ABS([.C1063]-[.B1063])" office:value-type="float" office:value="0.00239282616329994" calcext:value-type="float">
            <text:p>0.0023928262</text:p>
          </table:table-cell>
        </table:table-row>
        <table:table-row table:style-name="ro1">
          <table:table-cell office:value-type="float" office:value="0.519043" calcext:value-type="float">
            <text:p>0.519043</text:p>
          </table:table-cell>
          <table:table-cell office:value-type="float" office:value="-0.287598" calcext:value-type="float">
            <text:p>-0.287598</text:p>
          </table:table-cell>
          <table:table-cell table:formula="of:=LOG([.A1064];10)" office:value-type="float" office:value="-0.284796661632946" calcext:value-type="float">
            <text:p>-0.2847966616</text:p>
          </table:table-cell>
          <table:table-cell table:formula="of:=ABS([.C1064]-[.B1064])" office:value-type="float" office:value="0.00280133836705387" calcext:value-type="float">
            <text:p>0.0028013384</text:p>
          </table:table-cell>
        </table:table-row>
        <table:table-row table:style-name="ro1">
          <table:table-cell office:value-type="float" office:value="0.519531" calcext:value-type="float">
            <text:p>0.519531</text:p>
          </table:table-cell>
          <table:table-cell office:value-type="float" office:value="-0.287109" calcext:value-type="float">
            <text:p>-0.287109</text:p>
          </table:table-cell>
          <table:table-cell table:formula="of:=LOG([.A1065];10)" office:value-type="float" office:value="-0.284388533328625" calcext:value-type="float">
            <text:p>-0.2843885333</text:p>
          </table:table-cell>
          <table:table-cell table:formula="of:=ABS([.C1065]-[.B1065])" office:value-type="float" office:value="0.0027204666713751" calcext:value-type="float">
            <text:p>0.0027204667</text:p>
          </table:table-cell>
        </table:table-row>
        <table:table-row table:style-name="ro1">
          <table:table-cell office:value-type="float" office:value="0.52002" calcext:value-type="float">
            <text:p>0.52002</text:p>
          </table:table-cell>
          <table:table-cell office:value-type="float" office:value="-0.286621" calcext:value-type="float">
            <text:p>-0.286621</text:p>
          </table:table-cell>
          <table:table-cell table:formula="of:=LOG([.A1066];10)" office:value-type="float" office:value="-0.283979953052497" calcext:value-type="float">
            <text:p>-0.2839799531</text:p>
          </table:table-cell>
          <table:table-cell table:formula="of:=ABS([.C1066]-[.B1066])" office:value-type="float" office:value="0.00264104694750311" calcext:value-type="float">
            <text:p>0.0026410469</text:p>
          </table:table-cell>
        </table:table-row>
        <table:table-row table:style-name="ro1">
          <table:table-cell office:value-type="float" office:value="0.520508" calcext:value-type="float">
            <text:p>0.520508</text:p>
          </table:table-cell>
          <table:table-cell office:value-type="float" office:value="-0.286133" calcext:value-type="float">
            <text:p>-0.286133</text:p>
          </table:table-cell>
          <table:table-cell table:formula="of:=LOG([.A1067];10)" office:value-type="float" office:value="-0.283572591169477" calcext:value-type="float">
            <text:p>-0.2835725912</text:p>
          </table:table-cell>
          <table:table-cell table:formula="of:=ABS([.C1067]-[.B1067])" office:value-type="float" office:value="0.002560408830523" calcext:value-type="float">
            <text:p>0.0025604088</text:p>
          </table:table-cell>
        </table:table-row>
        <table:table-row table:style-name="ro1">
          <table:table-cell office:value-type="float" office:value="0.520996" calcext:value-type="float">
            <text:p>0.520996</text:p>
          </table:table-cell>
          <table:table-cell office:value-type="float" office:value="-0.286133" calcext:value-type="float">
            <text:p>-0.286133</text:p>
          </table:table-cell>
          <table:table-cell table:formula="of:=LOG([.A1068];10)" office:value-type="float" office:value="-0.283165611027916" calcext:value-type="float">
            <text:p>-0.283165611</text:p>
          </table:table-cell>
          <table:table-cell table:formula="of:=ABS([.C1068]-[.B1068])" office:value-type="float" office:value="0.00296738897208443" calcext:value-type="float">
            <text:p>0.002967389</text:p>
          </table:table-cell>
        </table:table-row>
        <table:table-row table:style-name="ro1">
          <table:table-cell office:value-type="float" office:value="0.521484" calcext:value-type="float">
            <text:p>0.521484</text:p>
          </table:table-cell>
          <table:table-cell office:value-type="float" office:value="-0.285645" calcext:value-type="float">
            <text:p>-0.285645</text:p>
          </table:table-cell>
          <table:table-cell table:formula="of:=LOG([.A1069];10)" office:value-type="float" office:value="-0.282759011913018" calcext:value-type="float">
            <text:p>-0.2827590119</text:p>
          </table:table-cell>
          <table:table-cell table:formula="of:=ABS([.C1069]-[.B1069])" office:value-type="float" office:value="0.00288598808698226" calcext:value-type="float">
            <text:p>0.0028859881</text:p>
          </table:table-cell>
        </table:table-row>
        <table:table-row table:style-name="ro1">
          <table:table-cell office:value-type="float" office:value="0.521973" calcext:value-type="float">
            <text:p>0.521973</text:p>
          </table:table-cell>
          <table:table-cell office:value-type="float" office:value="-0.285156" calcext:value-type="float">
            <text:p>-0.285156</text:p>
          </table:table-cell>
          <table:table-cell table:formula="of:=LOG([.A1070];10)" office:value-type="float" office:value="-0.282351961086395" calcext:value-type="float">
            <text:p>-0.2823519611</text:p>
          </table:table-cell>
          <table:table-cell table:formula="of:=ABS([.C1070]-[.B1070])" office:value-type="float" office:value="0.0028040389136047" calcext:value-type="float">
            <text:p>0.0028040389</text:p>
          </table:table-cell>
        </table:table-row>
        <table:table-row table:style-name="ro1">
          <table:table-cell office:value-type="float" office:value="0.522461" calcext:value-type="float">
            <text:p>0.522461</text:p>
          </table:table-cell>
          <table:table-cell office:value-type="float" office:value="-0.285156" calcext:value-type="float">
            <text:p>-0.285156</text:p>
          </table:table-cell>
          <table:table-cell table:formula="of:=LOG([.A1071];10)" office:value-type="float" office:value="-0.281946122665602" calcext:value-type="float">
            <text:p>-0.2819461227</text:p>
          </table:table-cell>
          <table:table-cell table:formula="of:=ABS([.C1071]-[.B1071])" office:value-type="float" office:value="0.00320987733439809" calcext:value-type="float">
            <text:p>0.0032098773</text:p>
          </table:table-cell>
        </table:table-row>
        <table:table-row table:style-name="ro1">
          <table:table-cell office:value-type="float" office:value="0.522949" calcext:value-type="float">
            <text:p>0.522949</text:p>
          </table:table-cell>
          <table:table-cell office:value-type="float" office:value="-0.284668" calcext:value-type="float">
            <text:p>-0.284668</text:p>
          </table:table-cell>
          <table:table-cell table:formula="of:=LOG([.A1072];10)" office:value-type="float" office:value="-0.281540663137641" calcext:value-type="float">
            <text:p>-0.2815406631</text:p>
          </table:table-cell>
          <table:table-cell table:formula="of:=ABS([.C1072]-[.B1072])" office:value-type="float" office:value="0.00312733686235889" calcext:value-type="float">
            <text:p>0.0031273369</text:p>
          </table:table-cell>
        </table:table-row>
        <table:table-row table:style-name="ro1">
          <table:table-cell office:value-type="float" office:value="0.523438" calcext:value-type="float">
            <text:p>0.523438</text:p>
          </table:table-cell>
          <table:table-cell office:value-type="float" office:value="-0.28418" calcext:value-type="float">
            <text:p>-0.28418</text:p>
          </table:table-cell>
          <table:table-cell table:formula="of:=LOG([.A1073];10)" office:value-type="float" office:value="-0.28113475209878" calcext:value-type="float">
            <text:p>-0.2811347521</text:p>
          </table:table-cell>
          <table:table-cell table:formula="of:=ABS([.C1073]-[.B1073])" office:value-type="float" office:value="0.00304524790122029" calcext:value-type="float">
            <text:p>0.0030452479</text:p>
          </table:table-cell>
        </table:table-row>
        <table:table-row table:style-name="ro1">
          <table:table-cell office:value-type="float" office:value="0.523926" calcext:value-type="float">
            <text:p>0.523926</text:p>
          </table:table-cell>
          <table:table-cell office:value-type="float" office:value="-0.283691" calcext:value-type="float">
            <text:p>-0.283691</text:p>
          </table:table-cell>
          <table:table-cell table:formula="of:=LOG([.A1074];10)" office:value-type="float" office:value="-0.280730049010827" calcext:value-type="float">
            <text:p>-0.280730049</text:p>
          </table:table-cell>
          <table:table-cell table:formula="of:=ABS([.C1074]-[.B1074])" office:value-type="float" office:value="0.00296095098917315" calcext:value-type="float">
            <text:p>0.002960951</text:p>
          </table:table-cell>
        </table:table-row>
        <table:table-row table:style-name="ro1">
          <table:table-cell office:value-type="float" office:value="0.524414" calcext:value-type="float">
            <text:p>0.524414</text:p>
          </table:table-cell>
          <table:table-cell office:value-type="float" office:value="-0.283691" calcext:value-type="float">
            <text:p>-0.283691</text:p>
          </table:table-cell>
          <table:table-cell table:formula="of:=LOG([.A1075];10)" office:value-type="float" office:value="-0.280325722699751" calcext:value-type="float">
            <text:p>-0.2803257227</text:p>
          </table:table-cell>
          <table:table-cell table:formula="of:=ABS([.C1075]-[.B1075])" office:value-type="float" office:value="0.00336527730024921" calcext:value-type="float">
            <text:p>0.0033652773</text:p>
          </table:table-cell>
        </table:table-row>
        <table:table-row table:style-name="ro1">
          <table:table-cell office:value-type="float" office:value="0.524902" calcext:value-type="float">
            <text:p>0.524902</text:p>
          </table:table-cell>
          <table:table-cell office:value-type="float" office:value="-0.283203" calcext:value-type="float">
            <text:p>-0.283203</text:p>
          </table:table-cell>
          <table:table-cell table:formula="of:=LOG([.A1076];10)" office:value-type="float" office:value="-0.279921772464648" calcext:value-type="float">
            <text:p>-0.2799217725</text:p>
          </table:table-cell>
          <table:table-cell table:formula="of:=ABS([.C1076]-[.B1076])" office:value-type="float" office:value="0.00328122753535159" calcext:value-type="float">
            <text:p>0.0032812275</text:p>
          </table:table-cell>
        </table:table-row>
        <table:table-row table:style-name="ro1">
          <table:table-cell office:value-type="float" office:value="0.525391" calcext:value-type="float">
            <text:p>0.525391</text:p>
          </table:table-cell>
          <table:table-cell office:value-type="float" office:value="-0.282715" calcext:value-type="float">
            <text:p>-0.282715</text:p>
          </table:table-cell>
          <table:table-cell table:formula="of:=LOG([.A1077];10)" office:value-type="float" office:value="-0.279517370993829" calcext:value-type="float">
            <text:p>-0.279517371</text:p>
          </table:table-cell>
          <table:table-cell table:formula="of:=ABS([.C1077]-[.B1077])" office:value-type="float" office:value="0.0031976290061711" calcext:value-type="float">
            <text:p>0.003197629</text:p>
          </table:table-cell>
        </table:table-row>
        <table:table-row table:style-name="ro1">
          <table:table-cell office:value-type="float" office:value="0.525879" calcext:value-type="float">
            <text:p>0.525879</text:p>
          </table:table-cell>
          <table:table-cell office:value-type="float" office:value="-0.282715" calcext:value-type="float">
            <text:p>-0.282715</text:p>
          </table:table-cell>
          <table:table-cell table:formula="of:=LOG([.A1078];10)" office:value-type="float" office:value="-0.279114171582847" calcext:value-type="float">
            <text:p>-0.2791141716</text:p>
          </table:table-cell>
          <table:table-cell table:formula="of:=ABS([.C1078]-[.B1078])" office:value-type="float" office:value="0.00360082841715326" calcext:value-type="float">
            <text:p>0.0036008284</text:p>
          </table:table-cell>
        </table:table-row>
        <table:table-row table:style-name="ro1">
          <table:table-cell office:value-type="float" office:value="0.526367" calcext:value-type="float">
            <text:p>0.526367</text:p>
          </table:table-cell>
          <table:table-cell office:value-type="float" office:value="-0.282227" calcext:value-type="float">
            <text:p>-0.282227</text:p>
          </table:table-cell>
          <table:table-cell table:formula="of:=LOG([.A1079];10)" office:value-type="float" office:value="-0.278711346155402" calcext:value-type="float">
            <text:p>-0.2787113462</text:p>
          </table:table-cell>
          <table:table-cell table:formula="of:=ABS([.C1079]-[.B1079])" office:value-type="float" office:value="0.00351565384459773" calcext:value-type="float">
            <text:p>0.0035156538</text:p>
          </table:table-cell>
        </table:table-row>
        <table:table-row table:style-name="ro1">
          <table:table-cell office:value-type="float" office:value="0.526855" calcext:value-type="float">
            <text:p>0.526855</text:p>
          </table:table-cell>
          <table:table-cell office:value-type="float" office:value="-0.281738" calcext:value-type="float">
            <text:p>-0.281738</text:p>
          </table:table-cell>
          <table:table-cell table:formula="of:=LOG([.A1080];10)" office:value-type="float" office:value="-0.278308894018369" calcext:value-type="float">
            <text:p>-0.278308894</text:p>
          </table:table-cell>
          <table:table-cell table:formula="of:=ABS([.C1080]-[.B1080])" office:value-type="float" office:value="0.00342910598163088" calcext:value-type="float">
            <text:p>0.003429106</text:p>
          </table:table-cell>
        </table:table-row>
        <table:table-row table:style-name="ro1">
          <table:table-cell office:value-type="float" office:value="0.527344" calcext:value-type="float">
            <text:p>0.527344</text:p>
          </table:table-cell>
          <table:table-cell office:value-type="float" office:value="-0.281738" calcext:value-type="float">
            <text:p>-0.281738</text:p>
          </table:table-cell>
          <table:table-cell table:formula="of:=LOG([.A1081];10)" office:value-type="float" office:value="-0.277905990929138" calcext:value-type="float">
            <text:p>-0.2779059909</text:p>
          </table:table-cell>
          <table:table-cell table:formula="of:=ABS([.C1081]-[.B1081])" office:value-type="float" office:value="0.00383200907086206" calcext:value-type="float">
            <text:p>0.0038320091</text:p>
          </table:table-cell>
        </table:table-row>
        <table:table-row table:style-name="ro1">
          <table:table-cell office:value-type="float" office:value="0.527832" calcext:value-type="float">
            <text:p>0.527832</text:p>
          </table:table-cell>
          <table:table-cell office:value-type="float" office:value="-0.28125" calcext:value-type="float">
            <text:p>-0.28125</text:p>
          </table:table-cell>
          <table:table-cell table:formula="of:=LOG([.A1082];10)" office:value-type="float" office:value="-0.277504284062645" calcext:value-type="float">
            <text:p>-0.2775042841</text:p>
          </table:table-cell>
          <table:table-cell table:formula="of:=ABS([.C1082]-[.B1082])" office:value-type="float" office:value="0.00374571593735468" calcext:value-type="float">
            <text:p>0.0037457159</text:p>
          </table:table-cell>
        </table:table-row>
        <table:table-row table:style-name="ro1">
          <table:table-cell office:value-type="float" office:value="0.52832" calcext:value-type="float">
            <text:p>0.52832</text:p>
          </table:table-cell>
          <table:table-cell office:value-type="float" office:value="-0.280762" calcext:value-type="float">
            <text:p>-0.280762</text:p>
          </table:table-cell>
          <table:table-cell table:formula="of:=LOG([.A1083];10)" office:value-type="float" office:value="-0.2771029484173" calcext:value-type="float">
            <text:p>-0.2771029484</text:p>
          </table:table-cell>
          <table:table-cell table:formula="of:=ABS([.C1083]-[.B1083])" office:value-type="float" office:value="0.00365905158269969" calcext:value-type="float">
            <text:p>0.0036590516</text:p>
          </table:table-cell>
        </table:table-row>
        <table:table-row table:style-name="ro1">
          <table:table-cell office:value-type="float" office:value="0.528809" calcext:value-type="float">
            <text:p>0.528809</text:p>
          </table:table-cell>
          <table:table-cell office:value-type="float" office:value="-0.280273" calcext:value-type="float">
            <text:p>-0.280273</text:p>
          </table:table-cell>
          <table:table-cell table:formula="of:=LOG([.A1084];10)" office:value-type="float" office:value="-0.27670116203778" calcext:value-type="float">
            <text:p>-0.276701162</text:p>
          </table:table-cell>
          <table:table-cell table:formula="of:=ABS([.C1084]-[.B1084])" office:value-type="float" office:value="0.00357183796221988" calcext:value-type="float">
            <text:p>0.003571838</text:p>
          </table:table-cell>
        </table:table-row>
        <table:table-row table:style-name="ro1">
          <table:table-cell office:value-type="float" office:value="0.529297" calcext:value-type="float">
            <text:p>0.529297</text:p>
          </table:table-cell>
          <table:table-cell office:value-type="float" office:value="-0.280273" calcext:value-type="float">
            <text:p>-0.280273</text:p>
          </table:table-cell>
          <table:table-cell table:formula="of:=LOG([.A1085];10)" office:value-type="float" office:value="-0.276300567537427" calcext:value-type="float">
            <text:p>-0.2763005675</text:p>
          </table:table-cell>
          <table:table-cell table:formula="of:=ABS([.C1085]-[.B1085])" office:value-type="float" office:value="0.00397243246257339" calcext:value-type="float">
            <text:p>0.0039724325</text:p>
          </table:table-cell>
        </table:table-row>
        <table:table-row table:style-name="ro1">
          <table:table-cell office:value-type="float" office:value="0.529785" calcext:value-type="float">
            <text:p>0.529785</text:p>
          </table:table-cell>
          <table:table-cell office:value-type="float" office:value="-0.279785" calcext:value-type="float">
            <text:p>-0.279785</text:p>
          </table:table-cell>
          <table:table-cell table:formula="of:=LOG([.A1086];10)" office:value-type="float" office:value="-0.275900342206116" calcext:value-type="float">
            <text:p>-0.2759003422</text:p>
          </table:table-cell>
          <table:table-cell table:formula="of:=ABS([.C1086]-[.B1086])" office:value-type="float" office:value="0.00388465779388447" calcext:value-type="float">
            <text:p>0.0038846578</text:p>
          </table:table-cell>
        </table:table-row>
        <table:table-row table:style-name="ro1">
          <table:table-cell office:value-type="float" office:value="0.530273" calcext:value-type="float">
            <text:p>0.530273</text:p>
          </table:table-cell>
          <table:table-cell office:value-type="float" office:value="-0.279297" calcext:value-type="float">
            <text:p>-0.279297</text:p>
          </table:table-cell>
          <table:table-cell table:formula="of:=LOG([.A1087];10)" office:value-type="float" office:value="-0.275500485364056" calcext:value-type="float">
            <text:p>-0.2755004854</text:p>
          </table:table-cell>
          <table:table-cell table:formula="of:=ABS([.C1087]-[.B1087])" office:value-type="float" office:value="0.00379651463594444" calcext:value-type="float">
            <text:p>0.0037965146</text:p>
          </table:table-cell>
        </table:table-row>
        <table:table-row table:style-name="ro1">
          <table:table-cell office:value-type="float" office:value="0.530762" calcext:value-type="float">
            <text:p>0.530762</text:p>
          </table:table-cell>
          <table:table-cell office:value-type="float" office:value="-0.279297" calcext:value-type="float">
            <text:p>-0.279297</text:p>
          </table:table-cell>
          <table:table-cell table:formula="of:=LOG([.A1088];10)" office:value-type="float" office:value="-0.275100178085433" calcext:value-type="float">
            <text:p>-0.2751001781</text:p>
          </table:table-cell>
          <table:table-cell table:formula="of:=ABS([.C1088]-[.B1088])" office:value-type="float" office:value="0.00419682191456694" calcext:value-type="float">
            <text:p>0.0041968219</text:p>
          </table:table-cell>
        </table:table-row>
        <table:table-row table:style-name="ro1">
          <table:table-cell office:value-type="float" office:value="0.53125" calcext:value-type="float">
            <text:p>0.53125</text:p>
          </table:table-cell>
          <table:table-cell office:value-type="float" office:value="-0.278809" calcext:value-type="float">
            <text:p>-0.278809</text:p>
          </table:table-cell>
          <table:table-cell table:formula="of:=LOG([.A1089];10)" office:value-type="float" office:value="-0.274701056941632" calcext:value-type="float">
            <text:p>-0.2747010569</text:p>
          </table:table-cell>
          <table:table-cell table:formula="of:=ABS([.C1089]-[.B1089])" office:value-type="float" office:value="0.00410794305836792" calcext:value-type="float">
            <text:p>0.0041079431</text:p>
          </table:table-cell>
        </table:table-row>
        <table:table-row table:style-name="ro1">
          <table:table-cell office:value-type="float" office:value="0.531738" calcext:value-type="float">
            <text:p>0.531738</text:p>
          </table:table-cell>
          <table:table-cell office:value-type="float" office:value="-0.27832" calcext:value-type="float">
            <text:p>-0.27832</text:p>
          </table:table-cell>
          <table:table-cell table:formula="of:=LOG([.A1090];10)" office:value-type="float" office:value="-0.274302302257557" calcext:value-type="float">
            <text:p>-0.2743023023</text:p>
          </table:table-cell>
          <table:table-cell table:formula="of:=ABS([.C1090]-[.B1090])" office:value-type="float" office:value="0.00401769774244304" calcext:value-type="float">
            <text:p>0.0040176977</text:p>
          </table:table-cell>
        </table:table-row>
        <table:table-row table:style-name="ro1">
          <table:table-cell office:value-type="float" office:value="0.532227" calcext:value-type="float">
            <text:p>0.532227</text:p>
          </table:table-cell>
          <table:table-cell office:value-type="float" office:value="-0.277832" calcext:value-type="float">
            <text:p>-0.277832</text:p>
          </table:table-cell>
          <table:table-cell table:formula="of:=LOG([.A1091];10)" office:value-type="float" office:value="-0.273903097365283" calcext:value-type="float">
            <text:p>-0.2739030974</text:p>
          </table:table-cell>
          <table:table-cell table:formula="of:=ABS([.C1091]-[.B1091])" office:value-type="float" office:value="0.00392890263471657" calcext:value-type="float">
            <text:p>0.0039289026</text:p>
          </table:table-cell>
        </table:table-row>
        <table:table-row table:style-name="ro1">
          <table:table-cell office:value-type="float" office:value="0.532715" calcext:value-type="float">
            <text:p>0.532715</text:p>
          </table:table-cell>
          <table:table-cell office:value-type="float" office:value="-0.277832" calcext:value-type="float">
            <text:p>-0.277832</text:p>
          </table:table-cell>
          <table:table-cell table:formula="of:=LOG([.A1092];10)" office:value-type="float" office:value="-0.273505074333037" calcext:value-type="float">
            <text:p>-0.2735050743</text:p>
          </table:table-cell>
          <table:table-cell table:formula="of:=ABS([.C1092]-[.B1092])" office:value-type="float" office:value="0.0043269256669628" calcext:value-type="float">
            <text:p>0.0043269257</text:p>
          </table:table-cell>
        </table:table-row>
        <table:table-row table:style-name="ro1">
          <table:table-cell office:value-type="float" office:value="0.533203" calcext:value-type="float">
            <text:p>0.533203</text:p>
          </table:table-cell>
          <table:table-cell office:value-type="float" office:value="-0.277344" calcext:value-type="float">
            <text:p>-0.277344</text:p>
          </table:table-cell>
          <table:table-cell table:formula="of:=LOG([.A1093];10)" office:value-type="float" office:value="-0.273107415747712" calcext:value-type="float">
            <text:p>-0.2731074157</text:p>
          </table:table-cell>
          <table:table-cell table:formula="of:=ABS([.C1093]-[.B1093])" office:value-type="float" office:value="0.00423658425228757" calcext:value-type="float">
            <text:p>0.0042365843</text:p>
          </table:table-cell>
        </table:table-row>
        <table:table-row table:style-name="ro1">
          <table:table-cell office:value-type="float" office:value="0.533691" calcext:value-type="float">
            <text:p>0.533691</text:p>
          </table:table-cell>
          <table:table-cell office:value-type="float" office:value="-0.276855" calcext:value-type="float">
            <text:p>-0.276855</text:p>
          </table:table-cell>
          <table:table-cell table:formula="of:=LOG([.A1094];10)" office:value-type="float" office:value="-0.272710120942513" calcext:value-type="float">
            <text:p>-0.2727101209</text:p>
          </table:table-cell>
          <table:table-cell table:formula="of:=ABS([.C1094]-[.B1094])" office:value-type="float" office:value="0.00414487905748651" calcext:value-type="float">
            <text:p>0.0041448791</text:p>
          </table:table-cell>
        </table:table-row>
        <table:table-row table:style-name="ro1">
          <table:table-cell office:value-type="float" office:value="0.53418" calcext:value-type="float">
            <text:p>0.53418</text:p>
          </table:table-cell>
          <table:table-cell office:value-type="float" office:value="-0.276855" calcext:value-type="float">
            <text:p>-0.276855</text:p>
          </table:table-cell>
          <table:table-cell table:formula="of:=LOG([.A1095];10)" office:value-type="float" office:value="-0.272312376240214" calcext:value-type="float">
            <text:p>-0.2723123762</text:p>
          </table:table-cell>
          <table:table-cell table:formula="of:=ABS([.C1095]-[.B1095])" office:value-type="float" office:value="0.00454262375978631" calcext:value-type="float">
            <text:p>0.0045426238</text:p>
          </table:table-cell>
        </table:table-row>
        <table:table-row table:style-name="ro1">
          <table:table-cell office:value-type="float" office:value="0.534668" calcext:value-type="float">
            <text:p>0.534668</text:p>
          </table:table-cell>
          <table:table-cell office:value-type="float" office:value="-0.276367" calcext:value-type="float">
            <text:p>-0.276367</text:p>
          </table:table-cell>
          <table:table-cell table:formula="of:=LOG([.A1096];10)" office:value-type="float" office:value="-0.271915807744235" calcext:value-type="float">
            <text:p>-0.2719158077</text:p>
          </table:table-cell>
          <table:table-cell table:formula="of:=ABS([.C1096]-[.B1096])" office:value-type="float" office:value="0.00445119225576496" calcext:value-type="float">
            <text:p>0.0044511923</text:p>
          </table:table-cell>
        </table:table-row>
        <table:table-row table:style-name="ro1">
          <table:table-cell office:value-type="float" office:value="0.535156" calcext:value-type="float">
            <text:p>0.535156</text:p>
          </table:table-cell>
          <table:table-cell office:value-type="float" office:value="-0.275879" calcext:value-type="float">
            <text:p>-0.275879</text:p>
          </table:table-cell>
          <table:table-cell table:formula="of:=LOG([.A1097];10)" office:value-type="float" office:value="-0.271519601037584" calcext:value-type="float">
            <text:p>-0.271519601</text:p>
          </table:table-cell>
          <table:table-cell table:formula="of:=ABS([.C1097]-[.B1097])" office:value-type="float" office:value="0.00435939896241605" calcext:value-type="float">
            <text:p>0.004359399</text:p>
          </table:table-cell>
        </table:table-row>
        <table:table-row table:style-name="ro1">
          <table:table-cell office:value-type="float" office:value="0.535645" calcext:value-type="float">
            <text:p>0.535645</text:p>
          </table:table-cell>
          <table:table-cell office:value-type="float" office:value="-0.275879" calcext:value-type="float">
            <text:p>-0.275879</text:p>
          </table:table-cell>
          <table:table-cell table:formula="of:=LOG([.A1098];10)" office:value-type="float" office:value="-0.27112294467209" calcext:value-type="float">
            <text:p>-0.2711229447</text:p>
          </table:table-cell>
          <table:table-cell table:formula="of:=ABS([.C1098]-[.B1098])" office:value-type="float" office:value="0.0047560553279099" calcext:value-type="float">
            <text:p>0.0047560553</text:p>
          </table:table-cell>
        </table:table-row>
        <table:table-row table:style-name="ro1">
          <table:table-cell office:value-type="float" office:value="0.536133" calcext:value-type="float">
            <text:p>0.536133</text:p>
          </table:table-cell>
          <table:table-cell office:value-type="float" office:value="-0.275391" calcext:value-type="float">
            <text:p>-0.275391</text:p>
          </table:table-cell>
          <table:table-cell table:formula="of:=LOG([.A1099];10)" office:value-type="float" office:value="-0.270727460305338" calcext:value-type="float">
            <text:p>-0.2707274603</text:p>
          </table:table-cell>
          <table:table-cell table:formula="of:=ABS([.C1099]-[.B1099])" office:value-type="float" office:value="0.00466353969466238" calcext:value-type="float">
            <text:p>0.0046635397</text:p>
          </table:table-cell>
        </table:table-row>
        <table:table-row table:style-name="ro1">
          <table:table-cell office:value-type="float" office:value="0.536621" calcext:value-type="float">
            <text:p>0.536621</text:p>
          </table:table-cell>
          <table:table-cell office:value-type="float" office:value="-0.274902" calcext:value-type="float">
            <text:p>-0.274902</text:p>
          </table:table-cell>
          <table:table-cell table:formula="of:=LOG([.A1100];10)" office:value-type="float" office:value="-0.270332335753412" calcext:value-type="float">
            <text:p>-0.2703323358</text:p>
          </table:table-cell>
          <table:table-cell table:formula="of:=ABS([.C1100]-[.B1100])" office:value-type="float" office:value="0.0045696642465875" calcext:value-type="float">
            <text:p>0.0045696642</text:p>
          </table:table-cell>
        </table:table-row>
        <table:table-row table:style-name="ro1">
          <table:table-cell office:value-type="float" office:value="0.537109" calcext:value-type="float">
            <text:p>0.537109</text:p>
          </table:table-cell>
          <table:table-cell office:value-type="float" office:value="-0.274414" calcext:value-type="float">
            <text:p>-0.274414</text:p>
          </table:table-cell>
          <table:table-cell table:formula="of:=LOG([.A1101];10)" office:value-type="float" office:value="-0.269937570362185" calcext:value-type="float">
            <text:p>-0.2699375704</text:p>
          </table:table-cell>
          <table:table-cell table:formula="of:=ABS([.C1101]-[.B1101])" office:value-type="float" office:value="0.00447642963781503" calcext:value-type="float">
            <text:p>0.0044764296</text:p>
          </table:table-cell>
        </table:table-row>
        <table:table-row table:style-name="ro1">
          <table:table-cell office:value-type="float" office:value="0.537598" calcext:value-type="float">
            <text:p>0.537598</text:p>
          </table:table-cell>
          <table:table-cell office:value-type="float" office:value="-0.274414" calcext:value-type="float">
            <text:p>-0.274414</text:p>
          </table:table-cell>
          <table:table-cell table:formula="of:=LOG([.A1102];10)" office:value-type="float" office:value="-0.269542355636113" calcext:value-type="float">
            <text:p>-0.2695423556</text:p>
          </table:table-cell>
          <table:table-cell table:formula="of:=ABS([.C1102]-[.B1102])" office:value-type="float" office:value="0.00487164436388737" calcext:value-type="float">
            <text:p>0.0048716444</text:p>
          </table:table-cell>
        </table:table-row>
        <table:table-row table:style-name="ro1">
          <table:table-cell office:value-type="float" office:value="0.538086" calcext:value-type="float">
            <text:p>0.538086</text:p>
          </table:table-cell>
          <table:table-cell office:value-type="float" office:value="-0.273926" calcext:value-type="float">
            <text:p>-0.273926</text:p>
          </table:table-cell>
          <table:table-cell table:formula="of:=LOG([.A1103];10)" office:value-type="float" office:value="-0.269148307343662" calcext:value-type="float">
            <text:p>-0.2691483073</text:p>
          </table:table-cell>
          <table:table-cell table:formula="of:=ABS([.C1103]-[.B1103])" office:value-type="float" office:value="0.00477769265633832" calcext:value-type="float">
            <text:p>0.0047776927</text:p>
          </table:table-cell>
        </table:table-row>
        <table:table-row table:style-name="ro1">
          <table:table-cell office:value-type="float" office:value="0.538574" calcext:value-type="float">
            <text:p>0.538574</text:p>
          </table:table-cell>
          <table:table-cell office:value-type="float" office:value="-0.273438" calcext:value-type="float">
            <text:p>-0.273438</text:p>
          </table:table-cell>
          <table:table-cell table:formula="of:=LOG([.A1104];10)" office:value-type="float" office:value="-0.268754616258859" calcext:value-type="float">
            <text:p>-0.2687546163</text:p>
          </table:table-cell>
          <table:table-cell table:formula="of:=ABS([.C1104]-[.B1104])" office:value-type="float" office:value="0.00468338374114147" calcext:value-type="float">
            <text:p>0.0046833837</text:p>
          </table:table-cell>
        </table:table-row>
        <table:table-row table:style-name="ro1">
          <table:table-cell office:value-type="float" office:value="0.539062" calcext:value-type="float">
            <text:p>0.539062</text:p>
          </table:table-cell>
          <table:table-cell office:value-type="float" office:value="-0.273438" calcext:value-type="float">
            <text:p>-0.273438</text:p>
          </table:table-cell>
          <table:table-cell table:formula="of:=LOG([.A1105];10)" office:value-type="float" office:value="-0.268361281734667" calcext:value-type="float">
            <text:p>-0.2683612817</text:p>
          </table:table-cell>
          <table:table-cell table:formula="of:=ABS([.C1105]-[.B1105])" office:value-type="float" office:value="0.00507671826533285" calcext:value-type="float">
            <text:p>0.0050767183</text:p>
          </table:table-cell>
        </table:table-row>
        <table:table-row table:style-name="ro1">
          <table:table-cell office:value-type="float" office:value="0.539551" calcext:value-type="float">
            <text:p>0.539551</text:p>
          </table:table-cell>
          <table:table-cell office:value-type="float" office:value="-0.272949" calcext:value-type="float">
            <text:p>-0.272949</text:p>
          </table:table-cell>
          <table:table-cell table:formula="of:=LOG([.A1106];10)" office:value-type="float" office:value="-0.267967498206746" calcext:value-type="float">
            <text:p>-0.2679674982</text:p>
          </table:table-cell>
          <table:table-cell table:formula="of:=ABS([.C1106]-[.B1106])" office:value-type="float" office:value="0.00498150179325357" calcext:value-type="float">
            <text:p>0.0049815018</text:p>
          </table:table-cell>
        </table:table-row>
        <table:table-row table:style-name="ro1">
          <table:table-cell office:value-type="float" office:value="0.540039" calcext:value-type="float">
            <text:p>0.540039</text:p>
          </table:table-cell>
          <table:table-cell office:value-type="float" office:value="-0.272461" calcext:value-type="float">
            <text:p>-0.272461</text:p>
          </table:table-cell>
          <table:table-cell table:formula="of:=LOG([.A1107];10)" office:value-type="float" office:value="-0.267574875597046" calcext:value-type="float">
            <text:p>-0.2675748756</text:p>
          </table:table-cell>
          <table:table-cell table:formula="of:=ABS([.C1107]-[.B1107])" office:value-type="float" office:value="0.00488612440295416" calcext:value-type="float">
            <text:p>0.0048861244</text:p>
          </table:table-cell>
        </table:table-row>
        <table:table-row table:style-name="ro1">
          <table:table-cell office:value-type="float" office:value="0.540527" calcext:value-type="float">
            <text:p>0.540527</text:p>
          </table:table-cell>
          <table:table-cell office:value-type="float" office:value="-0.271973" calcext:value-type="float">
            <text:p>-0.271973</text:p>
          </table:table-cell>
          <table:table-cell table:formula="of:=LOG([.A1108];10)" office:value-type="float" office:value="-0.267182607616048" calcext:value-type="float">
            <text:p>-0.2671826076</text:p>
          </table:table-cell>
          <table:table-cell table:formula="of:=ABS([.C1108]-[.B1108])" office:value-type="float" office:value="0.00479039238395179" calcext:value-type="float">
            <text:p>0.0047903924</text:p>
          </table:table-cell>
        </table:table-row>
        <table:table-row table:style-name="ro1">
          <table:table-cell office:value-type="float" office:value="0.541016" calcext:value-type="float">
            <text:p>0.541016</text:p>
          </table:table-cell>
          <table:table-cell office:value-type="float" office:value="-0.271973" calcext:value-type="float">
            <text:p>-0.271973</text:p>
          </table:table-cell>
          <table:table-cell table:formula="of:=LOG([.A1109];10)" office:value-type="float" office:value="-0.266789890884264" calcext:value-type="float">
            <text:p>-0.2667898909</text:p>
          </table:table-cell>
          <table:table-cell table:formula="of:=ABS([.C1109]-[.B1109])" office:value-type="float" office:value="0.0051831091157355" calcext:value-type="float">
            <text:p>0.0051831091</text:p>
          </table:table-cell>
        </table:table-row>
        <table:table-row table:style-name="ro1">
          <table:table-cell office:value-type="float" office:value="0.541504" calcext:value-type="float">
            <text:p>0.541504</text:p>
          </table:table-cell>
          <table:table-cell office:value-type="float" office:value="-0.271484" calcext:value-type="float">
            <text:p>-0.271484</text:p>
          </table:table-cell>
          <table:table-cell table:formula="of:=LOG([.A1110];10)" office:value-type="float" office:value="-0.266398330965694" calcext:value-type="float">
            <text:p>-0.266398331</text:p>
          </table:table-cell>
          <table:table-cell table:formula="of:=ABS([.C1110]-[.B1110])" office:value-type="float" office:value="0.00508566903430591" calcext:value-type="float">
            <text:p>0.005085669</text:p>
          </table:table-cell>
        </table:table-row>
        <table:table-row table:style-name="ro1">
          <table:table-cell office:value-type="float" office:value="0.541992" calcext:value-type="float">
            <text:p>0.541992</text:p>
          </table:table-cell>
          <table:table-cell office:value-type="float" office:value="-0.270996" calcext:value-type="float">
            <text:p>-0.270996</text:p>
          </table:table-cell>
          <table:table-cell table:formula="of:=LOG([.A1111];10)" office:value-type="float" office:value="-0.266007123759577" calcext:value-type="float">
            <text:p>-0.2660071238</text:p>
          </table:table-cell>
          <table:table-cell table:formula="of:=ABS([.C1111]-[.B1111])" office:value-type="float" office:value="0.00498887624042299" calcext:value-type="float">
            <text:p>0.0049888762</text:p>
          </table:table-cell>
        </table:table-row>
        <table:table-row table:style-name="ro1">
          <table:table-cell office:value-type="float" office:value="0.54248" calcext:value-type="float">
            <text:p>0.54248</text:p>
          </table:table-cell>
          <table:table-cell office:value-type="float" office:value="-0.270996" calcext:value-type="float">
            <text:p>-0.270996</text:p>
          </table:table-cell>
          <table:table-cell table:formula="of:=LOG([.A1112];10)" office:value-type="float" office:value="-0.265616268631047" calcext:value-type="float">
            <text:p>-0.2656162686</text:p>
          </table:table-cell>
          <table:table-cell table:formula="of:=ABS([.C1112]-[.B1112])" office:value-type="float" office:value="0.00537973136895326" calcext:value-type="float">
            <text:p>0.0053797314</text:p>
          </table:table-cell>
        </table:table-row>
        <table:table-row table:style-name="ro1">
          <table:table-cell office:value-type="float" office:value="0.542969" calcext:value-type="float">
            <text:p>0.542969</text:p>
          </table:table-cell>
          <table:table-cell office:value-type="float" office:value="-0.270508" calcext:value-type="float">
            <text:p>-0.270508</text:p>
          </table:table-cell>
          <table:table-cell table:formula="of:=LOG([.A1113];10)" office:value-type="float" office:value="-0.265224965094874" calcext:value-type="float">
            <text:p>-0.2652249651</text:p>
          </table:table-cell>
          <table:table-cell table:formula="of:=ABS([.C1113]-[.B1113])" office:value-type="float" office:value="0.00528303490512638" calcext:value-type="float">
            <text:p>0.0052830349</text:p>
          </table:table-cell>
        </table:table-row>
        <table:table-row table:style-name="ro1">
          <table:table-cell office:value-type="float" office:value="0.543457" calcext:value-type="float">
            <text:p>0.543457</text:p>
          </table:table-cell>
          <table:table-cell office:value-type="float" office:value="-0.27002" calcext:value-type="float">
            <text:p>-0.27002</text:p>
          </table:table-cell>
          <table:table-cell table:formula="of:=LOG([.A1114];10)" office:value-type="float" office:value="-0.264834812941994" calcext:value-type="float">
            <text:p>-0.2648348129</text:p>
          </table:table-cell>
          <table:table-cell table:formula="of:=ABS([.C1114]-[.B1114])" office:value-type="float" office:value="0.00518518705800625" calcext:value-type="float">
            <text:p>0.0051851871</text:p>
          </table:table-cell>
        </table:table-row>
        <table:table-row table:style-name="ro1">
          <table:table-cell office:value-type="float" office:value="0.543945" calcext:value-type="float">
            <text:p>0.543945</text:p>
          </table:table-cell>
          <table:table-cell office:value-type="float" office:value="-0.27002" calcext:value-type="float">
            <text:p>-0.27002</text:p>
          </table:table-cell>
          <table:table-cell table:formula="of:=LOG([.A1115];10)" office:value-type="float" office:value="-0.264445010971063" calcext:value-type="float">
            <text:p>-0.264445011</text:p>
          </table:table-cell>
          <table:table-cell table:formula="of:=ABS([.C1115]-[.B1115])" office:value-type="float" office:value="0.00557498902893655" calcext:value-type="float">
            <text:p>0.005574989</text:p>
          </table:table-cell>
        </table:table-row>
        <table:table-row table:style-name="ro1">
          <table:table-cell office:value-type="float" office:value="0.544434" calcext:value-type="float">
            <text:p>0.544434</text:p>
          </table:table-cell>
          <table:table-cell office:value-type="float" office:value="-0.269531" calcext:value-type="float">
            <text:p>-0.269531</text:p>
          </table:table-cell>
          <table:table-cell table:formula="of:=LOG([.A1116];10)" office:value-type="float" office:value="-0.264054760854256" calcext:value-type="float">
            <text:p>-0.2640547609</text:p>
          </table:table-cell>
          <table:table-cell table:formula="of:=ABS([.C1116]-[.B1116])" office:value-type="float" office:value="0.00547623914574424" calcext:value-type="float">
            <text:p>0.0054762391</text:p>
          </table:table-cell>
        </table:table-row>
        <table:table-row table:style-name="ro1">
          <table:table-cell office:value-type="float" office:value="0.544922" calcext:value-type="float">
            <text:p>0.544922</text:p>
          </table:table-cell>
          <table:table-cell office:value-type="float" office:value="-0.269043" calcext:value-type="float">
            <text:p>-0.269043</text:p>
          </table:table-cell>
          <table:table-cell table:formula="of:=LOG([.A1117];10)" office:value-type="float" office:value="-0.263665658079138" calcext:value-type="float">
            <text:p>-0.2636656581</text:p>
          </table:table-cell>
          <table:table-cell table:formula="of:=ABS([.C1117]-[.B1117])" office:value-type="float" office:value="0.00537734192086237" calcext:value-type="float">
            <text:p>0.0053773419</text:p>
          </table:table-cell>
        </table:table-row>
        <table:table-row table:style-name="ro1">
          <table:table-cell office:value-type="float" office:value="0.54541" calcext:value-type="float">
            <text:p>0.54541</text:p>
          </table:table-cell>
          <table:table-cell office:value-type="float" office:value="-0.268555" calcext:value-type="float">
            <text:p>-0.268555</text:p>
          </table:table-cell>
          <table:table-cell table:formula="of:=LOG([.A1118];10)" office:value-type="float" office:value="-0.2632769036056" calcext:value-type="float">
            <text:p>-0.2632769036</text:p>
          </table:table-cell>
          <table:table-cell table:formula="of:=ABS([.C1118]-[.B1118])" office:value-type="float" office:value="0.00527809639439958" calcext:value-type="float">
            <text:p>0.0052780964</text:p>
          </table:table-cell>
        </table:table-row>
        <table:table-row table:style-name="ro1">
          <table:table-cell office:value-type="float" office:value="0.545898" calcext:value-type="float">
            <text:p>0.545898</text:p>
          </table:table-cell>
          <table:table-cell office:value-type="float" office:value="-0.268555" calcext:value-type="float">
            <text:p>-0.268555</text:p>
          </table:table-cell>
          <table:table-cell table:formula="of:=LOG([.A1119];10)" office:value-type="float" office:value="-0.262888496810644" calcext:value-type="float">
            <text:p>-0.2628884968</text:p>
          </table:table-cell>
          <table:table-cell table:formula="of:=ABS([.C1119]-[.B1119])" office:value-type="float" office:value="0.0056665031893558" calcext:value-type="float">
            <text:p>0.0056665032</text:p>
          </table:table-cell>
        </table:table-row>
        <table:table-row table:style-name="ro1">
          <table:table-cell office:value-type="float" office:value="0.546387" calcext:value-type="float">
            <text:p>0.546387</text:p>
          </table:table-cell>
          <table:table-cell office:value-type="float" office:value="-0.268066" calcext:value-type="float">
            <text:p>-0.268066</text:p>
          </table:table-cell>
          <table:table-cell table:formula="of:=LOG([.A1120];10)" office:value-type="float" office:value="-0.262499642224454" calcext:value-type="float">
            <text:p>-0.2624996422</text:p>
          </table:table-cell>
          <table:table-cell table:formula="of:=ABS([.C1120]-[.B1120])" office:value-type="float" office:value="0.00556635777554632" calcext:value-type="float">
            <text:p>0.0055663578</text:p>
          </table:table-cell>
        </table:table-row>
        <table:table-row table:style-name="ro1">
          <table:table-cell office:value-type="float" office:value="0.546875" calcext:value-type="float">
            <text:p>0.546875</text:p>
          </table:table-cell>
          <table:table-cell office:value-type="float" office:value="-0.267578" calcext:value-type="float">
            <text:p>-0.267578</text:p>
          </table:table-cell>
          <table:table-cell table:formula="of:=LOG([.A1121];10)" office:value-type="float" office:value="-0.262111929633611" calcext:value-type="float">
            <text:p>-0.2621119296</text:p>
          </table:table-cell>
          <table:table-cell table:formula="of:=ABS([.C1121]-[.B1121])" office:value-type="float" office:value="0.00546607036638846" calcext:value-type="float">
            <text:p>0.0054660704</text:p>
          </table:table-cell>
        </table:table-row>
        <table:table-row table:style-name="ro1">
          <table:table-cell office:value-type="float" office:value="0.547363" calcext:value-type="float">
            <text:p>0.547363</text:p>
          </table:table-cell>
          <table:table-cell office:value-type="float" office:value="-0.267578" calcext:value-type="float">
            <text:p>-0.267578</text:p>
          </table:table-cell>
          <table:table-cell table:formula="of:=LOG([.A1122];10)" office:value-type="float" office:value="-0.261724562861082" calcext:value-type="float">
            <text:p>-0.2617245629</text:p>
          </table:table-cell>
          <table:table-cell table:formula="of:=ABS([.C1122]-[.B1122])" office:value-type="float" office:value="0.00585343713891784" calcext:value-type="float">
            <text:p>0.0058534371</text:p>
          </table:table-cell>
        </table:table-row>
        <table:table-row table:style-name="ro1">
          <table:table-cell office:value-type="float" office:value="0.547852" calcext:value-type="float">
            <text:p>0.547852</text:p>
          </table:table-cell>
          <table:table-cell office:value-type="float" office:value="-0.26709" calcext:value-type="float">
            <text:p>-0.26709</text:p>
          </table:table-cell>
          <table:table-cell table:formula="of:=LOG([.A1123];10)" office:value-type="float" office:value="-0.261336748567518" calcext:value-type="float">
            <text:p>-0.2613367486</text:p>
          </table:table-cell>
          <table:table-cell table:formula="of:=ABS([.C1123]-[.B1123])" office:value-type="float" office:value="0.00575325143248179" calcext:value-type="float">
            <text:p>0.0057532514</text:p>
          </table:table-cell>
        </table:table-row>
        <table:table-row table:style-name="ro1">
          <table:table-cell office:value-type="float" office:value="0.54834" calcext:value-type="float">
            <text:p>0.54834</text:p>
          </table:table-cell>
          <table:table-cell office:value-type="float" office:value="-0.266602" calcext:value-type="float">
            <text:p>-0.266602</text:p>
          </table:table-cell>
          <table:table-cell table:formula="of:=LOG([.A1124];10)" office:value-type="float" office:value="-0.260950072289696" calcext:value-type="float">
            <text:p>-0.2609500723</text:p>
          </table:table-cell>
          <table:table-cell table:formula="of:=ABS([.C1124]-[.B1124])" office:value-type="float" office:value="0.00565192771030443" calcext:value-type="float">
            <text:p>0.0056519277</text:p>
          </table:table-cell>
        </table:table-row>
        <table:table-row table:style-name="ro1">
          <table:table-cell office:value-type="float" office:value="0.548828" calcext:value-type="float">
            <text:p>0.548828</text:p>
          </table:table-cell>
          <table:table-cell office:value-type="float" office:value="-0.266113" calcext:value-type="float">
            <text:p>-0.266113</text:p>
          </table:table-cell>
          <table:table-cell table:formula="of:=LOG([.A1125];10)" office:value-type="float" office:value="-0.260563739984808" calcext:value-type="float">
            <text:p>-0.26056374</text:p>
          </table:table-cell>
          <table:table-cell table:formula="of:=ABS([.C1125]-[.B1125])" office:value-type="float" office:value="0.00554926001519213" calcext:value-type="float">
            <text:p>0.00554926</text:p>
          </table:table-cell>
        </table:table-row>
        <table:table-row table:style-name="ro1">
          <table:table-cell office:value-type="float" office:value="0.549316" calcext:value-type="float">
            <text:p>0.549316</text:p>
          </table:table-cell>
          <table:table-cell office:value-type="float" office:value="-0.266113" calcext:value-type="float">
            <text:p>-0.266113</text:p>
          </table:table-cell>
          <table:table-cell table:formula="of:=LOG([.A1126];10)" office:value-type="float" office:value="-0.260177751041427" calcext:value-type="float">
            <text:p>-0.260177751</text:p>
          </table:table-cell>
          <table:table-cell table:formula="of:=ABS([.C1126]-[.B1126])" office:value-type="float" office:value="0.00593524895857256" calcext:value-type="float">
            <text:p>0.005935249</text:p>
          </table:table-cell>
        </table:table-row>
        <table:table-row table:style-name="ro1">
          <table:table-cell office:value-type="float" office:value="0.549805" calcext:value-type="float">
            <text:p>0.549805</text:p>
          </table:table-cell>
          <table:table-cell office:value-type="float" office:value="-0.265625" calcext:value-type="float">
            <text:p>-0.265625</text:p>
          </table:table-cell>
          <table:table-cell table:formula="of:=LOG([.A1127];10)" office:value-type="float" office:value="-0.259791314942649" calcext:value-type="float">
            <text:p>-0.2597913149</text:p>
          </table:table-cell>
          <table:table-cell table:formula="of:=ABS([.C1127]-[.B1127])" office:value-type="float" office:value="0.00583368505735082" calcext:value-type="float">
            <text:p>0.0058336851</text:p>
          </table:table-cell>
        </table:table-row>
        <table:table-row table:style-name="ro1">
          <table:table-cell office:value-type="float" office:value="0.550293" calcext:value-type="float">
            <text:p>0.550293</text:p>
          </table:table-cell>
          <table:table-cell office:value-type="float" office:value="-0.265137" calcext:value-type="float">
            <text:p>-0.265137</text:p>
          </table:table-cell>
          <table:table-cell table:formula="of:=LOG([.A1128];10)" office:value-type="float" office:value="-0.259406011595002" calcext:value-type="float">
            <text:p>-0.2594060116</text:p>
          </table:table-cell>
          <table:table-cell table:formula="of:=ABS([.C1128]-[.B1128])" office:value-type="float" office:value="0.00573098840499842" calcext:value-type="float">
            <text:p>0.0057309884</text:p>
          </table:table-cell>
        </table:table-row>
        <table:table-row table:style-name="ro1">
          <table:table-cell office:value-type="float" office:value="0.550781" calcext:value-type="float">
            <text:p>0.550781</text:p>
          </table:table-cell>
          <table:table-cell office:value-type="float" office:value="-0.265137" calcext:value-type="float">
            <text:p>-0.265137</text:p>
          </table:table-cell>
          <table:table-cell table:formula="of:=LOG([.A1129];10)" office:value-type="float" office:value="-0.259021049783088" calcext:value-type="float">
            <text:p>-0.2590210498</text:p>
          </table:table-cell>
          <table:table-cell table:formula="of:=ABS([.C1129]-[.B1129])" office:value-type="float" office:value="0.0061159502169123" calcext:value-type="float">
            <text:p>0.0061159502</text:p>
          </table:table-cell>
        </table:table-row>
        <table:table-row table:style-name="ro1">
          <table:table-cell office:value-type="float" office:value="0.55127" calcext:value-type="float">
            <text:p>0.55127</text:p>
          </table:table-cell>
          <table:table-cell office:value-type="float" office:value="-0.264648" calcext:value-type="float">
            <text:p>-0.264648</text:p>
          </table:table-cell>
          <table:table-cell table:formula="of:=LOG([.A1130];10)" office:value-type="float" office:value="-0.258635641094037" calcext:value-type="float">
            <text:p>-0.2586356411</text:p>
          </table:table-cell>
          <table:table-cell table:formula="of:=ABS([.C1130]-[.B1130])" office:value-type="float" office:value="0.00601235890596252" calcext:value-type="float">
            <text:p>0.0060123589</text:p>
          </table:table-cell>
        </table:table-row>
        <table:table-row table:style-name="ro1">
          <table:table-cell office:value-type="float" office:value="0.551758" calcext:value-type="float">
            <text:p>0.551758</text:p>
          </table:table-cell>
          <table:table-cell office:value-type="float" office:value="-0.26416" calcext:value-type="float">
            <text:p>-0.26416</text:p>
          </table:table-cell>
          <table:table-cell table:formula="of:=LOG([.A1131];10)" office:value-type="float" office:value="-0.258251361237141" calcext:value-type="float">
            <text:p>-0.2582513612</text:p>
          </table:table-cell>
          <table:table-cell table:formula="of:=ABS([.C1131]-[.B1131])" office:value-type="float" office:value="0.00590863876285908" calcext:value-type="float">
            <text:p>0.0059086388</text:p>
          </table:table-cell>
        </table:table-row>
        <table:table-row table:style-name="ro1">
          <table:table-cell office:value-type="float" office:value="0.552246" calcext:value-type="float">
            <text:p>0.552246</text:p>
          </table:table-cell>
          <table:table-cell office:value-type="float" office:value="-0.26416" calcext:value-type="float">
            <text:p>-0.26416</text:p>
          </table:table-cell>
          <table:table-cell table:formula="of:=LOG([.A1132];10)" office:value-type="float" office:value="-0.257867421104728" calcext:value-type="float">
            <text:p>-0.2578674211</text:p>
          </table:table-cell>
          <table:table-cell table:formula="of:=ABS([.C1132]-[.B1132])" office:value-type="float" office:value="0.00629257889527174" calcext:value-type="float">
            <text:p>0.0062925789</text:p>
          </table:table-cell>
        </table:table-row>
        <table:table-row table:style-name="ro1">
          <table:table-cell office:value-type="float" office:value="0.552734" calcext:value-type="float">
            <text:p>0.552734</text:p>
          </table:table-cell>
          <table:table-cell office:value-type="float" office:value="-0.263672" calcext:value-type="float">
            <text:p>-0.263672</text:p>
          </table:table-cell>
          <table:table-cell table:formula="of:=LOG([.A1133];10)" office:value-type="float" office:value="-0.25748382009666" calcext:value-type="float">
            <text:p>-0.2574838201</text:p>
          </table:table-cell>
          <table:table-cell table:formula="of:=ABS([.C1133]-[.B1133])" office:value-type="float" office:value="0.00618817990333992" calcext:value-type="float">
            <text:p>0.0061881799</text:p>
          </table:table-cell>
        </table:table-row>
        <table:table-row table:style-name="ro1">
          <table:table-cell office:value-type="float" office:value="0.553223" calcext:value-type="float">
            <text:p>0.553223</text:p>
          </table:table-cell>
          <table:table-cell office:value-type="float" office:value="-0.263184" calcext:value-type="float">
            <text:p>-0.263184</text:p>
          </table:table-cell>
          <table:table-cell table:formula="of:=LOG([.A1134];10)" office:value-type="float" office:value="-0.257099772587598" calcext:value-type="float">
            <text:p>-0.2570997726</text:p>
          </table:table-cell>
          <table:table-cell table:formula="of:=ABS([.C1134]-[.B1134])" office:value-type="float" office:value="0.00608422741240222" calcext:value-type="float">
            <text:p>0.0060842274</text:p>
          </table:table-cell>
        </table:table-row>
        <table:table-row table:style-name="ro1">
          <table:table-cell office:value-type="float" office:value="0.553711" calcext:value-type="float">
            <text:p>0.553711</text:p>
          </table:table-cell>
          <table:table-cell office:value-type="float" office:value="-0.262695" calcext:value-type="float">
            <text:p>-0.262695</text:p>
          </table:table-cell>
          <table:table-cell table:formula="of:=LOG([.A1135];10)" office:value-type="float" office:value="-0.256716848726014" calcext:value-type="float">
            <text:p>-0.2567168487</text:p>
          </table:table-cell>
          <table:table-cell table:formula="of:=ABS([.C1135]-[.B1135])" office:value-type="float" office:value="0.00597815127398577" calcext:value-type="float">
            <text:p>0.0059781513</text:p>
          </table:table-cell>
        </table:table-row>
        <table:table-row table:style-name="ro1">
          <table:table-cell office:value-type="float" office:value="0.554199" calcext:value-type="float">
            <text:p>0.554199</text:p>
          </table:table-cell>
          <table:table-cell office:value-type="float" office:value="-0.262695" calcext:value-type="float">
            <text:p>-0.262695</text:p>
          </table:table-cell>
          <table:table-cell table:formula="of:=LOG([.A1136];10)" office:value-type="float" office:value="-0.256334262196648" calcext:value-type="float">
            <text:p>-0.2563342622</text:p>
          </table:table-cell>
          <table:table-cell table:formula="of:=ABS([.C1136]-[.B1136])" office:value-type="float" office:value="0.00636073780335167" calcext:value-type="float">
            <text:p>0.0063607378</text:p>
          </table:table-cell>
        </table:table-row>
        <table:table-row table:style-name="ro1">
          <table:table-cell office:value-type="float" office:value="0.554688" calcext:value-type="float">
            <text:p>0.554688</text:p>
          </table:table-cell>
          <table:table-cell office:value-type="float" office:value="-0.262207" calcext:value-type="float">
            <text:p>-0.262207</text:p>
          </table:table-cell>
          <table:table-cell table:formula="of:=LOG([.A1137];10)" office:value-type="float" office:value="-0.255951229452253" calcext:value-type="float">
            <text:p>-0.2559512295</text:p>
          </table:table-cell>
          <table:table-cell table:formula="of:=ABS([.C1137]-[.B1137])" office:value-type="float" office:value="0.00625577054774656" calcext:value-type="float">
            <text:p>0.0062557705</text:p>
          </table:table-cell>
        </table:table-row>
        <table:table-row table:style-name="ro1">
          <table:table-cell office:value-type="float" office:value="0.555176" calcext:value-type="float">
            <text:p>0.555176</text:p>
          </table:table-cell>
          <table:table-cell office:value-type="float" office:value="-0.261719" calcext:value-type="float">
            <text:p>-0.261719</text:p>
          </table:table-cell>
          <table:table-cell table:formula="of:=LOG([.A1138];10)" office:value-type="float" office:value="-0.255569316495663" calcext:value-type="float">
            <text:p>-0.2555693165</text:p>
          </table:table-cell>
          <table:table-cell table:formula="of:=ABS([.C1138]-[.B1138])" office:value-type="float" office:value="0.00614968350433703" calcext:value-type="float">
            <text:p>0.0061496835</text:p>
          </table:table-cell>
        </table:table-row>
        <table:table-row table:style-name="ro1">
          <table:table-cell office:value-type="float" office:value="0.555664" calcext:value-type="float">
            <text:p>0.555664</text:p>
          </table:table-cell>
          <table:table-cell office:value-type="float" office:value="-0.261719" calcext:value-type="float">
            <text:p>-0.261719</text:p>
          </table:table-cell>
          <table:table-cell table:formula="of:=LOG([.A1139];10)" office:value-type="float" office:value="-0.255187739093332" calcext:value-type="float">
            <text:p>-0.2551877391</text:p>
          </table:table-cell>
          <table:table-cell table:formula="of:=ABS([.C1139]-[.B1139])" office:value-type="float" office:value="0.00653126090666795" calcext:value-type="float">
            <text:p>0.0065312609</text:p>
          </table:table-cell>
        </table:table-row>
        <table:table-row table:style-name="ro1">
          <table:table-cell office:value-type="float" office:value="0.556152" calcext:value-type="float">
            <text:p>0.556152</text:p>
          </table:table-cell>
          <table:table-cell office:value-type="float" office:value="-0.26123" calcext:value-type="float">
            <text:p>-0.26123</text:p>
          </table:table-cell>
          <table:table-cell table:formula="of:=LOG([.A1140];10)" office:value-type="float" office:value="-0.254806496656132" calcext:value-type="float">
            <text:p>-0.2548064967</text:p>
          </table:table-cell>
          <table:table-cell table:formula="of:=ABS([.C1140]-[.B1140])" office:value-type="float" office:value="0.0064235033438676" calcext:value-type="float">
            <text:p>0.0064235033</text:p>
          </table:table-cell>
        </table:table-row>
        <table:table-row table:style-name="ro1">
          <table:table-cell office:value-type="float" office:value="0.556641" calcext:value-type="float">
            <text:p>0.556641</text:p>
          </table:table-cell>
          <table:table-cell office:value-type="float" office:value="-0.260742" calcext:value-type="float">
            <text:p>-0.260742</text:p>
          </table:table-cell>
          <table:table-cell table:formula="of:=LOG([.A1141];10)" office:value-type="float" office:value="-0.254424808390084" calcext:value-type="float">
            <text:p>-0.2544248084</text:p>
          </table:table-cell>
          <table:table-cell table:formula="of:=ABS([.C1141]-[.B1141])" office:value-type="float" office:value="0.00631719160991601" calcext:value-type="float">
            <text:p>0.0063171916</text:p>
          </table:table-cell>
        </table:table-row>
        <table:table-row table:style-name="ro1">
          <table:table-cell office:value-type="float" office:value="0.557129" calcext:value-type="float">
            <text:p>0.557129</text:p>
          </table:table-cell>
          <table:table-cell office:value-type="float" office:value="-0.260742" calcext:value-type="float">
            <text:p>-0.260742</text:p>
          </table:table-cell>
          <table:table-cell table:formula="of:=LOG([.A1142];10)" office:value-type="float" office:value="-0.254044234805356" calcext:value-type="float">
            <text:p>-0.2540442348</text:p>
          </table:table-cell>
          <table:table-cell table:formula="of:=ABS([.C1142]-[.B1142])" office:value-type="float" office:value="0.00669776519464366" calcext:value-type="float">
            <text:p>0.0066977652</text:p>
          </table:table-cell>
        </table:table-row>
        <table:table-row table:style-name="ro1">
          <table:table-cell office:value-type="float" office:value="0.557617" calcext:value-type="float">
            <text:p>0.557617</text:p>
          </table:table-cell>
          <table:table-cell office:value-type="float" office:value="-0.260254" calcext:value-type="float">
            <text:p>-0.260254</text:p>
          </table:table-cell>
          <table:table-cell table:formula="of:=LOG([.A1143];10)" office:value-type="float" office:value="-0.253663994426459" calcext:value-type="float">
            <text:p>-0.2536639944</text:p>
          </table:table-cell>
          <table:table-cell table:formula="of:=ABS([.C1143]-[.B1143])" office:value-type="float" office:value="0.00659000557354128" calcext:value-type="float">
            <text:p>0.0065900056</text:p>
          </table:table-cell>
        </table:table-row>
        <table:table-row table:style-name="ro1">
          <table:table-cell office:value-type="float" office:value="0.558105" calcext:value-type="float">
            <text:p>0.558105</text:p>
          </table:table-cell>
          <table:table-cell office:value-type="float" office:value="-0.259766" calcext:value-type="float">
            <text:p>-0.259766</text:p>
          </table:table-cell>
          <table:table-cell table:formula="of:=LOG([.A1144];10)" office:value-type="float" office:value="-0.253284086670434" calcext:value-type="float">
            <text:p>-0.2532840867</text:p>
          </table:table-cell>
          <table:table-cell table:formula="of:=ABS([.C1144]-[.B1144])" office:value-type="float" office:value="0.00648191332956583" calcext:value-type="float">
            <text:p>0.0064819133</text:p>
          </table:table-cell>
        </table:table-row>
        <table:table-row table:style-name="ro1">
          <table:table-cell office:value-type="float" office:value="0.558594" calcext:value-type="float">
            <text:p>0.558594</text:p>
          </table:table-cell>
          <table:table-cell office:value-type="float" office:value="-0.259277" calcext:value-type="float">
            <text:p>-0.259277</text:p>
          </table:table-cell>
          <table:table-cell table:formula="of:=LOG([.A1145];10)" office:value-type="float" office:value="-0.252903733477273" calcext:value-type="float">
            <text:p>-0.2529037335</text:p>
          </table:table-cell>
          <table:table-cell table:formula="of:=ABS([.C1145]-[.B1145])" office:value-type="float" office:value="0.00637326652272702" calcext:value-type="float">
            <text:p>0.0063732665</text:p>
          </table:table-cell>
        </table:table-row>
        <table:table-row table:style-name="ro1">
          <table:table-cell office:value-type="float" office:value="0.559082" calcext:value-type="float">
            <text:p>0.559082</text:p>
          </table:table-cell>
          <table:table-cell office:value-type="float" office:value="-0.259277" calcext:value-type="float">
            <text:p>-0.259277</text:p>
          </table:table-cell>
          <table:table-cell table:formula="of:=LOG([.A1146];10)" office:value-type="float" office:value="-0.252524489902862" calcext:value-type="float">
            <text:p>-0.2525244899</text:p>
          </table:table-cell>
          <table:table-cell table:formula="of:=ABS([.C1146]-[.B1146])" office:value-type="float" office:value="0.00675251009713756" calcext:value-type="float">
            <text:p>0.0067525101</text:p>
          </table:table-cell>
        </table:table-row>
        <table:table-row table:style-name="ro1">
          <table:table-cell office:value-type="float" office:value="0.55957" calcext:value-type="float">
            <text:p>0.55957</text:p>
          </table:table-cell>
          <table:table-cell office:value-type="float" office:value="-0.258789" calcext:value-type="float">
            <text:p>-0.258789</text:p>
          </table:table-cell>
          <table:table-cell table:formula="of:=LOG([.A1147];10)" office:value-type="float" office:value="-0.25214557721042" calcext:value-type="float">
            <text:p>-0.2521455772</text:p>
          </table:table-cell>
          <table:table-cell table:formula="of:=ABS([.C1147]-[.B1147])" office:value-type="float" office:value="0.00664342278957975" calcext:value-type="float">
            <text:p>0.0066434228</text:p>
          </table:table-cell>
        </table:table-row>
        <table:table-row table:style-name="ro1">
          <table:table-cell office:value-type="float" office:value="0.560059" calcext:value-type="float">
            <text:p>0.560059</text:p>
          </table:table-cell>
          <table:table-cell office:value-type="float" office:value="-0.258301" calcext:value-type="float">
            <text:p>-0.258301</text:p>
          </table:table-cell>
          <table:table-cell table:formula="of:=LOG([.A1148];10)" office:value-type="float" office:value="-0.25176621937822" calcext:value-type="float">
            <text:p>-0.2517662194</text:p>
          </table:table-cell>
          <table:table-cell table:formula="of:=ABS([.C1148]-[.B1148])" office:value-type="float" office:value="0.00653478062177959" calcext:value-type="float">
            <text:p>0.0065347806</text:p>
          </table:table-cell>
        </table:table-row>
        <table:table-row table:style-name="ro1">
          <table:table-cell office:value-type="float" office:value="0.560547" calcext:value-type="float">
            <text:p>0.560547</text:p>
          </table:table-cell>
          <table:table-cell office:value-type="float" office:value="-0.258301" calcext:value-type="float">
            <text:p>-0.258301</text:p>
          </table:table-cell>
          <table:table-cell table:formula="of:=LOG([.A1149];10)" office:value-type="float" office:value="-0.251387967395693" calcext:value-type="float">
            <text:p>-0.2513879674</text:p>
          </table:table-cell>
          <table:table-cell table:formula="of:=ABS([.C1149]-[.B1149])" office:value-type="float" office:value="0.00691303260430709" calcext:value-type="float">
            <text:p>0.0069130326</text:p>
          </table:table-cell>
        </table:table-row>
        <table:table-row table:style-name="ro1">
          <table:table-cell office:value-type="float" office:value="0.561035" calcext:value-type="float">
            <text:p>0.561035</text:p>
          </table:table-cell>
          <table:table-cell office:value-type="float" office:value="-0.257812" calcext:value-type="float">
            <text:p>-0.257812</text:p>
          </table:table-cell>
          <table:table-cell table:formula="of:=LOG([.A1150];10)" office:value-type="float" office:value="-0.251010044567861" calcext:value-type="float">
            <text:p>-0.2510100446</text:p>
          </table:table-cell>
          <table:table-cell table:formula="of:=ABS([.C1150]-[.B1150])" office:value-type="float" office:value="0.00680195543213902" calcext:value-type="float">
            <text:p>0.0068019554</text:p>
          </table:table-cell>
        </table:table-row>
        <table:table-row table:style-name="ro1">
          <table:table-cell office:value-type="float" office:value="0.561523" calcext:value-type="float">
            <text:p>0.561523</text:p>
          </table:table-cell>
          <table:table-cell office:value-type="float" office:value="-0.257324" calcext:value-type="float">
            <text:p>-0.257324</text:p>
          </table:table-cell>
          <table:table-cell table:formula="of:=LOG([.A1151];10)" office:value-type="float" office:value="-0.250632450322362" calcext:value-type="float">
            <text:p>-0.2506324503</text:p>
          </table:table-cell>
          <table:table-cell table:formula="of:=ABS([.C1151]-[.B1151])" office:value-type="float" office:value="0.00669154967763824" calcext:value-type="float">
            <text:p>0.0066915497</text:p>
          </table:table-cell>
        </table:table-row>
        <table:table-row table:style-name="ro1">
          <table:table-cell office:value-type="float" office:value="0.562012" calcext:value-type="float">
            <text:p>0.562012</text:p>
          </table:table-cell>
          <table:table-cell office:value-type="float" office:value="-0.256836" calcext:value-type="float">
            <text:p>-0.256836</text:p>
          </table:table-cell>
          <table:table-cell table:formula="of:=LOG([.A1152];10)" office:value-type="float" office:value="-0.250254411338155" calcext:value-type="float">
            <text:p>-0.2502544113</text:p>
          </table:table-cell>
          <table:table-cell table:formula="of:=ABS([.C1152]-[.B1152])" office:value-type="float" office:value="0.00658158866184483" calcext:value-type="float">
            <text:p>0.0065815887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-0.256836" calcext:value-type="float">
            <text:p>-0.256836</text:p>
          </table:table-cell>
          <table:table-cell table:formula="of:=LOG([.A1153];10)" office:value-type="float" office:value="-0.2498774732166" calcext:value-type="float">
            <text:p>-0.2498774732</text:p>
          </table:table-cell>
          <table:table-cell table:formula="of:=ABS([.C1153]-[.B1153])" office:value-type="float" office:value="0.00695852678340014" calcext:value-type="float">
            <text:p>0.0069585268</text:p>
          </table:table-cell>
        </table:table-row>
        <table:table-row table:style-name="ro1">
          <table:table-cell office:value-type="float" office:value="0.562988" calcext:value-type="float">
            <text:p>0.562988</text:p>
          </table:table-cell>
          <table:table-cell office:value-type="float" office:value="-0.256348" calcext:value-type="float">
            <text:p>-0.256348</text:p>
          </table:table-cell>
          <table:table-cell table:formula="of:=LOG([.A1154];10)" office:value-type="float" office:value="-0.249500861968057" calcext:value-type="float">
            <text:p>-0.249500862</text:p>
          </table:table-cell>
          <table:table-cell table:formula="of:=ABS([.C1154]-[.B1154])" office:value-type="float" office:value="0.00684713803194303" calcext:value-type="float">
            <text:p>0.006847138</text:p>
          </table:table-cell>
        </table:table-row>
        <table:table-row table:style-name="ro1">
          <table:table-cell office:value-type="float" office:value="0.563477" calcext:value-type="float">
            <text:p>0.563477</text:p>
          </table:table-cell>
          <table:table-cell office:value-type="float" office:value="-0.255859" calcext:value-type="float">
            <text:p>-0.255859</text:p>
          </table:table-cell>
          <table:table-cell table:formula="of:=LOG([.A1155];10)" office:value-type="float" office:value="-0.24912380628503" calcext:value-type="float">
            <text:p>-0.2491238063</text:p>
          </table:table-cell>
          <table:table-cell table:formula="of:=ABS([.C1155]-[.B1155])" office:value-type="float" office:value="0.00673519371497039" calcext:value-type="float">
            <text:p>0.0067351937</text:p>
          </table:table-cell>
        </table:table-row>
        <table:table-row table:style-name="ro1">
          <table:table-cell office:value-type="float" office:value="0.563965" calcext:value-type="float">
            <text:p>0.563965</text:p>
          </table:table-cell>
          <table:table-cell office:value-type="float" office:value="-0.255859" calcext:value-type="float">
            <text:p>-0.255859</text:p>
          </table:table-cell>
          <table:table-cell table:formula="of:=LOG([.A1156];10)" office:value-type="float" office:value="-0.248747847751634" calcext:value-type="float">
            <text:p>-0.2487478478</text:p>
          </table:table-cell>
          <table:table-cell table:formula="of:=ABS([.C1156]-[.B1156])" office:value-type="float" office:value="0.00711115224836559" calcext:value-type="float">
            <text:p>0.0071111522</text:p>
          </table:table-cell>
        </table:table-row>
        <table:table-row table:style-name="ro1">
          <table:table-cell office:value-type="float" office:value="0.564453" calcext:value-type="float">
            <text:p>0.564453</text:p>
          </table:table-cell>
          <table:table-cell office:value-type="float" office:value="-0.255371" calcext:value-type="float">
            <text:p>-0.255371</text:p>
          </table:table-cell>
          <table:table-cell table:formula="of:=LOG([.A1157];10)" office:value-type="float" office:value="-0.248372214395234" calcext:value-type="float">
            <text:p>-0.2483722144</text:p>
          </table:table-cell>
          <table:table-cell table:formula="of:=ABS([.C1157]-[.B1157])" office:value-type="float" office:value="0.00699878560476586" calcext:value-type="float">
            <text:p>0.0069987856</text:p>
          </table:table-cell>
        </table:table-row>
        <table:table-row table:style-name="ro1">
          <table:table-cell office:value-type="float" office:value="0.564941" calcext:value-type="float">
            <text:p>0.564941</text:p>
          </table:table-cell>
          <table:table-cell office:value-type="float" office:value="-0.254883" calcext:value-type="float">
            <text:p>-0.254883</text:p>
          </table:table-cell>
          <table:table-cell table:formula="of:=LOG([.A1158];10)" office:value-type="float" office:value="-0.247996905653806" calcext:value-type="float">
            <text:p>-0.2479969057</text:p>
          </table:table-cell>
          <table:table-cell table:formula="of:=ABS([.C1158]-[.B1158])" office:value-type="float" office:value="0.00688609434619419" calcext:value-type="float">
            <text:p>0.0068860943</text:p>
          </table:table-cell>
        </table:table-row>
        <table:table-row table:style-name="ro1">
          <table:table-cell office:value-type="float" office:value="0.56543" calcext:value-type="float">
            <text:p>0.56543</text:p>
          </table:table-cell>
          <table:table-cell office:value-type="float" office:value="-0.254883" calcext:value-type="float">
            <text:p>-0.254883</text:p>
          </table:table-cell>
          <table:table-cell table:formula="of:=LOG([.A1159];10)" office:value-type="float" office:value="-0.247621152887858" calcext:value-type="float">
            <text:p>-0.2476211529</text:p>
          </table:table-cell>
          <table:table-cell table:formula="of:=ABS([.C1159]-[.B1159])" office:value-type="float" office:value="0.00726184711214215" calcext:value-type="float">
            <text:p>0.0072618471</text:p>
          </table:table-cell>
        </table:table-row>
        <table:table-row table:style-name="ro1">
          <table:table-cell office:value-type="float" office:value="0.565918" calcext:value-type="float">
            <text:p>0.565918</text:p>
          </table:table-cell>
          <table:table-cell office:value-type="float" office:value="-0.254395" calcext:value-type="float">
            <text:p>-0.254395</text:p>
          </table:table-cell>
          <table:table-cell table:formula="of:=LOG([.A1160];10)" office:value-type="float" office:value="-0.247246492358449" calcext:value-type="float">
            <text:p>-0.2472464924</text:p>
          </table:table-cell>
          <table:table-cell table:formula="of:=ABS([.C1160]-[.B1160])" office:value-type="float" office:value="0.00714850764155092" calcext:value-type="float">
            <text:p>0.0071485076</text:p>
          </table:table-cell>
        </table:table-row>
        <table:table-row table:style-name="ro1">
          <table:table-cell office:value-type="float" office:value="0.566406" calcext:value-type="float">
            <text:p>0.566406</text:p>
          </table:table-cell>
          <table:table-cell office:value-type="float" office:value="-0.253906" calcext:value-type="float">
            <text:p>-0.253906</text:p>
          </table:table-cell>
          <table:table-cell table:formula="of:=LOG([.A1161];10)" office:value-type="float" office:value="-0.246872154765516" calcext:value-type="float">
            <text:p>-0.2468721548</text:p>
          </table:table-cell>
          <table:table-cell table:formula="of:=ABS([.C1161]-[.B1161])" office:value-type="float" office:value="0.00703384523448408" calcext:value-type="float">
            <text:p>0.0070338452</text:p>
          </table:table-cell>
        </table:table-row>
        <table:table-row table:style-name="ro1">
          <table:table-cell office:value-type="float" office:value="0.566895" calcext:value-type="float">
            <text:p>0.566895</text:p>
          </table:table-cell>
          <table:table-cell office:value-type="float" office:value="-0.253418" calcext:value-type="float">
            <text:p>-0.253418</text:p>
          </table:table-cell>
          <table:table-cell table:formula="of:=LOG([.A1162];10)" office:value-type="float" office:value="-0.246497373458819" calcext:value-type="float">
            <text:p>-0.2464973735</text:p>
          </table:table-cell>
          <table:table-cell table:formula="of:=ABS([.C1162]-[.B1162])" office:value-type="float" office:value="0.00692062654118047" calcext:value-type="float">
            <text:p>0.0069206265</text:p>
          </table:table-cell>
        </table:table-row>
        <table:table-row table:style-name="ro1">
          <table:table-cell office:value-type="float" office:value="0.567383" calcext:value-type="float">
            <text:p>0.567383</text:p>
          </table:table-cell>
          <table:table-cell office:value-type="float" office:value="-0.253418" calcext:value-type="float">
            <text:p>-0.253418</text:p>
          </table:table-cell>
          <table:table-cell table:formula="of:=LOG([.A1163];10)" office:value-type="float" office:value="-0.246123680730502" calcext:value-type="float">
            <text:p>-0.2461236807</text:p>
          </table:table-cell>
          <table:table-cell table:formula="of:=ABS([.C1163]-[.B1163])" office:value-type="float" office:value="0.00729431926949767" calcext:value-type="float">
            <text:p>0.0072943193</text:p>
          </table:table-cell>
        </table:table-row>
        <table:table-row table:style-name="ro1">
          <table:table-cell office:value-type="float" office:value="0.567871" calcext:value-type="float">
            <text:p>0.567871</text:p>
          </table:table-cell>
          <table:table-cell office:value-type="float" office:value="-0.25293" calcext:value-type="float">
            <text:p>-0.25293</text:p>
          </table:table-cell>
          <table:table-cell table:formula="of:=LOG([.A1164];10)" office:value-type="float" office:value="-0.24575030927315" calcext:value-type="float">
            <text:p>-0.2457503093</text:p>
          </table:table-cell>
          <table:table-cell table:formula="of:=ABS([.C1164]-[.B1164])" office:value-type="float" office:value="0.00717969072685018" calcext:value-type="float">
            <text:p>0.0071796907</text:p>
          </table:table-cell>
        </table:table-row>
        <table:table-row table:style-name="ro1">
          <table:table-cell office:value-type="float" office:value="0.568359" calcext:value-type="float">
            <text:p>0.568359</text:p>
          </table:table-cell>
          <table:table-cell office:value-type="float" office:value="-0.252441" calcext:value-type="float">
            <text:p>-0.252441</text:p>
          </table:table-cell>
          <table:table-cell table:formula="of:=LOG([.A1165];10)" office:value-type="float" office:value="-0.245377258534831" calcext:value-type="float">
            <text:p>-0.2453772585</text:p>
          </table:table-cell>
          <table:table-cell table:formula="of:=ABS([.C1165]-[.B1165])" office:value-type="float" office:value="0.00706374146516914" calcext:value-type="float">
            <text:p>0.0070637415</text:p>
          </table:table-cell>
        </table:table-row>
        <table:table-row table:style-name="ro1">
          <table:table-cell office:value-type="float" office:value="0.568848" calcext:value-type="float">
            <text:p>0.568848</text:p>
          </table:table-cell>
          <table:table-cell office:value-type="float" office:value="-0.252441" calcext:value-type="float">
            <text:p>-0.252441</text:p>
          </table:table-cell>
          <table:table-cell table:formula="of:=LOG([.A1166];10)" office:value-type="float" office:value="-0.245003764501221" calcext:value-type="float">
            <text:p>-0.2450037645</text:p>
          </table:table-cell>
          <table:table-cell table:formula="of:=ABS([.C1166]-[.B1166])" office:value-type="float" office:value="0.00743723549877928" calcext:value-type="float">
            <text:p>0.0074372355</text:p>
          </table:table-cell>
        </table:table-row>
        <table:table-row table:style-name="ro1">
          <table:table-cell office:value-type="float" office:value="0.569336" calcext:value-type="float">
            <text:p>0.569336</text:p>
          </table:table-cell>
          <table:table-cell office:value-type="float" office:value="-0.251953" calcext:value-type="float">
            <text:p>-0.251953</text:p>
          </table:table-cell>
          <table:table-cell table:formula="of:=LOG([.A1167];10)" office:value-type="float" office:value="-0.244631354205248" calcext:value-type="float">
            <text:p>-0.2446313542</text:p>
          </table:table-cell>
          <table:table-cell table:formula="of:=ABS([.C1167]-[.B1167])" office:value-type="float" office:value="0.00732164579475153" calcext:value-type="float">
            <text:p>0.0073216458</text:p>
          </table:table-cell>
        </table:table-row>
        <table:table-row table:style-name="ro1">
          <table:table-cell office:value-type="float" office:value="0.569824" calcext:value-type="float">
            <text:p>0.569824</text:p>
          </table:table-cell>
          <table:table-cell office:value-type="float" office:value="-0.251465" calcext:value-type="float">
            <text:p>-0.251465</text:p>
          </table:table-cell>
          <table:table-cell table:formula="of:=LOG([.A1168];10)" office:value-type="float" office:value="-0.244259262979901" calcext:value-type="float">
            <text:p>-0.244259263</text:p>
          </table:table-cell>
          <table:table-cell table:formula="of:=ABS([.C1168]-[.B1168])" office:value-type="float" office:value="0.00720573702009869" calcext:value-type="float">
            <text:p>0.007205737</text:p>
          </table:table-cell>
        </table:table-row>
        <table:table-row table:style-name="ro1">
          <table:table-cell office:value-type="float" office:value="0.570312" calcext:value-type="float">
            <text:p>0.570312</text:p>
          </table:table-cell>
          <table:table-cell office:value-type="float" office:value="-0.250977" calcext:value-type="float">
            <text:p>-0.250977</text:p>
          </table:table-cell>
          <table:table-cell table:formula="of:=LOG([.A1169];10)" office:value-type="float" office:value="-0.243887490278906" calcext:value-type="float">
            <text:p>-0.2438874903</text:p>
          </table:table-cell>
          <table:table-cell table:formula="of:=ABS([.C1169]-[.B1169])" office:value-type="float" office:value="0.00708950972109398" calcext:value-type="float">
            <text:p>0.0070895097</text:p>
          </table:table-cell>
        </table:table-row>
        <table:table-row table:style-name="ro1">
          <table:table-cell office:value-type="float" office:value="0.570801" calcext:value-type="float">
            <text:p>0.570801</text:p>
          </table:table-cell>
          <table:table-cell office:value-type="float" office:value="-0.250977" calcext:value-type="float">
            <text:p>-0.250977</text:p>
          </table:table-cell>
          <table:table-cell table:formula="of:=LOG([.A1170];10)" office:value-type="float" office:value="-0.243515274705776" calcext:value-type="float">
            <text:p>-0.2435152747</text:p>
          </table:table-cell>
          <table:table-cell table:formula="of:=ABS([.C1170]-[.B1170])" office:value-type="float" office:value="0.00746172529422373" calcext:value-type="float">
            <text:p>0.0074617253</text:p>
          </table:table-cell>
        </table:table-row>
        <table:table-row table:style-name="ro1">
          <table:table-cell office:value-type="float" office:value="0.571289" calcext:value-type="float">
            <text:p>0.571289</text:p>
          </table:table-cell>
          <table:table-cell office:value-type="float" office:value="-0.250488" calcext:value-type="float">
            <text:p>-0.250488</text:p>
          </table:table-cell>
          <table:table-cell table:formula="of:=LOG([.A1171];10)" office:value-type="float" office:value="-0.243144138070193" calcext:value-type="float">
            <text:p>-0.2431441381</text:p>
          </table:table-cell>
          <table:table-cell table:formula="of:=ABS([.C1171]-[.B1171])" office:value-type="float" office:value="0.00734386192980716" calcext:value-type="float">
            <text:p>0.0073438619</text:p>
          </table:table-cell>
        </table:table-row>
        <table:table-row table:style-name="ro1">
          <table:table-cell office:value-type="float" office:value="0.571777" calcext:value-type="float">
            <text:p>0.571777</text:p>
          </table:table-cell>
          <table:table-cell office:value-type="float" office:value="-0.25" calcext:value-type="float">
            <text:p>-0.25</text:p>
          </table:table-cell>
          <table:table-cell table:formula="of:=LOG([.A1172];10)" office:value-type="float" office:value="-0.242773318327422" calcext:value-type="float">
            <text:p>-0.2427733183</text:p>
          </table:table-cell>
          <table:table-cell table:formula="of:=ABS([.C1172]-[.B1172])" office:value-type="float" office:value="0.00722668167257753" calcext:value-type="float">
            <text:p>0.0072266817</text:p>
          </table:table-cell>
        </table:table-row>
        <table:table-row table:style-name="ro1">
          <table:table-cell office:value-type="float" office:value="0.572266" calcext:value-type="float">
            <text:p>0.572266</text:p>
          </table:table-cell>
          <table:table-cell office:value-type="float" office:value="-0.25" calcext:value-type="float">
            <text:p>-0.25</text:p>
          </table:table-cell>
          <table:table-cell table:formula="of:=LOG([.A1173];10)" office:value-type="float" office:value="-0.242402056032939" calcext:value-type="float">
            <text:p>-0.242402056</text:p>
          </table:table-cell>
          <table:table-cell table:formula="of:=ABS([.C1173]-[.B1173])" office:value-type="float" office:value="0.00759794396706096" calcext:value-type="float">
            <text:p>0.007597944</text:p>
          </table:table-cell>
        </table:table-row>
        <table:table-row table:style-name="ro1">
          <table:table-cell office:value-type="float" office:value="0.572754" calcext:value-type="float">
            <text:p>0.572754</text:p>
          </table:table-cell>
          <table:table-cell office:value-type="float" office:value="-0.249512" calcext:value-type="float">
            <text:p>-0.249512</text:p>
          </table:table-cell>
          <table:table-cell table:formula="of:=LOG([.A1174];10)" office:value-type="float" office:value="-0.242031869101705" calcext:value-type="float">
            <text:p>-0.2420318691</text:p>
          </table:table-cell>
          <table:table-cell table:formula="of:=ABS([.C1174]-[.B1174])" office:value-type="float" office:value="0.00748013089829508" calcext:value-type="float">
            <text:p>0.0074801309</text:p>
          </table:table-cell>
        </table:table-row>
        <table:table-row table:style-name="ro1">
          <table:table-cell office:value-type="float" office:value="0.573242" calcext:value-type="float">
            <text:p>0.573242</text:p>
          </table:table-cell>
          <table:table-cell office:value-type="float" office:value="-0.249023" calcext:value-type="float">
            <text:p>-0.249023</text:p>
          </table:table-cell>
          <table:table-cell table:formula="of:=LOG([.A1175];10)" office:value-type="float" office:value="-0.241661997444249" calcext:value-type="float">
            <text:p>-0.2416619974</text:p>
          </table:table-cell>
          <table:table-cell table:formula="of:=ABS([.C1175]-[.B1175])" office:value-type="float" office:value="0.0073610025557512" calcext:value-type="float">
            <text:p>0.0073610026</text:p>
          </table:table-cell>
        </table:table-row>
        <table:table-row table:style-name="ro1">
          <table:table-cell office:value-type="float" office:value="0.57373" calcext:value-type="float">
            <text:p>0.57373</text:p>
          </table:table-cell>
          <table:table-cell office:value-type="float" office:value="-0.249023" calcext:value-type="float">
            <text:p>-0.249023</text:p>
          </table:table-cell>
          <table:table-cell table:formula="of:=LOG([.A1176];10)" office:value-type="float" office:value="-0.241292440524015" calcext:value-type="float">
            <text:p>-0.2412924405</text:p>
          </table:table-cell>
          <table:table-cell table:formula="of:=ABS([.C1176]-[.B1176])" office:value-type="float" office:value="0.00773055947598503" calcext:value-type="float">
            <text:p>0.0077305595</text:p>
          </table:table-cell>
        </table:table-row>
        <table:table-row table:style-name="ro1">
          <table:table-cell office:value-type="float" office:value="0.574219" calcext:value-type="float">
            <text:p>0.574219</text:p>
          </table:table-cell>
          <table:table-cell office:value-type="float" office:value="-0.248535" calcext:value-type="float">
            <text:p>-0.248535</text:p>
          </table:table-cell>
          <table:table-cell table:formula="of:=LOG([.A1177];10)" office:value-type="float" office:value="-0.240922441483124" calcext:value-type="float">
            <text:p>-0.2409224415</text:p>
          </table:table-cell>
          <table:table-cell table:formula="of:=ABS([.C1177]-[.B1177])" office:value-type="float" office:value="0.00761255851687606" calcext:value-type="float">
            <text:p>0.0076125585</text:p>
          </table:table-cell>
        </table:table-row>
        <table:table-row table:style-name="ro1">
          <table:table-cell office:value-type="float" office:value="0.574707" calcext:value-type="float">
            <text:p>0.574707</text:p>
          </table:table-cell>
          <table:table-cell office:value-type="float" office:value="-0.248047" calcext:value-type="float">
            <text:p>-0.248047</text:p>
          </table:table-cell>
          <table:table-cell table:formula="of:=LOG([.A1178];10)" office:value-type="float" office:value="-0.240553513075352" calcext:value-type="float">
            <text:p>-0.2405535131</text:p>
          </table:table-cell>
          <table:table-cell table:formula="of:=ABS([.C1178]-[.B1178])" office:value-type="float" office:value="0.00749348692464782" calcext:value-type="float">
            <text:p>0.0074934869</text:p>
          </table:table-cell>
        </table:table-row>
        <table:table-row table:style-name="ro1">
          <table:table-cell office:value-type="float" office:value="0.575195" calcext:value-type="float">
            <text:p>0.575195</text:p>
          </table:table-cell>
          <table:table-cell office:value-type="float" office:value="-0.247559" calcext:value-type="float">
            <text:p>-0.247559</text:p>
          </table:table-cell>
          <table:table-cell table:formula="of:=LOG([.A1179];10)" office:value-type="float" office:value="-0.240184897802238" calcext:value-type="float">
            <text:p>-0.2401848978</text:p>
          </table:table-cell>
          <table:table-cell table:formula="of:=ABS([.C1179]-[.B1179])" office:value-type="float" office:value="0.00737410219776177" calcext:value-type="float">
            <text:p>0.0073741022</text:p>
          </table:table-cell>
        </table:table-row>
        <table:table-row table:style-name="ro1">
          <table:table-cell office:value-type="float" office:value="0.575684" calcext:value-type="float">
            <text:p>0.575684</text:p>
          </table:table-cell>
          <table:table-cell office:value-type="float" office:value="-0.247559" calcext:value-type="float">
            <text:p>-0.247559</text:p>
          </table:table-cell>
          <table:table-cell table:formula="of:=LOG([.A1180];10)" office:value-type="float" office:value="-0.239815840734674" calcext:value-type="float">
            <text:p>-0.2398158407</text:p>
          </table:table-cell>
          <table:table-cell table:formula="of:=ABS([.C1180]-[.B1180])" office:value-type="float" office:value="0.00774315926532604" calcext:value-type="float">
            <text:p>0.0077431593</text:p>
          </table:table-cell>
        </table:table-row>
        <table:table-row table:style-name="ro1">
          <table:table-cell office:value-type="float" office:value="0.576172" calcext:value-type="float">
            <text:p>0.576172</text:p>
          </table:table-cell>
          <table:table-cell office:value-type="float" office:value="-0.24707" calcext:value-type="float">
            <text:p>-0.24707</text:p>
          </table:table-cell>
          <table:table-cell table:formula="of:=LOG([.A1181];10)" office:value-type="float" office:value="-0.239447850777858" calcext:value-type="float">
            <text:p>-0.2394478508</text:p>
          </table:table-cell>
          <table:table-cell table:formula="of:=ABS([.C1181]-[.B1181])" office:value-type="float" office:value="0.00762214922214186" calcext:value-type="float">
            <text:p>0.0076221492</text:p>
          </table:table-cell>
        </table:table-row>
        <table:table-row table:style-name="ro1">
          <table:table-cell office:value-type="float" office:value="0.57666" calcext:value-type="float">
            <text:p>0.57666</text:p>
          </table:table-cell>
          <table:table-cell office:value-type="float" office:value="-0.246582" calcext:value-type="float">
            <text:p>-0.246582</text:p>
          </table:table-cell>
          <table:table-cell table:formula="of:=LOG([.A1182];10)" office:value-type="float" office:value="-0.239080172365344" calcext:value-type="float">
            <text:p>-0.2390801724</text:p>
          </table:table-cell>
          <table:table-cell table:formula="of:=ABS([.C1182]-[.B1182])" office:value-type="float" office:value="0.00750182763465562" calcext:value-type="float">
            <text:p>0.0075018276</text:p>
          </table:table-cell>
        </table:table-row>
        <table:table-row table:style-name="ro1">
          <table:table-cell office:value-type="float" office:value="0.577148" calcext:value-type="float">
            <text:p>0.577148</text:p>
          </table:table-cell>
          <table:table-cell office:value-type="float" office:value="-0.246582" calcext:value-type="float">
            <text:p>-0.246582</text:p>
          </table:table-cell>
          <table:table-cell table:formula="of:=LOG([.A1183];10)" office:value-type="float" office:value="-0.238712804970065" calcext:value-type="float">
            <text:p>-0.238712805</text:p>
          </table:table-cell>
          <table:table-cell table:formula="of:=ABS([.C1183]-[.B1183])" office:value-type="float" office:value="0.00786919502993475" calcext:value-type="float">
            <text:p>0.007869195</text:p>
          </table:table-cell>
        </table:table-row>
        <table:table-row table:style-name="ro1">
          <table:table-cell office:value-type="float" office:value="0.577637" calcext:value-type="float">
            <text:p>0.577637</text:p>
          </table:table-cell>
          <table:table-cell office:value-type="float" office:value="-0.246094" calcext:value-type="float">
            <text:p>-0.246094</text:p>
          </table:table-cell>
          <table:table-cell table:formula="of:=LOG([.A1184];10)" office:value-type="float" office:value="-0.238344996218922" calcext:value-type="float">
            <text:p>-0.2383449962</text:p>
          </table:table-cell>
          <table:table-cell table:formula="of:=ABS([.C1184]-[.B1184])" office:value-type="float" office:value="0.00774900378107776" calcext:value-type="float">
            <text:p>0.0077490038</text:p>
          </table:table-cell>
        </table:table-row>
        <table:table-row table:style-name="ro1">
          <table:table-cell office:value-type="float" office:value="0.578125" calcext:value-type="float">
            <text:p>0.578125</text:p>
          </table:table-cell>
          <table:table-cell office:value-type="float" office:value="-0.245605" calcext:value-type="float">
            <text:p>-0.245605</text:p>
          </table:table-cell>
          <table:table-cell table:formula="of:=LOG([.A1185];10)" office:value-type="float" office:value="-0.237978249916892" calcext:value-type="float">
            <text:p>-0.2379782499</text:p>
          </table:table-cell>
          <table:table-cell table:formula="of:=ABS([.C1185]-[.B1185])" office:value-type="float" office:value="0.00762675008310787" calcext:value-type="float">
            <text:p>0.0076267501</text:p>
          </table:table-cell>
        </table:table-row>
        <table:table-row table:style-name="ro1">
          <table:table-cell office:value-type="float" office:value="0.578613" calcext:value-type="float">
            <text:p>0.578613</text:p>
          </table:table-cell>
          <table:table-cell office:value-type="float" office:value="-0.245117" calcext:value-type="float">
            <text:p>-0.245117</text:p>
          </table:table-cell>
          <table:table-cell table:formula="of:=LOG([.A1186];10)" office:value-type="float" office:value="-0.237611813057824" calcext:value-type="float">
            <text:p>-0.2376118131</text:p>
          </table:table-cell>
          <table:table-cell table:formula="of:=ABS([.C1186]-[.B1186])" office:value-type="float" office:value="0.00750518694217561" calcext:value-type="float">
            <text:p>0.0075051869</text:p>
          </table:table-cell>
        </table:table-row>
        <table:table-row table:style-name="ro1">
          <table:table-cell office:value-type="float" office:value="0.579102" calcext:value-type="float">
            <text:p>0.579102</text:p>
          </table:table-cell>
          <table:table-cell office:value-type="float" office:value="-0.245117" calcext:value-type="float">
            <text:p>-0.245117</text:p>
          </table:table-cell>
          <table:table-cell table:formula="of:=LOG([.A1187];10)" office:value-type="float" office:value="-0.237244935174614" calcext:value-type="float">
            <text:p>-0.2372449352</text:p>
          </table:table-cell>
          <table:table-cell table:formula="of:=ABS([.C1187]-[.B1187])" office:value-type="float" office:value="0.00787206482538561" calcext:value-type="float">
            <text:p>0.0078720648</text:p>
          </table:table-cell>
        </table:table-row>
        <table:table-row table:style-name="ro1">
          <table:table-cell office:value-type="float" office:value="0.57959" calcext:value-type="float">
            <text:p>0.57959</text:p>
          </table:table-cell>
          <table:table-cell office:value-type="float" office:value="-0.244629" calcext:value-type="float">
            <text:p>-0.244629</text:p>
          </table:table-cell>
          <table:table-cell table:formula="of:=LOG([.A1188];10)" office:value-type="float" office:value="-0.236879116268987" calcext:value-type="float">
            <text:p>-0.2368791163</text:p>
          </table:table-cell>
          <table:table-cell table:formula="of:=ABS([.C1188]-[.B1188])" office:value-type="float" office:value="0.00774988373101335" calcext:value-type="float">
            <text:p>0.0077498837</text:p>
          </table:table-cell>
        </table:table-row>
        <table:table-row table:style-name="ro1">
          <table:table-cell office:value-type="float" office:value="0.580078" calcext:value-type="float">
            <text:p>0.580078</text:p>
          </table:table-cell>
          <table:table-cell office:value-type="float" office:value="-0.244141" calcext:value-type="float">
            <text:p>-0.244141</text:p>
          </table:table-cell>
          <table:table-cell table:formula="of:=LOG([.A1189];10)" office:value-type="float" office:value="-0.236513605243971" calcext:value-type="float">
            <text:p>-0.2365136052</text:p>
          </table:table-cell>
          <table:table-cell table:formula="of:=ABS([.C1189]-[.B1189])" office:value-type="float" office:value="0.00762739475602861" calcext:value-type="float">
            <text:p>0.0076273948</text:p>
          </table:table-cell>
        </table:table-row>
        <table:table-row table:style-name="ro1">
          <table:table-cell office:value-type="float" office:value="0.580566" calcext:value-type="float">
            <text:p>0.580566</text:p>
          </table:table-cell>
          <table:table-cell office:value-type="float" office:value="-0.244141" calcext:value-type="float">
            <text:p>-0.244141</text:p>
          </table:table-cell>
          <table:table-cell table:formula="of:=LOG([.A1190];10)" office:value-type="float" office:value="-0.236148401581767" calcext:value-type="float">
            <text:p>-0.2361484016</text:p>
          </table:table-cell>
          <table:table-cell table:formula="of:=ABS([.C1190]-[.B1190])" office:value-type="float" office:value="0.00799259841823294" calcext:value-type="float">
            <text:p>0.0079925984</text:p>
          </table:table-cell>
        </table:table-row>
        <table:table-row table:style-name="ro1">
          <table:table-cell office:value-type="float" office:value="0.581055" calcext:value-type="float">
            <text:p>0.581055</text:p>
          </table:table-cell>
          <table:table-cell office:value-type="float" office:value="-0.243652" calcext:value-type="float">
            <text:p>-0.243652</text:p>
          </table:table-cell>
          <table:table-cell table:formula="of:=LOG([.A1191];10)" office:value-type="float" office:value="-0.235782757341184" calcext:value-type="float">
            <text:p>-0.2357827573</text:p>
          </table:table-cell>
          <table:table-cell table:formula="of:=ABS([.C1191]-[.B1191])" office:value-type="float" office:value="0.00786924265881631" calcext:value-type="float">
            <text:p>0.0078692427</text:p>
          </table:table-cell>
        </table:table-row>
        <table:table-row table:style-name="ro1">
          <table:table-cell office:value-type="float" office:value="0.581543" calcext:value-type="float">
            <text:p>0.581543</text:p>
          </table:table-cell>
          <table:table-cell office:value-type="float" office:value="-0.243164" calcext:value-type="float">
            <text:p>-0.243164</text:p>
          </table:table-cell>
          <table:table-cell table:formula="of:=LOG([.A1192];10)" office:value-type="float" office:value="-0.235418167483613" calcext:value-type="float">
            <text:p>-0.2354181675</text:p>
          </table:table-cell>
          <table:table-cell table:formula="of:=ABS([.C1192]-[.B1192])" office:value-type="float" office:value="0.00774583251638655" calcext:value-type="float">
            <text:p>0.0077458325</text:p>
          </table:table-cell>
        </table:table-row>
        <table:table-row table:style-name="ro1">
          <table:table-cell office:value-type="float" office:value="0.582031" calcext:value-type="float">
            <text:p>0.582031</text:p>
          </table:table-cell>
          <table:table-cell office:value-type="float" office:value="-0.243164" calcext:value-type="float">
            <text:p>-0.243164</text:p>
          </table:table-cell>
          <table:table-cell table:formula="of:=LOG([.A1193];10)" office:value-type="float" office:value="-0.235053883442212" calcext:value-type="float">
            <text:p>-0.2350538834</text:p>
          </table:table-cell>
          <table:table-cell table:formula="of:=ABS([.C1193]-[.B1193])" office:value-type="float" office:value="0.00811011655778815" calcext:value-type="float">
            <text:p>0.0081101166</text:p>
          </table:table-cell>
        </table:table-row>
        <table:table-row table:style-name="ro1">
          <table:table-cell office:value-type="float" office:value="0.58252" calcext:value-type="float">
            <text:p>0.58252</text:p>
          </table:table-cell>
          <table:table-cell office:value-type="float" office:value="-0.242676" calcext:value-type="float">
            <text:p>-0.242676</text:p>
          </table:table-cell>
          <table:table-cell table:formula="of:=LOG([.A1194];10)" office:value-type="float" office:value="-0.234689159159407" calcext:value-type="float">
            <text:p>-0.2346891592</text:p>
          </table:table-cell>
          <table:table-cell table:formula="of:=ABS([.C1194]-[.B1194])" office:value-type="float" office:value="0.00798684084059309" calcext:value-type="float">
            <text:p>0.0079868408</text:p>
          </table:table-cell>
        </table:table-row>
        <table:table-row table:style-name="ro1">
          <table:table-cell office:value-type="float" office:value="0.583008" calcext:value-type="float">
            <text:p>0.583008</text:p>
          </table:table-cell>
          <table:table-cell office:value-type="float" office:value="-0.242188" calcext:value-type="float">
            <text:p>-0.242188</text:p>
          </table:table-cell>
          <table:table-cell table:formula="of:=LOG([.A1195];10)" office:value-type="float" office:value="-0.234325485837868" calcext:value-type="float">
            <text:p>-0.2343254858</text:p>
          </table:table-cell>
          <table:table-cell table:formula="of:=ABS([.C1195]-[.B1195])" office:value-type="float" office:value="0.00786251416213185" calcext:value-type="float">
            <text:p>0.0078625142</text:p>
          </table:table-cell>
        </table:table-row>
        <table:table-row table:style-name="ro1">
          <table:table-cell office:value-type="float" office:value="0.583496" calcext:value-type="float">
            <text:p>0.583496</text:p>
          </table:table-cell>
          <table:table-cell office:value-type="float" office:value="-0.241699" calcext:value-type="float">
            <text:p>-0.241699</text:p>
          </table:table-cell>
          <table:table-cell table:formula="of:=LOG([.A1196];10)" office:value-type="float" office:value="-0.2339621167975" calcext:value-type="float">
            <text:p>-0.2339621168</text:p>
          </table:table-cell>
          <table:table-cell table:formula="of:=ABS([.C1196]-[.B1196])" office:value-type="float" office:value="0.00773688320249957" calcext:value-type="float">
            <text:p>0.0077368832</text:p>
          </table:table-cell>
        </table:table-row>
        <table:table-row table:style-name="ro1">
          <table:table-cell office:value-type="float" office:value="0.583984" calcext:value-type="float">
            <text:p>0.583984</text:p>
          </table:table-cell>
          <table:table-cell office:value-type="float" office:value="-0.241699" calcext:value-type="float">
            <text:p>-0.241699</text:p>
          </table:table-cell>
          <table:table-cell table:formula="of:=LOG([.A1197];10)" office:value-type="float" office:value="-0.233599051529553" calcext:value-type="float">
            <text:p>-0.2335990515</text:p>
          </table:table-cell>
          <table:table-cell table:formula="of:=ABS([.C1197]-[.B1197])" office:value-type="float" office:value="0.0080999484704474" calcext:value-type="float">
            <text:p>0.0080999485</text:p>
          </table:table-cell>
        </table:table-row>
        <table:table-row table:style-name="ro1">
          <table:table-cell office:value-type="float" office:value="0.584473" calcext:value-type="float">
            <text:p>0.584473</text:p>
          </table:table-cell>
          <table:table-cell office:value-type="float" office:value="-0.241211" calcext:value-type="float">
            <text:p>-0.241211</text:p>
          </table:table-cell>
          <table:table-cell table:formula="of:=LOG([.A1198];10)" office:value-type="float" office:value="-0.2332355464728" calcext:value-type="float">
            <text:p>-0.2332355465</text:p>
          </table:table-cell>
          <table:table-cell table:formula="of:=ABS([.C1198]-[.B1198])" office:value-type="float" office:value="0.00797545352720014" calcext:value-type="float">
            <text:p>0.0079754535</text:p>
          </table:table-cell>
        </table:table-row>
        <table:table-row table:style-name="ro1">
          <table:table-cell office:value-type="float" office:value="0.584961" calcext:value-type="float">
            <text:p>0.584961</text:p>
          </table:table-cell>
          <table:table-cell office:value-type="float" office:value="-0.240723" calcext:value-type="float">
            <text:p>-0.240723</text:p>
          </table:table-cell>
          <table:table-cell table:formula="of:=LOG([.A1199];10)" office:value-type="float" office:value="-0.232873087848422" calcext:value-type="float">
            <text:p>-0.2328730878</text:p>
          </table:table-cell>
          <table:table-cell table:formula="of:=ABS([.C1199]-[.B1199])" office:value-type="float" office:value="0.00784991215157846" calcext:value-type="float">
            <text:p>0.0078499122</text:p>
          </table:table-cell>
        </table:table-row>
        <table:table-row table:style-name="ro1">
          <table:table-cell office:value-type="float" office:value="0.585449" calcext:value-type="float">
            <text:p>0.585449</text:p>
          </table:table-cell>
          <table:table-cell office:value-type="float" office:value="-0.240723" calcext:value-type="float">
            <text:p>-0.240723</text:p>
          </table:table-cell>
          <table:table-cell table:formula="of:=LOG([.A1200];10)" office:value-type="float" office:value="-0.232510931476808" calcext:value-type="float">
            <text:p>-0.2325109315</text:p>
          </table:table-cell>
          <table:table-cell table:formula="of:=ABS([.C1200]-[.B1200])" office:value-type="float" office:value="0.00821206852319212" calcext:value-type="float">
            <text:p>0.0082120685</text:p>
          </table:table-cell>
        </table:table-row>
        <table:table-row table:style-name="ro1">
          <table:table-cell office:value-type="float" office:value="0.585938" calcext:value-type="float">
            <text:p>0.585938</text:p>
          </table:table-cell>
          <table:table-cell office:value-type="float" office:value="-0.240234" calcext:value-type="float">
            <text:p>-0.240234</text:p>
          </table:table-cell>
          <table:table-cell table:formula="of:=LOG([.A1201];10)" office:value-type="float" office:value="-0.232148335658369" calcext:value-type="float">
            <text:p>-0.2321483357</text:p>
          </table:table-cell>
          <table:table-cell table:formula="of:=ABS([.C1201]-[.B1201])" office:value-type="float" office:value="0.00808566434163141" calcext:value-type="float">
            <text:p>0.0080856643</text:p>
          </table:table-cell>
        </table:table-row>
        <table:table-row table:style-name="ro1">
          <table:table-cell office:value-type="float" office:value="0.586426" calcext:value-type="float">
            <text:p>0.586426</text:p>
          </table:table-cell>
          <table:table-cell office:value-type="float" office:value="-0.239746" calcext:value-type="float">
            <text:p>-0.239746</text:p>
          </table:table-cell>
          <table:table-cell table:formula="of:=LOG([.A1202];10)" office:value-type="float" office:value="-0.231786782899312" calcext:value-type="float">
            <text:p>-0.2317867829</text:p>
          </table:table-cell>
          <table:table-cell table:formula="of:=ABS([.C1202]-[.B1202])" office:value-type="float" office:value="0.00795921710068792" calcext:value-type="float">
            <text:p>0.0079592171</text:p>
          </table:table-cell>
        </table:table-row>
        <table:table-row table:style-name="ro1">
          <table:table-cell office:value-type="float" office:value="0.586914" calcext:value-type="float">
            <text:p>0.586914</text:p>
          </table:table-cell>
          <table:table-cell office:value-type="float" office:value="-0.239258" calcext:value-type="float">
            <text:p>-0.239258</text:p>
          </table:table-cell>
          <table:table-cell table:formula="of:=LOG([.A1203];10)" office:value-type="float" office:value="-0.23142553088474" calcext:value-type="float">
            <text:p>-0.2314255309</text:p>
          </table:table-cell>
          <table:table-cell table:formula="of:=ABS([.C1203]-[.B1203])" office:value-type="float" office:value="0.00783246911525978" calcext:value-type="float">
            <text:p>0.0078324691</text:p>
          </table:table-cell>
        </table:table-row>
        <table:table-row table:style-name="ro1">
          <table:table-cell office:value-type="float" office:value="0.587402" calcext:value-type="float">
            <text:p>0.587402</text:p>
          </table:table-cell>
          <table:table-cell office:value-type="float" office:value="-0.239258" calcext:value-type="float">
            <text:p>-0.239258</text:p>
          </table:table-cell>
          <table:table-cell table:formula="of:=LOG([.A1204];10)" office:value-type="float" office:value="-0.231064579114742" calcext:value-type="float">
            <text:p>-0.2310645791</text:p>
          </table:table-cell>
          <table:table-cell table:formula="of:=ABS([.C1204]-[.B1204])" office:value-type="float" office:value="0.00819342088525798" calcext:value-type="float">
            <text:p>0.0081934209</text:p>
          </table:table-cell>
        </table:table-row>
        <table:table-row table:style-name="ro1">
          <table:table-cell office:value-type="float" office:value="0.587891" calcext:value-type="float">
            <text:p>0.587891</text:p>
          </table:table-cell>
          <table:table-cell office:value-type="float" office:value="-0.23877" calcext:value-type="float">
            <text:p>-0.23877</text:p>
          </table:table-cell>
          <table:table-cell table:formula="of:=LOG([.A1205];10)" office:value-type="float" office:value="-0.230703188357024" calcext:value-type="float">
            <text:p>-0.2307031884</text:p>
          </table:table-cell>
          <table:table-cell table:formula="of:=ABS([.C1205]-[.B1205])" office:value-type="float" office:value="0.00806681164297582" calcext:value-type="float">
            <text:p>0.0080668116</text:p>
          </table:table-cell>
        </table:table-row>
        <table:table-row table:style-name="ro1">
          <table:table-cell office:value-type="float" office:value="0.588379" calcext:value-type="float">
            <text:p>0.588379</text:p>
          </table:table-cell>
          <table:table-cell office:value-type="float" office:value="-0.238281" calcext:value-type="float">
            <text:p>-0.238281</text:p>
          </table:table-cell>
          <table:table-cell table:formula="of:=LOG([.A1206];10)" office:value-type="float" office:value="-0.230342836194123" calcext:value-type="float">
            <text:p>-0.2303428362</text:p>
          </table:table-cell>
          <table:table-cell table:formula="of:=ABS([.C1206]-[.B1206])" office:value-type="float" office:value="0.00793816380587734" calcext:value-type="float">
            <text:p>0.0079381638</text:p>
          </table:table-cell>
        </table:table-row>
        <table:table-row table:style-name="ro1">
          <table:table-cell office:value-type="float" office:value="0.588867" calcext:value-type="float">
            <text:p>0.588867</text:p>
          </table:table-cell>
          <table:table-cell office:value-type="float" office:value="-0.238281" calcext:value-type="float">
            <text:p>-0.238281</text:p>
          </table:table-cell>
          <table:table-cell table:formula="of:=LOG([.A1207];10)" office:value-type="float" office:value="-0.229982782782503" calcext:value-type="float">
            <text:p>-0.2299827828</text:p>
          </table:table-cell>
          <table:table-cell table:formula="of:=ABS([.C1207]-[.B1207])" office:value-type="float" office:value="0.00829821721749721" calcext:value-type="float">
            <text:p>0.0082982172</text:p>
          </table:table-cell>
        </table:table-row>
        <table:table-row table:style-name="ro1">
          <table:table-cell office:value-type="float" office:value="0.589355" calcext:value-type="float">
            <text:p>0.589355</text:p>
          </table:table-cell>
          <table:table-cell office:value-type="float" office:value="-0.237793" calcext:value-type="float">
            <text:p>-0.237793</text:p>
          </table:table-cell>
          <table:table-cell table:formula="of:=LOG([.A1208];10)" office:value-type="float" office:value="-0.229623027627213" calcext:value-type="float">
            <text:p>-0.2296230276</text:p>
          </table:table-cell>
          <table:table-cell table:formula="of:=ABS([.C1208]-[.B1208])" office:value-type="float" office:value="0.00816997237278686" calcext:value-type="float">
            <text:p>0.0081699724</text:p>
          </table:table-cell>
        </table:table-row>
        <table:table-row table:style-name="ro1">
          <table:table-cell office:value-type="float" office:value="0.589844" calcext:value-type="float">
            <text:p>0.589844</text:p>
          </table:table-cell>
          <table:table-cell office:value-type="float" office:value="-0.237305" calcext:value-type="float">
            <text:p>-0.237305</text:p>
          </table:table-cell>
          <table:table-cell table:formula="of:=LOG([.A1209];10)" office:value-type="float" office:value="-0.229262833946886" calcext:value-type="float">
            <text:p>-0.2292628339</text:p>
          </table:table-cell>
          <table:table-cell table:formula="of:=ABS([.C1209]-[.B1209])" office:value-type="float" office:value="0.00804216605311422" calcext:value-type="float">
            <text:p>0.0080421661</text:p>
          </table:table-cell>
        </table:table-row>
        <table:table-row table:style-name="ro1">
          <table:table-cell office:value-type="float" office:value="0.590332" calcext:value-type="float">
            <text:p>0.590332</text:p>
          </table:table-cell>
          <table:table-cell office:value-type="float" office:value="-0.237305" calcext:value-type="float">
            <text:p>-0.237305</text:p>
          </table:table-cell>
          <table:table-cell table:formula="of:=LOG([.A1210];10)" office:value-type="float" office:value="-0.22890367443297" calcext:value-type="float">
            <text:p>-0.2289036744</text:p>
          </table:table-cell>
          <table:table-cell table:formula="of:=ABS([.C1210]-[.B1210])" office:value-type="float" office:value="0.00840132556703038" calcext:value-type="float">
            <text:p>0.0084013256</text:p>
          </table:table-cell>
        </table:table-row>
        <table:table-row table:style-name="ro1">
          <table:table-cell office:value-type="float" office:value="0.59082" calcext:value-type="float">
            <text:p>0.59082</text:p>
          </table:table-cell>
          <table:table-cell office:value-type="float" office:value="-0.236816" calcext:value-type="float">
            <text:p>-0.236816</text:p>
          </table:table-cell>
          <table:table-cell table:formula="of:=LOG([.A1211];10)" office:value-type="float" office:value="-0.228544811696882" calcext:value-type="float">
            <text:p>-0.2285448117</text:p>
          </table:table-cell>
          <table:table-cell table:formula="of:=ABS([.C1211]-[.B1211])" office:value-type="float" office:value="0.00827118830311818" calcext:value-type="float">
            <text:p>0.0082711883</text:p>
          </table:table-cell>
        </table:table-row>
        <table:table-row table:style-name="ro1">
          <table:table-cell office:value-type="float" office:value="0.591309" calcext:value-type="float">
            <text:p>0.591309</text:p>
          </table:table-cell>
          <table:table-cell office:value-type="float" office:value="-0.236328" calcext:value-type="float">
            <text:p>-0.236328</text:p>
          </table:table-cell>
          <table:table-cell table:formula="of:=LOG([.A1212];10)" office:value-type="float" office:value="-0.228185510785113" calcext:value-type="float">
            <text:p>-0.2281855108</text:p>
          </table:table-cell>
          <table:table-cell table:formula="of:=ABS([.C1212]-[.B1212])" office:value-type="float" office:value="0.0081424892148865" calcext:value-type="float">
            <text:p>0.0081424892</text:p>
          </table:table-cell>
        </table:table-row>
        <table:table-row table:style-name="ro1">
          <table:table-cell office:value-type="float" office:value="0.591797" calcext:value-type="float">
            <text:p>0.591797</text:p>
          </table:table-cell>
          <table:table-cell office:value-type="float" office:value="-0.23584" calcext:value-type="float">
            <text:p>-0.23584</text:p>
          </table:table-cell>
          <table:table-cell table:formula="of:=LOG([.A1213];10)" office:value-type="float" office:value="-0.227827240741368" calcext:value-type="float">
            <text:p>-0.2278272407</text:p>
          </table:table-cell>
          <table:table-cell table:formula="of:=ABS([.C1213]-[.B1213])" office:value-type="float" office:value="0.0080127592586324" calcext:value-type="float">
            <text:p>0.0080127593</text:p>
          </table:table-cell>
        </table:table-row>
        <table:table-row table:style-name="ro1">
          <table:table-cell office:value-type="float" office:value="0.592285" calcext:value-type="float">
            <text:p>0.592285</text:p>
          </table:table-cell>
          <table:table-cell office:value-type="float" office:value="-0.23584" calcext:value-type="float">
            <text:p>-0.23584</text:p>
          </table:table-cell>
          <table:table-cell table:formula="of:=LOG([.A1214];10)" office:value-type="float" office:value="-0.227469266007915" calcext:value-type="float">
            <text:p>-0.227469266</text:p>
          </table:table-cell>
          <table:table-cell table:formula="of:=ABS([.C1214]-[.B1214])" office:value-type="float" office:value="0.00837073399208524" calcext:value-type="float">
            <text:p>0.008370734</text:p>
          </table:table-cell>
        </table:table-row>
        <table:table-row table:style-name="ro1">
          <table:table-cell office:value-type="float" office:value="0.592773" calcext:value-type="float">
            <text:p>0.592773</text:p>
          </table:table-cell>
          <table:table-cell office:value-type="float" office:value="-0.235352" calcext:value-type="float">
            <text:p>-0.235352</text:p>
          </table:table-cell>
          <table:table-cell table:formula="of:=LOG([.A1215];10)" office:value-type="float" office:value="-0.227111586098326" calcext:value-type="float">
            <text:p>-0.2271115861</text:p>
          </table:table-cell>
          <table:table-cell table:formula="of:=ABS([.C1215]-[.B1215])" office:value-type="float" office:value="0.00824041390167349" calcext:value-type="float">
            <text:p>0.0082404139</text:p>
          </table:table-cell>
        </table:table-row>
        <table:table-row table:style-name="ro1">
          <table:table-cell office:value-type="float" office:value="0.593262" calcext:value-type="float">
            <text:p>0.593262</text:p>
          </table:table-cell>
          <table:table-cell office:value-type="float" office:value="-0.234863" calcext:value-type="float">
            <text:p>-0.234863</text:p>
          </table:table-cell>
          <table:table-cell table:formula="of:=LOG([.A1216];10)" office:value-type="float" office:value="-0.226753468481757" calcext:value-type="float">
            <text:p>-0.2267534685</text:p>
          </table:table-cell>
          <table:table-cell table:formula="of:=ABS([.C1216]-[.B1216])" office:value-type="float" office:value="0.0081095315182434" calcext:value-type="float">
            <text:p>0.0081095315</text:p>
          </table:table-cell>
        </table:table-row>
        <table:table-row table:style-name="ro1">
          <table:table-cell office:value-type="float" office:value="0.59375" calcext:value-type="float">
            <text:p>0.59375</text:p>
          </table:table-cell>
          <table:table-cell office:value-type="float" office:value="-0.234863" calcext:value-type="float">
            <text:p>-0.234863</text:p>
          </table:table-cell>
          <table:table-cell table:formula="of:=LOG([.A1217];10)" office:value-type="float" office:value="-0.226396377367077" calcext:value-type="float">
            <text:p>-0.2263963774</text:p>
          </table:table-cell>
          <table:table-cell table:formula="of:=ABS([.C1217]-[.B1217])" office:value-type="float" office:value="0.008466622632923" calcext:value-type="float">
            <text:p>0.0084666226</text:p>
          </table:table-cell>
        </table:table-row>
        <table:table-row table:style-name="ro1">
          <table:table-cell office:value-type="float" office:value="0.594238" calcext:value-type="float">
            <text:p>0.594238</text:p>
          </table:table-cell>
          <table:table-cell office:value-type="float" office:value="-0.234375" calcext:value-type="float">
            <text:p>-0.234375</text:p>
          </table:table-cell>
          <table:table-cell table:formula="of:=LOG([.A1218];10)" office:value-type="float" office:value="-0.226039579623178" calcext:value-type="float">
            <text:p>-0.2260395796</text:p>
          </table:table-cell>
          <table:table-cell table:formula="of:=ABS([.C1218]-[.B1218])" office:value-type="float" office:value="0.00833542037682172" calcext:value-type="float">
            <text:p>0.0083354204</text:p>
          </table:table-cell>
        </table:table-row>
        <table:table-row table:style-name="ro1">
          <table:table-cell office:value-type="float" office:value="0.594727" calcext:value-type="float">
            <text:p>0.594727</text:p>
          </table:table-cell>
          <table:table-cell office:value-type="float" office:value="-0.233887" calcext:value-type="float">
            <text:p>-0.233887</text:p>
          </table:table-cell>
          <table:table-cell table:formula="of:=LOG([.A1219];10)" office:value-type="float" office:value="-0.225682344526056" calcext:value-type="float">
            <text:p>-0.2256823445</text:p>
          </table:table-cell>
          <table:table-cell table:formula="of:=ABS([.C1219]-[.B1219])" office:value-type="float" office:value="0.00820465547394406" calcext:value-type="float">
            <text:p>0.0082046555</text:p>
          </table:table-cell>
        </table:table-row>
        <table:table-row table:style-name="ro1">
          <table:table-cell office:value-type="float" office:value="0.595215" calcext:value-type="float">
            <text:p>0.595215</text:p>
          </table:table-cell>
          <table:table-cell office:value-type="float" office:value="-0.233887" calcext:value-type="float">
            <text:p>-0.233887</text:p>
          </table:table-cell>
          <table:table-cell table:formula="of:=LOG([.A1220];10)" office:value-type="float" office:value="-0.225326132678671" calcext:value-type="float">
            <text:p>-0.2253261327</text:p>
          </table:table-cell>
          <table:table-cell table:formula="of:=ABS([.C1220]-[.B1220])" office:value-type="float" office:value="0.00856086732132866" calcext:value-type="float">
            <text:p>0.0085608673</text:p>
          </table:table-cell>
        </table:table-row>
        <table:table-row table:style-name="ro1">
          <table:table-cell office:value-type="float" office:value="0.595703" calcext:value-type="float">
            <text:p>0.595703</text:p>
          </table:table-cell>
          <table:table-cell office:value-type="float" office:value="-0.233398" calcext:value-type="float">
            <text:p>-0.233398</text:p>
          </table:table-cell>
          <table:table-cell table:formula="of:=LOG([.A1221];10)" office:value-type="float" office:value="-0.2249702127597" calcext:value-type="float">
            <text:p>-0.2249702128</text:p>
          </table:table-cell>
          <table:table-cell table:formula="of:=ABS([.C1221]-[.B1221])" office:value-type="float" office:value="0.00842778724030013" calcext:value-type="float">
            <text:p>0.0084277872</text:p>
          </table:table-cell>
        </table:table-row>
        <table:table-row table:style-name="ro1">
          <table:table-cell office:value-type="float" office:value="0.596191" calcext:value-type="float">
            <text:p>0.596191</text:p>
          </table:table-cell>
          <table:table-cell office:value-type="float" office:value="-0.23291" calcext:value-type="float">
            <text:p>-0.23291</text:p>
          </table:table-cell>
          <table:table-cell table:formula="of:=LOG([.A1222];10)" office:value-type="float" office:value="-0.224614584291042" calcext:value-type="float">
            <text:p>-0.2246145843</text:p>
          </table:table-cell>
          <table:table-cell table:formula="of:=ABS([.C1222]-[.B1222])" office:value-type="float" office:value="0.00829541570895831" calcext:value-type="float">
            <text:p>0.0082954157</text:p>
          </table:table-cell>
        </table:table-row>
        <table:table-row table:style-name="ro1">
          <table:table-cell office:value-type="float" office:value="0.59668" calcext:value-type="float">
            <text:p>0.59668</text:p>
          </table:table-cell>
          <table:table-cell office:value-type="float" office:value="-0.232422" calcext:value-type="float">
            <text:p>-0.232422</text:p>
          </table:table-cell>
          <table:table-cell table:formula="of:=LOG([.A1223];10)" office:value-type="float" office:value="-0.224258518943579" calcext:value-type="float">
            <text:p>-0.2242585189</text:p>
          </table:table-cell>
          <table:table-cell table:formula="of:=ABS([.C1223]-[.B1223])" office:value-type="float" office:value="0.00816348105642128" calcext:value-type="float">
            <text:p>0.0081634811</text:p>
          </table:table-cell>
        </table:table-row>
        <table:table-row table:style-name="ro1">
          <table:table-cell office:value-type="float" office:value="0.597168" calcext:value-type="float">
            <text:p>0.597168</text:p>
          </table:table-cell>
          <table:table-cell office:value-type="float" office:value="-0.232422" calcext:value-type="float">
            <text:p>-0.232422</text:p>
          </table:table-cell>
          <table:table-cell table:formula="of:=LOG([.A1224];10)" office:value-type="float" office:value="-0.223903472540732" calcext:value-type="float">
            <text:p>-0.2239034725</text:p>
          </table:table-cell>
          <table:table-cell table:formula="of:=ABS([.C1224]-[.B1224])" office:value-type="float" office:value="0.00851852745926754" calcext:value-type="float">
            <text:p>0.0085185275</text:p>
          </table:table-cell>
        </table:table-row>
        <table:table-row table:style-name="ro1">
          <table:table-cell office:value-type="float" office:value="0.597656" calcext:value-type="float">
            <text:p>0.597656</text:p>
          </table:table-cell>
          <table:table-cell office:value-type="float" office:value="-0.231934" calcext:value-type="float">
            <text:p>-0.231934</text:p>
          </table:table-cell>
          <table:table-cell table:formula="of:=LOG([.A1225];10)" office:value-type="float" office:value="-0.223548716159954" calcext:value-type="float">
            <text:p>-0.2235487162</text:p>
          </table:table-cell>
          <table:table-cell table:formula="of:=ABS([.C1225]-[.B1225])" office:value-type="float" office:value="0.00838528384004561" calcext:value-type="float">
            <text:p>0.0083852838</text:p>
          </table:table-cell>
        </table:table-row>
        <table:table-row table:style-name="ro1">
          <table:table-cell office:value-type="float" office:value="0.598145" calcext:value-type="float">
            <text:p>0.598145</text:p>
          </table:table-cell>
          <table:table-cell office:value-type="float" office:value="-0.231445" calcext:value-type="float">
            <text:p>-0.231445</text:p>
          </table:table-cell>
          <table:table-cell table:formula="of:=LOG([.A1226];10)" office:value-type="float" office:value="-0.223193523258312" calcext:value-type="float">
            <text:p>-0.2231935233</text:p>
          </table:table-cell>
          <table:table-cell table:formula="of:=ABS([.C1226]-[.B1226])" office:value-type="float" office:value="0.00825147674168808" calcext:value-type="float">
            <text:p>0.0082514767</text:p>
          </table:table-cell>
        </table:table-row>
        <table:table-row table:style-name="ro1">
          <table:table-cell office:value-type="float" office:value="0.598633" calcext:value-type="float">
            <text:p>0.598633</text:p>
          </table:table-cell>
          <table:table-cell office:value-type="float" office:value="-0.231445" calcext:value-type="float">
            <text:p>-0.231445</text:p>
          </table:table-cell>
          <table:table-cell table:formula="of:=LOG([.A1227];10)" office:value-type="float" office:value="-0.222839346094435" calcext:value-type="float">
            <text:p>-0.2228393461</text:p>
          </table:table-cell>
          <table:table-cell table:formula="of:=ABS([.C1227]-[.B1227])" office:value-type="float" office:value="0.00860565390556467" calcext:value-type="float">
            <text:p>0.0086056539</text:p>
          </table:table-cell>
        </table:table-row>
        <table:table-row table:style-name="ro1">
          <table:table-cell office:value-type="float" office:value="0.599121" calcext:value-type="float">
            <text:p>0.599121</text:p>
          </table:table-cell>
          <table:table-cell office:value-type="float" office:value="-0.230957" calcext:value-type="float">
            <text:p>-0.230957</text:p>
          </table:table-cell>
          <table:table-cell table:formula="of:=LOG([.A1228];10)" office:value-type="float" office:value="-0.222485457534855" calcext:value-type="float">
            <text:p>-0.2224854575</text:p>
          </table:table-cell>
          <table:table-cell table:formula="of:=ABS([.C1228]-[.B1228])" office:value-type="float" office:value="0.00847154246514506" calcext:value-type="float">
            <text:p>0.0084715425</text:p>
          </table:table-cell>
        </table:table-row>
        <table:table-row table:style-name="ro1">
          <table:table-cell office:value-type="float" office:value="0.599609" calcext:value-type="float">
            <text:p>0.599609</text:p>
          </table:table-cell>
          <table:table-cell office:value-type="float" office:value="-0.230469" calcext:value-type="float">
            <text:p>-0.230469</text:p>
          </table:table-cell>
          <table:table-cell table:formula="of:=LOG([.A1229];10)" office:value-type="float" office:value="-0.22213185710961" calcext:value-type="float">
            <text:p>-0.2221318571</text:p>
          </table:table-cell>
          <table:table-cell table:formula="of:=ABS([.C1229]-[.B1229])" office:value-type="float" office:value="0.00833714289038956" calcext:value-type="float">
            <text:p>0.0083371429</text:p>
          </table:table-cell>
        </table:table-row>
        <table:table-row table:style-name="ro1">
          <table:table-cell office:value-type="float" office:value="0.600098" calcext:value-type="float">
            <text:p>0.600098</text:p>
          </table:table-cell>
          <table:table-cell office:value-type="float" office:value="-0.22998" calcext:value-type="float">
            <text:p>-0.22998</text:p>
          </table:table-cell>
          <table:table-cell table:formula="of:=LOG([.A1230];10)" office:value-type="float" office:value="-0.221777820643354" calcext:value-type="float">
            <text:p>-0.2217778206</text:p>
          </table:table-cell>
          <table:table-cell table:formula="of:=ABS([.C1230]-[.B1230])" office:value-type="float" office:value="0.00820217935664611" calcext:value-type="float">
            <text:p>0.0082021794</text:p>
          </table:table-cell>
        </table:table-row>
        <table:table-row table:style-name="ro1">
          <table:table-cell office:value-type="float" office:value="0.600586" calcext:value-type="float">
            <text:p>0.600586</text:p>
          </table:table-cell>
          <table:table-cell office:value-type="float" office:value="-0.22998" calcext:value-type="float">
            <text:p>-0.22998</text:p>
          </table:table-cell>
          <table:table-cell table:formula="of:=LOG([.A1231];10)" office:value-type="float" office:value="-0.221424795669525" calcext:value-type="float">
            <text:p>-0.2214247957</text:p>
          </table:table-cell>
          <table:table-cell table:formula="of:=ABS([.C1231]-[.B1231])" office:value-type="float" office:value="0.00855520433047535" calcext:value-type="float">
            <text:p>0.0085552043</text:p>
          </table:table-cell>
        </table:table-row>
        <table:table-row table:style-name="ro1">
          <table:table-cell office:value-type="float" office:value="0.601074" calcext:value-type="float">
            <text:p>0.601074</text:p>
          </table:table-cell>
          <table:table-cell office:value-type="float" office:value="-0.229492" calcext:value-type="float">
            <text:p>-0.229492</text:p>
          </table:table-cell>
          <table:table-cell table:formula="of:=LOG([.A1232];10)" office:value-type="float" office:value="-0.221072057426062" calcext:value-type="float">
            <text:p>-0.2210720574</text:p>
          </table:table-cell>
          <table:table-cell table:formula="of:=ABS([.C1232]-[.B1232])" office:value-type="float" office:value="0.00841994257393808" calcext:value-type="float">
            <text:p>0.0084199426</text:p>
          </table:table-cell>
        </table:table-row>
        <table:table-row table:style-name="ro1">
          <table:table-cell office:value-type="float" office:value="0.601562" calcext:value-type="float">
            <text:p>0.601562</text:p>
          </table:table-cell>
          <table:table-cell office:value-type="float" office:value="-0.229004" calcext:value-type="float">
            <text:p>-0.229004</text:p>
          </table:table-cell>
          <table:table-cell table:formula="of:=LOG([.A1233];10)" office:value-type="float" office:value="-0.220719605447573" calcext:value-type="float">
            <text:p>-0.2207196054</text:p>
          </table:table-cell>
          <table:table-cell table:formula="of:=ABS([.C1233]-[.B1233])" office:value-type="float" office:value="0.00828439455242655" calcext:value-type="float">
            <text:p>0.0082843946</text:p>
          </table:table-cell>
        </table:table-row>
        <table:table-row table:style-name="ro1">
          <table:table-cell office:value-type="float" office:value="0.602051" calcext:value-type="float">
            <text:p>0.602051</text:p>
          </table:table-cell>
          <table:table-cell office:value-type="float" office:value="-0.229004" calcext:value-type="float">
            <text:p>-0.229004</text:p>
          </table:table-cell>
          <table:table-cell table:formula="of:=LOG([.A1234];10)" office:value-type="float" office:value="-0.220366717910906" calcext:value-type="float">
            <text:p>-0.2203667179</text:p>
          </table:table-cell>
          <table:table-cell table:formula="of:=ABS([.C1234]-[.B1234])" office:value-type="float" office:value="0.00863728208909384" calcext:value-type="float">
            <text:p>0.0086372821</text:p>
          </table:table-cell>
        </table:table-row>
        <table:table-row table:style-name="ro1">
          <table:table-cell office:value-type="float" office:value="0.602539" calcext:value-type="float">
            <text:p>0.602539</text:p>
          </table:table-cell>
          <table:table-cell office:value-type="float" office:value="-0.228516" calcext:value-type="float">
            <text:p>-0.228516</text:p>
          </table:table-cell>
          <table:table-cell table:formula="of:=LOG([.A1235];10)" office:value-type="float" office:value="-0.220014837654947" calcext:value-type="float">
            <text:p>-0.2200148377</text:p>
          </table:table-cell>
          <table:table-cell table:formula="of:=ABS([.C1235]-[.B1235])" office:value-type="float" office:value="0.00850116234505322" calcext:value-type="float">
            <text:p>0.0085011623</text:p>
          </table:table-cell>
        </table:table-row>
        <table:table-row table:style-name="ro1">
          <table:table-cell office:value-type="float" office:value="0.603027" calcext:value-type="float">
            <text:p>0.603027</text:p>
          </table:table-cell>
          <table:table-cell office:value-type="float" office:value="-0.228027" calcext:value-type="float">
            <text:p>-0.228027</text:p>
          </table:table-cell>
          <table:table-cell table:formula="of:=LOG([.A1236];10)" office:value-type="float" office:value="-0.219663242273617" calcext:value-type="float">
            <text:p>-0.2196632423</text:p>
          </table:table-cell>
          <table:table-cell table:formula="of:=ABS([.C1236]-[.B1236])" office:value-type="float" office:value="0.00836375772638334" calcext:value-type="float">
            <text:p>0.0083637577</text:p>
          </table:table-cell>
        </table:table-row>
        <table:table-row table:style-name="ro1">
          <table:table-cell office:value-type="float" office:value="0.603516" calcext:value-type="float">
            <text:p>0.603516</text:p>
          </table:table-cell>
          <table:table-cell office:value-type="float" office:value="-0.228027" calcext:value-type="float">
            <text:p>-0.228027</text:p>
          </table:table-cell>
          <table:table-cell table:formula="of:=LOG([.A1237];10)" office:value-type="float" office:value="-0.219311211698198" calcext:value-type="float">
            <text:p>-0.2193112117</text:p>
          </table:table-cell>
          <table:table-cell table:formula="of:=ABS([.C1237]-[.B1237])" office:value-type="float" office:value="0.00871578830180197" calcext:value-type="float">
            <text:p>0.0087157883</text:p>
          </table:table-cell>
        </table:table-row>
        <table:table-row table:style-name="ro1">
          <table:table-cell office:value-type="float" office:value="0.604004" calcext:value-type="float">
            <text:p>0.604004</text:p>
          </table:table-cell>
          <table:table-cell office:value-type="float" office:value="-0.227539" calcext:value-type="float">
            <text:p>-0.227539</text:p>
          </table:table-cell>
          <table:table-cell table:formula="of:=LOG([.A1238];10)" office:value-type="float" office:value="-0.218960185265995" calcext:value-type="float">
            <text:p>-0.2189601853</text:p>
          </table:table-cell>
          <table:table-cell table:formula="of:=ABS([.C1238]-[.B1238])" office:value-type="float" office:value="0.00857881473400499" calcext:value-type="float">
            <text:p>0.0085788147</text:p>
          </table:table-cell>
        </table:table-row>
        <table:table-row table:style-name="ro1">
          <table:table-cell office:value-type="float" office:value="0.604492" calcext:value-type="float">
            <text:p>0.604492</text:p>
          </table:table-cell>
          <table:table-cell office:value-type="float" office:value="-0.227051" calcext:value-type="float">
            <text:p>-0.227051</text:p>
          </table:table-cell>
          <table:table-cell table:formula="of:=LOG([.A1239];10)" office:value-type="float" office:value="-0.218609442328181" calcext:value-type="float">
            <text:p>-0.2186094423</text:p>
          </table:table-cell>
          <table:table-cell table:formula="of:=ABS([.C1239]-[.B1239])" office:value-type="float" office:value="0.00844155767181895" calcext:value-type="float">
            <text:p>0.0084415577</text:p>
          </table:table-cell>
        </table:table-row>
        <table:table-row table:style-name="ro1">
          <table:table-cell office:value-type="float" office:value="0.60498" calcext:value-type="float">
            <text:p>0.60498</text:p>
          </table:table-cell>
          <table:table-cell office:value-type="float" office:value="-0.226562" calcext:value-type="float">
            <text:p>-0.226562</text:p>
          </table:table-cell>
          <table:table-cell table:formula="of:=LOG([.A1240];10)" office:value-type="float" office:value="-0.218258982427216" calcext:value-type="float">
            <text:p>-0.2182589824</text:p>
          </table:table-cell>
          <table:table-cell table:formula="of:=ABS([.C1240]-[.B1240])" office:value-type="float" office:value="0.00830301757278357" calcext:value-type="float">
            <text:p>0.0083030176</text:p>
          </table:table-cell>
        </table:table-row>
        <table:table-row table:style-name="ro1">
          <table:table-cell office:value-type="float" office:value="0.605469" calcext:value-type="float">
            <text:p>0.605469</text:p>
          </table:table-cell>
          <table:table-cell office:value-type="float" office:value="-0.226562" calcext:value-type="float">
            <text:p>-0.226562</text:p>
          </table:table-cell>
          <table:table-cell table:formula="of:=LOG([.A1241];10)" office:value-type="float" office:value="-0.217908087820003" calcext:value-type="float">
            <text:p>-0.2179080878</text:p>
          </table:table-cell>
          <table:table-cell table:formula="of:=ABS([.C1241]-[.B1241])" office:value-type="float" office:value="0.00865391217999739" calcext:value-type="float">
            <text:p>0.0086539122</text:p>
          </table:table-cell>
        </table:table-row>
        <table:table-row table:style-name="ro1">
          <table:table-cell office:value-type="float" office:value="0.605957" calcext:value-type="float">
            <text:p>0.605957</text:p>
          </table:table-cell>
          <table:table-cell office:value-type="float" office:value="-0.226074" calcext:value-type="float">
            <text:p>-0.226074</text:p>
          </table:table-cell>
          <table:table-cell table:formula="of:=LOG([.A1242];10)" office:value-type="float" office:value="-0.217558193202201" calcext:value-type="float">
            <text:p>-0.2175581932</text:p>
          </table:table-cell>
          <table:table-cell table:formula="of:=ABS([.C1242]-[.B1242])" office:value-type="float" office:value="0.00851580679779923" calcext:value-type="float">
            <text:p>0.0085158068</text:p>
          </table:table-cell>
        </table:table-row>
        <table:table-row table:style-name="ro1">
          <table:table-cell office:value-type="float" office:value="0.606445" calcext:value-type="float">
            <text:p>0.606445</text:p>
          </table:table-cell>
          <table:table-cell office:value-type="float" office:value="-0.225586" calcext:value-type="float">
            <text:p>-0.225586</text:p>
          </table:table-cell>
          <table:table-cell table:formula="of:=LOG([.A1243];10)" office:value-type="float" office:value="-0.217208580254327" calcext:value-type="float">
            <text:p>-0.2172085803</text:p>
          </table:table-cell>
          <table:table-cell table:formula="of:=ABS([.C1243]-[.B1243])" office:value-type="float" office:value="0.00837741974567324" calcext:value-type="float">
            <text:p>0.0083774197</text:p>
          </table:table-cell>
        </table:table-row>
        <table:table-row table:style-name="ro1">
          <table:table-cell office:value-type="float" office:value="0.606934" calcext:value-type="float">
            <text:p>0.606934</text:p>
          </table:table-cell>
          <table:table-cell office:value-type="float" office:value="-0.225586" calcext:value-type="float">
            <text:p>-0.225586</text:p>
          </table:table-cell>
          <table:table-cell table:formula="of:=LOG([.A1244];10)" office:value-type="float" office:value="-0.21685853296795" calcext:value-type="float">
            <text:p>-0.216858533</text:p>
          </table:table-cell>
          <table:table-cell table:formula="of:=ABS([.C1244]-[.B1244])" office:value-type="float" office:value="0.00872746703204952" calcext:value-type="float">
            <text:p>0.008727467</text:p>
          </table:table-cell>
        </table:table-row>
        <table:table-row table:style-name="ro1">
          <table:table-cell office:value-type="float" office:value="0.607422" calcext:value-type="float">
            <text:p>0.607422</text:p>
          </table:table-cell>
          <table:table-cell office:value-type="float" office:value="-0.225098" calcext:value-type="float">
            <text:p>-0.225098</text:p>
          </table:table-cell>
          <table:table-cell table:formula="of:=LOG([.A1245];10)" office:value-type="float" office:value="-0.216509482576504" calcext:value-type="float">
            <text:p>-0.2165094826</text:p>
          </table:table-cell>
          <table:table-cell table:formula="of:=ABS([.C1245]-[.B1245])" office:value-type="float" office:value="0.00858851742349548" calcext:value-type="float">
            <text:p>0.0085885174</text:p>
          </table:table-cell>
        </table:table-row>
        <table:table-row table:style-name="ro1">
          <table:table-cell office:value-type="float" office:value="0.60791" calcext:value-type="float">
            <text:p>0.60791</text:p>
          </table:table-cell>
          <table:table-cell office:value-type="float" office:value="-0.224609" calcext:value-type="float">
            <text:p>-0.224609</text:p>
          </table:table-cell>
          <table:table-cell table:formula="of:=LOG([.A1246];10)" office:value-type="float" office:value="-0.216160712497943" calcext:value-type="float">
            <text:p>-0.2161607125</text:p>
          </table:table-cell>
          <table:table-cell table:formula="of:=ABS([.C1246]-[.B1246])" office:value-type="float" office:value="0.00844828750205678" calcext:value-type="float">
            <text:p>0.0084482875</text:p>
          </table:table-cell>
        </table:table-row>
        <table:table-row table:style-name="ro1">
          <table:table-cell office:value-type="float" office:value="0.608398" calcext:value-type="float">
            <text:p>0.608398</text:p>
          </table:table-cell>
          <table:table-cell office:value-type="float" office:value="-0.224121" calcext:value-type="float">
            <text:p>-0.224121</text:p>
          </table:table-cell>
          <table:table-cell table:formula="of:=LOG([.A1247];10)" office:value-type="float" office:value="-0.215812222282404" calcext:value-type="float">
            <text:p>-0.2158122223</text:p>
          </table:table-cell>
          <table:table-cell table:formula="of:=ABS([.C1247]-[.B1247])" office:value-type="float" office:value="0.00830877771759547" calcext:value-type="float">
            <text:p>0.0083087777</text:p>
          </table:table-cell>
        </table:table-row>
        <table:table-row table:style-name="ro1">
          <table:table-cell office:value-type="float" office:value="0.608887" calcext:value-type="float">
            <text:p>0.608887</text:p>
          </table:table-cell>
          <table:table-cell office:value-type="float" office:value="-0.224121" calcext:value-type="float">
            <text:p>-0.224121</text:p>
          </table:table-cell>
          <table:table-cell table:formula="of:=LOG([.A1248];10)" office:value-type="float" office:value="-0.215463298220949" calcext:value-type="float">
            <text:p>-0.2154632982</text:p>
          </table:table-cell>
          <table:table-cell table:formula="of:=ABS([.C1248]-[.B1248])" office:value-type="float" office:value="0.00865770177905081" calcext:value-type="float">
            <text:p>0.0086577018</text:p>
          </table:table-cell>
        </table:table-row>
        <table:table-row table:style-name="ro1">
          <table:table-cell office:value-type="float" office:value="0.609375" calcext:value-type="float">
            <text:p>0.609375</text:p>
          </table:table-cell>
          <table:table-cell office:value-type="float" office:value="-0.223633" calcext:value-type="float">
            <text:p>-0.223633</text:p>
          </table:table-cell>
          <table:table-cell table:formula="of:=LOG([.A1249];10)" office:value-type="float" office:value="-0.215115366957388" calcext:value-type="float">
            <text:p>-0.215115367</text:p>
          </table:table-cell>
          <table:table-cell table:formula="of:=ABS([.C1249]-[.B1249])" office:value-type="float" office:value="0.00851763304261205" calcext:value-type="float">
            <text:p>0.008517633</text:p>
          </table:table-cell>
        </table:table-row>
        <table:table-row table:style-name="ro1">
          <table:table-cell office:value-type="float" office:value="0.609863" calcext:value-type="float">
            <text:p>0.609863</text:p>
          </table:table-cell>
          <table:table-cell office:value-type="float" office:value="-0.223145" calcext:value-type="float">
            <text:p>-0.223145</text:p>
          </table:table-cell>
          <table:table-cell table:formula="of:=LOG([.A1250];10)" office:value-type="float" office:value="-0.214767714212828" calcext:value-type="float">
            <text:p>-0.2147677142</text:p>
          </table:table-cell>
          <table:table-cell table:formula="of:=ABS([.C1250]-[.B1250])" office:value-type="float" office:value="0.00837728578717237" calcext:value-type="float">
            <text:p>0.0083772858</text:p>
          </table:table-cell>
        </table:table-row>
        <table:table-row table:style-name="ro1">
          <table:table-cell office:value-type="float" office:value="0.610352" calcext:value-type="float">
            <text:p>0.610352</text:p>
          </table:table-cell>
          <table:table-cell office:value-type="float" office:value="-0.223145" calcext:value-type="float">
            <text:p>-0.223145</text:p>
          </table:table-cell>
          <table:table-cell table:formula="of:=LOG([.A1251];10)" office:value-type="float" office:value="-0.214419627993564" calcext:value-type="float">
            <text:p>-0.214419628</text:p>
          </table:table-cell>
          <table:table-cell table:formula="of:=ABS([.C1251]-[.B1251])" office:value-type="float" office:value="0.00872537200643633" calcext:value-type="float">
            <text:p>0.008725372</text:p>
          </table:table-cell>
        </table:table-row>
        <table:table-row table:style-name="ro1">
          <table:table-cell office:value-type="float" office:value="0.61084" calcext:value-type="float">
            <text:p>0.61084</text:p>
          </table:table-cell>
          <table:table-cell office:value-type="float" office:value="-0.222656" calcext:value-type="float">
            <text:p>-0.222656</text:p>
          </table:table-cell>
          <table:table-cell table:formula="of:=LOG([.A1252];10)" office:value-type="float" office:value="-0.214072531519872" calcext:value-type="float">
            <text:p>-0.2140725315</text:p>
          </table:table-cell>
          <table:table-cell table:formula="of:=ABS([.C1252]-[.B1252])" office:value-type="float" office:value="0.00858346848012762" calcext:value-type="float">
            <text:p>0.0085834685</text:p>
          </table:table-cell>
        </table:table-row>
        <table:table-row table:style-name="ro1">
          <table:table-cell office:value-type="float" office:value="0.611328" calcext:value-type="float">
            <text:p>0.611328</text:p>
          </table:table-cell>
          <table:table-cell office:value-type="float" office:value="-0.222168" calcext:value-type="float">
            <text:p>-0.222168</text:p>
          </table:table-cell>
          <table:table-cell table:formula="of:=LOG([.A1253];10)" office:value-type="float" office:value="-0.213725712230819" calcext:value-type="float">
            <text:p>-0.2137257122</text:p>
          </table:table-cell>
          <table:table-cell table:formula="of:=ABS([.C1253]-[.B1253])" office:value-type="float" office:value="0.00844228776918102" calcext:value-type="float">
            <text:p>0.0084422878</text:p>
          </table:table-cell>
        </table:table-row>
        <table:table-row table:style-name="ro1">
          <table:table-cell office:value-type="float" office:value="0.611816" calcext:value-type="float">
            <text:p>0.611816</text:p>
          </table:table-cell>
          <table:table-cell office:value-type="float" office:value="-0.222168" calcext:value-type="float">
            <text:p>-0.222168</text:p>
          </table:table-cell>
          <table:table-cell table:formula="of:=LOG([.A1254];10)" office:value-type="float" office:value="-0.213379169684048" calcext:value-type="float">
            <text:p>-0.2133791697</text:p>
          </table:table-cell>
          <table:table-cell table:formula="of:=ABS([.C1254]-[.B1254])" office:value-type="float" office:value="0.00878883031595232" calcext:value-type="float">
            <text:p>0.0087888303</text:p>
          </table:table-cell>
        </table:table-row>
        <table:table-row table:style-name="ro1">
          <table:table-cell office:value-type="float" office:value="0.612305" calcext:value-type="float">
            <text:p>0.612305</text:p>
          </table:table-cell>
          <table:table-cell office:value-type="float" office:value="-0.22168" calcext:value-type="float">
            <text:p>-0.22168</text:p>
          </table:table-cell>
          <table:table-cell table:formula="of:=LOG([.A1255];10)" office:value-type="float" office:value="-0.213032194159656" calcext:value-type="float">
            <text:p>-0.2130321942</text:p>
          </table:table-cell>
          <table:table-cell table:formula="of:=ABS([.C1255]-[.B1255])" office:value-type="float" office:value="0.0086478058403443" calcext:value-type="float">
            <text:p>0.0086478058</text:p>
          </table:table-cell>
        </table:table-row>
        <table:table-row table:style-name="ro1">
          <table:table-cell office:value-type="float" office:value="0.612793" calcext:value-type="float">
            <text:p>0.612793</text:p>
          </table:table-cell>
          <table:table-cell office:value-type="float" office:value="-0.221191" calcext:value-type="float">
            <text:p>-0.221191</text:p>
          </table:table-cell>
          <table:table-cell table:formula="of:=LOG([.A1256];10)" office:value-type="float" office:value="-0.212686204339448" calcext:value-type="float">
            <text:p>-0.2126862043</text:p>
          </table:table-cell>
          <table:table-cell table:formula="of:=ABS([.C1256]-[.B1256])" office:value-type="float" office:value="0.00850479566055151" calcext:value-type="float">
            <text:p>0.0085047957</text:p>
          </table:table-cell>
        </table:table-row>
        <table:table-row table:style-name="ro1">
          <table:table-cell office:value-type="float" office:value="0.613281" calcext:value-type="float">
            <text:p>0.613281</text:p>
          </table:table-cell>
          <table:table-cell office:value-type="float" office:value="-0.220703" calcext:value-type="float">
            <text:p>-0.220703</text:p>
          </table:table-cell>
          <table:table-cell table:formula="of:=LOG([.A1257];10)" office:value-type="float" office:value="-0.212340489939893" calcext:value-type="float">
            <text:p>-0.2123404899</text:p>
          </table:table-cell>
          <table:table-cell table:formula="of:=ABS([.C1257]-[.B1257])" office:value-type="float" office:value="0.00836251006010702" calcext:value-type="float">
            <text:p>0.0083625101</text:p>
          </table:table-cell>
        </table:table-row>
        <table:table-row table:style-name="ro1">
          <table:table-cell office:value-type="float" office:value="0.61377" calcext:value-type="float">
            <text:p>0.61377</text:p>
          </table:table-cell>
          <table:table-cell office:value-type="float" office:value="-0.220703" calcext:value-type="float">
            <text:p>-0.220703</text:p>
          </table:table-cell>
          <table:table-cell table:formula="of:=LOG([.A1258];10)" office:value-type="float" office:value="-0.211994342937212" calcext:value-type="float">
            <text:p>-0.2119943429</text:p>
          </table:table-cell>
          <table:table-cell table:formula="of:=ABS([.C1258]-[.B1258])" office:value-type="float" office:value="0.00870865706278787" calcext:value-type="float">
            <text:p>0.0087086571</text:p>
          </table:table-cell>
        </table:table-row>
        <table:table-row table:style-name="ro1">
          <table:table-cell office:value-type="float" office:value="0.614258" calcext:value-type="float">
            <text:p>0.614258</text:p>
          </table:table-cell>
          <table:table-cell office:value-type="float" office:value="-0.220215" calcext:value-type="float">
            <text:p>-0.220215</text:p>
          </table:table-cell>
          <table:table-cell table:formula="of:=LOG([.A1259];10)" office:value-type="float" office:value="-0.211649178627726" calcext:value-type="float">
            <text:p>-0.2116491786</text:p>
          </table:table-cell>
          <table:table-cell table:formula="of:=ABS([.C1259]-[.B1259])" office:value-type="float" office:value="0.00856582137227382" calcext:value-type="float">
            <text:p>0.0085658214</text:p>
          </table:table-cell>
        </table:table-row>
        <table:table-row table:style-name="ro1">
          <table:table-cell office:value-type="float" office:value="0.614746" calcext:value-type="float">
            <text:p>0.614746</text:p>
          </table:table-cell>
          <table:table-cell office:value-type="float" office:value="-0.219727" calcext:value-type="float">
            <text:p>-0.219727</text:p>
          </table:table-cell>
          <table:table-cell table:formula="of:=LOG([.A1260];10)" office:value-type="float" office:value="-0.211304288426706" calcext:value-type="float">
            <text:p>-0.2113042884</text:p>
          </table:table-cell>
          <table:table-cell table:formula="of:=ABS([.C1260]-[.B1260])" office:value-type="float" office:value="0.00842271157329352" calcext:value-type="float">
            <text:p>0.0084227116</text:p>
          </table:table-cell>
        </table:table-row>
        <table:table-row table:style-name="ro1">
          <table:table-cell office:value-type="float" office:value="0.615234" calcext:value-type="float">
            <text:p>0.615234</text:p>
          </table:table-cell>
          <table:table-cell office:value-type="float" office:value="-0.219727" calcext:value-type="float">
            <text:p>-0.219727</text:p>
          </table:table-cell>
          <table:table-cell table:formula="of:=LOG([.A1261];10)" office:value-type="float" office:value="-0.210959671899138" calcext:value-type="float">
            <text:p>-0.2109596719</text:p>
          </table:table-cell>
          <table:table-cell table:formula="of:=ABS([.C1261]-[.B1261])" office:value-type="float" office:value="0.00876732810086198" calcext:value-type="float">
            <text:p>0.0087673281</text:p>
          </table:table-cell>
        </table:table-row>
        <table:table-row table:style-name="ro1">
          <table:table-cell office:value-type="float" office:value="0.615723" calcext:value-type="float">
            <text:p>0.615723</text:p>
          </table:table-cell>
          <table:table-cell office:value-type="float" office:value="-0.219238" calcext:value-type="float">
            <text:p>-0.219238</text:p>
          </table:table-cell>
          <table:table-cell table:formula="of:=LOG([.A1262];10)" office:value-type="float" office:value="-0.210614623269784" calcext:value-type="float">
            <text:p>-0.2106146233</text:p>
          </table:table-cell>
          <table:table-cell table:formula="of:=ABS([.C1262]-[.B1262])" office:value-type="float" office:value="0.00862337673021627" calcext:value-type="float">
            <text:p>0.0086233767</text:p>
          </table:table-cell>
        </table:table-row>
        <table:table-row table:style-name="ro1">
          <table:table-cell office:value-type="float" office:value="0.616211" calcext:value-type="float">
            <text:p>0.616211</text:p>
          </table:table-cell>
          <table:table-cell office:value-type="float" office:value="-0.21875" calcext:value-type="float">
            <text:p>-0.21875</text:p>
          </table:table-cell>
          <table:table-cell table:formula="of:=LOG([.A1263];10)" office:value-type="float" office:value="-0.210270553346794" calcext:value-type="float">
            <text:p>-0.2102705533</text:p>
          </table:table-cell>
          <table:table-cell table:formula="of:=ABS([.C1263]-[.B1263])" office:value-type="float" office:value="0.0084794466532058" calcext:value-type="float">
            <text:p>0.0084794467</text:p>
          </table:table-cell>
        </table:table-row>
        <table:table-row table:style-name="ro1">
          <table:table-cell office:value-type="float" office:value="0.616699" calcext:value-type="float">
            <text:p>0.616699</text:p>
          </table:table-cell>
          <table:table-cell office:value-type="float" office:value="-0.218262" calcext:value-type="float">
            <text:p>-0.218262</text:p>
          </table:table-cell>
          <table:table-cell table:formula="of:=LOG([.A1264];10)" office:value-type="float" office:value="-0.209926755797522" calcext:value-type="float">
            <text:p>-0.2099267558</text:p>
          </table:table-cell>
          <table:table-cell table:formula="of:=ABS([.C1264]-[.B1264])" office:value-type="float" office:value="0.00833524420247789" calcext:value-type="float">
            <text:p>0.0083352442</text:p>
          </table:table-cell>
        </table:table-row>
        <table:table-row table:style-name="ro1">
          <table:table-cell office:value-type="float" office:value="0.617188" calcext:value-type="float">
            <text:p>0.617188</text:p>
          </table:table-cell>
          <table:table-cell office:value-type="float" office:value="-0.218262" calcext:value-type="float">
            <text:p>-0.218262</text:p>
          </table:table-cell>
          <table:table-cell table:formula="of:=LOG([.A1265];10)" office:value-type="float" office:value="-0.209582526524065" calcext:value-type="float">
            <text:p>-0.2095825265</text:p>
          </table:table-cell>
          <table:table-cell table:formula="of:=ABS([.C1265]-[.B1265])" office:value-type="float" office:value="0.00867947347593487" calcext:value-type="float">
            <text:p>0.0086794735</text:p>
          </table:table-cell>
        </table:table-row>
        <table:table-row table:style-name="ro1">
          <table:table-cell office:value-type="float" office:value="0.617676" calcext:value-type="float">
            <text:p>0.617676</text:p>
          </table:table-cell>
          <table:table-cell office:value-type="float" office:value="-0.217773" calcext:value-type="float">
            <text:p>-0.217773</text:p>
          </table:table-cell>
          <table:table-cell table:formula="of:=LOG([.A1266];10)" office:value-type="float" office:value="-0.209239272986507" calcext:value-type="float">
            <text:p>-0.209239273</text:p>
          </table:table-cell>
          <table:table-cell table:formula="of:=ABS([.C1266]-[.B1266])" office:value-type="float" office:value="0.00853372701349295" calcext:value-type="float">
            <text:p>0.008533727</text:p>
          </table:table-cell>
        </table:table-row>
        <table:table-row table:style-name="ro1">
          <table:table-cell office:value-type="float" office:value="0.618164" calcext:value-type="float">
            <text:p>0.618164</text:p>
          </table:table-cell>
          <table:table-cell office:value-type="float" office:value="-0.217285" calcext:value-type="float">
            <text:p>-0.217285</text:p>
          </table:table-cell>
          <table:table-cell table:formula="of:=LOG([.A1267];10)" office:value-type="float" office:value="-0.20889629053217" calcext:value-type="float">
            <text:p>-0.2088962905</text:p>
          </table:table-cell>
          <table:table-cell table:formula="of:=ABS([.C1267]-[.B1267])" office:value-type="float" office:value="0.00838870946783024" calcext:value-type="float">
            <text:p>0.0083887095</text:p>
          </table:table-cell>
        </table:table-row>
        <table:table-row table:style-name="ro1">
          <table:table-cell office:value-type="float" office:value="0.618652" calcext:value-type="float">
            <text:p>0.618652</text:p>
          </table:table-cell>
          <table:table-cell office:value-type="float" office:value="-0.217285" calcext:value-type="float">
            <text:p>-0.217285</text:p>
          </table:table-cell>
          <table:table-cell table:formula="of:=LOG([.A1268];10)" office:value-type="float" office:value="-0.208553578733217" calcext:value-type="float">
            <text:p>-0.2085535787</text:p>
          </table:table-cell>
          <table:table-cell table:formula="of:=ABS([.C1268]-[.B1268])" office:value-type="float" office:value="0.008731421266783" calcext:value-type="float">
            <text:p>0.0087314213</text:p>
          </table:table-cell>
        </table:table-row>
        <table:table-row table:style-name="ro1">
          <table:table-cell office:value-type="float" office:value="0.619141" calcext:value-type="float">
            <text:p>0.619141</text:p>
          </table:table-cell>
          <table:table-cell office:value-type="float" office:value="-0.216797" calcext:value-type="float">
            <text:p>-0.216797</text:p>
          </table:table-cell>
          <table:table-cell table:formula="of:=LOG([.A1269];10)" office:value-type="float" office:value="-0.208210435715444" calcext:value-type="float">
            <text:p>-0.2082104357</text:p>
          </table:table-cell>
          <table:table-cell table:formula="of:=ABS([.C1269]-[.B1269])" office:value-type="float" office:value="0.00858656428455565" calcext:value-type="float">
            <text:p>0.0085865643</text:p>
          </table:table-cell>
        </table:table-row>
        <table:table-row table:style-name="ro1">
          <table:table-cell office:value-type="float" office:value="0.619629" calcext:value-type="float">
            <text:p>0.619629</text:p>
          </table:table-cell>
          <table:table-cell office:value-type="float" office:value="-0.216309" calcext:value-type="float">
            <text:p>-0.216309</text:p>
          </table:table-cell>
          <table:table-cell table:formula="of:=LOG([.A1270];10)" office:value-type="float" office:value="-0.207868264500236" calcext:value-type="float">
            <text:p>-0.2078682645</text:p>
          </table:table-cell>
          <table:table-cell table:formula="of:=ABS([.C1270]-[.B1270])" office:value-type="float" office:value="0.00844073549976446" calcext:value-type="float">
            <text:p>0.0084407355</text:p>
          </table:table-cell>
        </table:table-row>
        <table:table-row table:style-name="ro1">
          <table:table-cell office:value-type="float" office:value="0.620117" calcext:value-type="float">
            <text:p>0.620117</text:p>
          </table:table-cell>
          <table:table-cell office:value-type="float" office:value="-0.216309" calcext:value-type="float">
            <text:p>-0.216309</text:p>
          </table:table-cell>
          <table:table-cell table:formula="of:=LOG([.A1271];10)" office:value-type="float" office:value="-0.207526362662093" calcext:value-type="float">
            <text:p>-0.2075263627</text:p>
          </table:table-cell>
          <table:table-cell table:formula="of:=ABS([.C1271]-[.B1271])" office:value-type="float" office:value="0.0087826373379068" calcext:value-type="float">
            <text:p>0.0087826373</text:p>
          </table:table-cell>
        </table:table-row>
        <table:table-row table:style-name="ro1">
          <table:table-cell office:value-type="float" office:value="0.620605" calcext:value-type="float">
            <text:p>0.620605</text:p>
          </table:table-cell>
          <table:table-cell office:value-type="float" office:value="-0.21582" calcext:value-type="float">
            <text:p>-0.21582</text:p>
          </table:table-cell>
          <table:table-cell table:formula="of:=LOG([.A1272];10)" office:value-type="float" office:value="-0.207184729777212" calcext:value-type="float">
            <text:p>-0.2071847298</text:p>
          </table:table-cell>
          <table:table-cell table:formula="of:=ABS([.C1272]-[.B1272])" office:value-type="float" office:value="0.00863527022278776" calcext:value-type="float">
            <text:p>0.0086352702</text:p>
          </table:table-cell>
        </table:table-row>
        <table:table-row table:style-name="ro1">
          <table:table-cell office:value-type="float" office:value="0.621094" calcext:value-type="float">
            <text:p>0.621094</text:p>
          </table:table-cell>
          <table:table-cell office:value-type="float" office:value="-0.215332" calcext:value-type="float">
            <text:p>-0.215332</text:p>
          </table:table-cell>
          <table:table-cell table:formula="of:=LOG([.A1273];10)" office:value-type="float" office:value="-0.206842666181076" calcext:value-type="float">
            <text:p>-0.2068426662</text:p>
          </table:table-cell>
          <table:table-cell table:formula="of:=ABS([.C1273]-[.B1273])" office:value-type="float" office:value="0.00848933381892419" calcext:value-type="float">
            <text:p>0.0084893338</text:p>
          </table:table-cell>
        </table:table-row>
        <table:table-row table:style-name="ro1">
          <table:table-cell office:value-type="float" office:value="0.621582" calcext:value-type="float">
            <text:p>0.621582</text:p>
          </table:table-cell>
          <table:table-cell office:value-type="float" office:value="-0.214844" calcext:value-type="float">
            <text:p>-0.214844</text:p>
          </table:table-cell>
          <table:table-cell table:formula="of:=LOG([.A1274];10)" office:value-type="float" office:value="-0.206501570484268" calcext:value-type="float">
            <text:p>-0.2065015705</text:p>
          </table:table-cell>
          <table:table-cell table:formula="of:=ABS([.C1274]-[.B1274])" office:value-type="float" office:value="0.00834242951573219" calcext:value-type="float">
            <text:p>0.0083424295</text:p>
          </table:table-cell>
        </table:table-row>
        <table:table-row table:style-name="ro1">
          <table:table-cell office:value-type="float" office:value="0.62207" calcext:value-type="float">
            <text:p>0.62207</text:p>
          </table:table-cell>
          <table:table-cell office:value-type="float" office:value="-0.214844" calcext:value-type="float">
            <text:p>-0.214844</text:p>
          </table:table-cell>
          <table:table-cell table:formula="of:=LOG([.A1275];10)" office:value-type="float" office:value="-0.206160742474429" calcext:value-type="float">
            <text:p>-0.2061607425</text:p>
          </table:table-cell>
          <table:table-cell table:formula="of:=ABS([.C1275]-[.B1275])" office:value-type="float" office:value="0.00868325752557125" calcext:value-type="float">
            <text:p>0.0086832575</text:p>
          </table:table-cell>
        </table:table-row>
        <table:table-row table:style-name="ro1">
          <table:table-cell office:value-type="float" office:value="0.622559" calcext:value-type="float">
            <text:p>0.622559</text:p>
          </table:table-cell>
          <table:table-cell office:value-type="float" office:value="-0.214355" calcext:value-type="float">
            <text:p>-0.214355</text:p>
          </table:table-cell>
          <table:table-cell table:formula="of:=LOG([.A1276];10)" office:value-type="float" office:value="-0.205819484135473" calcext:value-type="float">
            <text:p>-0.2058194841</text:p>
          </table:table-cell>
          <table:table-cell table:formula="of:=ABS([.C1276]-[.B1276])" office:value-type="float" office:value="0.00853551586452675" calcext:value-type="float">
            <text:p>0.0085355159</text:p>
          </table:table-cell>
        </table:table-row>
        <table:table-row table:style-name="ro1">
          <table:table-cell office:value-type="float" office:value="0.623047" calcext:value-type="float">
            <text:p>0.623047</text:p>
          </table:table-cell>
          <table:table-cell office:value-type="float" office:value="-0.213867" calcext:value-type="float">
            <text:p>-0.213867</text:p>
          </table:table-cell>
          <table:table-cell table:formula="of:=LOG([.A1277];10)" office:value-type="float" office:value="-0.205479190787477" calcext:value-type="float">
            <text:p>-0.2054791908</text:p>
          </table:table-cell>
          <table:table-cell table:formula="of:=ABS([.C1277]-[.B1277])" office:value-type="float" office:value="0.00838780921252297" calcext:value-type="float">
            <text:p>0.0083878092</text:p>
          </table:table-cell>
        </table:table-row>
        <table:table-row table:style-name="ro1">
          <table:table-cell office:value-type="float" office:value="0.623535" calcext:value-type="float">
            <text:p>0.623535</text:p>
          </table:table-cell>
          <table:table-cell office:value-type="float" office:value="-0.213867" calcext:value-type="float">
            <text:p>-0.213867</text:p>
          </table:table-cell>
          <table:table-cell table:formula="of:=LOG([.A1278];10)" office:value-type="float" office:value="-0.205139163869079" calcext:value-type="float">
            <text:p>-0.2051391639</text:p>
          </table:table-cell>
          <table:table-cell table:formula="of:=ABS([.C1278]-[.B1278])" office:value-type="float" office:value="0.00872783613092079" calcext:value-type="float">
            <text:p>0.0087278361</text:p>
          </table:table-cell>
        </table:table-row>
        <table:table-row table:style-name="ro1">
          <table:table-cell office:value-type="float" office:value="0.624023" calcext:value-type="float">
            <text:p>0.624023</text:p>
          </table:table-cell>
          <table:table-cell office:value-type="float" office:value="-0.213379" calcext:value-type="float">
            <text:p>-0.213379</text:p>
          </table:table-cell>
          <table:table-cell table:formula="of:=LOG([.A1279];10)" office:value-type="float" office:value="-0.204799402963409" calcext:value-type="float">
            <text:p>-0.204799403</text:p>
          </table:table-cell>
          <table:table-cell table:formula="of:=ABS([.C1279]-[.B1279])" office:value-type="float" office:value="0.0085795970365912" calcext:value-type="float">
            <text:p>0.008579597</text:p>
          </table:table-cell>
        </table:table-row>
        <table:table-row table:style-name="ro1">
          <table:table-cell office:value-type="float" office:value="0.624512" calcext:value-type="float">
            <text:p>0.624512</text:p>
          </table:table-cell>
          <table:table-cell office:value-type="float" office:value="-0.212891" calcext:value-type="float">
            <text:p>-0.212891</text:p>
          </table:table-cell>
          <table:table-cell table:formula="of:=LOG([.A1280];10)" office:value-type="float" office:value="-0.204459212239865" calcext:value-type="float">
            <text:p>-0.2044592122</text:p>
          </table:table-cell>
          <table:table-cell table:formula="of:=ABS([.C1280]-[.B1280])" office:value-type="float" office:value="0.00843178776013459" calcext:value-type="float">
            <text:p>0.0084317878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-0.212402" calcext:value-type="float">
            <text:p>-0.212402</text:p>
          </table:table-cell>
          <table:table-cell table:formula="of:=LOG([.A1281];10)" office:value-type="float" office:value="-0.204119982655925" calcext:value-type="float">
            <text:p>-0.2041199827</text:p>
          </table:table-cell>
          <table:table-cell table:formula="of:=ABS([.C1281]-[.B1281])" office:value-type="float" office:value="0.00828201734407522" calcext:value-type="float">
            <text:p>0.0082820173</text:p>
          </table:table-cell>
        </table:table-row>
        <table:table-row table:style-name="ro1">
          <table:table-cell office:value-type="float" office:value="0.625488" calcext:value-type="float">
            <text:p>0.625488</text:p>
          </table:table-cell>
          <table:table-cell office:value-type="float" office:value="-0.212402" calcext:value-type="float">
            <text:p>-0.212402</text:p>
          </table:table-cell>
          <table:table-cell table:formula="of:=LOG([.A1282];10)" office:value-type="float" office:value="-0.203781017839105" calcext:value-type="float">
            <text:p>-0.2037810178</text:p>
          </table:table-cell>
          <table:table-cell table:formula="of:=ABS([.C1282]-[.B1282])" office:value-type="float" office:value="0.00862098216089482" calcext:value-type="float">
            <text:p>0.0086209822</text:p>
          </table:table-cell>
        </table:table-row>
        <table:table-row table:style-name="ro1">
          <table:table-cell office:value-type="float" office:value="0.625977" calcext:value-type="float">
            <text:p>0.625977</text:p>
          </table:table-cell>
          <table:table-cell office:value-type="float" office:value="-0.211914" calcext:value-type="float">
            <text:p>-0.211914</text:p>
          </table:table-cell>
          <table:table-cell table:formula="of:=LOG([.A1283];10)" office:value-type="float" office:value="-0.203441623589232" calcext:value-type="float">
            <text:p>-0.2034416236</text:p>
          </table:table-cell>
          <table:table-cell table:formula="of:=ABS([.C1283]-[.B1283])" office:value-type="float" office:value="0.0084723764107682" calcext:value-type="float">
            <text:p>0.0084723764</text:p>
          </table:table-cell>
        </table:table-row>
        <table:table-row table:style-name="ro1">
          <table:table-cell office:value-type="float" office:value="0.626465" calcext:value-type="float">
            <text:p>0.626465</text:p>
          </table:table-cell>
          <table:table-cell office:value-type="float" office:value="-0.211426" calcext:value-type="float">
            <text:p>-0.211426</text:p>
          </table:table-cell>
          <table:table-cell table:formula="of:=LOG([.A1284];10)" office:value-type="float" office:value="-0.203103187609132" calcext:value-type="float">
            <text:p>-0.2031031876</text:p>
          </table:table-cell>
          <table:table-cell table:formula="of:=ABS([.C1284]-[.B1284])" office:value-type="float" office:value="0.00832281239086791" calcext:value-type="float">
            <text:p>0.0083228124</text:p>
          </table:table-cell>
        </table:table-row>
        <table:table-row table:style-name="ro1">
          <table:table-cell office:value-type="float" office:value="0.626953" calcext:value-type="float">
            <text:p>0.626953</text:p>
          </table:table-cell>
          <table:table-cell office:value-type="float" office:value="-0.211426" calcext:value-type="float">
            <text:p>-0.211426</text:p>
          </table:table-cell>
          <table:table-cell table:formula="of:=LOG([.A1285];10)" office:value-type="float" office:value="-0.202765015159275" calcext:value-type="float">
            <text:p>-0.2027650152</text:p>
          </table:table-cell>
          <table:table-cell table:formula="of:=ABS([.C1285]-[.B1285])" office:value-type="float" office:value="0.00866098484072478" calcext:value-type="float">
            <text:p>0.0086609848</text:p>
          </table:table-cell>
        </table:table-row>
        <table:table-row table:style-name="ro1">
          <table:table-cell office:value-type="float" office:value="0.627441" calcext:value-type="float">
            <text:p>0.627441</text:p>
          </table:table-cell>
          <table:table-cell office:value-type="float" office:value="-0.210938" calcext:value-type="float">
            <text:p>-0.210938</text:p>
          </table:table-cell>
          <table:table-cell table:formula="of:=LOG([.A1286];10)" office:value-type="float" office:value="-0.202427105829574" calcext:value-type="float">
            <text:p>-0.2024271058</text:p>
          </table:table-cell>
          <table:table-cell table:formula="of:=ABS([.C1286]-[.B1286])" office:value-type="float" office:value="0.00851089417042611" calcext:value-type="float">
            <text:p>0.0085108942</text:p>
          </table:table-cell>
        </table:table-row>
        <table:table-row table:style-name="ro1">
          <table:table-cell office:value-type="float" office:value="0.62793" calcext:value-type="float">
            <text:p>0.62793</text:p>
          </table:table-cell>
          <table:table-cell office:value-type="float" office:value="-0.210449" calcext:value-type="float">
            <text:p>-0.210449</text:p>
          </table:table-cell>
          <table:table-cell table:formula="of:=LOG([.A1287];10)" office:value-type="float" office:value="-0.202088767581531" calcext:value-type="float">
            <text:p>-0.2020887676</text:p>
          </table:table-cell>
          <table:table-cell table:formula="of:=ABS([.C1287]-[.B1287])" office:value-type="float" office:value="0.00836023241846873" calcext:value-type="float">
            <text:p>0.0083602324</text:p>
          </table:table-cell>
        </table:table-row>
        <table:table-row table:style-name="ro1">
          <table:table-cell office:value-type="float" office:value="0.628418" calcext:value-type="float">
            <text:p>0.628418</text:p>
          </table:table-cell>
          <table:table-cell office:value-type="float" office:value="-0.210449" calcext:value-type="float">
            <text:p>-0.210449</text:p>
          </table:table-cell>
          <table:table-cell table:formula="of:=LOG([.A1288];10)" office:value-type="float" office:value="-0.201751383802789" calcext:value-type="float">
            <text:p>-0.2017513838</text:p>
          </table:table-cell>
          <table:table-cell table:formula="of:=ABS([.C1288]-[.B1288])" office:value-type="float" office:value="0.00869761619721055" calcext:value-type="float">
            <text:p>0.0086976162</text:p>
          </table:table-cell>
        </table:table-row>
        <table:table-row table:style-name="ro1">
          <table:table-cell office:value-type="float" office:value="0.628906" calcext:value-type="float">
            <text:p>0.628906</text:p>
          </table:table-cell>
          <table:table-cell office:value-type="float" office:value="-0.209961" calcext:value-type="float">
            <text:p>-0.209961</text:p>
          </table:table-cell>
          <table:table-cell table:formula="of:=LOG([.A1289];10)" office:value-type="float" office:value="-0.201414261918834" calcext:value-type="float">
            <text:p>-0.2014142619</text:p>
          </table:table-cell>
          <table:table-cell table:formula="of:=ABS([.C1289]-[.B1289])" office:value-type="float" office:value="0.00854673808116555" calcext:value-type="float">
            <text:p>0.0085467381</text:p>
          </table:table-cell>
        </table:table-row>
        <table:table-row table:style-name="ro1">
          <table:table-cell office:value-type="float" office:value="0.629395" calcext:value-type="float">
            <text:p>0.629395</text:p>
          </table:table-cell>
          <table:table-cell office:value-type="float" office:value="-0.209473" calcext:value-type="float">
            <text:p>-0.209473</text:p>
          </table:table-cell>
          <table:table-cell table:formula="of:=LOG([.A1290];10)" office:value-type="float" office:value="-0.201076711503883" calcext:value-type="float">
            <text:p>-0.2010767115</text:p>
          </table:table-cell>
          <table:table-cell table:formula="of:=ABS([.C1290]-[.B1290])" office:value-type="float" office:value="0.00839628849611671" calcext:value-type="float">
            <text:p>0.0083962885</text:p>
          </table:table-cell>
        </table:table-row>
        <table:table-row table:style-name="ro1">
          <table:table-cell office:value-type="float" office:value="0.629883" calcext:value-type="float">
            <text:p>0.629883</text:p>
          </table:table-cell>
          <table:table-cell office:value-type="float" office:value="-0.208984" calcext:value-type="float">
            <text:p>-0.208984</text:p>
          </table:table-cell>
          <table:table-cell table:formula="of:=LOG([.A1291];10)" office:value-type="float" office:value="-0.200740112726206" calcext:value-type="float">
            <text:p>-0.2007401127</text:p>
          </table:table-cell>
          <table:table-cell table:formula="of:=ABS([.C1291]-[.B1291])" office:value-type="float" office:value="0.00824388727379396" calcext:value-type="float">
            <text:p>0.0082438873</text:p>
          </table:table-cell>
        </table:table-row>
        <table:table-row table:style-name="ro1">
          <table:table-cell office:value-type="float" office:value="0.630371" calcext:value-type="float">
            <text:p>0.630371</text:p>
          </table:table-cell>
          <table:table-cell office:value-type="float" office:value="-0.208984" calcext:value-type="float">
            <text:p>-0.208984</text:p>
          </table:table-cell>
          <table:table-cell table:formula="of:=LOG([.A1292];10)" office:value-type="float" office:value="-0.200403774626487" calcext:value-type="float">
            <text:p>-0.2004037746</text:p>
          </table:table-cell>
          <table:table-cell table:formula="of:=ABS([.C1292]-[.B1292])" office:value-type="float" office:value="0.00858022537351277" calcext:value-type="float">
            <text:p>0.0085802254</text:p>
          </table:table-cell>
        </table:table-row>
        <table:table-row table:style-name="ro1">
          <table:table-cell office:value-type="float" office:value="0.630859" calcext:value-type="float">
            <text:p>0.630859</text:p>
          </table:table-cell>
          <table:table-cell office:value-type="float" office:value="-0.208496" calcext:value-type="float">
            <text:p>-0.208496</text:p>
          </table:table-cell>
          <table:table-cell table:formula="of:=LOG([.A1293];10)" office:value-type="float" office:value="-0.200067696801277" calcext:value-type="float">
            <text:p>-0.2000676968</text:p>
          </table:table-cell>
          <table:table-cell table:formula="of:=ABS([.C1293]-[.B1293])" office:value-type="float" office:value="0.00842830319872315" calcext:value-type="float">
            <text:p>0.0084283032</text:p>
          </table:table-cell>
        </table:table-row>
        <table:table-row table:style-name="ro1">
          <table:table-cell office:value-type="float" office:value="0.631348" calcext:value-type="float">
            <text:p>0.631348</text:p>
          </table:table-cell>
          <table:table-cell office:value-type="float" office:value="-0.208008" calcext:value-type="float">
            <text:p>-0.208008</text:p>
          </table:table-cell>
          <table:table-cell table:formula="of:=LOG([.A1294];10)" office:value-type="float" office:value="-0.199731190963049" calcext:value-type="float">
            <text:p>-0.199731191</text:p>
          </table:table-cell>
          <table:table-cell table:formula="of:=ABS([.C1294]-[.B1294])" office:value-type="float" office:value="0.00827680903695052" calcext:value-type="float">
            <text:p>0.008276809</text:p>
          </table:table-cell>
        </table:table-row>
        <table:table-row table:style-name="ro1">
          <table:table-cell office:value-type="float" office:value="0.631836" calcext:value-type="float">
            <text:p>0.631836</text:p>
          </table:table-cell>
          <table:table-cell office:value-type="float" office:value="-0.208008" calcext:value-type="float">
            <text:p>-0.208008</text:p>
          </table:table-cell>
          <table:table-cell table:formula="of:=LOG([.A1295];10)" office:value-type="float" office:value="-0.199395633011536" calcext:value-type="float">
            <text:p>-0.199395633</text:p>
          </table:table-cell>
          <table:table-cell table:formula="of:=ABS([.C1295]-[.B1295])" office:value-type="float" office:value="0.0086123669884641" calcext:value-type="float">
            <text:p>0.008612367</text:p>
          </table:table-cell>
        </table:table-row>
        <table:table-row table:style-name="ro1">
          <table:table-cell office:value-type="float" office:value="0.632324" calcext:value-type="float">
            <text:p>0.632324</text:p>
          </table:table-cell>
          <table:table-cell office:value-type="float" office:value="-0.20752" calcext:value-type="float">
            <text:p>-0.20752</text:p>
          </table:table-cell>
          <table:table-cell table:formula="of:=LOG([.A1296];10)" office:value-type="float" office:value="-0.199060334128964" calcext:value-type="float">
            <text:p>-0.1990603341</text:p>
          </table:table-cell>
          <table:table-cell table:formula="of:=ABS([.C1296]-[.B1296])" office:value-type="float" office:value="0.00845966587103617" calcext:value-type="float">
            <text:p>0.0084596659</text:p>
          </table:table-cell>
        </table:table-row>
        <table:table-row table:style-name="ro1">
          <table:table-cell office:value-type="float" office:value="0.632812" calcext:value-type="float">
            <text:p>0.632812</text:p>
          </table:table-cell>
          <table:table-cell office:value-type="float" office:value="-0.207031" calcext:value-type="float">
            <text:p>-0.207031</text:p>
          </table:table-cell>
          <table:table-cell table:formula="of:=LOG([.A1297];10)" office:value-type="float" office:value="-0.198725293915612" calcext:value-type="float">
            <text:p>-0.1987252939</text:p>
          </table:table-cell>
          <table:table-cell table:formula="of:=ABS([.C1297]-[.B1297])" office:value-type="float" office:value="0.00830570608438847" calcext:value-type="float">
            <text:p>0.0083057061</text:p>
          </table:table-cell>
        </table:table-row>
        <table:table-row table:style-name="ro1">
          <table:table-cell office:value-type="float" office:value="0.633301" calcext:value-type="float">
            <text:p>0.633301</text:p>
          </table:table-cell>
          <table:table-cell office:value-type="float" office:value="-0.207031" calcext:value-type="float">
            <text:p>-0.207031</text:p>
          </table:table-cell>
          <table:table-cell table:formula="of:=LOG([.A1298];10)" office:value-type="float" office:value="-0.198389826209" calcext:value-type="float">
            <text:p>-0.1983898262</text:p>
          </table:table-cell>
          <table:table-cell table:formula="of:=ABS([.C1298]-[.B1298])" office:value-type="float" office:value="0.0086411737909996" calcext:value-type="float">
            <text:p>0.0086411738</text:p>
          </table:table-cell>
        </table:table-row>
        <table:table-row table:style-name="ro1">
          <table:table-cell office:value-type="float" office:value="0.633789" calcext:value-type="float">
            <text:p>0.633789</text:p>
          </table:table-cell>
          <table:table-cell office:value-type="float" office:value="-0.206543" calcext:value-type="float">
            <text:p>-0.206543</text:p>
          </table:table-cell>
          <table:table-cell table:formula="of:=LOG([.A1299];10)" office:value-type="float" office:value="-0.198055302666636" calcext:value-type="float">
            <text:p>-0.1980553027</text:p>
          </table:table-cell>
          <table:table-cell table:formula="of:=ABS([.C1299]-[.B1299])" office:value-type="float" office:value="0.00848769733336433" calcext:value-type="float">
            <text:p>0.0084876973</text:p>
          </table:table-cell>
        </table:table-row>
        <table:table-row table:style-name="ro1">
          <table:table-cell office:value-type="float" office:value="0.634277" calcext:value-type="float">
            <text:p>0.634277</text:p>
          </table:table-cell>
          <table:table-cell office:value-type="float" office:value="-0.206055" calcext:value-type="float">
            <text:p>-0.206055</text:p>
          </table:table-cell>
          <table:table-cell table:formula="of:=LOG([.A1300];10)" office:value-type="float" office:value="-0.197721036599047" calcext:value-type="float">
            <text:p>-0.1977210366</text:p>
          </table:table-cell>
          <table:table-cell table:formula="of:=ABS([.C1300]-[.B1300])" office:value-type="float" office:value="0.00833396340095288" calcext:value-type="float">
            <text:p>0.0083339634</text:p>
          </table:table-cell>
        </table:table-row>
        <table:table-row table:style-name="ro1">
          <table:table-cell office:value-type="float" office:value="0.634766" calcext:value-type="float">
            <text:p>0.634766</text:p>
          </table:table-cell>
          <table:table-cell office:value-type="float" office:value="-0.205566" calcext:value-type="float">
            <text:p>-0.205566</text:p>
          </table:table-cell>
          <table:table-cell table:formula="of:=LOG([.A1301];10)" office:value-type="float" office:value="-0.197386343429215" calcext:value-type="float">
            <text:p>-0.1973863434</text:p>
          </table:table-cell>
          <table:table-cell table:formula="of:=ABS([.C1301]-[.B1301])" office:value-type="float" office:value="0.00817965657078482" calcext:value-type="float">
            <text:p>0.0081796566</text:p>
          </table:table-cell>
        </table:table-row>
        <table:table-row table:style-name="ro1">
          <table:table-cell office:value-type="float" office:value="0.635254" calcext:value-type="float">
            <text:p>0.635254</text:p>
          </table:table-cell>
          <table:table-cell office:value-type="float" office:value="-0.205566" calcext:value-type="float">
            <text:p>-0.205566</text:p>
          </table:table-cell>
          <table:table-cell table:formula="of:=LOG([.A1302];10)" office:value-type="float" office:value="-0.197052591649559" calcext:value-type="float">
            <text:p>-0.1970525916</text:p>
          </table:table-cell>
          <table:table-cell table:formula="of:=ABS([.C1302]-[.B1302])" office:value-type="float" office:value="0.00851340835044059" calcext:value-type="float">
            <text:p>0.0085134084</text:p>
          </table:table-cell>
        </table:table-row>
        <table:table-row table:style-name="ro1">
          <table:table-cell office:value-type="float" office:value="0.635742" calcext:value-type="float">
            <text:p>0.635742</text:p>
          </table:table-cell>
          <table:table-cell office:value-type="float" office:value="-0.205078" calcext:value-type="float">
            <text:p>-0.205078</text:p>
          </table:table-cell>
          <table:table-cell table:formula="of:=LOG([.A1303];10)" office:value-type="float" office:value="-0.196719096158491" calcext:value-type="float">
            <text:p>-0.1967190962</text:p>
          </table:table-cell>
          <table:table-cell table:formula="of:=ABS([.C1303]-[.B1303])" office:value-type="float" office:value="0.00835890384150925" calcext:value-type="float">
            <text:p>0.0083589038</text:p>
          </table:table-cell>
        </table:table-row>
        <table:table-row table:style-name="ro1">
          <table:table-cell office:value-type="float" office:value="0.63623" calcext:value-type="float">
            <text:p>0.63623</text:p>
          </table:table-cell>
          <table:table-cell office:value-type="float" office:value="-0.20459" calcext:value-type="float">
            <text:p>-0.20459</text:p>
          </table:table-cell>
          <table:table-cell table:formula="of:=LOG([.A1304];10)" office:value-type="float" office:value="-0.196385856562702" calcext:value-type="float">
            <text:p>-0.1963858566</text:p>
          </table:table-cell>
          <table:table-cell table:formula="of:=ABS([.C1304]-[.B1304])" office:value-type="float" office:value="0.008204143437298" calcext:value-type="float">
            <text:p>0.0082041434</text:p>
          </table:table-cell>
        </table:table-row>
        <table:table-row table:style-name="ro1">
          <table:table-cell office:value-type="float" office:value="0.636719" calcext:value-type="float">
            <text:p>0.636719</text:p>
          </table:table-cell>
          <table:table-cell office:value-type="float" office:value="-0.20459" calcext:value-type="float">
            <text:p>-0.20459</text:p>
          </table:table-cell>
          <table:table-cell table:formula="of:=LOG([.A1305];10)" office:value-type="float" office:value="-0.196052190387392" calcext:value-type="float">
            <text:p>-0.1960521904</text:p>
          </table:table-cell>
          <table:table-cell table:formula="of:=ABS([.C1305]-[.B1305])" office:value-type="float" office:value="0.00853780961260753" calcext:value-type="float">
            <text:p>0.0085378096</text:p>
          </table:table-cell>
        </table:table-row>
        <table:table-row table:style-name="ro1">
          <table:table-cell office:value-type="float" office:value="0.637207" calcext:value-type="float">
            <text:p>0.637207</text:p>
          </table:table-cell>
          <table:table-cell office:value-type="float" office:value="-0.204102" calcext:value-type="float">
            <text:p>-0.204102</text:p>
          </table:table-cell>
          <table:table-cell table:formula="of:=LOG([.A1306];10)" office:value-type="float" office:value="-0.195719461928227" calcext:value-type="float">
            <text:p>-0.1957194619</text:p>
          </table:table-cell>
          <table:table-cell table:formula="of:=ABS([.C1306]-[.B1306])" office:value-type="float" office:value="0.00838253807177286" calcext:value-type="float">
            <text:p>0.0083825381</text:p>
          </table:table-cell>
        </table:table-row>
        <table:table-row table:style-name="ro1">
          <table:table-cell office:value-type="float" office:value="0.637695" calcext:value-type="float">
            <text:p>0.637695</text:p>
          </table:table-cell>
          <table:table-cell office:value-type="float" office:value="-0.203613" calcext:value-type="float">
            <text:p>-0.203613</text:p>
          </table:table-cell>
          <table:table-cell table:formula="of:=LOG([.A1307];10)" office:value-type="float" office:value="-0.195386988189039" calcext:value-type="float">
            <text:p>-0.1953869882</text:p>
          </table:table-cell>
          <table:table-cell table:formula="of:=ABS([.C1307]-[.B1307])" office:value-type="float" office:value="0.00822601181096144" calcext:value-type="float">
            <text:p>0.0082260118</text:p>
          </table:table-cell>
        </table:table-row>
        <table:table-row table:style-name="ro1">
          <table:table-cell office:value-type="float" office:value="0.638184" calcext:value-type="float">
            <text:p>0.638184</text:p>
          </table:table-cell>
          <table:table-cell office:value-type="float" office:value="-0.203125" calcext:value-type="float">
            <text:p>-0.203125</text:p>
          </table:table-cell>
          <table:table-cell table:formula="of:=LOG([.A1308];10)" office:value-type="float" office:value="-0.195054088263498" calcext:value-type="float">
            <text:p>-0.1950540883</text:p>
          </table:table-cell>
          <table:table-cell table:formula="of:=ABS([.C1308]-[.B1308])" office:value-type="float" office:value="0.00807091173650168" calcext:value-type="float">
            <text:p>0.0080709117</text:p>
          </table:table-cell>
        </table:table-row>
        <table:table-row table:style-name="ro1">
          <table:table-cell office:value-type="float" office:value="0.638672" calcext:value-type="float">
            <text:p>0.638672</text:p>
          </table:table-cell>
          <table:table-cell office:value-type="float" office:value="-0.203125" calcext:value-type="float">
            <text:p>-0.203125</text:p>
          </table:table-cell>
          <table:table-cell table:formula="of:=LOG([.A1309];10)" office:value-type="float" office:value="-0.194722123316021" calcext:value-type="float">
            <text:p>-0.1947221233</text:p>
          </table:table-cell>
          <table:table-cell table:formula="of:=ABS([.C1309]-[.B1309])" office:value-type="float" office:value="0.00840287668397865" calcext:value-type="float">
            <text:p>0.0084028767</text:p>
          </table:table-cell>
        </table:table-row>
        <table:table-row table:style-name="ro1">
          <table:table-cell office:value-type="float" office:value="0.63916" calcext:value-type="float">
            <text:p>0.63916</text:p>
          </table:table-cell>
          <table:table-cell office:value-type="float" office:value="-0.202637" calcext:value-type="float">
            <text:p>-0.202637</text:p>
          </table:table-cell>
          <table:table-cell table:formula="of:=LOG([.A1310];10)" office:value-type="float" office:value="-0.194390411921296" calcext:value-type="float">
            <text:p>-0.1943904119</text:p>
          </table:table-cell>
          <table:table-cell table:formula="of:=ABS([.C1310]-[.B1310])" office:value-type="float" office:value="0.00824658807870357" calcext:value-type="float">
            <text:p>0.0082465881</text:p>
          </table:table-cell>
        </table:table-row>
        <table:table-row table:style-name="ro1">
          <table:table-cell office:value-type="float" office:value="0.639648" calcext:value-type="float">
            <text:p>0.639648</text:p>
          </table:table-cell>
          <table:table-cell office:value-type="float" office:value="-0.202148" calcext:value-type="float">
            <text:p>-0.202148</text:p>
          </table:table-cell>
          <table:table-cell table:formula="of:=LOG([.A1311];10)" office:value-type="float" office:value="-0.194058953692295" calcext:value-type="float">
            <text:p>-0.1940589537</text:p>
          </table:table-cell>
          <table:table-cell table:formula="of:=ABS([.C1311]-[.B1311])" office:value-type="float" office:value="0.00808904630770482" calcext:value-type="float">
            <text:p>0.0080890463</text:p>
          </table:table-cell>
        </table:table-row>
        <table:table-row table:style-name="ro1">
          <table:table-cell office:value-type="float" office:value="0.640137" calcext:value-type="float">
            <text:p>0.640137</text:p>
          </table:table-cell>
          <table:table-cell office:value-type="float" office:value="-0.202148" calcext:value-type="float">
            <text:p>-0.202148</text:p>
          </table:table-cell>
          <table:table-cell table:formula="of:=LOG([.A1312];10)" office:value-type="float" office:value="-0.193727069802445" calcext:value-type="float">
            <text:p>-0.1937270698</text:p>
          </table:table-cell>
          <table:table-cell table:formula="of:=ABS([.C1312]-[.B1312])" office:value-type="float" office:value="0.00842093019755474" calcext:value-type="float">
            <text:p>0.0084209302</text:p>
          </table:table-cell>
        </table:table-row>
        <table:table-row table:style-name="ro1">
          <table:table-cell office:value-type="float" office:value="0.640625" calcext:value-type="float">
            <text:p>0.640625</text:p>
          </table:table-cell>
          <table:table-cell office:value-type="float" office:value="-0.20166" calcext:value-type="float">
            <text:p>-0.20166</text:p>
          </table:table-cell>
          <table:table-cell table:formula="of:=LOG([.A1313];10)" office:value-type="float" office:value="-0.193396117264152" calcext:value-type="float">
            <text:p>-0.1933961173</text:p>
          </table:table-cell>
          <table:table-cell table:formula="of:=ABS([.C1313]-[.B1313])" office:value-type="float" office:value="0.00826388273584836" calcext:value-type="float">
            <text:p>0.0082638827</text:p>
          </table:table-cell>
        </table:table-row>
        <table:table-row table:style-name="ro1">
          <table:table-cell office:value-type="float" office:value="0.641113" calcext:value-type="float">
            <text:p>0.641113</text:p>
          </table:table-cell>
          <table:table-cell office:value-type="float" office:value="-0.201172" calcext:value-type="float">
            <text:p>-0.201172</text:p>
          </table:table-cell>
          <table:table-cell table:formula="of:=LOG([.A1314];10)" office:value-type="float" office:value="-0.193065416735012" calcext:value-type="float">
            <text:p>-0.1930654167</text:p>
          </table:table-cell>
          <table:table-cell table:formula="of:=ABS([.C1314]-[.B1314])" office:value-type="float" office:value="0.00810658326498817" calcext:value-type="float">
            <text:p>0.0081065833</text:p>
          </table:table-cell>
        </table:table-row>
        <table:table-row table:style-name="ro1">
          <table:table-cell office:value-type="float" office:value="0.641602" calcext:value-type="float">
            <text:p>0.641602</text:p>
          </table:table-cell>
          <table:table-cell office:value-type="float" office:value="-0.201172" calcext:value-type="float">
            <text:p>-0.201172</text:p>
          </table:table-cell>
          <table:table-cell table:formula="of:=LOG([.A1315];10)" office:value-type="float" office:value="-0.192734290940211" calcext:value-type="float">
            <text:p>-0.1927342909</text:p>
          </table:table-cell>
          <table:table-cell table:formula="of:=ABS([.C1315]-[.B1315])" office:value-type="float" office:value="0.00843770905978855" calcext:value-type="float">
            <text:p>0.0084377091</text:p>
          </table:table-cell>
        </table:table-row>
        <table:table-row table:style-name="ro1">
          <table:table-cell office:value-type="float" office:value="0.64209" calcext:value-type="float">
            <text:p>0.64209</text:p>
          </table:table-cell>
          <table:table-cell office:value-type="float" office:value="-0.200684" calcext:value-type="float">
            <text:p>-0.200684</text:p>
          </table:table-cell>
          <table:table-cell table:formula="of:=LOG([.A1316];10)" office:value-type="float" office:value="-0.192404093794201" calcext:value-type="float">
            <text:p>-0.1924040938</text:p>
          </table:table-cell>
          <table:table-cell table:formula="of:=ABS([.C1316]-[.B1316])" office:value-type="float" office:value="0.00827990620579902" calcext:value-type="float">
            <text:p>0.0082799062</text:p>
          </table:table-cell>
        </table:table-row>
        <table:table-row table:style-name="ro1">
          <table:table-cell office:value-type="float" office:value="0.642578" calcext:value-type="float">
            <text:p>0.642578</text:p>
          </table:table-cell>
          <table:table-cell office:value-type="float" office:value="-0.200195" calcext:value-type="float">
            <text:p>-0.200195</text:p>
          </table:table-cell>
          <table:table-cell table:formula="of:=LOG([.A1317];10)" office:value-type="float" office:value="-0.192074147508682" calcext:value-type="float">
            <text:p>-0.1920741475</text:p>
          </table:table-cell>
          <table:table-cell table:formula="of:=ABS([.C1317]-[.B1317])" office:value-type="float" office:value="0.00812085249131816" calcext:value-type="float">
            <text:p>0.0081208525</text:p>
          </table:table-cell>
        </table:table-row>
        <table:table-row table:style-name="ro1">
          <table:table-cell office:value-type="float" office:value="0.643066" calcext:value-type="float">
            <text:p>0.643066</text:p>
          </table:table-cell>
          <table:table-cell office:value-type="float" office:value="-0.199707" calcext:value-type="float">
            <text:p>-0.199707</text:p>
          </table:table-cell>
          <table:table-cell table:formula="of:=LOG([.A1318];10)" office:value-type="float" office:value="-0.191744451702771" calcext:value-type="float">
            <text:p>-0.1917444517</text:p>
          </table:table-cell>
          <table:table-cell table:formula="of:=ABS([.C1318]-[.B1318])" office:value-type="float" office:value="0.00796254829722898" calcext:value-type="float">
            <text:p>0.0079625483</text:p>
          </table:table-cell>
        </table:table-row>
        <table:table-row table:style-name="ro1">
          <table:table-cell office:value-type="float" office:value="0.643555" calcext:value-type="float">
            <text:p>0.643555</text:p>
          </table:table-cell>
          <table:table-cell office:value-type="float" office:value="-0.199707" calcext:value-type="float">
            <text:p>-0.199707</text:p>
          </table:table-cell>
          <table:table-cell table:formula="of:=LOG([.A1319];10)" office:value-type="float" office:value="-0.191414331159307" calcext:value-type="float">
            <text:p>-0.1914143312</text:p>
          </table:table-cell>
          <table:table-cell table:formula="of:=ABS([.C1319]-[.B1319])" office:value-type="float" office:value="0.00829266884069332" calcext:value-type="float">
            <text:p>0.0082926688</text:p>
          </table:table-cell>
        </table:table-row>
        <table:table-row table:style-name="ro1">
          <table:table-cell office:value-type="float" office:value="0.644043" calcext:value-type="float">
            <text:p>0.644043</text:p>
          </table:table-cell>
          <table:table-cell office:value-type="float" office:value="-0.199219" calcext:value-type="float">
            <text:p>-0.199219</text:p>
          </table:table-cell>
          <table:table-cell table:formula="of:=LOG([.A1320];10)" office:value-type="float" office:value="-0.191085135684762" calcext:value-type="float">
            <text:p>-0.1910851357</text:p>
          </table:table-cell>
          <table:table-cell table:formula="of:=ABS([.C1320]-[.B1320])" office:value-type="float" office:value="0.00813386431523788" calcext:value-type="float">
            <text:p>0.0081338643</text:p>
          </table:table-cell>
        </table:table-row>
        <table:table-row table:style-name="ro1">
          <table:table-cell office:value-type="float" office:value="0.644531" calcext:value-type="float">
            <text:p>0.644531</text:p>
          </table:table-cell>
          <table:table-cell office:value-type="float" office:value="-0.19873" calcext:value-type="float">
            <text:p>-0.19873</text:p>
          </table:table-cell>
          <table:table-cell table:formula="of:=LOG([.A1321];10)" office:value-type="float" office:value="-0.190756189551593" calcext:value-type="float">
            <text:p>-0.1907561896</text:p>
          </table:table-cell>
          <table:table-cell table:formula="of:=ABS([.C1321]-[.B1321])" office:value-type="float" office:value="0.00797381044840684" calcext:value-type="float">
            <text:p>0.0079738104</text:p>
          </table:table-cell>
        </table:table-row>
        <table:table-row table:style-name="ro1">
          <table:table-cell office:value-type="float" office:value="0.64502" calcext:value-type="float">
            <text:p>0.64502</text:p>
          </table:table-cell>
          <table:table-cell office:value-type="float" office:value="-0.19873" calcext:value-type="float">
            <text:p>-0.19873</text:p>
          </table:table-cell>
          <table:table-cell table:formula="of:=LOG([.A1322];10)" office:value-type="float" office:value="-0.190426819077948" calcext:value-type="float">
            <text:p>-0.1904268191</text:p>
          </table:table-cell>
          <table:table-cell table:formula="of:=ABS([.C1322]-[.B1322])" office:value-type="float" office:value="0.00830318092205215" calcext:value-type="float">
            <text:p>0.0083031809</text:p>
          </table:table-cell>
        </table:table-row>
        <table:table-row table:style-name="ro1">
          <table:table-cell office:value-type="float" office:value="0.645508" calcext:value-type="float">
            <text:p>0.645508</text:p>
          </table:table-cell>
          <table:table-cell office:value-type="float" office:value="-0.198242" calcext:value-type="float">
            <text:p>-0.198242</text:p>
          </table:table-cell>
          <table:table-cell table:formula="of:=LOG([.A1323];10)" office:value-type="float" office:value="-0.190098371005112" calcext:value-type="float">
            <text:p>-0.190098371</text:p>
          </table:table-cell>
          <table:table-cell table:formula="of:=ABS([.C1323]-[.B1323])" office:value-type="float" office:value="0.00814362899488791" calcext:value-type="float">
            <text:p>0.008143629</text:p>
          </table:table-cell>
        </table:table-row>
        <table:table-row table:style-name="ro1">
          <table:table-cell office:value-type="float" office:value="0.645996" calcext:value-type="float">
            <text:p>0.645996</text:p>
          </table:table-cell>
          <table:table-cell office:value-type="float" office:value="-0.197754" calcext:value-type="float">
            <text:p>-0.197754</text:p>
          </table:table-cell>
          <table:table-cell table:formula="of:=LOG([.A1324];10)" office:value-type="float" office:value="-0.18977017114316" calcext:value-type="float">
            <text:p>-0.1897701711</text:p>
          </table:table-cell>
          <table:table-cell table:formula="of:=ABS([.C1324]-[.B1324])" office:value-type="float" office:value="0.00798382885683968" calcext:value-type="float">
            <text:p>0.0079838289</text:p>
          </table:table-cell>
        </table:table-row>
        <table:table-row table:style-name="ro1">
          <table:table-cell office:value-type="float" office:value="0.646484" calcext:value-type="float">
            <text:p>0.646484</text:p>
          </table:table-cell>
          <table:table-cell office:value-type="float" office:value="-0.197266" calcext:value-type="float">
            <text:p>-0.197266</text:p>
          </table:table-cell>
          <table:table-cell table:formula="of:=LOG([.A1325];10)" office:value-type="float" office:value="-0.189442219117226" calcext:value-type="float">
            <text:p>-0.1894422191</text:p>
          </table:table-cell>
          <table:table-cell table:formula="of:=ABS([.C1325]-[.B1325])" office:value-type="float" office:value="0.00782378088277405" calcext:value-type="float">
            <text:p>0.0078237809</text:p>
          </table:table-cell>
        </table:table-row>
        <table:table-row table:style-name="ro1">
          <table:table-cell office:value-type="float" office:value="0.646973" calcext:value-type="float">
            <text:p>0.646973</text:p>
          </table:table-cell>
          <table:table-cell office:value-type="float" office:value="-0.197266" calcext:value-type="float">
            <text:p>-0.197266</text:p>
          </table:table-cell>
          <table:table-cell table:formula="of:=LOG([.A1326];10)" office:value-type="float" office:value="-0.189113843281356" calcext:value-type="float">
            <text:p>-0.1891138433</text:p>
          </table:table-cell>
          <table:table-cell table:formula="of:=ABS([.C1326]-[.B1326])" office:value-type="float" office:value="0.00815215671864414" calcext:value-type="float">
            <text:p>0.0081521567</text:p>
          </table:table-cell>
        </table:table-row>
        <table:table-row table:style-name="ro1">
          <table:table-cell office:value-type="float" office:value="0.647461" calcext:value-type="float">
            <text:p>0.647461</text:p>
          </table:table-cell>
          <table:table-cell office:value-type="float" office:value="-0.196777" calcext:value-type="float">
            <text:p>-0.196777</text:p>
          </table:table-cell>
          <table:table-cell table:formula="of:=LOG([.A1327];10)" office:value-type="float" office:value="-0.188786386312195" calcext:value-type="float">
            <text:p>-0.1887863863</text:p>
          </table:table-cell>
          <table:table-cell table:formula="of:=ABS([.C1327]-[.B1327])" office:value-type="float" office:value="0.00799061368780504" calcext:value-type="float">
            <text:p>0.0079906137</text:p>
          </table:table-cell>
        </table:table-row>
        <table:table-row table:style-name="ro1">
          <table:table-cell office:value-type="float" office:value="0.647949" calcext:value-type="float">
            <text:p>0.647949</text:p>
          </table:table-cell>
          <table:table-cell office:value-type="float" office:value="-0.196289" calcext:value-type="float">
            <text:p>-0.196289</text:p>
          </table:table-cell>
          <table:table-cell table:formula="of:=LOG([.A1328];10)" office:value-type="float" office:value="-0.18845917605877" calcext:value-type="float">
            <text:p>-0.1884591761</text:p>
          </table:table-cell>
          <table:table-cell table:formula="of:=ABS([.C1328]-[.B1328])" office:value-type="float" office:value="0.00782982394122961" calcext:value-type="float">
            <text:p>0.0078298239</text:p>
          </table:table-cell>
        </table:table-row>
        <table:table-row table:style-name="ro1">
          <table:table-cell office:value-type="float" office:value="0.648438" calcext:value-type="float">
            <text:p>0.648438</text:p>
          </table:table-cell>
          <table:table-cell office:value-type="float" office:value="-0.196289" calcext:value-type="float">
            <text:p>-0.196289</text:p>
          </table:table-cell>
          <table:table-cell table:formula="of:=LOG([.A1329];10)" office:value-type="float" office:value="-0.188131542394251" calcext:value-type="float">
            <text:p>-0.1881315424</text:p>
          </table:table-cell>
          <table:table-cell table:formula="of:=ABS([.C1329]-[.B1329])" office:value-type="float" office:value="0.00815745760574921" calcext:value-type="float">
            <text:p>0.0081574576</text:p>
          </table:table-cell>
        </table:table-row>
        <table:table-row table:style-name="ro1">
          <table:table-cell office:value-type="float" office:value="0.648926" calcext:value-type="float">
            <text:p>0.648926</text:p>
          </table:table-cell>
          <table:table-cell office:value-type="float" office:value="-0.195801" calcext:value-type="float">
            <text:p>-0.195801</text:p>
          </table:table-cell>
          <table:table-cell table:formula="of:=LOG([.A1330];10)" office:value-type="float" office:value="-0.187804824962344" calcext:value-type="float">
            <text:p>-0.187804825</text:p>
          </table:table-cell>
          <table:table-cell table:formula="of:=ABS([.C1330]-[.B1330])" office:value-type="float" office:value="0.00799617503765604" calcext:value-type="float">
            <text:p>0.007996175</text:p>
          </table:table-cell>
        </table:table-row>
        <table:table-row table:style-name="ro1">
          <table:table-cell office:value-type="float" office:value="0.649414" calcext:value-type="float">
            <text:p>0.649414</text:p>
          </table:table-cell>
          <table:table-cell office:value-type="float" office:value="-0.195312" calcext:value-type="float">
            <text:p>-0.195312</text:p>
          </table:table-cell>
          <table:table-cell table:formula="of:=LOG([.A1331];10)" office:value-type="float" office:value="-0.187478353133472" calcext:value-type="float">
            <text:p>-0.1874783531</text:p>
          </table:table-cell>
          <table:table-cell table:formula="of:=ABS([.C1331]-[.B1331])" office:value-type="float" office:value="0.00783364686652843" calcext:value-type="float">
            <text:p>0.0078336469</text:p>
          </table:table-cell>
        </table:table-row>
        <table:table-row table:style-name="ro1">
          <table:table-cell office:value-type="float" office:value="0.649902" calcext:value-type="float">
            <text:p>0.649902</text:p>
          </table:table-cell>
          <table:table-cell office:value-type="float" office:value="-0.195312" calcext:value-type="float">
            <text:p>-0.195312</text:p>
          </table:table-cell>
          <table:table-cell table:formula="of:=LOG([.A1332];10)" office:value-type="float" office:value="-0.187152126538657" calcext:value-type="float">
            <text:p>-0.1871521265</text:p>
          </table:table-cell>
          <table:table-cell table:formula="of:=ABS([.C1332]-[.B1332])" office:value-type="float" office:value="0.0081598734613432" calcext:value-type="float">
            <text:p>0.0081598735</text:p>
          </table:table-cell>
        </table:table-row>
        <table:table-row table:style-name="ro1">
          <table:table-cell office:value-type="float" office:value="0.650391" calcext:value-type="float">
            <text:p>0.650391</text:p>
          </table:table-cell>
          <table:table-cell office:value-type="float" office:value="-0.194824" calcext:value-type="float">
            <text:p>-0.194824</text:p>
          </table:table-cell>
          <table:table-cell table:formula="of:=LOG([.A1333];10)" office:value-type="float" office:value="-0.186825477065557" calcext:value-type="float">
            <text:p>-0.1868254771</text:p>
          </table:table-cell>
          <table:table-cell table:formula="of:=ABS([.C1333]-[.B1333])" office:value-type="float" office:value="0.0079985229344425" calcext:value-type="float">
            <text:p>0.0079985229</text:p>
          </table:table-cell>
        </table:table-row>
        <table:table-row table:style-name="ro1">
          <table:table-cell office:value-type="float" office:value="0.650879" calcext:value-type="float">
            <text:p>0.650879</text:p>
          </table:table-cell>
          <table:table-cell office:value-type="float" office:value="-0.194336" calcext:value-type="float">
            <text:p>-0.194336</text:p>
          </table:table-cell>
          <table:table-cell table:formula="of:=LOG([.A1334];10)" office:value-type="float" office:value="-0.186499740335895" calcext:value-type="float">
            <text:p>-0.1864997403</text:p>
          </table:table-cell>
          <table:table-cell table:formula="of:=ABS([.C1334]-[.B1334])" office:value-type="float" office:value="0.00783625966410545" calcext:value-type="float">
            <text:p>0.0078362597</text:p>
          </table:table-cell>
        </table:table-row>
        <table:table-row table:style-name="ro1">
          <table:table-cell office:value-type="float" office:value="0.651367" calcext:value-type="float">
            <text:p>0.651367</text:p>
          </table:table-cell>
          <table:table-cell office:value-type="float" office:value="-0.193848" calcext:value-type="float">
            <text:p>-0.193848</text:p>
          </table:table-cell>
          <table:table-cell table:formula="of:=LOG([.A1335];10)" office:value-type="float" office:value="-0.186174247737585" calcext:value-type="float">
            <text:p>-0.1861742477</text:p>
          </table:table-cell>
          <table:table-cell table:formula="of:=ABS([.C1335]-[.B1335])" office:value-type="float" office:value="0.00767375226241535" calcext:value-type="float">
            <text:p>0.0076737523</text:p>
          </table:table-cell>
        </table:table-row>
        <table:table-row table:style-name="ro1">
          <table:table-cell office:value-type="float" office:value="0.651855" calcext:value-type="float">
            <text:p>0.651855</text:p>
          </table:table-cell>
          <table:table-cell office:value-type="float" office:value="-0.193848" calcext:value-type="float">
            <text:p>-0.193848</text:p>
          </table:table-cell>
          <table:table-cell table:formula="of:=LOG([.A1336];10)" office:value-type="float" office:value="-0.185848998904961" calcext:value-type="float">
            <text:p>-0.1858489989</text:p>
          </table:table-cell>
          <table:table-cell table:formula="of:=ABS([.C1336]-[.B1336])" office:value-type="float" office:value="0.00799900109503868" calcext:value-type="float">
            <text:p>0.0079990011</text:p>
          </table:table-cell>
        </table:table-row>
        <table:table-row table:style-name="ro1">
          <table:table-cell office:value-type="float" office:value="0.652344" calcext:value-type="float">
            <text:p>0.652344</text:p>
          </table:table-cell>
          <table:table-cell office:value-type="float" office:value="-0.193359" calcext:value-type="float">
            <text:p>-0.193359</text:p>
          </table:table-cell>
          <table:table-cell table:formula="of:=LOG([.A1337];10)" office:value-type="float" office:value="-0.18552332772809" calcext:value-type="float">
            <text:p>-0.1855233277</text:p>
          </table:table-cell>
          <table:table-cell table:formula="of:=ABS([.C1337]-[.B1337])" office:value-type="float" office:value="0.00783567227191043" calcext:value-type="float">
            <text:p>0.0078356723</text:p>
          </table:table-cell>
        </table:table-row>
        <table:table-row table:style-name="ro1">
          <table:table-cell office:value-type="float" office:value="0.652832" calcext:value-type="float">
            <text:p>0.652832</text:p>
          </table:table-cell>
          <table:table-cell office:value-type="float" office:value="-0.192871" calcext:value-type="float">
            <text:p>-0.192871</text:p>
          </table:table-cell>
          <table:table-cell table:formula="of:=LOG([.A1338];10)" office:value-type="float" office:value="-0.185198565830775" calcext:value-type="float">
            <text:p>-0.1851985658</text:p>
          </table:table-cell>
          <table:table-cell table:formula="of:=ABS([.C1338]-[.B1338])" office:value-type="float" office:value="0.00767243416922522" calcext:value-type="float">
            <text:p>0.0076724342</text:p>
          </table:table-cell>
        </table:table-row>
        <table:table-row table:style-name="ro1">
          <table:table-cell office:value-type="float" office:value="0.65332" calcext:value-type="float">
            <text:p>0.65332</text:p>
          </table:table-cell>
          <table:table-cell office:value-type="float" office:value="-0.192871" calcext:value-type="float">
            <text:p>-0.192871</text:p>
          </table:table-cell>
          <table:table-cell table:formula="of:=LOG([.A1339];10)" office:value-type="float" office:value="-0.18487404660632" calcext:value-type="float">
            <text:p>-0.1848740466</text:p>
          </table:table-cell>
          <table:table-cell table:formula="of:=ABS([.C1339]-[.B1339])" office:value-type="float" office:value="0.00799695339368017" calcext:value-type="float">
            <text:p>0.0079969534</text:p>
          </table:table-cell>
        </table:table-row>
        <table:table-row table:style-name="ro1">
          <table:table-cell office:value-type="float" office:value="0.653809" calcext:value-type="float">
            <text:p>0.653809</text:p>
          </table:table-cell>
          <table:table-cell office:value-type="float" office:value="-0.192383" calcext:value-type="float">
            <text:p>-0.192383</text:p>
          </table:table-cell>
          <table:table-cell table:formula="of:=LOG([.A1340];10)" office:value-type="float" office:value="-0.184549105438986" calcext:value-type="float">
            <text:p>-0.1845491054</text:p>
          </table:table-cell>
          <table:table-cell table:formula="of:=ABS([.C1340]-[.B1340])" office:value-type="float" office:value="0.00783389456101397" calcext:value-type="float">
            <text:p>0.0078338946</text:p>
          </table:table-cell>
        </table:table-row>
        <table:table-row table:style-name="ro1">
          <table:table-cell office:value-type="float" office:value="0.654297" calcext:value-type="float">
            <text:p>0.654297</text:p>
          </table:table-cell>
          <table:table-cell office:value-type="float" office:value="-0.191895" calcext:value-type="float">
            <text:p>-0.191895</text:p>
          </table:table-cell>
          <table:table-cell table:formula="of:=LOG([.A1341];10)" office:value-type="float" office:value="-0.184225070969301" calcext:value-type="float">
            <text:p>-0.184225071</text:p>
          </table:table-cell>
          <table:table-cell table:formula="of:=ABS([.C1341]-[.B1341])" office:value-type="float" office:value="0.00766992903069863" calcext:value-type="float">
            <text:p>0.007669929</text:p>
          </table:table-cell>
        </table:table-row>
        <table:table-row table:style-name="ro1">
          <table:table-cell office:value-type="float" office:value="0.654785" calcext:value-type="float">
            <text:p>0.654785</text:p>
          </table:table-cell>
          <table:table-cell office:value-type="float" office:value="-0.191406" calcext:value-type="float">
            <text:p>-0.191406</text:p>
          </table:table-cell>
          <table:table-cell table:formula="of:=LOG([.A1342];10)" office:value-type="float" office:value="-0.183901278086982" calcext:value-type="float">
            <text:p>-0.1839012781</text:p>
          </table:table-cell>
          <table:table-cell table:formula="of:=ABS([.C1342]-[.B1342])" office:value-type="float" office:value="0.00750472191301768" calcext:value-type="float">
            <text:p>0.0075047219</text:p>
          </table:table-cell>
        </table:table-row>
        <table:table-row table:style-name="ro1">
          <table:table-cell office:value-type="float" office:value="0.655273" calcext:value-type="float">
            <text:p>0.655273</text:p>
          </table:table-cell>
          <table:table-cell office:value-type="float" office:value="-0.191406" calcext:value-type="float">
            <text:p>-0.191406</text:p>
          </table:table-cell>
          <table:table-cell table:formula="of:=LOG([.A1343];10)" office:value-type="float" office:value="-0.183577726432061" calcext:value-type="float">
            <text:p>-0.1835777264</text:p>
          </table:table-cell>
          <table:table-cell table:formula="of:=ABS([.C1343]-[.B1343])" office:value-type="float" office:value="0.00782827356793894" calcext:value-type="float">
            <text:p>0.0078282736</text:p>
          </table:table-cell>
        </table:table-row>
        <table:table-row table:style-name="ro1">
          <table:table-cell office:value-type="float" office:value="0.655762" calcext:value-type="float">
            <text:p>0.655762</text:p>
          </table:table-cell>
          <table:table-cell office:value-type="float" office:value="-0.190918" calcext:value-type="float">
            <text:p>-0.190918</text:p>
          </table:table-cell>
          <table:table-cell table:formula="of:=LOG([.A1344];10)" office:value-type="float" office:value="-0.183253753370321" calcext:value-type="float">
            <text:p>-0.1832537534</text:p>
          </table:table-cell>
          <table:table-cell table:formula="of:=ABS([.C1344]-[.B1344])" office:value-type="float" office:value="0.00766424662967866" calcext:value-type="float">
            <text:p>0.0076642466</text:p>
          </table:table-cell>
        </table:table-row>
        <table:table-row table:style-name="ro1">
          <table:table-cell office:value-type="float" office:value="0.65625" calcext:value-type="float">
            <text:p>0.65625</text:p>
          </table:table-cell>
          <table:table-cell office:value-type="float" office:value="-0.19043" calcext:value-type="float">
            <text:p>-0.19043</text:p>
          </table:table-cell>
          <table:table-cell table:formula="of:=LOG([.A1345];10)" office:value-type="float" office:value="-0.182930683585987" calcext:value-type="float">
            <text:p>-0.1829306836</text:p>
          </table:table-cell>
          <table:table-cell table:formula="of:=ABS([.C1345]-[.B1345])" office:value-type="float" office:value="0.00749931641401333" calcext:value-type="float">
            <text:p>0.0074993164</text:p>
          </table:table-cell>
        </table:table-row>
        <table:table-row table:style-name="ro1">
          <table:table-cell office:value-type="float" office:value="0.656738" calcext:value-type="float">
            <text:p>0.656738</text:p>
          </table:table-cell>
          <table:table-cell office:value-type="float" office:value="-0.19043" calcext:value-type="float">
            <text:p>-0.19043</text:p>
          </table:table-cell>
          <table:table-cell table:formula="of:=LOG([.A1346];10)" office:value-type="float" office:value="-0.182607853953229" calcext:value-type="float">
            <text:p>-0.182607854</text:p>
          </table:table-cell>
          <table:table-cell table:formula="of:=ABS([.C1346]-[.B1346])" office:value-type="float" office:value="0.00782214604677106" calcext:value-type="float">
            <text:p>0.007822146</text:p>
          </table:table-cell>
        </table:table-row>
        <table:table-row table:style-name="ro1">
          <table:table-cell office:value-type="float" office:value="0.657227" calcext:value-type="float">
            <text:p>0.657227</text:p>
          </table:table-cell>
          <table:table-cell office:value-type="float" office:value="-0.189941" calcext:value-type="float">
            <text:p>-0.189941</text:p>
          </table:table-cell>
          <table:table-cell table:formula="of:=LOG([.A1347];10)" office:value-type="float" office:value="-0.182284603316484" calcext:value-type="float">
            <text:p>-0.1822846033</text:p>
          </table:table-cell>
          <table:table-cell table:formula="of:=ABS([.C1347]-[.B1347])" office:value-type="float" office:value="0.00765639668351578" calcext:value-type="float">
            <text:p>0.0076563967</text:p>
          </table:table-cell>
        </table:table-row>
        <table:table-row table:style-name="ro1">
          <table:table-cell office:value-type="float" office:value="0.657715" calcext:value-type="float">
            <text:p>0.657715</text:p>
          </table:table-cell>
          <table:table-cell office:value-type="float" office:value="-0.189453" calcext:value-type="float">
            <text:p>-0.189453</text:p>
          </table:table-cell>
          <table:table-cell table:formula="of:=LOG([.A1348];10)" office:value-type="float" office:value="-0.181962253407669" calcext:value-type="float">
            <text:p>-0.1819622534</text:p>
          </table:table-cell>
          <table:table-cell table:formula="of:=ABS([.C1348]-[.B1348])" office:value-type="float" office:value="0.00749074659233104" calcext:value-type="float">
            <text:p>0.0074907466</text:p>
          </table:table-cell>
        </table:table-row>
        <table:table-row table:style-name="ro1">
          <table:table-cell office:value-type="float" office:value="0.658203" calcext:value-type="float">
            <text:p>0.658203</text:p>
          </table:table-cell>
          <table:table-cell office:value-type="float" office:value="-0.189453" calcext:value-type="float">
            <text:p>-0.189453</text:p>
          </table:table-cell>
          <table:table-cell table:formula="of:=LOG([.A1349];10)" office:value-type="float" office:value="-0.18164014258179" calcext:value-type="float">
            <text:p>-0.1816401426</text:p>
          </table:table-cell>
          <table:table-cell table:formula="of:=ABS([.C1349]-[.B1349])" office:value-type="float" office:value="0.0078128574182097" calcext:value-type="float">
            <text:p>0.0078128574</text:p>
          </table:table-cell>
        </table:table-row>
        <table:table-row table:style-name="ro1">
          <table:table-cell office:value-type="float" office:value="0.658691" calcext:value-type="float">
            <text:p>0.658691</text:p>
          </table:table-cell>
          <table:table-cell office:value-type="float" office:value="-0.188965" calcext:value-type="float">
            <text:p>-0.188965</text:p>
          </table:table-cell>
          <table:table-cell table:formula="of:=LOG([.A1350];10)" office:value-type="float" office:value="-0.181318270484462" calcext:value-type="float">
            <text:p>-0.1813182705</text:p>
          </table:table-cell>
          <table:table-cell table:formula="of:=ABS([.C1350]-[.B1350])" office:value-type="float" office:value="0.00764672951553849" calcext:value-type="float">
            <text:p>0.0076467295</text:p>
          </table:table-cell>
        </table:table-row>
        <table:table-row table:style-name="ro1">
          <table:table-cell office:value-type="float" office:value="0.65918" calcext:value-type="float">
            <text:p>0.65918</text:p>
          </table:table-cell>
          <table:table-cell office:value-type="float" office:value="-0.188477" calcext:value-type="float">
            <text:p>-0.188477</text:p>
          </table:table-cell>
          <table:table-cell table:formula="of:=LOG([.A1351];10)" office:value-type="float" office:value="-0.180995977921081" calcext:value-type="float">
            <text:p>-0.1809959779</text:p>
          </table:table-cell>
          <table:table-cell table:formula="of:=ABS([.C1351]-[.B1351])" office:value-type="float" office:value="0.0074810220789186" calcext:value-type="float">
            <text:p>0.0074810221</text:p>
          </table:table-cell>
        </table:table-row>
        <table:table-row table:style-name="ro1">
          <table:table-cell office:value-type="float" office:value="0.659668" calcext:value-type="float">
            <text:p>0.659668</text:p>
          </table:table-cell>
          <table:table-cell office:value-type="float" office:value="-0.187988" calcext:value-type="float">
            <text:p>-0.187988</text:p>
          </table:table-cell>
          <table:table-cell table:formula="of:=LOG([.A1352];10)" office:value-type="float" office:value="-0.180674582708227" calcext:value-type="float">
            <text:p>-0.1806745827</text:p>
          </table:table-cell>
          <table:table-cell table:formula="of:=ABS([.C1352]-[.B1352])" office:value-type="float" office:value="0.00731341729177271" calcext:value-type="float">
            <text:p>0.0073134173</text:p>
          </table:table-cell>
        </table:table-row>
        <table:table-row table:style-name="ro1">
          <table:table-cell office:value-type="float" office:value="0.660156" calcext:value-type="float">
            <text:p>0.660156</text:p>
          </table:table-cell>
          <table:table-cell office:value-type="float" office:value="-0.187988" calcext:value-type="float">
            <text:p>-0.187988</text:p>
          </table:table-cell>
          <table:table-cell table:formula="of:=LOG([.A1353];10)" office:value-type="float" office:value="-0.180353425164757" calcext:value-type="float">
            <text:p>-0.1803534252</text:p>
          </table:table-cell>
          <table:table-cell table:formula="of:=ABS([.C1353]-[.B1353])" office:value-type="float" office:value="0.00763457483524346" calcext:value-type="float">
            <text:p>0.0076345748</text:p>
          </table:table-cell>
        </table:table-row>
        <table:table-row table:style-name="ro1">
          <table:table-cell office:value-type="float" office:value="0.660645" calcext:value-type="float">
            <text:p>0.660645</text:p>
          </table:table-cell>
          <table:table-cell office:value-type="float" office:value="-0.1875" calcext:value-type="float">
            <text:p>-0.1875</text:p>
          </table:table-cell>
          <table:table-cell table:formula="of:=LOG([.A1354];10)" office:value-type="float" office:value="-0.180031847559419" calcext:value-type="float">
            <text:p>-0.1800318476</text:p>
          </table:table-cell>
          <table:table-cell table:formula="of:=ABS([.C1354]-[.B1354])" office:value-type="float" office:value="0.00746815244058124" calcext:value-type="float">
            <text:p>0.0074681524</text:p>
          </table:table-cell>
        </table:table-row>
        <table:table-row table:style-name="ro1">
          <table:table-cell office:value-type="float" office:value="0.661133" calcext:value-type="float">
            <text:p>0.661133</text:p>
          </table:table-cell>
          <table:table-cell office:value-type="float" office:value="-0.187012" calcext:value-type="float">
            <text:p>-0.187012</text:p>
          </table:table-cell>
          <table:table-cell table:formula="of:=LOG([.A1355];10)" office:value-type="float" office:value="-0.179711164786974" calcext:value-type="float">
            <text:p>-0.1797111648</text:p>
          </table:table-cell>
          <table:table-cell table:formula="of:=ABS([.C1355]-[.B1355])" office:value-type="float" office:value="0.00730083521302613" calcext:value-type="float">
            <text:p>0.0073008352</text:p>
          </table:table-cell>
        </table:table-row>
        <table:table-row table:style-name="ro1">
          <table:table-cell office:value-type="float" office:value="0.661621" calcext:value-type="float">
            <text:p>0.661621</text:p>
          </table:table-cell>
          <table:table-cell office:value-type="float" office:value="-0.187012" calcext:value-type="float">
            <text:p>-0.187012</text:p>
          </table:table-cell>
          <table:table-cell table:formula="of:=LOG([.A1356];10)" office:value-type="float" office:value="-0.179390718631779" calcext:value-type="float">
            <text:p>-0.1793907186</text:p>
          </table:table-cell>
          <table:table-cell table:formula="of:=ABS([.C1356]-[.B1356])" office:value-type="float" office:value="0.00762128136822074" calcext:value-type="float">
            <text:p>0.0076212814</text:p>
          </table:table-cell>
        </table:table-row>
        <table:table-row table:style-name="ro1">
          <table:table-cell office:value-type="float" office:value="0.662109" calcext:value-type="float">
            <text:p>0.662109</text:p>
          </table:table-cell>
          <table:table-cell office:value-type="float" office:value="-0.186523" calcext:value-type="float">
            <text:p>-0.186523</text:p>
          </table:table-cell>
          <table:table-cell table:formula="of:=LOG([.A1357];10)" office:value-type="float" office:value="-0.179070508744914" calcext:value-type="float">
            <text:p>-0.1790705087</text:p>
          </table:table-cell>
          <table:table-cell table:formula="of:=ABS([.C1357]-[.B1357])" office:value-type="float" office:value="0.00745249125508579" calcext:value-type="float">
            <text:p>0.0074524913</text:p>
          </table:table-cell>
        </table:table-row>
        <table:table-row table:style-name="ro1">
          <table:table-cell office:value-type="float" office:value="0.662598" calcext:value-type="float">
            <text:p>0.662598</text:p>
          </table:table-cell>
          <table:table-cell office:value-type="float" office:value="-0.186035" calcext:value-type="float">
            <text:p>-0.186035</text:p>
          </table:table-cell>
          <table:table-cell table:formula="of:=LOG([.A1358];10)" office:value-type="float" office:value="-0.17874987933585" calcext:value-type="float">
            <text:p>-0.1787498793</text:p>
          </table:table-cell>
          <table:table-cell table:formula="of:=ABS([.C1358]-[.B1358])" office:value-type="float" office:value="0.00728512066415021" calcext:value-type="float">
            <text:p>0.0072851207</text:p>
          </table:table-cell>
        </table:table-row>
        <table:table-row table:style-name="ro1">
          <table:table-cell office:value-type="float" office:value="0.663086" calcext:value-type="float">
            <text:p>0.663086</text:p>
          </table:table-cell>
          <table:table-cell office:value-type="float" office:value="-0.186035" calcext:value-type="float">
            <text:p>-0.186035</text:p>
          </table:table-cell>
          <table:table-cell table:formula="of:=LOG([.A1359];10)" office:value-type="float" office:value="-0.178430141424339" calcext:value-type="float">
            <text:p>-0.1784301414</text:p>
          </table:table-cell>
          <table:table-cell table:formula="of:=ABS([.C1359]-[.B1359])" office:value-type="float" office:value="0.00760485857566101" calcext:value-type="float">
            <text:p>0.0076048586</text:p>
          </table:table-cell>
        </table:table-row>
        <table:table-row table:style-name="ro1">
          <table:table-cell office:value-type="float" office:value="0.663574" calcext:value-type="float">
            <text:p>0.663574</text:p>
          </table:table-cell>
          <table:table-cell office:value-type="float" office:value="-0.185547" calcext:value-type="float">
            <text:p>-0.185547</text:p>
          </table:table-cell>
          <table:table-cell table:formula="of:=LOG([.A1360];10)" office:value-type="float" office:value="-0.178110638738304" calcext:value-type="float">
            <text:p>-0.1781106387</text:p>
          </table:table-cell>
          <table:table-cell table:formula="of:=ABS([.C1360]-[.B1360])" office:value-type="float" office:value="0.00743636126169606" calcext:value-type="float">
            <text:p>0.0074363613</text:p>
          </table:table-cell>
        </table:table-row>
        <table:table-row table:style-name="ro1">
          <table:table-cell office:value-type="float" office:value="0.664062" calcext:value-type="float">
            <text:p>0.664062</text:p>
          </table:table-cell>
          <table:table-cell office:value-type="float" office:value="-0.185059" calcext:value-type="float">
            <text:p>-0.185059</text:p>
          </table:table-cell>
          <table:table-cell table:formula="of:=LOG([.A1361];10)" office:value-type="float" office:value="-0.177791370931897" calcext:value-type="float">
            <text:p>-0.1777913709</text:p>
          </table:table-cell>
          <table:table-cell table:formula="of:=ABS([.C1361]-[.B1361])" office:value-type="float" office:value="0.0072676290681031" calcext:value-type="float">
            <text:p>0.0072676291</text:p>
          </table:table-cell>
        </table:table-row>
        <table:table-row table:style-name="ro1">
          <table:table-cell office:value-type="float" office:value="0.664551" calcext:value-type="float">
            <text:p>0.664551</text:p>
          </table:table-cell>
          <table:table-cell office:value-type="float" office:value="-0.18457" calcext:value-type="float">
            <text:p>-0.18457</text:p>
          </table:table-cell>
          <table:table-cell table:formula="of:=LOG([.A1362];10)" office:value-type="float" office:value="-0.177471684143885" calcext:value-type="float">
            <text:p>-0.1774716841</text:p>
          </table:table-cell>
          <table:table-cell table:formula="of:=ABS([.C1362]-[.B1362])" office:value-type="float" office:value="0.00709831585611456" calcext:value-type="float">
            <text:p>0.0070983159</text:p>
          </table:table-cell>
        </table:table-row>
        <table:table-row table:style-name="ro1">
          <table:table-cell office:value-type="float" office:value="0.665039" calcext:value-type="float">
            <text:p>0.665039</text:p>
          </table:table-cell>
          <table:table-cell office:value-type="float" office:value="-0.18457" calcext:value-type="float">
            <text:p>-0.18457</text:p>
          </table:table-cell>
          <table:table-cell table:formula="of:=LOG([.A1363];10)" office:value-type="float" office:value="-0.177152885541782" calcext:value-type="float">
            <text:p>-0.1771528855</text:p>
          </table:table-cell>
          <table:table-cell table:formula="of:=ABS([.C1363]-[.B1363])" office:value-type="float" office:value="0.00741711445821819" calcext:value-type="float">
            <text:p>0.0074171145</text:p>
          </table:table-cell>
        </table:table-row>
        <table:table-row table:style-name="ro1">
          <table:table-cell office:value-type="float" office:value="0.665527" calcext:value-type="float">
            <text:p>0.665527</text:p>
          </table:table-cell>
          <table:table-cell office:value-type="float" office:value="-0.184082" calcext:value-type="float">
            <text:p>-0.184082</text:p>
          </table:table-cell>
          <table:table-cell table:formula="of:=LOG([.A1364];10)" office:value-type="float" office:value="-0.176834320785623" calcext:value-type="float">
            <text:p>-0.1768343208</text:p>
          </table:table-cell>
          <table:table-cell table:formula="of:=ABS([.C1364]-[.B1364])" office:value-type="float" office:value="0.00724767921437694" calcext:value-type="float">
            <text:p>0.0072476792</text:p>
          </table:table-cell>
        </table:table-row>
        <table:table-row table:style-name="ro1">
          <table:table-cell office:value-type="float" office:value="0.666016" calcext:value-type="float">
            <text:p>0.666016</text:p>
          </table:table-cell>
          <table:table-cell office:value-type="float" office:value="-0.183594" calcext:value-type="float">
            <text:p>-0.183594</text:p>
          </table:table-cell>
          <table:table-cell table:formula="of:=LOG([.A1365];10)" office:value-type="float" office:value="-0.176515337453958" calcext:value-type="float">
            <text:p>-0.1765153375</text:p>
          </table:table-cell>
          <table:table-cell table:formula="of:=ABS([.C1365]-[.B1365])" office:value-type="float" office:value="0.00707866254604245" calcext:value-type="float">
            <text:p>0.0070786625</text:p>
          </table:table-cell>
        </table:table-row>
        <table:table-row table:style-name="ro1">
          <table:table-cell office:value-type="float" office:value="0.666504" calcext:value-type="float">
            <text:p>0.666504</text:p>
          </table:table-cell>
          <table:table-cell office:value-type="float" office:value="-0.183594" calcext:value-type="float">
            <text:p>-0.183594</text:p>
          </table:table-cell>
          <table:table-cell table:formula="of:=LOG([.A1366];10)" office:value-type="float" office:value="-0.176197239839447" calcext:value-type="float">
            <text:p>-0.1761972398</text:p>
          </table:table-cell>
          <table:table-cell table:formula="of:=ABS([.C1366]-[.B1366])" office:value-type="float" office:value="0.00739676016055288" calcext:value-type="float">
            <text:p>0.0073967602</text:p>
          </table:table-cell>
        </table:table-row>
        <table:table-row table:style-name="ro1">
          <table:table-cell office:value-type="float" office:value="0.666992" calcext:value-type="float">
            <text:p>0.666992</text:p>
          </table:table-cell>
          <table:table-cell office:value-type="float" office:value="-0.183105" calcext:value-type="float">
            <text:p>-0.183105</text:p>
          </table:table-cell>
          <table:table-cell table:formula="of:=LOG([.A1367];10)" office:value-type="float" office:value="-0.175879375044007" calcext:value-type="float">
            <text:p>-0.175879375</text:p>
          </table:table-cell>
          <table:table-cell table:formula="of:=ABS([.C1367]-[.B1367])" office:value-type="float" office:value="0.00722562495599255" calcext:value-type="float">
            <text:p>0.007225625</text:p>
          </table:table-cell>
        </table:table-row>
        <table:table-row table:style-name="ro1">
          <table:table-cell office:value-type="float" office:value="0.66748" calcext:value-type="float">
            <text:p>0.66748</text:p>
          </table:table-cell>
          <table:table-cell office:value-type="float" office:value="-0.182617" calcext:value-type="float">
            <text:p>-0.182617</text:p>
          </table:table-cell>
          <table:table-cell table:formula="of:=LOG([.A1368];10)" office:value-type="float" office:value="-0.175561742727082" calcext:value-type="float">
            <text:p>-0.1755617427</text:p>
          </table:table-cell>
          <table:table-cell table:formula="of:=ABS([.C1368]-[.B1368])" office:value-type="float" office:value="0.00705525727291798" calcext:value-type="float">
            <text:p>0.0070552573</text:p>
          </table:table-cell>
        </table:table-row>
        <table:table-row table:style-name="ro1">
          <table:table-cell office:value-type="float" office:value="0.667969" calcext:value-type="float">
            <text:p>0.667969</text:p>
          </table:table-cell>
          <table:table-cell office:value-type="float" office:value="-0.182129" calcext:value-type="float">
            <text:p>-0.182129</text:p>
          </table:table-cell>
          <table:table-cell table:formula="of:=LOG([.A1369];10)" office:value-type="float" office:value="-0.175243692376762" calcext:value-type="float">
            <text:p>-0.1752436924</text:p>
          </table:table-cell>
          <table:table-cell table:formula="of:=ABS([.C1369]-[.B1369])" office:value-type="float" office:value="0.0068853076232378" calcext:value-type="float">
            <text:p>0.0068853076</text:p>
          </table:table-cell>
        </table:table-row>
        <table:table-row table:style-name="ro1">
          <table:table-cell office:value-type="float" office:value="0.668457" calcext:value-type="float">
            <text:p>0.668457</text:p>
          </table:table-cell>
          <table:table-cell office:value-type="float" office:value="-0.182129" calcext:value-type="float">
            <text:p>-0.182129</text:p>
          </table:table-cell>
          <table:table-cell table:formula="of:=LOG([.A1370];10)" office:value-type="float" office:value="-0.174926524472833" calcext:value-type="float">
            <text:p>-0.1749265245</text:p>
          </table:table-cell>
          <table:table-cell table:formula="of:=ABS([.C1370]-[.B1370])" office:value-type="float" office:value="0.00720247552716724" calcext:value-type="float">
            <text:p>0.0072024755</text:p>
          </table:table-cell>
        </table:table-row>
        <table:table-row table:style-name="ro1">
          <table:table-cell office:value-type="float" office:value="0.668945" calcext:value-type="float">
            <text:p>0.668945</text:p>
          </table:table-cell>
          <table:table-cell office:value-type="float" office:value="-0.181641" calcext:value-type="float">
            <text:p>-0.181641</text:p>
          </table:table-cell>
          <table:table-cell table:formula="of:=LOG([.A1371];10)" office:value-type="float" office:value="-0.174609588029527" calcext:value-type="float">
            <text:p>-0.174609588</text:p>
          </table:table-cell>
          <table:table-cell table:formula="of:=ABS([.C1371]-[.B1371])" office:value-type="float" office:value="0.00703141197047252" calcext:value-type="float">
            <text:p>0.007031412</text:p>
          </table:table-cell>
        </table:table-row>
        <table:table-row table:style-name="ro1">
          <table:table-cell office:value-type="float" office:value="0.669434" calcext:value-type="float">
            <text:p>0.669434</text:p>
          </table:table-cell>
          <table:table-cell office:value-type="float" office:value="-0.181152" calcext:value-type="float">
            <text:p>-0.181152</text:p>
          </table:table-cell>
          <table:table-cell table:formula="of:=LOG([.A1372];10)" office:value-type="float" office:value="-0.174292233960014" calcext:value-type="float">
            <text:p>-0.174292234</text:p>
          </table:table-cell>
          <table:table-cell table:formula="of:=ABS([.C1372]-[.B1372])" office:value-type="float" office:value="0.00685976603998595" calcext:value-type="float">
            <text:p>0.006859766</text:p>
          </table:table-cell>
        </table:table-row>
        <table:table-row table:style-name="ro1">
          <table:table-cell office:value-type="float" office:value="0.669922" calcext:value-type="float">
            <text:p>0.669922</text:p>
          </table:table-cell>
          <table:table-cell office:value-type="float" office:value="-0.181152" calcext:value-type="float">
            <text:p>-0.181152</text:p>
          </table:table-cell>
          <table:table-cell table:formula="of:=LOG([.A1373];10)" office:value-type="float" office:value="-0.173975759898529" calcext:value-type="float">
            <text:p>-0.1739757599</text:p>
          </table:table-cell>
          <table:table-cell table:formula="of:=ABS([.C1373]-[.B1373])" office:value-type="float" office:value="0.00717624010147108" calcext:value-type="float">
            <text:p>0.0071762401</text:p>
          </table:table-cell>
        </table:table-row>
        <table:table-row table:style-name="ro1">
          <table:table-cell office:value-type="float" office:value="0.67041" calcext:value-type="float">
            <text:p>0.67041</text:p>
          </table:table-cell>
          <table:table-cell office:value-type="float" office:value="-0.180664" calcext:value-type="float">
            <text:p>-0.180664</text:p>
          </table:table-cell>
          <table:table-cell table:formula="of:=LOG([.A1374];10)" office:value-type="float" office:value="-0.173659516286448" calcext:value-type="float">
            <text:p>-0.1736595163</text:p>
          </table:table-cell>
          <table:table-cell table:formula="of:=ABS([.C1374]-[.B1374])" office:value-type="float" office:value="0.00700448371355167" calcext:value-type="float">
            <text:p>0.0070044837</text:p>
          </table:table-cell>
        </table:table-row>
        <table:table-row table:style-name="ro1">
          <table:table-cell office:value-type="float" office:value="0.670898" calcext:value-type="float">
            <text:p>0.670898</text:p>
          </table:table-cell>
          <table:table-cell office:value-type="float" office:value="-0.180176" calcext:value-type="float">
            <text:p>-0.180176</text:p>
          </table:table-cell>
          <table:table-cell table:formula="of:=LOG([.A1375];10)" office:value-type="float" office:value="-0.1733435027884" calcext:value-type="float">
            <text:p>-0.1733435028</text:p>
          </table:table-cell>
          <table:table-cell table:formula="of:=ABS([.C1375]-[.B1375])" office:value-type="float" office:value="0.00683249721159973" calcext:value-type="float">
            <text:p>0.0068324972</text:p>
          </table:table-cell>
        </table:table-row>
        <table:table-row table:style-name="ro1">
          <table:table-cell office:value-type="float" office:value="0.671387" calcext:value-type="float">
            <text:p>0.671387</text:p>
          </table:table-cell>
          <table:table-cell office:value-type="float" office:value="-0.180176" calcext:value-type="float">
            <text:p>-0.180176</text:p>
          </table:table-cell>
          <table:table-cell table:formula="of:=LOG([.A1376];10)" office:value-type="float" office:value="-0.173027072207643" calcext:value-type="float">
            <text:p>-0.1730270722</text:p>
          </table:table-cell>
          <table:table-cell table:formula="of:=ABS([.C1376]-[.B1376])" office:value-type="float" office:value="0.00714892779235679" calcext:value-type="float">
            <text:p>0.0071489278</text:p>
          </table:table-cell>
        </table:table-row>
        <table:table-row table:style-name="ro1">
          <table:table-cell office:value-type="float" office:value="0.671875" calcext:value-type="float">
            <text:p>0.671875</text:p>
          </table:table-cell>
          <table:table-cell office:value-type="float" office:value="-0.179688" calcext:value-type="float">
            <text:p>-0.179688</text:p>
          </table:table-cell>
          <table:table-cell table:formula="of:=LOG([.A1377];10)" office:value-type="float" office:value="-0.172711518404301" calcext:value-type="float">
            <text:p>-0.1727115184</text:p>
          </table:table-cell>
          <table:table-cell table:formula="of:=ABS([.C1377]-[.B1377])" office:value-type="float" office:value="0.00697648159569936" calcext:value-type="float">
            <text:p>0.0069764816</text:p>
          </table:table-cell>
        </table:table-row>
        <table:table-row table:style-name="ro1">
          <table:table-cell office:value-type="float" office:value="0.672363" calcext:value-type="float">
            <text:p>0.672363</text:p>
          </table:table-cell>
          <table:table-cell office:value-type="float" office:value="-0.179199" calcext:value-type="float">
            <text:p>-0.179199</text:p>
          </table:table-cell>
          <table:table-cell table:formula="of:=LOG([.A1378];10)" office:value-type="float" office:value="-0.172396193712573" calcext:value-type="float">
            <text:p>-0.1723961937</text:p>
          </table:table-cell>
          <table:table-cell table:formula="of:=ABS([.C1378]-[.B1378])" office:value-type="float" office:value="0.00680280628742688" calcext:value-type="float">
            <text:p>0.0068028063</text:p>
          </table:table-cell>
        </table:table-row>
        <table:table-row table:style-name="ro1">
          <table:table-cell office:value-type="float" office:value="0.672852" calcext:value-type="float">
            <text:p>0.672852</text:p>
          </table:table-cell>
          <table:table-cell office:value-type="float" office:value="-0.178711" calcext:value-type="float">
            <text:p>-0.178711</text:p>
          </table:table-cell>
          <table:table-cell table:formula="of:=LOG([.A1379];10)" office:value-type="float" office:value="-0.172080452346316" calcext:value-type="float">
            <text:p>-0.1720804523</text:p>
          </table:table-cell>
          <table:table-cell table:formula="of:=ABS([.C1379]-[.B1379])" office:value-type="float" office:value="0.00663054765368418" calcext:value-type="float">
            <text:p>0.0066305477</text:p>
          </table:table-cell>
        </table:table-row>
        <table:table-row table:style-name="ro1">
          <table:table-cell office:value-type="float" office:value="0.67334" calcext:value-type="float">
            <text:p>0.67334</text:p>
          </table:table-cell>
          <table:table-cell office:value-type="float" office:value="-0.178711" calcext:value-type="float">
            <text:p>-0.178711</text:p>
          </table:table-cell>
          <table:table-cell table:formula="of:=LOG([.A1380];10)" office:value-type="float" office:value="-0.17176558534896" calcext:value-type="float">
            <text:p>-0.1717655853</text:p>
          </table:table-cell>
          <table:table-cell table:formula="of:=ABS([.C1380]-[.B1380])" office:value-type="float" office:value="0.00694541465104004" calcext:value-type="float">
            <text:p>0.0069454147</text:p>
          </table:table-cell>
        </table:table-row>
        <table:table-row table:style-name="ro1">
          <table:table-cell office:value-type="float" office:value="0.673828" calcext:value-type="float">
            <text:p>0.673828</text:p>
          </table:table-cell>
          <table:table-cell office:value-type="float" office:value="-0.178223" calcext:value-type="float">
            <text:p>-0.178223</text:p>
          </table:table-cell>
          <table:table-cell table:formula="of:=LOG([.A1381];10)" office:value-type="float" office:value="-0.171450946467338" calcext:value-type="float">
            <text:p>-0.1714509465</text:p>
          </table:table-cell>
          <table:table-cell table:formula="of:=ABS([.C1381]-[.B1381])" office:value-type="float" office:value="0.00677205353266244" calcext:value-type="float">
            <text:p>0.0067720535</text:p>
          </table:table-cell>
        </table:table-row>
        <table:table-row table:style-name="ro1">
          <table:table-cell office:value-type="float" office:value="0.674316" calcext:value-type="float">
            <text:p>0.674316</text:p>
          </table:table-cell>
          <table:table-cell office:value-type="float" office:value="-0.177734" calcext:value-type="float">
            <text:p>-0.177734</text:p>
          </table:table-cell>
          <table:table-cell table:formula="of:=LOG([.A1382];10)" office:value-type="float" office:value="-0.171136535371156" calcext:value-type="float">
            <text:p>-0.1711365354</text:p>
          </table:table-cell>
          <table:table-cell table:formula="of:=ABS([.C1382]-[.B1382])" office:value-type="float" office:value="0.00659746462884406" calcext:value-type="float">
            <text:p>0.0065974646</text:p>
          </table:table-cell>
        </table:table-row>
        <table:table-row table:style-name="ro1">
          <table:table-cell office:value-type="float" office:value="0.674805" calcext:value-type="float">
            <text:p>0.674805</text:p>
          </table:table-cell>
          <table:table-cell office:value-type="float" office:value="-0.177734" calcext:value-type="float">
            <text:p>-0.177734</text:p>
          </table:table-cell>
          <table:table-cell table:formula="of:=LOG([.A1383];10)" office:value-type="float" office:value="-0.170821708145205" calcext:value-type="float">
            <text:p>-0.1708217081</text:p>
          </table:table-cell>
          <table:table-cell table:formula="of:=ABS([.C1383]-[.B1383])" office:value-type="float" office:value="0.00691229185479461" calcext:value-type="float">
            <text:p>0.0069122919</text:p>
          </table:table-cell>
        </table:table-row>
        <table:table-row table:style-name="ro1">
          <table:table-cell office:value-type="float" office:value="0.675293" calcext:value-type="float">
            <text:p>0.675293</text:p>
          </table:table-cell>
          <table:table-cell office:value-type="float" office:value="-0.177246" calcext:value-type="float">
            <text:p>-0.177246</text:p>
          </table:table-cell>
          <table:table-cell table:formula="of:=LOG([.A1384];10)" office:value-type="float" office:value="-0.17050775209698" calcext:value-type="float">
            <text:p>-0.1705077521</text:p>
          </table:table-cell>
          <table:table-cell table:formula="of:=ABS([.C1384]-[.B1384])" office:value-type="float" office:value="0.00673824790302005" calcext:value-type="float">
            <text:p>0.0067382479</text:p>
          </table:table-cell>
        </table:table-row>
        <table:table-row table:style-name="ro1">
          <table:table-cell office:value-type="float" office:value="0.675781" calcext:value-type="float">
            <text:p>0.675781</text:p>
          </table:table-cell>
          <table:table-cell office:value-type="float" office:value="-0.176758" calcext:value-type="float">
            <text:p>-0.176758</text:p>
          </table:table-cell>
          <table:table-cell table:formula="of:=LOG([.A1385];10)" office:value-type="float" office:value="-0.170194022846938" calcext:value-type="float">
            <text:p>-0.1701940228</text:p>
          </table:table-cell>
          <table:table-cell table:formula="of:=ABS([.C1385]-[.B1385])" office:value-type="float" office:value="0.00656397715306156" calcext:value-type="float">
            <text:p>0.0065639772</text:p>
          </table:table-cell>
        </table:table-row>
        <table:table-row table:style-name="ro1">
          <table:table-cell office:value-type="float" office:value="0.67627" calcext:value-type="float">
            <text:p>0.67627</text:p>
          </table:table-cell>
          <table:table-cell office:value-type="float" office:value="-0.17627" calcext:value-type="float">
            <text:p>-0.17627</text:p>
          </table:table-cell>
          <table:table-cell table:formula="of:=LOG([.A1386];10)" office:value-type="float" office:value="-0.169879877876208" calcext:value-type="float">
            <text:p>-0.1698798779</text:p>
          </table:table-cell>
          <table:table-cell table:formula="of:=ABS([.C1386]-[.B1386])" office:value-type="float" office:value="0.00639012212379203" calcext:value-type="float">
            <text:p>0.0063901221</text:p>
          </table:table-cell>
        </table:table-row>
        <table:table-row table:style-name="ro1">
          <table:table-cell office:value-type="float" office:value="0.676758" calcext:value-type="float">
            <text:p>0.676758</text:p>
          </table:table-cell>
          <table:table-cell office:value-type="float" office:value="-0.17627" calcext:value-type="float">
            <text:p>-0.17627</text:p>
          </table:table-cell>
          <table:table-cell table:formula="of:=LOG([.A1387];10)" office:value-type="float" office:value="-0.16956660170401" calcext:value-type="float">
            <text:p>-0.1695666017</text:p>
          </table:table-cell>
          <table:table-cell table:formula="of:=ABS([.C1387]-[.B1387])" office:value-type="float" office:value="0.00670339829599043" calcext:value-type="float">
            <text:p>0.0067033983</text:p>
          </table:table-cell>
        </table:table-row>
        <table:table-row table:style-name="ro1">
          <table:table-cell office:value-type="float" office:value="0.677246" calcext:value-type="float">
            <text:p>0.677246</text:p>
          </table:table-cell>
          <table:table-cell office:value-type="float" office:value="-0.175781" calcext:value-type="float">
            <text:p>-0.175781</text:p>
          </table:table-cell>
          <table:table-cell table:formula="of:=LOG([.A1388];10)" office:value-type="float" office:value="-0.169253551349143" calcext:value-type="float">
            <text:p>-0.1692535513</text:p>
          </table:table-cell>
          <table:table-cell table:formula="of:=ABS([.C1388]-[.B1388])" office:value-type="float" office:value="0.00652744865085705" calcext:value-type="float">
            <text:p>0.0065274487</text:p>
          </table:table-cell>
        </table:table-row>
        <table:table-row table:style-name="ro1">
          <table:table-cell office:value-type="float" office:value="0.677734" calcext:value-type="float">
            <text:p>0.677734</text:p>
          </table:table-cell>
          <table:table-cell office:value-type="float" office:value="-0.175293" calcext:value-type="float">
            <text:p>-0.175293</text:p>
          </table:table-cell>
          <table:table-cell table:formula="of:=LOG([.A1389];10)" office:value-type="float" office:value="-0.168940726486293" calcext:value-type="float">
            <text:p>-0.1689407265</text:p>
          </table:table-cell>
          <table:table-cell table:formula="of:=ABS([.C1389]-[.B1389])" office:value-type="float" office:value="0.00635227351370693" calcext:value-type="float">
            <text:p>0.0063522735</text:p>
          </table:table-cell>
        </table:table-row>
        <table:table-row table:style-name="ro1">
          <table:table-cell office:value-type="float" office:value="0.678223" calcext:value-type="float">
            <text:p>0.678223</text:p>
          </table:table-cell>
          <table:table-cell office:value-type="float" office:value="-0.175293" calcext:value-type="float">
            <text:p>-0.175293</text:p>
          </table:table-cell>
          <table:table-cell table:formula="of:=LOG([.A1390];10)" office:value-type="float" office:value="-0.168627486448656" calcext:value-type="float">
            <text:p>-0.1686274864</text:p>
          </table:table-cell>
          <table:table-cell table:formula="of:=ABS([.C1390]-[.B1390])" office:value-type="float" office:value="0.00666551355134426" calcext:value-type="float">
            <text:p>0.0066655136</text:p>
          </table:table-cell>
        </table:table-row>
        <table:table-row table:style-name="ro1">
          <table:table-cell office:value-type="float" office:value="0.678711" calcext:value-type="float">
            <text:p>0.678711</text:p>
          </table:table-cell>
          <table:table-cell office:value-type="float" office:value="-0.174805" calcext:value-type="float">
            <text:p>-0.174805</text:p>
          </table:table-cell>
          <table:table-cell table:formula="of:=LOG([.A1391];10)" office:value-type="float" office:value="-0.168315112057115" calcext:value-type="float">
            <text:p>-0.1683151121</text:p>
          </table:table-cell>
          <table:table-cell table:formula="of:=ABS([.C1391]-[.B1391])" office:value-type="float" office:value="0.00648988794288544" calcext:value-type="float">
            <text:p>0.0064898879</text:p>
          </table:table-cell>
        </table:table-row>
        <table:table-row table:style-name="ro1">
          <table:table-cell office:value-type="float" office:value="0.679199" calcext:value-type="float">
            <text:p>0.679199</text:p>
          </table:table-cell>
          <table:table-cell office:value-type="float" office:value="-0.174316" calcext:value-type="float">
            <text:p>-0.174316</text:p>
          </table:table-cell>
          <table:table-cell table:formula="of:=LOG([.A1392];10)" office:value-type="float" office:value="-0.16800296218519" calcext:value-type="float">
            <text:p>-0.1680029622</text:p>
          </table:table-cell>
          <table:table-cell table:formula="of:=ABS([.C1392]-[.B1392])" office:value-type="float" office:value="0.00631303781481027" calcext:value-type="float">
            <text:p>0.0063130378</text:p>
          </table:table-cell>
        </table:table-row>
        <table:table-row table:style-name="ro1">
          <table:table-cell office:value-type="float" office:value="0.679688" calcext:value-type="float">
            <text:p>0.679688</text:p>
          </table:table-cell>
          <table:table-cell office:value-type="float" office:value="-0.174316" calcext:value-type="float">
            <text:p>-0.174316</text:p>
          </table:table-cell>
          <table:table-cell table:formula="of:=LOG([.A1393];10)" office:value-type="float" office:value="-0.167690397548369" calcext:value-type="float">
            <text:p>-0.1676903975</text:p>
          </table:table-cell>
          <table:table-cell table:formula="of:=ABS([.C1393]-[.B1393])" office:value-type="float" office:value="0.00662560245163082" calcext:value-type="float">
            <text:p>0.0066256025</text:p>
          </table:table-cell>
        </table:table-row>
        <table:table-row table:style-name="ro1">
          <table:table-cell office:value-type="float" office:value="0.680176" calcext:value-type="float">
            <text:p>0.680176</text:p>
          </table:table-cell>
          <table:table-cell office:value-type="float" office:value="-0.173828" calcext:value-type="float">
            <text:p>-0.173828</text:p>
          </table:table-cell>
          <table:table-cell table:formula="of:=LOG([.A1394];10)" office:value-type="float" office:value="-0.167378696207255" calcext:value-type="float">
            <text:p>-0.1673786962</text:p>
          </table:table-cell>
          <table:table-cell table:formula="of:=ABS([.C1394]-[.B1394])" office:value-type="float" office:value="0.00644930379274508" calcext:value-type="float">
            <text:p>0.0064493038</text:p>
          </table:table-cell>
        </table:table-row>
        <table:table-row table:style-name="ro1">
          <table:table-cell office:value-type="float" office:value="0.680664" calcext:value-type="float">
            <text:p>0.680664</text:p>
          </table:table-cell>
          <table:table-cell office:value-type="float" office:value="-0.17334" calcext:value-type="float">
            <text:p>-0.17334</text:p>
          </table:table-cell>
          <table:table-cell table:formula="of:=LOG([.A1395];10)" office:value-type="float" office:value="-0.167067218419633" calcext:value-type="float">
            <text:p>-0.1670672184</text:p>
          </table:table-cell>
          <table:table-cell table:formula="of:=ABS([.C1395]-[.B1395])" office:value-type="float" office:value="0.00627278158036659" calcext:value-type="float">
            <text:p>0.0062727816</text:p>
          </table:table-cell>
        </table:table-row>
        <table:table-row table:style-name="ro1">
          <table:table-cell office:value-type="float" office:value="0.681152" calcext:value-type="float">
            <text:p>0.681152</text:p>
          </table:table-cell>
          <table:table-cell office:value-type="float" office:value="-0.172852" calcext:value-type="float">
            <text:p>-0.172852</text:p>
          </table:table-cell>
          <table:table-cell table:formula="of:=LOG([.A1396];10)" office:value-type="float" office:value="-0.166755963865067" calcext:value-type="float">
            <text:p>-0.1667559639</text:p>
          </table:table-cell>
          <table:table-cell table:formula="of:=ABS([.C1396]-[.B1396])" office:value-type="float" office:value="0.00609603613493262" calcext:value-type="float">
            <text:p>0.0060960361</text:p>
          </table:table-cell>
        </table:table-row>
        <table:table-row table:style-name="ro1">
          <table:table-cell office:value-type="float" office:value="0.681641" calcext:value-type="float">
            <text:p>0.681641</text:p>
          </table:table-cell>
          <table:table-cell office:value-type="float" office:value="-0.172852" calcext:value-type="float">
            <text:p>-0.172852</text:p>
          </table:table-cell>
          <table:table-cell table:formula="of:=LOG([.A1397];10)" office:value-type="float" office:value="-0.166444295092532" calcext:value-type="float">
            <text:p>-0.1664442951</text:p>
          </table:table-cell>
          <table:table-cell table:formula="of:=ABS([.C1397]-[.B1397])" office:value-type="float" office:value="0.00640770490746828" calcext:value-type="float">
            <text:p>0.0064077049</text:p>
          </table:table-cell>
        </table:table-row>
        <table:table-row table:style-name="ro1">
          <table:table-cell office:value-type="float" office:value="0.682129" calcext:value-type="float">
            <text:p>0.682129</text:p>
          </table:table-cell>
          <table:table-cell office:value-type="float" office:value="-0.172363" calcext:value-type="float">
            <text:p>-0.172363</text:p>
          </table:table-cell>
          <table:table-cell table:formula="of:=LOG([.A1398];10)" office:value-type="float" office:value="-0.166133486501326" calcext:value-type="float">
            <text:p>-0.1661334865</text:p>
          </table:table-cell>
          <table:table-cell table:formula="of:=ABS([.C1398]-[.B1398])" office:value-type="float" office:value="0.00622951349867421" calcext:value-type="float">
            <text:p>0.0062295135</text:p>
          </table:table-cell>
        </table:table-row>
        <table:table-row table:style-name="ro1">
          <table:table-cell office:value-type="float" office:value="0.682617" calcext:value-type="float">
            <text:p>0.682617</text:p>
          </table:table-cell>
          <table:table-cell office:value-type="float" office:value="-0.171875" calcext:value-type="float">
            <text:p>-0.171875</text:p>
          </table:table-cell>
          <table:table-cell table:formula="of:=LOG([.A1399];10)" office:value-type="float" office:value="-0.165822900185335" calcext:value-type="float">
            <text:p>-0.1658229002</text:p>
          </table:table-cell>
          <table:table-cell table:formula="of:=ABS([.C1399]-[.B1399])" office:value-type="float" office:value="0.00605209981466487" calcext:value-type="float">
            <text:p>0.0060520998</text:p>
          </table:table-cell>
        </table:table-row>
        <table:table-row table:style-name="ro1">
          <table:table-cell office:value-type="float" office:value="0.683105" calcext:value-type="float">
            <text:p>0.683105</text:p>
          </table:table-cell>
          <table:table-cell office:value-type="float" office:value="-0.171875" calcext:value-type="float">
            <text:p>-0.171875</text:p>
          </table:table-cell>
          <table:table-cell table:formula="of:=LOG([.A1400];10)" office:value-type="float" office:value="-0.165512535826866" calcext:value-type="float">
            <text:p>-0.1655125358</text:p>
          </table:table-cell>
          <table:table-cell table:formula="of:=ABS([.C1400]-[.B1400])" office:value-type="float" office:value="0.00636246417313407" calcext:value-type="float">
            <text:p>0.0063624642</text:p>
          </table:table-cell>
        </table:table-row>
        <table:table-row table:style-name="ro1">
          <table:table-cell office:value-type="float" office:value="0.683594" calcext:value-type="float">
            <text:p>0.683594</text:p>
          </table:table-cell>
          <table:table-cell office:value-type="float" office:value="-0.171387" calcext:value-type="float">
            <text:p>-0.171387</text:p>
          </table:table-cell>
          <table:table-cell table:formula="of:=LOG([.A1401];10)" office:value-type="float" office:value="-0.165201757797888" calcext:value-type="float">
            <text:p>-0.1652017578</text:p>
          </table:table-cell>
          <table:table-cell table:formula="of:=ABS([.C1401]-[.B1401])" office:value-type="float" office:value="0.00618524220211203" calcext:value-type="float">
            <text:p>0.0061852422</text:p>
          </table:table-cell>
        </table:table-row>
        <table:table-row table:style-name="ro1">
          <table:table-cell office:value-type="float" office:value="0.684082" calcext:value-type="float">
            <text:p>0.684082</text:p>
          </table:table-cell>
          <table:table-cell office:value-type="float" office:value="-0.170898" calcext:value-type="float">
            <text:p>-0.170898</text:p>
          </table:table-cell>
          <table:table-cell table:formula="of:=LOG([.A1402];10)" office:value-type="float" office:value="-0.16489183685731" calcext:value-type="float">
            <text:p>-0.1648918369</text:p>
          </table:table-cell>
          <table:table-cell table:formula="of:=ABS([.C1402]-[.B1402])" office:value-type="float" office:value="0.00600616314268987" calcext:value-type="float">
            <text:p>0.0060061631</text:p>
          </table:table-cell>
        </table:table-row>
        <table:table-row table:style-name="ro1">
          <table:table-cell office:value-type="float" office:value="0.68457" calcext:value-type="float">
            <text:p>0.68457</text:p>
          </table:table-cell>
          <table:table-cell office:value-type="float" office:value="-0.17041" calcext:value-type="float">
            <text:p>-0.17041</text:p>
          </table:table-cell>
          <table:table-cell table:formula="of:=LOG([.A1403];10)" office:value-type="float" office:value="-0.164582136924603" calcext:value-type="float">
            <text:p>-0.1645821369</text:p>
          </table:table-cell>
          <table:table-cell table:formula="of:=ABS([.C1403]-[.B1403])" office:value-type="float" office:value="0.00582786307539748" calcext:value-type="float">
            <text:p>0.0058278631</text:p>
          </table:table-cell>
        </table:table-row>
        <table:table-row table:style-name="ro1">
          <table:table-cell office:value-type="float" office:value="0.685059" calcext:value-type="float">
            <text:p>0.685059</text:p>
          </table:table-cell>
          <table:table-cell office:value-type="float" office:value="-0.17041" calcext:value-type="float">
            <text:p>-0.17041</text:p>
          </table:table-cell>
          <table:table-cell table:formula="of:=LOG([.A1404];10)" office:value-type="float" office:value="-0.164272023732381" calcext:value-type="float">
            <text:p>-0.1642720237</text:p>
          </table:table-cell>
          <table:table-cell table:formula="of:=ABS([.C1404]-[.B1404])" office:value-type="float" office:value="0.00613797626761867" calcext:value-type="float">
            <text:p>0.0061379763</text:p>
          </table:table-cell>
        </table:table-row>
        <table:table-row table:style-name="ro1">
          <table:table-cell office:value-type="float" office:value="0.685547" calcext:value-type="float">
            <text:p>0.685547</text:p>
          </table:table-cell>
          <table:table-cell office:value-type="float" office:value="-0.169922" calcext:value-type="float">
            <text:p>-0.169922</text:p>
          </table:table-cell>
          <table:table-cell table:formula="of:=LOG([.A1405];10)" office:value-type="float" office:value="-0.163962765322416" calcext:value-type="float">
            <text:p>-0.1639627653</text:p>
          </table:table-cell>
          <table:table-cell table:formula="of:=ABS([.C1405]-[.B1405])" office:value-type="float" office:value="0.00595923467758397" calcext:value-type="float">
            <text:p>0.0059592347</text:p>
          </table:table-cell>
        </table:table-row>
        <table:table-row table:style-name="ro1">
          <table:table-cell office:value-type="float" office:value="0.686035" calcext:value-type="float">
            <text:p>0.686035</text:p>
          </table:table-cell>
          <table:table-cell office:value-type="float" office:value="-0.169434" calcext:value-type="float">
            <text:p>-0.169434</text:p>
          </table:table-cell>
          <table:table-cell table:formula="of:=LOG([.A1406];10)" office:value-type="float" office:value="-0.163653726976751" calcext:value-type="float">
            <text:p>-0.163653727</text:p>
          </table:table-cell>
          <table:table-cell table:formula="of:=ABS([.C1406]-[.B1406])" office:value-type="float" office:value="0.00578027302324857" calcext:value-type="float">
            <text:p>0.005780273</text:p>
          </table:table-cell>
        </table:table-row>
        <table:table-row table:style-name="ro1">
          <table:table-cell office:value-type="float" office:value="0.686523" calcext:value-type="float">
            <text:p>0.686523</text:p>
          </table:table-cell>
          <table:table-cell office:value-type="float" office:value="-0.169434" calcext:value-type="float">
            <text:p>-0.169434</text:p>
          </table:table-cell>
          <table:table-cell table:formula="of:=LOG([.A1407];10)" office:value-type="float" office:value="-0.16334490838242" calcext:value-type="float">
            <text:p>-0.1633449084</text:p>
          </table:table-cell>
          <table:table-cell table:formula="of:=ABS([.C1407]-[.B1407])" office:value-type="float" office:value="0.00608909161757976" calcext:value-type="float">
            <text:p>0.0060890916</text:p>
          </table:table-cell>
        </table:table-row>
        <table:table-row table:style-name="ro1">
          <table:table-cell office:value-type="float" office:value="0.687012" calcext:value-type="float">
            <text:p>0.687012</text:p>
          </table:table-cell>
          <table:table-cell office:value-type="float" office:value="-0.168945" calcext:value-type="float">
            <text:p>-0.168945</text:p>
          </table:table-cell>
          <table:table-cell table:formula="of:=LOG([.A1408];10)" office:value-type="float" office:value="-0.163035677076887" calcext:value-type="float">
            <text:p>-0.1630356771</text:p>
          </table:table-cell>
          <table:table-cell table:formula="of:=ABS([.C1408]-[.B1408])" office:value-type="float" office:value="0.00590932292311341" calcext:value-type="float">
            <text:p>0.0059093229</text:p>
          </table:table-cell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-0.168457" calcext:value-type="float">
            <text:p>-0.168457</text:p>
          </table:table-cell>
          <table:table-cell table:formula="of:=LOG([.A1409];10)" office:value-type="float" office:value="-0.1627272974977" calcext:value-type="float">
            <text:p>-0.1627272975</text:p>
          </table:table-cell>
          <table:table-cell table:formula="of:=ABS([.C1409]-[.B1409])" office:value-type="float" office:value="0.00572970250230026" calcext:value-type="float">
            <text:p>0.0057297025</text:p>
          </table:table-cell>
        </table:table-row>
        <table:table-row table:style-name="ro1">
          <table:table-cell office:value-type="float" office:value="0.687988" calcext:value-type="float">
            <text:p>0.687988</text:p>
          </table:table-cell>
          <table:table-cell office:value-type="float" office:value="-0.168457" calcext:value-type="float">
            <text:p>-0.168457</text:p>
          </table:table-cell>
          <table:table-cell table:formula="of:=LOG([.A1410];10)" office:value-type="float" office:value="-0.162419136734304" calcext:value-type="float">
            <text:p>-0.1624191367</text:p>
          </table:table-cell>
          <table:table-cell table:formula="of:=ABS([.C1410]-[.B1410])" office:value-type="float" office:value="0.00603786326569616" calcext:value-type="float">
            <text:p>0.0060378633</text:p>
          </table:table-cell>
        </table:table-row>
        <table:table-row table:style-name="ro1">
          <table:table-cell office:value-type="float" office:value="0.688477" calcext:value-type="float">
            <text:p>0.688477</text:p>
          </table:table-cell>
          <table:table-cell office:value-type="float" office:value="-0.167969" calcext:value-type="float">
            <text:p>-0.167969</text:p>
          </table:table-cell>
          <table:table-cell table:formula="of:=LOG([.A1411];10)" office:value-type="float" office:value="-0.162110563671298" calcext:value-type="float">
            <text:p>-0.1621105637</text:p>
          </table:table-cell>
          <table:table-cell table:formula="of:=ABS([.C1411]-[.B1411])" office:value-type="float" office:value="0.00585843632870176" calcext:value-type="float">
            <text:p>0.0058584363</text:p>
          </table:table-cell>
        </table:table-row>
        <table:table-row table:style-name="ro1">
          <table:table-cell office:value-type="float" office:value="0.688965" calcext:value-type="float">
            <text:p>0.688965</text:p>
          </table:table-cell>
          <table:table-cell office:value-type="float" office:value="-0.16748" calcext:value-type="float">
            <text:p>-0.16748</text:p>
          </table:table-cell>
          <table:table-cell table:formula="of:=LOG([.A1412];10)" office:value-type="float" office:value="-0.161802840056023" calcext:value-type="float">
            <text:p>-0.1618028401</text:p>
          </table:table-cell>
          <table:table-cell table:formula="of:=ABS([.C1412]-[.B1412])" office:value-type="float" office:value="0.00567715994397669" calcext:value-type="float">
            <text:p>0.0056771599</text:p>
          </table:table-cell>
        </table:table-row>
        <table:table-row table:style-name="ro1">
          <table:table-cell office:value-type="float" office:value="0.689453" calcext:value-type="float">
            <text:p>0.689453</text:p>
          </table:table-cell>
          <table:table-cell office:value-type="float" office:value="-0.166992" calcext:value-type="float">
            <text:p>-0.166992</text:p>
          </table:table-cell>
          <table:table-cell table:formula="of:=LOG([.A1413];10)" office:value-type="float" office:value="-0.161495334326958" calcext:value-type="float">
            <text:p>-0.1614953343</text:p>
          </table:table-cell>
          <table:table-cell table:formula="of:=ABS([.C1413]-[.B1413])" office:value-type="float" office:value="0.0054966656730418" calcext:value-type="float">
            <text:p>0.0054966657</text:p>
          </table:table-cell>
        </table:table-row>
        <table:table-row table:style-name="ro1">
          <table:table-cell office:value-type="float" office:value="0.689941" calcext:value-type="float">
            <text:p>0.689941</text:p>
          </table:table-cell>
          <table:table-cell office:value-type="float" office:value="-0.166992" calcext:value-type="float">
            <text:p>-0.166992</text:p>
          </table:table-cell>
          <table:table-cell table:formula="of:=LOG([.A1414];10)" office:value-type="float" office:value="-0.161188046175769" calcext:value-type="float">
            <text:p>-0.1611880462</text:p>
          </table:table-cell>
          <table:table-cell table:formula="of:=ABS([.C1414]-[.B1414])" office:value-type="float" office:value="0.00580395382423088" calcext:value-type="float">
            <text:p>0.0058039538</text:p>
          </table:table-cell>
        </table:table-row>
        <table:table-row table:style-name="ro1">
          <table:table-cell office:value-type="float" office:value="0.69043" calcext:value-type="float">
            <text:p>0.69043</text:p>
          </table:table-cell>
          <table:table-cell office:value-type="float" office:value="-0.166504" calcext:value-type="float">
            <text:p>-0.166504</text:p>
          </table:table-cell>
          <table:table-cell table:formula="of:=LOG([.A1415];10)" office:value-type="float" office:value="-0.160880346274026" calcext:value-type="float">
            <text:p>-0.1608803463</text:p>
          </table:table-cell>
          <table:table-cell table:formula="of:=ABS([.C1415]-[.B1415])" office:value-type="float" office:value="0.00562365372597401" calcext:value-type="float">
            <text:p>0.0056236537</text:p>
          </table:table-cell>
        </table:table-row>
        <table:table-row table:style-name="ro1">
          <table:table-cell office:value-type="float" office:value="0.690918" calcext:value-type="float">
            <text:p>0.690918</text:p>
          </table:table-cell>
          <table:table-cell office:value-type="float" office:value="-0.166016" calcext:value-type="float">
            <text:p>-0.166016</text:p>
          </table:table-cell>
          <table:table-cell table:formula="of:=LOG([.A1416];10)" office:value-type="float" office:value="-0.160573492800483" calcext:value-type="float">
            <text:p>-0.1605734928</text:p>
          </table:table-cell>
          <table:table-cell table:formula="of:=ABS([.C1416]-[.B1416])" office:value-type="float" office:value="0.00544250719951672" calcext:value-type="float">
            <text:p>0.0054425072</text:p>
          </table:table-cell>
        </table:table-row>
        <table:table-row table:style-name="ro1">
          <table:table-cell office:value-type="float" office:value="0.691406" calcext:value-type="float">
            <text:p>0.691406</text:p>
          </table:table-cell>
          <table:table-cell office:value-type="float" office:value="-0.166016" calcext:value-type="float">
            <text:p>-0.166016</text:p>
          </table:table-cell>
          <table:table-cell table:formula="of:=LOG([.A1417];10)" office:value-type="float" office:value="-0.160266855983104" calcext:value-type="float">
            <text:p>-0.160266856</text:p>
          </table:table-cell>
          <table:table-cell table:formula="of:=ABS([.C1417]-[.B1417])" office:value-type="float" office:value="0.00574914401689566" calcext:value-type="float">
            <text:p>0.005749144</text:p>
          </table:table-cell>
        </table:table-row>
        <table:table-row table:style-name="ro1">
          <table:table-cell office:value-type="float" office:value="0.691895" calcext:value-type="float">
            <text:p>0.691895</text:p>
          </table:table-cell>
          <table:table-cell office:value-type="float" office:value="-0.165527" calcext:value-type="float">
            <text:p>-0.165527</text:p>
          </table:table-cell>
          <table:table-cell table:formula="of:=LOG([.A1418];10)" office:value-type="float" office:value="-0.159959807827285" calcext:value-type="float">
            <text:p>-0.1599598078</text:p>
          </table:table-cell>
          <table:table-cell table:formula="of:=ABS([.C1418]-[.B1418])" office:value-type="float" office:value="0.00556719217271545" calcext:value-type="float">
            <text:p>0.0055671922</text:p>
          </table:table-cell>
        </table:table-row>
        <table:table-row table:style-name="ro1">
          <table:table-cell office:value-type="float" office:value="0.692383" calcext:value-type="float">
            <text:p>0.692383</text:p>
          </table:table-cell>
          <table:table-cell office:value-type="float" office:value="-0.165039" calcext:value-type="float">
            <text:p>-0.165039</text:p>
          </table:table-cell>
          <table:table-cell table:formula="of:=LOG([.A1419];10)" office:value-type="float" office:value="-0.159653603848101" calcext:value-type="float">
            <text:p>-0.1596536038</text:p>
          </table:table-cell>
          <table:table-cell table:formula="of:=ABS([.C1419]-[.B1419])" office:value-type="float" office:value="0.00538539615189948" calcext:value-type="float">
            <text:p>0.0053853962</text:p>
          </table:table-cell>
        </table:table-row>
        <table:table-row table:style-name="ro1">
          <table:table-cell office:value-type="float" office:value="0.692871" calcext:value-type="float">
            <text:p>0.692871</text:p>
          </table:table-cell>
          <table:table-cell office:value-type="float" office:value="-0.164551" calcext:value-type="float">
            <text:p>-0.164551</text:p>
          </table:table-cell>
          <table:table-cell table:formula="of:=LOG([.A1420];10)" office:value-type="float" office:value="-0.159347615609213" calcext:value-type="float">
            <text:p>-0.1593476156</text:p>
          </table:table-cell>
          <table:table-cell table:formula="of:=ABS([.C1420]-[.B1420])" office:value-type="float" office:value="0.00520338439078719" calcext:value-type="float">
            <text:p>0.0052033844</text:p>
          </table:table-cell>
        </table:table-row>
        <table:table-row table:style-name="ro1">
          <table:table-cell office:value-type="float" office:value="0.693359" calcext:value-type="float">
            <text:p>0.693359</text:p>
          </table:table-cell>
          <table:table-cell office:value-type="float" office:value="-0.164551" calcext:value-type="float">
            <text:p>-0.164551</text:p>
          </table:table-cell>
          <table:table-cell table:formula="of:=LOG([.A1421];10)" office:value-type="float" office:value="-0.15904184280683" calcext:value-type="float">
            <text:p>-0.1590418428</text:p>
          </table:table-cell>
          <table:table-cell table:formula="of:=ABS([.C1421]-[.B1421])" office:value-type="float" office:value="0.00550915719317016" calcext:value-type="float">
            <text:p>0.0055091572</text:p>
          </table:table-cell>
        </table:table-row>
        <table:table-row table:style-name="ro1">
          <table:table-cell office:value-type="float" office:value="0.693848" calcext:value-type="float">
            <text:p>0.693848</text:p>
          </table:table-cell>
          <table:table-cell office:value-type="float" office:value="-0.164062" calcext:value-type="float">
            <text:p>-0.164062</text:p>
          </table:table-cell>
          <table:table-cell table:formula="of:=LOG([.A1422];10)" office:value-type="float" office:value="-0.158735659215704" calcext:value-type="float">
            <text:p>-0.1587356592</text:p>
          </table:table-cell>
          <table:table-cell table:formula="of:=ABS([.C1422]-[.B1422])" office:value-type="float" office:value="0.00532634078429556" calcext:value-type="float">
            <text:p>0.0053263408</text:p>
          </table:table-cell>
        </table:table-row>
        <table:table-row table:style-name="ro1">
          <table:table-cell office:value-type="float" office:value="0.694336" calcext:value-type="float">
            <text:p>0.694336</text:p>
          </table:table-cell>
          <table:table-cell office:value-type="float" office:value="-0.163574" calcext:value-type="float">
            <text:p>-0.163574</text:p>
          </table:table-cell>
          <table:table-cell table:formula="of:=LOG([.A1423];10)" office:value-type="float" office:value="-0.158430316817436" calcext:value-type="float">
            <text:p>-0.1584303168</text:p>
          </table:table-cell>
          <table:table-cell table:formula="of:=ABS([.C1423]-[.B1423])" office:value-type="float" office:value="0.00514368318256417" calcext:value-type="float">
            <text:p>0.0051436832</text:p>
          </table:table-cell>
        </table:table-row>
        <table:table-row table:style-name="ro1">
          <table:table-cell office:value-type="float" office:value="0.694824" calcext:value-type="float">
            <text:p>0.694824</text:p>
          </table:table-cell>
          <table:table-cell office:value-type="float" office:value="-0.163574" calcext:value-type="float">
            <text:p>-0.163574</text:p>
          </table:table-cell>
          <table:table-cell table:formula="of:=LOG([.A1424];10)" office:value-type="float" office:value="-0.158125188947519" calcext:value-type="float">
            <text:p>-0.1581251889</text:p>
          </table:table-cell>
          <table:table-cell table:formula="of:=ABS([.C1424]-[.B1424])" office:value-type="float" office:value="0.00544881105248099" calcext:value-type="float">
            <text:p>0.0054488111</text:p>
          </table:table-cell>
        </table:table-row>
        <table:table-row table:style-name="ro1">
          <table:table-cell office:value-type="float" office:value="0.695312" calcext:value-type="float">
            <text:p>0.695312</text:p>
          </table:table-cell>
          <table:table-cell office:value-type="float" office:value="-0.163086" calcext:value-type="float">
            <text:p>-0.163086</text:p>
          </table:table-cell>
          <table:table-cell table:formula="of:=LOG([.A1425];10)" office:value-type="float" office:value="-0.157820275304718" calcext:value-type="float">
            <text:p>-0.1578202753</text:p>
          </table:table-cell>
          <table:table-cell table:formula="of:=ABS([.C1425]-[.B1425])" office:value-type="float" office:value="0.00526572469528217" calcext:value-type="float">
            <text:p>0.0052657247</text:p>
          </table:table-cell>
        </table:table-row>
        <table:table-row table:style-name="ro1">
          <table:table-cell office:value-type="float" office:value="0.695801" calcext:value-type="float">
            <text:p>0.695801</text:p>
          </table:table-cell>
          <table:table-cell office:value-type="float" office:value="-0.162598" calcext:value-type="float">
            <text:p>-0.162598</text:p>
          </table:table-cell>
          <table:table-cell table:formula="of:=LOG([.A1426];10)" office:value-type="float" office:value="-0.157514951423196" calcext:value-type="float">
            <text:p>-0.1575149514</text:p>
          </table:table-cell>
          <table:table-cell table:formula="of:=ABS([.C1426]-[.B1426])" office:value-type="float" office:value="0.00508304857680414" calcext:value-type="float">
            <text:p>0.0050830486</text:p>
          </table:table-cell>
        </table:table-row>
        <table:table-row table:style-name="ro1">
          <table:table-cell office:value-type="float" office:value="0.696289" calcext:value-type="float">
            <text:p>0.696289</text:p>
          </table:table-cell>
          <table:table-cell office:value-type="float" office:value="-0.162598" calcext:value-type="float">
            <text:p>-0.162598</text:p>
          </table:table-cell>
          <table:table-cell table:formula="of:=LOG([.A1427];10)" office:value-type="float" office:value="-0.157210465770903" calcext:value-type="float">
            <text:p>-0.1572104658</text:p>
          </table:table-cell>
          <table:table-cell table:formula="of:=ABS([.C1427]-[.B1427])" office:value-type="float" office:value="0.00538753422909694" calcext:value-type="float">
            <text:p>0.0053875342</text:p>
          </table:table-cell>
        </table:table-row>
        <table:table-row table:style-name="ro1">
          <table:table-cell office:value-type="float" office:value="0.696777" calcext:value-type="float">
            <text:p>0.696777</text:p>
          </table:table-cell>
          <table:table-cell office:value-type="float" office:value="-0.162109" calcext:value-type="float">
            <text:p>-0.162109</text:p>
          </table:table-cell>
          <table:table-cell table:formula="of:=LOG([.A1428];10)" office:value-type="float" office:value="-0.156906193445201" calcext:value-type="float">
            <text:p>-0.1569061934</text:p>
          </table:table-cell>
          <table:table-cell table:formula="of:=ABS([.C1428]-[.B1428])" office:value-type="float" office:value="0.00520280655479866" calcext:value-type="float">
            <text:p>0.0052028066</text:p>
          </table:table-cell>
        </table:table-row>
        <table:table-row table:style-name="ro1">
          <table:table-cell office:value-type="float" office:value="0.697266" calcext:value-type="float">
            <text:p>0.697266</text:p>
          </table:table-cell>
          <table:table-cell office:value-type="float" office:value="-0.161621" calcext:value-type="float">
            <text:p>-0.161621</text:p>
          </table:table-cell>
          <table:table-cell table:formula="of:=LOG([.A1429];10)" office:value-type="float" office:value="-0.156601511293559" calcext:value-type="float">
            <text:p>-0.1566015113</text:p>
          </table:table-cell>
          <table:table-cell table:formula="of:=ABS([.C1429]-[.B1429])" office:value-type="float" office:value="0.00501948870644114" calcext:value-type="float">
            <text:p>0.0050194887</text:p>
          </table:table-cell>
        </table:table-row>
        <table:table-row table:style-name="ro1">
          <table:table-cell office:value-type="float" office:value="0.697754" calcext:value-type="float">
            <text:p>0.697754</text:p>
          </table:table-cell>
          <table:table-cell office:value-type="float" office:value="-0.161133" calcext:value-type="float">
            <text:p>-0.161133</text:p>
          </table:table-cell>
          <table:table-cell table:formula="of:=LOG([.A1430];10)" office:value-type="float" office:value="-0.156297665161154" calcext:value-type="float">
            <text:p>-0.1562976652</text:p>
          </table:table-cell>
          <table:table-cell table:formula="of:=ABS([.C1430]-[.B1430])" office:value-type="float" office:value="0.00483533483884602" calcext:value-type="float">
            <text:p>0.0048353348</text:p>
          </table:table-cell>
        </table:table-row>
        <table:table-row table:style-name="ro1">
          <table:table-cell office:value-type="float" office:value="0.698242" calcext:value-type="float">
            <text:p>0.698242</text:p>
          </table:table-cell>
          <table:table-cell office:value-type="float" office:value="-0.161133" calcext:value-type="float">
            <text:p>-0.161133</text:p>
          </table:table-cell>
          <table:table-cell table:formula="of:=LOG([.A1431];10)" office:value-type="float" office:value="-0.155994031460482" calcext:value-type="float">
            <text:p>-0.1559940315</text:p>
          </table:table-cell>
          <table:table-cell table:formula="of:=ABS([.C1431]-[.B1431])" office:value-type="float" office:value="0.00513896853951795" calcext:value-type="float">
            <text:p>0.0051389685</text:p>
          </table:table-cell>
        </table:table-row>
        <table:table-row table:style-name="ro1">
          <table:table-cell office:value-type="float" office:value="0.69873" calcext:value-type="float">
            <text:p>0.69873</text:p>
          </table:table-cell>
          <table:table-cell office:value-type="float" office:value="-0.160645" calcext:value-type="float">
            <text:p>-0.160645</text:p>
          </table:table-cell>
          <table:table-cell table:formula="of:=LOG([.A1432];10)" office:value-type="float" office:value="-0.15569060989471" calcext:value-type="float">
            <text:p>-0.1556906099</text:p>
          </table:table-cell>
          <table:table-cell table:formula="of:=ABS([.C1432]-[.B1432])" office:value-type="float" office:value="0.0049543901052897" calcext:value-type="float">
            <text:p>0.0049543901</text:p>
          </table:table-cell>
        </table:table-row>
        <table:table-row table:style-name="ro1">
          <table:table-cell office:value-type="float" office:value="0.699219" calcext:value-type="float">
            <text:p>0.699219</text:p>
          </table:table-cell>
          <table:table-cell office:value-type="float" office:value="-0.160156" calcext:value-type="float">
            <text:p>-0.160156</text:p>
          </table:table-cell>
          <table:table-cell table:formula="of:=LOG([.A1433];10)" office:value-type="float" office:value="-0.15538677905351" calcext:value-type="float">
            <text:p>-0.1553867791</text:p>
          </table:table-cell>
          <table:table-cell table:formula="of:=ABS([.C1433]-[.B1433])" office:value-type="float" office:value="0.00476922094648979" calcext:value-type="float">
            <text:p>0.0047692209</text:p>
          </table:table-cell>
        </table:table-row>
        <table:table-row table:style-name="ro1">
          <table:table-cell office:value-type="float" office:value="0.699707" calcext:value-type="float">
            <text:p>0.699707</text:p>
          </table:table-cell>
          <table:table-cell office:value-type="float" office:value="-0.160156" calcext:value-type="float">
            <text:p>-0.160156</text:p>
          </table:table-cell>
          <table:table-cell table:formula="of:=LOG([.A1434];10)" office:value-type="float" office:value="-0.155083781302714" calcext:value-type="float">
            <text:p>-0.1550837813</text:p>
          </table:table-cell>
          <table:table-cell table:formula="of:=ABS([.C1434]-[.B1434])" office:value-type="float" office:value="0.0050722186972865" calcext:value-type="float">
            <text:p>0.0050722187</text:p>
          </table:table-cell>
        </table:table-row>
        <table:table-row table:style-name="ro1">
          <table:table-cell office:value-type="float" office:value="0.700195" calcext:value-type="float">
            <text:p>0.700195</text:p>
          </table:table-cell>
          <table:table-cell office:value-type="float" office:value="-0.159668" calcext:value-type="float">
            <text:p>-0.159668</text:p>
          </table:table-cell>
          <table:table-cell table:formula="of:=LOG([.A1435];10)" office:value-type="float" office:value="-0.154780994799439" calcext:value-type="float">
            <text:p>-0.1547809948</text:p>
          </table:table-cell>
          <table:table-cell table:formula="of:=ABS([.C1435]-[.B1435])" office:value-type="float" office:value="0.00488700520056112" calcext:value-type="float">
            <text:p>0.0048870052</text:p>
          </table:table-cell>
        </table:table-row>
        <table:table-row table:style-name="ro1">
          <table:table-cell office:value-type="float" office:value="0.700684" calcext:value-type="float">
            <text:p>0.700684</text:p>
          </table:table-cell>
          <table:table-cell office:value-type="float" office:value="-0.15918" calcext:value-type="float">
            <text:p>-0.15918</text:p>
          </table:table-cell>
          <table:table-cell table:formula="of:=LOG([.A1436];10)" office:value-type="float" office:value="-0.154477799433849" calcext:value-type="float">
            <text:p>-0.1544777994</text:p>
          </table:table-cell>
          <table:table-cell table:formula="of:=ABS([.C1436]-[.B1436])" office:value-type="float" office:value="0.00470220056615123" calcext:value-type="float">
            <text:p>0.0047022006</text:p>
          </table:table-cell>
        </table:table-row>
        <table:table-row table:style-name="ro1">
          <table:table-cell office:value-type="float" office:value="0.701172" calcext:value-type="float">
            <text:p>0.701172</text:p>
          </table:table-cell>
          <table:table-cell office:value-type="float" office:value="-0.15918" calcext:value-type="float">
            <text:p>-0.15918</text:p>
          </table:table-cell>
          <table:table-cell table:formula="of:=LOG([.A1437];10)" office:value-type="float" office:value="-0.154175434974547" calcext:value-type="float">
            <text:p>-0.154175435</text:p>
          </table:table-cell>
          <table:table-cell table:formula="of:=ABS([.C1437]-[.B1437])" office:value-type="float" office:value="0.00500456502545324" calcext:value-type="float">
            <text:p>0.005004565</text:p>
          </table:table-cell>
        </table:table-row>
        <table:table-row table:style-name="ro1">
          <table:table-cell office:value-type="float" office:value="0.70166" calcext:value-type="float">
            <text:p>0.70166</text:p>
          </table:table-cell>
          <table:table-cell office:value-type="float" office:value="-0.158691" calcext:value-type="float">
            <text:p>-0.158691</text:p>
          </table:table-cell>
          <table:table-cell table:formula="of:=LOG([.A1438];10)" office:value-type="float" office:value="-0.153873280880945" calcext:value-type="float">
            <text:p>-0.1538732809</text:p>
          </table:table-cell>
          <table:table-cell table:formula="of:=ABS([.C1438]-[.B1438])" office:value-type="float" office:value="0.0048177191190549" calcext:value-type="float">
            <text:p>0.0048177191</text:p>
          </table:table-cell>
        </table:table-row>
        <table:table-row table:style-name="ro1">
          <table:table-cell office:value-type="float" office:value="0.702148" calcext:value-type="float">
            <text:p>0.702148</text:p>
          </table:table-cell>
          <table:table-cell office:value-type="float" office:value="-0.158203" calcext:value-type="float">
            <text:p>-0.158203</text:p>
          </table:table-cell>
          <table:table-cell table:formula="of:=LOG([.A1439];10)" office:value-type="float" office:value="-0.153571336860529" calcext:value-type="float">
            <text:p>-0.1535713369</text:p>
          </table:table-cell>
          <table:table-cell table:formula="of:=ABS([.C1439]-[.B1439])" office:value-type="float" office:value="0.0046316631394705" calcext:value-type="float">
            <text:p>0.0046316631</text:p>
          </table:table-cell>
        </table:table-row>
        <table:table-row table:style-name="ro1">
          <table:table-cell office:value-type="float" office:value="0.702637" calcext:value-type="float">
            <text:p>0.702637</text:p>
          </table:table-cell>
          <table:table-cell office:value-type="float" office:value="-0.157715" calcext:value-type="float">
            <text:p>-0.157715</text:p>
          </table:table-cell>
          <table:table-cell table:formula="of:=LOG([.A1440];10)" office:value-type="float" office:value="-0.153268984528709" calcext:value-type="float">
            <text:p>-0.1532689845</text:p>
          </table:table-cell>
          <table:table-cell table:formula="of:=ABS([.C1440]-[.B1440])" office:value-type="float" office:value="0.0044460154712912" calcext:value-type="float">
            <text:p>0.0044460155</text:p>
          </table:table-cell>
        </table:table-row>
        <table:table-row table:style-name="ro1">
          <table:table-cell office:value-type="float" office:value="0.703125" calcext:value-type="float">
            <text:p>0.703125</text:p>
          </table:table-cell>
          <table:table-cell office:value-type="float" office:value="-0.157715" calcext:value-type="float">
            <text:p>-0.157715</text:p>
          </table:table-cell>
          <table:table-cell table:formula="of:=LOG([.A1441];10)" office:value-type="float" office:value="-0.152967460208543" calcext:value-type="float">
            <text:p>-0.1529674602</text:p>
          </table:table-cell>
          <table:table-cell table:formula="of:=ABS([.C1441]-[.B1441])" office:value-type="float" office:value="0.00474753979145651" calcext:value-type="float">
            <text:p>0.0047475398</text:p>
          </table:table-cell>
        </table:table-row>
        <table:table-row table:style-name="ro1">
          <table:table-cell office:value-type="float" office:value="0.703613" calcext:value-type="float">
            <text:p>0.703613</text:p>
          </table:table-cell>
          <table:table-cell office:value-type="float" office:value="-0.157227" calcext:value-type="float">
            <text:p>-0.157227</text:p>
          </table:table-cell>
          <table:table-cell table:formula="of:=LOG([.A1442];10)" office:value-type="float" office:value="-0.152666145087078" calcext:value-type="float">
            <text:p>-0.1526661451</text:p>
          </table:table-cell>
          <table:table-cell table:formula="of:=ABS([.C1442]-[.B1442])" office:value-type="float" office:value="0.00456085491292232" calcext:value-type="float">
            <text:p>0.0045608549</text:p>
          </table:table-cell>
        </table:table-row>
        <table:table-row table:style-name="ro1">
          <table:table-cell office:value-type="float" office:value="0.704102" calcext:value-type="float">
            <text:p>0.704102</text:p>
          </table:table-cell>
          <table:table-cell office:value-type="float" office:value="-0.156738" calcext:value-type="float">
            <text:p>-0.156738</text:p>
          </table:table-cell>
          <table:table-cell table:formula="of:=LOG([.A1443];10)" office:value-type="float" office:value="-0.152364422067585" calcext:value-type="float">
            <text:p>-0.1523644221</text:p>
          </table:table-cell>
          <table:table-cell table:formula="of:=ABS([.C1443]-[.B1443])" office:value-type="float" office:value="0.00437357793241522" calcext:value-type="float">
            <text:p>0.0043735779</text:p>
          </table:table-cell>
        </table:table-row>
        <table:table-row table:style-name="ro1">
          <table:table-cell office:value-type="float" office:value="0.70459" calcext:value-type="float">
            <text:p>0.70459</text:p>
          </table:table-cell>
          <table:table-cell office:value-type="float" office:value="-0.156738" calcext:value-type="float">
            <text:p>-0.156738</text:p>
          </table:table-cell>
          <table:table-cell table:formula="of:=LOG([.A1444];10)" office:value-type="float" office:value="-0.152063524901069" calcext:value-type="float">
            <text:p>-0.1520635249</text:p>
          </table:table-cell>
          <table:table-cell table:formula="of:=ABS([.C1444]-[.B1444])" office:value-type="float" office:value="0.00467447509893101" calcext:value-type="float">
            <text:p>0.0046744751</text:p>
          </table:table-cell>
        </table:table-row>
        <table:table-row table:style-name="ro1">
          <table:table-cell office:value-type="float" office:value="0.705078" calcext:value-type="float">
            <text:p>0.705078</text:p>
          </table:table-cell>
          <table:table-cell office:value-type="float" office:value="-0.15625" calcext:value-type="float">
            <text:p>-0.15625</text:p>
          </table:table-cell>
          <table:table-cell table:formula="of:=LOG([.A1445];10)" office:value-type="float" office:value="-0.151762836064215" calcext:value-type="float">
            <text:p>-0.1517628361</text:p>
          </table:table-cell>
          <table:table-cell table:formula="of:=ABS([.C1445]-[.B1445])" office:value-type="float" office:value="0.00448716393578477" calcext:value-type="float">
            <text:p>0.0044871639</text:p>
          </table:table-cell>
        </table:table-row>
        <table:table-row table:style-name="ro1">
          <table:table-cell office:value-type="float" office:value="0.705566" calcext:value-type="float">
            <text:p>0.705566</text:p>
          </table:table-cell>
          <table:table-cell office:value-type="float" office:value="-0.155762" calcext:value-type="float">
            <text:p>-0.155762</text:p>
          </table:table-cell>
          <table:table-cell table:formula="of:=LOG([.A1446];10)" office:value-type="float" office:value="-0.151462355268744" calcext:value-type="float">
            <text:p>-0.1514623553</text:p>
          </table:table-cell>
          <table:table-cell table:formula="of:=ABS([.C1446]-[.B1446])" office:value-type="float" office:value="0.00429964473125582" calcext:value-type="float">
            <text:p>0.0042996447</text:p>
          </table:table-cell>
        </table:table-row>
        <table:table-row table:style-name="ro1">
          <table:table-cell office:value-type="float" office:value="0.706055" calcext:value-type="float">
            <text:p>0.706055</text:p>
          </table:table-cell>
          <table:table-cell office:value-type="float" office:value="-0.155273" calcext:value-type="float">
            <text:p>-0.155273</text:p>
          </table:table-cell>
          <table:table-cell table:formula="of:=LOG([.A1447];10)" office:value-type="float" office:value="-0.151161467126466" calcext:value-type="float">
            <text:p>-0.1511614671</text:p>
          </table:table-cell>
          <table:table-cell table:formula="of:=ABS([.C1447]-[.B1447])" office:value-type="float" office:value="0.00411153287353416" calcext:value-type="float">
            <text:p>0.0041115329</text:p>
          </table:table-cell>
        </table:table-row>
        <table:table-row table:style-name="ro1">
          <table:table-cell office:value-type="float" office:value="0.706543" calcext:value-type="float">
            <text:p>0.706543</text:p>
          </table:table-cell>
          <table:table-cell office:value-type="float" office:value="-0.155273" calcext:value-type="float">
            <text:p>-0.155273</text:p>
          </table:table-cell>
          <table:table-cell table:formula="of:=LOG([.A1448];10)" office:value-type="float" office:value="-0.150861401976154" calcext:value-type="float">
            <text:p>-0.150861402</text:p>
          </table:table-cell>
          <table:table-cell table:formula="of:=ABS([.C1448]-[.B1448])" office:value-type="float" office:value="0.00441159802384569" calcext:value-type="float">
            <text:p>0.004411598</text:p>
          </table:table-cell>
        </table:table-row>
        <table:table-row table:style-name="ro1">
          <table:table-cell office:value-type="float" office:value="0.707031" calcext:value-type="float">
            <text:p>0.707031</text:p>
          </table:table-cell>
          <table:table-cell office:value-type="float" office:value="-0.154785" calcext:value-type="float">
            <text:p>-0.154785</text:p>
          </table:table-cell>
          <table:table-cell table:formula="of:=LOG([.A1449];10)" office:value-type="float" office:value="-0.150561544005382" calcext:value-type="float">
            <text:p>-0.150561544</text:p>
          </table:table-cell>
          <table:table-cell table:formula="of:=ABS([.C1449]-[.B1449])" office:value-type="float" office:value="0.00422345599461807" calcext:value-type="float">
            <text:p>0.004223456</text:p>
          </table:table-cell>
        </table:table-row>
        <table:table-row table:style-name="ro1">
          <table:table-cell office:value-type="float" office:value="0.70752" calcext:value-type="float">
            <text:p>0.70752</text:p>
          </table:table-cell>
          <table:table-cell office:value-type="float" office:value="-0.154297" calcext:value-type="float">
            <text:p>-0.154297</text:p>
          </table:table-cell>
          <table:table-cell table:formula="of:=LOG([.A1450];10)" office:value-type="float" office:value="-0.15026127910138" calcext:value-type="float">
            <text:p>-0.1502612791</text:p>
          </table:table-cell>
          <table:table-cell table:formula="of:=ABS([.C1450]-[.B1450])" office:value-type="float" office:value="0.00403572089861992" calcext:value-type="float">
            <text:p>0.0040357209</text:p>
          </table:table-cell>
        </table:table-row>
        <table:table-row table:style-name="ro1">
          <table:table-cell office:value-type="float" office:value="0.708008" calcext:value-type="float">
            <text:p>0.708008</text:p>
          </table:table-cell>
          <table:table-cell office:value-type="float" office:value="-0.154297" calcext:value-type="float">
            <text:p>-0.154297</text:p>
          </table:table-cell>
          <table:table-cell table:formula="of:=LOG([.A1451];10)" office:value-type="float" office:value="-0.149961835055674" calcext:value-type="float">
            <text:p>-0.1499618351</text:p>
          </table:table-cell>
          <table:table-cell table:formula="of:=ABS([.C1451]-[.B1451])" office:value-type="float" office:value="0.00433516494432584" calcext:value-type="float">
            <text:p>0.0043351649</text:p>
          </table:table-cell>
        </table:table-row>
        <table:table-row table:style-name="ro1">
          <table:table-cell office:value-type="float" office:value="0.708496" calcext:value-type="float">
            <text:p>0.708496</text:p>
          </table:table-cell>
          <table:table-cell office:value-type="float" office:value="-0.153809" calcext:value-type="float">
            <text:p>-0.153809</text:p>
          </table:table-cell>
          <table:table-cell table:formula="of:=LOG([.A1452];10)" office:value-type="float" office:value="-0.149662597333008" calcext:value-type="float">
            <text:p>-0.1496625973</text:p>
          </table:table-cell>
          <table:table-cell table:formula="of:=ABS([.C1452]-[.B1452])" office:value-type="float" office:value="0.00414640266699165" calcext:value-type="float">
            <text:p>0.0041464027</text:p>
          </table:table-cell>
        </table:table-row>
        <table:table-row table:style-name="ro1">
          <table:table-cell office:value-type="float" office:value="0.708984" calcext:value-type="float">
            <text:p>0.708984</text:p>
          </table:table-cell>
          <table:table-cell office:value-type="float" office:value="-0.15332" calcext:value-type="float">
            <text:p>-0.15332</text:p>
          </table:table-cell>
          <table:table-cell table:formula="of:=LOG([.A1453];10)" office:value-type="float" office:value="-0.149363565649257" calcext:value-type="float">
            <text:p>-0.1493635656</text:p>
          </table:table-cell>
          <table:table-cell table:formula="of:=ABS([.C1453]-[.B1453])" office:value-type="float" office:value="0.00395643435074297" calcext:value-type="float">
            <text:p>0.0039564344</text:p>
          </table:table-cell>
        </table:table-row>
        <table:table-row table:style-name="ro1">
          <table:table-cell office:value-type="float" office:value="0.709473" calcext:value-type="float">
            <text:p>0.709473</text:p>
          </table:table-cell>
          <table:table-cell office:value-type="float" office:value="-0.15332" calcext:value-type="float">
            <text:p>-0.15332</text:p>
          </table:table-cell>
          <table:table-cell table:formula="of:=LOG([.A1454];10)" office:value-type="float" office:value="-0.14906412758372" calcext:value-type="float">
            <text:p>-0.1490641276</text:p>
          </table:table-cell>
          <table:table-cell table:formula="of:=ABS([.C1454]-[.B1454])" office:value-type="float" office:value="0.00425587241628017" calcext:value-type="float">
            <text:p>0.0042558724</text:p>
          </table:table-cell>
        </table:table-row>
        <table:table-row table:style-name="ro1">
          <table:table-cell office:value-type="float" office:value="0.709961" calcext:value-type="float">
            <text:p>0.709961</text:p>
          </table:table-cell>
          <table:table-cell office:value-type="float" office:value="-0.152832" calcext:value-type="float">
            <text:p>-0.152832</text:p>
          </table:table-cell>
          <table:table-cell table:formula="of:=LOG([.A1455];10)" office:value-type="float" office:value="-0.148765507548524" calcext:value-type="float">
            <text:p>-0.1487655075</text:p>
          </table:table-cell>
          <table:table-cell table:formula="of:=ABS([.C1455]-[.B1455])" office:value-type="float" office:value="0.00406649245147567" calcext:value-type="float">
            <text:p>0.0040664925</text:p>
          </table:table-cell>
        </table:table-row>
        <table:table-row table:style-name="ro1">
          <table:table-cell office:value-type="float" office:value="0.710449" calcext:value-type="float">
            <text:p>0.710449</text:p>
          </table:table-cell>
          <table:table-cell office:value-type="float" office:value="-0.152344" calcext:value-type="float">
            <text:p>-0.152344</text:p>
          </table:table-cell>
          <table:table-cell table:formula="of:=LOG([.A1456];10)" office:value-type="float" office:value="-0.1484670927028" calcext:value-type="float">
            <text:p>-0.1484670927</text:p>
          </table:table-cell>
          <table:table-cell table:formula="of:=ABS([.C1456]-[.B1456])" office:value-type="float" office:value="0.00387690729719972" calcext:value-type="float">
            <text:p>0.0038769073</text:p>
          </table:table-cell>
        </table:table-row>
        <table:table-row table:style-name="ro1">
          <table:table-cell office:value-type="float" office:value="0.710938" calcext:value-type="float">
            <text:p>0.710938</text:p>
          </table:table-cell>
          <table:table-cell office:value-type="float" office:value="-0.151855" calcext:value-type="float">
            <text:p>-0.151855</text:p>
          </table:table-cell>
          <table:table-cell table:formula="of:=LOG([.A1457];10)" office:value-type="float" office:value="-0.148168271889005" calcext:value-type="float">
            <text:p>-0.1481682719</text:p>
          </table:table-cell>
          <table:table-cell table:formula="of:=ABS([.C1457]-[.B1457])" office:value-type="float" office:value="0.00368672811099519" calcext:value-type="float">
            <text:p>0.0036867281</text:p>
          </table:table-cell>
        </table:table-row>
        <table:table-row table:style-name="ro1">
          <table:table-cell office:value-type="float" office:value="0.711426" calcext:value-type="float">
            <text:p>0.711426</text:p>
          </table:table-cell>
          <table:table-cell office:value-type="float" office:value="-0.151855" calcext:value-type="float">
            <text:p>-0.151855</text:p>
          </table:table-cell>
          <table:table-cell table:formula="of:=LOG([.A1458];10)" office:value-type="float" office:value="-0.147870266996467" calcext:value-type="float">
            <text:p>-0.147870267</text:p>
          </table:table-cell>
          <table:table-cell table:formula="of:=ABS([.C1458]-[.B1458])" office:value-type="float" office:value="0.00398473300353261" calcext:value-type="float">
            <text:p>0.003984733</text:p>
          </table:table-cell>
        </table:table-row>
        <table:table-row table:style-name="ro1">
          <table:table-cell office:value-type="float" office:value="0.711914" calcext:value-type="float">
            <text:p>0.711914</text:p>
          </table:table-cell>
          <table:table-cell office:value-type="float" office:value="-0.151367" calcext:value-type="float">
            <text:p>-0.151367</text:p>
          </table:table-cell>
          <table:table-cell table:formula="of:=LOG([.A1459];10)" office:value-type="float" office:value="-0.147572466449201" calcext:value-type="float">
            <text:p>-0.1475724664</text:p>
          </table:table-cell>
          <table:table-cell table:formula="of:=ABS([.C1459]-[.B1459])" office:value-type="float" office:value="0.00379453355079906" calcext:value-type="float">
            <text:p>0.0037945336</text:p>
          </table:table-cell>
        </table:table-row>
        <table:table-row table:style-name="ro1">
          <table:table-cell office:value-type="float" office:value="0.712402" calcext:value-type="float">
            <text:p>0.712402</text:p>
          </table:table-cell>
          <table:table-cell office:value-type="float" office:value="-0.150879" calcext:value-type="float">
            <text:p>-0.150879</text:p>
          </table:table-cell>
          <table:table-cell table:formula="of:=LOG([.A1460];10)" office:value-type="float" office:value="-0.147274869967154" calcext:value-type="float">
            <text:p>-0.14727487</text:p>
          </table:table-cell>
          <table:table-cell table:formula="of:=ABS([.C1460]-[.B1460])" office:value-type="float" office:value="0.00360413003284624" calcext:value-type="float">
            <text:p>0.00360413</text:p>
          </table:table-cell>
        </table:table-row>
        <table:table-row table:style-name="ro1">
          <table:table-cell office:value-type="float" office:value="0.712891" calcext:value-type="float">
            <text:p>0.712891</text:p>
          </table:table-cell>
          <table:table-cell office:value-type="float" office:value="-0.150879" calcext:value-type="float">
            <text:p>-0.150879</text:p>
          </table:table-cell>
          <table:table-cell table:formula="of:=LOG([.A1461];10)" office:value-type="float" office:value="-0.14697686806862" calcext:value-type="float">
            <text:p>-0.1469768681</text:p>
          </table:table-cell>
          <table:table-cell table:formula="of:=ABS([.C1461]-[.B1461])" office:value-type="float" office:value="0.00390213193137978" calcext:value-type="float">
            <text:p>0.0039021319</text:p>
          </table:table-cell>
        </table:table-row>
        <table:table-row table:style-name="ro1">
          <table:table-cell office:value-type="float" office:value="0.713379" calcext:value-type="float">
            <text:p>0.713379</text:p>
          </table:table-cell>
          <table:table-cell office:value-type="float" office:value="-0.150391" calcext:value-type="float">
            <text:p>-0.150391</text:p>
          </table:table-cell>
          <table:table-cell table:formula="of:=LOG([.A1462];10)" office:value-type="float" office:value="-0.146679679295893" calcext:value-type="float">
            <text:p>-0.1466796793</text:p>
          </table:table-cell>
          <table:table-cell table:formula="of:=ABS([.C1462]-[.B1462])" office:value-type="float" office:value="0.00371132070410735" calcext:value-type="float">
            <text:p>0.0037113207</text:p>
          </table:table-cell>
        </table:table-row>
        <table:table-row table:style-name="ro1">
          <table:table-cell office:value-type="float" office:value="0.713867" calcext:value-type="float">
            <text:p>0.713867</text:p>
          </table:table-cell>
          <table:table-cell office:value-type="float" office:value="-0.149902" calcext:value-type="float">
            <text:p>-0.149902</text:p>
          </table:table-cell>
          <table:table-cell table:formula="of:=LOG([.A1463];10)" office:value-type="float" office:value="-0.146382693751105" calcext:value-type="float">
            <text:p>-0.1463826938</text:p>
          </table:table-cell>
          <table:table-cell table:formula="of:=ABS([.C1463]-[.B1463])" office:value-type="float" office:value="0.00351930624889457" calcext:value-type="float">
            <text:p>0.0035193062</text:p>
          </table:table-cell>
        </table:table-row>
        <table:table-row table:style-name="ro1">
          <table:table-cell office:value-type="float" office:value="0.714355" calcext:value-type="float">
            <text:p>0.714355</text:p>
          </table:table-cell>
          <table:table-cell office:value-type="float" office:value="-0.149414" calcext:value-type="float">
            <text:p>-0.149414</text:p>
          </table:table-cell>
          <table:table-cell table:formula="of:=LOG([.A1464];10)" office:value-type="float" office:value="-0.1460859111565" calcext:value-type="float">
            <text:p>-0.1460859112</text:p>
          </table:table-cell>
          <table:table-cell table:formula="of:=ABS([.C1464]-[.B1464])" office:value-type="float" office:value="0.00332808884350028" calcext:value-type="float">
            <text:p>0.0033280888</text:p>
          </table:table-cell>
        </table:table-row>
        <table:table-row table:style-name="ro1">
          <table:table-cell office:value-type="float" office:value="0.714844" calcext:value-type="float">
            <text:p>0.714844</text:p>
          </table:table-cell>
          <table:table-cell office:value-type="float" office:value="-0.149414" calcext:value-type="float">
            <text:p>-0.149414</text:p>
          </table:table-cell>
          <table:table-cell table:formula="of:=LOG([.A1465];10)" office:value-type="float" office:value="-0.145788723697038" calcext:value-type="float">
            <text:p>-0.1457887237</text:p>
          </table:table-cell>
          <table:table-cell table:formula="of:=ABS([.C1465]-[.B1465])" office:value-type="float" office:value="0.00362527630296228" calcext:value-type="float">
            <text:p>0.0036252763</text:p>
          </table:table-cell>
        </table:table-row>
        <table:table-row table:style-name="ro1">
          <table:table-cell office:value-type="float" office:value="0.715332" calcext:value-type="float">
            <text:p>0.715332</text:p>
          </table:table-cell>
          <table:table-cell office:value-type="float" office:value="-0.148926" calcext:value-type="float">
            <text:p>-0.148926</text:p>
          </table:table-cell>
          <table:table-cell table:formula="of:=LOG([.A1466];10)" office:value-type="float" office:value="-0.145492346586257" calcext:value-type="float">
            <text:p>-0.1454923466</text:p>
          </table:table-cell>
          <table:table-cell table:formula="of:=ABS([.C1466]-[.B1466])" office:value-type="float" office:value="0.00343365341374299" calcext:value-type="float">
            <text:p>0.0034336534</text:p>
          </table:table-cell>
        </table:table-row>
        <table:table-row table:style-name="ro1">
          <table:table-cell office:value-type="float" office:value="0.71582" calcext:value-type="float">
            <text:p>0.71582</text:p>
          </table:table-cell>
          <table:table-cell office:value-type="float" office:value="-0.148438" calcext:value-type="float">
            <text:p>-0.148438</text:p>
          </table:table-cell>
          <table:table-cell table:formula="of:=LOG([.A1467];10)" office:value-type="float" office:value="-0.145196171595225" calcext:value-type="float">
            <text:p>-0.1451961716</text:p>
          </table:table-cell>
          <table:table-cell table:formula="of:=ABS([.C1467]-[.B1467])" office:value-type="float" office:value="0.00324182840477502" calcext:value-type="float">
            <text:p>0.0032418284</text:p>
          </table:table-cell>
        </table:table-row>
        <table:table-row table:style-name="ro1">
          <table:table-cell office:value-type="float" office:value="0.716309" calcext:value-type="float">
            <text:p>0.716309</text:p>
          </table:table-cell>
          <table:table-cell office:value-type="float" office:value="-0.148438" calcext:value-type="float">
            <text:p>-0.148438</text:p>
          </table:table-cell>
          <table:table-cell table:formula="of:=LOG([.A1468];10)" office:value-type="float" office:value="-0.144899592153144" calcext:value-type="float">
            <text:p>-0.1448995922</text:p>
          </table:table-cell>
          <table:table-cell table:formula="of:=ABS([.C1468]-[.B1468])" office:value-type="float" office:value="0.00353840784685588" calcext:value-type="float">
            <text:p>0.0035384078</text:p>
          </table:table-cell>
        </table:table-row>
        <table:table-row table:style-name="ro1">
          <table:table-cell office:value-type="float" office:value="0.716797" calcext:value-type="float">
            <text:p>0.716797</text:p>
          </table:table-cell>
          <table:table-cell office:value-type="float" office:value="-0.147949" calcext:value-type="float">
            <text:p>-0.147949</text:p>
          </table:table-cell>
          <table:table-cell table:formula="of:=LOG([.A1469];10)" office:value-type="float" office:value="-0.144603820988471" calcext:value-type="float">
            <text:p>-0.144603821</text:p>
          </table:table-cell>
          <table:table-cell table:formula="of:=ABS([.C1469]-[.B1469])" office:value-type="float" office:value="0.00334517901152948" calcext:value-type="float">
            <text:p>0.003345179</text:p>
          </table:table-cell>
        </table:table-row>
        <table:table-row table:style-name="ro1">
          <table:table-cell office:value-type="float" office:value="0.717285" calcext:value-type="float">
            <text:p>0.717285</text:p>
          </table:table-cell>
          <table:table-cell office:value-type="float" office:value="-0.147461" calcext:value-type="float">
            <text:p>-0.147461</text:p>
          </table:table-cell>
          <table:table-cell table:formula="of:=LOG([.A1470];10)" office:value-type="float" office:value="-0.144308251118199" calcext:value-type="float">
            <text:p>-0.1443082511</text:p>
          </table:table-cell>
          <table:table-cell table:formula="of:=ABS([.C1470]-[.B1470])" office:value-type="float" office:value="0.00315274888180073" calcext:value-type="float">
            <text:p>0.0031527489</text:p>
          </table:table-cell>
        </table:table-row>
        <table:table-row table:style-name="ro1">
          <table:table-cell office:value-type="float" office:value="0.717773" calcext:value-type="float">
            <text:p>0.717773</text:p>
          </table:table-cell>
          <table:table-cell office:value-type="float" office:value="-0.147461" calcext:value-type="float">
            <text:p>-0.147461</text:p>
          </table:table-cell>
          <table:table-cell table:formula="of:=LOG([.A1471];10)" office:value-type="float" office:value="-0.144012882268525" calcext:value-type="float">
            <text:p>-0.1440128823</text:p>
          </table:table-cell>
          <table:table-cell table:formula="of:=ABS([.C1471]-[.B1471])" office:value-type="float" office:value="0.00344811773147519" calcext:value-type="float">
            <text:p>0.0034481177</text:p>
          </table:table-cell>
        </table:table-row>
        <table:table-row table:style-name="ro1">
          <table:table-cell office:value-type="float" office:value="0.718262" calcext:value-type="float">
            <text:p>0.718262</text:p>
          </table:table-cell>
          <table:table-cell office:value-type="float" office:value="-0.146973" calcext:value-type="float">
            <text:p>-0.146973</text:p>
          </table:table-cell>
          <table:table-cell table:formula="of:=LOG([.A1472];10)" office:value-type="float" office:value="-0.14371710951945" calcext:value-type="float">
            <text:p>-0.1437171095</text:p>
          </table:table-cell>
          <table:table-cell table:formula="of:=ABS([.C1472]-[.B1472])" office:value-type="float" office:value="0.00325589048055039" calcext:value-type="float">
            <text:p>0.0032558905</text:p>
          </table:table-cell>
        </table:table-row>
        <table:table-row table:style-name="ro1">
          <table:table-cell office:value-type="float" office:value="0.71875" calcext:value-type="float">
            <text:p>0.71875</text:p>
          </table:table-cell>
          <table:table-cell office:value-type="float" office:value="-0.146484" calcext:value-type="float">
            <text:p>-0.146484</text:p>
          </table:table-cell>
          <table:table-cell table:formula="of:=LOG([.A1473];10)" office:value-type="float" office:value="-0.143422142302313" calcext:value-type="float">
            <text:p>-0.1434221423</text:p>
          </table:table-cell>
          <table:table-cell table:formula="of:=ABS([.C1473]-[.B1473])" office:value-type="float" office:value="0.00306185769768699" calcext:value-type="float">
            <text:p>0.0030618577</text:p>
          </table:table-cell>
        </table:table-row>
        <table:table-row table:style-name="ro1">
          <table:table-cell office:value-type="float" office:value="0.719238" calcext:value-type="float">
            <text:p>0.719238</text:p>
          </table:table-cell>
          <table:table-cell office:value-type="float" office:value="-0.145996" calcext:value-type="float">
            <text:p>-0.145996</text:p>
          </table:table-cell>
          <table:table-cell table:formula="of:=LOG([.A1474];10)" office:value-type="float" office:value="-0.143127375287144" calcext:value-type="float">
            <text:p>-0.1431273753</text:p>
          </table:table-cell>
          <table:table-cell table:formula="of:=ABS([.C1474]-[.B1474])" office:value-type="float" office:value="0.0028686247128564" calcext:value-type="float">
            <text:p>0.0028686247</text:p>
          </table:table-cell>
        </table:table-row>
        <table:table-row table:style-name="ro1">
          <table:table-cell office:value-type="float" office:value="0.719727" calcext:value-type="float">
            <text:p>0.719727</text:p>
          </table:table-cell>
          <table:table-cell office:value-type="float" office:value="-0.145996" calcext:value-type="float">
            <text:p>-0.145996</text:p>
          </table:table-cell>
          <table:table-cell table:formula="of:=LOG([.A1475];10)" office:value-type="float" office:value="-0.142832204786366" calcext:value-type="float">
            <text:p>-0.1428322048</text:p>
          </table:table-cell>
          <table:table-cell table:formula="of:=ABS([.C1475]-[.B1475])" office:value-type="float" office:value="0.00316379521363402" calcext:value-type="float">
            <text:p>0.0031637952</text:p>
          </table:table-cell>
        </table:table-row>
        <table:table-row table:style-name="ro1">
          <table:table-cell office:value-type="float" office:value="0.720215" calcext:value-type="float">
            <text:p>0.720215</text:p>
          </table:table-cell>
          <table:table-cell office:value-type="float" office:value="-0.145508" calcext:value-type="float">
            <text:p>-0.145508</text:p>
          </table:table-cell>
          <table:table-cell table:formula="of:=LOG([.A1476];10)" office:value-type="float" office:value="-0.142537837769802" calcext:value-type="float">
            <text:p>-0.1425378378</text:p>
          </table:table-cell>
          <table:table-cell table:formula="of:=ABS([.C1476]-[.B1476])" office:value-type="float" office:value="0.00297016223019822" calcext:value-type="float">
            <text:p>0.0029701622</text:p>
          </table:table-cell>
        </table:table-row>
        <table:table-row table:style-name="ro1">
          <table:table-cell office:value-type="float" office:value="0.720703" calcext:value-type="float">
            <text:p>0.720703</text:p>
          </table:table-cell>
          <table:table-cell office:value-type="float" office:value="-0.14502" calcext:value-type="float">
            <text:p>-0.14502</text:p>
          </table:table-cell>
          <table:table-cell table:formula="of:=LOG([.A1477];10)" office:value-type="float" office:value="-0.142243670141565" calcext:value-type="float">
            <text:p>-0.1422436701</text:p>
          </table:table-cell>
          <table:table-cell table:formula="of:=ABS([.C1477]-[.B1477])" office:value-type="float" office:value="0.0027763298584349" calcext:value-type="float">
            <text:p>0.0027763299</text:p>
          </table:table-cell>
        </table:table-row>
        <table:table-row table:style-name="ro1">
          <table:table-cell office:value-type="float" office:value="0.721191" calcext:value-type="float">
            <text:p>0.721191</text:p>
          </table:table-cell>
          <table:table-cell office:value-type="float" office:value="-0.14502" calcext:value-type="float">
            <text:p>-0.14502</text:p>
          </table:table-cell>
          <table:table-cell table:formula="of:=LOG([.A1478];10)" office:value-type="float" office:value="-0.141949701631729" calcext:value-type="float">
            <text:p>-0.1419497016</text:p>
          </table:table-cell>
          <table:table-cell table:formula="of:=ABS([.C1478]-[.B1478])" office:value-type="float" office:value="0.00307029836827094" calcext:value-type="float">
            <text:p>0.0030702984</text:p>
          </table:table-cell>
        </table:table-row>
        <table:table-row table:style-name="ro1">
          <table:table-cell office:value-type="float" office:value="0.72168" calcext:value-type="float">
            <text:p>0.72168</text:p>
          </table:table-cell>
          <table:table-cell office:value-type="float" office:value="-0.144531" calcext:value-type="float">
            <text:p>-0.144531</text:p>
          </table:table-cell>
          <table:table-cell table:formula="of:=LOG([.A1479];10)" office:value-type="float" office:value="-0.141655330187876" calcext:value-type="float">
            <text:p>-0.1416553302</text:p>
          </table:table-cell>
          <table:table-cell table:formula="of:=ABS([.C1479]-[.B1479])" office:value-type="float" office:value="0.00287566981212362" calcext:value-type="float">
            <text:p>0.0028756698</text:p>
          </table:table-cell>
        </table:table-row>
        <table:table-row table:style-name="ro1">
          <table:table-cell office:value-type="float" office:value="0.722168" calcext:value-type="float">
            <text:p>0.722168</text:p>
          </table:table-cell>
          <table:table-cell office:value-type="float" office:value="-0.144043" calcext:value-type="float">
            <text:p>-0.144043</text:p>
          </table:table-cell>
          <table:table-cell table:formula="of:=LOG([.A1480];10)" office:value-type="float" office:value="-0.141361759513901" calcext:value-type="float">
            <text:p>-0.1413617595</text:p>
          </table:table-cell>
          <table:table-cell table:formula="of:=ABS([.C1480]-[.B1480])" office:value-type="float" office:value="0.00268124048609877" calcext:value-type="float">
            <text:p>0.0026812405</text:p>
          </table:table-cell>
        </table:table-row>
        <table:table-row table:style-name="ro1">
          <table:table-cell office:value-type="float" office:value="0.722656" calcext:value-type="float">
            <text:p>0.722656</text:p>
          </table:table-cell>
          <table:table-cell office:value-type="float" office:value="-0.143555" calcext:value-type="float">
            <text:p>-0.143555</text:p>
          </table:table-cell>
          <table:table-cell table:formula="of:=LOG([.A1481];10)" office:value-type="float" office:value="-0.141068387151277" calcext:value-type="float">
            <text:p>-0.1410683872</text:p>
          </table:table-cell>
          <table:table-cell table:formula="of:=ABS([.C1481]-[.B1481])" office:value-type="float" office:value="0.00248661284872287" calcext:value-type="float">
            <text:p>0.0024866128</text:p>
          </table:table-cell>
        </table:table-row>
        <table:table-row table:style-name="ro1">
          <table:table-cell office:value-type="float" office:value="0.723145" calcext:value-type="float">
            <text:p>0.723145</text:p>
          </table:table-cell>
          <table:table-cell office:value-type="float" office:value="-0.143555" calcext:value-type="float">
            <text:p>-0.143555</text:p>
          </table:table-cell>
          <table:table-cell table:formula="of:=LOG([.A1482];10)" office:value-type="float" office:value="-0.14077461226836" calcext:value-type="float">
            <text:p>-0.1407746123</text:p>
          </table:table-cell>
          <table:table-cell table:formula="of:=ABS([.C1482]-[.B1482])" office:value-type="float" office:value="0.00278038773164047" calcext:value-type="float">
            <text:p>0.0027803877</text:p>
          </table:table-cell>
        </table:table-row>
        <table:table-row table:style-name="ro1">
          <table:table-cell office:value-type="float" office:value="0.723633" calcext:value-type="float">
            <text:p>0.723633</text:p>
          </table:table-cell>
          <table:table-cell office:value-type="float" office:value="-0.143066" calcext:value-type="float">
            <text:p>-0.143066</text:p>
          </table:table-cell>
          <table:table-cell table:formula="of:=LOG([.A1483];10)" office:value-type="float" office:value="-0.140481636130754" calcext:value-type="float">
            <text:p>-0.1404816361</text:p>
          </table:table-cell>
          <table:table-cell table:formula="of:=ABS([.C1483]-[.B1483])" office:value-type="float" office:value="0.00258436386924593" calcext:value-type="float">
            <text:p>0.0025843639</text:p>
          </table:table-cell>
        </table:table-row>
        <table:table-row table:style-name="ro1">
          <table:table-cell office:value-type="float" office:value="0.724121" calcext:value-type="float">
            <text:p>0.724121</text:p>
          </table:table-cell>
          <table:table-cell office:value-type="float" office:value="-0.142578" calcext:value-type="float">
            <text:p>-0.142578</text:p>
          </table:table-cell>
          <table:table-cell table:formula="of:=LOG([.A1484];10)" office:value-type="float" office:value="-0.140188857502347" calcext:value-type="float">
            <text:p>-0.1401888575</text:p>
          </table:table-cell>
          <table:table-cell table:formula="of:=ABS([.C1484]-[.B1484])" office:value-type="float" office:value="0.00238914249765301" calcext:value-type="float">
            <text:p>0.0023891425</text:p>
          </table:table-cell>
        </table:table-row>
        <table:table-row table:style-name="ro1">
          <table:table-cell office:value-type="float" office:value="0.724609" calcext:value-type="float">
            <text:p>0.724609</text:p>
          </table:table-cell>
          <table:table-cell office:value-type="float" office:value="-0.142578" calcext:value-type="float">
            <text:p>-0.142578</text:p>
          </table:table-cell>
          <table:table-cell table:formula="of:=LOG([.A1485];10)" office:value-type="float" office:value="-0.139896276117017" calcext:value-type="float">
            <text:p>-0.1398962761</text:p>
          </table:table-cell>
          <table:table-cell table:formula="of:=ABS([.C1485]-[.B1485])" office:value-type="float" office:value="0.00268172388298299" calcext:value-type="float">
            <text:p>0.0026817239</text:p>
          </table:table-cell>
        </table:table-row>
        <table:table-row table:style-name="ro1">
          <table:table-cell office:value-type="float" office:value="0.725098" calcext:value-type="float">
            <text:p>0.725098</text:p>
          </table:table-cell>
          <table:table-cell office:value-type="float" office:value="-0.14209" calcext:value-type="float">
            <text:p>-0.14209</text:p>
          </table:table-cell>
          <table:table-cell table:formula="of:=LOG([.A1486];10)" office:value-type="float" office:value="-0.139603292762856" calcext:value-type="float">
            <text:p>-0.1396032928</text:p>
          </table:table-cell>
          <table:table-cell table:formula="of:=ABS([.C1486]-[.B1486])" office:value-type="float" office:value="0.00248670723714361" calcext:value-type="float">
            <text:p>0.0024867072</text:p>
          </table:table-cell>
        </table:table-row>
        <table:table-row table:style-name="ro1">
          <table:table-cell office:value-type="float" office:value="0.725586" calcext:value-type="float">
            <text:p>0.725586</text:p>
          </table:table-cell>
          <table:table-cell office:value-type="float" office:value="-0.141602" calcext:value-type="float">
            <text:p>-0.141602</text:p>
          </table:table-cell>
          <table:table-cell table:formula="of:=LOG([.A1487];10)" office:value-type="float" office:value="-0.139311105470292" calcext:value-type="float">
            <text:p>-0.1393111055</text:p>
          </table:table-cell>
          <table:table-cell table:formula="of:=ABS([.C1487]-[.B1487])" office:value-type="float" office:value="0.00229089452970765" calcext:value-type="float">
            <text:p>0.0022908945</text:p>
          </table:table-cell>
        </table:table-row>
        <table:table-row table:style-name="ro1">
          <table:table-cell office:value-type="float" office:value="0.726074" calcext:value-type="float">
            <text:p>0.726074</text:p>
          </table:table-cell>
          <table:table-cell office:value-type="float" office:value="-0.141602" calcext:value-type="float">
            <text:p>-0.141602</text:p>
          </table:table-cell>
          <table:table-cell table:formula="of:=LOG([.A1488];10)" office:value-type="float" office:value="-0.139019114625119" calcext:value-type="float">
            <text:p>-0.1390191146</text:p>
          </table:table-cell>
          <table:table-cell table:formula="of:=ABS([.C1488]-[.B1488])" office:value-type="float" office:value="0.00258288537488119" calcext:value-type="float">
            <text:p>0.0025828854</text:p>
          </table:table-cell>
        </table:table-row>
        <table:table-row table:style-name="ro1">
          <table:table-cell office:value-type="float" office:value="0.726562" calcext:value-type="float">
            <text:p>0.726562</text:p>
          </table:table-cell>
          <table:table-cell office:value-type="float" office:value="-0.141113" calcext:value-type="float">
            <text:p>-0.141113</text:p>
          </table:table-cell>
          <table:table-cell table:formula="of:=LOG([.A1489];10)" office:value-type="float" office:value="-0.138727319963357" calcext:value-type="float">
            <text:p>-0.13872732</text:p>
          </table:table-cell>
          <table:table-cell table:formula="of:=ABS([.C1489]-[.B1489])" office:value-type="float" office:value="0.00238568003664299" calcext:value-type="float">
            <text:p>0.00238568</text:p>
          </table:table-cell>
        </table:table-row>
        <table:table-row table:style-name="ro1">
          <table:table-cell office:value-type="float" office:value="0.727051" calcext:value-type="float">
            <text:p>0.727051</text:p>
          </table:table-cell>
          <table:table-cell office:value-type="float" office:value="-0.140625" calcext:value-type="float">
            <text:p>-0.140625</text:p>
          </table:table-cell>
          <table:table-cell table:formula="of:=LOG([.A1490];10)" office:value-type="float" office:value="-0.138435123884123" calcext:value-type="float">
            <text:p>-0.1384351239</text:p>
          </table:table-cell>
          <table:table-cell table:formula="of:=ABS([.C1490]-[.B1490])" office:value-type="float" office:value="0.00218987611587704" calcext:value-type="float">
            <text:p>0.0021898761</text:p>
          </table:table-cell>
        </table:table-row>
        <table:table-row table:style-name="ro1">
          <table:table-cell office:value-type="float" office:value="0.727539" calcext:value-type="float">
            <text:p>0.727539</text:p>
          </table:table-cell>
          <table:table-cell office:value-type="float" office:value="-0.140137" calcext:value-type="float">
            <text:p>-0.140137</text:p>
          </table:table-cell>
          <table:table-cell table:formula="of:=LOG([.A1491];10)" office:value-type="float" office:value="-0.13814372120004" calcext:value-type="float">
            <text:p>-0.1381437212</text:p>
          </table:table-cell>
          <table:table-cell table:formula="of:=ABS([.C1491]-[.B1491])" office:value-type="float" office:value="0.00199327879996" calcext:value-type="float">
            <text:p>0.0019932788</text:p>
          </table:table-cell>
        </table:table-row>
        <table:table-row table:style-name="ro1">
          <table:table-cell office:value-type="float" office:value="0.728027" calcext:value-type="float">
            <text:p>0.728027</text:p>
          </table:table-cell>
          <table:table-cell office:value-type="float" office:value="-0.140137" calcext:value-type="float">
            <text:p>-0.140137</text:p>
          </table:table-cell>
          <table:table-cell table:formula="of:=LOG([.A1492];10)" office:value-type="float" office:value="-0.137852513910079" calcext:value-type="float">
            <text:p>-0.1378525139</text:p>
          </table:table-cell>
          <table:table-cell table:formula="of:=ABS([.C1492]-[.B1492])" office:value-type="float" office:value="0.00228448608992077" calcext:value-type="float">
            <text:p>0.0022844861</text:p>
          </table:table-cell>
        </table:table-row>
        <table:table-row table:style-name="ro1">
          <table:table-cell office:value-type="float" office:value="0.728516" calcext:value-type="float">
            <text:p>0.728516</text:p>
          </table:table-cell>
          <table:table-cell office:value-type="float" office:value="-0.139648" calcext:value-type="float">
            <text:p>-0.139648</text:p>
          </table:table-cell>
          <table:table-cell table:formula="of:=LOG([.A1493];10)" office:value-type="float" office:value="-0.137560905616154" calcext:value-type="float">
            <text:p>-0.1375609056</text:p>
          </table:table-cell>
          <table:table-cell table:formula="of:=ABS([.C1493]-[.B1493])" office:value-type="float" office:value="0.00208709438384627" calcext:value-type="float">
            <text:p>0.0020870944</text:p>
          </table:table-cell>
        </table:table-row>
        <table:table-row table:style-name="ro1">
          <table:table-cell office:value-type="float" office:value="0.729004" calcext:value-type="float">
            <text:p>0.729004</text:p>
          </table:table-cell>
          <table:table-cell office:value-type="float" office:value="-0.13916" calcext:value-type="float">
            <text:p>-0.13916</text:p>
          </table:table-cell>
          <table:table-cell table:formula="of:=LOG([.A1494];10)" office:value-type="float" office:value="-0.137270088728443" calcext:value-type="float">
            <text:p>-0.1372700887</text:p>
          </table:table-cell>
          <table:table-cell table:formula="of:=ABS([.C1494]-[.B1494])" office:value-type="float" office:value="0.00188991127155722" calcext:value-type="float">
            <text:p>0.0018899113</text:p>
          </table:table-cell>
        </table:table-row>
        <table:table-row table:style-name="ro1">
          <table:table-cell office:value-type="float" office:value="0.729492" calcext:value-type="float">
            <text:p>0.729492</text:p>
          </table:table-cell>
          <table:table-cell office:value-type="float" office:value="-0.13916" calcext:value-type="float">
            <text:p>-0.13916</text:p>
          </table:table-cell>
          <table:table-cell table:formula="of:=LOG([.A1495];10)" office:value-type="float" office:value="-0.136979466450318" calcext:value-type="float">
            <text:p>-0.1369794665</text:p>
          </table:table-cell>
          <table:table-cell table:formula="of:=ABS([.C1495]-[.B1495])" office:value-type="float" office:value="0.00218053354968153" calcext:value-type="float">
            <text:p>0.0021805335</text:p>
          </table:table-cell>
        </table:table-row>
        <table:table-row table:style-name="ro1">
          <table:table-cell office:value-type="float" office:value="0.72998" calcext:value-type="float">
            <text:p>0.72998</text:p>
          </table:table-cell>
          <table:table-cell office:value-type="float" office:value="-0.138672" calcext:value-type="float">
            <text:p>-0.138672</text:p>
          </table:table-cell>
          <table:table-cell table:formula="of:=LOG([.A1496];10)" office:value-type="float" office:value="-0.136689038521496" calcext:value-type="float">
            <text:p>-0.1366890385</text:p>
          </table:table-cell>
          <table:table-cell table:formula="of:=ABS([.C1496]-[.B1496])" office:value-type="float" office:value="0.00198296147850385" calcext:value-type="float">
            <text:p>0.0019829615</text:p>
          </table:table-cell>
        </table:table-row>
        <table:table-row table:style-name="ro1">
          <table:table-cell office:value-type="float" office:value="0.730469" calcext:value-type="float">
            <text:p>0.730469</text:p>
          </table:table-cell>
          <table:table-cell office:value-type="float" office:value="-0.138184" calcext:value-type="float">
            <text:p>-0.138184</text:p>
          </table:table-cell>
          <table:table-cell table:formula="of:=LOG([.A1497];10)" office:value-type="float" office:value="-0.136398210139831" calcext:value-type="float">
            <text:p>-0.1363982101</text:p>
          </table:table-cell>
          <table:table-cell table:formula="of:=ABS([.C1497]-[.B1497])" office:value-type="float" office:value="0.00178578986016856" calcext:value-type="float">
            <text:p>0.0017857899</text:p>
          </table:table-cell>
        </table:table-row>
        <table:table-row table:style-name="ro1">
          <table:table-cell office:value-type="float" office:value="0.730957" calcext:value-type="float">
            <text:p>0.730957</text:p>
          </table:table-cell>
          <table:table-cell office:value-type="float" office:value="-0.137695" calcext:value-type="float">
            <text:p>-0.137695</text:p>
          </table:table-cell>
          <table:table-cell table:formula="of:=LOG([.A1498];10)" office:value-type="float" office:value="-0.136108170527773" calcext:value-type="float">
            <text:p>-0.1361081705</text:p>
          </table:table-cell>
          <table:table-cell table:formula="of:=ABS([.C1498]-[.B1498])" office:value-type="float" office:value="0.00158682947222683" calcext:value-type="float">
            <text:p>0.0015868295</text:p>
          </table:table-cell>
        </table:table-row>
        <table:table-row table:style-name="ro1">
          <table:table-cell office:value-type="float" office:value="0.731445" calcext:value-type="float">
            <text:p>0.731445</text:p>
          </table:table-cell>
          <table:table-cell office:value-type="float" office:value="-0.137695" calcext:value-type="float">
            <text:p>-0.137695</text:p>
          </table:table-cell>
          <table:table-cell table:formula="of:=LOG([.A1499];10)" office:value-type="float" office:value="-0.135818324486759" calcext:value-type="float">
            <text:p>-0.1358183245</text:p>
          </table:table-cell>
          <table:table-cell table:formula="of:=ABS([.C1499]-[.B1499])" office:value-type="float" office:value="0.00187667551324078" calcext:value-type="float">
            <text:p>0.0018766755</text:p>
          </table:table-cell>
        </table:table-row>
        <table:table-row table:style-name="ro1">
          <table:table-cell office:value-type="float" office:value="0.731934" calcext:value-type="float">
            <text:p>0.731934</text:p>
          </table:table-cell>
          <table:table-cell office:value-type="float" office:value="-0.137207" calcext:value-type="float">
            <text:p>-0.137207</text:p>
          </table:table-cell>
          <table:table-cell table:formula="of:=LOG([.A1500];10)" office:value-type="float" office:value="-0.135528078406208" calcext:value-type="float">
            <text:p>-0.1355280784</text:p>
          </table:table-cell>
          <table:table-cell table:formula="of:=ABS([.C1500]-[.B1500])" office:value-type="float" office:value="0.00167892159379163" calcext:value-type="float">
            <text:p>0.0016789216</text:p>
          </table:table-cell>
        </table:table-row>
        <table:table-row table:style-name="ro1">
          <table:table-cell office:value-type="float" office:value="0.732422" calcext:value-type="float">
            <text:p>0.732422</text:p>
          </table:table-cell>
          <table:table-cell office:value-type="float" office:value="-0.136719" calcext:value-type="float">
            <text:p>-0.136719</text:p>
          </table:table-cell>
          <table:table-cell table:formula="of:=LOG([.A1501];10)" office:value-type="float" office:value="-0.135238619128527" calcext:value-type="float">
            <text:p>-0.1352386191</text:p>
          </table:table-cell>
          <table:table-cell table:formula="of:=ABS([.C1501]-[.B1501])" office:value-type="float" office:value="0.00148038087147337" calcext:value-type="float">
            <text:p>0.0014803809</text:p>
          </table:table-cell>
        </table:table-row>
        <table:table-row table:style-name="ro1">
          <table:table-cell office:value-type="float" office:value="0.73291" calcext:value-type="float">
            <text:p>0.73291</text:p>
          </table:table-cell>
          <table:table-cell office:value-type="float" office:value="-0.136719" calcext:value-type="float">
            <text:p>-0.136719</text:p>
          </table:table-cell>
          <table:table-cell table:formula="of:=LOG([.A1502];10)" office:value-type="float" office:value="-0.134949352648297" calcext:value-type="float">
            <text:p>-0.1349493526</text:p>
          </table:table-cell>
          <table:table-cell table:formula="of:=ABS([.C1502]-[.B1502])" office:value-type="float" office:value="0.00176964735170312" calcext:value-type="float">
            <text:p>0.0017696474</text:p>
          </table:table-cell>
        </table:table-row>
        <table:table-row table:style-name="ro1">
          <table:table-cell office:value-type="float" office:value="0.733398" calcext:value-type="float">
            <text:p>0.733398</text:p>
          </table:table-cell>
          <table:table-cell office:value-type="float" office:value="-0.13623" calcext:value-type="float">
            <text:p>-0.13623</text:p>
          </table:table-cell>
          <table:table-cell table:formula="of:=LOG([.A1503];10)" office:value-type="float" office:value="-0.13466027870886" calcext:value-type="float">
            <text:p>-0.1346602787</text:p>
          </table:table-cell>
          <table:table-cell table:formula="of:=ABS([.C1503]-[.B1503])" office:value-type="float" office:value="0.00156972129113953" calcext:value-type="float">
            <text:p>0.0015697213</text:p>
          </table:table-cell>
        </table:table-row>
        <table:table-row table:style-name="ro1">
          <table:table-cell office:value-type="float" office:value="0.733887" calcext:value-type="float">
            <text:p>0.733887</text:p>
          </table:table-cell>
          <table:table-cell office:value-type="float" office:value="-0.135742" calcext:value-type="float">
            <text:p>-0.135742</text:p>
          </table:table-cell>
          <table:table-cell table:formula="of:=LOG([.A1504];10)" office:value-type="float" office:value="-0.134370805280708" calcext:value-type="float">
            <text:p>-0.1343708053</text:p>
          </table:table-cell>
          <table:table-cell table:formula="of:=ABS([.C1504]-[.B1504])" office:value-type="float" office:value="0.00137119471929176" calcext:value-type="float">
            <text:p>0.0013711947</text:p>
          </table:table-cell>
        </table:table-row>
        <table:table-row table:style-name="ro1">
          <table:table-cell office:value-type="float" office:value="0.734375" calcext:value-type="float">
            <text:p>0.734375</text:p>
          </table:table-cell>
          <table:table-cell office:value-type="float" office:value="-0.135742" calcext:value-type="float">
            <text:p>-0.135742</text:p>
          </table:table-cell>
          <table:table-cell table:formula="of:=LOG([.A1505];10)" office:value-type="float" office:value="-0.13408211604817" calcext:value-type="float">
            <text:p>-0.134082116</text:p>
          </table:table-cell>
          <table:table-cell table:formula="of:=ABS([.C1505]-[.B1505])" office:value-type="float" office:value="0.00165988395183031" calcext:value-type="float">
            <text:p>0.001659884</text:p>
          </table:table-cell>
        </table:table-row>
        <table:table-row table:style-name="ro1">
          <table:table-cell office:value-type="float" office:value="0.734863" calcext:value-type="float">
            <text:p>0.734863</text:p>
          </table:table-cell>
          <table:table-cell office:value-type="float" office:value="-0.135254" calcext:value-type="float">
            <text:p>-0.135254</text:p>
          </table:table-cell>
          <table:table-cell table:formula="of:=LOG([.A1506];10)" office:value-type="float" office:value="-0.133793618588994" calcext:value-type="float">
            <text:p>-0.1337936186</text:p>
          </table:table-cell>
          <table:table-cell table:formula="of:=ABS([.C1506]-[.B1506])" office:value-type="float" office:value="0.00146038141100621" calcext:value-type="float">
            <text:p>0.0014603814</text:p>
          </table:table-cell>
        </table:table-row>
        <table:table-row table:style-name="ro1">
          <table:table-cell office:value-type="float" office:value="0.735352" calcext:value-type="float">
            <text:p>0.735352</text:p>
          </table:table-cell>
          <table:table-cell office:value-type="float" office:value="-0.134766" calcext:value-type="float">
            <text:p>-0.134766</text:p>
          </table:table-cell>
          <table:table-cell table:formula="of:=LOG([.A1507];10)" office:value-type="float" office:value="-0.133504722054158" calcext:value-type="float">
            <text:p>-0.1335047221</text:p>
          </table:table-cell>
          <table:table-cell table:formula="of:=ABS([.C1507]-[.B1507])" office:value-type="float" office:value="0.00126127794584219" calcext:value-type="float">
            <text:p>0.0012612779</text:p>
          </table:table-cell>
        </table:table-row>
        <table:table-row table:style-name="ro1">
          <table:table-cell office:value-type="float" office:value="0.73584" calcext:value-type="float">
            <text:p>0.73584</text:p>
          </table:table-cell>
          <table:table-cell office:value-type="float" office:value="-0.134277" calcext:value-type="float">
            <text:p>-0.134277</text:p>
          </table:table-cell>
          <table:table-cell table:formula="of:=LOG([.A1508];10)" office:value-type="float" office:value="-0.133216607770038" calcext:value-type="float">
            <text:p>-0.1332166078</text:p>
          </table:table-cell>
          <table:table-cell table:formula="of:=ABS([.C1508]-[.B1508])" office:value-type="float" office:value="0.00106039222996243" calcext:value-type="float">
            <text:p>0.0010603922</text:p>
          </table:table-cell>
        </table:table-row>
        <table:table-row table:style-name="ro1">
          <table:table-cell office:value-type="float" office:value="0.736328" calcext:value-type="float">
            <text:p>0.736328</text:p>
          </table:table-cell>
          <table:table-cell office:value-type="float" office:value="-0.134277" calcext:value-type="float">
            <text:p>-0.134277</text:p>
          </table:table-cell>
          <table:table-cell table:formula="of:=LOG([.A1509];10)" office:value-type="float" office:value="-0.132928684496428" calcext:value-type="float">
            <text:p>-0.1329286845</text:p>
          </table:table-cell>
          <table:table-cell table:formula="of:=ABS([.C1509]-[.B1509])" office:value-type="float" office:value="0.00134831550357165" calcext:value-type="float">
            <text:p>0.0013483155</text:p>
          </table:table-cell>
        </table:table-row>
        <table:table-row table:style-name="ro1">
          <table:table-cell office:value-type="float" office:value="0.736816" calcext:value-type="float">
            <text:p>0.736816</text:p>
          </table:table-cell>
          <table:table-cell office:value-type="float" office:value="-0.133789" calcext:value-type="float">
            <text:p>-0.133789</text:p>
          </table:table-cell>
          <table:table-cell table:formula="of:=LOG([.A1510];10)" office:value-type="float" office:value="-0.13264095198023" calcext:value-type="float">
            <text:p>-0.132640952</text:p>
          </table:table-cell>
          <table:table-cell table:formula="of:=ABS([.C1510]-[.B1510])" office:value-type="float" office:value="0.00114804801976978" calcext:value-type="float">
            <text:p>0.001148048</text:p>
          </table:table-cell>
        </table:table-row>
        <table:table-row table:style-name="ro1">
          <table:table-cell office:value-type="float" office:value="0.737305" calcext:value-type="float">
            <text:p>0.737305</text:p>
          </table:table-cell>
          <table:table-cell office:value-type="float" office:value="-0.133301" calcext:value-type="float">
            <text:p>-0.133301</text:p>
          </table:table-cell>
          <table:table-cell table:formula="of:=LOG([.A1511];10)" office:value-type="float" office:value="-0.132352820938829" calcext:value-type="float">
            <text:p>-0.1323528209</text:p>
          </table:table-cell>
          <table:table-cell table:formula="of:=ABS([.C1511]-[.B1511])" office:value-type="float" office:value="0.000948179061170673" calcext:value-type="float">
            <text:p>0.0009481791</text:p>
          </table:table-cell>
        </table:table-row>
        <table:table-row table:style-name="ro1">
          <table:table-cell office:value-type="float" office:value="0.737793" calcext:value-type="float">
            <text:p>0.737793</text:p>
          </table:table-cell>
          <table:table-cell office:value-type="float" office:value="-0.133301" calcext:value-type="float">
            <text:p>-0.133301</text:p>
          </table:table-cell>
          <table:table-cell table:formula="of:=LOG([.A1512];10)" office:value-type="float" office:value="-0.132065469569767" calcext:value-type="float">
            <text:p>-0.1320654696</text:p>
          </table:table-cell>
          <table:table-cell table:formula="of:=ABS([.C1512]-[.B1512])" office:value-type="float" office:value="0.00123553043023303" calcext:value-type="float">
            <text:p>0.0012355304</text:p>
          </table:table-cell>
        </table:table-row>
        <table:table-row table:style-name="ro1">
          <table:table-cell office:value-type="float" office:value="0.738281" calcext:value-type="float">
            <text:p>0.738281</text:p>
          </table:table-cell>
          <table:table-cell office:value-type="float" office:value="-0.132812" calcext:value-type="float">
            <text:p>-0.132812</text:p>
          </table:table-cell>
          <table:table-cell table:formula="of:=LOG([.A1513];10)" office:value-type="float" office:value="-0.131778308201312" calcext:value-type="float">
            <text:p>-0.1317783082</text:p>
          </table:table-cell>
          <table:table-cell table:formula="of:=ABS([.C1513]-[.B1513])" office:value-type="float" office:value="0.00103369179868795" calcext:value-type="float">
            <text:p>0.0010336918</text:p>
          </table:table-cell>
        </table:table-row>
        <table:table-row table:style-name="ro1">
          <table:table-cell office:value-type="float" office:value="0.73877" calcext:value-type="float">
            <text:p>0.73877</text:p>
          </table:table-cell>
          <table:table-cell office:value-type="float" office:value="-0.132324" calcext:value-type="float">
            <text:p>-0.132324</text:p>
          </table:table-cell>
          <table:table-cell table:formula="of:=LOG([.A1514];10)" office:value-type="float" office:value="-0.131490748720414" calcext:value-type="float">
            <text:p>-0.1314907487</text:p>
          </table:table-cell>
          <table:table-cell table:formula="of:=ABS([.C1514]-[.B1514])" office:value-type="float" office:value="0.000833251279585501" calcext:value-type="float">
            <text:p>0.0008332513</text:p>
          </table:table-cell>
        </table:table-row>
        <table:table-row table:style-name="ro1">
          <table:table-cell office:value-type="float" office:value="0.739258" calcext:value-type="float">
            <text:p>0.739258</text:p>
          </table:table-cell>
          <table:table-cell office:value-type="float" office:value="-0.132324" calcext:value-type="float">
            <text:p>-0.132324</text:p>
          </table:table-cell>
          <table:table-cell table:formula="of:=LOG([.A1515];10)" office:value-type="float" office:value="-0.131203966988445" calcext:value-type="float">
            <text:p>-0.131203967</text:p>
          </table:table-cell>
          <table:table-cell table:formula="of:=ABS([.C1515]-[.B1515])" office:value-type="float" office:value="0.0011200330115553" calcext:value-type="float">
            <text:p>0.001120033</text:p>
          </table:table-cell>
        </table:table-row>
        <table:table-row table:style-name="ro1">
          <table:table-cell office:value-type="float" office:value="0.739746" calcext:value-type="float">
            <text:p>0.739746</text:p>
          </table:table-cell>
          <table:table-cell office:value-type="float" office:value="-0.131836" calcext:value-type="float">
            <text:p>-0.131836</text:p>
          </table:table-cell>
          <table:table-cell table:formula="of:=LOG([.A1516];10)" office:value-type="float" office:value="-0.130917374504773" calcext:value-type="float">
            <text:p>-0.1309173745</text:p>
          </table:table-cell>
          <table:table-cell table:formula="of:=ABS([.C1516]-[.B1516])" office:value-type="float" office:value="0.000918625495226505" calcext:value-type="float">
            <text:p>0.0009186255</text:p>
          </table:table-cell>
        </table:table-row>
        <table:table-row table:style-name="ro1">
          <table:table-cell office:value-type="float" office:value="0.740234" calcext:value-type="float">
            <text:p>0.740234</text:p>
          </table:table-cell>
          <table:table-cell office:value-type="float" office:value="-0.131348" calcext:value-type="float">
            <text:p>-0.131348</text:p>
          </table:table-cell>
          <table:table-cell table:formula="of:=LOG([.A1517];10)" office:value-type="float" office:value="-0.130630971019794" calcext:value-type="float">
            <text:p>-0.130630971</text:p>
          </table:table-cell>
          <table:table-cell table:formula="of:=ABS([.C1517]-[.B1517])" office:value-type="float" office:value="0.000717028980205536" calcext:value-type="float">
            <text:p>0.000717029</text:p>
          </table:table-cell>
        </table:table-row>
        <table:table-row table:style-name="ro1">
          <table:table-cell office:value-type="float" office:value="0.740723" calcext:value-type="float">
            <text:p>0.740723</text:p>
          </table:table-cell>
          <table:table-cell office:value-type="float" office:value="-0.130859" calcext:value-type="float">
            <text:p>-0.130859</text:p>
          </table:table-cell>
          <table:table-cell table:formula="of:=LOG([.A1518];10)" office:value-type="float" office:value="-0.130344169972406" calcext:value-type="float">
            <text:p>-0.13034417</text:p>
          </table:table-cell>
          <table:table-cell table:formula="of:=ABS([.C1518]-[.B1518])" office:value-type="float" office:value="0.000514830027594143" calcext:value-type="float">
            <text:p>0.00051483</text:p>
          </table:table-cell>
        </table:table-row>
        <table:table-row table:style-name="ro1">
          <table:table-cell office:value-type="float" office:value="0.741211" calcext:value-type="float">
            <text:p>0.741211</text:p>
          </table:table-cell>
          <table:table-cell office:value-type="float" office:value="-0.130859" calcext:value-type="float">
            <text:p>-0.130859</text:p>
          </table:table-cell>
          <table:table-cell table:formula="of:=LOG([.A1519];10)" office:value-type="float" office:value="-0.130058144123982" calcext:value-type="float">
            <text:p>-0.1300581441</text:p>
          </table:table-cell>
          <table:table-cell table:formula="of:=ABS([.C1519]-[.B1519])" office:value-type="float" office:value="0.000800855876018414" calcext:value-type="float">
            <text:p>0.0008008559</text:p>
          </table:table-cell>
        </table:table-row>
        <table:table-row table:style-name="ro1">
          <table:table-cell office:value-type="float" office:value="0.741699" calcext:value-type="float">
            <text:p>0.741699</text:p>
          </table:table-cell>
          <table:table-cell office:value-type="float" office:value="-0.130371" calcext:value-type="float">
            <text:p>-0.130371</text:p>
          </table:table-cell>
          <table:table-cell table:formula="of:=LOG([.A1520];10)" office:value-type="float" office:value="-0.129772306527877" calcext:value-type="float">
            <text:p>-0.1297723065</text:p>
          </table:table-cell>
          <table:table-cell table:formula="of:=ABS([.C1520]-[.B1520])" office:value-type="float" office:value="0.000598693472122519" calcext:value-type="float">
            <text:p>0.0005986935</text:p>
          </table:table-cell>
        </table:table-row>
        <table:table-row table:style-name="ro1">
          <table:table-cell office:value-type="float" office:value="0.742188" calcext:value-type="float">
            <text:p>0.742188</text:p>
          </table:table-cell>
          <table:table-cell office:value-type="float" office:value="-0.129883" calcext:value-type="float">
            <text:p>-0.129883</text:p>
          </table:table-cell>
          <table:table-cell table:formula="of:=LOG([.A1521];10)" office:value-type="float" office:value="-0.129486071781784" calcext:value-type="float">
            <text:p>-0.1294860718</text:p>
          </table:table-cell>
          <table:table-cell table:formula="of:=ABS([.C1521]-[.B1521])" office:value-type="float" office:value="0.000396928218215992" calcext:value-type="float">
            <text:p>0.0003969282</text:p>
          </table:table-cell>
        </table:table-row>
        <table:table-row table:style-name="ro1">
          <table:table-cell office:value-type="float" office:value="0.742676" calcext:value-type="float">
            <text:p>0.742676</text:p>
          </table:table-cell>
          <table:table-cell office:value-type="float" office:value="-0.129883" calcext:value-type="float">
            <text:p>-0.129883</text:p>
          </table:table-cell>
          <table:table-cell table:formula="of:=LOG([.A1522];10)" office:value-type="float" office:value="-0.129200610332386" calcext:value-type="float">
            <text:p>-0.1292006103</text:p>
          </table:table-cell>
          <table:table-cell table:formula="of:=ABS([.C1522]-[.B1522])" office:value-type="float" office:value="0.00068238966761372" calcext:value-type="float">
            <text:p>0.0006823897</text:p>
          </table:table-cell>
        </table:table-row>
        <table:table-row table:style-name="ro1">
          <table:table-cell office:value-type="float" office:value="0.743164" calcext:value-type="float">
            <text:p>0.743164</text:p>
          </table:table-cell>
          <table:table-cell office:value-type="float" office:value="-0.129395" calcext:value-type="float">
            <text:p>-0.129395</text:p>
          </table:table-cell>
          <table:table-cell table:formula="of:=LOG([.A1523];10)" office:value-type="float" office:value="-0.12891533639335" calcext:value-type="float">
            <text:p>-0.1289153364</text:p>
          </table:table-cell>
          <table:table-cell table:formula="of:=ABS([.C1523]-[.B1523])" office:value-type="float" office:value="0.000479663606650443" calcext:value-type="float">
            <text:p>0.0004796636</text:p>
          </table:table-cell>
        </table:table-row>
        <table:table-row table:style-name="ro1">
          <table:table-cell office:value-type="float" office:value="0.743652" calcext:value-type="float">
            <text:p>0.743652</text:p>
          </table:table-cell>
          <table:table-cell office:value-type="float" office:value="-0.128906" calcext:value-type="float">
            <text:p>-0.128906</text:p>
          </table:table-cell>
          <table:table-cell table:formula="of:=LOG([.A1524];10)" office:value-type="float" office:value="-0.128630249718496" calcext:value-type="float">
            <text:p>-0.1286302497</text:p>
          </table:table-cell>
          <table:table-cell table:formula="of:=ABS([.C1524]-[.B1524])" office:value-type="float" office:value="0.000275750281503562" calcext:value-type="float">
            <text:p>0.0002757503</text:p>
          </table:table-cell>
        </table:table-row>
        <table:table-row table:style-name="ro1">
          <table:table-cell office:value-type="float" office:value="0.744141" calcext:value-type="float">
            <text:p>0.744141</text:p>
          </table:table-cell>
          <table:table-cell office:value-type="float" office:value="-0.128418" calcext:value-type="float">
            <text:p>-0.128418</text:p>
          </table:table-cell>
          <table:table-cell table:formula="of:=LOG([.A1525];10)" office:value-type="float" office:value="-0.128344766443205" calcext:value-type="float">
            <text:p>-0.1283447664</text:p>
          </table:table-cell>
          <table:table-cell table:formula="of:=ABS([.C1525]-[.B1525])" office:value-type="float" office:value="0.0000732335567951436" calcext:value-type="float">
            <text:p>7.32335567951436E-005</text:p>
          </table:table-cell>
        </table:table-row>
        <table:table-row table:style-name="ro1">
          <table:table-cell office:value-type="float" office:value="0.744629" calcext:value-type="float">
            <text:p>0.744629</text:p>
          </table:table-cell>
          <table:table-cell office:value-type="float" office:value="-0.128418" calcext:value-type="float">
            <text:p>-0.128418</text:p>
          </table:table-cell>
          <table:table-cell table:formula="of:=LOG([.A1526];10)" office:value-type="float" office:value="-0.128060053942605" calcext:value-type="float">
            <text:p>-0.1280600539</text:p>
          </table:table-cell>
          <table:table-cell table:formula="of:=ABS([.C1526]-[.B1526])" office:value-type="float" office:value="0.000357946057395309" calcext:value-type="float">
            <text:p>0.0003579461</text:p>
          </table:table-cell>
        </table:table-row>
        <table:table-row table:style-name="ro1">
          <table:table-cell office:value-type="float" office:value="0.745117" calcext:value-type="float">
            <text:p>0.745117</text:p>
          </table:table-cell>
          <table:table-cell office:value-type="float" office:value="-0.12793" calcext:value-type="float">
            <text:p>-0.12793</text:p>
          </table:table-cell>
          <table:table-cell table:formula="of:=LOG([.A1527];10)" office:value-type="float" office:value="-0.127775527970057" calcext:value-type="float">
            <text:p>-0.127775528</text:p>
          </table:table-cell>
          <table:table-cell table:formula="of:=ABS([.C1527]-[.B1527])" office:value-type="float" office:value="0.000154472029942676" calcext:value-type="float">
            <text:p>0.000154472</text:p>
          </table:table-cell>
        </table:table-row>
        <table:table-row table:style-name="ro1">
          <table:table-cell office:value-type="float" office:value="0.745605" calcext:value-type="float">
            <text:p>0.745605</text:p>
          </table:table-cell>
          <table:table-cell office:value-type="float" office:value="-0.127441" calcext:value-type="float">
            <text:p>-0.127441</text:p>
          </table:table-cell>
          <table:table-cell table:formula="of:=LOG([.A1528];10)" office:value-type="float" office:value="-0.127491188281317" calcext:value-type="float">
            <text:p>-0.1274911883</text:p>
          </table:table-cell>
          <table:table-cell table:formula="of:=ABS([.C1528]-[.B1528])" office:value-type="float" office:value="0.0000501882813167542" calcext:value-type="float">
            <text:p>5.01882813167542E-005</text:p>
          </table:table-cell>
        </table:table-row>
        <table:table-row table:style-name="ro1">
          <table:table-cell office:value-type="float" office:value="0.746094" calcext:value-type="float">
            <text:p>0.746094</text:p>
          </table:table-cell>
          <table:table-cell office:value-type="float" office:value="-0.127441" calcext:value-type="float">
            <text:p>-0.127441</text:p>
          </table:table-cell>
          <table:table-cell table:formula="of:=LOG([.A1529];10)" office:value-type="float" office:value="-0.127206452541388" calcext:value-type="float">
            <text:p>-0.1272064525</text:p>
          </table:table-cell>
          <table:table-cell table:formula="of:=ABS([.C1529]-[.B1529])" office:value-type="float" office:value="0.0002345474586119" calcext:value-type="float">
            <text:p>0.0002345475</text:p>
          </table:table-cell>
        </table:table-row>
        <table:table-row table:style-name="ro1">
          <table:table-cell office:value-type="float" office:value="0.746582" calcext:value-type="float">
            <text:p>0.746582</text:p>
          </table:table-cell>
          <table:table-cell office:value-type="float" office:value="-0.126953" calcext:value-type="float">
            <text:p>-0.126953</text:p>
          </table:table-cell>
          <table:table-cell table:formula="of:=LOG([.A1530];10)" office:value-type="float" office:value="-0.126922485069921" calcext:value-type="float">
            <text:p>-0.1269224851</text:p>
          </table:table-cell>
          <table:table-cell table:formula="of:=ABS([.C1530]-[.B1530])" office:value-type="float" office:value="0.0000305149300786622" calcext:value-type="float">
            <text:p>3.05149300786622E-005</text:p>
          </table:table-cell>
        </table:table-row>
        <table:table-row table:style-name="ro1">
          <table:table-cell office:value-type="float" office:value="0.74707" calcext:value-type="float">
            <text:p>0.74707</text:p>
          </table:table-cell>
          <table:table-cell office:value-type="float" office:value="-0.126465" calcext:value-type="float">
            <text:p>-0.126465</text:p>
          </table:table-cell>
          <table:table-cell table:formula="of:=LOG([.A1531];10)" office:value-type="float" office:value="-0.126638703151898" calcext:value-type="float">
            <text:p>-0.1266387032</text:p>
          </table:table-cell>
          <table:table-cell table:formula="of:=ABS([.C1531]-[.B1531])" office:value-type="float" office:value="0.000173703151897964" calcext:value-type="float">
            <text:p>0.0001737032</text:p>
          </table:table-cell>
        </table:table-row>
        <table:table-row table:style-name="ro1">
          <table:table-cell office:value-type="float" office:value="0.747559" calcext:value-type="float">
            <text:p>0.747559</text:p>
          </table:table-cell>
          <table:table-cell office:value-type="float" office:value="-0.126465" calcext:value-type="float">
            <text:p>-0.126465</text:p>
          </table:table-cell>
          <table:table-cell table:formula="of:=LOG([.A1532];10)" office:value-type="float" office:value="-0.126354525594487" calcext:value-type="float">
            <text:p>-0.1263545256</text:p>
          </table:table-cell>
          <table:table-cell table:formula="of:=ABS([.C1532]-[.B1532])" office:value-type="float" office:value="0.000110474405513455" calcext:value-type="float">
            <text:p>0.0001104744</text:p>
          </table:table-cell>
        </table:table-row>
        <table:table-row table:style-name="ro1">
          <table:table-cell office:value-type="float" office:value="0.748047" calcext:value-type="float">
            <text:p>0.748047</text:p>
          </table:table-cell>
          <table:table-cell office:value-type="float" office:value="-0.125977" calcext:value-type="float">
            <text:p>-0.125977</text:p>
          </table:table-cell>
          <table:table-cell table:formula="of:=LOG([.A1533];10)" office:value-type="float" office:value="-0.126071114435812" calcext:value-type="float">
            <text:p>-0.1260711144</text:p>
          </table:table-cell>
          <table:table-cell table:formula="of:=ABS([.C1533]-[.B1533])" office:value-type="float" office:value="0.0000941144358123647" calcext:value-type="float">
            <text:p>9.41144358123647E-005</text:p>
          </table:table-cell>
        </table:table-row>
        <table:table-row table:style-name="ro1">
          <table:table-cell office:value-type="float" office:value="0.748535" calcext:value-type="float">
            <text:p>0.748535</text:p>
          </table:table-cell>
          <table:table-cell office:value-type="float" office:value="-0.125488" calcext:value-type="float">
            <text:p>-0.125488</text:p>
          </table:table-cell>
          <table:table-cell table:formula="of:=LOG([.A1534];10)" office:value-type="float" office:value="-0.125787888104505" calcext:value-type="float">
            <text:p>-0.1257878881</text:p>
          </table:table-cell>
          <table:table-cell table:formula="of:=ABS([.C1534]-[.B1534])" office:value-type="float" office:value="0.000299888104505236" calcext:value-type="float">
            <text:p>0.0002998881</text:p>
          </table:table-cell>
        </table:table-row>
        <table:table-row table:style-name="ro1">
          <table:table-cell office:value-type="float" office:value="0.749023" calcext:value-type="float">
            <text:p>0.749023</text:p>
          </table:table-cell>
          <table:table-cell office:value-type="float" office:value="-0.125" calcext:value-type="float">
            <text:p>-0.125</text:p>
          </table:table-cell>
          <table:table-cell table:formula="of:=LOG([.A1535];10)" office:value-type="float" office:value="-0.125504846359651" calcext:value-type="float">
            <text:p>-0.1255048464</text:p>
          </table:table-cell>
          <table:table-cell table:formula="of:=ABS([.C1535]-[.B1535])" office:value-type="float" office:value="0.000504846359650674" calcext:value-type="float">
            <text:p>0.0005048464</text:p>
          </table:table-cell>
        </table:table-row>
        <table:table-row table:style-name="ro1">
          <table:table-cell office:value-type="float" office:value="0.749512" calcext:value-type="float">
            <text:p>0.749512</text:p>
          </table:table-cell>
          <table:table-cell office:value-type="float" office:value="-0.125" calcext:value-type="float">
            <text:p>-0.125</text:p>
          </table:table-cell>
          <table:table-cell table:formula="of:=LOG([.A1536];10)" office:value-type="float" office:value="-0.12522140952409" calcext:value-type="float">
            <text:p>-0.1252214095</text:p>
          </table:table-cell>
          <table:table-cell table:formula="of:=ABS([.C1536]-[.B1536])" office:value-type="float" office:value="0.00022140952408975" calcext:value-type="float">
            <text:p>0.000221409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124512" calcext:value-type="float">
            <text:p>-0.124512</text:p>
          </table:table-cell>
          <table:table-cell table:formula="of:=LOG([.A1537];10)" office:value-type="float" office:value="-0.1249387366083" calcext:value-type="float">
            <text:p>-0.1249387366</text:p>
          </table:table-cell>
          <table:table-cell table:formula="of:=ABS([.C1537]-[.B1537])" office:value-type="float" office:value="0.000426736608299935" calcext:value-type="float">
            <text:p>0.0004267366</text:p>
          </table:table-cell>
        </table:table-row>
        <table:table-row table:style-name="ro1">
          <table:table-cell office:value-type="float" office:value="0.750488" calcext:value-type="float">
            <text:p>0.750488</text:p>
          </table:table-cell>
          <table:table-cell office:value-type="float" office:value="-0.124512" calcext:value-type="float">
            <text:p>-0.124512</text:p>
          </table:table-cell>
          <table:table-cell table:formula="of:=LOG([.A1538];10)" office:value-type="float" office:value="-0.124656247558549" calcext:value-type="float">
            <text:p>-0.1246562476</text:p>
          </table:table-cell>
          <table:table-cell table:formula="of:=ABS([.C1538]-[.B1538])" office:value-type="float" office:value="0.000144247558549318" calcext:value-type="float">
            <text:p>0.0001442476</text:p>
          </table:table-cell>
        </table:table-row>
        <table:table-row table:style-name="ro1">
          <table:table-cell office:value-type="float" office:value="0.750977" calcext:value-type="float">
            <text:p>0.750977</text:p>
          </table:table-cell>
          <table:table-cell office:value-type="float" office:value="-0.124023" calcext:value-type="float">
            <text:p>-0.124023</text:p>
          </table:table-cell>
          <table:table-cell table:formula="of:=LOG([.A1539];10)" office:value-type="float" office:value="-0.124373363829446" calcext:value-type="float">
            <text:p>-0.1243733638</text:p>
          </table:table-cell>
          <table:table-cell table:formula="of:=ABS([.C1539]-[.B1539])" office:value-type="float" office:value="0.000350363829445643" calcext:value-type="float">
            <text:p>0.0003503638</text:p>
          </table:table-cell>
        </table:table-row>
        <table:table-row table:style-name="ro1">
          <table:table-cell office:value-type="float" office:value="0.751465" calcext:value-type="float">
            <text:p>0.751465</text:p>
          </table:table-cell>
          <table:table-cell office:value-type="float" office:value="-0.124023" calcext:value-type="float">
            <text:p>-0.124023</text:p>
          </table:table-cell>
          <table:table-cell table:formula="of:=LOG([.A1540];10)" office:value-type="float" office:value="-0.124091242170677" calcext:value-type="float">
            <text:p>-0.1240912422</text:p>
          </table:table-cell>
          <table:table-cell table:formula="of:=ABS([.C1540]-[.B1540])" office:value-type="float" office:value="0.0000682421706772046" calcext:value-type="float">
            <text:p>6.82421706772046E-005</text:p>
          </table:table-cell>
        </table:table-row>
        <table:table-row table:style-name="ro1">
          <table:table-cell office:value-type="float" office:value="0.751953" calcext:value-type="float">
            <text:p>0.751953</text:p>
          </table:table-cell>
          <table:table-cell office:value-type="float" office:value="-0.123535" calcext:value-type="float">
            <text:p>-0.123535</text:p>
          </table:table-cell>
          <table:table-cell table:formula="of:=LOG([.A1541];10)" office:value-type="float" office:value="-0.123809303661743" calcext:value-type="float">
            <text:p>-0.1238093037</text:p>
          </table:table-cell>
          <table:table-cell table:formula="of:=ABS([.C1541]-[.B1541])" office:value-type="float" office:value="0.000274303661743469" calcext:value-type="float">
            <text:p>0.0002743037</text:p>
          </table:table-cell>
        </table:table-row>
        <table:table-row table:style-name="ro1">
          <table:table-cell office:value-type="float" office:value="0.752441" calcext:value-type="float">
            <text:p>0.752441</text:p>
          </table:table-cell>
          <table:table-cell office:value-type="float" office:value="-0.123535" calcext:value-type="float">
            <text:p>-0.123535</text:p>
          </table:table-cell>
          <table:table-cell table:formula="of:=LOG([.A1542];10)" office:value-type="float" office:value="-0.123527548065002" calcext:value-type="float">
            <text:p>-0.1235275481</text:p>
          </table:table-cell>
          <table:table-cell table:formula="of:=ABS([.C1542]-[.B1542])" office:value-type="float" office:value="0.00000745193499829266" calcext:value-type="float">
            <text:p>7.45193499829266E-006</text:p>
          </table:table-cell>
        </table:table-row>
        <table:table-row table:style-name="ro1">
          <table:table-cell office:value-type="float" office:value="0.75293" calcext:value-type="float">
            <text:p>0.75293</text:p>
          </table:table-cell>
          <table:table-cell office:value-type="float" office:value="-0.123047" calcext:value-type="float">
            <text:p>-0.123047</text:p>
          </table:table-cell>
          <table:table-cell table:formula="of:=LOG([.A1543];10)" office:value-type="float" office:value="-0.123245398336967" calcext:value-type="float">
            <text:p>-0.1232453983</text:p>
          </table:table-cell>
          <table:table-cell table:formula="of:=ABS([.C1543]-[.B1543])" office:value-type="float" office:value="0.00019839833696729" calcext:value-type="float">
            <text:p>0.0001983983</text:p>
          </table:table-cell>
        </table:table-row>
        <table:table-row table:style-name="ro1">
          <table:table-cell office:value-type="float" office:value="0.753418" calcext:value-type="float">
            <text:p>0.753418</text:p>
          </table:table-cell>
          <table:table-cell office:value-type="float" office:value="-0.123047" calcext:value-type="float">
            <text:p>-0.123047</text:p>
          </table:table-cell>
          <table:table-cell table:formula="of:=LOG([.A1544];10)" office:value-type="float" office:value="-0.122964008227135" calcext:value-type="float">
            <text:p>-0.1229640082</text:p>
          </table:table-cell>
          <table:table-cell table:formula="of:=ABS([.C1544]-[.B1544])" office:value-type="float" office:value="0.0000829917728652901" calcext:value-type="float">
            <text:p>8.29917728652901E-005</text:p>
          </table:table-cell>
        </table:table-row>
        <table:table-row table:style-name="ro1">
          <table:table-cell office:value-type="float" office:value="0.753906" calcext:value-type="float">
            <text:p>0.753906</text:p>
          </table:table-cell>
          <table:table-cell office:value-type="float" office:value="-0.122559" calcext:value-type="float">
            <text:p>-0.122559</text:p>
          </table:table-cell>
          <table:table-cell table:formula="of:=LOG([.A1545];10)" office:value-type="float" office:value="-0.12268280031885" calcext:value-type="float">
            <text:p>-0.1226828003</text:p>
          </table:table-cell>
          <table:table-cell table:formula="of:=ABS([.C1545]-[.B1545])" office:value-type="float" office:value="0.000123800318850162" calcext:value-type="float">
            <text:p>0.0001238003</text:p>
          </table:table-cell>
        </table:table-row>
        <table:table-row table:style-name="ro1">
          <table:table-cell office:value-type="float" office:value="0.754395" calcext:value-type="float">
            <text:p>0.754395</text:p>
          </table:table-cell>
          <table:table-cell office:value-type="float" office:value="-0.122559" calcext:value-type="float">
            <text:p>-0.122559</text:p>
          </table:table-cell>
          <table:table-cell table:formula="of:=LOG([.A1546];10)" office:value-type="float" office:value="-0.122401198690142" calcext:value-type="float">
            <text:p>-0.1224011987</text:p>
          </table:table-cell>
          <table:table-cell table:formula="of:=ABS([.C1546]-[.B1546])" office:value-type="float" office:value="0.000157801309858402" calcext:value-type="float">
            <text:p>0.0001578013</text:p>
          </table:table-cell>
        </table:table-row>
        <table:table-row table:style-name="ro1">
          <table:table-cell office:value-type="float" office:value="0.754883" calcext:value-type="float">
            <text:p>0.754883</text:p>
          </table:table-cell>
          <table:table-cell office:value-type="float" office:value="-0.12207" calcext:value-type="float">
            <text:p>-0.12207</text:p>
          </table:table-cell>
          <table:table-cell table:formula="of:=LOG([.A1547];10)" office:value-type="float" office:value="-0.122120354850167" calcext:value-type="float">
            <text:p>-0.1221203549</text:p>
          </table:table-cell>
          <table:table-cell table:formula="of:=ABS([.C1547]-[.B1547])" office:value-type="float" office:value="0.0000503548501672862" calcext:value-type="float">
            <text:p>5.03548501672862E-005</text:p>
          </table:table-cell>
        </table:table-row>
        <table:table-row table:style-name="ro1">
          <table:table-cell office:value-type="float" office:value="0.755371" calcext:value-type="float">
            <text:p>0.755371</text:p>
          </table:table-cell>
          <table:table-cell office:value-type="float" office:value="-0.12207" calcext:value-type="float">
            <text:p>-0.12207</text:p>
          </table:table-cell>
          <table:table-cell table:formula="of:=LOG([.A1548];10)" office:value-type="float" office:value="-0.121839692505231" calcext:value-type="float">
            <text:p>-0.1218396925</text:p>
          </table:table-cell>
          <table:table-cell table:formula="of:=ABS([.C1548]-[.B1548])" office:value-type="float" office:value="0.000230307494769183" calcext:value-type="float">
            <text:p>0.0002303075</text:p>
          </table:table-cell>
        </table:table-row>
        <table:table-row table:style-name="ro1">
          <table:table-cell office:value-type="float" office:value="0.755859" calcext:value-type="float">
            <text:p>0.755859</text:p>
          </table:table-cell>
          <table:table-cell office:value-type="float" office:value="-0.121582" calcext:value-type="float">
            <text:p>-0.121582</text:p>
          </table:table-cell>
          <table:table-cell table:formula="of:=LOG([.A1549];10)" office:value-type="float" office:value="-0.121559211420902" calcext:value-type="float">
            <text:p>-0.1215592114</text:p>
          </table:table-cell>
          <table:table-cell table:formula="of:=ABS([.C1549]-[.B1549])" office:value-type="float" office:value="0.000022788579098168" calcext:value-type="float">
            <text:p>2.2788579098168E-005</text:p>
          </table:table-cell>
        </table:table-row>
        <table:table-row table:style-name="ro1">
          <table:table-cell office:value-type="float" office:value="0.756348" calcext:value-type="float">
            <text:p>0.756348</text:p>
          </table:table-cell>
          <table:table-cell office:value-type="float" office:value="-0.121582" calcext:value-type="float">
            <text:p>-0.121582</text:p>
          </table:table-cell>
          <table:table-cell table:formula="of:=LOG([.A1550];10)" office:value-type="float" office:value="-0.121278337163538" calcext:value-type="float">
            <text:p>-0.1212783372</text:p>
          </table:table-cell>
          <table:table-cell table:formula="of:=ABS([.C1550]-[.B1550])" office:value-type="float" office:value="0.000303662836462451" calcext:value-type="float">
            <text:p>0.0003036628</text:p>
          </table:table-cell>
        </table:table-row>
        <table:table-row table:style-name="ro1">
          <table:table-cell office:value-type="float" office:value="0.756836" calcext:value-type="float">
            <text:p>0.756836</text:p>
          </table:table-cell>
          <table:table-cell office:value-type="float" office:value="-0.121094" calcext:value-type="float">
            <text:p>-0.121094</text:p>
          </table:table-cell>
          <table:table-cell table:formula="of:=LOG([.A1551];10)" office:value-type="float" office:value="-0.120998218269185" calcext:value-type="float">
            <text:p>-0.1209982183</text:p>
          </table:table-cell>
          <table:table-cell table:formula="of:=ABS([.C1551]-[.B1551])" office:value-type="float" office:value="0.000095781730815328" calcext:value-type="float">
            <text:p>9.5781730815328E-005</text:p>
          </table:table-cell>
        </table:table-row>
        <table:table-row table:style-name="ro1">
          <table:table-cell office:value-type="float" office:value="0.757324" calcext:value-type="float">
            <text:p>0.757324</text:p>
          </table:table-cell>
          <table:table-cell office:value-type="float" office:value="-0.121094" calcext:value-type="float">
            <text:p>-0.121094</text:p>
          </table:table-cell>
          <table:table-cell table:formula="of:=LOG([.A1552];10)" office:value-type="float" office:value="-0.120718279934389" calcext:value-type="float">
            <text:p>-0.1207182799</text:p>
          </table:table-cell>
          <table:table-cell table:formula="of:=ABS([.C1552]-[.B1552])" office:value-type="float" office:value="0.000375720065610652" calcext:value-type="float">
            <text:p>0.0003757201</text:p>
          </table:table-cell>
        </table:table-row>
        <table:table-row table:style-name="ro1">
          <table:table-cell office:value-type="float" office:value="0.757812" calcext:value-type="float">
            <text:p>0.757812</text:p>
          </table:table-cell>
          <table:table-cell office:value-type="float" office:value="-0.120605" calcext:value-type="float">
            <text:p>-0.120605</text:p>
          </table:table-cell>
          <table:table-cell table:formula="of:=LOG([.A1553];10)" office:value-type="float" office:value="-0.120438521926531" calcext:value-type="float">
            <text:p>-0.1204385219</text:p>
          </table:table-cell>
          <table:table-cell table:formula="of:=ABS([.C1553]-[.B1553])" office:value-type="float" office:value="0.000166478073469117" calcext:value-type="float">
            <text:p>0.0001664781</text:p>
          </table:table-cell>
        </table:table-row>
        <table:table-row table:style-name="ro1">
          <table:table-cell office:value-type="float" office:value="0.758301" calcext:value-type="float">
            <text:p>0.758301</text:p>
          </table:table-cell>
          <table:table-cell office:value-type="float" office:value="-0.120605" calcext:value-type="float">
            <text:p>-0.120605</text:p>
          </table:table-cell>
          <table:table-cell table:formula="of:=LOG([.A1554];10)" office:value-type="float" office:value="-0.12015837129262" calcext:value-type="float">
            <text:p>-0.1201583713</text:p>
          </table:table-cell>
          <table:table-cell table:formula="of:=ABS([.C1554]-[.B1554])" office:value-type="float" office:value="0.000446628707379576" calcext:value-type="float">
            <text:p>0.0004466287</text:p>
          </table:table-cell>
        </table:table-row>
        <table:table-row table:style-name="ro1">
          <table:table-cell office:value-type="float" office:value="0.758789" calcext:value-type="float">
            <text:p>0.758789</text:p>
          </table:table-cell>
          <table:table-cell office:value-type="float" office:value="-0.120117" calcext:value-type="float">
            <text:p>-0.120117</text:p>
          </table:table-cell>
          <table:table-cell table:formula="of:=LOG([.A1555];10)" office:value-type="float" office:value="-0.119878973610903" calcext:value-type="float">
            <text:p>-0.1198789736</text:p>
          </table:table-cell>
          <table:table-cell table:formula="of:=ABS([.C1555]-[.B1555])" office:value-type="float" office:value="0.000238026389097132" calcext:value-type="float">
            <text:p>0.0002380264</text:p>
          </table:table-cell>
        </table:table-row>
        <table:table-row table:style-name="ro1">
          <table:table-cell office:value-type="float" office:value="0.759277" calcext:value-type="float">
            <text:p>0.759277</text:p>
          </table:table-cell>
          <table:table-cell office:value-type="float" office:value="-0.120117" calcext:value-type="float">
            <text:p>-0.120117</text:p>
          </table:table-cell>
          <table:table-cell table:formula="of:=LOG([.A1556];10)" office:value-type="float" office:value="-0.119599755560477" calcext:value-type="float">
            <text:p>-0.1195997556</text:p>
          </table:table-cell>
          <table:table-cell table:formula="of:=ABS([.C1556]-[.B1556])" office:value-type="float" office:value="0.000517244439523307" calcext:value-type="float">
            <text:p>0.0005172444</text:p>
          </table:table-cell>
        </table:table-row>
        <table:table-row table:style-name="ro1">
          <table:table-cell office:value-type="float" office:value="0.759766" calcext:value-type="float">
            <text:p>0.759766</text:p>
          </table:table-cell>
          <table:table-cell office:value-type="float" office:value="-0.119629" calcext:value-type="float">
            <text:p>-0.119629</text:p>
          </table:table-cell>
          <table:table-cell table:formula="of:=LOG([.A1557];10)" office:value-type="float" office:value="-0.119320145294031" calcext:value-type="float">
            <text:p>-0.1193201453</text:p>
          </table:table-cell>
          <table:table-cell table:formula="of:=ABS([.C1557]-[.B1557])" office:value-type="float" office:value="0.000308854705969364" calcext:value-type="float">
            <text:p>0.0003088547</text:p>
          </table:table-cell>
        </table:table-row>
        <table:table-row table:style-name="ro1">
          <table:table-cell office:value-type="float" office:value="0.760254" calcext:value-type="float">
            <text:p>0.760254</text:p>
          </table:table-cell>
          <table:table-cell office:value-type="float" office:value="-0.119629" calcext:value-type="float">
            <text:p>-0.119629</text:p>
          </table:table-cell>
          <table:table-cell table:formula="of:=LOG([.A1558];10)" office:value-type="float" office:value="-0.119041286181058" calcext:value-type="float">
            <text:p>-0.1190412862</text:p>
          </table:table-cell>
          <table:table-cell table:formula="of:=ABS([.C1558]-[.B1558])" office:value-type="float" office:value="0.000587713818942043" calcext:value-type="float">
            <text:p>0.0005877138</text:p>
          </table:table-cell>
        </table:table-row>
        <table:table-row table:style-name="ro1">
          <table:table-cell office:value-type="float" office:value="0.760742" calcext:value-type="float">
            <text:p>0.760742</text:p>
          </table:table-cell>
          <table:table-cell office:value-type="float" office:value="-0.119141" calcext:value-type="float">
            <text:p>-0.119141</text:p>
          </table:table-cell>
          <table:table-cell table:formula="of:=LOG([.A1559];10)" office:value-type="float" office:value="-0.118762606007749" calcext:value-type="float">
            <text:p>-0.118762606</text:p>
          </table:table-cell>
          <table:table-cell table:formula="of:=ABS([.C1559]-[.B1559])" office:value-type="float" office:value="0.000378393992250786" calcext:value-type="float">
            <text:p>0.000378394</text:p>
          </table:table-cell>
        </table:table-row>
        <table:table-row table:style-name="ro1">
          <table:table-cell office:value-type="float" office:value="0.76123" calcext:value-type="float">
            <text:p>0.76123</text:p>
          </table:table-cell>
          <table:table-cell office:value-type="float" office:value="-0.119141" calcext:value-type="float">
            <text:p>-0.119141</text:p>
          </table:table-cell>
          <table:table-cell table:formula="of:=LOG([.A1560];10)" office:value-type="float" office:value="-0.118484104544606" calcext:value-type="float">
            <text:p>-0.1184841045</text:p>
          </table:table-cell>
          <table:table-cell table:formula="of:=ABS([.C1560]-[.B1560])" office:value-type="float" office:value="0.00065689545539431" calcext:value-type="float">
            <text:p>0.0006568955</text:p>
          </table:table-cell>
        </table:table-row>
        <table:table-row table:style-name="ro1">
          <table:table-cell office:value-type="float" office:value="0.761719" calcext:value-type="float">
            <text:p>0.761719</text:p>
          </table:table-cell>
          <table:table-cell office:value-type="float" office:value="-0.118652" calcext:value-type="float">
            <text:p>-0.118652</text:p>
          </table:table-cell>
          <table:table-cell table:formula="of:=LOG([.A1561];10)" office:value-type="float" office:value="-0.118205211411679" calcext:value-type="float">
            <text:p>-0.1182052114</text:p>
          </table:table-cell>
          <table:table-cell table:formula="of:=ABS([.C1561]-[.B1561])" office:value-type="float" office:value="0.000446788588321131" calcext:value-type="float">
            <text:p>0.0004467886</text:p>
          </table:table-cell>
        </table:table-row>
        <table:table-row table:style-name="ro1">
          <table:table-cell office:value-type="float" office:value="0.762207" calcext:value-type="float">
            <text:p>0.762207</text:p>
          </table:table-cell>
          <table:table-cell office:value-type="float" office:value="-0.118652" calcext:value-type="float">
            <text:p>-0.118652</text:p>
          </table:table-cell>
          <table:table-cell table:formula="of:=LOG([.A1562];10)" office:value-type="float" office:value="-0.117927067047172" calcext:value-type="float">
            <text:p>-0.117927067</text:p>
          </table:table-cell>
          <table:table-cell table:formula="of:=ABS([.C1562]-[.B1562])" office:value-type="float" office:value="0.000724932952828439" calcext:value-type="float">
            <text:p>0.000724933</text:p>
          </table:table-cell>
        </table:table-row>
        <table:table-row table:style-name="ro1">
          <table:table-cell office:value-type="float" office:value="0.762695" calcext:value-type="float">
            <text:p>0.762695</text:p>
          </table:table-cell>
          <table:table-cell office:value-type="float" office:value="-0.118164" calcext:value-type="float">
            <text:p>-0.118164</text:p>
          </table:table-cell>
          <table:table-cell table:formula="of:=LOG([.A1563];10)" office:value-type="float" office:value="-0.11764910070651" calcext:value-type="float">
            <text:p>-0.1176491007</text:p>
          </table:table-cell>
          <table:table-cell table:formula="of:=ABS([.C1563]-[.B1563])" office:value-type="float" office:value="0.000514899293490079" calcext:value-type="float">
            <text:p>0.0005148993</text:p>
          </table:table-cell>
        </table:table-row>
        <table:table-row table:style-name="ro1">
          <table:table-cell office:value-type="float" office:value="0.763184" calcext:value-type="float">
            <text:p>0.763184</text:p>
          </table:table-cell>
          <table:table-cell office:value-type="float" office:value="-0.118164" calcext:value-type="float">
            <text:p>-0.118164</text:p>
          </table:table-cell>
          <table:table-cell table:formula="of:=LOG([.A1564];10)" office:value-type="float" office:value="-0.117370743105519" calcext:value-type="float">
            <text:p>-0.1173707431</text:p>
          </table:table-cell>
          <table:table-cell table:formula="of:=ABS([.C1564]-[.B1564])" office:value-type="float" office:value="0.000793256894480621" calcext:value-type="float">
            <text:p>0.0007932569</text:p>
          </table:table-cell>
        </table:table-row>
        <table:table-row table:style-name="ro1">
          <table:table-cell office:value-type="float" office:value="0.763672" calcext:value-type="float">
            <text:p>0.763672</text:p>
          </table:table-cell>
          <table:table-cell office:value-type="float" office:value="-0.117676" calcext:value-type="float">
            <text:p>-0.117676</text:p>
          </table:table-cell>
          <table:table-cell table:formula="of:=LOG([.A1565];10)" office:value-type="float" office:value="-0.117093132493405" calcext:value-type="float">
            <text:p>-0.1170931325</text:p>
          </table:table-cell>
          <table:table-cell table:formula="of:=ABS([.C1565]-[.B1565])" office:value-type="float" office:value="0.000582867506595045" calcext:value-type="float">
            <text:p>0.0005828675</text:p>
          </table:table-cell>
        </table:table-row>
        <table:table-row table:style-name="ro1">
          <table:table-cell office:value-type="float" office:value="0.76416" calcext:value-type="float">
            <text:p>0.76416</text:p>
          </table:table-cell>
          <table:table-cell office:value-type="float" office:value="-0.117676" calcext:value-type="float">
            <text:p>-0.117676</text:p>
          </table:table-cell>
          <table:table-cell table:formula="of:=LOG([.A1566];10)" office:value-type="float" office:value="-0.116815699222763" calcext:value-type="float">
            <text:p>-0.1168156992</text:p>
          </table:table-cell>
          <table:table-cell table:formula="of:=ABS([.C1566]-[.B1566])" office:value-type="float" office:value="0.000860300777237491" calcext:value-type="float">
            <text:p>0.0008603008</text:p>
          </table:table-cell>
        </table:table-row>
        <table:table-row table:style-name="ro1">
          <table:table-cell office:value-type="float" office:value="0.764648" calcext:value-type="float">
            <text:p>0.764648</text:p>
          </table:table-cell>
          <table:table-cell office:value-type="float" office:value="-0.117188" calcext:value-type="float">
            <text:p>-0.117188</text:p>
          </table:table-cell>
          <table:table-cell table:formula="of:=LOG([.A1567];10)" office:value-type="float" office:value="-0.11653844306716" calcext:value-type="float">
            <text:p>-0.1165384431</text:p>
          </table:table-cell>
          <table:table-cell table:formula="of:=ABS([.C1567]-[.B1567])" office:value-type="float" office:value="0.000649556932839565" calcext:value-type="float">
            <text:p>0.0006495569</text:p>
          </table:table-cell>
        </table:table-row>
        <table:table-row table:style-name="ro1">
          <table:table-cell office:value-type="float" office:value="0.765137" calcext:value-type="float">
            <text:p>0.765137</text:p>
          </table:table-cell>
          <table:table-cell office:value-type="float" office:value="-0.117188" calcext:value-type="float">
            <text:p>-0.117188</text:p>
          </table:table-cell>
          <table:table-cell table:formula="of:=LOG([.A1568];10)" office:value-type="float" office:value="-0.116260796196674" calcext:value-type="float">
            <text:p>-0.1162607962</text:p>
          </table:table-cell>
          <table:table-cell table:formula="of:=ABS([.C1568]-[.B1568])" office:value-type="float" office:value="0.000927203803326379" calcext:value-type="float">
            <text:p>0.0009272038</text:p>
          </table:table-cell>
        </table:table-row>
        <table:table-row table:style-name="ro1">
          <table:table-cell office:value-type="float" office:value="0.765625" calcext:value-type="float">
            <text:p>0.765625</text:p>
          </table:table-cell>
          <table:table-cell office:value-type="float" office:value="-0.116699" calcext:value-type="float">
            <text:p>-0.116699</text:p>
          </table:table-cell>
          <table:table-cell table:formula="of:=LOG([.A1569];10)" office:value-type="float" office:value="-0.115983893955374" calcext:value-type="float">
            <text:p>-0.115983894</text:p>
          </table:table-cell>
          <table:table-cell table:formula="of:=ABS([.C1569]-[.B1569])" office:value-type="float" office:value="0.00071510604462649" calcext:value-type="float">
            <text:p>0.000715106</text:p>
          </table:table-cell>
        </table:table-row>
        <table:table-row table:style-name="ro1">
          <table:table-cell office:value-type="float" office:value="0.766113" calcext:value-type="float">
            <text:p>0.766113</text:p>
          </table:table-cell>
          <table:table-cell office:value-type="float" office:value="-0.116699" calcext:value-type="float">
            <text:p>-0.116699</text:p>
          </table:table-cell>
          <table:table-cell table:formula="of:=LOG([.A1570];10)" office:value-type="float" office:value="-0.115707168151954" calcext:value-type="float">
            <text:p>-0.1157071682</text:p>
          </table:table-cell>
          <table:table-cell table:formula="of:=ABS([.C1570]-[.B1570])" office:value-type="float" office:value="0.000991831848046312" calcext:value-type="float">
            <text:p>0.0009918318</text:p>
          </table:table-cell>
        </table:table-row>
        <table:table-row table:style-name="ro1">
          <table:table-cell office:value-type="float" office:value="0.766602" calcext:value-type="float">
            <text:p>0.766602</text:p>
          </table:table-cell>
          <table:table-cell office:value-type="float" office:value="-0.116211" calcext:value-type="float">
            <text:p>-0.116211</text:p>
          </table:table-cell>
          <table:table-cell table:formula="of:=LOG([.A1571];10)" office:value-type="float" office:value="-0.115430052042493" calcext:value-type="float">
            <text:p>-0.115430052</text:p>
          </table:table-cell>
          <table:table-cell table:formula="of:=ABS([.C1571]-[.B1571])" office:value-type="float" office:value="0.000780947957507314" calcext:value-type="float">
            <text:p>0.000780948</text:p>
          </table:table-cell>
        </table:table-row>
        <table:table-row table:style-name="ro1">
          <table:table-cell office:value-type="float" office:value="0.76709" calcext:value-type="float">
            <text:p>0.76709</text:p>
          </table:table-cell>
          <table:table-cell office:value-type="float" office:value="-0.116211" calcext:value-type="float">
            <text:p>-0.116211</text:p>
          </table:table-cell>
          <table:table-cell table:formula="of:=LOG([.A1572];10)" office:value-type="float" office:value="-0.115153678801554" calcext:value-type="float">
            <text:p>-0.1151536788</text:p>
          </table:table-cell>
          <table:table-cell table:formula="of:=ABS([.C1572]-[.B1572])" office:value-type="float" office:value="0.00105732119844631" calcext:value-type="float">
            <text:p>0.0010573212</text:p>
          </table:table-cell>
        </table:table-row>
        <table:table-row table:style-name="ro1">
          <table:table-cell office:value-type="float" office:value="0.767578" calcext:value-type="float">
            <text:p>0.767578</text:p>
          </table:table-cell>
          <table:table-cell office:value-type="float" office:value="-0.115723" calcext:value-type="float">
            <text:p>-0.115723</text:p>
          </table:table-cell>
          <table:table-cell table:formula="of:=LOG([.A1573];10)" office:value-type="float" office:value="-0.114877481325211" calcext:value-type="float">
            <text:p>-0.1148774813</text:p>
          </table:table-cell>
          <table:table-cell table:formula="of:=ABS([.C1573]-[.B1573])" office:value-type="float" office:value="0.000845518674789061" calcext:value-type="float">
            <text:p>0.0008455187</text:p>
          </table:table-cell>
        </table:table-row>
        <table:table-row table:style-name="ro1">
          <table:table-cell office:value-type="float" office:value="0.768066" calcext:value-type="float">
            <text:p>0.768066</text:p>
          </table:table-cell>
          <table:table-cell office:value-type="float" office:value="-0.115723" calcext:value-type="float">
            <text:p>-0.115723</text:p>
          </table:table-cell>
          <table:table-cell table:formula="of:=LOG([.A1574];10)" office:value-type="float" office:value="-0.114601459390045" calcext:value-type="float">
            <text:p>-0.1146014594</text:p>
          </table:table-cell>
          <table:table-cell table:formula="of:=ABS([.C1574]-[.B1574])" office:value-type="float" office:value="0.00112154060995487" calcext:value-type="float">
            <text:p>0.0011215406</text:p>
          </table:table-cell>
        </table:table-row>
        <table:table-row table:style-name="ro1">
          <table:table-cell office:value-type="float" office:value="0.768555" calcext:value-type="float">
            <text:p>0.768555</text:p>
          </table:table-cell>
          <table:table-cell office:value-type="float" office:value="-0.115234" calcext:value-type="float">
            <text:p>-0.115234</text:p>
          </table:table-cell>
          <table:table-cell table:formula="of:=LOG([.A1575];10)" office:value-type="float" office:value="-0.114325047693446" calcext:value-type="float">
            <text:p>-0.1143250477</text:p>
          </table:table-cell>
          <table:table-cell table:formula="of:=ABS([.C1575]-[.B1575])" office:value-type="float" office:value="0.00090895230655369" calcext:value-type="float">
            <text:p>0.0009089523</text:p>
          </table:table-cell>
        </table:table-row>
        <table:table-row table:style-name="ro1">
          <table:table-cell office:value-type="float" office:value="0.769043" calcext:value-type="float">
            <text:p>0.769043</text:p>
          </table:table-cell>
          <table:table-cell office:value-type="float" office:value="-0.115234" calcext:value-type="float">
            <text:p>-0.115234</text:p>
          </table:table-cell>
          <table:table-cell table:formula="of:=LOG([.A1576];10)" office:value-type="float" office:value="-0.114049376530652" calcext:value-type="float">
            <text:p>-0.1140493765</text:p>
          </table:table-cell>
          <table:table-cell table:formula="of:=ABS([.C1576]-[.B1576])" office:value-type="float" office:value="0.00118462346934757" calcext:value-type="float">
            <text:p>0.0011846235</text:p>
          </table:table-cell>
        </table:table-row>
        <table:table-row table:style-name="ro1">
          <table:table-cell office:value-type="float" office:value="0.769531" calcext:value-type="float">
            <text:p>0.769531</text:p>
          </table:table-cell>
          <table:table-cell office:value-type="float" office:value="-0.114746" calcext:value-type="float">
            <text:p>-0.114746</text:p>
          </table:table-cell>
          <table:table-cell table:formula="of:=LOG([.A1577];10)" office:value-type="float" office:value="-0.113773880240873" calcext:value-type="float">
            <text:p>-0.1137738802</text:p>
          </table:table-cell>
          <table:table-cell table:formula="of:=ABS([.C1577]-[.B1577])" office:value-type="float" office:value="0.000972119759127338" calcext:value-type="float">
            <text:p>0.0009721198</text:p>
          </table:table-cell>
        </table:table-row>
        <table:table-row table:style-name="ro1">
          <table:table-cell office:value-type="float" office:value="0.77002" calcext:value-type="float">
            <text:p>0.77002</text:p>
          </table:table-cell>
          <table:table-cell office:value-type="float" office:value="-0.114746" calcext:value-type="float">
            <text:p>-0.114746</text:p>
          </table:table-cell>
          <table:table-cell table:formula="of:=LOG([.A1578];10)" office:value-type="float" office:value="-0.113497994597861" calcext:value-type="float">
            <text:p>-0.1134979946</text:p>
          </table:table-cell>
          <table:table-cell table:formula="of:=ABS([.C1578]-[.B1578])" office:value-type="float" office:value="0.00124800540213939" calcext:value-type="float">
            <text:p>0.0012480054</text:p>
          </table:table-cell>
        </table:table-row>
        <table:table-row table:style-name="ro1">
          <table:table-cell office:value-type="float" office:value="0.770508" calcext:value-type="float">
            <text:p>0.770508</text:p>
          </table:table-cell>
          <table:table-cell office:value-type="float" office:value="-0.114258" calcext:value-type="float">
            <text:p>-0.114258</text:p>
          </table:table-cell>
          <table:table-cell table:formula="of:=LOG([.A1579];10)" office:value-type="float" office:value="-0.113222847746576" calcext:value-type="float">
            <text:p>-0.1132228477</text:p>
          </table:table-cell>
          <table:table-cell table:formula="of:=ABS([.C1579]-[.B1579])" office:value-type="float" office:value="0.00103515225342379" calcext:value-type="float">
            <text:p>0.0010351523</text:p>
          </table:table-cell>
        </table:table-row>
        <table:table-row table:style-name="ro1">
          <table:table-cell office:value-type="float" office:value="0.770996" calcext:value-type="float">
            <text:p>0.770996</text:p>
          </table:table-cell>
          <table:table-cell office:value-type="float" office:value="-0.114258" calcext:value-type="float">
            <text:p>-0.114258</text:p>
          </table:table-cell>
          <table:table-cell table:formula="of:=LOG([.A1580];10)" office:value-type="float" office:value="-0.112947875103951" calcext:value-type="float">
            <text:p>-0.1129478751</text:p>
          </table:table-cell>
          <table:table-cell table:formula="of:=ABS([.C1580]-[.B1580])" office:value-type="float" office:value="0.00131012489604918" calcext:value-type="float">
            <text:p>0.0013101249</text:p>
          </table:table-cell>
        </table:table-row>
        <table:table-row table:style-name="ro1">
          <table:table-cell office:value-type="float" office:value="0.771484" calcext:value-type="float">
            <text:p>0.771484</text:p>
          </table:table-cell>
          <table:table-cell office:value-type="float" office:value="-0.11377" calcext:value-type="float">
            <text:p>-0.11377</text:p>
          </table:table-cell>
          <table:table-cell table:formula="of:=LOG([.A1581];10)" office:value-type="float" office:value="-0.112673076449524" calcext:value-type="float">
            <text:p>-0.1126730764</text:p>
          </table:table-cell>
          <table:table-cell table:formula="of:=ABS([.C1581]-[.B1581])" office:value-type="float" office:value="0.00109692355047557" calcext:value-type="float">
            <text:p>0.0010969236</text:p>
          </table:table-cell>
        </table:table-row>
        <table:table-row table:style-name="ro1">
          <table:table-cell office:value-type="float" office:value="0.771973" calcext:value-type="float">
            <text:p>0.771973</text:p>
          </table:table-cell>
          <table:table-cell office:value-type="float" office:value="-0.11377" calcext:value-type="float">
            <text:p>-0.11377</text:p>
          </table:table-cell>
          <table:table-cell table:formula="of:=LOG([.A1582];10)" office:value-type="float" office:value="-0.112397888985596" calcext:value-type="float">
            <text:p>-0.112397889</text:p>
          </table:table-cell>
          <table:table-cell table:formula="of:=ABS([.C1582]-[.B1582])" office:value-type="float" office:value="0.00137211101440402" calcext:value-type="float">
            <text:p>0.001372111</text:p>
          </table:table-cell>
        </table:table-row>
        <table:table-row table:style-name="ro1">
          <table:table-cell office:value-type="float" office:value="0.772461" calcext:value-type="float">
            <text:p>0.772461</text:p>
          </table:table-cell>
          <table:table-cell office:value-type="float" office:value="-0.113281" calcext:value-type="float">
            <text:p>-0.113281</text:p>
          </table:table-cell>
          <table:table-cell table:formula="of:=LOG([.A1583];10)" office:value-type="float" office:value="-0.112123438003266" calcext:value-type="float">
            <text:p>-0.112123438</text:p>
          </table:table-cell>
          <table:table-cell table:formula="of:=ABS([.C1583]-[.B1583])" office:value-type="float" office:value="0.001157561996734" calcext:value-type="float">
            <text:p>0.001157562</text:p>
          </table:table-cell>
        </table:table-row>
        <table:table-row table:style-name="ro1">
          <table:table-cell office:value-type="float" office:value="0.772949" calcext:value-type="float">
            <text:p>0.772949</text:p>
          </table:table-cell>
          <table:table-cell office:value-type="float" office:value="-0.113281" calcext:value-type="float">
            <text:p>-0.113281</text:p>
          </table:table-cell>
          <table:table-cell table:formula="of:=LOG([.A1584];10)" office:value-type="float" office:value="-0.111849160349811" calcext:value-type="float">
            <text:p>-0.1118491603</text:p>
          </table:table-cell>
          <table:table-cell table:formula="of:=ABS([.C1584]-[.B1584])" office:value-type="float" office:value="0.00143183965018916" calcext:value-type="float">
            <text:p>0.0014318397</text:p>
          </table:table-cell>
        </table:table-row>
        <table:table-row table:style-name="ro1">
          <table:table-cell office:value-type="float" office:value="0.773438" calcext:value-type="float">
            <text:p>0.773438</text:p>
          </table:table-cell>
          <table:table-cell office:value-type="float" office:value="-0.112793" calcext:value-type="float">
            <text:p>-0.112793</text:p>
          </table:table-cell>
          <table:table-cell table:formula="of:=LOG([.A1585];10)" office:value-type="float" office:value="-0.11157449429438" calcext:value-type="float">
            <text:p>-0.1115744943</text:p>
          </table:table-cell>
          <table:table-cell table:formula="of:=ABS([.C1585]-[.B1585])" office:value-type="float" office:value="0.00121850570561949" calcext:value-type="float">
            <text:p>0.0012185057</text:p>
          </table:table-cell>
        </table:table-row>
        <table:table-row table:style-name="ro1">
          <table:table-cell office:value-type="float" office:value="0.773926" calcext:value-type="float">
            <text:p>0.773926</text:p>
          </table:table-cell>
          <table:table-cell office:value-type="float" office:value="-0.112793" calcext:value-type="float">
            <text:p>-0.112793</text:p>
          </table:table-cell>
          <table:table-cell table:formula="of:=LOG([.A1586];10)" office:value-type="float" office:value="-0.111300562996773" calcext:value-type="float">
            <text:p>-0.111300563</text:p>
          </table:table-cell>
          <table:table-cell table:formula="of:=ABS([.C1586]-[.B1586])" office:value-type="float" office:value="0.0014924370032266" calcext:value-type="float">
            <text:p>0.001492437</text:p>
          </table:table-cell>
        </table:table-row>
        <table:table-row table:style-name="ro1">
          <table:table-cell office:value-type="float" office:value="0.774414" calcext:value-type="float">
            <text:p>0.774414</text:p>
          </table:table-cell>
          <table:table-cell office:value-type="float" office:value="-0.112305" calcext:value-type="float">
            <text:p>-0.112305</text:p>
          </table:table-cell>
          <table:table-cell table:formula="of:=LOG([.A1587];10)" office:value-type="float" office:value="-0.111026804372458" calcext:value-type="float">
            <text:p>-0.1110268044</text:p>
          </table:table-cell>
          <table:table-cell table:formula="of:=ABS([.C1587]-[.B1587])" office:value-type="float" office:value="0.00127819562754218" calcext:value-type="float">
            <text:p>0.0012781956</text:p>
          </table:table-cell>
        </table:table-row>
        <table:table-row table:style-name="ro1">
          <table:table-cell office:value-type="float" office:value="0.774902" calcext:value-type="float">
            <text:p>0.774902</text:p>
          </table:table-cell>
          <table:table-cell office:value-type="float" office:value="-0.112305" calcext:value-type="float">
            <text:p>-0.112305</text:p>
          </table:table-cell>
          <table:table-cell table:formula="of:=LOG([.A1588];10)" office:value-type="float" office:value="-0.110753218203881" calcext:value-type="float">
            <text:p>-0.1107532182</text:p>
          </table:table-cell>
          <table:table-cell table:formula="of:=ABS([.C1588]-[.B1588])" office:value-type="float" office:value="0.00155178179611926" calcext:value-type="float">
            <text:p>0.0015517818</text:p>
          </table:table-cell>
        </table:table-row>
        <table:table-row table:style-name="ro1">
          <table:table-cell office:value-type="float" office:value="0.775391" calcext:value-type="float">
            <text:p>0.775391</text:p>
          </table:table-cell>
          <table:table-cell office:value-type="float" office:value="-0.111816" calcext:value-type="float">
            <text:p>-0.111816</text:p>
          </table:table-cell>
          <table:table-cell table:formula="of:=LOG([.A1589];10)" office:value-type="float" office:value="-0.11047924417614" calcext:value-type="float">
            <text:p>-0.1104792442</text:p>
          </table:table-cell>
          <table:table-cell table:formula="of:=ABS([.C1589]-[.B1589])" office:value-type="float" office:value="0.00133675582385952" calcext:value-type="float">
            <text:p>0.0013367558</text:p>
          </table:table-cell>
        </table:table-row>
        <table:table-row table:style-name="ro1">
          <table:table-cell office:value-type="float" office:value="0.775879" calcext:value-type="float">
            <text:p>0.775879</text:p>
          </table:table-cell>
          <table:table-cell office:value-type="float" office:value="-0.111816" calcext:value-type="float">
            <text:p>-0.111816</text:p>
          </table:table-cell>
          <table:table-cell table:formula="of:=LOG([.A1590];10)" office:value-type="float" office:value="-0.110206002620306" calcext:value-type="float">
            <text:p>-0.1102060026</text:p>
          </table:table-cell>
          <table:table-cell table:formula="of:=ABS([.C1590]-[.B1590])" office:value-type="float" office:value="0.00160999737969433" calcext:value-type="float">
            <text:p>0.0016099974</text:p>
          </table:table-cell>
        </table:table-row>
        <table:table-row table:style-name="ro1">
          <table:table-cell office:value-type="float" office:value="0.776367" calcext:value-type="float">
            <text:p>0.776367</text:p>
          </table:table-cell>
          <table:table-cell office:value-type="float" office:value="-0.111328" calcext:value-type="float">
            <text:p>-0.111328</text:p>
          </table:table-cell>
          <table:table-cell table:formula="of:=LOG([.A1591];10)" office:value-type="float" office:value="-0.109932932869569" calcext:value-type="float">
            <text:p>-0.1099329329</text:p>
          </table:table-cell>
          <table:table-cell table:formula="of:=ABS([.C1591]-[.B1591])" office:value-type="float" office:value="0.00139506713043114" calcext:value-type="float">
            <text:p>0.0013950671</text:p>
          </table:table-cell>
        </table:table-row>
        <table:table-row table:style-name="ro1">
          <table:table-cell office:value-type="float" office:value="0.776855" calcext:value-type="float">
            <text:p>0.776855</text:p>
          </table:table-cell>
          <table:table-cell office:value-type="float" office:value="-0.111328" calcext:value-type="float">
            <text:p>-0.111328</text:p>
          </table:table-cell>
          <table:table-cell table:formula="of:=LOG([.A1592];10)" office:value-type="float" office:value="-0.109660034708015" calcext:value-type="float">
            <text:p>-0.1096600347</text:p>
          </table:table-cell>
          <table:table-cell table:formula="of:=ABS([.C1592]-[.B1592])" office:value-type="float" office:value="0.00166796529198483" calcext:value-type="float">
            <text:p>0.0016679653</text:p>
          </table:table-cell>
        </table:table-row>
        <table:table-row table:style-name="ro1">
          <table:table-cell office:value-type="float" office:value="0.777344" calcext:value-type="float">
            <text:p>0.777344</text:p>
          </table:table-cell>
          <table:table-cell office:value-type="float" office:value="-0.11084" calcext:value-type="float">
            <text:p>-0.11084</text:p>
          </table:table-cell>
          <table:table-cell table:formula="of:=LOG([.A1593];10)" office:value-type="float" office:value="-0.109386749229568" calcext:value-type="float">
            <text:p>-0.1093867492</text:p>
          </table:table-cell>
          <table:table-cell table:formula="of:=ABS([.C1593]-[.B1593])" office:value-type="float" office:value="0.0014532507704318" calcext:value-type="float">
            <text:p>0.0014532508</text:p>
          </table:table-cell>
        </table:table-row>
        <table:table-row table:style-name="ro1">
          <table:table-cell office:value-type="float" office:value="0.777832" calcext:value-type="float">
            <text:p>0.777832</text:p>
          </table:table-cell>
          <table:table-cell office:value-type="float" office:value="-0.11084" calcext:value-type="float">
            <text:p>-0.11084</text:p>
          </table:table-cell>
          <table:table-cell table:formula="of:=LOG([.A1594];10)" office:value-type="float" office:value="-0.109114193950777" calcext:value-type="float">
            <text:p>-0.109114194</text:p>
          </table:table-cell>
          <table:table-cell table:formula="of:=ABS([.C1594]-[.B1594])" office:value-type="float" office:value="0.00172580604922323" calcext:value-type="float">
            <text:p>0.001725806</text:p>
          </table:table-cell>
        </table:table-row>
        <table:table-row table:style-name="ro1">
          <table:table-cell office:value-type="float" office:value="0.77832" calcext:value-type="float">
            <text:p>0.77832</text:p>
          </table:table-cell>
          <table:table-cell office:value-type="float" office:value="-0.110352" calcext:value-type="float">
            <text:p>-0.110352</text:p>
          </table:table-cell>
          <table:table-cell table:formula="of:=LOG([.A1595];10)" office:value-type="float" office:value="-0.108841809615421" calcext:value-type="float">
            <text:p>-0.1088418096</text:p>
          </table:table-cell>
          <table:table-cell table:formula="of:=ABS([.C1595]-[.B1595])" office:value-type="float" office:value="0.00151019038457881" calcext:value-type="float">
            <text:p>0.0015101904</text:p>
          </table:table-cell>
        </table:table-row>
        <table:table-row table:style-name="ro1">
          <table:table-cell office:value-type="float" office:value="0.778809" calcext:value-type="float">
            <text:p>0.778809</text:p>
          </table:table-cell>
          <table:table-cell office:value-type="float" office:value="-0.110352" calcext:value-type="float">
            <text:p>-0.110352</text:p>
          </table:table-cell>
          <table:table-cell table:formula="of:=LOG([.A1596];10)" office:value-type="float" office:value="-0.108569038369581" calcext:value-type="float">
            <text:p>-0.1085690384</text:p>
          </table:table-cell>
          <table:table-cell table:formula="of:=ABS([.C1596]-[.B1596])" office:value-type="float" office:value="0.00178296163041913" calcext:value-type="float">
            <text:p>0.0017829616</text:p>
          </table:table-cell>
        </table:table-row>
        <table:table-row table:style-name="ro1">
          <table:table-cell office:value-type="float" office:value="0.779297" calcext:value-type="float">
            <text:p>0.779297</text:p>
          </table:table-cell>
          <table:table-cell office:value-type="float" office:value="-0.109863" calcext:value-type="float">
            <text:p>-0.109863</text:p>
          </table:table-cell>
          <table:table-cell table:formula="of:=LOG([.A1597];10)" office:value-type="float" office:value="-0.108296995627818" calcext:value-type="float">
            <text:p>-0.1082969956</text:p>
          </table:table-cell>
          <table:table-cell table:formula="of:=ABS([.C1597]-[.B1597])" office:value-type="float" office:value="0.00156600437218217" calcext:value-type="float">
            <text:p>0.0015660044</text:p>
          </table:table-cell>
        </table:table-row>
        <table:table-row table:style-name="ro1">
          <table:table-cell office:value-type="float" office:value="0.779785" calcext:value-type="float">
            <text:p>0.779785</text:p>
          </table:table-cell>
          <table:table-cell office:value-type="float" office:value="-0.109863" calcext:value-type="float">
            <text:p>-0.109863</text:p>
          </table:table-cell>
          <table:table-cell table:formula="of:=LOG([.A1598];10)" office:value-type="float" office:value="-0.108025123187382" calcext:value-type="float">
            <text:p>-0.1080251232</text:p>
          </table:table-cell>
          <table:table-cell table:formula="of:=ABS([.C1598]-[.B1598])" office:value-type="float" office:value="0.00183787681261829" calcext:value-type="float">
            <text:p>0.0018378768</text:p>
          </table:table-cell>
        </table:table-row>
        <table:table-row table:style-name="ro1">
          <table:table-cell office:value-type="float" office:value="0.780273" calcext:value-type="float">
            <text:p>0.780273</text:p>
          </table:table-cell>
          <table:table-cell office:value-type="float" office:value="-0.109375" calcext:value-type="float">
            <text:p>-0.109375</text:p>
          </table:table-cell>
          <table:table-cell table:formula="of:=LOG([.A1599];10)" office:value-type="float" office:value="-0.107753420835185" calcext:value-type="float">
            <text:p>-0.1077534208</text:p>
          </table:table-cell>
          <table:table-cell table:formula="of:=ABS([.C1599]-[.B1599])" office:value-type="float" office:value="0.00162157916481469" calcext:value-type="float">
            <text:p>0.0016215792</text:p>
          </table:table-cell>
        </table:table-row>
        <table:table-row table:style-name="ro1">
          <table:table-cell office:value-type="float" office:value="0.780762" calcext:value-type="float">
            <text:p>0.780762</text:p>
          </table:table-cell>
          <table:table-cell office:value-type="float" office:value="-0.109375" calcext:value-type="float">
            <text:p>-0.109375</text:p>
          </table:table-cell>
          <table:table-cell table:formula="of:=LOG([.A1600];10)" office:value-type="float" office:value="-0.107481332113796" calcext:value-type="float">
            <text:p>-0.1074813321</text:p>
          </table:table-cell>
          <table:table-cell table:formula="of:=ABS([.C1600]-[.B1600])" office:value-type="float" office:value="0.00189366788620421" calcext:value-type="float">
            <text:p>0.0018936679</text:p>
          </table:table-cell>
        </table:table-row>
        <table:table-row table:style-name="ro1">
          <table:table-cell office:value-type="float" office:value="0.78125" calcext:value-type="float">
            <text:p>0.78125</text:p>
          </table:table-cell>
          <table:table-cell office:value-type="float" office:value="-0.108887" calcext:value-type="float">
            <text:p>-0.108887</text:p>
          </table:table-cell>
          <table:table-cell table:formula="of:=LOG([.A1601];10)" office:value-type="float" office:value="-0.107209969647868" calcext:value-type="float">
            <text:p>-0.1072099696</text:p>
          </table:table-cell>
          <table:table-cell table:formula="of:=ABS([.C1601]-[.B1601])" office:value-type="float" office:value="0.00167703035213171" calcext:value-type="float">
            <text:p>0.0016770304</text:p>
          </table:table-cell>
        </table:table-row>
        <table:table-row table:style-name="ro1">
          <table:table-cell office:value-type="float" office:value="0.781738" calcext:value-type="float">
            <text:p>0.781738</text:p>
          </table:table-cell>
          <table:table-cell office:value-type="float" office:value="-0.108887" calcext:value-type="float">
            <text:p>-0.108887</text:p>
          </table:table-cell>
          <table:table-cell table:formula="of:=LOG([.A1602];10)" office:value-type="float" office:value="-0.10693877663288" calcext:value-type="float">
            <text:p>-0.1069387766</text:p>
          </table:table-cell>
          <table:table-cell table:formula="of:=ABS([.C1602]-[.B1602])" office:value-type="float" office:value="0.00194822336712019" calcext:value-type="float">
            <text:p>0.0019482234</text:p>
          </table:table-cell>
        </table:table-row>
        <table:table-row table:style-name="ro1">
          <table:table-cell office:value-type="float" office:value="0.782227" calcext:value-type="float">
            <text:p>0.782227</text:p>
          </table:table-cell>
          <table:table-cell office:value-type="float" office:value="-0.108398" calcext:value-type="float">
            <text:p>-0.108398</text:p>
          </table:table-cell>
          <table:table-cell table:formula="of:=LOG([.A1603];10)" office:value-type="float" office:value="-0.106667197654359" calcext:value-type="float">
            <text:p>-0.1066671977</text:p>
          </table:table-cell>
          <table:table-cell table:formula="of:=ABS([.C1603]-[.B1603])" office:value-type="float" office:value="0.00173080234564105" calcext:value-type="float">
            <text:p>0.0017308023</text:p>
          </table:table-cell>
        </table:table-row>
        <table:table-row table:style-name="ro1">
          <table:table-cell office:value-type="float" office:value="0.782715" calcext:value-type="float">
            <text:p>0.782715</text:p>
          </table:table-cell>
          <table:table-cell office:value-type="float" office:value="-0.108398" calcext:value-type="float">
            <text:p>-0.108398</text:p>
          </table:table-cell>
          <table:table-cell table:formula="of:=LOG([.A1604];10)" office:value-type="float" office:value="-0.106396343253316" calcext:value-type="float">
            <text:p>-0.1063963433</text:p>
          </table:table-cell>
          <table:table-cell table:formula="of:=ABS([.C1604]-[.B1604])" office:value-type="float" office:value="0.00200165674668373" calcext:value-type="float">
            <text:p>0.0020016567</text:p>
          </table:table-cell>
        </table:table-row>
        <table:table-row table:style-name="ro1">
          <table:table-cell office:value-type="float" office:value="0.783203" calcext:value-type="float">
            <text:p>0.783203</text:p>
          </table:table-cell>
          <table:table-cell office:value-type="float" office:value="-0.10791" calcext:value-type="float">
            <text:p>-0.10791</text:p>
          </table:table-cell>
          <table:table-cell table:formula="of:=LOG([.A1605];10)" office:value-type="float" office:value="-0.106125657669487" calcext:value-type="float">
            <text:p>-0.1061256577</text:p>
          </table:table-cell>
          <table:table-cell table:formula="of:=ABS([.C1605]-[.B1605])" office:value-type="float" office:value="0.0017843423305135" calcext:value-type="float">
            <text:p>0.0017843423</text:p>
          </table:table-cell>
        </table:table-row>
        <table:table-row table:style-name="ro1">
          <table:table-cell office:value-type="float" office:value="0.783691" calcext:value-type="float">
            <text:p>0.783691</text:p>
          </table:table-cell>
          <table:table-cell office:value-type="float" office:value="-0.10791" calcext:value-type="float">
            <text:p>-0.10791</text:p>
          </table:table-cell>
          <table:table-cell table:formula="of:=LOG([.A1606];10)" office:value-type="float" office:value="-0.105855140692561" calcext:value-type="float">
            <text:p>-0.1058551407</text:p>
          </table:table-cell>
          <table:table-cell table:formula="of:=ABS([.C1606]-[.B1606])" office:value-type="float" office:value="0.00205485930743876" calcext:value-type="float">
            <text:p>0.0020548593</text:p>
          </table:table-cell>
        </table:table-row>
        <table:table-row table:style-name="ro1">
          <table:table-cell office:value-type="float" office:value="0.78418" calcext:value-type="float">
            <text:p>0.78418</text:p>
          </table:table-cell>
          <table:table-cell office:value-type="float" office:value="-0.107422" calcext:value-type="float">
            <text:p>-0.107422</text:p>
          </table:table-cell>
          <table:table-cell table:formula="of:=LOG([.A1607];10)" office:value-type="float" office:value="-0.105584238292381" calcext:value-type="float">
            <text:p>-0.1055842383</text:p>
          </table:table-cell>
          <table:table-cell table:formula="of:=ABS([.C1607]-[.B1607])" office:value-type="float" office:value="0.00183776170761937" calcext:value-type="float">
            <text:p>0.0018377617</text:p>
          </table:table-cell>
        </table:table-row>
        <table:table-row table:style-name="ro1">
          <table:table-cell office:value-type="float" office:value="0.784668" calcext:value-type="float">
            <text:p>0.784668</text:p>
          </table:table-cell>
          <table:table-cell office:value-type="float" office:value="-0.107422" calcext:value-type="float">
            <text:p>-0.107422</text:p>
          </table:table-cell>
          <table:table-cell table:formula="of:=LOG([.A1608];10)" office:value-type="float" office:value="-0.10531405824434" calcext:value-type="float">
            <text:p>-0.1053140582</text:p>
          </table:table-cell>
          <table:table-cell table:formula="of:=ABS([.C1608]-[.B1608])" office:value-type="float" office:value="0.0021079417556598" calcext:value-type="float">
            <text:p>0.0021079418</text:p>
          </table:table-cell>
        </table:table-row>
        <table:table-row table:style-name="ro1">
          <table:table-cell office:value-type="float" office:value="0.785156" calcext:value-type="float">
            <text:p>0.785156</text:p>
          </table:table-cell>
          <table:table-cell office:value-type="float" office:value="-0.106934" calcext:value-type="float">
            <text:p>-0.106934</text:p>
          </table:table-cell>
          <table:table-cell table:formula="of:=LOG([.A1609];10)" office:value-type="float" office:value="-0.105044046174203" calcext:value-type="float">
            <text:p>-0.1050440462</text:p>
          </table:table-cell>
          <table:table-cell table:formula="of:=ABS([.C1609]-[.B1609])" office:value-type="float" office:value="0.00188995382579718" calcext:value-type="float">
            <text:p>0.0018899538</text:p>
          </table:table-cell>
        </table:table-row>
        <table:table-row table:style-name="ro1">
          <table:table-cell office:value-type="float" office:value="0.785645" calcext:value-type="float">
            <text:p>0.785645</text:p>
          </table:table-cell>
          <table:table-cell office:value-type="float" office:value="-0.106934" calcext:value-type="float">
            <text:p>-0.106934</text:p>
          </table:table-cell>
          <table:table-cell table:formula="of:=LOG([.A1610];10)" office:value-type="float" office:value="-0.104773649085697" calcext:value-type="float">
            <text:p>-0.1047736491</text:p>
          </table:table-cell>
          <table:table-cell table:formula="of:=ABS([.C1610]-[.B1610])" office:value-type="float" office:value="0.00216035091430303" calcext:value-type="float">
            <text:p>0.0021603509</text:p>
          </table:table-cell>
        </table:table-row>
        <table:table-row table:style-name="ro1">
          <table:table-cell office:value-type="float" office:value="0.786133" calcext:value-type="float">
            <text:p>0.786133</text:p>
          </table:table-cell>
          <table:table-cell office:value-type="float" office:value="-0.106445" calcext:value-type="float">
            <text:p>-0.106445</text:p>
          </table:table-cell>
          <table:table-cell table:formula="of:=LOG([.A1611];10)" office:value-type="float" office:value="-0.104503972688676" calcext:value-type="float">
            <text:p>-0.1045039727</text:p>
          </table:table-cell>
          <table:table-cell table:formula="of:=ABS([.C1611]-[.B1611])" office:value-type="float" office:value="0.00194102731132435" calcext:value-type="float">
            <text:p>0.0019410273</text:p>
          </table:table-cell>
        </table:table-row>
        <table:table-row table:style-name="ro1">
          <table:table-cell office:value-type="float" office:value="0.786621" calcext:value-type="float">
            <text:p>0.786621</text:p>
          </table:table-cell>
          <table:table-cell office:value-type="float" office:value="-0.106445" calcext:value-type="float">
            <text:p>-0.106445</text:p>
          </table:table-cell>
          <table:table-cell table:formula="of:=LOG([.A1612];10)" office:value-type="float" office:value="-0.10423446364407" calcext:value-type="float">
            <text:p>-0.1042344636</text:p>
          </table:table-cell>
          <table:table-cell table:formula="of:=ABS([.C1612]-[.B1612])" office:value-type="float" office:value="0.00221053635593049" calcext:value-type="float">
            <text:p>0.0022105364</text:p>
          </table:table-cell>
        </table:table-row>
        <table:table-row table:style-name="ro1">
          <table:table-cell office:value-type="float" office:value="0.787109" calcext:value-type="float">
            <text:p>0.787109</text:p>
          </table:table-cell>
          <table:table-cell office:value-type="float" office:value="-0.105957" calcext:value-type="float">
            <text:p>-0.105957</text:p>
          </table:table-cell>
          <table:table-cell table:formula="of:=LOG([.A1613];10)" office:value-type="float" office:value="-0.1039651217443" calcext:value-type="float">
            <text:p>-0.1039651217</text:p>
          </table:table-cell>
          <table:table-cell table:formula="of:=ABS([.C1613]-[.B1613])" office:value-type="float" office:value="0.00199187825569953" calcext:value-type="float">
            <text:p>0.0019918783</text:p>
          </table:table-cell>
        </table:table-row>
        <table:table-row table:style-name="ro1">
          <table:table-cell office:value-type="float" office:value="0.787598" calcext:value-type="float">
            <text:p>0.787598</text:p>
          </table:table-cell>
          <table:table-cell office:value-type="float" office:value="-0.105957" calcext:value-type="float">
            <text:p>-0.105957</text:p>
          </table:table-cell>
          <table:table-cell table:formula="of:=LOG([.A1614];10)" office:value-type="float" office:value="-0.103695395365391" calcext:value-type="float">
            <text:p>-0.1036953954</text:p>
          </table:table-cell>
          <table:table-cell table:formula="of:=ABS([.C1614]-[.B1614])" office:value-type="float" office:value="0.00226160463460946" calcext:value-type="float">
            <text:p>0.0022616046</text:p>
          </table:table-cell>
        </table:table-row>
        <table:table-row table:style-name="ro1">
          <table:table-cell office:value-type="float" office:value="0.788086" calcext:value-type="float">
            <text:p>0.788086</text:p>
          </table:table-cell>
          <table:table-cell office:value-type="float" office:value="-0.105469" calcext:value-type="float">
            <text:p>-0.105469</text:p>
          </table:table-cell>
          <table:table-cell table:formula="of:=LOG([.A1615];10)" office:value-type="float" office:value="-0.103426387475554" calcext:value-type="float">
            <text:p>-0.1034263875</text:p>
          </table:table-cell>
          <table:table-cell table:formula="of:=ABS([.C1615]-[.B1615])" office:value-type="float" office:value="0.00204261252444647" calcext:value-type="float">
            <text:p>0.0020426125</text:p>
          </table:table-cell>
        </table:table-row>
        <table:table-row table:style-name="ro1">
          <table:table-cell office:value-type="float" office:value="0.788574" calcext:value-type="float">
            <text:p>0.788574</text:p>
          </table:table-cell>
          <table:table-cell office:value-type="float" office:value="-0.105469" calcext:value-type="float">
            <text:p>-0.105469</text:p>
          </table:table-cell>
          <table:table-cell table:formula="of:=LOG([.A1616];10)" office:value-type="float" office:value="-0.103157546109709" calcext:value-type="float">
            <text:p>-0.1031575461</text:p>
          </table:table-cell>
          <table:table-cell table:formula="of:=ABS([.C1616]-[.B1616])" office:value-type="float" office:value="0.00231145389029147" calcext:value-type="float">
            <text:p>0.0023114539</text:p>
          </table:table-cell>
        </table:table-row>
        <table:table-row table:style-name="ro1">
          <table:table-cell office:value-type="float" office:value="0.789062" calcext:value-type="float">
            <text:p>0.789062</text:p>
          </table:table-cell>
          <table:table-cell office:value-type="float" office:value="-0.10498" calcext:value-type="float">
            <text:p>-0.10498</text:p>
          </table:table-cell>
          <table:table-cell table:formula="of:=LOG([.A1617];10)" office:value-type="float" office:value="-0.102888871061816" calcext:value-type="float">
            <text:p>-0.1028888711</text:p>
          </table:table-cell>
          <table:table-cell table:formula="of:=ABS([.C1617]-[.B1617])" office:value-type="float" office:value="0.0020911289381836" calcext:value-type="float">
            <text:p>0.0020911289</text:p>
          </table:table-cell>
        </table:table-row>
        <table:table-row table:style-name="ro1">
          <table:table-cell office:value-type="float" office:value="0.789551" calcext:value-type="float">
            <text:p>0.789551</text:p>
          </table:table-cell>
          <table:table-cell office:value-type="float" office:value="-0.10498" calcext:value-type="float">
            <text:p>-0.10498</text:p>
          </table:table-cell>
          <table:table-cell table:formula="of:=LOG([.A1618];10)" office:value-type="float" office:value="-0.102619812073396" calcext:value-type="float">
            <text:p>-0.1026198121</text:p>
          </table:table-cell>
          <table:table-cell table:formula="of:=ABS([.C1618]-[.B1618])" office:value-type="float" office:value="0.00236018792660364" calcext:value-type="float">
            <text:p>0.0023601879</text:p>
          </table:table-cell>
        </table:table-row>
        <table:table-row table:style-name="ro1">
          <table:table-cell office:value-type="float" office:value="0.790039" calcext:value-type="float">
            <text:p>0.790039</text:p>
          </table:table-cell>
          <table:table-cell office:value-type="float" office:value="-0.104492" calcext:value-type="float">
            <text:p>-0.104492</text:p>
          </table:table-cell>
          <table:table-cell table:formula="of:=LOG([.A1619];10)" office:value-type="float" office:value="-0.102351469384583" calcext:value-type="float">
            <text:p>-0.1023514694</text:p>
          </table:table-cell>
          <table:table-cell table:formula="of:=ABS([.C1619]-[.B1619])" office:value-type="float" office:value="0.00214053061541714" calcext:value-type="float">
            <text:p>0.0021405306</text:p>
          </table:table-cell>
        </table:table-row>
        <table:table-row table:style-name="ro1">
          <table:table-cell office:value-type="float" office:value="0.790527" calcext:value-type="float">
            <text:p>0.790527</text:p>
          </table:table-cell>
          <table:table-cell office:value-type="float" office:value="-0.104492" calcext:value-type="float">
            <text:p>-0.104492</text:p>
          </table:table-cell>
          <table:table-cell table:formula="of:=LOG([.A1620];10)" office:value-type="float" office:value="-0.102083292397474" calcext:value-type="float">
            <text:p>-0.1020832924</text:p>
          </table:table-cell>
          <table:table-cell table:formula="of:=ABS([.C1620]-[.B1620])" office:value-type="float" office:value="0.00240870760252578" calcext:value-type="float">
            <text:p>0.0024087076</text:p>
          </table:table-cell>
        </table:table-row>
        <table:table-row table:style-name="ro1">
          <table:table-cell office:value-type="float" office:value="0.791016" calcext:value-type="float">
            <text:p>0.791016</text:p>
          </table:table-cell>
          <table:table-cell office:value-type="float" office:value="-0.104004" calcext:value-type="float">
            <text:p>-0.104004</text:p>
          </table:table-cell>
          <table:table-cell table:formula="of:=LOG([.A1621];10)" office:value-type="float" office:value="-0.101814731873457" calcext:value-type="float">
            <text:p>-0.1018147319</text:p>
          </table:table-cell>
          <table:table-cell table:formula="of:=ABS([.C1621]-[.B1621])" office:value-type="float" office:value="0.00218926812654335" calcext:value-type="float">
            <text:p>0.0021892681</text:p>
          </table:table-cell>
        </table:table-row>
        <table:table-row table:style-name="ro1">
          <table:table-cell office:value-type="float" office:value="0.791504" calcext:value-type="float">
            <text:p>0.791504</text:p>
          </table:table-cell>
          <table:table-cell office:value-type="float" office:value="-0.104004" calcext:value-type="float">
            <text:p>-0.104004</text:p>
          </table:table-cell>
          <table:table-cell table:formula="of:=LOG([.A1622];10)" office:value-type="float" office:value="-0.101546886015096" calcext:value-type="float">
            <text:p>-0.101546886</text:p>
          </table:table-cell>
          <table:table-cell table:formula="of:=ABS([.C1622]-[.B1622])" office:value-type="float" office:value="0.00245711398490414" calcext:value-type="float">
            <text:p>0.002457114</text:p>
          </table:table-cell>
        </table:table-row>
        <table:table-row table:style-name="ro1">
          <table:table-cell office:value-type="float" office:value="0.791992" calcext:value-type="float">
            <text:p>0.791992</text:p>
          </table:table-cell>
          <table:table-cell office:value-type="float" office:value="-0.103516" calcext:value-type="float">
            <text:p>-0.103516</text:p>
          </table:table-cell>
          <table:table-cell table:formula="of:=LOG([.A1623];10)" office:value-type="float" office:value="-0.101279205245611" calcext:value-type="float">
            <text:p>-0.1012792052</text:p>
          </table:table-cell>
          <table:table-cell table:formula="of:=ABS([.C1623]-[.B1623])" office:value-type="float" office:value="0.00223679475438918" calcext:value-type="float">
            <text:p>0.0022367948</text:p>
          </table:table-cell>
        </table:table-row>
        <table:table-row table:style-name="ro1">
          <table:table-cell office:value-type="float" office:value="0.79248" calcext:value-type="float">
            <text:p>0.79248</text:p>
          </table:table-cell>
          <table:table-cell office:value-type="float" office:value="-0.103516" calcext:value-type="float">
            <text:p>-0.103516</text:p>
          </table:table-cell>
          <table:table-cell table:formula="of:=LOG([.A1624];10)" office:value-type="float" office:value="-0.101011689361619" calcext:value-type="float">
            <text:p>-0.1010116894</text:p>
          </table:table-cell>
          <table:table-cell table:formula="of:=ABS([.C1624]-[.B1624])" office:value-type="float" office:value="0.0025043106383809" calcext:value-type="float">
            <text:p>0.0025043106</text:p>
          </table:table-cell>
        </table:table-row>
        <table:table-row table:style-name="ro1">
          <table:table-cell office:value-type="float" office:value="0.792969" calcext:value-type="float">
            <text:p>0.792969</text:p>
          </table:table-cell>
          <table:table-cell office:value-type="float" office:value="-0.103027" calcext:value-type="float">
            <text:p>-0.103027</text:p>
          </table:table-cell>
          <table:table-cell table:formula="of:=LOG([.A1625];10)" office:value-type="float" office:value="-0.10074379047823" calcext:value-type="float">
            <text:p>-0.1007437905</text:p>
          </table:table-cell>
          <table:table-cell table:formula="of:=ABS([.C1625]-[.B1625])" office:value-type="float" office:value="0.00228320952176952" calcext:value-type="float">
            <text:p>0.0022832095</text:p>
          </table:table-cell>
        </table:table-row>
        <table:table-row table:style-name="ro1">
          <table:table-cell office:value-type="float" office:value="0.793457" calcext:value-type="float">
            <text:p>0.793457</text:p>
          </table:table-cell>
          <table:table-cell office:value-type="float" office:value="-0.103027" calcext:value-type="float">
            <text:p>-0.103027</text:p>
          </table:table-cell>
          <table:table-cell table:formula="of:=LOG([.A1626];10)" office:value-type="float" office:value="-0.100476604093421" calcext:value-type="float">
            <text:p>-0.1004766041</text:p>
          </table:table-cell>
          <table:table-cell table:formula="of:=ABS([.C1626]-[.B1626])" office:value-type="float" office:value="0.00255039590657854" calcext:value-type="float">
            <text:p>0.0025503959</text:p>
          </table:table-cell>
        </table:table-row>
        <table:table-row table:style-name="ro1">
          <table:table-cell office:value-type="float" office:value="0.793945" calcext:value-type="float">
            <text:p>0.793945</text:p>
          </table:table-cell>
          <table:table-cell office:value-type="float" office:value="-0.102539" calcext:value-type="float">
            <text:p>-0.102539</text:p>
          </table:table-cell>
          <table:table-cell table:formula="of:=LOG([.A1627];10)" office:value-type="float" office:value="-0.100209581985795" calcext:value-type="float">
            <text:p>-0.100209582</text:p>
          </table:table-cell>
          <table:table-cell table:formula="of:=ABS([.C1627]-[.B1627])" office:value-type="float" office:value="0.00232941801420511" calcext:value-type="float">
            <text:p>0.002329418</text:p>
          </table:table-cell>
        </table:table-row>
        <table:table-row table:style-name="ro1">
          <table:table-cell office:value-type="float" office:value="0.794434" calcext:value-type="float">
            <text:p>0.794434</text:p>
          </table:table-cell>
          <table:table-cell office:value-type="float" office:value="-0.102539" calcext:value-type="float">
            <text:p>-0.102539</text:p>
          </table:table-cell>
          <table:table-cell table:formula="of:=LOG([.A1628];10)" office:value-type="float" office:value="-0.0999421772815524" calcext:value-type="float">
            <text:p>-0.0999421773</text:p>
          </table:table-cell>
          <table:table-cell table:formula="of:=ABS([.C1628]-[.B1628])" office:value-type="float" office:value="0.00259682271844765" calcext:value-type="float">
            <text:p>0.0025968227</text:p>
          </table:table-cell>
        </table:table-row>
        <table:table-row table:style-name="ro1">
          <table:table-cell office:value-type="float" office:value="0.794922" calcext:value-type="float">
            <text:p>0.794922</text:p>
          </table:table-cell>
          <table:table-cell office:value-type="float" office:value="-0.102051" calcext:value-type="float">
            <text:p>-0.102051</text:p>
          </table:table-cell>
          <table:table-cell table:formula="of:=LOG([.A1629];10)" office:value-type="float" office:value="-0.0996754834586091" calcext:value-type="float">
            <text:p>-0.0996754835</text:p>
          </table:table-cell>
          <table:table-cell table:formula="of:=ABS([.C1629]-[.B1629])" office:value-type="float" office:value="0.0023755165413909" calcext:value-type="float">
            <text:p>0.0023755165</text:p>
          </table:table-cell>
        </table:table-row>
        <table:table-row table:style-name="ro1">
          <table:table-cell office:value-type="float" office:value="0.79541" calcext:value-type="float">
            <text:p>0.79541</text:p>
          </table:table-cell>
          <table:table-cell office:value-type="float" office:value="-0.102051" calcext:value-type="float">
            <text:p>-0.102051</text:p>
          </table:table-cell>
          <table:table-cell table:formula="of:=LOG([.A1630];10)" office:value-type="float" office:value="-0.0994089533078975" calcext:value-type="float">
            <text:p>-0.0994089533</text:p>
          </table:table-cell>
          <table:table-cell table:formula="of:=ABS([.C1630]-[.B1630])" office:value-type="float" office:value="0.00264204669210248" calcext:value-type="float">
            <text:p>0.0026420467</text:p>
          </table:table-cell>
        </table:table-row>
        <table:table-row table:style-name="ro1">
          <table:table-cell office:value-type="float" office:value="0.795898" calcext:value-type="float">
            <text:p>0.795898</text:p>
          </table:table-cell>
          <table:table-cell office:value-type="float" office:value="-0.101562" calcext:value-type="float">
            <text:p>-0.101562</text:p>
          </table:table-cell>
          <table:table-cell table:formula="of:=LOG([.A1631];10)" office:value-type="float" office:value="-0.0991425866286468" calcext:value-type="float">
            <text:p>-0.0991425866</text:p>
          </table:table-cell>
          <table:table-cell table:formula="of:=ABS([.C1631]-[.B1631])" office:value-type="float" office:value="0.00241941337135317" calcext:value-type="float">
            <text:p>0.0024194134</text:p>
          </table:table-cell>
        </table:table-row>
        <table:table-row table:style-name="ro1">
          <table:table-cell office:value-type="float" office:value="0.796387" calcext:value-type="float">
            <text:p>0.796387</text:p>
          </table:table-cell>
          <table:table-cell office:value-type="float" office:value="-0.101562" calcext:value-type="float">
            <text:p>-0.101562</text:p>
          </table:table-cell>
          <table:table-cell table:formula="of:=LOG([.A1632];10)" office:value-type="float" office:value="-0.0988758378891597" calcext:value-type="float">
            <text:p>-0.0988758379</text:p>
          </table:table-cell>
          <table:table-cell table:formula="of:=ABS([.C1632]-[.B1632])" office:value-type="float" office:value="0.00268616211084034" calcext:value-type="float">
            <text:p>0.0026861621</text:p>
          </table:table-cell>
        </table:table-row>
        <table:table-row table:style-name="ro1">
          <table:table-cell office:value-type="float" office:value="0.796875" calcext:value-type="float">
            <text:p>0.796875</text:p>
          </table:table-cell>
          <table:table-cell office:value-type="float" office:value="-0.101074" calcext:value-type="float">
            <text:p>-0.101074</text:p>
          </table:table-cell>
          <table:table-cell table:formula="of:=LOG([.A1633];10)" office:value-type="float" office:value="-0.0986097978859508" calcext:value-type="float">
            <text:p>-0.0986097979</text:p>
          </table:table-cell>
          <table:table-cell table:formula="of:=ABS([.C1633]-[.B1633])" office:value-type="float" office:value="0.0024642021140492" calcext:value-type="float">
            <text:p>0.0024642021</text:p>
          </table:table-cell>
        </table:table-row>
        <table:table-row table:style-name="ro1">
          <table:table-cell office:value-type="float" office:value="0.797363" calcext:value-type="float">
            <text:p>0.797363</text:p>
          </table:table-cell>
          <table:table-cell office:value-type="float" office:value="-0.101074" calcext:value-type="float">
            <text:p>-0.101074</text:p>
          </table:table-cell>
          <table:table-cell table:formula="of:=LOG([.A1634];10)" office:value-type="float" office:value="-0.0983439207536931" calcext:value-type="float">
            <text:p>-0.0983439208</text:p>
          </table:table-cell>
          <table:table-cell table:formula="of:=ABS([.C1634]-[.B1634])" office:value-type="float" office:value="0.0027300792463069" calcext:value-type="float">
            <text:p>0.0027300792</text:p>
          </table:table-cell>
        </table:table-row>
        <table:table-row table:style-name="ro1">
          <table:table-cell office:value-type="float" office:value="0.797852" calcext:value-type="float">
            <text:p>0.797852</text:p>
          </table:table-cell>
          <table:table-cell office:value-type="float" office:value="-0.100586" calcext:value-type="float">
            <text:p>-0.100586</text:p>
          </table:table-cell>
          <table:table-cell table:formula="of:=LOG([.A1635];10)" office:value-type="float" office:value="-0.0980776619631192" calcext:value-type="float">
            <text:p>-0.098077662</text:p>
          </table:table-cell>
          <table:table-cell table:formula="of:=ABS([.C1635]-[.B1635])" office:value-type="float" office:value="0.00250833803688083" calcext:value-type="float">
            <text:p>0.002508338</text:p>
          </table:table-cell>
        </table:table-row>
        <table:table-row table:style-name="ro1">
          <table:table-cell office:value-type="float" office:value="0.79834" calcext:value-type="float">
            <text:p>0.79834</text:p>
          </table:table-cell>
          <table:table-cell office:value-type="float" office:value="-0.100586" calcext:value-type="float">
            <text:p>-0.100586</text:p>
          </table:table-cell>
          <table:table-cell table:formula="of:=LOG([.A1636];10)" office:value-type="float" office:value="-0.0978121103079649" calcext:value-type="float">
            <text:p>-0.0978121103</text:p>
          </table:table-cell>
          <table:table-cell table:formula="of:=ABS([.C1636]-[.B1636])" office:value-type="float" office:value="0.00277388969203507" calcext:value-type="float">
            <text:p>0.0027738897</text:p>
          </table:table-cell>
        </table:table-row>
        <table:table-row table:style-name="ro1">
          <table:table-cell office:value-type="float" office:value="0.798828" calcext:value-type="float">
            <text:p>0.798828</text:p>
          </table:table-cell>
          <table:table-cell office:value-type="float" office:value="-0.100098" calcext:value-type="float">
            <text:p>-0.100098</text:p>
          </table:table-cell>
          <table:table-cell table:formula="of:=LOG([.A1637];10)" office:value-type="float" office:value="-0.097546720926555" calcext:value-type="float">
            <text:p>-0.0975467209</text:p>
          </table:table-cell>
          <table:table-cell table:formula="of:=ABS([.C1637]-[.B1637])" office:value-type="float" office:value="0.00255127907344499" calcext:value-type="float">
            <text:p>0.0025512791</text:p>
          </table:table-cell>
        </table:table-row>
        <table:table-row table:style-name="ro1">
          <table:table-cell office:value-type="float" office:value="0.799316" calcext:value-type="float">
            <text:p>0.799316</text:p>
          </table:table-cell>
          <table:table-cell office:value-type="float" office:value="-0.100098" calcext:value-type="float">
            <text:p>-0.100098</text:p>
          </table:table-cell>
          <table:table-cell table:formula="of:=LOG([.A1638];10)" office:value-type="float" office:value="-0.0972814936206854" calcext:value-type="float">
            <text:p>-0.0972814936</text:p>
          </table:table-cell>
          <table:table-cell table:formula="of:=ABS([.C1638]-[.B1638])" office:value-type="float" office:value="0.00281650637931455" calcext:value-type="float">
            <text:p>0.0028165064</text:p>
          </table:table-cell>
        </table:table-row>
        <table:table-row table:style-name="ro1">
          <table:table-cell office:value-type="float" office:value="0.799805" calcext:value-type="float">
            <text:p>0.799805</text:p>
          </table:table-cell>
          <table:table-cell office:value-type="float" office:value="-0.0996094" calcext:value-type="float">
            <text:p>-0.0996094</text:p>
          </table:table-cell>
          <table:table-cell table:formula="of:=LOG([.A1639];10)" office:value-type="float" office:value="-0.097015885191717" calcext:value-type="float">
            <text:p>-0.0970158852</text:p>
          </table:table-cell>
          <table:table-cell table:formula="of:=ABS([.C1639]-[.B1639])" office:value-type="float" office:value="0.00259351480828303" calcext:value-type="float">
            <text:p>0.0025935148</text:p>
          </table:table-cell>
        </table:table-row>
        <table:table-row table:style-name="ro1">
          <table:table-cell office:value-type="float" office:value="0.800293" calcext:value-type="float">
            <text:p>0.800293</text:p>
          </table:table-cell>
          <table:table-cell office:value-type="float" office:value="-0.0996094" calcext:value-type="float">
            <text:p>-0.0996094</text:p>
          </table:table-cell>
          <table:table-cell table:formula="of:=LOG([.A1640];10)" office:value-type="float" office:value="-0.0967509817748766" calcext:value-type="float">
            <text:p>-0.0967509818</text:p>
          </table:table-cell>
          <table:table-cell table:formula="of:=ABS([.C1640]-[.B1640])" office:value-type="float" office:value="0.00285841822512342" calcext:value-type="float">
            <text:p>0.0028584182</text:p>
          </table:table-cell>
        </table:table-row>
        <table:table-row table:style-name="ro1">
          <table:table-cell office:value-type="float" office:value="0.800781" calcext:value-type="float">
            <text:p>0.800781</text:p>
          </table:table-cell>
          <table:table-cell office:value-type="float" office:value="-0.0991211" calcext:value-type="float">
            <text:p>-0.0991211</text:p>
          </table:table-cell>
          <table:table-cell table:formula="of:=LOG([.A1641];10)" office:value-type="float" office:value="-0.0964862398407352" calcext:value-type="float">
            <text:p>-0.0964862398</text:p>
          </table:table-cell>
          <table:table-cell table:formula="of:=ABS([.C1641]-[.B1641])" office:value-type="float" office:value="0.00263486015926481" calcext:value-type="float">
            <text:p>0.0026348602</text:p>
          </table:table-cell>
        </table:table-row>
        <table:table-row table:style-name="ro1">
          <table:table-cell office:value-type="float" office:value="0.80127" calcext:value-type="float">
            <text:p>0.80127</text:p>
          </table:table-cell>
          <table:table-cell office:value-type="float" office:value="-0.0991211" calcext:value-type="float">
            <text:p>-0.0991211</text:p>
          </table:table-cell>
          <table:table-cell table:formula="of:=LOG([.A1642];10)" office:value-type="float" office:value="-0.0962211171845325" calcext:value-type="float">
            <text:p>-0.0962211172</text:p>
          </table:table-cell>
          <table:table-cell table:formula="of:=ABS([.C1642]-[.B1642])" office:value-type="float" office:value="0.00289998281546747" calcext:value-type="float">
            <text:p>0.0028999828</text:p>
          </table:table-cell>
        </table:table-row>
        <table:table-row table:style-name="ro1">
          <table:table-cell office:value-type="float" office:value="0.801758" calcext:value-type="float">
            <text:p>0.801758</text:p>
          </table:table-cell>
          <table:table-cell office:value-type="float" office:value="-0.0986328" calcext:value-type="float">
            <text:p>-0.0986328</text:p>
          </table:table-cell>
          <table:table-cell table:formula="of:=LOG([.A1643];10)" office:value-type="float" office:value="-0.0959566979557783" calcext:value-type="float">
            <text:p>-0.095956698</text:p>
          </table:table-cell>
          <table:table-cell table:formula="of:=ABS([.C1643]-[.B1643])" office:value-type="float" office:value="0.00267610204422171" calcext:value-type="float">
            <text:p>0.002676102</text:p>
          </table:table-cell>
        </table:table-row>
        <table:table-row table:style-name="ro1">
          <table:table-cell office:value-type="float" office:value="0.802246" calcext:value-type="float">
            <text:p>0.802246</text:p>
          </table:table-cell>
          <table:table-cell office:value-type="float" office:value="-0.0986328" calcext:value-type="float">
            <text:p>-0.0986328</text:p>
          </table:table-cell>
          <table:table-cell table:formula="of:=LOG([.A1644];10)" office:value-type="float" office:value="-0.0956924396201285" calcext:value-type="float">
            <text:p>-0.0956924396</text:p>
          </table:table-cell>
          <table:table-cell table:formula="of:=ABS([.C1644]-[.B1644])" office:value-type="float" office:value="0.00294036037987151" calcext:value-type="float">
            <text:p>0.0029403604</text:p>
          </table:table-cell>
        </table:table-row>
        <table:table-row table:style-name="ro1">
          <table:table-cell office:value-type="float" office:value="0.802734" calcext:value-type="float">
            <text:p>0.802734</text:p>
          </table:table-cell>
          <table:table-cell office:value-type="float" office:value="-0.0981445" calcext:value-type="float">
            <text:p>-0.0981445</text:p>
          </table:table-cell>
          <table:table-cell table:formula="of:=LOG([.A1645];10)" office:value-type="float" office:value="-0.0954283419819027" calcext:value-type="float">
            <text:p>-0.095428342</text:p>
          </table:table-cell>
          <table:table-cell table:formula="of:=ABS([.C1645]-[.B1645])" office:value-type="float" office:value="0.00271615801809731" calcext:value-type="float">
            <text:p>0.002716158</text:p>
          </table:table-cell>
        </table:table-row>
        <table:table-row table:style-name="ro1">
          <table:table-cell office:value-type="float" office:value="0.803223" calcext:value-type="float">
            <text:p>0.803223</text:p>
          </table:table-cell>
          <table:table-cell office:value-type="float" office:value="-0.0981445" calcext:value-type="float">
            <text:p>-0.0981445</text:p>
          </table:table-cell>
          <table:table-cell table:formula="of:=LOG([.A1646];10)" office:value-type="float" office:value="-0.0951638641556421" calcext:value-type="float">
            <text:p>-0.0951638642</text:p>
          </table:table-cell>
          <table:table-cell table:formula="of:=ABS([.C1646]-[.B1646])" office:value-type="float" office:value="0.00298063584435787" calcext:value-type="float">
            <text:p>0.0029806358</text:p>
          </table:table-cell>
        </table:table-row>
        <table:table-row table:style-name="ro1">
          <table:table-cell office:value-type="float" office:value="0.803711" calcext:value-type="float">
            <text:p>0.803711</text:p>
          </table:table-cell>
          <table:table-cell office:value-type="float" office:value="-0.0976562" calcext:value-type="float">
            <text:p>-0.0976562</text:p>
          </table:table-cell>
          <table:table-cell table:formula="of:=LOG([.A1647];10)" office:value-type="float" office:value="-0.094900087654947" calcext:value-type="float">
            <text:p>-0.0949000877</text:p>
          </table:table-cell>
          <table:table-cell table:formula="of:=ABS([.C1647]-[.B1647])" office:value-type="float" office:value="0.00275611234505296" calcext:value-type="float">
            <text:p>0.0027561123</text:p>
          </table:table-cell>
        </table:table-row>
        <table:table-row table:style-name="ro1">
          <table:table-cell office:value-type="float" office:value="0.804199" calcext:value-type="float">
            <text:p>0.804199</text:p>
          </table:table-cell>
          <table:table-cell office:value-type="float" office:value="-0.0976562" calcext:value-type="float">
            <text:p>-0.0976562</text:p>
          </table:table-cell>
          <table:table-cell table:formula="of:=LOG([.A1648];10)" office:value-type="float" office:value="-0.0946364712663729" calcext:value-type="float">
            <text:p>-0.0946364713</text:p>
          </table:table-cell>
          <table:table-cell table:formula="of:=ABS([.C1648]-[.B1648])" office:value-type="float" office:value="0.00301972873362706" calcext:value-type="float">
            <text:p>0.0030197287</text:p>
          </table:table-cell>
        </table:table-row>
        <table:table-row table:style-name="ro1">
          <table:table-cell office:value-type="float" office:value="0.804688" calcext:value-type="float">
            <text:p>0.804688</text:p>
          </table:table-cell>
          <table:table-cell office:value-type="float" office:value="-0.097168" calcext:value-type="float">
            <text:p>-0.097168</text:p>
          </table:table-cell>
          <table:table-cell table:formula="of:=LOG([.A1649];10)" office:value-type="float" office:value="-0.0943724750898981" calcext:value-type="float">
            <text:p>-0.0943724751</text:p>
          </table:table-cell>
          <table:table-cell table:formula="of:=ABS([.C1649]-[.B1649])" office:value-type="float" office:value="0.00279552491010193" calcext:value-type="float">
            <text:p>0.0027955249</text:p>
          </table:table-cell>
        </table:table-row>
        <table:table-row table:style-name="ro1">
          <table:table-cell office:value-type="float" office:value="0.805176" calcext:value-type="float">
            <text:p>0.805176</text:p>
          </table:table-cell>
          <table:table-cell office:value-type="float" office:value="-0.097168" calcext:value-type="float">
            <text:p>-0.097168</text:p>
          </table:table-cell>
          <table:table-cell table:formula="of:=LOG([.A1650];10)" office:value-type="float" office:value="-0.0941091786702498" calcext:value-type="float">
            <text:p>-0.0941091787</text:p>
          </table:table-cell>
          <table:table-cell table:formula="of:=ABS([.C1650]-[.B1650])" office:value-type="float" office:value="0.00305882132975017" calcext:value-type="float">
            <text:p>0.0030588213</text:p>
          </table:table-cell>
        </table:table-row>
        <table:table-row table:style-name="ro1">
          <table:table-cell office:value-type="float" office:value="0.805664" calcext:value-type="float">
            <text:p>0.805664</text:p>
          </table:table-cell>
          <table:table-cell office:value-type="float" office:value="-0.0966797" calcext:value-type="float">
            <text:p>-0.0966797</text:p>
          </table:table-cell>
          <table:table-cell table:formula="of:=LOG([.A1651];10)" office:value-type="float" office:value="-0.0938460417806116" calcext:value-type="float">
            <text:p>-0.0938460418</text:p>
          </table:table-cell>
          <table:table-cell table:formula="of:=ABS([.C1651]-[.B1651])" office:value-type="float" office:value="0.00283365821938836" calcext:value-type="float">
            <text:p>0.0028336582</text:p>
          </table:table-cell>
        </table:table-row>
        <table:table-row table:style-name="ro1">
          <table:table-cell office:value-type="float" office:value="0.806152" calcext:value-type="float">
            <text:p>0.806152</text:p>
          </table:table-cell>
          <table:table-cell office:value-type="float" office:value="-0.0966797" calcext:value-type="float">
            <text:p>-0.0966797</text:p>
          </table:table-cell>
          <table:table-cell table:formula="of:=LOG([.A1652];10)" office:value-type="float" office:value="-0.0935830642277836" calcext:value-type="float">
            <text:p>-0.0935830642</text:p>
          </table:table-cell>
          <table:table-cell table:formula="of:=ABS([.C1652]-[.B1652])" office:value-type="float" office:value="0.00309663577221643" calcext:value-type="float">
            <text:p>0.0030966358</text:p>
          </table:table-cell>
        </table:table-row>
        <table:table-row table:style-name="ro1">
          <table:table-cell office:value-type="float" office:value="0.806641" calcext:value-type="float">
            <text:p>0.806641</text:p>
          </table:table-cell>
          <table:table-cell office:value-type="float" office:value="-0.0961914" calcext:value-type="float">
            <text:p>-0.0961914</text:p>
          </table:table-cell>
          <table:table-cell table:formula="of:=LOG([.A1653];10)" office:value-type="float" office:value="-0.0933197074198628" calcext:value-type="float">
            <text:p>-0.0933197074</text:p>
          </table:table-cell>
          <table:table-cell table:formula="of:=ABS([.C1653]-[.B1653])" office:value-type="float" office:value="0.00287169258013717" calcext:value-type="float">
            <text:p>0.0028716926</text:p>
          </table:table-cell>
        </table:table-row>
        <table:table-row table:style-name="ro1">
          <table:table-cell office:value-type="float" office:value="0.807129" calcext:value-type="float">
            <text:p>0.807129</text:p>
          </table:table-cell>
          <table:table-cell office:value-type="float" office:value="-0.0961914" calcext:value-type="float">
            <text:p>-0.0961914</text:p>
          </table:table-cell>
          <table:table-cell table:formula="of:=LOG([.A1654];10)" office:value-type="float" office:value="-0.0930570482879805" calcext:value-type="float">
            <text:p>-0.0930570483</text:p>
          </table:table-cell>
          <table:table-cell table:formula="of:=ABS([.C1654]-[.B1654])" office:value-type="float" office:value="0.00313435171201953" calcext:value-type="float">
            <text:p>0.0031343517</text:p>
          </table:table-cell>
        </table:table-row>
        <table:table-row table:style-name="ro1">
          <table:table-cell office:value-type="float" office:value="0.807617" calcext:value-type="float">
            <text:p>0.807617</text:p>
          </table:table-cell>
          <table:table-cell office:value-type="float" office:value="-0.0957031" calcext:value-type="float">
            <text:p>-0.0957031</text:p>
          </table:table-cell>
          <table:table-cell table:formula="of:=LOG([.A1655];10)" office:value-type="float" office:value="-0.0927945479150165" calcext:value-type="float">
            <text:p>-0.0927945479</text:p>
          </table:table-cell>
          <table:table-cell table:formula="of:=ABS([.C1655]-[.B1655])" office:value-type="float" office:value="0.00290855208498353" calcext:value-type="float">
            <text:p>0.0029085521</text:p>
          </table:table-cell>
        </table:table-row>
        <table:table-row table:style-name="ro1">
          <table:table-cell office:value-type="float" office:value="0.808105" calcext:value-type="float">
            <text:p>0.808105</text:p>
          </table:table-cell>
          <table:table-cell office:value-type="float" office:value="-0.0957031" calcext:value-type="float">
            <text:p>-0.0957031</text:p>
          </table:table-cell>
          <table:table-cell table:formula="of:=LOG([.A1656];10)" office:value-type="float" office:value="-0.0925322061091696" calcext:value-type="float">
            <text:p>-0.0925322061</text:p>
          </table:table-cell>
          <table:table-cell table:formula="of:=ABS([.C1656]-[.B1656])" office:value-type="float" office:value="0.00317089389083044" calcext:value-type="float">
            <text:p>0.0031708939</text:p>
          </table:table-cell>
        </table:table-row>
        <table:table-row table:style-name="ro1">
          <table:table-cell office:value-type="float" office:value="0.808594" calcext:value-type="float">
            <text:p>0.808594</text:p>
          </table:table-cell>
          <table:table-cell office:value-type="float" office:value="-0.0952148" calcext:value-type="float">
            <text:p>-0.0952148</text:p>
          </table:table-cell>
          <table:table-cell table:formula="of:=LOG([.A1657];10)" office:value-type="float" office:value="-0.0922694855803302" calcext:value-type="float">
            <text:p>-0.0922694856</text:p>
          </table:table-cell>
          <table:table-cell table:formula="of:=ABS([.C1657]-[.B1657])" office:value-type="float" office:value="0.00294531441966983" calcext:value-type="float">
            <text:p>0.0029453144</text:p>
          </table:table-cell>
        </table:table-row>
        <table:table-row table:style-name="ro1">
          <table:table-cell office:value-type="float" office:value="0.809082" calcext:value-type="float">
            <text:p>0.809082</text:p>
          </table:table-cell>
          <table:table-cell office:value-type="float" office:value="-0.0952148" calcext:value-type="float">
            <text:p>-0.0952148</text:p>
          </table:table-cell>
          <table:table-cell table:formula="of:=LOG([.A1658];10)" office:value-type="float" office:value="-0.0920074606586552" calcext:value-type="float">
            <text:p>-0.0920074607</text:p>
          </table:table-cell>
          <table:table-cell table:formula="of:=ABS([.C1658]-[.B1658])" office:value-type="float" office:value="0.00320733934134482" calcext:value-type="float">
            <text:p>0.0032073393</text:p>
          </table:table-cell>
        </table:table-row>
        <table:table-row table:style-name="ro1">
          <table:table-cell office:value-type="float" office:value="0.80957" calcext:value-type="float">
            <text:p>0.80957</text:p>
          </table:table-cell>
          <table:table-cell office:value-type="float" office:value="-0.0947266" calcext:value-type="float">
            <text:p>-0.0947266</text:p>
          </table:table-cell>
          <table:table-cell table:formula="of:=LOG([.A1659];10)" office:value-type="float" office:value="-0.091745593730384" calcext:value-type="float">
            <text:p>-0.0917455937</text:p>
          </table:table-cell>
          <table:table-cell table:formula="of:=ABS([.C1659]-[.B1659])" office:value-type="float" office:value="0.00298100626961598" calcext:value-type="float">
            <text:p>0.0029810063</text:p>
          </table:table-cell>
        </table:table-row>
        <table:table-row table:style-name="ro1">
          <table:table-cell office:value-type="float" office:value="0.810059" calcext:value-type="float">
            <text:p>0.810059</text:p>
          </table:table-cell>
          <table:table-cell office:value-type="float" office:value="-0.0947266" calcext:value-type="float">
            <text:p>-0.0947266</text:p>
          </table:table-cell>
          <table:table-cell table:formula="of:=LOG([.A1660];10)" office:value-type="float" office:value="-0.0914833484777939" calcext:value-type="float">
            <text:p>-0.0914833485</text:p>
          </table:table-cell>
          <table:table-cell table:formula="of:=ABS([.C1660]-[.B1660])" office:value-type="float" office:value="0.00324325152220609" calcext:value-type="float">
            <text:p>0.0032432515</text:p>
          </table:table-cell>
        </table:table-row>
        <table:table-row table:style-name="ro1">
          <table:table-cell office:value-type="float" office:value="0.810547" calcext:value-type="float">
            <text:p>0.810547</text:p>
          </table:table-cell>
          <table:table-cell office:value-type="float" office:value="-0.0942383" calcext:value-type="float">
            <text:p>-0.0942383</text:p>
          </table:table-cell>
          <table:table-cell table:formula="of:=LOG([.A1661];10)" office:value-type="float" office:value="-0.0912217972882086" calcext:value-type="float">
            <text:p>-0.0912217973</text:p>
          </table:table-cell>
          <table:table-cell table:formula="of:=ABS([.C1661]-[.B1661])" office:value-type="float" office:value="0.00301650271179137" calcext:value-type="float">
            <text:p>0.0030165027</text:p>
          </table:table-cell>
        </table:table-row>
        <table:table-row table:style-name="ro1">
          <table:table-cell office:value-type="float" office:value="0.811035" calcext:value-type="float">
            <text:p>0.811035</text:p>
          </table:table-cell>
          <table:table-cell office:value-type="float" office:value="-0.0942383" calcext:value-type="float">
            <text:p>-0.0942383</text:p>
          </table:table-cell>
          <table:table-cell table:formula="of:=LOG([.A1662];10)" office:value-type="float" office:value="-0.0909604035214219" calcext:value-type="float">
            <text:p>-0.0909604035</text:p>
          </table:table-cell>
          <table:table-cell table:formula="of:=ABS([.C1662]-[.B1662])" office:value-type="float" office:value="0.00327789647857807" calcext:value-type="float">
            <text:p>0.0032778965</text:p>
          </table:table-cell>
        </table:table-row>
        <table:table-row table:style-name="ro1">
          <table:table-cell office:value-type="float" office:value="0.811523" calcext:value-type="float">
            <text:p>0.811523</text:p>
          </table:table-cell>
          <table:table-cell office:value-type="float" office:value="-0.09375" calcext:value-type="float">
            <text:p>-0.09375</text:p>
          </table:table-cell>
          <table:table-cell table:formula="of:=LOG([.A1663];10)" office:value-type="float" office:value="-0.0906991669880479" calcext:value-type="float">
            <text:p>-0.090699167</text:p>
          </table:table-cell>
          <table:table-cell table:formula="of:=ABS([.C1663]-[.B1663])" office:value-type="float" office:value="0.00305083301195208" calcext:value-type="float">
            <text:p>0.003050833</text:p>
          </table:table-cell>
        </table:table-row>
        <table:table-row table:style-name="ro1">
          <table:table-cell office:value-type="float" office:value="0.812012" calcext:value-type="float">
            <text:p>0.812012</text:p>
          </table:table-cell>
          <table:table-cell office:value-type="float" office:value="-0.09375" calcext:value-type="float">
            <text:p>-0.09375</text:p>
          </table:table-cell>
          <table:table-cell table:formula="of:=LOG([.A1664];10)" office:value-type="float" office:value="-0.0904375526611962" calcext:value-type="float">
            <text:p>-0.0904375527</text:p>
          </table:table-cell>
          <table:table-cell table:formula="of:=ABS([.C1664]-[.B1664])" office:value-type="float" office:value="0.00331244733880381" calcext:value-type="float">
            <text:p>0.0033124473</text:p>
          </table:table-cell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-0.0932617" calcext:value-type="float">
            <text:p>-0.0932617</text:p>
          </table:table-cell>
          <table:table-cell table:formula="of:=LOG([.A1665];10)" office:value-type="float" office:value="-0.090176630349088" calcext:value-type="float">
            <text:p>-0.0901766303</text:p>
          </table:table-cell>
          <table:table-cell table:formula="of:=ABS([.C1665]-[.B1665])" office:value-type="float" office:value="0.00308506965091199" calcext:value-type="float">
            <text:p>0.0030850697</text:p>
          </table:table-cell>
        </table:table-row>
        <table:table-row table:style-name="ro1">
          <table:table-cell office:value-type="float" office:value="0.812988" calcext:value-type="float">
            <text:p>0.812988</text:p>
          </table:table-cell>
          <table:table-cell office:value-type="float" office:value="-0.0932617" calcext:value-type="float">
            <text:p>-0.0932617</text:p>
          </table:table-cell>
          <table:table-cell table:formula="of:=LOG([.A1666];10)" office:value-type="float" office:value="-0.0899158647038959" calcext:value-type="float">
            <text:p>-0.0899158647</text:p>
          </table:table-cell>
          <table:table-cell table:formula="of:=ABS([.C1666]-[.B1666])" office:value-type="float" office:value="0.00334583529610413" calcext:value-type="float">
            <text:p>0.0033458353</text:p>
          </table:table-cell>
        </table:table-row>
        <table:table-row table:style-name="ro1">
          <table:table-cell office:value-type="float" office:value="0.813477" calcext:value-type="float">
            <text:p>0.813477</text:p>
          </table:table-cell>
          <table:table-cell office:value-type="float" office:value="-0.0927734" calcext:value-type="float">
            <text:p>-0.0927734</text:p>
          </table:table-cell>
          <table:table-cell table:formula="of:=LOG([.A1667];10)" office:value-type="float" office:value="-0.0896547216629456" calcext:value-type="float">
            <text:p>-0.0896547217</text:p>
          </table:table-cell>
          <table:table-cell table:formula="of:=ABS([.C1667]-[.B1667])" office:value-type="float" office:value="0.00311867833705437" calcext:value-type="float">
            <text:p>0.0031186783</text:p>
          </table:table-cell>
        </table:table-row>
        <table:table-row table:style-name="ro1">
          <table:table-cell office:value-type="float" office:value="0.813965" calcext:value-type="float">
            <text:p>0.813965</text:p>
          </table:table-cell>
          <table:table-cell office:value-type="float" office:value="-0.0927734" calcext:value-type="float">
            <text:p>-0.0927734</text:p>
          </table:table-cell>
          <table:table-cell table:formula="of:=LOG([.A1668];10)" office:value-type="float" office:value="-0.0893942691079289" calcext:value-type="float">
            <text:p>-0.0893942691</text:p>
          </table:table-cell>
          <table:table-cell table:formula="of:=ABS([.C1668]-[.B1668])" office:value-type="float" office:value="0.00337913089207111" calcext:value-type="float">
            <text:p>0.0033791309</text:p>
          </table:table-cell>
        </table:table-row>
        <table:table-row table:style-name="ro1">
          <table:table-cell office:value-type="float" office:value="0.814453" calcext:value-type="float">
            <text:p>0.814453</text:p>
          </table:table-cell>
          <table:table-cell office:value-type="float" office:value="-0.0922852" calcext:value-type="float">
            <text:p>-0.0922852</text:p>
          </table:table-cell>
          <table:table-cell table:formula="of:=LOG([.A1669];10)" office:value-type="float" office:value="-0.0891339726563873" calcext:value-type="float">
            <text:p>-0.0891339727</text:p>
          </table:table-cell>
          <table:table-cell table:formula="of:=ABS([.C1669]-[.B1669])" office:value-type="float" office:value="0.00315122734361267" calcext:value-type="float">
            <text:p>0.0031512273</text:p>
          </table:table-cell>
        </table:table-row>
        <table:table-row table:style-name="ro1">
          <table:table-cell office:value-type="float" office:value="0.814941" calcext:value-type="float">
            <text:p>0.814941</text:p>
          </table:table-cell>
          <table:table-cell office:value-type="float" office:value="-0.0922852" calcext:value-type="float">
            <text:p>-0.0922852</text:p>
          </table:table-cell>
          <table:table-cell table:formula="of:=LOG([.A1670];10)" office:value-type="float" office:value="-0.0888738321213104" calcext:value-type="float">
            <text:p>-0.0888738321</text:p>
          </table:table-cell>
          <table:table-cell table:formula="of:=ABS([.C1670]-[.B1670])" office:value-type="float" office:value="0.00341136787868959" calcext:value-type="float">
            <text:p>0.0034113679</text:p>
          </table:table-cell>
        </table:table-row>
        <table:table-row table:style-name="ro1">
          <table:table-cell office:value-type="float" office:value="0.81543" calcext:value-type="float">
            <text:p>0.81543</text:p>
          </table:table-cell>
          <table:table-cell office:value-type="float" office:value="-0.0917969" calcext:value-type="float">
            <text:p>-0.0917969</text:p>
          </table:table-cell>
          <table:table-cell table:formula="of:=LOG([.A1671];10)" office:value-type="float" office:value="-0.0886133147200331" calcext:value-type="float">
            <text:p>-0.0886133147</text:p>
          </table:table-cell>
          <table:table-cell table:formula="of:=ABS([.C1671]-[.B1671])" office:value-type="float" office:value="0.00318358527996694" calcext:value-type="float">
            <text:p>0.0031835853</text:p>
          </table:table-cell>
        </table:table-row>
        <table:table-row table:style-name="ro1">
          <table:table-cell office:value-type="float" office:value="0.815918" calcext:value-type="float">
            <text:p>0.815918</text:p>
          </table:table-cell>
          <table:table-cell office:value-type="float" office:value="-0.0917969" calcext:value-type="float">
            <text:p>-0.0917969</text:p>
          </table:table-cell>
          <table:table-cell table:formula="of:=LOG([.A1672];10)" office:value-type="float" office:value="-0.0883534857767416" calcext:value-type="float">
            <text:p>-0.0883534858</text:p>
          </table:table-cell>
          <table:table-cell table:formula="of:=ABS([.C1672]-[.B1672])" office:value-type="float" office:value="0.00344341422325843" calcext:value-type="float">
            <text:p>0.0034434142</text:p>
          </table:table-cell>
        </table:table-row>
        <table:table-row table:style-name="ro1">
          <table:table-cell office:value-type="float" office:value="0.816406" calcext:value-type="float">
            <text:p>0.816406</text:p>
          </table:table-cell>
          <table:table-cell office:value-type="float" office:value="-0.0913086" calcext:value-type="float">
            <text:p>-0.0913086</text:p>
          </table:table-cell>
          <table:table-cell table:formula="of:=LOG([.A1673];10)" office:value-type="float" office:value="-0.0880938121905137" calcext:value-type="float">
            <text:p>-0.0880938122</text:p>
          </table:table-cell>
          <table:table-cell table:formula="of:=ABS([.C1673]-[.B1673])" office:value-type="float" office:value="0.00321478780948625" calcext:value-type="float">
            <text:p>0.0032147878</text:p>
          </table:table-cell>
        </table:table-row>
        <table:table-row table:style-name="ro1">
          <table:table-cell office:value-type="float" office:value="0.816895" calcext:value-type="float">
            <text:p>0.816895</text:p>
          </table:table-cell>
          <table:table-cell office:value-type="float" office:value="-0.0913086" calcext:value-type="float">
            <text:p>-0.0913086</text:p>
          </table:table-cell>
          <table:table-cell table:formula="of:=LOG([.A1674];10)" office:value-type="float" office:value="-0.0878337621348338" calcext:value-type="float">
            <text:p>-0.0878337621</text:p>
          </table:table-cell>
          <table:table-cell table:formula="of:=ABS([.C1674]-[.B1674])" office:value-type="float" office:value="0.00347483786516618" calcext:value-type="float">
            <text:p>0.0034748379</text:p>
          </table:table-cell>
        </table:table-row>
        <table:table-row table:style-name="ro1">
          <table:table-cell office:value-type="float" office:value="0.817383" calcext:value-type="float">
            <text:p>0.817383</text:p>
          </table:table-cell>
          <table:table-cell office:value-type="float" office:value="-0.0908203" calcext:value-type="float">
            <text:p>-0.0908203</text:p>
          </table:table-cell>
          <table:table-cell table:formula="of:=LOG([.A1675];10)" office:value-type="float" office:value="-0.0875743990234564" calcext:value-type="float">
            <text:p>-0.087574399</text:p>
          </table:table-cell>
          <table:table-cell table:formula="of:=ABS([.C1675]-[.B1675])" office:value-type="float" office:value="0.00324590097654356" calcext:value-type="float">
            <text:p>0.003245901</text:p>
          </table:table-cell>
        </table:table-row>
        <table:table-row table:style-name="ro1">
          <table:table-cell office:value-type="float" office:value="0.817871" calcext:value-type="float">
            <text:p>0.817871</text:p>
          </table:table-cell>
          <table:table-cell office:value-type="float" office:value="-0.0908203" calcext:value-type="float">
            <text:p>-0.0908203</text:p>
          </table:table-cell>
          <table:table-cell table:formula="of:=LOG([.A1676];10)" office:value-type="float" office:value="-0.0873151907127472" calcext:value-type="float">
            <text:p>-0.0873151907</text:p>
          </table:table-cell>
          <table:table-cell table:formula="of:=ABS([.C1676]-[.B1676])" office:value-type="float" office:value="0.00350510928725281" calcext:value-type="float">
            <text:p>0.0035051093</text:p>
          </table:table-cell>
        </table:table-row>
        <table:table-row table:style-name="ro1">
          <table:table-cell office:value-type="float" office:value="0.818359" calcext:value-type="float">
            <text:p>0.818359</text:p>
          </table:table-cell>
          <table:table-cell office:value-type="float" office:value="-0.090332" calcext:value-type="float">
            <text:p>-0.090332</text:p>
          </table:table-cell>
          <table:table-cell table:formula="of:=LOG([.A1677];10)" office:value-type="float" office:value="-0.087056137018031" calcext:value-type="float">
            <text:p>-0.087056137</text:p>
          </table:table-cell>
          <table:table-cell table:formula="of:=ABS([.C1677]-[.B1677])" office:value-type="float" office:value="0.003275862981969" calcext:value-type="float">
            <text:p>0.003275863</text:p>
          </table:table-cell>
        </table:table-row>
        <table:table-row table:style-name="ro1">
          <table:table-cell office:value-type="float" office:value="0.818848" calcext:value-type="float">
            <text:p>0.818848</text:p>
          </table:table-cell>
          <table:table-cell office:value-type="float" office:value="-0.090332" calcext:value-type="float">
            <text:p>-0.090332</text:p>
          </table:table-cell>
          <table:table-cell table:formula="of:=LOG([.A1678];10)" office:value-type="float" office:value="-0.0867967073821135" calcext:value-type="float">
            <text:p>-0.0867967074</text:p>
          </table:table-cell>
          <table:table-cell table:formula="of:=ABS([.C1678]-[.B1678])" office:value-type="float" office:value="0.00353529261788651" calcext:value-type="float">
            <text:p>0.0035352926</text:p>
          </table:table-cell>
        </table:table-row>
        <table:table-row table:style-name="ro1">
          <table:table-cell office:value-type="float" office:value="0.819336" calcext:value-type="float">
            <text:p>0.819336</text:p>
          </table:table-cell>
          <table:table-cell office:value-type="float" office:value="-0.0898438" calcext:value-type="float">
            <text:p>-0.0898438</text:p>
          </table:table-cell>
          <table:table-cell table:formula="of:=LOG([.A1679];10)" office:value-type="float" office:value="-0.0865379626825708" calcext:value-type="float">
            <text:p>-0.0865379627</text:p>
          </table:table-cell>
          <table:table-cell table:formula="of:=ABS([.C1679]-[.B1679])" office:value-type="float" office:value="0.00330583731742916" calcext:value-type="float">
            <text:p>0.0033058373</text:p>
          </table:table-cell>
        </table:table-row>
        <table:table-row table:style-name="ro1">
          <table:table-cell office:value-type="float" office:value="0.819824" calcext:value-type="float">
            <text:p>0.819824</text:p>
          </table:table-cell>
          <table:table-cell office:value-type="float" office:value="-0.0898438" calcext:value-type="float">
            <text:p>-0.0898438</text:p>
          </table:table-cell>
          <table:table-cell table:formula="of:=LOG([.A1680];10)" office:value-type="float" office:value="-0.0862793720465984" calcext:value-type="float">
            <text:p>-0.086279372</text:p>
          </table:table-cell>
          <table:table-cell table:formula="of:=ABS([.C1680]-[.B1680])" office:value-type="float" office:value="0.00356442795340164" calcext:value-type="float">
            <text:p>0.003564428</text:p>
          </table:table-cell>
        </table:table-row>
        <table:table-row table:style-name="ro1">
          <table:table-cell office:value-type="float" office:value="0.820312" calcext:value-type="float">
            <text:p>0.820312</text:p>
          </table:table-cell>
          <table:table-cell office:value-type="float" office:value="-0.0893555" calcext:value-type="float">
            <text:p>-0.0893555</text:p>
          </table:table-cell>
          <table:table-cell table:formula="of:=LOG([.A1681];10)" office:value-type="float" office:value="-0.0860209352908381" calcext:value-type="float">
            <text:p>-0.0860209353</text:p>
          </table:table-cell>
          <table:table-cell table:formula="of:=ABS([.C1681]-[.B1681])" office:value-type="float" office:value="0.00333456470916194" calcext:value-type="float">
            <text:p>0.0033345647</text:p>
          </table:table-cell>
        </table:table-row>
        <table:table-row table:style-name="ro1">
          <table:table-cell office:value-type="float" office:value="0.820801" calcext:value-type="float">
            <text:p>0.820801</text:p>
          </table:table-cell>
          <table:table-cell office:value-type="float" office:value="-0.0893555" calcext:value-type="float">
            <text:p>-0.0893555</text:p>
          </table:table-cell>
          <table:table-cell table:formula="of:=LOG([.A1682];10)" office:value-type="float" office:value="-0.0857621231213703" calcext:value-type="float">
            <text:p>-0.0857621231</text:p>
          </table:table-cell>
          <table:table-cell table:formula="of:=ABS([.C1682]-[.B1682])" office:value-type="float" office:value="0.00359337687862964" calcext:value-type="float">
            <text:p>0.0035933769</text:p>
          </table:table-cell>
        </table:table-row>
        <table:table-row table:style-name="ro1">
          <table:table-cell office:value-type="float" office:value="0.821289" calcext:value-type="float">
            <text:p>0.821289</text:p>
          </table:table-cell>
          <table:table-cell office:value-type="float" office:value="-0.0888672" calcext:value-type="float">
            <text:p>-0.0888672</text:p>
          </table:table-cell>
          <table:table-cell table:formula="of:=LOG([.A1683];10)" office:value-type="float" office:value="-0.0855039938916595" calcext:value-type="float">
            <text:p>-0.0855039939</text:p>
          </table:table-cell>
          <table:table-cell table:formula="of:=ABS([.C1683]-[.B1683])" office:value-type="float" office:value="0.0033632061083405" calcext:value-type="float">
            <text:p>0.0033632061</text:p>
          </table:table-cell>
        </table:table-row>
        <table:table-row table:style-name="ro1">
          <table:table-cell office:value-type="float" office:value="0.821777" calcext:value-type="float">
            <text:p>0.821777</text:p>
          </table:table-cell>
          <table:table-cell office:value-type="float" office:value="-0.0888672" calcext:value-type="float">
            <text:p>-0.0888672</text:p>
          </table:table-cell>
          <table:table-cell table:formula="of:=LOG([.A1684];10)" office:value-type="float" office:value="-0.085246017993673" calcext:value-type="float">
            <text:p>-0.085246018</text:p>
          </table:table-cell>
          <table:table-cell table:formula="of:=ABS([.C1684]-[.B1684])" office:value-type="float" office:value="0.00362118200632705" calcext:value-type="float">
            <text:p>0.003621182</text:p>
          </table:table-cell>
        </table:table-row>
        <table:table-row table:style-name="ro1">
          <table:table-cell office:value-type="float" office:value="0.822266" calcext:value-type="float">
            <text:p>0.822266</text:p>
          </table:table-cell>
          <table:table-cell office:value-type="float" office:value="-0.0883789" calcext:value-type="float">
            <text:p>-0.0883789</text:p>
          </table:table-cell>
          <table:table-cell table:formula="of:=LOG([.A1685];10)" office:value-type="float" office:value="-0.084987667077166" calcext:value-type="float">
            <text:p>-0.0849876671</text:p>
          </table:table-cell>
          <table:table-cell table:formula="of:=ABS([.C1685]-[.B1685])" office:value-type="float" office:value="0.00339123292283398" calcext:value-type="float">
            <text:p>0.0033912329</text:p>
          </table:table-cell>
        </table:table-row>
        <table:table-row table:style-name="ro1">
          <table:table-cell office:value-type="float" office:value="0.822754" calcext:value-type="float">
            <text:p>0.822754</text:p>
          </table:table-cell>
          <table:table-cell office:value-type="float" office:value="-0.0883789" calcext:value-type="float">
            <text:p>-0.0883789</text:p>
          </table:table-cell>
          <table:table-cell table:formula="of:=LOG([.A1686];10)" office:value-type="float" office:value="-0.0847299976100643" calcext:value-type="float">
            <text:p>-0.0847299976</text:p>
          </table:table-cell>
          <table:table-cell table:formula="of:=ABS([.C1686]-[.B1686])" office:value-type="float" office:value="0.00364890238993565" calcext:value-type="float">
            <text:p>0.0036489024</text:p>
          </table:table-cell>
        </table:table-row>
        <table:table-row table:style-name="ro1">
          <table:table-cell office:value-type="float" office:value="0.823242" calcext:value-type="float">
            <text:p>0.823242</text:p>
          </table:table-cell>
          <table:table-cell office:value-type="float" office:value="-0.0878906" calcext:value-type="float">
            <text:p>-0.0878906</text:p>
          </table:table-cell>
          <table:table-cell table:formula="of:=LOG([.A1687];10)" office:value-type="float" office:value="-0.0844724809291266" calcext:value-type="float">
            <text:p>-0.0844724809</text:p>
          </table:table-cell>
          <table:table-cell table:formula="of:=ABS([.C1687]-[.B1687])" office:value-type="float" office:value="0.00341811907087337" calcext:value-type="float">
            <text:p>0.0034181191</text:p>
          </table:table-cell>
        </table:table-row>
        <table:table-row table:style-name="ro1">
          <table:table-cell office:value-type="float" office:value="0.82373" calcext:value-type="float">
            <text:p>0.82373</text:p>
          </table:table-cell>
          <table:table-cell office:value-type="float" office:value="-0.0878906" calcext:value-type="float">
            <text:p>-0.0878906</text:p>
          </table:table-cell>
          <table:table-cell table:formula="of:=LOG([.A1688];10)" office:value-type="float" office:value="-0.0842151168532697" calcext:value-type="float">
            <text:p>-0.0842151169</text:p>
          </table:table-cell>
          <table:table-cell table:formula="of:=ABS([.C1688]-[.B1688])" office:value-type="float" office:value="0.0036754831467303" calcext:value-type="float">
            <text:p>0.0036754831</text:p>
          </table:table-cell>
        </table:table-row>
        <table:table-row table:style-name="ro1">
          <table:table-cell office:value-type="float" office:value="0.824219" calcext:value-type="float">
            <text:p>0.824219</text:p>
          </table:table-cell>
          <table:table-cell office:value-type="float" office:value="-0.0874023" calcext:value-type="float">
            <text:p>-0.0874023</text:p>
          </table:table-cell>
          <table:table-cell table:formula="of:=LOG([.A1689];10)" office:value-type="float" office:value="-0.0839573782850449" calcext:value-type="float">
            <text:p>-0.0839573783</text:p>
          </table:table-cell>
          <table:table-cell table:formula="of:=ABS([.C1689]-[.B1689])" office:value-type="float" office:value="0.00344492171495506" calcext:value-type="float">
            <text:p>0.0034449217</text:p>
          </table:table-cell>
        </table:table-row>
        <table:table-row table:style-name="ro1">
          <table:table-cell office:value-type="float" office:value="0.824707" calcext:value-type="float">
            <text:p>0.824707</text:p>
          </table:table-cell>
          <table:table-cell office:value-type="float" office:value="-0.0874023" calcext:value-type="float">
            <text:p>-0.0874023</text:p>
          </table:table-cell>
          <table:table-cell table:formula="of:=LOG([.A1690];10)" office:value-type="float" office:value="-0.0837003191891772" calcext:value-type="float">
            <text:p>-0.0837003192</text:p>
          </table:table-cell>
          <table:table-cell table:formula="of:=ABS([.C1690]-[.B1690])" office:value-type="float" office:value="0.00370198081082276" calcext:value-type="float">
            <text:p>0.0037019808</text:p>
          </table:table-cell>
        </table:table-row>
        <table:table-row table:style-name="ro1">
          <table:table-cell office:value-type="float" office:value="0.825195" calcext:value-type="float">
            <text:p>0.825195</text:p>
          </table:table-cell>
          <table:table-cell office:value-type="float" office:value="-0.0869141" calcext:value-type="float">
            <text:p>-0.0869141</text:p>
          </table:table-cell>
          <table:table-cell table:formula="of:=LOG([.A1691];10)" office:value-type="float" office:value="-0.0834434121567001" calcext:value-type="float">
            <text:p>-0.0834434122</text:p>
          </table:table-cell>
          <table:table-cell table:formula="of:=ABS([.C1691]-[.B1691])" office:value-type="float" office:value="0.0034706878432999" calcext:value-type="float">
            <text:p>0.0034706878</text:p>
          </table:table-cell>
        </table:table-row>
        <table:table-row table:style-name="ro1">
          <table:table-cell office:value-type="float" office:value="0.825684" calcext:value-type="float">
            <text:p>0.825684</text:p>
          </table:table-cell>
          <table:table-cell office:value-type="float" office:value="-0.0869141" calcext:value-type="float">
            <text:p>-0.0869141</text:p>
          </table:table-cell>
          <table:table-cell table:formula="of:=LOG([.A1692];10)" office:value-type="float" office:value="-0.0831861310260277" calcext:value-type="float">
            <text:p>-0.083186131</text:p>
          </table:table-cell>
          <table:table-cell table:formula="of:=ABS([.C1692]-[.B1692])" office:value-type="float" office:value="0.00372796897397228" calcext:value-type="float">
            <text:p>0.003727969</text:p>
          </table:table-cell>
        </table:table-row>
        <table:table-row table:style-name="ro1">
          <table:table-cell office:value-type="float" office:value="0.826172" calcext:value-type="float">
            <text:p>0.826172</text:p>
          </table:table-cell>
          <table:table-cell office:value-type="float" office:value="-0.0864258" calcext:value-type="float">
            <text:p>-0.0864258</text:p>
          </table:table-cell>
          <table:table-cell table:formula="of:=LOG([.A1693];10)" office:value-type="float" office:value="-0.0829295278919356" calcext:value-type="float">
            <text:p>-0.0829295279</text:p>
          </table:table-cell>
          <table:table-cell table:formula="of:=ABS([.C1693]-[.B1693])" office:value-type="float" office:value="0.0034962721080644" calcext:value-type="float">
            <text:p>0.0034962721</text:p>
          </table:table-cell>
        </table:table-row>
        <table:table-row table:style-name="ro1">
          <table:table-cell office:value-type="float" office:value="0.82666" calcext:value-type="float">
            <text:p>0.82666</text:p>
          </table:table-cell>
          <table:table-cell office:value-type="float" office:value="-0.0864258" calcext:value-type="float">
            <text:p>-0.0864258</text:p>
          </table:table-cell>
          <table:table-cell table:formula="of:=LOG([.A1694];10)" office:value-type="float" office:value="-0.0826730762824228" calcext:value-type="float">
            <text:p>-0.0826730763</text:p>
          </table:table-cell>
          <table:table-cell table:formula="of:=ABS([.C1694]-[.B1694])" office:value-type="float" office:value="0.00375272371757725" calcext:value-type="float">
            <text:p>0.0037527237</text:p>
          </table:table-cell>
        </table:table-row>
        <table:table-row table:style-name="ro1">
          <table:table-cell office:value-type="float" office:value="0.827148" calcext:value-type="float">
            <text:p>0.827148</text:p>
          </table:table-cell>
          <table:table-cell office:value-type="float" office:value="-0.0859375" calcext:value-type="float">
            <text:p>-0.0859375</text:p>
          </table:table-cell>
          <table:table-cell table:formula="of:=LOG([.A1695];10)" office:value-type="float" office:value="-0.0824167760186438" calcext:value-type="float">
            <text:p>-0.082416776</text:p>
          </table:table-cell>
          <table:table-cell table:formula="of:=ABS([.C1695]-[.B1695])" office:value-type="float" office:value="0.00352072398135618" calcext:value-type="float">
            <text:p>0.003520724</text:p>
          </table:table-cell>
        </table:table-row>
        <table:table-row table:style-name="ro1">
          <table:table-cell office:value-type="float" office:value="0.827637" calcext:value-type="float">
            <text:p>0.827637</text:p>
          </table:table-cell>
          <table:table-cell office:value-type="float" office:value="-0.0859375" calcext:value-type="float">
            <text:p>-0.0859375</text:p>
          </table:table-cell>
          <table:table-cell table:formula="of:=LOG([.A1696];10)" office:value-type="float" office:value="-0.0821601021814597" calcext:value-type="float">
            <text:p>-0.0821601022</text:p>
          </table:table-cell>
          <table:table-cell table:formula="of:=ABS([.C1696]-[.B1696])" office:value-type="float" office:value="0.00377739781854029" calcext:value-type="float">
            <text:p>0.0037773978</text:p>
          </table:table-cell>
        </table:table-row>
        <table:table-row table:style-name="ro1">
          <table:table-cell office:value-type="float" office:value="0.828125" calcext:value-type="float">
            <text:p>0.828125</text:p>
          </table:table-cell>
          <table:table-cell office:value-type="float" office:value="-0.0859375" calcext:value-type="float">
            <text:p>-0.0859375</text:p>
          </table:table-cell>
          <table:table-cell table:formula="of:=LOG([.A1697];10)" office:value-type="float" office:value="-0.0819041043830981" calcext:value-type="float">
            <text:p>-0.0819041044</text:p>
          </table:table-cell>
          <table:table-cell table:formula="of:=ABS([.C1697]-[.B1697])" office:value-type="float" office:value="0.00403339561690187" calcext:value-type="float">
            <text:p>0.0040333956</text:p>
          </table:table-cell>
        </table:table-row>
        <table:table-row table:style-name="ro1">
          <table:table-cell office:value-type="float" office:value="0.828613" calcext:value-type="float">
            <text:p>0.828613</text:p>
          </table:table-cell>
          <table:table-cell office:value-type="float" office:value="-0.0854492" calcext:value-type="float">
            <text:p>-0.0854492</text:p>
          </table:table-cell>
          <table:table-cell table:formula="of:=LOG([.A1698];10)" office:value-type="float" office:value="-0.0816482573954657" calcext:value-type="float">
            <text:p>-0.0816482574</text:p>
          </table:table-cell>
          <table:table-cell table:formula="of:=ABS([.C1698]-[.B1698])" office:value-type="float" office:value="0.00380094260453434" calcext:value-type="float">
            <text:p>0.0038009426</text:p>
          </table:table-cell>
        </table:table-row>
        <table:table-row table:style-name="ro1">
          <table:table-cell office:value-type="float" office:value="0.829102" calcext:value-type="float">
            <text:p>0.829102</text:p>
          </table:table-cell>
          <table:table-cell office:value-type="float" office:value="-0.0854492" calcext:value-type="float">
            <text:p>-0.0854492</text:p>
          </table:table-cell>
          <table:table-cell table:formula="of:=LOG([.A1699];10)" office:value-type="float" office:value="-0.0813920372275712" calcext:value-type="float">
            <text:p>-0.0813920372</text:p>
          </table:table-cell>
          <table:table-cell table:formula="of:=ABS([.C1699]-[.B1699])" office:value-type="float" office:value="0.00405716277242879" calcext:value-type="float">
            <text:p>0.0040571628</text:p>
          </table:table-cell>
        </table:table-row>
        <table:table-row table:style-name="ro1">
          <table:table-cell office:value-type="float" office:value="0.82959" calcext:value-type="float">
            <text:p>0.82959</text:p>
          </table:table-cell>
          <table:table-cell office:value-type="float" office:value="-0.0849609" calcext:value-type="float">
            <text:p>-0.0849609</text:p>
          </table:table-cell>
          <table:table-cell table:formula="of:=LOG([.A1700];10)" office:value-type="float" office:value="-0.0811364916370894" calcext:value-type="float">
            <text:p>-0.0811364916</text:p>
          </table:table-cell>
          <table:table-cell table:formula="of:=ABS([.C1700]-[.B1700])" office:value-type="float" office:value="0.00382440836291059" calcext:value-type="float">
            <text:p>0.0038244084</text:p>
          </table:table-cell>
        </table:table-row>
        <table:table-row table:style-name="ro1">
          <table:table-cell office:value-type="float" office:value="0.830078" calcext:value-type="float">
            <text:p>0.830078</text:p>
          </table:table-cell>
          <table:table-cell office:value-type="float" office:value="-0.0849609" calcext:value-type="float">
            <text:p>-0.0849609</text:p>
          </table:table-cell>
          <table:table-cell table:formula="of:=LOG([.A1701];10)" office:value-type="float" office:value="-0.0808810963251638" calcext:value-type="float">
            <text:p>-0.0808810963</text:p>
          </table:table-cell>
          <table:table-cell table:formula="of:=ABS([.C1701]-[.B1701])" office:value-type="float" office:value="0.00407980367483622" calcext:value-type="float">
            <text:p>0.0040798037</text:p>
          </table:table-cell>
        </table:table-row>
        <table:table-row table:style-name="ro1">
          <table:table-cell office:value-type="float" office:value="0.830566" calcext:value-type="float">
            <text:p>0.830566</text:p>
          </table:table-cell>
          <table:table-cell office:value-type="float" office:value="-0.0844727" calcext:value-type="float">
            <text:p>-0.0844727</text:p>
          </table:table-cell>
          <table:table-cell table:formula="of:=LOG([.A1702];10)" office:value-type="float" office:value="-0.0806258511151497" calcext:value-type="float">
            <text:p>-0.0806258511</text:p>
          </table:table-cell>
          <table:table-cell table:formula="of:=ABS([.C1702]-[.B1702])" office:value-type="float" office:value="0.00384684888485032" calcext:value-type="float">
            <text:p>0.0038468489</text:p>
          </table:table-cell>
        </table:table-row>
        <table:table-row table:style-name="ro1">
          <table:table-cell office:value-type="float" office:value="0.831055" calcext:value-type="float">
            <text:p>0.831055</text:p>
          </table:table-cell>
          <table:table-cell office:value-type="float" office:value="-0.0844727" calcext:value-type="float">
            <text:p>-0.0844727</text:p>
          </table:table-cell>
          <table:table-cell table:formula="of:=LOG([.A1703];10)" office:value-type="float" office:value="-0.0803702332482816" calcext:value-type="float">
            <text:p>-0.0803702332</text:p>
          </table:table-cell>
          <table:table-cell table:formula="of:=ABS([.C1703]-[.B1703])" office:value-type="float" office:value="0.00410246675171844" calcext:value-type="float">
            <text:p>0.0041024668</text:p>
          </table:table-cell>
        </table:table-row>
        <table:table-row table:style-name="ro1">
          <table:table-cell office:value-type="float" office:value="0.831543" calcext:value-type="float">
            <text:p>0.831543</text:p>
          </table:table-cell>
          <table:table-cell office:value-type="float" office:value="-0.0839844" calcext:value-type="float">
            <text:p>-0.0839844</text:p>
          </table:table-cell>
          <table:table-cell table:formula="of:=LOG([.A1704];10)" office:value-type="float" office:value="-0.0801152880200845" calcext:value-type="float">
            <text:p>-0.080115288</text:p>
          </table:table-cell>
          <table:table-cell table:formula="of:=ABS([.C1704]-[.B1704])" office:value-type="float" office:value="0.0038691119799155" calcext:value-type="float">
            <text:p>0.003869112</text:p>
          </table:table-cell>
        </table:table-row>
        <table:table-row table:style-name="ro1">
          <table:table-cell office:value-type="float" office:value="0.832031" calcext:value-type="float">
            <text:p>0.832031</text:p>
          </table:table-cell>
          <table:table-cell office:value-type="float" office:value="-0.0839844" calcext:value-type="float">
            <text:p>-0.0839844</text:p>
          </table:table-cell>
          <table:table-cell table:formula="of:=LOG([.A1705];10)" office:value-type="float" office:value="-0.0798604923653701" calcext:value-type="float">
            <text:p>-0.0798604924</text:p>
          </table:table-cell>
          <table:table-cell table:formula="of:=ABS([.C1705]-[.B1705])" office:value-type="float" office:value="0.00412390763462986" calcext:value-type="float">
            <text:p>0.0041239076</text:p>
          </table:table-cell>
        </table:table-row>
        <table:table-row table:style-name="ro1">
          <table:table-cell office:value-type="float" office:value="0.83252" calcext:value-type="float">
            <text:p>0.83252</text:p>
          </table:table-cell>
          <table:table-cell office:value-type="float" office:value="-0.0834961" calcext:value-type="float">
            <text:p>-0.0834961</text:p>
          </table:table-cell>
          <table:table-cell table:formula="of:=LOG([.A1706];10)" office:value-type="float" office:value="-0.0796053244459011" calcext:value-type="float">
            <text:p>-0.0796053244</text:p>
          </table:table-cell>
          <table:table-cell table:formula="of:=ABS([.C1706]-[.B1706])" office:value-type="float" office:value="0.0038907755540989" calcext:value-type="float">
            <text:p>0.0038907756</text:p>
          </table:table-cell>
        </table:table-row>
        <table:table-row table:style-name="ro1">
          <table:table-cell office:value-type="float" office:value="0.833008" calcext:value-type="float">
            <text:p>0.833008</text:p>
          </table:table-cell>
          <table:table-cell office:value-type="float" office:value="-0.0834961" calcext:value-type="float">
            <text:p>-0.0834961</text:p>
          </table:table-cell>
          <table:table-cell table:formula="of:=LOG([.A1707];10)" office:value-type="float" office:value="-0.0793508277178562" calcext:value-type="float">
            <text:p>-0.0793508277</text:p>
          </table:table-cell>
          <table:table-cell table:formula="of:=ABS([.C1707]-[.B1707])" office:value-type="float" office:value="0.00414527228214381" calcext:value-type="float">
            <text:p>0.0041452723</text:p>
          </table:table-cell>
        </table:table-row>
        <table:table-row table:style-name="ro1">
          <table:table-cell office:value-type="float" office:value="0.833496" calcext:value-type="float">
            <text:p>0.833496</text:p>
          </table:table-cell>
          <table:table-cell office:value-type="float" office:value="-0.0830078" calcext:value-type="float">
            <text:p>-0.0830078</text:p>
          </table:table-cell>
          <table:table-cell table:formula="of:=LOG([.A1708];10)" office:value-type="float" office:value="-0.0790964800376507" calcext:value-type="float">
            <text:p>-0.07909648</text:p>
          </table:table-cell>
          <table:table-cell table:formula="of:=ABS([.C1708]-[.B1708])" office:value-type="float" office:value="0.00391131996234925" calcext:value-type="float">
            <text:p>0.00391132</text:p>
          </table:table-cell>
        </table:table-row>
        <table:table-row table:style-name="ro1">
          <table:table-cell office:value-type="float" office:value="0.833984" calcext:value-type="float">
            <text:p>0.833984</text:p>
          </table:table-cell>
          <table:table-cell office:value-type="float" office:value="-0.0830078" calcext:value-type="float">
            <text:p>-0.0830078</text:p>
          </table:table-cell>
          <table:table-cell table:formula="of:=LOG([.A1709];10)" office:value-type="float" office:value="-0.0788422812308052" calcext:value-type="float">
            <text:p>-0.0788422812</text:p>
          </table:table-cell>
          <table:table-cell table:formula="of:=ABS([.C1709]-[.B1709])" office:value-type="float" office:value="0.00416551876919478" calcext:value-type="float">
            <text:p>0.0041655188</text:p>
          </table:table-cell>
        </table:table-row>
        <table:table-row table:style-name="ro1">
          <table:table-cell office:value-type="float" office:value="0.834473" calcext:value-type="float">
            <text:p>0.834473</text:p>
          </table:table-cell>
          <table:table-cell office:value-type="float" office:value="-0.0825195" calcext:value-type="float">
            <text:p>-0.0825195</text:p>
          </table:table-cell>
          <table:table-cell table:formula="of:=LOG([.A1710];10)" office:value-type="float" office:value="-0.0785877106812118" calcext:value-type="float">
            <text:p>-0.0785877107</text:p>
          </table:table-cell>
          <table:table-cell table:formula="of:=ABS([.C1710]-[.B1710])" office:value-type="float" office:value="0.00393178931878817" calcext:value-type="float">
            <text:p>0.0039317893</text:p>
          </table:table-cell>
        </table:table-row>
        <table:table-row table:style-name="ro1">
          <table:table-cell office:value-type="float" office:value="0.834961" calcext:value-type="float">
            <text:p>0.834961</text:p>
          </table:table-cell>
          <table:table-cell office:value-type="float" office:value="-0.0825195" calcext:value-type="float">
            <text:p>-0.0825195</text:p>
          </table:table-cell>
          <table:table-cell table:formula="of:=LOG([.A1711];10)" office:value-type="float" office:value="-0.0783338094030478" calcext:value-type="float">
            <text:p>-0.0783338094</text:p>
          </table:table-cell>
          <table:table-cell table:formula="of:=ABS([.C1711]-[.B1711])" office:value-type="float" office:value="0.00418569059695224" calcext:value-type="float">
            <text:p>0.0041856906</text:p>
          </table:table-cell>
        </table:table-row>
        <table:table-row table:style-name="ro1">
          <table:table-cell office:value-type="float" office:value="0.835449" calcext:value-type="float">
            <text:p>0.835449</text:p>
          </table:table-cell>
          <table:table-cell office:value-type="float" office:value="-0.0820312" calcext:value-type="float">
            <text:p>-0.0820312</text:p>
          </table:table-cell>
          <table:table-cell table:formula="of:=LOG([.A1712];10)" office:value-type="float" office:value="-0.0780800564762834" calcext:value-type="float">
            <text:p>-0.0780800565</text:p>
          </table:table-cell>
          <table:table-cell table:formula="of:=ABS([.C1712]-[.B1712])" office:value-type="float" office:value="0.00395114352371663" calcext:value-type="float">
            <text:p>0.0039511435</text:p>
          </table:table-cell>
        </table:table-row>
        <table:table-row table:style-name="ro1">
          <table:table-cell office:value-type="float" office:value="0.835938" calcext:value-type="float">
            <text:p>0.835938</text:p>
          </table:table-cell>
          <table:table-cell office:value-type="float" office:value="-0.0820312" calcext:value-type="float">
            <text:p>-0.0820312</text:p>
          </table:table-cell>
          <table:table-cell table:formula="of:=LOG([.A1713];10)" office:value-type="float" office:value="-0.0778259321978127" calcext:value-type="float">
            <text:p>-0.0778259322</text:p>
          </table:table-cell>
          <table:table-cell table:formula="of:=ABS([.C1713]-[.B1713])" office:value-type="float" office:value="0.00420526780218733" calcext:value-type="float">
            <text:p>0.0042052678</text:p>
          </table:table-cell>
        </table:table-row>
        <table:table-row table:style-name="ro1">
          <table:table-cell office:value-type="float" office:value="0.836426" calcext:value-type="float">
            <text:p>0.836426</text:p>
          </table:table-cell>
          <table:table-cell office:value-type="float" office:value="-0.081543" calcext:value-type="float">
            <text:p>-0.081543</text:p>
          </table:table-cell>
          <table:table-cell table:formula="of:=LOG([.A1714];10)" office:value-type="float" office:value="-0.0775724757574873" calcext:value-type="float">
            <text:p>-0.0775724758</text:p>
          </table:table-cell>
          <table:table-cell table:formula="of:=ABS([.C1714]-[.B1714])" office:value-type="float" office:value="0.00397052424251271" calcext:value-type="float">
            <text:p>0.0039705242</text:p>
          </table:table-cell>
        </table:table-row>
        <table:table-row table:style-name="ro1">
          <table:table-cell office:value-type="float" office:value="0.836914" calcext:value-type="float">
            <text:p>0.836914</text:p>
          </table:table-cell>
          <table:table-cell office:value-type="float" office:value="-0.081543" calcext:value-type="float">
            <text:p>-0.081543</text:p>
          </table:table-cell>
          <table:table-cell table:formula="of:=LOG([.A1715];10)" office:value-type="float" office:value="-0.0773191671493418" calcext:value-type="float">
            <text:p>-0.0773191671</text:p>
          </table:table-cell>
          <table:table-cell table:formula="of:=ABS([.C1715]-[.B1715])" office:value-type="float" office:value="0.00422383285065819" calcext:value-type="float">
            <text:p>0.0042238329</text:p>
          </table:table-cell>
        </table:table-row>
        <table:table-row table:style-name="ro1">
          <table:table-cell office:value-type="float" office:value="0.837402" calcext:value-type="float">
            <text:p>0.837402</text:p>
          </table:table-cell>
          <table:table-cell office:value-type="float" office:value="-0.0810547" calcext:value-type="float">
            <text:p>-0.0810547</text:p>
          </table:table-cell>
          <table:table-cell table:formula="of:=LOG([.A1716];10)" office:value-type="float" office:value="-0.077066006201026" calcext:value-type="float">
            <text:p>-0.0770660062</text:p>
          </table:table-cell>
          <table:table-cell table:formula="of:=ABS([.C1716]-[.B1716])" office:value-type="float" office:value="0.00398869379897397" calcext:value-type="float">
            <text:p>0.0039886938</text:p>
          </table:table-cell>
        </table:table-row>
        <table:table-row table:style-name="ro1">
          <table:table-cell office:value-type="float" office:value="0.837891" calcext:value-type="float">
            <text:p>0.837891</text:p>
          </table:table-cell>
          <table:table-cell office:value-type="float" office:value="-0.0810547" calcext:value-type="float">
            <text:p>-0.0810547</text:p>
          </table:table-cell>
          <table:table-cell table:formula="of:=LOG([.A1717];10)" office:value-type="float" office:value="-0.0768124744215917" calcext:value-type="float">
            <text:p>-0.0768124744</text:p>
          </table:table-cell>
          <table:table-cell table:formula="of:=ABS([.C1717]-[.B1717])" office:value-type="float" office:value="0.0042422255784083" calcext:value-type="float">
            <text:p>0.0042422256</text:p>
          </table:table-cell>
        </table:table-row>
        <table:table-row table:style-name="ro1">
          <table:table-cell office:value-type="float" office:value="0.838379" calcext:value-type="float">
            <text:p>0.838379</text:p>
          </table:table-cell>
          <table:table-cell office:value-type="float" office:value="-0.0805664" calcext:value-type="float">
            <text:p>-0.0805664</text:p>
          </table:table-cell>
          <table:table-cell table:formula="of:=LOG([.A1718];10)" office:value-type="float" office:value="-0.0765596085787905" calcext:value-type="float">
            <text:p>-0.0765596086</text:p>
          </table:table-cell>
          <table:table-cell table:formula="of:=ABS([.C1718]-[.B1718])" office:value-type="float" office:value="0.00400679142120947" calcext:value-type="float">
            <text:p>0.0040067914</text:p>
          </table:table-cell>
        </table:table-row>
        <table:table-row table:style-name="ro1">
          <table:table-cell office:value-type="float" office:value="0.838867" calcext:value-type="float">
            <text:p>0.838867</text:p>
          </table:table-cell>
          <table:table-cell office:value-type="float" office:value="-0.0805664" calcext:value-type="float">
            <text:p>-0.0805664</text:p>
          </table:table-cell>
          <table:table-cell table:formula="of:=LOG([.A1719];10)" office:value-type="float" office:value="-0.0763068898802226" calcext:value-type="float">
            <text:p>-0.0763068899</text:p>
          </table:table-cell>
          <table:table-cell table:formula="of:=ABS([.C1719]-[.B1719])" office:value-type="float" office:value="0.0042595101197774" calcext:value-type="float">
            <text:p>0.0042595101</text:p>
          </table:table-cell>
        </table:table-row>
        <table:table-row table:style-name="ro1">
          <table:table-cell office:value-type="float" office:value="0.839355" calcext:value-type="float">
            <text:p>0.839355</text:p>
          </table:table-cell>
          <table:table-cell office:value-type="float" office:value="-0.0800781" calcext:value-type="float">
            <text:p>-0.0800781</text:p>
          </table:table-cell>
          <table:table-cell table:formula="of:=LOG([.A1720];10)" office:value-type="float" office:value="-0.076054318154739" calcext:value-type="float">
            <text:p>-0.0760543182</text:p>
          </table:table-cell>
          <table:table-cell table:formula="of:=ABS([.C1720]-[.B1720])" office:value-type="float" office:value="0.00402378184526098" calcext:value-type="float">
            <text:p>0.0040237818</text:p>
          </table:table-cell>
        </table:table-row>
        <table:table-row table:style-name="ro1">
          <table:table-cell office:value-type="float" office:value="0.839844" calcext:value-type="float">
            <text:p>0.839844</text:p>
          </table:table-cell>
          <table:table-cell office:value-type="float" office:value="-0.0800781" calcext:value-type="float">
            <text:p>-0.0800781</text:p>
          </table:table-cell>
          <table:table-cell table:formula="of:=LOG([.A1721];10)" office:value-type="float" office:value="-0.0758013761179061" calcext:value-type="float">
            <text:p>-0.0758013761</text:p>
          </table:table-cell>
          <table:table-cell table:formula="of:=ABS([.C1721]-[.B1721])" office:value-type="float" office:value="0.00427672388209389" calcext:value-type="float">
            <text:p>0.0042767239</text:p>
          </table:table-cell>
        </table:table-row>
        <table:table-row table:style-name="ro1">
          <table:table-cell office:value-type="float" office:value="0.840332" calcext:value-type="float">
            <text:p>0.840332</text:p>
          </table:table-cell>
          <table:table-cell office:value-type="float" office:value="-0.0795898" calcext:value-type="float">
            <text:p>-0.0795898</text:p>
          </table:table-cell>
          <table:table-cell table:formula="of:=LOG([.A1722];10)" office:value-type="float" office:value="-0.0755490981266381" calcext:value-type="float">
            <text:p>-0.0755490981</text:p>
          </table:table-cell>
          <table:table-cell table:formula="of:=ABS([.C1722]-[.B1722])" office:value-type="float" office:value="0.0040407018733619" calcext:value-type="float">
            <text:p>0.0040407019</text:p>
          </table:table-cell>
        </table:table-row>
        <table:table-row table:style-name="ro1">
          <table:table-cell office:value-type="float" office:value="0.84082" calcext:value-type="float">
            <text:p>0.84082</text:p>
          </table:table-cell>
          <table:table-cell office:value-type="float" office:value="-0.0795898" calcext:value-type="float">
            <text:p>-0.0795898</text:p>
          </table:table-cell>
          <table:table-cell table:formula="of:=LOG([.A1723];10)" office:value-type="float" office:value="-0.0752969665964475" calcext:value-type="float">
            <text:p>-0.0752969666</text:p>
          </table:table-cell>
          <table:table-cell table:formula="of:=ABS([.C1723]-[.B1723])" office:value-type="float" office:value="0.00429283340355248" calcext:value-type="float">
            <text:p>0.0042928334</text:p>
          </table:table-cell>
        </table:table-row>
        <table:table-row table:style-name="ro1">
          <table:table-cell office:value-type="float" office:value="0.841309" calcext:value-type="float">
            <text:p>0.841309</text:p>
          </table:table-cell>
          <table:table-cell office:value-type="float" office:value="-0.0791016" calcext:value-type="float">
            <text:p>-0.0791016</text:p>
          </table:table-cell>
          <table:table-cell table:formula="of:=LOG([.A1724];10)" office:value-type="float" office:value="-0.0750444651442605" calcext:value-type="float">
            <text:p>-0.0750444651</text:p>
          </table:table-cell>
          <table:table-cell table:formula="of:=ABS([.C1724]-[.B1724])" office:value-type="float" office:value="0.00405713485573951" calcext:value-type="float">
            <text:p>0.0040571349</text:p>
          </table:table-cell>
        </table:table-row>
        <table:table-row table:style-name="ro1">
          <table:table-cell office:value-type="float" office:value="0.841797" calcext:value-type="float">
            <text:p>0.841797</text:p>
          </table:table-cell>
          <table:table-cell office:value-type="float" office:value="-0.0791016" calcext:value-type="float">
            <text:p>-0.0791016</text:p>
          </table:table-cell>
          <table:table-cell table:formula="of:=LOG([.A1725];10)" office:value-type="float" office:value="-0.0747926263259002" calcext:value-type="float">
            <text:p>-0.0747926263</text:p>
          </table:table-cell>
          <table:table-cell table:formula="of:=ABS([.C1725]-[.B1725])" office:value-type="float" office:value="0.00430897367409981" calcext:value-type="float">
            <text:p>0.0043089737</text:p>
          </table:table-cell>
        </table:table-row>
        <table:table-row table:style-name="ro1">
          <table:table-cell office:value-type="float" office:value="0.842285" calcext:value-type="float">
            <text:p>0.842285</text:p>
          </table:table-cell>
          <table:table-cell office:value-type="float" office:value="-0.0786133" calcext:value-type="float">
            <text:p>-0.0786133</text:p>
          </table:table-cell>
          <table:table-cell table:formula="of:=LOG([.A1726];10)" office:value-type="float" office:value="-0.0745409334592812" calcext:value-type="float">
            <text:p>-0.0745409335</text:p>
          </table:table-cell>
          <table:table-cell table:formula="of:=ABS([.C1726]-[.B1726])" office:value-type="float" office:value="0.00407236654071883" calcext:value-type="float">
            <text:p>0.0040723665</text:p>
          </table:table-cell>
        </table:table-row>
        <table:table-row table:style-name="ro1">
          <table:table-cell office:value-type="float" office:value="0.842773" calcext:value-type="float">
            <text:p>0.842773</text:p>
          </table:table-cell>
          <table:table-cell office:value-type="float" office:value="-0.0786133" calcext:value-type="float">
            <text:p>-0.0786133</text:p>
          </table:table-cell>
          <table:table-cell table:formula="of:=LOG([.A1727];10)" office:value-type="float" office:value="-0.0742893863753305" calcext:value-type="float">
            <text:p>-0.0742893864</text:p>
          </table:table-cell>
          <table:table-cell table:formula="of:=ABS([.C1727]-[.B1727])" office:value-type="float" office:value="0.0043239136246695" calcext:value-type="float">
            <text:p>0.0043239136</text:p>
          </table:table-cell>
        </table:table-row>
        <table:table-row table:style-name="ro1">
          <table:table-cell office:value-type="float" office:value="0.843262" calcext:value-type="float">
            <text:p>0.843262</text:p>
          </table:table-cell>
          <table:table-cell office:value-type="float" office:value="-0.078125" calcext:value-type="float">
            <text:p>-0.078125</text:p>
          </table:table-cell>
          <table:table-cell table:formula="of:=LOG([.A1728];10)" office:value-type="float" office:value="-0.0740374698877068" calcext:value-type="float">
            <text:p>-0.0740374699</text:p>
          </table:table-cell>
          <table:table-cell table:formula="of:=ABS([.C1728]-[.B1728])" office:value-type="float" office:value="0.00408753011229322" calcext:value-type="float">
            <text:p>0.0040875301</text:p>
          </table:table-cell>
        </table:table-row>
        <table:table-row table:style-name="ro1">
          <table:table-cell office:value-type="float" office:value="0.84375" calcext:value-type="float">
            <text:p>0.84375</text:p>
          </table:table-cell>
          <table:table-cell office:value-type="float" office:value="-0.078125" calcext:value-type="float">
            <text:p>-0.078125</text:p>
          </table:table-cell>
          <table:table-cell table:formula="of:=LOG([.A1729];10)" office:value-type="float" office:value="-0.0737862141609186" calcext:value-type="float">
            <text:p>-0.0737862142</text:p>
          </table:table-cell>
          <table:table-cell table:formula="of:=ABS([.C1729]-[.B1729])" office:value-type="float" office:value="0.0043387858390814" calcext:value-type="float">
            <text:p>0.0043387858</text:p>
          </table:table-cell>
        </table:table-row>
        <table:table-row table:style-name="ro1">
          <table:table-cell office:value-type="float" office:value="0.844238" calcext:value-type="float">
            <text:p>0.844238</text:p>
          </table:table-cell>
          <table:table-cell office:value-type="float" office:value="-0.0776367" calcext:value-type="float">
            <text:p>-0.0776367</text:p>
          </table:table-cell>
          <table:table-cell table:formula="of:=LOG([.A1730];10)" office:value-type="float" office:value="-0.0735351037109945" calcext:value-type="float">
            <text:p>-0.0735351037</text:p>
          </table:table-cell>
          <table:table-cell table:formula="of:=ABS([.C1730]-[.B1730])" office:value-type="float" office:value="0.00410159628900549" calcext:value-type="float">
            <text:p>0.0041015963</text:p>
          </table:table-cell>
        </table:table-row>
        <table:table-row table:style-name="ro1">
          <table:table-cell office:value-type="float" office:value="0.844727" calcext:value-type="float">
            <text:p>0.844727</text:p>
          </table:table-cell>
          <table:table-cell office:value-type="float" office:value="-0.0776367" calcext:value-type="float">
            <text:p>-0.0776367</text:p>
          </table:table-cell>
          <table:table-cell table:formula="of:=LOG([.A1731];10)" office:value-type="float" office:value="-0.0732836242456596" calcext:value-type="float">
            <text:p>-0.0732836242</text:p>
          </table:table-cell>
          <table:table-cell table:formula="of:=ABS([.C1731]-[.B1731])" office:value-type="float" office:value="0.00435307575434044" calcext:value-type="float">
            <text:p>0.0043530758</text:p>
          </table:table-cell>
        </table:table-row>
        <table:table-row table:style-name="ro1">
          <table:table-cell office:value-type="float" office:value="0.845215" calcext:value-type="float">
            <text:p>0.845215</text:p>
          </table:table-cell>
          <table:table-cell office:value-type="float" office:value="-0.0771484" calcext:value-type="float">
            <text:p>-0.0771484</text:p>
          </table:table-cell>
          <table:table-cell table:formula="of:=LOG([.A1732];10)" office:value-type="float" office:value="-0.0730328041428873" calcext:value-type="float">
            <text:p>-0.0730328041</text:p>
          </table:table-cell>
          <table:table-cell table:formula="of:=ABS([.C1732]-[.B1732])" office:value-type="float" office:value="0.00411559585711274" calcext:value-type="float">
            <text:p>0.0041155959</text:p>
          </table:table-cell>
        </table:table-row>
        <table:table-row table:style-name="ro1">
          <table:table-cell office:value-type="float" office:value="0.845703" calcext:value-type="float">
            <text:p>0.845703</text:p>
          </table:table-cell>
          <table:table-cell office:value-type="float" office:value="-0.0771484" calcext:value-type="float">
            <text:p>-0.0771484</text:p>
          </table:table-cell>
          <table:table-cell table:formula="of:=LOG([.A1733];10)" office:value-type="float" office:value="-0.0727821288138023" calcext:value-type="float">
            <text:p>-0.0727821288</text:p>
          </table:table-cell>
          <table:table-cell table:formula="of:=ABS([.C1733]-[.B1733])" office:value-type="float" office:value="0.00436627118619774" calcext:value-type="float">
            <text:p>0.0043662712</text:p>
          </table:table-cell>
        </table:table-row>
        <table:table-row table:style-name="ro1">
          <table:table-cell office:value-type="float" office:value="0.846191" calcext:value-type="float">
            <text:p>0.846191</text:p>
          </table:table-cell>
          <table:table-cell office:value-type="float" office:value="-0.0766602" calcext:value-type="float">
            <text:p>-0.0766602</text:p>
          </table:table-cell>
          <table:table-cell table:formula="of:=LOG([.A1734];10)" office:value-type="float" office:value="-0.072531598091374" calcext:value-type="float">
            <text:p>-0.0725315981</text:p>
          </table:table-cell>
          <table:table-cell table:formula="of:=ABS([.C1734]-[.B1734])" office:value-type="float" office:value="0.00412860190862602" calcext:value-type="float">
            <text:p>0.0041286019</text:p>
          </table:table-cell>
        </table:table-row>
        <table:table-row table:style-name="ro1">
          <table:table-cell office:value-type="float" office:value="0.84668" calcext:value-type="float">
            <text:p>0.84668</text:p>
          </table:table-cell>
          <table:table-cell office:value-type="float" office:value="-0.0766602" calcext:value-type="float">
            <text:p>-0.0766602</text:p>
          </table:table-cell>
          <table:table-cell table:formula="of:=LOG([.A1735];10)" office:value-type="float" office:value="-0.0722806988703968" calcext:value-type="float">
            <text:p>-0.0722806989</text:p>
          </table:table-cell>
          <table:table-cell table:formula="of:=ABS([.C1735]-[.B1735])" office:value-type="float" office:value="0.0043795011296032" calcext:value-type="float">
            <text:p>0.0043795011</text:p>
          </table:table-cell>
        </table:table-row>
        <table:table-row table:style-name="ro1">
          <table:table-cell office:value-type="float" office:value="0.847168" calcext:value-type="float">
            <text:p>0.847168</text:p>
          </table:table-cell>
          <table:table-cell office:value-type="float" office:value="-0.0761719" calcext:value-type="float">
            <text:p>-0.0761719</text:p>
          </table:table-cell>
          <table:table-cell table:formula="of:=LOG([.A1736];10)" office:value-type="float" office:value="-0.0720304571568163" calcext:value-type="float">
            <text:p>-0.0720304572</text:p>
          </table:table-cell>
          <table:table-cell table:formula="of:=ABS([.C1736]-[.B1736])" office:value-type="float" office:value="0.00414144284318368" calcext:value-type="float">
            <text:p>0.0041414428</text:p>
          </table:table-cell>
        </table:table-row>
        <table:table-row table:style-name="ro1">
          <table:table-cell office:value-type="float" office:value="0.847656" calcext:value-type="float">
            <text:p>0.847656</text:p>
          </table:table-cell>
          <table:table-cell office:value-type="float" office:value="-0.0761719" calcext:value-type="float">
            <text:p>-0.0761719</text:p>
          </table:table-cell>
          <table:table-cell table:formula="of:=LOG([.A1737];10)" office:value-type="float" office:value="-0.0717803595501908" calcext:value-type="float">
            <text:p>-0.0717803596</text:p>
          </table:table-cell>
          <table:table-cell table:formula="of:=ABS([.C1737]-[.B1737])" office:value-type="float" office:value="0.00439154044980925" calcext:value-type="float">
            <text:p>0.0043915404</text:p>
          </table:table-cell>
        </table:table-row>
        <table:table-row table:style-name="ro1">
          <table:table-cell office:value-type="float" office:value="0.848145" calcext:value-type="float">
            <text:p>0.848145</text:p>
          </table:table-cell>
          <table:table-cell office:value-type="float" office:value="-0.0756836" calcext:value-type="float">
            <text:p>-0.0756836</text:p>
          </table:table-cell>
          <table:table-cell table:formula="of:=LOG([.A1738];10)" office:value-type="float" office:value="-0.0715298938321767" calcext:value-type="float">
            <text:p>-0.0715298938</text:p>
          </table:table-cell>
          <table:table-cell table:formula="of:=ABS([.C1738]-[.B1738])" office:value-type="float" office:value="0.00415370616782325" calcext:value-type="float">
            <text:p>0.0041537062</text:p>
          </table:table-cell>
        </table:table-row>
        <table:table-row table:style-name="ro1">
          <table:table-cell office:value-type="float" office:value="0.848633" calcext:value-type="float">
            <text:p>0.848633</text:p>
          </table:table-cell>
          <table:table-cell office:value-type="float" office:value="-0.0756836" calcext:value-type="float">
            <text:p>-0.0756836</text:p>
          </table:table-cell>
          <table:table-cell table:formula="of:=LOG([.A1739];10)" office:value-type="float" office:value="-0.071280084236564" calcext:value-type="float">
            <text:p>-0.0712800842</text:p>
          </table:table-cell>
          <table:table-cell table:formula="of:=ABS([.C1739]-[.B1739])" office:value-type="float" office:value="0.00440351576343598" calcext:value-type="float">
            <text:p>0.0044035158</text:p>
          </table:table-cell>
        </table:table-row>
        <table:table-row table:style-name="ro1">
          <table:table-cell office:value-type="float" office:value="0.849121" calcext:value-type="float">
            <text:p>0.849121</text:p>
          </table:table-cell>
          <table:table-cell office:value-type="float" office:value="-0.0751953" calcext:value-type="float">
            <text:p>-0.0751953</text:p>
          </table:table-cell>
          <table:table-cell table:formula="of:=LOG([.A1740];10)" office:value-type="float" office:value="-0.0710304182507903" calcext:value-type="float">
            <text:p>-0.0710304183</text:p>
          </table:table-cell>
          <table:table-cell table:formula="of:=ABS([.C1740]-[.B1740])" office:value-type="float" office:value="0.00416488174920965" calcext:value-type="float">
            <text:p>0.0041648817</text:p>
          </table:table-cell>
        </table:table-row>
        <table:table-row table:style-name="ro1">
          <table:table-cell office:value-type="float" office:value="0.849609" calcext:value-type="float">
            <text:p>0.849609</text:p>
          </table:table-cell>
          <table:table-cell office:value-type="float" office:value="-0.0751953" calcext:value-type="float">
            <text:p>-0.0751953</text:p>
          </table:table-cell>
          <table:table-cell table:formula="of:=LOG([.A1741];10)" office:value-type="float" office:value="-0.0707808957098347" calcext:value-type="float">
            <text:p>-0.0707808957</text:p>
          </table:table-cell>
          <table:table-cell table:formula="of:=ABS([.C1741]-[.B1741])" office:value-type="float" office:value="0.00441440429016533" calcext:value-type="float">
            <text:p>0.0044144043</text:p>
          </table:table-cell>
        </table:table-row>
        <table:table-row table:style-name="ro1">
          <table:table-cell office:value-type="float" office:value="0.850098" calcext:value-type="float">
            <text:p>0.850098</text:p>
          </table:table-cell>
          <table:table-cell office:value-type="float" office:value="-0.074707" calcext:value-type="float">
            <text:p>-0.074707</text:p>
          </table:table-cell>
          <table:table-cell table:formula="of:=LOG([.A1742];10)" office:value-type="float" office:value="-0.0705310055728759" calcext:value-type="float">
            <text:p>-0.0705310056</text:p>
          </table:table-cell>
          <table:table-cell table:formula="of:=ABS([.C1742]-[.B1742])" office:value-type="float" office:value="0.00417599442712414" calcext:value-type="float">
            <text:p>0.0041759944</text:p>
          </table:table-cell>
        </table:table-row>
        <table:table-row table:style-name="ro1">
          <table:table-cell office:value-type="float" office:value="0.850586" calcext:value-type="float">
            <text:p>0.850586</text:p>
          </table:table-cell>
          <table:table-cell office:value-type="float" office:value="-0.074707" calcext:value-type="float">
            <text:p>-0.074707</text:p>
          </table:table-cell>
          <table:table-cell table:formula="of:=LOG([.A1743];10)" office:value-type="float" office:value="-0.0702817697207299" calcext:value-type="float">
            <text:p>-0.0702817697</text:p>
          </table:table-cell>
          <table:table-cell table:formula="of:=ABS([.C1743]-[.B1743])" office:value-type="float" office:value="0.00442523027927008" calcext:value-type="float">
            <text:p>0.0044252303</text:p>
          </table:table-cell>
        </table:table-row>
        <table:table-row table:style-name="ro1">
          <table:table-cell office:value-type="float" office:value="0.851074" calcext:value-type="float">
            <text:p>0.851074</text:p>
          </table:table-cell>
          <table:table-cell office:value-type="float" office:value="-0.0742188" calcext:value-type="float">
            <text:p>-0.0742188</text:p>
          </table:table-cell>
          <table:table-cell table:formula="of:=LOG([.A1744];10)" office:value-type="float" office:value="-0.0700326768197052" calcext:value-type="float">
            <text:p>-0.0700326768</text:p>
          </table:table-cell>
          <table:table-cell table:formula="of:=ABS([.C1744]-[.B1744])" office:value-type="float" office:value="0.00418612318029475" calcext:value-type="float">
            <text:p>0.0041861232</text:p>
          </table:table-cell>
        </table:table-row>
        <table:table-row table:style-name="ro1">
          <table:table-cell office:value-type="float" office:value="0.851562" calcext:value-type="float">
            <text:p>0.851562</text:p>
          </table:table-cell>
          <table:table-cell office:value-type="float" office:value="-0.0742188" calcext:value-type="float">
            <text:p>-0.0742188</text:p>
          </table:table-cell>
          <table:table-cell table:formula="of:=LOG([.A1745];10)" office:value-type="float" office:value="-0.0697837267059145" calcext:value-type="float">
            <text:p>-0.0697837267</text:p>
          </table:table-cell>
          <table:table-cell table:formula="of:=ABS([.C1745]-[.B1745])" office:value-type="float" office:value="0.00443507329408549" calcext:value-type="float">
            <text:p>0.0044350733</text:p>
          </table:table-cell>
        </table:table-row>
        <table:table-row table:style-name="ro1">
          <table:table-cell office:value-type="float" office:value="0.852051" calcext:value-type="float">
            <text:p>0.852051</text:p>
          </table:table-cell>
          <table:table-cell office:value-type="float" office:value="-0.0737305" calcext:value-type="float">
            <text:p>-0.0737305</text:p>
          </table:table-cell>
          <table:table-cell table:formula="of:=LOG([.A1746];10)" office:value-type="float" office:value="-0.0695344095106558" calcext:value-type="float">
            <text:p>-0.0695344095</text:p>
          </table:table-cell>
          <table:table-cell table:formula="of:=ABS([.C1746]-[.B1746])" office:value-type="float" office:value="0.00419609048934419" calcext:value-type="float">
            <text:p>0.0041960905</text:p>
          </table:table-cell>
        </table:table-row>
        <table:table-row table:style-name="ro1">
          <table:table-cell office:value-type="float" office:value="0.852539" calcext:value-type="float">
            <text:p>0.852539</text:p>
          </table:table-cell>
          <table:table-cell office:value-type="float" office:value="-0.0737305" calcext:value-type="float">
            <text:p>-0.0737305</text:p>
          </table:table-cell>
          <table:table-cell table:formula="of:=LOG([.A1747];10)" office:value-type="float" office:value="-0.069285744772556" calcext:value-type="float">
            <text:p>-0.0692857448</text:p>
          </table:table-cell>
          <table:table-cell table:formula="of:=ABS([.C1747]-[.B1747])" office:value-type="float" office:value="0.00444475522744403" calcext:value-type="float">
            <text:p>0.0044447552</text:p>
          </table:table-cell>
        </table:table-row>
        <table:table-row table:style-name="ro1">
          <table:table-cell office:value-type="float" office:value="0.853027" calcext:value-type="float">
            <text:p>0.853027</text:p>
          </table:table-cell>
          <table:table-cell office:value-type="float" office:value="-0.0732422" calcext:value-type="float">
            <text:p>-0.0732422</text:p>
          </table:table-cell>
          <table:table-cell table:formula="of:=LOG([.A1748];10)" office:value-type="float" office:value="-0.0690372223313813" calcext:value-type="float">
            <text:p>-0.0690372223</text:p>
          </table:table-cell>
          <table:table-cell table:formula="of:=ABS([.C1748]-[.B1748])" office:value-type="float" office:value="0.00420497766861869" calcext:value-type="float">
            <text:p>0.0042049777</text:p>
          </table:table-cell>
        </table:table-row>
        <table:table-row table:style-name="ro1">
          <table:table-cell office:value-type="float" office:value="0.853516" calcext:value-type="float">
            <text:p>0.853516</text:p>
          </table:table-cell>
          <table:table-cell office:value-type="float" office:value="-0.0732422" calcext:value-type="float">
            <text:p>-0.0732422</text:p>
          </table:table-cell>
          <table:table-cell table:formula="of:=LOG([.A1749];10)" office:value-type="float" office:value="-0.0687883331941453" calcext:value-type="float">
            <text:p>-0.0687883332</text:p>
          </table:table-cell>
          <table:table-cell table:formula="of:=ABS([.C1749]-[.B1749])" office:value-type="float" office:value="0.00445386680585469" calcext:value-type="float">
            <text:p>0.0044538668</text:p>
          </table:table-cell>
        </table:table-row>
        <table:table-row table:style-name="ro1">
          <table:table-cell office:value-type="float" office:value="0.854004" calcext:value-type="float">
            <text:p>0.854004</text:p>
          </table:table-cell>
          <table:table-cell office:value-type="float" office:value="-0.0727539" calcext:value-type="float">
            <text:p>-0.0727539</text:p>
          </table:table-cell>
          <table:table-cell table:formula="of:=LOG([.A1750];10)" office:value-type="float" office:value="-0.0685400951495672" calcext:value-type="float">
            <text:p>-0.0685400951</text:p>
          </table:table-cell>
          <table:table-cell table:formula="of:=ABS([.C1750]-[.B1750])" office:value-type="float" office:value="0.0042138048504328" calcext:value-type="float">
            <text:p>0.0042138049</text:p>
          </table:table-cell>
        </table:table-row>
        <table:table-row table:style-name="ro1">
          <table:table-cell office:value-type="float" office:value="0.854492" calcext:value-type="float">
            <text:p>0.854492</text:p>
          </table:table-cell>
          <table:table-cell office:value-type="float" office:value="-0.0727539" calcext:value-type="float">
            <text:p>-0.0727539</text:p>
          </table:table-cell>
          <table:table-cell table:formula="of:=LOG([.A1751];10)" office:value-type="float" office:value="-0.068291998914127" calcext:value-type="float">
            <text:p>-0.0682919989</text:p>
          </table:table-cell>
          <table:table-cell table:formula="of:=ABS([.C1751]-[.B1751])" office:value-type="float" office:value="0.00446190108587305" calcext:value-type="float">
            <text:p>0.0044619011</text:p>
          </table:table-cell>
        </table:table-row>
        <table:table-row table:style-name="ro1">
          <table:table-cell office:value-type="float" office:value="0.85498" calcext:value-type="float">
            <text:p>0.85498</text:p>
          </table:table-cell>
          <table:table-cell office:value-type="float" office:value="-0.0722656" calcext:value-type="float">
            <text:p>-0.0722656</text:p>
          </table:table-cell>
          <table:table-cell table:formula="of:=LOG([.A1752];10)" office:value-type="float" office:value="-0.0680440443258963" calcext:value-type="float">
            <text:p>-0.0680440443</text:p>
          </table:table-cell>
          <table:table-cell table:formula="of:=ABS([.C1752]-[.B1752])" office:value-type="float" office:value="0.00422155567410368" calcext:value-type="float">
            <text:p>0.0042215557</text:p>
          </table:table-cell>
        </table:table-row>
        <table:table-row table:style-name="ro1">
          <table:table-cell office:value-type="float" office:value="0.855469" calcext:value-type="float">
            <text:p>0.855469</text:p>
          </table:table-cell>
          <table:table-cell office:value-type="float" office:value="-0.0722656" calcext:value-type="float">
            <text:p>-0.0722656</text:p>
          </table:table-cell>
          <table:table-cell table:formula="of:=LOG([.A1753];10)" office:value-type="float" office:value="-0.0677957235546409" calcext:value-type="float">
            <text:p>-0.0677957236</text:p>
          </table:table-cell>
          <table:table-cell table:formula="of:=ABS([.C1753]-[.B1753])" office:value-type="float" office:value="0.00446987644535907" calcext:value-type="float">
            <text:p>0.0044698764</text:p>
          </table:table-cell>
        </table:table-row>
        <table:table-row table:style-name="ro1">
          <table:table-cell office:value-type="float" office:value="0.855957" calcext:value-type="float">
            <text:p>0.855957</text:p>
          </table:table-cell>
          <table:table-cell office:value-type="float" office:value="-0.0717773" calcext:value-type="float">
            <text:p>-0.0717773</text:p>
          </table:table-cell>
          <table:table-cell table:formula="of:=LOG([.A1754];10)" office:value-type="float" office:value="-0.0675480520655871" calcext:value-type="float">
            <text:p>-0.0675480521</text:p>
          </table:table-cell>
          <table:table-cell table:formula="of:=ABS([.C1754]-[.B1754])" office:value-type="float" office:value="0.00422924793441287" calcext:value-type="float">
            <text:p>0.0042292479</text:p>
          </table:table-cell>
        </table:table-row>
        <table:table-row table:style-name="ro1">
          <table:table-cell office:value-type="float" office:value="0.856445" calcext:value-type="float">
            <text:p>0.856445</text:p>
          </table:table-cell>
          <table:table-cell office:value-type="float" office:value="-0.0717773" calcext:value-type="float">
            <text:p>-0.0717773</text:p>
          </table:table-cell>
          <table:table-cell table:formula="of:=LOG([.A1755];10)" office:value-type="float" office:value="-0.0673005217392897" calcext:value-type="float">
            <text:p>-0.0673005217</text:p>
          </table:table-cell>
          <table:table-cell table:formula="of:=ABS([.C1755]-[.B1755])" office:value-type="float" office:value="0.00447677826071027" calcext:value-type="float">
            <text:p>0.0044767783</text:p>
          </table:table-cell>
        </table:table-row>
        <table:table-row table:style-name="ro1">
          <table:table-cell office:value-type="float" office:value="0.856934" calcext:value-type="float">
            <text:p>0.856934</text:p>
          </table:table-cell>
          <table:table-cell office:value-type="float" office:value="-0.0712891" calcext:value-type="float">
            <text:p>-0.0712891</text:p>
          </table:table-cell>
          <table:table-cell table:formula="of:=LOG([.A1756];10)" office:value-type="float" office:value="-0.0670526256142447" calcext:value-type="float">
            <text:p>-0.0670526256</text:p>
          </table:table-cell>
          <table:table-cell table:formula="of:=ABS([.C1756]-[.B1756])" office:value-type="float" office:value="0.00423647438575531" calcext:value-type="float">
            <text:p>0.0042364744</text:p>
          </table:table-cell>
        </table:table-row>
        <table:table-row table:style-name="ro1">
          <table:table-cell office:value-type="float" office:value="0.857422" calcext:value-type="float">
            <text:p>0.857422</text:p>
          </table:table-cell>
          <table:table-cell office:value-type="float" office:value="-0.0712891" calcext:value-type="float">
            <text:p>-0.0712891</text:p>
          </table:table-cell>
          <table:table-cell table:formula="of:=LOG([.A1757];10)" office:value-type="float" office:value="-0.0668053774197121" calcext:value-type="float">
            <text:p>-0.0668053774</text:p>
          </table:table-cell>
          <table:table-cell table:formula="of:=ABS([.C1757]-[.B1757])" office:value-type="float" office:value="0.00448372258028787" calcext:value-type="float">
            <text:p>0.0044837226</text:p>
          </table:table-cell>
        </table:table-row>
        <table:table-row table:style-name="ro1">
          <table:table-cell office:value-type="float" office:value="0.85791" calcext:value-type="float">
            <text:p>0.85791</text:p>
          </table:table-cell>
          <table:table-cell office:value-type="float" office:value="-0.0708008" calcext:value-type="float">
            <text:p>-0.0708008</text:p>
          </table:table-cell>
          <table:table-cell table:formula="of:=LOG([.A1758];10)" office:value-type="float" office:value="-0.0665582699059636" calcext:value-type="float">
            <text:p>-0.0665582699</text:p>
          </table:table-cell>
          <table:table-cell table:formula="of:=ABS([.C1758]-[.B1758])" office:value-type="float" office:value="0.00424253009403637" calcext:value-type="float">
            <text:p>0.0042425301</text:p>
          </table:table-cell>
        </table:table-row>
        <table:table-row table:style-name="ro1">
          <table:table-cell office:value-type="float" office:value="0.858398" calcext:value-type="float">
            <text:p>0.858398</text:p>
          </table:table-cell>
          <table:table-cell office:value-type="float" office:value="-0.0708008" calcext:value-type="float">
            <text:p>-0.0708008</text:p>
          </table:table-cell>
          <table:table-cell table:formula="of:=LOG([.A1759];10)" office:value-type="float" office:value="-0.0663113029129996" calcext:value-type="float">
            <text:p>-0.0663113029</text:p>
          </table:table-cell>
          <table:table-cell table:formula="of:=ABS([.C1759]-[.B1759])" office:value-type="float" office:value="0.00448949708700036" calcext:value-type="float">
            <text:p>0.0044894971</text:p>
          </table:table-cell>
        </table:table-row>
        <table:table-row table:style-name="ro1">
          <table:table-cell office:value-type="float" office:value="0.858887" calcext:value-type="float">
            <text:p>0.858887</text:p>
          </table:table-cell>
          <table:table-cell office:value-type="float" office:value="-0.0703125" calcext:value-type="float">
            <text:p>-0.0703125</text:p>
          </table:table-cell>
          <table:table-cell table:formula="of:=LOG([.A1760];10)" office:value-type="float" office:value="-0.0660639706328125" calcext:value-type="float">
            <text:p>-0.0660639706</text:p>
          </table:table-cell>
          <table:table-cell table:formula="of:=ABS([.C1760]-[.B1760])" office:value-type="float" office:value="0.00424852936718749" calcext:value-type="float">
            <text:p>0.0042485294</text:p>
          </table:table-cell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-0.0703125" calcext:value-type="float">
            <text:p>-0.0703125</text:p>
          </table:table-cell>
          <table:table-cell table:formula="of:=LOG([.A1761];10)" office:value-type="float" office:value="-0.0658172844896433" calcext:value-type="float">
            <text:p>-0.0658172845</text:p>
          </table:table-cell>
          <table:table-cell table:formula="of:=ABS([.C1761]-[.B1761])" office:value-type="float" office:value="0.00449521551035668" calcext:value-type="float">
            <text:p>0.0044952155</text:p>
          </table:table-cell>
        </table:table-row>
        <table:table-row table:style-name="ro1">
          <table:table-cell office:value-type="float" office:value="0.859863" calcext:value-type="float">
            <text:p>0.859863</text:p>
          </table:table-cell>
          <table:table-cell office:value-type="float" office:value="-0.0698242" calcext:value-type="float">
            <text:p>-0.0698242</text:p>
          </table:table-cell>
          <table:table-cell table:formula="of:=LOG([.A1762];10)" office:value-type="float" office:value="-0.0655707383885677" calcext:value-type="float">
            <text:p>-0.0655707384</text:p>
          </table:table-cell>
          <table:table-cell table:formula="of:=ABS([.C1762]-[.B1762])" office:value-type="float" office:value="0.00425346161143235" calcext:value-type="float">
            <text:p>0.0042534616</text:p>
          </table:table-cell>
        </table:table-row>
        <table:table-row table:style-name="ro1">
          <table:table-cell office:value-type="float" office:value="0.860352" calcext:value-type="float">
            <text:p>0.860352</text:p>
          </table:table-cell>
          <table:table-cell office:value-type="float" office:value="-0.0698242" calcext:value-type="float">
            <text:p>-0.0698242</text:p>
          </table:table-cell>
          <table:table-cell table:formula="of:=LOG([.A1763];10)" office:value-type="float" office:value="-0.0653238273834071" calcext:value-type="float">
            <text:p>-0.0653238274</text:p>
          </table:table-cell>
          <table:table-cell table:formula="of:=ABS([.C1763]-[.B1763])" office:value-type="float" office:value="0.00450037261659286" calcext:value-type="float">
            <text:p>0.0045003726</text:p>
          </table:table-cell>
        </table:table-row>
        <table:table-row table:style-name="ro1">
          <table:table-cell office:value-type="float" office:value="0.86084" calcext:value-type="float">
            <text:p>0.86084</text:p>
          </table:table-cell>
          <table:table-cell office:value-type="float" office:value="-0.0693359" calcext:value-type="float">
            <text:p>-0.0693359</text:p>
          </table:table-cell>
          <table:table-cell table:formula="of:=LOG([.A1764];10)" office:value-type="float" office:value="-0.0650775611762115" calcext:value-type="float">
            <text:p>-0.0650775612</text:p>
          </table:table-cell>
          <table:table-cell table:formula="of:=ABS([.C1764]-[.B1764])" office:value-type="float" office:value="0.00425833882378845" calcext:value-type="float">
            <text:p>0.0042583388</text:p>
          </table:table-cell>
        </table:table-row>
        <table:table-row table:style-name="ro1">
          <table:table-cell office:value-type="float" office:value="0.861328" calcext:value-type="float">
            <text:p>0.861328</text:p>
          </table:table-cell>
          <table:table-cell office:value-type="float" office:value="-0.0693359" calcext:value-type="float">
            <text:p>-0.0693359</text:p>
          </table:table-cell>
          <table:table-cell table:formula="of:=LOG([.A1765];10)" office:value-type="float" office:value="-0.0648314345348604" calcext:value-type="float">
            <text:p>-0.0648314345</text:p>
          </table:table-cell>
          <table:table-cell table:formula="of:=ABS([.C1765]-[.B1765])" office:value-type="float" office:value="0.00450446546513961" calcext:value-type="float">
            <text:p>0.0045044655</text:p>
          </table:table-cell>
        </table:table-row>
        <table:table-row table:style-name="ro1">
          <table:table-cell office:value-type="float" office:value="0.861816" calcext:value-type="float">
            <text:p>0.861816</text:p>
          </table:table-cell>
          <table:table-cell office:value-type="float" office:value="-0.0688477" calcext:value-type="float">
            <text:p>-0.0688477</text:p>
          </table:table-cell>
          <table:table-cell table:formula="of:=LOG([.A1766];10)" office:value-type="float" office:value="-0.0645854473012516" calcext:value-type="float">
            <text:p>-0.0645854473</text:p>
          </table:table-cell>
          <table:table-cell table:formula="of:=ABS([.C1766]-[.B1766])" office:value-type="float" office:value="0.0042622526987484" calcext:value-type="float">
            <text:p>0.0042622527</text:p>
          </table:table-cell>
        </table:table-row>
        <table:table-row table:style-name="ro1">
          <table:table-cell office:value-type="float" office:value="0.862305" calcext:value-type="float">
            <text:p>0.862305</text:p>
          </table:table-cell>
          <table:table-cell office:value-type="float" office:value="-0.0688477" calcext:value-type="float">
            <text:p>-0.0688477</text:p>
          </table:table-cell>
          <table:table-cell table:formula="of:=LOG([.A1767];10)" office:value-type="float" office:value="-0.0643390956735582" calcext:value-type="float">
            <text:p>-0.0643390957</text:p>
          </table:table-cell>
          <table:table-cell table:formula="of:=ABS([.C1767]-[.B1767])" office:value-type="float" office:value="0.00450860432644183" calcext:value-type="float">
            <text:p>0.0045086043</text:p>
          </table:table-cell>
        </table:table-row>
        <table:table-row table:style-name="ro1">
          <table:table-cell office:value-type="float" office:value="0.862793" calcext:value-type="float">
            <text:p>0.862793</text:p>
          </table:table-cell>
          <table:table-cell office:value-type="float" office:value="-0.0683594" calcext:value-type="float">
            <text:p>-0.0683594</text:p>
          </table:table-cell>
          <table:table-cell table:formula="of:=LOG([.A1768];10)" office:value-type="float" office:value="-0.0640933870670651" calcext:value-type="float">
            <text:p>-0.0640933871</text:p>
          </table:table-cell>
          <table:table-cell table:formula="of:=ABS([.C1768]-[.B1768])" office:value-type="float" office:value="0.00426601293293487" calcext:value-type="float">
            <text:p>0.0042660129</text:p>
          </table:table-cell>
        </table:table-row>
        <table:table-row table:style-name="ro1">
          <table:table-cell office:value-type="float" office:value="0.863281" calcext:value-type="float">
            <text:p>0.863281</text:p>
          </table:table-cell>
          <table:table-cell office:value-type="float" office:value="-0.0683594" calcext:value-type="float">
            <text:p>-0.0683594</text:p>
          </table:table-cell>
          <table:table-cell table:formula="of:=LOG([.A1769];10)" office:value-type="float" office:value="-0.0638478173952948" calcext:value-type="float">
            <text:p>-0.0638478174</text:p>
          </table:table-cell>
          <table:table-cell table:formula="of:=ABS([.C1769]-[.B1769])" office:value-type="float" office:value="0.00451158260470516" calcext:value-type="float">
            <text:p>0.0045115826</text:p>
          </table:table-cell>
        </table:table-row>
        <table:table-row table:style-name="ro1">
          <table:table-cell office:value-type="float" office:value="0.86377" calcext:value-type="float">
            <text:p>0.86377</text:p>
          </table:table-cell>
          <table:table-cell office:value-type="float" office:value="-0.0678711" calcext:value-type="float">
            <text:p>-0.0678711</text:p>
          </table:table-cell>
          <table:table-cell table:formula="of:=LOG([.A1770];10)" office:value-type="float" office:value="-0.0636018837114304" calcext:value-type="float">
            <text:p>-0.0636018837</text:p>
          </table:table-cell>
          <table:table-cell table:formula="of:=ABS([.C1770]-[.B1770])" office:value-type="float" office:value="0.00426921628856963" calcext:value-type="float">
            <text:p>0.0042692163</text:p>
          </table:table-cell>
        </table:table-row>
        <table:table-row table:style-name="ro1">
          <table:table-cell office:value-type="float" office:value="0.864258" calcext:value-type="float">
            <text:p>0.864258</text:p>
          </table:table-cell>
          <table:table-cell office:value-type="float" office:value="-0.0678711" calcext:value-type="float">
            <text:p>-0.0678711</text:p>
          </table:table-cell>
          <table:table-cell table:formula="of:=LOG([.A1771];10)" office:value-type="float" office:value="-0.063356591722177" calcext:value-type="float">
            <text:p>-0.0633565917</text:p>
          </table:table-cell>
          <table:table-cell table:formula="of:=ABS([.C1771]-[.B1771])" office:value-type="float" office:value="0.00451450827782306" calcext:value-type="float">
            <text:p>0.0045145083</text:p>
          </table:table-cell>
        </table:table-row>
        <table:table-row table:style-name="ro1">
          <table:table-cell office:value-type="float" office:value="0.864746" calcext:value-type="float">
            <text:p>0.864746</text:p>
          </table:table-cell>
          <table:table-cell office:value-type="float" office:value="-0.0673828" calcext:value-type="float">
            <text:p>-0.0673828</text:p>
          </table:table-cell>
          <table:table-cell table:formula="of:=LOG([.A1772];10)" office:value-type="float" office:value="-0.0631114381970301" calcext:value-type="float">
            <text:p>-0.0631114382</text:p>
          </table:table-cell>
          <table:table-cell table:formula="of:=ABS([.C1772]-[.B1772])" office:value-type="float" office:value="0.0042713618029699" calcext:value-type="float">
            <text:p>0.0042713618</text:p>
          </table:table-cell>
        </table:table-row>
        <table:table-row table:style-name="ro1">
          <table:table-cell office:value-type="float" office:value="0.865234" calcext:value-type="float">
            <text:p>0.865234</text:p>
          </table:table-cell>
          <table:table-cell office:value-type="float" office:value="-0.0673828" calcext:value-type="float">
            <text:p>-0.0673828</text:p>
          </table:table-cell>
          <table:table-cell table:formula="of:=LOG([.A1773];10)" office:value-type="float" office:value="-0.0628664229797558" calcext:value-type="float">
            <text:p>-0.062866423</text:p>
          </table:table-cell>
          <table:table-cell table:formula="of:=ABS([.C1773]-[.B1773])" office:value-type="float" office:value="0.00451637702024421" calcext:value-type="float">
            <text:p>0.004516377</text:p>
          </table:table-cell>
        </table:table-row>
        <table:table-row table:style-name="ro1">
          <table:table-cell office:value-type="float" office:value="0.865723" calcext:value-type="float">
            <text:p>0.865723</text:p>
          </table:table-cell>
          <table:table-cell office:value-type="float" office:value="-0.0668945" calcext:value-type="float">
            <text:p>-0.0668945</text:p>
          </table:table-cell>
          <table:table-cell table:formula="of:=LOG([.A1774];10)" office:value-type="float" office:value="-0.0626210442588514" calcext:value-type="float">
            <text:p>-0.0626210443</text:p>
          </table:table-cell>
          <table:table-cell table:formula="of:=ABS([.C1774]-[.B1774])" office:value-type="float" office:value="0.00427345574114861" calcext:value-type="float">
            <text:p>0.0042734557</text:p>
          </table:table-cell>
        </table:table-row>
        <table:table-row table:style-name="ro1">
          <table:table-cell office:value-type="float" office:value="0.866211" calcext:value-type="float">
            <text:p>0.866211</text:p>
          </table:table-cell>
          <table:table-cell office:value-type="float" office:value="-0.0668945" calcext:value-type="float">
            <text:p>-0.0668945</text:p>
          </table:table-cell>
          <table:table-cell table:formula="of:=LOG([.A1775];10)" office:value-type="float" office:value="-0.0623763054722955" calcext:value-type="float">
            <text:p>-0.0623763055</text:p>
          </table:table-cell>
          <table:table-cell table:formula="of:=ABS([.C1775]-[.B1775])" office:value-type="float" office:value="0.00451819452770454" calcext:value-type="float">
            <text:p>0.0045181945</text:p>
          </table:table-cell>
        </table:table-row>
        <table:table-row table:style-name="ro1">
          <table:table-cell office:value-type="float" office:value="0.866699" calcext:value-type="float">
            <text:p>0.866699</text:p>
          </table:table-cell>
          <table:table-cell office:value-type="float" office:value="-0.0664062" calcext:value-type="float">
            <text:p>-0.0664062</text:p>
          </table:table-cell>
          <table:table-cell table:formula="of:=LOG([.A1776];10)" office:value-type="float" office:value="-0.0621317045261746" calcext:value-type="float">
            <text:p>-0.0621317045</text:p>
          </table:table-cell>
          <table:table-cell table:formula="of:=ABS([.C1776]-[.B1776])" office:value-type="float" office:value="0.00427449547382541" calcext:value-type="float">
            <text:p>0.0042744955</text:p>
          </table:table-cell>
        </table:table-row>
        <table:table-row table:style-name="ro1">
          <table:table-cell office:value-type="float" office:value="0.867188" calcext:value-type="float">
            <text:p>0.867188</text:p>
          </table:table-cell>
          <table:table-cell office:value-type="float" office:value="-0.0664062" calcext:value-type="float">
            <text:p>-0.0664062</text:p>
          </table:table-cell>
          <table:table-cell table:formula="of:=LOG([.A1777];10)" office:value-type="float" office:value="-0.0618867404572575" calcext:value-type="float">
            <text:p>-0.0618867405</text:p>
          </table:table-cell>
          <table:table-cell table:formula="of:=ABS([.C1777]-[.B1777])" office:value-type="float" office:value="0.00451945954274246" calcext:value-type="float">
            <text:p>0.0045194595</text:p>
          </table:table-cell>
        </table:table-row>
        <table:table-row table:style-name="ro1">
          <table:table-cell office:value-type="float" office:value="0.867676" calcext:value-type="float">
            <text:p>0.867676</text:p>
          </table:table-cell>
          <table:table-cell office:value-type="float" office:value="-0.065918" calcext:value-type="float">
            <text:p>-0.065918</text:p>
          </table:table-cell>
          <table:table-cell table:formula="of:=LOG([.A1778];10)" office:value-type="float" office:value="-0.0616424150083941" calcext:value-type="float">
            <text:p>-0.061642415</text:p>
          </table:table-cell>
          <table:table-cell table:formula="of:=ABS([.C1778]-[.B1778])" office:value-type="float" office:value="0.00427558499160594" calcext:value-type="float">
            <text:p>0.004275585</text:p>
          </table:table-cell>
        </table:table-row>
        <table:table-row table:style-name="ro1">
          <table:table-cell office:value-type="float" office:value="0.868164" calcext:value-type="float">
            <text:p>0.868164</text:p>
          </table:table-cell>
          <table:table-cell office:value-type="float" office:value="-0.065918" calcext:value-type="float">
            <text:p>-0.065918</text:p>
          </table:table-cell>
          <table:table-cell table:formula="of:=LOG([.A1779];10)" office:value-type="float" office:value="-0.0613982269348939" calcext:value-type="float">
            <text:p>-0.0613982269</text:p>
          </table:table-cell>
          <table:table-cell table:formula="of:=ABS([.C1779]-[.B1779])" office:value-type="float" office:value="0.00451977306510604" calcext:value-type="float">
            <text:p>0.0045197731</text:p>
          </table:table-cell>
        </table:table-row>
        <table:table-row table:style-name="ro1">
          <table:table-cell office:value-type="float" office:value="0.868652" calcext:value-type="float">
            <text:p>0.868652</text:p>
          </table:table-cell>
          <table:table-cell office:value-type="float" office:value="-0.0654297" calcext:value-type="float">
            <text:p>-0.0654297</text:p>
          </table:table-cell>
          <table:table-cell table:formula="of:=LOG([.A1780];10)" office:value-type="float" office:value="-0.0611541760823615" calcext:value-type="float">
            <text:p>-0.0611541761</text:p>
          </table:table-cell>
          <table:table-cell table:formula="of:=ABS([.C1780]-[.B1780])" office:value-type="float" office:value="0.00427552391763848" calcext:value-type="float">
            <text:p>0.0042755239</text:p>
          </table:table-cell>
        </table:table-row>
        <table:table-row table:style-name="ro1">
          <table:table-cell office:value-type="float" office:value="0.869141" calcext:value-type="float">
            <text:p>0.869141</text:p>
          </table:table-cell>
          <table:table-cell office:value-type="float" office:value="-0.0654297" calcext:value-type="float">
            <text:p>-0.0654297</text:p>
          </table:table-cell>
          <table:table-cell table:formula="of:=LOG([.A1781];10)" office:value-type="float" office:value="-0.0609097626139497" calcext:value-type="float">
            <text:p>-0.0609097626</text:p>
          </table:table-cell>
          <table:table-cell table:formula="of:=ABS([.C1781]-[.B1781])" office:value-type="float" office:value="0.00451993738605033" calcext:value-type="float">
            <text:p>0.0045199374</text:p>
          </table:table-cell>
        </table:table-row>
        <table:table-row table:style-name="ro1">
          <table:table-cell office:value-type="float" office:value="0.869629" calcext:value-type="float">
            <text:p>0.869629</text:p>
          </table:table-cell>
          <table:table-cell office:value-type="float" office:value="-0.0649414" calcext:value-type="float">
            <text:p>-0.0649414</text:p>
          </table:table-cell>
          <table:table-cell table:formula="of:=LOG([.A1782];10)" office:value-type="float" office:value="-0.0606659860216074" calcext:value-type="float">
            <text:p>-0.060665986</text:p>
          </table:table-cell>
          <table:table-cell table:formula="of:=ABS([.C1782]-[.B1782])" office:value-type="float" office:value="0.00427541397839257" calcext:value-type="float">
            <text:p>0.004275414</text:p>
          </table:table-cell>
        </table:table-row>
        <table:table-row table:style-name="ro1">
          <table:table-cell office:value-type="float" office:value="0.870117" calcext:value-type="float">
            <text:p>0.870117</text:p>
          </table:table-cell>
          <table:table-cell office:value-type="float" office:value="-0.0649414" calcext:value-type="float">
            <text:p>-0.0649414</text:p>
          </table:table-cell>
          <table:table-cell table:formula="of:=LOG([.A1783];10)" office:value-type="float" office:value="-0.0604223461882902" calcext:value-type="float">
            <text:p>-0.0604223462</text:p>
          </table:table-cell>
          <table:table-cell table:formula="of:=ABS([.C1783]-[.B1783])" office:value-type="float" office:value="0.00451905381170981" calcext:value-type="float">
            <text:p>0.0045190538</text:p>
          </table:table-cell>
        </table:table-row>
        <table:table-row table:style-name="ro1">
          <table:table-cell office:value-type="float" office:value="0.870605" calcext:value-type="float">
            <text:p>0.870605</text:p>
          </table:table-cell>
          <table:table-cell office:value-type="float" office:value="-0.0644531" calcext:value-type="float">
            <text:p>-0.0644531</text:p>
          </table:table-cell>
          <table:table-cell table:formula="of:=LOG([.A1784];10)" office:value-type="float" office:value="-0.0601788429606398" calcext:value-type="float">
            <text:p>-0.060178843</text:p>
          </table:table-cell>
          <table:table-cell table:formula="of:=ABS([.C1784]-[.B1784])" office:value-type="float" office:value="0.00427425703936016" calcext:value-type="float">
            <text:p>0.004274257</text:p>
          </table:table-cell>
        </table:table-row>
        <table:table-row table:style-name="ro1">
          <table:table-cell office:value-type="float" office:value="0.871094" calcext:value-type="float">
            <text:p>0.871094</text:p>
          </table:table-cell>
          <table:table-cell office:value-type="float" office:value="-0.0644531" calcext:value-type="float">
            <text:p>-0.0644531</text:p>
          </table:table-cell>
          <table:table-cell table:formula="of:=LOG([.A1785];10)" office:value-type="float" office:value="-0.059934977623138" calcext:value-type="float">
            <text:p>-0.0599349776</text:p>
          </table:table-cell>
          <table:table-cell table:formula="of:=ABS([.C1785]-[.B1785])" office:value-type="float" office:value="0.004518122376862" calcext:value-type="float">
            <text:p>0.0045181224</text:p>
          </table:table-cell>
        </table:table-row>
        <table:table-row table:style-name="ro1">
          <table:table-cell office:value-type="float" office:value="0.871582" calcext:value-type="float">
            <text:p>0.871582</text:p>
          </table:table-cell>
          <table:table-cell office:value-type="float" office:value="-0.0639648" calcext:value-type="float">
            <text:p>-0.0639648</text:p>
          </table:table-cell>
          <table:table-cell table:formula="of:=LOG([.A1786];10)" office:value-type="float" office:value="-0.0596917474269242" calcext:value-type="float">
            <text:p>-0.0596917474</text:p>
          </table:table-cell>
          <table:table-cell table:formula="of:=ABS([.C1786]-[.B1786])" office:value-type="float" office:value="0.00427305257307579" calcext:value-type="float">
            <text:p>0.0042730526</text:p>
          </table:table-cell>
        </table:table-row>
        <table:table-row table:style-name="ro1">
          <table:table-cell office:value-type="float" office:value="0.87207" calcext:value-type="float">
            <text:p>0.87207</text:p>
          </table:table-cell>
          <table:table-cell office:value-type="float" office:value="-0.0639648" calcext:value-type="float">
            <text:p>-0.0639648</text:p>
          </table:table-cell>
          <table:table-cell table:formula="of:=LOG([.A1787];10)" office:value-type="float" office:value="-0.0594486533775355" calcext:value-type="float">
            <text:p>-0.0594486534</text:p>
          </table:table-cell>
          <table:table-cell table:formula="of:=ABS([.C1787]-[.B1787])" office:value-type="float" office:value="0.00451614662246454" calcext:value-type="float">
            <text:p>0.0045161466</text:p>
          </table:table-cell>
        </table:table-row>
        <table:table-row table:style-name="ro1">
          <table:table-cell office:value-type="float" office:value="0.872559" calcext:value-type="float">
            <text:p>0.872559</text:p>
          </table:table-cell>
          <table:table-cell office:value-type="float" office:value="-0.0634766" calcext:value-type="float">
            <text:p>-0.0634766</text:p>
          </table:table-cell>
          <table:table-cell table:formula="of:=LOG([.A1788];10)" office:value-type="float" office:value="-0.0592051975972956" calcext:value-type="float">
            <text:p>-0.0592051976</text:p>
          </table:table-cell>
          <table:table-cell table:formula="of:=ABS([.C1788]-[.B1788])" office:value-type="float" office:value="0.00427140240270436" calcext:value-type="float">
            <text:p>0.0042714024</text:p>
          </table:table-cell>
        </table:table-row>
        <table:table-row table:style-name="ro1">
          <table:table-cell office:value-type="float" office:value="0.873047" calcext:value-type="float">
            <text:p>0.873047</text:p>
          </table:table-cell>
          <table:table-cell office:value-type="float" office:value="-0.0634766" calcext:value-type="float">
            <text:p>-0.0634766</text:p>
          </table:table-cell>
          <table:table-cell table:formula="of:=LOG([.A1789];10)" office:value-type="float" office:value="-0.0589623756630334" calcext:value-type="float">
            <text:p>-0.0589623757</text:p>
          </table:table-cell>
          <table:table-cell table:formula="of:=ABS([.C1789]-[.B1789])" office:value-type="float" office:value="0.00451422433696663" calcext:value-type="float">
            <text:p>0.0045142243</text:p>
          </table:table-cell>
        </table:table-row>
        <table:table-row table:style-name="ro1">
          <table:table-cell office:value-type="float" office:value="0.873535" calcext:value-type="float">
            <text:p>0.873535</text:p>
          </table:table-cell>
          <table:table-cell office:value-type="float" office:value="-0.0629883" calcext:value-type="float">
            <text:p>-0.0629883</text:p>
          </table:table-cell>
          <table:table-cell table:formula="of:=LOG([.A1790];10)" office:value-type="float" office:value="-0.0587196894190622" calcext:value-type="float">
            <text:p>-0.0587196894</text:p>
          </table:table-cell>
          <table:table-cell table:formula="of:=ABS([.C1790]-[.B1790])" office:value-type="float" office:value="0.00426861058093778" calcext:value-type="float">
            <text:p>0.0042686106</text:p>
          </table:table-cell>
        </table:table-row>
        <table:table-row table:style-name="ro1">
          <table:table-cell office:value-type="float" office:value="0.874023" calcext:value-type="float">
            <text:p>0.874023</text:p>
          </table:table-cell>
          <table:table-cell office:value-type="float" office:value="-0.0629883" calcext:value-type="float">
            <text:p>-0.0629883</text:p>
          </table:table-cell>
          <table:table-cell table:formula="of:=LOG([.A1791];10)" office:value-type="float" office:value="-0.058477138713818" calcext:value-type="float">
            <text:p>-0.0584771387</text:p>
          </table:table-cell>
          <table:table-cell table:formula="of:=ABS([.C1791]-[.B1791])" office:value-type="float" office:value="0.00451116128618205" calcext:value-type="float">
            <text:p>0.0045111613</text:p>
          </table:table-cell>
        </table:table-row>
        <table:table-row table:style-name="ro1">
          <table:table-cell office:value-type="float" office:value="0.874512" calcext:value-type="float">
            <text:p>0.874512</text:p>
          </table:table-cell>
          <table:table-cell office:value-type="float" office:value="-0.0625" calcext:value-type="float">
            <text:p>-0.0625</text:p>
          </table:table-cell>
          <table:table-cell table:formula="of:=LOG([.A1792];10)" office:value-type="float" office:value="-0.0582342267821869" calcext:value-type="float">
            <text:p>-0.0582342268</text:p>
          </table:table-cell>
          <table:table-cell table:formula="of:=ABS([.C1792]-[.B1792])" office:value-type="float" office:value="0.00426577321781309" calcext:value-type="float">
            <text:p>0.0042657732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-0.0625" calcext:value-type="float">
            <text:p>-0.0625</text:p>
          </table:table-cell>
          <table:table-cell table:formula="of:=LOG([.A1793];10)" office:value-type="float" office:value="-0.0579919469776868" calcext:value-type="float">
            <text:p>-0.057991947</text:p>
          </table:table-cell>
          <table:table-cell table:formula="of:=ABS([.C1793]-[.B1793])" office:value-type="float" office:value="0.00450805302231325" calcext:value-type="float">
            <text:p>0.004508053</text:p>
          </table:table-cell>
        </table:table-row>
        <table:table-row table:style-name="ro1">
          <table:table-cell office:value-type="float" office:value="0.875488" calcext:value-type="float">
            <text:p>0.875488</text:p>
          </table:table-cell>
          <table:table-cell office:value-type="float" office:value="-0.0620117" calcext:value-type="float">
            <text:p>-0.0620117</text:p>
          </table:table-cell>
          <table:table-cell table:formula="of:=LOG([.A1794];10)" office:value-type="float" office:value="-0.0577498022584323" calcext:value-type="float">
            <text:p>-0.0577498023</text:p>
          </table:table-cell>
          <table:table-cell table:formula="of:=ABS([.C1794]-[.B1794])" office:value-type="float" office:value="0.00426189774156772" calcext:value-type="float">
            <text:p>0.0042618977</text:p>
          </table:table-cell>
        </table:table-row>
        <table:table-row table:style-name="ro1">
          <table:table-cell office:value-type="float" office:value="0.875977" calcext:value-type="float">
            <text:p>0.875977</text:p>
          </table:table-cell>
          <table:table-cell office:value-type="float" office:value="-0.0620117" calcext:value-type="float">
            <text:p>-0.0620117</text:p>
          </table:table-cell>
          <table:table-cell table:formula="of:=LOG([.A1795];10)" office:value-type="float" office:value="-0.0575072966906147" calcext:value-type="float">
            <text:p>-0.0575072967</text:p>
          </table:table-cell>
          <table:table-cell table:formula="of:=ABS([.C1795]-[.B1795])" office:value-type="float" office:value="0.00450440330938528" calcext:value-type="float">
            <text:p>0.0045044033</text:p>
          </table:table-cell>
        </table:table-row>
        <table:table-row table:style-name="ro1">
          <table:table-cell office:value-type="float" office:value="0.876465" calcext:value-type="float">
            <text:p>0.876465</text:p>
          </table:table-cell>
          <table:table-cell office:value-type="float" office:value="-0.0615234" calcext:value-type="float">
            <text:p>-0.0615234</text:p>
          </table:table-cell>
          <table:table-cell table:formula="of:=LOG([.A1796];10)" office:value-type="float" office:value="-0.0572654219664904" calcext:value-type="float">
            <text:p>-0.057265422</text:p>
          </table:table-cell>
          <table:table-cell table:formula="of:=ABS([.C1796]-[.B1796])" office:value-type="float" office:value="0.00425797803350958" calcext:value-type="float">
            <text:p>0.004257978</text:p>
          </table:table-cell>
        </table:table-row>
        <table:table-row table:style-name="ro1">
          <table:table-cell office:value-type="float" office:value="0.876953" calcext:value-type="float">
            <text:p>0.876953</text:p>
          </table:table-cell>
          <table:table-cell office:value-type="float" office:value="-0.0615234" calcext:value-type="float">
            <text:p>-0.0615234</text:p>
          </table:table-cell>
          <table:table-cell table:formula="of:=LOG([.A1797];10)" office:value-type="float" office:value="-0.0570236818764025" calcext:value-type="float">
            <text:p>-0.0570236819</text:p>
          </table:table-cell>
          <table:table-cell table:formula="of:=ABS([.C1797]-[.B1797])" office:value-type="float" office:value="0.00449971812359749" calcext:value-type="float">
            <text:p>0.0044997181</text:p>
          </table:table-cell>
        </table:table-row>
        <table:table-row table:style-name="ro1">
          <table:table-cell office:value-type="float" office:value="0.877441" calcext:value-type="float">
            <text:p>0.877441</text:p>
          </table:table-cell>
          <table:table-cell office:value-type="float" office:value="-0.0610352" calcext:value-type="float">
            <text:p>-0.0610352</text:p>
          </table:table-cell>
          <table:table-cell table:formula="of:=LOG([.A1798];10)" office:value-type="float" office:value="-0.0567820762705526" calcext:value-type="float">
            <text:p>-0.0567820763</text:p>
          </table:table-cell>
          <table:table-cell table:formula="of:=ABS([.C1798]-[.B1798])" office:value-type="float" office:value="0.00425312372944742" calcext:value-type="float">
            <text:p>0.0042531237</text:p>
          </table:table-cell>
        </table:table-row>
        <table:table-row table:style-name="ro1">
          <table:table-cell office:value-type="float" office:value="0.87793" calcext:value-type="float">
            <text:p>0.87793</text:p>
          </table:table-cell>
          <table:table-cell office:value-type="float" office:value="-0.0610352" calcext:value-type="float">
            <text:p>-0.0610352</text:p>
          </table:table-cell>
          <table:table-cell table:formula="of:=LOG([.A1799];10)" office:value-type="float" office:value="-0.0565401103190309" calcext:value-type="float">
            <text:p>-0.0565401103</text:p>
          </table:table-cell>
          <table:table-cell table:formula="of:=ABS([.C1799]-[.B1799])" office:value-type="float" office:value="0.00449508968096912" calcext:value-type="float">
            <text:p>0.0044950897</text:p>
          </table:table-cell>
        </table:table-row>
        <table:table-row table:style-name="ro1">
          <table:table-cell office:value-type="float" office:value="0.878418" calcext:value-type="float">
            <text:p>0.878418</text:p>
          </table:table-cell>
          <table:table-cell office:value-type="float" office:value="-0.0605469" calcext:value-type="float">
            <text:p>-0.0605469</text:p>
          </table:table-cell>
          <table:table-cell table:formula="of:=LOG([.A1800];10)" office:value-type="float" office:value="-0.0562987735080771" calcext:value-type="float">
            <text:p>-0.0562987735</text:p>
          </table:table-cell>
          <table:table-cell table:formula="of:=ABS([.C1800]-[.B1800])" office:value-type="float" office:value="0.00424812649192292" calcext:value-type="float">
            <text:p>0.0042481265</text:p>
          </table:table-cell>
        </table:table-row>
        <table:table-row table:style-name="ro1">
          <table:table-cell office:value-type="float" office:value="0.878906" calcext:value-type="float">
            <text:p>0.878906</text:p>
          </table:table-cell>
          <table:table-cell office:value-type="float" office:value="-0.0605469" calcext:value-type="float">
            <text:p>-0.0605469</text:p>
          </table:table-cell>
          <table:table-cell table:formula="of:=LOG([.A1801];10)" office:value-type="float" office:value="-0.0560575707331573" calcext:value-type="float">
            <text:p>-0.0560575707</text:p>
          </table:table-cell>
          <table:table-cell table:formula="of:=ABS([.C1801]-[.B1801])" office:value-type="float" office:value="0.00448932926684271" calcext:value-type="float">
            <text:p>0.0044893293</text:p>
          </table:table-cell>
        </table:table-row>
        <table:table-row table:style-name="ro1">
          <table:table-cell office:value-type="float" office:value="0.879395" calcext:value-type="float">
            <text:p>0.879395</text:p>
          </table:table-cell>
          <table:table-cell office:value-type="float" office:value="-0.0600586" calcext:value-type="float">
            <text:p>-0.0600586</text:p>
          </table:table-cell>
          <table:table-cell table:formula="of:=LOG([.A1802];10)" office:value-type="float" office:value="-0.0558160079892063" calcext:value-type="float">
            <text:p>-0.055816008</text:p>
          </table:table-cell>
          <table:table-cell table:formula="of:=ABS([.C1802]-[.B1802])" office:value-type="float" office:value="0.00424259201079373" calcext:value-type="float">
            <text:p>0.004242592</text:p>
          </table:table-cell>
        </table:table-row>
        <table:table-row table:style-name="ro1">
          <table:table-cell office:value-type="float" office:value="0.879883" calcext:value-type="float">
            <text:p>0.879883</text:p>
          </table:table-cell>
          <table:table-cell office:value-type="float" office:value="-0.0600586" calcext:value-type="float">
            <text:p>-0.0600586</text:p>
          </table:table-cell>
          <table:table-cell table:formula="of:=LOG([.A1803];10)" office:value-type="float" office:value="-0.055575073114099" calcext:value-type="float">
            <text:p>-0.0555750731</text:p>
          </table:table-cell>
          <table:table-cell table:formula="of:=ABS([.C1803]-[.B1803])" office:value-type="float" office:value="0.004483526885901" calcext:value-type="float">
            <text:p>0.0044835269</text:p>
          </table:table-cell>
        </table:table-row>
        <table:table-row table:style-name="ro1">
          <table:table-cell office:value-type="float" office:value="0.880371" calcext:value-type="float">
            <text:p>0.880371</text:p>
          </table:table-cell>
          <table:table-cell office:value-type="float" office:value="-0.0595703" calcext:value-type="float">
            <text:p>-0.0595703</text:p>
          </table:table-cell>
          <table:table-cell table:formula="of:=LOG([.A1804];10)" office:value-type="float" office:value="-0.0553342718290589" calcext:value-type="float">
            <text:p>-0.0553342718</text:p>
          </table:table-cell>
          <table:table-cell table:formula="of:=ABS([.C1804]-[.B1804])" office:value-type="float" office:value="0.00423602817094107" calcext:value-type="float">
            <text:p>0.0042360282</text:p>
          </table:table-cell>
        </table:table-row>
        <table:table-row table:style-name="ro1">
          <table:table-cell office:value-type="float" office:value="0.880859" calcext:value-type="float">
            <text:p>0.880859</text:p>
          </table:table-cell>
          <table:table-cell office:value-type="float" office:value="-0.0595703" calcext:value-type="float">
            <text:p>-0.0595703</text:p>
          </table:table-cell>
          <table:table-cell table:formula="of:=LOG([.A1805];10)" office:value-type="float" office:value="-0.0550936039860261" calcext:value-type="float">
            <text:p>-0.055093604</text:p>
          </table:table-cell>
          <table:table-cell table:formula="of:=ABS([.C1805]-[.B1805])" office:value-type="float" office:value="0.00447669601397394" calcext:value-type="float">
            <text:p>0.004476696</text:p>
          </table:table-cell>
        </table:table-row>
        <table:table-row table:style-name="ro1">
          <table:table-cell office:value-type="float" office:value="0.881348" calcext:value-type="float">
            <text:p>0.881348</text:p>
          </table:table-cell>
          <table:table-cell office:value-type="float" office:value="-0.059082" calcext:value-type="float">
            <text:p>-0.059082</text:p>
          </table:table-cell>
          <table:table-cell table:formula="of:=LOG([.A1806];10)" office:value-type="float" office:value="-0.0548525766752712" calcext:value-type="float">
            <text:p>-0.0548525767</text:p>
          </table:table-cell>
          <table:table-cell table:formula="of:=ABS([.C1806]-[.B1806])" office:value-type="float" office:value="0.00422942332472876" calcext:value-type="float">
            <text:p>0.0042294233</text:p>
          </table:table-cell>
        </table:table-row>
        <table:table-row table:style-name="ro1">
          <table:table-cell office:value-type="float" office:value="0.881836" calcext:value-type="float">
            <text:p>0.881836</text:p>
          </table:table-cell>
          <table:table-cell office:value-type="float" office:value="-0.059082" calcext:value-type="float">
            <text:p>-0.059082</text:p>
          </table:table-cell>
          <table:table-cell table:formula="of:=LOG([.A1807];10)" office:value-type="float" office:value="-0.054612175545746" calcext:value-type="float">
            <text:p>-0.0546121755</text:p>
          </table:table-cell>
          <table:table-cell table:formula="of:=ABS([.C1807]-[.B1807])" office:value-type="float" office:value="0.00446982445425401" calcext:value-type="float">
            <text:p>0.0044698245</text:p>
          </table:table-cell>
        </table:table-row>
        <table:table-row table:style-name="ro1">
          <table:table-cell office:value-type="float" office:value="0.882324" calcext:value-type="float">
            <text:p>0.882324</text:p>
          </table:table-cell>
          <table:table-cell office:value-type="float" office:value="-0.0585938" calcext:value-type="float">
            <text:p>-0.0585938</text:p>
          </table:table-cell>
          <table:table-cell table:formula="of:=LOG([.A1808];10)" office:value-type="float" office:value="-0.0543719074152199" calcext:value-type="float">
            <text:p>-0.0543719074</text:p>
          </table:table-cell>
          <table:table-cell table:formula="of:=ABS([.C1808]-[.B1808])" office:value-type="float" office:value="0.00422189258478009" calcext:value-type="float">
            <text:p>0.0042218926</text:p>
          </table:table-cell>
        </table:table-row>
        <table:table-row table:style-name="ro1">
          <table:table-cell office:value-type="float" office:value="0.882812" calcext:value-type="float">
            <text:p>0.882812</text:p>
          </table:table-cell>
          <table:table-cell office:value-type="float" office:value="-0.0585938" calcext:value-type="float">
            <text:p>-0.0585938</text:p>
          </table:table-cell>
          <table:table-cell table:formula="of:=LOG([.A1809];10)" office:value-type="float" office:value="-0.0541317721366143" calcext:value-type="float">
            <text:p>-0.0541317721</text:p>
          </table:table-cell>
          <table:table-cell table:formula="of:=ABS([.C1809]-[.B1809])" office:value-type="float" office:value="0.00446202786338572" calcext:value-type="float">
            <text:p>0.0044620279</text:p>
          </table:table-cell>
        </table:table-row>
        <table:table-row table:style-name="ro1">
          <table:table-cell office:value-type="float" office:value="0.883301" calcext:value-type="float">
            <text:p>0.883301</text:p>
          </table:table-cell>
          <table:table-cell office:value-type="float" office:value="-0.0581055" calcext:value-type="float">
            <text:p>-0.0581055</text:p>
          </table:table-cell>
          <table:table-cell table:formula="of:=LOG([.A1810];10)" office:value-type="float" office:value="-0.0538912778906882" calcext:value-type="float">
            <text:p>-0.0538912779</text:p>
          </table:table-cell>
          <table:table-cell table:formula="of:=ABS([.C1810]-[.B1810])" office:value-type="float" office:value="0.00421422210931181" calcext:value-type="float">
            <text:p>0.0042142221</text:p>
          </table:table-cell>
        </table:table-row>
        <table:table-row table:style-name="ro1">
          <table:table-cell office:value-type="float" office:value="0.883789" calcext:value-type="float">
            <text:p>0.883789</text:p>
          </table:table-cell>
          <table:table-cell office:value-type="float" office:value="-0.0581055" calcext:value-type="float">
            <text:p>-0.0581055</text:p>
          </table:table-cell>
          <table:table-cell table:formula="of:=LOG([.A1811];10)" office:value-type="float" office:value="-0.0536514081471477" calcext:value-type="float">
            <text:p>-0.0536514081</text:p>
          </table:table-cell>
          <table:table-cell table:formula="of:=ABS([.C1811]-[.B1811])" office:value-type="float" office:value="0.0044540918528523" calcext:value-type="float">
            <text:p>0.0044540919</text:p>
          </table:table-cell>
        </table:table-row>
        <table:table-row table:style-name="ro1">
          <table:table-cell office:value-type="float" office:value="0.884277" calcext:value-type="float">
            <text:p>0.884277</text:p>
          </table:table-cell>
          <table:table-cell office:value-type="float" office:value="-0.0576172" calcext:value-type="float">
            <text:p>-0.0576172</text:p>
          </table:table-cell>
          <table:table-cell table:formula="of:=LOG([.A1812];10)" office:value-type="float" office:value="-0.0534116708154524" calcext:value-type="float">
            <text:p>-0.0534116708</text:p>
          </table:table-cell>
          <table:table-cell table:formula="of:=ABS([.C1812]-[.B1812])" office:value-type="float" office:value="0.00420552918454759" calcext:value-type="float">
            <text:p>0.0042055292</text:p>
          </table:table-cell>
        </table:table-row>
        <table:table-row table:style-name="ro1">
          <table:table-cell office:value-type="float" office:value="0.884766" calcext:value-type="float">
            <text:p>0.884766</text:p>
          </table:table-cell>
          <table:table-cell office:value-type="float" office:value="-0.0576172" calcext:value-type="float">
            <text:p>-0.0576172</text:p>
          </table:table-cell>
          <table:table-cell table:formula="of:=LOG([.A1813];10)" office:value-type="float" office:value="-0.0531715748912045" calcext:value-type="float">
            <text:p>-0.0531715749</text:p>
          </table:table-cell>
          <table:table-cell table:formula="of:=ABS([.C1813]-[.B1813])" office:value-type="float" office:value="0.00444562510879547" calcext:value-type="float">
            <text:p>0.0044456251</text:p>
          </table:table-cell>
        </table:table-row>
        <table:table-row table:style-name="ro1">
          <table:table-cell office:value-type="float" office:value="0.885254" calcext:value-type="float">
            <text:p>0.885254</text:p>
          </table:table-cell>
          <table:table-cell office:value-type="float" office:value="-0.0571289" calcext:value-type="float">
            <text:p>-0.0571289</text:p>
          </table:table-cell>
          <table:table-cell table:formula="of:=LOG([.A1814];10)" office:value-type="float" office:value="-0.0529321022157108" calcext:value-type="float">
            <text:p>-0.0529321022</text:p>
          </table:table-cell>
          <table:table-cell table:formula="of:=ABS([.C1814]-[.B1814])" office:value-type="float" office:value="0.00419679778428921" calcext:value-type="float">
            <text:p>0.0041967978</text:p>
          </table:table-cell>
        </table:table-row>
        <table:table-row table:style-name="ro1">
          <table:table-cell office:value-type="float" office:value="0.885742" calcext:value-type="float">
            <text:p>0.885742</text:p>
          </table:table-cell>
          <table:table-cell office:value-type="float" office:value="-0.0571289" calcext:value-type="float">
            <text:p>-0.0571289</text:p>
          </table:table-cell>
          <table:table-cell table:formula="of:=LOG([.A1815];10)" office:value-type="float" office:value="-0.0526927615141703" calcext:value-type="float">
            <text:p>-0.0526927615</text:p>
          </table:table-cell>
          <table:table-cell table:formula="of:=ABS([.C1815]-[.B1815])" office:value-type="float" office:value="0.00443613848582974" calcext:value-type="float">
            <text:p>0.0044361385</text:p>
          </table:table-cell>
        </table:table-row>
        <table:table-row table:style-name="ro1">
          <table:table-cell office:value-type="float" office:value="0.88623" calcext:value-type="float">
            <text:p>0.88623</text:p>
          </table:table-cell>
          <table:table-cell office:value-type="float" office:value="-0.0566406" calcext:value-type="float">
            <text:p>-0.0566406</text:p>
          </table:table-cell>
          <table:table-cell table:formula="of:=LOG([.A1816];10)" office:value-type="float" office:value="-0.0524535526412006" calcext:value-type="float">
            <text:p>-0.0524535526</text:p>
          </table:table-cell>
          <table:table-cell table:formula="of:=ABS([.C1816]-[.B1816])" office:value-type="float" office:value="0.00418704735879943" calcext:value-type="float">
            <text:p>0.0041870474</text:p>
          </table:table-cell>
        </table:table-row>
        <table:table-row table:style-name="ro1">
          <table:table-cell office:value-type="float" office:value="0.886719" calcext:value-type="float">
            <text:p>0.886719</text:p>
          </table:table-cell>
          <table:table-cell office:value-type="float" office:value="-0.0566406" calcext:value-type="float">
            <text:p>-0.0566406</text:p>
          </table:table-cell>
          <table:table-cell table:formula="of:=LOG([.A1817];10)" office:value-type="float" office:value="-0.0522139856744849" calcext:value-type="float">
            <text:p>-0.0522139857</text:p>
          </table:table-cell>
          <table:table-cell table:formula="of:=ABS([.C1817]-[.B1817])" office:value-type="float" office:value="0.00442661432551508" calcext:value-type="float">
            <text:p>0.0044266143</text:p>
          </table:table-cell>
        </table:table-row>
        <table:table-row table:style-name="ro1">
          <table:table-cell office:value-type="float" office:value="0.887207" calcext:value-type="float">
            <text:p>0.887207</text:p>
          </table:table-cell>
          <table:table-cell office:value-type="float" office:value="-0.0561523" calcext:value-type="float">
            <text:p>-0.0561523</text:p>
          </table:table-cell>
          <table:table-cell table:formula="of:=LOG([.A1818];10)" office:value-type="float" office:value="-0.051975040292868" calcext:value-type="float">
            <text:p>-0.0519750403</text:p>
          </table:table-cell>
          <table:table-cell table:formula="of:=ABS([.C1818]-[.B1818])" office:value-type="float" office:value="0.00417725970713199" calcext:value-type="float">
            <text:p>0.0041772597</text:p>
          </table:table-cell>
        </table:table-row>
        <table:table-row table:style-name="ro1">
          <table:table-cell office:value-type="float" office:value="0.887695" calcext:value-type="float">
            <text:p>0.887695</text:p>
          </table:table-cell>
          <table:table-cell office:value-type="float" office:value="-0.0561523" calcext:value-type="float">
            <text:p>-0.0561523</text:p>
          </table:table-cell>
          <table:table-cell table:formula="of:=LOG([.A1819];10)" office:value-type="float" office:value="-0.0517362263048177" calcext:value-type="float">
            <text:p>-0.0517362263</text:p>
          </table:table-cell>
          <table:table-cell table:formula="of:=ABS([.C1819]-[.B1819])" office:value-type="float" office:value="0.00441607369518227" calcext:value-type="float">
            <text:p>0.0044160737</text:p>
          </table:table-cell>
        </table:table-row>
        <table:table-row table:style-name="ro1">
          <table:table-cell office:value-type="float" office:value="0.888184" calcext:value-type="float">
            <text:p>0.888184</text:p>
          </table:table-cell>
          <table:table-cell office:value-type="float" office:value="-0.0556641" calcext:value-type="float">
            <text:p>-0.0556641</text:p>
          </table:table-cell>
          <table:table-cell table:formula="of:=LOG([.A1820];10)" office:value-type="float" office:value="-0.0514970545965898" calcext:value-type="float">
            <text:p>-0.0514970546</text:p>
          </table:table-cell>
          <table:table-cell table:formula="of:=ABS([.C1820]-[.B1820])" office:value-type="float" office:value="0.0041670454034102" calcext:value-type="float">
            <text:p>0.0041670454</text:p>
          </table:table-cell>
        </table:table-row>
        <table:table-row table:style-name="ro1">
          <table:table-cell office:value-type="float" office:value="0.888672" calcext:value-type="float">
            <text:p>0.888672</text:p>
          </table:table-cell>
          <table:table-cell office:value-type="float" office:value="-0.0556641" calcext:value-type="float">
            <text:p>-0.0556641</text:p>
          </table:table-cell>
          <table:table-cell table:formula="of:=LOG([.A1821];10)" office:value-type="float" office:value="-0.0512585032311472" calcext:value-type="float">
            <text:p>-0.0512585032</text:p>
          </table:table-cell>
          <table:table-cell table:formula="of:=ABS([.C1821]-[.B1821])" office:value-type="float" office:value="0.00440559676885278" calcext:value-type="float">
            <text:p>0.0044055968</text:p>
          </table:table-cell>
        </table:table-row>
        <table:table-row table:style-name="ro1">
          <table:table-cell office:value-type="float" office:value="0.88916" calcext:value-type="float">
            <text:p>0.88916</text:p>
          </table:table-cell>
          <table:table-cell office:value-type="float" office:value="-0.0551758" calcext:value-type="float">
            <text:p>-0.0551758</text:p>
          </table:table-cell>
          <table:table-cell table:formula="of:=LOG([.A1822];10)" office:value-type="float" office:value="-0.0510200828264164" calcext:value-type="float">
            <text:p>-0.0510200828</text:p>
          </table:table-cell>
          <table:table-cell table:formula="of:=ABS([.C1822]-[.B1822])" office:value-type="float" office:value="0.00415571717358356" calcext:value-type="float">
            <text:p>0.0041557172</text:p>
          </table:table-cell>
        </table:table-row>
        <table:table-row table:style-name="ro1">
          <table:table-cell office:value-type="float" office:value="0.889648" calcext:value-type="float">
            <text:p>0.889648</text:p>
          </table:table-cell>
          <table:table-cell office:value-type="float" office:value="-0.0551758" calcext:value-type="float">
            <text:p>-0.0551758</text:p>
          </table:table-cell>
          <table:table-cell table:formula="of:=LOG([.A1823];10)" office:value-type="float" office:value="-0.0507817932386861" calcext:value-type="float">
            <text:p>-0.0507817932</text:p>
          </table:table-cell>
          <table:table-cell table:formula="of:=ABS([.C1823]-[.B1823])" office:value-type="float" office:value="0.00439400676131392" calcext:value-type="float">
            <text:p>0.0043940068</text:p>
          </table:table-cell>
        </table:table-row>
        <table:table-row table:style-name="ro1">
          <table:table-cell office:value-type="float" office:value="0.890137" calcext:value-type="float">
            <text:p>0.890137</text:p>
          </table:table-cell>
          <table:table-cell office:value-type="float" office:value="-0.0546875" calcext:value-type="float">
            <text:p>-0.0546875</text:p>
          </table:table-cell>
          <table:table-cell table:formula="of:=LOG([.A1824];10)" office:value-type="float" office:value="-0.050543146427982" calcext:value-type="float">
            <text:p>-0.0505431464</text:p>
          </table:table-cell>
          <table:table-cell table:formula="of:=ABS([.C1824]-[.B1824])" office:value-type="float" office:value="0.00414435357201805" calcext:value-type="float">
            <text:p>0.0041443536</text:p>
          </table:table-cell>
        </table:table-row>
        <table:table-row table:style-name="ro1">
          <table:table-cell office:value-type="float" office:value="0.890625" calcext:value-type="float">
            <text:p>0.890625</text:p>
          </table:table-cell>
          <table:table-cell office:value-type="float" office:value="-0.0546875" calcext:value-type="float">
            <text:p>-0.0546875</text:p>
          </table:table-cell>
          <table:table-cell table:formula="of:=LOG([.A1825];10)" office:value-type="float" office:value="-0.0503051183113958" calcext:value-type="float">
            <text:p>-0.0503051183</text:p>
          </table:table-cell>
          <table:table-cell table:formula="of:=ABS([.C1825]-[.B1825])" office:value-type="float" office:value="0.00438238168860423" calcext:value-type="float">
            <text:p>0.0043823817</text:p>
          </table:table-cell>
        </table:table-row>
        <table:table-row table:style-name="ro1">
          <table:table-cell office:value-type="float" office:value="0.891113" calcext:value-type="float">
            <text:p>0.891113</text:p>
          </table:table-cell>
          <table:table-cell office:value-type="float" office:value="-0.0541992" calcext:value-type="float">
            <text:p>-0.0541992</text:p>
          </table:table-cell>
          <table:table-cell table:formula="of:=LOG([.A1826];10)" office:value-type="float" office:value="-0.0500672205817989" calcext:value-type="float">
            <text:p>-0.0500672206</text:p>
          </table:table-cell>
          <table:table-cell table:formula="of:=ABS([.C1826]-[.B1826])" office:value-type="float" office:value="0.00413197941820113" calcext:value-type="float">
            <text:p>0.0041319794</text:p>
          </table:table-cell>
        </table:table-row>
        <table:table-row table:style-name="ro1">
          <table:table-cell office:value-type="float" office:value="0.891602" calcext:value-type="float">
            <text:p>0.891602</text:p>
          </table:table-cell>
          <table:table-cell office:value-type="float" office:value="-0.0541992" calcext:value-type="float">
            <text:p>-0.0541992</text:p>
          </table:table-cell>
          <table:table-cell table:formula="of:=LOG([.A1827];10)" office:value-type="float" office:value="-0.0498289660015917" calcext:value-type="float">
            <text:p>-0.049828966</text:p>
          </table:table-cell>
          <table:table-cell table:formula="of:=ABS([.C1827]-[.B1827])" office:value-type="float" office:value="0.00437023399840831" calcext:value-type="float">
            <text:p>0.004370234</text:p>
          </table:table-cell>
        </table:table-row>
        <table:table-row table:style-name="ro1">
          <table:table-cell office:value-type="float" office:value="0.89209" calcext:value-type="float">
            <text:p>0.89209</text:p>
          </table:table-cell>
          <table:table-cell office:value-type="float" office:value="-0.0537109" calcext:value-type="float">
            <text:p>-0.0537109</text:p>
          </table:table-cell>
          <table:table-cell table:formula="of:=LOG([.A1828];10)" office:value-type="float" office:value="-0.0495913288843577" calcext:value-type="float">
            <text:p>-0.0495913289</text:p>
          </table:table-cell>
          <table:table-cell table:formula="of:=ABS([.C1828]-[.B1828])" office:value-type="float" office:value="0.00411957111564234" calcext:value-type="float">
            <text:p>0.0041195711</text:p>
          </table:table-cell>
        </table:table-row>
        <table:table-row table:style-name="ro1">
          <table:table-cell office:value-type="float" office:value="0.892578" calcext:value-type="float">
            <text:p>0.892578</text:p>
          </table:table-cell>
          <table:table-cell office:value-type="float" office:value="-0.0537109" calcext:value-type="float">
            <text:p>-0.0537109</text:p>
          </table:table-cell>
          <table:table-cell table:formula="of:=LOG([.A1829];10)" office:value-type="float" office:value="-0.0493538217262186" calcext:value-type="float">
            <text:p>-0.0493538217</text:p>
          </table:table-cell>
          <table:table-cell table:formula="of:=ABS([.C1829]-[.B1829])" office:value-type="float" office:value="0.00435707827378141" calcext:value-type="float">
            <text:p>0.0043570783</text:p>
          </table:table-cell>
        </table:table-row>
        <table:table-row table:style-name="ro1">
          <table:table-cell office:value-type="float" office:value="0.893066" calcext:value-type="float">
            <text:p>0.893066</text:p>
          </table:table-cell>
          <table:table-cell office:value-type="float" office:value="-0.0532227" calcext:value-type="float">
            <text:p>-0.0532227</text:p>
          </table:table-cell>
          <table:table-cell table:formula="of:=LOG([.A1830];10)" office:value-type="float" office:value="-0.0491164443851079" calcext:value-type="float">
            <text:p>-0.0491164444</text:p>
          </table:table-cell>
          <table:table-cell table:formula="of:=ABS([.C1830]-[.B1830])" office:value-type="float" office:value="0.00410625561489206" calcext:value-type="float">
            <text:p>0.0041062556</text:p>
          </table:table-cell>
        </table:table-row>
        <table:table-row table:style-name="ro1">
          <table:table-cell office:value-type="float" office:value="0.893555" calcext:value-type="float">
            <text:p>0.893555</text:p>
          </table:table-cell>
          <table:table-cell office:value-type="float" office:value="-0.0532227" calcext:value-type="float">
            <text:p>-0.0532227</text:p>
          </table:table-cell>
          <table:table-cell table:formula="of:=LOG([.A1831];10)" office:value-type="float" office:value="-0.0488787106889813" calcext:value-type="float">
            <text:p>-0.0488787107</text:p>
          </table:table-cell>
          <table:table-cell table:formula="of:=ABS([.C1831]-[.B1831])" office:value-type="float" office:value="0.00434398931101873" calcext:value-type="float">
            <text:p>0.0043439893</text:p>
          </table:table-cell>
        </table:table-row>
        <table:table-row table:style-name="ro1">
          <table:table-cell office:value-type="float" office:value="0.894043" calcext:value-type="float">
            <text:p>0.894043</text:p>
          </table:table-cell>
          <table:table-cell office:value-type="float" office:value="-0.0527344" calcext:value-type="float">
            <text:p>-0.0527344</text:p>
          </table:table-cell>
          <table:table-cell table:formula="of:=LOG([.A1832];10)" office:value-type="float" office:value="-0.0486415928219512" calcext:value-type="float">
            <text:p>-0.0486415928</text:p>
          </table:table-cell>
          <table:table-cell table:formula="of:=ABS([.C1832]-[.B1832])" office:value-type="float" office:value="0.00409280717804876" calcext:value-type="float">
            <text:p>0.0040928072</text:p>
          </table:table-cell>
        </table:table-row>
        <table:table-row table:style-name="ro1">
          <table:table-cell office:value-type="float" office:value="0.894531" calcext:value-type="float">
            <text:p>0.894531</text:p>
          </table:table-cell>
          <table:table-cell office:value-type="float" office:value="-0.0527344" calcext:value-type="float">
            <text:p>-0.0527344</text:p>
          </table:table-cell>
          <table:table-cell table:formula="of:=LOG([.A1833];10)" office:value-type="float" office:value="-0.0484046043468556" calcext:value-type="float">
            <text:p>-0.0484046043</text:p>
          </table:table-cell>
          <table:table-cell table:formula="of:=ABS([.C1833]-[.B1833])" office:value-type="float" office:value="0.00432979565314442" calcext:value-type="float">
            <text:p>0.0043297957</text:p>
          </table:table-cell>
        </table:table-row>
        <table:table-row table:style-name="ro1">
          <table:table-cell office:value-type="float" office:value="0.89502" calcext:value-type="float">
            <text:p>0.89502</text:p>
          </table:table-cell>
          <table:table-cell office:value-type="float" office:value="-0.0522461" calcext:value-type="float">
            <text:p>-0.0522461</text:p>
          </table:table-cell>
          <table:table-cell table:formula="of:=LOG([.A1834];10)" office:value-type="float" office:value="-0.0481672598878975" calcext:value-type="float">
            <text:p>-0.0481672599</text:p>
          </table:table-cell>
          <table:table-cell table:formula="of:=ABS([.C1834]-[.B1834])" office:value-type="float" office:value="0.00407884011210246" calcext:value-type="float">
            <text:p>0.0040788401</text:p>
          </table:table-cell>
        </table:table-row>
        <table:table-row table:style-name="ro1">
          <table:table-cell office:value-type="float" office:value="0.895508" calcext:value-type="float">
            <text:p>0.895508</text:p>
          </table:table-cell>
          <table:table-cell office:value-type="float" office:value="-0.0522461" calcext:value-type="float">
            <text:p>-0.0522461</text:p>
          </table:table-cell>
          <table:table-cell table:formula="of:=LOG([.A1835];10)" office:value-type="float" office:value="-0.0479305300379132" calcext:value-type="float">
            <text:p>-0.04793053</text:p>
          </table:table-cell>
          <table:table-cell table:formula="of:=ABS([.C1835]-[.B1835])" office:value-type="float" office:value="0.00431556996208676" calcext:value-type="float">
            <text:p>0.00431557</text:p>
          </table:table-cell>
        </table:table-row>
        <table:table-row table:style-name="ro1">
          <table:table-cell office:value-type="float" office:value="0.895996" calcext:value-type="float">
            <text:p>0.895996</text:p>
          </table:table-cell>
          <table:table-cell office:value-type="float" office:value="-0.0517578" calcext:value-type="float">
            <text:p>-0.0517578</text:p>
          </table:table-cell>
          <table:table-cell table:formula="of:=LOG([.A1836];10)" office:value-type="float" office:value="-0.0476939291568539" calcext:value-type="float">
            <text:p>-0.0476939292</text:p>
          </table:table-cell>
          <table:table-cell table:formula="of:=ABS([.C1836]-[.B1836])" office:value-type="float" office:value="0.00406387084314613" calcext:value-type="float">
            <text:p>0.0040638708</text:p>
          </table:table-cell>
        </table:table-row>
        <table:table-row table:style-name="ro1">
          <table:table-cell office:value-type="float" office:value="0.896484" calcext:value-type="float">
            <text:p>0.896484</text:p>
          </table:table-cell>
          <table:table-cell office:value-type="float" office:value="-0.0517578" calcext:value-type="float">
            <text:p>-0.0517578</text:p>
          </table:table-cell>
          <table:table-cell table:formula="of:=LOG([.A1837];10)" office:value-type="float" office:value="-0.0474574571042732" calcext:value-type="float">
            <text:p>-0.0474574571</text:p>
          </table:table-cell>
          <table:table-cell table:formula="of:=ABS([.C1837]-[.B1837])" office:value-type="float" office:value="0.00430034289572683" calcext:value-type="float">
            <text:p>0.0043003429</text:p>
          </table:table-cell>
        </table:table-row>
        <table:table-row table:style-name="ro1">
          <table:table-cell office:value-type="float" office:value="0.896973" calcext:value-type="float">
            <text:p>0.896973</text:p>
          </table:table-cell>
          <table:table-cell office:value-type="float" office:value="-0.0512695" calcext:value-type="float">
            <text:p>-0.0512695</text:p>
          </table:table-cell>
          <table:table-cell table:formula="of:=LOG([.A1838];10)" office:value-type="float" office:value="-0.0472206295618081" calcext:value-type="float">
            <text:p>-0.0472206296</text:p>
          </table:table-cell>
          <table:table-cell table:formula="of:=ABS([.C1838]-[.B1838])" office:value-type="float" office:value="0.00404887043819188" calcext:value-type="float">
            <text:p>0.0040488704</text:p>
          </table:table-cell>
        </table:table-row>
        <table:table-row table:style-name="ro1">
          <table:table-cell office:value-type="float" office:value="0.897461" calcext:value-type="float">
            <text:p>0.897461</text:p>
          </table:table-cell>
          <table:table-cell office:value-type="float" office:value="-0.0512695" calcext:value-type="float">
            <text:p>-0.0512695</text:p>
          </table:table-cell>
          <table:table-cell table:formula="of:=LOG([.A1839];10)" office:value-type="float" office:value="-0.0469844150090371" calcext:value-type="float">
            <text:p>-0.046984415</text:p>
          </table:table-cell>
          <table:table-cell table:formula="of:=ABS([.C1839]-[.B1839])" office:value-type="float" office:value="0.00428508499096292" calcext:value-type="float">
            <text:p>0.004285085</text:p>
          </table:table-cell>
        </table:table-row>
        <table:table-row table:style-name="ro1">
          <table:table-cell office:value-type="float" office:value="0.897949" calcext:value-type="float">
            <text:p>0.897949</text:p>
          </table:table-cell>
          <table:table-cell office:value-type="float" office:value="-0.0507812" calcext:value-type="float">
            <text:p>-0.0507812</text:p>
          </table:table-cell>
          <table:table-cell table:formula="of:=LOG([.A1840];10)" office:value-type="float" office:value="-0.046748328864493" calcext:value-type="float">
            <text:p>-0.0467483289</text:p>
          </table:table-cell>
          <table:table-cell table:formula="of:=ABS([.C1840]-[.B1840])" office:value-type="float" office:value="0.00403287113550695" calcext:value-type="float">
            <text:p>0.0040328711</text:p>
          </table:table-cell>
        </table:table-row>
        <table:table-row table:style-name="ro1">
          <table:table-cell office:value-type="float" office:value="0.898438" calcext:value-type="float">
            <text:p>0.898438</text:p>
          </table:table-cell>
          <table:table-cell office:value-type="float" office:value="-0.0507812" calcext:value-type="float">
            <text:p>-0.0507812</text:p>
          </table:table-cell>
          <table:table-cell table:formula="of:=LOG([.A1841];10)" office:value-type="float" office:value="-0.0465118876000036" calcext:value-type="float">
            <text:p>-0.0465118876</text:p>
          </table:table-cell>
          <table:table-cell table:formula="of:=ABS([.C1841]-[.B1841])" office:value-type="float" office:value="0.00426931239999641" calcext:value-type="float">
            <text:p>0.0042693124</text:p>
          </table:table-cell>
        </table:table-row>
        <table:table-row table:style-name="ro1">
          <table:table-cell office:value-type="float" office:value="0.898926" calcext:value-type="float">
            <text:p>0.898926</text:p>
          </table:table-cell>
          <table:table-cell office:value-type="float" office:value="-0.050293" calcext:value-type="float">
            <text:p>-0.050293</text:p>
          </table:table-cell>
          <table:table-cell table:formula="of:=LOG([.A1842];10)" office:value-type="float" office:value="-0.046276058115963" calcext:value-type="float">
            <text:p>-0.0462760581</text:p>
          </table:table-cell>
          <table:table-cell table:formula="of:=ABS([.C1842]-[.B1842])" office:value-type="float" office:value="0.00401694188403699" calcext:value-type="float">
            <text:p>0.0040169419</text:p>
          </table:table-cell>
        </table:table-row>
        <table:table-row table:style-name="ro1">
          <table:table-cell office:value-type="float" office:value="0.899414" calcext:value-type="float">
            <text:p>0.899414</text:p>
          </table:table-cell>
          <table:table-cell office:value-type="float" office:value="-0.050293" calcext:value-type="float">
            <text:p>-0.050293</text:p>
          </table:table-cell>
          <table:table-cell table:formula="of:=LOG([.A1843];10)" office:value-type="float" office:value="-0.0460403566219509" calcext:value-type="float">
            <text:p>-0.0460403566</text:p>
          </table:table-cell>
          <table:table-cell table:formula="of:=ABS([.C1843]-[.B1843])" office:value-type="float" office:value="0.00425264337804909" calcext:value-type="float">
            <text:p>0.0042526434</text:p>
          </table:table-cell>
        </table:table-row>
        <table:table-row table:style-name="ro1">
          <table:table-cell office:value-type="float" office:value="0.899902" calcext:value-type="float">
            <text:p>0.899902</text:p>
          </table:table-cell>
          <table:table-cell office:value-type="float" office:value="-0.0498047" calcext:value-type="float">
            <text:p>-0.0498047</text:p>
          </table:table-cell>
          <table:table-cell table:formula="of:=LOG([.A1844];10)" office:value-type="float" office:value="-0.0458047829791163" calcext:value-type="float">
            <text:p>-0.045804783</text:p>
          </table:table-cell>
          <table:table-cell table:formula="of:=ABS([.C1844]-[.B1844])" office:value-type="float" office:value="0.00399991702088367" calcext:value-type="float">
            <text:p>0.003999917</text:p>
          </table:table-cell>
        </table:table-row>
        <table:table-row table:style-name="ro1">
          <table:table-cell office:value-type="float" office:value="0.900391" calcext:value-type="float">
            <text:p>0.900391</text:p>
          </table:table-cell>
          <table:table-cell office:value-type="float" office:value="-0.0498047" calcext:value-type="float">
            <text:p>-0.0498047</text:p>
          </table:table-cell>
          <table:table-cell table:formula="of:=LOG([.A1845];10)" office:value-type="float" office:value="-0.045568854708692" calcext:value-type="float">
            <text:p>-0.0455688547</text:p>
          </table:table-cell>
          <table:table-cell table:formula="of:=ABS([.C1845]-[.B1845])" office:value-type="float" office:value="0.00423584529130795" calcext:value-type="float">
            <text:p>0.0042358453</text:p>
          </table:table-cell>
        </table:table-row>
        <table:table-row table:style-name="ro1">
          <table:table-cell office:value-type="float" office:value="0.900879" calcext:value-type="float">
            <text:p>0.900879</text:p>
          </table:table-cell>
          <table:table-cell office:value-type="float" office:value="-0.0493164" calcext:value-type="float">
            <text:p>-0.0493164</text:p>
          </table:table-cell>
          <table:table-cell table:formula="of:=LOG([.A1846];10)" office:value-type="float" office:value="-0.0453335366138434" calcext:value-type="float">
            <text:p>-0.0453335366</text:p>
          </table:table-cell>
          <table:table-cell table:formula="of:=ABS([.C1846]-[.B1846])" office:value-type="float" office:value="0.00398286338615658" calcext:value-type="float">
            <text:p>0.0039828634</text:p>
          </table:table-cell>
        </table:table-row>
        <table:table-row table:style-name="ro1">
          <table:table-cell office:value-type="float" office:value="0.901367" calcext:value-type="float">
            <text:p>0.901367</text:p>
          </table:table-cell>
          <table:table-cell office:value-type="float" office:value="-0.0493164" calcext:value-type="float">
            <text:p>-0.0493164</text:p>
          </table:table-cell>
          <table:table-cell table:formula="of:=LOG([.A1847];10)" office:value-type="float" office:value="-0.04509834595469" calcext:value-type="float">
            <text:p>-0.045098346</text:p>
          </table:table-cell>
          <table:table-cell table:formula="of:=ABS([.C1847]-[.B1847])" office:value-type="float" office:value="0.00421805404531003" calcext:value-type="float">
            <text:p>0.004218054</text:p>
          </table:table-cell>
        </table:table-row>
        <table:table-row table:style-name="ro1">
          <table:table-cell office:value-type="float" office:value="0.901855" calcext:value-type="float">
            <text:p>0.901855</text:p>
          </table:table-cell>
          <table:table-cell office:value-type="float" office:value="-0.0488281" calcext:value-type="float">
            <text:p>-0.0488281</text:p>
          </table:table-cell>
          <table:table-cell table:formula="of:=LOG([.A1848];10)" office:value-type="float" office:value="-0.0448632825932816" calcext:value-type="float">
            <text:p>-0.0448632826</text:p>
          </table:table-cell>
          <table:table-cell table:formula="of:=ABS([.C1848]-[.B1848])" office:value-type="float" office:value="0.00396481740671842" calcext:value-type="float">
            <text:p>0.0039648174</text:p>
          </table:table-cell>
        </table:table-row>
        <table:table-row table:style-name="ro1">
          <table:table-cell office:value-type="float" office:value="0.902344" calcext:value-type="float">
            <text:p>0.902344</text:p>
          </table:table-cell>
          <table:table-cell office:value-type="float" office:value="-0.0488281" calcext:value-type="float">
            <text:p>-0.0488281</text:p>
          </table:table-cell>
          <table:table-cell table:formula="of:=LOG([.A1849];10)" office:value-type="float" office:value="-0.0446278650957097" calcext:value-type="float">
            <text:p>-0.0446278651</text:p>
          </table:table-cell>
          <table:table-cell table:formula="of:=ABS([.C1849]-[.B1849])" office:value-type="float" office:value="0.00420023490429035" calcext:value-type="float">
            <text:p>0.0042002349</text:p>
          </table:table-cell>
        </table:table-row>
        <table:table-row table:style-name="ro1">
          <table:table-cell office:value-type="float" office:value="0.902832" calcext:value-type="float">
            <text:p>0.902832</text:p>
          </table:table-cell>
          <table:table-cell office:value-type="float" office:value="-0.0483398" calcext:value-type="float">
            <text:p>-0.0483398</text:p>
          </table:table-cell>
          <table:table-cell table:formula="of:=LOG([.A1850];10)" office:value-type="float" office:value="-0.0443930561769875" calcext:value-type="float">
            <text:p>-0.0443930562</text:p>
          </table:table-cell>
          <table:table-cell table:formula="of:=ABS([.C1850]-[.B1850])" office:value-type="float" office:value="0.00394674382301249" calcext:value-type="float">
            <text:p>0.0039467438</text:p>
          </table:table-cell>
        </table:table-row>
        <table:table-row table:style-name="ro1">
          <table:table-cell office:value-type="float" office:value="0.90332" calcext:value-type="float">
            <text:p>0.90332</text:p>
          </table:table-cell>
          <table:table-cell office:value-type="float" office:value="-0.0483398" calcext:value-type="float">
            <text:p>-0.0483398</text:p>
          </table:table-cell>
          <table:table-cell table:formula="of:=LOG([.A1851];10)" office:value-type="float" office:value="-0.0441583741432206" calcext:value-type="float">
            <text:p>-0.0441583741</text:p>
          </table:table-cell>
          <table:table-cell table:formula="of:=ABS([.C1851]-[.B1851])" office:value-type="float" office:value="0.00418142585677936" calcext:value-type="float">
            <text:p>0.0041814259</text:p>
          </table:table-cell>
        </table:table-row>
        <table:table-row table:style-name="ro1">
          <table:table-cell office:value-type="float" office:value="0.903809" calcext:value-type="float">
            <text:p>0.903809</text:p>
          </table:table-cell>
          <table:table-cell office:value-type="float" office:value="-0.0478516" calcext:value-type="float">
            <text:p>-0.0478516</text:p>
          </table:table-cell>
          <table:table-cell table:formula="of:=LOG([.A1852];10)" office:value-type="float" office:value="-0.0439233383413117" calcext:value-type="float">
            <text:p>-0.0439233383</text:p>
          </table:table-cell>
          <table:table-cell table:formula="of:=ABS([.C1852]-[.B1852])" office:value-type="float" office:value="0.00392826165868835" calcext:value-type="float">
            <text:p>0.0039282617</text:p>
          </table:table-cell>
        </table:table-row>
        <table:table-row table:style-name="ro1">
          <table:table-cell office:value-type="float" office:value="0.904297" calcext:value-type="float">
            <text:p>0.904297</text:p>
          </table:table-cell>
          <table:table-cell office:value-type="float" office:value="-0.0478516" calcext:value-type="float">
            <text:p>-0.0478516</text:p>
          </table:table-cell>
          <table:table-cell table:formula="of:=LOG([.A1853];10)" office:value-type="float" office:value="-0.0436889099258152" calcext:value-type="float">
            <text:p>-0.0436889099</text:p>
          </table:table-cell>
          <table:table-cell table:formula="of:=ABS([.C1853]-[.B1853])" office:value-type="float" office:value="0.0041626900741848" calcext:value-type="float">
            <text:p>0.0041626901</text:p>
          </table:table-cell>
        </table:table-row>
        <table:table-row table:style-name="ro1">
          <table:table-cell office:value-type="float" office:value="0.904785" calcext:value-type="float">
            <text:p>0.904785</text:p>
          </table:table-cell>
          <table:table-cell office:value-type="float" office:value="-0.0473633" calcext:value-type="float">
            <text:p>-0.0473633</text:p>
          </table:table-cell>
          <table:table-cell table:formula="of:=LOG([.A1854];10)" office:value-type="float" office:value="-0.0434546079844888" calcext:value-type="float">
            <text:p>-0.043454608</text:p>
          </table:table-cell>
          <table:table-cell table:formula="of:=ABS([.C1854]-[.B1854])" office:value-type="float" office:value="0.00390869201551119" calcext:value-type="float">
            <text:p>0.003908692</text:p>
          </table:table-cell>
        </table:table-row>
        <table:table-row table:style-name="ro1">
          <table:table-cell office:value-type="float" office:value="0.905273" calcext:value-type="float">
            <text:p>0.905273</text:p>
          </table:table-cell>
          <table:table-cell office:value-type="float" office:value="-0.0473633" calcext:value-type="float">
            <text:p>-0.0473633</text:p>
          </table:table-cell>
          <table:table-cell table:formula="of:=LOG([.A1855];10)" office:value-type="float" office:value="-0.0432204323809404" calcext:value-type="float">
            <text:p>-0.0432204324</text:p>
          </table:table-cell>
          <table:table-cell table:formula="of:=ABS([.C1855]-[.B1855])" office:value-type="float" office:value="0.00414286761905955" calcext:value-type="float">
            <text:p>0.0041428676</text:p>
          </table:table-cell>
        </table:table-row>
        <table:table-row table:style-name="ro1">
          <table:table-cell office:value-type="float" office:value="0.905762" calcext:value-type="float">
            <text:p>0.905762</text:p>
          </table:table-cell>
          <table:table-cell office:value-type="float" office:value="-0.046875" calcext:value-type="float">
            <text:p>-0.046875</text:p>
          </table:table-cell>
          <table:table-cell table:formula="of:=LOG([.A1856];10)" office:value-type="float" office:value="-0.0429859034990451" calcext:value-type="float">
            <text:p>-0.0429859035</text:p>
          </table:table-cell>
          <table:table-cell table:formula="of:=ABS([.C1856]-[.B1856])" office:value-type="float" office:value="0.00388909650095494" calcext:value-type="float">
            <text:p>0.0038890965</text:p>
          </table:table-cell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-0.046875" calcext:value-type="float">
            <text:p>-0.046875</text:p>
          </table:table-cell>
          <table:table-cell table:formula="of:=LOG([.A1857];10)" office:value-type="float" office:value="-0.0427519804209498" calcext:value-type="float">
            <text:p>-0.0427519804</text:p>
          </table:table-cell>
          <table:table-cell table:formula="of:=ABS([.C1857]-[.B1857])" office:value-type="float" office:value="0.00412301957905017" calcext:value-type="float">
            <text:p>0.0041230196</text:p>
          </table:table-cell>
        </table:table-row>
        <table:table-row table:style-name="ro1">
          <table:table-cell office:value-type="float" office:value="0.906738" calcext:value-type="float">
            <text:p>0.906738</text:p>
          </table:table-cell>
          <table:table-cell office:value-type="float" office:value="-0.0463867" calcext:value-type="float">
            <text:p>-0.0463867</text:p>
          </table:table-cell>
          <table:table-cell table:formula="of:=LOG([.A1858];10)" office:value-type="float" office:value="-0.0425181832724998" calcext:value-type="float">
            <text:p>-0.0425181833</text:p>
          </table:table-cell>
          <table:table-cell table:formula="of:=ABS([.C1858]-[.B1858])" office:value-type="float" office:value="0.00386851672750023" calcext:value-type="float">
            <text:p>0.0038685167</text:p>
          </table:table-cell>
        </table:table-row>
        <table:table-row table:style-name="ro1">
          <table:table-cell office:value-type="float" office:value="0.907227" calcext:value-type="float">
            <text:p>0.907227</text:p>
          </table:table-cell>
          <table:table-cell office:value-type="float" office:value="-0.0463867" calcext:value-type="float">
            <text:p>-0.0463867</text:p>
          </table:table-cell>
          <table:table-cell table:formula="of:=LOG([.A1859];10)" office:value-type="float" office:value="-0.0422840332124985" calcext:value-type="float">
            <text:p>-0.0422840332</text:p>
          </table:table-cell>
          <table:table-cell table:formula="of:=ABS([.C1859]-[.B1859])" office:value-type="float" office:value="0.00410266678750148" calcext:value-type="float">
            <text:p>0.0041026668</text:p>
          </table:table-cell>
        </table:table-row>
        <table:table-row table:style-name="ro1">
          <table:table-cell office:value-type="float" office:value="0.907715" calcext:value-type="float">
            <text:p>0.907715</text:p>
          </table:table-cell>
          <table:table-cell office:value-type="float" office:value="-0.0458984" calcext:value-type="float">
            <text:p>-0.0458984</text:p>
          </table:table-cell>
          <table:table-cell table:formula="of:=LOG([.A1860];10)" office:value-type="float" office:value="-0.0420504877743786" calcext:value-type="float">
            <text:p>-0.0420504878</text:p>
          </table:table-cell>
          <table:table-cell table:formula="of:=ABS([.C1860]-[.B1860])" office:value-type="float" office:value="0.00384791222562141" calcext:value-type="float">
            <text:p>0.0038479122</text:p>
          </table:table-cell>
        </table:table-row>
        <table:table-row table:style-name="ro1">
          <table:table-cell office:value-type="float" office:value="0.908203" calcext:value-type="float">
            <text:p>0.908203</text:p>
          </table:table-cell>
          <table:table-cell office:value-type="float" office:value="-0.0458984" calcext:value-type="float">
            <text:p>-0.0458984</text:p>
          </table:table-cell>
          <table:table-cell table:formula="of:=LOG([.A1861];10)" office:value-type="float" office:value="-0.0418170678597451" calcext:value-type="float">
            <text:p>-0.0418170679</text:p>
          </table:table-cell>
          <table:table-cell table:formula="of:=ABS([.C1861]-[.B1861])" office:value-type="float" office:value="0.00408133214025487" calcext:value-type="float">
            <text:p>0.0040813321</text:p>
          </table:table-cell>
        </table:table-row>
        <table:table-row table:style-name="ro1">
          <table:table-cell office:value-type="float" office:value="0.908691" calcext:value-type="float">
            <text:p>0.908691</text:p>
          </table:table-cell>
          <table:table-cell office:value-type="float" office:value="-0.0454102" calcext:value-type="float">
            <text:p>-0.0454102</text:p>
          </table:table-cell>
          <table:table-cell table:formula="of:=LOG([.A1862];10)" office:value-type="float" office:value="-0.0415837733337407" calcext:value-type="float">
            <text:p>-0.0415837733</text:p>
          </table:table-cell>
          <table:table-cell table:formula="of:=ABS([.C1862]-[.B1862])" office:value-type="float" office:value="0.00382642666625931" calcext:value-type="float">
            <text:p>0.0038264267</text:p>
          </table:table-cell>
        </table:table-row>
        <table:table-row table:style-name="ro1">
          <table:table-cell office:value-type="float" office:value="0.90918" calcext:value-type="float">
            <text:p>0.90918</text:p>
          </table:table-cell>
          <table:table-cell office:value-type="float" office:value="-0.0454102" calcext:value-type="float">
            <text:p>-0.0454102</text:p>
          </table:table-cell>
          <table:table-cell table:formula="of:=LOG([.A1863];10)" office:value-type="float" office:value="-0.0413501263843443" calcext:value-type="float">
            <text:p>-0.0413501264</text:p>
          </table:table-cell>
          <table:table-cell table:formula="of:=ABS([.C1863]-[.B1863])" office:value-type="float" office:value="0.00406007361565567" calcext:value-type="float">
            <text:p>0.0040600736</text:p>
          </table:table-cell>
        </table:table-row>
        <table:table-row table:style-name="ro1">
          <table:table-cell office:value-type="float" office:value="0.909668" calcext:value-type="float">
            <text:p>0.909668</text:p>
          </table:table-cell>
          <table:table-cell office:value-type="float" office:value="-0.0449219" calcext:value-type="float">
            <text:p>-0.0449219</text:p>
          </table:table-cell>
          <table:table-cell table:formula="of:=LOG([.A1864];10)" office:value-type="float" office:value="-0.0411170824881483" calcext:value-type="float">
            <text:p>-0.0411170825</text:p>
          </table:table-cell>
          <table:table-cell table:formula="of:=ABS([.C1864]-[.B1864])" office:value-type="float" office:value="0.00380481751185169" calcext:value-type="float">
            <text:p>0.0038048175</text:p>
          </table:table-cell>
        </table:table-row>
        <table:table-row table:style-name="ro1">
          <table:table-cell office:value-type="float" office:value="0.910156" calcext:value-type="float">
            <text:p>0.910156</text:p>
          </table:table-cell>
          <table:table-cell office:value-type="float" office:value="-0.0449219" calcext:value-type="float">
            <text:p>-0.0449219</text:p>
          </table:table-cell>
          <table:table-cell table:formula="of:=LOG([.A1865];10)" office:value-type="float" office:value="-0.0408841635770352" calcext:value-type="float">
            <text:p>-0.0408841636</text:p>
          </table:table-cell>
          <table:table-cell table:formula="of:=ABS([.C1865]-[.B1865])" office:value-type="float" office:value="0.00403773642296485" calcext:value-type="float">
            <text:p>0.0040377364</text:p>
          </table:table-cell>
        </table:table-row>
        <table:table-row table:style-name="ro1">
          <table:table-cell office:value-type="float" office:value="0.910645" calcext:value-type="float">
            <text:p>0.910645</text:p>
          </table:table-cell>
          <table:table-cell office:value-type="float" office:value="-0.0444336" calcext:value-type="float">
            <text:p>-0.0444336</text:p>
          </table:table-cell>
          <table:table-cell table:formula="of:=LOG([.A1866];10)" office:value-type="float" office:value="-0.0406508926080973" calcext:value-type="float">
            <text:p>-0.0406508926</text:p>
          </table:table-cell>
          <table:table-cell table:formula="of:=ABS([.C1866]-[.B1866])" office:value-type="float" office:value="0.00378270739190268" calcext:value-type="float">
            <text:p>0.0037827074</text:p>
          </table:table-cell>
        </table:table-row>
        <table:table-row table:style-name="ro1">
          <table:table-cell office:value-type="float" office:value="0.911133" calcext:value-type="float">
            <text:p>0.911133</text:p>
          </table:table-cell>
          <table:table-cell office:value-type="float" office:value="-0.0444336" calcext:value-type="float">
            <text:p>-0.0444336</text:p>
          </table:table-cell>
          <table:table-cell table:formula="of:=LOG([.A1867];10)" office:value-type="float" office:value="-0.0404182235208233" calcext:value-type="float">
            <text:p>-0.0404182235</text:p>
          </table:table-cell>
          <table:table-cell table:formula="of:=ABS([.C1867]-[.B1867])" office:value-type="float" office:value="0.00401537647917666" calcext:value-type="float">
            <text:p>0.0040153765</text:p>
          </table:table-cell>
        </table:table-row>
        <table:table-row table:style-name="ro1">
          <table:table-cell office:value-type="float" office:value="0.911621" calcext:value-type="float">
            <text:p>0.911621</text:p>
          </table:table-cell>
          <table:table-cell office:value-type="float" office:value="-0.0439453" calcext:value-type="float">
            <text:p>-0.0439453</text:p>
          </table:table-cell>
          <table:table-cell table:formula="of:=LOG([.A1868];10)" office:value-type="float" office:value="-0.0401856790170313" calcext:value-type="float">
            <text:p>-0.040185679</text:p>
          </table:table-cell>
          <table:table-cell table:formula="of:=ABS([.C1868]-[.B1868])" office:value-type="float" office:value="0.00375962098296867" calcext:value-type="float">
            <text:p>0.003759621</text:p>
          </table:table-cell>
        </table:table-row>
        <table:table-row table:style-name="ro1">
          <table:table-cell office:value-type="float" office:value="0.912109" calcext:value-type="float">
            <text:p>0.912109</text:p>
          </table:table-cell>
          <table:table-cell office:value-type="float" office:value="-0.0439453" calcext:value-type="float">
            <text:p>-0.0439453</text:p>
          </table:table-cell>
          <table:table-cell table:formula="of:=LOG([.A1869];10)" office:value-type="float" office:value="-0.0399532589633753" calcext:value-type="float">
            <text:p>-0.039953259</text:p>
          </table:table-cell>
          <table:table-cell table:formula="of:=ABS([.C1869]-[.B1869])" office:value-type="float" office:value="0.00399204103662471" calcext:value-type="float">
            <text:p>0.003992041</text:p>
          </table:table-cell>
        </table:table-row>
        <table:table-row table:style-name="ro1">
          <table:table-cell office:value-type="float" office:value="0.912598" calcext:value-type="float">
            <text:p>0.912598</text:p>
          </table:table-cell>
          <table:table-cell office:value-type="float" office:value="-0.043457" calcext:value-type="float">
            <text:p>-0.043457</text:p>
          </table:table-cell>
          <table:table-cell table:formula="of:=LOG([.A1870];10)" office:value-type="float" office:value="-0.0397204873384134" calcext:value-type="float">
            <text:p>-0.0397204873</text:p>
          </table:table-cell>
          <table:table-cell table:formula="of:=ABS([.C1870]-[.B1870])" office:value-type="float" office:value="0.00373651266158657" calcext:value-type="float">
            <text:p>0.0037365127</text:p>
          </table:table-cell>
        </table:table-row>
        <table:table-row table:style-name="ro1">
          <table:table-cell office:value-type="float" office:value="0.913086" calcext:value-type="float">
            <text:p>0.913086</text:p>
          </table:table-cell>
          <table:table-cell office:value-type="float" office:value="-0.043457" calcext:value-type="float">
            <text:p>-0.043457</text:p>
          </table:table-cell>
          <table:table-cell table:formula="of:=LOG([.A1871];10)" office:value-type="float" office:value="-0.0394883160401863" calcext:value-type="float">
            <text:p>-0.039488316</text:p>
          </table:table-cell>
          <table:table-cell table:formula="of:=ABS([.C1871]-[.B1871])" office:value-type="float" office:value="0.0039686839598137" calcext:value-type="float">
            <text:p>0.003968684</text:p>
          </table:table-cell>
        </table:table-row>
        <table:table-row table:style-name="ro1">
          <table:table-cell office:value-type="float" office:value="0.913574" calcext:value-type="float">
            <text:p>0.913574</text:p>
          </table:table-cell>
          <table:table-cell office:value-type="float" office:value="-0.0429688" calcext:value-type="float">
            <text:p>-0.0429688</text:p>
          </table:table-cell>
          <table:table-cell table:formula="of:=LOG([.A1872];10)" office:value-type="float" office:value="-0.0392562687930677" calcext:value-type="float">
            <text:p>-0.0392562688</text:p>
          </table:table-cell>
          <table:table-cell table:formula="of:=ABS([.C1872]-[.B1872])" office:value-type="float" office:value="0.00371253120693233" calcext:value-type="float">
            <text:p>0.0037125312</text:p>
          </table:table-cell>
        </table:table-row>
        <table:table-row table:style-name="ro1">
          <table:table-cell office:value-type="float" office:value="0.914062" calcext:value-type="float">
            <text:p>0.914062</text:p>
          </table:table-cell>
          <table:table-cell office:value-type="float" office:value="-0.0429688" calcext:value-type="float">
            <text:p>-0.0429688</text:p>
          </table:table-cell>
          <table:table-cell table:formula="of:=LOG([.A1873];10)" office:value-type="float" office:value="-0.0390243454645652" calcext:value-type="float">
            <text:p>-0.0390243455</text:p>
          </table:table-cell>
          <table:table-cell table:formula="of:=ABS([.C1873]-[.B1873])" office:value-type="float" office:value="0.00394445453543475" calcext:value-type="float">
            <text:p>0.0039444545</text:p>
          </table:table-cell>
        </table:table-row>
        <table:table-row table:style-name="ro1">
          <table:table-cell office:value-type="float" office:value="0.914551" calcext:value-type="float">
            <text:p>0.914551</text:p>
          </table:table-cell>
          <table:table-cell office:value-type="float" office:value="-0.0424805" calcext:value-type="float">
            <text:p>-0.0424805</text:p>
          </table:table-cell>
          <table:table-cell table:formula="of:=LOG([.A1874];10)" office:value-type="float" office:value="-0.0387920710503365" calcext:value-type="float">
            <text:p>-0.0387920711</text:p>
          </table:table-cell>
          <table:table-cell table:formula="of:=ABS([.C1874]-[.B1874])" office:value-type="float" office:value="0.00368842894966346" calcext:value-type="float">
            <text:p>0.0036884289</text:p>
          </table:table-cell>
        </table:table-row>
        <table:table-row table:style-name="ro1">
          <table:table-cell office:value-type="float" office:value="0.915039" calcext:value-type="float">
            <text:p>0.915039</text:p>
          </table:table-cell>
          <table:table-cell office:value-type="float" office:value="-0.0424805" calcext:value-type="float">
            <text:p>-0.0424805</text:p>
          </table:table-cell>
          <table:table-cell table:formula="of:=LOG([.A1875];10)" office:value-type="float" office:value="-0.038560395415692" calcext:value-type="float">
            <text:p>-0.0385603954</text:p>
          </table:table-cell>
          <table:table-cell table:formula="of:=ABS([.C1875]-[.B1875])" office:value-type="float" office:value="0.00392010458430802" calcext:value-type="float">
            <text:p>0.0039201046</text:p>
          </table:table-cell>
        </table:table-row>
        <table:table-row table:style-name="ro1">
          <table:table-cell office:value-type="float" office:value="0.915527" calcext:value-type="float">
            <text:p>0.915527</text:p>
          </table:table-cell>
          <table:table-cell office:value-type="float" office:value="-0.0419922" calcext:value-type="float">
            <text:p>-0.0419922</text:p>
          </table:table-cell>
          <table:table-cell table:formula="of:=LOG([.A1876];10)" office:value-type="float" office:value="-0.0383288433031876" calcext:value-type="float">
            <text:p>-0.0383288433</text:p>
          </table:table-cell>
          <table:table-cell table:formula="of:=ABS([.C1876]-[.B1876])" office:value-type="float" office:value="0.00366335669681242" calcext:value-type="float">
            <text:p>0.0036633567</text:p>
          </table:table-cell>
        </table:table-row>
        <table:table-row table:style-name="ro1">
          <table:table-cell office:value-type="float" office:value="0.916016" calcext:value-type="float">
            <text:p>0.916016</text:p>
          </table:table-cell>
          <table:table-cell office:value-type="float" office:value="-0.0419922" calcext:value-type="float">
            <text:p>-0.0419922</text:p>
          </table:table-cell>
          <table:table-cell table:formula="of:=LOG([.A1877];10)" office:value-type="float" office:value="-0.0380969404685866" calcext:value-type="float">
            <text:p>-0.0380969405</text:p>
          </table:table-cell>
          <table:table-cell table:formula="of:=ABS([.C1877]-[.B1877])" office:value-type="float" office:value="0.00389525953141338" calcext:value-type="float">
            <text:p>0.0038952595</text:p>
          </table:table-cell>
        </table:table-row>
        <table:table-row table:style-name="ro1">
          <table:table-cell office:value-type="float" office:value="0.916504" calcext:value-type="float">
            <text:p>0.916504</text:p>
          </table:table-cell>
          <table:table-cell office:value-type="float" office:value="-0.0415039" calcext:value-type="float">
            <text:p>-0.0415039</text:p>
          </table:table-cell>
          <table:table-cell table:formula="of:=LOG([.A1878];10)" office:value-type="float" office:value="-0.0378656352580802" calcext:value-type="float">
            <text:p>-0.0378656353</text:p>
          </table:table-cell>
          <table:table-cell table:formula="of:=ABS([.C1878]-[.B1878])" office:value-type="float" office:value="0.00363826474191984" calcext:value-type="float">
            <text:p>0.0036382647</text:p>
          </table:table-cell>
        </table:table-row>
        <table:table-row table:style-name="ro1">
          <table:table-cell office:value-type="float" office:value="0.916992" calcext:value-type="float">
            <text:p>0.916992</text:p>
          </table:table-cell>
          <table:table-cell office:value-type="float" office:value="-0.0415039" calcext:value-type="float">
            <text:p>-0.0415039</text:p>
          </table:table-cell>
          <table:table-cell table:formula="of:=LOG([.A1879];10)" office:value-type="float" office:value="-0.0376344531751377" calcext:value-type="float">
            <text:p>-0.0376344532</text:p>
          </table:table-cell>
          <table:table-cell table:formula="of:=ABS([.C1879]-[.B1879])" office:value-type="float" office:value="0.00386944682486225" calcext:value-type="float">
            <text:p>0.0038694468</text:p>
          </table:table-cell>
        </table:table-row>
        <table:table-row table:style-name="ro1">
          <table:table-cell office:value-type="float" office:value="0.91748" calcext:value-type="float">
            <text:p>0.91748</text:p>
          </table:table-cell>
          <table:table-cell office:value-type="float" office:value="-0.0410156" calcext:value-type="float">
            <text:p>-0.0410156</text:p>
          </table:table-cell>
          <table:table-cell table:formula="of:=LOG([.A1880];10)" office:value-type="float" office:value="-0.0374033940887434" calcext:value-type="float">
            <text:p>-0.0374033941</text:p>
          </table:table-cell>
          <table:table-cell table:formula="of:=ABS([.C1880]-[.B1880])" office:value-type="float" office:value="0.00361220591125664" calcext:value-type="float">
            <text:p>0.0036122059</text:p>
          </table:table-cell>
        </table:table-row>
        <table:table-row table:style-name="ro1">
          <table:table-cell office:value-type="float" office:value="0.917969" calcext:value-type="float">
            <text:p>0.917969</text:p>
          </table:table-cell>
          <table:table-cell office:value-type="float" office:value="-0.0410156" calcext:value-type="float">
            <text:p>-0.0410156</text:p>
          </table:table-cell>
          <table:table-cell table:formula="of:=LOG([.A1881];10)" office:value-type="float" office:value="-0.0371719847641854" calcext:value-type="float">
            <text:p>-0.0371719848</text:p>
          </table:table-cell>
          <table:table-cell table:formula="of:=ABS([.C1881]-[.B1881])" office:value-type="float" office:value="0.00384361523581457" calcext:value-type="float">
            <text:p>0.0038436152</text:p>
          </table:table-cell>
        </table:table-row>
        <table:table-row table:style-name="ro1">
          <table:table-cell office:value-type="float" office:value="0.918457" calcext:value-type="float">
            <text:p>0.918457</text:p>
          </table:table-cell>
          <table:table-cell office:value-type="float" office:value="-0.0405273" calcext:value-type="float">
            <text:p>-0.0405273</text:p>
          </table:table-cell>
          <table:table-cell table:formula="of:=LOG([.A1882];10)" office:value-type="float" office:value="-0.0369411715300476" calcext:value-type="float">
            <text:p>-0.0369411715</text:p>
          </table:table-cell>
          <table:table-cell table:formula="of:=ABS([.C1882]-[.B1882])" office:value-type="float" office:value="0.00358612846995237" calcext:value-type="float">
            <text:p>0.0035861285</text:p>
          </table:table-cell>
        </table:table-row>
        <table:table-row table:style-name="ro1">
          <table:table-cell office:value-type="float" office:value="0.918945" calcext:value-type="float">
            <text:p>0.918945</text:p>
          </table:table-cell>
          <table:table-cell office:value-type="float" office:value="-0.0405273" calcext:value-type="float">
            <text:p>-0.0405273</text:p>
          </table:table-cell>
          <table:table-cell table:formula="of:=LOG([.A1883];10)" office:value-type="float" office:value="-0.0367104809003955" calcext:value-type="float">
            <text:p>-0.0367104809</text:p>
          </table:table-cell>
          <table:table-cell table:formula="of:=ABS([.C1883]-[.B1883])" office:value-type="float" office:value="0.00381681909960454" calcext:value-type="float">
            <text:p>0.0038168191</text:p>
          </table:table-cell>
        </table:table-row>
        <table:table-row table:style-name="ro1">
          <table:table-cell office:value-type="float" office:value="0.919434" calcext:value-type="float">
            <text:p>0.919434</text:p>
          </table:table-cell>
          <table:table-cell office:value-type="float" office:value="-0.0400391" calcext:value-type="float">
            <text:p>-0.0400391</text:p>
          </table:table-cell>
          <table:table-cell table:formula="of:=LOG([.A1884];10)" office:value-type="float" office:value="-0.0364794403949727" calcext:value-type="float">
            <text:p>-0.0364794404</text:p>
          </table:table-cell>
          <table:table-cell table:formula="of:=ABS([.C1884]-[.B1884])" office:value-type="float" office:value="0.00355965960502732" calcext:value-type="float">
            <text:p>0.0035596596</text:p>
          </table:table-cell>
        </table:table-row>
        <table:table-row table:style-name="ro1">
          <table:table-cell office:value-type="float" office:value="0.919922" calcext:value-type="float">
            <text:p>0.919922</text:p>
          </table:table-cell>
          <table:table-cell office:value-type="float" office:value="-0.0400391" calcext:value-type="float">
            <text:p>-0.0400391</text:p>
          </table:table-cell>
          <table:table-cell table:formula="of:=LOG([.A1885];10)" office:value-type="float" office:value="-0.036248994834525" calcext:value-type="float">
            <text:p>-0.0362489948</text:p>
          </table:table-cell>
          <table:table-cell table:formula="of:=ABS([.C1885]-[.B1885])" office:value-type="float" office:value="0.00379010516547505" calcext:value-type="float">
            <text:p>0.0037901052</text:p>
          </table:table-cell>
        </table:table-row>
        <table:table-row table:style-name="ro1">
          <table:table-cell office:value-type="float" office:value="0.92041" calcext:value-type="float">
            <text:p>0.92041</text:p>
          </table:table-cell>
          <table:table-cell office:value-type="float" office:value="-0.0395508" calcext:value-type="float">
            <text:p>-0.0395508</text:p>
          </table:table-cell>
          <table:table-cell table:formula="of:=LOG([.A1886];10)" office:value-type="float" office:value="-0.0360186714883719" calcext:value-type="float">
            <text:p>-0.0360186715</text:p>
          </table:table-cell>
          <table:table-cell table:formula="of:=ABS([.C1886]-[.B1886])" office:value-type="float" office:value="0.00353212851162809" calcext:value-type="float">
            <text:p>0.0035321285</text:p>
          </table:table-cell>
        </table:table-row>
        <table:table-row table:style-name="ro1">
          <table:table-cell office:value-type="float" office:value="0.920898" calcext:value-type="float">
            <text:p>0.920898</text:p>
          </table:table-cell>
          <table:table-cell office:value-type="float" office:value="-0.0395508" calcext:value-type="float">
            <text:p>-0.0395508</text:p>
          </table:table-cell>
          <table:table-cell table:formula="of:=LOG([.A1887];10)" office:value-type="float" office:value="-0.0357884702269524" calcext:value-type="float">
            <text:p>-0.0357884702</text:p>
          </table:table-cell>
          <table:table-cell table:formula="of:=ABS([.C1887]-[.B1887])" office:value-type="float" office:value="0.00376232977304759" calcext:value-type="float">
            <text:p>0.0037623298</text:p>
          </table:table-cell>
        </table:table-row>
        <table:table-row table:style-name="ro1">
          <table:table-cell office:value-type="float" office:value="0.921387" calcext:value-type="float">
            <text:p>0.921387</text:p>
          </table:table-cell>
          <table:table-cell office:value-type="float" office:value="-0.0390625" calcext:value-type="float">
            <text:p>-0.0390625</text:p>
          </table:table-cell>
          <table:table-cell table:formula="of:=LOG([.A1888];10)" office:value-type="float" office:value="-0.035557919572045" calcext:value-type="float">
            <text:p>-0.0355579196</text:p>
          </table:table-cell>
          <table:table-cell table:formula="of:=ABS([.C1888]-[.B1888])" office:value-type="float" office:value="0.00350458042795505" calcext:value-type="float">
            <text:p>0.0035045804</text:p>
          </table:table-cell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-0.0390625" calcext:value-type="float">
            <text:p>-0.0390625</text:p>
          </table:table-cell>
          <table:table-cell table:formula="of:=LOG([.A1889];10)" office:value-type="float" office:value="-0.035327962341743" calcext:value-type="float">
            <text:p>-0.0353279623</text:p>
          </table:table-cell>
          <table:table-cell table:formula="of:=ABS([.C1889]-[.B1889])" office:value-type="float" office:value="0.00373453765825702" calcext:value-type="float">
            <text:p>0.0037345377</text:p>
          </table:table-cell>
        </table:table-row>
        <table:table-row table:style-name="ro1">
          <table:table-cell office:value-type="float" office:value="0.922363" calcext:value-type="float">
            <text:p>0.922363</text:p>
          </table:table-cell>
          <table:table-cell office:value-type="float" office:value="-0.0390625" calcext:value-type="float">
            <text:p>-0.0390625</text:p>
          </table:table-cell>
          <table:table-cell table:formula="of:=LOG([.A1890];10)" office:value-type="float" office:value="-0.0350981268084602" calcext:value-type="float">
            <text:p>-0.0350981268</text:p>
          </table:table-cell>
          <table:table-cell table:formula="of:=ABS([.C1890]-[.B1890])" office:value-type="float" office:value="0.00396437319153977" calcext:value-type="float">
            <text:p>0.0039643732</text:p>
          </table:table-cell>
        </table:table-row>
        <table:table-row table:style-name="ro1">
          <table:table-cell office:value-type="float" office:value="0.922852" calcext:value-type="float">
            <text:p>0.922852</text:p>
          </table:table-cell>
          <table:table-cell office:value-type="float" office:value="-0.0385742" calcext:value-type="float">
            <text:p>-0.0385742</text:p>
          </table:table-cell>
          <table:table-cell table:formula="of:=LOG([.A1891];10)" office:value-type="float" office:value="-0.0348679422428434" calcext:value-type="float">
            <text:p>-0.0348679422</text:p>
          </table:table-cell>
          <table:table-cell table:formula="of:=ABS([.C1891]-[.B1891])" office:value-type="float" office:value="0.00370625775715658" calcext:value-type="float">
            <text:p>0.0037062578</text:p>
          </table:table-cell>
        </table:table-row>
        <table:table-row table:style-name="ro1">
          <table:table-cell office:value-type="float" office:value="0.92334" calcext:value-type="float">
            <text:p>0.92334</text:p>
          </table:table-cell>
          <table:table-cell office:value-type="float" office:value="-0.0385742" calcext:value-type="float">
            <text:p>-0.0385742</text:p>
          </table:table-cell>
          <table:table-cell table:formula="of:=LOG([.A1892];10)" office:value-type="float" office:value="-0.0346383499663037" calcext:value-type="float">
            <text:p>-0.03463835</text:p>
          </table:table-cell>
          <table:table-cell table:formula="of:=ABS([.C1892]-[.B1892])" office:value-type="float" office:value="0.00393585003369632" calcext:value-type="float">
            <text:p>0.00393585</text:p>
          </table:table-cell>
        </table:table-row>
        <table:table-row table:style-name="ro1">
          <table:table-cell office:value-type="float" office:value="0.923828" calcext:value-type="float">
            <text:p>0.923828</text:p>
          </table:table-cell>
          <table:table-cell office:value-type="float" office:value="-0.0380859" calcext:value-type="float">
            <text:p>-0.0380859</text:p>
          </table:table-cell>
          <table:table-cell table:formula="of:=LOG([.A1893];10)" office:value-type="float" office:value="-0.0344088790009129" calcext:value-type="float">
            <text:p>-0.034408879</text:p>
          </table:table-cell>
          <table:table-cell table:formula="of:=ABS([.C1893]-[.B1893])" office:value-type="float" office:value="0.0036770209990871" calcext:value-type="float">
            <text:p>0.003677021</text:p>
          </table:table-cell>
        </table:table-row>
        <table:table-row table:style-name="ro1">
          <table:table-cell office:value-type="float" office:value="0.924316" calcext:value-type="float">
            <text:p>0.924316</text:p>
          </table:table-cell>
          <table:table-cell office:value-type="float" office:value="-0.0380859" calcext:value-type="float">
            <text:p>-0.0380859</text:p>
          </table:table-cell>
          <table:table-cell table:formula="of:=LOG([.A1894];10)" office:value-type="float" office:value="-0.0341795292185428" calcext:value-type="float">
            <text:p>-0.0341795292</text:p>
          </table:table-cell>
          <table:table-cell table:formula="of:=ABS([.C1894]-[.B1894])" office:value-type="float" office:value="0.00390637078145716" calcext:value-type="float">
            <text:p>0.0039063708</text:p>
          </table:table-cell>
        </table:table-row>
        <table:table-row table:style-name="ro1">
          <table:table-cell office:value-type="float" office:value="0.924805" calcext:value-type="float">
            <text:p>0.924805</text:p>
          </table:table-cell>
          <table:table-cell office:value-type="float" office:value="-0.0375977" calcext:value-type="float">
            <text:p>-0.0375977</text:p>
          </table:table-cell>
          <table:table-cell table:formula="of:=LOG([.A1895];10)" office:value-type="float" office:value="-0.0339498308844681" calcext:value-type="float">
            <text:p>-0.0339498309</text:p>
          </table:table-cell>
          <table:table-cell table:formula="of:=ABS([.C1895]-[.B1895])" office:value-type="float" office:value="0.00364786911553192" calcext:value-type="float">
            <text:p>0.0036478691</text:p>
          </table:table-cell>
        </table:table-row>
        <table:table-row table:style-name="ro1">
          <table:table-cell office:value-type="float" office:value="0.925293" calcext:value-type="float">
            <text:p>0.925293</text:p>
          </table:table-cell>
          <table:table-cell office:value-type="float" office:value="-0.0375977" calcext:value-type="float">
            <text:p>-0.0375977</text:p>
          </table:table-cell>
          <table:table-cell table:formula="of:=LOG([.A1896];10)" office:value-type="float" office:value="-0.0337207233322369" calcext:value-type="float">
            <text:p>-0.0337207233</text:p>
          </table:table-cell>
          <table:table-cell table:formula="of:=ABS([.C1896]-[.B1896])" office:value-type="float" office:value="0.00387697666776306" calcext:value-type="float">
            <text:p>0.0038769767</text:p>
          </table:table-cell>
        </table:table-row>
        <table:table-row table:style-name="ro1">
          <table:table-cell office:value-type="float" office:value="0.925781" calcext:value-type="float">
            <text:p>0.925781</text:p>
          </table:table-cell>
          <table:table-cell office:value-type="float" office:value="-0.0371094" calcext:value-type="float">
            <text:p>-0.0371094</text:p>
          </table:table-cell>
          <table:table-cell table:formula="of:=LOG([.A1897];10)" office:value-type="float" office:value="-0.0334917365795963" calcext:value-type="float">
            <text:p>-0.0334917366</text:p>
          </table:table-cell>
          <table:table-cell table:formula="of:=ABS([.C1897]-[.B1897])" office:value-type="float" office:value="0.00361766342040368" calcext:value-type="float">
            <text:p>0.0036176634</text:p>
          </table:table-cell>
        </table:table-row>
        <table:table-row table:style-name="ro1">
          <table:table-cell office:value-type="float" office:value="0.92627" calcext:value-type="float">
            <text:p>0.92627</text:p>
          </table:table-cell>
          <table:table-cell office:value-type="float" office:value="-0.0371094" calcext:value-type="float">
            <text:p>-0.0371094</text:p>
          </table:table-cell>
          <table:table-cell table:formula="of:=LOG([.A1898];10)" office:value-type="float" office:value="-0.0332624016351637" calcext:value-type="float">
            <text:p>-0.0332624016</text:p>
          </table:table-cell>
          <table:table-cell table:formula="of:=ABS([.C1898]-[.B1898])" office:value-type="float" office:value="0.0038469983648363" calcext:value-type="float">
            <text:p>0.0038469984</text:p>
          </table:table-cell>
        </table:table-row>
        <table:table-row table:style-name="ro1">
          <table:table-cell office:value-type="float" office:value="0.926758" calcext:value-type="float">
            <text:p>0.926758</text:p>
          </table:table-cell>
          <table:table-cell office:value-type="float" office:value="-0.0366211" calcext:value-type="float">
            <text:p>-0.0366211</text:p>
          </table:table-cell>
          <table:table-cell table:formula="of:=LOG([.A1899];10)" office:value-type="float" office:value="-0.0330336563468374" calcext:value-type="float">
            <text:p>-0.0330336563</text:p>
          </table:table-cell>
          <table:table-cell table:formula="of:=ABS([.C1899]-[.B1899])" office:value-type="float" office:value="0.00358744365316257" calcext:value-type="float">
            <text:p>0.0035874437</text:p>
          </table:table-cell>
        </table:table-row>
        <table:table-row table:style-name="ro1">
          <table:table-cell office:value-type="float" office:value="0.927246" calcext:value-type="float">
            <text:p>0.927246</text:p>
          </table:table-cell>
          <table:table-cell office:value-type="float" office:value="-0.0366211" calcext:value-type="float">
            <text:p>-0.0366211</text:p>
          </table:table-cell>
          <table:table-cell table:formula="of:=LOG([.A1900];10)" office:value-type="float" office:value="-0.0328050314764885" calcext:value-type="float">
            <text:p>-0.0328050315</text:p>
          </table:table-cell>
          <table:table-cell table:formula="of:=ABS([.C1900]-[.B1900])" office:value-type="float" office:value="0.00381606852351148" calcext:value-type="float">
            <text:p>0.0038160685</text:p>
          </table:table-cell>
        </table:table-row>
        <table:table-row table:style-name="ro1">
          <table:table-cell office:value-type="float" office:value="0.927734" calcext:value-type="float">
            <text:p>0.927734</text:p>
          </table:table-cell>
          <table:table-cell office:value-type="float" office:value="-0.0361328" calcext:value-type="float">
            <text:p>-0.0361328</text:p>
          </table:table-cell>
          <table:table-cell table:formula="of:=LOG([.A1901];10)" office:value-type="float" office:value="-0.0325765268974008" calcext:value-type="float">
            <text:p>-0.0325765269</text:p>
          </table:table-cell>
          <table:table-cell table:formula="of:=ABS([.C1901]-[.B1901])" office:value-type="float" office:value="0.00355627310259921" calcext:value-type="float">
            <text:p>0.0035562731</text:p>
          </table:table-cell>
        </table:table-row>
        <table:table-row table:style-name="ro1">
          <table:table-cell office:value-type="float" office:value="0.928223" calcext:value-type="float">
            <text:p>0.928223</text:p>
          </table:table-cell>
          <table:table-cell office:value-type="float" office:value="-0.0361328" calcext:value-type="float">
            <text:p>-0.0361328</text:p>
          </table:table-cell>
          <table:table-cell table:formula="of:=LOG([.A1902];10)" office:value-type="float" office:value="-0.0323476746054944" calcext:value-type="float">
            <text:p>-0.0323476746</text:p>
          </table:table-cell>
          <table:table-cell table:formula="of:=ABS([.C1902]-[.B1902])" office:value-type="float" office:value="0.00378512539450563" calcext:value-type="float">
            <text:p>0.0037851254</text:p>
          </table:table-cell>
        </table:table-row>
        <table:table-row table:style-name="ro1">
          <table:table-cell office:value-type="float" office:value="0.928711" calcext:value-type="float">
            <text:p>0.928711</text:p>
          </table:table-cell>
          <table:table-cell office:value-type="float" office:value="-0.0356445" calcext:value-type="float">
            <text:p>-0.0356445</text:p>
          </table:table-cell>
          <table:table-cell table:formula="of:=LOG([.A1903];10)" office:value-type="float" office:value="-0.0321194104754307" calcext:value-type="float">
            <text:p>-0.0321194105</text:p>
          </table:table-cell>
          <table:table-cell table:formula="of:=ABS([.C1903]-[.B1903])" office:value-type="float" office:value="0.00352508952456926" calcext:value-type="float">
            <text:p>0.0035250895</text:p>
          </table:table-cell>
        </table:table-row>
        <table:table-row table:style-name="ro1">
          <table:table-cell office:value-type="float" office:value="0.929199" calcext:value-type="float">
            <text:p>0.929199</text:p>
          </table:table-cell>
          <table:table-cell office:value-type="float" office:value="-0.0356445" calcext:value-type="float">
            <text:p>-0.0356445</text:p>
          </table:table-cell>
          <table:table-cell table:formula="of:=LOG([.A1904];10)" office:value-type="float" office:value="-0.0318912662574195" calcext:value-type="float">
            <text:p>-0.0318912663</text:p>
          </table:table-cell>
          <table:table-cell table:formula="of:=ABS([.C1904]-[.B1904])" office:value-type="float" office:value="0.00375323374258054" calcext:value-type="float">
            <text:p>0.0037532337</text:p>
          </table:table-cell>
        </table:table-row>
        <table:table-row table:style-name="ro1">
          <table:table-cell office:value-type="float" office:value="0.929688" calcext:value-type="float">
            <text:p>0.929688</text:p>
          </table:table-cell>
          <table:table-cell office:value-type="float" office:value="-0.0351562" calcext:value-type="float">
            <text:p>-0.0351562</text:p>
          </table:table-cell>
          <table:table-cell table:formula="of:=LOG([.A1905];10)" office:value-type="float" office:value="-0.0316627746852589" calcext:value-type="float">
            <text:p>-0.0316627747</text:p>
          </table:table-cell>
          <table:table-cell table:formula="of:=ABS([.C1905]-[.B1905])" office:value-type="float" office:value="0.0034934253147411" calcext:value-type="float">
            <text:p>0.0034934253</text:p>
          </table:table-cell>
        </table:table-row>
        <table:table-row table:style-name="ro1">
          <table:table-cell office:value-type="float" office:value="0.930176" calcext:value-type="float">
            <text:p>0.930176</text:p>
          </table:table-cell>
          <table:table-cell office:value-type="float" office:value="-0.0351562" calcext:value-type="float">
            <text:p>-0.0351562</text:p>
          </table:table-cell>
          <table:table-cell table:formula="of:=LOG([.A1906];10)" office:value-type="float" office:value="-0.0314348701588716" calcext:value-type="float">
            <text:p>-0.0314348702</text:p>
          </table:table-cell>
          <table:table-cell table:formula="of:=ABS([.C1906]-[.B1906])" office:value-type="float" office:value="0.00372132984112843" calcext:value-type="float">
            <text:p>0.0037213298</text:p>
          </table:table-cell>
        </table:table-row>
        <table:table-row table:style-name="ro1">
          <table:table-cell office:value-type="float" office:value="0.930664" calcext:value-type="float">
            <text:p>0.930664</text:p>
          </table:table-cell>
          <table:table-cell office:value-type="float" office:value="-0.034668" calcext:value-type="float">
            <text:p>-0.034668</text:p>
          </table:table-cell>
          <table:table-cell table:formula="of:=LOG([.A1907];10)" office:value-type="float" office:value="-0.0312070851671181" calcext:value-type="float">
            <text:p>-0.0312070852</text:p>
          </table:table-cell>
          <table:table-cell table:formula="of:=ABS([.C1907]-[.B1907])" office:value-type="float" office:value="0.00346091483288193" calcext:value-type="float">
            <text:p>0.0034609148</text:p>
          </table:table-cell>
        </table:table-row>
        <table:table-row table:style-name="ro1">
          <table:table-cell office:value-type="float" office:value="0.931152" calcext:value-type="float">
            <text:p>0.931152</text:p>
          </table:table-cell>
          <table:table-cell office:value-type="float" office:value="-0.034668" calcext:value-type="float">
            <text:p>-0.034668</text:p>
          </table:table-cell>
          <table:table-cell table:formula="of:=LOG([.A1908];10)" office:value-type="float" office:value="-0.0309794195846736" calcext:value-type="float">
            <text:p>-0.0309794196</text:p>
          </table:table-cell>
          <table:table-cell table:formula="of:=ABS([.C1908]-[.B1908])" office:value-type="float" office:value="0.00368858041532642" calcext:value-type="float">
            <text:p>0.0036885804</text:p>
          </table:table-cell>
        </table:table-row>
        <table:table-row table:style-name="ro1">
          <table:table-cell office:value-type="float" office:value="0.931641" calcext:value-type="float">
            <text:p>0.931641</text:p>
          </table:table-cell>
          <table:table-cell office:value-type="float" office:value="-0.0341797" calcext:value-type="float">
            <text:p>-0.0341797</text:p>
          </table:table-cell>
          <table:table-cell table:formula="of:=LOG([.A1909];10)" office:value-type="float" office:value="-0.0307514071253945" calcext:value-type="float">
            <text:p>-0.0307514071</text:p>
          </table:table-cell>
          <table:table-cell table:formula="of:=ABS([.C1909]-[.B1909])" office:value-type="float" office:value="0.00342829287460545" calcext:value-type="float">
            <text:p>0.0034282929</text:p>
          </table:table-cell>
        </table:table-row>
        <table:table-row table:style-name="ro1">
          <table:table-cell office:value-type="float" office:value="0.932129" calcext:value-type="float">
            <text:p>0.932129</text:p>
          </table:table-cell>
          <table:table-cell office:value-type="float" office:value="-0.0341797" calcext:value-type="float">
            <text:p>-0.0341797</text:p>
          </table:table-cell>
          <table:table-cell table:formula="of:=LOG([.A1910];10)" office:value-type="float" office:value="-0.0305239802304321" calcext:value-type="float">
            <text:p>-0.0305239802</text:p>
          </table:table-cell>
          <table:table-cell table:formula="of:=ABS([.C1910]-[.B1910])" office:value-type="float" office:value="0.00365571976956789" calcext:value-type="float">
            <text:p>0.0036557198</text:p>
          </table:table-cell>
        </table:table-row>
        <table:table-row table:style-name="ro1">
          <table:table-cell office:value-type="float" office:value="0.932617" calcext:value-type="float">
            <text:p>0.932617</text:p>
          </table:table-cell>
          <table:table-cell office:value-type="float" office:value="-0.0336914" calcext:value-type="float">
            <text:p>-0.0336914</text:p>
          </table:table-cell>
          <table:table-cell table:formula="of:=LOG([.A1911];10)" office:value-type="float" office:value="-0.0302966723697294" calcext:value-type="float">
            <text:p>-0.0302966724</text:p>
          </table:table-cell>
          <table:table-cell table:formula="of:=ABS([.C1911]-[.B1911])" office:value-type="float" office:value="0.00339472763027058" calcext:value-type="float">
            <text:p>0.0033947276</text:p>
          </table:table-cell>
        </table:table-row>
        <table:table-row table:style-name="ro1">
          <table:table-cell office:value-type="float" office:value="0.933105" calcext:value-type="float">
            <text:p>0.933105</text:p>
          </table:table-cell>
          <table:table-cell office:value-type="float" office:value="-0.0336914" calcext:value-type="float">
            <text:p>-0.0336914</text:p>
          </table:table-cell>
          <table:table-cell table:formula="of:=LOG([.A1912];10)" office:value-type="float" office:value="-0.0300694834187475" calcext:value-type="float">
            <text:p>-0.0300694834</text:p>
          </table:table-cell>
          <table:table-cell table:formula="of:=ABS([.C1912]-[.B1912])" office:value-type="float" office:value="0.00362191658125249" calcext:value-type="float">
            <text:p>0.0036219166</text:p>
          </table:table-cell>
        </table:table-row>
        <table:table-row table:style-name="ro1">
          <table:table-cell office:value-type="float" office:value="0.933594" calcext:value-type="float">
            <text:p>0.933594</text:p>
          </table:table-cell>
          <table:table-cell office:value-type="float" office:value="-0.0332031" calcext:value-type="float">
            <text:p>-0.0332031</text:p>
          </table:table-cell>
          <table:table-cell table:formula="of:=LOG([.A1913];10)" office:value-type="float" office:value="-0.0298419480672972" calcext:value-type="float">
            <text:p>-0.0298419481</text:p>
          </table:table-cell>
          <table:table-cell table:formula="of:=ABS([.C1913]-[.B1913])" office:value-type="float" office:value="0.00336115193270282" calcext:value-type="float">
            <text:p>0.0033611519</text:p>
          </table:table-cell>
        </table:table-row>
        <table:table-row table:style-name="ro1">
          <table:table-cell office:value-type="float" office:value="0.934082" calcext:value-type="float">
            <text:p>0.934082</text:p>
          </table:table-cell>
          <table:table-cell office:value-type="float" office:value="-0.0332031" calcext:value-type="float">
            <text:p>-0.0332031</text:p>
          </table:table-cell>
          <table:table-cell table:formula="of:=LOG([.A1914];10)" office:value-type="float" office:value="-0.0296149968059522" calcext:value-type="float">
            <text:p>-0.0296149968</text:p>
          </table:table-cell>
          <table:table-cell table:formula="of:=ABS([.C1914]-[.B1914])" office:value-type="float" office:value="0.00358810319404775" calcext:value-type="float">
            <text:p>0.0035881032</text:p>
          </table:table-cell>
        </table:table-row>
        <table:table-row table:style-name="ro1">
          <table:table-cell office:value-type="float" office:value="0.93457" calcext:value-type="float">
            <text:p>0.93457</text:p>
          </table:table-cell>
          <table:table-cell office:value-type="float" office:value="-0.0327148" calcext:value-type="float">
            <text:p>-0.0327148</text:p>
          </table:table-cell>
          <table:table-cell table:formula="of:=LOG([.A1915];10)" office:value-type="float" office:value="-0.0293881640816281" calcext:value-type="float">
            <text:p>-0.0293881641</text:p>
          </table:table-cell>
          <table:table-cell table:formula="of:=ABS([.C1915]-[.B1915])" office:value-type="float" office:value="0.00332663591837185" calcext:value-type="float">
            <text:p>0.0033266359</text:p>
          </table:table-cell>
        </table:table-row>
        <table:table-row table:style-name="ro1">
          <table:table-cell office:value-type="float" office:value="0.935059" calcext:value-type="float">
            <text:p>0.935059</text:p>
          </table:table-cell>
          <table:table-cell office:value-type="float" office:value="-0.0327148" calcext:value-type="float">
            <text:p>-0.0327148</text:p>
          </table:table-cell>
          <table:table-cell table:formula="of:=LOG([.A1916];10)" office:value-type="float" office:value="-0.0291609853135482" calcext:value-type="float">
            <text:p>-0.0291609853</text:p>
          </table:table-cell>
          <table:table-cell table:formula="of:=ABS([.C1916]-[.B1916])" office:value-type="float" office:value="0.00355381468645176" calcext:value-type="float">
            <text:p>0.0035538147</text:p>
          </table:table-cell>
        </table:table-row>
        <table:table-row table:style-name="ro1">
          <table:table-cell office:value-type="float" office:value="0.935547" calcext:value-type="float">
            <text:p>0.935547</text:p>
          </table:table-cell>
          <table:table-cell office:value-type="float" office:value="-0.0322266" calcext:value-type="float">
            <text:p>-0.0322266</text:p>
          </table:table-cell>
          <table:table-cell table:formula="of:=LOG([.A1917];10)" office:value-type="float" office:value="-0.0289343895344513" calcext:value-type="float">
            <text:p>-0.0289343895</text:p>
          </table:table-cell>
          <table:table-cell table:formula="of:=ABS([.C1917]-[.B1917])" office:value-type="float" office:value="0.00329221046554867" calcext:value-type="float">
            <text:p>0.0032922105</text:p>
          </table:table-cell>
        </table:table-row>
        <table:table-row table:style-name="ro1">
          <table:table-cell office:value-type="float" office:value="0.936035" calcext:value-type="float">
            <text:p>0.936035</text:p>
          </table:table-cell>
          <table:table-cell office:value-type="float" office:value="-0.0322266" calcext:value-type="float">
            <text:p>-0.0322266</text:p>
          </table:table-cell>
          <table:table-cell table:formula="of:=LOG([.A1918];10)" office:value-type="float" office:value="-0.0287079119214248" calcext:value-type="float">
            <text:p>-0.0287079119</text:p>
          </table:table-cell>
          <table:table-cell table:formula="of:=ABS([.C1918]-[.B1918])" office:value-type="float" office:value="0.00351868807857522" calcext:value-type="float">
            <text:p>0.0035186881</text:p>
          </table:table-cell>
        </table:table-row>
        <table:table-row table:style-name="ro1">
          <table:table-cell office:value-type="float" office:value="0.936523" calcext:value-type="float">
            <text:p>0.936523</text:p>
          </table:table-cell>
          <table:table-cell office:value-type="float" office:value="-0.0317383" calcext:value-type="float">
            <text:p>-0.0317383</text:p>
          </table:table-cell>
          <table:table-cell table:formula="of:=LOG([.A1919];10)" office:value-type="float" office:value="-0.0284815523512895" calcext:value-type="float">
            <text:p>-0.0284815524</text:p>
          </table:table-cell>
          <table:table-cell table:formula="of:=ABS([.C1919]-[.B1919])" office:value-type="float" office:value="0.00325674764871052" calcext:value-type="float">
            <text:p>0.0032567476</text:p>
          </table:table-cell>
        </table:table-row>
        <table:table-row table:style-name="ro1">
          <table:table-cell office:value-type="float" office:value="0.937012" calcext:value-type="float">
            <text:p>0.937012</text:p>
          </table:table-cell>
          <table:table-cell office:value-type="float" office:value="-0.0317383" calcext:value-type="float">
            <text:p>-0.0317383</text:p>
          </table:table-cell>
          <table:table-cell table:formula="of:=LOG([.A1920];10)" office:value-type="float" office:value="-0.0282548472121027" calcext:value-type="float">
            <text:p>-0.0282548472</text:p>
          </table:table-cell>
          <table:table-cell table:formula="of:=ABS([.C1920]-[.B1920])" office:value-type="float" office:value="0.00348345278789725" calcext:value-type="float">
            <text:p>0.0034834528</text:p>
          </table:table-cell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-0.03125" calcext:value-type="float">
            <text:p>-0.03125</text:p>
          </table:table-cell>
          <table:table-cell table:formula="of:=LOG([.A1921];10)" office:value-type="float" office:value="-0.0280287236002435" calcext:value-type="float">
            <text:p>-0.0280287236</text:p>
          </table:table-cell>
          <table:table-cell table:formula="of:=ABS([.C1921]-[.B1921])" office:value-type="float" office:value="0.00322127639975646" calcext:value-type="float">
            <text:p>0.0032212764</text:p>
          </table:table-cell>
        </table:table-row>
        <table:table-row table:style-name="ro1">
          <table:table-cell office:value-type="float" office:value="0.937988" calcext:value-type="float">
            <text:p>0.937988</text:p>
          </table:table-cell>
          <table:table-cell office:value-type="float" office:value="-0.03125" calcext:value-type="float">
            <text:p>-0.03125</text:p>
          </table:table-cell>
          <table:table-cell table:formula="of:=LOG([.A1922];10)" office:value-type="float" office:value="-0.0278027176626404" calcext:value-type="float">
            <text:p>-0.0278027177</text:p>
          </table:table-cell>
          <table:table-cell table:formula="of:=ABS([.C1922]-[.B1922])" office:value-type="float" office:value="0.00344728233735957" calcext:value-type="float">
            <text:p>0.0034472823</text:p>
          </table:table-cell>
        </table:table-row>
        <table:table-row table:style-name="ro1">
          <table:table-cell office:value-type="float" office:value="0.938477" calcext:value-type="float">
            <text:p>0.938477</text:p>
          </table:table-cell>
          <table:table-cell office:value-type="float" office:value="-0.0307617" calcext:value-type="float">
            <text:p>-0.0307617</text:p>
          </table:table-cell>
          <table:table-cell table:formula="of:=LOG([.A1923];10)" office:value-type="float" office:value="-0.0275763665114512" calcext:value-type="float">
            <text:p>-0.0275763665</text:p>
          </table:table-cell>
          <table:table-cell table:formula="of:=ABS([.C1923]-[.B1923])" office:value-type="float" office:value="0.00318533348854875" calcext:value-type="float">
            <text:p>0.0031853335</text:p>
          </table:table-cell>
        </table:table-row>
        <table:table-row table:style-name="ro1">
          <table:table-cell office:value-type="float" office:value="0.938965" calcext:value-type="float">
            <text:p>0.938965</text:p>
          </table:table-cell>
          <table:table-cell office:value-type="float" office:value="-0.0307617" calcext:value-type="float">
            <text:p>-0.0307617</text:p>
          </table:table-cell>
          <table:table-cell table:formula="of:=LOG([.A1924];10)" office:value-type="float" office:value="-0.0273505957958268" calcext:value-type="float">
            <text:p>-0.0273505958</text:p>
          </table:table-cell>
          <table:table-cell table:formula="of:=ABS([.C1924]-[.B1924])" office:value-type="float" office:value="0.00341110420417324" calcext:value-type="float">
            <text:p>0.0034111042</text:p>
          </table:table-cell>
        </table:table-row>
        <table:table-row table:style-name="ro1">
          <table:table-cell office:value-type="float" office:value="0.939453" calcext:value-type="float">
            <text:p>0.939453</text:p>
          </table:table-cell>
          <table:table-cell office:value-type="float" office:value="-0.0302734" calcext:value-type="float">
            <text:p>-0.0302734</text:p>
          </table:table-cell>
          <table:table-cell table:formula="of:=LOG([.A1925];10)" office:value-type="float" office:value="-0.0271249423875472" calcext:value-type="float">
            <text:p>-0.0271249424</text:p>
          </table:table-cell>
          <table:table-cell table:formula="of:=ABS([.C1925]-[.B1925])" office:value-type="float" office:value="0.00314845761245279" calcext:value-type="float">
            <text:p>0.0031484576</text:p>
          </table:table-cell>
        </table:table-row>
        <table:table-row table:style-name="ro1">
          <table:table-cell office:value-type="float" office:value="0.939941" calcext:value-type="float">
            <text:p>0.939941</text:p>
          </table:table-cell>
          <table:table-cell office:value-type="float" office:value="-0.0302734" calcext:value-type="float">
            <text:p>-0.0302734</text:p>
          </table:table-cell>
          <table:table-cell table:formula="of:=LOG([.A1926];10)" office:value-type="float" office:value="-0.0268994061647735" calcext:value-type="float">
            <text:p>-0.0268994062</text:p>
          </table:table-cell>
          <table:table-cell table:formula="of:=ABS([.C1926]-[.B1926])" office:value-type="float" office:value="0.00337399383522654" calcext:value-type="float">
            <text:p>0.0033739938</text:p>
          </table:table-cell>
        </table:table-row>
        <table:table-row table:style-name="ro1">
          <table:table-cell office:value-type="float" office:value="0.94043" calcext:value-type="float">
            <text:p>0.94043</text:p>
          </table:table-cell>
          <table:table-cell office:value-type="float" office:value="-0.0297852" calcext:value-type="float">
            <text:p>-0.0297852</text:p>
          </table:table-cell>
          <table:table-cell table:formula="of:=LOG([.A1927];10)" office:value-type="float" office:value="-0.0266735252014548" calcext:value-type="float">
            <text:p>-0.0266735252</text:p>
          </table:table-cell>
          <table:table-cell table:formula="of:=ABS([.C1927]-[.B1927])" office:value-type="float" office:value="0.00311167479854516" calcext:value-type="float">
            <text:p>0.0031116748</text:p>
          </table:table-cell>
        </table:table-row>
        <table:table-row table:style-name="ro1">
          <table:table-cell office:value-type="float" office:value="0.940918" calcext:value-type="float">
            <text:p>0.940918</text:p>
          </table:table-cell>
          <table:table-cell office:value-type="float" office:value="-0.0297852" calcext:value-type="float">
            <text:p>-0.0297852</text:p>
          </table:table-cell>
          <table:table-cell table:formula="of:=LOG([.A1928];10)" office:value-type="float" office:value="-0.0264482232244448" calcext:value-type="float">
            <text:p>-0.0264482232</text:p>
          </table:table-cell>
          <table:table-cell table:formula="of:=ABS([.C1928]-[.B1928])" office:value-type="float" office:value="0.00333697677555515" calcext:value-type="float">
            <text:p>0.0033369768</text:p>
          </table:table-cell>
        </table:table-row>
        <table:table-row table:style-name="ro1">
          <table:table-cell office:value-type="float" office:value="0.941406" calcext:value-type="float">
            <text:p>0.941406</text:p>
          </table:table-cell>
          <table:table-cell office:value-type="float" office:value="-0.0292969" calcext:value-type="float">
            <text:p>-0.0292969</text:p>
          </table:table-cell>
          <table:table-cell table:formula="of:=LOG([.A1929];10)" office:value-type="float" office:value="-0.0262230380683112" calcext:value-type="float">
            <text:p>-0.0262230381</text:p>
          </table:table-cell>
          <table:table-cell table:formula="of:=ABS([.C1929]-[.B1929])" office:value-type="float" office:value="0.0030738619316888" calcext:value-type="float">
            <text:p>0.0030738619</text:p>
          </table:table-cell>
        </table:table-row>
        <table:table-row table:style-name="ro1">
          <table:table-cell office:value-type="float" office:value="0.941895" calcext:value-type="float">
            <text:p>0.941895</text:p>
          </table:table-cell>
          <table:table-cell office:value-type="float" office:value="-0.0292969" calcext:value-type="float">
            <text:p>-0.0292969</text:p>
          </table:table-cell>
          <table:table-cell table:formula="of:=LOG([.A1930];10)" office:value-type="float" office:value="-0.0259975085258501" calcext:value-type="float">
            <text:p>-0.0259975085</text:p>
          </table:table-cell>
          <table:table-cell table:formula="of:=ABS([.C1930]-[.B1930])" office:value-type="float" office:value="0.00329939147414985" calcext:value-type="float">
            <text:p>0.0032993915</text:p>
          </table:table-cell>
        </table:table-row>
        <table:table-row table:style-name="ro1">
          <table:table-cell office:value-type="float" office:value="0.942383" calcext:value-type="float">
            <text:p>0.942383</text:p>
          </table:table-cell>
          <table:table-cell office:value-type="float" office:value="-0.0288086" calcext:value-type="float">
            <text:p>-0.0288086</text:p>
          </table:table-cell>
          <table:table-cell table:formula="of:=LOG([.A1931];10)" office:value-type="float" office:value="-0.0257725568871777" calcext:value-type="float">
            <text:p>-0.0257725569</text:p>
          </table:table-cell>
          <table:table-cell table:formula="of:=ABS([.C1931]-[.B1931])" office:value-type="float" office:value="0.00303604311282229" calcext:value-type="float">
            <text:p>0.0030360431</text:p>
          </table:table-cell>
        </table:table-row>
        <table:table-row table:style-name="ro1">
          <table:table-cell office:value-type="float" office:value="0.942871" calcext:value-type="float">
            <text:p>0.942871</text:p>
          </table:table-cell>
          <table:table-cell office:value-type="float" office:value="-0.0288086" calcext:value-type="float">
            <text:p>-0.0288086</text:p>
          </table:table-cell>
          <table:table-cell table:formula="of:=LOG([.A1932];10)" office:value-type="float" office:value="-0.0255477217064516" calcext:value-type="float">
            <text:p>-0.0255477217</text:p>
          </table:table-cell>
          <table:table-cell table:formula="of:=ABS([.C1932]-[.B1932])" office:value-type="float" office:value="0.00326087829354835" calcext:value-type="float">
            <text:p>0.0032608783</text:p>
          </table:table-cell>
        </table:table-row>
        <table:table-row table:style-name="ro1">
          <table:table-cell office:value-type="float" office:value="0.943359" calcext:value-type="float">
            <text:p>0.943359</text:p>
          </table:table-cell>
          <table:table-cell office:value-type="float" office:value="-0.0283203" calcext:value-type="float">
            <text:p>-0.0283203</text:p>
          </table:table-cell>
          <table:table-cell table:formula="of:=LOG([.A1933];10)" office:value-type="float" office:value="-0.0253230028631532" calcext:value-type="float">
            <text:p>-0.0253230029</text:p>
          </table:table-cell>
          <table:table-cell table:formula="of:=ABS([.C1933]-[.B1933])" office:value-type="float" office:value="0.0029972971368468" calcext:value-type="float">
            <text:p>0.0029972971</text:p>
          </table:table-cell>
        </table:table-row>
        <table:table-row table:style-name="ro1">
          <table:table-cell office:value-type="float" office:value="0.943848" calcext:value-type="float">
            <text:p>0.943848</text:p>
          </table:table-cell>
          <table:table-cell office:value-type="float" office:value="-0.0283203" calcext:value-type="float">
            <text:p>-0.0283203</text:p>
          </table:table-cell>
          <table:table-cell table:formula="of:=LOG([.A1934];10)" office:value-type="float" office:value="-0.0250979401049041" calcext:value-type="float">
            <text:p>-0.0250979401</text:p>
          </table:table-cell>
          <table:table-cell table:formula="of:=ABS([.C1934]-[.B1934])" office:value-type="float" office:value="0.00322235989509587" calcext:value-type="float">
            <text:p>0.0032223599</text:p>
          </table:table-cell>
        </table:table-row>
        <table:table-row table:style-name="ro1">
          <table:table-cell office:value-type="float" office:value="0.944336" calcext:value-type="float">
            <text:p>0.944336</text:p>
          </table:table-cell>
          <table:table-cell office:value-type="float" office:value="-0.027832" calcext:value-type="float">
            <text:p>-0.027832</text:p>
          </table:table-cell>
          <table:table-cell table:formula="of:=LOG([.A1935];10)" office:value-type="float" office:value="-0.0248734538134329" calcext:value-type="float">
            <text:p>-0.0248734538</text:p>
          </table:table-cell>
          <table:table-cell table:formula="of:=ABS([.C1935]-[.B1935])" office:value-type="float" office:value="0.00295854618656708" calcext:value-type="float">
            <text:p>0.0029585462</text:p>
          </table:table-cell>
        </table:table-row>
        <table:table-row table:style-name="ro1">
          <table:table-cell office:value-type="float" office:value="0.944824" calcext:value-type="float">
            <text:p>0.944824</text:p>
          </table:table-cell>
          <table:table-cell office:value-type="float" office:value="-0.027832" calcext:value-type="float">
            <text:p>-0.027832</text:p>
          </table:table-cell>
          <table:table-cell table:formula="of:=LOG([.A1936];10)" office:value-type="float" office:value="-0.0246490834987081" calcext:value-type="float">
            <text:p>-0.0246490835</text:p>
          </table:table-cell>
          <table:table-cell table:formula="of:=ABS([.C1936]-[.B1936])" office:value-type="float" office:value="0.00318291650129188" calcext:value-type="float">
            <text:p>0.0031829165</text:p>
          </table:table-cell>
        </table:table-row>
        <table:table-row table:style-name="ro1">
          <table:table-cell office:value-type="float" office:value="0.945312" calcext:value-type="float">
            <text:p>0.945312</text:p>
          </table:table-cell>
          <table:table-cell office:value-type="float" office:value="-0.0273438" calcext:value-type="float">
            <text:p>-0.0273438</text:p>
          </table:table-cell>
          <table:table-cell table:formula="of:=LOG([.A1937];10)" office:value-type="float" office:value="-0.0244248290409571" calcext:value-type="float">
            <text:p>-0.024424829</text:p>
          </table:table-cell>
          <table:table-cell table:formula="of:=ABS([.C1937]-[.B1937])" office:value-type="float" office:value="0.0029189709590429" calcext:value-type="float">
            <text:p>0.002918971</text:p>
          </table:table-cell>
        </table:table-row>
        <table:table-row table:style-name="ro1">
          <table:table-cell office:value-type="float" office:value="0.945801" calcext:value-type="float">
            <text:p>0.945801</text:p>
          </table:table-cell>
          <table:table-cell office:value-type="float" office:value="-0.0273438" calcext:value-type="float">
            <text:p>-0.0273438</text:p>
          </table:table-cell>
          <table:table-cell table:formula="of:=LOG([.A1938];10)" office:value-type="float" office:value="-0.0242002311386806" calcext:value-type="float">
            <text:p>-0.0242002311</text:p>
          </table:table-cell>
          <table:table-cell table:formula="of:=ABS([.C1938]-[.B1938])" office:value-type="float" office:value="0.00314356886131941" calcext:value-type="float">
            <text:p>0.0031435689</text:p>
          </table:table-cell>
        </table:table-row>
        <table:table-row table:style-name="ro1">
          <table:table-cell office:value-type="float" office:value="0.946289" calcext:value-type="float">
            <text:p>0.946289</text:p>
          </table:table-cell>
          <table:table-cell office:value-type="float" office:value="-0.0268555" calcext:value-type="float">
            <text:p>-0.0268555</text:p>
          </table:table-cell>
          <table:table-cell table:formula="of:=LOG([.A1939];10)" office:value-type="float" office:value="-0.0239762082731001" calcext:value-type="float">
            <text:p>-0.0239762083</text:p>
          </table:table-cell>
          <table:table-cell table:formula="of:=ABS([.C1939]-[.B1939])" office:value-type="float" office:value="0.00287929172689993" calcext:value-type="float">
            <text:p>0.0028792917</text:p>
          </table:table-cell>
        </table:table-row>
        <table:table-row table:style-name="ro1">
          <table:table-cell office:value-type="float" office:value="0.946777" calcext:value-type="float">
            <text:p>0.946777</text:p>
          </table:table-cell>
          <table:table-cell office:value-type="float" office:value="-0.0268555" calcext:value-type="float">
            <text:p>-0.0268555</text:p>
          </table:table-cell>
          <table:table-cell table:formula="of:=LOG([.A1940];10)" office:value-type="float" office:value="-0.0237523009060423" calcext:value-type="float">
            <text:p>-0.0237523009</text:p>
          </table:table-cell>
          <table:table-cell table:formula="of:=ABS([.C1940]-[.B1940])" office:value-type="float" office:value="0.00310319909395773" calcext:value-type="float">
            <text:p>0.0031031991</text:p>
          </table:table-cell>
        </table:table-row>
        <table:table-row table:style-name="ro1">
          <table:table-cell office:value-type="float" office:value="0.947266" calcext:value-type="float">
            <text:p>0.947266</text:p>
          </table:table-cell>
          <table:table-cell office:value-type="float" office:value="-0.0263672" calcext:value-type="float">
            <text:p>-0.0263672</text:p>
          </table:table-cell>
          <table:table-cell table:formula="of:=LOG([.A1941];10)" office:value-type="float" office:value="-0.0235280504467135" calcext:value-type="float">
            <text:p>-0.0235280504</text:p>
          </table:table-cell>
          <table:table-cell table:formula="of:=ABS([.C1941]-[.B1941])" office:value-type="float" office:value="0.00283914955328653" calcext:value-type="float">
            <text:p>0.0028391496</text:p>
          </table:table-cell>
        </table:table-row>
        <table:table-row table:style-name="ro1">
          <table:table-cell office:value-type="float" office:value="0.947754" calcext:value-type="float">
            <text:p>0.947754</text:p>
          </table:table-cell>
          <table:table-cell office:value-type="float" office:value="-0.0263672" calcext:value-type="float">
            <text:p>-0.0263672</text:p>
          </table:table-cell>
          <table:table-cell table:formula="of:=LOG([.A1942];10)" office:value-type="float" office:value="-0.0233043739558546" calcext:value-type="float">
            <text:p>-0.023304374</text:p>
          </table:table-cell>
          <table:table-cell table:formula="of:=ABS([.C1942]-[.B1942])" office:value-type="float" office:value="0.00306282604414535" calcext:value-type="float">
            <text:p>0.003062826</text:p>
          </table:table-cell>
        </table:table-row>
        <table:table-row table:style-name="ro1">
          <table:table-cell office:value-type="float" office:value="0.948242" calcext:value-type="float">
            <text:p>0.948242</text:p>
          </table:table-cell>
          <table:table-cell office:value-type="float" office:value="-0.0258789" calcext:value-type="float">
            <text:p>-0.0258789</text:p>
          </table:table-cell>
          <table:table-cell table:formula="of:=LOG([.A1943];10)" office:value-type="float" office:value="-0.0230808126067286" calcext:value-type="float">
            <text:p>-0.0230808126</text:p>
          </table:table-cell>
          <table:table-cell table:formula="of:=ABS([.C1943]-[.B1943])" office:value-type="float" office:value="0.00279808739327138" calcext:value-type="float">
            <text:p>0.0027980874</text:p>
          </table:table-cell>
        </table:table-row>
        <table:table-row table:style-name="ro1">
          <table:table-cell office:value-type="float" office:value="0.94873" calcext:value-type="float">
            <text:p>0.94873</text:p>
          </table:table-cell>
          <table:table-cell office:value-type="float" office:value="-0.0258789" calcext:value-type="float">
            <text:p>-0.0258789</text:p>
          </table:table-cell>
          <table:table-cell table:formula="of:=LOG([.A1944];10)" office:value-type="float" office:value="-0.0228573662808534" calcext:value-type="float">
            <text:p>-0.0228573663</text:p>
          </table:table-cell>
          <table:table-cell table:formula="of:=ABS([.C1944]-[.B1944])" office:value-type="float" office:value="0.00302153371914658" calcext:value-type="float">
            <text:p>0.0030215337</text:p>
          </table:table-cell>
        </table:table-row>
        <table:table-row table:style-name="ro1">
          <table:table-cell office:value-type="float" office:value="0.949219" calcext:value-type="float">
            <text:p>0.949219</text:p>
          </table:table-cell>
          <table:table-cell office:value-type="float" office:value="-0.0253906" calcext:value-type="float">
            <text:p>-0.0253906</text:p>
          </table:table-cell>
          <table:table-cell table:formula="of:=LOG([.A1945];10)" office:value-type="float" office:value="-0.0226335773314667" calcext:value-type="float">
            <text:p>-0.0226335773</text:p>
          </table:table-cell>
          <table:table-cell table:formula="of:=ABS([.C1945]-[.B1945])" office:value-type="float" office:value="0.0027570226685333" calcext:value-type="float">
            <text:p>0.0027570227</text:p>
          </table:table-cell>
        </table:table-row>
        <table:table-row table:style-name="ro1">
          <table:table-cell office:value-type="float" office:value="0.949707" calcext:value-type="float">
            <text:p>0.949707</text:p>
          </table:table-cell>
          <table:table-cell office:value-type="float" office:value="-0.0253906" calcext:value-type="float">
            <text:p>-0.0253906</text:p>
          </table:table-cell>
          <table:table-cell table:formula="of:=LOG([.A1946];10)" office:value-type="float" office:value="-0.0224103609324765" calcext:value-type="float">
            <text:p>-0.0224103609</text:p>
          </table:table-cell>
          <table:table-cell table:formula="of:=ABS([.C1946]-[.B1946])" office:value-type="float" office:value="0.00298023906752346" calcext:value-type="float">
            <text:p>0.0029802391</text:p>
          </table:table-cell>
        </table:table-row>
        <table:table-row table:style-name="ro1">
          <table:table-cell office:value-type="float" office:value="0.950195" calcext:value-type="float">
            <text:p>0.950195</text:p>
          </table:table-cell>
          <table:table-cell office:value-type="float" office:value="-0.0249023" calcext:value-type="float">
            <text:p>-0.0249023</text:p>
          </table:table-cell>
          <table:table-cell table:formula="of:=LOG([.A1947];10)" office:value-type="float" office:value="-0.0221872592021456" calcext:value-type="float">
            <text:p>-0.0221872592</text:p>
          </table:table-cell>
          <table:table-cell table:formula="of:=ABS([.C1947]-[.B1947])" office:value-type="float" office:value="0.00271504079785439" calcext:value-type="float">
            <text:p>0.0027150408</text:p>
          </table:table-cell>
        </table:table-row>
        <table:table-row table:style-name="ro1">
          <table:table-cell office:value-type="float" office:value="0.950684" calcext:value-type="float">
            <text:p>0.950684</text:p>
          </table:table-cell>
          <table:table-cell office:value-type="float" office:value="-0.0249023" calcext:value-type="float">
            <text:p>-0.0249023</text:p>
          </table:table-cell>
          <table:table-cell table:formula="of:=LOG([.A1948];10)" office:value-type="float" office:value="-0.0219638151993076" calcext:value-type="float">
            <text:p>-0.0219638152</text:p>
          </table:table-cell>
          <table:table-cell table:formula="of:=ABS([.C1948]-[.B1948])" office:value-type="float" office:value="0.00293848480069241" calcext:value-type="float">
            <text:p>0.0029384848</text:p>
          </table:table-cell>
        </table:table-row>
        <table:table-row table:style-name="ro1">
          <table:table-cell office:value-type="float" office:value="0.951172" calcext:value-type="float">
            <text:p>0.951172</text:p>
          </table:table-cell>
          <table:table-cell office:value-type="float" office:value="-0.0244141" calcext:value-type="float">
            <text:p>-0.0244141</text:p>
          </table:table-cell>
          <table:table-cell table:formula="of:=LOG([.A1949];10)" office:value-type="float" office:value="-0.0217409426875927" calcext:value-type="float">
            <text:p>-0.0217409427</text:p>
          </table:table-cell>
          <table:table-cell table:formula="of:=ABS([.C1949]-[.B1949])" office:value-type="float" office:value="0.00267315731240726" calcext:value-type="float">
            <text:p>0.0026731573</text:p>
          </table:table-cell>
        </table:table-row>
        <table:table-row table:style-name="ro1">
          <table:table-cell office:value-type="float" office:value="0.95166" calcext:value-type="float">
            <text:p>0.95166</text:p>
          </table:table-cell>
          <table:table-cell office:value-type="float" office:value="-0.0244141" calcext:value-type="float">
            <text:p>-0.0244141</text:p>
          </table:table-cell>
          <table:table-cell table:formula="of:=LOG([.A1950];10)" office:value-type="float" office:value="-0.0215181844915825" calcext:value-type="float">
            <text:p>-0.0215181845</text:p>
          </table:table-cell>
          <table:table-cell table:formula="of:=ABS([.C1950]-[.B1950])" office:value-type="float" office:value="0.00289591550841753" calcext:value-type="float">
            <text:p>0.0028959155</text:p>
          </table:table-cell>
        </table:table-row>
        <table:table-row table:style-name="ro1">
          <table:table-cell office:value-type="float" office:value="0.952148" calcext:value-type="float">
            <text:p>0.952148</text:p>
          </table:table-cell>
          <table:table-cell office:value-type="float" office:value="-0.0239258" calcext:value-type="float">
            <text:p>-0.0239258</text:p>
          </table:table-cell>
          <table:table-cell table:formula="of:=LOG([.A1951];10)" office:value-type="float" office:value="-0.0212955404940675" calcext:value-type="float">
            <text:p>-0.0212955405</text:p>
          </table:table-cell>
          <table:table-cell table:formula="of:=ABS([.C1951]-[.B1951])" office:value-type="float" office:value="0.00263025950593246" calcext:value-type="float">
            <text:p>0.0026302595</text:p>
          </table:table-cell>
        </table:table-row>
        <table:table-row table:style-name="ro1">
          <table:table-cell office:value-type="float" office:value="0.952637" calcext:value-type="float">
            <text:p>0.952637</text:p>
          </table:table-cell>
          <table:table-cell office:value-type="float" office:value="-0.0239258" calcext:value-type="float">
            <text:p>-0.0239258</text:p>
          </table:table-cell>
          <table:table-cell table:formula="of:=LOG([.A1952];10)" office:value-type="float" office:value="-0.0210725546911384" calcext:value-type="float">
            <text:p>-0.0210725547</text:p>
          </table:table-cell>
          <table:table-cell table:formula="of:=ABS([.C1952]-[.B1952])" office:value-type="float" office:value="0.00285324530886158" calcext:value-type="float">
            <text:p>0.0028532453</text:p>
          </table:table-cell>
        </table:table-row>
        <table:table-row table:style-name="ro1">
          <table:table-cell office:value-type="float" office:value="0.953125" calcext:value-type="float">
            <text:p>0.953125</text:p>
          </table:table-cell>
          <table:table-cell office:value-type="float" office:value="-0.0234375" calcext:value-type="float">
            <text:p>-0.0234375</text:p>
          </table:table-cell>
          <table:table-cell table:formula="of:=LOG([.A1953];10)" office:value-type="float" office:value="-0.0208501389731201" calcext:value-type="float">
            <text:p>-0.020850139</text:p>
          </table:table-cell>
          <table:table-cell table:formula="of:=ABS([.C1953]-[.B1953])" office:value-type="float" office:value="0.00258736102687987" calcext:value-type="float">
            <text:p>0.002587361</text:p>
          </table:table-cell>
        </table:table-row>
        <table:table-row table:style-name="ro1">
          <table:table-cell office:value-type="float" office:value="0.953613" calcext:value-type="float">
            <text:p>0.953613</text:p>
          </table:table-cell>
          <table:table-cell office:value-type="float" office:value="-0.0234375" calcext:value-type="float">
            <text:p>-0.0234375</text:p>
          </table:table-cell>
          <table:table-cell table:formula="of:=LOG([.A1954];10)" office:value-type="float" office:value="-0.0206278371028095" calcext:value-type="float">
            <text:p>-0.0206278371</text:p>
          </table:table-cell>
          <table:table-cell table:formula="of:=ABS([.C1954]-[.B1954])" office:value-type="float" office:value="0.00280966289719051" calcext:value-type="float">
            <text:p>0.0028096629</text:p>
          </table:table-cell>
        </table:table-row>
        <table:table-row table:style-name="ro1">
          <table:table-cell office:value-type="float" office:value="0.954102" calcext:value-type="float">
            <text:p>0.954102</text:p>
          </table:table-cell>
          <table:table-cell office:value-type="float" office:value="-0.0229492" calcext:value-type="float">
            <text:p>-0.0229492</text:p>
          </table:table-cell>
          <table:table-cell table:formula="of:=LOG([.A1955];10)" office:value-type="float" office:value="-0.020405193776839" calcext:value-type="float">
            <text:p>-0.0204051938</text:p>
          </table:table-cell>
          <table:table-cell table:formula="of:=ABS([.C1955]-[.B1955])" office:value-type="float" office:value="0.002544006223161" calcext:value-type="float">
            <text:p>0.0025440062</text:p>
          </table:table-cell>
        </table:table-row>
        <table:table-row table:style-name="ro1">
          <table:table-cell office:value-type="float" office:value="0.95459" calcext:value-type="float">
            <text:p>0.95459</text:p>
          </table:table-cell>
          <table:table-cell office:value-type="float" office:value="-0.0229492" calcext:value-type="float">
            <text:p>-0.0229492</text:p>
          </table:table-cell>
          <table:table-cell table:formula="of:=LOG([.A1956];10)" office:value-type="float" office:value="-0.0201831194853485" calcext:value-type="float">
            <text:p>-0.0201831195</text:p>
          </table:table-cell>
          <table:table-cell table:formula="of:=ABS([.C1956]-[.B1956])" office:value-type="float" office:value="0.00276608051465148" calcext:value-type="float">
            <text:p>0.0027660805</text:p>
          </table:table-cell>
        </table:table-row>
        <table:table-row table:style-name="ro1">
          <table:table-cell office:value-type="float" office:value="0.955078" calcext:value-type="float">
            <text:p>0.955078</text:p>
          </table:table-cell>
          <table:table-cell office:value-type="float" office:value="-0.0224609" calcext:value-type="float">
            <text:p>-0.0224609</text:p>
          </table:table-cell>
          <table:table-cell table:formula="of:=LOG([.A1957];10)" office:value-type="float" office:value="-0.0199611586923918" calcext:value-type="float">
            <text:p>-0.0199611587</text:p>
          </table:table-cell>
          <table:table-cell table:formula="of:=ABS([.C1957]-[.B1957])" office:value-type="float" office:value="0.00249974130760817" calcext:value-type="float">
            <text:p>0.0024997413</text:p>
          </table:table-cell>
        </table:table-row>
        <table:table-row table:style-name="ro1">
          <table:table-cell office:value-type="float" office:value="0.955566" calcext:value-type="float">
            <text:p>0.955566</text:p>
          </table:table-cell>
          <table:table-cell office:value-type="float" office:value="-0.0224609" calcext:value-type="float">
            <text:p>-0.0224609</text:p>
          </table:table-cell>
          <table:table-cell table:formula="of:=LOG([.A1958];10)" office:value-type="float" office:value="-0.0197393112820137" calcext:value-type="float">
            <text:p>-0.0197393113</text:p>
          </table:table-cell>
          <table:table-cell table:formula="of:=ABS([.C1958]-[.B1958])" office:value-type="float" office:value="0.00272158871798634" calcext:value-type="float">
            <text:p>0.0027215887</text:p>
          </table:table-cell>
        </table:table-row>
        <table:table-row table:style-name="ro1">
          <table:table-cell office:value-type="float" office:value="0.956055" calcext:value-type="float">
            <text:p>0.956055</text:p>
          </table:table-cell>
          <table:table-cell office:value-type="float" office:value="-0.0219727" calcext:value-type="float">
            <text:p>-0.0219727</text:p>
          </table:table-cell>
          <table:table-cell table:formula="of:=LOG([.A1959];10)" office:value-type="float" office:value="-0.0195171228814019" calcext:value-type="float">
            <text:p>-0.0195171229</text:p>
          </table:table-cell>
          <table:table-cell table:formula="of:=ABS([.C1959]-[.B1959])" office:value-type="float" office:value="0.00245557711859808" calcext:value-type="float">
            <text:p>0.0024555771</text:p>
          </table:table-cell>
        </table:table-row>
        <table:table-row table:style-name="ro1">
          <table:table-cell office:value-type="float" office:value="0.956543" calcext:value-type="float">
            <text:p>0.956543</text:p>
          </table:table-cell>
          <table:table-cell office:value-type="float" office:value="-0.0219727" calcext:value-type="float">
            <text:p>-0.0219727</text:p>
          </table:table-cell>
          <table:table-cell table:formula="of:=LOG([.A1960];10)" office:value-type="float" office:value="-0.0192955021207738" calcext:value-type="float">
            <text:p>-0.0192955021</text:p>
          </table:table-cell>
          <table:table-cell table:formula="of:=ABS([.C1960]-[.B1960])" office:value-type="float" office:value="0.00267719787922617" calcext:value-type="float">
            <text:p>0.0026771979</text:p>
          </table:table-cell>
        </table:table-row>
        <table:table-row table:style-name="ro1">
          <table:table-cell office:value-type="float" office:value="0.957031" calcext:value-type="float">
            <text:p>0.957031</text:p>
          </table:table-cell>
          <table:table-cell office:value-type="float" office:value="-0.0214844" calcext:value-type="float">
            <text:p>-0.0214844</text:p>
          </table:table-cell>
          <table:table-cell table:formula="of:=LOG([.A1961];10)" office:value-type="float" office:value="-0.0190739943956864" calcext:value-type="float">
            <text:p>-0.0190739944</text:p>
          </table:table-cell>
          <table:table-cell table:formula="of:=ABS([.C1961]-[.B1961])" office:value-type="float" office:value="0.00241040560431362" calcext:value-type="float">
            <text:p>0.0024104056</text:p>
          </table:table-cell>
        </table:table-row>
        <table:table-row table:style-name="ro1">
          <table:table-cell office:value-type="float" office:value="0.95752" calcext:value-type="float">
            <text:p>0.95752</text:p>
          </table:table-cell>
          <table:table-cell office:value-type="float" office:value="-0.0214844" calcext:value-type="float">
            <text:p>-0.0214844</text:p>
          </table:table-cell>
          <table:table-cell table:formula="of:=LOG([.A1962];10)" office:value-type="float" office:value="-0.0188521460288696" calcext:value-type="float">
            <text:p>-0.018852146</text:p>
          </table:table-cell>
          <table:table-cell table:formula="of:=ABS([.C1962]-[.B1962])" office:value-type="float" office:value="0.00263225397113042" calcext:value-type="float">
            <text:p>0.002632254</text:p>
          </table:table-cell>
        </table:table-row>
        <table:table-row table:style-name="ro1">
          <table:table-cell office:value-type="float" office:value="0.958008" calcext:value-type="float">
            <text:p>0.958008</text:p>
          </table:table-cell>
          <table:table-cell office:value-type="float" office:value="-0.0209961" calcext:value-type="float">
            <text:p>-0.0209961</text:p>
          </table:table-cell>
          <table:table-cell table:formula="of:=LOG([.A1963];10)" office:value-type="float" office:value="-0.0186308642603401" calcext:value-type="float">
            <text:p>-0.0186308643</text:p>
          </table:table-cell>
          <table:table-cell table:formula="of:=ABS([.C1963]-[.B1963])" office:value-type="float" office:value="0.00236523573965985" calcext:value-type="float">
            <text:p>0.0023652357</text:p>
          </table:table-cell>
        </table:table-row>
        <table:table-row table:style-name="ro1">
          <table:table-cell office:value-type="float" office:value="0.958496" calcext:value-type="float">
            <text:p>0.958496</text:p>
          </table:table-cell>
          <table:table-cell office:value-type="float" office:value="-0.0209961" calcext:value-type="float">
            <text:p>-0.0209961</text:p>
          </table:table-cell>
          <table:table-cell table:formula="of:=LOG([.A1964];10)" office:value-type="float" office:value="-0.0184096951819045" calcext:value-type="float">
            <text:p>-0.0184096952</text:p>
          </table:table-cell>
          <table:table-cell table:formula="of:=ABS([.C1964]-[.B1964])" office:value-type="float" office:value="0.00258640481809554" calcext:value-type="float">
            <text:p>0.0025864048</text:p>
          </table:table-cell>
        </table:table-row>
        <table:table-row table:style-name="ro1">
          <table:table-cell office:value-type="float" office:value="0.958984" calcext:value-type="float">
            <text:p>0.958984</text:p>
          </table:table-cell>
          <table:table-cell office:value-type="float" office:value="-0.0205078" calcext:value-type="float">
            <text:p>-0.0205078</text:p>
          </table:table-cell>
          <table:table-cell table:formula="of:=LOG([.A1965];10)" office:value-type="float" office:value="-0.0181886386788436" calcext:value-type="float">
            <text:p>-0.0181886387</text:p>
          </table:table-cell>
          <table:table-cell table:formula="of:=ABS([.C1965]-[.B1965])" office:value-type="float" office:value="0.00231916132115637" calcext:value-type="float">
            <text:p>0.0023191613</text:p>
          </table:table-cell>
        </table:table-row>
        <table:table-row table:style-name="ro1">
          <table:table-cell office:value-type="float" office:value="0.959473" calcext:value-type="float">
            <text:p>0.959473</text:p>
          </table:table-cell>
          <table:table-cell office:value-type="float" office:value="-0.0205078" calcext:value-type="float">
            <text:p>-0.0205078</text:p>
          </table:table-cell>
          <table:table-cell table:formula="of:=LOG([.A1966];10)" office:value-type="float" office:value="-0.0179672419978131" calcext:value-type="float">
            <text:p>-0.017967242</text:p>
          </table:table-cell>
          <table:table-cell table:formula="of:=ABS([.C1966]-[.B1966])" office:value-type="float" office:value="0.00254055800218692" calcext:value-type="float">
            <text:p>0.002540558</text:p>
          </table:table-cell>
        </table:table-row>
        <table:table-row table:style-name="ro1">
          <table:table-cell office:value-type="float" office:value="0.959961" calcext:value-type="float">
            <text:p>0.959961</text:p>
          </table:table-cell>
          <table:table-cell office:value-type="float" office:value="-0.0200195" calcext:value-type="float">
            <text:p>-0.0200195</text:p>
          </table:table-cell>
          <table:table-cell table:formula="of:=LOG([.A1967];10)" office:value-type="float" office:value="-0.0177464105321464" calcext:value-type="float">
            <text:p>-0.0177464105</text:p>
          </table:table-cell>
          <table:table-cell table:formula="of:=ABS([.C1967]-[.B1967])" office:value-type="float" office:value="0.00227308946785359" calcext:value-type="float">
            <text:p>0.0022730895</text:p>
          </table:table-cell>
        </table:table-row>
        <table:table-row table:style-name="ro1">
          <table:table-cell office:value-type="float" office:value="0.960449" calcext:value-type="float">
            <text:p>0.960449</text:p>
          </table:table-cell>
          <table:table-cell office:value-type="float" office:value="-0.0200195" calcext:value-type="float">
            <text:p>-0.0200195</text:p>
          </table:table-cell>
          <table:table-cell table:formula="of:=LOG([.A1968];10)" office:value-type="float" office:value="-0.0175256912985134" calcext:value-type="float">
            <text:p>-0.0175256913</text:p>
          </table:table-cell>
          <table:table-cell table:formula="of:=ABS([.C1968]-[.B1968])" office:value-type="float" office:value="0.00249380870148661" calcext:value-type="float">
            <text:p>0.0024938087</text:p>
          </table:table-cell>
        </table:table-row>
        <table:table-row table:style-name="ro1">
          <table:table-cell office:value-type="float" office:value="0.960938" calcext:value-type="float">
            <text:p>0.960938</text:p>
          </table:table-cell>
          <table:table-cell office:value-type="float" office:value="-0.0195312" calcext:value-type="float">
            <text:p>-0.0195312</text:p>
          </table:table-cell>
          <table:table-cell table:formula="of:=LOG([.A1969];10)" office:value-type="float" office:value="-0.0173046322341647" calcext:value-type="float">
            <text:p>-0.0173046322</text:p>
          </table:table-cell>
          <table:table-cell table:formula="of:=ABS([.C1969]-[.B1969])" office:value-type="float" office:value="0.00222656776583532" calcext:value-type="float">
            <text:p>0.0022265678</text:p>
          </table:table-cell>
        </table:table-row>
        <table:table-row table:style-name="ro1">
          <table:table-cell office:value-type="float" office:value="0.961426" calcext:value-type="float">
            <text:p>0.961426</text:p>
          </table:table-cell>
          <table:table-cell office:value-type="float" office:value="-0.0195312" calcext:value-type="float">
            <text:p>-0.0195312</text:p>
          </table:table-cell>
          <table:table-cell table:formula="of:=LOG([.A1970];10)" office:value-type="float" office:value="-0.0170841373521118" calcext:value-type="float">
            <text:p>-0.0170841374</text:p>
          </table:table-cell>
          <table:table-cell table:formula="of:=ABS([.C1970]-[.B1970])" office:value-type="float" office:value="0.00244706264788817" calcext:value-type="float">
            <text:p>0.0024470626</text:p>
          </table:table-cell>
        </table:table-row>
        <table:table-row table:style-name="ro1">
          <table:table-cell office:value-type="float" office:value="0.961914" calcext:value-type="float">
            <text:p>0.961914</text:p>
          </table:table-cell>
          <table:table-cell office:value-type="float" office:value="-0.019043" calcext:value-type="float">
            <text:p>-0.019043</text:p>
          </table:table-cell>
          <table:table-cell table:formula="of:=LOG([.A1971];10)" office:value-type="float" office:value="-0.0168637543603198" calcext:value-type="float">
            <text:p>-0.0168637544</text:p>
          </table:table-cell>
          <table:table-cell table:formula="of:=ABS([.C1971]-[.B1971])" office:value-type="float" office:value="0.00217924563968021" calcext:value-type="float">
            <text:p>0.0021792456</text:p>
          </table:table-cell>
        </table:table-row>
        <table:table-row table:style-name="ro1">
          <table:table-cell office:value-type="float" office:value="0.962402" calcext:value-type="float">
            <text:p>0.962402</text:p>
          </table:table-cell>
          <table:table-cell office:value-type="float" office:value="-0.019043" calcext:value-type="float">
            <text:p>-0.019043</text:p>
          </table:table-cell>
          <table:table-cell table:formula="of:=LOG([.A1972];10)" office:value-type="float" office:value="-0.0166434831452885" calcext:value-type="float">
            <text:p>-0.0166434831</text:p>
          </table:table-cell>
          <table:table-cell table:formula="of:=ABS([.C1972]-[.B1972])" office:value-type="float" office:value="0.00239951685471152" calcext:value-type="float">
            <text:p>0.0023995169</text:p>
          </table:table-cell>
        </table:table-row>
        <table:table-row table:style-name="ro1">
          <table:table-cell office:value-type="float" office:value="0.962891" calcext:value-type="float">
            <text:p>0.962891</text:p>
          </table:table-cell>
          <table:table-cell office:value-type="float" office:value="-0.0185547" calcext:value-type="float">
            <text:p>-0.0185547</text:p>
          </table:table-cell>
          <table:table-cell table:formula="of:=LOG([.A1973];10)" office:value-type="float" office:value="-0.0164228725616347" calcext:value-type="float">
            <text:p>-0.0164228726</text:p>
          </table:table-cell>
          <table:table-cell table:formula="of:=ABS([.C1973]-[.B1973])" office:value-type="float" office:value="0.00213182743836534" calcext:value-type="float">
            <text:p>0.0021318274</text:p>
          </table:table-cell>
        </table:table-row>
        <table:table-row table:style-name="ro1">
          <table:table-cell office:value-type="float" office:value="0.963379" calcext:value-type="float">
            <text:p>0.963379</text:p>
          </table:table-cell>
          <table:table-cell office:value-type="float" office:value="-0.0185547" calcext:value-type="float">
            <text:p>-0.0185547</text:p>
          </table:table-cell>
          <table:table-cell table:formula="of:=LOG([.A1974];10)" office:value-type="float" office:value="-0.0162028247887857" calcext:value-type="float">
            <text:p>-0.0162028248</text:p>
          </table:table-cell>
          <table:table-cell table:formula="of:=ABS([.C1974]-[.B1974])" office:value-type="float" office:value="0.00235187521121429" calcext:value-type="float">
            <text:p>0.0023518752</text:p>
          </table:table-cell>
        </table:table-row>
        <table:table-row table:style-name="ro1">
          <table:table-cell office:value-type="float" office:value="0.963867" calcext:value-type="float">
            <text:p>0.963867</text:p>
          </table:table-cell>
          <table:table-cell office:value-type="float" office:value="-0.0180664" calcext:value-type="float">
            <text:p>-0.0180664</text:p>
          </table:table-cell>
          <table:table-cell table:formula="of:=LOG([.A1975];10)" office:value-type="float" office:value="-0.0159828884530006" calcext:value-type="float">
            <text:p>-0.0159828885</text:p>
          </table:table-cell>
          <table:table-cell table:formula="of:=ABS([.C1975]-[.B1975])" office:value-type="float" office:value="0.00208351154699938" calcext:value-type="float">
            <text:p>0.0020835115</text:p>
          </table:table-cell>
        </table:table-row>
        <table:table-row table:style-name="ro1">
          <table:table-cell office:value-type="float" office:value="0.964355" calcext:value-type="float">
            <text:p>0.964355</text:p>
          </table:table-cell>
          <table:table-cell office:value-type="float" office:value="-0.0180664" calcext:value-type="float">
            <text:p>-0.0180664</text:p>
          </table:table-cell>
          <table:table-cell table:formula="of:=LOG([.A1976];10)" office:value-type="float" office:value="-0.015763063441468" calcext:value-type="float">
            <text:p>-0.0157630634</text:p>
          </table:table-cell>
          <table:table-cell table:formula="of:=ABS([.C1976]-[.B1976])" office:value-type="float" office:value="0.00230333655853197" calcext:value-type="float">
            <text:p>0.0023033366</text:p>
          </table:table-cell>
        </table:table-row>
        <table:table-row table:style-name="ro1">
          <table:table-cell office:value-type="float" office:value="0.964844" calcext:value-type="float">
            <text:p>0.964844</text:p>
          </table:table-cell>
          <table:table-cell office:value-type="float" office:value="-0.0175781" calcext:value-type="float">
            <text:p>-0.0175781</text:p>
          </table:table-cell>
          <table:table-cell table:formula="of:=LOG([.A1977];10)" office:value-type="float" office:value="-0.0155428995224541" calcext:value-type="float">
            <text:p>-0.0155428995</text:p>
          </table:table-cell>
          <table:table-cell table:formula="of:=ABS([.C1977]-[.B1977])" office:value-type="float" office:value="0.00203520047754586" calcext:value-type="float">
            <text:p>0.0020352005</text:p>
          </table:table-cell>
        </table:table-row>
        <table:table-row table:style-name="ro1">
          <table:table-cell office:value-type="float" office:value="0.965332" calcext:value-type="float">
            <text:p>0.965332</text:p>
          </table:table-cell>
          <table:table-cell office:value-type="float" office:value="-0.0175781" calcext:value-type="float">
            <text:p>-0.0175781</text:p>
          </table:table-cell>
          <table:table-cell table:formula="of:=LOG([.A1978];10)" office:value-type="float" office:value="-0.0153232970492242" calcext:value-type="float">
            <text:p>-0.015323297</text:p>
          </table:table-cell>
          <table:table-cell table:formula="of:=ABS([.C1978]-[.B1978])" office:value-type="float" office:value="0.0022548029507758" calcext:value-type="float">
            <text:p>0.002254803</text:p>
          </table:table-cell>
        </table:table-row>
        <table:table-row table:style-name="ro1">
          <table:table-cell office:value-type="float" office:value="0.96582" calcext:value-type="float">
            <text:p>0.96582</text:p>
          </table:table-cell>
          <table:table-cell office:value-type="float" office:value="-0.0170898" calcext:value-type="float">
            <text:p>-0.0170898</text:p>
          </table:table-cell>
          <table:table-cell table:formula="of:=LOG([.A1979];10)" office:value-type="float" office:value="-0.0151038055626089" calcext:value-type="float">
            <text:p>-0.0151038056</text:p>
          </table:table-cell>
          <table:table-cell table:formula="of:=ABS([.C1979]-[.B1979])" office:value-type="float" office:value="0.00198599443739107" calcext:value-type="float">
            <text:p>0.0019859944</text:p>
          </table:table-cell>
        </table:table-row>
        <table:table-row table:style-name="ro1">
          <table:table-cell office:value-type="float" office:value="0.966309" calcext:value-type="float">
            <text:p>0.966309</text:p>
          </table:table-cell>
          <table:table-cell office:value-type="float" office:value="-0.0170898" calcext:value-type="float">
            <text:p>-0.0170898</text:p>
          </table:table-cell>
          <table:table-cell table:formula="of:=LOG([.A1980];10)" office:value-type="float" office:value="-0.0148839755138027" calcext:value-type="float">
            <text:p>-0.0148839755</text:p>
          </table:table-cell>
          <table:table-cell table:formula="of:=ABS([.C1980]-[.B1980])" office:value-type="float" office:value="0.00220582448619734" calcext:value-type="float">
            <text:p>0.0022058245</text:p>
          </table:table-cell>
        </table:table-row>
        <table:table-row table:style-name="ro1">
          <table:table-cell office:value-type="float" office:value="0.966797" calcext:value-type="float">
            <text:p>0.966797</text:p>
          </table:table-cell>
          <table:table-cell office:value-type="float" office:value="-0.0166016" calcext:value-type="float">
            <text:p>-0.0166016</text:p>
          </table:table-cell>
          <table:table-cell table:formula="of:=LOG([.A1981];10)" office:value-type="float" office:value="-0.01466470589106" calcext:value-type="float">
            <text:p>-0.0146647059</text:p>
          </table:table-cell>
          <table:table-cell table:formula="of:=ABS([.C1981]-[.B1981])" office:value-type="float" office:value="0.00193689410894003" calcext:value-type="float">
            <text:p>0.0019368941</text:p>
          </table:table-cell>
        </table:table-row>
        <table:table-row table:style-name="ro1">
          <table:table-cell office:value-type="float" office:value="0.967285" calcext:value-type="float">
            <text:p>0.967285</text:p>
          </table:table-cell>
          <table:table-cell office:value-type="float" office:value="-0.0166016" calcext:value-type="float">
            <text:p>-0.0166016</text:p>
          </table:table-cell>
          <table:table-cell table:formula="of:=LOG([.A1982];10)" office:value-type="float" office:value="-0.0144455469188278" calcext:value-type="float">
            <text:p>-0.0144455469</text:p>
          </table:table-cell>
          <table:table-cell table:formula="of:=ABS([.C1982]-[.B1982])" office:value-type="float" office:value="0.00215605308117215" calcext:value-type="float">
            <text:p>0.0021560531</text:p>
          </table:table-cell>
        </table:table-row>
        <table:table-row table:style-name="ro1">
          <table:table-cell office:value-type="float" office:value="0.967773" calcext:value-type="float">
            <text:p>0.967773</text:p>
          </table:table-cell>
          <table:table-cell office:value-type="float" office:value="-0.0161133" calcext:value-type="float">
            <text:p>-0.0161133</text:p>
          </table:table-cell>
          <table:table-cell table:formula="of:=LOG([.A1983];10)" office:value-type="float" office:value="-0.0142264984854871" calcext:value-type="float">
            <text:p>-0.0142264985</text:p>
          </table:table-cell>
          <table:table-cell table:formula="of:=ABS([.C1983]-[.B1983])" office:value-type="float" office:value="0.00188680151451295" calcext:value-type="float">
            <text:p>0.0018868015</text:p>
          </table:table-cell>
        </table:table-row>
        <table:table-row table:style-name="ro1">
          <table:table-cell office:value-type="float" office:value="0.968262" calcext:value-type="float">
            <text:p>0.968262</text:p>
          </table:table-cell>
          <table:table-cell office:value-type="float" office:value="-0.0161133" calcext:value-type="float">
            <text:p>-0.0161133</text:p>
          </table:table-cell>
          <table:table-cell table:formula="of:=LOG([.A1984];10)" office:value-type="float" office:value="-0.0140071119494309" calcext:value-type="float">
            <text:p>-0.0140071119</text:p>
          </table:table-cell>
          <table:table-cell table:formula="of:=ABS([.C1984]-[.B1984])" office:value-type="float" office:value="0.00210618805056914" calcext:value-type="float">
            <text:p>0.0021061881</text:p>
          </table:table-cell>
        </table:table-row>
        <table:table-row table:style-name="ro1">
          <table:table-cell office:value-type="float" office:value="0.96875" calcext:value-type="float">
            <text:p>0.96875</text:p>
          </table:table-cell>
          <table:table-cell office:value-type="float" office:value="-0.015625" calcext:value-type="float">
            <text:p>-0.015625</text:p>
          </table:table-cell>
          <table:table-cell table:formula="of:=LOG([.A1985];10)" office:value-type="float" office:value="-0.0137882844856332" calcext:value-type="float">
            <text:p>-0.0137882845</text:p>
          </table:table-cell>
          <table:table-cell table:formula="of:=ABS([.C1985]-[.B1985])" office:value-type="float" office:value="0.00183671551436675" calcext:value-type="float">
            <text:p>0.0018367155</text:p>
          </table:table-cell>
        </table:table-row>
        <table:table-row table:style-name="ro1">
          <table:table-cell office:value-type="float" office:value="0.969238" calcext:value-type="float">
            <text:p>0.969238</text:p>
          </table:table-cell>
          <table:table-cell office:value-type="float" office:value="-0.015625" calcext:value-type="float">
            <text:p>-0.015625</text:p>
          </table:table-cell>
          <table:table-cell table:formula="of:=LOG([.A1986];10)" office:value-type="float" office:value="-0.0135695672266532" calcext:value-type="float">
            <text:p>-0.0135695672</text:p>
          </table:table-cell>
          <table:table-cell table:formula="of:=ABS([.C1986]-[.B1986])" office:value-type="float" office:value="0.00205543277334681" calcext:value-type="float">
            <text:p>0.0020554328</text:p>
          </table:table-cell>
        </table:table-row>
        <table:table-row table:style-name="ro1">
          <table:table-cell office:value-type="float" office:value="0.969727" calcext:value-type="float">
            <text:p>0.969727</text:p>
          </table:table-cell>
          <table:table-cell office:value-type="float" office:value="-0.0151367" calcext:value-type="float">
            <text:p>-0.0151367</text:p>
          </table:table-cell>
          <table:table-cell table:formula="of:=LOG([.A1987];10)" office:value-type="float" office:value="-0.0133505122089987" calcext:value-type="float">
            <text:p>-0.0133505122</text:p>
          </table:table-cell>
          <table:table-cell table:formula="of:=ABS([.C1987]-[.B1987])" office:value-type="float" office:value="0.00178618779100125" calcext:value-type="float">
            <text:p>0.0017861878</text:p>
          </table:table-cell>
        </table:table-row>
        <table:table-row table:style-name="ro1">
          <table:table-cell office:value-type="float" office:value="0.970215" calcext:value-type="float">
            <text:p>0.970215</text:p>
          </table:table-cell>
          <table:table-cell office:value-type="float" office:value="-0.0151367" calcext:value-type="float">
            <text:p>-0.0151367</text:p>
          </table:table-cell>
          <table:table-cell table:formula="of:=LOG([.A1988];10)" office:value-type="float" office:value="-0.0131320152522452" calcext:value-type="float">
            <text:p>-0.0131320153</text:p>
          </table:table-cell>
          <table:table-cell table:formula="of:=ABS([.C1988]-[.B1988])" office:value-type="float" office:value="0.00200468474775475" calcext:value-type="float">
            <text:p>0.0020046847</text:p>
          </table:table-cell>
        </table:table-row>
        <table:table-row table:style-name="ro1">
          <table:table-cell office:value-type="float" office:value="0.970703" calcext:value-type="float">
            <text:p>0.970703</text:p>
          </table:table-cell>
          <table:table-cell office:value-type="float" office:value="-0.0146484" calcext:value-type="float">
            <text:p>-0.0146484</text:p>
          </table:table-cell>
          <table:table-cell table:formula="of:=LOG([.A1989];10)" office:value-type="float" office:value="-0.0129136281677474" calcext:value-type="float">
            <text:p>-0.0129136282</text:p>
          </table:table-cell>
          <table:table-cell table:formula="of:=ABS([.C1989]-[.B1989])" office:value-type="float" office:value="0.0017347718322526" calcext:value-type="float">
            <text:p>0.0017347718</text:p>
          </table:table-cell>
        </table:table-row>
        <table:table-row table:style-name="ro1">
          <table:table-cell office:value-type="float" office:value="0.971191" calcext:value-type="float">
            <text:p>0.971191</text:p>
          </table:table-cell>
          <table:table-cell office:value-type="float" office:value="-0.0146484" calcext:value-type="float">
            <text:p>-0.0146484</text:p>
          </table:table-cell>
          <table:table-cell table:formula="of:=LOG([.A1990];10)" office:value-type="float" office:value="-0.0126953508450612" calcext:value-type="float">
            <text:p>-0.0126953508</text:p>
          </table:table-cell>
          <table:table-cell table:formula="of:=ABS([.C1990]-[.B1990])" office:value-type="float" office:value="0.00195304915493876" calcext:value-type="float">
            <text:p>0.0019530492</text:p>
          </table:table-cell>
        </table:table-row>
        <table:table-row table:style-name="ro1">
          <table:table-cell office:value-type="float" office:value="0.97168" calcext:value-type="float">
            <text:p>0.97168</text:p>
          </table:table-cell>
          <table:table-cell office:value-type="float" office:value="-0.0141602" calcext:value-type="float">
            <text:p>-0.0141602</text:p>
          </table:table-cell>
          <table:table-cell table:formula="of:=LOG([.A1991];10)" office:value-type="float" office:value="-0.0124767362215117" calcext:value-type="float">
            <text:p>-0.0124767362</text:p>
          </table:table-cell>
          <table:table-cell table:formula="of:=ABS([.C1991]-[.B1991])" office:value-type="float" office:value="0.00168346377848828" calcext:value-type="float">
            <text:p>0.0016834638</text:p>
          </table:table-cell>
        </table:table-row>
        <table:table-row table:style-name="ro1">
          <table:table-cell office:value-type="float" office:value="0.972168" calcext:value-type="float">
            <text:p>0.972168</text:p>
          </table:table-cell>
          <table:table-cell office:value-type="float" office:value="-0.0141602" calcext:value-type="float">
            <text:p>-0.0141602</text:p>
          </table:table-cell>
          <table:table-cell table:formula="of:=LOG([.A1992];10)" office:value-type="float" office:value="-0.0122586783161393" calcext:value-type="float">
            <text:p>-0.0122586783</text:p>
          </table:table-cell>
          <table:table-cell table:formula="of:=ABS([.C1992]-[.B1992])" office:value-type="float" office:value="0.00190152168386067" calcext:value-type="float">
            <text:p>0.0019015217</text:p>
          </table:table-cell>
        </table:table-row>
        <table:table-row table:style-name="ro1">
          <table:table-cell office:value-type="float" office:value="0.972656" calcext:value-type="float">
            <text:p>0.972656</text:p>
          </table:table-cell>
          <table:table-cell office:value-type="float" office:value="-0.0136719" calcext:value-type="float">
            <text:p>-0.0136719</text:p>
          </table:table-cell>
          <table:table-cell table:formula="of:=LOG([.A1993];10)" office:value-type="float" office:value="-0.0120407298420185" calcext:value-type="float">
            <text:p>-0.0120407298</text:p>
          </table:table-cell>
          <table:table-cell table:formula="of:=ABS([.C1993]-[.B1993])" office:value-type="float" office:value="0.00163117015798149" calcext:value-type="float">
            <text:p>0.0016311702</text:p>
          </table:table-cell>
        </table:table-row>
        <table:table-row table:style-name="ro1">
          <table:table-cell office:value-type="float" office:value="0.973145" calcext:value-type="float">
            <text:p>0.973145</text:p>
          </table:table-cell>
          <table:table-cell office:value-type="float" office:value="-0.0136719" calcext:value-type="float">
            <text:p>-0.0136719</text:p>
          </table:table-cell>
          <table:table-cell table:formula="of:=LOG([.A1994];10)" office:value-type="float" office:value="-0.0118224444098273" calcext:value-type="float">
            <text:p>-0.0118224444</text:p>
          </table:table-cell>
          <table:table-cell table:formula="of:=ABS([.C1994]-[.B1994])" office:value-type="float" office:value="0.0018494555901727" calcext:value-type="float">
            <text:p>0.0018494556</text:p>
          </table:table-cell>
        </table:table-row>
        <table:table-row table:style-name="ro1">
          <table:table-cell office:value-type="float" office:value="0.973633" calcext:value-type="float">
            <text:p>0.973633</text:p>
          </table:table-cell>
          <table:table-cell office:value-type="float" office:value="-0.0131836" calcext:value-type="float">
            <text:p>-0.0131836</text:p>
          </table:table-cell>
          <table:table-cell table:formula="of:=LOG([.A1995];10)" office:value-type="float" office:value="-0.0116047146927174" calcext:value-type="float">
            <text:p>-0.0116047147</text:p>
          </table:table-cell>
          <table:table-cell table:formula="of:=ABS([.C1995]-[.B1995])" office:value-type="float" office:value="0.00157888530728257" calcext:value-type="float">
            <text:p>0.0015788853</text:p>
          </table:table-cell>
        </table:table-row>
        <table:table-row table:style-name="ro1">
          <table:table-cell office:value-type="float" office:value="0.974121" calcext:value-type="float">
            <text:p>0.974121</text:p>
          </table:table-cell>
          <table:table-cell office:value-type="float" office:value="-0.0131836" calcext:value-type="float">
            <text:p>-0.0131836</text:p>
          </table:table-cell>
          <table:table-cell table:formula="of:=LOG([.A1996];10)" office:value-type="float" office:value="-0.0113870940777903" calcext:value-type="float">
            <text:p>-0.0113870941</text:p>
          </table:table-cell>
          <table:table-cell table:formula="of:=ABS([.C1996]-[.B1996])" office:value-type="float" office:value="0.00179650592220967" calcext:value-type="float">
            <text:p>0.0017965059</text:p>
          </table:table-cell>
        </table:table-row>
        <table:table-row table:style-name="ro1">
          <table:table-cell office:value-type="float" office:value="0.974609" calcext:value-type="float">
            <text:p>0.974609</text:p>
          </table:table-cell>
          <table:table-cell office:value-type="float" office:value="-0.0126953" calcext:value-type="float">
            <text:p>-0.0126953</text:p>
          </table:table-cell>
          <table:table-cell table:formula="of:=LOG([.A1997];10)" office:value-type="float" office:value="-0.0111695824557606" calcext:value-type="float">
            <text:p>-0.0111695825</text:p>
          </table:table-cell>
          <table:table-cell table:formula="of:=ABS([.C1997]-[.B1997])" office:value-type="float" office:value="0.00152571754423936" calcext:value-type="float">
            <text:p>0.0015257175</text:p>
          </table:table-cell>
        </table:table-row>
        <table:table-row table:style-name="ro1">
          <table:table-cell office:value-type="float" office:value="0.975098" calcext:value-type="float">
            <text:p>0.975098</text:p>
          </table:table-cell>
          <table:table-cell office:value-type="float" office:value="-0.0126953" calcext:value-type="float">
            <text:p>-0.0126953</text:p>
          </table:table-cell>
          <table:table-cell table:formula="of:=LOG([.A1998];10)" office:value-type="float" office:value="-0.010951734331808" calcext:value-type="float">
            <text:p>-0.0109517343</text:p>
          </table:table-cell>
          <table:table-cell table:formula="of:=ABS([.C1998]-[.B1998])" office:value-type="float" office:value="0.00174356566819199" calcext:value-type="float">
            <text:p>0.0017435657</text:p>
          </table:table-cell>
        </table:table-row>
        <table:table-row table:style-name="ro1">
          <table:table-cell office:value-type="float" office:value="0.975586" calcext:value-type="float">
            <text:p>0.975586</text:p>
          </table:table-cell>
          <table:table-cell office:value-type="float" office:value="-0.012207" calcext:value-type="float">
            <text:p>-0.012207</text:p>
          </table:table-cell>
          <table:table-cell table:formula="of:=LOG([.A1999];10)" office:value-type="float" office:value="-0.010734440591161" calcext:value-type="float">
            <text:p>-0.0107344406</text:p>
          </table:table-cell>
          <table:table-cell table:formula="of:=ABS([.C1999]-[.B1999])" office:value-type="float" office:value="0.00147255940883896" calcext:value-type="float">
            <text:p>0.0014725594</text:p>
          </table:table-cell>
        </table:table-row>
        <table:table-row table:style-name="ro1">
          <table:table-cell office:value-type="float" office:value="0.976074" calcext:value-type="float">
            <text:p>0.976074</text:p>
          </table:table-cell>
          <table:table-cell office:value-type="float" office:value="-0.012207" calcext:value-type="float">
            <text:p>-0.012207</text:p>
          </table:table-cell>
          <table:table-cell table:formula="of:=LOG([.A2000];10)" office:value-type="float" office:value="-0.0105172555163164" calcext:value-type="float">
            <text:p>-0.0105172555</text:p>
          </table:table-cell>
          <table:table-cell table:formula="of:=ABS([.C2000]-[.B2000])" office:value-type="float" office:value="0.00168974448368362" calcext:value-type="float">
            <text:p>0.0016897445</text:p>
          </table:table-cell>
        </table:table-row>
        <table:table-row table:style-name="ro1">
          <table:table-cell office:value-type="float" office:value="0.976562" calcext:value-type="float">
            <text:p>0.976562</text:p>
          </table:table-cell>
          <table:table-cell office:value-type="float" office:value="-0.0117188" calcext:value-type="float">
            <text:p>-0.0117188</text:p>
          </table:table-cell>
          <table:table-cell table:formula="of:=LOG([.A2001];10)" office:value-type="float" office:value="-0.0103001789986436" calcext:value-type="float">
            <text:p>-0.010300179</text:p>
          </table:table-cell>
          <table:table-cell table:formula="of:=ABS([.C2001]-[.B2001])" office:value-type="float" office:value="0.00141862100135636" calcext:value-type="float">
            <text:p>0.001418621</text:p>
          </table:table-cell>
        </table:table-row>
        <table:table-row table:style-name="ro1">
          <table:table-cell office:value-type="float" office:value="0.977051" calcext:value-type="float">
            <text:p>0.977051</text:p>
          </table:table-cell>
          <table:table-cell office:value-type="float" office:value="-0.0117188" calcext:value-type="float">
            <text:p>-0.0117188</text:p>
          </table:table-cell>
          <table:table-cell table:formula="of:=LOG([.A2002];10)" office:value-type="float" office:value="-0.0100827664342454" calcext:value-type="float">
            <text:p>-0.0100827664</text:p>
          </table:table-cell>
          <table:table-cell table:formula="of:=ABS([.C2002]-[.B2002])" office:value-type="float" office:value="0.00163603356575465" calcext:value-type="float">
            <text:p>0.0016360336</text:p>
          </table:table-cell>
        </table:table-row>
        <table:table-row table:style-name="ro1">
          <table:table-cell office:value-type="float" office:value="0.977539" calcext:value-type="float">
            <text:p>0.977539</text:p>
          </table:table-cell>
          <table:table-cell office:value-type="float" office:value="-0.0112305" calcext:value-type="float">
            <text:p>-0.0112305</text:p>
          </table:table-cell>
          <table:table-cell table:formula="of:=LOG([.A2003];10)" office:value-type="float" office:value="-0.00986590692757399" calcext:value-type="float">
            <text:p>-0.0098659069</text:p>
          </table:table-cell>
          <table:table-cell table:formula="of:=ABS([.C2003]-[.B2003])" office:value-type="float" office:value="0.00136459307242601" calcext:value-type="float">
            <text:p>0.0013645931</text:p>
          </table:table-cell>
        </table:table-row>
        <table:table-row table:style-name="ro1">
          <table:table-cell office:value-type="float" office:value="0.978027" calcext:value-type="float">
            <text:p>0.978027</text:p>
          </table:table-cell>
          <table:table-cell office:value-type="float" office:value="-0.0112305" calcext:value-type="float">
            <text:p>-0.0112305</text:p>
          </table:table-cell>
          <table:table-cell table:formula="of:=LOG([.A2004];10)" office:value-type="float" office:value="-0.00964915565293734" calcext:value-type="float">
            <text:p>-0.0096491557</text:p>
          </table:table-cell>
          <table:table-cell table:formula="of:=ABS([.C2004]-[.B2004])" office:value-type="float" office:value="0.00158134434706266" calcext:value-type="float">
            <text:p>0.0015813443</text:p>
          </table:table-cell>
        </table:table-row>
        <table:table-row table:style-name="ro1">
          <table:table-cell office:value-type="float" office:value="0.978516" calcext:value-type="float">
            <text:p>0.978516</text:p>
          </table:table-cell>
          <table:table-cell office:value-type="float" office:value="-0.0107422" calcext:value-type="float">
            <text:p>-0.0107422</text:p>
          </table:table-cell>
          <table:table-cell table:formula="of:=LOG([.A2005];10)" office:value-type="float" office:value="-0.00943206867240832" calcext:value-type="float">
            <text:p>-0.0094320687</text:p>
          </table:table-cell>
          <table:table-cell table:formula="of:=ABS([.C2005]-[.B2005])" office:value-type="float" office:value="0.00131013132759168" calcext:value-type="float">
            <text:p>0.0013101313</text:p>
          </table:table-cell>
        </table:table-row>
        <table:table-row table:style-name="ro1">
          <table:table-cell office:value-type="float" office:value="0.979004" calcext:value-type="float">
            <text:p>0.979004</text:p>
          </table:table-cell>
          <table:table-cell office:value-type="float" office:value="-0.0107422" calcext:value-type="float">
            <text:p>-0.0107422</text:p>
          </table:table-cell>
          <table:table-cell table:formula="of:=LOG([.A2006];10)" office:value-type="float" office:value="-0.00921553375929452" calcext:value-type="float">
            <text:p>-0.0092155338</text:p>
          </table:table-cell>
          <table:table-cell table:formula="of:=ABS([.C2006]-[.B2006])" office:value-type="float" office:value="0.00152666624070548" calcext:value-type="float">
            <text:p>0.0015266662</text:p>
          </table:table-cell>
        </table:table-row>
        <table:table-row table:style-name="ro1">
          <table:table-cell office:value-type="float" office:value="0.979492" calcext:value-type="float">
            <text:p>0.979492</text:p>
          </table:table-cell>
          <table:table-cell office:value-type="float" office:value="-0.0102539" calcext:value-type="float">
            <text:p>-0.0102539</text:p>
          </table:table-cell>
          <table:table-cell table:formula="of:=LOG([.A2007];10)" office:value-type="float" office:value="-0.00899910675453695" calcext:value-type="float">
            <text:p>-0.0089991068</text:p>
          </table:table-cell>
          <table:table-cell table:formula="of:=ABS([.C2007]-[.B2007])" office:value-type="float" office:value="0.00125479324546305" calcext:value-type="float">
            <text:p>0.0012547932</text:p>
          </table:table-cell>
        </table:table-row>
        <table:table-row table:style-name="ro1">
          <table:table-cell office:value-type="float" office:value="0.97998" calcext:value-type="float">
            <text:p>0.97998</text:p>
          </table:table-cell>
          <table:table-cell office:value-type="float" office:value="-0.0102539" calcext:value-type="float">
            <text:p>-0.0102539</text:p>
          </table:table-cell>
          <table:table-cell table:formula="of:=LOG([.A2008];10)" office:value-type="float" office:value="-0.00878278755063858" calcext:value-type="float">
            <text:p>-0.0087827876</text:p>
          </table:table-cell>
          <table:table-cell table:formula="of:=ABS([.C2008]-[.B2008])" office:value-type="float" office:value="0.00147111244936142" calcext:value-type="float">
            <text:p>0.0014711124</text:p>
          </table:table-cell>
        </table:table-row>
        <table:table-row table:style-name="ro1">
          <table:table-cell office:value-type="float" office:value="0.980469" calcext:value-type="float">
            <text:p>0.980469</text:p>
          </table:table-cell>
          <table:table-cell office:value-type="float" office:value="-0.00976562" calcext:value-type="float">
            <text:p>-0.00976562</text:p>
          </table:table-cell>
          <table:table-cell table:formula="of:=LOG([.A2009];10)" office:value-type="float" office:value="-0.00856613309438397" calcext:value-type="float">
            <text:p>-0.0085661331</text:p>
          </table:table-cell>
          <table:table-cell table:formula="of:=ABS([.C2009]-[.B2009])" office:value-type="float" office:value="0.00119948690561603" calcext:value-type="float">
            <text:p>0.0011994869</text:p>
          </table:table-cell>
        </table:table-row>
        <table:table-row table:style-name="ro1">
          <table:table-cell office:value-type="float" office:value="0.980957" calcext:value-type="float">
            <text:p>0.980957</text:p>
          </table:table-cell>
          <table:table-cell office:value-type="float" office:value="-0.00976562" calcext:value-type="float">
            <text:p>-0.00976562</text:p>
          </table:table-cell>
          <table:table-cell table:formula="of:=LOG([.A2010];10)" office:value-type="float" office:value="-0.0083500293907094" calcext:value-type="float">
            <text:p>-0.0083500294</text:p>
          </table:table-cell>
          <table:table-cell table:formula="of:=ABS([.C2010]-[.B2010])" office:value-type="float" office:value="0.0014155906092906" calcext:value-type="float">
            <text:p>0.0014155906</text:p>
          </table:table-cell>
        </table:table-row>
        <table:table-row table:style-name="ro1">
          <table:table-cell office:value-type="float" office:value="0.981445" calcext:value-type="float">
            <text:p>0.981445</text:p>
          </table:table-cell>
          <table:table-cell office:value-type="float" office:value="-0.00927734" calcext:value-type="float">
            <text:p>-0.00927734</text:p>
          </table:table-cell>
          <table:table-cell table:formula="of:=LOG([.A2011];10)" office:value-type="float" office:value="-0.00813403316614644" calcext:value-type="float">
            <text:p>-0.0081340332</text:p>
          </table:table-cell>
          <table:table-cell table:formula="of:=ABS([.C2011]-[.B2011])" office:value-type="float" office:value="0.00114330683385356" calcext:value-type="float">
            <text:p>0.0011433068</text:p>
          </table:table-cell>
        </table:table-row>
        <table:table-row table:style-name="ro1">
          <table:table-cell office:value-type="float" office:value="0.981934" calcext:value-type="float">
            <text:p>0.981934</text:p>
          </table:table-cell>
          <table:table-cell office:value-type="float" office:value="-0.00927734" calcext:value-type="float">
            <text:p>-0.00927734</text:p>
          </table:table-cell>
          <table:table-cell table:formula="of:=LOG([.A2012];10)" office:value-type="float" office:value="-0.00791770202881442" calcext:value-type="float">
            <text:p>-0.007917702</text:p>
          </table:table-cell>
          <table:table-cell table:formula="of:=ABS([.C2012]-[.B2012])" office:value-type="float" office:value="0.00135963797118558" calcext:value-type="float">
            <text:p>0.001359638</text:p>
          </table:table-cell>
        </table:table-row>
        <table:table-row table:style-name="ro1">
          <table:table-cell office:value-type="float" office:value="0.982422" calcext:value-type="float">
            <text:p>0.982422</text:p>
          </table:table-cell>
          <table:table-cell office:value-type="float" office:value="-0.00878906" calcext:value-type="float">
            <text:p>-0.00878906</text:p>
          </table:table-cell>
          <table:table-cell table:formula="of:=LOG([.A2013];10)" office:value-type="float" office:value="-0.0077019206617621" calcext:value-type="float">
            <text:p>-0.0077019207</text:p>
          </table:table-cell>
          <table:table-cell table:formula="of:=ABS([.C2013]-[.B2013])" office:value-type="float" office:value="0.0010871393382379" calcext:value-type="float">
            <text:p>0.0010871393</text:p>
          </table:table-cell>
        </table:table-row>
        <table:table-row table:style-name="ro1">
          <table:table-cell office:value-type="float" office:value="0.98291" calcext:value-type="float">
            <text:p>0.98291</text:p>
          </table:table-cell>
          <table:table-cell office:value-type="float" office:value="-0.00878906" calcext:value-type="float">
            <text:p>-0.00878906</text:p>
          </table:table-cell>
          <table:table-cell table:formula="of:=LOG([.A2014];10)" office:value-type="float" office:value="-0.00748624645351181" calcext:value-type="float">
            <text:p>-0.0074862465</text:p>
          </table:table-cell>
          <table:table-cell table:formula="of:=ABS([.C2014]-[.B2014])" office:value-type="float" office:value="0.00130281354648819" calcext:value-type="float">
            <text:p>0.0013028135</text:p>
          </table:table-cell>
        </table:table-row>
        <table:table-row table:style-name="ro1">
          <table:table-cell office:value-type="float" office:value="0.983398" calcext:value-type="float">
            <text:p>0.983398</text:p>
          </table:table-cell>
          <table:table-cell office:value-type="float" office:value="-0.00830078" calcext:value-type="float">
            <text:p>-0.00830078</text:p>
          </table:table-cell>
          <table:table-cell table:formula="of:=LOG([.A2015];10)" office:value-type="float" office:value="-0.00727067929768468" calcext:value-type="float">
            <text:p>-0.0072706793</text:p>
          </table:table-cell>
          <table:table-cell table:formula="of:=ABS([.C2015]-[.B2015])" office:value-type="float" office:value="0.00103010070231532" calcext:value-type="float">
            <text:p>0.0010301007</text:p>
          </table:table-cell>
        </table:table-row>
        <table:table-row table:style-name="ro1">
          <table:table-cell office:value-type="float" office:value="0.983887" calcext:value-type="float">
            <text:p>0.983887</text:p>
          </table:table-cell>
          <table:table-cell office:value-type="float" office:value="-0.00830078" calcext:value-type="float">
            <text:p>-0.00830078</text:p>
          </table:table-cell>
          <table:table-cell table:formula="of:=LOG([.A2016];10)" office:value-type="float" office:value="-0.00705477768096475" calcext:value-type="float">
            <text:p>-0.0070547777</text:p>
          </table:table-cell>
          <table:table-cell table:formula="of:=ABS([.C2016]-[.B2016])" office:value-type="float" office:value="0.00124600231903525" calcext:value-type="float">
            <text:p>0.0012460023</text:p>
          </table:table-cell>
        </table:table-row>
        <table:table-row table:style-name="ro1">
          <table:table-cell office:value-type="float" office:value="0.984375" calcext:value-type="float">
            <text:p>0.984375</text:p>
          </table:table-cell>
          <table:table-cell office:value-type="float" office:value="-0.0078125" calcext:value-type="float">
            <text:p>-0.0078125</text:p>
          </table:table-cell>
          <table:table-cell table:formula="of:=LOG([.A2017];10)" office:value-type="float" office:value="-0.00683942453030546" calcext:value-type="float">
            <text:p>-0.0068394245</text:p>
          </table:table-cell>
          <table:table-cell table:formula="of:=ABS([.C2017]-[.B2017])" office:value-type="float" office:value="0.000973075469694535" calcext:value-type="float">
            <text:p>0.0009730755</text:p>
          </table:table-cell>
        </table:table-row>
        <table:table-row table:style-name="ro1">
          <table:table-cell office:value-type="float" office:value="0.984863" calcext:value-type="float">
            <text:p>0.984863</text:p>
          </table:table-cell>
          <table:table-cell office:value-type="float" office:value="-0.0078125" calcext:value-type="float">
            <text:p>-0.0078125</text:p>
          </table:table-cell>
          <table:table-cell table:formula="of:=LOG([.A2018];10)" office:value-type="float" office:value="-0.00662417811366398" calcext:value-type="float">
            <text:p>-0.0066241781</text:p>
          </table:table-cell>
          <table:table-cell table:formula="of:=ABS([.C2018]-[.B2018])" office:value-type="float" office:value="0.00118832188633602" calcext:value-type="float">
            <text:p>0.0011883219</text:p>
          </table:table-cell>
        </table:table-row>
        <table:table-row table:style-name="ro1">
          <table:table-cell office:value-type="float" office:value="0.985352" calcext:value-type="float">
            <text:p>0.985352</text:p>
          </table:table-cell>
          <table:table-cell office:value-type="float" office:value="-0.00732422" calcext:value-type="float">
            <text:p>-0.00732422</text:p>
          </table:table-cell>
          <table:table-cell table:formula="of:=LOG([.A2019];10)" office:value-type="float" office:value="-0.00640859757447259" calcext:value-type="float">
            <text:p>-0.0064085976</text:p>
          </table:table-cell>
          <table:table-cell table:formula="of:=ABS([.C2019]-[.B2019])" office:value-type="float" office:value="0.000915622425527412" calcext:value-type="float">
            <text:p>0.0009156224</text:p>
          </table:table-cell>
        </table:table-row>
        <table:table-row table:style-name="ro1">
          <table:table-cell office:value-type="float" office:value="0.98584" calcext:value-type="float">
            <text:p>0.98584</text:p>
          </table:table-cell>
          <table:table-cell office:value-type="float" office:value="-0.00732422" calcext:value-type="float">
            <text:p>-0.00732422</text:p>
          </table:table-cell>
          <table:table-cell table:formula="of:=LOG([.A2020];10)" office:value-type="float" office:value="-0.00619356452695761" calcext:value-type="float">
            <text:p>-0.0061935645</text:p>
          </table:table-cell>
          <table:table-cell table:formula="of:=ABS([.C2020]-[.B2020])" office:value-type="float" office:value="0.00113065547304239" calcext:value-type="float">
            <text:p>0.0011306555</text:p>
          </table:table-cell>
        </table:table-row>
        <table:table-row table:style-name="ro1">
          <table:table-cell office:value-type="float" office:value="0.986328" calcext:value-type="float">
            <text:p>0.986328</text:p>
          </table:table-cell>
          <table:table-cell office:value-type="float" office:value="-0.00683594" calcext:value-type="float">
            <text:p>-0.00683594</text:p>
          </table:table-cell>
          <table:table-cell table:formula="of:=LOG([.A2021];10)" office:value-type="float" office:value="-0.00597863789647355" calcext:value-type="float">
            <text:p>-0.0059786379</text:p>
          </table:table-cell>
          <table:table-cell table:formula="of:=ABS([.C2021]-[.B2021])" office:value-type="float" office:value="0.000857302103526451" calcext:value-type="float">
            <text:p>0.0008573021</text:p>
          </table:table-cell>
        </table:table-row>
        <table:table-row table:style-name="ro1">
          <table:table-cell office:value-type="float" office:value="0.986816" calcext:value-type="float">
            <text:p>0.986816</text:p>
          </table:table-cell>
          <table:table-cell office:value-type="float" office:value="-0.00683594" calcext:value-type="float">
            <text:p>-0.00683594</text:p>
          </table:table-cell>
          <table:table-cell table:formula="of:=LOG([.A2022];10)" office:value-type="float" office:value="-0.00576381757774368" calcext:value-type="float">
            <text:p>-0.0057638176</text:p>
          </table:table-cell>
          <table:table-cell table:formula="of:=ABS([.C2022]-[.B2022])" office:value-type="float" office:value="0.00107212242225632" calcext:value-type="float">
            <text:p>0.0010721224</text:p>
          </table:table-cell>
        </table:table-row>
        <table:table-row table:style-name="ro1">
          <table:table-cell office:value-type="float" office:value="0.987305" calcext:value-type="float">
            <text:p>0.987305</text:p>
          </table:table-cell>
          <table:table-cell office:value-type="float" office:value="-0.00634766" calcext:value-type="float">
            <text:p>-0.00634766</text:p>
          </table:table-cell>
          <table:table-cell table:formula="of:=LOG([.A2023];10)" office:value-type="float" office:value="-0.0055486635866821" calcext:value-type="float">
            <text:p>-0.0055486636</text:p>
          </table:table-cell>
          <table:table-cell table:formula="of:=ABS([.C2023]-[.B2023])" office:value-type="float" office:value="0.000798996413317905" calcext:value-type="float">
            <text:p>0.0007989964</text:p>
          </table:table-cell>
        </table:table-row>
        <table:table-row table:style-name="ro1">
          <table:table-cell office:value-type="float" office:value="0.987793" calcext:value-type="float">
            <text:p>0.987793</text:p>
          </table:table-cell>
          <table:table-cell office:value-type="float" office:value="-0.00634766" calcext:value-type="float">
            <text:p>-0.00634766</text:p>
          </table:table-cell>
          <table:table-cell table:formula="of:=LOG([.A2024];10)" office:value-type="float" office:value="-0.00533405579356862" calcext:value-type="float">
            <text:p>-0.0053340558</text:p>
          </table:table-cell>
          <table:table-cell table:formula="of:=ABS([.C2024]-[.B2024])" office:value-type="float" office:value="0.00101360420643138" calcext:value-type="float">
            <text:p>0.0010136042</text:p>
          </table:table-cell>
        </table:table-row>
        <table:table-row table:style-name="ro1">
          <table:table-cell office:value-type="float" office:value="0.988281" calcext:value-type="float">
            <text:p>0.988281</text:p>
          </table:table-cell>
          <table:table-cell office:value-type="float" office:value="-0.00585938" calcext:value-type="float">
            <text:p>-0.00585938</text:p>
          </table:table-cell>
          <table:table-cell table:formula="of:=LOG([.A2025];10)" office:value-type="float" office:value="-0.00511955399710026" calcext:value-type="float">
            <text:p>-0.005119554</text:p>
          </table:table-cell>
          <table:table-cell table:formula="of:=ABS([.C2025]-[.B2025])" office:value-type="float" office:value="0.000739826002899738" calcext:value-type="float">
            <text:p>0.000739826</text:p>
          </table:table-cell>
        </table:table-row>
        <table:table-row table:style-name="ro1">
          <table:table-cell office:value-type="float" office:value="0.98877" calcext:value-type="float">
            <text:p>0.98877</text:p>
          </table:table-cell>
          <table:table-cell office:value-type="float" office:value="-0.00585938" calcext:value-type="float">
            <text:p>-0.00585938</text:p>
          </table:table-cell>
          <table:table-cell table:formula="of:=LOG([.A2026];10)" office:value-type="float" office:value="-0.00490471886540019" calcext:value-type="float">
            <text:p>-0.0049047189</text:p>
          </table:table-cell>
          <table:table-cell table:formula="of:=ABS([.C2026]-[.B2026])" office:value-type="float" office:value="0.000954661134599809" calcext:value-type="float">
            <text:p>0.0009546611</text:p>
          </table:table-cell>
        </table:table-row>
        <table:table-row table:style-name="ro1">
          <table:table-cell office:value-type="float" office:value="0.989258" calcext:value-type="float">
            <text:p>0.989258</text:p>
          </table:table-cell>
          <table:table-cell office:value-type="float" office:value="-0.00537109" calcext:value-type="float">
            <text:p>-0.00537109</text:p>
          </table:table-cell>
          <table:table-cell table:formula="of:=LOG([.A2027];10)" office:value-type="float" office:value="-0.0046904289650867" calcext:value-type="float">
            <text:p>-0.004690429</text:p>
          </table:table-cell>
          <table:table-cell table:formula="of:=ABS([.C2027]-[.B2027])" office:value-type="float" office:value="0.000680661034913304" calcext:value-type="float">
            <text:p>0.000680661</text:p>
          </table:table-cell>
        </table:table-row>
        <table:table-row table:style-name="ro1">
          <table:table-cell office:value-type="float" office:value="0.989746" calcext:value-type="float">
            <text:p>0.989746</text:p>
          </table:table-cell>
          <table:table-cell office:value-type="float" office:value="-0.00537109" calcext:value-type="float">
            <text:p>-0.00537109</text:p>
          </table:table-cell>
          <table:table-cell table:formula="of:=LOG([.A2028];10)" office:value-type="float" office:value="-0.00447624474770825" calcext:value-type="float">
            <text:p>-0.0044762447</text:p>
          </table:table-cell>
          <table:table-cell table:formula="of:=ABS([.C2028]-[.B2028])" office:value-type="float" office:value="0.000894845252291754" calcext:value-type="float">
            <text:p>0.0008948453</text:p>
          </table:table-cell>
        </table:table-row>
        <table:table-row table:style-name="ro1">
          <table:table-cell office:value-type="float" office:value="0.990234" calcext:value-type="float">
            <text:p>0.990234</text:p>
          </table:table-cell>
          <table:table-cell office:value-type="float" office:value="-0.00488281" calcext:value-type="float">
            <text:p>-0.00488281</text:p>
          </table:table-cell>
          <table:table-cell table:formula="of:=LOG([.A2029];10)" office:value-type="float" office:value="-0.00426216610907531" calcext:value-type="float">
            <text:p>-0.0042621661</text:p>
          </table:table-cell>
          <table:table-cell table:formula="of:=ABS([.C2029]-[.B2029])" office:value-type="float" office:value="0.000620643890924696" calcext:value-type="float">
            <text:p>0.0006206439</text:p>
          </table:table-cell>
        </table:table-row>
        <table:table-row table:style-name="ro1">
          <table:table-cell office:value-type="float" office:value="0.990723" calcext:value-type="float">
            <text:p>0.990723</text:p>
          </table:table-cell>
          <table:table-cell office:value-type="float" office:value="-0.00488281" calcext:value-type="float">
            <text:p>-0.00488281</text:p>
          </table:table-cell>
          <table:table-cell table:formula="of:=LOG([.A2030];10)" office:value-type="float" office:value="-0.00404775458377287" calcext:value-type="float">
            <text:p>-0.0040477546</text:p>
          </table:table-cell>
          <table:table-cell table:formula="of:=ABS([.C2030]-[.B2030])" office:value-type="float" office:value="0.000835055416227133" calcext:value-type="float">
            <text:p>0.0008350554</text:p>
          </table:table-cell>
        </table:table-row>
        <table:table-row table:style-name="ro1">
          <table:table-cell office:value-type="float" office:value="0.991211" calcext:value-type="float">
            <text:p>0.991211</text:p>
          </table:table-cell>
          <table:table-cell office:value-type="float" office:value="-0.00439453" calcext:value-type="float">
            <text:p>-0.00439453</text:p>
          </table:table-cell>
          <table:table-cell table:formula="of:=LOG([.A2031];10)" office:value-type="float" office:value="-0.00383388700649555" calcext:value-type="float">
            <text:p>-0.003833887</text:p>
          </table:table-cell>
          <table:table-cell table:formula="of:=ABS([.C2031]-[.B2031])" office:value-type="float" office:value="0.000560642993504445" calcext:value-type="float">
            <text:p>0.000560643</text:p>
          </table:table-cell>
        </table:table-row>
        <table:table-row table:style-name="ro1">
          <table:table-cell office:value-type="float" office:value="0.991699" calcext:value-type="float">
            <text:p>0.991699</text:p>
          </table:table-cell>
          <table:table-cell office:value-type="float" office:value="-0.00439453" calcext:value-type="float">
            <text:p>-0.00439453</text:p>
          </table:table-cell>
          <table:table-cell table:formula="of:=LOG([.A2032];10)" office:value-type="float" office:value="-0.00362012469610572" calcext:value-type="float">
            <text:p>-0.0036201247</text:p>
          </table:table-cell>
          <table:table-cell table:formula="of:=ABS([.C2032]-[.B2032])" office:value-type="float" office:value="0.000774405303894279" calcext:value-type="float">
            <text:p>0.0007744053</text:p>
          </table:table-cell>
        </table:table-row>
        <table:table-row table:style-name="ro1">
          <table:table-cell office:value-type="float" office:value="0.992188" calcext:value-type="float">
            <text:p>0.992188</text:p>
          </table:table-cell>
          <table:table-cell office:value-type="float" office:value="-0.00390625" calcext:value-type="float">
            <text:p>-0.00390625</text:p>
          </table:table-cell>
          <table:table-cell table:formula="of:=LOG([.A2033];10)" office:value-type="float" office:value="-0.00340602983490492" calcext:value-type="float">
            <text:p>-0.0034060298</text:p>
          </table:table-cell>
          <table:table-cell table:formula="of:=ABS([.C2033]-[.B2033])" office:value-type="float" office:value="0.000500220165095082" calcext:value-type="float">
            <text:p>0.0005002202</text:p>
          </table:table-cell>
        </table:table-row>
        <table:table-row table:style-name="ro1">
          <table:table-cell office:value-type="float" office:value="0.992676" calcext:value-type="float">
            <text:p>0.992676</text:p>
          </table:table-cell>
          <table:table-cell office:value-type="float" office:value="-0.00390625" calcext:value-type="float">
            <text:p>-0.00390625</text:p>
          </table:table-cell>
          <table:table-cell table:formula="of:=LOG([.A2034];10)" office:value-type="float" office:value="-0.00319247796289844" calcext:value-type="float">
            <text:p>-0.003192478</text:p>
          </table:table-cell>
          <table:table-cell table:formula="of:=ABS([.C2034]-[.B2034])" office:value-type="float" office:value="0.000713772037101558" calcext:value-type="float">
            <text:p>0.000713772</text:p>
          </table:table-cell>
        </table:table-row>
        <table:table-row table:style-name="ro1">
          <table:table-cell office:value-type="float" office:value="0.993164" calcext:value-type="float">
            <text:p>0.993164</text:p>
          </table:table-cell>
          <table:table-cell office:value-type="float" office:value="-0.00341797" calcext:value-type="float">
            <text:p>-0.00341797</text:p>
          </table:table-cell>
          <table:table-cell table:formula="of:=LOG([.A2035];10)" office:value-type="float" office:value="-0.00297903104730113" calcext:value-type="float">
            <text:p>-0.002979031</text:p>
          </table:table-cell>
          <table:table-cell table:formula="of:=ABS([.C2035]-[.B2035])" office:value-type="float" office:value="0.000438938952698875" calcext:value-type="float">
            <text:p>0.000438939</text:p>
          </table:table-cell>
        </table:table-row>
        <table:table-row table:style-name="ro1">
          <table:table-cell office:value-type="float" office:value="0.993652" calcext:value-type="float">
            <text:p>0.993652</text:p>
          </table:table-cell>
          <table:table-cell office:value-type="float" office:value="-0.00341797" calcext:value-type="float">
            <text:p>-0.00341797</text:p>
          </table:table-cell>
          <table:table-cell table:formula="of:=LOG([.A2036];10)" office:value-type="float" office:value="-0.00276568898499566" calcext:value-type="float">
            <text:p>-0.002765689</text:p>
          </table:table-cell>
          <table:table-cell table:formula="of:=ABS([.C2036]-[.B2036])" office:value-type="float" office:value="0.000652281015004337" calcext:value-type="float">
            <text:p>0.000652281</text:p>
          </table:table-cell>
        </table:table-row>
        <table:table-row table:style-name="ro1">
          <table:table-cell office:value-type="float" office:value="0.994141" calcext:value-type="float">
            <text:p>0.994141</text:p>
          </table:table-cell>
          <table:table-cell office:value-type="float" office:value="-0.00292969" calcext:value-type="float">
            <text:p>-0.00292969</text:p>
          </table:table-cell>
          <table:table-cell table:formula="of:=LOG([.A2037];10)" office:value-type="float" office:value="-0.00255201481878756" calcext:value-type="float">
            <text:p>-0.0025520148</text:p>
          </table:table-cell>
          <table:table-cell table:formula="of:=ABS([.C2037]-[.B2037])" office:value-type="float" office:value="0.000377675181212441" calcext:value-type="float">
            <text:p>0.0003776752</text:p>
          </table:table-cell>
        </table:table-row>
        <table:table-row table:style-name="ro1">
          <table:table-cell office:value-type="float" office:value="0.994629" calcext:value-type="float">
            <text:p>0.994629</text:p>
          </table:table-cell>
          <table:table-cell office:value-type="float" office:value="-0.00292969" calcext:value-type="float">
            <text:p>-0.00292969</text:p>
          </table:table-cell>
          <table:table-cell table:formula="of:=LOG([.A2038];10)" office:value-type="float" office:value="-0.00233888236865771" calcext:value-type="float">
            <text:p>-0.0023388824</text:p>
          </table:table-cell>
          <table:table-cell table:formula="of:=ABS([.C2038]-[.B2038])" office:value-type="float" office:value="0.000590807631342295" calcext:value-type="float">
            <text:p>0.0005908076</text:p>
          </table:table-cell>
        </table:table-row>
        <table:table-row table:style-name="ro1">
          <table:table-cell office:value-type="float" office:value="0.995117" calcext:value-type="float">
            <text:p>0.995117</text:p>
          </table:table-cell>
          <table:table-cell office:value-type="float" office:value="-0.00244141" calcext:value-type="float">
            <text:p>-0.00244141</text:p>
          </table:table-cell>
          <table:table-cell table:formula="of:=LOG([.A2039];10)" office:value-type="float" office:value="-0.00212585446316811" calcext:value-type="float">
            <text:p>-0.0021258545</text:p>
          </table:table-cell>
          <table:table-cell table:formula="of:=ABS([.C2039]-[.B2039])" office:value-type="float" office:value="0.000315555536831894" calcext:value-type="float">
            <text:p>0.0003155555</text:p>
          </table:table-cell>
        </table:table-row>
        <table:table-row table:style-name="ro1">
          <table:table-cell office:value-type="float" office:value="0.995605" calcext:value-type="float">
            <text:p>0.995605</text:p>
          </table:table-cell>
          <table:table-cell office:value-type="float" office:value="-0.00244141" calcext:value-type="float">
            <text:p>-0.00244141</text:p>
          </table:table-cell>
          <table:table-cell table:formula="of:=LOG([.A2040];10)" office:value-type="float" office:value="-0.00191293099980754" calcext:value-type="float">
            <text:p>-0.001912931</text:p>
          </table:table-cell>
          <table:table-cell table:formula="of:=ABS([.C2040]-[.B2040])" office:value-type="float" office:value="0.000528479000192461" calcext:value-type="float">
            <text:p>0.000528479</text:p>
          </table:table-cell>
        </table:table-row>
        <table:table-row table:style-name="ro1">
          <table:table-cell office:value-type="float" office:value="0.996094" calcext:value-type="float">
            <text:p>0.996094</text:p>
          </table:table-cell>
          <table:table-cell office:value-type="float" office:value="-0.00195312" calcext:value-type="float">
            <text:p>-0.00195312</text:p>
          </table:table-cell>
          <table:table-cell table:formula="of:=LOG([.A2041];10)" office:value-type="float" office:value="-0.00169967587850872" calcext:value-type="float">
            <text:p>-0.0016996759</text:p>
          </table:table-cell>
          <table:table-cell table:formula="of:=ABS([.C2041]-[.B2041])" office:value-type="float" office:value="0.000253444121491277" calcext:value-type="float">
            <text:p>0.0002534441</text:p>
          </table:table-cell>
        </table:table-row>
        <table:table-row table:style-name="ro1">
          <table:table-cell office:value-type="float" office:value="0.996582" calcext:value-type="float">
            <text:p>0.996582</text:p>
          </table:table-cell>
          <table:table-cell office:value-type="float" office:value="-0.00195312" calcext:value-type="float">
            <text:p>-0.00195312</text:p>
          </table:table-cell>
          <table:table-cell table:formula="of:=LOG([.A2042];10)" office:value-type="float" office:value="-0.00148696120597218" calcext:value-type="float">
            <text:p>-0.0014869612</text:p>
          </table:table-cell>
          <table:table-cell table:formula="of:=ABS([.C2042]-[.B2042])" office:value-type="float" office:value="0.000466158794027821" calcext:value-type="float">
            <text:p>0.0004661588</text:p>
          </table:table-cell>
        </table:table-row>
        <table:table-row table:style-name="ro1">
          <table:table-cell office:value-type="float" office:value="0.99707" calcext:value-type="float">
            <text:p>0.99707</text:p>
          </table:table-cell>
          <table:table-cell office:value-type="float" office:value="-0.00146484" calcext:value-type="float">
            <text:p>-0.00146484</text:p>
          </table:table-cell>
          <table:table-cell table:formula="of:=LOG([.A2043];10)" office:value-type="float" office:value="-0.00127435066872534" calcext:value-type="float">
            <text:p>-0.0012743507</text:p>
          </table:table-cell>
          <table:table-cell table:formula="of:=ABS([.C2043]-[.B2043])" office:value-type="float" office:value="0.000190489331274659" calcext:value-type="float">
            <text:p>0.0001904893</text:p>
          </table:table-cell>
        </table:table-row>
        <table:table-row table:style-name="ro1">
          <table:table-cell office:value-type="float" office:value="0.997559" calcext:value-type="float">
            <text:p>0.997559</text:p>
          </table:table-cell>
          <table:table-cell office:value-type="float" office:value="-0.00146484" calcext:value-type="float">
            <text:p>-0.00146484</text:p>
          </table:table-cell>
          <table:table-cell table:formula="of:=LOG([.A2044];10)" office:value-type="float" office:value="-0.0010614088074516" calcext:value-type="float">
            <text:p>-0.0010614088</text:p>
          </table:table-cell>
          <table:table-cell table:formula="of:=ABS([.C2044]-[.B2044])" office:value-type="float" office:value="0.0004034311925484" calcext:value-type="float">
            <text:p>0.0004034312</text:p>
          </table:table-cell>
        </table:table-row>
        <table:table-row table:style-name="ro1">
          <table:table-cell office:value-type="float" office:value="0.998047" calcext:value-type="float">
            <text:p>0.998047</text:p>
          </table:table-cell>
          <table:table-cell office:value-type="float" office:value="-0.000976562" calcext:value-type="float">
            <text:p>-0.000976562</text:p>
          </table:table-cell>
          <table:table-cell table:formula="of:=LOG([.A2045];10)" office:value-type="float" office:value="-0.000849006448074815" calcext:value-type="float">
            <text:p>-0.0008490064</text:p>
          </table:table-cell>
          <table:table-cell table:formula="of:=ABS([.C2045]-[.B2045])" office:value-type="float" office:value="0.000127555551925185" calcext:value-type="float">
            <text:p>0.0001275556</text:p>
          </table:table-cell>
        </table:table-row>
        <table:table-row table:style-name="ro1">
          <table:table-cell office:value-type="float" office:value="0.998535" calcext:value-type="float">
            <text:p>0.998535</text:p>
          </table:table-cell>
          <table:table-cell office:value-type="float" office:value="-0.000976562" calcext:value-type="float">
            <text:p>-0.000976562</text:p>
          </table:table-cell>
          <table:table-cell table:formula="of:=LOG([.A2046];10)" office:value-type="float" office:value="-0.000636707918498615" calcext:value-type="float">
            <text:p>-0.0006367079</text:p>
          </table:table-cell>
          <table:table-cell table:formula="of:=ABS([.C2046]-[.B2046])" office:value-type="float" office:value="0.000339854081501385" calcext:value-type="float">
            <text:p>0.0003398541</text:p>
          </table:table-cell>
        </table:table-row>
        <table:table-row table:style-name="ro1">
          <table:table-cell office:value-type="float" office:value="0.999023" calcext:value-type="float">
            <text:p>0.999023</text:p>
          </table:table-cell>
          <table:table-cell office:value-type="float" office:value="-0.000488281" calcext:value-type="float">
            <text:p>-0.000488281</text:p>
          </table:table-cell>
          <table:table-cell table:formula="of:=LOG([.A2047];10)" office:value-type="float" office:value="-0.000424513117261274" calcext:value-type="float">
            <text:p>-0.0004245131</text:p>
          </table:table-cell>
          <table:table-cell table:formula="of:=ABS([.C2047]-[.B2047])" office:value-type="float" office:value="0.000063767882738726" calcext:value-type="float">
            <text:p>6.3767882738726E-005</text:p>
          </table:table-cell>
        </table:table-row>
        <table:table-row table:style-name="ro1">
          <table:table-cell office:value-type="float" office:value="0.999512" calcext:value-type="float">
            <text:p>0.999512</text:p>
          </table:table-cell>
          <table:table-cell office:value-type="float" office:value="-0.000488281" calcext:value-type="float">
            <text:p>-0.000488281</text:p>
          </table:table-cell>
          <table:table-cell table:formula="of:=LOG([.A2048];10)" office:value-type="float" office:value="-0.000211987436311254" calcext:value-type="float">
            <text:p>-0.0002119874</text:p>
          </table:table-cell>
          <table:table-cell table:formula="of:=ABS([.C2048]-[.B2048])" office:value-type="float" office:value="0.000276293563688746" calcext:value-type="float">
            <text:p>0.00027629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table:formula="of:=MAX([.D2:.D2048])" office:value-type="float" office:value="0.00902234201617025" calcext:value-type="float">
            <text:p>0.009022342</text:p>
          </table:table-cell>
        </table:table-row>
      </table:table>
      <table:table table:name="log version 2" table:style-name="ta1">
        <table:table-column table:style-name="co10" table:default-cell-style-name="ce3"/>
        <table:table-column table:style-name="co2" table:number-columns-repeated="4" table:default-cell-style-name="Default"/>
        <table:table-column table:style-name="co2" table:default-cell-style-name="ce7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Fraction</text:p>
          </table:table-cell>
          <table:table-cell table:style-name="ce4" office:value-type="string" calcext:value-type="string">
            <text:p>Fraction in Int</text:p>
          </table:table-cell>
          <table:table-cell/>
          <table:table-cell table:style-name="ce4" office:value-type="string" calcext:value-type="string">
            <text:p>Fraction</text:p>
          </table:table-cell>
          <table:table-cell table:style-name="ce4" office:value-type="string" calcext:value-type="string">
            <text:p>Log(X) Actual</text:p>
          </table:table-cell>
          <table:table-cell table:style-name="ce5" office:value-type="string" calcext:value-type="string">
            <text:p>Actual</text:p>
          </table:table-cell>
          <table:table-cell table:style-name="ce4" office:value-type="string" calcext:value-type="string">
            <text:p>Fixed Point</text:p>
          </table:table-cell>
          <table:table-cell table:style-name="ce4"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0000000000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]/2048" office:value-type="float" office:value="0.00048828125" calcext:value-type="float">
            <text:p>0.0004882813</text:p>
          </table:table-cell>
          <table:table-cell table:formula="of:=LOG([.D2];10)" office:value-type="float" office:value="-3.31132995230379" calcext:value-type="float">
            <text:p>-3.3113299523</text:p>
          </table:table-cell>
          <table:table-cell office:value-type="float" office:value="58754" calcext:value-type="float">
            <text:p>58754</text:p>
          </table:table-cell>
          <table:table-cell office:value-type="float" office:value="-3.31103515625" calcext:value-type="float">
            <text:p>-3.3110351563</text:p>
          </table:table-cell>
          <table:table-cell table:formula="of:=[.G2]-[.E2]" office:value-type="float" office:value="0.000294796053792901" calcext:value-type="float">
            <text:p>0.0002947961</text:p>
          </table:table-cell>
        </table:table-row>
        <table:table-row table:style-name="ro1">
          <table:table-cell office:value-type="string" calcext:value-type="string">
            <text:p>0000000001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]/2048" office:value-type="float" office:value="0.0009765625" calcext:value-type="float">
            <text:p>0.0009765625</text:p>
          </table:table-cell>
          <table:table-cell table:formula="of:=LOG([.D3];10)" office:value-type="float" office:value="-3.01029995663981" calcext:value-type="float">
            <text:p>-3.0102999566</text:p>
          </table:table-cell>
          <table:table-cell office:value-type="float" office:value="59371" calcext:value-type="float">
            <text:p>59371</text:p>
          </table:table-cell>
          <table:table-cell office:value-type="float" office:value="-3.01025390625" calcext:value-type="float">
            <text:p>-3.0102539063</text:p>
          </table:table-cell>
          <table:table-cell table:formula="of:=[.G3]-[.E3]" office:value-type="float" office:value="0.0000460503898116471" calcext:value-type="float">
            <text:p>4.60503898116471E-005</text:p>
          </table:table-cell>
        </table:table-row>
        <table:table-row table:style-name="ro1">
          <table:table-cell office:value-type="string" calcext:value-type="string">
            <text:p>0000000001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4]/2048" office:value-type="float" office:value="0.00146484375" calcext:value-type="float">
            <text:p>0.0014648438</text:p>
          </table:table-cell>
          <table:table-cell table:formula="of:=LOG([.D4];10)" office:value-type="float" office:value="-2.83420869758413" calcext:value-type="float">
            <text:p>-2.8342086976</text:p>
          </table:table-cell>
          <table:table-cell office:value-type="float" office:value="59732" calcext:value-type="float">
            <text:p>597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000010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]/2048" office:value-type="float" office:value="0.001953125" calcext:value-type="float">
            <text:p>0.001953125</text:p>
          </table:table-cell>
          <table:table-cell table:formula="of:=LOG([.D5];10)" office:value-type="float" office:value="-2.70926996097583" calcext:value-type="float">
            <text:p>-2.709269961</text:p>
          </table:table-cell>
          <table:table-cell office:value-type="float" office:value="59988" calcext:value-type="float">
            <text:p>59988</text:p>
          </table:table-cell>
          <table:table-cell office:value-type="float" office:value="-3.3115234375" calcext:value-type="float">
            <text:p>-3.3115234375</text:p>
          </table:table-cell>
          <table:table-cell table:formula="of:=[.G5]-[.E5]" office:value-type="float" office:value="-0.60225347652417" calcext:value-type="float">
            <text:p>-0.6022534765</text:p>
          </table:table-cell>
        </table:table-row>
        <table:table-row table:style-name="ro1">
          <table:table-cell office:value-type="string" calcext:value-type="string">
            <text:p>0000000011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6]/2048" office:value-type="float" office:value="0.0029296875" calcext:value-type="float">
            <text:p>0.0029296875</text:p>
          </table:table-cell>
          <table:table-cell table:formula="of:=LOG([.D6];10)" office:value-type="float" office:value="-2.53317870192015" calcext:value-type="float">
            <text:p>-2.5331787019</text:p>
          </table:table-cell>
          <table:table-cell office:value-type="float" office:value="60349" calcext:value-type="float">
            <text:p>60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000100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7]/2048" office:value-type="float" office:value="0.00390625" calcext:value-type="float">
            <text:p>0.00390625</text:p>
          </table:table-cell>
          <table:table-cell table:formula="of:=LOG([.D7];10)" office:value-type="float" office:value="-2.40823996531185" calcext:value-type="float">
            <text:p>-2.4082399653</text:p>
          </table:table-cell>
          <table:table-cell office:value-type="float" office:value="60604" calcext:value-type="float">
            <text:p>60604</text:p>
          </table:table-cell>
          <table:table-cell office:value-type="float" office:value="-2.408203125" calcext:value-type="float">
            <text:p>-2.408203125</text:p>
          </table:table-cell>
          <table:table-cell table:formula="of:=[.G7]-[.E7]" office:value-type="float" office:value="0.00003684031184914" calcext:value-type="float">
            <text:p>3.684031184914E-005</text:p>
          </table:table-cell>
        </table:table-row>
        <table:table-row table:style-name="ro1">
          <table:table-cell office:value-type="string" calcext:value-type="string">
            <text:p>0000000110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8]/2048" office:value-type="float" office:value="0.005859375" calcext:value-type="float">
            <text:p>0.005859375</text:p>
          </table:table-cell>
          <table:table-cell table:formula="of:=LOG([.D8];10)" office:value-type="float" office:value="-2.23214870625617" calcext:value-type="float">
            <text:p>-2.2321487063</text:p>
          </table:table-cell>
          <table:table-cell office:value-type="float" office:value="60965" calcext:value-type="float">
            <text:p>60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001000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9]/2048" office:value-type="float" office:value="0.0078125" calcext:value-type="float">
            <text:p>0.0078125</text:p>
          </table:table-cell>
          <table:table-cell table:formula="of:=LOG([.D9];10)" office:value-type="float" office:value="-2.10720996964787" calcext:value-type="float">
            <text:p>-2.1072099696</text:p>
          </table:table-cell>
          <table:table-cell office:value-type="float" office:value="61221" calcext:value-type="float">
            <text:p>61221</text:p>
          </table:table-cell>
          <table:table-cell office:value-type="float" office:value="-2.10693359375" calcext:value-type="float">
            <text:p>-2.1069335938</text:p>
          </table:table-cell>
          <table:table-cell table:formula="of:=[.G9]-[.E9]" office:value-type="float" office:value="0.000276375897867887" calcext:value-type="float">
            <text:p>0.0002763759</text:p>
          </table:table-cell>
        </table:table-row>
        <table:table-row table:style-name="ro1">
          <table:table-cell office:value-type="string" calcext:value-type="string">
            <text:p>0000001100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B10]/2048" office:value-type="float" office:value="0.01171875" calcext:value-type="float">
            <text:p>0.01171875</text:p>
          </table:table-cell>
          <table:table-cell table:formula="of:=LOG([.D10];10)" office:value-type="float" office:value="-1.93111871059219" calcext:value-type="float">
            <text:p>-1.9311187106</text:p>
          </table:table-cell>
          <table:table-cell office:value-type="float" office:value="61582" calcext:value-type="float">
            <text:p>615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010000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11]/2048" office:value-type="float" office:value="0.015625" calcext:value-type="float">
            <text:p>0.015625</text:p>
          </table:table-cell>
          <table:table-cell table:formula="of:=LOG([.D11];10)" office:value-type="float" office:value="-1.80617997398389" calcext:value-type="float">
            <text:p>-1.806179974</text:p>
          </table:table-cell>
          <table:table-cell office:value-type="float" office:value="61837" calcext:value-type="float">
            <text:p>61837</text:p>
          </table:table-cell>
          <table:table-cell office:value-type="float" office:value="-1.80615234375" calcext:value-type="float">
            <text:p>-1.8061523438</text:p>
          </table:table-cell>
          <table:table-cell table:formula="of:=[.G11]-[.E11]" office:value-type="float" office:value="0.000027630233886855" calcext:value-type="float">
            <text:p>2.7630233886855E-005</text:p>
          </table:table-cell>
        </table:table-row>
        <table:table-row table:style-name="ro1">
          <table:table-cell office:value-type="string" calcext:value-type="string">
            <text:p>00000110000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12]/2048" office:value-type="float" office:value="0.0234375" calcext:value-type="float">
            <text:p>0.0234375</text:p>
          </table:table-cell>
          <table:table-cell table:formula="of:=LOG([.D12];10)" office:value-type="float" office:value="-1.63008871492821" calcext:value-type="float">
            <text:p>-1.6300887149</text:p>
          </table:table-cell>
          <table:table-cell office:value-type="float" office:value="62198" calcext:value-type="float">
            <text:p>62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100000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B13]/2048" office:value-type="float" office:value="0.03125" calcext:value-type="float">
            <text:p>0.03125</text:p>
          </table:table-cell>
          <table:table-cell table:formula="of:=LOG([.D13];10)" office:value-type="float" office:value="-1.50514997831991" calcext:value-type="float">
            <text:p>-1.5051499783</text:p>
          </table:table-cell>
          <table:table-cell office:value-type="float" office:value="62454" calcext:value-type="float">
            <text:p>62454</text:p>
          </table:table-cell>
          <table:table-cell office:value-type="float" office:value="-1.5048828125" calcext:value-type="float">
            <text:p>-1.5048828125</text:p>
          </table:table-cell>
          <table:table-cell table:formula="of:=[.G13]-[.E13]" office:value-type="float" office:value="0.000267165819905824" calcext:value-type="float">
            <text:p>0.0002671658</text:p>
          </table:table-cell>
        </table:table-row>
        <table:table-row table:style-name="ro1">
          <table:table-cell office:value-type="string" calcext:value-type="string">
            <text:p>00001100000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B14]/2048" office:value-type="float" office:value="0.046875" calcext:value-type="float">
            <text:p>0.046875</text:p>
          </table:table-cell>
          <table:table-cell table:formula="of:=LOG([.D14];10)" office:value-type="float" office:value="-1.32905871926422" calcext:value-type="float">
            <text:p>-1.3290587193</text:p>
          </table:table-cell>
          <table:table-cell office:value-type="float" office:value="62815" calcext:value-type="float">
            <text:p>62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0000000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15]/2048" office:value-type="float" office:value="0.0625" calcext:value-type="float">
            <text:p>0.0625</text:p>
          </table:table-cell>
          <table:table-cell table:formula="of:=LOG([.D15];10)" office:value-type="float" office:value="-1.20411998265592" calcext:value-type="float">
            <text:p>-1.2041199827</text:p>
          </table:table-cell>
          <table:table-cell office:value-type="float" office:value="63070" calcext:value-type="float">
            <text:p>63070</text:p>
          </table:table-cell>
          <table:table-cell office:value-type="float" office:value="-1.2041015625" calcext:value-type="float">
            <text:p>-1.2041015625</text:p>
          </table:table-cell>
          <table:table-cell table:formula="of:=[.G15]-[.E15]" office:value-type="float" office:value="0.00001842015592457" calcext:value-type="float">
            <text:p>1.842015592457E-005</text:p>
          </table:table-cell>
        </table:table-row>
        <table:table-row table:style-name="ro1">
          <table:table-cell office:value-type="string" calcext:value-type="string">
            <text:p>00011000000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B16]/2048" office:value-type="float" office:value="0.09375" calcext:value-type="float">
            <text:p>0.09375</text:p>
          </table:table-cell>
          <table:table-cell table:formula="of:=LOG([.D16];10)" office:value-type="float" office:value="-1.02802872360024" calcext:value-type="float">
            <text:p>-1.0280287236</text:p>
          </table:table-cell>
          <table:table-cell office:value-type="float" office:value="63431" calcext:value-type="float">
            <text:p>63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00000000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[.B17]/2048" office:value-type="float" office:value="0.125" calcext:value-type="float">
            <text:p>0.125</text:p>
          </table:table-cell>
          <table:table-cell table:formula="of:=LOG([.D17];10)" office:value-type="float" office:value="-0.903089986991943" calcext:value-type="float">
            <text:p>-0.903089987</text:p>
          </table:table-cell>
          <table:table-cell office:value-type="float" office:value="63687" calcext:value-type="float">
            <text:p>63687</text:p>
          </table:table-cell>
          <table:table-cell office:value-type="float" office:value="-0.90283203125" calcext:value-type="float">
            <text:p>-0.9028320313</text:p>
          </table:table-cell>
          <table:table-cell table:formula="of:=[.G17]-[.E17]" office:value-type="float" office:value="0.000257955741943428" calcext:value-type="float">
            <text:p>0.0002579557</text:p>
          </table:table-cell>
        </table:table-row>
        <table:table-row table:style-name="ro1">
          <table:table-cell office:value-type="string" calcext:value-type="string">
            <text:p>00110000000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B18]/2048" office:value-type="float" office:value="0.1875" calcext:value-type="float">
            <text:p>0.1875</text:p>
          </table:table-cell>
          <table:table-cell table:formula="of:=LOG([.D18];10)" office:value-type="float" office:value="-0.726998727936262" calcext:value-type="float">
            <text:p>-0.7269987279</text:p>
          </table:table-cell>
          <table:table-cell office:value-type="float" office:value="64048" calcext:value-type="float">
            <text:p>64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000000000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B19]/2048" office:value-type="float" office:value="0.25" calcext:value-type="float">
            <text:p>0.25</text:p>
          </table:table-cell>
          <table:table-cell table:formula="of:=LOG([.D19];10)" office:value-type="float" office:value="-0.602059991327962" calcext:value-type="float">
            <text:p>-0.6020599913</text:p>
          </table:table-cell>
          <table:table-cell office:value-type="float" office:value="64303" calcext:value-type="float">
            <text:p>64303</text:p>
          </table:table-cell>
          <table:table-cell office:value-type="float" office:value="-0.60205078125" calcext:value-type="float">
            <text:p>-0.6020507813</text:p>
          </table:table-cell>
          <table:table-cell table:formula="of:=[.G19]-[.E19]" office:value-type="float" office:value="0.00000921007796228501" calcext:value-type="float">
            <text:p>9.21007796228501E-006</text:p>
          </table:table-cell>
        </table:table-row>
        <table:table-row table:style-name="ro1">
          <table:table-cell office:value-type="string" calcext:value-type="string">
            <text:p>01100000000</text:p>
          </table:table-cell>
          <table:table-cell office:value-type="float" office:value="768" calcext:value-type="float">
            <text:p>768</text:p>
          </table:table-cell>
          <table:table-cell/>
          <table:table-cell table:formula="of:=[.B20]/2048" office:value-type="float" office:value="0.375" calcext:value-type="float">
            <text:p>0.375</text:p>
          </table:table-cell>
          <table:table-cell table:formula="of:=LOG([.D20];10)" office:value-type="float" office:value="-0.425968732272281" calcext:value-type="float">
            <text:p>-0.4259687323</text:p>
          </table:table-cell>
          <table:table-cell office:value-type="float" office:value="64664" calcext:value-type="float">
            <text:p>646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00000000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[.B21]/2048" office:value-type="float" office:value="0.5" calcext:value-type="float">
            <text:p>0.5</text:p>
          </table:table-cell>
          <table:table-cell table:formula="of:=LOG([.D21];10)" office:value-type="float" office:value="-0.301029995663981" calcext:value-type="float">
            <text:p>-0.3010299957</text:p>
          </table:table-cell>
          <table:table-cell office:value-type="float" office:value="64920" calcext:value-type="float">
            <text:p>64920</text:p>
          </table:table-cell>
          <table:table-cell office:value-type="float" office:value="-0.30078125" calcext:value-type="float">
            <text:p>-0.30078125</text:p>
          </table:table-cell>
          <table:table-cell table:formula="of:=[.G21]-[.E21]" office:value-type="float" office:value="0.000248745663981142" calcext:value-type="float">
            <text:p>0.0002487457</text:p>
          </table:table-cell>
        </table:table-row>
        <table:table-row table:style-name="ro1">
          <table:table-cell table:style-name="ce9" office:value-type="string" calcext:value-type="string">
            <text:p>11000000000</text:p>
          </table:table-cell>
          <table:table-cell office:value-type="float" office:value="1536" calcext:value-type="float">
            <text:p>1536</text:p>
          </table:table-cell>
          <table:table-cell/>
          <table:table-cell table:formula="of:=[.B22]/2048" office:value-type="float" office:value="0.75" calcext:value-type="float">
            <text:p>0.75</text:p>
          </table:table-cell>
          <table:table-cell table:formula="of:=LOG([.D22];10)" office:value-type="float" office:value="-0.1249387366083" calcext:value-type="float">
            <text:p>-0.1249387366</text:p>
          </table:table-cell>
          <table:table-cell office:value-type="float" office:value="65281" calcext:value-type="float">
            <text:p>65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111111111</text:p>
          </table:table-cell>
          <table:table-cell office:value-type="float" office:value="2047" calcext:value-type="float">
            <text:p>2047</text:p>
          </table:table-cell>
          <table:table-cell/>
          <table:table-cell office:value-type="float" office:value="0.999511718" calcext:value-type="float">
            <text:p>0.999511718</text:p>
          </table:table-cell>
          <table:table-cell table:formula="of:=LOG([.D23];10)" office:value-type="float" office:value="-0.000212109967167445" calcext:value-type="float">
            <text:p>-0.00021211</text:p>
          </table:table-cell>
          <table:table-cell table:style-name="ce8" office:value-type="float" office:value="65535" calcext:value-type="float">
            <text:p>65535</text:p>
          </table:table-cell>
          <table:table-cell office:value-type="float" office:value="-0.0004882125" calcext:value-type="float">
            <text:p>-0.0004882125</text:p>
          </table:table-cell>
          <table:table-cell table:formula="of:=[.G23]-[.E23]" office:value-type="float" office:value="-0.000276102532832555" calcext:value-type="float">
            <text:p>-0.0002761025</text:p>
          </table:table-cell>
        </table:table-row>
      </table:table>
      <table:table table:name="Q4.17" table:style-name="ta1">
        <table:table-column table:style-name="co11" table:default-cell-style-name="ce3"/>
        <table:table-column table:style-name="co12" table:number-columns-repeated="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4"/>
        <table:table-row table:style-name="ro1">
          <table:table-cell table:style-name="ce2" office:value-type="string" calcext:value-type="string">
            <text:p>Fraction</text:p>
          </table:table-cell>
          <table:table-cell/>
          <table:table-cell table:style-name="ce4" office:value-type="string" calcext:value-type="string">
            <text:p>Fraction in Int</text:p>
          </table:table-cell>
          <table:table-cell table:style-name="ce4" office:value-type="string" calcext:value-type="string">
            <text:p>Fraction</text:p>
          </table:table-cell>
          <table:table-cell table:style-name="ce4" office:value-type="string" calcext:value-type="string">
            <text:p>Log(X) Actual</text:p>
          </table:table-cell>
          <table:table-cell table:style-name="ce5" office:value-type="string" calcext:value-type="string">
            <text:p>Actual</text:p>
          </table:table-cell>
          <table:table-cell table:style-name="ce4"/>
          <table:table-cell/>
        </table:table-row>
        <table:table-row table:style-name="ro1">
          <table:table-cell table:style-name="ce10" office:value-type="string" calcext:value-type="string">
            <text:p>0000 0000 0000 0000 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4" office:value-type="float" office:value="-16" calcext:value-type="float">
            <text:p>-16</text:p>
          </table:table-cell>
          <table:table-cell table:number-columns-repeated="2" table:style-name="ce3" office:value-type="string" calcext:value-type="string">
            <text:p>1966080</text:p>
          </table:table-cell>
          <table:table-cell table:formula="of:=[.G2]+4290772992" office:value-type="float" office:value="4292739072" calcext:value-type="float">
            <text:p>4292739072</text:p>
          </table:table-cell>
        </table:table-row>
        <table:table-row table:style-name="ro1">
          <table:table-cell table:style-name="ce10" office:value-type="string" calcext:value-type="string">
            <text:p>0000 0000 0000 0000 1</text:p>
          </table:table-cell>
          <table:table-cell office:value-type="float" office:value="0" calcext:value-type="float">
            <text:p>0</text:p>
          </table:table-cell>
          <table:table-cell table:formula="of:=2^[.B3]" office:value-type="float" office:value="1" calcext:value-type="float">
            <text:p>1</text:p>
          </table:table-cell>
          <table:table-cell table:formula="of:=[.C3]/(2^17)" office:value-type="float" office:value="0.00000762939453125" calcext:value-type="float">
            <text:p>7.62939453125E-006</text:p>
          </table:table-cell>
          <table:table-cell table:formula="of:=LOG([.D3];10)" office:value-type="float" office:value="-5.11750992628768" calcext:value-type="float">
            <text:p>-5.1175099263</text:p>
          </table:table-cell>
          <table:table-cell table:style-name="Default"/>
          <table:table-cell office:value-type="float" office:value="3523542" calcext:value-type="float">
            <text:p>3523542</text:p>
          </table:table-cell>
          <table:table-cell table:formula="of:=[.G3]+4290772992" office:value-type="float" office:value="4294296534" calcext:value-type="float">
            <text:p>4294296534</text:p>
          </table:table-cell>
        </table:table-row>
        <table:table-row table:style-name="ro1">
          <table:table-cell table:style-name="ce10" office:value-type="string" calcext:value-type="string">
            <text:p>0000 0000 0000 0001 0</text:p>
          </table:table-cell>
          <table:table-cell office:value-type="float" office:value="1" calcext:value-type="float">
            <text:p>1</text:p>
          </table:table-cell>
          <table:table-cell table:formula="of:=2^[.B4]" office:value-type="float" office:value="2" calcext:value-type="float">
            <text:p>2</text:p>
          </table:table-cell>
          <table:table-cell table:formula="of:=[.C4]/(2^17)" office:value-type="float" office:value="0.0000152587890625" calcext:value-type="float">
            <text:p>1.52587890625E-005</text:p>
          </table:table-cell>
          <table:table-cell table:formula="of:=LOG([.D4];10)" office:value-type="float" office:value="-4.8164799306237" calcext:value-type="float">
            <text:p>-4.8164799306</text:p>
          </table:table-cell>
          <table:table-cell table:style-name="Default"/>
          <table:table-cell office:value-type="float" office:value="3562999" calcext:value-type="float">
            <text:p>3562999</text:p>
          </table:table-cell>
          <table:table-cell table:formula="of:=[.G4]+4290772992" office:value-type="float" office:value="4294335991" calcext:value-type="float">
            <text:p>4294335991</text:p>
          </table:table-cell>
        </table:table-row>
        <table:table-row table:style-name="ro1">
          <table:table-cell table:style-name="ce10" office:value-type="string" calcext:value-type="string">
            <text:p>0000 0000 0000 0010 0</text:p>
          </table:table-cell>
          <table:table-cell office:value-type="float" office:value="2" calcext:value-type="float">
            <text:p>2</text:p>
          </table:table-cell>
          <table:table-cell table:formula="of:=2^[.B5]" office:value-type="float" office:value="4" calcext:value-type="float">
            <text:p>4</text:p>
          </table:table-cell>
          <table:table-cell table:formula="of:=[.C5]/(2^17)" office:value-type="float" office:value="0.000030517578125" calcext:value-type="float">
            <text:p>3.0517578125E-005</text:p>
          </table:table-cell>
          <table:table-cell table:formula="of:=LOG([.D5];10)" office:value-type="float" office:value="-4.51544993495972" calcext:value-type="float">
            <text:p>-4.515449935</text:p>
          </table:table-cell>
          <table:table-cell table:style-name="Default" office:value-type="float" office:value="900614" calcext:value-type="float">
            <text:p>900614</text:p>
          </table:table-cell>
          <table:table-cell table:formula="of:=[.F5]*4" office:value-type="float" office:value="3602456" calcext:value-type="float">
            <text:p>3602456</text:p>
          </table:table-cell>
          <table:table-cell table:formula="of:=[.G5]+4290772992" office:value-type="float" office:value="4294375448" calcext:value-type="float">
            <text:p>4294375448</text:p>
          </table:table-cell>
        </table:table-row>
        <table:table-row table:style-name="ro1">
          <table:table-cell table:style-name="ce10" office:value-type="string" calcext:value-type="string">
            <text:p>0000 0000 0000 0100 0</text:p>
          </table:table-cell>
          <table:table-cell office:value-type="float" office:value="3" calcext:value-type="float">
            <text:p>3</text:p>
          </table:table-cell>
          <table:table-cell table:formula="of:=2^[.B6]" office:value-type="float" office:value="8" calcext:value-type="float">
            <text:p>8</text:p>
          </table:table-cell>
          <table:table-cell table:formula="of:=[.C6]/(2^17)" office:value-type="float" office:value="0.00006103515625" calcext:value-type="float">
            <text:p>6.103515625E-005</text:p>
          </table:table-cell>
          <table:table-cell table:formula="of:=LOG([.D6];10)" office:value-type="float" office:value="-4.21441993929574" calcext:value-type="float">
            <text:p>-4.2144199393</text:p>
          </table:table-cell>
          <table:table-cell table:style-name="Default" office:value-type="float" office:value="910478" calcext:value-type="float">
            <text:p>910478</text:p>
          </table:table-cell>
          <table:table-cell table:formula="of:=[.F6]*4" office:value-type="float" office:value="3641912" calcext:value-type="float">
            <text:p>3641912</text:p>
          </table:table-cell>
          <table:table-cell table:formula="of:=[.G6]+4290772992" office:value-type="float" office:value="4294414904" calcext:value-type="float">
            <text:p>4294414904</text:p>
          </table:table-cell>
        </table:table-row>
        <table:table-row table:style-name="ro1">
          <table:table-cell office:value-type="string" calcext:value-type="string">
            <text:p>0000 0000 0000 1000 0</text:p>
          </table:table-cell>
          <table:table-cell office:value-type="float" office:value="4" calcext:value-type="float">
            <text:p>4</text:p>
          </table:table-cell>
          <table:table-cell table:formula="of:=2^[.B7]" office:value-type="float" office:value="16" calcext:value-type="float">
            <text:p>16</text:p>
          </table:table-cell>
          <table:table-cell table:formula="of:=[.C7]/(2^17)" office:value-type="float" office:value="0.0001220703125" calcext:value-type="float">
            <text:p>0.0001220703</text:p>
          </table:table-cell>
          <table:table-cell table:formula="of:=LOG([.D7];10)" office:value-type="float" office:value="-3.91338994363175" calcext:value-type="float">
            <text:p>-3.9133899436</text:p>
          </table:table-cell>
          <table:table-cell office:value-type="float" office:value="920343" calcext:value-type="float">
            <text:p>920343</text:p>
          </table:table-cell>
          <table:table-cell table:formula="of:=[.F7]*4" office:value-type="float" office:value="3681372" calcext:value-type="float">
            <text:p>3681372</text:p>
          </table:table-cell>
          <table:table-cell table:formula="of:=[.G7]+4290772992" office:value-type="float" office:value="4294454364" calcext:value-type="float">
            <text:p>4294454364</text:p>
          </table:table-cell>
        </table:table-row>
        <table:table-row table:style-name="ro1">
          <table:table-cell office:value-type="string" calcext:value-type="string">
            <text:p>0000 0000 0001 0000 0</text:p>
          </table:table-cell>
          <table:table-cell office:value-type="float" office:value="5" calcext:value-type="float">
            <text:p>5</text:p>
          </table:table-cell>
          <table:table-cell table:formula="of:=2^[.B8]" office:value-type="float" office:value="32" calcext:value-type="float">
            <text:p>32</text:p>
          </table:table-cell>
          <table:table-cell table:formula="of:=[.C8]/(2^17)" office:value-type="float" office:value="0.000244140625" calcext:value-type="float">
            <text:p>0.0002441406</text:p>
          </table:table-cell>
          <table:table-cell table:formula="of:=LOG([.D8];10)" office:value-type="float" office:value="-3.61235994796777" calcext:value-type="float">
            <text:p>-3.612359948</text:p>
          </table:table-cell>
          <table:table-cell office:value-type="float" office:value="930207" calcext:value-type="float">
            <text:p>930207</text:p>
          </table:table-cell>
          <table:table-cell table:formula="of:=[.F8]*4" office:value-type="float" office:value="3720828" calcext:value-type="float">
            <text:p>3720828</text:p>
          </table:table-cell>
          <table:table-cell table:formula="of:=[.G8]+4290772992" office:value-type="float" office:value="4294493820" calcext:value-type="float">
            <text:p>4294493820</text:p>
          </table:table-cell>
        </table:table-row>
        <table:table-row table:style-name="ro1">
          <table:table-cell office:value-type="string" calcext:value-type="string">
            <text:p>0000 0000 0010 0000 0</text:p>
          </table:table-cell>
          <table:table-cell office:value-type="float" office:value="6" calcext:value-type="float">
            <text:p>6</text:p>
          </table:table-cell>
          <table:table-cell table:formula="of:=2^[.B9]" office:value-type="float" office:value="64" calcext:value-type="float">
            <text:p>64</text:p>
          </table:table-cell>
          <table:table-cell table:formula="of:=[.C9]/(2^17)" office:value-type="float" office:value="0.00048828125" calcext:value-type="float">
            <text:p>0.0004882813</text:p>
          </table:table-cell>
          <table:table-cell table:formula="of:=LOG([.D9];10)" office:value-type="float" office:value="-3.31132995230379" calcext:value-type="float">
            <text:p>-3.3113299523</text:p>
          </table:table-cell>
          <table:table-cell office:value-type="float" office:value="940071" calcext:value-type="float">
            <text:p>940071</text:p>
          </table:table-cell>
          <table:table-cell table:formula="of:=[.F9]*4" office:value-type="float" office:value="3760284" calcext:value-type="float">
            <text:p>3760284</text:p>
          </table:table-cell>
          <table:table-cell table:formula="of:=[.G9]+4290772992" office:value-type="float" office:value="4294533276" calcext:value-type="float">
            <text:p>4294533276</text:p>
          </table:table-cell>
        </table:table-row>
        <table:table-row table:style-name="ro1">
          <table:table-cell office:value-type="string" calcext:value-type="string">
            <text:p>0000 0000 0100 0000 0</text:p>
          </table:table-cell>
          <table:table-cell office:value-type="float" office:value="7" calcext:value-type="float">
            <text:p>7</text:p>
          </table:table-cell>
          <table:table-cell table:formula="of:=2^[.B10]" office:value-type="float" office:value="128" calcext:value-type="float">
            <text:p>128</text:p>
          </table:table-cell>
          <table:table-cell table:formula="of:=[.C10]/(2^17)" office:value-type="float" office:value="0.0009765625" calcext:value-type="float">
            <text:p>0.0009765625</text:p>
          </table:table-cell>
          <table:table-cell table:formula="of:=LOG([.D10];10)" office:value-type="float" office:value="-3.01029995663981" calcext:value-type="float">
            <text:p>-3.0102999566</text:p>
          </table:table-cell>
          <table:table-cell table:formula="of:=[.F9]+9864" office:value-type="float" office:value="949935" calcext:value-type="float">
            <text:p>949935</text:p>
          </table:table-cell>
          <table:table-cell table:formula="of:=[.F10]*4" office:value-type="float" office:value="3799740" calcext:value-type="float">
            <text:p>3799740</text:p>
          </table:table-cell>
          <table:table-cell table:formula="of:=[.G10]+4290772992" office:value-type="float" office:value="4294572732" calcext:value-type="float">
            <text:p>4294572732</text:p>
          </table:table-cell>
        </table:table-row>
        <table:table-row table:style-name="ro1">
          <table:table-cell office:value-type="string" calcext:value-type="string">
            <text:p>0000 0000 1000 0000 0</text:p>
          </table:table-cell>
          <table:table-cell office:value-type="float" office:value="8" calcext:value-type="float">
            <text:p>8</text:p>
          </table:table-cell>
          <table:table-cell table:formula="of:=2^[.B11]" office:value-type="float" office:value="256" calcext:value-type="float">
            <text:p>256</text:p>
          </table:table-cell>
          <table:table-cell table:formula="of:=[.C11]/(2^17)" office:value-type="float" office:value="0.001953125" calcext:value-type="float">
            <text:p>0.001953125</text:p>
          </table:table-cell>
          <table:table-cell table:formula="of:=LOG([.D11];10)" office:value-type="float" office:value="-2.70926996097583" calcext:value-type="float">
            <text:p>-2.709269961</text:p>
          </table:table-cell>
          <table:table-cell table:formula="of:=[.F10]+9864" office:value-type="float" office:value="959799" calcext:value-type="float">
            <text:p>959799</text:p>
          </table:table-cell>
          <table:table-cell table:formula="of:=[.F11]*4" office:value-type="float" office:value="3839196" calcext:value-type="float">
            <text:p>3839196</text:p>
          </table:table-cell>
          <table:table-cell table:formula="of:=[.G11]+4290772992" office:value-type="float" office:value="4294612188" calcext:value-type="float">
            <text:p>4294612188</text:p>
          </table:table-cell>
        </table:table-row>
        <table:table-row table:style-name="ro1">
          <table:table-cell office:value-type="string" calcext:value-type="string">
            <text:p>0000 0001 0000 0000 0</text:p>
          </table:table-cell>
          <table:table-cell office:value-type="float" office:value="9" calcext:value-type="float">
            <text:p>9</text:p>
          </table:table-cell>
          <table:table-cell table:formula="of:=2^[.B12]" office:value-type="float" office:value="512" calcext:value-type="float">
            <text:p>512</text:p>
          </table:table-cell>
          <table:table-cell table:formula="of:=[.C12]/(2^17)" office:value-type="float" office:value="0.00390625" calcext:value-type="float">
            <text:p>0.00390625</text:p>
          </table:table-cell>
          <table:table-cell table:formula="of:=LOG([.D12];10)" office:value-type="float" office:value="-2.40823996531185" calcext:value-type="float">
            <text:p>-2.4082399653</text:p>
          </table:table-cell>
          <table:table-cell table:formula="of:=[.F11]+9864" office:value-type="float" office:value="969663" calcext:value-type="float">
            <text:p>969663</text:p>
          </table:table-cell>
          <table:table-cell table:formula="of:=[.F12]*4" office:value-type="float" office:value="3878652" calcext:value-type="float">
            <text:p>3878652</text:p>
          </table:table-cell>
          <table:table-cell table:formula="of:=[.G12]+4290772992" office:value-type="float" office:value="4294651644" calcext:value-type="float">
            <text:p>4294651644</text:p>
          </table:table-cell>
        </table:table-row>
        <table:table-row table:style-name="ro1">
          <table:table-cell office:value-type="string" calcext:value-type="string">
            <text:p>0000 0010 0000 0000 0</text:p>
          </table:table-cell>
          <table:table-cell office:value-type="float" office:value="10" calcext:value-type="float">
            <text:p>10</text:p>
          </table:table-cell>
          <table:table-cell table:formula="of:=2^[.B13]" office:value-type="float" office:value="1024" calcext:value-type="float">
            <text:p>1024</text:p>
          </table:table-cell>
          <table:table-cell table:formula="of:=[.C13]/(2^17)" office:value-type="float" office:value="0.0078125" calcext:value-type="float">
            <text:p>0.0078125</text:p>
          </table:table-cell>
          <table:table-cell table:formula="of:=LOG([.D13];10)" office:value-type="float" office:value="-2.10720996964787" calcext:value-type="float">
            <text:p>-2.1072099696</text:p>
          </table:table-cell>
          <table:table-cell table:formula="of:=[.F12]+9864" office:value-type="float" office:value="979527" calcext:value-type="float">
            <text:p>979527</text:p>
          </table:table-cell>
          <table:table-cell table:formula="of:=[.F13]*4" office:value-type="float" office:value="3918108" calcext:value-type="float">
            <text:p>3918108</text:p>
          </table:table-cell>
          <table:table-cell table:formula="of:=[.G13]+4290772992" office:value-type="float" office:value="4294691100" calcext:value-type="float">
            <text:p>4294691100</text:p>
          </table:table-cell>
        </table:table-row>
        <table:table-row table:style-name="ro1">
          <table:table-cell office:value-type="string" calcext:value-type="string">
            <text:p>0000 0100 0000 0000 0</text:p>
          </table:table-cell>
          <table:table-cell office:value-type="float" office:value="11" calcext:value-type="float">
            <text:p>11</text:p>
          </table:table-cell>
          <table:table-cell table:formula="of:=2^[.B14]" office:value-type="float" office:value="2048" calcext:value-type="float">
            <text:p>2048</text:p>
          </table:table-cell>
          <table:table-cell table:formula="of:=[.C14]/(2^17)" office:value-type="float" office:value="0.015625" calcext:value-type="float">
            <text:p>0.015625</text:p>
          </table:table-cell>
          <table:table-cell table:formula="of:=LOG([.D14];10)" office:value-type="float" office:value="-1.80617997398389" calcext:value-type="float">
            <text:p>-1.806179974</text:p>
          </table:table-cell>
          <table:table-cell table:formula="of:=[.F13]+9864" office:value-type="float" office:value="989391" calcext:value-type="float">
            <text:p>989391</text:p>
          </table:table-cell>
          <table:table-cell table:formula="of:=[.F14]*4" office:value-type="float" office:value="3957564" calcext:value-type="float">
            <text:p>3957564</text:p>
          </table:table-cell>
          <table:table-cell table:formula="of:=[.G14]+4290772992" office:value-type="float" office:value="4294730556" calcext:value-type="float">
            <text:p>4294730556</text:p>
          </table:table-cell>
        </table:table-row>
        <table:table-row table:style-name="ro1">
          <table:table-cell office:value-type="string" calcext:value-type="string">
            <text:p>0000 1000 0000 0000 0</text:p>
          </table:table-cell>
          <table:table-cell office:value-type="float" office:value="12" calcext:value-type="float">
            <text:p>12</text:p>
          </table:table-cell>
          <table:table-cell table:formula="of:=2^[.B15]" office:value-type="float" office:value="4096" calcext:value-type="float">
            <text:p>4096</text:p>
          </table:table-cell>
          <table:table-cell table:formula="of:=[.C15]/(2^17)" office:value-type="float" office:value="0.03125" calcext:value-type="float">
            <text:p>0.03125</text:p>
          </table:table-cell>
          <table:table-cell table:formula="of:=LOG([.D15];10)" office:value-type="float" office:value="-1.50514997831991" calcext:value-type="float">
            <text:p>-1.5051499783</text:p>
          </table:table-cell>
          <table:table-cell table:formula="of:=[.F14]+9864" office:value-type="float" office:value="999255" calcext:value-type="float">
            <text:p>999255</text:p>
          </table:table-cell>
          <table:table-cell table:formula="of:=[.F15]*4" office:value-type="float" office:value="3997020" calcext:value-type="float">
            <text:p>3997020</text:p>
          </table:table-cell>
          <table:table-cell table:formula="of:=[.G15]+4290772992" office:value-type="float" office:value="4294770012" calcext:value-type="float">
            <text:p>4294770012</text:p>
          </table:table-cell>
        </table:table-row>
        <table:table-row table:style-name="ro1">
          <table:table-cell office:value-type="string" calcext:value-type="string">
            <text:p>0001 0000 0000 0000 0</text:p>
          </table:table-cell>
          <table:table-cell office:value-type="float" office:value="13" calcext:value-type="float">
            <text:p>13</text:p>
          </table:table-cell>
          <table:table-cell table:formula="of:=2^[.B16]" office:value-type="float" office:value="8192" calcext:value-type="float">
            <text:p>8192</text:p>
          </table:table-cell>
          <table:table-cell table:formula="of:=[.C16]/(2^17)" office:value-type="float" office:value="0.0625" calcext:value-type="float">
            <text:p>0.0625</text:p>
          </table:table-cell>
          <table:table-cell table:formula="of:=LOG([.D16];10)" office:value-type="float" office:value="-1.20411998265592" calcext:value-type="float">
            <text:p>-1.2041199827</text:p>
          </table:table-cell>
          <table:table-cell table:formula="of:=[.F15]+9864" office:value-type="float" office:value="1009119" calcext:value-type="float">
            <text:p>1009119</text:p>
          </table:table-cell>
          <table:table-cell table:formula="of:=[.F16]*4" office:value-type="float" office:value="4036476" calcext:value-type="float">
            <text:p>4036476</text:p>
          </table:table-cell>
          <table:table-cell table:formula="of:=[.G16]+4290772992" office:value-type="float" office:value="4294809468" calcext:value-type="float">
            <text:p>4294809468</text:p>
          </table:table-cell>
        </table:table-row>
        <table:table-row table:style-name="ro1">
          <table:table-cell office:value-type="string" calcext:value-type="string">
            <text:p>0010 0000 0000 0000 0</text:p>
          </table:table-cell>
          <table:table-cell office:value-type="float" office:value="14" calcext:value-type="float">
            <text:p>14</text:p>
          </table:table-cell>
          <table:table-cell table:formula="of:=2^[.B17]" office:value-type="float" office:value="16384" calcext:value-type="float">
            <text:p>16384</text:p>
          </table:table-cell>
          <table:table-cell table:formula="of:=[.C17]/(2^17)" office:value-type="float" office:value="0.125" calcext:value-type="float">
            <text:p>0.125</text:p>
          </table:table-cell>
          <table:table-cell table:formula="of:=LOG([.D17];10)" office:value-type="float" office:value="-0.903089986991943" calcext:value-type="float">
            <text:p>-0.903089987</text:p>
          </table:table-cell>
          <table:table-cell table:formula="of:=[.F16]+9864" office:value-type="float" office:value="1018983" calcext:value-type="float">
            <text:p>1018983</text:p>
          </table:table-cell>
          <table:table-cell table:formula="of:=[.F17]*4" office:value-type="float" office:value="4075932" calcext:value-type="float">
            <text:p>4075932</text:p>
          </table:table-cell>
          <table:table-cell table:formula="of:=[.G17]+4290772992" office:value-type="float" office:value="4294848924" calcext:value-type="float">
            <text:p>4294848924</text:p>
          </table:table-cell>
        </table:table-row>
        <table:table-row table:style-name="ro1">
          <table:table-cell office:value-type="string" calcext:value-type="string">
            <text:p>0100 0000 0000 0000 0</text:p>
          </table:table-cell>
          <table:table-cell office:value-type="float" office:value="15" calcext:value-type="float">
            <text:p>15</text:p>
          </table:table-cell>
          <table:table-cell table:formula="of:=2^[.B18]" office:value-type="float" office:value="32768" calcext:value-type="float">
            <text:p>32768</text:p>
          </table:table-cell>
          <table:table-cell table:formula="of:=[.C18]/(2^17)" office:value-type="float" office:value="0.25" calcext:value-type="float">
            <text:p>0.25</text:p>
          </table:table-cell>
          <table:table-cell table:formula="of:=LOG([.D18];10)" office:value-type="float" office:value="-0.602059991327962" calcext:value-type="float">
            <text:p>-0.6020599913</text:p>
          </table:table-cell>
          <table:table-cell table:formula="of:=[.F17]+9864" office:value-type="float" office:value="1028847" calcext:value-type="float">
            <text:p>1028847</text:p>
          </table:table-cell>
          <table:table-cell table:formula="of:=[.F18]*4" office:value-type="float" office:value="4115388" calcext:value-type="float">
            <text:p>4115388</text:p>
          </table:table-cell>
          <table:table-cell table:formula="of:=[.G18]+4290772992" office:value-type="float" office:value="4294888380" calcext:value-type="float">
            <text:p>4294888380</text:p>
          </table:table-cell>
        </table:table-row>
        <table:table-row table:style-name="ro1">
          <table:table-cell office:value-type="string" calcext:value-type="string">
            <text:p>1000 0000 0000 0000 0</text:p>
          </table:table-cell>
          <table:table-cell office:value-type="float" office:value="16" calcext:value-type="float">
            <text:p>16</text:p>
          </table:table-cell>
          <table:table-cell table:formula="of:=2^[.B19]" office:value-type="float" office:value="65536" calcext:value-type="float">
            <text:p>65536</text:p>
          </table:table-cell>
          <table:table-cell table:formula="of:=[.C19]/(2^17)" office:value-type="float" office:value="0.5" calcext:value-type="float">
            <text:p>0.5</text:p>
          </table:table-cell>
          <table:table-cell table:formula="of:=LOG([.D19];10)" office:value-type="float" office:value="-0.301029995663981" calcext:value-type="float">
            <text:p>-0.3010299957</text:p>
          </table:table-cell>
          <table:table-cell table:formula="of:=[.F18]+9864" office:value-type="float" office:value="1038711" calcext:value-type="float">
            <text:p>1038711</text:p>
          </table:table-cell>
          <table:table-cell table:formula="of:=[.F19]*4" office:value-type="float" office:value="4154844" calcext:value-type="float">
            <text:p>4154844</text:p>
          </table:table-cell>
          <table:table-cell table:formula="of:=[.G19]+4290772992" office:value-type="float" office:value="4294927836" calcext:value-type="float">
            <text:p>4294927836</text:p>
          </table:table-cell>
        </table:table-row>
        <table:table-row table:style-name="ro1">
          <table:table-cell office:value-type="string" calcext:value-type="string">
            <text:p>1111 1111 1111 1111 1</text:p>
          </table:table-cell>
          <table:table-cell office:value-type="float" office:value="17" calcext:value-type="float">
            <text:p>17</text:p>
          </table:table-cell>
          <table:table-cell table:formula="of:=2^[.B20]-1" office:value-type="float" office:value="131071" calcext:value-type="float">
            <text:p>131071</text:p>
          </table:table-cell>
          <table:table-cell table:formula="of:=[.C20]/(2^17)" office:value-type="float" office:value="0.999992370605469" calcext:value-type="float">
            <text:p>0.9999923706</text:p>
          </table:table-cell>
          <table:table-cell table:formula="of:=LOG([.D20];10)" office:value-type="float" office:value="-0.00000331341658488198" calcext:value-type="float">
            <text:p>-3.31341658488198E-006</text:p>
          </table:table-cell>
          <table:table-cell table:formula="of:=[.F19]+9864" office:value-type="float" office:value="1048575" calcext:value-type="float">
            <text:p>1048575</text:p>
          </table:table-cell>
          <table:table-cell table:formula="of:=[.F20]*4" office:value-type="float" office:value="4194300" calcext:value-type="float">
            <text:p>4194300</text:p>
          </table:table-cell>
          <table:table-cell table:formula="of:=[.G20]+4290772992" office:value-type="float" office:value="4294967292" calcext:value-type="float">
            <text:p>4294967292</text:p>
          </table:table-cell>
        </table:table-row>
        <table:table-row table:style-name="ro1" table:number-rows-repeated="2">
          <table:table-cell table:number-columns-repeated="7"/>
          <table:table-cell table:style-name="Default"/>
        </table:table-row>
        <table:table-row table:style-name="ro1">
          <table:table-cell table:style-name="ce9"/>
          <table:table-cell table:number-columns-repeated="6"/>
          <table:table-cell table:style-name="Default"/>
        </table:table-row>
        <table:table-row table:style-name="ro1">
          <table:table-cell table:number-columns-repeated="5"/>
          <table:table-cell table:style-name="ce8"/>
          <table:table-cell/>
          <table:table-cell table:style-name="Default"/>
        </table:table-row>
      </table:table>
      <table:table table:name="Q6.15" table:style-name="ta1">
        <table:table-column table:style-name="co11" table:default-cell-style-name="ce3"/>
        <table:table-column table:style-name="co12" table:number-columns-repeated="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2" table:default-cell-style-name="ce7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Fraction</text:p>
          </table:table-cell>
          <table:table-cell/>
          <table:table-cell table:style-name="ce4" office:value-type="string" calcext:value-type="string">
            <text:p>Fraction in Int</text:p>
          </table:table-cell>
          <table:table-cell table:style-name="ce4" office:value-type="string" calcext:value-type="string">
            <text:p>Fraction</text:p>
          </table:table-cell>
          <table:table-cell table:style-name="ce4" office:value-type="string" calcext:value-type="string">
            <text:p>Log(X) Actual</text:p>
          </table:table-cell>
          <table:table-cell table:style-name="ce5" office:value-type="string" calcext:value-type="string">
            <text:p>Actual</text:p>
          </table:table-cell>
          <table:table-cell table:style-name="ce4" table:number-columns-repeated="2"/>
        </table:table-row>
        <table:table-row table:style-name="ro1">
          <table:table-cell table:style-name="ce2"/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-64" calcext:value-type="float">
            <text:p>-64</text:p>
          </table:table-cell>
          <table:table-cell table:style-name="ce3" office:value-type="string" calcext:value-type="string">
            <text:p>1048512</text:p>
          </table:table-cell>
          <table:table-cell table:style-name="ce4" table:number-columns-repeated="2"/>
        </table:table-row>
        <table:table-row table:style-name="ro1">
          <table:table-cell table:style-name="ce10" office:value-type="string" calcext:value-type="string">
            <text:p>0000 0000 0000 0010 0</text:p>
          </table:table-cell>
          <table:table-cell office:value-type="float" office:value="0" calcext:value-type="float">
            <text:p>0</text:p>
          </table:table-cell>
          <table:table-cell table:formula="of:=2^[.B3]" office:value-type="float" office:value="1" calcext:value-type="float">
            <text:p>1</text:p>
          </table:table-cell>
          <table:table-cell table:formula="of:=[.C3]/(2^17)" office:value-type="float" office:value="0.00000762939453125" calcext:value-type="float">
            <text:p>7.62939453125E-006</text:p>
          </table:table-cell>
          <table:table-cell table:formula="of:=LOG([.D3];10)" office:value-type="float" office:value="-5.11750992628768" calcext:value-type="float">
            <text:p>-5.1175099263</text:p>
          </table:table-cell>
          <table:table-cell table:style-name="Default" office:value-type="float" office:value="4026614" calcext:value-type="float">
            <text:p>4026614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0000 0000 0000 0100 0</text:p>
          </table:table-cell>
          <table:table-cell office:value-type="float" office:value="1" calcext:value-type="float">
            <text:p>1</text:p>
          </table:table-cell>
          <table:table-cell table:formula="of:=2^[.B4]" office:value-type="float" office:value="2" calcext:value-type="float">
            <text:p>2</text:p>
          </table:table-cell>
          <table:table-cell table:formula="of:=[.C4]/(2^17)" office:value-type="float" office:value="0.0000152587890625" calcext:value-type="float">
            <text:p>1.52587890625E-005</text:p>
          </table:table-cell>
          <table:table-cell table:formula="of:=LOG([.D4];10)" office:value-type="float" office:value="-4.8164799306237" calcext:value-type="float">
            <text:p>-4.8164799306</text:p>
          </table:table-cell>
          <table:table-cell table:style-name="Default" office:value-type="float" office:value="4036478" calcext:value-type="float">
            <text:p>4036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 0000 0000 1000 0</text:p>
          </table:table-cell>
          <table:table-cell office:value-type="float" office:value="2" calcext:value-type="float">
            <text:p>2</text:p>
          </table:table-cell>
          <table:table-cell table:formula="of:=2^[.B5]" office:value-type="float" office:value="4" calcext:value-type="float">
            <text:p>4</text:p>
          </table:table-cell>
          <table:table-cell table:formula="of:=[.C5]/(2^17)" office:value-type="float" office:value="0.000030517578125" calcext:value-type="float">
            <text:p>3.0517578125E-005</text:p>
          </table:table-cell>
          <table:table-cell table:formula="of:=LOG([.D5];10)" office:value-type="float" office:value="-4.51544993495972" calcext:value-type="float">
            <text:p>-4.515449935</text:p>
          </table:table-cell>
          <table:table-cell table:formula="of:=[.F4]+9864" office:value-type="float" office:value="4046342" calcext:value-type="float">
            <text:p>4046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 0000 0001 0000 0</text:p>
          </table:table-cell>
          <table:table-cell office:value-type="float" office:value="3" calcext:value-type="float">
            <text:p>3</text:p>
          </table:table-cell>
          <table:table-cell table:formula="of:=2^[.B6]" office:value-type="float" office:value="8" calcext:value-type="float">
            <text:p>8</text:p>
          </table:table-cell>
          <table:table-cell table:formula="of:=[.C6]/(2^17)" office:value-type="float" office:value="0.00006103515625" calcext:value-type="float">
            <text:p>6.103515625E-005</text:p>
          </table:table-cell>
          <table:table-cell table:formula="of:=LOG([.D6];10)" office:value-type="float" office:value="-4.21441993929574" calcext:value-type="float">
            <text:p>-4.2144199393</text:p>
          </table:table-cell>
          <table:table-cell table:formula="of:=[.F5]+9864" office:value-type="float" office:value="4056206" calcext:value-type="float">
            <text:p>4056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 0000 0010 0000 0</text:p>
          </table:table-cell>
          <table:table-cell office:value-type="float" office:value="4" calcext:value-type="float">
            <text:p>4</text:p>
          </table:table-cell>
          <table:table-cell table:formula="of:=2^[.B7]" office:value-type="float" office:value="16" calcext:value-type="float">
            <text:p>16</text:p>
          </table:table-cell>
          <table:table-cell table:formula="of:=[.C7]/(2^17)" office:value-type="float" office:value="0.0001220703125" calcext:value-type="float">
            <text:p>0.0001220703</text:p>
          </table:table-cell>
          <table:table-cell table:formula="of:=LOG([.D7];10)" office:value-type="float" office:value="-3.91338994363175" calcext:value-type="float">
            <text:p>-3.9133899436</text:p>
          </table:table-cell>
          <table:table-cell table:formula="of:=[.F6]+9864" office:value-type="float" office:value="4066070" calcext:value-type="float">
            <text:p>40660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 0000 0100 0000 0</text:p>
          </table:table-cell>
          <table:table-cell office:value-type="float" office:value="5" calcext:value-type="float">
            <text:p>5</text:p>
          </table:table-cell>
          <table:table-cell table:formula="of:=2^[.B8]" office:value-type="float" office:value="32" calcext:value-type="float">
            <text:p>32</text:p>
          </table:table-cell>
          <table:table-cell table:formula="of:=[.C8]/(2^17)" office:value-type="float" office:value="0.000244140625" calcext:value-type="float">
            <text:p>0.0002441406</text:p>
          </table:table-cell>
          <table:table-cell table:formula="of:=LOG([.D8];10)" office:value-type="float" office:value="-3.61235994796777" calcext:value-type="float">
            <text:p>-3.612359948</text:p>
          </table:table-cell>
          <table:table-cell table:formula="of:=[.F7]+9864" office:value-type="float" office:value="4075934" calcext:value-type="float">
            <text:p>40759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 0000 1000 0000 0</text:p>
          </table:table-cell>
          <table:table-cell office:value-type="float" office:value="6" calcext:value-type="float">
            <text:p>6</text:p>
          </table:table-cell>
          <table:table-cell table:formula="of:=2^[.B9]" office:value-type="float" office:value="64" calcext:value-type="float">
            <text:p>64</text:p>
          </table:table-cell>
          <table:table-cell table:formula="of:=[.C9]/(2^17)" office:value-type="float" office:value="0.00048828125" calcext:value-type="float">
            <text:p>0.0004882813</text:p>
          </table:table-cell>
          <table:table-cell table:formula="of:=LOG([.D9];10)" office:value-type="float" office:value="-3.31132995230379" calcext:value-type="float">
            <text:p>-3.3113299523</text:p>
          </table:table-cell>
          <table:table-cell table:formula="of:=[.F8]+9864" office:value-type="float" office:value="4085798" calcext:value-type="float">
            <text:p>4085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 0001 0000 0000 0</text:p>
          </table:table-cell>
          <table:table-cell office:value-type="float" office:value="7" calcext:value-type="float">
            <text:p>7</text:p>
          </table:table-cell>
          <table:table-cell table:formula="of:=2^[.B10]" office:value-type="float" office:value="128" calcext:value-type="float">
            <text:p>128</text:p>
          </table:table-cell>
          <table:table-cell table:formula="of:=[.C10]/(2^17)" office:value-type="float" office:value="0.0009765625" calcext:value-type="float">
            <text:p>0.0009765625</text:p>
          </table:table-cell>
          <table:table-cell table:formula="of:=LOG([.D10];10)" office:value-type="float" office:value="-3.01029995663981" calcext:value-type="float">
            <text:p>-3.0102999566</text:p>
          </table:table-cell>
          <table:table-cell table:formula="of:=[.F9]+9864" office:value-type="float" office:value="4095662" calcext:value-type="float">
            <text:p>4095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 0010 0000 0000 0</text:p>
          </table:table-cell>
          <table:table-cell office:value-type="float" office:value="8" calcext:value-type="float">
            <text:p>8</text:p>
          </table:table-cell>
          <table:table-cell table:formula="of:=2^[.B11]" office:value-type="float" office:value="256" calcext:value-type="float">
            <text:p>256</text:p>
          </table:table-cell>
          <table:table-cell table:formula="of:=[.C11]/(2^17)" office:value-type="float" office:value="0.001953125" calcext:value-type="float">
            <text:p>0.001953125</text:p>
          </table:table-cell>
          <table:table-cell table:formula="of:=LOG([.D11];10)" office:value-type="float" office:value="-2.70926996097583" calcext:value-type="float">
            <text:p>-2.709269961</text:p>
          </table:table-cell>
          <table:table-cell table:formula="of:=[.F10]+9864" office:value-type="float" office:value="4105526" calcext:value-type="float">
            <text:p>4105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 0100 0000 0000 0</text:p>
          </table:table-cell>
          <table:table-cell office:value-type="float" office:value="9" calcext:value-type="float">
            <text:p>9</text:p>
          </table:table-cell>
          <table:table-cell table:formula="of:=2^[.B12]" office:value-type="float" office:value="512" calcext:value-type="float">
            <text:p>512</text:p>
          </table:table-cell>
          <table:table-cell table:formula="of:=[.C12]/(2^17)" office:value-type="float" office:value="0.00390625" calcext:value-type="float">
            <text:p>0.00390625</text:p>
          </table:table-cell>
          <table:table-cell table:formula="of:=LOG([.D12];10)" office:value-type="float" office:value="-2.40823996531185" calcext:value-type="float">
            <text:p>-2.4082399653</text:p>
          </table:table-cell>
          <table:table-cell table:formula="of:=[.F11]+9864" office:value-type="float" office:value="4115390" calcext:value-type="float">
            <text:p>41153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 1000 0000 0000 0</text:p>
          </table:table-cell>
          <table:table-cell office:value-type="float" office:value="10" calcext:value-type="float">
            <text:p>10</text:p>
          </table:table-cell>
          <table:table-cell table:formula="of:=2^[.B13]" office:value-type="float" office:value="1024" calcext:value-type="float">
            <text:p>1024</text:p>
          </table:table-cell>
          <table:table-cell table:formula="of:=[.C13]/(2^17)" office:value-type="float" office:value="0.0078125" calcext:value-type="float">
            <text:p>0.0078125</text:p>
          </table:table-cell>
          <table:table-cell table:formula="of:=LOG([.D13];10)" office:value-type="float" office:value="-2.10720996964787" calcext:value-type="float">
            <text:p>-2.1072099696</text:p>
          </table:table-cell>
          <table:table-cell table:formula="of:=[.F12]+9864" office:value-type="float" office:value="4125254" calcext:value-type="float">
            <text:p>4125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1 0000 0000 0000 0</text:p>
          </table:table-cell>
          <table:table-cell office:value-type="float" office:value="11" calcext:value-type="float">
            <text:p>11</text:p>
          </table:table-cell>
          <table:table-cell table:formula="of:=2^[.B14]" office:value-type="float" office:value="2048" calcext:value-type="float">
            <text:p>2048</text:p>
          </table:table-cell>
          <table:table-cell table:formula="of:=[.C14]/(2^17)" office:value-type="float" office:value="0.015625" calcext:value-type="float">
            <text:p>0.015625</text:p>
          </table:table-cell>
          <table:table-cell table:formula="of:=LOG([.D14];10)" office:value-type="float" office:value="-1.80617997398389" calcext:value-type="float">
            <text:p>-1.806179974</text:p>
          </table:table-cell>
          <table:table-cell table:formula="of:=[.F13]+9864" office:value-type="float" office:value="4135118" calcext:value-type="float">
            <text:p>4135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0 0000 0000 0000 0</text:p>
          </table:table-cell>
          <table:table-cell office:value-type="float" office:value="12" calcext:value-type="float">
            <text:p>12</text:p>
          </table:table-cell>
          <table:table-cell table:formula="of:=2^[.B15]" office:value-type="float" office:value="4096" calcext:value-type="float">
            <text:p>4096</text:p>
          </table:table-cell>
          <table:table-cell table:formula="of:=[.C15]/(2^17)" office:value-type="float" office:value="0.03125" calcext:value-type="float">
            <text:p>0.03125</text:p>
          </table:table-cell>
          <table:table-cell table:formula="of:=LOG([.D15];10)" office:value-type="float" office:value="-1.50514997831991" calcext:value-type="float">
            <text:p>-1.5051499783</text:p>
          </table:table-cell>
          <table:table-cell table:formula="of:=[.F14]+9864" office:value-type="float" office:value="4144982" calcext:value-type="float">
            <text:p>4144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00 0000 0000 0000 0</text:p>
          </table:table-cell>
          <table:table-cell office:value-type="float" office:value="13" calcext:value-type="float">
            <text:p>13</text:p>
          </table:table-cell>
          <table:table-cell table:formula="of:=2^[.B16]" office:value-type="float" office:value="8192" calcext:value-type="float">
            <text:p>8192</text:p>
          </table:table-cell>
          <table:table-cell table:formula="of:=[.C16]/(2^17)" office:value-type="float" office:value="0.0625" calcext:value-type="float">
            <text:p>0.0625</text:p>
          </table:table-cell>
          <table:table-cell table:formula="of:=LOG([.D16];10)" office:value-type="float" office:value="-1.20411998265592" calcext:value-type="float">
            <text:p>-1.2041199827</text:p>
          </table:table-cell>
          <table:table-cell table:formula="of:=[.F15]+9864" office:value-type="float" office:value="4154846" calcext:value-type="float">
            <text:p>4154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0 0000 0000 0000 0</text:p>
          </table:table-cell>
          <table:table-cell office:value-type="float" office:value="14" calcext:value-type="float">
            <text:p>14</text:p>
          </table:table-cell>
          <table:table-cell table:formula="of:=2^[.B17]" office:value-type="float" office:value="16384" calcext:value-type="float">
            <text:p>16384</text:p>
          </table:table-cell>
          <table:table-cell table:formula="of:=[.C17]/(2^17)" office:value-type="float" office:value="0.125" calcext:value-type="float">
            <text:p>0.125</text:p>
          </table:table-cell>
          <table:table-cell table:formula="of:=LOG([.D17];10)" office:value-type="float" office:value="-0.903089986991943" calcext:value-type="float">
            <text:p>-0.903089987</text:p>
          </table:table-cell>
          <table:table-cell table:formula="of:=[.F16]+9864" office:value-type="float" office:value="4164710" calcext:value-type="float">
            <text:p>41647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11 1111 1111 1111 1</text:p>
          </table:table-cell>
          <table:table-cell office:value-type="float" office:value="15" calcext:value-type="float">
            <text:p>15</text:p>
          </table:table-cell>
          <table:table-cell table:formula="of:=2^[.B18]-1" office:value-type="float" office:value="32767" calcext:value-type="float">
            <text:p>32767</text:p>
          </table:table-cell>
          <table:table-cell table:formula="of:=[.C18]/(2^17)" office:value-type="float" office:value="0.249992370605469" calcext:value-type="float">
            <text:p>0.2499923706</text:p>
          </table:table-cell>
          <table:table-cell table:formula="of:=LOG([.D18];10)" office:value-type="float" office:value="-0.602073245145981" calcext:value-type="float">
            <text:p>-0.6020732451</text:p>
          </table:table-cell>
          <table:table-cell table:formula="of:=[.F17]+9864" office:value-type="float" office:value="4174574" calcext:value-type="float">
            <text:p>4174574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9"/>
          <table:table-cell table:number-columns-repeated="7"/>
        </table:table-row>
        <table:table-row table:style-name="ro1">
          <table:table-cell table:number-columns-repeated="5"/>
          <table:table-cell table:style-name="ce8"/>
          <table:table-cell table:number-columns-repeated="2"/>
        </table:table-row>
      </table:table>
      <table:table table:name="Q4.21" table:style-name="ta1">
        <table:table-column table:style-name="co14" table:default-cell-style-name="ce3"/>
        <table:table-column table:style-name="co2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1"/>
        <table:table-row table:style-name="ro1">
          <table:table-cell table:style-name="ce2" office:value-type="string" calcext:value-type="string">
            <text:p>Fraction</text:p>
          </table:table-cell>
          <table:table-cell/>
          <table:table-cell table:style-name="ce4" office:value-type="string" calcext:value-type="string">
            <text:p>Fraction in Int</text:p>
          </table:table-cell>
          <table:table-cell table:style-name="ce4" office:value-type="string" calcext:value-type="string">
            <text:p>Fraction</text:p>
          </table:table-cell>
          <table:table-cell table:style-name="ce4" office:value-type="string" calcext:value-type="string">
            <text:p>Log(X) Actual</text:p>
          </table:table-cell>
          <table:table-cell table:style-name="ce5" office:value-type="string" calcext:value-type="string">
            <text:p>Actual</text:p>
          </table:table-cell>
          <table:table-cell table:style-name="ce4"/>
        </table:table-row>
        <table:table-row table:style-name="ro1">
          <table:table-cell table:style-name="ce10" office:value-type="string" calcext:value-type="string">
            <text:p>0000 0000 0000 0000 0000 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4" office:value-type="float" office:value="-16" calcext:value-type="float">
            <text:p>-16</text:p>
          </table:table-cell>
          <table:table-cell table:style-name="ce3" office:value-type="string" calcext:value-type="string">
            <text:p>35651584</text:p>
          </table:table-cell>
          <table:table-cell table:formula="of:=[.F2]+4227858432" office:value-type="float" office:value="4263510016" calcext:value-type="float">
            <text:p>4263510016</text:p>
          </table:table-cell>
        </table:table-row>
        <table:table-row table:style-name="ro1">
          <table:table-cell table:style-name="ce10" office:value-type="string" calcext:value-type="string">
            <text:p>0000 0000 0000 0000 0000 1</text:p>
          </table:table-cell>
          <table:table-cell office:value-type="float" office:value="0" calcext:value-type="float">
            <text:p>0</text:p>
          </table:table-cell>
          <table:table-cell table:formula="of:=2^[.B3]" office:value-type="float" office:value="1" calcext:value-type="float">
            <text:p>1</text:p>
          </table:table-cell>
          <table:table-cell table:formula="of:=[.C3]/(2^21)" office:value-type="float" office:value="0.000000476837158203125" calcext:value-type="float">
            <text:p>4.76837158203125E-007</text:p>
          </table:table-cell>
          <table:table-cell table:formula="of:=LOG([.D3];10)" office:value-type="float" office:value="-6.3216299089436" calcext:value-type="float">
            <text:p>-6.3216299089</text:p>
          </table:table-cell>
          <table:table-cell office:value-type="float" office:value="53851446" calcext:value-type="float">
            <text:p>53851446</text:p>
          </table:table-cell>
          <table:table-cell table:formula="of:=[.F3]+4227858432" office:value-type="float" office:value="4281709878" calcext:value-type="float">
            <text:p>4281709878</text:p>
          </table:table-cell>
        </table:table-row>
        <table:table-row table:style-name="ro1">
          <table:table-cell table:style-name="ce10" office:value-type="string" calcext:value-type="string">
            <text:p>0000 0000 0000 0000 0001 0</text:p>
          </table:table-cell>
          <table:table-cell office:value-type="float" office:value="1" calcext:value-type="float">
            <text:p>1</text:p>
          </table:table-cell>
          <table:table-cell table:formula="of:=2^[.B4]" office:value-type="float" office:value="2" calcext:value-type="float">
            <text:p>2</text:p>
          </table:table-cell>
          <table:table-cell table:formula="of:=[.C4]/(2^21)" office:value-type="float" office:value="0.00000095367431640625" calcext:value-type="float">
            <text:p>9.5367431640625E-007</text:p>
          </table:table-cell>
          <table:table-cell table:formula="of:=LOG([.D4];10)" office:value-type="float" office:value="-6.02059991327962" calcext:value-type="float">
            <text:p>-6.0205999133</text:p>
          </table:table-cell>
          <table:table-cell office:value-type="float" office:value="54482751" calcext:value-type="float">
            <text:p>54482751</text:p>
          </table:table-cell>
          <table:table-cell table:formula="of:=[.F4]+4227858432" office:value-type="float" office:value="4282341183" calcext:value-type="float">
            <text:p>4282341183</text:p>
          </table:table-cell>
        </table:table-row>
        <table:table-row table:style-name="ro1">
          <table:table-cell table:style-name="ce10" office:value-type="string" calcext:value-type="string">
            <text:p>0000 0000 0000 0000 0010 0</text:p>
          </table:table-cell>
          <table:table-cell office:value-type="float" office:value="2" calcext:value-type="float">
            <text:p>2</text:p>
          </table:table-cell>
          <table:table-cell table:formula="of:=2^[.B5]" office:value-type="float" office:value="4" calcext:value-type="float">
            <text:p>4</text:p>
          </table:table-cell>
          <table:table-cell table:formula="of:=[.C5]/(2^21)" office:value-type="float" office:value="0.0000019073486328125" calcext:value-type="float">
            <text:p>1.9073486328125E-006</text:p>
          </table:table-cell>
          <table:table-cell table:formula="of:=LOG([.D5];10)" office:value-type="float" office:value="-5.71956991761564" calcext:value-type="float">
            <text:p>-5.7195699176</text:p>
          </table:table-cell>
          <table:table-cell table:formula="of:=[.F4]+631305" office:value-type="float" office:value="55114056" calcext:value-type="float">
            <text:p>55114056</text:p>
          </table:table-cell>
          <table:table-cell table:formula="of:=[.F5]+4227858432" office:value-type="float" office:value="4282972488" calcext:value-type="float">
            <text:p>4282972488</text:p>
          </table:table-cell>
        </table:table-row>
        <table:table-row table:style-name="ro1">
          <table:table-cell table:style-name="ce10" office:value-type="string" calcext:value-type="string">
            <text:p>0000 0000 0000 0000 0100 0</text:p>
          </table:table-cell>
          <table:table-cell office:value-type="float" office:value="3" calcext:value-type="float">
            <text:p>3</text:p>
          </table:table-cell>
          <table:table-cell table:formula="of:=2^[.B6]" office:value-type="float" office:value="8" calcext:value-type="float">
            <text:p>8</text:p>
          </table:table-cell>
          <table:table-cell table:formula="of:=[.C6]/(2^21)" office:value-type="float" office:value="0.000003814697265625" calcext:value-type="float">
            <text:p>3.814697265625E-006</text:p>
          </table:table-cell>
          <table:table-cell table:formula="of:=LOG([.D6];10)" office:value-type="float" office:value="-5.41853992195166" calcext:value-type="float">
            <text:p>-5.418539922</text:p>
          </table:table-cell>
          <table:table-cell table:formula="of:=[.F5]+631305" office:value-type="float" office:value="55745361" calcext:value-type="float">
            <text:p>55745361</text:p>
          </table:table-cell>
          <table:table-cell table:formula="of:=[.F6]+4227858432" office:value-type="float" office:value="4283603793" calcext:value-type="float">
            <text:p>4283603793</text:p>
          </table:table-cell>
        </table:table-row>
        <table:table-row table:style-name="ro1">
          <table:table-cell table:style-name="ce10" office:value-type="string" calcext:value-type="string">
            <text:p>0000 0000 0000 0000 1000 0</text:p>
          </table:table-cell>
          <table:table-cell office:value-type="float" office:value="4" calcext:value-type="float">
            <text:p>4</text:p>
          </table:table-cell>
          <table:table-cell table:formula="of:=2^[.B7]" office:value-type="float" office:value="16" calcext:value-type="float">
            <text:p>16</text:p>
          </table:table-cell>
          <table:table-cell table:formula="of:=[.C7]/(2^21)" office:value-type="float" office:value="0.00000762939453125" calcext:value-type="float">
            <text:p>7.62939453125E-006</text:p>
          </table:table-cell>
          <table:table-cell table:formula="of:=LOG([.D7];10)" office:value-type="float" office:value="-5.11750992628768" calcext:value-type="float">
            <text:p>-5.1175099263</text:p>
          </table:table-cell>
          <table:table-cell table:formula="of:=[.F6]+631305" office:value-type="float" office:value="56376666" calcext:value-type="float">
            <text:p>56376666</text:p>
          </table:table-cell>
          <table:table-cell table:formula="of:=[.F7]+4227858432" office:value-type="float" office:value="4284235098" calcext:value-type="float">
            <text:p>4284235098</text:p>
          </table:table-cell>
        </table:table-row>
        <table:table-row table:style-name="ro1">
          <table:table-cell table:style-name="ce10" office:value-type="string" calcext:value-type="string">
            <text:p>0000 0000 0000 0001 0000 0</text:p>
          </table:table-cell>
          <table:table-cell office:value-type="float" office:value="5" calcext:value-type="float">
            <text:p>5</text:p>
          </table:table-cell>
          <table:table-cell table:formula="of:=2^[.B8]" office:value-type="float" office:value="32" calcext:value-type="float">
            <text:p>32</text:p>
          </table:table-cell>
          <table:table-cell table:formula="of:=[.C8]/(2^21)" office:value-type="float" office:value="0.0000152587890625" calcext:value-type="float">
            <text:p>1.52587890625E-005</text:p>
          </table:table-cell>
          <table:table-cell table:formula="of:=LOG([.D8];10)" office:value-type="float" office:value="-4.8164799306237" calcext:value-type="float">
            <text:p>-4.8164799306</text:p>
          </table:table-cell>
          <table:table-cell table:formula="of:=[.F7]+631305" office:value-type="float" office:value="57007971" calcext:value-type="float">
            <text:p>57007971</text:p>
          </table:table-cell>
          <table:table-cell table:formula="of:=[.F8]+4227858432" office:value-type="float" office:value="4284866403" calcext:value-type="float">
            <text:p>4284866403</text:p>
          </table:table-cell>
        </table:table-row>
        <table:table-row table:style-name="ro1">
          <table:table-cell table:style-name="ce10" office:value-type="string" calcext:value-type="string">
            <text:p>0000 0000 0000 0010 0000 0</text:p>
          </table:table-cell>
          <table:table-cell office:value-type="float" office:value="6" calcext:value-type="float">
            <text:p>6</text:p>
          </table:table-cell>
          <table:table-cell table:formula="of:=2^[.B9]" office:value-type="float" office:value="64" calcext:value-type="float">
            <text:p>64</text:p>
          </table:table-cell>
          <table:table-cell table:formula="of:=[.C9]/(2^21)" office:value-type="float" office:value="0.000030517578125" calcext:value-type="float">
            <text:p>3.0517578125E-005</text:p>
          </table:table-cell>
          <table:table-cell table:formula="of:=LOG([.D9];10)" office:value-type="float" office:value="-4.51544993495972" calcext:value-type="float">
            <text:p>-4.515449935</text:p>
          </table:table-cell>
          <table:table-cell table:formula="of:=[.F8]+631305" office:value-type="float" office:value="57639276" calcext:value-type="float">
            <text:p>57639276</text:p>
          </table:table-cell>
          <table:table-cell table:formula="of:=[.F9]+4227858432" office:value-type="float" office:value="4285497708" calcext:value-type="float">
            <text:p>4285497708</text:p>
          </table:table-cell>
        </table:table-row>
        <table:table-row table:style-name="ro1">
          <table:table-cell table:style-name="ce10" office:value-type="string" calcext:value-type="string">
            <text:p>0000 0000 0000 0100 0000 0</text:p>
          </table:table-cell>
          <table:table-cell office:value-type="float" office:value="7" calcext:value-type="float">
            <text:p>7</text:p>
          </table:table-cell>
          <table:table-cell table:formula="of:=2^[.B10]" office:value-type="float" office:value="128" calcext:value-type="float">
            <text:p>128</text:p>
          </table:table-cell>
          <table:table-cell table:formula="of:=[.C10]/(2^21)" office:value-type="float" office:value="0.00006103515625" calcext:value-type="float">
            <text:p>6.103515625E-005</text:p>
          </table:table-cell>
          <table:table-cell table:formula="of:=LOG([.D10];10)" office:value-type="float" office:value="-4.21441993929574" calcext:value-type="float">
            <text:p>-4.2144199393</text:p>
          </table:table-cell>
          <table:table-cell table:formula="of:=[.F9]+631305" office:value-type="float" office:value="58270581" calcext:value-type="float">
            <text:p>58270581</text:p>
          </table:table-cell>
          <table:table-cell table:formula="of:=[.F10]+4227858432" office:value-type="float" office:value="4286129013" calcext:value-type="float">
            <text:p>4286129013</text:p>
          </table:table-cell>
        </table:table-row>
        <table:table-row table:style-name="ro1">
          <table:table-cell office:value-type="string" calcext:value-type="string">
            <text:p>0000 0000 0000 1000 0000 0</text:p>
          </table:table-cell>
          <table:table-cell office:value-type="float" office:value="8" calcext:value-type="float">
            <text:p>8</text:p>
          </table:table-cell>
          <table:table-cell table:formula="of:=2^[.B11]" office:value-type="float" office:value="256" calcext:value-type="float">
            <text:p>256</text:p>
          </table:table-cell>
          <table:table-cell table:formula="of:=[.C11]/(2^21)" office:value-type="float" office:value="0.0001220703125" calcext:value-type="float">
            <text:p>0.0001220703</text:p>
          </table:table-cell>
          <table:table-cell table:formula="of:=LOG([.D11];10)" office:value-type="float" office:value="-3.91338994363175" calcext:value-type="float">
            <text:p>-3.9133899436</text:p>
          </table:table-cell>
          <table:table-cell table:formula="of:=[.F10]+631305" office:value-type="float" office:value="58901886" calcext:value-type="float">
            <text:p>58901886</text:p>
          </table:table-cell>
          <table:table-cell table:formula="of:=[.F11]+4227858432" office:value-type="float" office:value="4286760318" calcext:value-type="float">
            <text:p>4286760318</text:p>
          </table:table-cell>
        </table:table-row>
        <table:table-row table:style-name="ro1">
          <table:table-cell office:value-type="string" calcext:value-type="string">
            <text:p>0000 0000 0001 0000 0000 0</text:p>
          </table:table-cell>
          <table:table-cell office:value-type="float" office:value="9" calcext:value-type="float">
            <text:p>9</text:p>
          </table:table-cell>
          <table:table-cell table:formula="of:=2^[.B12]" office:value-type="float" office:value="512" calcext:value-type="float">
            <text:p>512</text:p>
          </table:table-cell>
          <table:table-cell table:formula="of:=[.C12]/(2^21)" office:value-type="float" office:value="0.000244140625" calcext:value-type="float">
            <text:p>0.0002441406</text:p>
          </table:table-cell>
          <table:table-cell table:formula="of:=LOG([.D12];10)" office:value-type="float" office:value="-3.61235994796777" calcext:value-type="float">
            <text:p>-3.612359948</text:p>
          </table:table-cell>
          <table:table-cell table:formula="of:=[.F11]+631305" office:value-type="float" office:value="59533191" calcext:value-type="float">
            <text:p>59533191</text:p>
          </table:table-cell>
          <table:table-cell table:formula="of:=[.F12]+4227858432" office:value-type="float" office:value="4287391623" calcext:value-type="float">
            <text:p>4287391623</text:p>
          </table:table-cell>
        </table:table-row>
        <table:table-row table:style-name="ro1">
          <table:table-cell office:value-type="string" calcext:value-type="string">
            <text:p>0000 0000 0010 0000 0000 0</text:p>
          </table:table-cell>
          <table:table-cell office:value-type="float" office:value="10" calcext:value-type="float">
            <text:p>10</text:p>
          </table:table-cell>
          <table:table-cell table:formula="of:=2^[.B13]" office:value-type="float" office:value="1024" calcext:value-type="float">
            <text:p>1024</text:p>
          </table:table-cell>
          <table:table-cell table:formula="of:=[.C13]/(2^21)" office:value-type="float" office:value="0.00048828125" calcext:value-type="float">
            <text:p>0.0004882813</text:p>
          </table:table-cell>
          <table:table-cell table:formula="of:=LOG([.D13];10)" office:value-type="float" office:value="-3.31132995230379" calcext:value-type="float">
            <text:p>-3.3113299523</text:p>
          </table:table-cell>
          <table:table-cell table:formula="of:=[.F12]+631305" office:value-type="float" office:value="60164496" calcext:value-type="float">
            <text:p>60164496</text:p>
          </table:table-cell>
          <table:table-cell table:formula="of:=[.F13]+4227858432" office:value-type="float" office:value="4288022928" calcext:value-type="float">
            <text:p>4288022928</text:p>
          </table:table-cell>
        </table:table-row>
        <table:table-row table:style-name="ro1">
          <table:table-cell office:value-type="string" calcext:value-type="string">
            <text:p>0000 0000 0100 0000 0000 0</text:p>
          </table:table-cell>
          <table:table-cell office:value-type="float" office:value="11" calcext:value-type="float">
            <text:p>11</text:p>
          </table:table-cell>
          <table:table-cell table:formula="of:=2^[.B14]" office:value-type="float" office:value="2048" calcext:value-type="float">
            <text:p>2048</text:p>
          </table:table-cell>
          <table:table-cell table:formula="of:=[.C14]/(2^21)" office:value-type="float" office:value="0.0009765625" calcext:value-type="float">
            <text:p>0.0009765625</text:p>
          </table:table-cell>
          <table:table-cell table:formula="of:=LOG([.D14];10)" office:value-type="float" office:value="-3.01029995663981" calcext:value-type="float">
            <text:p>-3.0102999566</text:p>
          </table:table-cell>
          <table:table-cell table:formula="of:=[.F13]+631305" office:value-type="float" office:value="60795801" calcext:value-type="float">
            <text:p>60795801</text:p>
          </table:table-cell>
          <table:table-cell table:formula="of:=[.F14]+4227858432" office:value-type="float" office:value="4288654233" calcext:value-type="float">
            <text:p>4288654233</text:p>
          </table:table-cell>
        </table:table-row>
        <table:table-row table:style-name="ro1">
          <table:table-cell office:value-type="string" calcext:value-type="string">
            <text:p>0000 0000 1000 0000 0000 0</text:p>
          </table:table-cell>
          <table:table-cell office:value-type="float" office:value="12" calcext:value-type="float">
            <text:p>12</text:p>
          </table:table-cell>
          <table:table-cell table:formula="of:=2^[.B15]" office:value-type="float" office:value="4096" calcext:value-type="float">
            <text:p>4096</text:p>
          </table:table-cell>
          <table:table-cell table:formula="of:=[.C15]/(2^21)" office:value-type="float" office:value="0.001953125" calcext:value-type="float">
            <text:p>0.001953125</text:p>
          </table:table-cell>
          <table:table-cell table:formula="of:=LOG([.D15];10)" office:value-type="float" office:value="-2.70926996097583" calcext:value-type="float">
            <text:p>-2.709269961</text:p>
          </table:table-cell>
          <table:table-cell table:formula="of:=[.F14]+631305" office:value-type="float" office:value="61427106" calcext:value-type="float">
            <text:p>61427106</text:p>
          </table:table-cell>
          <table:table-cell table:formula="of:=[.F15]+4227858432" office:value-type="float" office:value="4289285538" calcext:value-type="float">
            <text:p>4289285538</text:p>
          </table:table-cell>
        </table:table-row>
        <table:table-row table:style-name="ro1">
          <table:table-cell office:value-type="string" calcext:value-type="string">
            <text:p>0000 0001 0000 0000 0000 0</text:p>
          </table:table-cell>
          <table:table-cell office:value-type="float" office:value="13" calcext:value-type="float">
            <text:p>13</text:p>
          </table:table-cell>
          <table:table-cell table:formula="of:=2^[.B16]" office:value-type="float" office:value="8192" calcext:value-type="float">
            <text:p>8192</text:p>
          </table:table-cell>
          <table:table-cell table:formula="of:=[.C16]/(2^21)" office:value-type="float" office:value="0.00390625" calcext:value-type="float">
            <text:p>0.00390625</text:p>
          </table:table-cell>
          <table:table-cell table:formula="of:=LOG([.D16];10)" office:value-type="float" office:value="-2.40823996531185" calcext:value-type="float">
            <text:p>-2.4082399653</text:p>
          </table:table-cell>
          <table:table-cell table:formula="of:=[.F15]+631305" office:value-type="float" office:value="62058411" calcext:value-type="float">
            <text:p>62058411</text:p>
          </table:table-cell>
          <table:table-cell table:formula="of:=[.F16]+4227858432" office:value-type="float" office:value="4289916843" calcext:value-type="float">
            <text:p>4289916843</text:p>
          </table:table-cell>
        </table:table-row>
        <table:table-row table:style-name="ro1">
          <table:table-cell office:value-type="string" calcext:value-type="string">
            <text:p>0000 0010 0000 0000 0000 0</text:p>
          </table:table-cell>
          <table:table-cell office:value-type="float" office:value="14" calcext:value-type="float">
            <text:p>14</text:p>
          </table:table-cell>
          <table:table-cell table:formula="of:=2^[.B17]" office:value-type="float" office:value="16384" calcext:value-type="float">
            <text:p>16384</text:p>
          </table:table-cell>
          <table:table-cell table:formula="of:=[.C17]/(2^21)" office:value-type="float" office:value="0.0078125" calcext:value-type="float">
            <text:p>0.0078125</text:p>
          </table:table-cell>
          <table:table-cell table:formula="of:=LOG([.D17];10)" office:value-type="float" office:value="-2.10720996964787" calcext:value-type="float">
            <text:p>-2.1072099696</text:p>
          </table:table-cell>
          <table:table-cell table:formula="of:=[.F16]+631305" office:value-type="float" office:value="62689716" calcext:value-type="float">
            <text:p>62689716</text:p>
          </table:table-cell>
          <table:table-cell table:formula="of:=[.F17]+4227858432" office:value-type="float" office:value="4290548148" calcext:value-type="float">
            <text:p>4290548148</text:p>
          </table:table-cell>
        </table:table-row>
        <table:table-row table:style-name="ro1">
          <table:table-cell office:value-type="string" calcext:value-type="string">
            <text:p>0000 0100 0000 0000 0000 0</text:p>
          </table:table-cell>
          <table:table-cell office:value-type="float" office:value="15" calcext:value-type="float">
            <text:p>15</text:p>
          </table:table-cell>
          <table:table-cell table:formula="of:=2^[.B18]" office:value-type="float" office:value="32768" calcext:value-type="float">
            <text:p>32768</text:p>
          </table:table-cell>
          <table:table-cell table:formula="of:=[.C18]/(2^21)" office:value-type="float" office:value="0.015625" calcext:value-type="float">
            <text:p>0.015625</text:p>
          </table:table-cell>
          <table:table-cell table:formula="of:=LOG([.D18];10)" office:value-type="float" office:value="-1.80617997398389" calcext:value-type="float">
            <text:p>-1.806179974</text:p>
          </table:table-cell>
          <table:table-cell table:formula="of:=[.F17]+631305" office:value-type="float" office:value="63321021" calcext:value-type="float">
            <text:p>63321021</text:p>
          </table:table-cell>
          <table:table-cell table:formula="of:=[.F18]+4227858432" office:value-type="float" office:value="4291179453" calcext:value-type="float">
            <text:p>4291179453</text:p>
          </table:table-cell>
        </table:table-row>
        <table:table-row table:style-name="ro1">
          <table:table-cell office:value-type="string" calcext:value-type="string">
            <text:p>0000 1000 0000 0000 0000 0</text:p>
          </table:table-cell>
          <table:table-cell office:value-type="float" office:value="16" calcext:value-type="float">
            <text:p>16</text:p>
          </table:table-cell>
          <table:table-cell table:formula="of:=2^[.B19]" office:value-type="float" office:value="65536" calcext:value-type="float">
            <text:p>65536</text:p>
          </table:table-cell>
          <table:table-cell table:formula="of:=[.C19]/(2^21)" office:value-type="float" office:value="0.03125" calcext:value-type="float">
            <text:p>0.03125</text:p>
          </table:table-cell>
          <table:table-cell table:formula="of:=LOG([.D19];10)" office:value-type="float" office:value="-1.50514997831991" calcext:value-type="float">
            <text:p>-1.5051499783</text:p>
          </table:table-cell>
          <table:table-cell table:formula="of:=[.F18]+631305" office:value-type="float" office:value="63952326" calcext:value-type="float">
            <text:p>63952326</text:p>
          </table:table-cell>
          <table:table-cell table:formula="of:=[.F19]+4227858432" office:value-type="float" office:value="4291810758" calcext:value-type="float">
            <text:p>4291810758</text:p>
          </table:table-cell>
        </table:table-row>
        <table:table-row table:style-name="ro1">
          <table:table-cell office:value-type="string" calcext:value-type="string">
            <text:p>0001 0000 0000 0000 0000 0</text:p>
          </table:table-cell>
          <table:table-cell office:value-type="float" office:value="17" calcext:value-type="float">
            <text:p>17</text:p>
          </table:table-cell>
          <table:table-cell table:formula="of:=2^[.B20]" office:value-type="float" office:value="131072" calcext:value-type="float">
            <text:p>131072</text:p>
          </table:table-cell>
          <table:table-cell table:formula="of:=[.C20]/(2^21)" office:value-type="float" office:value="0.0625" calcext:value-type="float">
            <text:p>0.0625</text:p>
          </table:table-cell>
          <table:table-cell table:formula="of:=LOG([.D20];10)" office:value-type="float" office:value="-1.20411998265592" calcext:value-type="float">
            <text:p>-1.2041199827</text:p>
          </table:table-cell>
          <table:table-cell table:formula="of:=[.F19]+631305" office:value-type="float" office:value="64583631" calcext:value-type="float">
            <text:p>64583631</text:p>
          </table:table-cell>
          <table:table-cell table:formula="of:=[.F20]+4227858432" office:value-type="float" office:value="4292442063" calcext:value-type="float">
            <text:p>4292442063</text:p>
          </table:table-cell>
        </table:table-row>
        <table:table-row table:style-name="ro1">
          <table:table-cell office:value-type="string" calcext:value-type="string">
            <text:p>0010 0000 0000 0000 0000 0</text:p>
          </table:table-cell>
          <table:table-cell office:value-type="float" office:value="18" calcext:value-type="float">
            <text:p>18</text:p>
          </table:table-cell>
          <table:table-cell table:formula="of:=2^[.B21]" office:value-type="float" office:value="262144" calcext:value-type="float">
            <text:p>262144</text:p>
          </table:table-cell>
          <table:table-cell table:formula="of:=[.C21]/(2^21)" office:value-type="float" office:value="0.125" calcext:value-type="float">
            <text:p>0.125</text:p>
          </table:table-cell>
          <table:table-cell table:formula="of:=LOG([.D21];10)" office:value-type="float" office:value="-0.903089986991943" calcext:value-type="float">
            <text:p>-0.903089987</text:p>
          </table:table-cell>
          <table:table-cell table:formula="of:=[.F20]+631305" office:value-type="float" office:value="65214936" calcext:value-type="float">
            <text:p>65214936</text:p>
          </table:table-cell>
          <table:table-cell table:formula="of:=[.F21]+4227858432" office:value-type="float" office:value="4293073368" calcext:value-type="float">
            <text:p>4293073368</text:p>
          </table:table-cell>
        </table:table-row>
        <table:table-row table:style-name="ro1">
          <table:table-cell office:value-type="string" calcext:value-type="string">
            <text:p>0100 0000 0000 0000 0000 0</text:p>
          </table:table-cell>
          <table:table-cell office:value-type="float" office:value="19" calcext:value-type="float">
            <text:p>19</text:p>
          </table:table-cell>
          <table:table-cell table:formula="of:=2^[.B22]" office:value-type="float" office:value="524288" calcext:value-type="float">
            <text:p>524288</text:p>
          </table:table-cell>
          <table:table-cell table:formula="of:=[.C22]/(2^21)" office:value-type="float" office:value="0.25" calcext:value-type="float">
            <text:p>0.25</text:p>
          </table:table-cell>
          <table:table-cell table:formula="of:=LOG([.D22];10)" office:value-type="float" office:value="-0.602059991327962" calcext:value-type="float">
            <text:p>-0.6020599913</text:p>
          </table:table-cell>
          <table:table-cell table:formula="of:=[.F21]+631305" office:value-type="float" office:value="65846241" calcext:value-type="float">
            <text:p>65846241</text:p>
          </table:table-cell>
          <table:table-cell table:formula="of:=[.F22]+4227858432" office:value-type="float" office:value="4293704673" calcext:value-type="float">
            <text:p>4293704673</text:p>
          </table:table-cell>
        </table:table-row>
        <table:table-row table:style-name="ro1">
          <table:table-cell office:value-type="string" calcext:value-type="string">
            <text:p>1000 0000 0000 0000 0000 0</text:p>
          </table:table-cell>
          <table:table-cell office:value-type="float" office:value="20" calcext:value-type="float">
            <text:p>20</text:p>
          </table:table-cell>
          <table:table-cell table:formula="of:=2^[.B23]" office:value-type="float" office:value="1048576" calcext:value-type="float">
            <text:p>1048576</text:p>
          </table:table-cell>
          <table:table-cell table:formula="of:=[.C23]/(2^21)" office:value-type="float" office:value="0.5" calcext:value-type="float">
            <text:p>0.5</text:p>
          </table:table-cell>
          <table:table-cell table:formula="of:=LOG([.D23];10)" office:value-type="float" office:value="-0.301029995663981" calcext:value-type="float">
            <text:p>-0.3010299957</text:p>
          </table:table-cell>
          <table:table-cell table:formula="of:=[.F22]+631305" office:value-type="float" office:value="66477546" calcext:value-type="float">
            <text:p>66477546</text:p>
          </table:table-cell>
          <table:table-cell table:formula="of:=[.F23]+4227858432" office:value-type="float" office:value="4294335978" calcext:value-type="float">
            <text:p>4294335978</text:p>
          </table:table-cell>
        </table:table-row>
        <table:table-row table:style-name="ro1">
          <table:table-cell office:value-type="string" calcext:value-type="string">
            <text:p>1111 1111 1111 1111 1111 1</text:p>
          </table:table-cell>
          <table:table-cell office:value-type="float" office:value="21" calcext:value-type="float">
            <text:p>21</text:p>
          </table:table-cell>
          <table:table-cell table:formula="of:=2^[.B24]-1" office:value-type="float" office:value="2097151" calcext:value-type="float">
            <text:p>2097151</text:p>
          </table:table-cell>
          <table:table-cell table:formula="of:=[.C24]/(2^21)" office:value-type="float" office:value="0.999999523162842" calcext:value-type="float">
            <text:p>0.9999995232</text:p>
          </table:table-cell>
          <table:table-cell table:formula="of:=LOG([.D24];10)" office:value-type="float" office:value="-0.000000207087795947627" calcext:value-type="float">
            <text:p>-2.07087795947627E-007</text:p>
          </table:table-cell>
          <table:table-cell table:formula="of:=[.F23]+631305" office:value-type="float" office:value="67108851" calcext:value-type="float">
            <text:p>67108851</text:p>
          </table:table-cell>
          <table:table-cell table:formula="of:=[.F24]+4227858432" office:value-type="float" office:value="4294967283" calcext:value-type="float">
            <text:p>4294967283</text:p>
          </table:table-cell>
        </table:table-row>
      </table:table>
      <table:table table:name="Q4.23" table:style-name="ta1">
        <table:table-column table:style-name="co2" table:number-columns-repeated="5" table:default-cell-style-name="Default"/>
        <table:table-column table:style-name="co2" table:default-cell-style-name="ce11"/>
        <table:table-row table:style-name="ro1">
          <table:table-cell/>
          <table:table-cell table:style-name="ce4" office:value-type="string" calcext:value-type="string">
            <text:p>Fraction in Int</text:p>
          </table:table-cell>
          <table:table-cell table:style-name="ce4" office:value-type="string" calcext:value-type="string">
            <text:p>Fraction</text:p>
          </table:table-cell>
          <table:table-cell table:style-name="ce4" office:value-type="string" calcext:value-type="string">
            <text:p>Log(X) Actual</text:p>
          </table:table-cell>
          <table:table-cell table:style-name="ce5" office:value-type="string" calcext:value-type="string">
            <text:p>Actual</text:p>
          </table:table-cell>
          <table:table-cell table:style-name="ce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4" office:value-type="float" office:value="-16" calcext:value-type="float">
            <text:p>-16</text:p>
          </table:table-cell>
          <table:table-cell table:style-name="ce3" office:value-type="string" calcext:value-type="string">
            <text:p>13421772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^[.A3]" office:value-type="float" office:value="1" calcext:value-type="float">
            <text:p>1</text:p>
          </table:table-cell>
          <table:table-cell table:formula="of:=[.B3]/(2^23)" office:value-type="float" office:value="0.000000119209289550781" calcext:value-type="float">
            <text:p>1.19209289550781E-007</text:p>
          </table:table-cell>
          <table:table-cell table:formula="of:=LOG([.C3];10)" office:value-type="float" office:value="-6.92368990027157" calcext:value-type="float">
            <text:p>-6.9236899003</text:p>
          </table:table-cell>
          <table:table-cell office:value-type="float" office:value="210355336" calcext:value-type="float">
            <text:p>2103553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^[.A4]" office:value-type="float" office:value="2" calcext:value-type="float">
            <text:p>2</text:p>
          </table:table-cell>
          <table:table-cell table:formula="of:=[.B4]/(2^23)" office:value-type="float" office:value="0.000000238418579101562" calcext:value-type="float">
            <text:p>2.38418579101562E-007</text:p>
          </table:table-cell>
          <table:table-cell table:formula="of:=LOG([.C4];10)" office:value-type="float" office:value="-6.62265990460759" calcext:value-type="float">
            <text:p>-6.6226599046</text:p>
          </table:table-cell>
          <table:table-cell office:value-type="float" office:value="212880559" calcext:value-type="float">
            <text:p>212880559</text:p>
          </table:table-cell>
          <table:table-cell table:formula="of:=[.E4]-[.E3]" office:value-type="float" office:value="2525223" calcext:value-type="float">
            <text:p>25252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^[.A5]" office:value-type="float" office:value="4" calcext:value-type="float">
            <text:p>4</text:p>
          </table:table-cell>
          <table:table-cell table:formula="of:=[.B5]/(2^23)" office:value-type="float" office:value="0.000000476837158203125" calcext:value-type="float">
            <text:p>4.76837158203125E-007</text:p>
          </table:table-cell>
          <table:table-cell table:formula="of:=LOG([.C5];10)" office:value-type="float" office:value="-6.3216299089436" calcext:value-type="float">
            <text:p>-6.3216299089</text:p>
          </table:table-cell>
          <table:table-cell table:formula="of:=[.E4]+[.F4]" office:value-type="float" office:value="215405782" calcext:value-type="float">
            <text:p>215405782</text:p>
          </table:table-cell>
          <table:table-cell table:formula="of:=[.E5]-[.E4]" office:value-type="float" office:value="2525223" calcext:value-type="float">
            <text:p>25252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^[.A6]" office:value-type="float" office:value="8" calcext:value-type="float">
            <text:p>8</text:p>
          </table:table-cell>
          <table:table-cell table:formula="of:=[.B6]/(2^23)" office:value-type="float" office:value="0.00000095367431640625" calcext:value-type="float">
            <text:p>9.5367431640625E-007</text:p>
          </table:table-cell>
          <table:table-cell table:formula="of:=LOG([.C6];10)" office:value-type="float" office:value="-6.02059991327962" calcext:value-type="float">
            <text:p>-6.0205999133</text:p>
          </table:table-cell>
          <table:table-cell table:formula="of:=[.E5]+[.F5]" office:value-type="float" office:value="217931005" calcext:value-type="float">
            <text:p>217931005</text:p>
          </table:table-cell>
          <table:table-cell table:formula="of:=[.E6]-[.E5]" office:value-type="float" office:value="2525223" calcext:value-type="float">
            <text:p>25252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^[.A7]" office:value-type="float" office:value="16" calcext:value-type="float">
            <text:p>16</text:p>
          </table:table-cell>
          <table:table-cell table:formula="of:=[.B7]/(2^23)" office:value-type="float" office:value="0.0000019073486328125" calcext:value-type="float">
            <text:p>1.9073486328125E-006</text:p>
          </table:table-cell>
          <table:table-cell table:formula="of:=LOG([.C7];10)" office:value-type="float" office:value="-5.71956991761564" calcext:value-type="float">
            <text:p>-5.7195699176</text:p>
          </table:table-cell>
          <table:table-cell table:formula="of:=[.E6]+[.F6]" office:value-type="float" office:value="220456228" calcext:value-type="float">
            <text:p>220456228</text:p>
          </table:table-cell>
          <table:table-cell table:formula="of:=[.E7]-[.E6]" office:value-type="float" office:value="2525223" calcext:value-type="float">
            <text:p>25252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^[.A8]" office:value-type="float" office:value="32" calcext:value-type="float">
            <text:p>32</text:p>
          </table:table-cell>
          <table:table-cell table:formula="of:=[.B8]/(2^23)" office:value-type="float" office:value="0.000003814697265625" calcext:value-type="float">
            <text:p>3.814697265625E-006</text:p>
          </table:table-cell>
          <table:table-cell table:formula="of:=LOG([.C8];10)" office:value-type="float" office:value="-5.41853992195166" calcext:value-type="float">
            <text:p>-5.418539922</text:p>
          </table:table-cell>
          <table:table-cell table:formula="of:=[.E7]+[.F7]" office:value-type="float" office:value="222981451" calcext:value-type="float">
            <text:p>222981451</text:p>
          </table:table-cell>
          <table:table-cell table:formula="of:=[.E8]-[.E7]" office:value-type="float" office:value="2525223" calcext:value-type="float">
            <text:p>25252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^[.A9]" office:value-type="float" office:value="64" calcext:value-type="float">
            <text:p>64</text:p>
          </table:table-cell>
          <table:table-cell table:formula="of:=[.B9]/(2^23)" office:value-type="float" office:value="0.00000762939453125" calcext:value-type="float">
            <text:p>7.62939453125E-006</text:p>
          </table:table-cell>
          <table:table-cell table:formula="of:=LOG([.C9];10)" office:value-type="float" office:value="-5.11750992628768" calcext:value-type="float">
            <text:p>-5.1175099263</text:p>
          </table:table-cell>
          <table:table-cell table:formula="of:=[.E8]+[.F8]" office:value-type="float" office:value="225506674" calcext:value-type="float">
            <text:p>225506674</text:p>
          </table:table-cell>
          <table:table-cell table:formula="of:=[.E9]-[.E8]" office:value-type="float" office:value="2525223" calcext:value-type="float">
            <text:p>25252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^[.A10]" office:value-type="float" office:value="128" calcext:value-type="float">
            <text:p>128</text:p>
          </table:table-cell>
          <table:table-cell table:formula="of:=[.B10]/(2^23)" office:value-type="float" office:value="0.0000152587890625" calcext:value-type="float">
            <text:p>1.52587890625E-005</text:p>
          </table:table-cell>
          <table:table-cell table:formula="of:=LOG([.C10];10)" office:value-type="float" office:value="-4.8164799306237" calcext:value-type="float">
            <text:p>-4.8164799306</text:p>
          </table:table-cell>
          <table:table-cell table:formula="of:=[.E9]+[.F9]" office:value-type="float" office:value="228031897" calcext:value-type="float">
            <text:p>228031897</text:p>
          </table:table-cell>
          <table:table-cell table:formula="of:=[.E10]-[.E9]" office:value-type="float" office:value="2525223" calcext:value-type="float">
            <text:p>25252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^[.A11]" office:value-type="float" office:value="256" calcext:value-type="float">
            <text:p>256</text:p>
          </table:table-cell>
          <table:table-cell table:formula="of:=[.B11]/(2^23)" office:value-type="float" office:value="0.000030517578125" calcext:value-type="float">
            <text:p>3.0517578125E-005</text:p>
          </table:table-cell>
          <table:table-cell table:formula="of:=LOG([.C11];10)" office:value-type="float" office:value="-4.51544993495972" calcext:value-type="float">
            <text:p>-4.515449935</text:p>
          </table:table-cell>
          <table:table-cell table:formula="of:=[.E10]+[.F10]" office:value-type="float" office:value="230557120" calcext:value-type="float">
            <text:p>230557120</text:p>
          </table:table-cell>
          <table:table-cell table:formula="of:=[.E11]-[.E10]" office:value-type="float" office:value="2525223" calcext:value-type="float">
            <text:p>25252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^[.A12]" office:value-type="float" office:value="512" calcext:value-type="float">
            <text:p>512</text:p>
          </table:table-cell>
          <table:table-cell table:formula="of:=[.B12]/(2^23)" office:value-type="float" office:value="0.00006103515625" calcext:value-type="float">
            <text:p>6.103515625E-005</text:p>
          </table:table-cell>
          <table:table-cell table:formula="of:=LOG([.C12];10)" office:value-type="float" office:value="-4.21441993929574" calcext:value-type="float">
            <text:p>-4.2144199393</text:p>
          </table:table-cell>
          <table:table-cell table:formula="of:=[.E11]+[.F11]" office:value-type="float" office:value="233082343" calcext:value-type="float">
            <text:p>233082343</text:p>
          </table:table-cell>
          <table:table-cell table:formula="of:=[.E12]-[.E11]" office:value-type="float" office:value="2525223" calcext:value-type="float">
            <text:p>25252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^[.A13]" office:value-type="float" office:value="1024" calcext:value-type="float">
            <text:p>1024</text:p>
          </table:table-cell>
          <table:table-cell table:formula="of:=[.B13]/(2^23)" office:value-type="float" office:value="0.0001220703125" calcext:value-type="float">
            <text:p>0.0001220703</text:p>
          </table:table-cell>
          <table:table-cell table:formula="of:=LOG([.C13];10)" office:value-type="float" office:value="-3.91338994363175" calcext:value-type="float">
            <text:p>-3.9133899436</text:p>
          </table:table-cell>
          <table:table-cell table:formula="of:=[.E12]+[.F12]" office:value-type="float" office:value="235607566" calcext:value-type="float">
            <text:p>235607566</text:p>
          </table:table-cell>
          <table:table-cell table:formula="of:=[.E13]-[.E12]" office:value-type="float" office:value="2525223" calcext:value-type="float">
            <text:p>25252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^[.A14]" office:value-type="float" office:value="2048" calcext:value-type="float">
            <text:p>2048</text:p>
          </table:table-cell>
          <table:table-cell table:formula="of:=[.B14]/(2^23)" office:value-type="float" office:value="0.000244140625" calcext:value-type="float">
            <text:p>0.0002441406</text:p>
          </table:table-cell>
          <table:table-cell table:formula="of:=LOG([.C14];10)" office:value-type="float" office:value="-3.61235994796777" calcext:value-type="float">
            <text:p>-3.612359948</text:p>
          </table:table-cell>
          <table:table-cell table:formula="of:=[.E13]+[.F13]" office:value-type="float" office:value="238132789" calcext:value-type="float">
            <text:p>238132789</text:p>
          </table:table-cell>
          <table:table-cell table:formula="of:=[.E14]-[.E13]" office:value-type="float" office:value="2525223" calcext:value-type="float">
            <text:p>25252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^[.A15]" office:value-type="float" office:value="4096" calcext:value-type="float">
            <text:p>4096</text:p>
          </table:table-cell>
          <table:table-cell table:formula="of:=[.B15]/(2^23)" office:value-type="float" office:value="0.00048828125" calcext:value-type="float">
            <text:p>0.0004882813</text:p>
          </table:table-cell>
          <table:table-cell table:formula="of:=LOG([.C15];10)" office:value-type="float" office:value="-3.31132995230379" calcext:value-type="float">
            <text:p>-3.3113299523</text:p>
          </table:table-cell>
          <table:table-cell table:formula="of:=[.E14]+[.F14]" office:value-type="float" office:value="240658012" calcext:value-type="float">
            <text:p>240658012</text:p>
          </table:table-cell>
          <table:table-cell table:formula="of:=[.E15]-[.E14]" office:value-type="float" office:value="2525223" calcext:value-type="float">
            <text:p>25252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^[.A16]" office:value-type="float" office:value="8192" calcext:value-type="float">
            <text:p>8192</text:p>
          </table:table-cell>
          <table:table-cell table:formula="of:=[.B16]/(2^23)" office:value-type="float" office:value="0.0009765625" calcext:value-type="float">
            <text:p>0.0009765625</text:p>
          </table:table-cell>
          <table:table-cell table:formula="of:=LOG([.C16];10)" office:value-type="float" office:value="-3.01029995663981" calcext:value-type="float">
            <text:p>-3.0102999566</text:p>
          </table:table-cell>
          <table:table-cell table:formula="of:=[.E15]+[.F15]" office:value-type="float" office:value="243183235" calcext:value-type="float">
            <text:p>243183235</text:p>
          </table:table-cell>
          <table:table-cell table:formula="of:=[.E16]-[.E15]" office:value-type="float" office:value="2525223" calcext:value-type="float">
            <text:p>25252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^[.A17]" office:value-type="float" office:value="16384" calcext:value-type="float">
            <text:p>16384</text:p>
          </table:table-cell>
          <table:table-cell table:formula="of:=[.B17]/(2^23)" office:value-type="float" office:value="0.001953125" calcext:value-type="float">
            <text:p>0.001953125</text:p>
          </table:table-cell>
          <table:table-cell table:formula="of:=LOG([.C17];10)" office:value-type="float" office:value="-2.70926996097583" calcext:value-type="float">
            <text:p>-2.709269961</text:p>
          </table:table-cell>
          <table:table-cell table:formula="of:=[.E16]+[.F16]" office:value-type="float" office:value="245708458" calcext:value-type="float">
            <text:p>245708458</text:p>
          </table:table-cell>
          <table:table-cell table:formula="of:=[.E17]-[.E16]" office:value-type="float" office:value="2525223" calcext:value-type="float">
            <text:p>25252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^[.A18]" office:value-type="float" office:value="32768" calcext:value-type="float">
            <text:p>32768</text:p>
          </table:table-cell>
          <table:table-cell table:formula="of:=[.B18]/(2^23)" office:value-type="float" office:value="0.00390625" calcext:value-type="float">
            <text:p>0.00390625</text:p>
          </table:table-cell>
          <table:table-cell table:formula="of:=LOG([.C18];10)" office:value-type="float" office:value="-2.40823996531185" calcext:value-type="float">
            <text:p>-2.4082399653</text:p>
          </table:table-cell>
          <table:table-cell table:formula="of:=[.E17]+[.F17]" office:value-type="float" office:value="248233681" calcext:value-type="float">
            <text:p>248233681</text:p>
          </table:table-cell>
          <table:table-cell table:formula="of:=[.E18]-[.E17]" office:value-type="float" office:value="2525223" calcext:value-type="float">
            <text:p>25252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^[.A19]" office:value-type="float" office:value="65536" calcext:value-type="float">
            <text:p>65536</text:p>
          </table:table-cell>
          <table:table-cell table:formula="of:=[.B19]/(2^23)" office:value-type="float" office:value="0.0078125" calcext:value-type="float">
            <text:p>0.0078125</text:p>
          </table:table-cell>
          <table:table-cell table:formula="of:=LOG([.C19];10)" office:value-type="float" office:value="-2.10720996964787" calcext:value-type="float">
            <text:p>-2.1072099696</text:p>
          </table:table-cell>
          <table:table-cell table:formula="of:=[.E18]+[.F18]" office:value-type="float" office:value="250758904" calcext:value-type="float">
            <text:p>250758904</text:p>
          </table:table-cell>
          <table:table-cell table:formula="of:=[.E19]-[.E18]" office:value-type="float" office:value="2525223" calcext:value-type="float">
            <text:p>25252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^[.A20]" office:value-type="float" office:value="131072" calcext:value-type="float">
            <text:p>131072</text:p>
          </table:table-cell>
          <table:table-cell table:formula="of:=[.B20]/(2^23)" office:value-type="float" office:value="0.015625" calcext:value-type="float">
            <text:p>0.015625</text:p>
          </table:table-cell>
          <table:table-cell table:formula="of:=LOG([.C20];10)" office:value-type="float" office:value="-1.80617997398389" calcext:value-type="float">
            <text:p>-1.806179974</text:p>
          </table:table-cell>
          <table:table-cell table:formula="of:=[.E19]+[.F19]" office:value-type="float" office:value="253284127" calcext:value-type="float">
            <text:p>253284127</text:p>
          </table:table-cell>
          <table:table-cell table:formula="of:=[.E20]-[.E19]" office:value-type="float" office:value="2525223" calcext:value-type="float">
            <text:p>25252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^[.A21]" office:value-type="float" office:value="262144" calcext:value-type="float">
            <text:p>262144</text:p>
          </table:table-cell>
          <table:table-cell table:formula="of:=[.B21]/(2^23)" office:value-type="float" office:value="0.03125" calcext:value-type="float">
            <text:p>0.03125</text:p>
          </table:table-cell>
          <table:table-cell table:formula="of:=LOG([.C21];10)" office:value-type="float" office:value="-1.50514997831991" calcext:value-type="float">
            <text:p>-1.5051499783</text:p>
          </table:table-cell>
          <table:table-cell table:formula="of:=[.E20]+[.F20]" office:value-type="float" office:value="255809350" calcext:value-type="float">
            <text:p>255809350</text:p>
          </table:table-cell>
          <table:table-cell table:formula="of:=[.E21]-[.E20]" office:value-type="float" office:value="2525223" calcext:value-type="float">
            <text:p>25252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2^[.A22]" office:value-type="float" office:value="524288" calcext:value-type="float">
            <text:p>524288</text:p>
          </table:table-cell>
          <table:table-cell table:formula="of:=[.B22]/(2^23)" office:value-type="float" office:value="0.0625" calcext:value-type="float">
            <text:p>0.0625</text:p>
          </table:table-cell>
          <table:table-cell table:formula="of:=LOG([.C22];10)" office:value-type="float" office:value="-1.20411998265592" calcext:value-type="float">
            <text:p>-1.2041199827</text:p>
          </table:table-cell>
          <table:table-cell table:formula="of:=[.E21]+[.F21]" office:value-type="float" office:value="258334573" calcext:value-type="float">
            <text:p>258334573</text:p>
          </table:table-cell>
          <table:table-cell table:formula="of:=[.E22]-[.E21]" office:value-type="float" office:value="2525223" calcext:value-type="float">
            <text:p>25252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^[.A23]" office:value-type="float" office:value="1048576" calcext:value-type="float">
            <text:p>1048576</text:p>
          </table:table-cell>
          <table:table-cell table:formula="of:=[.B23]/(2^23)" office:value-type="float" office:value="0.125" calcext:value-type="float">
            <text:p>0.125</text:p>
          </table:table-cell>
          <table:table-cell table:formula="of:=LOG([.C23];10)" office:value-type="float" office:value="-0.903089986991943" calcext:value-type="float">
            <text:p>-0.903089987</text:p>
          </table:table-cell>
          <table:table-cell table:formula="of:=[.E22]+[.F22]" office:value-type="float" office:value="260859796" calcext:value-type="float">
            <text:p>260859796</text:p>
          </table:table-cell>
          <table:table-cell table:formula="of:=[.E23]-[.E22]" office:value-type="float" office:value="2525223" calcext:value-type="float">
            <text:p>25252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2^[.A24]-1" office:value-type="float" office:value="2097151" calcext:value-type="float">
            <text:p>2097151</text:p>
          </table:table-cell>
          <table:table-cell table:formula="of:=[.B24]/(2^23)" office:value-type="float" office:value="0.24999988079071" calcext:value-type="float">
            <text:p>0.2499998808</text:p>
          </table:table-cell>
          <table:table-cell table:formula="of:=LOG([.C24];10)" office:value-type="float" office:value="-0.602060198415758" calcext:value-type="float">
            <text:p>-0.6020601984</text:p>
          </table:table-cell>
          <table:table-cell table:formula="of:=[.E23]+[.F23]" office:value-type="float" office:value="263385019" calcext:value-type="float">
            <text:p>263385019</text:p>
          </table:table-cell>
          <table:table-cell table:formula="of:=[.E24]-[.E23]" office:value-type="float" office:value="2525223" calcext:value-type="float">
            <text:p>25252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2^[.A25]-1" office:value-type="float" office:value="4194303" calcext:value-type="float">
            <text:p>4194303</text:p>
          </table:table-cell>
          <table:table-cell table:formula="of:=[.B25]/(2^23)" office:value-type="float" office:value="0.49999988079071" calcext:value-type="float">
            <text:p>0.4999998808</text:p>
          </table:table-cell>
          <table:table-cell table:formula="of:=LOG([.C25];10)" office:value-type="float" office:value="-0.301030099207867" calcext:value-type="float">
            <text:p>-0.3010300992</text:p>
          </table:table-cell>
          <table:table-cell table:formula="of:=[.E24]+[.F24]" office:value-type="float" office:value="265910242" calcext:value-type="float">
            <text:p>265910242</text:p>
          </table:table-cell>
          <table:table-cell table:formula="of:=[.E25]-[.E24]" office:value-type="float" office:value="2525223" calcext:value-type="float">
            <text:p>25252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2^[.A26]-1" office:value-type="float" office:value="8388607" calcext:value-type="float">
            <text:p>8388607</text:p>
          </table:table-cell>
          <table:table-cell table:formula="of:=[.B26]/(2^23)" office:value-type="float" office:value="0.99999988079071" calcext:value-type="float">
            <text:p>0.9999998808</text:p>
          </table:table-cell>
          <table:table-cell table:formula="of:=LOG([.C26];10)" office:value-type="float" office:value="-0.0000000517719397293594" calcext:value-type="float">
            <text:p>-5.17719397293594E-008</text:p>
          </table:table-cell>
          <table:table-cell table:formula="of:=[.E25]+[.F25]" office:value-type="float" office:value="268435465" calcext:value-type="float">
            <text:p>268435465</text:p>
          </table:table-cell>
          <table:table-cell table:formula="of:=[.E26]-[.E25]" office:value-type="float" office:value="2525223" calcext:value-type="float">
            <text:p>25252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2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00-00-00</text:date>, <text:time style:data-style-name="N2" text:time-value="16:14:23.0024310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15:29:00.405721750</meta:creation-date>
    <dc:date>2015-09-30T16:07:03.666963746</dc:date>
    <meta:editing-duration>P2DT20H18M50S</meta:editing-duration>
    <meta:editing-cycles>53</meta:editing-cycles>
    <meta:generator>LibreOffice/4.2.8.2$Linux_X86_64 LibreOffice_project/420m0$Build-2</meta:generator>
    <meta:document-statistic meta:table-count="8" meta:cell-count="9216" meta:object-count="0"/>
  </office:meta>
</office:document-meta>
</file>